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4in"/>
    </style:style>
    <style:style style:name="co2" style:family="table-column">
      <style:table-column-properties fo:break-before="auto" style:column-width="0.8756in"/>
    </style:style>
    <style:style style:name="co3" style:family="table-column">
      <style:table-column-properties fo:break-before="auto" style:column-width="1.3236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okemon</text:p>
          </table:table-cell>
          <table:table-cell office:value-type="string">
            <text:p>time (GMT)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float" office:value="7.81605131259306E+017">
            <text:p>781605131259306000</text:p>
          </table:table-cell>
          <table:table-cell office:value-type="string">
            <text:p>Flareon</text:p>
          </table:table-cell>
          <table:table-cell office:value-type="string">
            <text:p>09/29/16 09:22 PM</text:p>
          </table:table-cell>
          <table:table-cell office:value-type="float" office:value="34.0904360582">
            <text:p>34.0904360582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7.81603086305366E+017">
            <text:p>781603086305366000</text:p>
          </table:table-cell>
          <table:table-cell office:value-type="string">
            <text:p>Chansey</text:p>
          </table:table-cell>
          <table:table-cell office:value-type="string">
            <text:p>09/29/16 09:14 PM</text:p>
          </table:table-cell>
          <table:table-cell office:value-type="float" office:value="34.069534634">
            <text:p>34.069534634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7.81602601884262E+017">
            <text:p>781602601884262000</text:p>
          </table:table-cell>
          <table:table-cell office:value-type="string">
            <text:p>Raichu</text:p>
          </table:table-cell>
          <table:table-cell office:value-type="string">
            <text:p>09/29/16 09:12 PM</text:p>
          </table:table-cell>
          <table:table-cell office:value-type="float" office:value="34.1191583412">
            <text:p>34.1191583412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7.81602429145973E+017">
            <text:p>781602429145973000</text:p>
          </table:table-cell>
          <table:table-cell office:value-type="string">
            <text:p>Kabutops</text:p>
          </table:table-cell>
          <table:table-cell office:value-type="string">
            <text:p>09/29/16 09:11 PM</text:p>
          </table:table-cell>
          <table:table-cell office:value-type="float" office:value="34.1262894662">
            <text:p>34.1262894662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7.81602094952305E+017">
            <text:p>781602094952305000</text:p>
          </table:table-cell>
          <table:table-cell office:value-type="string">
            <text:p>Nidoqueen</text:p>
          </table:table-cell>
          <table:table-cell office:value-type="string">
            <text:p>09/29/16 09:10 PM</text:p>
          </table:table-cell>
          <table:table-cell office:value-type="float" office:value="34.1161091182">
            <text:p>34.1161091182</text:p>
          </table:table-cell>
          <table:table-cell office:value-type="float" office:value="-118.137457646">
            <text:p>-118.137457646</text:p>
          </table:table-cell>
        </table:table-row>
        <table:table-row table:style-name="ro2">
          <table:table-cell office:value-type="float" office:value="7.81598997005775E+017">
            <text:p>781598997005775000</text:p>
          </table:table-cell>
          <table:table-cell office:value-type="string">
            <text:p>Nidoqueen</text:p>
          </table:table-cell>
          <table:table-cell office:value-type="string">
            <text:p>09/29/16 08:58 PM</text:p>
          </table:table-cell>
          <table:table-cell office:value-type="float" office:value="34.1199546896">
            <text:p>34.1199546896</text:p>
          </table:table-cell>
          <table:table-cell office:value-type="float" office:value="-118.0942076007">
            <text:p>-118.0942076007</text:p>
          </table:table-cell>
        </table:table-row>
        <table:table-row table:style-name="ro2">
          <table:table-cell office:value-type="float" office:value="7.81598019556774E+017">
            <text:p>781598019556774000</text:p>
          </table:table-cell>
          <table:table-cell office:value-type="string">
            <text:p>Electrode</text:p>
          </table:table-cell>
          <table:table-cell office:value-type="string">
            <text:p>09/29/16 08:54 PM</text:p>
          </table:table-cell>
          <table:table-cell office:value-type="float" office:value="34.0884310749">
            <text:p>34.0884310749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7.8159731284591E+017">
            <text:p>781597312845910000</text:p>
          </table:table-cell>
          <table:table-cell office:value-type="string">
            <text:p>Snorlax</text:p>
          </table:table-cell>
          <table:table-cell office:value-type="string">
            <text:p>09/29/16 08:51 PM</text:p>
          </table:table-cell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81596074683216E+017">
            <text:p>781596074683216000</text:p>
          </table:table-cell>
          <table:table-cell office:value-type="string">
            <text:p>Dratini</text:p>
          </table:table-cell>
          <table:table-cell office:value-type="string">
            <text:p>09/29/16 08:46 PM</text:p>
          </table:table-cell>
          <table:table-cell office:value-type="float" office:value="34.0851457263">
            <text:p>34.0851457263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81595299538047E+017">
            <text:p>781595299538047000</text:p>
          </table:table-cell>
          <table:table-cell office:value-type="string">
            <text:p>Chansey</text:p>
          </table:table-cell>
          <table:table-cell office:value-type="string">
            <text:p>09/29/16 08:43 PM</text:p>
          </table:table-cell>
          <table:table-cell office:value-type="float" office:value="34.1196600968">
            <text:p>34.1196600968</text:p>
          </table:table-cell>
          <table:table-cell office:value-type="float" office:value="-118.1344405486">
            <text:p>-118.1344405486</text:p>
          </table:table-cell>
        </table:table-row>
        <table:table-row table:style-name="ro2">
          <table:table-cell office:value-type="float" office:value="7.81593656457175E+017">
            <text:p>781593656457175000</text:p>
          </table:table-cell>
          <table:table-cell office:value-type="string">
            <text:p>Clefable</text:p>
          </table:table-cell>
          <table:table-cell office:value-type="string">
            <text:p>09/29/16 08:37 PM</text:p>
          </table:table-cell>
          <table:table-cell office:value-type="float" office:value="34.1207558805">
            <text:p>34.1207558805</text:p>
          </table:table-cell>
          <table:table-cell office:value-type="float" office:value="-118.1461429377">
            <text:p>-118.1461429377</text:p>
          </table:table-cell>
        </table:table-row>
        <table:table-row table:style-name="ro2">
          <table:table-cell office:value-type="float" office:value="7.81593537351528E+017">
            <text:p>781593537351528000</text:p>
          </table:table-cell>
          <table:table-cell office:value-type="string">
            <text:p>Electrode</text:p>
          </table:table-cell>
          <table:table-cell office:value-type="string">
            <text:p>09/29/16 08:36 PM</text:p>
          </table:table-cell>
          <table:table-cell office:value-type="float" office:value="34.0944846743">
            <text:p>34.0944846743</text:p>
          </table:table-cell>
          <table:table-cell office:value-type="float" office:value="-118.1068271125">
            <text:p>-118.1068271125</text:p>
          </table:table-cell>
        </table:table-row>
        <table:table-row table:style-name="ro2">
          <table:table-cell office:value-type="float" office:value="7.81593331121861E+017">
            <text:p>781593331121861000</text:p>
          </table:table-cell>
          <table:table-cell office:value-type="string">
            <text:p>Snorlax</text:p>
          </table:table-cell>
          <table:table-cell office:value-type="string">
            <text:p>09/29/16 08:35 PM</text:p>
          </table:table-cell>
          <table:table-cell office:value-type="float" office:value="34.1183415252">
            <text:p>34.1183415252</text:p>
          </table:table-cell>
          <table:table-cell office:value-type="float" office:value="-118.1452287169">
            <text:p>-118.1452287169</text:p>
          </table:table-cell>
        </table:table-row>
        <table:table-row table:style-name="ro2">
          <table:table-cell office:value-type="float" office:value="7.81592602944475E+017">
            <text:p>781592602944475000</text:p>
          </table:table-cell>
          <table:table-cell office:value-type="string">
            <text:p>Weezing</text:p>
          </table:table-cell>
          <table:table-cell office:value-type="string">
            <text:p>09/29/16 08:32 PM</text:p>
          </table:table-cell>
          <table:table-cell office:value-type="float" office:value="34.0814899011">
            <text:p>34.0814899011</text:p>
          </table:table-cell>
          <table:table-cell office:value-type="float" office:value="-118.1178912981">
            <text:p>-118.1178912981</text:p>
          </table:table-cell>
        </table:table-row>
        <table:table-row table:style-name="ro2">
          <table:table-cell office:value-type="float" office:value="7.81589606953197E+017">
            <text:p>781589606953197000</text:p>
          </table:table-cell>
          <table:table-cell office:value-type="string">
            <text:p>Charmeleon</text:p>
          </table:table-cell>
          <table:table-cell office:value-type="string">
            <text:p>09/29/16 08:20 PM</text:p>
          </table:table-cell>
          <table:table-cell office:value-type="float" office:value="34.1095300317">
            <text:p>34.1095300317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7.81588859012256E+017">
            <text:p>781588859012256000</text:p>
          </table:table-cell>
          <table:table-cell office:value-type="string">
            <text:p>Dratini</text:p>
          </table:table-cell>
          <table:table-cell office:value-type="string">
            <text:p>09/29/16 08:17 PM</text:p>
          </table:table-cell>
          <table:table-cell office:value-type="float" office:value="34.090123484">
            <text:p>34.090123484</text:p>
          </table:table-cell>
          <table:table-cell office:value-type="float" office:value="-118.1108505337">
            <text:p>-118.1108505337</text:p>
          </table:table-cell>
        </table:table-row>
        <table:table-row table:style-name="ro2">
          <table:table-cell office:value-type="float" office:value="7.81586750154035E+017">
            <text:p>781586750154035000</text:p>
          </table:table-cell>
          <table:table-cell office:value-type="string">
            <text:p>Tentacruel</text:p>
          </table:table-cell>
          <table:table-cell office:value-type="string">
            <text:p>09/29/16 08:09 PM</text:p>
          </table:table-cell>
          <table:table-cell office:value-type="float" office:value="34.0794711003">
            <text:p>34.0794711003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7.81586670042743E+017">
            <text:p>781586670042743000</text:p>
          </table:table-cell>
          <table:table-cell office:value-type="string">
            <text:p>Raichu</text:p>
          </table:table-cell>
          <table:table-cell office:value-type="string">
            <text:p>09/29/16 08:09 PM</text:p>
          </table:table-cell>
          <table:table-cell office:value-type="float" office:value="34.1210244302">
            <text:p>34.1210244302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81585082423194E+017">
            <text:p>781585082423194000</text:p>
          </table:table-cell>
          <table:table-cell office:value-type="string">
            <text:p>Raichu</text:p>
          </table:table-cell>
          <table:table-cell office:value-type="string">
            <text:p>09/29/16 08:02 PM</text:p>
          </table:table-cell>
          <table:table-cell office:value-type="float" office:value="34.1151571284">
            <text:p>34.1151571284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7.81581700149031E+017">
            <text:p>781581700149031000</text:p>
          </table:table-cell>
          <table:table-cell office:value-type="string">
            <text:p>Flareon</text:p>
          </table:table-cell>
          <table:table-cell office:value-type="string">
            <text:p>09/29/16 07:49 PM</text:p>
          </table:table-cell>
          <table:table-cell office:value-type="float" office:value="34.1148407617">
            <text:p>34.1148407617</text:p>
          </table:table-cell>
          <table:table-cell office:value-type="float" office:value="-118.0841479191">
            <text:p>-118.0841479191</text:p>
          </table:table-cell>
        </table:table-row>
        <table:table-row table:style-name="ro2">
          <table:table-cell office:value-type="float" office:value="7.81580362518442E+017">
            <text:p>781580362518442000</text:p>
          </table:table-cell>
          <table:table-cell office:value-type="string">
            <text:p>Lickitung</text:p>
          </table:table-cell>
          <table:table-cell office:value-type="string">
            <text:p>09/29/16 07:44 PM</text:p>
          </table:table-cell>
          <table:table-cell office:value-type="float" office:value="34.1227730646">
            <text:p>34.1227730646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7.81579940017742E+017">
            <text:p>781579940017742000</text:p>
          </table:table-cell>
          <table:table-cell office:value-type="string">
            <text:p>Flareon</text:p>
          </table:table-cell>
          <table:table-cell office:value-type="string">
            <text:p>09/29/16 07:42 PM</text:p>
          </table:table-cell>
          <table:table-cell office:value-type="float" office:value="34.1233640679">
            <text:p>34.1233640679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7.8157784683783E+017">
            <text:p>781577846837830000</text:p>
          </table:table-cell>
          <table:table-cell office:value-type="string">
            <text:p>Alakazam</text:p>
          </table:table-cell>
          <table:table-cell office:value-type="string">
            <text:p>09/29/16 07:34 PM</text:p>
          </table:table-cell>
          <table:table-cell office:value-type="float" office:value="34.0963854707">
            <text:p>34.0963854707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7.8157662491963E+017">
            <text:p>781576624919630000</text:p>
          </table:table-cell>
          <table:table-cell office:value-type="string">
            <text:p>Jolteon</text:p>
          </table:table-cell>
          <table:table-cell office:value-type="string">
            <text:p>09/29/16 07:29 PM</text:p>
          </table:table-cell>
          <table:table-cell office:value-type="float" office:value="34.0708758583">
            <text:p>34.0708758583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7.81576273470423E+017">
            <text:p>781576273470423000</text:p>
          </table:table-cell>
          <table:table-cell office:value-type="string">
            <text:p>Charizard</text:p>
          </table:table-cell>
          <table:table-cell office:value-type="string">
            <text:p>09/29/16 07:27 PM</text:p>
          </table:table-cell>
          <table:table-cell office:value-type="float" office:value="34.1045101706">
            <text:p>34.1045101706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7.81576105253675E+017">
            <text:p>781576105253675000</text:p>
          </table:table-cell>
          <table:table-cell office:value-type="string">
            <text:p>Charmeleon</text:p>
          </table:table-cell>
          <table:table-cell office:value-type="string">
            <text:p>09/29/16 07:27 PM</text:p>
          </table:table-cell>
          <table:table-cell office:value-type="float" office:value="34.0695351754">
            <text:p>34.0695351754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81575874499928E+017">
            <text:p>781575874499928000</text:p>
          </table:table-cell>
          <table:table-cell office:value-type="string">
            <text:p>Dragonair</text:p>
          </table:table-cell>
          <table:table-cell office:value-type="string">
            <text:p>09/29/16 07:26 PM</text:p>
          </table:table-cell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81573545532985E+017">
            <text:p>781573545532985000</text:p>
          </table:table-cell>
          <table:table-cell office:value-type="string">
            <text:p>Chansey</text:p>
          </table:table-cell>
          <table:table-cell office:value-type="string">
            <text:p>09/29/16 07:17 PM</text:p>
          </table:table-cell>
          <table:table-cell office:value-type="float" office:value="34.118010096">
            <text:p>34.118010096</text:p>
          </table:table-cell>
          <table:table-cell office:value-type="float" office:value="-118.1327034082">
            <text:p>-118.1327034082</text:p>
          </table:table-cell>
        </table:table-row>
        <table:table-row table:style-name="ro2">
          <table:table-cell office:value-type="float" office:value="7.81573074831278E+017">
            <text:p>781573074831278000</text:p>
          </table:table-cell>
          <table:table-cell office:value-type="string">
            <text:p>Charmeleon</text:p>
          </table:table-cell>
          <table:table-cell office:value-type="string">
            <text:p>09/29/16 07:15 PM</text:p>
          </table:table-cell>
          <table:table-cell office:value-type="float" office:value="34.073156145">
            <text:p>34.073156145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81570861765579E+017">
            <text:p>781570861765579000</text:p>
          </table:table-cell>
          <table:table-cell office:value-type="string">
            <text:p>Chansey</text:p>
          </table:table-cell>
          <table:table-cell office:value-type="string">
            <text:p>09/29/16 07:06 PM</text:p>
          </table:table-cell>
          <table:table-cell office:value-type="float" office:value="34.0706411682">
            <text:p>34.0706411682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7.81568668798849E+017">
            <text:p>781568668798849000</text:p>
          </table:table-cell>
          <table:table-cell office:value-type="string">
            <text:p>Charmeleon</text:p>
          </table:table-cell>
          <table:table-cell office:value-type="string">
            <text:p>09/29/16 06:57 PM</text:p>
          </table:table-cell>
          <table:table-cell office:value-type="float" office:value="34.0689010289">
            <text:p>34.0689010289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7.8156851630651E+017">
            <text:p>781568516306510000</text:p>
          </table:table-cell>
          <table:table-cell office:value-type="string">
            <text:p>Tangela</text:p>
          </table:table-cell>
          <table:table-cell office:value-type="string">
            <text:p>09/29/16 06:57 P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81567420133552E+017">
            <text:p>781567420133552000</text:p>
          </table:table-cell>
          <table:table-cell office:value-type="string">
            <text:p>Snorlax</text:p>
          </table:table-cell>
          <table:table-cell office:value-type="string">
            <text:p>09/29/16 06:52 PM</text:p>
          </table:table-cell>
          <table:table-cell office:value-type="float" office:value="34.0990108535">
            <text:p>34.0990108535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7.81563766215369E+017">
            <text:p>781563766215369000</text:p>
          </table:table-cell>
          <table:table-cell office:value-type="string">
            <text:p>Raichu</text:p>
          </table:table-cell>
          <table:table-cell office:value-type="string">
            <text:p>09/29/16 06:38 PM</text:p>
          </table:table-cell>
          <table:table-cell office:value-type="float" office:value="34.1138178246">
            <text:p>34.1138178246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81561721823466E+017">
            <text:p>781561721823466000</text:p>
          </table:table-cell>
          <table:table-cell office:value-type="string">
            <text:p>Raichu</text:p>
          </table:table-cell>
          <table:table-cell office:value-type="string">
            <text:p>09/29/16 06:30 PM</text:p>
          </table:table-cell>
          <table:table-cell office:value-type="float" office:value="34.1310542392">
            <text:p>34.1310542392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7.81559892901376E+017">
            <text:p>781559892901376000</text:p>
          </table:table-cell>
          <table:table-cell office:value-type="string">
            <text:p>Chansey</text:p>
          </table:table-cell>
          <table:table-cell office:value-type="string">
            <text:p>09/29/16 06:22 PM</text:p>
          </table:table-cell>
          <table:table-cell office:value-type="float" office:value="34.0806875471">
            <text:p>34.0806875471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7.81559528202473E+017">
            <text:p>781559528202473000</text:p>
          </table:table-cell>
          <table:table-cell office:value-type="string">
            <text:p>Jolteon</text:p>
          </table:table-cell>
          <table:table-cell office:value-type="string">
            <text:p>09/29/16 06:21 PM</text:p>
          </table:table-cell>
          <table:table-cell office:value-type="float" office:value="34.070299628">
            <text:p>34.070299628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7.81558536849363E+017">
            <text:p>781558536849363000</text:p>
          </table:table-cell>
          <table:table-cell office:value-type="string">
            <text:p>Vileplume</text:p>
          </table:table-cell>
          <table:table-cell office:value-type="string">
            <text:p>09/29/16 06:17 PM</text:p>
          </table:table-cell>
          <table:table-cell office:value-type="float" office:value="34.1065327509">
            <text:p>34.1065327509</text:p>
          </table:table-cell>
          <table:table-cell office:value-type="float" office:value="-118.1076500925">
            <text:p>-118.1076500925</text:p>
          </table:table-cell>
        </table:table-row>
        <table:table-row table:style-name="ro2">
          <table:table-cell office:value-type="float" office:value="7.81558110221509E+017">
            <text:p>781558110221509000</text:p>
          </table:table-cell>
          <table:table-cell office:value-type="string">
            <text:p>Aerodactyl</text:p>
          </table:table-cell>
          <table:table-cell office:value-type="string">
            <text:p>09/29/16 06:15 PM</text:p>
          </table:table-cell>
          <table:table-cell office:value-type="float" office:value="34.0646570646">
            <text:p>34.064657064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81555139182145E+017">
            <text:p>781555139182145000</text:p>
          </table:table-cell>
          <table:table-cell office:value-type="string">
            <text:p>Golem</text:p>
          </table:table-cell>
          <table:table-cell office:value-type="string">
            <text:p>09/29/16 06:04 PM</text:p>
          </table:table-cell>
          <table:table-cell office:value-type="float" office:value="34.0845721089">
            <text:p>34.084572108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1549296407552E+017">
            <text:p>781549296407552000</text:p>
          </table:table-cell>
          <table:table-cell office:value-type="string">
            <text:p>Seaking</text:p>
          </table:table-cell>
          <table:table-cell office:value-type="string">
            <text:p>09/29/16 05:40 PM</text:p>
          </table:table-cell>
          <table:table-cell office:value-type="float" office:value="34.0752889207">
            <text:p>34.0752889207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7.81548674253849E+017">
            <text:p>781548674253849000</text:p>
          </table:table-cell>
          <table:table-cell office:value-type="string">
            <text:p>Seaking</text:p>
          </table:table-cell>
          <table:table-cell office:value-type="string">
            <text:p>09/29/16 05:38 PM</text:p>
          </table:table-cell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81548572571337E+017">
            <text:p>781548572571337000</text:p>
          </table:table-cell>
          <table:table-cell office:value-type="string">
            <text:p>Ninetales</text:p>
          </table:table-cell>
          <table:table-cell office:value-type="string">
            <text:p>09/29/16 05:37 PM</text:p>
          </table:table-cell>
          <table:table-cell office:value-type="float" office:value="34.1013127469">
            <text:p>34.1013127469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7.81547983917592E+017">
            <text:p>781547983917592000</text:p>
          </table:table-cell>
          <table:table-cell office:value-type="string">
            <text:p>Charmeleon</text:p>
          </table:table-cell>
          <table:table-cell office:value-type="string">
            <text:p>09/29/16 05:35 PM</text:p>
          </table:table-cell>
          <table:table-cell office:value-type="float" office:value="34.0980438332">
            <text:p>34.0980438332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7.81547856368853E+017">
            <text:p>781547856368853000</text:p>
          </table:table-cell>
          <table:table-cell office:value-type="string">
            <text:p>Machamp</text:p>
          </table:table-cell>
          <table:table-cell office:value-type="string">
            <text:p>09/29/16 05:35 PM</text:p>
          </table:table-cell>
          <table:table-cell office:value-type="float" office:value="34.0939855889">
            <text:p>34.0939855889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81547065822241E+017">
            <text:p>781547065822241000</text:p>
          </table:table-cell>
          <table:table-cell office:value-type="string">
            <text:p>Nidoking</text:p>
          </table:table-cell>
          <table:table-cell office:value-type="string">
            <text:p>09/29/16 05:31 PM</text:p>
          </table:table-cell>
          <table:table-cell office:value-type="float" office:value="34.124294949">
            <text:p>34.124294949</text:p>
          </table:table-cell>
          <table:table-cell office:value-type="float" office:value="-118.1428517203">
            <text:p>-118.1428517203</text:p>
          </table:table-cell>
        </table:table-row>
        <table:table-row table:style-name="ro2">
          <table:table-cell office:value-type="float" office:value="7.81546219730448E+017">
            <text:p>781546219730448000</text:p>
          </table:table-cell>
          <table:table-cell office:value-type="string">
            <text:p>Jolteon</text:p>
          </table:table-cell>
          <table:table-cell office:value-type="string">
            <text:p>09/29/16 05:28 PM</text:p>
          </table:table-cell>
          <table:table-cell office:value-type="float" office:value="34.0953913435">
            <text:p>34.0953913435</text:p>
          </table:table-cell>
          <table:table-cell office:value-type="float" office:value="-118.093476007">
            <text:p>-118.093476007</text:p>
          </table:table-cell>
        </table:table-row>
        <table:table-row table:style-name="ro2">
          <table:table-cell office:value-type="float" office:value="7.81545538378342E+017">
            <text:p>781545538378342000</text:p>
          </table:table-cell>
          <table:table-cell office:value-type="string">
            <text:p>Jolteon</text:p>
          </table:table-cell>
          <table:table-cell office:value-type="string">
            <text:p>09/29/16 05:25 PM</text:p>
          </table:table-cell>
          <table:table-cell office:value-type="float" office:value="34.0866636238">
            <text:p>34.0866636238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81545419377512E+017">
            <text:p>781545419377512000</text:p>
          </table:table-cell>
          <table:table-cell office:value-type="string">
            <text:p>Flareon</text:p>
          </table:table-cell>
          <table:table-cell office:value-type="string">
            <text:p>09/29/16 05:25 PM</text:p>
          </table:table-cell>
          <table:table-cell office:value-type="float" office:value="34.116442434">
            <text:p>34.116442434</text:p>
          </table:table-cell>
          <table:table-cell office:value-type="float" office:value="-118.1383719077">
            <text:p>-118.1383719077</text:p>
          </table:table-cell>
        </table:table-row>
        <table:table-row table:style-name="ro2">
          <table:table-cell office:value-type="float" office:value="7.81544472932856E+017">
            <text:p>781544472932856000</text:p>
          </table:table-cell>
          <table:table-cell office:value-type="string">
            <text:p>Flareon</text:p>
          </table:table-cell>
          <table:table-cell office:value-type="string">
            <text:p>09/29/16 05:21 PM</text:p>
          </table:table-cell>
          <table:table-cell office:value-type="float" office:value="34.0972926415">
            <text:p>34.097292641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7.81543908341719E+017">
            <text:p>781543908341719000</text:p>
          </table:table-cell>
          <table:table-cell office:value-type="string">
            <text:p>Electabuzz</text:p>
          </table:table-cell>
          <table:table-cell office:value-type="string">
            <text:p>09/29/16 05:19 PM</text:p>
          </table:table-cell>
          <table:table-cell office:value-type="float" office:value="34.1251876729">
            <text:p>34.1251876729</text:p>
          </table:table-cell>
          <table:table-cell office:value-type="float" office:value="-118.1186227898">
            <text:p>-118.1186227898</text:p>
          </table:table-cell>
        </table:table-row>
        <table:table-row table:style-name="ro2">
          <table:table-cell office:value-type="float" office:value="7.81543053441966E+017">
            <text:p>781543053441966000</text:p>
          </table:table-cell>
          <table:table-cell office:value-type="string">
            <text:p>Chansey</text:p>
          </table:table-cell>
          <table:table-cell office:value-type="string">
            <text:p>09/29/16 05:15 PM</text:p>
          </table:table-cell>
          <table:table-cell office:value-type="float" office:value="34.103201445">
            <text:p>34.103201445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7.81539657762808E+017">
            <text:p>781539657762808000</text:p>
          </table:table-cell>
          <table:table-cell office:value-type="string">
            <text:p>Golem</text:p>
          </table:table-cell>
          <table:table-cell office:value-type="string">
            <text:p>09/29/16 05:02 PM</text:p>
          </table:table-cell>
          <table:table-cell office:value-type="float" office:value="34.087702568">
            <text:p>34.087702568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7.81539321694134E+017">
            <text:p>781539321694134000</text:p>
          </table:table-cell>
          <table:table-cell office:value-type="string">
            <text:p>Flareon</text:p>
          </table:table-cell>
          <table:table-cell office:value-type="string">
            <text:p>09/29/16 05:01 PM</text:p>
          </table:table-cell>
          <table:table-cell office:value-type="float" office:value="34.1050759837">
            <text:p>34.1050759837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7.81538183246864E+017">
            <text:p>781538183246864000</text:p>
          </table:table-cell>
          <table:table-cell office:value-type="string">
            <text:p>Electabuzz</text:p>
          </table:table-cell>
          <table:table-cell office:value-type="string">
            <text:p>09/29/16 04:56 PM</text:p>
          </table:table-cell>
          <table:table-cell office:value-type="float" office:value="34.1199074333">
            <text:p>34.1199074333</text:p>
          </table:table-cell>
          <table:table-cell office:value-type="float" office:value="-118.132154834">
            <text:p>-118.132154834</text:p>
          </table:table-cell>
        </table:table-row>
        <table:table-row table:style-name="ro2">
          <table:table-cell office:value-type="float" office:value="7.81536410524201E+017">
            <text:p>781536410524201000</text:p>
          </table:table-cell>
          <table:table-cell office:value-type="string">
            <text:p>Jolteon</text:p>
          </table:table-cell>
          <table:table-cell office:value-type="string">
            <text:p>09/29/16 04:49 PM</text:p>
          </table:table-cell>
          <table:table-cell office:value-type="float" office:value="34.100462352">
            <text:p>34.100462352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7.8153585451887E+017">
            <text:p>781535854518870000</text:p>
          </table:table-cell>
          <table:table-cell office:value-type="string">
            <text:p>Nidoking</text:p>
          </table:table-cell>
          <table:table-cell office:value-type="string">
            <text:p>09/29/16 04:47 PM</text:p>
          </table:table-cell>
          <table:table-cell office:value-type="float" office:value="34.1261087887">
            <text:p>34.1261087887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7.81529937576497E+017">
            <text:p>781529937576497000</text:p>
          </table:table-cell>
          <table:table-cell office:value-type="string">
            <text:p>Omastar</text:p>
          </table:table-cell>
          <table:table-cell office:value-type="string">
            <text:p>09/29/16 04:23 PM</text:p>
          </table:table-cell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81526675595014E+017">
            <text:p>781526675595014000</text:p>
          </table:table-cell>
          <table:table-cell office:value-type="string">
            <text:p>Chansey</text:p>
          </table:table-cell>
          <table:table-cell office:value-type="string">
            <text:p>09/29/16 04:10 PM</text:p>
          </table:table-cell>
          <table:table-cell office:value-type="float" office:value="34.0784314361">
            <text:p>34.0784314361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7.8152428757638E+017">
            <text:p>781524287576380000</text:p>
          </table:table-cell>
          <table:table-cell office:value-type="string">
            <text:p>Raichu</text:p>
          </table:table-cell>
          <table:table-cell office:value-type="string">
            <text:p>09/29/16 04:01 PM</text:p>
          </table:table-cell>
          <table:table-cell office:value-type="float" office:value="34.0944274399">
            <text:p>34.0944274399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7.81523443317518E+017">
            <text:p>781523443317518000</text:p>
          </table:table-cell>
          <table:table-cell office:value-type="string">
            <text:p>Haunter</text:p>
          </table:table-cell>
          <table:table-cell office:value-type="string">
            <text:p>09/29/16 03:58 PM</text:p>
          </table:table-cell>
          <table:table-cell office:value-type="float" office:value="34.123171533">
            <text:p>34.123171533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7.81522189115728E+017">
            <text:p>781522189115728000</text:p>
          </table:table-cell>
          <table:table-cell office:value-type="string">
            <text:p>Charmeleon</text:p>
          </table:table-cell>
          <table:table-cell office:value-type="string">
            <text:p>09/29/16 03:53 PM</text:p>
          </table:table-cell>
          <table:table-cell office:value-type="float" office:value="34.0664975891">
            <text:p>34.0664975891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81521458262479E+017">
            <text:p>781521458262479000</text:p>
          </table:table-cell>
          <table:table-cell office:value-type="string">
            <text:p>Raichu</text:p>
          </table:table-cell>
          <table:table-cell office:value-type="string">
            <text:p>09/29/16 03:50 PM</text:p>
          </table:table-cell>
          <table:table-cell office:value-type="float" office:value="34.105575433">
            <text:p>34.105575433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7.81518785404481E+017">
            <text:p>781518785404481000</text:p>
          </table:table-cell>
          <table:table-cell office:value-type="string">
            <text:p>Electrode</text:p>
          </table:table-cell>
          <table:table-cell office:value-type="string">
            <text:p>09/29/16 03:39 PM</text:p>
          </table:table-cell>
          <table:table-cell office:value-type="float" office:value="34.0739311245">
            <text:p>34.0739311245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7.81518305810981E+017">
            <text:p>781518305810981000</text:p>
          </table:table-cell>
          <table:table-cell office:value-type="string">
            <text:p>Snorlax</text:p>
          </table:table-cell>
          <table:table-cell office:value-type="string">
            <text:p>09/29/16 03:37 PM</text:p>
          </table:table-cell>
          <table:table-cell office:value-type="float" office:value="34.1181939201">
            <text:p>34.1181939201</text:p>
          </table:table-cell>
          <table:table-cell office:value-type="float" office:value="-118.1393775899">
            <text:p>-118.1393775899</text:p>
          </table:table-cell>
        </table:table-row>
        <table:table-row table:style-name="ro2">
          <table:table-cell office:value-type="float" office:value="7.81516726974358E+017">
            <text:p>781516726974358000</text:p>
          </table:table-cell>
          <table:table-cell office:value-type="string">
            <text:p>Charmeleon</text:p>
          </table:table-cell>
          <table:table-cell office:value-type="string">
            <text:p>09/29/16 03:31 PM</text:p>
          </table:table-cell>
          <table:table-cell office:value-type="float" office:value="34.0847528164">
            <text:p>34.0847528164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81516314732921E+017">
            <text:p>781516314732921000</text:p>
          </table:table-cell>
          <table:table-cell office:value-type="string">
            <text:p>Flareon</text:p>
          </table:table-cell>
          <table:table-cell office:value-type="string">
            <text:p>09/29/16 03:29 PM</text:p>
          </table:table-cell>
          <table:table-cell office:value-type="float" office:value="34.0964597998">
            <text:p>34.0964597998</text:p>
          </table:table-cell>
          <table:table-cell office:value-type="float" office:value="-118.1372747931">
            <text:p>-118.1372747931</text:p>
          </table:table-cell>
        </table:table-row>
        <table:table-row table:style-name="ro2">
          <table:table-cell office:value-type="float" office:value="7.815154521366E+017">
            <text:p>781515452136600000</text:p>
          </table:table-cell>
          <table:table-cell office:value-type="string">
            <text:p>Flareon</text:p>
          </table:table-cell>
          <table:table-cell office:value-type="string">
            <text:p>09/29/16 03:26 PM</text:p>
          </table:table-cell>
          <table:table-cell office:value-type="float" office:value="34.1161613487">
            <text:p>34.1161613487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81515312210465E+017">
            <text:p>781515312210465000</text:p>
          </table:table-cell>
          <table:table-cell office:value-type="string">
            <text:p>Jolteon</text:p>
          </table:table-cell>
          <table:table-cell office:value-type="string">
            <text:p>09/29/16 03:25 PM</text:p>
          </table:table-cell>
          <table:table-cell office:value-type="float" office:value="34.0672968461">
            <text:p>34.06729684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81515281290044E+017">
            <text:p>781515281290044000</text:p>
          </table:table-cell>
          <table:table-cell office:value-type="string">
            <text:p>Flareon</text:p>
          </table:table-cell>
          <table:table-cell office:value-type="string">
            <text:p>09/29/16 03:25 PM</text:p>
          </table:table-cell>
          <table:table-cell office:value-type="float" office:value="34.0852757773">
            <text:p>34.0852757773</text:p>
          </table:table-cell>
          <table:table-cell office:value-type="float" office:value="-118.112313573">
            <text:p>-118.112313573</text:p>
          </table:table-cell>
        </table:table-row>
        <table:table-row table:style-name="ro2">
          <table:table-cell office:value-type="float" office:value="7.81514343749869E+017">
            <text:p>781514343749869000</text:p>
          </table:table-cell>
          <table:table-cell office:value-type="string">
            <text:p>Weezing</text:p>
          </table:table-cell>
          <table:table-cell office:value-type="string">
            <text:p>09/29/16 03:21 PM</text:p>
          </table:table-cell>
          <table:table-cell office:value-type="float" office:value="34.097954588">
            <text:p>34.09795458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81513236294177E+017">
            <text:p>781513236294177000</text:p>
          </table:table-cell>
          <table:table-cell office:value-type="string">
            <text:p>Exeggutor</text:p>
          </table:table-cell>
          <table:table-cell office:value-type="string">
            <text:p>09/29/16 03:17 PM</text:p>
          </table:table-cell>
          <table:table-cell office:value-type="float" office:value="34.1078705066">
            <text:p>34.1078705066</text:p>
          </table:table-cell>
          <table:table-cell office:value-type="float" office:value="-118.1235602788">
            <text:p>-118.1235602788</text:p>
          </table:table-cell>
        </table:table-row>
        <table:table-row table:style-name="ro2">
          <table:table-cell office:value-type="float" office:value="7.81511791503213E+017">
            <text:p>781511791503213000</text:p>
          </table:table-cell>
          <table:table-cell office:value-type="string">
            <text:p>Flareon</text:p>
          </table:table-cell>
          <table:table-cell office:value-type="string">
            <text:p>09/29/16 03:11 PM</text:p>
          </table:table-cell>
          <table:table-cell office:value-type="float" office:value="34.1122988628">
            <text:p>34.1122988628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7.81511593246929E+017">
            <text:p>781511593246929000</text:p>
          </table:table-cell>
          <table:table-cell office:value-type="string">
            <text:p>Gloom</text:p>
          </table:table-cell>
          <table:table-cell office:value-type="string">
            <text:p>09/29/16 03:10 PM</text:p>
          </table:table-cell>
          <table:table-cell office:value-type="float" office:value="34.1239271336">
            <text:p>34.1239271336</text:p>
          </table:table-cell>
          <table:table-cell office:value-type="float" office:value="-118.141754634">
            <text:p>-118.141754634</text:p>
          </table:table-cell>
        </table:table-row>
        <table:table-row table:style-name="ro2">
          <table:table-cell office:value-type="float" office:value="7.81511108473463E+017">
            <text:p>781511108473463000</text:p>
          </table:table-cell>
          <table:table-cell office:value-type="string">
            <text:p>Wigglytuff</text:p>
          </table:table-cell>
          <table:table-cell office:value-type="string">
            <text:p>09/29/16 03:09 PM</text:p>
          </table:table-cell>
          <table:table-cell office:value-type="float" office:value="34.0984980657">
            <text:p>34.0984980657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7.8151035112473E+017">
            <text:p>781510351124730000</text:p>
          </table:table-cell>
          <table:table-cell office:value-type="string">
            <text:p>Venusaur</text:p>
          </table:table-cell>
          <table:table-cell office:value-type="string">
            <text:p>09/29/16 03:06 PM</text:p>
          </table:table-cell>
          <table:table-cell office:value-type="float" office:value="34.0984491057">
            <text:p>34.0984491057</text:p>
          </table:table-cell>
          <table:table-cell office:value-type="float" office:value="-118.0853368206">
            <text:p>-118.0853368206</text:p>
          </table:table-cell>
        </table:table-row>
        <table:table-row table:style-name="ro2">
          <table:table-cell office:value-type="float" office:value="7.81508803254555E+017">
            <text:p>781508803254555000</text:p>
          </table:table-cell>
          <table:table-cell office:value-type="string">
            <text:p>Raichu</text:p>
          </table:table-cell>
          <table:table-cell office:value-type="string">
            <text:p>09/29/16 02:59 PM</text:p>
          </table:table-cell>
          <table:table-cell office:value-type="float" office:value="34.0911822747">
            <text:p>34.091182274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8150813826866E+017">
            <text:p>781508138268660000</text:p>
          </table:table-cell>
          <table:table-cell office:value-type="string">
            <text:p>Porygon</text:p>
          </table:table-cell>
          <table:table-cell office:value-type="string">
            <text:p>09/29/16 02:57 PM</text:p>
          </table:table-cell>
          <table:table-cell office:value-type="float" office:value="34.0782938209">
            <text:p>34.0782938209</text:p>
          </table:table-cell>
          <table:table-cell office:value-type="float" office:value="-118.1017062608">
            <text:p>-118.1017062608</text:p>
          </table:table-cell>
        </table:table-row>
        <table:table-row table:style-name="ro2">
          <table:table-cell office:value-type="float" office:value="7.81506465605366E+017">
            <text:p>781506465605366000</text:p>
          </table:table-cell>
          <table:table-cell office:value-type="string">
            <text:p>Chansey</text:p>
          </table:table-cell>
          <table:table-cell office:value-type="string">
            <text:p>09/29/16 02:50 PM</text:p>
          </table:table-cell>
          <table:table-cell office:value-type="float" office:value="34.1310769422">
            <text:p>34.1310769422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81505109758874E+017">
            <text:p>781505109758874000</text:p>
          </table:table-cell>
          <table:table-cell office:value-type="string">
            <text:p>Clefable</text:p>
          </table:table-cell>
          <table:table-cell office:value-type="string">
            <text:p>09/29/16 02:45 PM</text:p>
          </table:table-cell>
          <table:table-cell office:value-type="float" office:value="34.1188791333">
            <text:p>34.1188791333</text:p>
          </table:table-cell>
          <table:table-cell office:value-type="float" office:value="-118.1453201392">
            <text:p>-118.1453201392</text:p>
          </table:table-cell>
        </table:table-row>
        <table:table-row table:style-name="ro2">
          <table:table-cell office:value-type="float" office:value="7.81504187200778E+017">
            <text:p>781504187200778000</text:p>
          </table:table-cell>
          <table:table-cell office:value-type="string">
            <text:p>Flareon</text:p>
          </table:table-cell>
          <table:table-cell office:value-type="string">
            <text:p>09/29/16 02:41 PM</text:p>
          </table:table-cell>
          <table:table-cell office:value-type="float" office:value="34.1122988628">
            <text:p>34.1122988628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7.81503380447334E+017">
            <text:p>781503380447334000</text:p>
          </table:table-cell>
          <table:table-cell office:value-type="string">
            <text:p>Exeggutor</text:p>
          </table:table-cell>
          <table:table-cell office:value-type="string">
            <text:p>09/29/16 02:38 PM</text:p>
          </table:table-cell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81501510148424E+017">
            <text:p>781501510148424000</text:p>
          </table:table-cell>
          <table:table-cell office:value-type="string">
            <text:p>Raichu</text:p>
          </table:table-cell>
          <table:table-cell office:value-type="string">
            <text:p>09/29/16 02:30 PM</text:p>
          </table:table-cell>
          <table:table-cell office:value-type="float" office:value="34.1198534642">
            <text:p>34.1198534642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7.81501086175638E+017">
            <text:p>781501086175638000</text:p>
          </table:table-cell>
          <table:table-cell office:value-type="string">
            <text:p>Jolteon</text:p>
          </table:table-cell>
          <table:table-cell office:value-type="string">
            <text:p>09/29/16 02:29 PM</text:p>
          </table:table-cell>
          <table:table-cell office:value-type="float" office:value="34.094968439">
            <text:p>34.094968439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7.81500534251409E+017">
            <text:p>781500534251409000</text:p>
          </table:table-cell>
          <table:table-cell office:value-type="string">
            <text:p>Porygon</text:p>
          </table:table-cell>
          <table:table-cell office:value-type="string">
            <text:p>09/29/16 02:27 PM</text:p>
          </table:table-cell>
          <table:table-cell office:value-type="float" office:value="34.0874868631">
            <text:p>34.0874868631</text:p>
          </table:table-cell>
          <table:table-cell office:value-type="float" office:value="-118.1037180418">
            <text:p>-118.1037180418</text:p>
          </table:table-cell>
        </table:table-row>
        <table:table-row table:style-name="ro2">
          <table:table-cell office:value-type="float" office:value="7.81500049402368E+017">
            <text:p>781500049402368000</text:p>
          </table:table-cell>
          <table:table-cell office:value-type="string">
            <text:p>Jolteon</text:p>
          </table:table-cell>
          <table:table-cell office:value-type="string">
            <text:p>09/29/16 02:25 PM</text:p>
          </table:table-cell>
          <table:table-cell office:value-type="float" office:value="34.1094147927">
            <text:p>34.1094147927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81499549269406E+017">
            <text:p>781499549269406000</text:p>
          </table:table-cell>
          <table:table-cell office:value-type="string">
            <text:p>Chansey</text:p>
          </table:table-cell>
          <table:table-cell office:value-type="string">
            <text:p>09/29/16 02:23 PM</text:p>
          </table:table-cell>
          <table:table-cell office:value-type="float" office:value="34.1025005506">
            <text:p>34.1025005506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7.8149928160573E+017">
            <text:p>781499281605730000</text:p>
          </table:table-cell>
          <table:table-cell office:value-type="string">
            <text:p>Raichu</text:p>
          </table:table-cell>
          <table:table-cell office:value-type="string">
            <text:p>09/29/16 02:22 PM</text:p>
          </table:table-cell>
          <table:table-cell office:value-type="float" office:value="34.1161689296">
            <text:p>34.1161689296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81497287746859E+017">
            <text:p>781497287746859000</text:p>
          </table:table-cell>
          <table:table-cell office:value-type="string">
            <text:p>Clefable</text:p>
          </table:table-cell>
          <table:table-cell office:value-type="string">
            <text:p>09/29/16 02:14 PM</text:p>
          </table:table-cell>
          <table:table-cell office:value-type="float" office:value="34.1213790074">
            <text:p>34.1213790074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7.81497267626783E+017">
            <text:p>781497267626783000</text:p>
          </table:table-cell>
          <table:table-cell office:value-type="string">
            <text:p>Jolteon</text:p>
          </table:table-cell>
          <table:table-cell office:value-type="string">
            <text:p>09/29/16 02:14 PM</text:p>
          </table:table-cell>
          <table:table-cell office:value-type="float" office:value="34.1132422628">
            <text:p>34.1132422628</text:p>
          </table:table-cell>
          <table:table-cell office:value-type="float" office:value="-118.0854282742">
            <text:p>-118.0854282742</text:p>
          </table:table-cell>
        </table:table-row>
        <table:table-row table:style-name="ro2">
          <table:table-cell office:value-type="float" office:value="7.81496321517589E+017">
            <text:p>781496321517589000</text:p>
          </table:table-cell>
          <table:table-cell office:value-type="string">
            <text:p>Raichu</text:p>
          </table:table-cell>
          <table:table-cell office:value-type="string">
            <text:p>09/29/16 02:10 PM</text:p>
          </table:table-cell>
          <table:table-cell office:value-type="float" office:value="34.1029867507">
            <text:p>34.1029867507</text:p>
          </table:table-cell>
          <table:table-cell office:value-type="float" office:value="-118.1077415345">
            <text:p>-118.1077415345</text:p>
          </table:table-cell>
        </table:table-row>
        <table:table-row table:style-name="ro2">
          <table:table-cell office:value-type="float" office:value="7.81495848219795E+017">
            <text:p>781495848219795000</text:p>
          </table:table-cell>
          <table:table-cell office:value-type="string">
            <text:p>Electabuzz</text:p>
          </table:table-cell>
          <table:table-cell office:value-type="string">
            <text:p>09/29/16 02:08 PM</text:p>
          </table:table-cell>
          <table:table-cell office:value-type="float" office:value="34.1269409456">
            <text:p>34.1269409456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81493150862893E+017">
            <text:p>781493150862893000</text:p>
          </table:table-cell>
          <table:table-cell office:value-type="string">
            <text:p>Jolteon</text:p>
          </table:table-cell>
          <table:table-cell office:value-type="string">
            <text:p>09/29/16 01:57 PM</text:p>
          </table:table-cell>
          <table:table-cell office:value-type="float" office:value="34.1213646449">
            <text:p>34.1213646449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81493109704172E+017">
            <text:p>781493109704172000</text:p>
          </table:table-cell>
          <table:table-cell office:value-type="string">
            <text:p>Flareon</text:p>
          </table:table-cell>
          <table:table-cell office:value-type="string">
            <text:p>09/29/16 01:57 PM</text:p>
          </table:table-cell>
          <table:table-cell office:value-type="float" office:value="34.0753440581">
            <text:p>34.0753440581</text:p>
          </table:table-cell>
          <table:table-cell office:value-type="float" office:value="-118.1074672084">
            <text:p>-118.1074672084</text:p>
          </table:table-cell>
        </table:table-row>
        <table:table-row table:style-name="ro2">
          <table:table-cell office:value-type="float" office:value="7.81492126404141E+017">
            <text:p>781492126404141000</text:p>
          </table:table-cell>
          <table:table-cell office:value-type="string">
            <text:p>Chansey</text:p>
          </table:table-cell>
          <table:table-cell office:value-type="string">
            <text:p>09/29/16 01:53 PM</text:p>
          </table:table-cell>
          <table:table-cell office:value-type="float" office:value="34.1170512124">
            <text:p>34.1170512124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7.81491140172259E+017">
            <text:p>781491140172259000</text:p>
          </table:table-cell>
          <table:table-cell office:value-type="string">
            <text:p>Jolteon</text:p>
          </table:table-cell>
          <table:table-cell office:value-type="string">
            <text:p>09/29/16 01:49 PM</text:p>
          </table:table-cell>
          <table:table-cell office:value-type="float" office:value="34.1138094046">
            <text:p>34.1138094046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7.81490312074007E+017">
            <text:p>781490312074007000</text:p>
          </table:table-cell>
          <table:table-cell office:value-type="string">
            <text:p>Tangela</text:p>
          </table:table-cell>
          <table:table-cell office:value-type="string">
            <text:p>09/29/16 01:46 PM</text:p>
          </table:table-cell>
          <table:table-cell office:value-type="float" office:value="34.1024261922">
            <text:p>34.1024261922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81489689312186E+017">
            <text:p>781489689312186000</text:p>
          </table:table-cell>
          <table:table-cell office:value-type="string">
            <text:p>Flareon</text:p>
          </table:table-cell>
          <table:table-cell office:value-type="string">
            <text:p>09/29/16 01:43 PM</text:p>
          </table:table-cell>
          <table:table-cell office:value-type="float" office:value="34.0959332219">
            <text:p>34.0959332219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7.81487457338397E+017">
            <text:p>781487457338397000</text:p>
          </table:table-cell>
          <table:table-cell office:value-type="string">
            <text:p>Charmeleon</text:p>
          </table:table-cell>
          <table:table-cell office:value-type="string">
            <text:p>09/29/16 01:35 PM</text:p>
          </table:table-cell>
          <table:table-cell office:value-type="float" office:value="34.0677897143">
            <text:p>34.0677897143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7.81487154681623E+017">
            <text:p>781487154681623000</text:p>
          </table:table-cell>
          <table:table-cell office:value-type="string">
            <text:p>Flareon</text:p>
          </table:table-cell>
          <table:table-cell office:value-type="string">
            <text:p>09/29/16 01:33 PM</text:p>
          </table:table-cell>
          <table:table-cell office:value-type="float" office:value="34.0790794443">
            <text:p>34.0790794443</text:p>
          </table:table-cell>
          <table:table-cell office:value-type="float" office:value="-118.1195371502">
            <text:p>-118.1195371502</text:p>
          </table:table-cell>
        </table:table-row>
        <table:table-row table:style-name="ro2">
          <table:table-cell office:value-type="float" office:value="7.81483493972857E+017">
            <text:p>781483493972857000</text:p>
          </table:table-cell>
          <table:table-cell office:value-type="string">
            <text:p>Golem</text:p>
          </table:table-cell>
          <table:table-cell office:value-type="string">
            <text:p>09/29/16 01:19 PM</text:p>
          </table:table-cell>
          <table:table-cell office:value-type="float" office:value="34.0693731308">
            <text:p>34.0693731308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7.81480520546857E+017">
            <text:p>781480520546857000</text:p>
          </table:table-cell>
          <table:table-cell office:value-type="string">
            <text:p>Chansey</text:p>
          </table:table-cell>
          <table:table-cell office:value-type="string">
            <text:p>09/29/16 01:07 PM</text:p>
          </table:table-cell>
          <table:table-cell office:value-type="float" office:value="34.1127026177">
            <text:p>34.1127026177</text:p>
          </table:table-cell>
          <table:table-cell office:value-type="float" office:value="-118.1150567387">
            <text:p>-118.1150567387</text:p>
          </table:table-cell>
        </table:table-row>
        <table:table-row table:style-name="ro2">
          <table:table-cell office:value-type="float" office:value="7.81480228250014E+017">
            <text:p>781480228250014000</text:p>
          </table:table-cell>
          <table:table-cell office:value-type="string">
            <text:p>Lickitung</text:p>
          </table:table-cell>
          <table:table-cell office:value-type="string">
            <text:p>09/29/16 01:06 PM</text:p>
          </table:table-cell>
          <table:table-cell office:value-type="float" office:value="34.0738114296">
            <text:p>34.0738114296</text:p>
          </table:table-cell>
          <table:table-cell office:value-type="float" office:value="-118.0939332534">
            <text:p>-118.0939332534</text:p>
          </table:table-cell>
        </table:table-row>
        <table:table-row table:style-name="ro2">
          <table:table-cell office:value-type="float" office:value="7.81480153117438E+017">
            <text:p>781480153117438000</text:p>
          </table:table-cell>
          <table:table-cell office:value-type="string">
            <text:p>Porygon</text:p>
          </table:table-cell>
          <table:table-cell office:value-type="string">
            <text:p>09/29/16 01:06 PM</text:p>
          </table:table-cell>
          <table:table-cell office:value-type="float" office:value="34.0908068324">
            <text:p>34.0908068324</text:p>
          </table:table-cell>
          <table:table-cell office:value-type="float" office:value="-118.1045410365">
            <text:p>-118.1045410365</text:p>
          </table:table-cell>
        </table:table-row>
        <table:table-row table:style-name="ro2">
          <table:table-cell office:value-type="float" office:value="7.81478639049204E+017">
            <text:p>781478639049204000</text:p>
          </table:table-cell>
          <table:table-cell office:value-type="string">
            <text:p>Slowbro</text:p>
          </table:table-cell>
          <table:table-cell office:value-type="string">
            <text:p>09/29/16 01:00 PM</text:p>
          </table:table-cell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81478077113086E+017">
            <text:p>781478077113086000</text:p>
          </table:table-cell>
          <table:table-cell office:value-type="string">
            <text:p>Exeggutor</text:p>
          </table:table-cell>
          <table:table-cell office:value-type="string">
            <text:p>09/29/16 12:57 PM</text:p>
          </table:table-cell>
          <table:table-cell office:value-type="float" office:value="34.1111197313">
            <text:p>34.1111197313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7.81476763738092E+017">
            <text:p>781476763738092000</text:p>
          </table:table-cell>
          <table:table-cell office:value-type="string">
            <text:p>Raichu</text:p>
          </table:table-cell>
          <table:table-cell office:value-type="string">
            <text:p>09/29/16 12:52 PM</text:p>
          </table:table-cell>
          <table:table-cell office:value-type="float" office:value="34.1122768917">
            <text:p>34.1122768917</text:p>
          </table:table-cell>
          <table:table-cell office:value-type="float" office:value="-118.1193542785">
            <text:p>-118.1193542785</text:p>
          </table:table-cell>
        </table:table-row>
        <table:table-row table:style-name="ro2">
          <table:table-cell office:value-type="float" office:value="7.814762429481E+017">
            <text:p>781476242948100000</text:p>
          </table:table-cell>
          <table:table-cell office:value-type="string">
            <text:p>Aerodactyl</text:p>
          </table:table-cell>
          <table:table-cell office:value-type="string">
            <text:p>09/29/16 12:50 PM</text:p>
          </table:table-cell>
          <table:table-cell office:value-type="float" office:value="34.0869421711">
            <text:p>34.0869421711</text:p>
          </table:table-cell>
          <table:table-cell office:value-type="float" office:value="-118.0781118334">
            <text:p>-118.0781118334</text:p>
          </table:table-cell>
        </table:table-row>
        <table:table-row table:style-name="ro2">
          <table:table-cell office:value-type="float" office:value="7.81475833017795E+017">
            <text:p>781475833017795000</text:p>
          </table:table-cell>
          <table:table-cell office:value-type="string">
            <text:p>Flareon</text:p>
          </table:table-cell>
          <table:table-cell office:value-type="string">
            <text:p>09/29/16 12:48 PM</text:p>
          </table:table-cell>
          <table:table-cell office:value-type="float" office:value="34.0887741146">
            <text:p>34.0887741146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7.81475595792155E+017">
            <text:p>781475595792155000</text:p>
          </table:table-cell>
          <table:table-cell office:value-type="string">
            <text:p>Dratini</text:p>
          </table:table-cell>
          <table:table-cell office:value-type="string">
            <text:p>09/29/16 12:47 PM</text:p>
          </table:table-cell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7.81475427600642E+017">
            <text:p>781475427600642000</text:p>
          </table:table-cell>
          <table:table-cell office:value-type="string">
            <text:p>Electrode</text:p>
          </table:table-cell>
          <table:table-cell office:value-type="string">
            <text:p>09/29/16 12:47 PM</text:p>
          </table:table-cell>
          <table:table-cell office:value-type="float" office:value="34.0782511604">
            <text:p>34.0782511604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81473243064521E+017">
            <text:p>781473243064521000</text:p>
          </table:table-cell>
          <table:table-cell office:value-type="string">
            <text:p>Charmeleon</text:p>
          </table:table-cell>
          <table:table-cell office:value-type="string">
            <text:p>09/29/16 12:38 PM</text:p>
          </table:table-cell>
          <table:table-cell office:value-type="float" office:value="34.065157121">
            <text:p>34.06515712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7.81472954710315E+017">
            <text:p>781472954710315000</text:p>
          </table:table-cell>
          <table:table-cell office:value-type="string">
            <text:p>Flareon</text:p>
          </table:table-cell>
          <table:table-cell office:value-type="string">
            <text:p>09/29/16 12:37 PM</text:p>
          </table:table-cell>
          <table:table-cell office:value-type="float" office:value="34.0946507656">
            <text:p>34.0946507656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81471378742518E+017">
            <text:p>781471378742518000</text:p>
          </table:table-cell>
          <table:table-cell office:value-type="string">
            <text:p>Electrode</text:p>
          </table:table-cell>
          <table:table-cell office:value-type="string">
            <text:p>09/29/16 12:31 PM</text:p>
          </table:table-cell>
          <table:table-cell office:value-type="float" office:value="34.0787825275">
            <text:p>34.0787825275</text:p>
          </table:table-cell>
          <table:table-cell office:value-type="float" office:value="-118.1249317788">
            <text:p>-118.1249317788</text:p>
          </table:table-cell>
        </table:table-row>
        <table:table-row table:style-name="ro2">
          <table:table-cell office:value-type="float" office:value="7.8146739987472E+017">
            <text:p>781467399874720000</text:p>
          </table:table-cell>
          <table:table-cell office:value-type="string">
            <text:p>Chansey</text:p>
          </table:table-cell>
          <table:table-cell office:value-type="string">
            <text:p>09/29/16 12:15 PM</text:p>
          </table:table-cell>
          <table:table-cell office:value-type="float" office:value="34.1031597595">
            <text:p>34.1031597595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81466201532662E+017">
            <text:p>781466201532662000</text:p>
          </table:table-cell>
          <table:table-cell office:value-type="string">
            <text:p>Nidoking</text:p>
          </table:table-cell>
          <table:table-cell office:value-type="string">
            <text:p>09/29/16 12:10 PM</text:p>
          </table:table-cell>
          <table:table-cell office:value-type="float" office:value="34.1161091182">
            <text:p>34.1161091182</text:p>
          </table:table-cell>
          <table:table-cell office:value-type="float" office:value="-118.137457646">
            <text:p>-118.137457646</text:p>
          </table:table-cell>
        </table:table-row>
        <table:table-row table:style-name="ro2">
          <table:table-cell office:value-type="float" office:value="7.8146514233249E+017">
            <text:p>781465142332490000</text:p>
          </table:table-cell>
          <table:table-cell office:value-type="string">
            <text:p>Nidoking</text:p>
          </table:table-cell>
          <table:table-cell office:value-type="string">
            <text:p>09/29/16 12:06 PM</text:p>
          </table:table-cell>
          <table:table-cell office:value-type="float" office:value="34.1214295771">
            <text:p>34.1214295771</text:p>
          </table:table-cell>
          <table:table-cell office:value-type="float" office:value="-118.1327948371">
            <text:p>-118.1327948371</text:p>
          </table:table-cell>
        </table:table-row>
        <table:table-row table:style-name="ro2">
          <table:table-cell office:value-type="float" office:value="7.81462428483621E+017">
            <text:p>781462428483621000</text:p>
          </table:table-cell>
          <table:table-cell office:value-type="string">
            <text:p>Dratini</text:p>
          </table:table-cell>
          <table:table-cell office:value-type="string">
            <text:p>09/29/16 11:55 AM</text:p>
          </table:table-cell>
          <table:table-cell office:value-type="float" office:value="34.1030207608">
            <text:p>34.1030207608</text:p>
          </table:table-cell>
          <table:table-cell office:value-type="float" office:value="-118.0927444101">
            <text:p>-118.0927444101</text:p>
          </table:table-cell>
        </table:table-row>
        <table:table-row table:style-name="ro2">
          <table:table-cell office:value-type="float" office:value="7.81461805902115E+017">
            <text:p>781461805902115000</text:p>
          </table:table-cell>
          <table:table-cell office:value-type="string">
            <text:p>Jolteon</text:p>
          </table:table-cell>
          <table:table-cell office:value-type="string">
            <text:p>09/29/16 11:53 AM</text:p>
          </table:table-cell>
          <table:table-cell office:value-type="float" office:value="34.07019276">
            <text:p>34.07019276</text:p>
          </table:table-cell>
          <table:table-cell office:value-type="float" office:value="-118.0677768421">
            <text:p>-118.0677768421</text:p>
          </table:table-cell>
        </table:table-row>
        <table:table-row table:style-name="ro2">
          <table:table-cell office:value-type="float" office:value="7.81461214970786E+017">
            <text:p>781461214970786000</text:p>
          </table:table-cell>
          <table:table-cell office:value-type="string">
            <text:p>Wigglytuff</text:p>
          </table:table-cell>
          <table:table-cell office:value-type="string">
            <text:p>09/29/16 11:50 AM</text:p>
          </table:table-cell>
          <table:table-cell office:value-type="float" office:value="34.1060331133">
            <text:p>34.1060331133</text:p>
          </table:table-cell>
          <table:table-cell office:value-type="float" office:value="-118.1041752615">
            <text:p>-118.1041752615</text:p>
          </table:table-cell>
        </table:table-row>
        <table:table-row table:style-name="ro2">
          <table:table-cell office:value-type="float" office:value="7.81460968568082E+017">
            <text:p>781460968568082000</text:p>
          </table:table-cell>
          <table:table-cell office:value-type="string">
            <text:p>Omastar</text:p>
          </table:table-cell>
          <table:table-cell office:value-type="string">
            <text:p>09/29/16 11:49 AM</text:p>
          </table:table-cell>
          <table:table-cell office:value-type="float" office:value="34.096073442">
            <text:p>34.096073442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7.81460796584764E+017">
            <text:p>781460796584764000</text:p>
          </table:table-cell>
          <table:table-cell office:value-type="string">
            <text:p>Machamp</text:p>
          </table:table-cell>
          <table:table-cell office:value-type="string">
            <text:p>09/29/16 11:49 AM</text:p>
          </table:table-cell>
          <table:table-cell office:value-type="float" office:value="34.081256259">
            <text:p>34.081256259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81460120890847E+017">
            <text:p>781460120890847000</text:p>
          </table:table-cell>
          <table:table-cell office:value-type="string">
            <text:p>Aerodactyl</text:p>
          </table:table-cell>
          <table:table-cell office:value-type="string">
            <text:p>09/29/16 11:46 AM</text:p>
          </table:table-cell>
          <table:table-cell office:value-type="float" office:value="34.0800138003">
            <text:p>34.0800138003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7.8145954851516E+017">
            <text:p>781459548515160000</text:p>
          </table:table-cell>
          <table:table-cell office:value-type="string">
            <text:p>Chansey</text:p>
          </table:table-cell>
          <table:table-cell office:value-type="string">
            <text:p>09/29/16 11:44 AM</text:p>
          </table:table-cell>
          <table:table-cell office:value-type="float" office:value="34.109404249">
            <text:p>34.109404249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7.81459361050694E+017">
            <text:p>781459361050694000</text:p>
          </table:table-cell>
          <table:table-cell office:value-type="string">
            <text:p>Nidoking</text:p>
          </table:table-cell>
          <table:table-cell office:value-type="string">
            <text:p>09/29/16 11:43 AM</text:p>
          </table:table-cell>
          <table:table-cell office:value-type="float" office:value="34.0961442343">
            <text:p>34.0961442343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7.81458610794541E+017">
            <text:p>781458610794541000</text:p>
          </table:table-cell>
          <table:table-cell office:value-type="string">
            <text:p>Lickitung</text:p>
          </table:table-cell>
          <table:table-cell office:value-type="string">
            <text:p>09/29/16 11:40 AM</text:p>
          </table:table-cell>
          <table:table-cell office:value-type="float" office:value="34.1255558628">
            <text:p>34.1255558628</text:p>
          </table:table-cell>
          <table:table-cell office:value-type="float" office:value="-118.1380976297">
            <text:p>-118.1380976297</text:p>
          </table:table-cell>
        </table:table-row>
        <table:table-row table:style-name="ro2">
          <table:table-cell office:value-type="float" office:value="7.81455826615607E+017">
            <text:p>781455826615607000</text:p>
          </table:table-cell>
          <table:table-cell office:value-type="string">
            <text:p>Haunter</text:p>
          </table:table-cell>
          <table:table-cell office:value-type="string">
            <text:p>09/29/16 11:29 AM</text:p>
          </table:table-cell>
          <table:table-cell office:value-type="float" office:value="34.1111397619">
            <text:p>34.1111397619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7.8145467597534E+017">
            <text:p>781454675975340000</text:p>
          </table:table-cell>
          <table:table-cell office:value-type="string">
            <text:p>Victreebel</text:p>
          </table:table-cell>
          <table:table-cell office:value-type="string">
            <text:p>09/29/16 11:24 AM</text:p>
          </table:table-cell>
          <table:table-cell office:value-type="float" office:value="34.1064331342">
            <text:p>34.1064331342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7.81452689657836E+017">
            <text:p>781452689657836000</text:p>
          </table:table-cell>
          <table:table-cell office:value-type="string">
            <text:p>Chansey</text:p>
          </table:table-cell>
          <table:table-cell office:value-type="string">
            <text:p>09/29/16 11:16 AM</text:p>
          </table:table-cell>
          <table:table-cell office:value-type="float" office:value="34.0887967761">
            <text:p>34.0887967761</text:p>
          </table:table-cell>
          <table:table-cell office:value-type="float" office:value="-118.0964938116">
            <text:p>-118.0964938116</text:p>
          </table:table-cell>
        </table:table-row>
        <table:table-row table:style-name="ro2">
          <table:table-cell office:value-type="float" office:value="7.81449776130765E+017">
            <text:p>781449776130765000</text:p>
          </table:table-cell>
          <table:table-cell office:value-type="string">
            <text:p>Golem</text:p>
          </table:table-cell>
          <table:table-cell office:value-type="string">
            <text:p>09/29/16 11:05 AM</text:p>
          </table:table-cell>
          <table:table-cell office:value-type="float" office:value="34.0810716857">
            <text:p>34.0810716857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81449767972844E+017">
            <text:p>781449767972844000</text:p>
          </table:table-cell>
          <table:table-cell office:value-type="string">
            <text:p>Chansey</text:p>
          </table:table-cell>
          <table:table-cell office:value-type="string">
            <text:p>09/29/16 11:05 AM</text:p>
          </table:table-cell>
          <table:table-cell office:value-type="float" office:value="34.1182714557">
            <text:p>34.1182714557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7.81447163008029E+017">
            <text:p>781447163008029000</text:p>
          </table:table-cell>
          <table:table-cell office:value-type="string">
            <text:p>Electabuzz</text:p>
          </table:table-cell>
          <table:table-cell office:value-type="string">
            <text:p>09/29/16 10:54 AM</text:p>
          </table:table-cell>
          <table:table-cell office:value-type="float" office:value="34.1284861496">
            <text:p>34.1284861496</text:p>
          </table:table-cell>
          <table:table-cell office:value-type="float" office:value="-118.1153310529">
            <text:p>-118.1153310529</text:p>
          </table:table-cell>
        </table:table-row>
        <table:table-row table:style-name="ro2">
          <table:table-cell office:value-type="float" office:value="7.81446697142497E+017">
            <text:p>781446697142497000</text:p>
          </table:table-cell>
          <table:table-cell office:value-type="string">
            <text:p>Scyther</text:p>
          </table:table-cell>
          <table:table-cell office:value-type="string">
            <text:p>09/29/16 10:53 AM</text:p>
          </table:table-cell>
          <table:table-cell office:value-type="float" office:value="34.0660726227">
            <text:p>34.0660726227</text:p>
          </table:table-cell>
          <table:table-cell office:value-type="float" office:value="-118.0844222817">
            <text:p>-118.0844222817</text:p>
          </table:table-cell>
        </table:table-row>
        <table:table-row table:style-name="ro2">
          <table:table-cell office:value-type="float" office:value="7.81445881723662E+017">
            <text:p>781445881723662000</text:p>
          </table:table-cell>
          <table:table-cell office:value-type="string">
            <text:p>Flareon</text:p>
          </table:table-cell>
          <table:table-cell office:value-type="string">
            <text:p>09/29/16 10:49 AM</text:p>
          </table:table-cell>
          <table:table-cell office:value-type="float" office:value="34.0812211319">
            <text:p>34.0812211319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81442520987251E+017">
            <text:p>781442520987251000</text:p>
          </table:table-cell>
          <table:table-cell office:value-type="string">
            <text:p>Exeggutor</text:p>
          </table:table-cell>
          <table:table-cell office:value-type="string">
            <text:p>09/29/16 10:36 AM</text:p>
          </table:table-cell>
          <table:table-cell office:value-type="float" office:value="34.1010619194">
            <text:p>34.1010619194</text:p>
          </table:table-cell>
          <table:table-cell office:value-type="float" office:value="-118.1277661779">
            <text:p>-118.1277661779</text:p>
          </table:table-cell>
        </table:table-row>
        <table:table-row table:style-name="ro2">
          <table:table-cell office:value-type="float" office:value="7.81441396087456E+017">
            <text:p>781441396087456000</text:p>
          </table:table-cell>
          <table:table-cell office:value-type="string">
            <text:p>Grimer</text:p>
          </table:table-cell>
          <table:table-cell office:value-type="string">
            <text:p>09/29/16 10:32 AM</text:p>
          </table:table-cell>
          <table:table-cell office:value-type="float" office:value="34.0822809049">
            <text:p>34.0822809049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7.81440261041721E+017">
            <text:p>781440261041721000</text:p>
          </table:table-cell>
          <table:table-cell office:value-type="string">
            <text:p>Electabuzz</text:p>
          </table:table-cell>
          <table:table-cell office:value-type="string">
            <text:p>09/29/16 10:27 AM</text:p>
          </table:table-cell>
          <table:table-cell office:value-type="float" office:value="34.0833877277">
            <text:p>34.0833877277</text:p>
          </table:table-cell>
          <table:table-cell office:value-type="float" office:value="-118.1276747464">
            <text:p>-118.1276747464</text:p>
          </table:table-cell>
        </table:table-row>
        <table:table-row table:style-name="ro2">
          <table:table-cell office:value-type="float" office:value="7.81440127742595E+017">
            <text:p>781440127742595000</text:p>
          </table:table-cell>
          <table:table-cell office:value-type="string">
            <text:p>Charmeleon</text:p>
          </table:table-cell>
          <table:table-cell office:value-type="string">
            <text:p>09/29/16 10:26 AM</text:p>
          </table:table-cell>
          <table:table-cell office:value-type="float" office:value="34.0799056156">
            <text:p>34.0799056156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7.81440045609738E+017">
            <text:p>781440045609738000</text:p>
          </table:table-cell>
          <table:table-cell office:value-type="string">
            <text:p>Snorlax</text:p>
          </table:table-cell>
          <table:table-cell office:value-type="string">
            <text:p>09/29/16 10:26 AM</text:p>
          </table:table-cell>
          <table:table-cell office:value-type="float" office:value="34.102396624">
            <text:p>34.102396624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7.81439812809077E+017">
            <text:p>781439812809077000</text:p>
          </table:table-cell>
          <table:table-cell office:value-type="string">
            <text:p>Ivysaur</text:p>
          </table:table-cell>
          <table:table-cell office:value-type="string">
            <text:p>09/29/16 10:25 AM</text:p>
          </table:table-cell>
          <table:table-cell office:value-type="float" office:value="34.0672968461">
            <text:p>34.06729684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81439198662238E+017">
            <text:p>781439198662238000</text:p>
          </table:table-cell>
          <table:table-cell office:value-type="string">
            <text:p>Vileplume</text:p>
          </table:table-cell>
          <table:table-cell office:value-type="string">
            <text:p>09/29/16 10:23 AM</text:p>
          </table:table-cell>
          <table:table-cell office:value-type="float" office:value="34.1020378742">
            <text:p>34.1020378742</text:p>
          </table:table-cell>
          <table:table-cell office:value-type="float" office:value="-118.1080158602">
            <text:p>-118.1080158602</text:p>
          </table:table-cell>
        </table:table-row>
        <table:table-row table:style-name="ro2">
          <table:table-cell office:value-type="float" office:value="7.81436981414801E+017">
            <text:p>781436981414801000</text:p>
          </table:table-cell>
          <table:table-cell office:value-type="string">
            <text:p>Chansey</text:p>
          </table:table-cell>
          <table:table-cell office:value-type="string">
            <text:p>09/29/16 10:14 AM</text:p>
          </table:table-cell>
          <table:table-cell office:value-type="float" office:value="34.0811139472">
            <text:p>34.0811139472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7.81435983069745E+017">
            <text:p>781435983069745000</text:p>
          </table:table-cell>
          <table:table-cell office:value-type="string">
            <text:p>Chansey</text:p>
          </table:table-cell>
          <table:table-cell office:value-type="string">
            <text:p>09/29/16 10:10 AM</text:p>
          </table:table-cell>
          <table:table-cell office:value-type="float" office:value="34.0812918446">
            <text:p>34.0812918446</text:p>
          </table:table-cell>
          <table:table-cell office:value-type="float" office:value="-118.0970424977">
            <text:p>-118.0970424977</text:p>
          </table:table-cell>
        </table:table-row>
        <table:table-row table:style-name="ro2">
          <table:table-cell office:value-type="float" office:value="7.81433637342294E+017">
            <text:p>781433637342294000</text:p>
          </table:table-cell>
          <table:table-cell office:value-type="string">
            <text:p>Gloom</text:p>
          </table:table-cell>
          <table:table-cell office:value-type="string">
            <text:p>09/29/16 10:01 AM</text:p>
          </table:table-cell>
          <table:table-cell office:value-type="float" office:value="34.1117072681">
            <text:p>34.1117072681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7.8143269381682E+017">
            <text:p>781432693816820000</text:p>
          </table:table-cell>
          <table:table-cell office:value-type="string">
            <text:p>Chansey</text:p>
          </table:table-cell>
          <table:table-cell office:value-type="string">
            <text:p>09/29/16 09:57 AM</text:p>
          </table:table-cell>
          <table:table-cell office:value-type="float" office:value="34.0738176754">
            <text:p>34.0738176754</text:p>
          </table:table-cell>
          <table:table-cell office:value-type="float" office:value="-118.1152396149">
            <text:p>-118.1152396149</text:p>
          </table:table-cell>
        </table:table-row>
        <table:table-row table:style-name="ro2">
          <table:table-cell office:value-type="float" office:value="7.81432591551336E+017">
            <text:p>781432591551336000</text:p>
          </table:table-cell>
          <table:table-cell office:value-type="string">
            <text:p>Chansey</text:p>
          </table:table-cell>
          <table:table-cell office:value-type="string">
            <text:p>09/29/16 09:57 AM</text:p>
          </table:table-cell>
          <table:table-cell office:value-type="float" office:value="34.0953685658">
            <text:p>34.0953685658</text:p>
          </table:table-cell>
          <table:table-cell office:value-type="float" office:value="-118.1184399172">
            <text:p>-118.1184399172</text:p>
          </table:table-cell>
        </table:table-row>
        <table:table-row table:style-name="ro2">
          <table:table-cell office:value-type="float" office:value="7.81431861272728E+017">
            <text:p>781431861272728000</text:p>
          </table:table-cell>
          <table:table-cell office:value-type="string">
            <text:p>Jolteon</text:p>
          </table:table-cell>
          <table:table-cell office:value-type="string">
            <text:p>09/29/16 09:54 AM</text:p>
          </table:table-cell>
          <table:table-cell office:value-type="float" office:value="34.0996003718">
            <text:p>34.0996003718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7.81431349403984E+017">
            <text:p>781431349403984000</text:p>
          </table:table-cell>
          <table:table-cell office:value-type="string">
            <text:p>Chansey</text:p>
          </table:table-cell>
          <table:table-cell office:value-type="string">
            <text:p>09/29/16 09:52 AM</text:p>
          </table:table-cell>
          <table:table-cell office:value-type="float" office:value="34.0737968504">
            <text:p>34.0737968504</text:p>
          </table:table-cell>
          <table:table-cell office:value-type="float" office:value="-118.0713438546">
            <text:p>-118.0713438546</text:p>
          </table:table-cell>
        </table:table-row>
        <table:table-row table:style-name="ro2">
          <table:table-cell office:value-type="float" office:value="7.81429477532238E+017">
            <text:p>781429477532238000</text:p>
          </table:table-cell>
          <table:table-cell office:value-type="string">
            <text:p>Jolteon</text:p>
          </table:table-cell>
          <table:table-cell office:value-type="string">
            <text:p>09/29/16 09:44 AM</text:p>
          </table:table-cell>
          <table:table-cell office:value-type="float" office:value="34.0900152145">
            <text:p>34.090015214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81427765073416E+017">
            <text:p>781427765073416000</text:p>
          </table:table-cell>
          <table:table-cell office:value-type="string">
            <text:p>Raichu</text:p>
          </table:table-cell>
          <table:table-cell office:value-type="string">
            <text:p>09/29/16 09:37 AM</text:p>
          </table:table-cell>
          <table:table-cell office:value-type="float" office:value="34.1106129135">
            <text:p>34.1106129135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7.81426182889681E+017">
            <text:p>781426182889681000</text:p>
          </table:table-cell>
          <table:table-cell office:value-type="string">
            <text:p>Charmeleon</text:p>
          </table:table-cell>
          <table:table-cell office:value-type="string">
            <text:p>09/29/16 09:31 AM</text:p>
          </table:table-cell>
          <table:table-cell office:value-type="float" office:value="34.1090508649">
            <text:p>34.1090508649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7.81425684124013E+017">
            <text:p>781425684124013000</text:p>
          </table:table-cell>
          <table:table-cell office:value-type="string">
            <text:p>Jolteon</text:p>
          </table:table-cell>
          <table:table-cell office:value-type="string">
            <text:p>09/29/16 09:29 AM</text:p>
          </table:table-cell>
          <table:table-cell office:value-type="float" office:value="34.0873141999">
            <text:p>34.0873141999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81423768509911E+017">
            <text:p>781423768509911000</text:p>
          </table:table-cell>
          <table:table-cell office:value-type="string">
            <text:p>Jolteon</text:p>
          </table:table-cell>
          <table:table-cell office:value-type="string">
            <text:p>09/29/16 09:21 AM</text:p>
          </table:table-cell>
          <table:table-cell office:value-type="float" office:value="34.120423578">
            <text:p>34.120423578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81421273532338E+017">
            <text:p>781421273532338000</text:p>
          </table:table-cell>
          <table:table-cell office:value-type="string">
            <text:p>Nidoqueen</text:p>
          </table:table-cell>
          <table:table-cell office:value-type="string">
            <text:p>09/29/16 09:12 AM</text:p>
          </table:table-cell>
          <table:table-cell office:value-type="float" office:value="34.1208471246">
            <text:p>34.1208471246</text:p>
          </table:table-cell>
          <table:table-cell office:value-type="float" office:value="-118.1212744216">
            <text:p>-118.1212744216</text:p>
          </table:table-cell>
        </table:table-row>
        <table:table-row table:style-name="ro2">
          <table:table-cell office:value-type="float" office:value="7.81419785326211E+017">
            <text:p>781419785326211000</text:p>
          </table:table-cell>
          <table:table-cell office:value-type="string">
            <text:p>Chansey</text:p>
          </table:table-cell>
          <table:table-cell office:value-type="string">
            <text:p>09/29/16 09:06 AM</text:p>
          </table:table-cell>
          <table:table-cell office:value-type="float" office:value="34.0998189449">
            <text:p>34.0998189449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7.8141972177408E+017">
            <text:p>781419721774080000</text:p>
          </table:table-cell>
          <table:table-cell office:value-type="string">
            <text:p>Grimer</text:p>
          </table:table-cell>
          <table:table-cell office:value-type="string">
            <text:p>09/29/16 09:05 AM</text:p>
          </table:table-cell>
          <table:table-cell office:value-type="float" office:value="34.1021701007">
            <text:p>34.1021701007</text:p>
          </table:table-cell>
          <table:table-cell office:value-type="float" office:value="-118.0958536755">
            <text:p>-118.0958536755</text:p>
          </table:table-cell>
        </table:table-row>
        <table:table-row table:style-name="ro2">
          <table:table-cell office:value-type="float" office:value="7.81416779495055E+017">
            <text:p>781416779495055000</text:p>
          </table:table-cell>
          <table:table-cell office:value-type="string">
            <text:p>Flareon</text:p>
          </table:table-cell>
          <table:table-cell office:value-type="string">
            <text:p>09/29/16 08:54 AM</text:p>
          </table:table-cell>
          <table:table-cell office:value-type="float" office:value="34.1106809681">
            <text:p>34.1106809681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7.81416430231105E+017">
            <text:p>781416430231105000</text:p>
          </table:table-cell>
          <table:table-cell office:value-type="string">
            <text:p>Charizard</text:p>
          </table:table-cell>
          <table:table-cell office:value-type="string">
            <text:p>09/29/16 08:52 AM</text:p>
          </table:table-cell>
          <table:table-cell office:value-type="float" office:value="34.0695826739">
            <text:p>34.0695826739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7.8141563541896E+017">
            <text:p>781415635418960000</text:p>
          </table:table-cell>
          <table:table-cell office:value-type="string">
            <text:p>Nidoqueen</text:p>
          </table:table-cell>
          <table:table-cell office:value-type="string">
            <text:p>09/29/16 08:49 AM</text:p>
          </table:table-cell>
          <table:table-cell office:value-type="float" office:value="34.1242036061">
            <text:p>34.1242036061</text:p>
          </table:table-cell>
          <table:table-cell office:value-type="float" office:value="-118.1364519527">
            <text:p>-118.1364519527</text:p>
          </table:table-cell>
        </table:table-row>
        <table:table-row table:style-name="ro2">
          <table:table-cell office:value-type="float" office:value="7.81415490287612E+017">
            <text:p>781415490287612000</text:p>
          </table:table-cell>
          <table:table-cell office:value-type="string">
            <text:p>Porygon</text:p>
          </table:table-cell>
          <table:table-cell office:value-type="string">
            <text:p>09/29/16 08:49 AM</text:p>
          </table:table-cell>
          <table:table-cell office:value-type="float" office:value="34.0992990903">
            <text:p>34.0992990903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81413453974036E+017">
            <text:p>781413453974036000</text:p>
          </table:table-cell>
          <table:table-cell office:value-type="string">
            <text:p>Electabuzz</text:p>
          </table:table-cell>
          <table:table-cell office:value-type="string">
            <text:p>09/29/16 08:41 AM</text:p>
          </table:table-cell>
          <table:table-cell office:value-type="float" office:value="34.1218976574">
            <text:p>34.1218976574</text:p>
          </table:table-cell>
          <table:table-cell office:value-type="float" office:value="-118.1386461852">
            <text:p>-118.1386461852</text:p>
          </table:table-cell>
        </table:table-row>
        <table:table-row table:style-name="ro2">
          <table:table-cell office:value-type="float" office:value="7.81412977538834E+017">
            <text:p>781412977538834000</text:p>
          </table:table-cell>
          <table:table-cell office:value-type="string">
            <text:p>Jolteon</text:p>
          </table:table-cell>
          <table:table-cell office:value-type="string">
            <text:p>09/29/16 08:39 AM</text:p>
          </table:table-cell>
          <table:table-cell office:value-type="float" office:value="34.1261781849">
            <text:p>34.1261781849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7.81412576726966E+017">
            <text:p>781412576726966000</text:p>
          </table:table-cell>
          <table:table-cell office:value-type="string">
            <text:p>Electabuzz</text:p>
          </table:table-cell>
          <table:table-cell office:value-type="string">
            <text:p>09/29/16 08:37 AM</text:p>
          </table:table-cell>
          <table:table-cell office:value-type="float" office:value="34.0729835654">
            <text:p>34.0729835654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7.81412564349493E+017">
            <text:p>781412564349493000</text:p>
          </table:table-cell>
          <table:table-cell office:value-type="string">
            <text:p>Charmeleon</text:p>
          </table:table-cell>
          <table:table-cell office:value-type="string">
            <text:p>09/29/16 08:37 AM</text:p>
          </table:table-cell>
          <table:table-cell office:value-type="float" office:value="34.1242700142">
            <text:p>34.1242700142</text:p>
          </table:table-cell>
          <table:table-cell office:value-type="float" office:value="-118.1416632098">
            <text:p>-118.1416632098</text:p>
          </table:table-cell>
        </table:table-row>
        <table:table-row table:style-name="ro2">
          <table:table-cell office:value-type="float" office:value="7.81411522157302E+017">
            <text:p>781411522157302000</text:p>
          </table:table-cell>
          <table:table-cell office:value-type="string">
            <text:p>Ninetales</text:p>
          </table:table-cell>
          <table:table-cell office:value-type="string">
            <text:p>09/29/16 08:33 AM</text:p>
          </table:table-cell>
          <table:table-cell office:value-type="float" office:value="34.0874786327">
            <text:p>34.0874786327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7.81411010741608E+017">
            <text:p>781411010741608000</text:p>
          </table:table-cell>
          <table:table-cell office:value-type="string">
            <text:p>Flareon</text:p>
          </table:table-cell>
          <table:table-cell office:value-type="string">
            <text:p>09/29/16 08:31 AM</text:p>
          </table:table-cell>
          <table:table-cell office:value-type="float" office:value="34.0964667307">
            <text:p>34.096466730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7.81410771431326E+017">
            <text:p>781410771431326000</text:p>
          </table:table-cell>
          <table:table-cell office:value-type="string">
            <text:p>Jolteon</text:p>
          </table:table-cell>
          <table:table-cell office:value-type="string">
            <text:p>09/29/16 08:30 AM</text:p>
          </table:table-cell>
          <table:table-cell office:value-type="float" office:value="34.0701706137">
            <text:p>34.0701706137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7.81408261656281E+017">
            <text:p>781408261656281000</text:p>
          </table:table-cell>
          <table:table-cell office:value-type="string">
            <text:p>Flareon</text:p>
          </table:table-cell>
          <table:table-cell office:value-type="string">
            <text:p>09/29/16 08:20 AM</text:p>
          </table:table-cell>
          <table:table-cell office:value-type="float" office:value="34.0779950843">
            <text:p>34.0779950843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7.81407281141338E+017">
            <text:p>781407281141338000</text:p>
          </table:table-cell>
          <table:table-cell office:value-type="string">
            <text:p>Raichu</text:p>
          </table:table-cell>
          <table:table-cell office:value-type="string">
            <text:p>09/29/16 08:16 AM</text:p>
          </table:table-cell>
          <table:table-cell office:value-type="float" office:value="34.1038832043">
            <text:p>34.1038832043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7.81406864646955E+017">
            <text:p>781406864646955000</text:p>
          </table:table-cell>
          <table:table-cell office:value-type="string">
            <text:p>Flareon</text:p>
          </table:table-cell>
          <table:table-cell office:value-type="string">
            <text:p>09/29/16 08:14 AM</text:p>
          </table:table-cell>
          <table:table-cell office:value-type="float" office:value="34.1150226405">
            <text:p>34.1150226405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7.81401559183659E+017">
            <text:p>781401559183659000</text:p>
          </table:table-cell>
          <table:table-cell office:value-type="string">
            <text:p>Nidoqueen</text:p>
          </table:table-cell>
          <table:table-cell office:value-type="string">
            <text:p>09/29/16 07:53 AM</text:p>
          </table:table-cell>
          <table:table-cell office:value-type="float" office:value="34.1266817119">
            <text:p>34.1266817119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7.81401556407026E+017">
            <text:p>781401556407026000</text:p>
          </table:table-cell>
          <table:table-cell office:value-type="string">
            <text:p>Porygon</text:p>
          </table:table-cell>
          <table:table-cell office:value-type="string">
            <text:p>09/29/16 07:53 AM</text:p>
          </table:table-cell>
          <table:table-cell office:value-type="float" office:value="34.0738971291">
            <text:p>34.0738971291</text:p>
          </table:table-cell>
          <table:table-cell office:value-type="float" office:value="-118.1007003616">
            <text:p>-118.1007003616</text:p>
          </table:table-cell>
        </table:table-row>
        <table:table-row table:style-name="ro2">
          <table:table-cell office:value-type="float" office:value="7.81401361032151E+017">
            <text:p>781401361032151000</text:p>
          </table:table-cell>
          <table:table-cell office:value-type="string">
            <text:p>Nidoqueen</text:p>
          </table:table-cell>
          <table:table-cell office:value-type="string">
            <text:p>09/29/16 07:52 AM</text:p>
          </table:table-cell>
          <table:table-cell office:value-type="float" office:value="34.1190502455">
            <text:p>34.1190502455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7.8140116236476E+017">
            <text:p>781401162364760000</text:p>
          </table:table-cell>
          <table:table-cell office:value-type="string">
            <text:p>Chansey</text:p>
          </table:table-cell>
          <table:table-cell office:value-type="string">
            <text:p>09/29/16 07:52 AM</text:p>
          </table:table-cell>
          <table:table-cell office:value-type="float" office:value="34.1145386353">
            <text:p>34.1145386353</text:p>
          </table:table-cell>
          <table:table-cell office:value-type="float" office:value="-118.0918299098">
            <text:p>-118.0918299098</text:p>
          </table:table-cell>
        </table:table-row>
        <table:table-row table:style-name="ro2">
          <table:table-cell office:value-type="float" office:value="7.81400414298046E+017">
            <text:p>781400414298046000</text:p>
          </table:table-cell>
          <table:table-cell office:value-type="string">
            <text:p>Chansey</text:p>
          </table:table-cell>
          <table:table-cell office:value-type="string">
            <text:p>09/29/16 07:49 AM</text:p>
          </table:table-cell>
          <table:table-cell office:value-type="float" office:value="34.0734497148">
            <text:p>34.0734497148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81399931231756E+017">
            <text:p>781399931231756000</text:p>
          </table:table-cell>
          <table:table-cell office:value-type="string">
            <text:p>Porygon</text:p>
          </table:table-cell>
          <table:table-cell office:value-type="string">
            <text:p>09/29/16 07:47 AM</text:p>
          </table:table-cell>
          <table:table-cell office:value-type="float" office:value="34.0782511604">
            <text:p>34.0782511604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81399841607934E+017">
            <text:p>781399841607934000</text:p>
          </table:table-cell>
          <table:table-cell office:value-type="string">
            <text:p>Jolteon</text:p>
          </table:table-cell>
          <table:table-cell office:value-type="string">
            <text:p>09/29/16 07:46 AM</text:p>
          </table:table-cell>
          <table:table-cell office:value-type="float" office:value="34.1184176549">
            <text:p>34.1184176549</text:p>
          </table:table-cell>
          <table:table-cell office:value-type="float" office:value="-118.0732645237">
            <text:p>-118.0732645237</text:p>
          </table:table-cell>
        </table:table-row>
        <table:table-row table:style-name="ro2">
          <table:table-cell office:value-type="float" office:value="7.81399379290784E+017">
            <text:p>781399379290784000</text:p>
          </table:table-cell>
          <table:table-cell office:value-type="string">
            <text:p>Kabutops</text:p>
          </table:table-cell>
          <table:table-cell office:value-type="string">
            <text:p>09/29/16 07:45 AM</text:p>
          </table:table-cell>
          <table:table-cell office:value-type="float" office:value="34.0997145862">
            <text:p>34.0997145862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7.81398685095567E+017">
            <text:p>781398685095567000</text:p>
          </table:table-cell>
          <table:table-cell office:value-type="string">
            <text:p>Raichu</text:p>
          </table:table-cell>
          <table:table-cell office:value-type="string">
            <text:p>09/29/16 07:42 AM</text:p>
          </table:table-cell>
          <table:table-cell office:value-type="float" office:value="34.1022689071">
            <text:p>34.1022689071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7.81398447341482E+017">
            <text:p>781398447341482000</text:p>
          </table:table-cell>
          <table:table-cell office:value-type="string">
            <text:p>Jolteon</text:p>
          </table:table-cell>
          <table:table-cell office:value-type="string">
            <text:p>09/29/16 07:41 AM</text:p>
          </table:table-cell>
          <table:table-cell office:value-type="float" office:value="34.0802861808">
            <text:p>34.0802861808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81397780388467E+017">
            <text:p>781397780388467000</text:p>
          </table:table-cell>
          <table:table-cell office:value-type="string">
            <text:p>Jolteon</text:p>
          </table:table-cell>
          <table:table-cell office:value-type="string">
            <text:p>09/29/16 07:38 AM</text:p>
          </table:table-cell>
          <table:table-cell office:value-type="float" office:value="34.1168472236">
            <text:p>34.1168472236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81396292983517E+017">
            <text:p>781396292983517000</text:p>
          </table:table-cell>
          <table:table-cell office:value-type="string">
            <text:p>Snorlax</text:p>
          </table:table-cell>
          <table:table-cell office:value-type="string">
            <text:p>09/29/16 07:32 AM</text:p>
          </table:table-cell>
          <table:table-cell office:value-type="float" office:value="34.121310239">
            <text:p>34.121310239</text:p>
          </table:table-cell>
          <table:table-cell office:value-type="float" office:value="-118.0819530028">
            <text:p>-118.0819530028</text:p>
          </table:table-cell>
        </table:table-row>
        <table:table-row table:style-name="ro2">
          <table:table-cell office:value-type="float" office:value="7.81396034924667E+017">
            <text:p>781396034924667000</text:p>
          </table:table-cell>
          <table:table-cell office:value-type="string">
            <text:p>Jolteon</text:p>
          </table:table-cell>
          <table:table-cell office:value-type="string">
            <text:p>09/29/16 07:31 AM</text:p>
          </table:table-cell>
          <table:table-cell office:value-type="float" office:value="34.0714491552">
            <text:p>34.0714491552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81394931537416E+017">
            <text:p>781394931537416000</text:p>
          </table:table-cell>
          <table:table-cell office:value-type="string">
            <text:p>Dratini</text:p>
          </table:table-cell>
          <table:table-cell office:value-type="string">
            <text:p>09/29/16 07:27 AM</text:p>
          </table:table-cell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81393785238368E+017">
            <text:p>781393785238368000</text:p>
          </table:table-cell>
          <table:table-cell office:value-type="string">
            <text:p>Chansey</text:p>
          </table:table-cell>
          <table:table-cell office:value-type="string">
            <text:p>09/29/16 07:22 AM</text:p>
          </table:table-cell>
          <table:table-cell office:value-type="float" office:value="34.1081453871">
            <text:p>34.1081453871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7.81392650930794E+017">
            <text:p>781392650930794000</text:p>
          </table:table-cell>
          <table:table-cell office:value-type="string">
            <text:p>Charmeleon</text:p>
          </table:table-cell>
          <table:table-cell office:value-type="string">
            <text:p>09/29/16 07:18 AM</text:p>
          </table:table-cell>
          <table:table-cell office:value-type="float" office:value="34.0703206983">
            <text:p>34.0703206983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7.81391153476186E+017">
            <text:p>781391153476186000</text:p>
          </table:table-cell>
          <table:table-cell office:value-type="string">
            <text:p>Jolteon</text:p>
          </table:table-cell>
          <table:table-cell office:value-type="string">
            <text:p>09/29/16 07:12 AM</text:p>
          </table:table-cell>
          <table:table-cell office:value-type="float" office:value="34.0795706137">
            <text:p>34.079570613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7.81389304928973E+017">
            <text:p>781389304928973000</text:p>
          </table:table-cell>
          <table:table-cell office:value-type="string">
            <text:p>Nidoqueen</text:p>
          </table:table-cell>
          <table:table-cell office:value-type="string">
            <text:p>09/29/16 07:05 AM</text:p>
          </table:table-cell>
          <table:table-cell office:value-type="float" office:value="34.1204446486">
            <text:p>34.1204446486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7.81388947683357E+017">
            <text:p>781388947683357000</text:p>
          </table:table-cell>
          <table:table-cell office:value-type="string">
            <text:p>Seaking</text:p>
          </table:table-cell>
          <table:table-cell office:value-type="string">
            <text:p>09/29/16 07:03 A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81388119631237E+017">
            <text:p>781388119631237000</text:p>
          </table:table-cell>
          <table:table-cell office:value-type="string">
            <text:p>Golem</text:p>
          </table:table-cell>
          <table:table-cell office:value-type="string">
            <text:p>09/29/16 07:00 AM</text:p>
          </table:table-cell>
          <table:table-cell office:value-type="float" office:value="34.0855468389">
            <text:p>34.0855468389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81387959790559E+017">
            <text:p>781387959790559000</text:p>
          </table:table-cell>
          <table:table-cell office:value-type="string">
            <text:p>Golduck</text:p>
          </table:table-cell>
          <table:table-cell office:value-type="string">
            <text:p>09/29/16 06:59 AM</text:p>
          </table:table-cell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81386574160286E+017">
            <text:p>781386574160286000</text:p>
          </table:table-cell>
          <table:table-cell office:value-type="string">
            <text:p>Golem</text:p>
          </table:table-cell>
          <table:table-cell office:value-type="string">
            <text:p>09/29/16 06:54 AM</text:p>
          </table:table-cell>
          <table:table-cell office:value-type="float" office:value="34.1017435831">
            <text:p>34.101743583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81385952505713E+017">
            <text:p>781385952505713000</text:p>
          </table:table-cell>
          <table:table-cell office:value-type="string">
            <text:p>Porygon</text:p>
          </table:table-cell>
          <table:table-cell office:value-type="string">
            <text:p>09/29/16 06:51 AM</text:p>
          </table:table-cell>
          <table:table-cell office:value-type="float" office:value="34.095370393">
            <text:p>34.095370393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7.81384077320475E+017">
            <text:p>781384077320475000</text:p>
          </table:table-cell>
          <table:table-cell office:value-type="string">
            <text:p>Scyther</text:p>
          </table:table-cell>
          <table:table-cell office:value-type="string">
            <text:p>09/29/16 06:44 AM</text:p>
          </table:table-cell>
          <table:table-cell office:value-type="float" office:value="34.1253281472">
            <text:p>34.1253281472</text:p>
          </table:table-cell>
          <table:table-cell office:value-type="float" office:value="-118.1035351536">
            <text:p>-118.1035351536</text:p>
          </table:table-cell>
        </table:table-row>
        <table:table-row table:style-name="ro2">
          <table:table-cell office:value-type="float" office:value="7.81384013780951E+017">
            <text:p>781384013780951000</text:p>
          </table:table-cell>
          <table:table-cell office:value-type="string">
            <text:p>Tangela</text:p>
          </table:table-cell>
          <table:table-cell office:value-type="string">
            <text:p>09/29/16 06:44 AM</text:p>
          </table:table-cell>
          <table:table-cell office:value-type="float" office:value="34.1221152593">
            <text:p>34.1221152593</text:p>
          </table:table-cell>
          <table:table-cell office:value-type="float" office:value="-118.1093874821">
            <text:p>-118.1093874821</text:p>
          </table:table-cell>
        </table:table-row>
        <table:table-row table:style-name="ro2">
          <table:table-cell office:value-type="float" office:value="7.81383247926211E+017">
            <text:p>781383247926211000</text:p>
          </table:table-cell>
          <table:table-cell office:value-type="string">
            <text:p>Wigglytuff</text:p>
          </table:table-cell>
          <table:table-cell office:value-type="string">
            <text:p>09/29/16 06:40 AM</text:p>
          </table:table-cell>
          <table:table-cell office:value-type="float" office:value="34.1178139076">
            <text:p>34.1178139076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7.81382066755686E+017">
            <text:p>781382066755686000</text:p>
          </table:table-cell>
          <table:table-cell office:value-type="string">
            <text:p>Lickitung</text:p>
          </table:table-cell>
          <table:table-cell office:value-type="string">
            <text:p>09/29/16 06:36 AM</text:p>
          </table:table-cell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7.81381617751167E+017">
            <text:p>781381617751167000</text:p>
          </table:table-cell>
          <table:table-cell office:value-type="string">
            <text:p>Scyther</text:p>
          </table:table-cell>
          <table:table-cell office:value-type="string">
            <text:p>09/29/16 06:34 AM</text:p>
          </table:table-cell>
          <table:table-cell office:value-type="float" office:value="34.1147660205">
            <text:p>34.1147660205</text:p>
          </table:table-cell>
          <table:table-cell office:value-type="float" office:value="-118.1409318147">
            <text:p>-118.1409318147</text:p>
          </table:table-cell>
        </table:table-row>
        <table:table-row table:style-name="ro2">
          <table:table-cell office:value-type="float" office:value="7.81380809873724E+017">
            <text:p>781380809873724000</text:p>
          </table:table-cell>
          <table:table-cell office:value-type="string">
            <text:p>Charmeleon</text:p>
          </table:table-cell>
          <table:table-cell office:value-type="string">
            <text:p>09/29/16 06:31 AM</text:p>
          </table:table-cell>
          <table:table-cell office:value-type="float" office:value="34.0907229392">
            <text:p>34.0907229392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7.81380386425148E+017">
            <text:p>781380386425148000</text:p>
          </table:table-cell>
          <table:table-cell office:value-type="string">
            <text:p>Machamp</text:p>
          </table:table-cell>
          <table:table-cell office:value-type="string">
            <text:p>09/29/16 06:29 AM</text:p>
          </table:table-cell>
          <table:table-cell office:value-type="float" office:value="34.0745899948">
            <text:p>34.0745899948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7.81380329240015E+017">
            <text:p>781380329240015000</text:p>
          </table:table-cell>
          <table:table-cell office:value-type="string">
            <text:p>Lickitung</text:p>
          </table:table-cell>
          <table:table-cell office:value-type="string">
            <text:p>09/29/16 06:29 AM</text:p>
          </table:table-cell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7.81377931306119E+017">
            <text:p>781377931306119000</text:p>
          </table:table-cell>
          <table:table-cell office:value-type="string">
            <text:p>Scyther</text:p>
          </table:table-cell>
          <table:table-cell office:value-type="string">
            <text:p>09/29/16 06:19 AM</text:p>
          </table:table-cell>
          <table:table-cell office:value-type="float" office:value="34.1046116713">
            <text:p>34.1046116713</text:p>
          </table:table-cell>
          <table:table-cell office:value-type="float" office:value="-118.0882633131">
            <text:p>-118.0882633131</text:p>
          </table:table-cell>
        </table:table-row>
        <table:table-row table:style-name="ro2">
          <table:table-cell office:value-type="float" office:value="7.81377384515641E+017">
            <text:p>781377384515641000</text:p>
          </table:table-cell>
          <table:table-cell office:value-type="string">
            <text:p>Weepinbell</text:p>
          </table:table-cell>
          <table:table-cell office:value-type="string">
            <text:p>09/29/16 06:17 AM</text:p>
          </table:table-cell>
          <table:table-cell office:value-type="float" office:value="34.1218720471">
            <text:p>34.1218720471</text:p>
          </table:table-cell>
          <table:table-cell office:value-type="float" office:value="-118.1190799706">
            <text:p>-118.1190799706</text:p>
          </table:table-cell>
        </table:table-row>
        <table:table-row table:style-name="ro2">
          <table:table-cell office:value-type="float" office:value="7.8137634942856E+017">
            <text:p>781376349428560000</text:p>
          </table:table-cell>
          <table:table-cell office:value-type="string">
            <text:p>Gloom</text:p>
          </table:table-cell>
          <table:table-cell office:value-type="string">
            <text:p>09/29/16 06:13 AM</text:p>
          </table:table-cell>
          <table:table-cell office:value-type="float" office:value="34.1017949714">
            <text:p>34.1017949714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7.81374608767279E+017">
            <text:p>781374608767279000</text:p>
          </table:table-cell>
          <table:table-cell office:value-type="string">
            <text:p>Tangela</text:p>
          </table:table-cell>
          <table:table-cell office:value-type="string">
            <text:p>09/29/16 06:06 AM</text:p>
          </table:table-cell>
          <table:table-cell office:value-type="float" office:value="34.0881855013">
            <text:p>34.0881855013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81371829617209E+017">
            <text:p>781371829617209000</text:p>
          </table:table-cell>
          <table:table-cell office:value-type="string">
            <text:p>Charmeleon</text:p>
          </table:table-cell>
          <table:table-cell office:value-type="string">
            <text:p>09/29/16 05:55 AM</text:p>
          </table:table-cell>
          <table:table-cell office:value-type="float" office:value="34.1087632139">
            <text:p>34.1087632139</text:p>
          </table:table-cell>
          <table:table-cell office:value-type="float" office:value="-118.1238345797">
            <text:p>-118.1238345797</text:p>
          </table:table-cell>
        </table:table-row>
        <table:table-row table:style-name="ro2">
          <table:table-cell office:value-type="float" office:value="7.81371092246024E+017">
            <text:p>781371092246024000</text:p>
          </table:table-cell>
          <table:table-cell office:value-type="string">
            <text:p>Grimer</text:p>
          </table:table-cell>
          <table:table-cell office:value-type="string">
            <text:p>09/29/16 05:52 AM</text:p>
          </table:table-cell>
          <table:table-cell office:value-type="float" office:value="34.1047828633">
            <text:p>34.1047828633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7.81370750875742E+017">
            <text:p>781370750875742000</text:p>
          </table:table-cell>
          <table:table-cell office:value-type="string">
            <text:p>Snorlax</text:p>
          </table:table-cell>
          <table:table-cell office:value-type="string">
            <text:p>09/29/16 05:51 AM</text:p>
          </table:table-cell>
          <table:table-cell office:value-type="float" office:value="34.119179498">
            <text:p>34.119179498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81369732834353E+017">
            <text:p>781369732834353000</text:p>
          </table:table-cell>
          <table:table-cell office:value-type="string">
            <text:p>Flareon</text:p>
          </table:table-cell>
          <table:table-cell office:value-type="string">
            <text:p>09/29/16 05:47 AM</text:p>
          </table:table-cell>
          <table:table-cell office:value-type="float" office:value="34.0952792201">
            <text:p>34.0952792201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7.81369542320661E+017">
            <text:p>781369542320661000</text:p>
          </table:table-cell>
          <table:table-cell office:value-type="string">
            <text:p>Flareon</text:p>
          </table:table-cell>
          <table:table-cell office:value-type="string">
            <text:p>09/29/16 05:46 AM</text:p>
          </table:table-cell>
          <table:table-cell office:value-type="float" office:value="34.0849848162">
            <text:p>34.0849848162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7.81367793589494E+017">
            <text:p>781367793589494000</text:p>
          </table:table-cell>
          <table:table-cell office:value-type="string">
            <text:p>Jolteon</text:p>
          </table:table-cell>
          <table:table-cell office:value-type="string">
            <text:p>09/29/16 05:39 AM</text:p>
          </table:table-cell>
          <table:table-cell office:value-type="float" office:value="34.1151585484">
            <text:p>34.1151585484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7.81367217560486E+017">
            <text:p>781367217560486000</text:p>
          </table:table-cell>
          <table:table-cell office:value-type="string">
            <text:p>Rapidash</text:p>
          </table:table-cell>
          <table:table-cell office:value-type="string">
            <text:p>09/29/16 05:37 AM</text:p>
          </table:table-cell>
          <table:table-cell office:value-type="float" office:value="34.1240473721">
            <text:p>34.1240473721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7.81367034995061E+017">
            <text:p>781367034995061000</text:p>
          </table:table-cell>
          <table:table-cell office:value-type="string">
            <text:p>Dratini</text:p>
          </table:table-cell>
          <table:table-cell office:value-type="string">
            <text:p>09/29/16 05:36 AM</text:p>
          </table:table-cell>
          <table:table-cell office:value-type="float" office:value="34.1043967695">
            <text:p>34.1043967695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7.81365371538334E+017">
            <text:p>781365371538334000</text:p>
          </table:table-cell>
          <table:table-cell office:value-type="string">
            <text:p>Rapidash</text:p>
          </table:table-cell>
          <table:table-cell office:value-type="string">
            <text:p>09/29/16 05:29 AM</text:p>
          </table:table-cell>
          <table:table-cell office:value-type="float" office:value="34.1021035823">
            <text:p>34.1021035823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7.81365194475704E+017">
            <text:p>781365194475704000</text:p>
          </table:table-cell>
          <table:table-cell office:value-type="string">
            <text:p>Kingler</text:p>
          </table:table-cell>
          <table:table-cell office:value-type="string">
            <text:p>09/29/16 05:29 AM</text:p>
          </table:table-cell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7.81362624097243E+017">
            <text:p>781362624097243000</text:p>
          </table:table-cell>
          <table:table-cell office:value-type="string">
            <text:p>Snorlax</text:p>
          </table:table-cell>
          <table:table-cell office:value-type="string">
            <text:p>09/29/16 05:19 AM</text:p>
          </table:table-cell>
          <table:table-cell office:value-type="float" office:value="34.1263768376">
            <text:p>34.1263768376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81362570879836E+017">
            <text:p>781362570879836000</text:p>
          </table:table-cell>
          <table:table-cell office:value-type="string">
            <text:p>Rapidash</text:p>
          </table:table-cell>
          <table:table-cell office:value-type="string">
            <text:p>09/29/16 05:18 AM</text:p>
          </table:table-cell>
          <table:table-cell office:value-type="float" office:value="34.0983656776">
            <text:p>34.0983656776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7.8136164584713E+017">
            <text:p>781361645847130000</text:p>
          </table:table-cell>
          <table:table-cell office:value-type="string">
            <text:p>Rapidash</text:p>
          </table:table-cell>
          <table:table-cell office:value-type="string">
            <text:p>09/29/16 05:15 AM</text:p>
          </table:table-cell>
          <table:table-cell office:value-type="float" office:value="34.0856308781">
            <text:p>34.0856308781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7.81361374110679E+017">
            <text:p>781361374110679000</text:p>
          </table:table-cell>
          <table:table-cell office:value-type="string">
            <text:p>Chansey</text:p>
          </table:table-cell>
          <table:table-cell office:value-type="string">
            <text:p>09/29/16 05:14 AM</text:p>
          </table:table-cell>
          <table:table-cell office:value-type="float" office:value="34.0731345221">
            <text:p>34.0731345221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7.81360766909677E+017">
            <text:p>781360766909677000</text:p>
          </table:table-cell>
          <table:table-cell office:value-type="string">
            <text:p>Charmeleon</text:p>
          </table:table-cell>
          <table:table-cell office:value-type="string">
            <text:p>09/29/16 05:11 AM</text:p>
          </table:table-cell>
          <table:table-cell office:value-type="float" office:value="34.0983776561">
            <text:p>34.0983776561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7.81360601800901E+017">
            <text:p>781360601800901000</text:p>
          </table:table-cell>
          <table:table-cell office:value-type="string">
            <text:p>Gloom</text:p>
          </table:table-cell>
          <table:table-cell office:value-type="string">
            <text:p>09/29/16 05:10 AM</text:p>
          </table:table-cell>
          <table:table-cell office:value-type="float" office:value="34.1239271336">
            <text:p>34.1239271336</text:p>
          </table:table-cell>
          <table:table-cell office:value-type="float" office:value="-118.141754634">
            <text:p>-118.141754634</text:p>
          </table:table-cell>
        </table:table-row>
        <table:table-row table:style-name="ro2">
          <table:table-cell office:value-type="float" office:value="7.81360292554957E+017">
            <text:p>781360292554957000</text:p>
          </table:table-cell>
          <table:table-cell office:value-type="string">
            <text:p>Starmie</text:p>
          </table:table-cell>
          <table:table-cell office:value-type="string">
            <text:p>09/29/16 05:09 A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81359839997899E+017">
            <text:p>781359839997899000</text:p>
          </table:table-cell>
          <table:table-cell office:value-type="string">
            <text:p>Jolteon</text:p>
          </table:table-cell>
          <table:table-cell office:value-type="string">
            <text:p>09/29/16 05:07 AM</text:p>
          </table:table-cell>
          <table:table-cell office:value-type="float" office:value="34.1226120873">
            <text:p>34.1226120873</text:p>
          </table:table-cell>
          <table:table-cell office:value-type="float" office:value="-118.1231945437">
            <text:p>-118.1231945437</text:p>
          </table:table-cell>
        </table:table-row>
        <table:table-row table:style-name="ro2">
          <table:table-cell office:value-type="float" office:value="7.81359027838067E+017">
            <text:p>781359027838067000</text:p>
          </table:table-cell>
          <table:table-cell office:value-type="string">
            <text:p>Hypno</text:p>
          </table:table-cell>
          <table:table-cell office:value-type="string">
            <text:p>09/29/16 05:04 AM</text:p>
          </table:table-cell>
          <table:table-cell office:value-type="float" office:value="34.1264343105">
            <text:p>34.1264343105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81357750747931E+017">
            <text:p>781357750747931000</text:p>
          </table:table-cell>
          <table:table-cell office:value-type="string">
            <text:p>Scyther</text:p>
          </table:table-cell>
          <table:table-cell office:value-type="string">
            <text:p>09/29/16 04:59 AM</text:p>
          </table:table-cell>
          <table:table-cell office:value-type="float" office:value="34.1090828006">
            <text:p>34.1090828006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81357748160041E+017">
            <text:p>781357748160041000</text:p>
          </table:table-cell>
          <table:table-cell office:value-type="string">
            <text:p>Flareon</text:p>
          </table:table-cell>
          <table:table-cell office:value-type="string">
            <text:p>09/29/16 04:59 AM</text:p>
          </table:table-cell>
          <table:table-cell office:value-type="float" office:value="34.0777428991">
            <text:p>34.0777428991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7.81357650839613E+017">
            <text:p>781357650839613000</text:p>
          </table:table-cell>
          <table:table-cell office:value-type="string">
            <text:p>Porygon</text:p>
          </table:table-cell>
          <table:table-cell office:value-type="string">
            <text:p>09/29/16 04:59 AM</text:p>
          </table:table-cell>
          <table:table-cell office:value-type="float" office:value="34.0953074653">
            <text:p>34.0953074653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7.81357624528777E+017">
            <text:p>781357624528777000</text:p>
          </table:table-cell>
          <table:table-cell office:value-type="string">
            <text:p>Chansey</text:p>
          </table:table-cell>
          <table:table-cell office:value-type="string">
            <text:p>09/29/16 04:59 AM</text:p>
          </table:table-cell>
          <table:table-cell office:value-type="float" office:value="34.1189350002">
            <text:p>34.1189350002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7.81357058356458E+017">
            <text:p>781357058356458000</text:p>
          </table:table-cell>
          <table:table-cell office:value-type="string">
            <text:p>Porygon</text:p>
          </table:table-cell>
          <table:table-cell office:value-type="string">
            <text:p>09/29/16 04:56 AM</text:p>
          </table:table-cell>
          <table:table-cell office:value-type="float" office:value="34.0739893579">
            <text:p>34.0739893579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81357050139775E+017">
            <text:p>781357050139775000</text:p>
          </table:table-cell>
          <table:table-cell office:value-type="string">
            <text:p>Lickitung</text:p>
          </table:table-cell>
          <table:table-cell office:value-type="string">
            <text:p>09/29/16 04:56 AM</text:p>
          </table:table-cell>
          <table:table-cell office:value-type="float" office:value="34.1306911678">
            <text:p>34.1306911678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7.81356379273507E+017">
            <text:p>781356379273507000</text:p>
          </table:table-cell>
          <table:table-cell office:value-type="string">
            <text:p>Scyther</text:p>
          </table:table-cell>
          <table:table-cell office:value-type="string">
            <text:p>09/29/16 04:54 AM</text:p>
          </table:table-cell>
          <table:table-cell office:value-type="float" office:value="34.1106809681">
            <text:p>34.1106809681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7.81355515083264E+017">
            <text:p>781355515083264000</text:p>
          </table:table-cell>
          <table:table-cell office:value-type="string">
            <text:p>Rapidash</text:p>
          </table:table-cell>
          <table:table-cell office:value-type="string">
            <text:p>09/29/16 04:50 AM</text:p>
          </table:table-cell>
          <table:table-cell office:value-type="float" office:value="34.0757842884">
            <text:p>34.0757842884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81353895909921E+017">
            <text:p>781353895909921000</text:p>
          </table:table-cell>
          <table:table-cell office:value-type="string">
            <text:p>Snorlax</text:p>
          </table:table-cell>
          <table:table-cell office:value-type="string">
            <text:p>09/29/16 04:44 AM</text:p>
          </table:table-cell>
          <table:table-cell office:value-type="float" office:value="34.1324975341">
            <text:p>34.1324975341</text:p>
          </table:table-cell>
          <table:table-cell office:value-type="float" office:value="-118.1259375386">
            <text:p>-118.1259375386</text:p>
          </table:table-cell>
        </table:table-row>
        <table:table-row table:style-name="ro2">
          <table:table-cell office:value-type="float" office:value="7.81353269805195E+017">
            <text:p>781353269805195000</text:p>
          </table:table-cell>
          <table:table-cell office:value-type="string">
            <text:p>Alakazam</text:p>
          </table:table-cell>
          <table:table-cell office:value-type="string">
            <text:p>09/29/16 04:41 AM</text:p>
          </table:table-cell>
          <table:table-cell office:value-type="float" office:value="34.0960100352">
            <text:p>34.0960100352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81353001441124E+017">
            <text:p>781353001441124000</text:p>
          </table:table-cell>
          <table:table-cell office:value-type="string">
            <text:p>Chansey</text:p>
          </table:table-cell>
          <table:table-cell office:value-type="string">
            <text:p>09/29/16 04:40 AM</text:p>
          </table:table-cell>
          <table:table-cell office:value-type="float" office:value="34.0924659072">
            <text:p>34.0924659072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81352572049236E+017">
            <text:p>781352572049236000</text:p>
          </table:table-cell>
          <table:table-cell office:value-type="string">
            <text:p>Jolteon</text:p>
          </table:table-cell>
          <table:table-cell office:value-type="string">
            <text:p>09/29/16 04:39 AM</text:p>
          </table:table-cell>
          <table:table-cell office:value-type="float" office:value="34.073722441">
            <text:p>34.073722441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81352566852506E+017">
            <text:p>781352566852506000</text:p>
          </table:table-cell>
          <table:table-cell office:value-type="string">
            <text:p>Omastar</text:p>
          </table:table-cell>
          <table:table-cell office:value-type="string">
            <text:p>09/29/16 04:39 AM</text:p>
          </table:table-cell>
          <table:table-cell office:value-type="float" office:value="34.0748577428">
            <text:p>34.0748577428</text:p>
          </table:table-cell>
          <table:table-cell office:value-type="float" office:value="-118.0783862055">
            <text:p>-118.0783862055</text:p>
          </table:table-cell>
        </table:table-row>
        <table:table-row table:style-name="ro2">
          <table:table-cell office:value-type="float" office:value="7.81351069683098E+017">
            <text:p>781351069683098000</text:p>
          </table:table-cell>
          <table:table-cell office:value-type="string">
            <text:p>Porygon</text:p>
          </table:table-cell>
          <table:table-cell office:value-type="string">
            <text:p>09/29/16 04:33 AM</text:p>
          </table:table-cell>
          <table:table-cell office:value-type="float" office:value="34.0953074653">
            <text:p>34.0953074653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7.813496024233E+017">
            <text:p>781349602423300000</text:p>
          </table:table-cell>
          <table:table-cell office:value-type="string">
            <text:p>Porygon</text:p>
          </table:table-cell>
          <table:table-cell office:value-type="string">
            <text:p>09/29/16 04:27 AM</text:p>
          </table:table-cell>
          <table:table-cell office:value-type="float" office:value="34.1256488733">
            <text:p>34.1256488733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7.81349220078891E+017">
            <text:p>781349220078891000</text:p>
          </table:table-cell>
          <table:table-cell office:value-type="string">
            <text:p>Scyther</text:p>
          </table:table-cell>
          <table:table-cell office:value-type="string">
            <text:p>09/29/16 04:25 AM</text:p>
          </table:table-cell>
          <table:table-cell office:value-type="float" office:value="34.0672968461">
            <text:p>34.06729684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81348894051475E+017">
            <text:p>781348894051475000</text:p>
          </table:table-cell>
          <table:table-cell office:value-type="string">
            <text:p>Flareon</text:p>
          </table:table-cell>
          <table:table-cell office:value-type="string">
            <text:p>09/29/16 04:24 AM</text:p>
          </table:table-cell>
          <table:table-cell office:value-type="float" office:value="34.1219523242">
            <text:p>34.1219523242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7.8134863522091E+017">
            <text:p>781348635220910000</text:p>
          </table:table-cell>
          <table:table-cell office:value-type="string">
            <text:p>Flareon</text:p>
          </table:table-cell>
          <table:table-cell office:value-type="string">
            <text:p>09/29/16 04:23 AM</text:p>
          </table:table-cell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7.81348550756008E+017">
            <text:p>781348550756008000</text:p>
          </table:table-cell>
          <table:table-cell office:value-type="string">
            <text:p>Weezing</text:p>
          </table:table-cell>
          <table:table-cell office:value-type="string">
            <text:p>09/29/16 04:23 AM</text:p>
          </table:table-cell>
          <table:table-cell office:value-type="float" office:value="34.1082841767">
            <text:p>34.1082841767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7.81348356379452E+017">
            <text:p>781348356379452000</text:p>
          </table:table-cell>
          <table:table-cell office:value-type="string">
            <text:p>Porygon</text:p>
          </table:table-cell>
          <table:table-cell office:value-type="string">
            <text:p>09/29/16 04:22 AM</text:p>
          </table:table-cell>
          <table:table-cell office:value-type="float" office:value="34.087943232">
            <text:p>34.087943232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7.81348263324553E+017">
            <text:p>781348263324553000</text:p>
          </table:table-cell>
          <table:table-cell office:value-type="string">
            <text:p>Charmeleon</text:p>
          </table:table-cell>
          <table:table-cell office:value-type="string">
            <text:p>09/29/16 04:21 AM</text:p>
          </table:table-cell>
          <table:table-cell office:value-type="float" office:value="34.0787020507">
            <text:p>34.0787020507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7.81348188473074E+017">
            <text:p>781348188473074000</text:p>
          </table:table-cell>
          <table:table-cell office:value-type="string">
            <text:p>Rapidash</text:p>
          </table:table-cell>
          <table:table-cell office:value-type="string">
            <text:p>09/29/16 04:21 AM</text:p>
          </table:table-cell>
          <table:table-cell office:value-type="float" office:value="34.0780379214">
            <text:p>34.0780379214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7.81348072177537E+017">
            <text:p>781348072177537000</text:p>
          </table:table-cell>
          <table:table-cell office:value-type="string">
            <text:p>Charmeleon</text:p>
          </table:table-cell>
          <table:table-cell office:value-type="string">
            <text:p>09/29/16 04:21 AM</text:p>
          </table:table-cell>
          <table:table-cell office:value-type="float" office:value="34.0960132933">
            <text:p>34.0960132933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7.81347613417153E+017">
            <text:p>781347613417153000</text:p>
          </table:table-cell>
          <table:table-cell office:value-type="string">
            <text:p>Jolteon</text:p>
          </table:table-cell>
          <table:table-cell office:value-type="string">
            <text:p>09/29/16 04:19 AM</text:p>
          </table:table-cell>
          <table:table-cell office:value-type="float" office:value="34.1158591812">
            <text:p>34.1158591812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7.81346932153213E+017">
            <text:p>781346932153213000</text:p>
          </table:table-cell>
          <table:table-cell office:value-type="string">
            <text:p>Raichu</text:p>
          </table:table-cell>
          <table:table-cell office:value-type="string">
            <text:p>09/29/16 04:16 AM</text:p>
          </table:table-cell>
          <table:table-cell office:value-type="float" office:value="34.1182174152">
            <text:p>34.1182174152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7.81346415008027E+017">
            <text:p>781346415008027000</text:p>
          </table:table-cell>
          <table:table-cell office:value-type="string">
            <text:p>Snorlax</text:p>
          </table:table-cell>
          <table:table-cell office:value-type="string">
            <text:p>09/29/16 04:14 AM</text:p>
          </table:table-cell>
          <table:table-cell office:value-type="float" office:value="34.0952559039">
            <text:p>34.0952559039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81346059465339E+017">
            <text:p>781346059465339000</text:p>
          </table:table-cell>
          <table:table-cell office:value-type="string">
            <text:p>Rapidash</text:p>
          </table:table-cell>
          <table:table-cell office:value-type="string">
            <text:p>09/29/16 04:13 AM</text:p>
          </table:table-cell>
          <table:table-cell office:value-type="float" office:value="34.1090733699">
            <text:p>34.1090733699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81345295921652E+017">
            <text:p>781345295921652000</text:p>
          </table:table-cell>
          <table:table-cell office:value-type="string">
            <text:p>Snorlax</text:p>
          </table:table-cell>
          <table:table-cell office:value-type="string">
            <text:p>09/29/16 04:10 AM</text:p>
          </table:table-cell>
          <table:table-cell office:value-type="float" office:value="34.0858528386">
            <text:p>34.0858528386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7.81345210219368E+017">
            <text:p>781345210219368000</text:p>
          </table:table-cell>
          <table:table-cell office:value-type="string">
            <text:p>Scyther</text:p>
          </table:table-cell>
          <table:table-cell office:value-type="string">
            <text:p>09/29/16 04:09 AM</text:p>
          </table:table-cell>
          <table:table-cell office:value-type="float" office:value="34.0899015549">
            <text:p>34.0899015549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81344766474658E+017">
            <text:p>781344766474658000</text:p>
          </table:table-cell>
          <table:table-cell office:value-type="string">
            <text:p>Kabutops</text:p>
          </table:table-cell>
          <table:table-cell office:value-type="string">
            <text:p>09/29/16 04:08 AM</text:p>
          </table:table-cell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8134375280785E+017">
            <text:p>781343752807850000</text:p>
          </table:table-cell>
          <table:table-cell office:value-type="string">
            <text:p>Weepinbell</text:p>
          </table:table-cell>
          <table:table-cell office:value-type="string">
            <text:p>09/29/16 04:04 AM</text:p>
          </table:table-cell>
          <table:table-cell office:value-type="float" office:value="34.1159195883">
            <text:p>34.1159195883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7.81343382656344E+017">
            <text:p>781343382656344000</text:p>
          </table:table-cell>
          <table:table-cell office:value-type="string">
            <text:p>Golduck</text:p>
          </table:table-cell>
          <table:table-cell office:value-type="string">
            <text:p>09/29/16 04:02 AM</text:p>
          </table:table-cell>
          <table:table-cell office:value-type="float" office:value="34.0762622963">
            <text:p>34.0762622963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7.81341086157447E+017">
            <text:p>781341086157447000</text:p>
          </table:table-cell>
          <table:table-cell office:value-type="string">
            <text:p>Flareon</text:p>
          </table:table-cell>
          <table:table-cell office:value-type="string">
            <text:p>09/29/16 03:53 AM</text:p>
          </table:table-cell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7.81340523831235E+017">
            <text:p>781340523831235000</text:p>
          </table:table-cell>
          <table:table-cell office:value-type="string">
            <text:p>Dratini</text:p>
          </table:table-cell>
          <table:table-cell office:value-type="string">
            <text:p>09/29/16 03:51 A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81338992931316E+017">
            <text:p>781338992931316000</text:p>
          </table:table-cell>
          <table:table-cell office:value-type="string">
            <text:p>Venusaur</text:p>
          </table:table-cell>
          <table:table-cell office:value-type="string">
            <text:p>09/29/16 03:45 AM</text:p>
          </table:table-cell>
          <table:table-cell office:value-type="float" office:value="34.1206455188">
            <text:p>34.1206455188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81338374531486E+017">
            <text:p>781338374531486000</text:p>
          </table:table-cell>
          <table:table-cell office:value-type="string">
            <text:p>Golem</text:p>
          </table:table-cell>
          <table:table-cell office:value-type="string">
            <text:p>09/29/16 03:42 AM</text:p>
          </table:table-cell>
          <table:table-cell office:value-type="float" office:value="34.0955581442">
            <text:p>34.0955581442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7.81336135825891E+017">
            <text:p>781336135825891000</text:p>
          </table:table-cell>
          <table:table-cell office:value-type="string">
            <text:p>Omastar</text:p>
          </table:table-cell>
          <table:table-cell office:value-type="string">
            <text:p>09/29/16 03:33 AM</text:p>
          </table:table-cell>
          <table:table-cell office:value-type="float" office:value="34.0743719538">
            <text:p>34.0743719538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7.81335893999169E+017">
            <text:p>781335893999169000</text:p>
          </table:table-cell>
          <table:table-cell office:value-type="string">
            <text:p>Electabuzz</text:p>
          </table:table-cell>
          <table:table-cell office:value-type="string">
            <text:p>09/29/16 03:32 AM</text:p>
          </table:table-cell>
          <table:table-cell office:value-type="float" office:value="34.1120716246">
            <text:p>34.1120716246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81334583128097E+017">
            <text:p>781334583128097000</text:p>
          </table:table-cell>
          <table:table-cell office:value-type="string">
            <text:p>Nidoking</text:p>
          </table:table-cell>
          <table:table-cell office:value-type="string">
            <text:p>09/29/16 03:27 AM</text:p>
          </table:table-cell>
          <table:table-cell office:value-type="float" office:value="34.1187099976">
            <text:p>34.1187099976</text:p>
          </table:table-cell>
          <table:table-cell office:value-type="float" office:value="-118.1402004165">
            <text:p>-118.1402004165</text:p>
          </table:table-cell>
        </table:table-row>
        <table:table-row table:style-name="ro2">
          <table:table-cell office:value-type="float" office:value="7.81334491075711E+017">
            <text:p>781334491075711000</text:p>
          </table:table-cell>
          <table:table-cell office:value-type="string">
            <text:p>Porygon</text:p>
          </table:table-cell>
          <table:table-cell office:value-type="string">
            <text:p>09/29/16 03:27 AM</text:p>
          </table:table-cell>
          <table:table-cell office:value-type="float" office:value="34.1211838174">
            <text:p>34.121183817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81334218823512E+017">
            <text:p>781334218823512000</text:p>
          </table:table-cell>
          <table:table-cell office:value-type="string">
            <text:p>Jolteon</text:p>
          </table:table-cell>
          <table:table-cell office:value-type="string">
            <text:p>09/29/16 03:26 AM</text:p>
          </table:table-cell>
          <table:table-cell office:value-type="float" office:value="34.0830620881">
            <text:p>34.0830620881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81333869123342E+017">
            <text:p>781333869123342000</text:p>
          </table:table-cell>
          <table:table-cell office:value-type="string">
            <text:p>Flareon</text:p>
          </table:table-cell>
          <table:table-cell office:value-type="string">
            <text:p>09/29/16 03:24 AM</text:p>
          </table:table-cell>
          <table:table-cell office:value-type="float" office:value="34.1019857552">
            <text:p>34.1019857552</text:p>
          </table:table-cell>
          <table:table-cell office:value-type="float" office:value="-118.0953049857">
            <text:p>-118.0953049857</text:p>
          </table:table-cell>
        </table:table-row>
        <table:table-row table:style-name="ro2">
          <table:table-cell office:value-type="float" office:value="7.81333011862172E+017">
            <text:p>781333011862172000</text:p>
          </table:table-cell>
          <table:table-cell office:value-type="string">
            <text:p>Flareon</text:p>
          </table:table-cell>
          <table:table-cell office:value-type="string">
            <text:p>09/29/16 03:21 AM</text:p>
          </table:table-cell>
          <table:table-cell office:value-type="float" office:value="34.0702973387">
            <text:p>34.0702973387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7.81332207763763E+017">
            <text:p>781332207763763000</text:p>
          </table:table-cell>
          <table:table-cell office:value-type="string">
            <text:p>Chansey</text:p>
          </table:table-cell>
          <table:table-cell office:value-type="string">
            <text:p>09/29/16 03:18 AM</text:p>
          </table:table-cell>
          <table:table-cell office:value-type="float" office:value="34.094507536">
            <text:p>34.094507536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7.8133168415524E+017">
            <text:p>781331684155240000</text:p>
          </table:table-cell>
          <table:table-cell office:value-type="string">
            <text:p>Chansey</text:p>
          </table:table-cell>
          <table:table-cell office:value-type="string">
            <text:p>09/29/16 03:16 AM</text:p>
          </table:table-cell>
          <table:table-cell office:value-type="float" office:value="34.0755413314">
            <text:p>34.0755413314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81327784987599E+017">
            <text:p>781327784987599000</text:p>
          </table:table-cell>
          <table:table-cell office:value-type="string">
            <text:p>Porygon</text:p>
          </table:table-cell>
          <table:table-cell office:value-type="string">
            <text:p>09/29/16 03:00 AM</text:p>
          </table:table-cell>
          <table:table-cell office:value-type="float" office:value="34.1242407167">
            <text:p>34.1242407167</text:p>
          </table:table-cell>
          <table:table-cell office:value-type="float" office:value="-118.0733559836">
            <text:p>-118.0733559836</text:p>
          </table:table-cell>
        </table:table-row>
        <table:table-row table:style-name="ro2">
          <table:table-cell office:value-type="float" office:value="7.81327183843254E+017">
            <text:p>781327183843254000</text:p>
          </table:table-cell>
          <table:table-cell office:value-type="string">
            <text:p>Flareon</text:p>
          </table:table-cell>
          <table:table-cell office:value-type="string">
            <text:p>09/29/16 02:58 AM</text:p>
          </table:table-cell>
          <table:table-cell office:value-type="float" office:value="34.0976652234">
            <text:p>34.0976652234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81325424143937E+017">
            <text:p>781325424143937000</text:p>
          </table:table-cell>
          <table:table-cell office:value-type="string">
            <text:p>Golduck</text:p>
          </table:table-cell>
          <table:table-cell office:value-type="string">
            <text:p>09/29/16 02:51 A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81323985887691E+017">
            <text:p>781323985887691000</text:p>
          </table:table-cell>
          <table:table-cell office:value-type="string">
            <text:p>Jolteon</text:p>
          </table:table-cell>
          <table:table-cell office:value-type="string">
            <text:p>09/29/16 02:45 AM</text:p>
          </table:table-cell>
          <table:table-cell office:value-type="float" office:value="34.0916412849">
            <text:p>34.0916412849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81323544739258E+017">
            <text:p>781323544739258000</text:p>
          </table:table-cell>
          <table:table-cell office:value-type="string">
            <text:p>Tangela</text:p>
          </table:table-cell>
          <table:table-cell office:value-type="string">
            <text:p>09/29/16 02:43 AM</text:p>
          </table:table-cell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81322351216439E+017">
            <text:p>781322351216439000</text:p>
          </table:table-cell>
          <table:table-cell office:value-type="string">
            <text:p>Jolteon</text:p>
          </table:table-cell>
          <table:table-cell office:value-type="string">
            <text:p>09/29/16 02:38 AM</text:p>
          </table:table-cell>
          <table:table-cell office:value-type="float" office:value="34.1027670537">
            <text:p>34.1027670537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7.81322070500139E+017">
            <text:p>781322070500139000</text:p>
          </table:table-cell>
          <table:table-cell office:value-type="string">
            <text:p>Chansey</text:p>
          </table:table-cell>
          <table:table-cell office:value-type="string">
            <text:p>09/29/16 02:37 AM</text:p>
          </table:table-cell>
          <table:table-cell office:value-type="float" office:value="34.0890342299">
            <text:p>34.0890342299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81319959909511E+017">
            <text:p>781319959909511000</text:p>
          </table:table-cell>
          <table:table-cell office:value-type="string">
            <text:p>Wartortle</text:p>
          </table:table-cell>
          <table:table-cell office:value-type="string">
            <text:p>09/29/16 02:29 AM</text:p>
          </table:table-cell>
          <table:table-cell office:value-type="float" office:value="34.0776482915">
            <text:p>34.0776482915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81319070889021E+017">
            <text:p>781319070889021000</text:p>
          </table:table-cell>
          <table:table-cell office:value-type="string">
            <text:p>Rapidash</text:p>
          </table:table-cell>
          <table:table-cell office:value-type="string">
            <text:p>09/29/16 02:25 AM</text:p>
          </table:table-cell>
          <table:table-cell office:value-type="float" office:value="34.1161613487">
            <text:p>34.1161613487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81318193008681E+017">
            <text:p>781318193008681000</text:p>
          </table:table-cell>
          <table:table-cell office:value-type="string">
            <text:p>Rapidash</text:p>
          </table:table-cell>
          <table:table-cell office:value-type="string">
            <text:p>09/29/16 02:22 AM</text:p>
          </table:table-cell>
          <table:table-cell office:value-type="float" office:value="34.0850767054">
            <text:p>34.0850767054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81317739960939E+017">
            <text:p>781317739960939000</text:p>
          </table:table-cell>
          <table:table-cell office:value-type="string">
            <text:p>Rapidash</text:p>
          </table:table-cell>
          <table:table-cell office:value-type="string">
            <text:p>09/29/16 02:20 AM</text:p>
          </table:table-cell>
          <table:table-cell office:value-type="float" office:value="34.0826043728">
            <text:p>34.0826043728</text:p>
          </table:table-cell>
          <table:table-cell office:value-type="float" office:value="-118.1359948174">
            <text:p>-118.1359948174</text:p>
          </table:table-cell>
        </table:table-row>
        <table:table-row table:style-name="ro2">
          <table:table-cell office:value-type="float" office:value="7.81317097045398E+017">
            <text:p>781317097045398000</text:p>
          </table:table-cell>
          <table:table-cell office:value-type="string">
            <text:p>Rapidash</text:p>
          </table:table-cell>
          <table:table-cell office:value-type="string">
            <text:p>09/29/16 02:18 AM</text:p>
          </table:table-cell>
          <table:table-cell office:value-type="float" office:value="34.0891045308">
            <text:p>34.0891045308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7.81316852769096E+017">
            <text:p>781316852769096000</text:p>
          </table:table-cell>
          <table:table-cell office:value-type="string">
            <text:p>Chansey</text:p>
          </table:table-cell>
          <table:table-cell office:value-type="string">
            <text:p>09/29/16 02:17 AM</text:p>
          </table:table-cell>
          <table:table-cell office:value-type="float" office:value="34.0980705179">
            <text:p>34.0980705179</text:p>
          </table:table-cell>
          <table:table-cell office:value-type="float" office:value="-118.0803982539">
            <text:p>-118.0803982539</text:p>
          </table:table-cell>
        </table:table-row>
        <table:table-row table:style-name="ro2">
          <table:table-cell office:value-type="float" office:value="7.81316679443714E+017">
            <text:p>781316679443714000</text:p>
          </table:table-cell>
          <table:table-cell office:value-type="string">
            <text:p>Flareon</text:p>
          </table:table-cell>
          <table:table-cell office:value-type="string">
            <text:p>09/29/16 02:16 AM</text:p>
          </table:table-cell>
          <table:table-cell office:value-type="float" office:value="34.108136587">
            <text:p>34.108136587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7.81316604365672E+017">
            <text:p>781316604365672000</text:p>
          </table:table-cell>
          <table:table-cell office:value-type="string">
            <text:p>Rapidash</text:p>
          </table:table-cell>
          <table:table-cell office:value-type="string">
            <text:p>09/29/16 02:16 AM</text:p>
          </table:table-cell>
          <table:table-cell office:value-type="float" office:value="34.094221121">
            <text:p>34.094221121</text:p>
          </table:table-cell>
          <table:table-cell office:value-type="float" office:value="-118.1275833148">
            <text:p>-118.1275833148</text:p>
          </table:table-cell>
        </table:table-row>
        <table:table-row table:style-name="ro2">
          <table:table-cell office:value-type="float" office:value="7.81315500768846E+017">
            <text:p>781315500768846000</text:p>
          </table:table-cell>
          <table:table-cell office:value-type="string">
            <text:p>Raichu</text:p>
          </table:table-cell>
          <table:table-cell office:value-type="string">
            <text:p>09/29/16 02:11 AM</text:p>
          </table:table-cell>
          <table:table-cell office:value-type="float" office:value="34.0937267959">
            <text:p>34.0937267959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7.81314692346057E+017">
            <text:p>781314692346057000</text:p>
          </table:table-cell>
          <table:table-cell office:value-type="string">
            <text:p>Tangela</text:p>
          </table:table-cell>
          <table:table-cell office:value-type="string">
            <text:p>09/29/16 02:08 AM</text:p>
          </table:table-cell>
          <table:table-cell office:value-type="float" office:value="34.10568734">
            <text:p>34.10568734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7.81314254745895E+017">
            <text:p>781314254745895000</text:p>
          </table:table-cell>
          <table:table-cell office:value-type="string">
            <text:p>Alakazam</text:p>
          </table:table-cell>
          <table:table-cell office:value-type="string">
            <text:p>09/29/16 02:06 AM</text:p>
          </table:table-cell>
          <table:table-cell office:value-type="float" office:value="34.1043608854">
            <text:p>34.1043608854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8131320080538E+017">
            <text:p>781313200805380000</text:p>
          </table:table-cell>
          <table:table-cell office:value-type="string">
            <text:p>Snorlax</text:p>
          </table:table-cell>
          <table:table-cell office:value-type="string">
            <text:p>09/29/16 02:02 AM</text:p>
          </table:table-cell>
          <table:table-cell office:value-type="float" office:value="34.1126034815">
            <text:p>34.1126034815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81312707190399E+017">
            <text:p>781312707190399000</text:p>
          </table:table-cell>
          <table:table-cell office:value-type="string">
            <text:p>Tangela</text:p>
          </table:table-cell>
          <table:table-cell office:value-type="string">
            <text:p>09/29/16 02:00 AM</text:p>
          </table:table-cell>
          <table:table-cell office:value-type="float" office:value="34.1152159804">
            <text:p>34.115215980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8131254508895E+017">
            <text:p>781312545088950000</text:p>
          </table:table-cell>
          <table:table-cell office:value-type="string">
            <text:p>Omastar</text:p>
          </table:table-cell>
          <table:table-cell office:value-type="string">
            <text:p>09/29/16 02:00 AM</text:p>
          </table:table-cell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81312106096308E+017">
            <text:p>781312106096308000</text:p>
          </table:table-cell>
          <table:table-cell office:value-type="string">
            <text:p>Haunter</text:p>
          </table:table-cell>
          <table:table-cell office:value-type="string">
            <text:p>09/29/16 01:58 AM</text:p>
          </table:table-cell>
          <table:table-cell office:value-type="float" office:value="34.0985765966">
            <text:p>34.0985765966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7.81310875391013E+017">
            <text:p>781310875391013000</text:p>
          </table:table-cell>
          <table:table-cell office:value-type="string">
            <text:p>Kabutops</text:p>
          </table:table-cell>
          <table:table-cell office:value-type="string">
            <text:p>09/29/16 01:53 AM</text:p>
          </table:table-cell>
          <table:table-cell office:value-type="float" office:value="34.0788775368">
            <text:p>34.0788775368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7.81310624722584E+017">
            <text:p>781310624722584000</text:p>
          </table:table-cell>
          <table:table-cell office:value-type="string">
            <text:p>Rapidash</text:p>
          </table:table-cell>
          <table:table-cell office:value-type="string">
            <text:p>09/29/16 01:52 AM</text:p>
          </table:table-cell>
          <table:table-cell office:value-type="float" office:value="34.0931022717">
            <text:p>34.0931022717</text:p>
          </table:table-cell>
          <table:table-cell office:value-type="float" office:value="-118.1178912981">
            <text:p>-118.1178912981</text:p>
          </table:table-cell>
        </table:table-row>
        <table:table-row table:style-name="ro2">
          <table:table-cell office:value-type="float" office:value="7.81308310133756E+017">
            <text:p>781308310133756000</text:p>
          </table:table-cell>
          <table:table-cell office:value-type="string">
            <text:p>Jolteon</text:p>
          </table:table-cell>
          <table:table-cell office:value-type="string">
            <text:p>09/29/16 01:43 AM</text:p>
          </table:table-cell>
          <table:table-cell office:value-type="float" office:value="34.1167421612">
            <text:p>34.1167421612</text:p>
          </table:table-cell>
          <table:table-cell office:value-type="float" office:value="-118.1274918832">
            <text:p>-118.1274918832</text:p>
          </table:table-cell>
        </table:table-row>
        <table:table-row table:style-name="ro2">
          <table:table-cell office:value-type="float" office:value="7.81307085753426E+017">
            <text:p>781307085753426000</text:p>
          </table:table-cell>
          <table:table-cell office:value-type="string">
            <text:p>Lickitung</text:p>
          </table:table-cell>
          <table:table-cell office:value-type="string">
            <text:p>09/29/16 01:38 AM</text:p>
          </table:table-cell>
          <table:table-cell office:value-type="float" office:value="34.1026486316">
            <text:p>34.1026486316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7.81306705107821E+017">
            <text:p>781306705107821000</text:p>
          </table:table-cell>
          <table:table-cell office:value-type="string">
            <text:p>Alakazam</text:p>
          </table:table-cell>
          <table:table-cell office:value-type="string">
            <text:p>09/29/16 01:36 AM</text:p>
          </table:table-cell>
          <table:table-cell office:value-type="float" office:value="34.1043608854">
            <text:p>34.1043608854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81305316323365E+017">
            <text:p>781305316323365000</text:p>
          </table:table-cell>
          <table:table-cell office:value-type="string">
            <text:p>Nidoking</text:p>
          </table:table-cell>
          <table:table-cell office:value-type="string">
            <text:p>09/29/16 01:31 AM</text:p>
          </table:table-cell>
          <table:table-cell office:value-type="float" office:value="34.1159775529">
            <text:p>34.1159775529</text:p>
          </table:table-cell>
          <table:table-cell office:value-type="float" office:value="-118.140566116">
            <text:p>-118.140566116</text:p>
          </table:table-cell>
        </table:table-row>
        <table:table-row table:style-name="ro2">
          <table:table-cell office:value-type="float" office:value="7.81304719700431E+017">
            <text:p>781304719700431000</text:p>
          </table:table-cell>
          <table:table-cell office:value-type="string">
            <text:p>Nidoqueen</text:p>
          </table:table-cell>
          <table:table-cell office:value-type="string">
            <text:p>09/29/16 01:28 AM</text:p>
          </table:table-cell>
          <table:table-cell office:value-type="float" office:value="34.1251264855">
            <text:p>34.1251264855</text:p>
          </table:table-cell>
          <table:table-cell office:value-type="float" office:value="-118.1166111802">
            <text:p>-118.1166111802</text:p>
          </table:table-cell>
        </table:table-row>
        <table:table-row table:style-name="ro2">
          <table:table-cell office:value-type="float" office:value="7.81302369975808E+017">
            <text:p>781302369975808000</text:p>
          </table:table-cell>
          <table:table-cell office:value-type="string">
            <text:p>Rapidash</text:p>
          </table:table-cell>
          <table:table-cell office:value-type="string">
            <text:p>09/29/16 01:19 AM</text:p>
          </table:table-cell>
          <table:table-cell office:value-type="float" office:value="34.1203924848">
            <text:p>34.1203924848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7.81300746666938E+017">
            <text:p>781300746666938000</text:p>
          </table:table-cell>
          <table:table-cell office:value-type="string">
            <text:p>Jolteon</text:p>
          </table:table-cell>
          <table:table-cell office:value-type="string">
            <text:p>09/29/16 01:13 AM</text:p>
          </table:table-cell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81300680250106E+017">
            <text:p>781300680250106000</text:p>
          </table:table-cell>
          <table:table-cell office:value-type="string">
            <text:p>Raichu</text:p>
          </table:table-cell>
          <table:table-cell office:value-type="string">
            <text:p>09/29/16 01:12 AM</text:p>
          </table:table-cell>
          <table:table-cell office:value-type="float" office:value="34.1192808558">
            <text:p>34.1192808558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81297873849766E+017">
            <text:p>781297873849766000</text:p>
          </table:table-cell>
          <table:table-cell office:value-type="string">
            <text:p>Jolteon</text:p>
          </table:table-cell>
          <table:table-cell office:value-type="string">
            <text:p>09/29/16 01:01 AM</text:p>
          </table:table-cell>
          <table:table-cell office:value-type="float" office:value="34.1236149073">
            <text:p>34.1236149073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81296830768308E+017">
            <text:p>781296830768308000</text:p>
          </table:table-cell>
          <table:table-cell office:value-type="string">
            <text:p>Starmie</text:p>
          </table:table-cell>
          <table:table-cell office:value-type="string">
            <text:p>09/29/16 12:57 AM</text:p>
          </table:table-cell>
          <table:table-cell office:value-type="float" office:value="34.1223669014">
            <text:p>34.1223669014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7.81296034668351E+017">
            <text:p>781296034668351000</text:p>
          </table:table-cell>
          <table:table-cell office:value-type="string">
            <text:p>Kabutops</text:p>
          </table:table-cell>
          <table:table-cell office:value-type="string">
            <text:p>09/29/16 12:54 AM</text:p>
          </table:table-cell>
          <table:table-cell office:value-type="float" office:value="34.0962909853">
            <text:p>34.0962909853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7.81295840010736E+017">
            <text:p>781295840010736000</text:p>
          </table:table-cell>
          <table:table-cell office:value-type="string">
            <text:p>Snorlax</text:p>
          </table:table-cell>
          <table:table-cell office:value-type="string">
            <text:p>09/29/16 12:53 AM</text:p>
          </table:table-cell>
          <table:table-cell office:value-type="float" office:value="34.1170512124">
            <text:p>34.1170512124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7.81295751691313E+017">
            <text:p>781295751691313000</text:p>
          </table:table-cell>
          <table:table-cell office:value-type="string">
            <text:p>Dratini</text:p>
          </table:table-cell>
          <table:table-cell office:value-type="string">
            <text:p>09/29/16 12:53 AM</text:p>
          </table:table-cell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81295691117105E+017">
            <text:p>781295691117105000</text:p>
          </table:table-cell>
          <table:table-cell office:value-type="string">
            <text:p>Chansey</text:p>
          </table:table-cell>
          <table:table-cell office:value-type="string">
            <text:p>09/29/16 12:53 AM</text:p>
          </table:table-cell>
          <table:table-cell office:value-type="float" office:value="34.1194914161">
            <text:p>34.1194914161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81294277905089E+017">
            <text:p>781294277905089000</text:p>
          </table:table-cell>
          <table:table-cell office:value-type="string">
            <text:p>Rapidash</text:p>
          </table:table-cell>
          <table:table-cell office:value-type="string">
            <text:p>09/29/16 12:47 AM</text:p>
          </table:table-cell>
          <table:table-cell office:value-type="float" office:value="34.1094020887">
            <text:p>34.1094020887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1294123261137E+017">
            <text:p>781294123261137000</text:p>
          </table:table-cell>
          <table:table-cell office:value-type="string">
            <text:p>Machamp</text:p>
          </table:table-cell>
          <table:table-cell office:value-type="string">
            <text:p>09/29/16 12:46 AM</text:p>
          </table:table-cell>
          <table:table-cell office:value-type="float" office:value="34.0890441504">
            <text:p>34.0890441504</text:p>
          </table:table-cell>
          <table:table-cell office:value-type="float" office:value="-118.0767399669">
            <text:p>-118.0767399669</text:p>
          </table:table-cell>
        </table:table-row>
        <table:table-row table:style-name="ro2">
          <table:table-cell office:value-type="float" office:value="7.81293631848133E+017">
            <text:p>781293631848133000</text:p>
          </table:table-cell>
          <table:table-cell office:value-type="string">
            <text:p>Chansey</text:p>
          </table:table-cell>
          <table:table-cell office:value-type="string">
            <text:p>09/29/16 12:44 AM</text:p>
          </table:table-cell>
          <table:table-cell office:value-type="float" office:value="34.0996759596">
            <text:p>34.0996759596</text:p>
          </table:table-cell>
          <table:table-cell office:value-type="float" office:value="-118.1107590933">
            <text:p>-118.1107590933</text:p>
          </table:table-cell>
        </table:table-row>
        <table:table-row table:style-name="ro2">
          <table:table-cell office:value-type="float" office:value="7.81293049292857E+017">
            <text:p>781293049292857000</text:p>
          </table:table-cell>
          <table:table-cell office:value-type="string">
            <text:p>Snorlax</text:p>
          </table:table-cell>
          <table:table-cell office:value-type="string">
            <text:p>09/29/16 12:42 AM</text:p>
          </table:table-cell>
          <table:table-cell office:value-type="float" office:value="34.0716765982">
            <text:p>34.0716765982</text:p>
          </table:table-cell>
          <table:table-cell office:value-type="float" office:value="-118.0663134314">
            <text:p>-118.0663134314</text:p>
          </table:table-cell>
        </table:table-row>
        <table:table-row table:style-name="ro2">
          <table:table-cell office:value-type="float" office:value="7.81291904122008E+017">
            <text:p>781291904122008000</text:p>
          </table:table-cell>
          <table:table-cell office:value-type="string">
            <text:p>Weepinbell</text:p>
          </table:table-cell>
          <table:table-cell office:value-type="string">
            <text:p>09/29/16 12:38 AM</text:p>
          </table:table-cell>
          <table:table-cell office:value-type="float" office:value="34.1049935042">
            <text:p>34.1049935042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7.81291701809746E+017">
            <text:p>781291701809746000</text:p>
          </table:table-cell>
          <table:table-cell office:value-type="string">
            <text:p>Jolteon</text:p>
          </table:table-cell>
          <table:table-cell office:value-type="string">
            <text:p>09/29/16 12:37 AM</text:p>
          </table:table-cell>
          <table:table-cell office:value-type="float" office:value="34.0910009504">
            <text:p>34.0910009504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7.81290667540484E+017">
            <text:p>781290667540484000</text:p>
          </table:table-cell>
          <table:table-cell office:value-type="string">
            <text:p>Scyther</text:p>
          </table:table-cell>
          <table:table-cell office:value-type="string">
            <text:p>09/29/16 12:33 AM</text:p>
          </table:table-cell>
          <table:table-cell office:value-type="float" office:value="34.0983329282">
            <text:p>34.0983329282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81290604114215E+017">
            <text:p>781290604114215000</text:p>
          </table:table-cell>
          <table:table-cell office:value-type="string">
            <text:p>Chansey</text:p>
          </table:table-cell>
          <table:table-cell office:value-type="string">
            <text:p>09/29/16 12:32 AM</text:p>
          </table:table-cell>
          <table:table-cell office:value-type="float" office:value="34.0979965619">
            <text:p>34.0979965619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7.81287280971428E+017">
            <text:p>781287280971428000</text:p>
          </table:table-cell>
          <table:table-cell office:value-type="string">
            <text:p>Raichu</text:p>
          </table:table-cell>
          <table:table-cell office:value-type="string">
            <text:p>09/29/16 12:19 AM</text:p>
          </table:table-cell>
          <table:table-cell office:value-type="float" office:value="34.1285251439">
            <text:p>34.1285251439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81285804261843E+017">
            <text:p>781285804261843000</text:p>
          </table:table-cell>
          <table:table-cell office:value-type="string">
            <text:p>Snorlax</text:p>
          </table:table-cell>
          <table:table-cell office:value-type="string">
            <text:p>09/29/16 12:13 AM</text:p>
          </table:table-cell>
          <table:table-cell office:value-type="float" office:value="34.1066721259">
            <text:p>34.1066721259</text:p>
          </table:table-cell>
          <table:table-cell office:value-type="float" office:value="-118.1248403458">
            <text:p>-118.1248403458</text:p>
          </table:table-cell>
        </table:table-row>
        <table:table-row table:style-name="ro2">
          <table:table-cell office:value-type="float" office:value="7.81280256464294E+017">
            <text:p>781280256464294000</text:p>
          </table:table-cell>
          <table:table-cell office:value-type="string">
            <text:p>Porygon</text:p>
          </table:table-cell>
          <table:table-cell office:value-type="string">
            <text:p>09/28/16 11:51 PM</text:p>
          </table:table-cell>
          <table:table-cell office:value-type="float" office:value="34.095370393">
            <text:p>34.095370393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7.81278587550769E+017">
            <text:p>781278587550769000</text:p>
          </table:table-cell>
          <table:table-cell office:value-type="string">
            <text:p>Porygon</text:p>
          </table:table-cell>
          <table:table-cell office:value-type="string">
            <text:p>09/28/16 11:45 PM</text:p>
          </table:table-cell>
          <table:table-cell office:value-type="float" office:value="34.0951890657">
            <text:p>34.0951890657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81277951216103E+017">
            <text:p>781277951216103000</text:p>
          </table:table-cell>
          <table:table-cell office:value-type="string">
            <text:p>Charmeleon</text:p>
          </table:table-cell>
          <table:table-cell office:value-type="string">
            <text:p>09/28/16 11:42 PM</text:p>
          </table:table-cell>
          <table:table-cell office:value-type="float" office:value="34.1155295755">
            <text:p>34.115529575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81276972353622E+017">
            <text:p>781276972353622000</text:p>
          </table:table-cell>
          <table:table-cell office:value-type="string">
            <text:p>Snorlax</text:p>
          </table:table-cell>
          <table:table-cell office:value-type="string">
            <text:p>09/28/16 11:38 PM</text:p>
          </table:table-cell>
          <table:table-cell office:value-type="float" office:value="34.1166095765">
            <text:p>34.1166095765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1276169647772E+017">
            <text:p>781276169647772000</text:p>
          </table:table-cell>
          <table:table-cell office:value-type="string">
            <text:p>Chansey</text:p>
          </table:table-cell>
          <table:table-cell office:value-type="string">
            <text:p>09/28/16 11:35 PM</text:p>
          </table:table-cell>
          <table:table-cell office:value-type="float" office:value="34.1215532112">
            <text:p>34.121553211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7.81275482281042E+017">
            <text:p>781275482281042000</text:p>
          </table:table-cell>
          <table:table-cell office:value-type="string">
            <text:p>Flareon</text:p>
          </table:table-cell>
          <table:table-cell office:value-type="string">
            <text:p>09/28/16 11:32 PM</text:p>
          </table:table-cell>
          <table:table-cell office:value-type="float" office:value="34.0981597027">
            <text:p>34.0981597027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7.81275213082136E+017">
            <text:p>781275213082136000</text:p>
          </table:table-cell>
          <table:table-cell office:value-type="string">
            <text:p>Flareon</text:p>
          </table:table-cell>
          <table:table-cell office:value-type="string">
            <text:p>09/28/16 11:31 PM</text:p>
          </table:table-cell>
          <table:table-cell office:value-type="float" office:value="34.0798123126">
            <text:p>34.0798123126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81274790774452E+017">
            <text:p>781274790774452000</text:p>
          </table:table-cell>
          <table:table-cell office:value-type="string">
            <text:p>Electabuzz</text:p>
          </table:table-cell>
          <table:table-cell office:value-type="string">
            <text:p>09/28/16 11:30 PM</text:p>
          </table:table-cell>
          <table:table-cell office:value-type="float" office:value="34.0853284178">
            <text:p>34.0853284178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81272776699093E+017">
            <text:p>781272776699093000</text:p>
          </table:table-cell>
          <table:table-cell office:value-type="string">
            <text:p>Lickitung</text:p>
          </table:table-cell>
          <table:table-cell office:value-type="string">
            <text:p>09/28/16 11:21 PM</text:p>
          </table:table-cell>
          <table:table-cell office:value-type="float" office:value="34.120423578">
            <text:p>34.120423578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81270108924633E+017">
            <text:p>781270108924633000</text:p>
          </table:table-cell>
          <table:table-cell office:value-type="string">
            <text:p>Rapidash</text:p>
          </table:table-cell>
          <table:table-cell office:value-type="string">
            <text:p>09/28/16 11:11 PM</text:p>
          </table:table-cell>
          <table:table-cell office:value-type="float" office:value="34.0987703654">
            <text:p>34.0987703654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7.81268957747524E+017">
            <text:p>781268957747524000</text:p>
          </table:table-cell>
          <table:table-cell office:value-type="string">
            <text:p>Chansey</text:p>
          </table:table-cell>
          <table:table-cell office:value-type="string">
            <text:p>09/28/16 11:06 PM</text:p>
          </table:table-cell>
          <table:table-cell office:value-type="float" office:value="34.1264952152">
            <text:p>34.1264952152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81268793452474E+017">
            <text:p>781268793452474000</text:p>
          </table:table-cell>
          <table:table-cell office:value-type="string">
            <text:p>Golem</text:p>
          </table:table-cell>
          <table:table-cell office:value-type="string">
            <text:p>09/28/16 11:06 PM</text:p>
          </table:table-cell>
          <table:table-cell office:value-type="float" office:value="34.0635912837">
            <text:p>34.0635912837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81267108357255E+017">
            <text:p>781267108357255000</text:p>
          </table:table-cell>
          <table:table-cell office:value-type="string">
            <text:p>Charizard</text:p>
          </table:table-cell>
          <table:table-cell office:value-type="string">
            <text:p>09/28/16 10:59 PM</text:p>
          </table:table-cell>
          <table:table-cell office:value-type="float" office:value="34.0854654551">
            <text:p>34.0854654551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7.81266810024833E+017">
            <text:p>781266810024833000</text:p>
          </table:table-cell>
          <table:table-cell office:value-type="string">
            <text:p>Rapidash</text:p>
          </table:table-cell>
          <table:table-cell office:value-type="string">
            <text:p>09/28/16 10:58 PM</text:p>
          </table:table-cell>
          <table:table-cell office:value-type="float" office:value="34.0781174583">
            <text:p>34.0781174583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81266493434503E+017">
            <text:p>781266493434503000</text:p>
          </table:table-cell>
          <table:table-cell office:value-type="string">
            <text:p>Chansey</text:p>
          </table:table-cell>
          <table:table-cell office:value-type="string">
            <text:p>09/28/16 10:57 PM</text:p>
          </table:table-cell>
          <table:table-cell office:value-type="float" office:value="34.0771927795">
            <text:p>34.0771927795</text:p>
          </table:table-cell>
          <table:table-cell office:value-type="float" office:value="-118.1252060775">
            <text:p>-118.1252060775</text:p>
          </table:table-cell>
        </table:table-row>
        <table:table-row table:style-name="ro2">
          <table:table-cell office:value-type="float" office:value="7.81265578434572E+017">
            <text:p>781265578434572000</text:p>
          </table:table-cell>
          <table:table-cell office:value-type="string">
            <text:p>Kabutops</text:p>
          </table:table-cell>
          <table:table-cell office:value-type="string">
            <text:p>09/28/16 10:53 PM</text:p>
          </table:table-cell>
          <table:table-cell office:value-type="float" office:value="34.0750281167">
            <text:p>34.0750281167</text:p>
          </table:table-cell>
          <table:table-cell office:value-type="float" office:value="-118.0696060883">
            <text:p>-118.0696060883</text:p>
          </table:table-cell>
        </table:table-row>
        <table:table-row table:style-name="ro2">
          <table:table-cell office:value-type="float" office:value="7.81265495282492E+017">
            <text:p>781265495282492000</text:p>
          </table:table-cell>
          <table:table-cell office:value-type="string">
            <text:p>Chansey</text:p>
          </table:table-cell>
          <table:table-cell office:value-type="string">
            <text:p>09/28/16 10:53 PM</text:p>
          </table:table-cell>
          <table:table-cell office:value-type="float" office:value="34.1190530187">
            <text:p>34.1190530187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7.81265085788324E+017">
            <text:p>781265085788324000</text:p>
          </table:table-cell>
          <table:table-cell office:value-type="string">
            <text:p>Rapidash</text:p>
          </table:table-cell>
          <table:table-cell office:value-type="string">
            <text:p>09/28/16 10:51 PM</text:p>
          </table:table-cell>
          <table:table-cell office:value-type="float" office:value="34.064749324">
            <text:p>34.064749324</text:p>
          </table:table-cell>
          <table:table-cell office:value-type="float" office:value="-118.0991457788">
            <text:p>-118.0991457788</text:p>
          </table:table-cell>
        </table:table-row>
        <table:table-row table:style-name="ro2">
          <table:table-cell office:value-type="float" office:value="7.81264883899773E+017">
            <text:p>781264883899773000</text:p>
          </table:table-cell>
          <table:table-cell office:value-type="string">
            <text:p>Rapidash</text:p>
          </table:table-cell>
          <table:table-cell office:value-type="string">
            <text:p>09/28/16 10:50 PM</text:p>
          </table:table-cell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7.81264838425088E+017">
            <text:p>781264838425088000</text:p>
          </table:table-cell>
          <table:table-cell office:value-type="string">
            <text:p>Nidoqueen</text:p>
          </table:table-cell>
          <table:table-cell office:value-type="string">
            <text:p>09/28/16 10:50 PM</text:p>
          </table:table-cell>
          <table:table-cell office:value-type="float" office:value="34.1203556628">
            <text:p>34.1203556628</text:p>
          </table:table-cell>
          <table:table-cell office:value-type="float" office:value="-118.1461429377">
            <text:p>-118.1461429377</text:p>
          </table:table-cell>
        </table:table-row>
        <table:table-row table:style-name="ro2">
          <table:table-cell office:value-type="float" office:value="7.81264674855658E+017">
            <text:p>781264674855658000</text:p>
          </table:table-cell>
          <table:table-cell office:value-type="string">
            <text:p>Gyarados</text:p>
          </table:table-cell>
          <table:table-cell office:value-type="string">
            <text:p>09/28/16 10:49 PM</text:p>
          </table:table-cell>
          <table:table-cell office:value-type="float" office:value="34.096073442">
            <text:p>34.096073442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7.81264242439619E+017">
            <text:p>781264242439619000</text:p>
          </table:table-cell>
          <table:table-cell office:value-type="string">
            <text:p>Nidoking</text:p>
          </table:table-cell>
          <table:table-cell office:value-type="string">
            <text:p>09/28/16 10:48 PM</text:p>
          </table:table-cell>
          <table:table-cell office:value-type="float" office:value="34.0897890484">
            <text:p>34.0897890484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7.8126297028633E+017">
            <text:p>781262970286330000</text:p>
          </table:table-cell>
          <table:table-cell office:value-type="string">
            <text:p>Lickitung</text:p>
          </table:table-cell>
          <table:table-cell office:value-type="string">
            <text:p>09/28/16 10:43 PM</text:p>
          </table:table-cell>
          <table:table-cell office:value-type="float" office:value="34.1060875586">
            <text:p>34.1060875586</text:p>
          </table:table-cell>
          <table:table-cell office:value-type="float" office:value="-118.1133194054">
            <text:p>-118.1133194054</text:p>
          </table:table-cell>
        </table:table-row>
        <table:table-row table:style-name="ro2">
          <table:table-cell office:value-type="float" office:value="7.81261812662538E+017">
            <text:p>781261812662538000</text:p>
          </table:table-cell>
          <table:table-cell office:value-type="string">
            <text:p>Jolteon</text:p>
          </table:table-cell>
          <table:table-cell office:value-type="string">
            <text:p>09/28/16 10:38 PM</text:p>
          </table:table-cell>
          <table:table-cell office:value-type="float" office:value="34.1069191284">
            <text:p>34.1069191284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7.81260179144794E+017">
            <text:p>781260179144794000</text:p>
          </table:table-cell>
          <table:table-cell office:value-type="string">
            <text:p>Jolteon</text:p>
          </table:table-cell>
          <table:table-cell office:value-type="string">
            <text:p>09/28/16 10:31 PM</text:p>
          </table:table-cell>
          <table:table-cell office:value-type="float" office:value="34.077764482">
            <text:p>34.077764482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81259682841178E+017">
            <text:p>781259682841178000</text:p>
          </table:table-cell>
          <table:table-cell office:value-type="string">
            <text:p>Kingler</text:p>
          </table:table-cell>
          <table:table-cell office:value-type="string">
            <text:p>09/28/16 10:29 PM</text:p>
          </table:table-cell>
          <table:table-cell office:value-type="float" office:value="34.1050130154">
            <text:p>34.1050130154</text:p>
          </table:table-cell>
          <table:table-cell office:value-type="float" office:value="-118.1302348105">
            <text:p>-118.1302348105</text:p>
          </table:table-cell>
        </table:table-row>
        <table:table-row table:style-name="ro2">
          <table:table-cell office:value-type="float" office:value="7.81257477551567E+017">
            <text:p>781257477551567000</text:p>
          </table:table-cell>
          <table:table-cell office:value-type="string">
            <text:p>Aerodactyl</text:p>
          </table:table-cell>
          <table:table-cell office:value-type="string">
            <text:p>09/28/16 10:21 PM</text:p>
          </table:table-cell>
          <table:table-cell office:value-type="float" office:value="34.0960132933">
            <text:p>34.0960132933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7.81257313545916E+017">
            <text:p>781257313545916000</text:p>
          </table:table-cell>
          <table:table-cell office:value-type="string">
            <text:p>Tentacruel</text:p>
          </table:table-cell>
          <table:table-cell office:value-type="string">
            <text:p>09/28/16 10:20 PM</text:p>
          </table:table-cell>
          <table:table-cell office:value-type="float" office:value="34.0784508855">
            <text:p>34.0784508855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7.81256658894754E+017">
            <text:p>781256658894754000</text:p>
          </table:table-cell>
          <table:table-cell office:value-type="string">
            <text:p>Jolteon</text:p>
          </table:table-cell>
          <table:table-cell office:value-type="string">
            <text:p>09/28/16 10:17 PM</text:p>
          </table:table-cell>
          <table:table-cell office:value-type="float" office:value="34.0811582062">
            <text:p>34.0811582062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81256440576999E+017">
            <text:p>781256440576999000</text:p>
          </table:table-cell>
          <table:table-cell office:value-type="string">
            <text:p>Chansey</text:p>
          </table:table-cell>
          <table:table-cell office:value-type="string">
            <text:p>09/28/16 10:17 PM</text:p>
          </table:table-cell>
          <table:table-cell office:value-type="float" office:value="34.074740403">
            <text:p>34.074740403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8125539601918E+017">
            <text:p>781255396019180000</text:p>
          </table:table-cell>
          <table:table-cell office:value-type="string">
            <text:p>Seadra</text:p>
          </table:table-cell>
          <table:table-cell office:value-type="string">
            <text:p>09/28/16 10:12 PM</text:p>
          </table:table-cell>
          <table:table-cell office:value-type="float" office:value="34.0748536097">
            <text:p>34.0748536097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7.81254598497411E+017">
            <text:p>781254598497411000</text:p>
          </table:table-cell>
          <table:table-cell office:value-type="string">
            <text:p>Kabutops</text:p>
          </table:table-cell>
          <table:table-cell office:value-type="string">
            <text:p>09/28/16 10:09 P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81253545869783E+017">
            <text:p>781253545869783000</text:p>
          </table:table-cell>
          <table:table-cell office:value-type="string">
            <text:p>Flareon</text:p>
          </table:table-cell>
          <table:table-cell office:value-type="string">
            <text:p>09/28/16 10:05 PM</text:p>
          </table:table-cell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81253167476462E+017">
            <text:p>781253167476462000</text:p>
          </table:table-cell>
          <table:table-cell office:value-type="string">
            <text:p>Flareon</text:p>
          </table:table-cell>
          <table:table-cell office:value-type="string">
            <text:p>09/28/16 10:04 PM</text:p>
          </table:table-cell>
          <table:table-cell office:value-type="float" office:value="34.0945724138">
            <text:p>34.0945724138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7.81253059057885E+017">
            <text:p>781253059057885000</text:p>
          </table:table-cell>
          <table:table-cell office:value-type="string">
            <text:p>Charmeleon</text:p>
          </table:table-cell>
          <table:table-cell office:value-type="string">
            <text:p>09/28/16 10:03 PM</text:p>
          </table:table-cell>
          <table:table-cell office:value-type="float" office:value="34.1027911314">
            <text:p>34.1027911314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8125295887686E+017">
            <text:p>781252958876860000</text:p>
          </table:table-cell>
          <table:table-cell office:value-type="string">
            <text:p>Flareon</text:p>
          </table:table-cell>
          <table:table-cell office:value-type="string">
            <text:p>09/28/16 10:03 PM</text:p>
          </table:table-cell>
          <table:table-cell office:value-type="float" office:value="34.1146278037">
            <text:p>34.1146278037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7.81250355837362E+017">
            <text:p>781250355837362000</text:p>
          </table:table-cell>
          <table:table-cell office:value-type="string">
            <text:p>Ninetales</text:p>
          </table:table-cell>
          <table:table-cell office:value-type="string">
            <text:p>09/28/16 09:52 PM</text:p>
          </table:table-cell>
          <table:table-cell office:value-type="float" office:value="34.0736907405">
            <text:p>34.0736907405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7.81249870929682E+017">
            <text:p>781249870929682000</text:p>
          </table:table-cell>
          <table:table-cell office:value-type="string">
            <text:p>Wigglytuff</text:p>
          </table:table-cell>
          <table:table-cell office:value-type="string">
            <text:p>09/28/16 09:50 PM</text:p>
          </table:table-cell>
          <table:table-cell office:value-type="float" office:value="34.0895328315">
            <text:p>34.0895328315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7.8124954009967E+017">
            <text:p>781249540099670000</text:p>
          </table:table-cell>
          <table:table-cell office:value-type="string">
            <text:p>Jolteon</text:p>
          </table:table-cell>
          <table:table-cell office:value-type="string">
            <text:p>09/28/16 09:49 PM</text:p>
          </table:table-cell>
          <table:table-cell office:value-type="float" office:value="34.1140606802">
            <text:p>34.1140606802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7.81248192306262E+017">
            <text:p>781248192306262000</text:p>
          </table:table-cell>
          <table:table-cell office:value-type="string">
            <text:p>Chansey</text:p>
          </table:table-cell>
          <table:table-cell office:value-type="string">
            <text:p>09/28/16 09:44 PM</text:p>
          </table:table-cell>
          <table:table-cell office:value-type="float" office:value="34.1182990439">
            <text:p>34.1182990439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7.8124766819022E+017">
            <text:p>781247668190220000</text:p>
          </table:table-cell>
          <table:table-cell office:value-type="string">
            <text:p>Charmeleon</text:p>
          </table:table-cell>
          <table:table-cell office:value-type="string">
            <text:p>09/28/16 09:42 PM</text:p>
          </table:table-cell>
          <table:table-cell office:value-type="float" office:value="34.0693591774">
            <text:p>34.0693591774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7.81247351272772E+017">
            <text:p>781247351272772000</text:p>
          </table:table-cell>
          <table:table-cell office:value-type="string">
            <text:p>Ninetales</text:p>
          </table:table-cell>
          <table:table-cell office:value-type="string">
            <text:p>09/28/16 09:40 PM</text:p>
          </table:table-cell>
          <table:table-cell office:value-type="float" office:value="34.1161598116">
            <text:p>34.1161598116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7.81247006362579E+017">
            <text:p>781247006362579000</text:p>
          </table:table-cell>
          <table:table-cell office:value-type="string">
            <text:p>Wigglytuff</text:p>
          </table:table-cell>
          <table:table-cell office:value-type="string">
            <text:p>09/28/16 09:39 PM</text:p>
          </table:table-cell>
          <table:table-cell office:value-type="float" office:value="34.1042828975">
            <text:p>34.1042828975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7.81246352189555E+017">
            <text:p>781246352189555000</text:p>
          </table:table-cell>
          <table:table-cell office:value-type="string">
            <text:p>Snorlax</text:p>
          </table:table-cell>
          <table:table-cell office:value-type="string">
            <text:p>09/28/16 09:36 PM</text:p>
          </table:table-cell>
          <table:table-cell office:value-type="float" office:value="34.0908224455">
            <text:p>34.0908224455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7.81244245390692E+017">
            <text:p>781244245390692000</text:p>
          </table:table-cell>
          <table:table-cell office:value-type="string">
            <text:p>Aerodactyl</text:p>
          </table:table-cell>
          <table:table-cell office:value-type="string">
            <text:p>09/28/16 09:28 PM</text:p>
          </table:table-cell>
          <table:table-cell office:value-type="float" office:value="34.0807736147">
            <text:p>34.0807736147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81244118294868E+017">
            <text:p>781244118294868000</text:p>
          </table:table-cell>
          <table:table-cell office:value-type="string">
            <text:p>Dratini</text:p>
          </table:table-cell>
          <table:table-cell office:value-type="string">
            <text:p>09/28/16 09:28 PM</text:p>
          </table:table-cell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81243550897889E+017">
            <text:p>781243550897889000</text:p>
          </table:table-cell>
          <table:table-cell office:value-type="string">
            <text:p>Golduck</text:p>
          </table:table-cell>
          <table:table-cell office:value-type="string">
            <text:p>09/28/16 09:25 PM</text:p>
          </table:table-cell>
          <table:table-cell office:value-type="float" office:value="34.1086861146">
            <text:p>34.108686114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7.8124272761045E+017">
            <text:p>781242727610450000</text:p>
          </table:table-cell>
          <table:table-cell office:value-type="string">
            <text:p>Raichu</text:p>
          </table:table-cell>
          <table:table-cell office:value-type="string">
            <text:p>09/28/16 09:22 PM</text:p>
          </table:table-cell>
          <table:table-cell office:value-type="float" office:value="34.1189741208">
            <text:p>34.1189741208</text:p>
          </table:table-cell>
          <table:table-cell office:value-type="float" office:value="-118.116885492">
            <text:p>-118.116885492</text:p>
          </table:table-cell>
        </table:table-row>
        <table:table-row table:style-name="ro2">
          <table:table-cell office:value-type="float" office:value="7.81242418863542E+017">
            <text:p>781242418863542000</text:p>
          </table:table-cell>
          <table:table-cell office:value-type="string">
            <text:p>Nidoqueen</text:p>
          </table:table-cell>
          <table:table-cell office:value-type="string">
            <text:p>09/28/16 09:21 PM</text:p>
          </table:table-cell>
          <table:table-cell office:value-type="float" office:value="34.120680622">
            <text:p>34.120680622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7.81242171529662E+017">
            <text:p>781242171529662000</text:p>
          </table:table-cell>
          <table:table-cell office:value-type="string">
            <text:p>Porygon</text:p>
          </table:table-cell>
          <table:table-cell office:value-type="string">
            <text:p>09/28/16 09:20 PM</text:p>
          </table:table-cell>
          <table:table-cell office:value-type="float" office:value="34.1008842005">
            <text:p>34.1008842005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7.81241598998778E+017">
            <text:p>781241598998778000</text:p>
          </table:table-cell>
          <table:table-cell office:value-type="string">
            <text:p>Alakazam</text:p>
          </table:table-cell>
          <table:table-cell office:value-type="string">
            <text:p>09/28/16 09:18 PM</text:p>
          </table:table-cell>
          <table:table-cell office:value-type="float" office:value="34.1045421389">
            <text:p>34.1045421389</text:p>
          </table:table-cell>
          <table:table-cell office:value-type="float" office:value="-118.0878975042">
            <text:p>-118.0878975042</text:p>
          </table:table-cell>
        </table:table-row>
        <table:table-row table:style-name="ro2">
          <table:table-cell office:value-type="float" office:value="7.81240588238664E+017">
            <text:p>781240588238664000</text:p>
          </table:table-cell>
          <table:table-cell office:value-type="string">
            <text:p>Jolteon</text:p>
          </table:table-cell>
          <table:table-cell office:value-type="string">
            <text:p>09/28/16 09:14 PM</text:p>
          </table:table-cell>
          <table:table-cell office:value-type="float" office:value="34.1213790074">
            <text:p>34.1213790074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7.81240239780082E+017">
            <text:p>781240239780082000</text:p>
          </table:table-cell>
          <table:table-cell office:value-type="string">
            <text:p>Electrode</text:p>
          </table:table-cell>
          <table:table-cell office:value-type="string">
            <text:p>09/28/16 09:12 PM</text:p>
          </table:table-cell>
          <table:table-cell office:value-type="float" office:value="34.0933484032">
            <text:p>34.093348403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81239630817432E+017">
            <text:p>781239630817432000</text:p>
          </table:table-cell>
          <table:table-cell office:value-type="string">
            <text:p>Porygon</text:p>
          </table:table-cell>
          <table:table-cell office:value-type="string">
            <text:p>09/28/16 09:10 PM</text:p>
          </table:table-cell>
          <table:table-cell office:value-type="float" office:value="34.0931536788">
            <text:p>34.0931536788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81239617185985E+017">
            <text:p>781239617185985000</text:p>
          </table:table-cell>
          <table:table-cell office:value-type="string">
            <text:p>Chansey</text:p>
          </table:table-cell>
          <table:table-cell office:value-type="string">
            <text:p>09/28/16 09:10 PM</text:p>
          </table:table-cell>
          <table:table-cell office:value-type="float" office:value="34.1029867507">
            <text:p>34.1029867507</text:p>
          </table:table-cell>
          <table:table-cell office:value-type="float" office:value="-118.1077415345">
            <text:p>-118.1077415345</text:p>
          </table:table-cell>
        </table:table-row>
        <table:table-row table:style-name="ro2">
          <table:table-cell office:value-type="float" office:value="7.8123952205917E+017">
            <text:p>781239522059170000</text:p>
          </table:table-cell>
          <table:table-cell office:value-type="string">
            <text:p>Seaking</text:p>
          </table:table-cell>
          <table:table-cell office:value-type="string">
            <text:p>09/28/16 09:09 PM</text:p>
          </table:table-cell>
          <table:table-cell office:value-type="float" office:value="34.0958831825">
            <text:p>34.0958831825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7.8123851040136E+017">
            <text:p>781238510401360000</text:p>
          </table:table-cell>
          <table:table-cell office:value-type="string">
            <text:p>Snorlax</text:p>
          </table:table-cell>
          <table:table-cell office:value-type="string">
            <text:p>09/28/16 09:05 PM</text:p>
          </table:table-cell>
          <table:table-cell office:value-type="float" office:value="34.1037296875">
            <text:p>34.1037296875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81237732051857E+017">
            <text:p>781237732051857000</text:p>
          </table:table-cell>
          <table:table-cell office:value-type="string">
            <text:p>Weepinbell</text:p>
          </table:table-cell>
          <table:table-cell office:value-type="string">
            <text:p>09/28/16 09:02 PM</text:p>
          </table:table-cell>
          <table:table-cell office:value-type="float" office:value="34.109120557">
            <text:p>34.109120557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7.8123551504758E+017">
            <text:p>781235515047580000</text:p>
          </table:table-cell>
          <table:table-cell office:value-type="string">
            <text:p>Raichu</text:p>
          </table:table-cell>
          <table:table-cell office:value-type="string">
            <text:p>09/28/16 08:53 PM</text:p>
          </table:table-cell>
          <table:table-cell office:value-type="float" office:value="34.1124099025">
            <text:p>34.1124099025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7.81235430842774E+017">
            <text:p>781235430842774000</text:p>
          </table:table-cell>
          <table:table-cell office:value-type="string">
            <text:p>Golem</text:p>
          </table:table-cell>
          <table:table-cell office:value-type="string">
            <text:p>09/28/16 08:53 PM</text:p>
          </table:table-cell>
          <table:table-cell office:value-type="float" office:value="34.1208400564">
            <text:p>34.1208400564</text:p>
          </table:table-cell>
          <table:table-cell office:value-type="float" office:value="-118.0767399669">
            <text:p>-118.0767399669</text:p>
          </table:table-cell>
        </table:table-row>
        <table:table-row table:style-name="ro2">
          <table:table-cell office:value-type="float" office:value="7.81233804748796E+017">
            <text:p>781233804748796000</text:p>
          </table:table-cell>
          <table:table-cell office:value-type="string">
            <text:p>Flareon</text:p>
          </table:table-cell>
          <table:table-cell office:value-type="string">
            <text:p>09/28/16 08:47 PM</text:p>
          </table:table-cell>
          <table:table-cell office:value-type="float" office:value="34.0846975052">
            <text:p>34.0846975052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81233612158964E+017">
            <text:p>781233612158964000</text:p>
          </table:table-cell>
          <table:table-cell office:value-type="string">
            <text:p>Charmeleon</text:p>
          </table:table-cell>
          <table:table-cell office:value-type="string">
            <text:p>09/28/16 08:46 PM</text:p>
          </table:table-cell>
          <table:table-cell office:value-type="float" office:value="34.0849882048">
            <text:p>34.0849882048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7.81233038608916E+017">
            <text:p>781233038608916000</text:p>
          </table:table-cell>
          <table:table-cell office:value-type="string">
            <text:p>Dratini</text:p>
          </table:table-cell>
          <table:table-cell office:value-type="string">
            <text:p>09/28/16 08:44 PM</text:p>
          </table:table-cell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1232592972501E+017">
            <text:p>781232592972501000</text:p>
          </table:table-cell>
          <table:table-cell office:value-type="string">
            <text:p>Chansey</text:p>
          </table:table-cell>
          <table:table-cell office:value-type="string">
            <text:p>09/28/16 08:42 PM</text:p>
          </table:table-cell>
          <table:table-cell office:value-type="float" office:value="34.1126567039">
            <text:p>34.1126567039</text:p>
          </table:table-cell>
          <table:table-cell office:value-type="float" office:value="-118.1262118357">
            <text:p>-118.1262118357</text:p>
          </table:table-cell>
        </table:table-row>
        <table:table-row table:style-name="ro2">
          <table:table-cell office:value-type="float" office:value="7.8123140228089E+017">
            <text:p>781231402280890000</text:p>
          </table:table-cell>
          <table:table-cell office:value-type="string">
            <text:p>Snorlax</text:p>
          </table:table-cell>
          <table:table-cell office:value-type="string">
            <text:p>09/28/16 08:37 PM</text:p>
          </table:table-cell>
          <table:table-cell office:value-type="float" office:value="34.1099531967">
            <text:p>34.1099531967</text:p>
          </table:table-cell>
          <table:table-cell office:value-type="float" office:value="-118.1077415345">
            <text:p>-118.1077415345</text:p>
          </table:table-cell>
        </table:table-row>
        <table:table-row table:style-name="ro2">
          <table:table-cell office:value-type="float" office:value="7.81231000210674E+017">
            <text:p>781231000210674000</text:p>
          </table:table-cell>
          <table:table-cell office:value-type="string">
            <text:p>Jolteon</text:p>
          </table:table-cell>
          <table:table-cell office:value-type="string">
            <text:p>09/28/16 08:35 PM</text:p>
          </table:table-cell>
          <table:table-cell office:value-type="float" office:value="34.0777261951">
            <text:p>34.0777261951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81230723176866E+017">
            <text:p>781230723176866000</text:p>
          </table:table-cell>
          <table:table-cell office:value-type="string">
            <text:p>Jolteon</text:p>
          </table:table-cell>
          <table:table-cell office:value-type="string">
            <text:p>09/28/16 08:34 PM</text:p>
          </table:table-cell>
          <table:table-cell office:value-type="float" office:value="34.0733542593">
            <text:p>34.0733542593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8123038530055E+017">
            <text:p>781230385300550000</text:p>
          </table:table-cell>
          <table:table-cell office:value-type="string">
            <text:p>Weepinbell</text:p>
          </table:table-cell>
          <table:table-cell office:value-type="string">
            <text:p>09/28/16 08:33 PM</text:p>
          </table:table-cell>
          <table:table-cell office:value-type="float" office:value="34.0885172101">
            <text:p>34.0885172101</text:p>
          </table:table-cell>
          <table:table-cell office:value-type="float" office:value="-118.0853368206">
            <text:p>-118.0853368206</text:p>
          </table:table-cell>
        </table:table-row>
        <table:table-row table:style-name="ro2">
          <table:table-cell office:value-type="float" office:value="7.81229909997855E+017">
            <text:p>781229909997855000</text:p>
          </table:table-cell>
          <table:table-cell office:value-type="string">
            <text:p>Scyther</text:p>
          </table:table-cell>
          <table:table-cell office:value-type="string">
            <text:p>09/28/16 08:31 PM</text:p>
          </table:table-cell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7.81227923378352E+017">
            <text:p>781227923378352000</text:p>
          </table:table-cell>
          <table:table-cell office:value-type="string">
            <text:p>Scyther</text:p>
          </table:table-cell>
          <table:table-cell office:value-type="string">
            <text:p>09/28/16 08:23 PM</text:p>
          </table:table-cell>
          <table:table-cell office:value-type="float" office:value="34.0915747226">
            <text:p>34.0915747226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81227880982295E+017">
            <text:p>781227880982295000</text:p>
          </table:table-cell>
          <table:table-cell office:value-type="string">
            <text:p>Rapidash</text:p>
          </table:table-cell>
          <table:table-cell office:value-type="string">
            <text:p>09/28/16 08:23 PM</text:p>
          </table:table-cell>
          <table:table-cell office:value-type="float" office:value="34.0669306938">
            <text:p>34.0669306938</text:p>
          </table:table-cell>
          <table:table-cell office:value-type="float" office:value="-118.0929273096">
            <text:p>-118.0929273096</text:p>
          </table:table-cell>
        </table:table-row>
        <table:table-row table:style-name="ro2">
          <table:table-cell office:value-type="float" office:value="7.81226824462328E+017">
            <text:p>781226824462328000</text:p>
          </table:table-cell>
          <table:table-cell office:value-type="string">
            <text:p>Jolteon</text:p>
          </table:table-cell>
          <table:table-cell office:value-type="string">
            <text:p>09/28/16 08:19 PM</text:p>
          </table:table-cell>
          <table:table-cell office:value-type="float" office:value="34.1134295232">
            <text:p>34.1134295232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7.8122665661046E+017">
            <text:p>781226656610460000</text:p>
          </table:table-cell>
          <table:table-cell office:value-type="string">
            <text:p>Electrode</text:p>
          </table:table-cell>
          <table:table-cell office:value-type="string">
            <text:p>09/28/16 08:18 PM</text:p>
          </table:table-cell>
          <table:table-cell office:value-type="float" office:value="34.0998689897">
            <text:p>34.0998689897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7.8122609493017E+017">
            <text:p>781226094930170000</text:p>
          </table:table-cell>
          <table:table-cell office:value-type="string">
            <text:p>Charizard</text:p>
          </table:table-cell>
          <table:table-cell office:value-type="string">
            <text:p>09/28/16 08:16 PM</text:p>
          </table:table-cell>
          <table:table-cell office:value-type="float" office:value="34.1282346804">
            <text:p>34.1282346804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7.81225497279607E+017">
            <text:p>781225497279607000</text:p>
          </table:table-cell>
          <table:table-cell office:value-type="string">
            <text:p>Nidoking</text:p>
          </table:table-cell>
          <table:table-cell office:value-type="string">
            <text:p>09/28/16 08:14 PM</text:p>
          </table:table-cell>
          <table:table-cell office:value-type="float" office:value="34.1164480101">
            <text:p>34.1164480101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7.81225479361601E+017">
            <text:p>781225479361601000</text:p>
          </table:table-cell>
          <table:table-cell office:value-type="string">
            <text:p>Flareon</text:p>
          </table:table-cell>
          <table:table-cell office:value-type="string">
            <text:p>09/28/16 08:14 PM</text:p>
          </table:table-cell>
          <table:table-cell office:value-type="float" office:value="34.0980419059">
            <text:p>34.0980419059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7.81223942925062E+017">
            <text:p>781223942925062000</text:p>
          </table:table-cell>
          <table:table-cell office:value-type="string">
            <text:p>Lickitung</text:p>
          </table:table-cell>
          <table:table-cell office:value-type="string">
            <text:p>09/28/16 08:07 PM</text:p>
          </table:table-cell>
          <table:table-cell office:value-type="float" office:value="34.0802300613">
            <text:p>34.08023006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81223875933639E+017">
            <text:p>781223875933639000</text:p>
          </table:table-cell>
          <table:table-cell office:value-type="string">
            <text:p>Scyther</text:p>
          </table:table-cell>
          <table:table-cell office:value-type="string">
            <text:p>09/28/16 08:07 PM</text:p>
          </table:table-cell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7.81223566159155E+017">
            <text:p>781223566159155000</text:p>
          </table:table-cell>
          <table:table-cell office:value-type="string">
            <text:p>Charmeleon</text:p>
          </table:table-cell>
          <table:table-cell office:value-type="string">
            <text:p>09/28/16 08:06 PM</text:p>
          </table:table-cell>
          <table:table-cell office:value-type="float" office:value="34.0732527712">
            <text:p>34.0732527712</text:p>
          </table:table-cell>
          <table:table-cell office:value-type="float" office:value="-118.0651244013">
            <text:p>-118.0651244013</text:p>
          </table:table-cell>
        </table:table-row>
        <table:table-row table:style-name="ro2">
          <table:table-cell office:value-type="float" office:value="7.81223206287925E+017">
            <text:p>781223206287925000</text:p>
          </table:table-cell>
          <table:table-cell office:value-type="string">
            <text:p>Raichu</text:p>
          </table:table-cell>
          <table:table-cell office:value-type="string">
            <text:p>09/28/16 08:05 PM</text:p>
          </table:table-cell>
          <table:table-cell office:value-type="float" office:value="34.1178531083">
            <text:p>34.1178531083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81222837126169E+017">
            <text:p>781222837126169000</text:p>
          </table:table-cell>
          <table:table-cell office:value-type="string">
            <text:p>Charmeleon</text:p>
          </table:table-cell>
          <table:table-cell office:value-type="string">
            <text:p>09/28/16 08:03 PM</text:p>
          </table:table-cell>
          <table:table-cell office:value-type="float" office:value="34.0991946841">
            <text:p>34.0991946841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7.81221904405308E+017">
            <text:p>781221904405308000</text:p>
          </table:table-cell>
          <table:table-cell office:value-type="string">
            <text:p>Raichu</text:p>
          </table:table-cell>
          <table:table-cell office:value-type="string">
            <text:p>09/28/16 07:59 PM</text:p>
          </table:table-cell>
          <table:table-cell office:value-type="float" office:value="34.0911822747">
            <text:p>34.091182274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81220299681309E+017">
            <text:p>781220299681309000</text:p>
          </table:table-cell>
          <table:table-cell office:value-type="string">
            <text:p>Raichu</text:p>
          </table:table-cell>
          <table:table-cell office:value-type="string">
            <text:p>09/28/16 07:53 PM</text:p>
          </table:table-cell>
          <table:table-cell office:value-type="float" office:value="34.0869524471">
            <text:p>34.0869524471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7.81219917668295E+017">
            <text:p>781219917668295000</text:p>
          </table:table-cell>
          <table:table-cell office:value-type="string">
            <text:p>Flareon</text:p>
          </table:table-cell>
          <table:table-cell office:value-type="string">
            <text:p>09/28/16 07:51 PM</text:p>
          </table:table-cell>
          <table:table-cell office:value-type="float" office:value="34.1137857153">
            <text:p>34.1137857153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81217828376424E+017">
            <text:p>781217828376424000</text:p>
          </table:table-cell>
          <table:table-cell office:value-type="string">
            <text:p>Flareon</text:p>
          </table:table-cell>
          <table:table-cell office:value-type="string">
            <text:p>09/28/16 07:43 PM</text:p>
          </table:table-cell>
          <table:table-cell office:value-type="float" office:value="34.0905488659">
            <text:p>34.0905488659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7.81217701016445E+017">
            <text:p>781217701016445000</text:p>
          </table:table-cell>
          <table:table-cell office:value-type="string">
            <text:p>Flareon</text:p>
          </table:table-cell>
          <table:table-cell office:value-type="string">
            <text:p>09/28/16 07:43 PM</text:p>
          </table:table-cell>
          <table:table-cell office:value-type="float" office:value="34.091171648">
            <text:p>34.091171648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81215709883802E+017">
            <text:p>781215709883802000</text:p>
          </table:table-cell>
          <table:table-cell office:value-type="string">
            <text:p>Rapidash</text:p>
          </table:table-cell>
          <table:table-cell office:value-type="string">
            <text:p>09/28/16 07:35 PM</text:p>
          </table:table-cell>
          <table:table-cell office:value-type="float" office:value="34.1220429816">
            <text:p>34.1220429816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7.81215705769271E+017">
            <text:p>781215705769271000</text:p>
          </table:table-cell>
          <table:table-cell office:value-type="string">
            <text:p>Ninetales</text:p>
          </table:table-cell>
          <table:table-cell office:value-type="string">
            <text:p>09/28/16 07:35 PM</text:p>
          </table:table-cell>
          <table:table-cell office:value-type="float" office:value="34.1017315982">
            <text:p>34.1017315982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7.81214931219653E+017">
            <text:p>781214931219653000</text:p>
          </table:table-cell>
          <table:table-cell office:value-type="string">
            <text:p>Jolteon</text:p>
          </table:table-cell>
          <table:table-cell office:value-type="string">
            <text:p>09/28/16 07:32 PM</text:p>
          </table:table-cell>
          <table:table-cell office:value-type="float" office:value="34.1154357486">
            <text:p>34.1154357486</text:p>
          </table:table-cell>
          <table:table-cell office:value-type="float" office:value="-118.0794836893">
            <text:p>-118.0794836893</text:p>
          </table:table-cell>
        </table:table-row>
        <table:table-row table:style-name="ro2">
          <table:table-cell office:value-type="float" office:value="7.8121414623896E+017">
            <text:p>781214146238960000</text:p>
          </table:table-cell>
          <table:table-cell office:value-type="string">
            <text:p>Alakazam</text:p>
          </table:table-cell>
          <table:table-cell office:value-type="string">
            <text:p>09/28/16 07:29 PM</text:p>
          </table:table-cell>
          <table:table-cell office:value-type="float" office:value="34.1069250913">
            <text:p>34.1069250913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7.81213913278849E+017">
            <text:p>781213913278849000</text:p>
          </table:table-cell>
          <table:table-cell office:value-type="string">
            <text:p>Flareon</text:p>
          </table:table-cell>
          <table:table-cell office:value-type="string">
            <text:p>09/28/16 07:28 PM</text:p>
          </table:table-cell>
          <table:table-cell office:value-type="float" office:value="34.1000916958">
            <text:p>34.1000916958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7.81213891330056E+017">
            <text:p>781213891330056000</text:p>
          </table:table-cell>
          <table:table-cell office:value-type="string">
            <text:p>Chansey</text:p>
          </table:table-cell>
          <table:table-cell office:value-type="string">
            <text:p>09/28/16 07:28 PM</text:p>
          </table:table-cell>
          <table:table-cell office:value-type="float" office:value="34.0982620778">
            <text:p>34.0982620778</text:p>
          </table:table-cell>
          <table:table-cell office:value-type="float" office:value="-118.0883547652">
            <text:p>-118.0883547652</text:p>
          </table:table-cell>
        </table:table-row>
        <table:table-row table:style-name="ro2">
          <table:table-cell office:value-type="float" office:value="7.81213628506579E+017">
            <text:p>781213628506579000</text:p>
          </table:table-cell>
          <table:table-cell office:value-type="string">
            <text:p>Machamp</text:p>
          </table:table-cell>
          <table:table-cell office:value-type="string">
            <text:p>09/28/16 07:26 PM</text:p>
          </table:table-cell>
          <table:table-cell office:value-type="float" office:value="34.0799056156">
            <text:p>34.0799056156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7.81213250876678E+017">
            <text:p>781213250876678000</text:p>
          </table:table-cell>
          <table:table-cell office:value-type="string">
            <text:p>Jolteon</text:p>
          </table:table-cell>
          <table:table-cell office:value-type="string">
            <text:p>09/28/16 07:25 PM</text:p>
          </table:table-cell>
          <table:table-cell office:value-type="float" office:value="34.0707804915">
            <text:p>34.0707804915</text:p>
          </table:table-cell>
          <table:table-cell office:value-type="float" office:value="-118.0815871808">
            <text:p>-118.0815871808</text:p>
          </table:table-cell>
        </table:table-row>
        <table:table-row table:style-name="ro2">
          <table:table-cell office:value-type="float" office:value="7.81210357100446E+017">
            <text:p>781210357100446000</text:p>
          </table:table-cell>
          <table:table-cell office:value-type="string">
            <text:p>Snorlax</text:p>
          </table:table-cell>
          <table:table-cell office:value-type="string">
            <text:p>09/28/16 07:13 PM</text:p>
          </table:table-cell>
          <table:table-cell office:value-type="float" office:value="34.1126046917">
            <text:p>34.1126046917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7.81210140657586E+017">
            <text:p>781210140657586000</text:p>
          </table:table-cell>
          <table:table-cell office:value-type="string">
            <text:p>Nidoqueen</text:p>
          </table:table-cell>
          <table:table-cell office:value-type="string">
            <text:p>09/28/16 07:13 PM</text:p>
          </table:table-cell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81209267424498E+017">
            <text:p>781209267424498000</text:p>
          </table:table-cell>
          <table:table-cell office:value-type="string">
            <text:p>Lickitung</text:p>
          </table:table-cell>
          <table:table-cell office:value-type="string">
            <text:p>09/28/16 07:09 PM</text:p>
          </table:table-cell>
          <table:table-cell office:value-type="float" office:value="34.0839977956">
            <text:p>34.0839977956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7.81208310586368E+017">
            <text:p>781208310586368000</text:p>
          </table:table-cell>
          <table:table-cell office:value-type="string">
            <text:p>Hypno</text:p>
          </table:table-cell>
          <table:table-cell office:value-type="string">
            <text:p>09/28/16 07:05 PM</text:p>
          </table:table-cell>
          <table:table-cell office:value-type="float" office:value="34.1173185511">
            <text:p>34.1173185511</text:p>
          </table:table-cell>
          <table:table-cell office:value-type="float" office:value="-118.0822273689">
            <text:p>-118.0822273689</text:p>
          </table:table-cell>
        </table:table-row>
        <table:table-row table:style-name="ro2">
          <table:table-cell office:value-type="float" office:value="7.81205976963617E+017">
            <text:p>781205976963617000</text:p>
          </table:table-cell>
          <table:table-cell office:value-type="string">
            <text:p>Alakazam</text:p>
          </table:table-cell>
          <table:table-cell office:value-type="string">
            <text:p>09/28/16 06:56 PM</text:p>
          </table:table-cell>
          <table:table-cell office:value-type="float" office:value="34.0877080781">
            <text:p>34.0877080781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7.81205486662062E+017">
            <text:p>781205486662062000</text:p>
          </table:table-cell>
          <table:table-cell office:value-type="string">
            <text:p>Nidoking</text:p>
          </table:table-cell>
          <table:table-cell office:value-type="string">
            <text:p>09/28/16 06:54 PM</text:p>
          </table:table-cell>
          <table:table-cell office:value-type="float" office:value="34.0727607901">
            <text:p>34.0727607901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81204617996538E+017">
            <text:p>781204617996538000</text:p>
          </table:table-cell>
          <table:table-cell office:value-type="string">
            <text:p>Seaking</text:p>
          </table:table-cell>
          <table:table-cell office:value-type="string">
            <text:p>09/28/16 06:51 P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8120420259702E+017">
            <text:p>781204202597020000</text:p>
          </table:table-cell>
          <table:table-cell office:value-type="string">
            <text:p>Snorlax</text:p>
          </table:table-cell>
          <table:table-cell office:value-type="string">
            <text:p>09/28/16 06:49 PM</text:p>
          </table:table-cell>
          <table:table-cell office:value-type="float" office:value="34.0997448103">
            <text:p>34.0997448103</text:p>
          </table:table-cell>
          <table:table-cell office:value-type="float" office:value="-118.1269432926">
            <text:p>-118.1269432926</text:p>
          </table:table-cell>
        </table:table-row>
        <table:table-row table:style-name="ro2">
          <table:table-cell office:value-type="float" office:value="7.81204003044536E+017">
            <text:p>781204003044536000</text:p>
          </table:table-cell>
          <table:table-cell office:value-type="string">
            <text:p>Lickitung</text:p>
          </table:table-cell>
          <table:table-cell office:value-type="string">
            <text:p>09/28/16 06:48 PM</text:p>
          </table:table-cell>
          <table:table-cell office:value-type="float" office:value="34.0731103634">
            <text:p>34.0731103634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7.81203500654928E+017">
            <text:p>781203500654928000</text:p>
          </table:table-cell>
          <table:table-cell office:value-type="string">
            <text:p>Snorlax</text:p>
          </table:table-cell>
          <table:table-cell office:value-type="string">
            <text:p>09/28/16 06:46 PM</text:p>
          </table:table-cell>
          <table:table-cell office:value-type="float" office:value="34.112037645">
            <text:p>34.112037645</text:p>
          </table:table-cell>
          <table:table-cell office:value-type="float" office:value="-118.1254803757">
            <text:p>-118.1254803757</text:p>
          </table:table-cell>
        </table:table-row>
        <table:table-row table:style-name="ro2">
          <table:table-cell office:value-type="float" office:value="7.81203050257973E+017">
            <text:p>781203050257973000</text:p>
          </table:table-cell>
          <table:table-cell office:value-type="string">
            <text:p>Electrode</text:p>
          </table:table-cell>
          <table:table-cell office:value-type="string">
            <text:p>09/28/16 06:44 PM</text:p>
          </table:table-cell>
          <table:table-cell office:value-type="float" office:value="34.0786387277">
            <text:p>34.0786387277</text:p>
          </table:table-cell>
          <table:table-cell office:value-type="float" office:value="-118.0715267764">
            <text:p>-118.0715267764</text:p>
          </table:table-cell>
        </table:table-row>
        <table:table-row table:style-name="ro2">
          <table:table-cell office:value-type="float" office:value="7.8120198271121E+017">
            <text:p>781201982711210000</text:p>
          </table:table-cell>
          <table:table-cell office:value-type="string">
            <text:p>Chansey</text:p>
          </table:table-cell>
          <table:table-cell office:value-type="string">
            <text:p>09/28/16 06:40 PM</text:p>
          </table:table-cell>
          <table:table-cell office:value-type="float" office:value="34.1050336499">
            <text:p>34.105033649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81200942368629E+017">
            <text:p>781200942368629000</text:p>
          </table:table-cell>
          <table:table-cell office:value-type="string">
            <text:p>Chansey</text:p>
          </table:table-cell>
          <table:table-cell office:value-type="string">
            <text:p>09/28/16 06:36 PM</text:p>
          </table:table-cell>
          <table:table-cell office:value-type="float" office:value="34.0944846743">
            <text:p>34.0944846743</text:p>
          </table:table-cell>
          <table:table-cell office:value-type="float" office:value="-118.1068271125">
            <text:p>-118.1068271125</text:p>
          </table:table-cell>
        </table:table-row>
        <table:table-row table:style-name="ro2">
          <table:table-cell office:value-type="float" office:value="7.81198611157651E+017">
            <text:p>781198611157651000</text:p>
          </table:table-cell>
          <table:table-cell office:value-type="string">
            <text:p>Lickitung</text:p>
          </table:table-cell>
          <table:table-cell office:value-type="string">
            <text:p>09/28/16 06:27 PM</text:p>
          </table:table-cell>
          <table:table-cell office:value-type="float" office:value="34.1016487531">
            <text:p>34.1016487531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7.81198549010702E+017">
            <text:p>781198549010702000</text:p>
          </table:table-cell>
          <table:table-cell office:value-type="string">
            <text:p>Flareon</text:p>
          </table:table-cell>
          <table:table-cell office:value-type="string">
            <text:p>09/28/16 06:27 PM</text:p>
          </table:table-cell>
          <table:table-cell office:value-type="float" office:value="34.1153452942">
            <text:p>34.1153452942</text:p>
          </table:table-cell>
          <table:table-cell office:value-type="float" office:value="-118.0943904987">
            <text:p>-118.0943904987</text:p>
          </table:table-cell>
        </table:table-row>
        <table:table-row table:style-name="ro2">
          <table:table-cell office:value-type="float" office:value="7.81197390682264E+017">
            <text:p>781197390682264000</text:p>
          </table:table-cell>
          <table:table-cell office:value-type="string">
            <text:p>Tentacruel</text:p>
          </table:table-cell>
          <table:table-cell office:value-type="string">
            <text:p>09/28/16 06:22 PM</text:p>
          </table:table-cell>
          <table:table-cell office:value-type="float" office:value="34.1175919987">
            <text:p>34.1175919987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7.81195568865358E+017">
            <text:p>781195568865358000</text:p>
          </table:table-cell>
          <table:table-cell office:value-type="string">
            <text:p>Jolteon</text:p>
          </table:table-cell>
          <table:table-cell office:value-type="string">
            <text:p>09/28/16 06:15 PM</text:p>
          </table:table-cell>
          <table:table-cell office:value-type="float" office:value="34.0908340986">
            <text:p>34.0908340986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7.81195410954072E+017">
            <text:p>781195410954072000</text:p>
          </table:table-cell>
          <table:table-cell office:value-type="string">
            <text:p>Nidoqueen</text:p>
          </table:table-cell>
          <table:table-cell office:value-type="string">
            <text:p>09/28/16 06:14 PM</text:p>
          </table:table-cell>
          <table:table-cell office:value-type="float" office:value="34.0952559039">
            <text:p>34.0952559039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81194177598005E+017">
            <text:p>781194177598005000</text:p>
          </table:table-cell>
          <table:table-cell office:value-type="string">
            <text:p>Seadra</text:p>
          </table:table-cell>
          <table:table-cell office:value-type="string">
            <text:p>09/28/16 06:09 PM</text:p>
          </table:table-cell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81194141455688E+017">
            <text:p>781194141455688000</text:p>
          </table:table-cell>
          <table:table-cell office:value-type="string">
            <text:p>Scyther</text:p>
          </table:table-cell>
          <table:table-cell office:value-type="string">
            <text:p>09/28/16 06:09 PM</text:p>
          </table:table-cell>
          <table:table-cell office:value-type="float" office:value="34.1278896705">
            <text:p>34.127889670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7.81194050321855E+017">
            <text:p>781194050321855000</text:p>
          </table:table-cell>
          <table:table-cell office:value-type="string">
            <text:p>Jolteon</text:p>
          </table:table-cell>
          <table:table-cell office:value-type="string">
            <text:p>09/28/16 06:09 PM</text:p>
          </table:table-cell>
          <table:table-cell office:value-type="float" office:value="34.1186118719">
            <text:p>34.1186118719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81194015903396E+017">
            <text:p>781194015903396000</text:p>
          </table:table-cell>
          <table:table-cell office:value-type="string">
            <text:p>Raichu</text:p>
          </table:table-cell>
          <table:table-cell office:value-type="string">
            <text:p>09/28/16 06:09 PM</text:p>
          </table:table-cell>
          <table:table-cell office:value-type="float" office:value="34.12256108">
            <text:p>34.1225610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7.81193044854919E+017">
            <text:p>781193044854919000</text:p>
          </table:table-cell>
          <table:table-cell office:value-type="string">
            <text:p>Jolteon</text:p>
          </table:table-cell>
          <table:table-cell office:value-type="string">
            <text:p>09/28/16 06:05 PM</text:p>
          </table:table-cell>
          <table:table-cell office:value-type="float" office:value="34.1263210941">
            <text:p>34.1263210941</text:p>
          </table:table-cell>
          <table:table-cell office:value-type="float" office:value="-118.0727157633">
            <text:p>-118.0727157633</text:p>
          </table:table-cell>
        </table:table-row>
        <table:table-row table:style-name="ro2">
          <table:table-cell office:value-type="float" office:value="7.81192814159761E+017">
            <text:p>781192814159761000</text:p>
          </table:table-cell>
          <table:table-cell office:value-type="string">
            <text:p>Kingler</text:p>
          </table:table-cell>
          <table:table-cell office:value-type="string">
            <text:p>09/28/16 06:04 PM</text:p>
          </table:table-cell>
          <table:table-cell office:value-type="float" office:value="34.1279270624">
            <text:p>34.1279270624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7.81191740640285E+017">
            <text:p>781191740640285000</text:p>
          </table:table-cell>
          <table:table-cell office:value-type="string">
            <text:p>Dratini</text:p>
          </table:table-cell>
          <table:table-cell office:value-type="string">
            <text:p>09/28/16 05:59 PM</text:p>
          </table:table-cell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81191186220392E+017">
            <text:p>781191186220392000</text:p>
          </table:table-cell>
          <table:table-cell office:value-type="string">
            <text:p>Nidoqueen</text:p>
          </table:table-cell>
          <table:table-cell office:value-type="string">
            <text:p>09/28/16 05:57 PM</text:p>
          </table:table-cell>
          <table:table-cell office:value-type="float" office:value="34.1164868412">
            <text:p>34.1164868412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7.81190927230509E+017">
            <text:p>781190927230509000</text:p>
          </table:table-cell>
          <table:table-cell office:value-type="string">
            <text:p>Haunter</text:p>
          </table:table-cell>
          <table:table-cell office:value-type="string">
            <text:p>09/28/16 05:56 PM</text:p>
          </table:table-cell>
          <table:table-cell office:value-type="float" office:value="34.122745807">
            <text:p>34.122745807</text:p>
          </table:table-cell>
          <table:table-cell office:value-type="float" office:value="-118.1397432911">
            <text:p>-118.1397432911</text:p>
          </table:table-cell>
        </table:table-row>
        <table:table-row table:style-name="ro2">
          <table:table-cell office:value-type="float" office:value="7.81190282024858E+017">
            <text:p>781190282024858000</text:p>
          </table:table-cell>
          <table:table-cell office:value-type="string">
            <text:p>Chansey</text:p>
          </table:table-cell>
          <table:table-cell office:value-type="string">
            <text:p>09/28/16 05:54 PM</text:p>
          </table:table-cell>
          <table:table-cell office:value-type="float" office:value="34.0854403379">
            <text:p>34.0854403379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81190165289067E+017">
            <text:p>781190165289067000</text:p>
          </table:table-cell>
          <table:table-cell office:value-type="string">
            <text:p>Flareon</text:p>
          </table:table-cell>
          <table:table-cell office:value-type="string">
            <text:p>09/28/16 05:53 PM</text:p>
          </table:table-cell>
          <table:table-cell office:value-type="float" office:value="34.0900018808">
            <text:p>34.0900018808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7.8118749480507E+017">
            <text:p>781187494805070000</text:p>
          </table:table-cell>
          <table:table-cell office:value-type="string">
            <text:p>Alakazam</text:p>
          </table:table-cell>
          <table:table-cell office:value-type="string">
            <text:p>09/28/16 05:43 PM</text:p>
          </table:table-cell>
          <table:table-cell office:value-type="float" office:value="34.0827957965">
            <text:p>34.082795796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7.81185582382801E+017">
            <text:p>781185582382801000</text:p>
          </table:table-cell>
          <table:table-cell office:value-type="string">
            <text:p>Wigglytuff</text:p>
          </table:table-cell>
          <table:table-cell office:value-type="string">
            <text:p>09/28/16 05:35 PM</text:p>
          </table:table-cell>
          <table:table-cell office:value-type="float" office:value="34.1189094002">
            <text:p>34.1189094002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81185008354468E+017">
            <text:p>781185008354468000</text:p>
          </table:table-cell>
          <table:table-cell office:value-type="string">
            <text:p>Golem</text:p>
          </table:table-cell>
          <table:table-cell office:value-type="string">
            <text:p>09/28/16 05:33 PM</text:p>
          </table:table-cell>
          <table:table-cell office:value-type="float" office:value="34.0949034707">
            <text:p>34.0949034707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7.81183989734183E+017">
            <text:p>781183989734183000</text:p>
          </table:table-cell>
          <table:table-cell office:value-type="string">
            <text:p>Kingler</text:p>
          </table:table-cell>
          <table:table-cell office:value-type="string">
            <text:p>09/28/16 05:29 PM</text:p>
          </table:table-cell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7.81183560409489E+017">
            <text:p>781183560409489000</text:p>
          </table:table-cell>
          <table:table-cell office:value-type="string">
            <text:p>Chansey</text:p>
          </table:table-cell>
          <table:table-cell office:value-type="string">
            <text:p>09/28/16 05:27 PM</text:p>
          </table:table-cell>
          <table:table-cell office:value-type="float" office:value="34.105979666">
            <text:p>34.105979666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7.81183393203487E+017">
            <text:p>781183393203487000</text:p>
          </table:table-cell>
          <table:table-cell office:value-type="string">
            <text:p>Aerodactyl</text:p>
          </table:table-cell>
          <table:table-cell office:value-type="string">
            <text:p>09/28/16 05:26 PM</text:p>
          </table:table-cell>
          <table:table-cell office:value-type="float" office:value="34.087252111">
            <text:p>34.087252111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81182541365547E+017">
            <text:p>781182541365547000</text:p>
          </table:table-cell>
          <table:table-cell office:value-type="string">
            <text:p>Jolteon</text:p>
          </table:table-cell>
          <table:table-cell office:value-type="string">
            <text:p>09/28/16 05:23 PM</text:p>
          </table:table-cell>
          <table:table-cell office:value-type="float" office:value="34.0696325307">
            <text:p>34.0696325307</text:p>
          </table:table-cell>
          <table:table-cell office:value-type="float" office:value="-118.1069185549">
            <text:p>-118.1069185549</text:p>
          </table:table-cell>
        </table:table-row>
        <table:table-row table:style-name="ro2">
          <table:table-cell office:value-type="float" office:value="7.81181451098128E+017">
            <text:p>781181451098128000</text:p>
          </table:table-cell>
          <table:table-cell office:value-type="string">
            <text:p>Nidoqueen</text:p>
          </table:table-cell>
          <table:table-cell office:value-type="string">
            <text:p>09/28/16 05:19 PM</text:p>
          </table:table-cell>
          <table:table-cell office:value-type="float" office:value="34.1169478027">
            <text:p>34.1169478027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81181346508976E+017">
            <text:p>781181346508976000</text:p>
          </table:table-cell>
          <table:table-cell office:value-type="string">
            <text:p>Weepinbell</text:p>
          </table:table-cell>
          <table:table-cell office:value-type="string">
            <text:p>09/28/16 05:18 PM</text:p>
          </table:table-cell>
          <table:table-cell office:value-type="float" office:value="34.0853334031">
            <text:p>34.0853334031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81180575113589E+017">
            <text:p>781180575113589000</text:p>
          </table:table-cell>
          <table:table-cell office:value-type="string">
            <text:p>Chansey</text:p>
          </table:table-cell>
          <table:table-cell office:value-type="string">
            <text:p>09/28/16 05:15 PM</text:p>
          </table:table-cell>
          <table:table-cell office:value-type="float" office:value="34.1155071344">
            <text:p>34.1155071344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7.81180431202787E+017">
            <text:p>781180431202787000</text:p>
          </table:table-cell>
          <table:table-cell office:value-type="string">
            <text:p>Gloom</text:p>
          </table:table-cell>
          <table:table-cell office:value-type="string">
            <text:p>09/28/16 05:15 PM</text:p>
          </table:table-cell>
          <table:table-cell office:value-type="float" office:value="34.1168109908">
            <text:p>34.1168109908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7.81178867297903E+017">
            <text:p>781178867297903000</text:p>
          </table:table-cell>
          <table:table-cell office:value-type="string">
            <text:p>Raichu</text:p>
          </table:table-cell>
          <table:table-cell office:value-type="string">
            <text:p>09/28/16 05:08 PM</text:p>
          </table:table-cell>
          <table:table-cell office:value-type="float" office:value="34.1235204721">
            <text:p>34.1235204721</text:p>
          </table:table-cell>
          <table:table-cell office:value-type="float" office:value="-118.0878975042">
            <text:p>-118.0878975042</text:p>
          </table:table-cell>
        </table:table-row>
        <table:table-row table:style-name="ro2">
          <table:table-cell office:value-type="float" office:value="7.81178857994924E+017">
            <text:p>781178857994924000</text:p>
          </table:table-cell>
          <table:table-cell office:value-type="string">
            <text:p>Jolteon</text:p>
          </table:table-cell>
          <table:table-cell office:value-type="string">
            <text:p>09/28/16 05:08 PM</text:p>
          </table:table-cell>
          <table:table-cell office:value-type="float" office:value="34.1015897739">
            <text:p>34.101589773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81178712276345E+017">
            <text:p>781178712276345000</text:p>
          </table:table-cell>
          <table:table-cell office:value-type="string">
            <text:p>Electabuzz</text:p>
          </table:table-cell>
          <table:table-cell office:value-type="string">
            <text:p>09/28/16 05:08 PM</text:p>
          </table:table-cell>
          <table:table-cell office:value-type="float" office:value="34.1199229489">
            <text:p>34.119922948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81175243876344E+017">
            <text:p>781175243876344000</text:p>
          </table:table-cell>
          <table:table-cell office:value-type="string">
            <text:p>Grimer</text:p>
          </table:table-cell>
          <table:table-cell office:value-type="string">
            <text:p>09/28/16 04:54 PM</text:p>
          </table:table-cell>
          <table:table-cell office:value-type="float" office:value="34.0723683638">
            <text:p>34.0723683638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7.81175204957393E+017">
            <text:p>781175204957393000</text:p>
          </table:table-cell>
          <table:table-cell office:value-type="string">
            <text:p>Rapidash</text:p>
          </table:table-cell>
          <table:table-cell office:value-type="string">
            <text:p>09/28/16 04:54 PM</text:p>
          </table:table-cell>
          <table:table-cell office:value-type="float" office:value="34.0632586732">
            <text:p>34.0632586732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7.81174582640116E+017">
            <text:p>781174582640116000</text:p>
          </table:table-cell>
          <table:table-cell office:value-type="string">
            <text:p>Electabuzz</text:p>
          </table:table-cell>
          <table:table-cell office:value-type="string">
            <text:p>09/28/16 04:51 PM</text:p>
          </table:table-cell>
          <table:table-cell office:value-type="float" office:value="34.0968045922">
            <text:p>34.0968045922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7.81174500754792E+017">
            <text:p>781174500754792000</text:p>
          </table:table-cell>
          <table:table-cell office:value-type="string">
            <text:p>Raichu</text:p>
          </table:table-cell>
          <table:table-cell office:value-type="string">
            <text:p>09/28/16 04:51 PM</text:p>
          </table:table-cell>
          <table:table-cell office:value-type="float" office:value="34.1078102748">
            <text:p>34.1078102748</text:p>
          </table:table-cell>
          <table:table-cell office:value-type="float" office:value="-118.1112162946">
            <text:p>-118.1112162946</text:p>
          </table:table-cell>
        </table:table-row>
        <table:table-row table:style-name="ro2">
          <table:table-cell office:value-type="float" office:value="7.81173962470371E+017">
            <text:p>781173962470371000</text:p>
          </table:table-cell>
          <table:table-cell office:value-type="string">
            <text:p>Kingler</text:p>
          </table:table-cell>
          <table:table-cell office:value-type="string">
            <text:p>09/28/16 04:49 PM</text:p>
          </table:table-cell>
          <table:table-cell office:value-type="float" office:value="34.0935295249">
            <text:p>34.0935295249</text:p>
          </table:table-cell>
          <table:table-cell office:value-type="float" office:value="-118.1197200217">
            <text:p>-118.1197200217</text:p>
          </table:table-cell>
        </table:table-row>
        <table:table-row table:style-name="ro2">
          <table:table-cell office:value-type="float" office:value="7.8117340771491E+017">
            <text:p>781173407714910000</text:p>
          </table:table-cell>
          <table:table-cell office:value-type="string">
            <text:p>Ninetales</text:p>
          </table:table-cell>
          <table:table-cell office:value-type="string">
            <text:p>09/28/16 04:47 PM</text:p>
          </table:table-cell>
          <table:table-cell office:value-type="float" office:value="34.0799310297">
            <text:p>34.0799310297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7.81173353285423E+017">
            <text:p>781173353285423000</text:p>
          </table:table-cell>
          <table:table-cell office:value-type="string">
            <text:p>Weezing</text:p>
          </table:table-cell>
          <table:table-cell office:value-type="string">
            <text:p>09/28/16 04:46 PM</text:p>
          </table:table-cell>
          <table:table-cell office:value-type="float" office:value="34.0828671188">
            <text:p>34.0828671188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81170611032764E+017">
            <text:p>781170611032764000</text:p>
          </table:table-cell>
          <table:table-cell office:value-type="string">
            <text:p>Charmeleon</text:p>
          </table:table-cell>
          <table:table-cell office:value-type="string">
            <text:p>09/28/16 04:36 PM</text:p>
          </table:table-cell>
          <table:table-cell office:value-type="float" office:value="34.0920973711">
            <text:p>34.0920973711</text:p>
          </table:table-cell>
          <table:table-cell office:value-type="float" office:value="-118.0847880978">
            <text:p>-118.0847880978</text:p>
          </table:table-cell>
        </table:table-row>
        <table:table-row table:style-name="ro2">
          <table:table-cell office:value-type="float" office:value="7.81169688508117E+017">
            <text:p>781169688508117000</text:p>
          </table:table-cell>
          <table:table-cell office:value-type="string">
            <text:p>Charmeleon</text:p>
          </table:table-cell>
          <table:table-cell office:value-type="string">
            <text:p>09/28/16 04:32 PM</text:p>
          </table:table-cell>
          <table:table-cell office:value-type="float" office:value="34.0814899011">
            <text:p>34.0814899011</text:p>
          </table:table-cell>
          <table:table-cell office:value-type="float" office:value="-118.1178912981">
            <text:p>-118.1178912981</text:p>
          </table:table-cell>
        </table:table-row>
        <table:table-row table:style-name="ro2">
          <table:table-cell office:value-type="float" office:value="7.81168467722408E+017">
            <text:p>781168467722408000</text:p>
          </table:table-cell>
          <table:table-cell office:value-type="string">
            <text:p>Tangela</text:p>
          </table:table-cell>
          <table:table-cell office:value-type="string">
            <text:p>09/28/16 04:27 PM</text:p>
          </table:table-cell>
          <table:table-cell office:value-type="float" office:value="34.076653121">
            <text:p>34.076653121</text:p>
          </table:table-cell>
          <table:table-cell office:value-type="float" office:value="-118.0695146264">
            <text:p>-118.0695146264</text:p>
          </table:table-cell>
        </table:table-row>
        <table:table-row table:style-name="ro2">
          <table:table-cell office:value-type="float" office:value="7.81167761636459E+017">
            <text:p>781167761636459000</text:p>
          </table:table-cell>
          <table:table-cell office:value-type="string">
            <text:p>Exeggutor</text:p>
          </table:table-cell>
          <table:table-cell office:value-type="string">
            <text:p>09/28/16 04:24 PM</text:p>
          </table:table-cell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81167708666684E+017">
            <text:p>781167708666684000</text:p>
          </table:table-cell>
          <table:table-cell office:value-type="string">
            <text:p>Alakazam</text:p>
          </table:table-cell>
          <table:table-cell office:value-type="string">
            <text:p>09/28/16 04:24 PM</text:p>
          </table:table-cell>
          <table:table-cell office:value-type="float" office:value="34.1032470901">
            <text:p>34.103247090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8116750913937E+017">
            <text:p>781167509139370000</text:p>
          </table:table-cell>
          <table:table-cell office:value-type="string">
            <text:p>Rapidash</text:p>
          </table:table-cell>
          <table:table-cell office:value-type="string">
            <text:p>09/28/16 04:23 PM</text:p>
          </table:table-cell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81165889936732E+017">
            <text:p>781165889936732000</text:p>
          </table:table-cell>
          <table:table-cell office:value-type="string">
            <text:p>Lickitung</text:p>
          </table:table-cell>
          <table:table-cell office:value-type="string">
            <text:p>09/28/16 04:17 PM</text:p>
          </table:table-cell>
          <table:table-cell office:value-type="float" office:value="34.1253773511">
            <text:p>34.1253773511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7.81165558515376E+017">
            <text:p>781165558515376000</text:p>
          </table:table-cell>
          <table:table-cell office:value-type="string">
            <text:p>Jolteon</text:p>
          </table:table-cell>
          <table:table-cell office:value-type="string">
            <text:p>09/28/16 04:15 PM</text:p>
          </table:table-cell>
          <table:table-cell office:value-type="float" office:value="34.1277295342">
            <text:p>34.1277295342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7.81165421168693E+017">
            <text:p>781165421168693000</text:p>
          </table:table-cell>
          <table:table-cell office:value-type="string">
            <text:p>Porygon</text:p>
          </table:table-cell>
          <table:table-cell office:value-type="string">
            <text:p>09/28/16 04:15 PM</text:p>
          </table:table-cell>
          <table:table-cell office:value-type="float" office:value="34.0957831264">
            <text:p>34.0957831264</text:p>
          </table:table-cell>
          <table:table-cell office:value-type="float" office:value="-118.076374134">
            <text:p>-118.076374134</text:p>
          </table:table-cell>
        </table:table-row>
        <table:table-row table:style-name="ro2">
          <table:table-cell office:value-type="float" office:value="7.81163218626458E+017">
            <text:p>781163218626458000</text:p>
          </table:table-cell>
          <table:table-cell office:value-type="string">
            <text:p>Scyther</text:p>
          </table:table-cell>
          <table:table-cell office:value-type="string">
            <text:p>09/28/16 04:06 PM</text:p>
          </table:table-cell>
          <table:table-cell office:value-type="float" office:value="34.1047639722">
            <text:p>34.1047639722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7.81162707978379E+017">
            <text:p>781162707978379000</text:p>
          </table:table-cell>
          <table:table-cell office:value-type="string">
            <text:p>Chansey</text:p>
          </table:table-cell>
          <table:table-cell office:value-type="string">
            <text:p>09/28/16 04:04 PM</text:p>
          </table:table-cell>
          <table:table-cell office:value-type="float" office:value="34.0734290819">
            <text:p>34.0734290819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81160487526421E+017">
            <text:p>781160487526421000</text:p>
          </table:table-cell>
          <table:table-cell office:value-type="string">
            <text:p>Chansey</text:p>
          </table:table-cell>
          <table:table-cell office:value-type="string">
            <text:p>09/28/16 03:55 PM</text:p>
          </table:table-cell>
          <table:table-cell office:value-type="float" office:value="34.0742984138">
            <text:p>34.0742984138</text:p>
          </table:table-cell>
          <table:table-cell office:value-type="float" office:value="-118.0706121656">
            <text:p>-118.0706121656</text:p>
          </table:table-cell>
        </table:table-row>
        <table:table-row table:style-name="ro2">
          <table:table-cell office:value-type="float" office:value="7.81159132279648E+017">
            <text:p>781159132279648000</text:p>
          </table:table-cell>
          <table:table-cell office:value-type="string">
            <text:p>Exeggutor</text:p>
          </table:table-cell>
          <table:table-cell office:value-type="string">
            <text:p>09/28/16 03:50 PM</text:p>
          </table:table-cell>
          <table:table-cell office:value-type="float" office:value="34.1191419304">
            <text:p>34.1191419304</text:p>
          </table:table-cell>
          <table:table-cell office:value-type="float" office:value="-118.0939332534">
            <text:p>-118.0939332534</text:p>
          </table:table-cell>
        </table:table-row>
        <table:table-row table:style-name="ro2">
          <table:table-cell office:value-type="float" office:value="7.81158876649431E+017">
            <text:p>781158876649431000</text:p>
          </table:table-cell>
          <table:table-cell office:value-type="string">
            <text:p>Chansey</text:p>
          </table:table-cell>
          <table:table-cell office:value-type="string">
            <text:p>09/28/16 03:49 PM</text:p>
          </table:table-cell>
          <table:table-cell office:value-type="float" office:value="34.1004893868">
            <text:p>34.1004893868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7.81157541912818E+017">
            <text:p>781157541912818000</text:p>
          </table:table-cell>
          <table:table-cell office:value-type="string">
            <text:p>Golem</text:p>
          </table:table-cell>
          <table:table-cell office:value-type="string">
            <text:p>09/28/16 03:44 PM</text:p>
          </table:table-cell>
          <table:table-cell office:value-type="float" office:value="34.1047100466">
            <text:p>34.1047100466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7.81157267013984E+017">
            <text:p>781157267013984000</text:p>
          </table:table-cell>
          <table:table-cell office:value-type="string">
            <text:p>Charmeleon</text:p>
          </table:table-cell>
          <table:table-cell office:value-type="string">
            <text:p>09/28/16 03:43 PM</text:p>
          </table:table-cell>
          <table:table-cell office:value-type="float" office:value="34.0644570982">
            <text:p>34.0644570982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7.81157245841056E+017">
            <text:p>781157245841056000</text:p>
          </table:table-cell>
          <table:table-cell office:value-type="string">
            <text:p>Flareon</text:p>
          </table:table-cell>
          <table:table-cell office:value-type="string">
            <text:p>09/28/16 03:42 PM</text:p>
          </table:table-cell>
          <table:table-cell office:value-type="float" office:value="34.09895062">
            <text:p>34.09895062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7.8115544167381E+017">
            <text:p>781155441673810000</text:p>
          </table:table-cell>
          <table:table-cell office:value-type="string">
            <text:p>Nidoking</text:p>
          </table:table-cell>
          <table:table-cell office:value-type="string">
            <text:p>09/28/16 03:35 PM</text:p>
          </table:table-cell>
          <table:table-cell office:value-type="float" office:value="34.1167215348">
            <text:p>34.1167215348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8115512648022E+017">
            <text:p>781155126480220000</text:p>
          </table:table-cell>
          <table:table-cell office:value-type="string">
            <text:p>Chansey</text:p>
          </table:table-cell>
          <table:table-cell office:value-type="string">
            <text:p>09/28/16 03:34 PM</text:p>
          </table:table-cell>
          <table:table-cell office:value-type="float" office:value="34.0734290819">
            <text:p>34.0734290819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81154808635928E+017">
            <text:p>781154808635928000</text:p>
          </table:table-cell>
          <table:table-cell office:value-type="string">
            <text:p>Chansey</text:p>
          </table:table-cell>
          <table:table-cell office:value-type="string">
            <text:p>09/28/16 03:33 PM</text:p>
          </table:table-cell>
          <table:table-cell office:value-type="float" office:value="34.0779205754">
            <text:p>34.0779205754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7.81150955601486E+017">
            <text:p>781150955601486000</text:p>
          </table:table-cell>
          <table:table-cell office:value-type="string">
            <text:p>Jolteon</text:p>
          </table:table-cell>
          <table:table-cell office:value-type="string">
            <text:p>09/28/16 03:17 PM</text:p>
          </table:table-cell>
          <table:table-cell office:value-type="float" office:value="34.073210146">
            <text:p>34.073210146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7.81150138425148E+017">
            <text:p>781150138425148000</text:p>
          </table:table-cell>
          <table:table-cell office:value-type="string">
            <text:p>Aerodactyl</text:p>
          </table:table-cell>
          <table:table-cell office:value-type="string">
            <text:p>09/28/16 03:14 PM</text:p>
          </table:table-cell>
          <table:table-cell office:value-type="float" office:value="34.102148975">
            <text:p>34.102148975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81149462496317E+017">
            <text:p>781149462496317000</text:p>
          </table:table-cell>
          <table:table-cell office:value-type="string">
            <text:p>Jolteon</text:p>
          </table:table-cell>
          <table:table-cell office:value-type="string">
            <text:p>09/28/16 03:11 PM</text:p>
          </table:table-cell>
          <table:table-cell office:value-type="float" office:value="34.0671211664">
            <text:p>34.0671211664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81148909364097E+017">
            <text:p>781148909364097000</text:p>
          </table:table-cell>
          <table:table-cell office:value-type="string">
            <text:p>Jolteon</text:p>
          </table:table-cell>
          <table:table-cell office:value-type="string">
            <text:p>09/28/16 03:09 PM</text:p>
          </table:table-cell>
          <table:table-cell office:value-type="float" office:value="34.1227199296">
            <text:p>34.1227199296</text:p>
          </table:table-cell>
          <table:table-cell office:value-type="float" office:value="-118.1317891168">
            <text:p>-118.1317891168</text:p>
          </table:table-cell>
        </table:table-row>
        <table:table-row table:style-name="ro2">
          <table:table-cell office:value-type="float" office:value="7.81148588793442E+017">
            <text:p>781148588793442000</text:p>
          </table:table-cell>
          <table:table-cell office:value-type="string">
            <text:p>Electabuzz</text:p>
          </table:table-cell>
          <table:table-cell office:value-type="string">
            <text:p>09/28/16 03:08 PM</text:p>
          </table:table-cell>
          <table:table-cell office:value-type="float" office:value="34.1217494278">
            <text:p>34.1217494278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81147939192267E+017">
            <text:p>781147939192267000</text:p>
          </table:table-cell>
          <table:table-cell office:value-type="string">
            <text:p>Ivysaur</text:p>
          </table:table-cell>
          <table:table-cell office:value-type="string">
            <text:p>09/28/16 03:05 PM</text:p>
          </table:table-cell>
          <table:table-cell office:value-type="float" office:value="34.0729100603">
            <text:p>34.0729100603</text:p>
          </table:table-cell>
          <table:table-cell office:value-type="float" office:value="-118.1340748363">
            <text:p>-118.1340748363</text:p>
          </table:table-cell>
        </table:table-row>
        <table:table-row table:style-name="ro2">
          <table:table-cell office:value-type="float" office:value="7.81147888495632E+017">
            <text:p>781147888495632000</text:p>
          </table:table-cell>
          <table:table-cell office:value-type="string">
            <text:p>Raichu</text:p>
          </table:table-cell>
          <table:table-cell office:value-type="string">
            <text:p>09/28/16 03:05 PM</text:p>
          </table:table-cell>
          <table:table-cell office:value-type="float" office:value="34.0822827299">
            <text:p>34.0822827299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7.81147472739447E+017">
            <text:p>781147472739447000</text:p>
          </table:table-cell>
          <table:table-cell office:value-type="string">
            <text:p>Jolteon</text:p>
          </table:table-cell>
          <table:table-cell office:value-type="string">
            <text:p>09/28/16 03:04 PM</text:p>
          </table:table-cell>
          <table:table-cell office:value-type="float" office:value="34.0831188526">
            <text:p>34.0831188526</text:p>
          </table:table-cell>
          <table:table-cell office:value-type="float" office:value="-118.0954878825">
            <text:p>-118.0954878825</text:p>
          </table:table-cell>
        </table:table-row>
        <table:table-row table:style-name="ro2">
          <table:table-cell office:value-type="float" office:value="7.8114684450823E+017">
            <text:p>781146844508230000</text:p>
          </table:table-cell>
          <table:table-cell office:value-type="string">
            <text:p>Machamp</text:p>
          </table:table-cell>
          <table:table-cell office:value-type="string">
            <text:p>09/28/16 03:01 PM</text:p>
          </table:table-cell>
          <table:table-cell office:value-type="float" office:value="34.0761917491">
            <text:p>34.0761917491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81145989138686E+017">
            <text:p>781145989138686000</text:p>
          </table:table-cell>
          <table:table-cell office:value-type="string">
            <text:p>Snorlax</text:p>
          </table:table-cell>
          <table:table-cell office:value-type="string">
            <text:p>09/28/16 02:58 PM</text:p>
          </table:table-cell>
          <table:table-cell office:value-type="float" office:value="34.1152966577">
            <text:p>34.1152966577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81145340372066E+017">
            <text:p>781145340372066000</text:p>
          </table:table-cell>
          <table:table-cell office:value-type="string">
            <text:p>Charmeleon</text:p>
          </table:table-cell>
          <table:table-cell office:value-type="string">
            <text:p>09/28/16 02:55 PM</text:p>
          </table:table-cell>
          <table:table-cell office:value-type="float" office:value="34.0946743241">
            <text:p>34.0946743241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7.81145078614012E+017">
            <text:p>781145078614012000</text:p>
          </table:table-cell>
          <table:table-cell office:value-type="string">
            <text:p>Nidoking</text:p>
          </table:table-cell>
          <table:table-cell office:value-type="string">
            <text:p>09/28/16 02:54 PM</text:p>
          </table:table-cell>
          <table:table-cell office:value-type="float" office:value="34.1256563337">
            <text:p>34.1256563337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7.81144912204935E+017">
            <text:p>781144912204935000</text:p>
          </table:table-cell>
          <table:table-cell office:value-type="string">
            <text:p>Ivysaur</text:p>
          </table:table-cell>
          <table:table-cell office:value-type="string">
            <text:p>09/28/16 02:53 PM</text:p>
          </table:table-cell>
          <table:table-cell office:value-type="float" office:value="34.116096891">
            <text:p>34.116096891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81144030721679E+017">
            <text:p>781144030721679000</text:p>
          </table:table-cell>
          <table:table-cell office:value-type="string">
            <text:p>Snorlax</text:p>
          </table:table-cell>
          <table:table-cell office:value-type="string">
            <text:p>09/28/16 02:50 PM</text:p>
          </table:table-cell>
          <table:table-cell office:value-type="float" office:value="34.1155806462">
            <text:p>34.1155806462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7.81143771777905E+017">
            <text:p>781143771777905000</text:p>
          </table:table-cell>
          <table:table-cell office:value-type="string">
            <text:p>Charmeleon</text:p>
          </table:table-cell>
          <table:table-cell office:value-type="string">
            <text:p>09/28/16 02:49 PM</text:p>
          </table:table-cell>
          <table:table-cell office:value-type="float" office:value="34.1045675043">
            <text:p>34.1045675043</text:p>
          </table:table-cell>
          <table:table-cell office:value-type="float" office:value="-118.0842393733">
            <text:p>-118.0842393733</text:p>
          </table:table-cell>
        </table:table-row>
        <table:table-row table:style-name="ro2">
          <table:table-cell office:value-type="float" office:value="7.81143243660464E+017">
            <text:p>781143243660464000</text:p>
          </table:table-cell>
          <table:table-cell office:value-type="string">
            <text:p>Charmeleon</text:p>
          </table:table-cell>
          <table:table-cell office:value-type="string">
            <text:p>09/28/16 02:47 PM</text:p>
          </table:table-cell>
          <table:table-cell office:value-type="float" office:value="34.0704227271">
            <text:p>34.0704227271</text:p>
          </table:table-cell>
          <table:table-cell office:value-type="float" office:value="-118.0681426929">
            <text:p>-118.0681426929</text:p>
          </table:table-cell>
        </table:table-row>
        <table:table-row table:style-name="ro2">
          <table:table-cell office:value-type="float" office:value="7.81141142414856E+017">
            <text:p>781141142414856000</text:p>
          </table:table-cell>
          <table:table-cell office:value-type="string">
            <text:p>Chansey</text:p>
          </table:table-cell>
          <table:table-cell office:value-type="string">
            <text:p>09/28/16 02:38 PM</text:p>
          </table:table-cell>
          <table:table-cell office:value-type="float" office:value="34.0799669226">
            <text:p>34.0799669226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81140740596302E+017">
            <text:p>781140740596302000</text:p>
          </table:table-cell>
          <table:table-cell office:value-type="string">
            <text:p>Golem</text:p>
          </table:table-cell>
          <table:table-cell office:value-type="string">
            <text:p>09/28/16 02:37 PM</text:p>
          </table:table-cell>
          <table:table-cell office:value-type="float" office:value="34.0905227226">
            <text:p>34.0905227226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7.81140052445237E+017">
            <text:p>781140052445237000</text:p>
          </table:table-cell>
          <table:table-cell office:value-type="string">
            <text:p>Exeggutor</text:p>
          </table:table-cell>
          <table:table-cell office:value-type="string">
            <text:p>09/28/16 02:34 PM</text:p>
          </table:table-cell>
          <table:table-cell office:value-type="float" office:value="34.0961790228">
            <text:p>34.0961790228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81140012624556E+017">
            <text:p>781140012624556000</text:p>
          </table:table-cell>
          <table:table-cell office:value-type="string">
            <text:p>Flareon</text:p>
          </table:table-cell>
          <table:table-cell office:value-type="string">
            <text:p>09/28/16 02:34 PM</text:p>
          </table:table-cell>
          <table:table-cell office:value-type="float" office:value="34.1002635601">
            <text:p>34.1002635601</text:p>
          </table:table-cell>
          <table:table-cell office:value-type="float" office:value="-118.0744534988">
            <text:p>-118.0744534988</text:p>
          </table:table-cell>
        </table:table-row>
        <table:table-row table:style-name="ro2">
          <table:table-cell office:value-type="float" office:value="7.81139059829637E+017">
            <text:p>781139059829637000</text:p>
          </table:table-cell>
          <table:table-cell office:value-type="string">
            <text:p>Flareon</text:p>
          </table:table-cell>
          <table:table-cell office:value-type="string">
            <text:p>09/28/16 02:30 PM</text:p>
          </table:table-cell>
          <table:table-cell office:value-type="float" office:value="34.0907229392">
            <text:p>34.0907229392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7.81138950521881E+017">
            <text:p>781138950521881000</text:p>
          </table:table-cell>
          <table:table-cell office:value-type="string">
            <text:p>Jolteon</text:p>
          </table:table-cell>
          <table:table-cell office:value-type="string">
            <text:p>09/28/16 02:30 PM</text:p>
          </table:table-cell>
          <table:table-cell office:value-type="float" office:value="34.0954540878">
            <text:p>34.0954540878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81138759274238E+017">
            <text:p>781138759274238000</text:p>
          </table:table-cell>
          <table:table-cell office:value-type="string">
            <text:p>Alakazam</text:p>
          </table:table-cell>
          <table:table-cell office:value-type="string">
            <text:p>09/28/16 02:29 PM</text:p>
          </table:table-cell>
          <table:table-cell office:value-type="float" office:value="34.1192586594">
            <text:p>34.1192586594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7.81138608711315E+017">
            <text:p>781138608711315000</text:p>
          </table:table-cell>
          <table:table-cell office:value-type="string">
            <text:p>Ivysaur</text:p>
          </table:table-cell>
          <table:table-cell office:value-type="string">
            <text:p>09/28/16 02:28 PM</text:p>
          </table:table-cell>
          <table:table-cell office:value-type="float" office:value="34.0837475345">
            <text:p>34.0837475345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81138592701686E+017">
            <text:p>781138592701686000</text:p>
          </table:table-cell>
          <table:table-cell office:value-type="string">
            <text:p>Golduck</text:p>
          </table:table-cell>
          <table:table-cell office:value-type="string">
            <text:p>09/28/16 02:28 PM</text:p>
          </table:table-cell>
          <table:table-cell office:value-type="float" office:value="34.0982154801">
            <text:p>34.0982154801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7.81136408010301E+017">
            <text:p>781136408010301000</text:p>
          </table:table-cell>
          <table:table-cell office:value-type="string">
            <text:p>Chansey</text:p>
          </table:table-cell>
          <table:table-cell office:value-type="string">
            <text:p>09/28/16 02:20 PM</text:p>
          </table:table-cell>
          <table:table-cell office:value-type="float" office:value="34.0987398848">
            <text:p>34.0987398848</text:p>
          </table:table-cell>
          <table:table-cell office:value-type="float" office:value="-118.0919213601">
            <text:p>-118.0919213601</text:p>
          </table:table-cell>
        </table:table-row>
        <table:table-row table:style-name="ro2">
          <table:table-cell office:value-type="float" office:value="7.81132320786965E+017">
            <text:p>781132320786965000</text:p>
          </table:table-cell>
          <table:table-cell office:value-type="string">
            <text:p>Jolteon</text:p>
          </table:table-cell>
          <table:table-cell office:value-type="string">
            <text:p>09/28/16 02:03 PM</text:p>
          </table:table-cell>
          <table:table-cell office:value-type="float" office:value="34.0839900452">
            <text:p>34.0839900452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81132314591932E+017">
            <text:p>781132314591932000</text:p>
          </table:table-cell>
          <table:table-cell office:value-type="string">
            <text:p>Nidoqueen</text:p>
          </table:table-cell>
          <table:table-cell office:value-type="string">
            <text:p>09/28/16 02:03 PM</text:p>
          </table:table-cell>
          <table:table-cell office:value-type="float" office:value="34.1160208315">
            <text:p>34.1160208315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7.81132127941239E+017">
            <text:p>781132127941239000</text:p>
          </table:table-cell>
          <table:table-cell office:value-type="string">
            <text:p>Omastar</text:p>
          </table:table-cell>
          <table:table-cell office:value-type="string">
            <text:p>09/28/16 02:03 PM</text:p>
          </table:table-cell>
          <table:table-cell office:value-type="float" office:value="34.0695117659">
            <text:p>34.0695117659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7.81131070284497E+017">
            <text:p>781131070284497000</text:p>
          </table:table-cell>
          <table:table-cell office:value-type="string">
            <text:p>Gloom</text:p>
          </table:table-cell>
          <table:table-cell office:value-type="string">
            <text:p>09/28/16 01:58 PM</text:p>
          </table:table-cell>
          <table:table-cell office:value-type="float" office:value="34.1117299309">
            <text:p>34.1117299309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7.8113078202257E+017">
            <text:p>781130782022570000</text:p>
          </table:table-cell>
          <table:table-cell office:value-type="string">
            <text:p>Snorlax</text:p>
          </table:table-cell>
          <table:table-cell office:value-type="string">
            <text:p>09/28/16 01:57 PM</text:p>
          </table:table-cell>
          <table:table-cell office:value-type="float" office:value="34.1111197313">
            <text:p>34.1111197313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7.8113063064594E+017">
            <text:p>781130630645940000</text:p>
          </table:table-cell>
          <table:table-cell office:value-type="string">
            <text:p>Starmie</text:p>
          </table:table-cell>
          <table:table-cell office:value-type="string">
            <text:p>09/28/16 01:57 P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81130245621428E+017">
            <text:p>781130245621428000</text:p>
          </table:table-cell>
          <table:table-cell office:value-type="string">
            <text:p>Flareon</text:p>
          </table:table-cell>
          <table:table-cell office:value-type="string">
            <text:p>09/28/16 01:55 PM</text:p>
          </table:table-cell>
          <table:table-cell office:value-type="float" office:value="34.1108148185">
            <text:p>34.1108148185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7.81130071679521E+017">
            <text:p>781130071679521000</text:p>
          </table:table-cell>
          <table:table-cell office:value-type="string">
            <text:p>Snorlax</text:p>
          </table:table-cell>
          <table:table-cell office:value-type="string">
            <text:p>09/28/16 01:54 PM</text:p>
          </table:table-cell>
          <table:table-cell office:value-type="float" office:value="34.1220610599">
            <text:p>34.1220610599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7.81129941547049E+017">
            <text:p>781129941547049000</text:p>
          </table:table-cell>
          <table:table-cell office:value-type="string">
            <text:p>Chansey</text:p>
          </table:table-cell>
          <table:table-cell office:value-type="string">
            <text:p>09/28/16 01:54 PM</text:p>
          </table:table-cell>
          <table:table-cell office:value-type="float" office:value="34.1049695151">
            <text:p>34.1049695151</text:p>
          </table:table-cell>
          <table:table-cell office:value-type="float" office:value="-118.0848795517">
            <text:p>-118.0848795517</text:p>
          </table:table-cell>
        </table:table-row>
        <table:table-row table:style-name="ro2">
          <table:table-cell office:value-type="float" office:value="7.81129319737242E+017">
            <text:p>781129319737242000</text:p>
          </table:table-cell>
          <table:table-cell office:value-type="string">
            <text:p>Chansey</text:p>
          </table:table-cell>
          <table:table-cell office:value-type="string">
            <text:p>09/28/16 01:51 PM</text:p>
          </table:table-cell>
          <table:table-cell office:value-type="float" office:value="34.1257609324">
            <text:p>34.1257609324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81127263664255E+017">
            <text:p>781127263664255000</text:p>
          </table:table-cell>
          <table:table-cell office:value-type="string">
            <text:p>Charmeleon</text:p>
          </table:table-cell>
          <table:table-cell office:value-type="string">
            <text:p>09/28/16 01:43 PM</text:p>
          </table:table-cell>
          <table:table-cell office:value-type="float" office:value="34.1281659084">
            <text:p>34.1281659084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7.81125424197739E+017">
            <text:p>781125424197739000</text:p>
          </table:table-cell>
          <table:table-cell office:value-type="string">
            <text:p>Ninetales</text:p>
          </table:table-cell>
          <table:table-cell office:value-type="string">
            <text:p>09/28/16 01:36 PM</text:p>
          </table:table-cell>
          <table:table-cell office:value-type="float" office:value="34.1245642663">
            <text:p>34.1245642663</text:p>
          </table:table-cell>
          <table:table-cell office:value-type="float" office:value="-118.1214572913">
            <text:p>-118.1214572913</text:p>
          </table:table-cell>
        </table:table-row>
        <table:table-row table:style-name="ro2">
          <table:table-cell office:value-type="float" office:value="7.8112506852497E+017">
            <text:p>781125068524970000</text:p>
          </table:table-cell>
          <table:table-cell office:value-type="string">
            <text:p>Chansey</text:p>
          </table:table-cell>
          <table:table-cell office:value-type="string">
            <text:p>09/28/16 01:35 PM</text:p>
          </table:table-cell>
          <table:table-cell office:value-type="float" office:value="34.1130285261">
            <text:p>34.1130285261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7.81124147938079E+017">
            <text:p>781124147938079000</text:p>
          </table:table-cell>
          <table:table-cell office:value-type="string">
            <text:p>Flareon</text:p>
          </table:table-cell>
          <table:table-cell office:value-type="string">
            <text:p>09/28/16 01:31 PM</text:p>
          </table:table-cell>
          <table:table-cell office:value-type="float" office:value="34.0681415319">
            <text:p>34.0681415319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81123904613921E+017">
            <text:p>781123904613921000</text:p>
          </table:table-cell>
          <table:table-cell office:value-type="string">
            <text:p>Tangela</text:p>
          </table:table-cell>
          <table:table-cell office:value-type="string">
            <text:p>09/28/16 01:30 PM</text:p>
          </table:table-cell>
          <table:table-cell office:value-type="float" office:value="34.1041159307">
            <text:p>34.1041159307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7.81123678293463E+017">
            <text:p>781123678293463000</text:p>
          </table:table-cell>
          <table:table-cell office:value-type="string">
            <text:p>Raichu</text:p>
          </table:table-cell>
          <table:table-cell office:value-type="string">
            <text:p>09/28/16 01:29 PM</text:p>
          </table:table-cell>
          <table:table-cell office:value-type="float" office:value="34.1131291284">
            <text:p>34.1131291284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7.81122973310878E+017">
            <text:p>781122973310878000</text:p>
          </table:table-cell>
          <table:table-cell office:value-type="string">
            <text:p>Jolteon</text:p>
          </table:table-cell>
          <table:table-cell office:value-type="string">
            <text:p>09/28/16 01:26 PM</text:p>
          </table:table-cell>
          <table:table-cell office:value-type="float" office:value="34.0712012719">
            <text:p>34.0712012719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81121880816136E+017">
            <text:p>781121880816136000</text:p>
          </table:table-cell>
          <table:table-cell office:value-type="string">
            <text:p>Machamp</text:p>
          </table:table-cell>
          <table:table-cell office:value-type="string">
            <text:p>09/28/16 01:22 PM</text:p>
          </table:table-cell>
          <table:table-cell office:value-type="float" office:value="34.097563731">
            <text:p>34.097563731</text:p>
          </table:table-cell>
          <table:table-cell office:value-type="float" office:value="-118.1344405486">
            <text:p>-118.1344405486</text:p>
          </table:table-cell>
        </table:table-row>
        <table:table-row table:style-name="ro2">
          <table:table-cell office:value-type="float" office:value="7.81121364417589E+017">
            <text:p>781121364417589000</text:p>
          </table:table-cell>
          <table:table-cell office:value-type="string">
            <text:p>Chansey</text:p>
          </table:table-cell>
          <table:table-cell office:value-type="string">
            <text:p>09/28/16 01:20 PM</text:p>
          </table:table-cell>
          <table:table-cell office:value-type="float" office:value="34.1300531961">
            <text:p>34.1300531961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7.81119728974598E+017">
            <text:p>781119728974598000</text:p>
          </table:table-cell>
          <table:table-cell office:value-type="string">
            <text:p>Weepinbell</text:p>
          </table:table-cell>
          <table:table-cell office:value-type="string">
            <text:p>09/28/16 01:13 PM</text:p>
          </table:table-cell>
          <table:table-cell office:value-type="float" office:value="34.086022826">
            <text:p>34.086022826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81119592886211E+017">
            <text:p>781119592886211000</text:p>
          </table:table-cell>
          <table:table-cell office:value-type="string">
            <text:p>Flareon</text:p>
          </table:table-cell>
          <table:table-cell office:value-type="string">
            <text:p>09/28/16 01:13 PM</text:p>
          </table:table-cell>
          <table:table-cell office:value-type="float" office:value="34.1237014931">
            <text:p>34.1237014931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81119186747568E+017">
            <text:p>781119186747568000</text:p>
          </table:table-cell>
          <table:table-cell office:value-type="string">
            <text:p>Flareon</text:p>
          </table:table-cell>
          <table:table-cell office:value-type="string">
            <text:p>09/28/16 01:11 PM</text:p>
          </table:table-cell>
          <table:table-cell office:value-type="float" office:value="34.0762186185">
            <text:p>34.0762186185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7.81119013535437E+017">
            <text:p>781119013535437000</text:p>
          </table:table-cell>
          <table:table-cell office:value-type="string">
            <text:p>Raichu</text:p>
          </table:table-cell>
          <table:table-cell office:value-type="string">
            <text:p>09/28/16 01:10 PM</text:p>
          </table:table-cell>
          <table:table-cell office:value-type="float" office:value="34.102264622">
            <text:p>34.102264622</text:p>
          </table:table-cell>
          <table:table-cell office:value-type="float" office:value="-118.1071014396">
            <text:p>-118.1071014396</text:p>
          </table:table-cell>
        </table:table-row>
        <table:table-row table:style-name="ro2">
          <table:table-cell office:value-type="float" office:value="7.81118949459042E+017">
            <text:p>781118949459042000</text:p>
          </table:table-cell>
          <table:table-cell office:value-type="string">
            <text:p>Chansey</text:p>
          </table:table-cell>
          <table:table-cell office:value-type="string">
            <text:p>09/28/16 01:10 PM</text:p>
          </table:table-cell>
          <table:table-cell office:value-type="float" office:value="34.1019071848">
            <text:p>34.1019071848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81118900159119E+017">
            <text:p>781118900159119000</text:p>
          </table:table-cell>
          <table:table-cell office:value-type="string">
            <text:p>Porygon</text:p>
          </table:table-cell>
          <table:table-cell office:value-type="string">
            <text:p>09/28/16 01:10 PM</text:p>
          </table:table-cell>
          <table:table-cell office:value-type="float" office:value="34.0984108566">
            <text:p>34.0984108566</text:p>
          </table:table-cell>
          <table:table-cell office:value-type="float" office:value="-118.0748193357">
            <text:p>-118.0748193357</text:p>
          </table:table-cell>
        </table:table-row>
        <table:table-row table:style-name="ro2">
          <table:table-cell office:value-type="float" office:value="7.81118213304091E+017">
            <text:p>781118213304091000</text:p>
          </table:table-cell>
          <table:table-cell office:value-type="string">
            <text:p>Raichu</text:p>
          </table:table-cell>
          <table:table-cell office:value-type="string">
            <text:p>09/28/16 01:07 PM</text:p>
          </table:table-cell>
          <table:table-cell office:value-type="float" office:value="34.122002108">
            <text:p>34.122002108</text:p>
          </table:table-cell>
          <table:table-cell office:value-type="float" office:value="-118.089177832">
            <text:p>-118.089177832</text:p>
          </table:table-cell>
        </table:table-row>
        <table:table-row table:style-name="ro2">
          <table:table-cell office:value-type="float" office:value="7.8111769119302E+017">
            <text:p>781117691193020000</text:p>
          </table:table-cell>
          <table:table-cell office:value-type="string">
            <text:p>Flareon</text:p>
          </table:table-cell>
          <table:table-cell office:value-type="string">
            <text:p>09/28/16 01:05 PM</text:p>
          </table:table-cell>
          <table:table-cell office:value-type="float" office:value="34.0822827299">
            <text:p>34.0822827299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7.81117579951677E+017">
            <text:p>781117579951677000</text:p>
          </table:table-cell>
          <table:table-cell office:value-type="string">
            <text:p>Kingler</text:p>
          </table:table-cell>
          <table:table-cell office:value-type="string">
            <text:p>09/28/16 01:05 PM</text:p>
          </table:table-cell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7.81116341956731E+017">
            <text:p>781116341956731000</text:p>
          </table:table-cell>
          <table:table-cell office:value-type="string">
            <text:p>Jolteon</text:p>
          </table:table-cell>
          <table:table-cell office:value-type="string">
            <text:p>09/28/16 01:00 PM</text:p>
          </table:table-cell>
          <table:table-cell office:value-type="float" office:value="34.0817449201">
            <text:p>34.0817449201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81114478695809E+017">
            <text:p>781114478695809000</text:p>
          </table:table-cell>
          <table:table-cell office:value-type="string">
            <text:p>Tangela</text:p>
          </table:table-cell>
          <table:table-cell office:value-type="string">
            <text:p>09/28/16 12:52 PM</text:p>
          </table:table-cell>
          <table:table-cell office:value-type="float" office:value="34.127024599">
            <text:p>34.127024599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7.8111436237106E+017">
            <text:p>781114362371060000</text:p>
          </table:table-cell>
          <table:table-cell office:value-type="string">
            <text:p>Omastar</text:p>
          </table:table-cell>
          <table:table-cell office:value-type="string">
            <text:p>09/28/16 12:52 PM</text:p>
          </table:table-cell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81114265029665E+017">
            <text:p>781114265029665000</text:p>
          </table:table-cell>
          <table:table-cell office:value-type="string">
            <text:p>Exeggutor</text:p>
          </table:table-cell>
          <table:table-cell office:value-type="string">
            <text:p>09/28/16 12:52 PM</text:p>
          </table:table-cell>
          <table:table-cell office:value-type="float" office:value="34.0831431513">
            <text:p>34.0831431513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81114022405866E+017">
            <text:p>781114022405866000</text:p>
          </table:table-cell>
          <table:table-cell office:value-type="string">
            <text:p>Kabutops</text:p>
          </table:table-cell>
          <table:table-cell office:value-type="string">
            <text:p>09/28/16 12:51 P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81113116771824E+017">
            <text:p>781113116771824000</text:p>
          </table:table-cell>
          <table:table-cell office:value-type="string">
            <text:p>Raichu</text:p>
          </table:table-cell>
          <table:table-cell office:value-type="string">
            <text:p>09/28/16 12:47 PM</text:p>
          </table:table-cell>
          <table:table-cell office:value-type="float" office:value="34.0999797738">
            <text:p>34.0999797738</text:p>
          </table:table-cell>
          <table:table-cell office:value-type="float" office:value="-118.0843308275">
            <text:p>-118.0843308275</text:p>
          </table:table-cell>
        </table:table-row>
        <table:table-row table:style-name="ro2">
          <table:table-cell office:value-type="float" office:value="7.81112159740703E+017">
            <text:p>781112159740703000</text:p>
          </table:table-cell>
          <table:table-cell office:value-type="string">
            <text:p>Tangela</text:p>
          </table:table-cell>
          <table:table-cell office:value-type="string">
            <text:p>09/28/16 12:43 PM</text:p>
          </table:table-cell>
          <table:table-cell office:value-type="float" office:value="34.1155990379">
            <text:p>34.1155990379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81111756869382E+017">
            <text:p>781111756869382000</text:p>
          </table:table-cell>
          <table:table-cell office:value-type="string">
            <text:p>Chansey</text:p>
          </table:table-cell>
          <table:table-cell office:value-type="string">
            <text:p>09/28/16 12:42 PM</text:p>
          </table:table-cell>
          <table:table-cell office:value-type="float" office:value="34.089775362">
            <text:p>34.089775362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81110808809837E+017">
            <text:p>781110808809837000</text:p>
          </table:table-cell>
          <table:table-cell office:value-type="string">
            <text:p>Chansey</text:p>
          </table:table-cell>
          <table:table-cell office:value-type="string">
            <text:p>09/28/16 12:38 PM</text:p>
          </table:table-cell>
          <table:table-cell office:value-type="float" office:value="34.1069191284">
            <text:p>34.1069191284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7.81109690314793E+017">
            <text:p>781109690314793000</text:p>
          </table:table-cell>
          <table:table-cell office:value-type="string">
            <text:p>Golem</text:p>
          </table:table-cell>
          <table:table-cell office:value-type="string">
            <text:p>09/28/16 12:33 PM</text:p>
          </table:table-cell>
          <table:table-cell office:value-type="float" office:value="34.0985031164">
            <text:p>34.0985031164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81108239547011E+017">
            <text:p>781108239547011000</text:p>
          </table:table-cell>
          <table:table-cell office:value-type="string">
            <text:p>Flareon</text:p>
          </table:table-cell>
          <table:table-cell office:value-type="string">
            <text:p>09/28/16 12:28 PM</text:p>
          </table:table-cell>
          <table:table-cell office:value-type="float" office:value="34.0986500086">
            <text:p>34.0986500086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7.81107000000119E+017">
            <text:p>781107000000119000</text:p>
          </table:table-cell>
          <table:table-cell office:value-type="string">
            <text:p>Raichu</text:p>
          </table:table-cell>
          <table:table-cell office:value-type="string">
            <text:p>09/28/16 12:23 PM</text:p>
          </table:table-cell>
          <table:table-cell office:value-type="float" office:value="34.1285088568">
            <text:p>34.1285088568</text:p>
          </table:table-cell>
          <table:table-cell office:value-type="float" office:value="-118.1397432911">
            <text:p>-118.1397432911</text:p>
          </table:table-cell>
        </table:table-row>
        <table:table-row table:style-name="ro2">
          <table:table-cell office:value-type="float" office:value="7.81106332539597E+017">
            <text:p>781106332539597000</text:p>
          </table:table-cell>
          <table:table-cell office:value-type="string">
            <text:p>Raichu</text:p>
          </table:table-cell>
          <table:table-cell office:value-type="string">
            <text:p>09/28/16 12:20 PM</text:p>
          </table:table-cell>
          <table:table-cell office:value-type="float" office:value="34.1148012398">
            <text:p>34.1148012398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7.81106017559949E+017">
            <text:p>781106017559949000</text:p>
          </table:table-cell>
          <table:table-cell office:value-type="string">
            <text:p>Chansey</text:p>
          </table:table-cell>
          <table:table-cell office:value-type="string">
            <text:p>09/28/16 12:19 PM</text:p>
          </table:table-cell>
          <table:table-cell office:value-type="float" office:value="34.0928400242">
            <text:p>34.0928400242</text:p>
          </table:table-cell>
          <table:table-cell office:value-type="float" office:value="-118.0889034768">
            <text:p>-118.0889034768</text:p>
          </table:table-cell>
        </table:table-row>
        <table:table-row table:style-name="ro2">
          <table:table-cell office:value-type="float" office:value="7.81105570820465E+017">
            <text:p>781105570820465000</text:p>
          </table:table-cell>
          <table:table-cell office:value-type="string">
            <text:p>Aerodactyl</text:p>
          </table:table-cell>
          <table:table-cell office:value-type="string">
            <text:p>09/28/16 12:17 PM</text:p>
          </table:table-cell>
          <table:table-cell office:value-type="float" office:value="34.0992173781">
            <text:p>34.099217378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81104999027704E+017">
            <text:p>781104999027704000</text:p>
          </table:table-cell>
          <table:table-cell office:value-type="string">
            <text:p>Jolteon</text:p>
          </table:table-cell>
          <table:table-cell office:value-type="string">
            <text:p>09/28/16 12:15 PM</text:p>
          </table:table-cell>
          <table:table-cell office:value-type="float" office:value="34.081839668">
            <text:p>34.081839668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7.81104699390824E+017">
            <text:p>781104699390824000</text:p>
          </table:table-cell>
          <table:table-cell office:value-type="string">
            <text:p>Chansey</text:p>
          </table:table-cell>
          <table:table-cell office:value-type="string">
            <text:p>09/28/16 12:14 PM</text:p>
          </table:table-cell>
          <table:table-cell office:value-type="float" office:value="34.0929159179">
            <text:p>34.0929159179</text:p>
          </table:table-cell>
          <table:table-cell office:value-type="float" office:value="-118.0918299098">
            <text:p>-118.0918299098</text:p>
          </table:table-cell>
        </table:table-row>
        <table:table-row table:style-name="ro2">
          <table:table-cell office:value-type="float" office:value="7.81101269754622E+017">
            <text:p>781101269754622000</text:p>
          </table:table-cell>
          <table:table-cell office:value-type="string">
            <text:p>Chansey</text:p>
          </table:table-cell>
          <table:table-cell office:value-type="string">
            <text:p>09/28/16 12:00 PM</text:p>
          </table:table-cell>
          <table:table-cell office:value-type="float" office:value="34.0852743091">
            <text:p>34.0852743091</text:p>
          </table:table-cell>
          <table:table-cell office:value-type="float" office:value="-118.1116734948">
            <text:p>-118.1116734948</text:p>
          </table:table-cell>
        </table:table-row>
        <table:table-row table:style-name="ro2">
          <table:table-cell office:value-type="float" office:value="7.81099626015306E+017">
            <text:p>781099626015306000</text:p>
          </table:table-cell>
          <table:table-cell office:value-type="string">
            <text:p>Wigglytuff</text:p>
          </table:table-cell>
          <table:table-cell office:value-type="string">
            <text:p>09/28/16 11:53 AM</text:p>
          </table:table-cell>
          <table:table-cell office:value-type="float" office:value="34.1124099025">
            <text:p>34.1124099025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7.81099519110816E+017">
            <text:p>781099519110816000</text:p>
          </table:table-cell>
          <table:table-cell office:value-type="string">
            <text:p>Machamp</text:p>
          </table:table-cell>
          <table:table-cell office:value-type="string">
            <text:p>09/28/16 11:53 AM</text:p>
          </table:table-cell>
          <table:table-cell office:value-type="float" office:value="34.0653123982">
            <text:p>34.065312398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81099335236751E+017">
            <text:p>781099335236751000</text:p>
          </table:table-cell>
          <table:table-cell office:value-type="string">
            <text:p>Golem</text:p>
          </table:table-cell>
          <table:table-cell office:value-type="string">
            <text:p>09/28/16 11:52 AM</text:p>
          </table:table-cell>
          <table:table-cell office:value-type="float" office:value="34.0809205175">
            <text:p>34.080920517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81098228053778E+017">
            <text:p>781098228053778000</text:p>
          </table:table-cell>
          <table:table-cell office:value-type="string">
            <text:p>Flareon</text:p>
          </table:table-cell>
          <table:table-cell office:value-type="string">
            <text:p>09/28/16 11:48 AM</text:p>
          </table:table-cell>
          <table:table-cell office:value-type="float" office:value="34.1167212674">
            <text:p>34.1167212674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7.81097175061115E+017">
            <text:p>781097175061115000</text:p>
          </table:table-cell>
          <table:table-cell office:value-type="string">
            <text:p>Raichu</text:p>
          </table:table-cell>
          <table:table-cell office:value-type="string">
            <text:p>09/28/16 11:44 AM</text:p>
          </table:table-cell>
          <table:table-cell office:value-type="float" office:value="34.117538603">
            <text:p>34.117538603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7.81096899575067E+017">
            <text:p>781096899575067000</text:p>
          </table:table-cell>
          <table:table-cell office:value-type="string">
            <text:p>Flareon</text:p>
          </table:table-cell>
          <table:table-cell office:value-type="string">
            <text:p>09/28/16 11:43 AM</text:p>
          </table:table-cell>
          <table:table-cell office:value-type="float" office:value="34.0743852943">
            <text:p>34.0743852943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7.81092310297612E+017">
            <text:p>781092310297612000</text:p>
          </table:table-cell>
          <table:table-cell office:value-type="string">
            <text:p>Flareon</text:p>
          </table:table-cell>
          <table:table-cell office:value-type="string">
            <text:p>09/28/16 11:24 AM</text:p>
          </table:table-cell>
          <table:table-cell office:value-type="float" office:value="34.1212060834">
            <text:p>34.1212060834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7.81091869128208E+017">
            <text:p>781091869128208000</text:p>
          </table:table-cell>
          <table:table-cell office:value-type="string">
            <text:p>Golem</text:p>
          </table:table-cell>
          <table:table-cell office:value-type="string">
            <text:p>09/28/16 11:23 AM</text:p>
          </table:table-cell>
          <table:table-cell office:value-type="float" office:value="34.0809205175">
            <text:p>34.080920517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81091499152769E+017">
            <text:p>781091499152769000</text:p>
          </table:table-cell>
          <table:table-cell office:value-type="string">
            <text:p>Chansey</text:p>
          </table:table-cell>
          <table:table-cell office:value-type="string">
            <text:p>09/28/16 11:21 AM</text:p>
          </table:table-cell>
          <table:table-cell office:value-type="float" office:value="34.1243385736">
            <text:p>34.1243385736</text:p>
          </table:table-cell>
          <table:table-cell office:value-type="float" office:value="-118.1230116758">
            <text:p>-118.1230116758</text:p>
          </table:table-cell>
        </table:table-row>
        <table:table-row table:style-name="ro2">
          <table:table-cell office:value-type="float" office:value="7.81091275718074E+017">
            <text:p>781091275718074000</text:p>
          </table:table-cell>
          <table:table-cell office:value-type="string">
            <text:p>Rapidash</text:p>
          </table:table-cell>
          <table:table-cell office:value-type="string">
            <text:p>09/28/16 11:20 AM</text:p>
          </table:table-cell>
          <table:table-cell office:value-type="float" office:value="34.0813056819">
            <text:p>34.0813056819</text:p>
          </table:table-cell>
          <table:table-cell office:value-type="float" office:value="-118.0889034768">
            <text:p>-118.0889034768</text:p>
          </table:table-cell>
        </table:table-row>
        <table:table-row table:style-name="ro2">
          <table:table-cell office:value-type="float" office:value="7.8108950789444E+017">
            <text:p>781089507894440000</text:p>
          </table:table-cell>
          <table:table-cell office:value-type="string">
            <text:p>Grimer</text:p>
          </table:table-cell>
          <table:table-cell office:value-type="string">
            <text:p>09/28/16 11:13 AM</text:p>
          </table:table-cell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7.81088815385424E+017">
            <text:p>781088815385424000</text:p>
          </table:table-cell>
          <table:table-cell office:value-type="string">
            <text:p>Wigglytuff</text:p>
          </table:table-cell>
          <table:table-cell office:value-type="string">
            <text:p>09/28/16 11:11 AM</text:p>
          </table:table-cell>
          <table:table-cell office:value-type="float" office:value="34.0911548098">
            <text:p>34.0911548098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81088756841329E+017">
            <text:p>781088756841329000</text:p>
          </table:table-cell>
          <table:table-cell office:value-type="string">
            <text:p>Alakazam</text:p>
          </table:table-cell>
          <table:table-cell office:value-type="string">
            <text:p>09/28/16 11:10 AM</text:p>
          </table:table-cell>
          <table:table-cell office:value-type="float" office:value="34.1051242469">
            <text:p>34.1051242469</text:p>
          </table:table-cell>
          <table:table-cell office:value-type="float" office:value="-118.1230116758">
            <text:p>-118.1230116758</text:p>
          </table:table-cell>
        </table:table-row>
        <table:table-row table:style-name="ro2">
          <table:table-cell office:value-type="float" office:value="7.8108665369147E+017">
            <text:p>781086653691470000</text:p>
          </table:table-cell>
          <table:table-cell office:value-type="string">
            <text:p>Snorlax</text:p>
          </table:table-cell>
          <table:table-cell office:value-type="string">
            <text:p>09/28/16 11:02 AM</text:p>
          </table:table-cell>
          <table:table-cell office:value-type="float" office:value="34.1254576181">
            <text:p>34.1254576181</text:p>
          </table:table-cell>
          <table:table-cell office:value-type="float" office:value="-118.1407489654">
            <text:p>-118.1407489654</text:p>
          </table:table-cell>
        </table:table-row>
        <table:table-row table:style-name="ro2">
          <table:table-cell office:value-type="float" office:value="7.81083925963616E+017">
            <text:p>781083925963616000</text:p>
          </table:table-cell>
          <table:table-cell office:value-type="string">
            <text:p>Charmeleon</text:p>
          </table:table-cell>
          <table:table-cell office:value-type="string">
            <text:p>09/28/16 10:51 AM</text:p>
          </table:table-cell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81082709707764E+017">
            <text:p>781082709707764000</text:p>
          </table:table-cell>
          <table:table-cell office:value-type="string">
            <text:p>Flareon</text:p>
          </table:table-cell>
          <table:table-cell office:value-type="string">
            <text:p>09/28/16 10:46 AM</text:p>
          </table:table-cell>
          <table:table-cell office:value-type="float" office:value="34.120343528">
            <text:p>34.120343528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81082256471241E+017">
            <text:p>781082256471241000</text:p>
          </table:table-cell>
          <table:table-cell office:value-type="string">
            <text:p>Rapidash</text:p>
          </table:table-cell>
          <table:table-cell office:value-type="string">
            <text:p>09/28/16 10:44 AM</text:p>
          </table:table-cell>
          <table:table-cell office:value-type="float" office:value="34.0786387277">
            <text:p>34.0786387277</text:p>
          </table:table-cell>
          <table:table-cell office:value-type="float" office:value="-118.0715267764">
            <text:p>-118.0715267764</text:p>
          </table:table-cell>
        </table:table-row>
        <table:table-row table:style-name="ro2">
          <table:table-cell office:value-type="float" office:value="7.81081918439694E+017">
            <text:p>781081918439694000</text:p>
          </table:table-cell>
          <table:table-cell office:value-type="string">
            <text:p>Aerodactyl</text:p>
          </table:table-cell>
          <table:table-cell office:value-type="string">
            <text:p>09/28/16 10:43 AM</text:p>
          </table:table-cell>
          <table:table-cell office:value-type="float" office:value="34.0702553703">
            <text:p>34.0702553703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7.81079827432505E+017">
            <text:p>781079827432505000</text:p>
          </table:table-cell>
          <table:table-cell office:value-type="string">
            <text:p>Chansey</text:p>
          </table:table-cell>
          <table:table-cell office:value-type="string">
            <text:p>09/28/16 10:35 AM</text:p>
          </table:table-cell>
          <table:table-cell office:value-type="float" office:value="34.0794487314">
            <text:p>34.0794487314</text:p>
          </table:table-cell>
          <table:table-cell office:value-type="float" office:value="-118.110941974">
            <text:p>-118.110941974</text:p>
          </table:table-cell>
        </table:table-row>
        <table:table-row table:style-name="ro2">
          <table:table-cell office:value-type="float" office:value="7.81079620355437E+017">
            <text:p>781079620355437000</text:p>
          </table:table-cell>
          <table:table-cell office:value-type="string">
            <text:p>Chansey</text:p>
          </table:table-cell>
          <table:table-cell office:value-type="string">
            <text:p>09/28/16 10:34 AM</text:p>
          </table:table-cell>
          <table:table-cell office:value-type="float" office:value="34.1154946785">
            <text:p>34.1154946785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7.81078757473853E+017">
            <text:p>781078757473853000</text:p>
          </table:table-cell>
          <table:table-cell office:value-type="string">
            <text:p>Flareon</text:p>
          </table:table-cell>
          <table:table-cell office:value-type="string">
            <text:p>09/28/16 10:31 AM</text:p>
          </table:table-cell>
          <table:table-cell office:value-type="float" office:value="34.0783465575">
            <text:p>34.0783465575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7.81078362970141E+017">
            <text:p>781078362970141000</text:p>
          </table:table-cell>
          <table:table-cell office:value-type="string">
            <text:p>Wigglytuff</text:p>
          </table:table-cell>
          <table:table-cell office:value-type="string">
            <text:p>09/28/16 10:29 AM</text:p>
          </table:table-cell>
          <table:table-cell office:value-type="float" office:value="34.1243447558">
            <text:p>34.1243447558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7.81077809837912E+017">
            <text:p>781077809837912000</text:p>
          </table:table-cell>
          <table:table-cell office:value-type="string">
            <text:p>Raichu</text:p>
          </table:table-cell>
          <table:table-cell office:value-type="string">
            <text:p>09/28/16 10:27 AM</text:p>
          </table:table-cell>
          <table:table-cell office:value-type="float" office:value="34.0955552349">
            <text:p>34.0955552349</text:p>
          </table:table-cell>
          <table:table-cell office:value-type="float" office:value="-118.0857026348">
            <text:p>-118.0857026348</text:p>
          </table:table-cell>
        </table:table-row>
        <table:table-row table:style-name="ro2">
          <table:table-cell office:value-type="float" office:value="7.81076110318502E+017">
            <text:p>781076110318502000</text:p>
          </table:table-cell>
          <table:table-cell office:value-type="string">
            <text:p>Jolteon</text:p>
          </table:table-cell>
          <table:table-cell office:value-type="string">
            <text:p>09/28/16 10:20 AM</text:p>
          </table:table-cell>
          <table:table-cell office:value-type="float" office:value="34.0784508855">
            <text:p>34.0784508855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7.81075555101708E+017">
            <text:p>781075555101708000</text:p>
          </table:table-cell>
          <table:table-cell office:value-type="string">
            <text:p>Gloom</text:p>
          </table:table-cell>
          <table:table-cell office:value-type="string">
            <text:p>09/28/16 10:18 AM</text:p>
          </table:table-cell>
          <table:table-cell office:value-type="float" office:value="34.0703206983">
            <text:p>34.0703206983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7.81075171486544E+017">
            <text:p>781075171486544000</text:p>
          </table:table-cell>
          <table:table-cell office:value-type="string">
            <text:p>Rapidash</text:p>
          </table:table-cell>
          <table:table-cell office:value-type="string">
            <text:p>09/28/16 10:16 AM</text:p>
          </table:table-cell>
          <table:table-cell office:value-type="float" office:value="34.1082691182">
            <text:p>34.1082691182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7.81074921648747E+017">
            <text:p>781074921648747000</text:p>
          </table:table-cell>
          <table:table-cell office:value-type="string">
            <text:p>Chansey</text:p>
          </table:table-cell>
          <table:table-cell office:value-type="string">
            <text:p>09/28/16 10:15 AM</text:p>
          </table:table-cell>
          <table:table-cell office:value-type="float" office:value="34.0792382652">
            <text:p>34.0792382652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7.81074844381172E+017">
            <text:p>781074844381172000</text:p>
          </table:table-cell>
          <table:table-cell office:value-type="string">
            <text:p>Raichu</text:p>
          </table:table-cell>
          <table:table-cell office:value-type="string">
            <text:p>09/28/16 10:15 AM</text:p>
          </table:table-cell>
          <table:table-cell office:value-type="float" office:value="34.1224967813">
            <text:p>34.1224967813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7.81073592985408E+017">
            <text:p>781073592985408000</text:p>
          </table:table-cell>
          <table:table-cell office:value-type="string">
            <text:p>Weezing</text:p>
          </table:table-cell>
          <table:table-cell office:value-type="string">
            <text:p>09/28/16 10:10 AM</text:p>
          </table:table-cell>
          <table:table-cell office:value-type="float" office:value="34.1080874561">
            <text:p>34.1080874561</text:p>
          </table:table-cell>
          <table:table-cell office:value-type="float" office:value="-118.1071928818">
            <text:p>-118.1071928818</text:p>
          </table:table-cell>
        </table:table-row>
        <table:table-row table:style-name="ro2">
          <table:table-cell office:value-type="float" office:value="7.81072912807629E+017">
            <text:p>781072912807629000</text:p>
          </table:table-cell>
          <table:table-cell office:value-type="string">
            <text:p>Chansey</text:p>
          </table:table-cell>
          <table:table-cell office:value-type="string">
            <text:p>09/28/16 10:07 AM</text:p>
          </table:table-cell>
          <table:table-cell office:value-type="float" office:value="34.1250969077">
            <text:p>34.1250969077</text:p>
          </table:table-cell>
          <table:table-cell office:value-type="float" office:value="-118.1189885345">
            <text:p>-118.1189885345</text:p>
          </table:table-cell>
        </table:table-row>
        <table:table-row table:style-name="ro2">
          <table:table-cell office:value-type="float" office:value="7.8107281085252E+017">
            <text:p>781072810852520000</text:p>
          </table:table-cell>
          <table:table-cell office:value-type="string">
            <text:p>Chansey</text:p>
          </table:table-cell>
          <table:table-cell office:value-type="string">
            <text:p>09/28/16 10:07 AM</text:p>
          </table:table-cell>
          <table:table-cell office:value-type="float" office:value="34.0786840241">
            <text:p>34.0786840241</text:p>
          </table:table-cell>
          <table:table-cell office:value-type="float" office:value="-118.1069185549">
            <text:p>-118.1069185549</text:p>
          </table:table-cell>
        </table:table-row>
        <table:table-row table:style-name="ro2">
          <table:table-cell office:value-type="float" office:value="7.81072055319929E+017">
            <text:p>781072055319929000</text:p>
          </table:table-cell>
          <table:table-cell office:value-type="string">
            <text:p>Rapidash</text:p>
          </table:table-cell>
          <table:table-cell office:value-type="string">
            <text:p>09/28/16 10:04 AM</text:p>
          </table:table-cell>
          <table:table-cell office:value-type="float" office:value="34.0923313295">
            <text:p>34.0923313295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7.8107202332158E+017">
            <text:p>781072023321580000</text:p>
          </table:table-cell>
          <table:table-cell office:value-type="string">
            <text:p>Golduck</text:p>
          </table:table-cell>
          <table:table-cell office:value-type="string">
            <text:p>09/28/16 10:04 AM</text:p>
          </table:table-cell>
          <table:table-cell office:value-type="float" office:value="34.1279270624">
            <text:p>34.1279270624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7.8107195690478E+017">
            <text:p>781071956904780000</text:p>
          </table:table-cell>
          <table:table-cell office:value-type="string">
            <text:p>Exeggutor</text:p>
          </table:table-cell>
          <table:table-cell office:value-type="string">
            <text:p>09/28/16 10:04 AM</text:p>
          </table:table-cell>
          <table:table-cell office:value-type="float" office:value="34.0978350989">
            <text:p>34.0978350989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7.81070586789241E+017">
            <text:p>781070586789241000</text:p>
          </table:table-cell>
          <table:table-cell office:value-type="string">
            <text:p>Raichu</text:p>
          </table:table-cell>
          <table:table-cell office:value-type="string">
            <text:p>09/28/16 09:58 AM</text:p>
          </table:table-cell>
          <table:table-cell office:value-type="float" office:value="34.1197293861">
            <text:p>34.1197293861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7.81068290281968E+017">
            <text:p>781068290281968000</text:p>
          </table:table-cell>
          <table:table-cell office:value-type="string">
            <text:p>Jolteon</text:p>
          </table:table-cell>
          <table:table-cell office:value-type="string">
            <text:p>09/28/16 09:49 AM</text:p>
          </table:table-cell>
          <table:table-cell office:value-type="float" office:value="34.1269664928">
            <text:p>34.1269664928</text:p>
          </table:table-cell>
          <table:table-cell office:value-type="float" office:value="-118.1404746912">
            <text:p>-118.1404746912</text:p>
          </table:table-cell>
        </table:table-row>
        <table:table-row table:style-name="ro2">
          <table:table-cell office:value-type="float" office:value="7.81067775368323E+017">
            <text:p>781067775368323000</text:p>
          </table:table-cell>
          <table:table-cell office:value-type="string">
            <text:p>Rapidash</text:p>
          </table:table-cell>
          <table:table-cell office:value-type="string">
            <text:p>09/28/16 09:47 AM</text:p>
          </table:table-cell>
          <table:table-cell office:value-type="float" office:value="34.1140469769">
            <text:p>34.114046976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1067700420301E+017">
            <text:p>781067700420301000</text:p>
          </table:table-cell>
          <table:table-cell office:value-type="string">
            <text:p>Flareon</text:p>
          </table:table-cell>
          <table:table-cell office:value-type="string">
            <text:p>09/28/16 09:47 AM</text:p>
          </table:table-cell>
          <table:table-cell office:value-type="float" office:value="34.1296672232">
            <text:p>34.1296672232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81067648507359E+017">
            <text:p>781067648507359000</text:p>
          </table:table-cell>
          <table:table-cell office:value-type="string">
            <text:p>Weepinbell</text:p>
          </table:table-cell>
          <table:table-cell office:value-type="string">
            <text:p>09/28/16 09:46 AM</text:p>
          </table:table-cell>
          <table:table-cell office:value-type="float" office:value="34.1184176549">
            <text:p>34.1184176549</text:p>
          </table:table-cell>
          <table:table-cell office:value-type="float" office:value="-118.0732645237">
            <text:p>-118.0732645237</text:p>
          </table:table-cell>
        </table:table-row>
        <table:table-row table:style-name="ro2">
          <table:table-cell office:value-type="float" office:value="7.81065979874808E+017">
            <text:p>781065979874808000</text:p>
          </table:table-cell>
          <table:table-cell office:value-type="string">
            <text:p>Scyther</text:p>
          </table:table-cell>
          <table:table-cell office:value-type="string">
            <text:p>09/28/16 09:40 AM</text:p>
          </table:table-cell>
          <table:table-cell office:value-type="float" office:value="34.1259459477">
            <text:p>34.1259459477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7.81065340872602E+017">
            <text:p>781065340872602000</text:p>
          </table:table-cell>
          <table:table-cell office:value-type="string">
            <text:p>Rapidash</text:p>
          </table:table-cell>
          <table:table-cell office:value-type="string">
            <text:p>09/28/16 09:37 AM</text:p>
          </table:table-cell>
          <table:table-cell office:value-type="float" office:value="34.0849209393">
            <text:p>34.0849209393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7.81065108529099E+017">
            <text:p>781065108529099000</text:p>
          </table:table-cell>
          <table:table-cell office:value-type="string">
            <text:p>Golem</text:p>
          </table:table-cell>
          <table:table-cell office:value-type="string">
            <text:p>09/28/16 09:36 AM</text:p>
          </table:table-cell>
          <table:table-cell office:value-type="float" office:value="34.0975826924">
            <text:p>34.0975826924</text:p>
          </table:table-cell>
          <table:table-cell office:value-type="float" office:value="-118.0820444582">
            <text:p>-118.0820444582</text:p>
          </table:table-cell>
        </table:table-row>
        <table:table-row table:style-name="ro2">
          <table:table-cell office:value-type="float" office:value="7.81064605963399E+017">
            <text:p>781064605963399000</text:p>
          </table:table-cell>
          <table:table-cell office:value-type="string">
            <text:p>Scyther</text:p>
          </table:table-cell>
          <table:table-cell office:value-type="string">
            <text:p>09/28/16 09:34 AM</text:p>
          </table:table-cell>
          <table:table-cell office:value-type="float" office:value="34.0876223167">
            <text:p>34.0876223167</text:p>
          </table:table-cell>
          <table:table-cell office:value-type="float" office:value="-118.0844222817">
            <text:p>-118.0844222817</text:p>
          </table:table-cell>
        </table:table-row>
        <table:table-row table:style-name="ro2">
          <table:table-cell office:value-type="float" office:value="7.81063594372764E+017">
            <text:p>781063594372764000</text:p>
          </table:table-cell>
          <table:table-cell office:value-type="string">
            <text:p>Jolteon</text:p>
          </table:table-cell>
          <table:table-cell office:value-type="string">
            <text:p>09/28/16 09:30 AM</text:p>
          </table:table-cell>
          <table:table-cell office:value-type="float" office:value="34.0747046649">
            <text:p>34.0747046649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7.81062587454587E+017">
            <text:p>781062587454587000</text:p>
          </table:table-cell>
          <table:table-cell office:value-type="string">
            <text:p>Exeggutor</text:p>
          </table:table-cell>
          <table:table-cell office:value-type="string">
            <text:p>09/28/16 09:26 AM</text:p>
          </table:table-cell>
          <table:table-cell office:value-type="float" office:value="34.1000184002">
            <text:p>34.1000184002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7.81062404696224E+017">
            <text:p>781062404696224000</text:p>
          </table:table-cell>
          <table:table-cell office:value-type="string">
            <text:p>Jolteon</text:p>
          </table:table-cell>
          <table:table-cell office:value-type="string">
            <text:p>09/28/16 09:26 AM</text:p>
          </table:table-cell>
          <table:table-cell office:value-type="float" office:value="34.1222696202">
            <text:p>34.1222696202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81061042059084E+017">
            <text:p>781061042059084000</text:p>
          </table:table-cell>
          <table:table-cell office:value-type="string">
            <text:p>Weepinbell</text:p>
          </table:table-cell>
          <table:table-cell office:value-type="string">
            <text:p>09/28/16 09:20 AM</text:p>
          </table:table-cell>
          <table:table-cell office:value-type="float" office:value="34.1092872311">
            <text:p>34.1092872311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7.81061033251119E+017">
            <text:p>781061033251119000</text:p>
          </table:table-cell>
          <table:table-cell office:value-type="string">
            <text:p>Charmeleon</text:p>
          </table:table-cell>
          <table:table-cell office:value-type="string">
            <text:p>09/28/16 09:20 AM</text:p>
          </table:table-cell>
          <table:table-cell office:value-type="float" office:value="34.0909208503">
            <text:p>34.0909208503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7.81060377584874E+017">
            <text:p>781060377584874000</text:p>
          </table:table-cell>
          <table:table-cell office:value-type="string">
            <text:p>Charizard</text:p>
          </table:table-cell>
          <table:table-cell office:value-type="string">
            <text:p>09/28/16 09:18 AM</text:p>
          </table:table-cell>
          <table:table-cell office:value-type="float" office:value="34.1125138891">
            <text:p>34.1125138891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81059972318626E+017">
            <text:p>781059972318626000</text:p>
          </table:table-cell>
          <table:table-cell office:value-type="string">
            <text:p>Weezing</text:p>
          </table:table-cell>
          <table:table-cell office:value-type="string">
            <text:p>09/28/16 09:16 AM</text:p>
          </table:table-cell>
          <table:table-cell office:value-type="float" office:value="34.1140052125">
            <text:p>34.1140052125</text:p>
          </table:table-cell>
          <table:table-cell office:value-type="float" office:value="-118.0839650104">
            <text:p>-118.0839650104</text:p>
          </table:table-cell>
        </table:table-row>
        <table:table-row table:style-name="ro2">
          <table:table-cell office:value-type="float" office:value="7.81055947464593E+017">
            <text:p>781055947464593000</text:p>
          </table:table-cell>
          <table:table-cell office:value-type="string">
            <text:p>Dratini</text:p>
          </table:table-cell>
          <table:table-cell office:value-type="string">
            <text:p>09/28/16 09:00 AM</text:p>
          </table:table-cell>
          <table:table-cell office:value-type="float" office:value="34.0993079461">
            <text:p>34.0993079461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81055104103223E+017">
            <text:p>781055104103223000</text:p>
          </table:table-cell>
          <table:table-cell office:value-type="string">
            <text:p>Jolteon</text:p>
          </table:table-cell>
          <table:table-cell office:value-type="string">
            <text:p>09/28/16 08:57 AM</text:p>
          </table:table-cell>
          <table:table-cell office:value-type="float" office:value="34.0993923274">
            <text:p>34.0993923274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7.81055012109628E+017">
            <text:p>781055012109628000</text:p>
          </table:table-cell>
          <table:table-cell office:value-type="string">
            <text:p>Jolteon</text:p>
          </table:table-cell>
          <table:table-cell office:value-type="string">
            <text:p>09/28/16 08:56 AM</text:p>
          </table:table-cell>
          <table:table-cell office:value-type="float" office:value="34.1066609992">
            <text:p>34.1066609992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7.81054720181801E+017">
            <text:p>781054720181801000</text:p>
          </table:table-cell>
          <table:table-cell office:value-type="string">
            <text:p>Porygon</text:p>
          </table:table-cell>
          <table:table-cell office:value-type="string">
            <text:p>09/28/16 08:55 AM</text:p>
          </table:table-cell>
          <table:table-cell office:value-type="float" office:value="34.0762052627">
            <text:p>34.0762052627</text:p>
          </table:table-cell>
          <table:table-cell office:value-type="float" office:value="-118.1185313535">
            <text:p>-118.1185313535</text:p>
          </table:table-cell>
        </table:table-row>
        <table:table-row table:style-name="ro2">
          <table:table-cell office:value-type="float" office:value="7.81054223274291E+017">
            <text:p>781054223274291000</text:p>
          </table:table-cell>
          <table:table-cell office:value-type="string">
            <text:p>Rapidash</text:p>
          </table:table-cell>
          <table:table-cell office:value-type="string">
            <text:p>09/28/16 08:53 AM</text:p>
          </table:table-cell>
          <table:table-cell office:value-type="float" office:value="34.0876946946">
            <text:p>34.0876946946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7.81052627521987E+017">
            <text:p>781052627521987000</text:p>
          </table:table-cell>
          <table:table-cell office:value-type="string">
            <text:p>Snorlax</text:p>
          </table:table-cell>
          <table:table-cell office:value-type="string">
            <text:p>09/28/16 08:47 AM</text:p>
          </table:table-cell>
          <table:table-cell office:value-type="float" office:value="34.1075073503">
            <text:p>34.107507350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7.81050954384671E+017">
            <text:p>781050954384671000</text:p>
          </table:table-cell>
          <table:table-cell office:value-type="string">
            <text:p>Golem</text:p>
          </table:table-cell>
          <table:table-cell office:value-type="string">
            <text:p>09/28/16 08:40 AM</text:p>
          </table:table-cell>
          <table:table-cell office:value-type="float" office:value="34.0714128096">
            <text:p>34.0714128096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7.81050906510885E+017">
            <text:p>781050906510885000</text:p>
          </table:table-cell>
          <table:table-cell office:value-type="string">
            <text:p>Chansey</text:p>
          </table:table-cell>
          <table:table-cell office:value-type="string">
            <text:p>09/28/16 08:40 AM</text:p>
          </table:table-cell>
          <table:table-cell office:value-type="float" office:value="34.1254781807">
            <text:p>34.1254781807</text:p>
          </table:table-cell>
          <table:table-cell office:value-type="float" office:value="-118.0741791207">
            <text:p>-118.0741791207</text:p>
          </table:table-cell>
        </table:table-row>
        <table:table-row table:style-name="ro2">
          <table:table-cell office:value-type="float" office:value="7.81050705024922E+017">
            <text:p>781050705024922000</text:p>
          </table:table-cell>
          <table:table-cell office:value-type="string">
            <text:p>Chansey</text:p>
          </table:table-cell>
          <table:table-cell office:value-type="string">
            <text:p>09/28/16 08:39 AM</text:p>
          </table:table-cell>
          <table:table-cell office:value-type="float" office:value="34.0982341166">
            <text:p>34.0982341166</text:p>
          </table:table-cell>
          <table:table-cell office:value-type="float" office:value="-118.1210915518">
            <text:p>-118.1210915518</text:p>
          </table:table-cell>
        </table:table-row>
        <table:table-row table:style-name="ro2">
          <table:table-cell office:value-type="float" office:value="7.8104875969436E+017">
            <text:p>781048759694360000</text:p>
          </table:table-cell>
          <table:table-cell office:value-type="string">
            <text:p>Jolteon</text:p>
          </table:table-cell>
          <table:table-cell office:value-type="string">
            <text:p>09/28/16 08:31 AM</text:p>
          </table:table-cell>
          <table:table-cell office:value-type="float" office:value="34.1082254172">
            <text:p>34.1082254172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7.81048189222871E+017">
            <text:p>781048189222871000</text:p>
          </table:table-cell>
          <table:table-cell office:value-type="string">
            <text:p>Jolteon</text:p>
          </table:table-cell>
          <table:table-cell office:value-type="string">
            <text:p>09/28/16 08:29 AM</text:p>
          </table:table-cell>
          <table:table-cell office:value-type="float" office:value="34.0941618361">
            <text:p>34.0941618361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81046661929918E+017">
            <text:p>781046661929918000</text:p>
          </table:table-cell>
          <table:table-cell office:value-type="string">
            <text:p>Porygon</text:p>
          </table:table-cell>
          <table:table-cell office:value-type="string">
            <text:p>09/28/16 08:23 AM</text:p>
          </table:table-cell>
          <table:table-cell office:value-type="float" office:value="34.0799973133">
            <text:p>34.0799973133</text:p>
          </table:table-cell>
          <table:table-cell office:value-type="float" office:value="-118.1106676529">
            <text:p>-118.1106676529</text:p>
          </table:table-cell>
        </table:table-row>
        <table:table-row table:style-name="ro2">
          <table:table-cell office:value-type="float" office:value="7.81045737983447E+017">
            <text:p>781045737983447000</text:p>
          </table:table-cell>
          <table:table-cell office:value-type="string">
            <text:p>Scyther</text:p>
          </table:table-cell>
          <table:table-cell office:value-type="string">
            <text:p>09/28/16 08:19 AM</text:p>
          </table:table-cell>
          <table:table-cell office:value-type="float" office:value="34.1046116713">
            <text:p>34.1046116713</text:p>
          </table:table-cell>
          <table:table-cell office:value-type="float" office:value="-118.0882633131">
            <text:p>-118.0882633131</text:p>
          </table:table-cell>
        </table:table-row>
        <table:table-row table:style-name="ro2">
          <table:table-cell office:value-type="float" office:value="7.81044807569383E+017">
            <text:p>781044807569383000</text:p>
          </table:table-cell>
          <table:table-cell office:value-type="string">
            <text:p>Rapidash</text:p>
          </table:table-cell>
          <table:table-cell office:value-type="string">
            <text:p>09/28/16 08:16 AM</text:p>
          </table:table-cell>
          <table:table-cell office:value-type="float" office:value="34.1103701055">
            <text:p>34.1103701055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81043422941573E+017">
            <text:p>781043422941573000</text:p>
          </table:table-cell>
          <table:table-cell office:value-type="string">
            <text:p>Scyther</text:p>
          </table:table-cell>
          <table:table-cell office:value-type="string">
            <text:p>09/28/16 08:10 AM</text:p>
          </table:table-cell>
          <table:table-cell office:value-type="float" office:value="34.0730934525">
            <text:p>34.0730934525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81043300535075E+017">
            <text:p>781043300535075000</text:p>
          </table:table-cell>
          <table:table-cell office:value-type="string">
            <text:p>Snorlax</text:p>
          </table:table-cell>
          <table:table-cell office:value-type="string">
            <text:p>09/28/16 08:10 AM</text:p>
          </table:table-cell>
          <table:table-cell office:value-type="float" office:value="34.1006041059">
            <text:p>34.1006041059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7.81043164605976E+017">
            <text:p>781043164605976000</text:p>
          </table:table-cell>
          <table:table-cell office:value-type="string">
            <text:p>Omastar</text:p>
          </table:table-cell>
          <table:table-cell office:value-type="string">
            <text:p>09/28/16 08:09 AM</text:p>
          </table:table-cell>
          <table:table-cell office:value-type="float" office:value="34.0794711003">
            <text:p>34.0794711003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7.81042335396274E+017">
            <text:p>781042335396274000</text:p>
          </table:table-cell>
          <table:table-cell office:value-type="string">
            <text:p>Rapidash</text:p>
          </table:table-cell>
          <table:table-cell office:value-type="string">
            <text:p>09/28/16 08:06 AM</text:p>
          </table:table-cell>
          <table:table-cell office:value-type="float" office:value="34.0894203814">
            <text:p>34.089420381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7.81041794851152E+017">
            <text:p>781041794851152000</text:p>
          </table:table-cell>
          <table:table-cell office:value-type="string">
            <text:p>Nidoking</text:p>
          </table:table-cell>
          <table:table-cell office:value-type="string">
            <text:p>09/28/16 08:04 AM</text:p>
          </table:table-cell>
          <table:table-cell office:value-type="float" office:value="34.0673039153">
            <text:p>34.0673039153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81041653377278E+017">
            <text:p>781041653377278000</text:p>
          </table:table-cell>
          <table:table-cell office:value-type="string">
            <text:p>Wartortle</text:p>
          </table:table-cell>
          <table:table-cell office:value-type="string">
            <text:p>09/28/16 08:03 A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81039386293072E+017">
            <text:p>781039386293072000</text:p>
          </table:table-cell>
          <table:table-cell office:value-type="string">
            <text:p>Lickitung</text:p>
          </table:table-cell>
          <table:table-cell office:value-type="string">
            <text:p>09/28/16 07:54 AM</text:p>
          </table:table-cell>
          <table:table-cell office:value-type="float" office:value="34.098705118">
            <text:p>34.098705118</text:p>
          </table:table-cell>
          <table:table-cell office:value-type="float" office:value="-118.0917384595">
            <text:p>-118.0917384595</text:p>
          </table:table-cell>
        </table:table-row>
        <table:table-row table:style-name="ro2">
          <table:table-cell office:value-type="float" office:value="7.81037699381813E+017">
            <text:p>781037699381813000</text:p>
          </table:table-cell>
          <table:table-cell office:value-type="string">
            <text:p>Raichu</text:p>
          </table:table-cell>
          <table:table-cell office:value-type="string">
            <text:p>09/28/16 07:47 AM</text:p>
          </table:table-cell>
          <table:table-cell office:value-type="float" office:value="34.1218630656">
            <text:p>34.1218630656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7.81037030352556E+017">
            <text:p>781037030352556000</text:p>
          </table:table-cell>
          <table:table-cell office:value-type="string">
            <text:p>Rapidash</text:p>
          </table:table-cell>
          <table:table-cell office:value-type="string">
            <text:p>09/28/16 07:45 AM</text:p>
          </table:table-cell>
          <table:table-cell office:value-type="float" office:value="34.1012348396">
            <text:p>34.1012348396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81036815356727E+017">
            <text:p>781036815356727000</text:p>
          </table:table-cell>
          <table:table-cell office:value-type="string">
            <text:p>Jolteon</text:p>
          </table:table-cell>
          <table:table-cell office:value-type="string">
            <text:p>09/28/16 07:44 AM</text:p>
          </table:table-cell>
          <table:table-cell office:value-type="float" office:value="34.0995590645">
            <text:p>34.0995590645</text:p>
          </table:table-cell>
          <table:table-cell office:value-type="float" office:value="-118.1312405397">
            <text:p>-118.1312405397</text:p>
          </table:table-cell>
        </table:table-row>
        <table:table-row table:style-name="ro2">
          <table:table-cell office:value-type="float" office:value="7.81035326982816E+017">
            <text:p>781035326982816000</text:p>
          </table:table-cell>
          <table:table-cell office:value-type="string">
            <text:p>Jolteon</text:p>
          </table:table-cell>
          <table:table-cell office:value-type="string">
            <text:p>09/28/16 07:38 AM</text:p>
          </table:table-cell>
          <table:table-cell office:value-type="float" office:value="34.0981154288">
            <text:p>34.0981154288</text:p>
          </table:table-cell>
          <table:table-cell office:value-type="float" office:value="-118.1086559517">
            <text:p>-118.1086559517</text:p>
          </table:table-cell>
        </table:table-row>
        <table:table-row table:style-name="ro2">
          <table:table-cell office:value-type="float" office:value="7.81035010463822E+017">
            <text:p>781035010463822000</text:p>
          </table:table-cell>
          <table:table-cell office:value-type="string">
            <text:p>Charmeleon</text:p>
          </table:table-cell>
          <table:table-cell office:value-type="string">
            <text:p>09/28/16 07:37 AM</text:p>
          </table:table-cell>
          <table:table-cell office:value-type="float" office:value="34.1144499272">
            <text:p>34.1144499272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7.81034782629192E+017">
            <text:p>781034782629192000</text:p>
          </table:table-cell>
          <table:table-cell office:value-type="string">
            <text:p>Alakazam</text:p>
          </table:table-cell>
          <table:table-cell office:value-type="string">
            <text:p>09/28/16 07:36 AM</text:p>
          </table:table-cell>
          <table:table-cell office:value-type="float" office:value="34.0929726193">
            <text:p>34.0929726193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7.81032703424623E+017">
            <text:p>781032703424623000</text:p>
          </table:table-cell>
          <table:table-cell office:value-type="string">
            <text:p>Weepinbell</text:p>
          </table:table-cell>
          <table:table-cell office:value-type="string">
            <text:p>09/28/16 07:28 AM</text:p>
          </table:table-cell>
          <table:table-cell office:value-type="float" office:value="34.0982620778">
            <text:p>34.0982620778</text:p>
          </table:table-cell>
          <table:table-cell office:value-type="float" office:value="-118.0883547652">
            <text:p>-118.0883547652</text:p>
          </table:table-cell>
        </table:table-row>
        <table:table-row table:style-name="ro2">
          <table:table-cell office:value-type="float" office:value="7.81029107861688E+017">
            <text:p>781029107861688000</text:p>
          </table:table-cell>
          <table:table-cell office:value-type="string">
            <text:p>Electabuzz</text:p>
          </table:table-cell>
          <table:table-cell office:value-type="string">
            <text:p>09/28/16 07:13 AM</text:p>
          </table:table-cell>
          <table:table-cell office:value-type="float" office:value="34.0913402821">
            <text:p>34.0913402821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81028584664232E+017">
            <text:p>781028584664232000</text:p>
          </table:table-cell>
          <table:table-cell office:value-type="string">
            <text:p>Lickitung</text:p>
          </table:table-cell>
          <table:table-cell office:value-type="string">
            <text:p>09/28/16 07:11 AM</text:p>
          </table:table-cell>
          <table:table-cell office:value-type="float" office:value="34.112350916">
            <text:p>34.112350916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7.81028184489878E+017">
            <text:p>781028184489878000</text:p>
          </table:table-cell>
          <table:table-cell office:value-type="string">
            <text:p>Electabuzz</text:p>
          </table:table-cell>
          <table:table-cell office:value-type="string">
            <text:p>09/28/16 07:10 AM</text:p>
          </table:table-cell>
          <table:table-cell office:value-type="float" office:value="34.1272957869">
            <text:p>34.1272957869</text:p>
          </table:table-cell>
          <table:table-cell office:value-type="float" office:value="-118.1265775645">
            <text:p>-118.1265775645</text:p>
          </table:table-cell>
        </table:table-row>
        <table:table-row table:style-name="ro2">
          <table:table-cell office:value-type="float" office:value="7.81026982574326E+017">
            <text:p>781026982574326000</text:p>
          </table:table-cell>
          <table:table-cell office:value-type="string">
            <text:p>Dratini</text:p>
          </table:table-cell>
          <table:table-cell office:value-type="string">
            <text:p>09/28/16 07:05 AM</text:p>
          </table:table-cell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7.81026782480855E+017">
            <text:p>781026782480855000</text:p>
          </table:table-cell>
          <table:table-cell office:value-type="string">
            <text:p>Rapidash</text:p>
          </table:table-cell>
          <table:table-cell office:value-type="string">
            <text:p>09/28/16 07:04 AM</text:p>
          </table:table-cell>
          <table:table-cell office:value-type="float" office:value="34.0642167535">
            <text:p>34.0642167535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7.81026383267033E+017">
            <text:p>781026383267033000</text:p>
          </table:table-cell>
          <table:table-cell office:value-type="string">
            <text:p>Chansey</text:p>
          </table:table-cell>
          <table:table-cell office:value-type="string">
            <text:p>09/28/16 07:02 AM</text:p>
          </table:table-cell>
          <table:table-cell office:value-type="float" office:value="34.0893805285">
            <text:p>34.0893805285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7.81026244309688E+017">
            <text:p>781026244309688000</text:p>
          </table:table-cell>
          <table:table-cell office:value-type="string">
            <text:p>Golem</text:p>
          </table:table-cell>
          <table:table-cell office:value-type="string">
            <text:p>09/28/16 07:02 AM</text:p>
          </table:table-cell>
          <table:table-cell office:value-type="float" office:value="34.0869996302">
            <text:p>34.0869996302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81025852096147E+017">
            <text:p>781025852096147000</text:p>
          </table:table-cell>
          <table:table-cell office:value-type="string">
            <text:p>Chansey</text:p>
          </table:table-cell>
          <table:table-cell office:value-type="string">
            <text:p>09/28/16 07:00 AM</text:p>
          </table:table-cell>
          <table:table-cell office:value-type="float" office:value="34.0801546715">
            <text:p>34.0801546715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81024786399031E+017">
            <text:p>781024786399031000</text:p>
          </table:table-cell>
          <table:table-cell office:value-type="string">
            <text:p>Chansey</text:p>
          </table:table-cell>
          <table:table-cell office:value-type="string">
            <text:p>09/28/16 06:56 AM</text:p>
          </table:table-cell>
          <table:table-cell office:value-type="float" office:value="34.0877080781">
            <text:p>34.0877080781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7.81023599004099E+017">
            <text:p>781023599004099000</text:p>
          </table:table-cell>
          <table:table-cell office:value-type="string">
            <text:p>Scyther</text:p>
          </table:table-cell>
          <table:table-cell office:value-type="string">
            <text:p>09/28/16 06:51 AM</text:p>
          </table:table-cell>
          <table:table-cell office:value-type="float" office:value="34.1130668342">
            <text:p>34.1130668342</text:p>
          </table:table-cell>
          <table:table-cell office:value-type="float" office:value="-118.1197200217">
            <text:p>-118.1197200217</text:p>
          </table:table-cell>
        </table:table-row>
        <table:table-row table:style-name="ro2">
          <table:table-cell office:value-type="float" office:value="7.81021860590911E+017">
            <text:p>781021860590911000</text:p>
          </table:table-cell>
          <table:table-cell office:value-type="string">
            <text:p>Machamp</text:p>
          </table:table-cell>
          <table:table-cell office:value-type="string">
            <text:p>09/28/16 06:44 AM</text:p>
          </table:table-cell>
          <table:table-cell office:value-type="float" office:value="34.0786387277">
            <text:p>34.0786387277</text:p>
          </table:table-cell>
          <table:table-cell office:value-type="float" office:value="-118.0715267764">
            <text:p>-118.0715267764</text:p>
          </table:table-cell>
        </table:table-row>
        <table:table-row table:style-name="ro2">
          <table:table-cell office:value-type="float" office:value="7.81020778724753E+017">
            <text:p>781020778724753000</text:p>
          </table:table-cell>
          <table:table-cell office:value-type="string">
            <text:p>Nidoqueen</text:p>
          </table:table-cell>
          <table:table-cell office:value-type="string">
            <text:p>09/28/16 06:40 AM</text:p>
          </table:table-cell>
          <table:table-cell office:value-type="float" office:value="34.1217922082">
            <text:p>34.1217922082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81019862109946E+017">
            <text:p>781019862109946000</text:p>
          </table:table-cell>
          <table:table-cell office:value-type="string">
            <text:p>Scyther</text:p>
          </table:table-cell>
          <table:table-cell office:value-type="string">
            <text:p>09/28/16 06:37 AM</text:p>
          </table:table-cell>
          <table:table-cell office:value-type="float" office:value="34.0748836683">
            <text:p>34.0748836683</text:p>
          </table:table-cell>
          <table:table-cell office:value-type="float" office:value="-118.0711609326">
            <text:p>-118.0711609326</text:p>
          </table:table-cell>
        </table:table-row>
        <table:table-row table:style-name="ro2">
          <table:table-cell office:value-type="float" office:value="7.81019353802236E+017">
            <text:p>781019353802236000</text:p>
          </table:table-cell>
          <table:table-cell office:value-type="string">
            <text:p>Rapidash</text:p>
          </table:table-cell>
          <table:table-cell office:value-type="string">
            <text:p>09/28/16 06:34 AM</text:p>
          </table:table-cell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81019162495902E+017">
            <text:p>781019162495902000</text:p>
          </table:table-cell>
          <table:table-cell office:value-type="string">
            <text:p>Jolteon</text:p>
          </table:table-cell>
          <table:table-cell office:value-type="string">
            <text:p>09/28/16 06:34 AM</text:p>
          </table:table-cell>
          <table:table-cell office:value-type="float" office:value="34.1240279726">
            <text:p>34.124027972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7.81019134377202E+017">
            <text:p>781019134377202000</text:p>
          </table:table-cell>
          <table:table-cell office:value-type="string">
            <text:p>Chansey</text:p>
          </table:table-cell>
          <table:table-cell office:value-type="string">
            <text:p>09/28/16 06:34 AM</text:p>
          </table:table-cell>
          <table:table-cell office:value-type="float" office:value="34.0792550427">
            <text:p>34.0792550427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7.81018558465737E+017">
            <text:p>781018558465737000</text:p>
          </table:table-cell>
          <table:table-cell office:value-type="string">
            <text:p>Raichu</text:p>
          </table:table-cell>
          <table:table-cell office:value-type="string">
            <text:p>09/28/16 06:31 AM</text:p>
          </table:table-cell>
          <table:table-cell office:value-type="float" office:value="34.1306970909">
            <text:p>34.1306970909</text:p>
          </table:table-cell>
          <table:table-cell office:value-type="float" office:value="-118.1231945437">
            <text:p>-118.1231945437</text:p>
          </table:table-cell>
        </table:table-row>
        <table:table-row table:style-name="ro2">
          <table:table-cell office:value-type="float" office:value="7.81017016354402E+017">
            <text:p>781017016354402000</text:p>
          </table:table-cell>
          <table:table-cell office:value-type="string">
            <text:p>Wartortle</text:p>
          </table:table-cell>
          <table:table-cell office:value-type="string">
            <text:p>09/28/16 06:25 AM</text:p>
          </table:table-cell>
          <table:table-cell office:value-type="float" office:value="34.1283393028">
            <text:p>34.1283393028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7.81013867489034E+017">
            <text:p>781013867489034000</text:p>
          </table:table-cell>
          <table:table-cell office:value-type="string">
            <text:p>Charmeleon</text:p>
          </table:table-cell>
          <table:table-cell office:value-type="string">
            <text:p>09/28/16 06:13 AM</text:p>
          </table:table-cell>
          <table:table-cell office:value-type="float" office:value="34.1284607283">
            <text:p>34.1284607283</text:p>
          </table:table-cell>
          <table:table-cell office:value-type="float" office:value="-118.0825017345">
            <text:p>-118.0825017345</text:p>
          </table:table-cell>
        </table:table-row>
        <table:table-row table:style-name="ro2">
          <table:table-cell office:value-type="float" office:value="7.81011606742393E+017">
            <text:p>781011606742393000</text:p>
          </table:table-cell>
          <table:table-cell office:value-type="string">
            <text:p>Lickitung</text:p>
          </table:table-cell>
          <table:table-cell office:value-type="string">
            <text:p>09/28/16 06:04 AM</text:p>
          </table:table-cell>
          <table:table-cell office:value-type="float" office:value="34.1201260787">
            <text:p>34.1201260787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7.81008571215573E+017">
            <text:p>781008571215573000</text:p>
          </table:table-cell>
          <table:table-cell office:value-type="string">
            <text:p>Jolteon</text:p>
          </table:table-cell>
          <table:table-cell office:value-type="string">
            <text:p>09/28/16 05:52 AM</text:p>
          </table:table-cell>
          <table:table-cell office:value-type="float" office:value="34.0830630474">
            <text:p>34.0830630474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81007461700538E+017">
            <text:p>781007461700538000</text:p>
          </table:table-cell>
          <table:table-cell office:value-type="string">
            <text:p>Ivysaur</text:p>
          </table:table-cell>
          <table:table-cell office:value-type="string">
            <text:p>09/28/16 05:47 AM</text:p>
          </table:table-cell>
          <table:table-cell office:value-type="float" office:value="34.1112754728">
            <text:p>34.1112754728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7.81006471786095E+017">
            <text:p>781006471786095000</text:p>
          </table:table-cell>
          <table:table-cell office:value-type="string">
            <text:p>Chansey</text:p>
          </table:table-cell>
          <table:table-cell office:value-type="string">
            <text:p>09/28/16 05:43 AM</text:p>
          </table:table-cell>
          <table:table-cell office:value-type="float" office:value="34.1161477322">
            <text:p>34.1161477322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7.8100628849075E+017">
            <text:p>781006288490750000</text:p>
          </table:table-cell>
          <table:table-cell office:value-type="string">
            <text:p>Chansey</text:p>
          </table:table-cell>
          <table:table-cell office:value-type="string">
            <text:p>09/28/16 05:43 AM</text:p>
          </table:table-cell>
          <table:table-cell office:value-type="float" office:value="34.0960815276">
            <text:p>34.0960815276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7.81005820284768E+017">
            <text:p>781005820284768000</text:p>
          </table:table-cell>
          <table:table-cell office:value-type="string">
            <text:p>Snorlax</text:p>
          </table:table-cell>
          <table:table-cell office:value-type="string">
            <text:p>09/28/16 05:41 AM</text:p>
          </table:table-cell>
          <table:table-cell office:value-type="float" office:value="34.1178139076">
            <text:p>34.1178139076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7.81005127587132E+017">
            <text:p>781005127587132000</text:p>
          </table:table-cell>
          <table:table-cell office:value-type="string">
            <text:p>Chansey</text:p>
          </table:table-cell>
          <table:table-cell office:value-type="string">
            <text:p>09/28/16 05:38 AM</text:p>
          </table:table-cell>
          <table:table-cell office:value-type="float" office:value="34.0980020559">
            <text:p>34.0980020559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7.81004859743011E+017">
            <text:p>781004859743011000</text:p>
          </table:table-cell>
          <table:table-cell office:value-type="string">
            <text:p>Rapidash</text:p>
          </table:table-cell>
          <table:table-cell office:value-type="string">
            <text:p>09/28/16 05:37 AM</text:p>
          </table:table-cell>
          <table:table-cell office:value-type="float" office:value="34.0702565519">
            <text:p>34.0702565519</text:p>
          </table:table-cell>
          <table:table-cell office:value-type="float" office:value="-118.1047239236">
            <text:p>-118.1047239236</text:p>
          </table:table-cell>
        </table:table-row>
        <table:table-row table:style-name="ro2">
          <table:table-cell office:value-type="float" office:value="7.81004126402581E+017">
            <text:p>781004126402581000</text:p>
          </table:table-cell>
          <table:table-cell office:value-type="string">
            <text:p>Rapidash</text:p>
          </table:table-cell>
          <table:table-cell office:value-type="string">
            <text:p>09/28/16 05:34 AM</text:p>
          </table:table-cell>
          <table:table-cell office:value-type="float" office:value="34.0866103832">
            <text:p>34.0866103832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7.81004083285156E+017">
            <text:p>781004083285156000</text:p>
          </table:table-cell>
          <table:table-cell office:value-type="string">
            <text:p>Nidoqueen</text:p>
          </table:table-cell>
          <table:table-cell office:value-type="string">
            <text:p>09/28/16 05:34 AM</text:p>
          </table:table-cell>
          <table:table-cell office:value-type="float" office:value="34.1255721339">
            <text:p>34.1255721339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7.81003913256432E+017">
            <text:p>781003913256432000</text:p>
          </table:table-cell>
          <table:table-cell office:value-type="string">
            <text:p>Hypno</text:p>
          </table:table-cell>
          <table:table-cell office:value-type="string">
            <text:p>09/28/16 05:33 AM</text:p>
          </table:table-cell>
          <table:table-cell office:value-type="float" office:value="34.1277604803">
            <text:p>34.1277604803</text:p>
          </table:table-cell>
          <table:table-cell office:value-type="float" office:value="-118.1243831801">
            <text:p>-118.1243831801</text:p>
          </table:table-cell>
        </table:table-row>
        <table:table-row table:style-name="ro2">
          <table:table-cell office:value-type="float" office:value="7.81002883978424E+017">
            <text:p>781002883978424000</text:p>
          </table:table-cell>
          <table:table-cell office:value-type="string">
            <text:p>Rapidash</text:p>
          </table:table-cell>
          <table:table-cell office:value-type="string">
            <text:p>09/28/16 05:29 AM</text:p>
          </table:table-cell>
          <table:table-cell office:value-type="float" office:value="34.0789550097">
            <text:p>34.0789550097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7.81002447628239E+017">
            <text:p>781002447628239000</text:p>
          </table:table-cell>
          <table:table-cell office:value-type="string">
            <text:p>Flareon</text:p>
          </table:table-cell>
          <table:table-cell office:value-type="string">
            <text:p>09/28/16 05:27 AM</text:p>
          </table:table-cell>
          <table:table-cell office:value-type="float" office:value="34.1007119516">
            <text:p>34.1007119516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7.81001864942936E+017">
            <text:p>781001864942936000</text:p>
          </table:table-cell>
          <table:table-cell office:value-type="string">
            <text:p>Electabuzz</text:p>
          </table:table-cell>
          <table:table-cell office:value-type="string">
            <text:p>09/28/16 05:25 AM</text:p>
          </table:table-cell>
          <table:table-cell office:value-type="float" office:value="34.120440274">
            <text:p>34.120440274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8100079033283E+017">
            <text:p>781000790332830000</text:p>
          </table:table-cell>
          <table:table-cell office:value-type="string">
            <text:p>Scyther</text:p>
          </table:table-cell>
          <table:table-cell office:value-type="string">
            <text:p>09/28/16 05:21 AM</text:p>
          </table:table-cell>
          <table:table-cell office:value-type="float" office:value="34.1023977918">
            <text:p>34.1023977918</text:p>
          </table:table-cell>
          <table:table-cell office:value-type="float" office:value="-118.1265775645">
            <text:p>-118.1265775645</text:p>
          </table:table-cell>
        </table:table-row>
        <table:table-row table:style-name="ro2">
          <table:table-cell office:value-type="float" office:value="7.81000325037748E+017">
            <text:p>781000325037748000</text:p>
          </table:table-cell>
          <table:table-cell office:value-type="string">
            <text:p>Nidoqueen</text:p>
          </table:table-cell>
          <table:table-cell office:value-type="string">
            <text:p>09/28/16 05:19 AM</text:p>
          </table:table-cell>
          <table:table-cell office:value-type="float" office:value="34.1151811995">
            <text:p>34.1151811995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7.80999596193579E+017">
            <text:p>780999596193579000</text:p>
          </table:table-cell>
          <table:table-cell office:value-type="string">
            <text:p>Jolteon</text:p>
          </table:table-cell>
          <table:table-cell office:value-type="string">
            <text:p>09/28/16 05:16 AM</text:p>
          </table:table-cell>
          <table:table-cell office:value-type="float" office:value="34.1164655258">
            <text:p>34.1164655258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7.80997875799056E+017">
            <text:p>780997875799056000</text:p>
          </table:table-cell>
          <table:table-cell office:value-type="string">
            <text:p>Jolteon</text:p>
          </table:table-cell>
          <table:table-cell office:value-type="string">
            <text:p>09/28/16 05:09 AM</text:p>
          </table:table-cell>
          <table:table-cell office:value-type="float" office:value="34.0948536731">
            <text:p>34.0948536731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7.80997227779125E+017">
            <text:p>780997227779125000</text:p>
          </table:table-cell>
          <table:table-cell office:value-type="string">
            <text:p>Flareon</text:p>
          </table:table-cell>
          <table:table-cell office:value-type="string">
            <text:p>09/28/16 05:07 AM</text:p>
          </table:table-cell>
          <table:table-cell office:value-type="float" office:value="34.0839760522">
            <text:p>34.0839760522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7.80997095721493E+017">
            <text:p>780997095721493000</text:p>
          </table:table-cell>
          <table:table-cell office:value-type="string">
            <text:p>Raichu</text:p>
          </table:table-cell>
          <table:table-cell office:value-type="string">
            <text:p>09/28/16 05:06 AM</text:p>
          </table:table-cell>
          <table:table-cell office:value-type="float" office:value="34.0964168035">
            <text:p>34.0964168035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7.80995674447966E+017">
            <text:p>780995674447966000</text:p>
          </table:table-cell>
          <table:table-cell office:value-type="string">
            <text:p>Weezing</text:p>
          </table:table-cell>
          <table:table-cell office:value-type="string">
            <text:p>09/28/16 05:00 AM</text:p>
          </table:table-cell>
          <table:table-cell office:value-type="float" office:value="34.0841446272">
            <text:p>34.0841446272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8099480101358E+017">
            <text:p>780994801013580000</text:p>
          </table:table-cell>
          <table:table-cell office:value-type="string">
            <text:p>Weezing</text:p>
          </table:table-cell>
          <table:table-cell office:value-type="string">
            <text:p>09/28/16 04:57 AM</text:p>
          </table:table-cell>
          <table:table-cell office:value-type="float" office:value="34.0799775768">
            <text:p>34.0799775768</text:p>
          </table:table-cell>
          <table:table-cell office:value-type="float" office:value="-118.0842393733">
            <text:p>-118.0842393733</text:p>
          </table:table-cell>
        </table:table-row>
        <table:table-row table:style-name="ro2">
          <table:table-cell office:value-type="float" office:value="7.80994681006068E+017">
            <text:p>780994681006068000</text:p>
          </table:table-cell>
          <table:table-cell office:value-type="string">
            <text:p>Weepinbell</text:p>
          </table:table-cell>
          <table:table-cell office:value-type="string">
            <text:p>09/28/16 04:56 AM</text:p>
          </table:table-cell>
          <table:table-cell office:value-type="float" office:value="34.1181782762">
            <text:p>34.118178276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80994602325185E+017">
            <text:p>780994602325185000</text:p>
          </table:table-cell>
          <table:table-cell office:value-type="string">
            <text:p>Haunter</text:p>
          </table:table-cell>
          <table:table-cell office:value-type="string">
            <text:p>09/28/16 04:56 AM</text:p>
          </table:table-cell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7.80993999767212E+017">
            <text:p>780993999767212000</text:p>
          </table:table-cell>
          <table:table-cell office:value-type="string">
            <text:p>Lickitung</text:p>
          </table:table-cell>
          <table:table-cell office:value-type="string">
            <text:p>09/28/16 04:54 AM</text:p>
          </table:table-cell>
          <table:table-cell office:value-type="float" office:value="34.116530848">
            <text:p>34.116530848</text:p>
          </table:table-cell>
          <table:table-cell office:value-type="float" office:value="-118.1306005309">
            <text:p>-118.1306005309</text:p>
          </table:table-cell>
        </table:table-row>
        <table:table-row table:style-name="ro2">
          <table:table-cell office:value-type="float" office:value="7.80992650258383E+017">
            <text:p>780992650258383000</text:p>
          </table:table-cell>
          <table:table-cell office:value-type="string">
            <text:p>Tangela</text:p>
          </table:table-cell>
          <table:table-cell office:value-type="string">
            <text:p>09/28/16 04:48 AM</text:p>
          </table:table-cell>
          <table:table-cell office:value-type="float" office:value="34.1105438688">
            <text:p>34.1105438688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7.80991274203611E+017">
            <text:p>780991274203611000</text:p>
          </table:table-cell>
          <table:table-cell office:value-type="string">
            <text:p>Flareon</text:p>
          </table:table-cell>
          <table:table-cell office:value-type="string">
            <text:p>09/28/16 04:43 AM</text:p>
          </table:table-cell>
          <table:table-cell office:value-type="float" office:value="34.0961442343">
            <text:p>34.0961442343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7.80987342026838E+017">
            <text:p>780987342026838000</text:p>
          </table:table-cell>
          <table:table-cell office:value-type="string">
            <text:p>Flareon</text:p>
          </table:table-cell>
          <table:table-cell office:value-type="string">
            <text:p>09/28/16 04:27 AM</text:p>
          </table:table-cell>
          <table:table-cell office:value-type="float" office:value="34.0710048492">
            <text:p>34.0710048492</text:p>
          </table:table-cell>
          <table:table-cell office:value-type="float" office:value="-118.0716182372">
            <text:p>-118.0716182372</text:p>
          </table:table-cell>
        </table:table-row>
        <table:table-row table:style-name="ro2">
          <table:table-cell office:value-type="float" office:value="7.8098472678169E+017">
            <text:p>780984726781690000</text:p>
          </table:table-cell>
          <table:table-cell office:value-type="string">
            <text:p>Chansey</text:p>
          </table:table-cell>
          <table:table-cell office:value-type="string">
            <text:p>09/28/16 04:17 AM</text:p>
          </table:table-cell>
          <table:table-cell office:value-type="float" office:value="34.0980705179">
            <text:p>34.0980705179</text:p>
          </table:table-cell>
          <table:table-cell office:value-type="float" office:value="-118.0803982539">
            <text:p>-118.0803982539</text:p>
          </table:table-cell>
        </table:table-row>
        <table:table-row table:style-name="ro2">
          <table:table-cell office:value-type="float" office:value="7.80983666352595E+017">
            <text:p>780983666352595000</text:p>
          </table:table-cell>
          <table:table-cell office:value-type="string">
            <text:p>Rapidash</text:p>
          </table:table-cell>
          <table:table-cell office:value-type="string">
            <text:p>09/28/16 04:13 AM</text:p>
          </table:table-cell>
          <table:table-cell office:value-type="float" office:value="34.1090733699">
            <text:p>34.1090733699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80983329059332E+017">
            <text:p>780983329059332000</text:p>
          </table:table-cell>
          <table:table-cell office:value-type="string">
            <text:p>Lickitung</text:p>
          </table:table-cell>
          <table:table-cell office:value-type="string">
            <text:p>09/28/16 04:11 AM</text:p>
          </table:table-cell>
          <table:table-cell office:value-type="float" office:value="34.0986809035">
            <text:p>34.0986809035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7.80982647589929E+017">
            <text:p>780982647589929000</text:p>
          </table:table-cell>
          <table:table-cell office:value-type="string">
            <text:p>Chansey</text:p>
          </table:table-cell>
          <table:table-cell office:value-type="string">
            <text:p>09/28/16 04:09 AM</text:p>
          </table:table-cell>
          <table:table-cell office:value-type="float" office:value="34.1188940617">
            <text:p>34.1188940617</text:p>
          </table:table-cell>
          <table:table-cell office:value-type="float" office:value="-118.116885492">
            <text:p>-118.116885492</text:p>
          </table:table-cell>
        </table:table-row>
        <table:table-row table:style-name="ro2">
          <table:table-cell office:value-type="float" office:value="7.8098114059305E+017">
            <text:p>780981140593050000</text:p>
          </table:table-cell>
          <table:table-cell office:value-type="string">
            <text:p>Snorlax</text:p>
          </table:table-cell>
          <table:table-cell office:value-type="string">
            <text:p>09/28/16 04:03 AM</text:p>
          </table:table-cell>
          <table:table-cell office:value-type="float" office:value="34.1213341646">
            <text:p>34.1213341646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80980182165303E+017">
            <text:p>780980182165303000</text:p>
          </table:table-cell>
          <table:table-cell office:value-type="string">
            <text:p>Ivysaur</text:p>
          </table:table-cell>
          <table:table-cell office:value-type="string">
            <text:p>09/28/16 03:59 AM</text:p>
          </table:table-cell>
          <table:table-cell office:value-type="float" office:value="34.1117299309">
            <text:p>34.1117299309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7.80980014049133E+017">
            <text:p>780980014049133000</text:p>
          </table:table-cell>
          <table:table-cell office:value-type="string">
            <text:p>Porygon</text:p>
          </table:table-cell>
          <table:table-cell office:value-type="string">
            <text:p>09/28/16 03:58 AM</text:p>
          </table:table-cell>
          <table:table-cell office:value-type="float" office:value="34.0782871175">
            <text:p>34.0782871175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7.80979711073673E+017">
            <text:p>780979711073673000</text:p>
          </table:table-cell>
          <table:table-cell office:value-type="string">
            <text:p>Jolteon</text:p>
          </table:table-cell>
          <table:table-cell office:value-type="string">
            <text:p>09/28/16 03:57 AM</text:p>
          </table:table-cell>
          <table:table-cell office:value-type="float" office:value="34.0860532052">
            <text:p>34.0860532052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7.80978495421751E+017">
            <text:p>780978495421751000</text:p>
          </table:table-cell>
          <table:table-cell office:value-type="string">
            <text:p>Jolteon</text:p>
          </table:table-cell>
          <table:table-cell office:value-type="string">
            <text:p>09/28/16 03:52 AM</text:p>
          </table:table-cell>
          <table:table-cell office:value-type="float" office:value="34.0781746592">
            <text:p>34.0781746592</text:p>
          </table:table-cell>
          <table:table-cell office:value-type="float" office:value="-118.1141423549">
            <text:p>-118.1141423549</text:p>
          </table:table-cell>
        </table:table-row>
        <table:table-row table:style-name="ro2">
          <table:table-cell office:value-type="float" office:value="7.80977873641366E+017">
            <text:p>780977873641366000</text:p>
          </table:table-cell>
          <table:table-cell office:value-type="string">
            <text:p>Flareon</text:p>
          </table:table-cell>
          <table:table-cell office:value-type="string">
            <text:p>09/28/16 03:50 AM</text:p>
          </table:table-cell>
          <table:table-cell office:value-type="float" office:value="34.105575433">
            <text:p>34.105575433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7.80977761804353E+017">
            <text:p>780977761804353000</text:p>
          </table:table-cell>
          <table:table-cell office:value-type="string">
            <text:p>Rapidash</text:p>
          </table:table-cell>
          <table:table-cell office:value-type="string">
            <text:p>09/28/16 03:49 AM</text:p>
          </table:table-cell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80977115273437E+017">
            <text:p>780977115273437000</text:p>
          </table:table-cell>
          <table:table-cell office:value-type="string">
            <text:p>Flareon</text:p>
          </table:table-cell>
          <table:table-cell office:value-type="string">
            <text:p>09/28/16 03:47 AM</text:p>
          </table:table-cell>
          <table:table-cell office:value-type="float" office:value="34.0956757801">
            <text:p>34.0956757801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7.80976837056803E+017">
            <text:p>780976837056803000</text:p>
          </table:table-cell>
          <table:table-cell office:value-type="string">
            <text:p>Flareon</text:p>
          </table:table-cell>
          <table:table-cell office:value-type="string">
            <text:p>09/28/16 03:46 AM</text:p>
          </table:table-cell>
          <table:table-cell office:value-type="float" office:value="34.0909218067">
            <text:p>34.0909218067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7.80973651822649E+017">
            <text:p>780973651822649000</text:p>
          </table:table-cell>
          <table:table-cell office:value-type="string">
            <text:p>Snorlax</text:p>
          </table:table-cell>
          <table:table-cell office:value-type="string">
            <text:p>09/28/16 03:33 AM</text:p>
          </table:table-cell>
          <table:table-cell office:value-type="float" office:value="34.1213341646">
            <text:p>34.1213341646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80972769794072E+017">
            <text:p>780972769794072000</text:p>
          </table:table-cell>
          <table:table-cell office:value-type="string">
            <text:p>Electabuzz</text:p>
          </table:table-cell>
          <table:table-cell office:value-type="string">
            <text:p>09/28/16 03:29 AM</text:p>
          </table:table-cell>
          <table:table-cell office:value-type="float" office:value="34.1213813529">
            <text:p>34.1213813529</text:p>
          </table:table-cell>
          <table:table-cell office:value-type="float" office:value="-118.1084730687">
            <text:p>-118.1084730687</text:p>
          </table:table-cell>
        </table:table-row>
        <table:table-row table:style-name="ro2">
          <table:table-cell office:value-type="float" office:value="7.80972128975802E+017">
            <text:p>780972128975802000</text:p>
          </table:table-cell>
          <table:table-cell office:value-type="string">
            <text:p>Victreebel</text:p>
          </table:table-cell>
          <table:table-cell office:value-type="string">
            <text:p>09/28/16 03:27 AM</text:p>
          </table:table-cell>
          <table:table-cell office:value-type="float" office:value="34.121159196">
            <text:p>34.121159196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7.80971471271186E+017">
            <text:p>780971471271186000</text:p>
          </table:table-cell>
          <table:table-cell office:value-type="string">
            <text:p>Charmeleon</text:p>
          </table:table-cell>
          <table:table-cell office:value-type="string">
            <text:p>09/28/16 03:24 AM</text:p>
          </table:table-cell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80971377402622E+017">
            <text:p>780971377402622000</text:p>
          </table:table-cell>
          <table:table-cell office:value-type="string">
            <text:p>Electabuzz</text:p>
          </table:table-cell>
          <table:table-cell office:value-type="string">
            <text:p>09/28/16 03:24 AM</text:p>
          </table:table-cell>
          <table:table-cell office:value-type="float" office:value="34.0850961305">
            <text:p>34.085096130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7.80971191045468E+017">
            <text:p>780971191045468000</text:p>
          </table:table-cell>
          <table:table-cell office:value-type="string">
            <text:p>Rapidash</text:p>
          </table:table-cell>
          <table:table-cell office:value-type="string">
            <text:p>09/28/16 03:23 AM</text:p>
          </table:table-cell>
          <table:table-cell office:value-type="float" office:value="34.0669306938">
            <text:p>34.0669306938</text:p>
          </table:table-cell>
          <table:table-cell office:value-type="float" office:value="-118.0929273096">
            <text:p>-118.0929273096</text:p>
          </table:table-cell>
        </table:table-row>
        <table:table-row table:style-name="ro2">
          <table:table-cell office:value-type="float" office:value="7.80968485635535E+017">
            <text:p>780968485635535000</text:p>
          </table:table-cell>
          <table:table-cell office:value-type="string">
            <text:p>Starmie</text:p>
          </table:table-cell>
          <table:table-cell office:value-type="string">
            <text:p>09/28/16 03:12 AM</text:p>
          </table:table-cell>
          <table:table-cell office:value-type="float" office:value="34.1192808558">
            <text:p>34.1192808558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80967191248122E+017">
            <text:p>780967191248122000</text:p>
          </table:table-cell>
          <table:table-cell office:value-type="string">
            <text:p>Chansey</text:p>
          </table:table-cell>
          <table:table-cell office:value-type="string">
            <text:p>09/28/16 03:07 AM</text:p>
          </table:table-cell>
          <table:table-cell office:value-type="float" office:value="34.0993233269">
            <text:p>34.0993233269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7.8096482060236E+017">
            <text:p>780964820602360000</text:p>
          </table:table-cell>
          <table:table-cell office:value-type="string">
            <text:p>Porygon</text:p>
          </table:table-cell>
          <table:table-cell office:value-type="string">
            <text:p>09/28/16 02:58 AM</text:p>
          </table:table-cell>
          <table:table-cell office:value-type="float" office:value="34.0875711254">
            <text:p>34.0875711254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80964504406413E+017">
            <text:p>780964504406413000</text:p>
          </table:table-cell>
          <table:table-cell office:value-type="string">
            <text:p>Weepinbell</text:p>
          </table:table-cell>
          <table:table-cell office:value-type="string">
            <text:p>09/28/16 02:57 AM</text:p>
          </table:table-cell>
          <table:table-cell office:value-type="float" office:value="34.1204201296">
            <text:p>34.1204201296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7.80963815592632E+017">
            <text:p>780963815592632000</text:p>
          </table:table-cell>
          <table:table-cell office:value-type="string">
            <text:p>Ivysaur</text:p>
          </table:table-cell>
          <table:table-cell office:value-type="string">
            <text:p>09/28/16 02:54 AM</text:p>
          </table:table-cell>
          <table:table-cell office:value-type="float" office:value="34.0632586732">
            <text:p>34.0632586732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7.80963677713203E+017">
            <text:p>780963677713203000</text:p>
          </table:table-cell>
          <table:table-cell office:value-type="string">
            <text:p>Exeggutor</text:p>
          </table:table-cell>
          <table:table-cell office:value-type="string">
            <text:p>09/28/16 02:53 AM</text:p>
          </table:table-cell>
          <table:table-cell office:value-type="float" office:value="34.0900018808">
            <text:p>34.0900018808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7.80963643605287E+017">
            <text:p>780963643605287000</text:p>
          </table:table-cell>
          <table:table-cell office:value-type="string">
            <text:p>Rapidash</text:p>
          </table:table-cell>
          <table:table-cell office:value-type="string">
            <text:p>09/28/16 02:53 AM</text:p>
          </table:table-cell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80961115685532E+017">
            <text:p>780961115685532000</text:p>
          </table:table-cell>
          <table:table-cell office:value-type="string">
            <text:p>Haunter</text:p>
          </table:table-cell>
          <table:table-cell office:value-type="string">
            <text:p>09/28/16 02:43 AM</text:p>
          </table:table-cell>
          <table:table-cell office:value-type="float" office:value="34.1144959163">
            <text:p>34.1144959163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7.80960789423239E+017">
            <text:p>780960789423239000</text:p>
          </table:table-cell>
          <table:table-cell office:value-type="string">
            <text:p>Chansey</text:p>
          </table:table-cell>
          <table:table-cell office:value-type="string">
            <text:p>09/28/16 02:42 AM</text:p>
          </table:table-cell>
          <table:table-cell office:value-type="float" office:value="34.1104483528">
            <text:p>34.1104483528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7.80960317626982E+017">
            <text:p>780960317626982000</text:p>
          </table:table-cell>
          <table:table-cell office:value-type="string">
            <text:p>Chansey</text:p>
          </table:table-cell>
          <table:table-cell office:value-type="string">
            <text:p>09/28/16 02:40 AM</text:p>
          </table:table-cell>
          <table:table-cell office:value-type="float" office:value="34.0968051483">
            <text:p>34.0968051483</text:p>
          </table:table-cell>
          <table:table-cell office:value-type="float" office:value="-118.1110334143">
            <text:p>-118.1110334143</text:p>
          </table:table-cell>
        </table:table-row>
        <table:table-row table:style-name="ro2">
          <table:table-cell office:value-type="float" office:value="7.80960019558699E+017">
            <text:p>780960019558699000</text:p>
          </table:table-cell>
          <table:table-cell office:value-type="string">
            <text:p>Nidoking</text:p>
          </table:table-cell>
          <table:table-cell office:value-type="string">
            <text:p>09/28/16 02:39 AM</text:p>
          </table:table-cell>
          <table:table-cell office:value-type="float" office:value="34.1184121478">
            <text:p>34.1184121478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80959072984064E+017">
            <text:p>780959072984064000</text:p>
          </table:table-cell>
          <table:table-cell office:value-type="string">
            <text:p>Kingler</text:p>
          </table:table-cell>
          <table:table-cell office:value-type="string">
            <text:p>09/28/16 02:35 AM</text:p>
          </table:table-cell>
          <table:table-cell office:value-type="float" office:value="34.1071917039">
            <text:p>34.1071917039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7.80958236270662E+017">
            <text:p>780958236270662000</text:p>
          </table:table-cell>
          <table:table-cell office:value-type="string">
            <text:p>Golem</text:p>
          </table:table-cell>
          <table:table-cell office:value-type="string">
            <text:p>09/28/16 02:32 AM</text:p>
          </table:table-cell>
          <table:table-cell office:value-type="float" office:value="34.1051996239">
            <text:p>34.1051996239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7.80958115403485E+017">
            <text:p>780958115403485000</text:p>
          </table:table-cell>
          <table:table-cell office:value-type="string">
            <text:p>Grimer</text:p>
          </table:table-cell>
          <table:table-cell office:value-type="string">
            <text:p>09/28/16 02:31 AM</text:p>
          </table:table-cell>
          <table:table-cell office:value-type="float" office:value="34.1224620793">
            <text:p>34.1224620793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80957322529026E+017">
            <text:p>780957322529026000</text:p>
          </table:table-cell>
          <table:table-cell office:value-type="string">
            <text:p>Nidoqueen</text:p>
          </table:table-cell>
          <table:table-cell office:value-type="string">
            <text:p>09/28/16 02:28 AM</text:p>
          </table:table-cell>
          <table:table-cell office:value-type="float" office:value="34.1188619901">
            <text:p>34.1188619901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80957270309872E+017">
            <text:p>780957270309872000</text:p>
          </table:table-cell>
          <table:table-cell office:value-type="string">
            <text:p>Snorlax</text:p>
          </table:table-cell>
          <table:table-cell office:value-type="string">
            <text:p>09/28/16 02:28 AM</text:p>
          </table:table-cell>
          <table:table-cell office:value-type="float" office:value="34.1137469698">
            <text:p>34.1137469698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7.8095708025344E+017">
            <text:p>780957080253440000</text:p>
          </table:table-cell>
          <table:table-cell office:value-type="string">
            <text:p>Gloom</text:p>
          </table:table-cell>
          <table:table-cell office:value-type="string">
            <text:p>09/28/16 02:27 AM</text:p>
          </table:table-cell>
          <table:table-cell office:value-type="float" office:value="34.125843209">
            <text:p>34.125843209</text:p>
          </table:table-cell>
          <table:table-cell office:value-type="float" office:value="-118.1037180418">
            <text:p>-118.1037180418</text:p>
          </table:table-cell>
        </table:table-row>
        <table:table-row table:style-name="ro2">
          <table:table-cell office:value-type="float" office:value="7.80955996747215E+017">
            <text:p>780955996747215000</text:p>
          </table:table-cell>
          <table:table-cell office:value-type="string">
            <text:p>Chansey</text:p>
          </table:table-cell>
          <table:table-cell office:value-type="string">
            <text:p>09/28/16 02:23 AM</text:p>
          </table:table-cell>
          <table:table-cell office:value-type="float" office:value="34.1251649817">
            <text:p>34.1251649817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80953479762236E+017">
            <text:p>780953479762236000</text:p>
          </table:table-cell>
          <table:table-cell office:value-type="string">
            <text:p>Flareon</text:p>
          </table:table-cell>
          <table:table-cell office:value-type="string">
            <text:p>09/28/16 02:13 AM</text:p>
          </table:table-cell>
          <table:table-cell office:value-type="float" office:value="34.1210681761">
            <text:p>34.1210681761</text:p>
          </table:table-cell>
          <table:table-cell office:value-type="float" office:value="-118.0764655923">
            <text:p>-118.0764655923</text:p>
          </table:table-cell>
        </table:table-row>
        <table:table-row table:style-name="ro2">
          <table:table-cell office:value-type="float" office:value="7.80951005819089E+017">
            <text:p>780951005819089000</text:p>
          </table:table-cell>
          <table:table-cell office:value-type="string">
            <text:p>Gloom</text:p>
          </table:table-cell>
          <table:table-cell office:value-type="string">
            <text:p>09/28/16 02:03 AM</text:p>
          </table:table-cell>
          <table:table-cell office:value-type="float" office:value="34.0998058634">
            <text:p>34.0998058634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7.80950750838989E+017">
            <text:p>780950750838989000</text:p>
          </table:table-cell>
          <table:table-cell office:value-type="string">
            <text:p>Charmeleon</text:p>
          </table:table-cell>
          <table:table-cell office:value-type="string">
            <text:p>09/28/16 02:02 AM</text:p>
          </table:table-cell>
          <table:table-cell office:value-type="float" office:value="34.0869996302">
            <text:p>34.0869996302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80949792230781E+017">
            <text:p>780949792230781000</text:p>
          </table:table-cell>
          <table:table-cell office:value-type="string">
            <text:p>Electabuzz</text:p>
          </table:table-cell>
          <table:table-cell office:value-type="string">
            <text:p>09/28/16 01:58 AM</text:p>
          </table:table-cell>
          <table:table-cell office:value-type="float" office:value="34.1034599537">
            <text:p>34.1034599537</text:p>
          </table:table-cell>
          <table:table-cell office:value-type="float" office:value="-118.1148738623">
            <text:p>-118.1148738623</text:p>
          </table:table-cell>
        </table:table-row>
        <table:table-row table:style-name="ro2">
          <table:table-cell office:value-type="float" office:value="7.80949237664133E+017">
            <text:p>780949237664133000</text:p>
          </table:table-cell>
          <table:table-cell office:value-type="string">
            <text:p>Porygon</text:p>
          </table:table-cell>
          <table:table-cell office:value-type="string">
            <text:p>09/28/16 01:56 AM</text:p>
          </table:table-cell>
          <table:table-cell office:value-type="float" office:value="34.0724091243">
            <text:p>34.0724091243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7.8094289627494E+017">
            <text:p>780942896274940000</text:p>
          </table:table-cell>
          <table:table-cell office:value-type="string">
            <text:p>Flareon</text:p>
          </table:table-cell>
          <table:table-cell office:value-type="string">
            <text:p>09/28/16 01:31 AM</text:p>
          </table:table-cell>
          <table:table-cell office:value-type="float" office:value="34.1195412846">
            <text:p>34.1195412846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7.80941458127729E+017">
            <text:p>780941458127729000</text:p>
          </table:table-cell>
          <table:table-cell office:value-type="string">
            <text:p>Rapidash</text:p>
          </table:table-cell>
          <table:table-cell office:value-type="string">
            <text:p>09/28/16 01:25 AM</text:p>
          </table:table-cell>
          <table:table-cell office:value-type="float" office:value="34.0775948392">
            <text:p>34.077594839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80939700294988E+017">
            <text:p>780939700294988000</text:p>
          </table:table-cell>
          <table:table-cell office:value-type="string">
            <text:p>Charmeleon</text:p>
          </table:table-cell>
          <table:table-cell office:value-type="string">
            <text:p>09/28/16 01:18 AM</text:p>
          </table:table-cell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80939233422746E+017">
            <text:p>780939233422746000</text:p>
          </table:table-cell>
          <table:table-cell office:value-type="string">
            <text:p>Flareon</text:p>
          </table:table-cell>
          <table:table-cell office:value-type="string">
            <text:p>09/28/16 01:16 AM</text:p>
          </table:table-cell>
          <table:table-cell office:value-type="float" office:value="34.1037133542">
            <text:p>34.1037133542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7.80938785265562E+017">
            <text:p>780938785265562000</text:p>
          </table:table-cell>
          <table:table-cell office:value-type="string">
            <text:p>Wigglytuff</text:p>
          </table:table-cell>
          <table:table-cell office:value-type="string">
            <text:p>09/28/16 01:14 AM</text:p>
          </table:table-cell>
          <table:table-cell office:value-type="float" office:value="34.1029648665">
            <text:p>34.1029648665</text:p>
          </table:table-cell>
          <table:table-cell office:value-type="float" office:value="-118.093293108">
            <text:p>-118.093293108</text:p>
          </table:table-cell>
        </table:table-row>
        <table:table-row table:style-name="ro2">
          <table:table-cell office:value-type="float" office:value="7.80938328837239E+017">
            <text:p>780938328837239000</text:p>
          </table:table-cell>
          <table:table-cell office:value-type="string">
            <text:p>Electrode</text:p>
          </table:table-cell>
          <table:table-cell office:value-type="string">
            <text:p>09/28/16 01:13 AM</text:p>
          </table:table-cell>
          <table:table-cell office:value-type="float" office:value="34.0722504587">
            <text:p>34.0722504587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7.80936921404944E+017">
            <text:p>780936921404944000</text:p>
          </table:table-cell>
          <table:table-cell office:value-type="string">
            <text:p>Rapidash</text:p>
          </table:table-cell>
          <table:table-cell office:value-type="string">
            <text:p>09/28/16 01:07 AM</text:p>
          </table:table-cell>
          <table:table-cell office:value-type="float" office:value="34.0696946406">
            <text:p>34.0696946406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7.80936456344707E+017">
            <text:p>780936456344707000</text:p>
          </table:table-cell>
          <table:table-cell office:value-type="string">
            <text:p>Rapidash</text:p>
          </table:table-cell>
          <table:table-cell office:value-type="string">
            <text:p>09/28/16 01:05 AM</text:p>
          </table:table-cell>
          <table:table-cell office:value-type="float" office:value="34.109842557">
            <text:p>34.109842557</text:p>
          </table:table-cell>
          <table:table-cell office:value-type="float" office:value="-118.0846051898">
            <text:p>-118.0846051898</text:p>
          </table:table-cell>
        </table:table-row>
        <table:table-row table:style-name="ro2">
          <table:table-cell office:value-type="float" office:value="7.80935142478983E+017">
            <text:p>780935142478983000</text:p>
          </table:table-cell>
          <table:table-cell office:value-type="string">
            <text:p>Dratini</text:p>
          </table:table-cell>
          <table:table-cell office:value-type="string">
            <text:p>09/28/16 01:00 AM</text:p>
          </table:table-cell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80934966477591E+017">
            <text:p>780934966477591000</text:p>
          </table:table-cell>
          <table:table-cell office:value-type="string">
            <text:p>Wigglytuff</text:p>
          </table:table-cell>
          <table:table-cell office:value-type="string">
            <text:p>09/28/16 12:59 AM</text:p>
          </table:table-cell>
          <table:table-cell office:value-type="float" office:value="34.1252797048">
            <text:p>34.1252797048</text:p>
          </table:table-cell>
          <table:table-cell office:value-type="float" office:value="-118.1188970984">
            <text:p>-118.1188970984</text:p>
          </table:table-cell>
        </table:table-row>
        <table:table-row table:style-name="ro2">
          <table:table-cell office:value-type="float" office:value="7.80934274312655E+017">
            <text:p>780934274312655000</text:p>
          </table:table-cell>
          <table:table-cell office:value-type="string">
            <text:p>Chansey</text:p>
          </table:table-cell>
          <table:table-cell office:value-type="string">
            <text:p>09/28/16 12:56 AM</text:p>
          </table:table-cell>
          <table:table-cell office:value-type="float" office:value="34.1257064339">
            <text:p>34.1257064339</text:p>
          </table:table-cell>
          <table:table-cell office:value-type="float" office:value="-118.1207258115">
            <text:p>-118.1207258115</text:p>
          </table:table-cell>
        </table:table-row>
        <table:table-row table:style-name="ro2">
          <table:table-cell office:value-type="float" office:value="7.80931880736608E+017">
            <text:p>780931880736608000</text:p>
          </table:table-cell>
          <table:table-cell office:value-type="string">
            <text:p>Golem</text:p>
          </table:table-cell>
          <table:table-cell office:value-type="string">
            <text:p>09/28/16 12:47 AM</text:p>
          </table:table-cell>
          <table:table-cell office:value-type="float" office:value="34.1140469769">
            <text:p>34.114046976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0930078410629E+017">
            <text:p>780930078410629000</text:p>
          </table:table-cell>
          <table:table-cell office:value-type="string">
            <text:p>Jolteon</text:p>
          </table:table-cell>
          <table:table-cell office:value-type="string">
            <text:p>09/28/16 12:40 AM</text:p>
          </table:table-cell>
          <table:table-cell office:value-type="float" office:value="34.0870711753">
            <text:p>34.0870711753</text:p>
          </table:table-cell>
          <table:table-cell office:value-type="float" office:value="-118.1221887681">
            <text:p>-118.1221887681</text:p>
          </table:table-cell>
        </table:table-row>
        <table:table-row table:style-name="ro2">
          <table:table-cell office:value-type="float" office:value="7.80929056413889E+017">
            <text:p>780929056413889000</text:p>
          </table:table-cell>
          <table:table-cell office:value-type="string">
            <text:p>Flareon</text:p>
          </table:table-cell>
          <table:table-cell office:value-type="string">
            <text:p>09/28/16 12:36 AM</text:p>
          </table:table-cell>
          <table:table-cell office:value-type="float" office:value="34.1101002094">
            <text:p>34.1101002094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80928573746008E+017">
            <text:p>780928573746008000</text:p>
          </table:table-cell>
          <table:table-cell office:value-type="string">
            <text:p>Lickitung</text:p>
          </table:table-cell>
          <table:table-cell office:value-type="string">
            <text:p>09/28/16 12:34 AM</text:p>
          </table:table-cell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80926927586533E+017">
            <text:p>780926927586533000</text:p>
          </table:table-cell>
          <table:table-cell office:value-type="string">
            <text:p>Kingler</text:p>
          </table:table-cell>
          <table:table-cell office:value-type="string">
            <text:p>09/28/16 12:27 AM</text:p>
          </table:table-cell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80926827984327E+017">
            <text:p>780926827984327000</text:p>
          </table:table-cell>
          <table:table-cell office:value-type="string">
            <text:p>Omastar</text:p>
          </table:table-cell>
          <table:table-cell office:value-type="string">
            <text:p>09/28/16 12:27 AM</text:p>
          </table:table-cell>
          <table:table-cell office:value-type="float" office:value="34.0857919957">
            <text:p>34.0857919957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80924569418887E+017">
            <text:p>780924569418887000</text:p>
          </table:table-cell>
          <table:table-cell office:value-type="string">
            <text:p>Lickitung</text:p>
          </table:table-cell>
          <table:table-cell office:value-type="string">
            <text:p>09/28/16 12:18 AM</text:p>
          </table:table-cell>
          <table:table-cell office:value-type="float" office:value="34.1194573848">
            <text:p>34.1194573848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7.80923739793863E+017">
            <text:p>780923739793863000</text:p>
          </table:table-cell>
          <table:table-cell office:value-type="string">
            <text:p>Scyther</text:p>
          </table:table-cell>
          <table:table-cell office:value-type="string">
            <text:p>09/28/16 12:15 AM</text:p>
          </table:table-cell>
          <table:table-cell office:value-type="float" office:value="34.1142693072">
            <text:p>34.1142693072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7.80923354790244E+017">
            <text:p>780923354790244000</text:p>
          </table:table-cell>
          <table:table-cell office:value-type="string">
            <text:p>Lickitung</text:p>
          </table:table-cell>
          <table:table-cell office:value-type="string">
            <text:p>09/28/16 12:13 AM</text:p>
          </table:table-cell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80922090564178E+017">
            <text:p>780922090564178000</text:p>
          </table:table-cell>
          <table:table-cell office:value-type="string">
            <text:p>Jolteon</text:p>
          </table:table-cell>
          <table:table-cell office:value-type="string">
            <text:p>09/28/16 12:08 AM</text:p>
          </table:table-cell>
          <table:table-cell office:value-type="float" office:value="34.0694769923">
            <text:p>34.0694769923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7.80921720827814E+017">
            <text:p>780921720827814000</text:p>
          </table:table-cell>
          <table:table-cell office:value-type="string">
            <text:p>Aerodactyl</text:p>
          </table:table-cell>
          <table:table-cell office:value-type="string">
            <text:p>09/28/16 12:07 AM</text:p>
          </table:table-cell>
          <table:table-cell office:value-type="float" office:value="34.0780499002">
            <text:p>34.0780499002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80921307626037E+017">
            <text:p>780921307626037000</text:p>
          </table:table-cell>
          <table:table-cell office:value-type="string">
            <text:p>Raichu</text:p>
          </table:table-cell>
          <table:table-cell office:value-type="string">
            <text:p>09/28/16 12:05 AM</text:p>
          </table:table-cell>
          <table:table-cell office:value-type="float" office:value="34.1006016546">
            <text:p>34.1006016546</text:p>
          </table:table-cell>
          <table:table-cell office:value-type="float" office:value="-118.0953964341">
            <text:p>-118.0953964341</text:p>
          </table:table-cell>
        </table:table-row>
        <table:table-row table:style-name="ro2">
          <table:table-cell office:value-type="float" office:value="7.80921063341306E+017">
            <text:p>780921063341306000</text:p>
          </table:table-cell>
          <table:table-cell office:value-type="string">
            <text:p>Weepinbell</text:p>
          </table:table-cell>
          <table:table-cell office:value-type="string">
            <text:p>09/28/16 12:04 AM</text:p>
          </table:table-cell>
          <table:table-cell office:value-type="float" office:value="34.0993283946">
            <text:p>34.0993283946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7.80919949724299E+017">
            <text:p>780919949724299000</text:p>
          </table:table-cell>
          <table:table-cell office:value-type="string">
            <text:p>Electabuzz</text:p>
          </table:table-cell>
          <table:table-cell office:value-type="string">
            <text:p>09/27/16 11:59 PM</text:p>
          </table:table-cell>
          <table:table-cell office:value-type="float" office:value="34.0774402963">
            <text:p>34.0774402963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7.80919294938878E+017">
            <text:p>780919294938878000</text:p>
          </table:table-cell>
          <table:table-cell office:value-type="string">
            <text:p>Charmeleon</text:p>
          </table:table-cell>
          <table:table-cell office:value-type="string">
            <text:p>09/27/16 11:57 PM</text:p>
          </table:table-cell>
          <table:table-cell office:value-type="float" office:value="34.1033380993">
            <text:p>34.1033380993</text:p>
          </table:table-cell>
          <table:table-cell office:value-type="float" office:value="-118.0963109158">
            <text:p>-118.0963109158</text:p>
          </table:table-cell>
        </table:table-row>
        <table:table-row table:style-name="ro2">
          <table:table-cell office:value-type="float" office:value="7.8091787748223E+017">
            <text:p>780917877482230000</text:p>
          </table:table-cell>
          <table:table-cell office:value-type="string">
            <text:p>Flareon</text:p>
          </table:table-cell>
          <table:table-cell office:value-type="string">
            <text:p>09/27/16 11:51 PM</text:p>
          </table:table-cell>
          <table:table-cell office:value-type="float" office:value="34.1003124788">
            <text:p>34.1003124788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7.8091699823029E+017">
            <text:p>780916998230290000</text:p>
          </table:table-cell>
          <table:table-cell office:value-type="string">
            <text:p>Rapidash</text:p>
          </table:table-cell>
          <table:table-cell office:value-type="string">
            <text:p>09/27/16 11:48 PM</text:p>
          </table:table-cell>
          <table:table-cell office:value-type="float" office:value="34.0836167153">
            <text:p>34.0836167153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7.80915528332292E+017">
            <text:p>780915528332292000</text:p>
          </table:table-cell>
          <table:table-cell office:value-type="string">
            <text:p>Tangela</text:p>
          </table:table-cell>
          <table:table-cell office:value-type="string">
            <text:p>09/27/16 11:42 PM</text:p>
          </table:table-cell>
          <table:table-cell office:value-type="float" office:value="34.089853817">
            <text:p>34.089853817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7.80913352377709E+017">
            <text:p>780913352377709000</text:p>
          </table:table-cell>
          <table:table-cell office:value-type="string">
            <text:p>Chansey</text:p>
          </table:table-cell>
          <table:table-cell office:value-type="string">
            <text:p>09/27/16 11:33 PM</text:p>
          </table:table-cell>
          <table:table-cell office:value-type="float" office:value="34.0958687728">
            <text:p>34.0958687728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80912244636779E+017">
            <text:p>780912244636779000</text:p>
          </table:table-cell>
          <table:table-cell office:value-type="string">
            <text:p>Exeggutor</text:p>
          </table:table-cell>
          <table:table-cell office:value-type="string">
            <text:p>09/27/16 11:29 PM</text:p>
          </table:table-cell>
          <table:table-cell office:value-type="float" office:value="34.0833948431">
            <text:p>34.0833948431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80912211145306E+017">
            <text:p>780912211145306000</text:p>
          </table:table-cell>
          <table:table-cell office:value-type="string">
            <text:p>Chansey</text:p>
          </table:table-cell>
          <table:table-cell office:value-type="string">
            <text:p>09/27/16 11:29 PM</text:p>
          </table:table-cell>
          <table:table-cell office:value-type="float" office:value="34.1095849136">
            <text:p>34.1095849136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80911927505543E+017">
            <text:p>780911927505543000</text:p>
          </table:table-cell>
          <table:table-cell office:value-type="string">
            <text:p>Chansey</text:p>
          </table:table-cell>
          <table:table-cell office:value-type="string">
            <text:p>09/27/16 11:28 PM</text:p>
          </table:table-cell>
          <table:table-cell office:value-type="float" office:value="34.1002625001">
            <text:p>34.1002625001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7.80911591847887E+017">
            <text:p>780911591847887000</text:p>
          </table:table-cell>
          <table:table-cell office:value-type="string">
            <text:p>Charmeleon</text:p>
          </table:table-cell>
          <table:table-cell office:value-type="string">
            <text:p>09/27/16 11:26 PM</text:p>
          </table:table-cell>
          <table:table-cell office:value-type="float" office:value="34.1033380993">
            <text:p>34.1033380993</text:p>
          </table:table-cell>
          <table:table-cell office:value-type="float" office:value="-118.0963109158">
            <text:p>-118.0963109158</text:p>
          </table:table-cell>
        </table:table-row>
        <table:table-row table:style-name="ro2">
          <table:table-cell office:value-type="float" office:value="7.8090885227536E+017">
            <text:p>780908852275360000</text:p>
          </table:table-cell>
          <table:table-cell office:value-type="string">
            <text:p>Flareon</text:p>
          </table:table-cell>
          <table:table-cell office:value-type="string">
            <text:p>09/27/16 11:15 PM</text:p>
          </table:table-cell>
          <table:table-cell office:value-type="float" office:value="34.1322215646">
            <text:p>34.1322215646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80908275562721E+017">
            <text:p>780908275562721000</text:p>
          </table:table-cell>
          <table:table-cell office:value-type="string">
            <text:p>Jolteon</text:p>
          </table:table-cell>
          <table:table-cell office:value-type="string">
            <text:p>09/27/16 11:13 PM</text:p>
          </table:table-cell>
          <table:table-cell office:value-type="float" office:value="34.1270795481">
            <text:p>34.1270795481</text:p>
          </table:table-cell>
          <table:table-cell office:value-type="float" office:value="-118.1271261563">
            <text:p>-118.1271261563</text:p>
          </table:table-cell>
        </table:table-row>
        <table:table-row table:style-name="ro2">
          <table:table-cell office:value-type="float" office:value="7.80906563162681E+017">
            <text:p>780906563162681000</text:p>
          </table:table-cell>
          <table:table-cell office:value-type="string">
            <text:p>Jolteon</text:p>
          </table:table-cell>
          <table:table-cell office:value-type="string">
            <text:p>09/27/16 11:06 PM</text:p>
          </table:table-cell>
          <table:table-cell office:value-type="float" office:value="34.1157596817">
            <text:p>34.1157596817</text:p>
          </table:table-cell>
          <table:table-cell office:value-type="float" office:value="-118.1111248545">
            <text:p>-118.1111248545</text:p>
          </table:table-cell>
        </table:table-row>
        <table:table-row table:style-name="ro2">
          <table:table-cell office:value-type="float" office:value="7.8090558773955E+017">
            <text:p>780905587739550000</text:p>
          </table:table-cell>
          <table:table-cell office:value-type="string">
            <text:p>Chansey</text:p>
          </table:table-cell>
          <table:table-cell office:value-type="string">
            <text:p>09/27/16 11:02 PM</text:p>
          </table:table-cell>
          <table:table-cell office:value-type="float" office:value="34.0946895603">
            <text:p>34.0946895603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7.80904985496134E+017">
            <text:p>780904985496134000</text:p>
          </table:table-cell>
          <table:table-cell office:value-type="string">
            <text:p>Rapidash</text:p>
          </table:table-cell>
          <table:table-cell office:value-type="string">
            <text:p>09/27/16 11:00 PM</text:p>
          </table:table-cell>
          <table:table-cell office:value-type="float" office:value="34.104149412">
            <text:p>34.104149412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7.80904019111752E+017">
            <text:p>780904019111752000</text:p>
          </table:table-cell>
          <table:table-cell office:value-type="string">
            <text:p>Electabuzz</text:p>
          </table:table-cell>
          <table:table-cell office:value-type="string">
            <text:p>09/27/16 10:56 PM</text:p>
          </table:table-cell>
          <table:table-cell office:value-type="float" office:value="34.0733506574">
            <text:p>34.0733506574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7.80902151664996E+017">
            <text:p>780902151664996000</text:p>
          </table:table-cell>
          <table:table-cell office:value-type="string">
            <text:p>Kingler</text:p>
          </table:table-cell>
          <table:table-cell office:value-type="string">
            <text:p>09/27/16 10:49 PM</text:p>
          </table:table-cell>
          <table:table-cell office:value-type="float" office:value="34.099365375">
            <text:p>34.099365375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80901685661172E+017">
            <text:p>780901685661172000</text:p>
          </table:table-cell>
          <table:table-cell office:value-type="string">
            <text:p>Chansey</text:p>
          </table:table-cell>
          <table:table-cell office:value-type="string">
            <text:p>09/27/16 10:47 PM</text:p>
          </table:table-cell>
          <table:table-cell office:value-type="float" office:value="34.1268863046">
            <text:p>34.1268863046</text:p>
          </table:table-cell>
          <table:table-cell office:value-type="float" office:value="-118.0746364174">
            <text:p>-118.0746364174</text:p>
          </table:table-cell>
        </table:table-row>
        <table:table-row table:style-name="ro2">
          <table:table-cell office:value-type="float" office:value="7.80899902213665E+017">
            <text:p>780899902213665000</text:p>
          </table:table-cell>
          <table:table-cell office:value-type="string">
            <text:p>Kingler</text:p>
          </table:table-cell>
          <table:table-cell office:value-type="string">
            <text:p>09/27/16 10:40 PM</text:p>
          </table:table-cell>
          <table:table-cell office:value-type="float" office:value="34.1025749816">
            <text:p>34.1025749816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80898083576029E+017">
            <text:p>780898083576029000</text:p>
          </table:table-cell>
          <table:table-cell office:value-type="string">
            <text:p>Grimer</text:p>
          </table:table-cell>
          <table:table-cell office:value-type="string">
            <text:p>09/27/16 10:33 PM</text:p>
          </table:table-cell>
          <table:table-cell office:value-type="float" office:value="34.1133608614">
            <text:p>34.1133608614</text:p>
          </table:table-cell>
          <table:table-cell office:value-type="float" office:value="-118.1020720409">
            <text:p>-118.1020720409</text:p>
          </table:table-cell>
        </table:table-row>
        <table:table-row table:style-name="ro2">
          <table:table-cell office:value-type="float" office:value="7.80897803753001E+017">
            <text:p>780897803753001000</text:p>
          </table:table-cell>
          <table:table-cell office:value-type="string">
            <text:p>Hypno</text:p>
          </table:table-cell>
          <table:table-cell office:value-type="string">
            <text:p>09/27/16 10:31 PM</text:p>
          </table:table-cell>
          <table:table-cell office:value-type="float" office:value="34.1122142247">
            <text:p>34.1122142247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7.80897580842558E+017">
            <text:p>780897580842558000</text:p>
          </table:table-cell>
          <table:table-cell office:value-type="string">
            <text:p>Tentacruel</text:p>
          </table:table-cell>
          <table:table-cell office:value-type="string">
            <text:p>09/27/16 10:31 PM</text:p>
          </table:table-cell>
          <table:table-cell office:value-type="float" office:value="34.1143917239">
            <text:p>34.1143917239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7.80897417755369E+017">
            <text:p>780897417755369000</text:p>
          </table:table-cell>
          <table:table-cell office:value-type="string">
            <text:p>Flareon</text:p>
          </table:table-cell>
          <table:table-cell office:value-type="string">
            <text:p>09/27/16 10:30 PM</text:p>
          </table:table-cell>
          <table:table-cell office:value-type="float" office:value="34.0968022803">
            <text:p>34.0968022803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80896826933191E+017">
            <text:p>780896826933191000</text:p>
          </table:table-cell>
          <table:table-cell office:value-type="string">
            <text:p>Dratini</text:p>
          </table:table-cell>
          <table:table-cell office:value-type="string">
            <text:p>09/27/16 10:28 PM</text:p>
          </table:table-cell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80896022524367E+017">
            <text:p>780896022524367000</text:p>
          </table:table-cell>
          <table:table-cell office:value-type="string">
            <text:p>Chansey</text:p>
          </table:table-cell>
          <table:table-cell office:value-type="string">
            <text:p>09/27/16 10:24 PM</text:p>
          </table:table-cell>
          <table:table-cell office:value-type="float" office:value="34.072569358">
            <text:p>34.072569358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7.80895696664732E+017">
            <text:p>780895696664732000</text:p>
          </table:table-cell>
          <table:table-cell office:value-type="string">
            <text:p>Rapidash</text:p>
          </table:table-cell>
          <table:table-cell office:value-type="string">
            <text:p>09/27/16 10:23 PM</text:p>
          </table:table-cell>
          <table:table-cell office:value-type="float" office:value="34.0669306938">
            <text:p>34.0669306938</text:p>
          </table:table-cell>
          <table:table-cell office:value-type="float" office:value="-118.0929273096">
            <text:p>-118.0929273096</text:p>
          </table:table-cell>
        </table:table-row>
        <table:table-row table:style-name="ro2">
          <table:table-cell office:value-type="float" office:value="7.80895645892694E+017">
            <text:p>780895645892694000</text:p>
          </table:table-cell>
          <table:table-cell office:value-type="string">
            <text:p>Machamp</text:p>
          </table:table-cell>
          <table:table-cell office:value-type="string">
            <text:p>09/27/16 10:23 PM</text:p>
          </table:table-cell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7.8089557210223E+017">
            <text:p>780895572102230000</text:p>
          </table:table-cell>
          <table:table-cell office:value-type="string">
            <text:p>Raichu</text:p>
          </table:table-cell>
          <table:table-cell office:value-type="string">
            <text:p>09/27/16 10:23 PM</text:p>
          </table:table-cell>
          <table:table-cell office:value-type="float" office:value="34.0912291832">
            <text:p>34.0912291832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80895075794456E+017">
            <text:p>780895075794456000</text:p>
          </table:table-cell>
          <table:table-cell office:value-type="string">
            <text:p>Jolteon</text:p>
          </table:table-cell>
          <table:table-cell office:value-type="string">
            <text:p>09/27/16 10:21 PM</text:p>
          </table:table-cell>
          <table:table-cell office:value-type="float" office:value="34.1246724471">
            <text:p>34.1246724471</text:p>
          </table:table-cell>
          <table:table-cell office:value-type="float" office:value="-118.1429431438">
            <text:p>-118.1429431438</text:p>
          </table:table-cell>
        </table:table-row>
        <table:table-row table:style-name="ro2">
          <table:table-cell office:value-type="float" office:value="7.80894857363546E+017">
            <text:p>780894857363546000</text:p>
          </table:table-cell>
          <table:table-cell office:value-type="string">
            <text:p>Jolteon</text:p>
          </table:table-cell>
          <table:table-cell office:value-type="string">
            <text:p>09/27/16 10:20 PM</text:p>
          </table:table-cell>
          <table:table-cell office:value-type="float" office:value="34.0835387203">
            <text:p>34.0835387203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7.80893425356775E+017">
            <text:p>780893425356775000</text:p>
          </table:table-cell>
          <table:table-cell office:value-type="string">
            <text:p>Raichu</text:p>
          </table:table-cell>
          <table:table-cell office:value-type="string">
            <text:p>09/27/16 10:14 PM</text:p>
          </table:table-cell>
          <table:table-cell office:value-type="float" office:value="34.0952559039">
            <text:p>34.0952559039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80892993662296E+017">
            <text:p>780892993662296000</text:p>
          </table:table-cell>
          <table:table-cell office:value-type="string">
            <text:p>Flareon</text:p>
          </table:table-cell>
          <table:table-cell office:value-type="string">
            <text:p>09/27/16 10:12 PM</text:p>
          </table:table-cell>
          <table:table-cell office:value-type="float" office:value="34.0980925431">
            <text:p>34.0980925431</text:p>
          </table:table-cell>
          <table:table-cell office:value-type="float" office:value="-118.13005195">
            <text:p>-118.13005195</text:p>
          </table:table-cell>
        </table:table-row>
        <table:table-row table:style-name="ro2">
          <table:table-cell office:value-type="float" office:value="7.80890757292974E+017">
            <text:p>780890757292974000</text:p>
          </table:table-cell>
          <table:table-cell office:value-type="string">
            <text:p>Weepinbell</text:p>
          </table:table-cell>
          <table:table-cell office:value-type="string">
            <text:p>09/27/16 10:03 PM</text:p>
          </table:table-cell>
          <table:table-cell office:value-type="float" office:value="34.1139810337">
            <text:p>34.1139810337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7.80890485829153E+017">
            <text:p>780890485829153000</text:p>
          </table:table-cell>
          <table:table-cell office:value-type="string">
            <text:p>Raichu</text:p>
          </table:table-cell>
          <table:table-cell office:value-type="string">
            <text:p>09/27/16 10:02 PM</text:p>
          </table:table-cell>
          <table:table-cell office:value-type="float" office:value="34.0940735566">
            <text:p>34.0940735566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7.80889438805041E+017">
            <text:p>780889438805041000</text:p>
          </table:table-cell>
          <table:table-cell office:value-type="string">
            <text:p>Chansey</text:p>
          </table:table-cell>
          <table:table-cell office:value-type="string">
            <text:p>09/27/16 09:58 PM</text:p>
          </table:table-cell>
          <table:table-cell office:value-type="float" office:value="34.1199659778">
            <text:p>34.1199659778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7.80889006015779E+017">
            <text:p>780889006015779000</text:p>
          </table:table-cell>
          <table:table-cell office:value-type="string">
            <text:p>Scyther</text:p>
          </table:table-cell>
          <table:table-cell office:value-type="string">
            <text:p>09/27/16 09:57 PM</text:p>
          </table:table-cell>
          <table:table-cell office:value-type="float" office:value="34.0862865276">
            <text:p>34.0862865276</text:p>
          </table:table-cell>
          <table:table-cell office:value-type="float" office:value="-118.0856111813">
            <text:p>-118.0856111813</text:p>
          </table:table-cell>
        </table:table-row>
        <table:table-row table:style-name="ro2">
          <table:table-cell office:value-type="float" office:value="7.8088809636771E+017">
            <text:p>780888096367710000</text:p>
          </table:table-cell>
          <table:table-cell office:value-type="string">
            <text:p>Machamp</text:p>
          </table:table-cell>
          <table:table-cell office:value-type="string">
            <text:p>09/27/16 09:53 PM</text:p>
          </table:table-cell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7.80887425862078E+017">
            <text:p>780887425862078000</text:p>
          </table:table-cell>
          <table:table-cell office:value-type="string">
            <text:p>Weepinbell</text:p>
          </table:table-cell>
          <table:table-cell office:value-type="string">
            <text:p>09/27/16 09:50 PM</text:p>
          </table:table-cell>
          <table:table-cell office:value-type="float" office:value="34.0984116664">
            <text:p>34.0984116664</text:p>
          </table:table-cell>
          <table:table-cell office:value-type="float" office:value="-118.1239260132">
            <text:p>-118.1239260132</text:p>
          </table:table-cell>
        </table:table-row>
        <table:table-row table:style-name="ro2">
          <table:table-cell office:value-type="float" office:value="7.80886924269457E+017">
            <text:p>780886924269457000</text:p>
          </table:table-cell>
          <table:table-cell office:value-type="string">
            <text:p>Jolteon</text:p>
          </table:table-cell>
          <table:table-cell office:value-type="string">
            <text:p>09/27/16 09:48 PM</text:p>
          </table:table-cell>
          <table:table-cell office:value-type="float" office:value="34.1037659627">
            <text:p>34.1037659627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80885795318096E+017">
            <text:p>780885795318096000</text:p>
          </table:table-cell>
          <table:table-cell office:value-type="string">
            <text:p>Porygon</text:p>
          </table:table-cell>
          <table:table-cell office:value-type="string">
            <text:p>09/27/16 09:44 PM</text:p>
          </table:table-cell>
          <table:table-cell office:value-type="float" office:value="34.0803553088">
            <text:p>34.0803553088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7.80885688292028E+017">
            <text:p>780885688292028000</text:p>
          </table:table-cell>
          <table:table-cell office:value-type="string">
            <text:p>Raichu</text:p>
          </table:table-cell>
          <table:table-cell office:value-type="string">
            <text:p>09/27/16 09:43 PM</text:p>
          </table:table-cell>
          <table:table-cell office:value-type="float" office:value="34.1119961096">
            <text:p>34.1119961096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7.80885209831006E+017">
            <text:p>780885209831006000</text:p>
          </table:table-cell>
          <table:table-cell office:value-type="string">
            <text:p>Flareon</text:p>
          </table:table-cell>
          <table:table-cell office:value-type="string">
            <text:p>09/27/16 09:41 PM</text:p>
          </table:table-cell>
          <table:table-cell office:value-type="float" office:value="34.0941489407">
            <text:p>34.0941489407</text:p>
          </table:table-cell>
          <table:table-cell office:value-type="float" office:value="-118.131423399">
            <text:p>-118.131423399</text:p>
          </table:table-cell>
        </table:table-row>
        <table:table-row table:style-name="ro2">
          <table:table-cell office:value-type="float" office:value="7.80884549379035E+017">
            <text:p>780884549379035000</text:p>
          </table:table-cell>
          <table:table-cell office:value-type="string">
            <text:p>Rapidash</text:p>
          </table:table-cell>
          <table:table-cell office:value-type="string">
            <text:p>09/27/16 09:39 PM</text:p>
          </table:table-cell>
          <table:table-cell office:value-type="float" office:value="34.0685097">
            <text:p>34.0685097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80884382600921E+017">
            <text:p>780884382600921000</text:p>
          </table:table-cell>
          <table:table-cell office:value-type="string">
            <text:p>Weezing</text:p>
          </table:table-cell>
          <table:table-cell office:value-type="string">
            <text:p>09/27/16 09:38 PM</text:p>
          </table:table-cell>
          <table:table-cell office:value-type="float" office:value="34.1120754055">
            <text:p>34.1120754055</text:p>
          </table:table-cell>
          <table:table-cell office:value-type="float" office:value="-118.1001516869">
            <text:p>-118.1001516869</text:p>
          </table:table-cell>
        </table:table-row>
        <table:table-row table:style-name="ro2">
          <table:table-cell office:value-type="float" office:value="7.80884229349528E+017">
            <text:p>780884229349528000</text:p>
          </table:table-cell>
          <table:table-cell office:value-type="string">
            <text:p>Jolteon</text:p>
          </table:table-cell>
          <table:table-cell office:value-type="string">
            <text:p>09/27/16 09:38 PM</text:p>
          </table:table-cell>
          <table:table-cell office:value-type="float" office:value="34.1019308139">
            <text:p>34.1019308139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7.80883900599902E+017">
            <text:p>780883900599902000</text:p>
          </table:table-cell>
          <table:table-cell office:value-type="string">
            <text:p>Flareon</text:p>
          </table:table-cell>
          <table:table-cell office:value-type="string">
            <text:p>09/27/16 09:36 PM</text:p>
          </table:table-cell>
          <table:table-cell office:value-type="float" office:value="34.1192036826">
            <text:p>34.1192036826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8088388750116E+017">
            <text:p>780883887501160000</text:p>
          </table:table-cell>
          <table:table-cell office:value-type="string">
            <text:p>Grimer</text:p>
          </table:table-cell>
          <table:table-cell office:value-type="string">
            <text:p>09/27/16 09:36 PM</text:p>
          </table:table-cell>
          <table:table-cell office:value-type="float" office:value="34.1046663687">
            <text:p>34.1046663687</text:p>
          </table:table-cell>
          <table:table-cell office:value-type="float" office:value="-118.078020376">
            <text:p>-118.078020376</text:p>
          </table:table-cell>
        </table:table-row>
        <table:table-row table:style-name="ro2">
          <table:table-cell office:value-type="float" office:value="7.80881203045933E+017">
            <text:p>780881203045933000</text:p>
          </table:table-cell>
          <table:table-cell office:value-type="string">
            <text:p>Chansey</text:p>
          </table:table-cell>
          <table:table-cell office:value-type="string">
            <text:p>09/27/16 09:26 PM</text:p>
          </table:table-cell>
          <table:table-cell office:value-type="float" office:value="34.1121106834">
            <text:p>34.1121106834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7.80880965870629E+017">
            <text:p>780880965870629000</text:p>
          </table:table-cell>
          <table:table-cell office:value-type="string">
            <text:p>Machamp</text:p>
          </table:table-cell>
          <table:table-cell office:value-type="string">
            <text:p>09/27/16 09:25 PM</text:p>
          </table:table-cell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80879951184527E+017">
            <text:p>780879951184527000</text:p>
          </table:table-cell>
          <table:table-cell office:value-type="string">
            <text:p>Rapidash</text:p>
          </table:table-cell>
          <table:table-cell office:value-type="string">
            <text:p>09/27/16 09:21 PM</text:p>
          </table:table-cell>
          <table:table-cell office:value-type="float" office:value="34.1027501461">
            <text:p>34.102750146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80879932930929E+017">
            <text:p>780879932930929000</text:p>
          </table:table-cell>
          <table:table-cell office:value-type="string">
            <text:p>Omastar</text:p>
          </table:table-cell>
          <table:table-cell office:value-type="string">
            <text:p>09/27/16 09:20 PM</text:p>
          </table:table-cell>
          <table:table-cell office:value-type="float" office:value="34.077576149">
            <text:p>34.077576149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7.80879269115277E+017">
            <text:p>780879269115277000</text:p>
          </table:table-cell>
          <table:table-cell office:value-type="string">
            <text:p>Electabuzz</text:p>
          </table:table-cell>
          <table:table-cell office:value-type="string">
            <text:p>09/27/16 09:18 PM</text:p>
          </table:table-cell>
          <table:table-cell office:value-type="float" office:value="34.1185858864">
            <text:p>34.1185858864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7.80878131108336E+017">
            <text:p>780878131108336000</text:p>
          </table:table-cell>
          <table:table-cell office:value-type="string">
            <text:p>Lickitung</text:p>
          </table:table-cell>
          <table:table-cell office:value-type="string">
            <text:p>09/27/16 09:13 PM</text:p>
          </table:table-cell>
          <table:table-cell office:value-type="float" office:value="34.0875645123">
            <text:p>34.0875645123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7.80877902367777E+017">
            <text:p>780877902367777000</text:p>
          </table:table-cell>
          <table:table-cell office:value-type="string">
            <text:p>Dratini</text:p>
          </table:table-cell>
          <table:table-cell office:value-type="string">
            <text:p>09/27/16 09:12 PM</text:p>
          </table:table-cell>
          <table:table-cell office:value-type="float" office:value="34.0748536097">
            <text:p>34.0748536097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7.80877819731587E+017">
            <text:p>780877819731587000</text:p>
          </table:table-cell>
          <table:table-cell office:value-type="string">
            <text:p>Kingler</text:p>
          </table:table-cell>
          <table:table-cell office:value-type="string">
            <text:p>09/27/16 09:12 PM</text:p>
          </table:table-cell>
          <table:table-cell office:value-type="float" office:value="34.0915326378">
            <text:p>34.0915326378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80875767949386E+017">
            <text:p>780875767949386000</text:p>
          </table:table-cell>
          <table:table-cell office:value-type="string">
            <text:p>Scyther</text:p>
          </table:table-cell>
          <table:table-cell office:value-type="string">
            <text:p>09/27/16 09:04 PM</text:p>
          </table:table-cell>
          <table:table-cell office:value-type="float" office:value="34.1186241548">
            <text:p>34.1186241548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80875765067809E+017">
            <text:p>780875765067809000</text:p>
          </table:table-cell>
          <table:table-cell office:value-type="string">
            <text:p>Chansey</text:p>
          </table:table-cell>
          <table:table-cell office:value-type="string">
            <text:p>09/27/16 09:04 PM</text:p>
          </table:table-cell>
          <table:table-cell office:value-type="float" office:value="34.0738412715">
            <text:p>34.0738412715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7.80875358371389E+017">
            <text:p>780875358371389000</text:p>
          </table:table-cell>
          <table:table-cell office:value-type="string">
            <text:p>Golem</text:p>
          </table:table-cell>
          <table:table-cell office:value-type="string">
            <text:p>09/27/16 09:02 PM</text:p>
          </table:table-cell>
          <table:table-cell office:value-type="float" office:value="34.1013488295">
            <text:p>34.1013488295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7.80874655456301E+017">
            <text:p>780874655456301000</text:p>
          </table:table-cell>
          <table:table-cell office:value-type="string">
            <text:p>Kabutops</text:p>
          </table:table-cell>
          <table:table-cell office:value-type="string">
            <text:p>09/27/16 09:00 PM</text:p>
          </table:table-cell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80874534400295E+017">
            <text:p>780874534400295000</text:p>
          </table:table-cell>
          <table:table-cell office:value-type="string">
            <text:p>Chansey</text:p>
          </table:table-cell>
          <table:table-cell office:value-type="string">
            <text:p>09/27/16 08:59 PM</text:p>
          </table:table-cell>
          <table:table-cell office:value-type="float" office:value="34.0807320634">
            <text:p>34.0807320634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7.80873761046135E+017">
            <text:p>780873761046135000</text:p>
          </table:table-cell>
          <table:table-cell office:value-type="string">
            <text:p>Rapidash</text:p>
          </table:table-cell>
          <table:table-cell office:value-type="string">
            <text:p>09/27/16 08:56 PM</text:p>
          </table:table-cell>
          <table:table-cell office:value-type="float" office:value="34.0690826195">
            <text:p>34.0690826195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7.80872551928992E+017">
            <text:p>780872551928992000</text:p>
          </table:table-cell>
          <table:table-cell office:value-type="string">
            <text:p>Seaking</text:p>
          </table:table-cell>
          <table:table-cell office:value-type="string">
            <text:p>09/27/16 08:51 PM</text:p>
          </table:table-cell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7.80871151639671E+017">
            <text:p>780871151639671000</text:p>
          </table:table-cell>
          <table:table-cell office:value-type="string">
            <text:p>Tangela</text:p>
          </table:table-cell>
          <table:table-cell office:value-type="string">
            <text:p>09/27/16 08:46 PM</text:p>
          </table:table-cell>
          <table:table-cell office:value-type="float" office:value="34.1205157501">
            <text:p>34.1205157501</text:p>
          </table:table-cell>
          <table:table-cell office:value-type="float" office:value="-118.1461429377">
            <text:p>-118.1461429377</text:p>
          </table:table-cell>
        </table:table-row>
        <table:table-row table:style-name="ro2">
          <table:table-cell office:value-type="float" office:value="7.80870240641032E+017">
            <text:p>780870240641032000</text:p>
          </table:table-cell>
          <table:table-cell office:value-type="string">
            <text:p>Tangela</text:p>
          </table:table-cell>
          <table:table-cell office:value-type="string">
            <text:p>09/27/16 08:42 PM</text:p>
          </table:table-cell>
          <table:table-cell office:value-type="float" office:value="34.1176252125">
            <text:p>34.1176252125</text:p>
          </table:table-cell>
          <table:table-cell office:value-type="float" office:value="-118.0813128138">
            <text:p>-118.0813128138</text:p>
          </table:table-cell>
        </table:table-row>
        <table:table-row table:style-name="ro2">
          <table:table-cell office:value-type="float" office:value="7.80870160471069E+017">
            <text:p>780870160471069000</text:p>
          </table:table-cell>
          <table:table-cell office:value-type="string">
            <text:p>Rapidash</text:p>
          </table:table-cell>
          <table:table-cell office:value-type="string">
            <text:p>09/27/16 08:42 PM</text:p>
          </table:table-cell>
          <table:table-cell office:value-type="float" office:value="34.0873355784">
            <text:p>34.0873355784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80868937596547E+017">
            <text:p>780868937596547000</text:p>
          </table:table-cell>
          <table:table-cell office:value-type="string">
            <text:p>Chansey</text:p>
          </table:table-cell>
          <table:table-cell office:value-type="string">
            <text:p>09/27/16 08:37 PM</text:p>
          </table:table-cell>
          <table:table-cell office:value-type="float" office:value="34.0733395658">
            <text:p>34.0733395658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7.80866906160894E+017">
            <text:p>780866906160894000</text:p>
          </table:table-cell>
          <table:table-cell office:value-type="string">
            <text:p>Omastar</text:p>
          </table:table-cell>
          <table:table-cell office:value-type="string">
            <text:p>09/27/16 08:29 PM</text:p>
          </table:table-cell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7.8086620684467E+017">
            <text:p>780866206844670000</text:p>
          </table:table-cell>
          <table:table-cell office:value-type="string">
            <text:p>Jolteon</text:p>
          </table:table-cell>
          <table:table-cell office:value-type="string">
            <text:p>09/27/16 08:26 PM</text:p>
          </table:table-cell>
          <table:table-cell office:value-type="float" office:value="34.092414864">
            <text:p>34.092414864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7.80866059045712E+017">
            <text:p>780866059045712000</text:p>
          </table:table-cell>
          <table:table-cell office:value-type="string">
            <text:p>Seaking</text:p>
          </table:table-cell>
          <table:table-cell office:value-type="string">
            <text:p>09/27/16 08:25 PM</text:p>
          </table:table-cell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7.80865845966676E+017">
            <text:p>780865845966676000</text:p>
          </table:table-cell>
          <table:table-cell office:value-type="string">
            <text:p>Jolteon</text:p>
          </table:table-cell>
          <table:table-cell office:value-type="string">
            <text:p>09/27/16 08:25 PM</text:p>
          </table:table-cell>
          <table:table-cell office:value-type="float" office:value="34.1242151894">
            <text:p>34.1242151894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80865671257215E+017">
            <text:p>780865671257215000</text:p>
          </table:table-cell>
          <table:table-cell office:value-type="string">
            <text:p>Chansey</text:p>
          </table:table-cell>
          <table:table-cell office:value-type="string">
            <text:p>09/27/16 08:24 PM</text:p>
          </table:table-cell>
          <table:table-cell office:value-type="float" office:value="34.0996244567">
            <text:p>34.0996244567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7.80865550981304E+017">
            <text:p>780865550981304000</text:p>
          </table:table-cell>
          <table:table-cell office:value-type="string">
            <text:p>Snorlax</text:p>
          </table:table-cell>
          <table:table-cell office:value-type="string">
            <text:p>09/27/16 08:23 PM</text:p>
          </table:table-cell>
          <table:table-cell office:value-type="float" office:value="34.1157926885">
            <text:p>34.1157926885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7.80863789474329E+017">
            <text:p>780863789474329000</text:p>
          </table:table-cell>
          <table:table-cell office:value-type="string">
            <text:p>Chansey</text:p>
          </table:table-cell>
          <table:table-cell office:value-type="string">
            <text:p>09/27/16 08:16 PM</text:p>
          </table:table-cell>
          <table:table-cell office:value-type="float" office:value="34.0852884336">
            <text:p>34.0852884336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7.80863592920781E+017">
            <text:p>780863592920781000</text:p>
          </table:table-cell>
          <table:table-cell office:value-type="string">
            <text:p>Tentacruel</text:p>
          </table:table-cell>
          <table:table-cell office:value-type="string">
            <text:p>09/27/16 08:16 PM</text:p>
          </table:table-cell>
          <table:table-cell office:value-type="float" office:value="34.0985257988">
            <text:p>34.0985257988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7.8086050348877E+017">
            <text:p>780860503488770000</text:p>
          </table:table-cell>
          <table:table-cell office:value-type="string">
            <text:p>Alakazam</text:p>
          </table:table-cell>
          <table:table-cell office:value-type="string">
            <text:p>09/27/16 08:03 PM</text:p>
          </table:table-cell>
          <table:table-cell office:value-type="float" office:value="34.0983929076">
            <text:p>34.0983929076</text:p>
          </table:table-cell>
          <table:table-cell office:value-type="float" office:value="-118.1204515057">
            <text:p>-118.1204515057</text:p>
          </table:table-cell>
        </table:table-row>
        <table:table-row table:style-name="ro2">
          <table:table-cell office:value-type="float" office:value="7.80860397540643E+017">
            <text:p>780860397540643000</text:p>
          </table:table-cell>
          <table:table-cell office:value-type="string">
            <text:p>Rapidash</text:p>
          </table:table-cell>
          <table:table-cell office:value-type="string">
            <text:p>09/27/16 08:03 PM</text:p>
          </table:table-cell>
          <table:table-cell office:value-type="float" office:value="34.0835849647">
            <text:p>34.0835849647</text:p>
          </table:table-cell>
          <table:table-cell office:value-type="float" office:value="-118.1084730687">
            <text:p>-118.1084730687</text:p>
          </table:table-cell>
        </table:table-row>
        <table:table-row table:style-name="ro2">
          <table:table-cell office:value-type="float" office:value="7.80859670059639E+017">
            <text:p>780859670059639000</text:p>
          </table:table-cell>
          <table:table-cell office:value-type="string">
            <text:p>Wigglytuff</text:p>
          </table:table-cell>
          <table:table-cell office:value-type="string">
            <text:p>09/27/16 08:00 PM</text:p>
          </table:table-cell>
          <table:table-cell office:value-type="float" office:value="34.1216923065">
            <text:p>34.1216923065</text:p>
          </table:table-cell>
          <table:table-cell office:value-type="float" office:value="-118.1265775645">
            <text:p>-118.1265775645</text:p>
          </table:table-cell>
        </table:table-row>
        <table:table-row table:style-name="ro2">
          <table:table-cell office:value-type="float" office:value="7.80859578531447E+017">
            <text:p>780859578531447000</text:p>
          </table:table-cell>
          <table:table-cell office:value-type="string">
            <text:p>Flareon</text:p>
          </table:table-cell>
          <table:table-cell office:value-type="string">
            <text:p>09/27/16 08:00 PM</text:p>
          </table:table-cell>
          <table:table-cell office:value-type="float" office:value="34.1234994219">
            <text:p>34.1234994219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7.80859009297322E+017">
            <text:p>780859009297322000</text:p>
          </table:table-cell>
          <table:table-cell office:value-type="string">
            <text:p>Aerodactyl</text:p>
          </table:table-cell>
          <table:table-cell office:value-type="string">
            <text:p>09/27/16 07:57 PM</text:p>
          </table:table-cell>
          <table:table-cell office:value-type="float" office:value="34.1033057988">
            <text:p>34.1033057988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7.80858061132935E+017">
            <text:p>780858061132935000</text:p>
          </table:table-cell>
          <table:table-cell office:value-type="string">
            <text:p>Dragonite</text:p>
          </table:table-cell>
          <table:table-cell office:value-type="string">
            <text:p>09/27/16 07:54 PM</text:p>
          </table:table-cell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80857711072203E+017">
            <text:p>780857711072203000</text:p>
          </table:table-cell>
          <table:table-cell office:value-type="string">
            <text:p>Flareon</text:p>
          </table:table-cell>
          <table:table-cell office:value-type="string">
            <text:p>09/27/16 07:52 PM</text:p>
          </table:table-cell>
          <table:table-cell office:value-type="float" office:value="34.1120149523">
            <text:p>34.1120149523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7.80854046588477E+017">
            <text:p>780854046588477000</text:p>
          </table:table-cell>
          <table:table-cell office:value-type="string">
            <text:p>Rapidash</text:p>
          </table:table-cell>
          <table:table-cell office:value-type="string">
            <text:p>09/27/16 07:38 PM</text:p>
          </table:table-cell>
          <table:table-cell office:value-type="float" office:value="34.0980802261">
            <text:p>34.0980802261</text:p>
          </table:table-cell>
          <table:table-cell office:value-type="float" office:value="-118.0842393733">
            <text:p>-118.0842393733</text:p>
          </table:table-cell>
        </table:table-row>
        <table:table-row table:style-name="ro2">
          <table:table-cell office:value-type="float" office:value="7.80853520098484E+017">
            <text:p>780853520098484000</text:p>
          </table:table-cell>
          <table:table-cell office:value-type="string">
            <text:p>Aerodactyl</text:p>
          </table:table-cell>
          <table:table-cell office:value-type="string">
            <text:p>09/27/16 07:36 PM</text:p>
          </table:table-cell>
          <table:table-cell office:value-type="float" office:value="34.0957905461">
            <text:p>34.095790546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7.80853381363479E+017">
            <text:p>780853381363479000</text:p>
          </table:table-cell>
          <table:table-cell office:value-type="string">
            <text:p>Jolteon</text:p>
          </table:table-cell>
          <table:table-cell office:value-type="string">
            <text:p>09/27/16 07:35 PM</text:p>
          </table:table-cell>
          <table:table-cell office:value-type="float" office:value="34.1040183658">
            <text:p>34.1040183658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7.80850365285609E+017">
            <text:p>780850365285609000</text:p>
          </table:table-cell>
          <table:table-cell office:value-type="string">
            <text:p>Nidoqueen</text:p>
          </table:table-cell>
          <table:table-cell office:value-type="string">
            <text:p>09/27/16 07:23 PM</text:p>
          </table:table-cell>
          <table:table-cell office:value-type="float" office:value="34.1031705418">
            <text:p>34.1031705418</text:p>
          </table:table-cell>
          <table:table-cell office:value-type="float" office:value="-118.1186227898">
            <text:p>-118.1186227898</text:p>
          </table:table-cell>
        </table:table-row>
        <table:table-row table:style-name="ro2">
          <table:table-cell office:value-type="float" office:value="7.80849687473496E+017">
            <text:p>780849687473496000</text:p>
          </table:table-cell>
          <table:table-cell office:value-type="string">
            <text:p>Flareon</text:p>
          </table:table-cell>
          <table:table-cell office:value-type="string">
            <text:p>09/27/16 07:20 PM</text:p>
          </table:table-cell>
          <table:table-cell office:value-type="float" office:value="34.08955227">
            <text:p>34.08955227</text:p>
          </table:table-cell>
          <table:table-cell office:value-type="float" office:value="-118.1112162946">
            <text:p>-118.1112162946</text:p>
          </table:table-cell>
        </table:table-row>
        <table:table-row table:style-name="ro2">
          <table:table-cell office:value-type="float" office:value="7.80848466264068E+017">
            <text:p>780848466264068000</text:p>
          </table:table-cell>
          <table:table-cell office:value-type="string">
            <text:p>Omastar</text:p>
          </table:table-cell>
          <table:table-cell office:value-type="string">
            <text:p>09/27/16 07:15 PM</text:p>
          </table:table-cell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80847671040848E+017">
            <text:p>780847671040848000</text:p>
          </table:table-cell>
          <table:table-cell office:value-type="string">
            <text:p>Chansey</text:p>
          </table:table-cell>
          <table:table-cell office:value-type="string">
            <text:p>09/27/16 07:12 PM</text:p>
          </table:table-cell>
          <table:table-cell office:value-type="float" office:value="34.0790673844">
            <text:p>34.0790673844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7.80847474512507E+017">
            <text:p>780847474512507000</text:p>
          </table:table-cell>
          <table:table-cell office:value-type="string">
            <text:p>Grimer</text:p>
          </table:table-cell>
          <table:table-cell office:value-type="string">
            <text:p>09/27/16 07:12 PM</text:p>
          </table:table-cell>
          <table:table-cell office:value-type="float" office:value="34.1060683227">
            <text:p>34.1060683227</text:p>
          </table:table-cell>
          <table:table-cell office:value-type="float" office:value="-118.0759168418">
            <text:p>-118.0759168418</text:p>
          </table:table-cell>
        </table:table-row>
        <table:table-row table:style-name="ro2">
          <table:table-cell office:value-type="float" office:value="7.80846481808904E+017">
            <text:p>780846481808904000</text:p>
          </table:table-cell>
          <table:table-cell office:value-type="string">
            <text:p>Charizard</text:p>
          </table:table-cell>
          <table:table-cell office:value-type="string">
            <text:p>09/27/16 07:08 PM</text:p>
          </table:table-cell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80846288669553E+017">
            <text:p>780846288669553000</text:p>
          </table:table-cell>
          <table:table-cell office:value-type="string">
            <text:p>Flareon</text:p>
          </table:table-cell>
          <table:table-cell office:value-type="string">
            <text:p>09/27/16 07:07 PM</text:p>
          </table:table-cell>
          <table:table-cell office:value-type="float" office:value="34.1285048214">
            <text:p>34.1285048214</text:p>
          </table:table-cell>
          <table:table-cell office:value-type="float" office:value="-118.1249317788">
            <text:p>-118.1249317788</text:p>
          </table:table-cell>
        </table:table-row>
        <table:table-row table:style-name="ro2">
          <table:table-cell office:value-type="float" office:value="7.80846003381412E+017">
            <text:p>780846003381412000</text:p>
          </table:table-cell>
          <table:table-cell office:value-type="string">
            <text:p>Flareon</text:p>
          </table:table-cell>
          <table:table-cell office:value-type="string">
            <text:p>09/27/16 07:06 PM</text:p>
          </table:table-cell>
          <table:table-cell office:value-type="float" office:value="34.1209958856">
            <text:p>34.1209958856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7.80845840734618E+017">
            <text:p>780845840734618000</text:p>
          </table:table-cell>
          <table:table-cell office:value-type="string">
            <text:p>Jolteon</text:p>
          </table:table-cell>
          <table:table-cell office:value-type="string">
            <text:p>09/27/16 07:05 PM</text:p>
          </table:table-cell>
          <table:table-cell office:value-type="float" office:value="34.1283474548">
            <text:p>34.1283474548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7.80845702289035E+017">
            <text:p>780845702289035000</text:p>
          </table:table-cell>
          <table:table-cell office:value-type="string">
            <text:p>Wigglytuff</text:p>
          </table:table-cell>
          <table:table-cell office:value-type="string">
            <text:p>09/27/16 07:04 PM</text:p>
          </table:table-cell>
          <table:table-cell office:value-type="float" office:value="34.1084580427">
            <text:p>34.108458042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80845506016649E+017">
            <text:p>780845506016649000</text:p>
          </table:table-cell>
          <table:table-cell office:value-type="string">
            <text:p>Snorlax</text:p>
          </table:table-cell>
          <table:table-cell office:value-type="string">
            <text:p>09/27/16 07:04 PM</text:p>
          </table:table-cell>
          <table:table-cell office:value-type="float" office:value="34.1103837109">
            <text:p>34.1103837109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7.80845183264883E+017">
            <text:p>780845183264883000</text:p>
          </table:table-cell>
          <table:table-cell office:value-type="string">
            <text:p>Rapidash</text:p>
          </table:table-cell>
          <table:table-cell office:value-type="string">
            <text:p>09/27/16 07:02 PM</text:p>
          </table:table-cell>
          <table:table-cell office:value-type="float" office:value="34.0995186742">
            <text:p>34.099518674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80843916077638E+017">
            <text:p>780843916077638000</text:p>
          </table:table-cell>
          <table:table-cell office:value-type="string">
            <text:p>Flareon</text:p>
          </table:table-cell>
          <table:table-cell office:value-type="string">
            <text:p>09/27/16 06:57 PM</text:p>
          </table:table-cell>
          <table:table-cell office:value-type="float" office:value="34.0926094391">
            <text:p>34.0926094391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7.80842826623877E+017">
            <text:p>780842826623877000</text:p>
          </table:table-cell>
          <table:table-cell office:value-type="string">
            <text:p>Flareon</text:p>
          </table:table-cell>
          <table:table-cell office:value-type="string">
            <text:p>09/27/16 06:53 PM</text:p>
          </table:table-cell>
          <table:table-cell office:value-type="float" office:value="34.0981578471">
            <text:p>34.0981578471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80841495989408E+017">
            <text:p>780841495989408000</text:p>
          </table:table-cell>
          <table:table-cell office:value-type="string">
            <text:p>Snorlax</text:p>
          </table:table-cell>
          <table:table-cell office:value-type="string">
            <text:p>09/27/16 06:48 PM</text:p>
          </table:table-cell>
          <table:table-cell office:value-type="float" office:value="34.1268507125">
            <text:p>34.1268507125</text:p>
          </table:table-cell>
          <table:table-cell office:value-type="float" office:value="-118.1396518659">
            <text:p>-118.1396518659</text:p>
          </table:table-cell>
        </table:table-row>
        <table:table-row table:style-name="ro2">
          <table:table-cell office:value-type="float" office:value="7.8084136569328E+017">
            <text:p>780841365693280000</text:p>
          </table:table-cell>
          <table:table-cell office:value-type="string">
            <text:p>Jolteon</text:p>
          </table:table-cell>
          <table:table-cell office:value-type="string">
            <text:p>09/27/16 06:47 PM</text:p>
          </table:table-cell>
          <table:table-cell office:value-type="float" office:value="34.0751015601">
            <text:p>34.0751015601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7.80841221031723E+017">
            <text:p>780841221031723000</text:p>
          </table:table-cell>
          <table:table-cell office:value-type="string">
            <text:p>Raichu</text:p>
          </table:table-cell>
          <table:table-cell office:value-type="string">
            <text:p>09/27/16 06:47 PM</text:p>
          </table:table-cell>
          <table:table-cell office:value-type="float" office:value="34.1281583789">
            <text:p>34.1281583789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7.8084104908204E+017">
            <text:p>780841049082040000</text:p>
          </table:table-cell>
          <table:table-cell office:value-type="string">
            <text:p>Chansey</text:p>
          </table:table-cell>
          <table:table-cell office:value-type="string">
            <text:p>09/27/16 06:46 PM</text:p>
          </table:table-cell>
          <table:table-cell office:value-type="float" office:value="34.0803420659">
            <text:p>34.0803420659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7.80840682759918E+017">
            <text:p>780840682759918000</text:p>
          </table:table-cell>
          <table:table-cell office:value-type="string">
            <text:p>Exeggutor</text:p>
          </table:table-cell>
          <table:table-cell office:value-type="string">
            <text:p>09/27/16 06:45 PM</text:p>
          </table:table-cell>
          <table:table-cell office:value-type="float" office:value="34.1116697297">
            <text:p>34.1116697297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7.8083994182776E+017">
            <text:p>780839941827760000</text:p>
          </table:table-cell>
          <table:table-cell office:value-type="string">
            <text:p>Golem</text:p>
          </table:table-cell>
          <table:table-cell office:value-type="string">
            <text:p>09/27/16 06:42 PM</text:p>
          </table:table-cell>
          <table:table-cell office:value-type="float" office:value="34.102014047">
            <text:p>34.102014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7.80836111455105E+017">
            <text:p>780836111455105000</text:p>
          </table:table-cell>
          <table:table-cell office:value-type="string">
            <text:p>Jolteon</text:p>
          </table:table-cell>
          <table:table-cell office:value-type="string">
            <text:p>09/27/16 06:26 PM</text:p>
          </table:table-cell>
          <table:table-cell office:value-type="float" office:value="34.1071598807">
            <text:p>34.1071598807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7.80835664510067E+017">
            <text:p>780835664510067000</text:p>
          </table:table-cell>
          <table:table-cell office:value-type="string">
            <text:p>Rapidash</text:p>
          </table:table-cell>
          <table:table-cell office:value-type="string">
            <text:p>09/27/16 06:25 PM</text:p>
          </table:table-cell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80835323592925E+017">
            <text:p>780835323592925000</text:p>
          </table:table-cell>
          <table:table-cell office:value-type="string">
            <text:p>Jolteon</text:p>
          </table:table-cell>
          <table:table-cell office:value-type="string">
            <text:p>09/27/16 06:23 PM</text:p>
          </table:table-cell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80833471174279E+017">
            <text:p>780833471174279000</text:p>
          </table:table-cell>
          <table:table-cell office:value-type="string">
            <text:p>Flareon</text:p>
          </table:table-cell>
          <table:table-cell office:value-type="string">
            <text:p>09/27/16 06:16 PM</text:p>
          </table:table-cell>
          <table:table-cell office:value-type="float" office:value="34.0846954012">
            <text:p>34.0846954012</text:p>
          </table:table-cell>
          <table:table-cell office:value-type="float" office:value="-118.1136851612">
            <text:p>-118.1136851612</text:p>
          </table:table-cell>
        </table:table-row>
        <table:table-row table:style-name="ro2">
          <table:table-cell office:value-type="float" office:value="7.80829094208418E+017">
            <text:p>780829094208418000</text:p>
          </table:table-cell>
          <table:table-cell office:value-type="string">
            <text:p>Nidoqueen</text:p>
          </table:table-cell>
          <table:table-cell office:value-type="string">
            <text:p>09/27/16 05:58 PM</text:p>
          </table:table-cell>
          <table:table-cell office:value-type="float" office:value="34.1060837309">
            <text:p>34.1060837309</text:p>
          </table:table-cell>
          <table:table-cell office:value-type="float" office:value="-118.116885492">
            <text:p>-118.116885492</text:p>
          </table:table-cell>
        </table:table-row>
        <table:table-row table:style-name="ro2">
          <table:table-cell office:value-type="float" office:value="7.80826927862993E+017">
            <text:p>780826927862993000</text:p>
          </table:table-cell>
          <table:table-cell office:value-type="string">
            <text:p>Porygon</text:p>
          </table:table-cell>
          <table:table-cell office:value-type="string">
            <text:p>09/27/16 05:50 PM</text:p>
          </table:table-cell>
          <table:table-cell office:value-type="float" office:value="34.092663895">
            <text:p>34.092663895</text:p>
          </table:table-cell>
          <table:table-cell office:value-type="float" office:value="-118.0964023637">
            <text:p>-118.0964023637</text:p>
          </table:table-cell>
        </table:table-row>
        <table:table-row table:style-name="ro2">
          <table:table-cell office:value-type="float" office:value="7.80826078520631E+017">
            <text:p>780826078520631000</text:p>
          </table:table-cell>
          <table:table-cell office:value-type="string">
            <text:p>Porygon</text:p>
          </table:table-cell>
          <table:table-cell office:value-type="string">
            <text:p>09/27/16 05:46 PM</text:p>
          </table:table-cell>
          <table:table-cell office:value-type="float" office:value="34.073678568">
            <text:p>34.073678568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7.8082500873823E+017">
            <text:p>780825008738230000</text:p>
          </table:table-cell>
          <table:table-cell office:value-type="string">
            <text:p>Jolteon</text:p>
          </table:table-cell>
          <table:table-cell office:value-type="string">
            <text:p>09/27/16 05:42 PM</text:p>
          </table:table-cell>
          <table:table-cell office:value-type="float" office:value="34.1174662237">
            <text:p>34.1174662237</text:p>
          </table:table-cell>
          <table:table-cell office:value-type="float" office:value="-118.077105799">
            <text:p>-118.077105799</text:p>
          </table:table-cell>
        </table:table-row>
        <table:table-row table:style-name="ro2">
          <table:table-cell office:value-type="float" office:value="7.8082357627854E+017">
            <text:p>780823576278540000</text:p>
          </table:table-cell>
          <table:table-cell office:value-type="string">
            <text:p>Raichu</text:p>
          </table:table-cell>
          <table:table-cell office:value-type="string">
            <text:p>09/27/16 05:37 PM</text:p>
          </table:table-cell>
          <table:table-cell office:value-type="float" office:value="34.1332848287">
            <text:p>34.1332848287</text:p>
          </table:table-cell>
          <table:table-cell office:value-type="float" office:value="-118.1250232117">
            <text:p>-118.1250232117</text:p>
          </table:table-cell>
        </table:table-row>
        <table:table-row table:style-name="ro2">
          <table:table-cell office:value-type="float" office:value="7.80276763234447E+017">
            <text:p>780276763234447000</text:p>
          </table:table-cell>
          <table:table-cell office:value-type="string">
            <text:p>Charmeleon</text:p>
          </table:table-cell>
          <table:table-cell office:value-type="string">
            <text:p>09/26/16 05:24 AM</text:p>
          </table:table-cell>
          <table:table-cell office:value-type="float" office:value="34.0842140233">
            <text:p>34.0842140233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80276076979167E+017">
            <text:p>780276076979167000</text:p>
          </table:table-cell>
          <table:table-cell office:value-type="string">
            <text:p>Victreebel</text:p>
          </table:table-cell>
          <table:table-cell office:value-type="string">
            <text:p>09/26/16 05:21 AM</text:p>
          </table:table-cell>
          <table:table-cell office:value-type="float" office:value="34.1244288981">
            <text:p>34.1244288981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7.80275731276235E+017">
            <text:p>780275731276235000</text:p>
          </table:table-cell>
          <table:table-cell office:value-type="string">
            <text:p>Nidoqueen</text:p>
          </table:table-cell>
          <table:table-cell office:value-type="string">
            <text:p>09/26/16 05:20 AM</text:p>
          </table:table-cell>
          <table:table-cell office:value-type="float" office:value="34.1164520275">
            <text:p>34.1164520275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7.80274757082067E+017">
            <text:p>780274757082067000</text:p>
          </table:table-cell>
          <table:table-cell office:value-type="string">
            <text:p>Rapidash</text:p>
          </table:table-cell>
          <table:table-cell office:value-type="string">
            <text:p>09/26/16 05:16 AM</text:p>
          </table:table-cell>
          <table:table-cell office:value-type="float" office:value="34.1044284031">
            <text:p>34.104428403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80274344169579E+017">
            <text:p>780274344169579000</text:p>
          </table:table-cell>
          <table:table-cell office:value-type="string">
            <text:p>Porygon</text:p>
          </table:table-cell>
          <table:table-cell office:value-type="string">
            <text:p>09/26/16 05:14 AM</text:p>
          </table:table-cell>
          <table:table-cell office:value-type="float" office:value="34.0720630808">
            <text:p>34.0720630808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80274181866783E+017">
            <text:p>780274181866783000</text:p>
          </table:table-cell>
          <table:table-cell office:value-type="string">
            <text:p>Chansey</text:p>
          </table:table-cell>
          <table:table-cell office:value-type="string">
            <text:p>09/26/16 05:13 AM</text:p>
          </table:table-cell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7.80274091177546E+017">
            <text:p>780274091177546000</text:p>
          </table:table-cell>
          <table:table-cell office:value-type="string">
            <text:p>Electabuzz</text:p>
          </table:table-cell>
          <table:table-cell office:value-type="string">
            <text:p>09/26/16 05:13 AM</text:p>
          </table:table-cell>
          <table:table-cell office:value-type="float" office:value="34.1262550007">
            <text:p>34.126255000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80273152593048E+017">
            <text:p>780273152593048000</text:p>
          </table:table-cell>
          <table:table-cell office:value-type="string">
            <text:p>Poliwrath</text:p>
          </table:table-cell>
          <table:table-cell office:value-type="string">
            <text:p>09/26/16 05:09 A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80272773222453E+017">
            <text:p>780272773222453000</text:p>
          </table:table-cell>
          <table:table-cell office:value-type="string">
            <text:p>Machamp</text:p>
          </table:table-cell>
          <table:table-cell office:value-type="string">
            <text:p>09/26/16 05:08 AM</text:p>
          </table:table-cell>
          <table:table-cell office:value-type="float" office:value="34.0979777861">
            <text:p>34.0979777861</text:p>
          </table:table-cell>
          <table:table-cell office:value-type="float" office:value="-118.1298690894">
            <text:p>-118.1298690894</text:p>
          </table:table-cell>
        </table:table-row>
        <table:table-row table:style-name="ro2">
          <table:table-cell office:value-type="float" office:value="7.80272489502904E+017">
            <text:p>780272489502904000</text:p>
          </table:table-cell>
          <table:table-cell office:value-type="string">
            <text:p>Kingler</text:p>
          </table:table-cell>
          <table:table-cell office:value-type="string">
            <text:p>09/26/16 05:07 AM</text:p>
          </table:table-cell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80271280142426E+017">
            <text:p>780271280142426000</text:p>
          </table:table-cell>
          <table:table-cell office:value-type="string">
            <text:p>Rapidash</text:p>
          </table:table-cell>
          <table:table-cell office:value-type="string">
            <text:p>09/26/16 05:02 AM</text:p>
          </table:table-cell>
          <table:table-cell office:value-type="float" office:value="34.0777627475">
            <text:p>34.077762747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8027119584537E+017">
            <text:p>780271195845370000</text:p>
          </table:table-cell>
          <table:table-cell office:value-type="string">
            <text:p>Dratini</text:p>
          </table:table-cell>
          <table:table-cell office:value-type="string">
            <text:p>09/26/16 05:02 AM</text:p>
          </table:table-cell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80270653450576E+017">
            <text:p>780270653450576000</text:p>
          </table:table-cell>
          <table:table-cell office:value-type="string">
            <text:p>Aerodactyl</text:p>
          </table:table-cell>
          <table:table-cell office:value-type="string">
            <text:p>09/26/16 04:59 AM</text:p>
          </table:table-cell>
          <table:table-cell office:value-type="float" office:value="34.0878668423">
            <text:p>34.0878668423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7.80268387259654E+017">
            <text:p>780268387259654000</text:p>
          </table:table-cell>
          <table:table-cell office:value-type="string">
            <text:p>Golduck</text:p>
          </table:table-cell>
          <table:table-cell office:value-type="string">
            <text:p>09/26/16 04:50 AM</text:p>
          </table:table-cell>
          <table:table-cell office:value-type="float" office:value="34.0825542562">
            <text:p>34.082554256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7.80268348206559E+017">
            <text:p>780268348206559000</text:p>
          </table:table-cell>
          <table:table-cell office:value-type="string">
            <text:p>Charmeleon</text:p>
          </table:table-cell>
          <table:table-cell office:value-type="string">
            <text:p>09/26/16 04:50 AM</text:p>
          </table:table-cell>
          <table:table-cell office:value-type="float" office:value="34.0852748787">
            <text:p>34.0852748787</text:p>
          </table:table-cell>
          <table:table-cell office:value-type="float" office:value="-118.1384633336">
            <text:p>-118.1384633336</text:p>
          </table:table-cell>
        </table:table-row>
        <table:table-row table:style-name="ro2">
          <table:table-cell office:value-type="float" office:value="7.80268235354616E+017">
            <text:p>780268235354616000</text:p>
          </table:table-cell>
          <table:table-cell office:value-type="string">
            <text:p>Jolteon</text:p>
          </table:table-cell>
          <table:table-cell office:value-type="string">
            <text:p>09/26/16 04:50 AM</text:p>
          </table:table-cell>
          <table:table-cell office:value-type="float" office:value="34.1126984014">
            <text:p>34.1126984014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80266734301307E+017">
            <text:p>780266734301307000</text:p>
          </table:table-cell>
          <table:table-cell office:value-type="string">
            <text:p>Snorlax</text:p>
          </table:table-cell>
          <table:table-cell office:value-type="string">
            <text:p>09/26/16 04:44 AM</text:p>
          </table:table-cell>
          <table:table-cell office:value-type="float" office:value="34.0996673471">
            <text:p>34.0996673471</text:p>
          </table:table-cell>
          <table:table-cell office:value-type="float" office:value="-118.0875316945">
            <text:p>-118.0875316945</text:p>
          </table:table-cell>
        </table:table-row>
        <table:table-row table:style-name="ro2">
          <table:table-cell office:value-type="float" office:value="7.80261773383348E+017">
            <text:p>780261773383348000</text:p>
          </table:table-cell>
          <table:table-cell office:value-type="string">
            <text:p>Dratini</text:p>
          </table:table-cell>
          <table:table-cell office:value-type="string">
            <text:p>09/26/16 04:24 AM</text:p>
          </table:table-cell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0261583096132E+017">
            <text:p>780261583096132000</text:p>
          </table:table-cell>
          <table:table-cell office:value-type="string">
            <text:p>Raichu</text:p>
          </table:table-cell>
          <table:table-cell office:value-type="string">
            <text:p>09/26/16 04:23 AM</text:p>
          </table:table-cell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80258792713835E+017">
            <text:p>780258792713835000</text:p>
          </table:table-cell>
          <table:table-cell office:value-type="string">
            <text:p>Jolteon</text:p>
          </table:table-cell>
          <table:table-cell office:value-type="string">
            <text:p>09/26/16 04:12 AM</text:p>
          </table:table-cell>
          <table:table-cell office:value-type="float" office:value="34.1144865657">
            <text:p>34.1144865657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7.8025838481358E+017">
            <text:p>780258384813580000</text:p>
          </table:table-cell>
          <table:table-cell office:value-type="string">
            <text:p>Kingler</text:p>
          </table:table-cell>
          <table:table-cell office:value-type="string">
            <text:p>09/26/16 04:11 AM</text:p>
          </table:table-cell>
          <table:table-cell office:value-type="float" office:value="34.1231907643">
            <text:p>34.1231907643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7.80257679327441E+017">
            <text:p>780257679327441000</text:p>
          </table:table-cell>
          <table:table-cell office:value-type="string">
            <text:p>Flareon</text:p>
          </table:table-cell>
          <table:table-cell office:value-type="string">
            <text:p>09/26/16 04:08 AM</text:p>
          </table:table-cell>
          <table:table-cell office:value-type="float" office:value="34.0817790599">
            <text:p>34.0817790599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7.80257390885085E+017">
            <text:p>780257390885085000</text:p>
          </table:table-cell>
          <table:table-cell office:value-type="string">
            <text:p>Aerodactyl</text:p>
          </table:table-cell>
          <table:table-cell office:value-type="string">
            <text:p>09/26/16 04:07 AM</text:p>
          </table:table-cell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80255440844108E+017">
            <text:p>780255440844108000</text:p>
          </table:table-cell>
          <table:table-cell office:value-type="string">
            <text:p>Chansey</text:p>
          </table:table-cell>
          <table:table-cell office:value-type="string">
            <text:p>09/26/16 03:59 AM</text:p>
          </table:table-cell>
          <table:table-cell office:value-type="float" office:value="34.0747441457">
            <text:p>34.0747441457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7.80254296067629E+017">
            <text:p>780254296067629000</text:p>
          </table:table-cell>
          <table:table-cell office:value-type="string">
            <text:p>Seadra</text:p>
          </table:table-cell>
          <table:table-cell office:value-type="string">
            <text:p>09/26/16 03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80254107256787E+017">
            <text:p>780254107256787000</text:p>
          </table:table-cell>
          <table:table-cell office:value-type="string">
            <text:p>Victreebel</text:p>
          </table:table-cell>
          <table:table-cell office:value-type="string">
            <text:p>09/26/16 03:54 AM</text:p>
          </table:table-cell>
          <table:table-cell office:value-type="float" office:value="34.0962909853">
            <text:p>34.0962909853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7.80251762514989E+017">
            <text:p>780251762514989000</text:p>
          </table:table-cell>
          <table:table-cell office:value-type="string">
            <text:p>Lickitung</text:p>
          </table:table-cell>
          <table:table-cell office:value-type="string">
            <text:p>09/26/16 03:44 AM</text:p>
          </table:table-cell>
          <table:table-cell office:value-type="float" office:value="34.0688810409">
            <text:p>34.068881040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80251674417832E+017">
            <text:p>780251674417832000</text:p>
          </table:table-cell>
          <table:table-cell office:value-type="string">
            <text:p>Machamp</text:p>
          </table:table-cell>
          <table:table-cell office:value-type="string">
            <text:p>09/26/16 03:44 AM</text:p>
          </table:table-cell>
          <table:table-cell office:value-type="float" office:value="34.0841275034">
            <text:p>34.0841275034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7.80251209739276E+017">
            <text:p>780251209739276000</text:p>
          </table:table-cell>
          <table:table-cell office:value-type="string">
            <text:p>Charmeleon</text:p>
          </table:table-cell>
          <table:table-cell office:value-type="string">
            <text:p>09/26/16 03:42 AM</text:p>
          </table:table-cell>
          <table:table-cell office:value-type="float" office:value="34.1204020636">
            <text:p>34.1204020636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80247963209609E+017">
            <text:p>780247963209609000</text:p>
          </table:table-cell>
          <table:table-cell office:value-type="string">
            <text:p>Tentacruel</text:p>
          </table:table-cell>
          <table:table-cell office:value-type="string">
            <text:p>09/26/16 03:29 AM</text:p>
          </table:table-cell>
          <table:table-cell office:value-type="float" office:value="34.1138659479">
            <text:p>34.1138659479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7.80247256653898E+017">
            <text:p>780247256653898000</text:p>
          </table:table-cell>
          <table:table-cell office:value-type="string">
            <text:p>Tentacruel</text:p>
          </table:table-cell>
          <table:table-cell office:value-type="string">
            <text:p>09/26/16 03:26 AM</text:p>
          </table:table-cell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8024720306747E+017">
            <text:p>780247203067470000</text:p>
          </table:table-cell>
          <table:table-cell office:value-type="string">
            <text:p>Golem</text:p>
          </table:table-cell>
          <table:table-cell office:value-type="string">
            <text:p>09/26/16 03:26 AM</text:p>
          </table:table-cell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80246225173877E+017">
            <text:p>780246225173877000</text:p>
          </table:table-cell>
          <table:table-cell office:value-type="string">
            <text:p>Exeggutor</text:p>
          </table:table-cell>
          <table:table-cell office:value-type="string">
            <text:p>09/26/16 03:22 AM</text:p>
          </table:table-cell>
          <table:table-cell office:value-type="float" office:value="34.0934013064">
            <text:p>34.0934013064</text:p>
          </table:table-cell>
          <table:table-cell office:value-type="float" office:value="-118.1186227898">
            <text:p>-118.1186227898</text:p>
          </table:table-cell>
        </table:table-row>
        <table:table-row table:style-name="ro2">
          <table:table-cell office:value-type="float" office:value="7.80244639794143E+017">
            <text:p>780244639794143000</text:p>
          </table:table-cell>
          <table:table-cell office:value-type="string">
            <text:p>Ninetales</text:p>
          </table:table-cell>
          <table:table-cell office:value-type="string">
            <text:p>09/26/16 03:16 AM</text:p>
          </table:table-cell>
          <table:table-cell office:value-type="float" office:value="34.0979508195">
            <text:p>34.0979508195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80243581101486E+017">
            <text:p>780243581101486000</text:p>
          </table:table-cell>
          <table:table-cell office:value-type="string">
            <text:p>Omastar</text:p>
          </table:table-cell>
          <table:table-cell office:value-type="string">
            <text:p>09/26/16 03:12 AM</text:p>
          </table:table-cell>
          <table:table-cell office:value-type="float" office:value="34.0832449449">
            <text:p>34.0832449449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7.80242515261731E+017">
            <text:p>780242515261731000</text:p>
          </table:table-cell>
          <table:table-cell office:value-type="string">
            <text:p>Raichu</text:p>
          </table:table-cell>
          <table:table-cell office:value-type="string">
            <text:p>09/26/16 03:08 AM</text:p>
          </table:table-cell>
          <table:table-cell office:value-type="float" office:value="34.1254300466">
            <text:p>34.1254300466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80242416800444E+017">
            <text:p>780242416800444000</text:p>
          </table:table-cell>
          <table:table-cell office:value-type="string">
            <text:p>Aerodactyl</text:p>
          </table:table-cell>
          <table:table-cell office:value-type="string">
            <text:p>09/26/16 03:07 AM</text:p>
          </table:table-cell>
          <table:table-cell office:value-type="float" office:value="34.0944639913">
            <text:p>34.094463991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7.80241925651571E+017">
            <text:p>780241925651571000</text:p>
          </table:table-cell>
          <table:table-cell office:value-type="string">
            <text:p>Weezing</text:p>
          </table:table-cell>
          <table:table-cell office:value-type="string">
            <text:p>09/26/16 03:05 AM</text:p>
          </table:table-cell>
          <table:table-cell office:value-type="float" office:value="34.1059130151">
            <text:p>34.1059130151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7.80239999975367E+017">
            <text:p>780239999975367000</text:p>
          </table:table-cell>
          <table:table-cell office:value-type="string">
            <text:p>Weepinbell</text:p>
          </table:table-cell>
          <table:table-cell office:value-type="string">
            <text:p>09/26/16 02:58 AM</text:p>
          </table:table-cell>
          <table:table-cell office:value-type="float" office:value="34.1085266217">
            <text:p>34.1085266217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7.80239729363079E+017">
            <text:p>780239729363079000</text:p>
          </table:table-cell>
          <table:table-cell office:value-type="string">
            <text:p>Golduck</text:p>
          </table:table-cell>
          <table:table-cell office:value-type="string">
            <text:p>09/26/16 02:57 AM</text:p>
          </table:table-cell>
          <table:table-cell office:value-type="float" office:value="34.0808918951">
            <text:p>34.0808918951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7.80239481546822E+017">
            <text:p>780239481546822000</text:p>
          </table:table-cell>
          <table:table-cell office:value-type="string">
            <text:p>Chansey</text:p>
          </table:table-cell>
          <table:table-cell office:value-type="string">
            <text:p>09/26/16 02:56 AM</text:p>
          </table:table-cell>
          <table:table-cell office:value-type="float" office:value="34.0922635775">
            <text:p>34.0922635775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7.80239240051368E+017">
            <text:p>780239240051368000</text:p>
          </table:table-cell>
          <table:table-cell office:value-type="string">
            <text:p>Rapidash</text:p>
          </table:table-cell>
          <table:table-cell office:value-type="string">
            <text:p>09/26/16 02:55 AM</text:p>
          </table:table-cell>
          <table:table-cell office:value-type="float" office:value="34.0866565644">
            <text:p>34.0866565644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80238132331459E+017">
            <text:p>780238132331459000</text:p>
          </table:table-cell>
          <table:table-cell office:value-type="string">
            <text:p>Rapidash</text:p>
          </table:table-cell>
          <table:table-cell office:value-type="string">
            <text:p>09/26/16 02:50 AM</text:p>
          </table:table-cell>
          <table:table-cell office:value-type="float" office:value="34.0702354626">
            <text:p>34.0702354626</text:p>
          </table:table-cell>
          <table:table-cell office:value-type="float" office:value="-118.1054554704">
            <text:p>-118.1054554704</text:p>
          </table:table-cell>
        </table:table-row>
        <table:table-row table:style-name="ro2">
          <table:table-cell office:value-type="float" office:value="7.80238110890144E+017">
            <text:p>780238110890144000</text:p>
          </table:table-cell>
          <table:table-cell office:value-type="string">
            <text:p>Lickitung</text:p>
          </table:table-cell>
          <table:table-cell office:value-type="string">
            <text:p>09/26/16 02:50 AM</text:p>
          </table:table-cell>
          <table:table-cell office:value-type="float" office:value="34.1208591036">
            <text:p>34.1208591036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7.80237988605284E+017">
            <text:p>780237988605284000</text:p>
          </table:table-cell>
          <table:table-cell office:value-type="string">
            <text:p>Raichu</text:p>
          </table:table-cell>
          <table:table-cell office:value-type="string">
            <text:p>09/26/16 02:50 AM</text:p>
          </table:table-cell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80235946440528E+017">
            <text:p>780235946440528000</text:p>
          </table:table-cell>
          <table:table-cell office:value-type="string">
            <text:p>Raichu</text:p>
          </table:table-cell>
          <table:table-cell office:value-type="string">
            <text:p>09/26/16 02:42 AM</text:p>
          </table:table-cell>
          <table:table-cell office:value-type="float" office:value="34.1072798826">
            <text:p>34.1072798826</text:p>
          </table:table-cell>
          <table:table-cell office:value-type="float" office:value="-118.0846051898">
            <text:p>-118.0846051898</text:p>
          </table:table-cell>
        </table:table-row>
        <table:table-row table:style-name="ro2">
          <table:table-cell office:value-type="float" office:value="7.80234318211801E+017">
            <text:p>780234318211801000</text:p>
          </table:table-cell>
          <table:table-cell office:value-type="string">
            <text:p>Raichu</text:p>
          </table:table-cell>
          <table:table-cell office:value-type="string">
            <text:p>09/26/16 02:35 AM</text:p>
          </table:table-cell>
          <table:table-cell office:value-type="float" office:value="34.1111292164">
            <text:p>34.1111292164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7.8023423328134E+017">
            <text:p>780234233281340000</text:p>
          </table:table-cell>
          <table:table-cell office:value-type="string">
            <text:p>Chansey</text:p>
          </table:table-cell>
          <table:table-cell office:value-type="string">
            <text:p>09/26/16 02:35 AM</text:p>
          </table:table-cell>
          <table:table-cell office:value-type="float" office:value="34.1042869475">
            <text:p>34.1042869475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7.80233739741704E+017">
            <text:p>780233739741704000</text:p>
          </table:table-cell>
          <table:table-cell office:value-type="string">
            <text:p>Rapidash</text:p>
          </table:table-cell>
          <table:table-cell office:value-type="string">
            <text:p>09/26/16 02:33 AM</text:p>
          </table:table-cell>
          <table:table-cell office:value-type="float" office:value="34.1035119155">
            <text:p>34.1035119155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7.80230435448033E+017">
            <text:p>780230435448033000</text:p>
          </table:table-cell>
          <table:table-cell office:value-type="string">
            <text:p>Raichu</text:p>
          </table:table-cell>
          <table:table-cell office:value-type="string">
            <text:p>09/26/16 02:20 AM</text:p>
          </table:table-cell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8022688782182E+017">
            <text:p>780226887821820000</text:p>
          </table:table-cell>
          <table:table-cell office:value-type="string">
            <text:p>Wigglytuff</text:p>
          </table:table-cell>
          <table:table-cell office:value-type="string">
            <text:p>09/26/16 02:06 AM</text:p>
          </table:table-cell>
          <table:table-cell office:value-type="float" office:value="34.1055812202">
            <text:p>34.1055812202</text:p>
          </table:table-cell>
          <table:table-cell office:value-type="float" office:value="-118.0733559836">
            <text:p>-118.0733559836</text:p>
          </table:table-cell>
        </table:table-row>
        <table:table-row table:style-name="ro2">
          <table:table-cell office:value-type="float" office:value="7.80226590739272E+017">
            <text:p>780226590739272000</text:p>
          </table:table-cell>
          <table:table-cell office:value-type="string">
            <text:p>Porygon</text:p>
          </table:table-cell>
          <table:table-cell office:value-type="string">
            <text:p>09/26/16 02:04 AM</text:p>
          </table:table-cell>
          <table:table-cell office:value-type="float" office:value="34.0779260868">
            <text:p>34.0779260868</text:p>
          </table:table-cell>
          <table:table-cell office:value-type="float" office:value="-118.1309662505">
            <text:p>-118.1309662505</text:p>
          </table:table-cell>
        </table:table-row>
        <table:table-row table:style-name="ro2">
          <table:table-cell office:value-type="float" office:value="7.80226564558422E+017">
            <text:p>780226564558422000</text:p>
          </table:table-cell>
          <table:table-cell office:value-type="string">
            <text:p>Alakazam</text:p>
          </table:table-cell>
          <table:table-cell office:value-type="string">
            <text:p>09/26/16 02:04 AM</text:p>
          </table:table-cell>
          <table:table-cell office:value-type="float" office:value="34.1123232123">
            <text:p>34.1123232123</text:p>
          </table:table-cell>
          <table:table-cell office:value-type="float" office:value="-118.1252975103">
            <text:p>-118.1252975103</text:p>
          </table:table-cell>
        </table:table-row>
        <table:table-row table:style-name="ro2">
          <table:table-cell office:value-type="float" office:value="7.8022541588124E+017">
            <text:p>780225415881240000</text:p>
          </table:table-cell>
          <table:table-cell office:value-type="string">
            <text:p>Nidoqueen</text:p>
          </table:table-cell>
          <table:table-cell office:value-type="string">
            <text:p>09/26/16 02:00 AM</text:p>
          </table:table-cell>
          <table:table-cell office:value-type="float" office:value="34.0959630086">
            <text:p>34.0959630086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7.80222381927178E+017">
            <text:p>780222381927178000</text:p>
          </table:table-cell>
          <table:table-cell office:value-type="string">
            <text:p>Flareon</text:p>
          </table:table-cell>
          <table:table-cell office:value-type="string">
            <text:p>09/26/16 01:48 AM</text:p>
          </table:table-cell>
          <table:table-cell office:value-type="float" office:value="34.0751015601">
            <text:p>34.0751015601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7.8022110695526E+017">
            <text:p>780221106955260000</text:p>
          </table:table-cell>
          <table:table-cell office:value-type="string">
            <text:p>Jolteon</text:p>
          </table:table-cell>
          <table:table-cell office:value-type="string">
            <text:p>09/26/16 01:43 AM</text:p>
          </table:table-cell>
          <table:table-cell office:value-type="float" office:value="34.0845231546">
            <text:p>34.0845231546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7.80221009664237E+017">
            <text:p>780221009664237000</text:p>
          </table:table-cell>
          <table:table-cell office:value-type="string">
            <text:p>Rapidash</text:p>
          </table:table-cell>
          <table:table-cell office:value-type="string">
            <text:p>09/26/16 01:42 AM</text:p>
          </table:table-cell>
          <table:table-cell office:value-type="float" office:value="34.0980825684">
            <text:p>34.0980825684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80218435435278E+017">
            <text:p>780218435435278000</text:p>
          </table:table-cell>
          <table:table-cell office:value-type="string">
            <text:p>Golem</text:p>
          </table:table-cell>
          <table:table-cell office:value-type="string">
            <text:p>09/26/16 01:32 AM</text:p>
          </table:table-cell>
          <table:table-cell office:value-type="float" office:value="34.0972691449">
            <text:p>34.0972691449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7.80217258656145E+017">
            <text:p>780217258656145000</text:p>
          </table:table-cell>
          <table:table-cell office:value-type="string">
            <text:p>Lickitung</text:p>
          </table:table-cell>
          <table:table-cell office:value-type="string">
            <text:p>09/26/16 01:27 AM</text:p>
          </table:table-cell>
          <table:table-cell office:value-type="float" office:value="34.1186243907">
            <text:p>34.1186243907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7.80216779897397E+017">
            <text:p>780216779897397000</text:p>
          </table:table-cell>
          <table:table-cell office:value-type="string">
            <text:p>Haunter</text:p>
          </table:table-cell>
          <table:table-cell office:value-type="string">
            <text:p>09/26/16 01:25 AM</text:p>
          </table:table-cell>
          <table:table-cell office:value-type="float" office:value="34.1252896919">
            <text:p>34.1252896919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7.80216172369236E+017">
            <text:p>780216172369236000</text:p>
          </table:table-cell>
          <table:table-cell office:value-type="string">
            <text:p>Charmeleon</text:p>
          </table:table-cell>
          <table:table-cell office:value-type="string">
            <text:p>09/26/16 01:23 A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80215577096794E+017">
            <text:p>780215577096794000</text:p>
          </table:table-cell>
          <table:table-cell office:value-type="string">
            <text:p>Raichu</text:p>
          </table:table-cell>
          <table:table-cell office:value-type="string">
            <text:p>09/26/16 01:21 AM</text:p>
          </table:table-cell>
          <table:table-cell office:value-type="float" office:value="34.0937890322">
            <text:p>34.0937890322</text:p>
          </table:table-cell>
          <table:table-cell office:value-type="float" office:value="-118.0886291212">
            <text:p>-118.0886291212</text:p>
          </table:table-cell>
        </table:table-row>
        <table:table-row table:style-name="ro2">
          <table:table-cell office:value-type="float" office:value="7.80208169855308E+017">
            <text:p>780208169855308000</text:p>
          </table:table-cell>
          <table:table-cell office:value-type="string">
            <text:p>Rapidash</text:p>
          </table:table-cell>
          <table:table-cell office:value-type="string">
            <text:p>09/26/16 12:51 AM</text:p>
          </table:table-cell>
          <table:table-cell office:value-type="float" office:value="34.0968045922">
            <text:p>34.0968045922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7.80205539808555E+017">
            <text:p>780205539808555000</text:p>
          </table:table-cell>
          <table:table-cell office:value-type="string">
            <text:p>Jolteon</text:p>
          </table:table-cell>
          <table:table-cell office:value-type="string">
            <text:p>09/26/16 12:41 AM</text:p>
          </table:table-cell>
          <table:table-cell office:value-type="float" office:value="34.0866433694">
            <text:p>34.086643369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80201906186559E+017">
            <text:p>780201906186559000</text:p>
          </table:table-cell>
          <table:table-cell office:value-type="string">
            <text:p>Snorlax</text:p>
          </table:table-cell>
          <table:table-cell office:value-type="string">
            <text:p>09/26/16 12:26 AM</text:p>
          </table:table-cell>
          <table:table-cell office:value-type="float" office:value="34.0702769812">
            <text:p>34.0702769812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7.80201074841879E+017">
            <text:p>780201074841879000</text:p>
          </table:table-cell>
          <table:table-cell office:value-type="string">
            <text:p>Omastar</text:p>
          </table:table-cell>
          <table:table-cell office:value-type="string">
            <text:p>09/26/16 12:23 A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80200945216991E+017">
            <text:p>780200945216991000</text:p>
          </table:table-cell>
          <table:table-cell office:value-type="string">
            <text:p>Golem</text:p>
          </table:table-cell>
          <table:table-cell office:value-type="string">
            <text:p>09/26/16 12:22 AM</text:p>
          </table:table-cell>
          <table:table-cell office:value-type="float" office:value="34.1273255768">
            <text:p>34.1273255768</text:p>
          </table:table-cell>
          <table:table-cell office:value-type="float" office:value="-118.1125878915">
            <text:p>-118.1125878915</text:p>
          </table:table-cell>
        </table:table-row>
        <table:table-row table:style-name="ro2">
          <table:table-cell office:value-type="float" office:value="7.80194907944198E+017">
            <text:p>780194907944198000</text:p>
          </table:table-cell>
          <table:table-cell office:value-type="string">
            <text:p>Seaking</text:p>
          </table:table-cell>
          <table:table-cell office:value-type="string">
            <text:p>09/25/16 11:58 PM</text:p>
          </table:table-cell>
          <table:table-cell office:value-type="float" office:value="34.092162881">
            <text:p>34.092162881</text:p>
          </table:table-cell>
          <table:table-cell office:value-type="float" office:value="-118.0880804087">
            <text:p>-118.0880804087</text:p>
          </table:table-cell>
        </table:table-row>
        <table:table-row table:style-name="ro2">
          <table:table-cell office:value-type="float" office:value="7.80193956353102E+017">
            <text:p>780193956353102000</text:p>
          </table:table-cell>
          <table:table-cell office:value-type="string">
            <text:p>Rapidash</text:p>
          </table:table-cell>
          <table:table-cell office:value-type="string">
            <text:p>09/25/16 11:55 PM</text:p>
          </table:table-cell>
          <table:table-cell office:value-type="float" office:value="34.0977919542">
            <text:p>34.097791954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80193253630939E+017">
            <text:p>780193253630939000</text:p>
          </table:table-cell>
          <table:table-cell office:value-type="string">
            <text:p>Porygon</text:p>
          </table:table-cell>
          <table:table-cell office:value-type="string">
            <text:p>09/25/16 11:52 PM</text:p>
          </table:table-cell>
          <table:table-cell office:value-type="float" office:value="34.0996889147">
            <text:p>34.0996889147</text:p>
          </table:table-cell>
          <table:table-cell office:value-type="float" office:value="-118.1013404799">
            <text:p>-118.1013404799</text:p>
          </table:table-cell>
        </table:table-row>
        <table:table-row table:style-name="ro2">
          <table:table-cell office:value-type="float" office:value="7.80192309971341E+017">
            <text:p>780192309971341000</text:p>
          </table:table-cell>
          <table:table-cell office:value-type="string">
            <text:p>Golduck</text:p>
          </table:table-cell>
          <table:table-cell office:value-type="string">
            <text:p>09/25/16 11:48 PM</text:p>
          </table:table-cell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80189587318583E+017">
            <text:p>780189587318583000</text:p>
          </table:table-cell>
          <table:table-cell office:value-type="string">
            <text:p>Electrode</text:p>
          </table:table-cell>
          <table:table-cell office:value-type="string">
            <text:p>09/25/16 11:37 PM</text:p>
          </table:table-cell>
          <table:table-cell office:value-type="float" office:value="34.0800602978">
            <text:p>34.0800602978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7.80187465290101E+017">
            <text:p>780187465290101000</text:p>
          </table:table-cell>
          <table:table-cell office:value-type="string">
            <text:p>Charmeleon</text:p>
          </table:table-cell>
          <table:table-cell office:value-type="string">
            <text:p>09/25/16 11:29 PM</text:p>
          </table:table-cell>
          <table:table-cell office:value-type="float" office:value="34.0708758583">
            <text:p>34.0708758583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7.80186591415276E+017">
            <text:p>780186591415276000</text:p>
          </table:table-cell>
          <table:table-cell office:value-type="string">
            <text:p>Slowbro</text:p>
          </table:table-cell>
          <table:table-cell office:value-type="string">
            <text:p>09/25/16 11:25 PM</text:p>
          </table:table-cell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7.80185187086766E+017">
            <text:p>780185187086766000</text:p>
          </table:table-cell>
          <table:table-cell office:value-type="string">
            <text:p>Chansey</text:p>
          </table:table-cell>
          <table:table-cell office:value-type="string">
            <text:p>09/25/16 11:20 PM</text:p>
          </table:table-cell>
          <table:table-cell office:value-type="float" office:value="34.0802648709">
            <text:p>34.0802648709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7.8018500789352E+017">
            <text:p>780185007893520000</text:p>
          </table:table-cell>
          <table:table-cell office:value-type="string">
            <text:p>Jolteon</text:p>
          </table:table-cell>
          <table:table-cell office:value-type="string">
            <text:p>09/25/16 11:19 PM</text:p>
          </table:table-cell>
          <table:table-cell office:value-type="float" office:value="34.0939402741">
            <text:p>34.093940274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80184995922969E+017">
            <text:p>780184995922969000</text:p>
          </table:table-cell>
          <table:table-cell office:value-type="string">
            <text:p>Raichu</text:p>
          </table:table-cell>
          <table:table-cell office:value-type="string">
            <text:p>09/25/16 11:19 PM</text:p>
          </table:table-cell>
          <table:table-cell office:value-type="float" office:value="34.0832183604">
            <text:p>34.0832183604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80182304136106E+017">
            <text:p>780182304136106000</text:p>
          </table:table-cell>
          <table:table-cell office:value-type="string">
            <text:p>Charmeleon</text:p>
          </table:table-cell>
          <table:table-cell office:value-type="string">
            <text:p>09/25/16 11:08 PM</text:p>
          </table:table-cell>
          <table:table-cell office:value-type="float" office:value="34.1015897739">
            <text:p>34.101589773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80179443033649E+017">
            <text:p>780179443033649000</text:p>
          </table:table-cell>
          <table:table-cell office:value-type="string">
            <text:p>Dratini</text:p>
          </table:table-cell>
          <table:table-cell office:value-type="string">
            <text:p>09/25/16 10:57 PM</text:p>
          </table:table-cell>
          <table:table-cell office:value-type="float" office:value="34.1093504806">
            <text:p>34.1093504806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7.8017879694302E+017">
            <text:p>780178796943020000</text:p>
          </table:table-cell>
          <table:table-cell office:value-type="string">
            <text:p>Dragonair</text:p>
          </table:table-cell>
          <table:table-cell office:value-type="string">
            <text:p>09/25/16 10:54 P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80177166516445E+017">
            <text:p>780177166516445000</text:p>
          </table:table-cell>
          <table:table-cell office:value-type="string">
            <text:p>Nidoking</text:p>
          </table:table-cell>
          <table:table-cell office:value-type="string">
            <text:p>09/25/16 10:48 PM</text:p>
          </table:table-cell>
          <table:table-cell office:value-type="float" office:value="34.12588978">
            <text:p>34.12588978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7.8017715523369E+017">
            <text:p>780177155233690000</text:p>
          </table:table-cell>
          <table:table-cell office:value-type="string">
            <text:p>Raichu</text:p>
          </table:table-cell>
          <table:table-cell office:value-type="string">
            <text:p>09/25/16 10:48 PM</text:p>
          </table:table-cell>
          <table:table-cell office:value-type="float" office:value="34.0964815748">
            <text:p>34.0964815748</text:p>
          </table:table-cell>
          <table:table-cell office:value-type="float" office:value="-118.0855197278">
            <text:p>-118.0855197278</text:p>
          </table:table-cell>
        </table:table-row>
        <table:table-row table:style-name="ro2">
          <table:table-cell office:value-type="float" office:value="7.80174171431068E+017">
            <text:p>780174171431068000</text:p>
          </table:table-cell>
          <table:table-cell office:value-type="string">
            <text:p>Weezing</text:p>
          </table:table-cell>
          <table:table-cell office:value-type="string">
            <text:p>09/25/16 10:36 PM</text:p>
          </table:table-cell>
          <table:table-cell office:value-type="float" office:value="34.1088888347">
            <text:p>34.1088888347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80174069312344E+017">
            <text:p>780174069312344000</text:p>
          </table:table-cell>
          <table:table-cell office:value-type="string">
            <text:p>Golem</text:p>
          </table:table-cell>
          <table:table-cell office:value-type="string">
            <text:p>09/25/16 10:36 PM</text:p>
          </table:table-cell>
          <table:table-cell office:value-type="float" office:value="34.1141171457">
            <text:p>34.1141171457</text:p>
          </table:table-cell>
          <table:table-cell office:value-type="float" office:value="-118.1425774493">
            <text:p>-118.1425774493</text:p>
          </table:table-cell>
        </table:table-row>
        <table:table-row table:style-name="ro2">
          <table:table-cell office:value-type="float" office:value="7.80172368970813E+017">
            <text:p>780172368970813000</text:p>
          </table:table-cell>
          <table:table-cell office:value-type="string">
            <text:p>Tangela</text:p>
          </table:table-cell>
          <table:table-cell office:value-type="string">
            <text:p>09/25/16 10:29 PM</text:p>
          </table:table-cell>
          <table:table-cell office:value-type="float" office:value="34.0708758583">
            <text:p>34.0708758583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7.80170593861706E+017">
            <text:p>780170593861706000</text:p>
          </table:table-cell>
          <table:table-cell office:value-type="string">
            <text:p>Dratini</text:p>
          </table:table-cell>
          <table:table-cell office:value-type="string">
            <text:p>09/25/16 10:22 P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80169393925796E+017">
            <text:p>780169393925796000</text:p>
          </table:table-cell>
          <table:table-cell office:value-type="string">
            <text:p>Jolteon</text:p>
          </table:table-cell>
          <table:table-cell office:value-type="string">
            <text:p>09/25/16 10:17 PM</text:p>
          </table:table-cell>
          <table:table-cell office:value-type="float" office:value="34.1121403984">
            <text:p>34.1121403984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7.80168886033363E+017">
            <text:p>780168886033363000</text:p>
          </table:table-cell>
          <table:table-cell office:value-type="string">
            <text:p>Flareon</text:p>
          </table:table-cell>
          <table:table-cell office:value-type="string">
            <text:p>09/25/16 10:15 PM</text:p>
          </table:table-cell>
          <table:table-cell office:value-type="float" office:value="34.1049098706">
            <text:p>34.1049098706</text:p>
          </table:table-cell>
          <table:table-cell office:value-type="float" office:value="-118.0793007758">
            <text:p>-118.0793007758</text:p>
          </table:table-cell>
        </table:table-row>
        <table:table-row table:style-name="ro2">
          <table:table-cell office:value-type="float" office:value="7.80168454967927E+017">
            <text:p>780168454967927000</text:p>
          </table:table-cell>
          <table:table-cell office:value-type="string">
            <text:p>Charmeleon</text:p>
          </table:table-cell>
          <table:table-cell office:value-type="string">
            <text:p>09/25/16 10:13 PM</text:p>
          </table:table-cell>
          <table:table-cell office:value-type="float" office:value="34.1019464308">
            <text:p>34.1019464308</text:p>
          </table:table-cell>
          <table:table-cell office:value-type="float" office:value="-118.0932016585">
            <text:p>-118.0932016585</text:p>
          </table:table-cell>
        </table:table-row>
        <table:table-row table:style-name="ro2">
          <table:table-cell office:value-type="float" office:value="7.80168291243307E+017">
            <text:p>780168291243307000</text:p>
          </table:table-cell>
          <table:table-cell office:value-type="string">
            <text:p>Charmeleon</text:p>
          </table:table-cell>
          <table:table-cell office:value-type="string">
            <text:p>09/25/16 10:13 PM</text:p>
          </table:table-cell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80167991224697E+017">
            <text:p>780167991224697000</text:p>
          </table:table-cell>
          <table:table-cell office:value-type="string">
            <text:p>Charizard</text:p>
          </table:table-cell>
          <table:table-cell office:value-type="string">
            <text:p>09/25/16 10:11 PM</text:p>
          </table:table-cell>
          <table:table-cell office:value-type="float" office:value="34.1161397754">
            <text:p>34.116139775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80166258503188E+017">
            <text:p>780166258503188000</text:p>
          </table:table-cell>
          <table:table-cell office:value-type="string">
            <text:p>Nidoqueen</text:p>
          </table:table-cell>
          <table:table-cell office:value-type="string">
            <text:p>09/25/16 10:05 PM</text:p>
          </table:table-cell>
          <table:table-cell office:value-type="float" office:value="34.1178531083">
            <text:p>34.1178531083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80165576513552E+017">
            <text:p>780165576513552000</text:p>
          </table:table-cell>
          <table:table-cell office:value-type="string">
            <text:p>Jolteon</text:p>
          </table:table-cell>
          <table:table-cell office:value-type="string">
            <text:p>09/25/16 10:02 PM</text:p>
          </table:table-cell>
          <table:table-cell office:value-type="float" office:value="34.0860360375">
            <text:p>34.0860360375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7.80164310999847E+017">
            <text:p>780164310999847000</text:p>
          </table:table-cell>
          <table:table-cell office:value-type="string">
            <text:p>Ninetales</text:p>
          </table:table-cell>
          <table:table-cell office:value-type="string">
            <text:p>09/25/16 09:57 PM</text:p>
          </table:table-cell>
          <table:table-cell office:value-type="float" office:value="34.0833450862">
            <text:p>34.0833450862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7.80163964135051E+017">
            <text:p>780163964135051000</text:p>
          </table:table-cell>
          <table:table-cell office:value-type="string">
            <text:p>Ninetales</text:p>
          </table:table-cell>
          <table:table-cell office:value-type="string">
            <text:p>09/25/16 09:55 PM</text:p>
          </table:table-cell>
          <table:table-cell office:value-type="float" office:value="34.0723826013">
            <text:p>34.0723826013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7.80163528267227E+017">
            <text:p>780163528267227000</text:p>
          </table:table-cell>
          <table:table-cell office:value-type="string">
            <text:p>Flareon</text:p>
          </table:table-cell>
          <table:table-cell office:value-type="string">
            <text:p>09/25/16 09:54 PM</text:p>
          </table:table-cell>
          <table:table-cell office:value-type="float" office:value="34.1077021264">
            <text:p>34.1077021264</text:p>
          </table:table-cell>
          <table:table-cell office:value-type="float" office:value="-118.13681766">
            <text:p>-118.13681766</text:p>
          </table:table-cell>
        </table:table-row>
        <table:table-row table:style-name="ro2">
          <table:table-cell office:value-type="float" office:value="7.80163343063486E+017">
            <text:p>780163343063486000</text:p>
          </table:table-cell>
          <table:table-cell office:value-type="string">
            <text:p>Electabuzz</text:p>
          </table:table-cell>
          <table:table-cell office:value-type="string">
            <text:p>09/25/16 09:53 PM</text:p>
          </table:table-cell>
          <table:table-cell office:value-type="float" office:value="34.125153002">
            <text:p>34.125153002</text:p>
          </table:table-cell>
          <table:table-cell office:value-type="float" office:value="-118.1184399172">
            <text:p>-118.1184399172</text:p>
          </table:table-cell>
        </table:table-row>
        <table:table-row table:style-name="ro2">
          <table:table-cell office:value-type="float" office:value="7.80162979421565E+017">
            <text:p>780162979421565000</text:p>
          </table:table-cell>
          <table:table-cell office:value-type="string">
            <text:p>Chansey</text:p>
          </table:table-cell>
          <table:table-cell office:value-type="string">
            <text:p>09/25/16 09:52 PM</text:p>
          </table:table-cell>
          <table:table-cell office:value-type="float" office:value="34.0845631982">
            <text:p>34.0845631982</text:p>
          </table:table-cell>
          <table:table-cell office:value-type="float" office:value="-118.0919213601">
            <text:p>-118.0919213601</text:p>
          </table:table-cell>
        </table:table-row>
        <table:table-row table:style-name="ro2">
          <table:table-cell office:value-type="float" office:value="7.80159499738808E+017">
            <text:p>780159499738808000</text:p>
          </table:table-cell>
          <table:table-cell office:value-type="string">
            <text:p>Kabutops</text:p>
          </table:table-cell>
          <table:table-cell office:value-type="string">
            <text:p>09/25/16 09:38 PM</text:p>
          </table:table-cell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80156449687151E+017">
            <text:p>780156449687151000</text:p>
          </table:table-cell>
          <table:table-cell office:value-type="string">
            <text:p>Jolteon</text:p>
          </table:table-cell>
          <table:table-cell office:value-type="string">
            <text:p>09/25/16 09:26 PM</text:p>
          </table:table-cell>
          <table:table-cell office:value-type="float" office:value="34.1267076799">
            <text:p>34.1267076799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7.80156117309469E+017">
            <text:p>780156117309469000</text:p>
          </table:table-cell>
          <table:table-cell office:value-type="string">
            <text:p>Tangela</text:p>
          </table:table-cell>
          <table:table-cell office:value-type="string">
            <text:p>09/25/16 09:24 PM</text:p>
          </table:table-cell>
          <table:table-cell office:value-type="float" office:value="34.1027443751">
            <text:p>34.1027443751</text:p>
          </table:table-cell>
          <table:table-cell office:value-type="float" office:value="-118.1119478143">
            <text:p>-118.1119478143</text:p>
          </table:table-cell>
        </table:table-row>
        <table:table-row table:style-name="ro2">
          <table:table-cell office:value-type="float" office:value="7.80155124366709E+017">
            <text:p>780155124366709000</text:p>
          </table:table-cell>
          <table:table-cell office:value-type="string">
            <text:p>Snorlax</text:p>
          </table:table-cell>
          <table:table-cell office:value-type="string">
            <text:p>09/25/16 09:20 PM</text:p>
          </table:table-cell>
          <table:table-cell office:value-type="float" office:value="34.102764895">
            <text:p>34.102764895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7.80153964423582E+017">
            <text:p>780153964423582000</text:p>
          </table:table-cell>
          <table:table-cell office:value-type="string">
            <text:p>Rapidash</text:p>
          </table:table-cell>
          <table:table-cell office:value-type="string">
            <text:p>09/25/16 09:16 PM</text:p>
          </table:table-cell>
          <table:table-cell office:value-type="float" office:value="34.1048045991">
            <text:p>34.1048045991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80153312184193E+017">
            <text:p>780153312184193000</text:p>
          </table:table-cell>
          <table:table-cell office:value-type="string">
            <text:p>Snorlax</text:p>
          </table:table-cell>
          <table:table-cell office:value-type="string">
            <text:p>09/25/16 09:13 PM</text:p>
          </table:table-cell>
          <table:table-cell office:value-type="float" office:value="34.1083149934">
            <text:p>34.108314993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7.80150418840052E+017">
            <text:p>780150418840052000</text:p>
          </table:table-cell>
          <table:table-cell office:value-type="string">
            <text:p>Charmeleon</text:p>
          </table:table-cell>
          <table:table-cell office:value-type="string">
            <text:p>09/25/16 09:02 PM</text:p>
          </table:table-cell>
          <table:table-cell office:value-type="float" office:value="34.1212240751">
            <text:p>34.1212240751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80144866282E+017">
            <text:p>780144866282000000</text:p>
          </table:table-cell>
          <table:table-cell office:value-type="string">
            <text:p>Aerodactyl</text:p>
          </table:table-cell>
          <table:table-cell office:value-type="string">
            <text:p>09/25/16 08:40 PM</text:p>
          </table:table-cell>
          <table:table-cell office:value-type="float" office:value="34.1014251661">
            <text:p>34.1014251661</text:p>
          </table:table-cell>
          <table:table-cell office:value-type="float" office:value="-118.0953049857">
            <text:p>-118.0953049857</text:p>
          </table:table-cell>
        </table:table-row>
        <table:table-row table:style-name="ro2">
          <table:table-cell office:value-type="float" office:value="7.80143801545265E+017">
            <text:p>780143801545265000</text:p>
          </table:table-cell>
          <table:table-cell office:value-type="string">
            <text:p>Raichu</text:p>
          </table:table-cell>
          <table:table-cell office:value-type="string">
            <text:p>09/25/16 08:35 PM</text:p>
          </table:table-cell>
          <table:table-cell office:value-type="float" office:value="34.1004814107">
            <text:p>34.1004814107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7.80143225747087E+017">
            <text:p>780143225747087000</text:p>
          </table:table-cell>
          <table:table-cell office:value-type="string">
            <text:p>Exeggutor</text:p>
          </table:table-cell>
          <table:table-cell office:value-type="string">
            <text:p>09/25/16 08:33 PM</text:p>
          </table:table-cell>
          <table:table-cell office:value-type="float" office:value="34.1055166172">
            <text:p>34.1055166172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7.80143206188982E+017">
            <text:p>780143206188982000</text:p>
          </table:table-cell>
          <table:table-cell office:value-type="string">
            <text:p>Chansey</text:p>
          </table:table-cell>
          <table:table-cell office:value-type="string">
            <text:p>09/25/16 08:33 PM</text:p>
          </table:table-cell>
          <table:table-cell office:value-type="float" office:value="34.108400549">
            <text:p>34.108400549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8014149849489E+017">
            <text:p>780141498494890000</text:p>
          </table:table-cell>
          <table:table-cell office:value-type="string">
            <text:p>Raichu</text:p>
          </table:table-cell>
          <table:table-cell office:value-type="string">
            <text:p>09/25/16 08:26 PM</text:p>
          </table:table-cell>
          <table:table-cell office:value-type="float" office:value="34.0888821217">
            <text:p>34.0888821217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7.80135503437767E+017">
            <text:p>780135503437767000</text:p>
          </table:table-cell>
          <table:table-cell office:value-type="string">
            <text:p>Kabutops</text:p>
          </table:table-cell>
          <table:table-cell office:value-type="string">
            <text:p>09/25/16 08:02 PM</text:p>
          </table:table-cell>
          <table:table-cell office:value-type="float" office:value="34.0812817179">
            <text:p>34.0812817179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7.80134335399678E+017">
            <text:p>780134335399678000</text:p>
          </table:table-cell>
          <table:table-cell office:value-type="string">
            <text:p>Raichu</text:p>
          </table:table-cell>
          <table:table-cell office:value-type="string">
            <text:p>09/25/16 07:58 PM</text:p>
          </table:table-cell>
          <table:table-cell office:value-type="float" office:value="34.1152966577">
            <text:p>34.1152966577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80133509415313E+017">
            <text:p>780133509415313000</text:p>
          </table:table-cell>
          <table:table-cell office:value-type="string">
            <text:p>Nidoking</text:p>
          </table:table-cell>
          <table:table-cell office:value-type="string">
            <text:p>09/25/16 07:54 PM</text:p>
          </table:table-cell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80133502817673E+017">
            <text:p>780133502817673000</text:p>
          </table:table-cell>
          <table:table-cell office:value-type="string">
            <text:p>Dragonair</text:p>
          </table:table-cell>
          <table:table-cell office:value-type="string">
            <text:p>09/25/16 07:54 P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80133107680748E+017">
            <text:p>780133107680748000</text:p>
          </table:table-cell>
          <table:table-cell office:value-type="string">
            <text:p>Nidoqueen</text:p>
          </table:table-cell>
          <table:table-cell office:value-type="string">
            <text:p>09/25/16 07:53 PM</text:p>
          </table:table-cell>
          <table:table-cell office:value-type="float" office:value="34.1231806585">
            <text:p>34.1231806585</text:p>
          </table:table-cell>
          <table:table-cell office:value-type="float" office:value="-118.1399261414">
            <text:p>-118.1399261414</text:p>
          </table:table-cell>
        </table:table-row>
        <table:table-row table:style-name="ro2">
          <table:table-cell office:value-type="float" office:value="7.80132798157824E+017">
            <text:p>780132798157824000</text:p>
          </table:table-cell>
          <table:table-cell office:value-type="string">
            <text:p>Rapidash</text:p>
          </table:table-cell>
          <table:table-cell office:value-type="string">
            <text:p>09/25/16 07:52 PM</text:p>
          </table:table-cell>
          <table:table-cell office:value-type="float" office:value="34.0816674134">
            <text:p>34.0816674134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7.80132527444898E+017">
            <text:p>780132527444898000</text:p>
          </table:table-cell>
          <table:table-cell office:value-type="string">
            <text:p>Machamp</text:p>
          </table:table-cell>
          <table:table-cell office:value-type="string">
            <text:p>09/25/16 07:51 PM</text:p>
          </table:table-cell>
          <table:table-cell office:value-type="float" office:value="34.0800097117">
            <text:p>34.0800097117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7.80132124078645E+017">
            <text:p>780132124078645000</text:p>
          </table:table-cell>
          <table:table-cell office:value-type="string">
            <text:p>Wartortle</text:p>
          </table:table-cell>
          <table:table-cell office:value-type="string">
            <text:p>09/25/16 07:49 PM</text:p>
          </table:table-cell>
          <table:table-cell office:value-type="float" office:value="34.1003469712">
            <text:p>34.100346971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7.80127721162576E+017">
            <text:p>780127721162576000</text:p>
          </table:table-cell>
          <table:table-cell office:value-type="string">
            <text:p>Charmeleon</text:p>
          </table:table-cell>
          <table:table-cell office:value-type="string">
            <text:p>09/25/16 07:31 PM</text:p>
          </table:table-cell>
          <table:table-cell office:value-type="float" office:value="34.077764482">
            <text:p>34.077764482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80126954066366E+017">
            <text:p>780126954066366000</text:p>
          </table:table-cell>
          <table:table-cell office:value-type="string">
            <text:p>Flareon</text:p>
          </table:table-cell>
          <table:table-cell office:value-type="string">
            <text:p>09/25/16 07:28 PM</text:p>
          </table:table-cell>
          <table:table-cell office:value-type="float" office:value="34.0979803741">
            <text:p>34.097980374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80126898630209E+017">
            <text:p>780126898630209000</text:p>
          </table:table-cell>
          <table:table-cell office:value-type="string">
            <text:p>Scyther</text:p>
          </table:table-cell>
          <table:table-cell office:value-type="string">
            <text:p>09/25/16 07:28 PM</text:p>
          </table:table-cell>
          <table:table-cell office:value-type="float" office:value="34.1164789382">
            <text:p>34.1164789382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7.80124884823269E+017">
            <text:p>780124884823269000</text:p>
          </table:table-cell>
          <table:table-cell office:value-type="string">
            <text:p>Chansey</text:p>
          </table:table-cell>
          <table:table-cell office:value-type="string">
            <text:p>09/25/16 07:20 PM</text:p>
          </table:table-cell>
          <table:table-cell office:value-type="float" office:value="34.1261972818">
            <text:p>34.1261972818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7.8012175932432E+017">
            <text:p>780121759324320000</text:p>
          </table:table-cell>
          <table:table-cell office:value-type="string">
            <text:p>Porygon</text:p>
          </table:table-cell>
          <table:table-cell office:value-type="string">
            <text:p>09/25/16 07:08 PM</text:p>
          </table:table-cell>
          <table:table-cell office:value-type="float" office:value="34.0840109299">
            <text:p>34.0840109299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7.80118821390594E+017">
            <text:p>780118821390594000</text:p>
          </table:table-cell>
          <table:table-cell office:value-type="string">
            <text:p>Exeggutor</text:p>
          </table:table-cell>
          <table:table-cell office:value-type="string">
            <text:p>09/25/16 06:56 PM</text:p>
          </table:table-cell>
          <table:table-cell office:value-type="float" office:value="34.0888319223">
            <text:p>34.0888319223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7.80118078549918E+017">
            <text:p>780118078549918000</text:p>
          </table:table-cell>
          <table:table-cell office:value-type="string">
            <text:p>Flareon</text:p>
          </table:table-cell>
          <table:table-cell office:value-type="string">
            <text:p>09/25/16 06:53 PM</text:p>
          </table:table-cell>
          <table:table-cell office:value-type="float" office:value="34.0690227341">
            <text:p>34.0690227341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80116511637672E+017">
            <text:p>780116511637672000</text:p>
          </table:table-cell>
          <table:table-cell office:value-type="string">
            <text:p>Lickitung</text:p>
          </table:table-cell>
          <table:table-cell office:value-type="string">
            <text:p>09/25/16 06:47 PM</text:p>
          </table:table-cell>
          <table:table-cell office:value-type="float" office:value="34.1191355398">
            <text:p>34.1191355398</text:p>
          </table:table-cell>
          <table:table-cell office:value-type="float" office:value="-118.1175255511">
            <text:p>-118.1175255511</text:p>
          </table:table-cell>
        </table:table-row>
        <table:table-row table:style-name="ro2">
          <table:table-cell office:value-type="float" office:value="7.80115273491689E+017">
            <text:p>780115273491689000</text:p>
          </table:table-cell>
          <table:table-cell office:value-type="string">
            <text:p>Jolteon</text:p>
          </table:table-cell>
          <table:table-cell office:value-type="string">
            <text:p>09/25/16 06:42 PM</text:p>
          </table:table-cell>
          <table:table-cell office:value-type="float" office:value="34.1131815828">
            <text:p>34.1131815828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7.80114372462989E+017">
            <text:p>780114372462989000</text:p>
          </table:table-cell>
          <table:table-cell office:value-type="string">
            <text:p>Raichu</text:p>
          </table:table-cell>
          <table:table-cell office:value-type="string">
            <text:p>09/25/16 06:38 PM</text:p>
          </table:table-cell>
          <table:table-cell office:value-type="float" office:value="34.1172458429">
            <text:p>34.1172458429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80114081910927E+017">
            <text:p>780114081910927000</text:p>
          </table:table-cell>
          <table:table-cell office:value-type="string">
            <text:p>Golem</text:p>
          </table:table-cell>
          <table:table-cell office:value-type="string">
            <text:p>09/25/16 06:37 PM</text:p>
          </table:table-cell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7.80112788454716E+017">
            <text:p>780112788454716000</text:p>
          </table:table-cell>
          <table:table-cell office:value-type="string">
            <text:p>Exeggutor</text:p>
          </table:table-cell>
          <table:table-cell office:value-type="string">
            <text:p>09/25/16 06:32 PM</text:p>
          </table:table-cell>
          <table:table-cell office:value-type="float" office:value="34.0785638936">
            <text:p>34.078563893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80112502579278E+017">
            <text:p>780112502579278000</text:p>
          </table:table-cell>
          <table:table-cell office:value-type="string">
            <text:p>Chansey</text:p>
          </table:table-cell>
          <table:table-cell office:value-type="string">
            <text:p>09/25/16 06:31 PM</text:p>
          </table:table-cell>
          <table:table-cell office:value-type="float" office:value="34.1006642418">
            <text:p>34.1006642418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7.80109653468336E+017">
            <text:p>780109653468336000</text:p>
          </table:table-cell>
          <table:table-cell office:value-type="string">
            <text:p>Flareon</text:p>
          </table:table-cell>
          <table:table-cell office:value-type="string">
            <text:p>09/25/16 06:20 PM</text:p>
          </table:table-cell>
          <table:table-cell office:value-type="float" office:value="34.0732009521">
            <text:p>34.0732009521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7.80109396672E+017">
            <text:p>780109396672000000</text:p>
          </table:table-cell>
          <table:table-cell office:value-type="string">
            <text:p>Rapidash</text:p>
          </table:table-cell>
          <table:table-cell office:value-type="string">
            <text:p>09/25/16 06:19 PM</text:p>
          </table:table-cell>
          <table:table-cell office:value-type="float" office:value="34.0808505639">
            <text:p>34.0808505639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80108903384166E+017">
            <text:p>780108903384166000</text:p>
          </table:table-cell>
          <table:table-cell office:value-type="string">
            <text:p>Golem</text:p>
          </table:table-cell>
          <table:table-cell office:value-type="string">
            <text:p>09/25/16 06:17 PM</text:p>
          </table:table-cell>
          <table:table-cell office:value-type="float" office:value="34.1037133542">
            <text:p>34.1037133542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7.80105227353457E+017">
            <text:p>780105227353457000</text:p>
          </table:table-cell>
          <table:table-cell office:value-type="string">
            <text:p>Machamp</text:p>
          </table:table-cell>
          <table:table-cell office:value-type="string">
            <text:p>09/25/16 06:02 PM</text:p>
          </table:table-cell>
          <table:table-cell office:value-type="float" office:value="34.0977118856">
            <text:p>34.0977118856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80103307054506E+017">
            <text:p>780103307054506000</text:p>
          </table:table-cell>
          <table:table-cell office:value-type="string">
            <text:p>Ivysaur</text:p>
          </table:table-cell>
          <table:table-cell office:value-type="string">
            <text:p>09/25/16 05:54 PM</text:p>
          </table:table-cell>
          <table:table-cell office:value-type="float" office:value="34.0819973885">
            <text:p>34.0819973885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80102916598211E+017">
            <text:p>780102916598211000</text:p>
          </table:table-cell>
          <table:table-cell office:value-type="string">
            <text:p>Grimer</text:p>
          </table:table-cell>
          <table:table-cell office:value-type="string">
            <text:p>09/25/16 05:53 PM</text:p>
          </table:table-cell>
          <table:table-cell office:value-type="float" office:value="34.0683268219">
            <text:p>34.0683268219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7.80102903105139E+017">
            <text:p>780102903105139000</text:p>
          </table:table-cell>
          <table:table-cell office:value-type="string">
            <text:p>Chansey</text:p>
          </table:table-cell>
          <table:table-cell office:value-type="string">
            <text:p>09/25/16 05:53 PM</text:p>
          </table:table-cell>
          <table:table-cell office:value-type="float" office:value="34.1244405651">
            <text:p>34.124440565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80102770841879E+017">
            <text:p>780102770841879000</text:p>
          </table:table-cell>
          <table:table-cell office:value-type="string">
            <text:p>Jolteon</text:p>
          </table:table-cell>
          <table:table-cell office:value-type="string">
            <text:p>09/25/16 05:52 PM</text:p>
          </table:table-cell>
          <table:table-cell office:value-type="float" office:value="34.0919769127">
            <text:p>34.0919769127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7.80097904564318E+017">
            <text:p>780097904564318000</text:p>
          </table:table-cell>
          <table:table-cell office:value-type="string">
            <text:p>Jolteon</text:p>
          </table:table-cell>
          <table:table-cell office:value-type="string">
            <text:p>09/25/16 05:33 PM</text:p>
          </table:table-cell>
          <table:table-cell office:value-type="float" office:value="34.0753439881">
            <text:p>34.0753439881</text:p>
          </table:table-cell>
          <table:table-cell office:value-type="float" office:value="-118.0935674564">
            <text:p>-118.0935674564</text:p>
          </table:table-cell>
        </table:table-row>
        <table:table-row table:style-name="ro2">
          <table:table-cell office:value-type="float" office:value="7.80097687844565E+017">
            <text:p>780097687844565000</text:p>
          </table:table-cell>
          <table:table-cell office:value-type="string">
            <text:p>Weezing</text:p>
          </table:table-cell>
          <table:table-cell office:value-type="string">
            <text:p>09/25/16 05:32 PM</text:p>
          </table:table-cell>
          <table:table-cell office:value-type="float" office:value="34.0785638936">
            <text:p>34.078563893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8009714719461E+017">
            <text:p>780097147194610000</text:p>
          </table:table-cell>
          <table:table-cell office:value-type="string">
            <text:p>Tangela</text:p>
          </table:table-cell>
          <table:table-cell office:value-type="string">
            <text:p>09/25/16 05:30 PM</text:p>
          </table:table-cell>
          <table:table-cell office:value-type="float" office:value="34.0975855148">
            <text:p>34.097585514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80095373838655E+017">
            <text:p>780095373838655000</text:p>
          </table:table-cell>
          <table:table-cell office:value-type="string">
            <text:p>Rapidash</text:p>
          </table:table-cell>
          <table:table-cell office:value-type="string">
            <text:p>09/25/16 05:23 PM</text:p>
          </table:table-cell>
          <table:table-cell office:value-type="float" office:value="34.0850961305">
            <text:p>34.085096130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7.80095204254622E+017">
            <text:p>780095204254622000</text:p>
          </table:table-cell>
          <table:table-cell office:value-type="string">
            <text:p>Exeggutor</text:p>
          </table:table-cell>
          <table:table-cell office:value-type="string">
            <text:p>09/25/16 05:22 PM</text:p>
          </table:table-cell>
          <table:table-cell office:value-type="float" office:value="34.0802841672">
            <text:p>34.0802841672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7.80094602434876E+017">
            <text:p>780094602434876000</text:p>
          </table:table-cell>
          <table:table-cell office:value-type="string">
            <text:p>Aerodactyl</text:p>
          </table:table-cell>
          <table:table-cell office:value-type="string">
            <text:p>09/25/16 05:20 PM</text:p>
          </table:table-cell>
          <table:table-cell office:value-type="float" office:value="34.0704409997">
            <text:p>34.0704409997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7.80092998121959E+017">
            <text:p>780092998121959000</text:p>
          </table:table-cell>
          <table:table-cell office:value-type="string">
            <text:p>Golduck</text:p>
          </table:table-cell>
          <table:table-cell office:value-type="string">
            <text:p>09/25/16 05:13 PM</text:p>
          </table:table-cell>
          <table:table-cell office:value-type="float" office:value="34.1257111734">
            <text:p>34.1257111734</text:p>
          </table:table-cell>
          <table:table-cell office:value-type="float" office:value="-118.1116734948">
            <text:p>-118.1116734948</text:p>
          </table:table-cell>
        </table:table-row>
        <table:table-row table:style-name="ro2">
          <table:table-cell office:value-type="float" office:value="7.80090523646173E+017">
            <text:p>780090523646173000</text:p>
          </table:table-cell>
          <table:table-cell office:value-type="string">
            <text:p>Chansey</text:p>
          </table:table-cell>
          <table:table-cell office:value-type="string">
            <text:p>09/25/16 05:04 PM</text:p>
          </table:table-cell>
          <table:table-cell office:value-type="float" office:value="34.0695697555">
            <text:p>34.0695697555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80089341313896E+017">
            <text:p>780089341313896000</text:p>
          </table:table-cell>
          <table:table-cell office:value-type="string">
            <text:p>Wartortle</text:p>
          </table:table-cell>
          <table:table-cell office:value-type="string">
            <text:p>09/25/16 04:59 PM</text:p>
          </table:table-cell>
          <table:table-cell office:value-type="float" office:value="34.0992399669">
            <text:p>34.0992399669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7.80089169506808E+017">
            <text:p>780089169506808000</text:p>
          </table:table-cell>
          <table:table-cell office:value-type="string">
            <text:p>Golem</text:p>
          </table:table-cell>
          <table:table-cell office:value-type="string">
            <text:p>09/25/16 04:58 PM</text:p>
          </table:table-cell>
          <table:table-cell office:value-type="float" office:value="34.0891146526">
            <text:p>34.0891146526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7.80088084364874E+017">
            <text:p>780088084364874000</text:p>
          </table:table-cell>
          <table:table-cell office:value-type="string">
            <text:p>Dragonair</text:p>
          </table:table-cell>
          <table:table-cell office:value-type="string">
            <text:p>09/25/16 04:54 PM</text:p>
          </table:table-cell>
          <table:table-cell office:value-type="float" office:value="34.1026883264">
            <text:p>34.1026883264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7.80087841040642E+017">
            <text:p>780087841040642000</text:p>
          </table:table-cell>
          <table:table-cell office:value-type="string">
            <text:p>Snorlax</text:p>
          </table:table-cell>
          <table:table-cell office:value-type="string">
            <text:p>09/25/16 04:53 PM</text:p>
          </table:table-cell>
          <table:table-cell office:value-type="float" office:value="34.1145253614">
            <text:p>34.1145253614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7.80087364618117E+017">
            <text:p>780087364618117000</text:p>
          </table:table-cell>
          <table:table-cell office:value-type="string">
            <text:p>Flareon</text:p>
          </table:table-cell>
          <table:table-cell office:value-type="string">
            <text:p>09/25/16 04:51 PM</text:p>
          </table:table-cell>
          <table:table-cell office:value-type="float" office:value="34.0692428405">
            <text:p>34.0692428405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7.80087126490649E+017">
            <text:p>780087126490649000</text:p>
          </table:table-cell>
          <table:table-cell office:value-type="string">
            <text:p>Dratini</text:p>
          </table:table-cell>
          <table:table-cell office:value-type="string">
            <text:p>09/25/16 04:50 PM</text:p>
          </table:table-cell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7.8008613164793E+017">
            <text:p>780086131647930000</text:p>
          </table:table-cell>
          <table:table-cell office:value-type="string">
            <text:p>Exeggutor</text:p>
          </table:table-cell>
          <table:table-cell office:value-type="string">
            <text:p>09/25/16 04:46 PM</text:p>
          </table:table-cell>
          <table:table-cell office:value-type="float" office:value="34.0962068259">
            <text:p>34.0962068259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7.80083684997079E+017">
            <text:p>780083684997079000</text:p>
          </table:table-cell>
          <table:table-cell office:value-type="string">
            <text:p>Jolteon</text:p>
          </table:table-cell>
          <table:table-cell office:value-type="string">
            <text:p>09/25/16 04:36 PM</text:p>
          </table:table-cell>
          <table:table-cell office:value-type="float" office:value="34.0984021247">
            <text:p>34.0984021247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80083516432196E+017">
            <text:p>780083516432196000</text:p>
          </table:table-cell>
          <table:table-cell office:value-type="string">
            <text:p>Machamp</text:p>
          </table:table-cell>
          <table:table-cell office:value-type="string">
            <text:p>09/25/16 04:36 PM</text:p>
          </table:table-cell>
          <table:table-cell office:value-type="float" office:value="34.0916439555">
            <text:p>34.0916439555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7.80083162831401E+017">
            <text:p>780083162831401000</text:p>
          </table:table-cell>
          <table:table-cell office:value-type="string">
            <text:p>Exeggutor</text:p>
          </table:table-cell>
          <table:table-cell office:value-type="string">
            <text:p>09/25/16 04:34 PM</text:p>
          </table:table-cell>
          <table:table-cell office:value-type="float" office:value="34.0879468108">
            <text:p>34.0879468108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7.80082690498232E+017">
            <text:p>780082690498232000</text:p>
          </table:table-cell>
          <table:table-cell office:value-type="string">
            <text:p>Chansey</text:p>
          </table:table-cell>
          <table:table-cell office:value-type="string">
            <text:p>09/25/16 04:33 PM</text:p>
          </table:table-cell>
          <table:table-cell office:value-type="float" office:value="34.0752135823">
            <text:p>34.0752135823</text:p>
          </table:table-cell>
          <table:table-cell office:value-type="float" office:value="-118.1008832528">
            <text:p>-118.1008832528</text:p>
          </table:table-cell>
        </table:table-row>
        <table:table-row table:style-name="ro2">
          <table:table-cell office:value-type="float" office:value="7.80082513527976E+017">
            <text:p>780082513527976000</text:p>
          </table:table-cell>
          <table:table-cell office:value-type="string">
            <text:p>Jolteon</text:p>
          </table:table-cell>
          <table:table-cell office:value-type="string">
            <text:p>09/25/16 04:32 PM</text:p>
          </table:table-cell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80081141952946E+017">
            <text:p>780081141952946000</text:p>
          </table:table-cell>
          <table:table-cell office:value-type="string">
            <text:p>Chansey</text:p>
          </table:table-cell>
          <table:table-cell office:value-type="string">
            <text:p>09/25/16 04:26 PM</text:p>
          </table:table-cell>
          <table:table-cell office:value-type="float" office:value="34.101109543">
            <text:p>34.101109543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80080472214733E+017">
            <text:p>780080472214733000</text:p>
          </table:table-cell>
          <table:table-cell office:value-type="string">
            <text:p>Golem</text:p>
          </table:table-cell>
          <table:table-cell office:value-type="string">
            <text:p>09/25/16 04:24 PM</text:p>
          </table:table-cell>
          <table:table-cell office:value-type="float" office:value="34.0842140233">
            <text:p>34.0842140233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80078109131354E+017">
            <text:p>780078109131354000</text:p>
          </table:table-cell>
          <table:table-cell office:value-type="string">
            <text:p>Snorlax</text:p>
          </table:table-cell>
          <table:table-cell office:value-type="string">
            <text:p>09/25/16 04:14 PM</text:p>
          </table:table-cell>
          <table:table-cell office:value-type="float" office:value="34.1192500361">
            <text:p>34.1192500361</text:p>
          </table:table-cell>
          <table:table-cell office:value-type="float" office:value="-118.0721670011">
            <text:p>-118.0721670011</text:p>
          </table:table-cell>
        </table:table-row>
        <table:table-row table:style-name="ro2">
          <table:table-cell office:value-type="float" office:value="7.80077305800503E+017">
            <text:p>780077305800503000</text:p>
          </table:table-cell>
          <table:table-cell office:value-type="string">
            <text:p>Kingler</text:p>
          </table:table-cell>
          <table:table-cell office:value-type="string">
            <text:p>09/25/16 04:11 PM</text:p>
          </table:table-cell>
          <table:table-cell office:value-type="float" office:value="34.0980206314">
            <text:p>34.0980206314</text:p>
          </table:table-cell>
          <table:table-cell office:value-type="float" office:value="-118.1229202418">
            <text:p>-118.1229202418</text:p>
          </table:table-cell>
        </table:table-row>
        <table:table-row table:style-name="ro2">
          <table:table-cell office:value-type="float" office:value="7.80076411130221E+017">
            <text:p>780076411130221000</text:p>
          </table:table-cell>
          <table:table-cell office:value-type="string">
            <text:p>Jolteon</text:p>
          </table:table-cell>
          <table:table-cell office:value-type="string">
            <text:p>09/25/16 04:08 PM</text:p>
          </table:table-cell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80075908921037E+017">
            <text:p>780075908921037000</text:p>
          </table:table-cell>
          <table:table-cell office:value-type="string">
            <text:p>Jolteon</text:p>
          </table:table-cell>
          <table:table-cell office:value-type="string">
            <text:p>09/25/16 04:06 PM</text:p>
          </table:table-cell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80075643522343E+017">
            <text:p>780075643522343000</text:p>
          </table:table-cell>
          <table:table-cell office:value-type="string">
            <text:p>Raichu</text:p>
          </table:table-cell>
          <table:table-cell office:value-type="string">
            <text:p>09/25/16 04:05 PM</text:p>
          </table:table-cell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80074977898791E+017">
            <text:p>780074977898791000</text:p>
          </table:table-cell>
          <table:table-cell office:value-type="string">
            <text:p>Chansey</text:p>
          </table:table-cell>
          <table:table-cell office:value-type="string">
            <text:p>09/25/16 04:02 PM</text:p>
          </table:table-cell>
          <table:table-cell office:value-type="float" office:value="34.0923564187">
            <text:p>34.0923564187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7.80072875088749E+017">
            <text:p>780072875088749000</text:p>
          </table:table-cell>
          <table:table-cell office:value-type="string">
            <text:p>Raichu</text:p>
          </table:table-cell>
          <table:table-cell office:value-type="string">
            <text:p>09/25/16 03:54 PM</text:p>
          </table:table-cell>
          <table:table-cell office:value-type="float" office:value="34.1270636194">
            <text:p>34.1270636194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80072171410293E+017">
            <text:p>780072171410293000</text:p>
          </table:table-cell>
          <table:table-cell office:value-type="string">
            <text:p>Dratini</text:p>
          </table:table-cell>
          <table:table-cell office:value-type="string">
            <text:p>09/25/16 03:51 P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80071978682069E+017">
            <text:p>780071978682069000</text:p>
          </table:table-cell>
          <table:table-cell office:value-type="string">
            <text:p>Dratini</text:p>
          </table:table-cell>
          <table:table-cell office:value-type="string">
            <text:p>09/25/16 03:50 PM</text:p>
          </table:table-cell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80070371278004E+017">
            <text:p>780070371278004000</text:p>
          </table:table-cell>
          <table:table-cell office:value-type="string">
            <text:p>Charmeleon</text:p>
          </table:table-cell>
          <table:table-cell office:value-type="string">
            <text:p>09/25/16 03:44 PM</text:p>
          </table:table-cell>
          <table:table-cell office:value-type="float" office:value="34.0905041423">
            <text:p>34.0905041423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7.80067680782913E+017">
            <text:p>780067680782913000</text:p>
          </table:table-cell>
          <table:table-cell office:value-type="string">
            <text:p>Flareon</text:p>
          </table:table-cell>
          <table:table-cell office:value-type="string">
            <text:p>09/25/16 03:33 PM</text:p>
          </table:table-cell>
          <table:table-cell office:value-type="float" office:value="34.0918200353">
            <text:p>34.0918200353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8006707272627E+017">
            <text:p>780067072726270000</text:p>
          </table:table-cell>
          <table:table-cell office:value-type="string">
            <text:p>Chansey</text:p>
          </table:table-cell>
          <table:table-cell office:value-type="string">
            <text:p>09/25/16 03:30 PM</text:p>
          </table:table-cell>
          <table:table-cell office:value-type="float" office:value="34.0877387554">
            <text:p>34.0877387554</text:p>
          </table:table-cell>
          <table:table-cell office:value-type="float" office:value="-118.1136851612">
            <text:p>-118.1136851612</text:p>
          </table:table-cell>
        </table:table-row>
        <table:table-row table:style-name="ro2">
          <table:table-cell office:value-type="float" office:value="7.80067009379709E+017">
            <text:p>780067009379709000</text:p>
          </table:table-cell>
          <table:table-cell office:value-type="string">
            <text:p>Charmeleon</text:p>
          </table:table-cell>
          <table:table-cell office:value-type="string">
            <text:p>09/25/16 03:30 PM</text:p>
          </table:table-cell>
          <table:table-cell office:value-type="float" office:value="34.0870420932">
            <text:p>34.087042093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80065293724811E+017">
            <text:p>780065293724811000</text:p>
          </table:table-cell>
          <table:table-cell office:value-type="string">
            <text:p>Kabutops</text:p>
          </table:table-cell>
          <table:table-cell office:value-type="string">
            <text:p>09/25/16 03:23 PM</text:p>
          </table:table-cell>
          <table:table-cell office:value-type="float" office:value="34.1056281635">
            <text:p>34.1056281635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7.80063503675642E+017">
            <text:p>780063503675642000</text:p>
          </table:table-cell>
          <table:table-cell office:value-type="string">
            <text:p>Snorlax</text:p>
          </table:table-cell>
          <table:table-cell office:value-type="string">
            <text:p>09/25/16 03:16 PM</text:p>
          </table:table-cell>
          <table:table-cell office:value-type="float" office:value="34.1009805475">
            <text:p>34.1009805475</text:p>
          </table:table-cell>
          <table:table-cell office:value-type="float" office:value="-118.1271261563">
            <text:p>-118.1271261563</text:p>
          </table:table-cell>
        </table:table-row>
        <table:table-row table:style-name="ro2">
          <table:table-cell office:value-type="float" office:value="7.80062599576641E+017">
            <text:p>780062599576641000</text:p>
          </table:table-cell>
          <table:table-cell office:value-type="string">
            <text:p>Charmeleon</text:p>
          </table:table-cell>
          <table:table-cell office:value-type="string">
            <text:p>09/25/16 03:13 PM</text:p>
          </table:table-cell>
          <table:table-cell office:value-type="float" office:value="34.0930878991">
            <text:p>34.0930878991</text:p>
          </table:table-cell>
          <table:table-cell office:value-type="float" office:value="-118.1327948371">
            <text:p>-118.1327948371</text:p>
          </table:table-cell>
        </table:table-row>
        <table:table-row table:style-name="ro2">
          <table:table-cell office:value-type="float" office:value="7.80062299885146E+017">
            <text:p>780062299885146000</text:p>
          </table:table-cell>
          <table:table-cell office:value-type="string">
            <text:p>Golem</text:p>
          </table:table-cell>
          <table:table-cell office:value-type="string">
            <text:p>09/25/16 03:11 PM</text:p>
          </table:table-cell>
          <table:table-cell office:value-type="float" office:value="34.0695956259">
            <text:p>34.0695956259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7.8006142632915E+017">
            <text:p>780061426329150000</text:p>
          </table:table-cell>
          <table:table-cell office:value-type="string">
            <text:p>Charmeleon</text:p>
          </table:table-cell>
          <table:table-cell office:value-type="string">
            <text:p>09/25/16 03:08 PM</text:p>
          </table:table-cell>
          <table:table-cell office:value-type="float" office:value="34.126675747">
            <text:p>34.1266757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8006134775724E+017">
            <text:p>780061347757240000</text:p>
          </table:table-cell>
          <table:table-cell office:value-type="string">
            <text:p>Rapidash</text:p>
          </table:table-cell>
          <table:table-cell office:value-type="string">
            <text:p>09/25/16 03:08 PM</text:p>
          </table:table-cell>
          <table:table-cell office:value-type="float" office:value="34.0856934885">
            <text:p>34.0856934885</text:p>
          </table:table-cell>
          <table:table-cell office:value-type="float" office:value="-118.1199943285">
            <text:p>-118.1199943285</text:p>
          </table:table-cell>
        </table:table-row>
        <table:table-row table:style-name="ro2">
          <table:table-cell office:value-type="float" office:value="7.80058848761553E+017">
            <text:p>780058848761553000</text:p>
          </table:table-cell>
          <table:table-cell office:value-type="string">
            <text:p>Flareon</text:p>
          </table:table-cell>
          <table:table-cell office:value-type="string">
            <text:p>09/25/16 02:58 PM</text:p>
          </table:table-cell>
          <table:table-cell office:value-type="float" office:value="34.1121954956">
            <text:p>34.1121954956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7.80057243597181E+017">
            <text:p>780057243597181000</text:p>
          </table:table-cell>
          <table:table-cell office:value-type="string">
            <text:p>Omastar</text:p>
          </table:table-cell>
          <table:table-cell office:value-type="string">
            <text:p>09/25/16 02:51 PM</text:p>
          </table:table-cell>
          <table:table-cell office:value-type="float" office:value="34.1089716797">
            <text:p>34.1089716797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8005693131024E+017">
            <text:p>780056931310240000</text:p>
          </table:table-cell>
          <table:table-cell office:value-type="string">
            <text:p>Aerodactyl</text:p>
          </table:table-cell>
          <table:table-cell office:value-type="string">
            <text:p>09/25/16 02:50 PM</text:p>
          </table:table-cell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7.80056427167556E+017">
            <text:p>780056427167556000</text:p>
          </table:table-cell>
          <table:table-cell office:value-type="string">
            <text:p>Rapidash</text:p>
          </table:table-cell>
          <table:table-cell office:value-type="string">
            <text:p>09/25/16 02:48 PM</text:p>
          </table:table-cell>
          <table:table-cell office:value-type="float" office:value="34.0873775077">
            <text:p>34.0873775077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80055030925697E+017">
            <text:p>780055030925697000</text:p>
          </table:table-cell>
          <table:table-cell office:value-type="string">
            <text:p>Omastar</text:p>
          </table:table-cell>
          <table:table-cell office:value-type="string">
            <text:p>09/25/16 02:43 PM</text:p>
          </table:table-cell>
          <table:table-cell office:value-type="float" office:value="34.1055004331">
            <text:p>34.1055004331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80054827606745E+017">
            <text:p>780054827606745000</text:p>
          </table:table-cell>
          <table:table-cell office:value-type="string">
            <text:p>Jolteon</text:p>
          </table:table-cell>
          <table:table-cell office:value-type="string">
            <text:p>09/25/16 02:42 PM</text:p>
          </table:table-cell>
          <table:table-cell office:value-type="float" office:value="34.0877826554">
            <text:p>34.0877826554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7.80053900736868E+017">
            <text:p>780053900736868000</text:p>
          </table:table-cell>
          <table:table-cell office:value-type="string">
            <text:p>Starmie</text:p>
          </table:table-cell>
          <table:table-cell office:value-type="string">
            <text:p>09/25/16 02:38 PM</text:p>
          </table:table-cell>
          <table:table-cell office:value-type="float" office:value="34.0846518842">
            <text:p>34.0846518842</text:p>
          </table:table-cell>
          <table:table-cell office:value-type="float" office:value="-118.1048153672">
            <text:p>-118.1048153672</text:p>
          </table:table-cell>
        </table:table-row>
        <table:table-row table:style-name="ro2">
          <table:table-cell office:value-type="float" office:value="7.80053546989265E+017">
            <text:p>780053546989265000</text:p>
          </table:table-cell>
          <table:table-cell office:value-type="string">
            <text:p>Charmeleon</text:p>
          </table:table-cell>
          <table:table-cell office:value-type="string">
            <text:p>09/25/16 02:37 PM</text:p>
          </table:table-cell>
          <table:table-cell office:value-type="float" office:value="34.0702565519">
            <text:p>34.0702565519</text:p>
          </table:table-cell>
          <table:table-cell office:value-type="float" office:value="-118.1047239236">
            <text:p>-118.1047239236</text:p>
          </table:table-cell>
        </table:table-row>
        <table:table-row table:style-name="ro2">
          <table:table-cell office:value-type="float" office:value="7.80052902287057E+017">
            <text:p>780052902287057000</text:p>
          </table:table-cell>
          <table:table-cell office:value-type="string">
            <text:p>Flareon</text:p>
          </table:table-cell>
          <table:table-cell office:value-type="string">
            <text:p>09/25/16 02:34 PM</text:p>
          </table:table-cell>
          <table:table-cell office:value-type="float" office:value="34.0683777137">
            <text:p>34.0683777137</text:p>
          </table:table-cell>
          <table:table-cell office:value-type="float" office:value="-118.0948477428">
            <text:p>-118.0948477428</text:p>
          </table:table-cell>
        </table:table-row>
        <table:table-row table:style-name="ro2">
          <table:table-cell office:value-type="float" office:value="7.800471955212E+017">
            <text:p>780047195521200000</text:p>
          </table:table-cell>
          <table:table-cell office:value-type="string">
            <text:p>Ninetales</text:p>
          </table:table-cell>
          <table:table-cell office:value-type="string">
            <text:p>09/25/16 02:11 PM</text:p>
          </table:table-cell>
          <table:table-cell office:value-type="float" office:value="34.1161397754">
            <text:p>34.116139775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80046661359809E+017">
            <text:p>780046661359809000</text:p>
          </table:table-cell>
          <table:table-cell office:value-type="string">
            <text:p>Gloom</text:p>
          </table:table-cell>
          <table:table-cell office:value-type="string">
            <text:p>09/25/16 02:09 PM</text:p>
          </table:table-cell>
          <table:table-cell office:value-type="float" office:value="34.0899015549">
            <text:p>34.0899015549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80046283314561E+017">
            <text:p>780046283314561000</text:p>
          </table:table-cell>
          <table:table-cell office:value-type="string">
            <text:p>Aerodactyl</text:p>
          </table:table-cell>
          <table:table-cell office:value-type="string">
            <text:p>09/25/16 02:08 PM</text:p>
          </table:table-cell>
          <table:table-cell office:value-type="float" office:value="34.0979777861">
            <text:p>34.0979777861</text:p>
          </table:table-cell>
          <table:table-cell office:value-type="float" office:value="-118.1298690894">
            <text:p>-118.1298690894</text:p>
          </table:table-cell>
        </table:table-row>
        <table:table-row table:style-name="ro2">
          <table:table-cell office:value-type="float" office:value="7.80045106967478E+017">
            <text:p>780045106967478000</text:p>
          </table:table-cell>
          <table:table-cell office:value-type="string">
            <text:p>Haunter</text:p>
          </table:table-cell>
          <table:table-cell office:value-type="string">
            <text:p>09/25/16 02:03 PM</text:p>
          </table:table-cell>
          <table:table-cell office:value-type="float" office:value="34.101957702">
            <text:p>34.101957702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80043952107852E+017">
            <text:p>780043952107852000</text:p>
          </table:table-cell>
          <table:table-cell office:value-type="string">
            <text:p>Scyther</text:p>
          </table:table-cell>
          <table:table-cell office:value-type="string">
            <text:p>09/25/16 01:59 PM</text:p>
          </table:table-cell>
          <table:table-cell office:value-type="float" office:value="34.0855778357">
            <text:p>34.0855778357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7.80039764523164E+017">
            <text:p>780039764523164000</text:p>
          </table:table-cell>
          <table:table-cell office:value-type="string">
            <text:p>Snorlax</text:p>
          </table:table-cell>
          <table:table-cell office:value-type="string">
            <text:p>09/25/16 01:42 PM</text:p>
          </table:table-cell>
          <table:table-cell office:value-type="float" office:value="34.0993149877">
            <text:p>34.0993149877</text:p>
          </table:table-cell>
          <table:table-cell office:value-type="float" office:value="-118.1293205062">
            <text:p>-118.1293205062</text:p>
          </table:table-cell>
        </table:table-row>
        <table:table-row table:style-name="ro2">
          <table:table-cell office:value-type="float" office:value="7.80037488098148E+017">
            <text:p>780037488098148000</text:p>
          </table:table-cell>
          <table:table-cell office:value-type="string">
            <text:p>Exeggutor</text:p>
          </table:table-cell>
          <table:table-cell office:value-type="string">
            <text:p>09/25/16 01:33 PM</text:p>
          </table:table-cell>
          <table:table-cell office:value-type="float" office:value="34.0995619794">
            <text:p>34.0995619794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7.80036145799307E+017">
            <text:p>780036145799307000</text:p>
          </table:table-cell>
          <table:table-cell office:value-type="string">
            <text:p>Flareon</text:p>
          </table:table-cell>
          <table:table-cell office:value-type="string">
            <text:p>09/25/16 01:28 PM</text:p>
          </table:table-cell>
          <table:table-cell office:value-type="float" office:value="34.0986500086">
            <text:p>34.0986500086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7.80035831037735E+017">
            <text:p>780035831037735000</text:p>
          </table:table-cell>
          <table:table-cell office:value-type="string">
            <text:p>Charmeleon</text:p>
          </table:table-cell>
          <table:table-cell office:value-type="string">
            <text:p>09/25/16 01:26 PM</text:p>
          </table:table-cell>
          <table:table-cell office:value-type="float" office:value="34.1183244415">
            <text:p>34.1183244415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7.80035588611125E+017">
            <text:p>780035588611125000</text:p>
          </table:table-cell>
          <table:table-cell office:value-type="string">
            <text:p>Rapidash</text:p>
          </table:table-cell>
          <table:table-cell office:value-type="string">
            <text:p>09/25/16 01:25 PM</text:p>
          </table:table-cell>
          <table:table-cell office:value-type="float" office:value="34.0901143274">
            <text:p>34.0901143274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7.80034419587289E+017">
            <text:p>780034419587289000</text:p>
          </table:table-cell>
          <table:table-cell office:value-type="string">
            <text:p>Chansey</text:p>
          </table:table-cell>
          <table:table-cell office:value-type="string">
            <text:p>09/25/16 01:21 PM</text:p>
          </table:table-cell>
          <table:table-cell office:value-type="float" office:value="34.1026869784">
            <text:p>34.1026869784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7.80031228565041E+017">
            <text:p>780031228565041000</text:p>
          </table:table-cell>
          <table:table-cell office:value-type="string">
            <text:p>Tangela</text:p>
          </table:table-cell>
          <table:table-cell office:value-type="string">
            <text:p>09/25/16 01:08 PM</text:p>
          </table:table-cell>
          <table:table-cell office:value-type="float" office:value="34.126675747">
            <text:p>34.1266757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80030975430361E+017">
            <text:p>780030975430361000</text:p>
          </table:table-cell>
          <table:table-cell office:value-type="string">
            <text:p>Golem</text:p>
          </table:table-cell>
          <table:table-cell office:value-type="string">
            <text:p>09/25/16 01:07 PM</text:p>
          </table:table-cell>
          <table:table-cell office:value-type="float" office:value="34.1120940768">
            <text:p>34.1120940768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7.80028609708761E+017">
            <text:p>780028609708761000</text:p>
          </table:table-cell>
          <table:table-cell office:value-type="string">
            <text:p>Charmeleon</text:p>
          </table:table-cell>
          <table:table-cell office:value-type="string">
            <text:p>09/25/16 12:58 PM</text:p>
          </table:table-cell>
          <table:table-cell office:value-type="float" office:value="34.1085266217">
            <text:p>34.1085266217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7.80028273665319E+017">
            <text:p>780028273665319000</text:p>
          </table:table-cell>
          <table:table-cell office:value-type="string">
            <text:p>Golem</text:p>
          </table:table-cell>
          <table:table-cell office:value-type="string">
            <text:p>09/25/16 12:56 PM</text:p>
          </table:table-cell>
          <table:table-cell office:value-type="float" office:value="34.0753993844">
            <text:p>34.0753993844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7.80027057119953E+017">
            <text:p>780027057119953000</text:p>
          </table:table-cell>
          <table:table-cell office:value-type="string">
            <text:p>Scyther</text:p>
          </table:table-cell>
          <table:table-cell office:value-type="string">
            <text:p>09/25/16 12:51 PM</text:p>
          </table:table-cell>
          <table:table-cell office:value-type="float" office:value="34.115578151">
            <text:p>34.115578151</text:p>
          </table:table-cell>
          <table:table-cell office:value-type="float" office:value="-118.0863428079">
            <text:p>-118.0863428079</text:p>
          </table:table-cell>
        </table:table-row>
        <table:table-row table:style-name="ro2">
          <table:table-cell office:value-type="float" office:value="7.80026680651895E+017">
            <text:p>780026680651895000</text:p>
          </table:table-cell>
          <table:table-cell office:value-type="string">
            <text:p>Dratini</text:p>
          </table:table-cell>
          <table:table-cell office:value-type="string">
            <text:p>09/25/16 12:50 PM</text:p>
          </table:table-cell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8002335937964E+017">
            <text:p>780023359379640000</text:p>
          </table:table-cell>
          <table:table-cell office:value-type="string">
            <text:p>Aerodactyl</text:p>
          </table:table-cell>
          <table:table-cell office:value-type="string">
            <text:p>09/25/16 12:37 PM</text:p>
          </table:table-cell>
          <table:table-cell office:value-type="float" office:value="34.0706584513">
            <text:p>34.0706584513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8002154785971E+017">
            <text:p>780021547859710000</text:p>
          </table:table-cell>
          <table:table-cell office:value-type="string">
            <text:p>Porygon</text:p>
          </table:table-cell>
          <table:table-cell office:value-type="string">
            <text:p>09/25/16 12:30 PM</text:p>
          </table:table-cell>
          <table:table-cell office:value-type="float" office:value="34.0790512747">
            <text:p>34.0790512747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7.80021021155832E+017">
            <text:p>780021021155832000</text:p>
          </table:table-cell>
          <table:table-cell office:value-type="string">
            <text:p>Jolteon</text:p>
          </table:table-cell>
          <table:table-cell office:value-type="string">
            <text:p>09/25/16 12:27 PM</text:p>
          </table:table-cell>
          <table:table-cell office:value-type="float" office:value="34.1008222737">
            <text:p>34.1008222737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7.80020886153798E+017">
            <text:p>780020886153798000</text:p>
          </table:table-cell>
          <table:table-cell office:value-type="string">
            <text:p>Starmie</text:p>
          </table:table-cell>
          <table:table-cell office:value-type="string">
            <text:p>09/25/16 12:27 PM</text:p>
          </table:table-cell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80020088426508E+017">
            <text:p>780020088426508000</text:p>
          </table:table-cell>
          <table:table-cell office:value-type="string">
            <text:p>Slowbro</text:p>
          </table:table-cell>
          <table:table-cell office:value-type="string">
            <text:p>09/25/16 12:24 PM</text:p>
          </table:table-cell>
          <table:table-cell office:value-type="float" office:value="34.0961762026">
            <text:p>34.0961762026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7.80019602591846E+017">
            <text:p>780019602591846000</text:p>
          </table:table-cell>
          <table:table-cell office:value-type="string">
            <text:p>Exeggutor</text:p>
          </table:table-cell>
          <table:table-cell office:value-type="string">
            <text:p>09/25/16 12:22 P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80018441914769E+017">
            <text:p>780018441914769000</text:p>
          </table:table-cell>
          <table:table-cell office:value-type="string">
            <text:p>Flareon</text:p>
          </table:table-cell>
          <table:table-cell office:value-type="string">
            <text:p>09/25/16 12:17 PM</text:p>
          </table:table-cell>
          <table:table-cell office:value-type="float" office:value="34.090071868">
            <text:p>34.090071868</text:p>
          </table:table-cell>
          <table:table-cell office:value-type="float" office:value="-118.1133194054">
            <text:p>-118.1133194054</text:p>
          </table:table-cell>
        </table:table-row>
        <table:table-row table:style-name="ro2">
          <table:table-cell office:value-type="float" office:value="7.80015396514505E+017">
            <text:p>780015396514505000</text:p>
          </table:table-cell>
          <table:table-cell office:value-type="string">
            <text:p>Rapidash</text:p>
          </table:table-cell>
          <table:table-cell office:value-type="string">
            <text:p>09/25/16 12:05 PM</text:p>
          </table:table-cell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80014856766263E+017">
            <text:p>780014856766263000</text:p>
          </table:table-cell>
          <table:table-cell office:value-type="string">
            <text:p>Omastar</text:p>
          </table:table-cell>
          <table:table-cell office:value-type="string">
            <text:p>09/25/16 12:03 PM</text:p>
          </table:table-cell>
          <table:table-cell office:value-type="float" office:value="34.0967033843">
            <text:p>34.0967033843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7.80014459838312E+017">
            <text:p>780014459838312000</text:p>
          </table:table-cell>
          <table:table-cell office:value-type="string">
            <text:p>Porygon</text:p>
          </table:table-cell>
          <table:table-cell office:value-type="string">
            <text:p>09/25/16 12:01 PM</text:p>
          </table:table-cell>
          <table:table-cell office:value-type="float" office:value="34.0789079798">
            <text:p>34.0789079798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80014070594318E+017">
            <text:p>780014070594318000</text:p>
          </table:table-cell>
          <table:table-cell office:value-type="string">
            <text:p>Jolteon</text:p>
          </table:table-cell>
          <table:table-cell office:value-type="string">
            <text:p>09/25/16 12:00 PM</text:p>
          </table:table-cell>
          <table:table-cell office:value-type="float" office:value="34.0690996234">
            <text:p>34.0690996234</text:p>
          </table:table-cell>
          <table:table-cell office:value-type="float" office:value="-118.0996944566">
            <text:p>-118.0996944566</text:p>
          </table:table-cell>
        </table:table-row>
        <table:table-row table:style-name="ro2">
          <table:table-cell office:value-type="float" office:value="7.80013552866173E+017">
            <text:p>780013552866173000</text:p>
          </table:table-cell>
          <table:table-cell office:value-type="string">
            <text:p>Snorlax</text:p>
          </table:table-cell>
          <table:table-cell office:value-type="string">
            <text:p>09/25/16 11:58 AM</text:p>
          </table:table-cell>
          <table:table-cell office:value-type="float" office:value="34.0948538151">
            <text:p>34.0948538151</text:p>
          </table:table-cell>
          <table:table-cell office:value-type="float" office:value="-118.0843308275">
            <text:p>-118.0843308275</text:p>
          </table:table-cell>
        </table:table-row>
        <table:table-row table:style-name="ro2">
          <table:table-cell office:value-type="float" office:value="7.80013410419221E+017">
            <text:p>780013410419221000</text:p>
          </table:table-cell>
          <table:table-cell office:value-type="string">
            <text:p>Nidoqueen</text:p>
          </table:table-cell>
          <table:table-cell office:value-type="string">
            <text:p>09/25/16 11:57 AM</text:p>
          </table:table-cell>
          <table:table-cell office:value-type="float" office:value="34.1213646449">
            <text:p>34.1213646449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8001132656323E+017">
            <text:p>780011326563230000</text:p>
          </table:table-cell>
          <table:table-cell office:value-type="string">
            <text:p>Chansey</text:p>
          </table:table-cell>
          <table:table-cell office:value-type="string">
            <text:p>09/25/16 11:49 AM</text:p>
          </table:table-cell>
          <table:table-cell office:value-type="float" office:value="34.1118645647">
            <text:p>34.11186456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80007909321155E+017">
            <text:p>780007909321155000</text:p>
          </table:table-cell>
          <table:table-cell office:value-type="string">
            <text:p>Raichu</text:p>
          </table:table-cell>
          <table:table-cell office:value-type="string">
            <text:p>09/25/16 11:35 AM</text:p>
          </table:table-cell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80007593280283E+017">
            <text:p>780007593280283000</text:p>
          </table:table-cell>
          <table:table-cell office:value-type="string">
            <text:p>Scyther</text:p>
          </table:table-cell>
          <table:table-cell office:value-type="string">
            <text:p>09/25/16 11:34 AM</text:p>
          </table:table-cell>
          <table:table-cell office:value-type="float" office:value="34.0677897143">
            <text:p>34.0677897143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7.80007374534738E+017">
            <text:p>780007374534738000</text:p>
          </table:table-cell>
          <table:table-cell office:value-type="string">
            <text:p>Golem</text:p>
          </table:table-cell>
          <table:table-cell office:value-type="string">
            <text:p>09/25/16 11:33 AM</text:p>
          </table:table-cell>
          <table:table-cell office:value-type="float" office:value="34.070217215">
            <text:p>34.070217215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7.80006654423118E+017">
            <text:p>780006654423118000</text:p>
          </table:table-cell>
          <table:table-cell office:value-type="string">
            <text:p>Rapidash</text:p>
          </table:table-cell>
          <table:table-cell office:value-type="string">
            <text:p>09/25/16 11:30 AM</text:p>
          </table:table-cell>
          <table:table-cell office:value-type="float" office:value="34.1022346919">
            <text:p>34.1022346919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7.80005672347853E+017">
            <text:p>780005672347853000</text:p>
          </table:table-cell>
          <table:table-cell office:value-type="string">
            <text:p>Exeggutor</text:p>
          </table:table-cell>
          <table:table-cell office:value-type="string">
            <text:p>09/25/16 11:26 AM</text:p>
          </table:table-cell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80004554435736E+017">
            <text:p>780004554435736000</text:p>
          </table:table-cell>
          <table:table-cell office:value-type="string">
            <text:p>Weezing</text:p>
          </table:table-cell>
          <table:table-cell office:value-type="string">
            <text:p>09/25/16 11:22 AM</text:p>
          </table:table-cell>
          <table:table-cell office:value-type="float" office:value="34.118245436">
            <text:p>34.118245436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7.8000378310742E+017">
            <text:p>780003783107420000</text:p>
          </table:table-cell>
          <table:table-cell office:value-type="string">
            <text:p>Snorlax</text:p>
          </table:table-cell>
          <table:table-cell office:value-type="string">
            <text:p>09/25/16 11:19 AM</text:p>
          </table:table-cell>
          <table:table-cell office:value-type="float" office:value="34.0992857456">
            <text:p>34.0992857456</text:p>
          </table:table-cell>
          <table:table-cell office:value-type="float" office:value="-118.1207258115">
            <text:p>-118.1207258115</text:p>
          </table:table-cell>
        </table:table-row>
        <table:table-row table:style-name="ro2">
          <table:table-cell office:value-type="float" office:value="7.80001481785119E+017">
            <text:p>780001481785119000</text:p>
          </table:table-cell>
          <table:table-cell office:value-type="string">
            <text:p>Electabuzz</text:p>
          </table:table-cell>
          <table:table-cell office:value-type="string">
            <text:p>09/25/16 11:10 AM</text:p>
          </table:table-cell>
          <table:table-cell office:value-type="float" office:value="34.0854176544">
            <text:p>34.0854176544</text:p>
          </table:table-cell>
          <table:table-cell office:value-type="float" office:value="-118.1246574797">
            <text:p>-118.1246574797</text:p>
          </table:table-cell>
        </table:table-row>
        <table:table-row table:style-name="ro2">
          <table:table-cell office:value-type="float" office:value="7.80000866870829E+017">
            <text:p>780000866870829000</text:p>
          </table:table-cell>
          <table:table-cell office:value-type="string">
            <text:p>Raichu</text:p>
          </table:table-cell>
          <table:table-cell office:value-type="string">
            <text:p>09/25/16 11:07 AM</text:p>
          </table:table-cell>
          <table:table-cell office:value-type="float" office:value="34.1217604161">
            <text:p>34.12176041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80000746976666E+017">
            <text:p>780000746976666000</text:p>
          </table:table-cell>
          <table:table-cell office:value-type="string">
            <text:p>Rapidash</text:p>
          </table:table-cell>
          <table:table-cell office:value-type="string">
            <text:p>09/25/16 11:07 AM</text:p>
          </table:table-cell>
          <table:table-cell office:value-type="float" office:value="34.0877066902">
            <text:p>34.0877066902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7.80000396089565E+017">
            <text:p>780000396089565000</text:p>
          </table:table-cell>
          <table:table-cell office:value-type="string">
            <text:p>Raichu</text:p>
          </table:table-cell>
          <table:table-cell office:value-type="string">
            <text:p>09/25/16 11:06 AM</text:p>
          </table:table-cell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80000134876758E+017">
            <text:p>780000134876758000</text:p>
          </table:table-cell>
          <table:table-cell office:value-type="string">
            <text:p>Dratini</text:p>
          </table:table-cell>
          <table:table-cell office:value-type="string">
            <text:p>09/25/16 11:04 AM</text:p>
          </table:table-cell>
          <table:table-cell office:value-type="float" office:value="34.0959813429">
            <text:p>34.0959813429</text:p>
          </table:table-cell>
          <table:table-cell office:value-type="float" office:value="-118.1214572913">
            <text:p>-118.1214572913</text:p>
          </table:table-cell>
        </table:table-row>
        <table:table-row table:style-name="ro2">
          <table:table-cell office:value-type="float" office:value="7.79997830823817E+017">
            <text:p>779997830823817000</text:p>
          </table:table-cell>
          <table:table-cell office:value-type="string">
            <text:p>Raichu</text:p>
          </table:table-cell>
          <table:table-cell office:value-type="string">
            <text:p>09/25/16 10:55 AM</text:p>
          </table:table-cell>
          <table:table-cell office:value-type="float" office:value="34.0897953936">
            <text:p>34.0897953936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7.79996784751813E+017">
            <text:p>779996784751813000</text:p>
          </table:table-cell>
          <table:table-cell office:value-type="string">
            <text:p>Porygon</text:p>
          </table:table-cell>
          <table:table-cell office:value-type="string">
            <text:p>09/25/16 10:51 AM</text:p>
          </table:table-cell>
          <table:table-cell office:value-type="float" office:value="34.0999345918">
            <text:p>34.0999345918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7.7999570736513E+017">
            <text:p>779995707365130000</text:p>
          </table:table-cell>
          <table:table-cell office:value-type="string">
            <text:p>Nidoqueen</text:p>
          </table:table-cell>
          <table:table-cell office:value-type="string">
            <text:p>09/25/16 10:47 AM</text:p>
          </table:table-cell>
          <table:table-cell office:value-type="float" office:value="34.1236278998">
            <text:p>34.1236278998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79994002221216E+017">
            <text:p>779994002221216000</text:p>
          </table:table-cell>
          <table:table-cell office:value-type="string">
            <text:p>Kabutops</text:p>
          </table:table-cell>
          <table:table-cell office:value-type="string">
            <text:p>09/25/16 10:40 AM</text:p>
          </table:table-cell>
          <table:table-cell office:value-type="float" office:value="34.0991767594">
            <text:p>34.0991767594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7.79993388409946E+017">
            <text:p>779993388409946000</text:p>
          </table:table-cell>
          <table:table-cell office:value-type="string">
            <text:p>Haunter</text:p>
          </table:table-cell>
          <table:table-cell office:value-type="string">
            <text:p>09/25/16 10:38 AM</text:p>
          </table:table-cell>
          <table:table-cell office:value-type="float" office:value="34.0943864865">
            <text:p>34.0943864865</text:p>
          </table:table-cell>
          <table:table-cell office:value-type="float" office:value="-118.0942990497">
            <text:p>-118.0942990497</text:p>
          </table:table-cell>
        </table:table-row>
        <table:table-row table:style-name="ro2">
          <table:table-cell office:value-type="float" office:value="7.79992214202032E+017">
            <text:p>779992214202032000</text:p>
          </table:table-cell>
          <table:table-cell office:value-type="string">
            <text:p>Golem</text:p>
          </table:table-cell>
          <table:table-cell office:value-type="string">
            <text:p>09/25/16 10:33 AM</text:p>
          </table:table-cell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79992059411178E+017">
            <text:p>779992059411178000</text:p>
          </table:table-cell>
          <table:table-cell office:value-type="string">
            <text:p>Jolteon</text:p>
          </table:table-cell>
          <table:table-cell office:value-type="string">
            <text:p>09/25/16 10:32 AM</text:p>
          </table:table-cell>
          <table:table-cell office:value-type="float" office:value="34.080995769">
            <text:p>34.080995769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79991401505227E+017">
            <text:p>779991401505227000</text:p>
          </table:table-cell>
          <table:table-cell office:value-type="string">
            <text:p>Rapidash</text:p>
          </table:table-cell>
          <table:table-cell office:value-type="string">
            <text:p>09/25/16 10:30 AM</text:p>
          </table:table-cell>
          <table:table-cell office:value-type="float" office:value="34.0797656002">
            <text:p>34.0797656002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9991381150315E+017">
            <text:p>779991381150315000</text:p>
          </table:table-cell>
          <table:table-cell office:value-type="string">
            <text:p>Rapidash</text:p>
          </table:table-cell>
          <table:table-cell office:value-type="string">
            <text:p>09/25/16 10:30 AM</text:p>
          </table:table-cell>
          <table:table-cell office:value-type="float" office:value="34.0899395977">
            <text:p>34.0899395977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7.79990029099606E+017">
            <text:p>779990029099606000</text:p>
          </table:table-cell>
          <table:table-cell office:value-type="string">
            <text:p>Wartortle</text:p>
          </table:table-cell>
          <table:table-cell office:value-type="string">
            <text:p>09/25/16 10:24 AM</text:p>
          </table:table-cell>
          <table:table-cell office:value-type="float" office:value="34.1030409294">
            <text:p>34.1030409294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7.79989921612214E+017">
            <text:p>779989921612214000</text:p>
          </table:table-cell>
          <table:table-cell office:value-type="string">
            <text:p>Poliwrath</text:p>
          </table:table-cell>
          <table:table-cell office:value-type="string">
            <text:p>09/25/16 10:24 AM</text:p>
          </table:table-cell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7.79989684696916E+017">
            <text:p>779989684696916000</text:p>
          </table:table-cell>
          <table:table-cell office:value-type="string">
            <text:p>Chansey</text:p>
          </table:table-cell>
          <table:table-cell office:value-type="string">
            <text:p>09/25/16 10:23 AM</text:p>
          </table:table-cell>
          <table:table-cell office:value-type="float" office:value="34.1021526879">
            <text:p>34.1021526879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9989584595649E+017">
            <text:p>779989584595649000</text:p>
          </table:table-cell>
          <table:table-cell office:value-type="string">
            <text:p>Weepinbell</text:p>
          </table:table-cell>
          <table:table-cell office:value-type="string">
            <text:p>09/25/16 10:23 AM</text:p>
          </table:table-cell>
          <table:table-cell office:value-type="float" office:value="34.0689499749">
            <text:p>34.0689499749</text:p>
          </table:table-cell>
          <table:table-cell office:value-type="float" office:value="-118.0818615474">
            <text:p>-118.0818615474</text:p>
          </table:table-cell>
        </table:table-row>
        <table:table-row table:style-name="ro2">
          <table:table-cell office:value-type="float" office:value="7.79989055987552E+017">
            <text:p>779989055987552000</text:p>
          </table:table-cell>
          <table:table-cell office:value-type="string">
            <text:p>Jolteon</text:p>
          </table:table-cell>
          <table:table-cell office:value-type="string">
            <text:p>09/25/16 10:20 AM</text:p>
          </table:table-cell>
          <table:table-cell office:value-type="float" office:value="34.1112939571">
            <text:p>34.1112939571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7998877047294E+017">
            <text:p>779988770472940000</text:p>
          </table:table-cell>
          <table:table-cell office:value-type="string">
            <text:p>Wigglytuff</text:p>
          </table:table-cell>
          <table:table-cell office:value-type="string">
            <text:p>09/25/16 10:19 AM</text:p>
          </table:table-cell>
          <table:table-cell office:value-type="float" office:value="34.1243151507">
            <text:p>34.1243151507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9988661374902E+017">
            <text:p>779988661374902000</text:p>
          </table:table-cell>
          <table:table-cell office:value-type="string">
            <text:p>Rapidash</text:p>
          </table:table-cell>
          <table:table-cell office:value-type="string">
            <text:p>09/25/16 10:19 AM</text:p>
          </table:table-cell>
          <table:table-cell office:value-type="float" office:value="34.1038851879">
            <text:p>34.1038851879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7.79988252203725E+017">
            <text:p>779988252203725000</text:p>
          </table:table-cell>
          <table:table-cell office:value-type="string">
            <text:p>Chansey</text:p>
          </table:table-cell>
          <table:table-cell office:value-type="string">
            <text:p>09/25/16 10:17 AM</text:p>
          </table:table-cell>
          <table:table-cell office:value-type="float" office:value="34.0815595379">
            <text:p>34.0815595379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79988186491605E+017">
            <text:p>779988186491605000</text:p>
          </table:table-cell>
          <table:table-cell office:value-type="string">
            <text:p>Exeggutor</text:p>
          </table:table-cell>
          <table:table-cell office:value-type="string">
            <text:p>09/25/16 10:17 AM</text:p>
          </table:table-cell>
          <table:table-cell office:value-type="float" office:value="34.0837468284">
            <text:p>34.0837468284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9987868575937E+017">
            <text:p>779987868575937000</text:p>
          </table:table-cell>
          <table:table-cell office:value-type="string">
            <text:p>Rapidash</text:p>
          </table:table-cell>
          <table:table-cell office:value-type="string">
            <text:p>09/25/16 10:16 AM</text:p>
          </table:table-cell>
          <table:table-cell office:value-type="float" office:value="34.1031490242">
            <text:p>34.1031490242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7.799817783291E+017">
            <text:p>779981778329100000</text:p>
          </table:table-cell>
          <table:table-cell office:value-type="string">
            <text:p>Flareon</text:p>
          </table:table-cell>
          <table:table-cell office:value-type="string">
            <text:p>09/25/16 09:52 AM</text:p>
          </table:table-cell>
          <table:table-cell office:value-type="float" office:value="34.1055348145">
            <text:p>34.1055348145</text:p>
          </table:table-cell>
          <table:table-cell office:value-type="float" office:value="-118.0868000729">
            <text:p>-118.0868000729</text:p>
          </table:table-cell>
        </table:table-row>
        <table:table-row table:style-name="ro2">
          <table:table-cell office:value-type="float" office:value="7.79972447822975E+017">
            <text:p>779972447822975000</text:p>
          </table:table-cell>
          <table:table-cell office:value-type="string">
            <text:p>Nidoking</text:p>
          </table:table-cell>
          <table:table-cell office:value-type="string">
            <text:p>09/25/16 09:14 AM</text:p>
          </table:table-cell>
          <table:table-cell office:value-type="float" office:value="34.125108028">
            <text:p>34.125108028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7.79972231900258E+017">
            <text:p>779972231900258000</text:p>
          </table:table-cell>
          <table:table-cell office:value-type="string">
            <text:p>Omastar</text:p>
          </table:table-cell>
          <table:table-cell office:value-type="string">
            <text:p>09/25/16 09:14 AM</text:p>
          </table:table-cell>
          <table:table-cell office:value-type="float" office:value="34.1047517694">
            <text:p>34.1047517694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7.79971150277292E+017">
            <text:p>779971150277292000</text:p>
          </table:table-cell>
          <table:table-cell office:value-type="string">
            <text:p>Exeggutor</text:p>
          </table:table-cell>
          <table:table-cell office:value-type="string">
            <text:p>09/25/16 09:09 AM</text:p>
          </table:table-cell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79970029030748E+017">
            <text:p>779970029030748000</text:p>
          </table:table-cell>
          <table:table-cell office:value-type="string">
            <text:p>Ivysaur</text:p>
          </table:table-cell>
          <table:table-cell office:value-type="string">
            <text:p>09/25/16 09:05 AM</text:p>
          </table:table-cell>
          <table:table-cell office:value-type="float" office:value="34.1156596789">
            <text:p>34.1156596789</text:p>
          </table:table-cell>
          <table:table-cell office:value-type="float" office:value="-118.0918299098">
            <text:p>-118.0918299098</text:p>
          </table:table-cell>
        </table:table-row>
        <table:table-row table:style-name="ro2">
          <table:table-cell office:value-type="float" office:value="7.79969793780617E+017">
            <text:p>779969793780617000</text:p>
          </table:table-cell>
          <table:table-cell office:value-type="string">
            <text:p>Jolteon</text:p>
          </table:table-cell>
          <table:table-cell office:value-type="string">
            <text:p>09/25/16 09:04 AM</text:p>
          </table:table-cell>
          <table:table-cell office:value-type="float" office:value="34.0996215332">
            <text:p>34.0996215332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7.79969108364317E+017">
            <text:p>779969108364317000</text:p>
          </table:table-cell>
          <table:table-cell office:value-type="string">
            <text:p>Chansey</text:p>
          </table:table-cell>
          <table:table-cell office:value-type="string">
            <text:p>09/25/16 09:01 AM</text:p>
          </table:table-cell>
          <table:table-cell office:value-type="float" office:value="34.1337447595">
            <text:p>34.1337447595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9967814039773E+017">
            <text:p>779967814039773000</text:p>
          </table:table-cell>
          <table:table-cell office:value-type="string">
            <text:p>Raichu</text:p>
          </table:table-cell>
          <table:table-cell office:value-type="string">
            <text:p>09/25/16 08:56 AM</text:p>
          </table:table-cell>
          <table:table-cell office:value-type="float" office:value="34.1163577707">
            <text:p>34.1163577707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7.79966479252922E+017">
            <text:p>779966479252922000</text:p>
          </table:table-cell>
          <table:table-cell office:value-type="string">
            <text:p>Golduck</text:p>
          </table:table-cell>
          <table:table-cell office:value-type="string">
            <text:p>09/25/16 08:51 AM</text:p>
          </table:table-cell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7.79966208204378E+017">
            <text:p>779966208204378000</text:p>
          </table:table-cell>
          <table:table-cell office:value-type="string">
            <text:p>Flareon</text:p>
          </table:table-cell>
          <table:table-cell office:value-type="string">
            <text:p>09/25/16 08:50 AM</text:p>
          </table:table-cell>
          <table:table-cell office:value-type="float" office:value="34.0949217436">
            <text:p>34.0949217436</text:p>
          </table:table-cell>
          <table:table-cell office:value-type="float" office:value="-118.1289547831">
            <text:p>-118.1289547831</text:p>
          </table:table-cell>
        </table:table-row>
        <table:table-row table:style-name="ro2">
          <table:table-cell office:value-type="float" office:value="7.79842470087537E+017">
            <text:p>779842470087537000</text:p>
          </table:table-cell>
          <table:table-cell office:value-type="string">
            <text:p>Machamp</text:p>
          </table:table-cell>
          <table:table-cell office:value-type="string">
            <text:p>09/25/16 12:38 AM</text:p>
          </table:table-cell>
          <table:table-cell office:value-type="float" office:value="34.094519675">
            <text:p>34.094519675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7.7984020113689E+017">
            <text:p>779840201136890000</text:p>
          </table:table-cell>
          <table:table-cell office:value-type="string">
            <text:p>Chansey</text:p>
          </table:table-cell>
          <table:table-cell office:value-type="string">
            <text:p>09/25/16 12:29 AM</text:p>
          </table:table-cell>
          <table:table-cell office:value-type="float" office:value="34.1018724312">
            <text:p>34.1018724312</text:p>
          </table:table-cell>
          <table:table-cell office:value-type="float" office:value="-118.0957622273">
            <text:p>-118.0957622273</text:p>
          </table:table-cell>
        </table:table-row>
        <table:table-row table:style-name="ro2">
          <table:table-cell office:value-type="float" office:value="7.79839442626281E+017">
            <text:p>779839442626281000</text:p>
          </table:table-cell>
          <table:table-cell office:value-type="string">
            <text:p>Lickitung</text:p>
          </table:table-cell>
          <table:table-cell office:value-type="string">
            <text:p>09/25/16 12:26 AM</text:p>
          </table:table-cell>
          <table:table-cell office:value-type="float" office:value="34.0716698404">
            <text:p>34.0716698404</text:p>
          </table:table-cell>
          <table:table-cell office:value-type="float" office:value="-118.0679597676">
            <text:p>-118.0679597676</text:p>
          </table:table-cell>
        </table:table-row>
        <table:table-row table:style-name="ro2">
          <table:table-cell office:value-type="float" office:value="7.79838710464418E+017">
            <text:p>779838710464418000</text:p>
          </table:table-cell>
          <table:table-cell office:value-type="string">
            <text:p>Golem</text:p>
          </table:table-cell>
          <table:table-cell office:value-type="string">
            <text:p>09/25/16 12:23 AM</text:p>
          </table:table-cell>
          <table:table-cell office:value-type="float" office:value="34.0801902092">
            <text:p>34.080190209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79838040143307E+017">
            <text:p>779838040143307000</text:p>
          </table:table-cell>
          <table:table-cell office:value-type="string">
            <text:p>Flareon</text:p>
          </table:table-cell>
          <table:table-cell office:value-type="string">
            <text:p>09/25/16 12:20 AM</text:p>
          </table:table-cell>
          <table:table-cell office:value-type="float" office:value="34.0922543089">
            <text:p>34.0922543089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9834595634127E+017">
            <text:p>779834595634127000</text:p>
          </table:table-cell>
          <table:table-cell office:value-type="string">
            <text:p>Weezing</text:p>
          </table:table-cell>
          <table:table-cell office:value-type="string">
            <text:p>09/25/16 12:07 AM</text:p>
          </table:table-cell>
          <table:table-cell office:value-type="float" office:value="34.0997086208">
            <text:p>34.0997086208</text:p>
          </table:table-cell>
          <table:table-cell office:value-type="float" office:value="-118.0951220886">
            <text:p>-118.0951220886</text:p>
          </table:table-cell>
        </table:table-row>
        <table:table-row table:style-name="ro2">
          <table:table-cell office:value-type="float" office:value="7.79834272131588E+017">
            <text:p>779834272131588000</text:p>
          </table:table-cell>
          <table:table-cell office:value-type="string">
            <text:p>Rapidash</text:p>
          </table:table-cell>
          <table:table-cell office:value-type="string">
            <text:p>09/25/16 12:05 AM</text:p>
          </table:table-cell>
          <table:table-cell office:value-type="float" office:value="34.0676511282">
            <text:p>34.0676511282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7.798332084352E+017">
            <text:p>779833208435200000</text:p>
          </table:table-cell>
          <table:table-cell office:value-type="string">
            <text:p>Scyther</text:p>
          </table:table-cell>
          <table:table-cell office:value-type="string">
            <text:p>09/25/16 12:01 AM</text:p>
          </table:table-cell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7.79832960295903E+017">
            <text:p>779832960295903000</text:p>
          </table:table-cell>
          <table:table-cell office:value-type="string">
            <text:p>Chansey</text:p>
          </table:table-cell>
          <table:table-cell office:value-type="string">
            <text:p>09/25/16 12:00 AM</text:p>
          </table:table-cell>
          <table:table-cell office:value-type="float" office:value="34.1225368748">
            <text:p>34.1225368748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79832222815654E+017">
            <text:p>779832222815654000</text:p>
          </table:table-cell>
          <table:table-cell office:value-type="string">
            <text:p>Chansey</text:p>
          </table:table-cell>
          <table:table-cell office:value-type="string">
            <text:p>09/24/16 11:57 PM</text:p>
          </table:table-cell>
          <table:table-cell office:value-type="float" office:value="34.1090169871">
            <text:p>34.1090169871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7.79832179828285E+017">
            <text:p>779832179828285000</text:p>
          </table:table-cell>
          <table:table-cell office:value-type="string">
            <text:p>Snorlax</text:p>
          </table:table-cell>
          <table:table-cell office:value-type="string">
            <text:p>09/24/16 11:57 PM</text:p>
          </table:table-cell>
          <table:table-cell office:value-type="float" office:value="34.0902721261">
            <text:p>34.090272126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79832114975957E+017">
            <text:p>779832114975957000</text:p>
          </table:table-cell>
          <table:table-cell office:value-type="string">
            <text:p>Lickitung</text:p>
          </table:table-cell>
          <table:table-cell office:value-type="string">
            <text:p>09/24/16 11:57 PM</text:p>
          </table:table-cell>
          <table:table-cell office:value-type="float" office:value="34.0992895701">
            <text:p>34.0992895701</text:p>
          </table:table-cell>
          <table:table-cell office:value-type="float" office:value="-118.1171598033">
            <text:p>-118.1171598033</text:p>
          </table:table-cell>
        </table:table-row>
        <table:table-row table:style-name="ro2">
          <table:table-cell office:value-type="float" office:value="7.79831880766005E+017">
            <text:p>779831880766005000</text:p>
          </table:table-cell>
          <table:table-cell office:value-type="string">
            <text:p>Rapidash</text:p>
          </table:table-cell>
          <table:table-cell office:value-type="string">
            <text:p>09/24/16 11:56 PM</text:p>
          </table:table-cell>
          <table:table-cell office:value-type="float" office:value="34.0902665095">
            <text:p>34.0902665095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7.79830624873877E+017">
            <text:p>779830624873877000</text:p>
          </table:table-cell>
          <table:table-cell office:value-type="string">
            <text:p>Exeggutor</text:p>
          </table:table-cell>
          <table:table-cell office:value-type="string">
            <text:p>09/24/16 11:51 PM</text:p>
          </table:table-cell>
          <table:table-cell office:value-type="float" office:value="34.0757842884">
            <text:p>34.0757842884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79830421274055E+017">
            <text:p>779830421274055000</text:p>
          </table:table-cell>
          <table:table-cell office:value-type="string">
            <text:p>Weepinbell</text:p>
          </table:table-cell>
          <table:table-cell office:value-type="string">
            <text:p>09/24/16 11:50 PM</text:p>
          </table:table-cell>
          <table:table-cell office:value-type="float" office:value="34.0898550491">
            <text:p>34.0898550491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7982912940741E+017">
            <text:p>779829129407410000</text:p>
          </table:table-cell>
          <table:table-cell office:value-type="string">
            <text:p>Chansey</text:p>
          </table:table-cell>
          <table:table-cell office:value-type="string">
            <text:p>09/24/16 11:45 PM</text:p>
          </table:table-cell>
          <table:table-cell office:value-type="float" office:value="34.0777672807">
            <text:p>34.0777672807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7.79824653845996E+017">
            <text:p>779824653845996000</text:p>
          </table:table-cell>
          <table:table-cell office:value-type="string">
            <text:p>Wartortle</text:p>
          </table:table-cell>
          <table:table-cell office:value-type="string">
            <text:p>09/24/16 11:27 PM</text:p>
          </table:table-cell>
          <table:table-cell office:value-type="float" office:value="34.1137224231">
            <text:p>34.1137224231</text:p>
          </table:table-cell>
          <table:table-cell office:value-type="float" office:value="-118.0805811663">
            <text:p>-118.0805811663</text:p>
          </table:table-cell>
        </table:table-row>
        <table:table-row table:style-name="ro2">
          <table:table-cell office:value-type="float" office:value="7.79823910598554E+017">
            <text:p>779823910598554000</text:p>
          </table:table-cell>
          <table:table-cell office:value-type="string">
            <text:p>Charmeleon</text:p>
          </table:table-cell>
          <table:table-cell office:value-type="string">
            <text:p>09/24/16 11:24 PM</text:p>
          </table:table-cell>
          <table:table-cell office:value-type="float" office:value="34.1013222082">
            <text:p>34.1013222082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9821271097811E+017">
            <text:p>779821271097811000</text:p>
          </table:table-cell>
          <table:table-cell office:value-type="string">
            <text:p>Weepinbell</text:p>
          </table:table-cell>
          <table:table-cell office:value-type="string">
            <text:p>09/24/16 11:14 PM</text:p>
          </table:table-cell>
          <table:table-cell office:value-type="float" office:value="34.1213655231">
            <text:p>34.1213655231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79820763083711E+017">
            <text:p>779820763083711000</text:p>
          </table:table-cell>
          <table:table-cell office:value-type="string">
            <text:p>Jolteon</text:p>
          </table:table-cell>
          <table:table-cell office:value-type="string">
            <text:p>09/24/16 11:12 PM</text:p>
          </table:table-cell>
          <table:table-cell office:value-type="float" office:value="34.1031942106">
            <text:p>34.1031942106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7.79818942571229E+017">
            <text:p>779818942571229000</text:p>
          </table:table-cell>
          <table:table-cell office:value-type="string">
            <text:p>Grimer</text:p>
          </table:table-cell>
          <table:table-cell office:value-type="string">
            <text:p>09/24/16 11:04 PM</text:p>
          </table:table-cell>
          <table:table-cell office:value-type="float" office:value="34.0795908058">
            <text:p>34.0795908058</text:p>
          </table:table-cell>
          <table:table-cell office:value-type="float" office:value="-118.108107302">
            <text:p>-118.108107302</text:p>
          </table:table-cell>
        </table:table-row>
        <table:table-row table:style-name="ro2">
          <table:table-cell office:value-type="float" office:value="7.79817111166136E+017">
            <text:p>779817111166136000</text:p>
          </table:table-cell>
          <table:table-cell office:value-type="string">
            <text:p>Machamp</text:p>
          </table:table-cell>
          <table:table-cell office:value-type="string">
            <text:p>09/24/16 10:57 PM</text:p>
          </table:table-cell>
          <table:table-cell office:value-type="float" office:value="34.0921962141">
            <text:p>34.0921962141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7.798137390254E+017">
            <text:p>779813739025400000</text:p>
          </table:table-cell>
          <table:table-cell office:value-type="string">
            <text:p>Lickitung</text:p>
          </table:table-cell>
          <table:table-cell office:value-type="string">
            <text:p>09/24/16 10:44 PM</text:p>
          </table:table-cell>
          <table:table-cell office:value-type="float" office:value="34.0980553328">
            <text:p>34.0980553328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7.798134074489E+017">
            <text:p>779813407448900000</text:p>
          </table:table-cell>
          <table:table-cell office:value-type="string">
            <text:p>Aerodactyl</text:p>
          </table:table-cell>
          <table:table-cell office:value-type="string">
            <text:p>09/24/16 10:42 PM</text:p>
          </table:table-cell>
          <table:table-cell office:value-type="float" office:value="34.0787429453">
            <text:p>34.0787429453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7.79811948305068E+017">
            <text:p>779811948305068000</text:p>
          </table:table-cell>
          <table:table-cell office:value-type="string">
            <text:p>Lickitung</text:p>
          </table:table-cell>
          <table:table-cell office:value-type="string">
            <text:p>09/24/16 10:37 PM</text:p>
          </table:table-cell>
          <table:table-cell office:value-type="float" office:value="34.0980553328">
            <text:p>34.0980553328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7.79811782734979E+017">
            <text:p>779811782734979000</text:p>
          </table:table-cell>
          <table:table-cell office:value-type="string">
            <text:p>Jolteon</text:p>
          </table:table-cell>
          <table:table-cell office:value-type="string">
            <text:p>09/24/16 10:36 PM</text:p>
          </table:table-cell>
          <table:table-cell office:value-type="float" office:value="34.1096819173">
            <text:p>34.1096819173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9811720902566E+017">
            <text:p>779811720902566000</text:p>
          </table:table-cell>
          <table:table-cell office:value-type="string">
            <text:p>Kingler</text:p>
          </table:table-cell>
          <table:table-cell office:value-type="string">
            <text:p>09/24/16 10:36 PM</text:p>
          </table:table-cell>
          <table:table-cell office:value-type="float" office:value="34.1231592884">
            <text:p>34.1231592884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7.79811333671825E+017">
            <text:p>779811333671825000</text:p>
          </table:table-cell>
          <table:table-cell office:value-type="string">
            <text:p>Aerodactyl</text:p>
          </table:table-cell>
          <table:table-cell office:value-type="string">
            <text:p>09/24/16 10:34 PM</text:p>
          </table:table-cell>
          <table:table-cell office:value-type="float" office:value="34.0787429453">
            <text:p>34.0787429453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7.79810304595145E+017">
            <text:p>779810304595145000</text:p>
          </table:table-cell>
          <table:table-cell office:value-type="string">
            <text:p>Ninetales</text:p>
          </table:table-cell>
          <table:table-cell office:value-type="string">
            <text:p>09/24/16 10:30 PM</text:p>
          </table:table-cell>
          <table:table-cell office:value-type="float" office:value="34.1079786488">
            <text:p>34.1079786488</text:p>
          </table:table-cell>
          <table:table-cell office:value-type="float" office:value="-118.1150567387">
            <text:p>-118.1150567387</text:p>
          </table:table-cell>
        </table:table-row>
        <table:table-row table:style-name="ro2">
          <table:table-cell office:value-type="float" office:value="7.79809931658564E+017">
            <text:p>779809931658564000</text:p>
          </table:table-cell>
          <table:table-cell office:value-type="string">
            <text:p>Flareon</text:p>
          </table:table-cell>
          <table:table-cell office:value-type="string">
            <text:p>09/24/16 10:29 PM</text:p>
          </table:table-cell>
          <table:table-cell office:value-type="float" office:value="34.1212434912">
            <text:p>34.1212434912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7.79808282491761E+017">
            <text:p>779808282491761000</text:p>
          </table:table-cell>
          <table:table-cell office:value-type="string">
            <text:p>Machamp</text:p>
          </table:table-cell>
          <table:table-cell office:value-type="string">
            <text:p>09/24/16 10:22 PM</text:p>
          </table:table-cell>
          <table:table-cell office:value-type="float" office:value="34.0872087746">
            <text:p>34.0872087746</text:p>
          </table:table-cell>
          <table:table-cell office:value-type="float" office:value="-118.1071014396">
            <text:p>-118.1071014396</text:p>
          </table:table-cell>
        </table:table-row>
        <table:table-row table:style-name="ro2">
          <table:table-cell office:value-type="float" office:value="7.79805993408442E+017">
            <text:p>779805993408442000</text:p>
          </table:table-cell>
          <table:table-cell office:value-type="string">
            <text:p>Kabutops</text:p>
          </table:table-cell>
          <table:table-cell office:value-type="string">
            <text:p>09/24/16 10:13 PM</text:p>
          </table:table-cell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7.79801918814118E+017">
            <text:p>779801918814118000</text:p>
          </table:table-cell>
          <table:table-cell office:value-type="string">
            <text:p>Chansey</text:p>
          </table:table-cell>
          <table:table-cell office:value-type="string">
            <text:p>09/24/16 09:57 PM</text:p>
          </table:table-cell>
          <table:table-cell office:value-type="float" office:value="34.0992895701">
            <text:p>34.0992895701</text:p>
          </table:table-cell>
          <table:table-cell office:value-type="float" office:value="-118.1171598033">
            <text:p>-118.1171598033</text:p>
          </table:table-cell>
        </table:table-row>
        <table:table-row table:style-name="ro2">
          <table:table-cell office:value-type="float" office:value="7.79801399676633E+017">
            <text:p>779801399676633000</text:p>
          </table:table-cell>
          <table:table-cell office:value-type="string">
            <text:p>Charmeleon</text:p>
          </table:table-cell>
          <table:table-cell office:value-type="string">
            <text:p>09/24/16 09:55 PM</text:p>
          </table:table-cell>
          <table:table-cell office:value-type="float" office:value="34.09923879">
            <text:p>34.09923879</text:p>
          </table:table-cell>
          <table:table-cell office:value-type="float" office:value="-118.1312405397">
            <text:p>-118.1312405397</text:p>
          </table:table-cell>
        </table:table-row>
        <table:table-row table:style-name="ro2">
          <table:table-cell office:value-type="float" office:value="7.79796210315997E+017">
            <text:p>779796210315997000</text:p>
          </table:table-cell>
          <table:table-cell office:value-type="string">
            <text:p>Seaking</text:p>
          </table:table-cell>
          <table:table-cell office:value-type="string">
            <text:p>09/24/16 09:34 PM</text:p>
          </table:table-cell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9794972430127E+017">
            <text:p>779794972430127000</text:p>
          </table:table-cell>
          <table:table-cell office:value-type="string">
            <text:p>Dratini</text:p>
          </table:table-cell>
          <table:table-cell office:value-type="string">
            <text:p>09/24/16 09:29 PM</text:p>
          </table:table-cell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79792938029113E+017">
            <text:p>779792938029113000</text:p>
          </table:table-cell>
          <table:table-cell office:value-type="string">
            <text:p>Flareon</text:p>
          </table:table-cell>
          <table:table-cell office:value-type="string">
            <text:p>09/24/16 09:21 PM</text:p>
          </table:table-cell>
          <table:table-cell office:value-type="float" office:value="34.0702973387">
            <text:p>34.0702973387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7.79792681975239E+017">
            <text:p>779792681975239000</text:p>
          </table:table-cell>
          <table:table-cell office:value-type="string">
            <text:p>Snorlax</text:p>
          </table:table-cell>
          <table:table-cell office:value-type="string">
            <text:p>09/24/16 09:20 PM</text:p>
          </table:table-cell>
          <table:table-cell office:value-type="float" office:value="34.114802702">
            <text:p>34.114802702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7.7979187044028E+017">
            <text:p>779791870440280000</text:p>
          </table:table-cell>
          <table:table-cell office:value-type="string">
            <text:p>Chansey</text:p>
          </table:table-cell>
          <table:table-cell office:value-type="string">
            <text:p>09/24/16 09:17 PM</text:p>
          </table:table-cell>
          <table:table-cell office:value-type="float" office:value="34.0750004894">
            <text:p>34.0750004894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7.79791200844853E+017">
            <text:p>779791200844853000</text:p>
          </table:table-cell>
          <table:table-cell office:value-type="string">
            <text:p>Scyther</text:p>
          </table:table-cell>
          <table:table-cell office:value-type="string">
            <text:p>09/24/16 09:14 PM</text:p>
          </table:table-cell>
          <table:table-cell office:value-type="float" office:value="34.1129415172">
            <text:p>34.1129415172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7.79789802782589E+017">
            <text:p>779789802782589000</text:p>
          </table:table-cell>
          <table:table-cell office:value-type="string">
            <text:p>Porygon</text:p>
          </table:table-cell>
          <table:table-cell office:value-type="string">
            <text:p>09/24/16 09:09 PM</text:p>
          </table:table-cell>
          <table:table-cell office:value-type="float" office:value="34.088648697">
            <text:p>34.088648697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7.79789649740915E+017">
            <text:p>779789649740915000</text:p>
          </table:table-cell>
          <table:table-cell office:value-type="string">
            <text:p>Exeggutor</text:p>
          </table:table-cell>
          <table:table-cell office:value-type="string">
            <text:p>09/24/16 09:08 PM</text:p>
          </table:table-cell>
          <table:table-cell office:value-type="float" office:value="34.0755224938">
            <text:p>34.0755224938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7.79788395853648E+017">
            <text:p>779788395853648000</text:p>
          </table:table-cell>
          <table:table-cell office:value-type="string">
            <text:p>Ivysaur</text:p>
          </table:table-cell>
          <table:table-cell office:value-type="string">
            <text:p>09/24/16 09:03 PM</text:p>
          </table:table-cell>
          <table:table-cell office:value-type="float" office:value="34.1035226194">
            <text:p>34.1035226194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7.79788243780768E+017">
            <text:p>779788243780768000</text:p>
          </table:table-cell>
          <table:table-cell office:value-type="string">
            <text:p>Nidoqueen</text:p>
          </table:table-cell>
          <table:table-cell office:value-type="string">
            <text:p>09/24/16 09:02 PM</text:p>
          </table:table-cell>
          <table:table-cell office:value-type="float" office:value="34.0730586175">
            <text:p>34.0730586175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9784880779518E+017">
            <text:p>779784880779518000</text:p>
          </table:table-cell>
          <table:table-cell office:value-type="string">
            <text:p>Flareon</text:p>
          </table:table-cell>
          <table:table-cell office:value-type="string">
            <text:p>09/24/16 08:49 PM</text:p>
          </table:table-cell>
          <table:table-cell office:value-type="float" office:value="34.0943839173">
            <text:p>34.094383917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7.79784626369802E+017">
            <text:p>779784626369802000</text:p>
          </table:table-cell>
          <table:table-cell office:value-type="string">
            <text:p>Jolteon</text:p>
          </table:table-cell>
          <table:table-cell office:value-type="string">
            <text:p>09/24/16 08:48 PM</text:p>
          </table:table-cell>
          <table:table-cell office:value-type="float" office:value="34.0865451366">
            <text:p>34.0865451366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7.79784530009858E+017">
            <text:p>779784530009858000</text:p>
          </table:table-cell>
          <table:table-cell office:value-type="string">
            <text:p>Flareon</text:p>
          </table:table-cell>
          <table:table-cell office:value-type="string">
            <text:p>09/24/16 08:48 PM</text:p>
          </table:table-cell>
          <table:table-cell office:value-type="float" office:value="34.1189851296">
            <text:p>34.1189851296</text:p>
          </table:table-cell>
          <table:table-cell office:value-type="float" office:value="-118.0855197278">
            <text:p>-118.0855197278</text:p>
          </table:table-cell>
        </table:table-row>
        <table:table-row table:style-name="ro2">
          <table:table-cell office:value-type="float" office:value="7.79783448831496E+017">
            <text:p>779783448831496000</text:p>
          </table:table-cell>
          <table:table-cell office:value-type="string">
            <text:p>Golem</text:p>
          </table:table-cell>
          <table:table-cell office:value-type="string">
            <text:p>09/24/16 08:43 PM</text:p>
          </table:table-cell>
          <table:table-cell office:value-type="float" office:value="34.1010443935">
            <text:p>34.101044393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79783398726341E+017">
            <text:p>779783398726341000</text:p>
          </table:table-cell>
          <table:table-cell office:value-type="string">
            <text:p>Gloom</text:p>
          </table:table-cell>
          <table:table-cell office:value-type="string">
            <text:p>09/24/16 08:43 PM</text:p>
          </table:table-cell>
          <table:table-cell office:value-type="float" office:value="34.1224859554">
            <text:p>34.122485955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7.79782074865562E+017">
            <text:p>779782074865562000</text:p>
          </table:table-cell>
          <table:table-cell office:value-type="string">
            <text:p>Jolteon</text:p>
          </table:table-cell>
          <table:table-cell office:value-type="string">
            <text:p>09/24/16 08:38 PM</text:p>
          </table:table-cell>
          <table:table-cell office:value-type="float" office:value="34.094519675">
            <text:p>34.094519675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7.79781938089386E+017">
            <text:p>779781938089386000</text:p>
          </table:table-cell>
          <table:table-cell office:value-type="string">
            <text:p>Flareon</text:p>
          </table:table-cell>
          <table:table-cell office:value-type="string">
            <text:p>09/24/16 08:37 PM</text:p>
          </table:table-cell>
          <table:table-cell office:value-type="float" office:value="34.0669099114">
            <text:p>34.0669099114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79779099610919E+017">
            <text:p>779779099610919000</text:p>
          </table:table-cell>
          <table:table-cell office:value-type="string">
            <text:p>Golduck</text:p>
          </table:table-cell>
          <table:table-cell office:value-type="string">
            <text:p>09/24/16 08:26 PM</text:p>
          </table:table-cell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9773618704126E+017">
            <text:p>779773618704126000</text:p>
          </table:table-cell>
          <table:table-cell office:value-type="string">
            <text:p>Kabutops</text:p>
          </table:table-cell>
          <table:table-cell office:value-type="string">
            <text:p>09/24/16 08:04 PM</text:p>
          </table:table-cell>
          <table:table-cell office:value-type="float" office:value="34.1074379105">
            <text:p>34.107437910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7.79772111615242E+017">
            <text:p>779772111615242000</text:p>
          </table:table-cell>
          <table:table-cell office:value-type="string">
            <text:p>Wartortle</text:p>
          </table:table-cell>
          <table:table-cell office:value-type="string">
            <text:p>09/24/16 07:58 PM</text:p>
          </table:table-cell>
          <table:table-cell office:value-type="float" office:value="34.092162881">
            <text:p>34.092162881</text:p>
          </table:table-cell>
          <table:table-cell office:value-type="float" office:value="-118.0880804087">
            <text:p>-118.0880804087</text:p>
          </table:table-cell>
        </table:table-row>
        <table:table-row table:style-name="ro2">
          <table:table-cell office:value-type="float" office:value="7.79769425125794E+017">
            <text:p>779769425125794000</text:p>
          </table:table-cell>
          <table:table-cell office:value-type="string">
            <text:p>Golem</text:p>
          </table:table-cell>
          <table:table-cell office:value-type="string">
            <text:p>09/24/16 07:48 PM</text:p>
          </table:table-cell>
          <table:table-cell office:value-type="float" office:value="34.0747410578">
            <text:p>34.0747410578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9769024871666E+017">
            <text:p>779769024871666000</text:p>
          </table:table-cell>
          <table:table-cell office:value-type="string">
            <text:p>Wigglytuff</text:p>
          </table:table-cell>
          <table:table-cell office:value-type="string">
            <text:p>09/24/16 07:46 PM</text:p>
          </table:table-cell>
          <table:table-cell office:value-type="float" office:value="34.1224620793">
            <text:p>34.1224620793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9765113318289E+017">
            <text:p>779765113318289000</text:p>
          </table:table-cell>
          <table:table-cell office:value-type="string">
            <text:p>Kingler</text:p>
          </table:table-cell>
          <table:table-cell office:value-type="string">
            <text:p>09/24/16 07:31 PM</text:p>
          </table:table-cell>
          <table:table-cell office:value-type="float" office:value="34.1080934214">
            <text:p>34.1080934214</text:p>
          </table:table-cell>
          <table:table-cell office:value-type="float" office:value="-118.1152396149">
            <text:p>-118.1152396149</text:p>
          </table:table-cell>
        </table:table-row>
        <table:table-row table:style-name="ro2">
          <table:table-cell office:value-type="float" office:value="7.7976440167911E+017">
            <text:p>779764401679110000</text:p>
          </table:table-cell>
          <table:table-cell office:value-type="string">
            <text:p>Rapidash</text:p>
          </table:table-cell>
          <table:table-cell office:value-type="string">
            <text:p>09/24/16 07:28 PM</text:p>
          </table:table-cell>
          <table:table-cell office:value-type="float" office:value="34.112381597">
            <text:p>34.11238159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9764217834373E+017">
            <text:p>779764217834373000</text:p>
          </table:table-cell>
          <table:table-cell office:value-type="string">
            <text:p>Golduck</text:p>
          </table:table-cell>
          <table:table-cell office:value-type="string">
            <text:p>09/24/16 07:27 PM</text:p>
          </table:table-cell>
          <table:table-cell office:value-type="float" office:value="34.1013738513">
            <text:p>34.1013738513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9763577729135E+017">
            <text:p>779763577729135000</text:p>
          </table:table-cell>
          <table:table-cell office:value-type="string">
            <text:p>Rapidash</text:p>
          </table:table-cell>
          <table:table-cell office:value-type="string">
            <text:p>09/24/16 07:24 PM</text:p>
          </table:table-cell>
          <table:table-cell office:value-type="float" office:value="34.0669900212">
            <text:p>34.0669900212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79762408747258E+017">
            <text:p>779762408747258000</text:p>
          </table:table-cell>
          <table:table-cell office:value-type="string">
            <text:p>Chansey</text:p>
          </table:table-cell>
          <table:table-cell office:value-type="string">
            <text:p>09/24/16 07:20 PM</text:p>
          </table:table-cell>
          <table:table-cell office:value-type="float" office:value="34.1042307865">
            <text:p>34.1042307865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9761628090774E+017">
            <text:p>779761628090774000</text:p>
          </table:table-cell>
          <table:table-cell office:value-type="string">
            <text:p>Flareon</text:p>
          </table:table-cell>
          <table:table-cell office:value-type="string">
            <text:p>09/24/16 07:17 PM</text:p>
          </table:table-cell>
          <table:table-cell office:value-type="float" office:value="34.1033284961">
            <text:p>34.1033284961</text:p>
          </table:table-cell>
          <table:table-cell office:value-type="float" office:value="-118.1344405486">
            <text:p>-118.1344405486</text:p>
          </table:table-cell>
        </table:table-row>
        <table:table-row table:style-name="ro2">
          <table:table-cell office:value-type="float" office:value="7.79760395661681E+017">
            <text:p>779760395661681000</text:p>
          </table:table-cell>
          <table:table-cell office:value-type="string">
            <text:p>Raichu</text:p>
          </table:table-cell>
          <table:table-cell office:value-type="string">
            <text:p>09/24/16 07:12 PM</text:p>
          </table:table-cell>
          <table:table-cell office:value-type="float" office:value="34.0913877791">
            <text:p>34.0913877791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7.79759309399876E+017">
            <text:p>779759309399876000</text:p>
          </table:table-cell>
          <table:table-cell office:value-type="string">
            <text:p>Aerodactyl</text:p>
          </table:table-cell>
          <table:table-cell office:value-type="string">
            <text:p>09/24/16 07:08 PM</text:p>
          </table:table-cell>
          <table:table-cell office:value-type="float" office:value="34.0883221272">
            <text:p>34.08832212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7.79758609441788E+017">
            <text:p>779758609441788000</text:p>
          </table:table-cell>
          <table:table-cell office:value-type="string">
            <text:p>Kingler</text:p>
          </table:table-cell>
          <table:table-cell office:value-type="string">
            <text:p>09/24/16 07:05 PM</text:p>
          </table:table-cell>
          <table:table-cell office:value-type="float" office:value="34.1115896627">
            <text:p>34.1115896627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7.79757313162776E+017">
            <text:p>779757313162776000</text:p>
          </table:table-cell>
          <table:table-cell office:value-type="string">
            <text:p>Golem</text:p>
          </table:table-cell>
          <table:table-cell office:value-type="string">
            <text:p>09/24/16 07:00 PM</text:p>
          </table:table-cell>
          <table:table-cell office:value-type="float" office:value="34.0914439264">
            <text:p>34.0914439264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9754678045205E+017">
            <text:p>779754678045205000</text:p>
          </table:table-cell>
          <table:table-cell office:value-type="string">
            <text:p>Rapidash</text:p>
          </table:table-cell>
          <table:table-cell office:value-type="string">
            <text:p>09/24/16 06:49 PM</text:p>
          </table:table-cell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7.79752748120236E+017">
            <text:p>779752748120236000</text:p>
          </table:table-cell>
          <table:table-cell office:value-type="string">
            <text:p>Kingler</text:p>
          </table:table-cell>
          <table:table-cell office:value-type="string">
            <text:p>09/24/16 06:41 PM</text:p>
          </table:table-cell>
          <table:table-cell office:value-type="float" office:value="34.1037508294">
            <text:p>34.1037508294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9751329925214E+017">
            <text:p>779751329925214000</text:p>
          </table:table-cell>
          <table:table-cell office:value-type="string">
            <text:p>Porygon</text:p>
          </table:table-cell>
          <table:table-cell office:value-type="string">
            <text:p>09/24/16 06:36 PM</text:p>
          </table:table-cell>
          <table:table-cell office:value-type="float" office:value="34.0733025652">
            <text:p>34.0733025652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7.79750892991939E+017">
            <text:p>779750892991939000</text:p>
          </table:table-cell>
          <table:table-cell office:value-type="string">
            <text:p>Grimer</text:p>
          </table:table-cell>
          <table:table-cell office:value-type="string">
            <text:p>09/24/16 06:34 PM</text:p>
          </table:table-cell>
          <table:table-cell office:value-type="float" office:value="34.0831874903">
            <text:p>34.0831874903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974952335036E+017">
            <text:p>779749523350360000</text:p>
          </table:table-cell>
          <table:table-cell office:value-type="string">
            <text:p>Charmeleon</text:p>
          </table:table-cell>
          <table:table-cell office:value-type="string">
            <text:p>09/24/16 06:29 PM</text:p>
          </table:table-cell>
          <table:table-cell office:value-type="float" office:value="34.0847439892">
            <text:p>34.0847439892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7.79749417284874E+017">
            <text:p>779749417284874000</text:p>
          </table:table-cell>
          <table:table-cell office:value-type="string">
            <text:p>Charmeleon</text:p>
          </table:table-cell>
          <table:table-cell office:value-type="string">
            <text:p>09/24/16 06:28 PM</text:p>
          </table:table-cell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7.79749005509075E+017">
            <text:p>779749005509075000</text:p>
          </table:table-cell>
          <table:table-cell office:value-type="string">
            <text:p>Dratini</text:p>
          </table:table-cell>
          <table:table-cell office:value-type="string">
            <text:p>09/24/16 06:27 PM</text:p>
          </table:table-cell>
          <table:table-cell office:value-type="float" office:value="34.1079679862">
            <text:p>34.1079679862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7.79748287960134E+017">
            <text:p>779748287960134000</text:p>
          </table:table-cell>
          <table:table-cell office:value-type="string">
            <text:p>Tangela</text:p>
          </table:table-cell>
          <table:table-cell office:value-type="string">
            <text:p>09/24/16 06:24 PM</text:p>
          </table:table-cell>
          <table:table-cell office:value-type="float" office:value="34.0961762026">
            <text:p>34.0961762026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7.79748161036259E+017">
            <text:p>779748161036259000</text:p>
          </table:table-cell>
          <table:table-cell office:value-type="string">
            <text:p>Aerodactyl</text:p>
          </table:table-cell>
          <table:table-cell office:value-type="string">
            <text:p>09/24/16 06:23 PM</text:p>
          </table:table-cell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9746842200281E+017">
            <text:p>779746842200281000</text:p>
          </table:table-cell>
          <table:table-cell office:value-type="string">
            <text:p>Charmeleon</text:p>
          </table:table-cell>
          <table:table-cell office:value-type="string">
            <text:p>09/24/16 06:18 PM</text:p>
          </table:table-cell>
          <table:table-cell office:value-type="float" office:value="34.0812785915">
            <text:p>34.081278591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7.79744677868155E+017">
            <text:p>779744677868155000</text:p>
          </table:table-cell>
          <table:table-cell office:value-type="string">
            <text:p>Kingler</text:p>
          </table:table-cell>
          <table:table-cell office:value-type="string">
            <text:p>09/24/16 06:09 PM</text:p>
          </table:table-cell>
          <table:table-cell office:value-type="float" office:value="34.1260418021">
            <text:p>34.126041802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79743879322935E+017">
            <text:p>779743879322935000</text:p>
          </table:table-cell>
          <table:table-cell office:value-type="string">
            <text:p>Nidoqueen</text:p>
          </table:table-cell>
          <table:table-cell office:value-type="string">
            <text:p>09/24/16 06:06 PM</text:p>
          </table:table-cell>
          <table:table-cell office:value-type="float" office:value="34.1108537791">
            <text:p>34.110853779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7.79742861453472E+017">
            <text:p>779742861453472000</text:p>
          </table:table-cell>
          <table:table-cell office:value-type="string">
            <text:p>Snorlax</text:p>
          </table:table-cell>
          <table:table-cell office:value-type="string">
            <text:p>09/24/16 06:02 PM</text:p>
          </table:table-cell>
          <table:table-cell office:value-type="float" office:value="34.1186032122">
            <text:p>34.1186032122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7.79742704158646E+017">
            <text:p>779742704158646000</text:p>
          </table:table-cell>
          <table:table-cell office:value-type="string">
            <text:p>Kingler</text:p>
          </table:table-cell>
          <table:table-cell office:value-type="string">
            <text:p>09/24/16 06:02 PM</text:p>
          </table:table-cell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79742190339707E+017">
            <text:p>779742190339707000</text:p>
          </table:table-cell>
          <table:table-cell office:value-type="string">
            <text:p>Omastar</text:p>
          </table:table-cell>
          <table:table-cell office:value-type="string">
            <text:p>09/24/16 05:59 PM</text:p>
          </table:table-cell>
          <table:table-cell office:value-type="float" office:value="34.0697073148">
            <text:p>34.0697073148</text:p>
          </table:table-cell>
          <table:table-cell office:value-type="float" office:value="-118.1001516869">
            <text:p>-118.1001516869</text:p>
          </table:table-cell>
        </table:table-row>
        <table:table-row table:style-name="ro2">
          <table:table-cell office:value-type="float" office:value="7.79741315512664E+017">
            <text:p>779741315512664000</text:p>
          </table:table-cell>
          <table:table-cell office:value-type="string">
            <text:p>Golduck</text:p>
          </table:table-cell>
          <table:table-cell office:value-type="string">
            <text:p>09/24/16 05:56 PM</text:p>
          </table:table-cell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79740274180231E+017">
            <text:p>779740274180231000</text:p>
          </table:table-cell>
          <table:table-cell office:value-type="string">
            <text:p>Rapidash</text:p>
          </table:table-cell>
          <table:table-cell office:value-type="string">
            <text:p>09/24/16 05:52 PM</text:p>
          </table:table-cell>
          <table:table-cell office:value-type="float" office:value="34.0988277409">
            <text:p>34.0988277409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7.79737795136856E+017">
            <text:p>779737795136856000</text:p>
          </table:table-cell>
          <table:table-cell office:value-type="string">
            <text:p>Raichu</text:p>
          </table:table-cell>
          <table:table-cell office:value-type="string">
            <text:p>09/24/16 05:42 PM</text:p>
          </table:table-cell>
          <table:table-cell office:value-type="float" office:value="34.1032062803">
            <text:p>34.1032062803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7.79736533645468E+017">
            <text:p>779736533645468000</text:p>
          </table:table-cell>
          <table:table-cell office:value-type="string">
            <text:p>Haunter</text:p>
          </table:table-cell>
          <table:table-cell office:value-type="string">
            <text:p>09/24/16 05:37 PM</text:p>
          </table:table-cell>
          <table:table-cell office:value-type="float" office:value="34.1059358977">
            <text:p>34.1059358977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7.79735356052603E+017">
            <text:p>779735356052603000</text:p>
          </table:table-cell>
          <table:table-cell office:value-type="string">
            <text:p>Rapidash</text:p>
          </table:table-cell>
          <table:table-cell office:value-type="string">
            <text:p>09/24/16 05:32 PM</text:p>
          </table:table-cell>
          <table:table-cell office:value-type="float" office:value="34.080995769">
            <text:p>34.080995769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79735295696568E+017">
            <text:p>779735295696568000</text:p>
          </table:table-cell>
          <table:table-cell office:value-type="string">
            <text:p>Golem</text:p>
          </table:table-cell>
          <table:table-cell office:value-type="string">
            <text:p>09/24/16 05:32 PM</text:p>
          </table:table-cell>
          <table:table-cell office:value-type="float" office:value="34.0715322272">
            <text:p>34.0715322272</text:p>
          </table:table-cell>
          <table:table-cell office:value-type="float" office:value="-118.0678683049">
            <text:p>-118.0678683049</text:p>
          </table:table-cell>
        </table:table-row>
        <table:table-row table:style-name="ro2">
          <table:table-cell office:value-type="float" office:value="7.79734225020817E+017">
            <text:p>779734225020817000</text:p>
          </table:table-cell>
          <table:table-cell office:value-type="string">
            <text:p>Ivysaur</text:p>
          </table:table-cell>
          <table:table-cell office:value-type="string">
            <text:p>09/24/16 05:28 PM</text:p>
          </table:table-cell>
          <table:table-cell office:value-type="float" office:value="34.0828194345">
            <text:p>34.0828194345</text:p>
          </table:table-cell>
          <table:table-cell office:value-type="float" office:value="-118.0857026348">
            <text:p>-118.0857026348</text:p>
          </table:table-cell>
        </table:table-row>
        <table:table-row table:style-name="ro2">
          <table:table-cell office:value-type="float" office:value="7.79732597949686E+017">
            <text:p>779732597949686000</text:p>
          </table:table-cell>
          <table:table-cell office:value-type="string">
            <text:p>Gloom</text:p>
          </table:table-cell>
          <table:table-cell office:value-type="string">
            <text:p>09/24/16 05:21 PM</text:p>
          </table:table-cell>
          <table:table-cell office:value-type="float" office:value="34.110427522">
            <text:p>34.110427522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7.79731824075387E+017">
            <text:p>779731824075387000</text:p>
          </table:table-cell>
          <table:table-cell office:value-type="string">
            <text:p>Charmeleon</text:p>
          </table:table-cell>
          <table:table-cell office:value-type="string">
            <text:p>09/24/16 05:18 PM</text:p>
          </table:table-cell>
          <table:table-cell office:value-type="float" office:value="34.0983656776">
            <text:p>34.0983656776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7.79730903803179E+017">
            <text:p>779730903803179000</text:p>
          </table:table-cell>
          <table:table-cell office:value-type="string">
            <text:p>Chansey</text:p>
          </table:table-cell>
          <table:table-cell office:value-type="string">
            <text:p>09/24/16 05:15 PM</text:p>
          </table:table-cell>
          <table:table-cell office:value-type="float" office:value="34.1049098706">
            <text:p>34.1049098706</text:p>
          </table:table-cell>
          <table:table-cell office:value-type="float" office:value="-118.0793007758">
            <text:p>-118.0793007758</text:p>
          </table:table-cell>
        </table:table-row>
        <table:table-row table:style-name="ro2">
          <table:table-cell office:value-type="float" office:value="7.79730811561976E+017">
            <text:p>779730811561976000</text:p>
          </table:table-cell>
          <table:table-cell office:value-type="string">
            <text:p>Rapidash</text:p>
          </table:table-cell>
          <table:table-cell office:value-type="string">
            <text:p>09/24/16 05:14 PM</text:p>
          </table:table-cell>
          <table:table-cell office:value-type="float" office:value="34.0815539673">
            <text:p>34.0815539673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7.79729162051301E+017">
            <text:p>779729162051301000</text:p>
          </table:table-cell>
          <table:table-cell office:value-type="string">
            <text:p>Weezing</text:p>
          </table:table-cell>
          <table:table-cell office:value-type="string">
            <text:p>09/24/16 05:08 PM</text:p>
          </table:table-cell>
          <table:table-cell office:value-type="float" office:value="34.1208477156">
            <text:p>34.1208477156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79728596675863E+017">
            <text:p>779728596675863000</text:p>
          </table:table-cell>
          <table:table-cell office:value-type="string">
            <text:p>Flareon</text:p>
          </table:table-cell>
          <table:table-cell office:value-type="string">
            <text:p>09/24/16 05:05 PM</text:p>
          </table:table-cell>
          <table:table-cell office:value-type="float" office:value="34.1055812202">
            <text:p>34.1055812202</text:p>
          </table:table-cell>
          <table:table-cell office:value-type="float" office:value="-118.0733559836">
            <text:p>-118.0733559836</text:p>
          </table:table-cell>
        </table:table-row>
        <table:table-row table:style-name="ro2">
          <table:table-cell office:value-type="float" office:value="7.79728401661776E+017">
            <text:p>779728401661776000</text:p>
          </table:table-cell>
          <table:table-cell office:value-type="string">
            <text:p>Raichu</text:p>
          </table:table-cell>
          <table:table-cell office:value-type="string">
            <text:p>09/24/16 05:05 PM</text:p>
          </table:table-cell>
          <table:table-cell office:value-type="float" office:value="34.1082929546">
            <text:p>34.1082929546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79727681319416E+017">
            <text:p>779727681319416000</text:p>
          </table:table-cell>
          <table:table-cell office:value-type="string">
            <text:p>Rapidash</text:p>
          </table:table-cell>
          <table:table-cell office:value-type="string">
            <text:p>09/24/16 05:02 PM</text:p>
          </table:table-cell>
          <table:table-cell office:value-type="float" office:value="34.0731799376">
            <text:p>34.0731799376</text:p>
          </table:table-cell>
          <table:table-cell office:value-type="float" office:value="-118.0676853793">
            <text:p>-118.0676853793</text:p>
          </table:table-cell>
        </table:table-row>
        <table:table-row table:style-name="ro2">
          <table:table-cell office:value-type="float" office:value="7.79727435541557E+017">
            <text:p>779727435541557000</text:p>
          </table:table-cell>
          <table:table-cell office:value-type="string">
            <text:p>Jolteon</text:p>
          </table:table-cell>
          <table:table-cell office:value-type="string">
            <text:p>09/24/16 05:01 PM</text:p>
          </table:table-cell>
          <table:table-cell office:value-type="float" office:value="34.0761917491">
            <text:p>34.0761917491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79726602087182E+017">
            <text:p>779726602087182000</text:p>
          </table:table-cell>
          <table:table-cell office:value-type="string">
            <text:p>Dratini</text:p>
          </table:table-cell>
          <table:table-cell office:value-type="string">
            <text:p>09/24/16 04:58 PM</text:p>
          </table:table-cell>
          <table:table-cell office:value-type="float" office:value="34.0973331112">
            <text:p>34.0973331112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7.79724796766544E+017">
            <text:p>779724796766544000</text:p>
          </table:table-cell>
          <table:table-cell office:value-type="string">
            <text:p>Seadra</text:p>
          </table:table-cell>
          <table:table-cell office:value-type="string">
            <text:p>09/24/16 04:50 PM</text:p>
          </table:table-cell>
          <table:table-cell office:value-type="float" office:value="34.1013776771">
            <text:p>34.1013776771</text:p>
          </table:table-cell>
          <table:table-cell office:value-type="float" office:value="-118.0851539132">
            <text:p>-118.0851539132</text:p>
          </table:table-cell>
        </table:table-row>
        <table:table-row table:style-name="ro2">
          <table:table-cell office:value-type="float" office:value="7.79724146573873E+017">
            <text:p>779724146573873000</text:p>
          </table:table-cell>
          <table:table-cell office:value-type="string">
            <text:p>Exeggutor</text:p>
          </table:table-cell>
          <table:table-cell office:value-type="string">
            <text:p>09/24/16 04:48 PM</text:p>
          </table:table-cell>
          <table:table-cell office:value-type="float" office:value="34.0907025415">
            <text:p>34.0907025415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79721172652929E+017">
            <text:p>779721172652929000</text:p>
          </table:table-cell>
          <table:table-cell office:value-type="string">
            <text:p>Scyther</text:p>
          </table:table-cell>
          <table:table-cell office:value-type="string">
            <text:p>09/24/16 04:36 PM</text:p>
          </table:table-cell>
          <table:table-cell office:value-type="float" office:value="34.1007202512">
            <text:p>34.1007202512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7.79720432135967E+017">
            <text:p>779720432135967000</text:p>
          </table:table-cell>
          <table:table-cell office:value-type="string">
            <text:p>Nidoqueen</text:p>
          </table:table-cell>
          <table:table-cell office:value-type="string">
            <text:p>09/24/16 04:33 PM</text:p>
          </table:table-cell>
          <table:table-cell office:value-type="float" office:value="34.1055166172">
            <text:p>34.1055166172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7.79720075678933E+017">
            <text:p>779720075678933000</text:p>
          </table:table-cell>
          <table:table-cell office:value-type="string">
            <text:p>Aerodactyl</text:p>
          </table:table-cell>
          <table:table-cell office:value-type="string">
            <text:p>09/24/16 04:32 PM</text:p>
          </table:table-cell>
          <table:table-cell office:value-type="float" office:value="34.0688915683">
            <text:p>34.0688915683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7.79718183250829E+017">
            <text:p>779718183250829000</text:p>
          </table:table-cell>
          <table:table-cell office:value-type="string">
            <text:p>Dratini</text:p>
          </table:table-cell>
          <table:table-cell office:value-type="string">
            <text:p>09/24/16 04:24 PM</text:p>
          </table:table-cell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718164510744E+017">
            <text:p>779718164510744000</text:p>
          </table:table-cell>
          <table:table-cell office:value-type="string">
            <text:p>Wartortle</text:p>
          </table:table-cell>
          <table:table-cell office:value-type="string">
            <text:p>09/24/16 04:24 PM</text:p>
          </table:table-cell>
          <table:table-cell office:value-type="float" office:value="34.1046114206">
            <text:p>34.1046114206</text:p>
          </table:table-cell>
          <table:table-cell office:value-type="float" office:value="-118.129594798">
            <text:p>-118.129594798</text:p>
          </table:table-cell>
        </table:table-row>
        <table:table-row table:style-name="ro2">
          <table:table-cell office:value-type="float" office:value="7.79717816714801E+017">
            <text:p>779717816714801000</text:p>
          </table:table-cell>
          <table:table-cell office:value-type="string">
            <text:p>Aerodactyl</text:p>
          </table:table-cell>
          <table:table-cell office:value-type="string">
            <text:p>09/24/16 04:23 PM</text:p>
          </table:table-cell>
          <table:table-cell office:value-type="float" office:value="34.0740931228">
            <text:p>34.0740931228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7.79717105557975E+017">
            <text:p>779717105557975000</text:p>
          </table:table-cell>
          <table:table-cell office:value-type="string">
            <text:p>Golem</text:p>
          </table:table-cell>
          <table:table-cell office:value-type="string">
            <text:p>09/24/16 04:20 PM</text:p>
          </table:table-cell>
          <table:table-cell office:value-type="float" office:value="34.1038851879">
            <text:p>34.1038851879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7.79716851496477E+017">
            <text:p>779716851496477000</text:p>
          </table:table-cell>
          <table:table-cell office:value-type="string">
            <text:p>Aerodactyl</text:p>
          </table:table-cell>
          <table:table-cell office:value-type="string">
            <text:p>09/24/16 04:19 PM</text:p>
          </table:table-cell>
          <table:table-cell office:value-type="float" office:value="34.0992173781">
            <text:p>34.099217378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79716811285639E+017">
            <text:p>779716811285639000</text:p>
          </table:table-cell>
          <table:table-cell office:value-type="string">
            <text:p>Wartortle</text:p>
          </table:table-cell>
          <table:table-cell office:value-type="string">
            <text:p>09/24/16 04:19 PM</text:p>
          </table:table-cell>
          <table:table-cell office:value-type="float" office:value="34.0779128362">
            <text:p>34.0779128362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79715499609371E+017">
            <text:p>779715499609371000</text:p>
          </table:table-cell>
          <table:table-cell office:value-type="string">
            <text:p>Dratini</text:p>
          </table:table-cell>
          <table:table-cell office:value-type="string">
            <text:p>09/24/16 04:13 PM</text:p>
          </table:table-cell>
          <table:table-cell office:value-type="float" office:value="34.1257111734">
            <text:p>34.1257111734</text:p>
          </table:table-cell>
          <table:table-cell office:value-type="float" office:value="-118.1116734948">
            <text:p>-118.1116734948</text:p>
          </table:table-cell>
        </table:table-row>
        <table:table-row table:style-name="ro2">
          <table:table-cell office:value-type="float" office:value="7.79714941724918E+017">
            <text:p>779714941724918000</text:p>
          </table:table-cell>
          <table:table-cell office:value-type="string">
            <text:p>Rapidash</text:p>
          </table:table-cell>
          <table:table-cell office:value-type="string">
            <text:p>09/24/16 04:11 PM</text:p>
          </table:table-cell>
          <table:table-cell office:value-type="float" office:value="34.1032395978">
            <text:p>34.1032395978</text:p>
          </table:table-cell>
          <table:table-cell office:value-type="float" office:value="-118.1299605197">
            <text:p>-118.1299605197</text:p>
          </table:table-cell>
        </table:table-row>
        <table:table-row table:style-name="ro2">
          <table:table-cell office:value-type="float" office:value="7.79714904328508E+017">
            <text:p>779714904328508000</text:p>
          </table:table-cell>
          <table:table-cell office:value-type="string">
            <text:p>Tangela</text:p>
          </table:table-cell>
          <table:table-cell office:value-type="string">
            <text:p>09/24/16 04:11 PM</text:p>
          </table:table-cell>
          <table:table-cell office:value-type="float" office:value="34.0864362253">
            <text:p>34.0864362253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7.7971468179975E+017">
            <text:p>779714681799750000</text:p>
          </table:table-cell>
          <table:table-cell office:value-type="string">
            <text:p>Porygon</text:p>
          </table:table-cell>
          <table:table-cell office:value-type="string">
            <text:p>09/24/16 04:10 PM</text:p>
          </table:table-cell>
          <table:table-cell office:value-type="float" office:value="34.0741223345">
            <text:p>34.0741223345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7.79712507522879E+017">
            <text:p>779712507522879000</text:p>
          </table:table-cell>
          <table:table-cell office:value-type="string">
            <text:p>Dratini</text:p>
          </table:table-cell>
          <table:table-cell office:value-type="string">
            <text:p>09/24/16 04:02 PM</text:p>
          </table:table-cell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9710513609441E+017">
            <text:p>779710513609441000</text:p>
          </table:table-cell>
          <table:table-cell office:value-type="string">
            <text:p>Raichu</text:p>
          </table:table-cell>
          <table:table-cell office:value-type="string">
            <text:p>09/24/16 03:54 PM</text:p>
          </table:table-cell>
          <table:table-cell office:value-type="float" office:value="34.1054245342">
            <text:p>34.1054245342</text:p>
          </table:table-cell>
          <table:table-cell office:value-type="float" office:value="-118.1188970984">
            <text:p>-118.1188970984</text:p>
          </table:table-cell>
        </table:table-row>
        <table:table-row table:style-name="ro2">
          <table:table-cell office:value-type="float" office:value="7.79710319966859E+017">
            <text:p>779710319966859000</text:p>
          </table:table-cell>
          <table:table-cell office:value-type="string">
            <text:p>Jolteon</text:p>
          </table:table-cell>
          <table:table-cell office:value-type="string">
            <text:p>09/24/16 03:53 PM</text:p>
          </table:table-cell>
          <table:table-cell office:value-type="float" office:value="34.1203674178">
            <text:p>34.1203674178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79710046896738E+017">
            <text:p>779710046896738000</text:p>
          </table:table-cell>
          <table:table-cell office:value-type="string">
            <text:p>Alakazam</text:p>
          </table:table-cell>
          <table:table-cell office:value-type="string">
            <text:p>09/24/16 03:52 PM</text:p>
          </table:table-cell>
          <table:table-cell office:value-type="float" office:value="34.1194813511">
            <text:p>34.1194813511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7.79706867329008E+017">
            <text:p>779706867329008000</text:p>
          </table:table-cell>
          <table:table-cell office:value-type="string">
            <text:p>Porygon</text:p>
          </table:table-cell>
          <table:table-cell office:value-type="string">
            <text:p>09/24/16 03:39 PM</text:p>
          </table:table-cell>
          <table:table-cell office:value-type="float" office:value="34.0800249918">
            <text:p>34.0800249918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79705772678615E+017">
            <text:p>779705772678615000</text:p>
          </table:table-cell>
          <table:table-cell office:value-type="string">
            <text:p>Chansey</text:p>
          </table:table-cell>
          <table:table-cell office:value-type="string">
            <text:p>09/24/16 03:35 PM</text:p>
          </table:table-cell>
          <table:table-cell office:value-type="float" office:value="34.0823605285">
            <text:p>34.0823605285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79705226777338E+017">
            <text:p>779705226777338000</text:p>
          </table:table-cell>
          <table:table-cell office:value-type="string">
            <text:p>Jolteon</text:p>
          </table:table-cell>
          <table:table-cell office:value-type="string">
            <text:p>09/24/16 03:33 PM</text:p>
          </table:table-cell>
          <table:table-cell office:value-type="float" office:value="34.1239479046">
            <text:p>34.123947904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7.79705093398536E+017">
            <text:p>779705093398536000</text:p>
          </table:table-cell>
          <table:table-cell office:value-type="string">
            <text:p>Exeggutor</text:p>
          </table:table-cell>
          <table:table-cell office:value-type="string">
            <text:p>09/24/16 03:32 PM</text:p>
          </table:table-cell>
          <table:table-cell office:value-type="float" office:value="34.1293297336">
            <text:p>34.1293297336</text:p>
          </table:table-cell>
          <table:table-cell office:value-type="float" office:value="-118.1383719077">
            <text:p>-118.1383719077</text:p>
          </table:table-cell>
        </table:table-row>
        <table:table-row table:style-name="ro2">
          <table:table-cell office:value-type="float" office:value="7.79703988799189E+017">
            <text:p>779703988799189000</text:p>
          </table:table-cell>
          <table:table-cell office:value-type="string">
            <text:p>Charmeleon</text:p>
          </table:table-cell>
          <table:table-cell office:value-type="string">
            <text:p>09/24/16 03:28 PM</text:p>
          </table:table-cell>
          <table:table-cell office:value-type="float" office:value="34.103197121">
            <text:p>34.10319712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9703926316675E+017">
            <text:p>779703926316675000</text:p>
          </table:table-cell>
          <table:table-cell office:value-type="string">
            <text:p>Kingler</text:p>
          </table:table-cell>
          <table:table-cell office:value-type="string">
            <text:p>09/24/16 03:27 PM</text:p>
          </table:table-cell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79702741975171E+017">
            <text:p>779702741975171000</text:p>
          </table:table-cell>
          <table:table-cell office:value-type="string">
            <text:p>Chansey</text:p>
          </table:table-cell>
          <table:table-cell office:value-type="string">
            <text:p>09/24/16 03:23 PM</text:p>
          </table:table-cell>
          <table:table-cell office:value-type="float" office:value="34.1251649817">
            <text:p>34.1251649817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79702346003513E+017">
            <text:p>779702346003513000</text:p>
          </table:table-cell>
          <table:table-cell office:value-type="string">
            <text:p>Nidoqueen</text:p>
          </table:table-cell>
          <table:table-cell office:value-type="string">
            <text:p>09/24/16 03:21 PM</text:p>
          </table:table-cell>
          <table:table-cell office:value-type="float" office:value="34.1275430326">
            <text:p>34.1275430326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7.79701430919639E+017">
            <text:p>779701430919639000</text:p>
          </table:table-cell>
          <table:table-cell office:value-type="string">
            <text:p>Charmeleon</text:p>
          </table:table-cell>
          <table:table-cell office:value-type="string">
            <text:p>09/24/16 03:18 PM</text:p>
          </table:table-cell>
          <table:table-cell office:value-type="float" office:value="34.124419442">
            <text:p>34.124419442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7.79701394123002E+017">
            <text:p>779701394123002000</text:p>
          </table:table-cell>
          <table:table-cell office:value-type="string">
            <text:p>Rapidash</text:p>
          </table:table-cell>
          <table:table-cell office:value-type="string">
            <text:p>09/24/16 03:17 PM</text:p>
          </table:table-cell>
          <table:table-cell office:value-type="float" office:value="34.111305353">
            <text:p>34.111305353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7.7969972873692E+017">
            <text:p>779699728736920000</text:p>
          </table:table-cell>
          <table:table-cell office:value-type="string">
            <text:p>Jolteon</text:p>
          </table:table-cell>
          <table:table-cell office:value-type="string">
            <text:p>09/24/16 03:11 PM</text:p>
          </table:table-cell>
          <table:table-cell office:value-type="float" office:value="34.0803504262">
            <text:p>34.080350426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79699501753782E+017">
            <text:p>779699501753782000</text:p>
          </table:table-cell>
          <table:table-cell office:value-type="string">
            <text:p>Chansey</text:p>
          </table:table-cell>
          <table:table-cell office:value-type="string">
            <text:p>09/24/16 03:10 PM</text:p>
          </table:table-cell>
          <table:table-cell office:value-type="float" office:value="34.080193575">
            <text:p>34.080193575</text:p>
          </table:table-cell>
          <table:table-cell office:value-type="float" office:value="-118.0836906471">
            <text:p>-118.0836906471</text:p>
          </table:table-cell>
        </table:table-row>
        <table:table-row table:style-name="ro2">
          <table:table-cell office:value-type="float" office:value="7.79697883842961E+017">
            <text:p>779697883842961000</text:p>
          </table:table-cell>
          <table:table-cell office:value-type="string">
            <text:p>Lickitung</text:p>
          </table:table-cell>
          <table:table-cell office:value-type="string">
            <text:p>09/24/16 03:03 PM</text:p>
          </table:table-cell>
          <table:table-cell office:value-type="float" office:value="34.1079655426">
            <text:p>34.1079655426</text:p>
          </table:table-cell>
          <table:table-cell office:value-type="float" office:value="-118.1038094858">
            <text:p>-118.1038094858</text:p>
          </table:table-cell>
        </table:table-row>
        <table:table-row table:style-name="ro2">
          <table:table-cell office:value-type="float" office:value="7.7969548895828E+017">
            <text:p>779695488958280000</text:p>
          </table:table-cell>
          <table:table-cell office:value-type="string">
            <text:p>Grimer</text:p>
          </table:table-cell>
          <table:table-cell office:value-type="string">
            <text:p>09/24/16 02:54 PM</text:p>
          </table:table-cell>
          <table:table-cell office:value-type="float" office:value="34.1026883264">
            <text:p>34.1026883264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7.79695143263703E+017">
            <text:p>779695143263703000</text:p>
          </table:table-cell>
          <table:table-cell office:value-type="string">
            <text:p>Haunter</text:p>
          </table:table-cell>
          <table:table-cell office:value-type="string">
            <text:p>09/24/16 02:53 PM</text:p>
          </table:table-cell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9693338836414E+017">
            <text:p>779693338836414000</text:p>
          </table:table-cell>
          <table:table-cell office:value-type="string">
            <text:p>Exeggutor</text:p>
          </table:table-cell>
          <table:table-cell office:value-type="string">
            <text:p>09/24/16 02:45 PM</text:p>
          </table:table-cell>
          <table:table-cell office:value-type="float" office:value="34.0956099315">
            <text:p>34.0956099315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7.79692889907442E+017">
            <text:p>779692889907442000</text:p>
          </table:table-cell>
          <table:table-cell office:value-type="string">
            <text:p>Ninetales</text:p>
          </table:table-cell>
          <table:table-cell office:value-type="string">
            <text:p>09/24/16 02:44 PM</text:p>
          </table:table-cell>
          <table:table-cell office:value-type="float" office:value="34.127384709">
            <text:p>34.127384709</text:p>
          </table:table-cell>
          <table:table-cell office:value-type="float" office:value="-118.072624303">
            <text:p>-118.072624303</text:p>
          </table:table-cell>
        </table:table-row>
        <table:table-row table:style-name="ro2">
          <table:table-cell office:value-type="float" office:value="7.79690672773173E+017">
            <text:p>779690672773173000</text:p>
          </table:table-cell>
          <table:table-cell office:value-type="string">
            <text:p>Flareon</text:p>
          </table:table-cell>
          <table:table-cell office:value-type="string">
            <text:p>09/24/16 02:35 PM</text:p>
          </table:table-cell>
          <table:table-cell office:value-type="float" office:value="34.0824163966">
            <text:p>34.0824163966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79687590274306E+017">
            <text:p>779687590274306000</text:p>
          </table:table-cell>
          <table:table-cell office:value-type="string">
            <text:p>Haunter</text:p>
          </table:table-cell>
          <table:table-cell office:value-type="string">
            <text:p>09/24/16 02:23 PM</text:p>
          </table:table-cell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9686738604143E+017">
            <text:p>779686738604143000</text:p>
          </table:table-cell>
          <table:table-cell office:value-type="string">
            <text:p>Wigglytuff</text:p>
          </table:table-cell>
          <table:table-cell office:value-type="string">
            <text:p>09/24/16 02:19 PM</text:p>
          </table:table-cell>
          <table:table-cell office:value-type="float" office:value="34.0774353704">
            <text:p>34.0774353704</text:p>
          </table:table-cell>
          <table:table-cell office:value-type="float" office:value="-118.1016148156">
            <text:p>-118.1016148156</text:p>
          </table:table-cell>
        </table:table-row>
        <table:table-row table:style-name="ro2">
          <table:table-cell office:value-type="float" office:value="7.79683997383176E+017">
            <text:p>779683997383176000</text:p>
          </table:table-cell>
          <table:table-cell office:value-type="string">
            <text:p>Chansey</text:p>
          </table:table-cell>
          <table:table-cell office:value-type="string">
            <text:p>09/24/16 02:08 PM</text:p>
          </table:table-cell>
          <table:table-cell office:value-type="float" office:value="34.1206637279">
            <text:p>34.1206637279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79683689277952E+017">
            <text:p>779683689277952000</text:p>
          </table:table-cell>
          <table:table-cell office:value-type="string">
            <text:p>Exeggutor</text:p>
          </table:table-cell>
          <table:table-cell office:value-type="string">
            <text:p>09/24/16 02:07 PM</text:p>
          </table:table-cell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7.79680513623663E+017">
            <text:p>779680513623663000</text:p>
          </table:table-cell>
          <table:table-cell office:value-type="string">
            <text:p>Kingler</text:p>
          </table:table-cell>
          <table:table-cell office:value-type="string">
            <text:p>09/24/16 01:54 PM</text:p>
          </table:table-cell>
          <table:table-cell office:value-type="float" office:value="34.0809581613">
            <text:p>34.0809581613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7.7967889488649E+017">
            <text:p>779678894886490000</text:p>
          </table:table-cell>
          <table:table-cell office:value-type="string">
            <text:p>Kingler</text:p>
          </table:table-cell>
          <table:table-cell office:value-type="string">
            <text:p>09/24/16 01:48 PM</text:p>
          </table:table-cell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677503103185E+017">
            <text:p>779677503103185000</text:p>
          </table:table-cell>
          <table:table-cell office:value-type="string">
            <text:p>Rapidash</text:p>
          </table:table-cell>
          <table:table-cell office:value-type="string">
            <text:p>09/24/16 01:42 PM</text:p>
          </table:table-cell>
          <table:table-cell office:value-type="float" office:value="34.0847846344">
            <text:p>34.0847846344</text:p>
          </table:table-cell>
          <table:table-cell office:value-type="float" office:value="-118.1126793309">
            <text:p>-118.1126793309</text:p>
          </table:table-cell>
        </table:table-row>
        <table:table-row table:style-name="ro2">
          <table:table-cell office:value-type="float" office:value="7.79675339693765E+017">
            <text:p>779675339693765000</text:p>
          </table:table-cell>
          <table:table-cell office:value-type="string">
            <text:p>Ninetales</text:p>
          </table:table-cell>
          <table:table-cell office:value-type="string">
            <text:p>09/24/16 01:34 PM</text:p>
          </table:table-cell>
          <table:table-cell office:value-type="float" office:value="34.0703457013">
            <text:p>34.0703457013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79674395484696E+017">
            <text:p>779674395484696000</text:p>
          </table:table-cell>
          <table:table-cell office:value-type="string">
            <text:p>Alakazam</text:p>
          </table:table-cell>
          <table:table-cell office:value-type="string">
            <text:p>09/24/16 01:30 PM</text:p>
          </table:table-cell>
          <table:table-cell office:value-type="float" office:value="34.0858619974">
            <text:p>34.0858619974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7.79671594322973E+017">
            <text:p>779671594322973000</text:p>
          </table:table-cell>
          <table:table-cell office:value-type="string">
            <text:p>Nidoqueen</text:p>
          </table:table-cell>
          <table:table-cell office:value-type="string">
            <text:p>09/24/16 01:19 PM</text:p>
          </table:table-cell>
          <table:table-cell office:value-type="float" office:value="34.0672361182">
            <text:p>34.067236118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79670466512364E+017">
            <text:p>779670466512364000</text:p>
          </table:table-cell>
          <table:table-cell office:value-type="string">
            <text:p>Nidoqueen</text:p>
          </table:table-cell>
          <table:table-cell office:value-type="string">
            <text:p>09/24/16 01:14 PM</text:p>
          </table:table-cell>
          <table:table-cell office:value-type="float" office:value="34.0651563255">
            <text:p>34.0651563255</text:p>
          </table:table-cell>
          <table:table-cell office:value-type="float" office:value="-118.0884462172">
            <text:p>-118.0884462172</text:p>
          </table:table-cell>
        </table:table-row>
        <table:table-row table:style-name="ro2">
          <table:table-cell office:value-type="float" office:value="7.79668579289399E+017">
            <text:p>779668579289399000</text:p>
          </table:table-cell>
          <table:table-cell office:value-type="string">
            <text:p>Dratini</text:p>
          </table:table-cell>
          <table:table-cell office:value-type="string">
            <text:p>09/24/16 01:07 PM</text:p>
          </table:table-cell>
          <table:table-cell office:value-type="float" office:value="34.0975977256">
            <text:p>34.0975977256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7.79668465351135E+017">
            <text:p>779668465351135000</text:p>
          </table:table-cell>
          <table:table-cell office:value-type="string">
            <text:p>Rapidash</text:p>
          </table:table-cell>
          <table:table-cell office:value-type="string">
            <text:p>09/24/16 01:07 PM</text:p>
          </table:table-cell>
          <table:table-cell office:value-type="float" office:value="34.1021564346">
            <text:p>34.1021564346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7.7966753734049E+017">
            <text:p>779667537340490000</text:p>
          </table:table-cell>
          <table:table-cell office:value-type="string">
            <text:p>Starmie</text:p>
          </table:table-cell>
          <table:table-cell office:value-type="string">
            <text:p>09/24/16 01:03 PM</text:p>
          </table:table-cell>
          <table:table-cell office:value-type="float" office:value="34.0727676341">
            <text:p>34.072767634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7.79665132687282E+017">
            <text:p>779665132687282000</text:p>
          </table:table-cell>
          <table:table-cell office:value-type="string">
            <text:p>Jolteon</text:p>
          </table:table-cell>
          <table:table-cell office:value-type="string">
            <text:p>09/24/16 12:53 PM</text:p>
          </table:table-cell>
          <table:table-cell office:value-type="float" office:value="34.0889104532">
            <text:p>34.0889104532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79662593644311E+017">
            <text:p>779662593644311000</text:p>
          </table:table-cell>
          <table:table-cell office:value-type="string">
            <text:p>Aerodactyl</text:p>
          </table:table-cell>
          <table:table-cell office:value-type="string">
            <text:p>09/24/16 12:43 PM</text:p>
          </table:table-cell>
          <table:table-cell office:value-type="float" office:value="34.0739298922">
            <text:p>34.0739298922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7.79662429181489E+017">
            <text:p>779662429181489000</text:p>
          </table:table-cell>
          <table:table-cell office:value-type="string">
            <text:p>Golem</text:p>
          </table:table-cell>
          <table:table-cell office:value-type="string">
            <text:p>09/24/16 12:43 PM</text:p>
          </table:table-cell>
          <table:table-cell office:value-type="float" office:value="34.0876740494">
            <text:p>34.0876740494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7.79661993502323E+017">
            <text:p>779661993502323000</text:p>
          </table:table-cell>
          <table:table-cell office:value-type="string">
            <text:p>Jolteon</text:p>
          </table:table-cell>
          <table:table-cell office:value-type="string">
            <text:p>09/24/16 12:41 PM</text:p>
          </table:table-cell>
          <table:table-cell office:value-type="float" office:value="34.0879816064">
            <text:p>34.0879816064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7.79661264368787E+017">
            <text:p>779661264368787000</text:p>
          </table:table-cell>
          <table:table-cell office:value-type="string">
            <text:p>Dratini</text:p>
          </table:table-cell>
          <table:table-cell office:value-type="string">
            <text:p>09/24/16 12:38 PM</text:p>
          </table:table-cell>
          <table:table-cell office:value-type="float" office:value="34.0817868989">
            <text:p>34.0817868989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7.79660944125235E+017">
            <text:p>779660944125235000</text:p>
          </table:table-cell>
          <table:table-cell office:value-type="string">
            <text:p>Chansey</text:p>
          </table:table-cell>
          <table:table-cell office:value-type="string">
            <text:p>09/24/16 12:37 PM</text:p>
          </table:table-cell>
          <table:table-cell office:value-type="float" office:value="34.0901570288">
            <text:p>34.0901570288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7.79660525911237E+017">
            <text:p>779660525911237000</text:p>
          </table:table-cell>
          <table:table-cell office:value-type="string">
            <text:p>Kabutops</text:p>
          </table:table-cell>
          <table:table-cell office:value-type="string">
            <text:p>09/24/16 12:35 PM</text:p>
          </table:table-cell>
          <table:table-cell office:value-type="float" office:value="34.0954662861">
            <text:p>34.0954662861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7.79658908386284E+017">
            <text:p>779658908386284000</text:p>
          </table:table-cell>
          <table:table-cell office:value-type="string">
            <text:p>Tangela</text:p>
          </table:table-cell>
          <table:table-cell office:value-type="string">
            <text:p>09/24/16 12:29 PM</text:p>
          </table:table-cell>
          <table:table-cell office:value-type="float" office:value="34.0846764641">
            <text:p>34.0846764641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7.79658755139002E+017">
            <text:p>779658755139002000</text:p>
          </table:table-cell>
          <table:table-cell office:value-type="string">
            <text:p>Charmeleon</text:p>
          </table:table-cell>
          <table:table-cell office:value-type="string">
            <text:p>09/24/16 12:28 PM</text:p>
          </table:table-cell>
          <table:table-cell office:value-type="float" office:value="34.114518742">
            <text:p>34.114518742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7.796584285788E+017">
            <text:p>779658428578800000</text:p>
          </table:table-cell>
          <table:table-cell office:value-type="string">
            <text:p>Flareon</text:p>
          </table:table-cell>
          <table:table-cell office:value-type="string">
            <text:p>09/24/16 12:27 PM</text:p>
          </table:table-cell>
          <table:table-cell office:value-type="float" office:value="34.0952738314">
            <text:p>34.0952738314</text:p>
          </table:table-cell>
          <table:table-cell office:value-type="float" office:value="-118.1333434093">
            <text:p>-118.1333434093</text:p>
          </table:table-cell>
        </table:table-row>
        <table:table-row table:style-name="ro2">
          <table:table-cell office:value-type="float" office:value="7.79657891015819E+017">
            <text:p>779657891015819000</text:p>
          </table:table-cell>
          <table:table-cell office:value-type="string">
            <text:p>Flareon</text:p>
          </table:table-cell>
          <table:table-cell office:value-type="string">
            <text:p>09/24/16 12:25 PM</text:p>
          </table:table-cell>
          <table:table-cell office:value-type="float" office:value="34.1177476944">
            <text:p>34.1177476944</text:p>
          </table:table-cell>
          <table:table-cell office:value-type="float" office:value="-118.1456858279">
            <text:p>-118.1456858279</text:p>
          </table:table-cell>
        </table:table-row>
        <table:table-row table:style-name="ro2">
          <table:table-cell office:value-type="float" office:value="7.79657627894555E+017">
            <text:p>779657627894555000</text:p>
          </table:table-cell>
          <table:table-cell office:value-type="string">
            <text:p>Flareon</text:p>
          </table:table-cell>
          <table:table-cell office:value-type="string">
            <text:p>09/24/16 12:23 PM</text:p>
          </table:table-cell>
          <table:table-cell office:value-type="float" office:value="34.0977136933">
            <text:p>34.0977136933</text:p>
          </table:table-cell>
          <table:table-cell office:value-type="float" office:value="-118.1238345797">
            <text:p>-118.1238345797</text:p>
          </table:table-cell>
        </table:table-row>
        <table:table-row table:style-name="ro2">
          <table:table-cell office:value-type="float" office:value="7.79656990079357E+017">
            <text:p>779656990079357000</text:p>
          </table:table-cell>
          <table:table-cell office:value-type="string">
            <text:p>Jolteon</text:p>
          </table:table-cell>
          <table:table-cell office:value-type="string">
            <text:p>09/24/16 12:21 PM</text:p>
          </table:table-cell>
          <table:table-cell office:value-type="float" office:value="34.0820647264">
            <text:p>34.0820647264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7.79655873316528E+017">
            <text:p>779655873316528000</text:p>
          </table:table-cell>
          <table:table-cell office:value-type="string">
            <text:p>Exeggutor</text:p>
          </table:table-cell>
          <table:table-cell office:value-type="string">
            <text:p>09/24/16 12:17 PM</text:p>
          </table:table-cell>
          <table:table-cell office:value-type="float" office:value="34.0695454703">
            <text:p>34.0695454703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79654264561865E+017">
            <text:p>779654264561865000</text:p>
          </table:table-cell>
          <table:table-cell office:value-type="string">
            <text:p>Charmeleon</text:p>
          </table:table-cell>
          <table:table-cell office:value-type="string">
            <text:p>09/24/16 12:10 PM</text:p>
          </table:table-cell>
          <table:table-cell office:value-type="float" office:value="34.0734383036">
            <text:p>34.0734383036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79653804861948E+017">
            <text:p>779653804861948000</text:p>
          </table:table-cell>
          <table:table-cell office:value-type="string">
            <text:p>Jolteon</text:p>
          </table:table-cell>
          <table:table-cell office:value-type="string">
            <text:p>09/24/16 12:08 PM</text:p>
          </table:table-cell>
          <table:table-cell office:value-type="float" office:value="34.0880053047">
            <text:p>34.0880053047</text:p>
          </table:table-cell>
          <table:table-cell office:value-type="float" office:value="-118.1203600704">
            <text:p>-118.1203600704</text:p>
          </table:table-cell>
        </table:table-row>
        <table:table-row table:style-name="ro2">
          <table:table-cell office:value-type="float" office:value="7.7965325720329E+017">
            <text:p>779653257203290000</text:p>
          </table:table-cell>
          <table:table-cell office:value-type="string">
            <text:p>Electrode</text:p>
          </table:table-cell>
          <table:table-cell office:value-type="string">
            <text:p>09/24/16 12:06 PM</text:p>
          </table:table-cell>
          <table:table-cell office:value-type="float" office:value="34.0873250868">
            <text:p>34.0873250868</text:p>
          </table:table-cell>
          <table:table-cell office:value-type="float" office:value="-118.1340748363">
            <text:p>-118.1340748363</text:p>
          </table:table-cell>
        </table:table-row>
        <table:table-row table:style-name="ro2">
          <table:table-cell office:value-type="float" office:value="7.79651426259657E+017">
            <text:p>779651426259657000</text:p>
          </table:table-cell>
          <table:table-cell office:value-type="string">
            <text:p>Chansey</text:p>
          </table:table-cell>
          <table:table-cell office:value-type="string">
            <text:p>09/24/16 11:59 AM</text:p>
          </table:table-cell>
          <table:table-cell office:value-type="float" office:value="34.0846274632">
            <text:p>34.0846274632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7.79651407062274E+017">
            <text:p>779651407062274000</text:p>
          </table:table-cell>
          <table:table-cell office:value-type="string">
            <text:p>Nidoqueen</text:p>
          </table:table-cell>
          <table:table-cell office:value-type="string">
            <text:p>09/24/16 11:59 AM</text:p>
          </table:table-cell>
          <table:table-cell office:value-type="float" office:value="34.1242378665">
            <text:p>34.1242378665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7.79649583815156E+017">
            <text:p>779649583815156000</text:p>
          </table:table-cell>
          <table:table-cell office:value-type="string">
            <text:p>Grimer</text:p>
          </table:table-cell>
          <table:table-cell office:value-type="string">
            <text:p>09/24/16 11:52 AM</text:p>
          </table:table-cell>
          <table:table-cell office:value-type="float" office:value="34.0773482439">
            <text:p>34.0773482439</text:p>
          </table:table-cell>
          <table:table-cell office:value-type="float" office:value="-118.1391033135">
            <text:p>-118.1391033135</text:p>
          </table:table-cell>
        </table:table-row>
        <table:table-row table:style-name="ro2">
          <table:table-cell office:value-type="float" office:value="7.79649034461983E+017">
            <text:p>779649034461983000</text:p>
          </table:table-cell>
          <table:table-cell office:value-type="string">
            <text:p>Porygon</text:p>
          </table:table-cell>
          <table:table-cell office:value-type="string">
            <text:p>09/24/16 11:49 AM</text:p>
          </table:table-cell>
          <table:table-cell office:value-type="float" office:value="34.0789920624">
            <text:p>34.0789920624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7.79648079091765E+017">
            <text:p>779648079091765000</text:p>
          </table:table-cell>
          <table:table-cell office:value-type="string">
            <text:p>Rapidash</text:p>
          </table:table-cell>
          <table:table-cell office:value-type="string">
            <text:p>09/24/16 11:46 AM</text:p>
          </table:table-cell>
          <table:table-cell office:value-type="float" office:value="34.1268468466">
            <text:p>34.1268468466</text:p>
          </table:table-cell>
          <table:table-cell office:value-type="float" office:value="-118.0725328427">
            <text:p>-118.0725328427</text:p>
          </table:table-cell>
        </table:table-row>
        <table:table-row table:style-name="ro2">
          <table:table-cell office:value-type="float" office:value="7.79647557123187E+017">
            <text:p>779647557123187000</text:p>
          </table:table-cell>
          <table:table-cell office:value-type="string">
            <text:p>Tentacruel</text:p>
          </table:table-cell>
          <table:table-cell office:value-type="string">
            <text:p>09/24/16 11:43 AM</text:p>
          </table:table-cell>
          <table:table-cell office:value-type="float" office:value="34.0778553955">
            <text:p>34.0778553955</text:p>
          </table:table-cell>
          <table:table-cell office:value-type="float" office:value="-118.1002431328">
            <text:p>-118.1002431328</text:p>
          </table:table-cell>
        </table:table-row>
        <table:table-row table:style-name="ro2">
          <table:table-cell office:value-type="float" office:value="7.79647439330431E+017">
            <text:p>779647439330431000</text:p>
          </table:table-cell>
          <table:table-cell office:value-type="string">
            <text:p>Ninetales</text:p>
          </table:table-cell>
          <table:table-cell office:value-type="string">
            <text:p>09/24/16 11:43 AM</text:p>
          </table:table-cell>
          <table:table-cell office:value-type="float" office:value="34.1224859554">
            <text:p>34.122485955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7.79646713548026E+017">
            <text:p>779646713548026000</text:p>
          </table:table-cell>
          <table:table-cell office:value-type="string">
            <text:p>Charmeleon</text:p>
          </table:table-cell>
          <table:table-cell office:value-type="string">
            <text:p>09/24/16 11:40 AM</text:p>
          </table:table-cell>
          <table:table-cell office:value-type="float" office:value="34.0734383036">
            <text:p>34.0734383036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79644853269377E+017">
            <text:p>779644853269377000</text:p>
          </table:table-cell>
          <table:table-cell office:value-type="string">
            <text:p>Tangela</text:p>
          </table:table-cell>
          <table:table-cell office:value-type="string">
            <text:p>09/24/16 11:33 AM</text:p>
          </table:table-cell>
          <table:table-cell office:value-type="float" office:value="34.0692770869">
            <text:p>34.0692770869</text:p>
          </table:table-cell>
          <table:table-cell office:value-type="float" office:value="-118.0886291212">
            <text:p>-118.0886291212</text:p>
          </table:table-cell>
        </table:table-row>
        <table:table-row table:style-name="ro2">
          <table:table-cell office:value-type="float" office:value="7.79644164262597E+017">
            <text:p>779644164262597000</text:p>
          </table:table-cell>
          <table:table-cell office:value-type="string">
            <text:p>Aerodactyl</text:p>
          </table:table-cell>
          <table:table-cell office:value-type="string">
            <text:p>09/24/16 11:30 AM</text:p>
          </table:table-cell>
          <table:table-cell office:value-type="float" office:value="34.0704273068">
            <text:p>34.0704273068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7.79641289235009E+017">
            <text:p>779641289235009000</text:p>
          </table:table-cell>
          <table:table-cell office:value-type="string">
            <text:p>Rapidash</text:p>
          </table:table-cell>
          <table:table-cell office:value-type="string">
            <text:p>09/24/16 11:19 AM</text:p>
          </table:table-cell>
          <table:table-cell office:value-type="float" office:value="34.0906227848">
            <text:p>34.0906227848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7.79638129145721E+017">
            <text:p>779638129145721000</text:p>
          </table:table-cell>
          <table:table-cell office:value-type="string">
            <text:p>Chansey</text:p>
          </table:table-cell>
          <table:table-cell office:value-type="string">
            <text:p>09/24/16 11:06 AM</text:p>
          </table:table-cell>
          <table:table-cell office:value-type="float" office:value="34.0706411682">
            <text:p>34.0706411682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7.79635246555734E+017">
            <text:p>779635246555734000</text:p>
          </table:table-cell>
          <table:table-cell office:value-type="string">
            <text:p>Aerodactyl</text:p>
          </table:table-cell>
          <table:table-cell office:value-type="string">
            <text:p>09/24/16 10:55 AM</text:p>
          </table:table-cell>
          <table:table-cell office:value-type="float" office:value="34.0809581613">
            <text:p>34.0809581613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7.79630522515333E+017">
            <text:p>779630522515333000</text:p>
          </table:table-cell>
          <table:table-cell office:value-type="string">
            <text:p>Dratini</text:p>
          </table:table-cell>
          <table:table-cell office:value-type="string">
            <text:p>09/24/16 10:36 AM</text:p>
          </table:table-cell>
          <table:table-cell office:value-type="float" office:value="34.101390278">
            <text:p>34.101390278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7.79625261679583E+017">
            <text:p>779625261679583000</text:p>
          </table:table-cell>
          <table:table-cell office:value-type="string">
            <text:p>Flareon</text:p>
          </table:table-cell>
          <table:table-cell office:value-type="string">
            <text:p>09/24/16 10:15 AM</text:p>
          </table:table-cell>
          <table:table-cell office:value-type="float" office:value="34.1193276721">
            <text:p>34.1193276721</text:p>
          </table:table-cell>
          <table:table-cell office:value-type="float" office:value="-118.1402918415">
            <text:p>-118.1402918415</text:p>
          </table:table-cell>
        </table:table-row>
        <table:table-row table:style-name="ro2">
          <table:table-cell office:value-type="float" office:value="7.79621469491896E+017">
            <text:p>779621469491896000</text:p>
          </table:table-cell>
          <table:table-cell office:value-type="string">
            <text:p>Nidoking</text:p>
          </table:table-cell>
          <table:table-cell office:value-type="string">
            <text:p>09/24/16 10:00 AM</text:p>
          </table:table-cell>
          <table:table-cell office:value-type="float" office:value="34.1106275872">
            <text:p>34.1106275872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7.79620963168104E+017">
            <text:p>779620963168104000</text:p>
          </table:table-cell>
          <table:table-cell office:value-type="string">
            <text:p>Charizard</text:p>
          </table:table-cell>
          <table:table-cell office:value-type="string">
            <text:p>09/24/16 09:58 AM</text:p>
          </table:table-cell>
          <table:table-cell office:value-type="float" office:value="34.0849604709">
            <text:p>34.0849604709</text:p>
          </table:table-cell>
          <table:table-cell office:value-type="float" office:value="-118.0773801726">
            <text:p>-118.0773801726</text:p>
          </table:table-cell>
        </table:table-row>
        <table:table-row table:style-name="ro2">
          <table:table-cell office:value-type="float" office:value="7.79615125921632E+017">
            <text:p>779615125921632000</text:p>
          </table:table-cell>
          <table:table-cell office:value-type="string">
            <text:p>Jolteon</text:p>
          </table:table-cell>
          <table:table-cell office:value-type="string">
            <text:p>09/24/16 09:35 AM</text:p>
          </table:table-cell>
          <table:table-cell office:value-type="float" office:value="34.1156612639">
            <text:p>34.1156612639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9610625181758E+017">
            <text:p>779610625181758000</text:p>
          </table:table-cell>
          <table:table-cell office:value-type="string">
            <text:p>Lickitung</text:p>
          </table:table-cell>
          <table:table-cell office:value-type="string">
            <text:p>09/24/16 09:17 AM</text:p>
          </table:table-cell>
          <table:table-cell office:value-type="float" office:value="34.0886317675">
            <text:p>34.0886317675</text:p>
          </table:table-cell>
          <table:table-cell office:value-type="float" office:value="-118.1139594776">
            <text:p>-118.1139594776</text:p>
          </table:table-cell>
        </table:table-row>
        <table:table-row table:style-name="ro2">
          <table:table-cell office:value-type="float" office:value="7.79609860098839E+017">
            <text:p>779609860098839000</text:p>
          </table:table-cell>
          <table:table-cell office:value-type="string">
            <text:p>Aerodactyl</text:p>
          </table:table-cell>
          <table:table-cell office:value-type="string">
            <text:p>09/24/16 09:14 AM</text:p>
          </table:table-cell>
          <table:table-cell office:value-type="float" office:value="34.0844715102">
            <text:p>34.0844715102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79608681356812E+017">
            <text:p>779608681356812000</text:p>
          </table:table-cell>
          <table:table-cell office:value-type="string">
            <text:p>Snorlax</text:p>
          </table:table-cell>
          <table:table-cell office:value-type="string">
            <text:p>09/24/16 09:09 AM</text:p>
          </table:table-cell>
          <table:table-cell office:value-type="float" office:value="34.0821227955">
            <text:p>34.0821227955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79608233316979E+017">
            <text:p>779608233316979000</text:p>
          </table:table-cell>
          <table:table-cell office:value-type="string">
            <text:p>Scyther</text:p>
          </table:table-cell>
          <table:table-cell office:value-type="string">
            <text:p>09/24/16 09:07 AM</text:p>
          </table:table-cell>
          <table:table-cell office:value-type="float" office:value="34.0992377399">
            <text:p>34.0992377399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9607334960017E+017">
            <text:p>779607334960017000</text:p>
          </table:table-cell>
          <table:table-cell office:value-type="string">
            <text:p>Chansey</text:p>
          </table:table-cell>
          <table:table-cell office:value-type="string">
            <text:p>09/24/16 09:04 AM</text:p>
          </table:table-cell>
          <table:table-cell office:value-type="float" office:value="34.0742671387">
            <text:p>34.0742671387</text:p>
          </table:table-cell>
          <table:table-cell office:value-type="float" office:value="-118.071709698">
            <text:p>-118.071709698</text:p>
          </table:table-cell>
        </table:table-row>
        <table:table-row table:style-name="ro2">
          <table:table-cell office:value-type="float" office:value="7.79606320970207E+017">
            <text:p>779606320970207000</text:p>
          </table:table-cell>
          <table:table-cell office:value-type="string">
            <text:p>Gloom</text:p>
          </table:table-cell>
          <table:table-cell office:value-type="string">
            <text:p>09/24/16 09:00 AM</text:p>
          </table:table-cell>
          <table:table-cell office:value-type="float" office:value="34.1234994219">
            <text:p>34.1234994219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7.79605028080267E+017">
            <text:p>779605028080267000</text:p>
          </table:table-cell>
          <table:table-cell office:value-type="string">
            <text:p>Jolteon</text:p>
          </table:table-cell>
          <table:table-cell office:value-type="string">
            <text:p>09/24/16 08:54 AM</text:p>
          </table:table-cell>
          <table:table-cell office:value-type="float" office:value="34.0894822771">
            <text:p>34.0894822771</text:p>
          </table:table-cell>
          <table:table-cell office:value-type="float" office:value="-118.1156968045">
            <text:p>-118.1156968045</text:p>
          </table:table-cell>
        </table:table-row>
        <table:table-row table:style-name="ro2">
          <table:table-cell office:value-type="float" office:value="7.79604088107303E+017">
            <text:p>779604088107303000</text:p>
          </table:table-cell>
          <table:table-cell office:value-type="string">
            <text:p>Flareon</text:p>
          </table:table-cell>
          <table:table-cell office:value-type="string">
            <text:p>09/24/16 08:51 AM</text:p>
          </table:table-cell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79604080242995E+017">
            <text:p>779604080242995000</text:p>
          </table:table-cell>
          <table:table-cell office:value-type="string">
            <text:p>Kingler</text:p>
          </table:table-cell>
          <table:table-cell office:value-type="string">
            <text:p>09/24/16 08:51 A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79603205172847E+017">
            <text:p>779603205172847000</text:p>
          </table:table-cell>
          <table:table-cell office:value-type="string">
            <text:p>Nidoking</text:p>
          </table:table-cell>
          <table:table-cell office:value-type="string">
            <text:p>09/24/16 08:47 AM</text:p>
          </table:table-cell>
          <table:table-cell office:value-type="float" office:value="34.120376603">
            <text:p>34.120376603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7.79602630263714E+017">
            <text:p>779602630263714000</text:p>
          </table:table-cell>
          <table:table-cell office:value-type="string">
            <text:p>Charizard</text:p>
          </table:table-cell>
          <table:table-cell office:value-type="string">
            <text:p>09/24/16 08:45 AM</text:p>
          </table:table-cell>
          <table:table-cell office:value-type="float" office:value="34.0906296869">
            <text:p>34.0906296869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7.79600690393952E+017">
            <text:p>779600690393952000</text:p>
          </table:table-cell>
          <table:table-cell office:value-type="string">
            <text:p>Flareon</text:p>
          </table:table-cell>
          <table:table-cell office:value-type="string">
            <text:p>09/24/16 08:37 AM</text:p>
          </table:table-cell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7.79600227854488E+017">
            <text:p>779600227854488000</text:p>
          </table:table-cell>
          <table:table-cell office:value-type="string">
            <text:p>Aerodactyl</text:p>
          </table:table-cell>
          <table:table-cell office:value-type="string">
            <text:p>09/24/16 08:35 AM</text:p>
          </table:table-cell>
          <table:table-cell office:value-type="float" office:value="34.1016219316">
            <text:p>34.10162193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7.79597947382043E+017">
            <text:p>779597947382043000</text:p>
          </table:table-cell>
          <table:table-cell office:value-type="string">
            <text:p>Charmeleon</text:p>
          </table:table-cell>
          <table:table-cell office:value-type="string">
            <text:p>09/24/16 08:26 AM</text:p>
          </table:table-cell>
          <table:table-cell office:value-type="float" office:value="34.0699423891">
            <text:p>34.0699423891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7.79597780796912E+017">
            <text:p>779597780796912000</text:p>
          </table:table-cell>
          <table:table-cell office:value-type="string">
            <text:p>Porygon</text:p>
          </table:table-cell>
          <table:table-cell office:value-type="string">
            <text:p>09/24/16 08:26 AM</text:p>
          </table:table-cell>
          <table:table-cell office:value-type="float" office:value="34.0786793776">
            <text:p>34.0786793776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7.79592672457523E+017">
            <text:p>779592672457523000</text:p>
          </table:table-cell>
          <table:table-cell office:value-type="string">
            <text:p>Flareon</text:p>
          </table:table-cell>
          <table:table-cell office:value-type="string">
            <text:p>09/24/16 08:05 AM</text:p>
          </table:table-cell>
          <table:table-cell office:value-type="float" office:value="34.0903559832">
            <text:p>34.0903559832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7.79592625376506E+017">
            <text:p>779592625376506000</text:p>
          </table:table-cell>
          <table:table-cell office:value-type="string">
            <text:p>Snorlax</text:p>
          </table:table-cell>
          <table:table-cell office:value-type="string">
            <text:p>09/24/16 08:05 AM</text:p>
          </table:table-cell>
          <table:table-cell office:value-type="float" office:value="34.1222318688">
            <text:p>34.1222318688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7.79590502530191E+017">
            <text:p>779590502530191000</text:p>
          </table:table-cell>
          <table:table-cell office:value-type="string">
            <text:p>Chansey</text:p>
          </table:table-cell>
          <table:table-cell office:value-type="string">
            <text:p>09/24/16 07:57 AM</text:p>
          </table:table-cell>
          <table:table-cell office:value-type="float" office:value="34.0782938209">
            <text:p>34.0782938209</text:p>
          </table:table-cell>
          <table:table-cell office:value-type="float" office:value="-118.1017062608">
            <text:p>-118.1017062608</text:p>
          </table:table-cell>
        </table:table-row>
        <table:table-row table:style-name="ro2">
          <table:table-cell office:value-type="float" office:value="7.79589312601916E+017">
            <text:p>779589312601916000</text:p>
          </table:table-cell>
          <table:table-cell office:value-type="string">
            <text:p>Chansey</text:p>
          </table:table-cell>
          <table:table-cell office:value-type="string">
            <text:p>09/24/16 07:52 AM</text:p>
          </table:table-cell>
          <table:table-cell office:value-type="float" office:value="34.0681870862">
            <text:p>34.0681870862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7.79584433401631E+017">
            <text:p>779584433401631000</text:p>
          </table:table-cell>
          <table:table-cell office:value-type="string">
            <text:p>Nidoqueen</text:p>
          </table:table-cell>
          <table:table-cell office:value-type="string">
            <text:p>09/24/16 07:33 AM</text:p>
          </table:table-cell>
          <table:table-cell office:value-type="float" office:value="34.1069070192">
            <text:p>34.1069070192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7.79583565587546E+017">
            <text:p>779583565587546000</text:p>
          </table:table-cell>
          <table:table-cell office:value-type="string">
            <text:p>Dratini</text:p>
          </table:table-cell>
          <table:table-cell office:value-type="string">
            <text:p>09/24/16 07:29 AM</text:p>
          </table:table-cell>
          <table:table-cell office:value-type="float" office:value="34.1138659479">
            <text:p>34.1138659479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7.79579868388336E+017">
            <text:p>779579868388336000</text:p>
          </table:table-cell>
          <table:table-cell office:value-type="string">
            <text:p>Chansey</text:p>
          </table:table-cell>
          <table:table-cell office:value-type="string">
            <text:p>09/24/16 07:14 AM</text:p>
          </table:table-cell>
          <table:table-cell office:value-type="float" office:value="34.0655795634">
            <text:p>34.0655795634</text:p>
          </table:table-cell>
          <table:table-cell office:value-type="float" office:value="-118.0883547652">
            <text:p>-118.0883547652</text:p>
          </table:table-cell>
        </table:table-row>
        <table:table-row table:style-name="ro2">
          <table:table-cell office:value-type="float" office:value="7.79577956393902E+017">
            <text:p>779577956393902000</text:p>
          </table:table-cell>
          <table:table-cell office:value-type="string">
            <text:p>Chansey</text:p>
          </table:table-cell>
          <table:table-cell office:value-type="string">
            <text:p>09/24/16 07:07 AM</text:p>
          </table:table-cell>
          <table:table-cell office:value-type="float" office:value="34.1039306539">
            <text:p>34.1039306539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7.79577862064005E+017">
            <text:p>779577862064005000</text:p>
          </table:table-cell>
          <table:table-cell office:value-type="string">
            <text:p>Clefable</text:p>
          </table:table-cell>
          <table:table-cell office:value-type="string">
            <text:p>09/24/16 07:07 AM</text:p>
          </table:table-cell>
          <table:table-cell office:value-type="float" office:value="34.1191470547">
            <text:p>34.1191470547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7.79576609783157E+017">
            <text:p>779576609783157000</text:p>
          </table:table-cell>
          <table:table-cell office:value-type="string">
            <text:p>Golduck</text:p>
          </table:table-cell>
          <table:table-cell office:value-type="string">
            <text:p>09/24/16 07:02 AM</text:p>
          </table:table-cell>
          <table:table-cell office:value-type="float" office:value="34.0733076631">
            <text:p>34.0733076631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7.79573266964881E+017">
            <text:p>779573266964881000</text:p>
          </table:table-cell>
          <table:table-cell office:value-type="string">
            <text:p>Porygon</text:p>
          </table:table-cell>
          <table:table-cell office:value-type="string">
            <text:p>09/24/16 06:48 AM</text:p>
          </table:table-cell>
          <table:table-cell office:value-type="float" office:value="34.0731103634">
            <text:p>34.0731103634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7.79572858125037E+017">
            <text:p>779572858125037000</text:p>
          </table:table-cell>
          <table:table-cell office:value-type="string">
            <text:p>Gloom</text:p>
          </table:table-cell>
          <table:table-cell office:value-type="string">
            <text:p>09/24/16 06:47 AM</text:p>
          </table:table-cell>
          <table:table-cell office:value-type="float" office:value="34.0828671188">
            <text:p>34.0828671188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9565741880127E+017">
            <text:p>779565741880127000</text:p>
          </table:table-cell>
          <table:table-cell office:value-type="string">
            <text:p>Rapidash</text:p>
          </table:table-cell>
          <table:table-cell office:value-type="string">
            <text:p>09/24/16 06:18 AM</text:p>
          </table:table-cell>
          <table:table-cell office:value-type="float" office:value="34.0696563468">
            <text:p>34.0696563468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7.79562247139922E+017">
            <text:p>779562247139922000</text:p>
          </table:table-cell>
          <table:table-cell office:value-type="string">
            <text:p>Jolteon</text:p>
          </table:table-cell>
          <table:table-cell office:value-type="string">
            <text:p>09/24/16 06:04 AM</text:p>
          </table:table-cell>
          <table:table-cell office:value-type="float" office:value="34.0677842864">
            <text:p>34.0677842864</text:p>
          </table:table-cell>
          <table:table-cell office:value-type="float" office:value="-118.0910983062">
            <text:p>-118.0910983062</text:p>
          </table:table-cell>
        </table:table-row>
        <table:table-row table:style-name="ro2">
          <table:table-cell office:value-type="float" office:value="7.79560721768067E+017">
            <text:p>779560721768067000</text:p>
          </table:table-cell>
          <table:table-cell office:value-type="string">
            <text:p>Rapidash</text:p>
          </table:table-cell>
          <table:table-cell office:value-type="string">
            <text:p>09/24/16 05:58 AM</text:p>
          </table:table-cell>
          <table:table-cell office:value-type="float" office:value="34.0877640725">
            <text:p>34.087764072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7.79559739780768E+017">
            <text:p>779559739780768000</text:p>
          </table:table-cell>
          <table:table-cell office:value-type="string">
            <text:p>Omastar</text:p>
          </table:table-cell>
          <table:table-cell office:value-type="string">
            <text:p>09/24/16 05:55 AM</text:p>
          </table:table-cell>
          <table:table-cell office:value-type="float" office:value="34.1015897961">
            <text:p>34.1015897961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7.79558907421135E+017">
            <text:p>779558907421135000</text:p>
          </table:table-cell>
          <table:table-cell office:value-type="string">
            <text:p>Exeggutor</text:p>
          </table:table-cell>
          <table:table-cell office:value-type="string">
            <text:p>09/24/16 05:51 AM</text:p>
          </table:table-cell>
          <table:table-cell office:value-type="float" office:value="34.0757842884">
            <text:p>34.0757842884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79556902984266E+017">
            <text:p>779556902984266000</text:p>
          </table:table-cell>
          <table:table-cell office:value-type="string">
            <text:p>Golem</text:p>
          </table:table-cell>
          <table:table-cell office:value-type="string">
            <text:p>09/24/16 05:43 AM</text:p>
          </table:table-cell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9553317378593E+017">
            <text:p>779553317378593000</text:p>
          </table:table-cell>
          <table:table-cell office:value-type="string">
            <text:p>Seaking</text:p>
          </table:table-cell>
          <table:table-cell office:value-type="string">
            <text:p>09/24/16 05:29 AM</text:p>
          </table:table-cell>
          <table:table-cell office:value-type="float" office:value="34.0776482915">
            <text:p>34.0776482915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955261134728E+017">
            <text:p>779552611347280000</text:p>
          </table:table-cell>
          <table:table-cell office:value-type="string">
            <text:p>Weepinbell</text:p>
          </table:table-cell>
          <table:table-cell office:value-type="string">
            <text:p>09/24/16 05:26 AM</text:p>
          </table:table-cell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9551089519505E+017">
            <text:p>779551089519505000</text:p>
          </table:table-cell>
          <table:table-cell office:value-type="string">
            <text:p>Exeggutor</text:p>
          </table:table-cell>
          <table:table-cell office:value-type="string">
            <text:p>09/24/16 05:20 AM</text:p>
          </table:table-cell>
          <table:table-cell office:value-type="float" office:value="34.0909208503">
            <text:p>34.0909208503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7.79549495981842E+017">
            <text:p>779549495981842000</text:p>
          </table:table-cell>
          <table:table-cell office:value-type="string">
            <text:p>Haunter</text:p>
          </table:table-cell>
          <table:table-cell office:value-type="string">
            <text:p>09/24/16 05:14 AM</text:p>
          </table:table-cell>
          <table:table-cell office:value-type="float" office:value="34.0779140586">
            <text:p>34.0779140586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79547919678444E+017">
            <text:p>779547919678444000</text:p>
          </table:table-cell>
          <table:table-cell office:value-type="string">
            <text:p>Charmeleon</text:p>
          </table:table-cell>
          <table:table-cell office:value-type="string">
            <text:p>09/24/16 05:08 AM</text:p>
          </table:table-cell>
          <table:table-cell office:value-type="float" office:value="34.0883221272">
            <text:p>34.08832212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7.79547209138262E+017">
            <text:p>779547209138262000</text:p>
          </table:table-cell>
          <table:table-cell office:value-type="string">
            <text:p>Ivysaur</text:p>
          </table:table-cell>
          <table:table-cell office:value-type="string">
            <text:p>09/24/16 05:05 AM</text:p>
          </table:table-cell>
          <table:table-cell office:value-type="float" office:value="34.0922582507">
            <text:p>34.0922582507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7.79547158525514E+017">
            <text:p>779547158525514000</text:p>
          </table:table-cell>
          <table:table-cell office:value-type="string">
            <text:p>Jolteon</text:p>
          </table:table-cell>
          <table:table-cell office:value-type="string">
            <text:p>09/24/16 05:05 AM</text:p>
          </table:table-cell>
          <table:table-cell office:value-type="float" office:value="34.1221124659">
            <text:p>34.1221124659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7.79546476485554E+017">
            <text:p>779546476485554000</text:p>
          </table:table-cell>
          <table:table-cell office:value-type="string">
            <text:p>Jolteon</text:p>
          </table:table-cell>
          <table:table-cell office:value-type="string">
            <text:p>09/24/16 05:02 AM</text:p>
          </table:table-cell>
          <table:table-cell office:value-type="float" office:value="34.0955953973">
            <text:p>34.0955953973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9544676986597E+017">
            <text:p>779544676986597000</text:p>
          </table:table-cell>
          <table:table-cell office:value-type="string">
            <text:p>Omastar</text:p>
          </table:table-cell>
          <table:table-cell office:value-type="string">
            <text:p>09/24/16 04:55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9542015155384E+017">
            <text:p>779542015155384000</text:p>
          </table:table-cell>
          <table:table-cell office:value-type="string">
            <text:p>Golem</text:p>
          </table:table-cell>
          <table:table-cell office:value-type="string">
            <text:p>09/24/16 04:44 AM</text:p>
          </table:table-cell>
          <table:table-cell office:value-type="float" office:value="34.0715886714">
            <text:p>34.0715886714</text:p>
          </table:table-cell>
          <table:table-cell office:value-type="float" office:value="-118.0974082876">
            <text:p>-118.0974082876</text:p>
          </table:table-cell>
        </table:table-row>
        <table:table-row table:style-name="ro2">
          <table:table-cell office:value-type="float" office:value="7.7954116479388E+017">
            <text:p>779541164793880000</text:p>
          </table:table-cell>
          <table:table-cell office:value-type="string">
            <text:p>Chansey</text:p>
          </table:table-cell>
          <table:table-cell office:value-type="string">
            <text:p>09/24/16 04:41 AM</text:p>
          </table:table-cell>
          <table:table-cell office:value-type="float" office:value="34.0808718538">
            <text:p>34.0808718538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7.79538636349976E+017">
            <text:p>779538636349976000</text:p>
          </table:table-cell>
          <table:table-cell office:value-type="string">
            <text:p>Kingler</text:p>
          </table:table-cell>
          <table:table-cell office:value-type="string">
            <text:p>09/24/16 04:31 AM</text:p>
          </table:table-cell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7.79538418783039E+017">
            <text:p>779538418783039000</text:p>
          </table:table-cell>
          <table:table-cell office:value-type="string">
            <text:p>Lickitung</text:p>
          </table:table-cell>
          <table:table-cell office:value-type="string">
            <text:p>09/24/16 04:30 AM</text:p>
          </table:table-cell>
          <table:table-cell office:value-type="float" office:value="34.0758550935">
            <text:p>34.0758550935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9538032563098E+017">
            <text:p>779538032563098000</text:p>
          </table:table-cell>
          <table:table-cell office:value-type="string">
            <text:p>Nidoking</text:p>
          </table:table-cell>
          <table:table-cell office:value-type="string">
            <text:p>09/24/16 04:28 AM</text:p>
          </table:table-cell>
          <table:table-cell office:value-type="float" office:value="34.1213060258">
            <text:p>34.1213060258</text:p>
          </table:table-cell>
          <table:table-cell office:value-type="float" office:value="-118.1220058992">
            <text:p>-118.1220058992</text:p>
          </table:table-cell>
        </table:table-row>
        <table:table-row table:style-name="ro2">
          <table:table-cell office:value-type="float" office:value="7.79537789020877E+017">
            <text:p>779537789020877000</text:p>
          </table:table-cell>
          <table:table-cell office:value-type="string">
            <text:p>Rapidash</text:p>
          </table:table-cell>
          <table:table-cell office:value-type="string">
            <text:p>09/24/16 04:27 AM</text:p>
          </table:table-cell>
          <table:table-cell office:value-type="float" office:value="34.0963322815">
            <text:p>34.0963322815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79537435524944E+017">
            <text:p>779537435524944000</text:p>
          </table:table-cell>
          <table:table-cell office:value-type="string">
            <text:p>Kingler</text:p>
          </table:table-cell>
          <table:table-cell office:value-type="string">
            <text:p>09/24/16 04:26 AM</text:p>
          </table:table-cell>
          <table:table-cell office:value-type="float" office:value="34.0746933994">
            <text:p>34.0746933994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7.79536888709329E+017">
            <text:p>779536888709329000</text:p>
          </table:table-cell>
          <table:table-cell office:value-type="string">
            <text:p>Kabutops</text:p>
          </table:table-cell>
          <table:table-cell office:value-type="string">
            <text:p>09/24/16 04:24 A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9536537671393E+017">
            <text:p>779536537671393000</text:p>
          </table:table-cell>
          <table:table-cell office:value-type="string">
            <text:p>Grimer</text:p>
          </table:table-cell>
          <table:table-cell office:value-type="string">
            <text:p>09/24/16 04:22 AM</text:p>
          </table:table-cell>
          <table:table-cell office:value-type="float" office:value="34.0779570469">
            <text:p>34.077957046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9536355705532E+017">
            <text:p>779536355705532000</text:p>
          </table:table-cell>
          <table:table-cell office:value-type="string">
            <text:p>Jolteon</text:p>
          </table:table-cell>
          <table:table-cell office:value-type="string">
            <text:p>09/24/16 04:22 AM</text:p>
          </table:table-cell>
          <table:table-cell office:value-type="float" office:value="34.0928174024">
            <text:p>34.0928174024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7.79535618019766E+017">
            <text:p>779535618019766000</text:p>
          </table:table-cell>
          <table:table-cell office:value-type="string">
            <text:p>Seaking</text:p>
          </table:table-cell>
          <table:table-cell office:value-type="string">
            <text:p>09/24/16 04:19 AM</text:p>
          </table:table-cell>
          <table:table-cell office:value-type="float" office:value="34.0779128362">
            <text:p>34.0779128362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79533447345746E+017">
            <text:p>779533447345746000</text:p>
          </table:table-cell>
          <table:table-cell office:value-type="string">
            <text:p>Exeggutor</text:p>
          </table:table-cell>
          <table:table-cell office:value-type="string">
            <text:p>09/24/16 04:10 AM</text:p>
          </table:table-cell>
          <table:table-cell office:value-type="float" office:value="34.0978852706">
            <text:p>34.0978852706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7.795312167436E+017">
            <text:p>779531216743600000</text:p>
          </table:table-cell>
          <table:table-cell office:value-type="string">
            <text:p>Charmeleon</text:p>
          </table:table-cell>
          <table:table-cell office:value-type="string">
            <text:p>09/24/16 04:01 AM</text:p>
          </table:table-cell>
          <table:table-cell office:value-type="float" office:value="34.1052355471">
            <text:p>34.1052355471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7.79530658632733E+017">
            <text:p>779530658632733000</text:p>
          </table:table-cell>
          <table:table-cell office:value-type="string">
            <text:p>Rapidash</text:p>
          </table:table-cell>
          <table:table-cell office:value-type="string">
            <text:p>09/24/16 03:59 AM</text:p>
          </table:table-cell>
          <table:table-cell office:value-type="float" office:value="34.0747441457">
            <text:p>34.0747441457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7.79530449953493E+017">
            <text:p>779530449953493000</text:p>
          </table:table-cell>
          <table:table-cell office:value-type="string">
            <text:p>Omastar</text:p>
          </table:table-cell>
          <table:table-cell office:value-type="string">
            <text:p>09/24/16 03:58 AM</text:p>
          </table:table-cell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9528766695412E+017">
            <text:p>779528766695412000</text:p>
          </table:table-cell>
          <table:table-cell office:value-type="string">
            <text:p>Electabuzz</text:p>
          </table:table-cell>
          <table:table-cell office:value-type="string">
            <text:p>09/24/16 03:51 AM</text:p>
          </table:table-cell>
          <table:table-cell office:value-type="float" office:value="34.1204020636">
            <text:p>34.1204020636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79528707908129E+017">
            <text:p>779528707908129000</text:p>
          </table:table-cell>
          <table:table-cell office:value-type="string">
            <text:p>Wigglytuff</text:p>
          </table:table-cell>
          <table:table-cell office:value-type="string">
            <text:p>09/24/16 03:51 AM</text:p>
          </table:table-cell>
          <table:table-cell office:value-type="float" office:value="34.1215915749">
            <text:p>34.1215915749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7.79528550986556E+017">
            <text:p>779528550986556000</text:p>
          </table:table-cell>
          <table:table-cell office:value-type="string">
            <text:p>Machamp</text:p>
          </table:table-cell>
          <table:table-cell office:value-type="string">
            <text:p>09/24/16 03:51 AM</text:p>
          </table:table-cell>
          <table:table-cell office:value-type="float" office:value="34.0882233768">
            <text:p>34.0882233768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79527350769771E+017">
            <text:p>779527350769771000</text:p>
          </table:table-cell>
          <table:table-cell office:value-type="string">
            <text:p>Chansey</text:p>
          </table:table-cell>
          <table:table-cell office:value-type="string">
            <text:p>09/24/16 03:46 AM</text:p>
          </table:table-cell>
          <table:table-cell office:value-type="float" office:value="34.1264151438">
            <text:p>34.1264151438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9527304997331E+017">
            <text:p>779527304997331000</text:p>
          </table:table-cell>
          <table:table-cell office:value-type="string">
            <text:p>Porygon</text:p>
          </table:table-cell>
          <table:table-cell office:value-type="string">
            <text:p>09/24/16 03:46 AM</text:p>
          </table:table-cell>
          <table:table-cell office:value-type="float" office:value="34.0914283035">
            <text:p>34.0914283035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79525677808693E+017">
            <text:p>779525677808693000</text:p>
          </table:table-cell>
          <table:table-cell office:value-type="string">
            <text:p>Dratini</text:p>
          </table:table-cell>
          <table:table-cell office:value-type="string">
            <text:p>09/24/16 03:39 AM</text:p>
          </table:table-cell>
          <table:table-cell office:value-type="float" office:value="34.1023070293">
            <text:p>34.1023070293</text:p>
          </table:table-cell>
          <table:table-cell office:value-type="float" office:value="-118.1269432926">
            <text:p>-118.1269432926</text:p>
          </table:table-cell>
        </table:table-row>
        <table:table-row table:style-name="ro2">
          <table:table-cell office:value-type="float" office:value="7.79525061891854E+017">
            <text:p>779525061891854000</text:p>
          </table:table-cell>
          <table:table-cell office:value-type="string">
            <text:p>Golduck</text:p>
          </table:table-cell>
          <table:table-cell office:value-type="string">
            <text:p>09/24/16 03:37 AM</text:p>
          </table:table-cell>
          <table:table-cell office:value-type="float" office:value="34.0980553328">
            <text:p>34.0980553328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7.79525043403362E+017">
            <text:p>779525043403362000</text:p>
          </table:table-cell>
          <table:table-cell office:value-type="string">
            <text:p>Chansey</text:p>
          </table:table-cell>
          <table:table-cell office:value-type="string">
            <text:p>09/24/16 03:37 AM</text:p>
          </table:table-cell>
          <table:table-cell office:value-type="float" office:value="34.0744198939">
            <text:p>34.0744198939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7.79524985417142E+017">
            <text:p>779524985417142000</text:p>
          </table:table-cell>
          <table:table-cell office:value-type="string">
            <text:p>Golem</text:p>
          </table:table-cell>
          <table:table-cell office:value-type="string">
            <text:p>09/24/16 03:36 AM</text:p>
          </table:table-cell>
          <table:table-cell office:value-type="float" office:value="34.0825149173">
            <text:p>34.082514917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9523670314148E+017">
            <text:p>779523670314148000</text:p>
          </table:table-cell>
          <table:table-cell office:value-type="string">
            <text:p>Flareon</text:p>
          </table:table-cell>
          <table:table-cell office:value-type="string">
            <text:p>09/24/16 03:31 AM</text:p>
          </table:table-cell>
          <table:table-cell office:value-type="float" office:value="34.0798123126">
            <text:p>34.0798123126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79520857324433E+017">
            <text:p>779520857324433000</text:p>
          </table:table-cell>
          <table:table-cell office:value-type="string">
            <text:p>Rapidash</text:p>
          </table:table-cell>
          <table:table-cell office:value-type="string">
            <text:p>09/24/16 03:20 AM</text:p>
          </table:table-cell>
          <table:table-cell office:value-type="float" office:value="34.0939141557">
            <text:p>34.0939141557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7.79518437869498E+017">
            <text:p>779518437869498000</text:p>
          </table:table-cell>
          <table:table-cell office:value-type="string">
            <text:p>Golem</text:p>
          </table:table-cell>
          <table:table-cell office:value-type="string">
            <text:p>09/24/16 03:10 AM</text:p>
          </table:table-cell>
          <table:table-cell office:value-type="float" office:value="34.0888430258">
            <text:p>34.0888430258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7.79518173624148E+017">
            <text:p>779518173624148000</text:p>
          </table:table-cell>
          <table:table-cell office:value-type="string">
            <text:p>Dratini</text:p>
          </table:table-cell>
          <table:table-cell office:value-type="string">
            <text:p>09/24/16 03:09 A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79517624581431E+017">
            <text:p>779517624581431000</text:p>
          </table:table-cell>
          <table:table-cell office:value-type="string">
            <text:p>Raichu</text:p>
          </table:table-cell>
          <table:table-cell office:value-type="string">
            <text:p>09/24/16 03:07 AM</text:p>
          </table:table-cell>
          <table:table-cell office:value-type="float" office:value="34.1324807865">
            <text:p>34.1324807865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7.79516768419144E+017">
            <text:p>779516768419144000</text:p>
          </table:table-cell>
          <table:table-cell office:value-type="string">
            <text:p>Chansey</text:p>
          </table:table-cell>
          <table:table-cell office:value-type="string">
            <text:p>09/24/16 03:04 AM</text:p>
          </table:table-cell>
          <table:table-cell office:value-type="float" office:value="34.0789983984">
            <text:p>34.0789983984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7.79512194044232E+017">
            <text:p>779512194044232000</text:p>
          </table:table-cell>
          <table:table-cell office:value-type="string">
            <text:p>Jolteon</text:p>
          </table:table-cell>
          <table:table-cell office:value-type="string">
            <text:p>09/24/16 02:46 AM</text:p>
          </table:table-cell>
          <table:table-cell office:value-type="float" office:value="34.0794288924">
            <text:p>34.0794288924</text:p>
          </table:table-cell>
          <table:table-cell office:value-type="float" office:value="-118.1026207096">
            <text:p>-118.1026207096</text:p>
          </table:table-cell>
        </table:table-row>
        <table:table-row table:style-name="ro2">
          <table:table-cell office:value-type="float" office:value="7.79511789482484E+017">
            <text:p>779511789482484000</text:p>
          </table:table-cell>
          <table:table-cell office:value-type="string">
            <text:p>Lickitung</text:p>
          </table:table-cell>
          <table:table-cell office:value-type="string">
            <text:p>09/24/16 02:44 AM</text:p>
          </table:table-cell>
          <table:table-cell office:value-type="float" office:value="34.0858051808">
            <text:p>34.0858051808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7.79510967101116E+017">
            <text:p>779510967101116000</text:p>
          </table:table-cell>
          <table:table-cell office:value-type="string">
            <text:p>Porygon</text:p>
          </table:table-cell>
          <table:table-cell office:value-type="string">
            <text:p>09/24/16 02:41 AM</text:p>
          </table:table-cell>
          <table:table-cell office:value-type="float" office:value="34.0808718538">
            <text:p>34.0808718538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7.79508446752158E+017">
            <text:p>779508446752158000</text:p>
          </table:table-cell>
          <table:table-cell office:value-type="string">
            <text:p>Nidoqueen</text:p>
          </table:table-cell>
          <table:table-cell office:value-type="string">
            <text:p>09/24/16 02:31 AM</text:p>
          </table:table-cell>
          <table:table-cell office:value-type="float" office:value="34.0926953996">
            <text:p>34.0926953996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7.79506849326375E+017">
            <text:p>779506849326375000</text:p>
          </table:table-cell>
          <table:table-cell office:value-type="string">
            <text:p>Scyther</text:p>
          </table:table-cell>
          <table:table-cell office:value-type="string">
            <text:p>09/24/16 02:24 AM</text:p>
          </table:table-cell>
          <table:table-cell office:value-type="float" office:value="34.1013222082">
            <text:p>34.1013222082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9506329924673E+017">
            <text:p>779506329924673000</text:p>
          </table:table-cell>
          <table:table-cell office:value-type="string">
            <text:p>Rapidash</text:p>
          </table:table-cell>
          <table:table-cell office:value-type="string">
            <text:p>09/24/16 02:22 AM</text:p>
          </table:table-cell>
          <table:table-cell office:value-type="float" office:value="34.0707703928">
            <text:p>34.0707703928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9506077586952E+017">
            <text:p>779506077586952000</text:p>
          </table:table-cell>
          <table:table-cell office:value-type="string">
            <text:p>Jolteon</text:p>
          </table:table-cell>
          <table:table-cell office:value-type="string">
            <text:p>09/24/16 02:21 AM</text:p>
          </table:table-cell>
          <table:table-cell office:value-type="float" office:value="34.0835672319">
            <text:p>34.083567231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950503342764E+017">
            <text:p>779505033427640000</text:p>
          </table:table-cell>
          <table:table-cell office:value-type="string">
            <text:p>Chansey</text:p>
          </table:table-cell>
          <table:table-cell office:value-type="string">
            <text:p>09/24/16 02:17 AM</text:p>
          </table:table-cell>
          <table:table-cell office:value-type="float" office:value="34.0793276812">
            <text:p>34.079327681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7.79502413052903E+017">
            <text:p>779502413052903000</text:p>
          </table:table-cell>
          <table:table-cell office:value-type="string">
            <text:p>Machamp</text:p>
          </table:table-cell>
          <table:table-cell office:value-type="string">
            <text:p>09/24/16 02:07 AM</text:p>
          </table:table-cell>
          <table:table-cell office:value-type="float" office:value="34.0958666559">
            <text:p>34.0958666559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7.7950235530154E+017">
            <text:p>779502355301540000</text:p>
          </table:table-cell>
          <table:table-cell office:value-type="string">
            <text:p>Chansey</text:p>
          </table:table-cell>
          <table:table-cell office:value-type="string">
            <text:p>09/24/16 02:06 AM</text:p>
          </table:table-cell>
          <table:table-cell office:value-type="float" office:value="34.1059190652">
            <text:p>34.1059190652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7.79501849640444E+017">
            <text:p>779501849640444000</text:p>
          </table:table-cell>
          <table:table-cell office:value-type="string">
            <text:p>Raichu</text:p>
          </table:table-cell>
          <table:table-cell office:value-type="string">
            <text:p>09/24/16 02:04 AM</text:p>
          </table:table-cell>
          <table:table-cell office:value-type="float" office:value="34.0965826393">
            <text:p>34.0965826393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7.79499324132557E+017">
            <text:p>779499324132557000</text:p>
          </table:table-cell>
          <table:table-cell office:value-type="string">
            <text:p>Seaking</text:p>
          </table:table-cell>
          <table:table-cell office:value-type="string">
            <text:p>09/24/16 01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9496683763736E+017">
            <text:p>779496683763736000</text:p>
          </table:table-cell>
          <table:table-cell office:value-type="string">
            <text:p>Jolteon</text:p>
          </table:table-cell>
          <table:table-cell office:value-type="string">
            <text:p>09/24/16 01:44 AM</text:p>
          </table:table-cell>
          <table:table-cell office:value-type="float" office:value="34.0949204251">
            <text:p>34.094920425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7.7949538309326E+017">
            <text:p>779495383093260000</text:p>
          </table:table-cell>
          <table:table-cell office:value-type="string">
            <text:p>Exeggutor</text:p>
          </table:table-cell>
          <table:table-cell office:value-type="string">
            <text:p>09/24/16 01:39 AM</text:p>
          </table:table-cell>
          <table:table-cell office:value-type="float" office:value="34.0821532809">
            <text:p>34.082153280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9494940053115E+017">
            <text:p>779494940053115000</text:p>
          </table:table-cell>
          <table:table-cell office:value-type="string">
            <text:p>Alakazam</text:p>
          </table:table-cell>
          <table:table-cell office:value-type="string">
            <text:p>09/24/16 01:37 AM</text:p>
          </table:table-cell>
          <table:table-cell office:value-type="float" office:value="34.0810561535">
            <text:p>34.0810561535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79494809404703E+017">
            <text:p>779494809404703000</text:p>
          </table:table-cell>
          <table:table-cell office:value-type="string">
            <text:p>Jolteon</text:p>
          </table:table-cell>
          <table:table-cell office:value-type="string">
            <text:p>09/24/16 01:36 AM</text:p>
          </table:table-cell>
          <table:table-cell office:value-type="float" office:value="34.1215227529">
            <text:p>34.1215227529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79493474533912E+017">
            <text:p>779493474533912000</text:p>
          </table:table-cell>
          <table:table-cell office:value-type="string">
            <text:p>Flareon</text:p>
          </table:table-cell>
          <table:table-cell office:value-type="string">
            <text:p>09/24/16 01:31 AM</text:p>
          </table:table-cell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79492766984221E+017">
            <text:p>779492766984221000</text:p>
          </table:table-cell>
          <table:table-cell office:value-type="string">
            <text:p>Golem</text:p>
          </table:table-cell>
          <table:table-cell office:value-type="string">
            <text:p>09/24/16 01:28 AM</text:p>
          </table:table-cell>
          <table:table-cell office:value-type="float" office:value="34.0979803741">
            <text:p>34.097980374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79491177909203E+017">
            <text:p>779491177909203000</text:p>
          </table:table-cell>
          <table:table-cell office:value-type="string">
            <text:p>Scyther</text:p>
          </table:table-cell>
          <table:table-cell office:value-type="string">
            <text:p>09/24/16 01:22 AM</text:p>
          </table:table-cell>
          <table:table-cell office:value-type="float" office:value="34.0999383298">
            <text:p>34.0999383298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7.79490662634828E+017">
            <text:p>779490662634828000</text:p>
          </table:table-cell>
          <table:table-cell office:value-type="string">
            <text:p>Raichu</text:p>
          </table:table-cell>
          <table:table-cell office:value-type="string">
            <text:p>09/24/16 01:20 AM</text:p>
          </table:table-cell>
          <table:table-cell office:value-type="float" office:value="34.1148012398">
            <text:p>34.1148012398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7.79489496295289E+017">
            <text:p>779489496295289000</text:p>
          </table:table-cell>
          <table:table-cell office:value-type="string">
            <text:p>Nidoqueen</text:p>
          </table:table-cell>
          <table:table-cell office:value-type="string">
            <text:p>09/24/16 01:15 AM</text:p>
          </table:table-cell>
          <table:table-cell office:value-type="float" office:value="34.1152428307">
            <text:p>34.1152428307</text:p>
          </table:table-cell>
          <table:table-cell office:value-type="float" office:value="-118.1048153672">
            <text:p>-118.1048153672</text:p>
          </table:table-cell>
        </table:table-row>
        <table:table-row table:style-name="ro2">
          <table:table-cell office:value-type="float" office:value="7.79489142619071E+017">
            <text:p>779489142619071000</text:p>
          </table:table-cell>
          <table:table-cell office:value-type="string">
            <text:p>Snorlax</text:p>
          </table:table-cell>
          <table:table-cell office:value-type="string">
            <text:p>09/24/16 01:14 AM</text:p>
          </table:table-cell>
          <table:table-cell office:value-type="float" office:value="34.0966710644">
            <text:p>34.0966710644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7.79487431691088E+017">
            <text:p>779487431691088000</text:p>
          </table:table-cell>
          <table:table-cell office:value-type="string">
            <text:p>Alakazam</text:p>
          </table:table-cell>
          <table:table-cell office:value-type="string">
            <text:p>09/24/16 01:07 AM</text:p>
          </table:table-cell>
          <table:table-cell office:value-type="float" office:value="34.0810561535">
            <text:p>34.0810561535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79485409776587E+017">
            <text:p>779485409776587000</text:p>
          </table:table-cell>
          <table:table-cell office:value-type="string">
            <text:p>Rapidash</text:p>
          </table:table-cell>
          <table:table-cell office:value-type="string">
            <text:p>09/24/16 12:59 AM</text:p>
          </table:table-cell>
          <table:table-cell office:value-type="float" office:value="34.081768867">
            <text:p>34.081768867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7.79482394818556E+017">
            <text:p>779482394818556000</text:p>
          </table:table-cell>
          <table:table-cell office:value-type="string">
            <text:p>Aerodactyl</text:p>
          </table:table-cell>
          <table:table-cell office:value-type="string">
            <text:p>09/24/16 12:47 AM</text:p>
          </table:table-cell>
          <table:table-cell office:value-type="float" office:value="34.0703095648">
            <text:p>34.0703095648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7.79482020028133E+017">
            <text:p>779482020028133000</text:p>
          </table:table-cell>
          <table:table-cell office:value-type="string">
            <text:p>Golem</text:p>
          </table:table-cell>
          <table:table-cell office:value-type="string">
            <text:p>09/24/16 12:46 AM</text:p>
          </table:table-cell>
          <table:table-cell office:value-type="float" office:value="34.0953714189">
            <text:p>34.0953714189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79481610869576E+017">
            <text:p>779481610869576000</text:p>
          </table:table-cell>
          <table:table-cell office:value-type="string">
            <text:p>Electabuzz</text:p>
          </table:table-cell>
          <table:table-cell office:value-type="string">
            <text:p>09/24/16 12:44 AM</text:p>
          </table:table-cell>
          <table:table-cell office:value-type="float" office:value="34.0855386426">
            <text:p>34.0855386426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7.79481329981272E+017">
            <text:p>779481329981272000</text:p>
          </table:table-cell>
          <table:table-cell office:value-type="string">
            <text:p>Snorlax</text:p>
          </table:table-cell>
          <table:table-cell office:value-type="string">
            <text:p>09/24/16 12:43 AM</text:p>
          </table:table-cell>
          <table:table-cell office:value-type="float" office:value="34.1150653871">
            <text:p>34.1150653871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9473681844015E+017">
            <text:p>779473681844015000</text:p>
          </table:table-cell>
          <table:table-cell office:value-type="string">
            <text:p>Charmeleon</text:p>
          </table:table-cell>
          <table:table-cell office:value-type="string">
            <text:p>09/24/16 12:13 AM</text:p>
          </table:table-cell>
          <table:table-cell office:value-type="float" office:value="34.0816567252">
            <text:p>34.0816567252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7.7947176227054E+017">
            <text:p>779471762270540000</text:p>
          </table:table-cell>
          <table:table-cell office:value-type="string">
            <text:p>Slowbro</text:p>
          </table:table-cell>
          <table:table-cell office:value-type="string">
            <text:p>09/24/16 12:05 AM</text:p>
          </table:table-cell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470009202389E+017">
            <text:p>779470009202389000</text:p>
          </table:table-cell>
          <table:table-cell office:value-type="string">
            <text:p>Slowbro</text:p>
          </table:table-cell>
          <table:table-cell office:value-type="string">
            <text:p>09/23/16 11:58 PM</text:p>
          </table:table-cell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4652109732E+017">
            <text:p>779465210973200000</text:p>
          </table:table-cell>
          <table:table-cell office:value-type="string">
            <text:p>Machamp</text:p>
          </table:table-cell>
          <table:table-cell office:value-type="string">
            <text:p>09/23/16 11:39 PM</text:p>
          </table:table-cell>
          <table:table-cell office:value-type="float" office:value="34.0683494775">
            <text:p>34.0683494775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9464967791587E+017">
            <text:p>779464967791587000</text:p>
          </table:table-cell>
          <table:table-cell office:value-type="string">
            <text:p>Chansey</text:p>
          </table:table-cell>
          <table:table-cell office:value-type="string">
            <text:p>09/23/16 11:38 PM</text:p>
          </table:table-cell>
          <table:table-cell office:value-type="float" office:value="34.0726430052">
            <text:p>34.0726430052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79464691735155E+017">
            <text:p>779464691735155000</text:p>
          </table:table-cell>
          <table:table-cell office:value-type="string">
            <text:p>Slowbro</text:p>
          </table:table-cell>
          <table:table-cell office:value-type="string">
            <text:p>09/23/16 11:37 PM</text:p>
          </table:table-cell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462583480783E+017">
            <text:p>779462583480783000</text:p>
          </table:table-cell>
          <table:table-cell office:value-type="string">
            <text:p>Flareon</text:p>
          </table:table-cell>
          <table:table-cell office:value-type="string">
            <text:p>09/23/16 11:28 PM</text:p>
          </table:table-cell>
          <table:table-cell office:value-type="float" office:value="34.1251264855">
            <text:p>34.1251264855</text:p>
          </table:table-cell>
          <table:table-cell office:value-type="float" office:value="-118.1166111802">
            <text:p>-118.1166111802</text:p>
          </table:table-cell>
        </table:table-row>
        <table:table-row table:style-name="ro2">
          <table:table-cell office:value-type="float" office:value="7.79460809646715E+017">
            <text:p>779460809646715000</text:p>
          </table:table-cell>
          <table:table-cell office:value-type="string">
            <text:p>Jolteon</text:p>
          </table:table-cell>
          <table:table-cell office:value-type="string">
            <text:p>09/23/16 11:21 PM</text:p>
          </table:table-cell>
          <table:table-cell office:value-type="float" office:value="34.0907028586">
            <text:p>34.0907028586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7.79459303442817E+017">
            <text:p>779459303442817000</text:p>
          </table:table-cell>
          <table:table-cell office:value-type="string">
            <text:p>Lickitung</text:p>
          </table:table-cell>
          <table:table-cell office:value-type="string">
            <text:p>09/23/16 11:15 PM</text:p>
          </table:table-cell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9458992451953E+017">
            <text:p>779458992451953000</text:p>
          </table:table-cell>
          <table:table-cell office:value-type="string">
            <text:p>Clefable</text:p>
          </table:table-cell>
          <table:table-cell office:value-type="string">
            <text:p>09/23/16 11:14 PM</text:p>
          </table:table-cell>
          <table:table-cell office:value-type="float" office:value="34.1217043701">
            <text:p>34.1217043701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79458864198525E+017">
            <text:p>779458864198525000</text:p>
          </table:table-cell>
          <table:table-cell office:value-type="string">
            <text:p>Porygon</text:p>
          </table:table-cell>
          <table:table-cell office:value-type="string">
            <text:p>09/23/16 11:14 PM</text:p>
          </table:table-cell>
          <table:table-cell office:value-type="float" office:value="34.0917139002">
            <text:p>34.0917139002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7.79458729875939E+017">
            <text:p>779458729875939000</text:p>
          </table:table-cell>
          <table:table-cell office:value-type="string">
            <text:p>Grimer</text:p>
          </table:table-cell>
          <table:table-cell office:value-type="string">
            <text:p>09/23/16 11:13 PM</text:p>
          </table:table-cell>
          <table:table-cell office:value-type="float" office:value="34.1270795481">
            <text:p>34.1270795481</text:p>
          </table:table-cell>
          <table:table-cell office:value-type="float" office:value="-118.1271261563">
            <text:p>-118.1271261563</text:p>
          </table:table-cell>
        </table:table-row>
        <table:table-row table:style-name="ro2">
          <table:table-cell office:value-type="float" office:value="7.79455255935234E+017">
            <text:p>779455255935234000</text:p>
          </table:table-cell>
          <table:table-cell office:value-type="string">
            <text:p>Chansey</text:p>
          </table:table-cell>
          <table:table-cell office:value-type="string">
            <text:p>09/23/16 10:59 PM</text:p>
          </table:table-cell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7.79454327001756E+017">
            <text:p>779454327001756000</text:p>
          </table:table-cell>
          <table:table-cell office:value-type="string">
            <text:p>Chansey</text:p>
          </table:table-cell>
          <table:table-cell office:value-type="string">
            <text:p>09/23/16 10:56 PM</text:p>
          </table:table-cell>
          <table:table-cell office:value-type="float" office:value="34.1041975795">
            <text:p>34.1041975795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7.79453341805884E+017">
            <text:p>779453341805884000</text:p>
          </table:table-cell>
          <table:table-cell office:value-type="string">
            <text:p>Dratini</text:p>
          </table:table-cell>
          <table:table-cell office:value-type="string">
            <text:p>09/23/16 10:52 PM</text:p>
          </table:table-cell>
          <table:table-cell office:value-type="float" office:value="34.0775681893">
            <text:p>34.0775681893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9452859351831E+017">
            <text:p>779452859351831000</text:p>
          </table:table-cell>
          <table:table-cell office:value-type="string">
            <text:p>Alakazam</text:p>
          </table:table-cell>
          <table:table-cell office:value-type="string">
            <text:p>09/23/16 10:50 PM</text:p>
          </table:table-cell>
          <table:table-cell office:value-type="float" office:value="34.0992176912">
            <text:p>34.0992176912</text:p>
          </table:table-cell>
          <table:table-cell office:value-type="float" office:value="-118.1210001168">
            <text:p>-118.1210001168</text:p>
          </table:table-cell>
        </table:table-row>
        <table:table-row table:style-name="ro2">
          <table:table-cell office:value-type="float" office:value="7.79451505636024E+017">
            <text:p>779451505636024000</text:p>
          </table:table-cell>
          <table:table-cell office:value-type="string">
            <text:p>Dratini</text:p>
          </table:table-cell>
          <table:table-cell office:value-type="string">
            <text:p>09/23/16 10:44 PM</text:p>
          </table:table-cell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79451144913302E+017">
            <text:p>779451144913302000</text:p>
          </table:table-cell>
          <table:table-cell office:value-type="string">
            <text:p>Golem</text:p>
          </table:table-cell>
          <table:table-cell office:value-type="string">
            <text:p>09/23/16 10:43 PM</text:p>
          </table:table-cell>
          <table:table-cell office:value-type="float" office:value="34.0891454588">
            <text:p>34.0891454588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7.79450174640828E+017">
            <text:p>779450174640828000</text:p>
          </table:table-cell>
          <table:table-cell office:value-type="string">
            <text:p>Clefable</text:p>
          </table:table-cell>
          <table:table-cell office:value-type="string">
            <text:p>09/23/16 10:39 PM</text:p>
          </table:table-cell>
          <table:table-cell office:value-type="float" office:value="34.1273495622">
            <text:p>34.1273495622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7.79450105313104E+017">
            <text:p>779450105313104000</text:p>
          </table:table-cell>
          <table:table-cell office:value-type="string">
            <text:p>Chansey</text:p>
          </table:table-cell>
          <table:table-cell office:value-type="string">
            <text:p>09/23/16 10:39 PM</text:p>
          </table:table-cell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7.79446934884888E+017">
            <text:p>779446934884888000</text:p>
          </table:table-cell>
          <table:table-cell office:value-type="string">
            <text:p>Jolteon</text:p>
          </table:table-cell>
          <table:table-cell office:value-type="string">
            <text:p>09/23/16 10:26 PM</text:p>
          </table:table-cell>
          <table:table-cell office:value-type="float" office:value="34.0771070084">
            <text:p>34.0771070084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7.79446807650636E+017">
            <text:p>779446807650636000</text:p>
          </table:table-cell>
          <table:table-cell office:value-type="string">
            <text:p>Flareon</text:p>
          </table:table-cell>
          <table:table-cell office:value-type="string">
            <text:p>09/23/16 10:26 PM</text:p>
          </table:table-cell>
          <table:table-cell office:value-type="float" office:value="34.0805427068">
            <text:p>34.0805427068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9446486169891E+017">
            <text:p>779446486169891000</text:p>
          </table:table-cell>
          <table:table-cell office:value-type="string">
            <text:p>Ninetales</text:p>
          </table:table-cell>
          <table:table-cell office:value-type="string">
            <text:p>09/23/16 10:24 PM</text:p>
          </table:table-cell>
          <table:table-cell office:value-type="float" office:value="34.0830714863">
            <text:p>34.0830714863</text:p>
          </table:table-cell>
          <table:table-cell office:value-type="float" office:value="-118.129594798">
            <text:p>-118.129594798</text:p>
          </table:table-cell>
        </table:table-row>
        <table:table-row table:style-name="ro2">
          <table:table-cell office:value-type="float" office:value="7.79443207050437E+017">
            <text:p>779443207050437000</text:p>
          </table:table-cell>
          <table:table-cell office:value-type="string">
            <text:p>Flareon</text:p>
          </table:table-cell>
          <table:table-cell office:value-type="string">
            <text:p>09/23/16 10:11 PM</text:p>
          </table:table-cell>
          <table:table-cell office:value-type="float" office:value="34.1203322138">
            <text:p>34.1203322138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9441543073509E+017">
            <text:p>779441543073509000</text:p>
          </table:table-cell>
          <table:table-cell office:value-type="string">
            <text:p>Slowbro</text:p>
          </table:table-cell>
          <table:table-cell office:value-type="string">
            <text:p>09/23/16 10:05 PM</text:p>
          </table:table-cell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7.79438643681243E+017">
            <text:p>779438643681243000</text:p>
          </table:table-cell>
          <table:table-cell office:value-type="string">
            <text:p>Wartortle</text:p>
          </table:table-cell>
          <table:table-cell office:value-type="string">
            <text:p>09/23/16 09:53 PM</text:p>
          </table:table-cell>
          <table:table-cell office:value-type="float" office:value="34.1257789419">
            <text:p>34.1257789419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7.79437240720069E+017">
            <text:p>779437240720069000</text:p>
          </table:table-cell>
          <table:table-cell office:value-type="string">
            <text:p>Starmie</text:p>
          </table:table-cell>
          <table:table-cell office:value-type="string">
            <text:p>09/23/16 09:48 PM</text:p>
          </table:table-cell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434788809679E+017">
            <text:p>779434788809679000</text:p>
          </table:table-cell>
          <table:table-cell office:value-type="string">
            <text:p>Charmeleon</text:p>
          </table:table-cell>
          <table:table-cell office:value-type="string">
            <text:p>09/23/16 09:38 PM</text:p>
          </table:table-cell>
          <table:table-cell office:value-type="float" office:value="34.0980020559">
            <text:p>34.0980020559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7.79434511356473E+017">
            <text:p>779434511356473000</text:p>
          </table:table-cell>
          <table:table-cell office:value-type="string">
            <text:p>Flareon</text:p>
          </table:table-cell>
          <table:table-cell office:value-type="string">
            <text:p>09/23/16 09:37 PM</text:p>
          </table:table-cell>
          <table:table-cell office:value-type="float" office:value="34.0927180818">
            <text:p>34.0927180818</text:p>
          </table:table-cell>
          <table:table-cell office:value-type="float" office:value="-118.1200857641">
            <text:p>-118.1200857641</text:p>
          </table:table-cell>
        </table:table-row>
        <table:table-row table:style-name="ro2">
          <table:table-cell office:value-type="float" office:value="7.79432755339727E+017">
            <text:p>779432755339727000</text:p>
          </table:table-cell>
          <table:table-cell office:value-type="string">
            <text:p>Slowbro</text:p>
          </table:table-cell>
          <table:table-cell office:value-type="string">
            <text:p>09/23/16 09:30 PM</text:p>
          </table:table-cell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9429939867099E+017">
            <text:p>779429939867099000</text:p>
          </table:table-cell>
          <table:table-cell office:value-type="string">
            <text:p>Electabuzz</text:p>
          </table:table-cell>
          <table:table-cell office:value-type="string">
            <text:p>09/23/16 09:19 PM</text:p>
          </table:table-cell>
          <table:table-cell office:value-type="float" office:value="34.0777445938">
            <text:p>34.0777445938</text:p>
          </table:table-cell>
          <table:table-cell office:value-type="float" office:value="-118.1316976874">
            <text:p>-118.1316976874</text:p>
          </table:table-cell>
        </table:table-row>
        <table:table-row table:style-name="ro2">
          <table:table-cell office:value-type="float" office:value="7.79427757226807E+017">
            <text:p>779427757226807000</text:p>
          </table:table-cell>
          <table:table-cell office:value-type="string">
            <text:p>Golem</text:p>
          </table:table-cell>
          <table:table-cell office:value-type="string">
            <text:p>09/23/16 09:10 PM</text:p>
          </table:table-cell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942735891891E+017">
            <text:p>779427358918910000</text:p>
          </table:table-cell>
          <table:table-cell office:value-type="string">
            <text:p>Flareon</text:p>
          </table:table-cell>
          <table:table-cell office:value-type="string">
            <text:p>09/23/16 09:08 PM</text:p>
          </table:table-cell>
          <table:table-cell office:value-type="float" office:value="34.0705933033">
            <text:p>34.0705933033</text:p>
          </table:table-cell>
          <table:table-cell office:value-type="float" office:value="-118.1020720409">
            <text:p>-118.1020720409</text:p>
          </table:table-cell>
        </table:table-row>
        <table:table-row table:style-name="ro2">
          <table:table-cell office:value-type="float" office:value="7.79426624949228E+017">
            <text:p>779426624949228000</text:p>
          </table:table-cell>
          <table:table-cell office:value-type="string">
            <text:p>Nidoqueen</text:p>
          </table:table-cell>
          <table:table-cell office:value-type="string">
            <text:p>09/23/16 09:06 PM</text:p>
          </table:table-cell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9426219280347E+017">
            <text:p>779426219280347000</text:p>
          </table:table-cell>
          <table:table-cell office:value-type="string">
            <text:p>Weezing</text:p>
          </table:table-cell>
          <table:table-cell office:value-type="string">
            <text:p>09/23/16 09:04 PM</text:p>
          </table:table-cell>
          <table:table-cell office:value-type="float" office:value="34.0993283946">
            <text:p>34.0993283946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7.79423355715801E+017">
            <text:p>779423355715801000</text:p>
          </table:table-cell>
          <table:table-cell office:value-type="string">
            <text:p>Charmeleon</text:p>
          </table:table-cell>
          <table:table-cell office:value-type="string">
            <text:p>09/23/16 08:53 PM</text:p>
          </table:table-cell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94230611833E+017">
            <text:p>779423061183300000</text:p>
          </table:table-cell>
          <table:table-cell office:value-type="string">
            <text:p>Flareon</text:p>
          </table:table-cell>
          <table:table-cell office:value-type="string">
            <text:p>09/23/16 08:51 PM</text:p>
          </table:table-cell>
          <table:table-cell office:value-type="float" office:value="34.1089716797">
            <text:p>34.1089716797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79422381756457E+017">
            <text:p>779422381756457000</text:p>
          </table:table-cell>
          <table:table-cell office:value-type="string">
            <text:p>Chansey</text:p>
          </table:table-cell>
          <table:table-cell office:value-type="string">
            <text:p>09/23/16 08:49 PM</text:p>
          </table:table-cell>
          <table:table-cell office:value-type="float" office:value="34.1270568494">
            <text:p>34.1270568494</text:p>
          </table:table-cell>
          <table:table-cell office:value-type="float" office:value="-118.1272175881">
            <text:p>-118.1272175881</text:p>
          </table:table-cell>
        </table:table-row>
        <table:table-row table:style-name="ro2">
          <table:table-cell office:value-type="float" office:value="7.79420200110203E+017">
            <text:p>779420200110203000</text:p>
          </table:table-cell>
          <table:table-cell office:value-type="string">
            <text:p>Golem</text:p>
          </table:table-cell>
          <table:table-cell office:value-type="string">
            <text:p>09/23/16 08:40 PM</text:p>
          </table:table-cell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9419884077785E+017">
            <text:p>779419884077785000</text:p>
          </table:table-cell>
          <table:table-cell office:value-type="string">
            <text:p>Rapidash</text:p>
          </table:table-cell>
          <table:table-cell office:value-type="string">
            <text:p>09/23/16 08:39 PM</text:p>
          </table:table-cell>
          <table:table-cell office:value-type="float" office:value="34.0821532809">
            <text:p>34.082153280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9418488540496E+017">
            <text:p>779418488540496000</text:p>
          </table:table-cell>
          <table:table-cell office:value-type="string">
            <text:p>Flareon</text:p>
          </table:table-cell>
          <table:table-cell office:value-type="string">
            <text:p>09/23/16 08:33 PM</text:p>
          </table:table-cell>
          <table:table-cell office:value-type="float" office:value="34.070217215">
            <text:p>34.070217215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7.79417233403421E+017">
            <text:p>779417233403421000</text:p>
          </table:table-cell>
          <table:table-cell office:value-type="string">
            <text:p>Ivysaur</text:p>
          </table:table-cell>
          <table:table-cell office:value-type="string">
            <text:p>09/23/16 08:28 PM</text:p>
          </table:table-cell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7.79415901615428E+017">
            <text:p>779415901615428000</text:p>
          </table:table-cell>
          <table:table-cell office:value-type="string">
            <text:p>Charmeleon</text:p>
          </table:table-cell>
          <table:table-cell office:value-type="string">
            <text:p>09/23/16 08:23 PM</text:p>
          </table:table-cell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9412467826909E+017">
            <text:p>779412467826909000</text:p>
          </table:table-cell>
          <table:table-cell office:value-type="string">
            <text:p>Raichu</text:p>
          </table:table-cell>
          <table:table-cell office:value-type="string">
            <text:p>09/23/16 08:09 PM</text:p>
          </table:table-cell>
          <table:table-cell office:value-type="float" office:value="34.1032519646">
            <text:p>34.1032519646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7.79412438059844E+017">
            <text:p>779412438059844000</text:p>
          </table:table-cell>
          <table:table-cell office:value-type="string">
            <text:p>Wigglytuff</text:p>
          </table:table-cell>
          <table:table-cell office:value-type="string">
            <text:p>09/23/16 08:09 PM</text:p>
          </table:table-cell>
          <table:table-cell office:value-type="float" office:value="34.0851602167">
            <text:p>34.0851602167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7.79412122585358E+017">
            <text:p>779412122585358000</text:p>
          </table:table-cell>
          <table:table-cell office:value-type="string">
            <text:p>Tangela</text:p>
          </table:table-cell>
          <table:table-cell office:value-type="string">
            <text:p>09/23/16 08:08 PM</text:p>
          </table:table-cell>
          <table:table-cell office:value-type="float" office:value="34.1269409456">
            <text:p>34.1269409456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9411357074543E+017">
            <text:p>779411357074543000</text:p>
          </table:table-cell>
          <table:table-cell office:value-type="string">
            <text:p>Machamp</text:p>
          </table:table-cell>
          <table:table-cell office:value-type="string">
            <text:p>09/23/16 08:05 PM</text:p>
          </table:table-cell>
          <table:table-cell office:value-type="float" office:value="34.0829122305">
            <text:p>34.0829122305</text:p>
          </table:table-cell>
          <table:table-cell office:value-type="float" office:value="-118.0998773489">
            <text:p>-118.0998773489</text:p>
          </table:table-cell>
        </table:table-row>
        <table:table-row table:style-name="ro2">
          <table:table-cell office:value-type="float" office:value="7.79410869570503E+017">
            <text:p>779410869570503000</text:p>
          </table:table-cell>
          <table:table-cell office:value-type="string">
            <text:p>Kabutops</text:p>
          </table:table-cell>
          <table:table-cell office:value-type="string">
            <text:p>09/23/16 08:03 PM</text:p>
          </table:table-cell>
          <table:table-cell office:value-type="float" office:value="34.0967033843">
            <text:p>34.0967033843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7.79408038289482E+017">
            <text:p>779408038289482000</text:p>
          </table:table-cell>
          <table:table-cell office:value-type="string">
            <text:p>Jolteon</text:p>
          </table:table-cell>
          <table:table-cell office:value-type="string">
            <text:p>09/23/16 07:52 PM</text:p>
          </table:table-cell>
          <table:table-cell office:value-type="float" office:value="34.081262012">
            <text:p>34.081262012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7.79407790305448E+017">
            <text:p>779407790305448000</text:p>
          </table:table-cell>
          <table:table-cell office:value-type="string">
            <text:p>Dratini</text:p>
          </table:table-cell>
          <table:table-cell office:value-type="string">
            <text:p>09/23/16 07:51 P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79407596063105E+017">
            <text:p>779407596063105000</text:p>
          </table:table-cell>
          <table:table-cell office:value-type="string">
            <text:p>Tangela</text:p>
          </table:table-cell>
          <table:table-cell office:value-type="string">
            <text:p>09/23/16 07:50 PM</text:p>
          </table:table-cell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9405181419073E+017">
            <text:p>779405181419073000</text:p>
          </table:table-cell>
          <table:table-cell office:value-type="string">
            <text:p>Chansey</text:p>
          </table:table-cell>
          <table:table-cell office:value-type="string">
            <text:p>09/23/16 07:40 PM</text:p>
          </table:table-cell>
          <table:table-cell office:value-type="float" office:value="34.1050336499">
            <text:p>34.105033649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9403908464546E+017">
            <text:p>779403908464546000</text:p>
          </table:table-cell>
          <table:table-cell office:value-type="string">
            <text:p>Kingler</text:p>
          </table:table-cell>
          <table:table-cell office:value-type="string">
            <text:p>09/23/16 07:35 PM</text:p>
          </table:table-cell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9402881422143E+017">
            <text:p>779402881422143000</text:p>
          </table:table-cell>
          <table:table-cell office:value-type="string">
            <text:p>Scyther</text:p>
          </table:table-cell>
          <table:table-cell office:value-type="string">
            <text:p>09/23/16 07:31 PM</text:p>
          </table:table-cell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7.7940248440184E+017">
            <text:p>779402484401840000</text:p>
          </table:table-cell>
          <table:table-cell office:value-type="string">
            <text:p>Exeggutor</text:p>
          </table:table-cell>
          <table:table-cell office:value-type="string">
            <text:p>09/23/16 07:30 PM</text:p>
          </table:table-cell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7.79401204287713E+017">
            <text:p>779401204287713000</text:p>
          </table:table-cell>
          <table:table-cell office:value-type="string">
            <text:p>Raichu</text:p>
          </table:table-cell>
          <table:table-cell office:value-type="string">
            <text:p>09/23/16 07:25 PM</text:p>
          </table:table-cell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9400239744635E+017">
            <text:p>779400239744635000</text:p>
          </table:table-cell>
          <table:table-cell office:value-type="string">
            <text:p>Lickitung</text:p>
          </table:table-cell>
          <table:table-cell office:value-type="string">
            <text:p>09/23/16 07:21 PM</text:p>
          </table:table-cell>
          <table:table-cell office:value-type="float" office:value="34.1188043304">
            <text:p>34.1188043304</text:p>
          </table:table-cell>
          <table:table-cell office:value-type="float" office:value="-118.072349922">
            <text:p>-118.072349922</text:p>
          </table:table-cell>
        </table:table-row>
        <table:table-row table:style-name="ro2">
          <table:table-cell office:value-type="float" office:value="7.79398697276678E+017">
            <text:p>779398697276678000</text:p>
          </table:table-cell>
          <table:table-cell office:value-type="string">
            <text:p>Charmeleon</text:p>
          </table:table-cell>
          <table:table-cell office:value-type="string">
            <text:p>09/23/16 07:15 PM</text:p>
          </table:table-cell>
          <table:table-cell office:value-type="float" office:value="34.1086819745">
            <text:p>34.1086819745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7.79397054166471E+017">
            <text:p>779397054166471000</text:p>
          </table:table-cell>
          <table:table-cell office:value-type="string">
            <text:p>Jolteon</text:p>
          </table:table-cell>
          <table:table-cell office:value-type="string">
            <text:p>09/23/16 07:08 PM</text:p>
          </table:table-cell>
          <table:table-cell office:value-type="float" office:value="34.0941716326">
            <text:p>34.0941716326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7.7939681303593E+017">
            <text:p>779396813035930000</text:p>
          </table:table-cell>
          <table:table-cell office:value-type="string">
            <text:p>Seadra</text:p>
          </table:table-cell>
          <table:table-cell office:value-type="string">
            <text:p>09/23/16 07:07 PM</text:p>
          </table:table-cell>
          <table:table-cell office:value-type="float" office:value="34.0975977256">
            <text:p>34.0975977256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7.7939638572444E+017">
            <text:p>779396385724440000</text:p>
          </table:table-cell>
          <table:table-cell office:value-type="string">
            <text:p>Chansey</text:p>
          </table:table-cell>
          <table:table-cell office:value-type="string">
            <text:p>09/23/16 07:05 PM</text:p>
          </table:table-cell>
          <table:table-cell office:value-type="float" office:value="34.1075982535">
            <text:p>34.1075982535</text:p>
          </table:table-cell>
          <table:table-cell office:value-type="float" office:value="-118.1136851612">
            <text:p>-118.1136851612</text:p>
          </table:table-cell>
        </table:table-row>
        <table:table-row table:style-name="ro2">
          <table:table-cell office:value-type="float" office:value="7.793959510016E+017">
            <text:p>779395951001600000</text:p>
          </table:table-cell>
          <table:table-cell office:value-type="string">
            <text:p>Porygon</text:p>
          </table:table-cell>
          <table:table-cell office:value-type="string">
            <text:p>09/23/16 07:04 PM</text:p>
          </table:table-cell>
          <table:table-cell office:value-type="float" office:value="34.1016997442">
            <text:p>34.1016997442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7.79395356094177E+017">
            <text:p>779395356094177000</text:p>
          </table:table-cell>
          <table:table-cell office:value-type="string">
            <text:p>Scyther</text:p>
          </table:table-cell>
          <table:table-cell office:value-type="string">
            <text:p>09/23/16 07:01 PM</text:p>
          </table:table-cell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7.79394786084008E+017">
            <text:p>779394786084008000</text:p>
          </table:table-cell>
          <table:table-cell office:value-type="string">
            <text:p>Jolteon</text:p>
          </table:table-cell>
          <table:table-cell office:value-type="string">
            <text:p>09/23/16 06:59 PM</text:p>
          </table:table-cell>
          <table:table-cell office:value-type="float" office:value="34.0925211765">
            <text:p>34.092521176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9394102659944E+017">
            <text:p>779394102659944000</text:p>
          </table:table-cell>
          <table:table-cell office:value-type="string">
            <text:p>Jolteon</text:p>
          </table:table-cell>
          <table:table-cell office:value-type="string">
            <text:p>09/23/16 06:56 PM</text:p>
          </table:table-cell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7.79393731900256E+017">
            <text:p>779393731900256000</text:p>
          </table:table-cell>
          <table:table-cell office:value-type="string">
            <text:p>Golem</text:p>
          </table:table-cell>
          <table:table-cell office:value-type="string">
            <text:p>09/23/16 06:55 PM</text:p>
          </table:table-cell>
          <table:table-cell office:value-type="float" office:value="34.0703683554">
            <text:p>34.0703683554</text:p>
          </table:table-cell>
          <table:table-cell office:value-type="float" office:value="-118.0945733965">
            <text:p>-118.0945733965</text:p>
          </table:table-cell>
        </table:table-row>
        <table:table-row table:style-name="ro2">
          <table:table-cell office:value-type="float" office:value="7.79393678129238E+017">
            <text:p>779393678129238000</text:p>
          </table:table-cell>
          <table:table-cell office:value-type="string">
            <text:p>Raichu</text:p>
          </table:table-cell>
          <table:table-cell office:value-type="string">
            <text:p>09/23/16 06:55 PM</text:p>
          </table:table-cell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9393668398461E+017">
            <text:p>779393668398461000</text:p>
          </table:table-cell>
          <table:table-cell office:value-type="string">
            <text:p>Jolteon</text:p>
          </table:table-cell>
          <table:table-cell office:value-type="string">
            <text:p>09/23/16 06:55 PM</text:p>
          </table:table-cell>
          <table:table-cell office:value-type="float" office:value="34.0660704061">
            <text:p>34.0660704061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79392735857906E+017">
            <text:p>779392735857906000</text:p>
          </table:table-cell>
          <table:table-cell office:value-type="string">
            <text:p>Jolteon</text:p>
          </table:table-cell>
          <table:table-cell office:value-type="string">
            <text:p>09/23/16 06:51 PM</text:p>
          </table:table-cell>
          <table:table-cell office:value-type="float" office:value="34.1063003">
            <text:p>34.1063003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7.79392661266366E+017">
            <text:p>779392661266366000</text:p>
          </table:table-cell>
          <table:table-cell office:value-type="string">
            <text:p>Nidoqueen</text:p>
          </table:table-cell>
          <table:table-cell office:value-type="string">
            <text:p>09/23/16 06:51 PM</text:p>
          </table:table-cell>
          <table:table-cell office:value-type="float" office:value="34.1164759054">
            <text:p>34.1164759054</text:p>
          </table:table-cell>
          <table:table-cell office:value-type="float" office:value="-118.1379147774">
            <text:p>-118.1379147774</text:p>
          </table:table-cell>
        </table:table-row>
        <table:table-row table:style-name="ro2">
          <table:table-cell office:value-type="float" office:value="7.79392405120229E+017">
            <text:p>779392405120229000</text:p>
          </table:table-cell>
          <table:table-cell office:value-type="string">
            <text:p>Dratini</text:p>
          </table:table-cell>
          <table:table-cell office:value-type="string">
            <text:p>09/23/16 06:50 PM</text:p>
          </table:table-cell>
          <table:table-cell office:value-type="float" office:value="34.1003469712">
            <text:p>34.100346971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7.79390997063053E+017">
            <text:p>779390997063053000</text:p>
          </table:table-cell>
          <table:table-cell office:value-type="string">
            <text:p>Wigglytuff</text:p>
          </table:table-cell>
          <table:table-cell office:value-type="string">
            <text:p>09/23/16 06:44 PM</text:p>
          </table:table-cell>
          <table:table-cell office:value-type="float" office:value="34.0799669226">
            <text:p>34.0799669226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79387811040403E+017">
            <text:p>779387811040403000</text:p>
          </table:table-cell>
          <table:table-cell office:value-type="string">
            <text:p>Golduck</text:p>
          </table:table-cell>
          <table:table-cell office:value-type="string">
            <text:p>09/23/16 06:31 PM</text:p>
          </table:table-cell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79387269811622E+017">
            <text:p>779387269811622000</text:p>
          </table:table-cell>
          <table:table-cell office:value-type="string">
            <text:p>Flareon</text:p>
          </table:table-cell>
          <table:table-cell office:value-type="string">
            <text:p>09/23/16 06:29 PM</text:p>
          </table:table-cell>
          <table:table-cell office:value-type="float" office:value="34.102396624">
            <text:p>34.102396624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7.79386939883389E+017">
            <text:p>779386939883389000</text:p>
          </table:table-cell>
          <table:table-cell office:value-type="string">
            <text:p>Chansey</text:p>
          </table:table-cell>
          <table:table-cell office:value-type="string">
            <text:p>09/23/16 06:28 PM</text:p>
          </table:table-cell>
          <table:table-cell office:value-type="float" office:value="34.112061313">
            <text:p>34.112061313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938686051462E+017">
            <text:p>779386860514620000</text:p>
          </table:table-cell>
          <table:table-cell office:value-type="string">
            <text:p>Rapidash</text:p>
          </table:table-cell>
          <table:table-cell office:value-type="string">
            <text:p>09/23/16 06:28 PM</text:p>
          </table:table-cell>
          <table:table-cell office:value-type="float" office:value="34.0783557211">
            <text:p>34.0783557211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7.79385385918968E+017">
            <text:p>779385385918968000</text:p>
          </table:table-cell>
          <table:table-cell office:value-type="string">
            <text:p>Porygon</text:p>
          </table:table-cell>
          <table:table-cell office:value-type="string">
            <text:p>09/23/16 06:22 PM</text:p>
          </table:table-cell>
          <table:table-cell office:value-type="float" office:value="34.0999345918">
            <text:p>34.0999345918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7.79384494629335E+017">
            <text:p>779384494629335000</text:p>
          </table:table-cell>
          <table:table-cell office:value-type="string">
            <text:p>Jolteon</text:p>
          </table:table-cell>
          <table:table-cell office:value-type="string">
            <text:p>09/23/16 06:18 PM</text:p>
          </table:table-cell>
          <table:table-cell office:value-type="float" office:value="34.0819530321">
            <text:p>34.0819530321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7.79380353853116E+017">
            <text:p>779380353853116000</text:p>
          </table:table-cell>
          <table:table-cell office:value-type="string">
            <text:p>Flareon</text:p>
          </table:table-cell>
          <table:table-cell office:value-type="string">
            <text:p>09/23/16 06:02 PM</text:p>
          </table:table-cell>
          <table:table-cell office:value-type="float" office:value="34.0916295979">
            <text:p>34.0916295979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7.79378845933679E+017">
            <text:p>779378845933679000</text:p>
          </table:table-cell>
          <table:table-cell office:value-type="string">
            <text:p>Chansey</text:p>
          </table:table-cell>
          <table:table-cell office:value-type="string">
            <text:p>09/23/16 05:56 PM</text:p>
          </table:table-cell>
          <table:table-cell office:value-type="float" office:value="34.1265976513">
            <text:p>34.1265976513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7.79377729263182E+017">
            <text:p>779377729263182000</text:p>
          </table:table-cell>
          <table:table-cell office:value-type="string">
            <text:p>Porygon</text:p>
          </table:table-cell>
          <table:table-cell office:value-type="string">
            <text:p>09/23/16 05:51 PM</text:p>
          </table:table-cell>
          <table:table-cell office:value-type="float" office:value="34.0999345918">
            <text:p>34.0999345918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7.79377145491501E+017">
            <text:p>779377145491501000</text:p>
          </table:table-cell>
          <table:table-cell office:value-type="string">
            <text:p>Nidoking</text:p>
          </table:table-cell>
          <table:table-cell office:value-type="string">
            <text:p>09/23/16 05:49 PM</text:p>
          </table:table-cell>
          <table:table-cell office:value-type="float" office:value="34.1246555743">
            <text:p>34.1246555743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7.7937655926621E+017">
            <text:p>779376559266210000</text:p>
          </table:table-cell>
          <table:table-cell office:value-type="string">
            <text:p>Golduck</text:p>
          </table:table-cell>
          <table:table-cell office:value-type="string">
            <text:p>09/23/16 05:47 PM</text:p>
          </table:table-cell>
          <table:table-cell office:value-type="float" office:value="34.095121815">
            <text:p>34.095121815</text:p>
          </table:table-cell>
          <table:table-cell office:value-type="float" office:value="-118.1207258115">
            <text:p>-118.1207258115</text:p>
          </table:table-cell>
        </table:table-row>
        <table:table-row table:style-name="ro2">
          <table:table-cell office:value-type="float" office:value="7.79370521397825E+017">
            <text:p>779370521397825000</text:p>
          </table:table-cell>
          <table:table-cell office:value-type="string">
            <text:p>Aerodactyl</text:p>
          </table:table-cell>
          <table:table-cell office:value-type="string">
            <text:p>09/23/16 05:23 PM</text:p>
          </table:table-cell>
          <table:table-cell office:value-type="float" office:value="34.1039267846">
            <text:p>34.1039267846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79364798072889E+017">
            <text:p>779364798072889000</text:p>
          </table:table-cell>
          <table:table-cell office:value-type="string">
            <text:p>Slowbro</text:p>
          </table:table-cell>
          <table:table-cell office:value-type="string">
            <text:p>09/23/16 05:00 PM</text:p>
          </table:table-cell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79364709942252E+017">
            <text:p>779364709942252000</text:p>
          </table:table-cell>
          <table:table-cell office:value-type="string">
            <text:p>Raichu</text:p>
          </table:table-cell>
          <table:table-cell office:value-type="string">
            <text:p>09/23/16 05:00 PM</text:p>
          </table:table-cell>
          <table:table-cell office:value-type="float" office:value="34.1291832653">
            <text:p>34.1291832653</text:p>
          </table:table-cell>
          <table:table-cell office:value-type="float" office:value="-118.1331605521">
            <text:p>-118.1331605521</text:p>
          </table:table-cell>
        </table:table-row>
        <table:table-row table:style-name="ro2">
          <table:table-cell office:value-type="float" office:value="7.79361984651276E+017">
            <text:p>779361984651276000</text:p>
          </table:table-cell>
          <table:table-cell office:value-type="string">
            <text:p>Flareon</text:p>
          </table:table-cell>
          <table:table-cell office:value-type="string">
            <text:p>09/23/16 04:49 PM</text:p>
          </table:table-cell>
          <table:table-cell office:value-type="float" office:value="34.0992990903">
            <text:p>34.0992990903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79358717246444E+017">
            <text:p>779358717246444000</text:p>
          </table:table-cell>
          <table:table-cell office:value-type="string">
            <text:p>Clefable</text:p>
          </table:table-cell>
          <table:table-cell office:value-type="string">
            <text:p>09/23/16 04:36 PM</text:p>
          </table:table-cell>
          <table:table-cell office:value-type="float" office:value="34.1141171457">
            <text:p>34.1141171457</text:p>
          </table:table-cell>
          <table:table-cell office:value-type="float" office:value="-118.1425774493">
            <text:p>-118.1425774493</text:p>
          </table:table-cell>
        </table:table-row>
        <table:table-row table:style-name="ro2">
          <table:table-cell office:value-type="float" office:value="7.79356672246645E+017">
            <text:p>779356672246645000</text:p>
          </table:table-cell>
          <table:table-cell office:value-type="string">
            <text:p>Rapidash</text:p>
          </table:table-cell>
          <table:table-cell office:value-type="string">
            <text:p>09/23/16 04:28 PM</text:p>
          </table:table-cell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79356593179669E+017">
            <text:p>779356593179669000</text:p>
          </table:table-cell>
          <table:table-cell office:value-type="string">
            <text:p>Chansey</text:p>
          </table:table-cell>
          <table:table-cell office:value-type="string">
            <text:p>09/23/16 04:27 PM</text:p>
          </table:table-cell>
          <table:table-cell office:value-type="float" office:value="34.1056288535">
            <text:p>34.1056288535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9355175152603E+017">
            <text:p>779355175152603000</text:p>
          </table:table-cell>
          <table:table-cell office:value-type="string">
            <text:p>Machamp</text:p>
          </table:table-cell>
          <table:table-cell office:value-type="string">
            <text:p>09/23/16 04:22 PM</text:p>
          </table:table-cell>
          <table:table-cell office:value-type="float" office:value="34.0776745306">
            <text:p>34.0776745306</text:p>
          </table:table-cell>
          <table:table-cell office:value-type="float" office:value="-118.1106676529">
            <text:p>-118.1106676529</text:p>
          </table:table-cell>
        </table:table-row>
        <table:table-row table:style-name="ro2">
          <table:table-cell office:value-type="float" office:value="7.79354375160406E+017">
            <text:p>779354375160406000</text:p>
          </table:table-cell>
          <table:table-cell office:value-type="string">
            <text:p>Golem</text:p>
          </table:table-cell>
          <table:table-cell office:value-type="string">
            <text:p>09/23/16 04:18 PM</text:p>
          </table:table-cell>
          <table:table-cell office:value-type="float" office:value="34.0691529679">
            <text:p>34.0691529679</text:p>
          </table:table-cell>
          <table:table-cell office:value-type="float" office:value="-118.0684170804">
            <text:p>-118.0684170804</text:p>
          </table:table-cell>
        </table:table-row>
        <table:table-row table:style-name="ro2">
          <table:table-cell office:value-type="float" office:value="7.7935307873033E+017">
            <text:p>779353078730330000</text:p>
          </table:table-cell>
          <table:table-cell office:value-type="string">
            <text:p>Weepinbell</text:p>
          </table:table-cell>
          <table:table-cell office:value-type="string">
            <text:p>09/23/16 04:13 PM</text:p>
          </table:table-cell>
          <table:table-cell office:value-type="float" office:value="34.1288851301">
            <text:p>34.1288851301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7.79346512497127E+017">
            <text:p>779346512497127000</text:p>
          </table:table-cell>
          <table:table-cell office:value-type="string">
            <text:p>Flareon</text:p>
          </table:table-cell>
          <table:table-cell office:value-type="string">
            <text:p>09/23/16 03:47 PM</text:p>
          </table:table-cell>
          <table:table-cell office:value-type="float" office:value="34.1033543423">
            <text:p>34.1033543423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7.79344544550707E+017">
            <text:p>779344544550707000</text:p>
          </table:table-cell>
          <table:table-cell office:value-type="string">
            <text:p>Jolteon</text:p>
          </table:table-cell>
          <table:table-cell office:value-type="string">
            <text:p>09/23/16 03:39 PM</text:p>
          </table:table-cell>
          <table:table-cell office:value-type="float" office:value="34.083451955">
            <text:p>34.083451955</text:p>
          </table:table-cell>
          <table:table-cell office:value-type="float" office:value="-118.0825017345">
            <text:p>-118.0825017345</text:p>
          </table:table-cell>
        </table:table-row>
        <table:table-row table:style-name="ro2">
          <table:table-cell office:value-type="float" office:value="7.7934409292474E+017">
            <text:p>779344092924740000</text:p>
          </table:table-cell>
          <table:table-cell office:value-type="string">
            <text:p>Raichu</text:p>
          </table:table-cell>
          <table:table-cell office:value-type="string">
            <text:p>09/23/16 03:38 PM</text:p>
          </table:table-cell>
          <table:table-cell office:value-type="float" office:value="34.1192493985">
            <text:p>34.1192493985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79342244402766E+017">
            <text:p>779342244402766000</text:p>
          </table:table-cell>
          <table:table-cell office:value-type="string">
            <text:p>Tangela</text:p>
          </table:table-cell>
          <table:table-cell office:value-type="string">
            <text:p>09/23/16 03:30 PM</text:p>
          </table:table-cell>
          <table:table-cell office:value-type="float" office:value="34.0975855148">
            <text:p>34.097585514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933870055979E+017">
            <text:p>779338700559790000</text:p>
          </table:table-cell>
          <table:table-cell office:value-type="string">
            <text:p>Flareon</text:p>
          </table:table-cell>
          <table:table-cell office:value-type="string">
            <text:p>09/23/16 03:16 PM</text:p>
          </table:table-cell>
          <table:table-cell office:value-type="float" office:value="34.1241777386">
            <text:p>34.1241777386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79335401173463E+017">
            <text:p>779335401173463000</text:p>
          </table:table-cell>
          <table:table-cell office:value-type="string">
            <text:p>Chansey</text:p>
          </table:table-cell>
          <table:table-cell office:value-type="string">
            <text:p>09/23/16 03:03 PM</text:p>
          </table:table-cell>
          <table:table-cell office:value-type="float" office:value="34.0912882125">
            <text:p>34.0912882125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7.79334946460623E+017">
            <text:p>779334946460623000</text:p>
          </table:table-cell>
          <table:table-cell office:value-type="string">
            <text:p>Raichu</text:p>
          </table:table-cell>
          <table:table-cell office:value-type="string">
            <text:p>09/23/16 03:01 PM</text:p>
          </table:table-cell>
          <table:table-cell office:value-type="float" office:value="34.1337447595">
            <text:p>34.1337447595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9334579626717E+017">
            <text:p>779334579626717000</text:p>
          </table:table-cell>
          <table:table-cell office:value-type="string">
            <text:p>Chansey</text:p>
          </table:table-cell>
          <table:table-cell office:value-type="string">
            <text:p>09/23/16 03:00 PM</text:p>
          </table:table-cell>
          <table:table-cell office:value-type="float" office:value="34.0817449201">
            <text:p>34.0817449201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79334322771759E+017">
            <text:p>779334322771759000</text:p>
          </table:table-cell>
          <table:table-cell office:value-type="string">
            <text:p>Snorlax</text:p>
          </table:table-cell>
          <table:table-cell office:value-type="string">
            <text:p>09/23/16 02:59 PM</text:p>
          </table:table-cell>
          <table:table-cell office:value-type="float" office:value="34.0876701236">
            <text:p>34.087670123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7.79333359474385E+017">
            <text:p>779333359474385000</text:p>
          </table:table-cell>
          <table:table-cell office:value-type="string">
            <text:p>Kabutops</text:p>
          </table:table-cell>
          <table:table-cell office:value-type="string">
            <text:p>09/23/16 02:55 PM</text:p>
          </table:table-cell>
          <table:table-cell office:value-type="float" office:value="34.0982628195">
            <text:p>34.0982628195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7.79330309493928E+017">
            <text:p>779330309493928000</text:p>
          </table:table-cell>
          <table:table-cell office:value-type="string">
            <text:p>Tangela</text:p>
          </table:table-cell>
          <table:table-cell office:value-type="string">
            <text:p>09/23/16 02:43 PM</text:p>
          </table:table-cell>
          <table:table-cell office:value-type="float" office:value="34.1124338335">
            <text:p>34.1124338335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9327251217125E+017">
            <text:p>779327251217125000</text:p>
          </table:table-cell>
          <table:table-cell office:value-type="string">
            <text:p>Nidoqueen</text:p>
          </table:table-cell>
          <table:table-cell office:value-type="string">
            <text:p>09/23/16 02:31 PM</text:p>
          </table:table-cell>
          <table:table-cell office:value-type="float" office:value="34.0898004312">
            <text:p>34.0898004312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7.79326170890277E+017">
            <text:p>779326170890277000</text:p>
          </table:table-cell>
          <table:table-cell office:value-type="string">
            <text:p>Omastar</text:p>
          </table:table-cell>
          <table:table-cell office:value-type="string">
            <text:p>09/23/16 02:26 PM</text:p>
          </table:table-cell>
          <table:table-cell office:value-type="float" office:value="34.0789651499">
            <text:p>34.0789651499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7.79322711969444E+017">
            <text:p>779322711969444000</text:p>
          </table:table-cell>
          <table:table-cell office:value-type="string">
            <text:p>Machamp</text:p>
          </table:table-cell>
          <table:table-cell office:value-type="string">
            <text:p>09/23/16 02:13 PM</text:p>
          </table:table-cell>
          <table:table-cell office:value-type="float" office:value="34.0816567252">
            <text:p>34.0816567252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7.79318688826524E+017">
            <text:p>779318688826524000</text:p>
          </table:table-cell>
          <table:table-cell office:value-type="string">
            <text:p>Exeggutor</text:p>
          </table:table-cell>
          <table:table-cell office:value-type="string">
            <text:p>09/23/16 01:57 PM</text:p>
          </table:table-cell>
          <table:table-cell office:value-type="float" office:value="34.0652549367">
            <text:p>34.0652549367</text:p>
          </table:table-cell>
          <table:table-cell office:value-type="float" office:value="-118.0954878825">
            <text:p>-118.0954878825</text:p>
          </table:table-cell>
        </table:table-row>
        <table:table-row table:style-name="ro2">
          <table:table-cell office:value-type="float" office:value="7.79316705268949E+017">
            <text:p>779316705268949000</text:p>
          </table:table-cell>
          <table:table-cell office:value-type="string">
            <text:p>Omastar</text:p>
          </table:table-cell>
          <table:table-cell office:value-type="string">
            <text:p>09/23/16 01:49 PM</text:p>
          </table:table-cell>
          <table:table-cell office:value-type="float" office:value="34.0886944495">
            <text:p>34.0886944495</text:p>
          </table:table-cell>
          <table:table-cell office:value-type="float" office:value="-118.1269432926">
            <text:p>-118.1269432926</text:p>
          </table:table-cell>
        </table:table-row>
        <table:table-row table:style-name="ro2">
          <table:table-cell office:value-type="float" office:value="7.7931125434726E+017">
            <text:p>779311254347260000</text:p>
          </table:table-cell>
          <table:table-cell office:value-type="string">
            <text:p>Grimer</text:p>
          </table:table-cell>
          <table:table-cell office:value-type="string">
            <text:p>09/23/16 01:27 PM</text:p>
          </table:table-cell>
          <table:table-cell office:value-type="float" office:value="34.0804665877">
            <text:p>34.0804665877</text:p>
          </table:table-cell>
          <table:table-cell office:value-type="float" office:value="-118.0964938116">
            <text:p>-118.0964938116</text:p>
          </table:table-cell>
        </table:table-row>
        <table:table-row table:style-name="ro2">
          <table:table-cell office:value-type="float" office:value="7.79310942957867E+017">
            <text:p>779310942957867000</text:p>
          </table:table-cell>
          <table:table-cell office:value-type="string">
            <text:p>Grimer</text:p>
          </table:table-cell>
          <table:table-cell office:value-type="string">
            <text:p>09/23/16 01:26 PM</text:p>
          </table:table-cell>
          <table:table-cell office:value-type="float" office:value="34.1074208761">
            <text:p>34.1074208761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7.79308923459285E+017">
            <text:p>779308923459285000</text:p>
          </table:table-cell>
          <table:table-cell office:value-type="string">
            <text:p>Grimer</text:p>
          </table:table-cell>
          <table:table-cell office:value-type="string">
            <text:p>09/23/16 01:18 PM</text:p>
          </table:table-cell>
          <table:table-cell office:value-type="float" office:value="34.0948630407">
            <text:p>34.0948630407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9308415017292E+017">
            <text:p>779308415017292000</text:p>
          </table:table-cell>
          <table:table-cell office:value-type="string">
            <text:p>Chansey</text:p>
          </table:table-cell>
          <table:table-cell office:value-type="string">
            <text:p>09/23/16 01:16 PM</text:p>
          </table:table-cell>
          <table:table-cell office:value-type="float" office:value="34.1032467935">
            <text:p>34.1032467935</text:p>
          </table:table-cell>
          <table:table-cell office:value-type="float" office:value="-118.1063698996">
            <text:p>-118.1063698996</text:p>
          </table:table-cell>
        </table:table-row>
        <table:table-row table:style-name="ro2">
          <table:table-cell office:value-type="float" office:value="7.79308338404205E+017">
            <text:p>779308338404205000</text:p>
          </table:table-cell>
          <table:table-cell office:value-type="string">
            <text:p>Seaking</text:p>
          </table:table-cell>
          <table:table-cell office:value-type="string">
            <text:p>09/23/16 01:16 PM</text:p>
          </table:table-cell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9307286464311E+017">
            <text:p>779307286464311000</text:p>
          </table:table-cell>
          <table:table-cell office:value-type="string">
            <text:p>Rapidash</text:p>
          </table:table-cell>
          <table:table-cell office:value-type="string">
            <text:p>09/23/16 01:11 PM</text:p>
          </table:table-cell>
          <table:table-cell office:value-type="float" office:value="34.1032395978">
            <text:p>34.1032395978</text:p>
          </table:table-cell>
          <table:table-cell office:value-type="float" office:value="-118.1299605197">
            <text:p>-118.1299605197</text:p>
          </table:table-cell>
        </table:table-row>
        <table:table-row table:style-name="ro2">
          <table:table-cell office:value-type="float" office:value="7.7930439705029E+017">
            <text:p>779304397050290000</text:p>
          </table:table-cell>
          <table:table-cell office:value-type="string">
            <text:p>Aerodactyl</text:p>
          </table:table-cell>
          <table:table-cell office:value-type="string">
            <text:p>09/23/16 01:00 PM</text:p>
          </table:table-cell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79303608617619E+017">
            <text:p>779303608617619000</text:p>
          </table:table-cell>
          <table:table-cell office:value-type="string">
            <text:p>Flareon</text:p>
          </table:table-cell>
          <table:table-cell office:value-type="string">
            <text:p>09/23/16 12:57 PM</text:p>
          </table:table-cell>
          <table:table-cell office:value-type="float" office:value="34.0703956739">
            <text:p>34.0703956739</text:p>
          </table:table-cell>
          <table:table-cell office:value-type="float" office:value="-118.1054554704">
            <text:p>-118.1054554704</text:p>
          </table:table-cell>
        </table:table-row>
        <table:table-row table:style-name="ro2">
          <table:table-cell office:value-type="float" office:value="7.7930027119727E+017">
            <text:p>779300271197270000</text:p>
          </table:table-cell>
          <table:table-cell office:value-type="string">
            <text:p>Raichu</text:p>
          </table:table-cell>
          <table:table-cell office:value-type="string">
            <text:p>09/23/16 12:43 PM</text:p>
          </table:table-cell>
          <table:table-cell office:value-type="float" office:value="34.1144959163">
            <text:p>34.1144959163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7.79299807714161E+017">
            <text:p>779299807714161000</text:p>
          </table:table-cell>
          <table:table-cell office:value-type="string">
            <text:p>Chansey</text:p>
          </table:table-cell>
          <table:table-cell office:value-type="string">
            <text:p>09/23/16 12:42 PM</text:p>
          </table:table-cell>
          <table:table-cell office:value-type="float" office:value="34.0786691184">
            <text:p>34.0786691184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7.79299397616046E+017">
            <text:p>779299397616046000</text:p>
          </table:table-cell>
          <table:table-cell office:value-type="string">
            <text:p>Chansey</text:p>
          </table:table-cell>
          <table:table-cell office:value-type="string">
            <text:p>09/23/16 12:40 PM</text:p>
          </table:table-cell>
          <table:table-cell office:value-type="float" office:value="34.1028095981">
            <text:p>34.1028095981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7.79298754620903E+017">
            <text:p>779298754620903000</text:p>
          </table:table-cell>
          <table:table-cell office:value-type="string">
            <text:p>Charmeleon</text:p>
          </table:table-cell>
          <table:table-cell office:value-type="string">
            <text:p>09/23/16 12:37 PM</text:p>
          </table:table-cell>
          <table:table-cell office:value-type="float" office:value="34.1019308139">
            <text:p>34.1019308139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7.79298447874634E+017">
            <text:p>779298447874634000</text:p>
          </table:table-cell>
          <table:table-cell office:value-type="string">
            <text:p>Nidoqueen</text:p>
          </table:table-cell>
          <table:table-cell office:value-type="string">
            <text:p>09/23/16 12:36 PM</text:p>
          </table:table-cell>
          <table:table-cell office:value-type="float" office:value="34.1252254081">
            <text:p>34.1252254081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7.79298017224462E+017">
            <text:p>779298017224462000</text:p>
          </table:table-cell>
          <table:table-cell office:value-type="string">
            <text:p>Porygon</text:p>
          </table:table-cell>
          <table:table-cell office:value-type="string">
            <text:p>09/23/16 12:35 PM</text:p>
          </table:table-cell>
          <table:table-cell office:value-type="float" office:value="34.0808054352">
            <text:p>34.0808054352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7.79295844361134E+017">
            <text:p>779295844361134000</text:p>
          </table:table-cell>
          <table:table-cell office:value-type="string">
            <text:p>Raichu</text:p>
          </table:table-cell>
          <table:table-cell office:value-type="string">
            <text:p>09/23/16 12:26 PM</text:p>
          </table:table-cell>
          <table:table-cell office:value-type="float" office:value="34.0707804915">
            <text:p>34.0707804915</text:p>
          </table:table-cell>
          <table:table-cell office:value-type="float" office:value="-118.0815871808">
            <text:p>-118.0815871808</text:p>
          </table:table-cell>
        </table:table-row>
        <table:table-row table:style-name="ro2">
          <table:table-cell office:value-type="float" office:value="7.79293318307996E+017">
            <text:p>779293318307996000</text:p>
          </table:table-cell>
          <table:table-cell office:value-type="string">
            <text:p>Nidoqueen</text:p>
          </table:table-cell>
          <table:table-cell office:value-type="string">
            <text:p>09/23/16 12:16 PM</text:p>
          </table:table-cell>
          <table:table-cell office:value-type="float" office:value="34.1160879666">
            <text:p>34.116087966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9293024710898E+017">
            <text:p>779293024710898000</text:p>
          </table:table-cell>
          <table:table-cell office:value-type="string">
            <text:p>Starmie</text:p>
          </table:table-cell>
          <table:table-cell office:value-type="string">
            <text:p>09/23/16 12:15 PM</text:p>
          </table:table-cell>
          <table:table-cell office:value-type="float" office:value="34.0892439882">
            <text:p>34.0892439882</text:p>
          </table:table-cell>
          <table:table-cell office:value-type="float" office:value="-118.1114906149">
            <text:p>-118.1114906149</text:p>
          </table:table-cell>
        </table:table-row>
        <table:table-row table:style-name="ro2">
          <table:table-cell office:value-type="float" office:value="7.79290097128657E+017">
            <text:p>779290097128657000</text:p>
          </table:table-cell>
          <table:table-cell office:value-type="string">
            <text:p>Charmeleon</text:p>
          </table:table-cell>
          <table:table-cell office:value-type="string">
            <text:p>09/23/16 12:03 PM</text:p>
          </table:table-cell>
          <table:table-cell office:value-type="float" office:value="34.083504842">
            <text:p>34.083504842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7.79283526424289E+017">
            <text:p>779283526424289000</text:p>
          </table:table-cell>
          <table:table-cell office:value-type="string">
            <text:p>Omastar</text:p>
          </table:table-cell>
          <table:table-cell office:value-type="string">
            <text:p>09/23/16 11:37 AM</text:p>
          </table:table-cell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282356804854E+017">
            <text:p>779282356804854000</text:p>
          </table:table-cell>
          <table:table-cell office:value-type="string">
            <text:p>Scyther</text:p>
          </table:table-cell>
          <table:table-cell office:value-type="string">
            <text:p>09/23/16 11:32 AM</text:p>
          </table:table-cell>
          <table:table-cell office:value-type="float" office:value="34.0880880258">
            <text:p>34.0880880258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7.79280179386421E+017">
            <text:p>779280179386421000</text:p>
          </table:table-cell>
          <table:table-cell office:value-type="string">
            <text:p>Porygon</text:p>
          </table:table-cell>
          <table:table-cell office:value-type="string">
            <text:p>09/23/16 11:24 AM</text:p>
          </table:table-cell>
          <table:table-cell office:value-type="float" office:value="34.0734854307">
            <text:p>34.0734854307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7.79279664913133E+017">
            <text:p>779279664913133000</text:p>
          </table:table-cell>
          <table:table-cell office:value-type="string">
            <text:p>Chansey</text:p>
          </table:table-cell>
          <table:table-cell office:value-type="string">
            <text:p>09/23/16 11:22 AM</text:p>
          </table:table-cell>
          <table:table-cell office:value-type="float" office:value="34.0810926257">
            <text:p>34.0810926257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9277697675465E+017">
            <text:p>779277697675465000</text:p>
          </table:table-cell>
          <table:table-cell office:value-type="string">
            <text:p>Exeggutor</text:p>
          </table:table-cell>
          <table:table-cell office:value-type="string">
            <text:p>09/23/16 11:14 AM</text:p>
          </table:table-cell>
          <table:table-cell office:value-type="float" office:value="34.0844715102">
            <text:p>34.0844715102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79277404069966E+017">
            <text:p>779277404069966000</text:p>
          </table:table-cell>
          <table:table-cell office:value-type="string">
            <text:p>Lickitung</text:p>
          </table:table-cell>
          <table:table-cell office:value-type="string">
            <text:p>09/23/16 11:13 AM</text:p>
          </table:table-cell>
          <table:table-cell office:value-type="float" office:value="34.08732915">
            <text:p>34.08732915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7.79277355135087E+017">
            <text:p>779277355135087000</text:p>
          </table:table-cell>
          <table:table-cell office:value-type="string">
            <text:p>Scyther</text:p>
          </table:table-cell>
          <table:table-cell office:value-type="string">
            <text:p>09/23/16 11:12 AM</text:p>
          </table:table-cell>
          <table:table-cell office:value-type="float" office:value="34.0730986719">
            <text:p>34.0730986719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7.79277100251386E+017">
            <text:p>779277100251386000</text:p>
          </table:table-cell>
          <table:table-cell office:value-type="string">
            <text:p>Rapidash</text:p>
          </table:table-cell>
          <table:table-cell office:value-type="string">
            <text:p>09/23/16 11:11 AM</text:p>
          </table:table-cell>
          <table:table-cell office:value-type="float" office:value="34.1032395978">
            <text:p>34.1032395978</text:p>
          </table:table-cell>
          <table:table-cell office:value-type="float" office:value="-118.1299605197">
            <text:p>-118.1299605197</text:p>
          </table:table-cell>
        </table:table-row>
        <table:table-row table:style-name="ro2">
          <table:table-cell office:value-type="float" office:value="7.79276990067057E+017">
            <text:p>779276990067057000</text:p>
          </table:table-cell>
          <table:table-cell office:value-type="string">
            <text:p>Alakazam</text:p>
          </table:table-cell>
          <table:table-cell office:value-type="string">
            <text:p>09/23/16 11:11 AM</text:p>
          </table:table-cell>
          <table:table-cell office:value-type="float" office:value="34.1163361418">
            <text:p>34.1163361418</text:p>
          </table:table-cell>
          <table:table-cell office:value-type="float" office:value="-118.0781118334">
            <text:p>-118.0781118334</text:p>
          </table:table-cell>
        </table:table-row>
        <table:table-row table:style-name="ro2">
          <table:table-cell office:value-type="float" office:value="7.79276789772198E+017">
            <text:p>779276789772198000</text:p>
          </table:table-cell>
          <table:table-cell office:value-type="string">
            <text:p>Aerodactyl</text:p>
          </table:table-cell>
          <table:table-cell office:value-type="string">
            <text:p>09/23/16 11:10 AM</text:p>
          </table:table-cell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927625481397E+017">
            <text:p>779276254813970000</text:p>
          </table:table-cell>
          <table:table-cell office:value-type="string">
            <text:p>Kabutops</text:p>
          </table:table-cell>
          <table:table-cell office:value-type="string">
            <text:p>09/23/16 11:08 AM</text:p>
          </table:table-cell>
          <table:table-cell office:value-type="float" office:value="34.0803189792">
            <text:p>34.0803189792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9274112153686E+017">
            <text:p>779274112153686000</text:p>
          </table:table-cell>
          <table:table-cell office:value-type="string">
            <text:p>Raichu</text:p>
          </table:table-cell>
          <table:table-cell office:value-type="string">
            <text:p>09/23/16 11:00 AM</text:p>
          </table:table-cell>
          <table:table-cell office:value-type="float" office:value="34.1291832653">
            <text:p>34.1291832653</text:p>
          </table:table-cell>
          <table:table-cell office:value-type="float" office:value="-118.1331605521">
            <text:p>-118.1331605521</text:p>
          </table:table-cell>
        </table:table-row>
        <table:table-row table:style-name="ro2">
          <table:table-cell office:value-type="float" office:value="7.79272968346087E+017">
            <text:p>779272968346087000</text:p>
          </table:table-cell>
          <table:table-cell office:value-type="string">
            <text:p>Kingler</text:p>
          </table:table-cell>
          <table:table-cell office:value-type="string">
            <text:p>09/23/16 10:55 AM</text:p>
          </table:table-cell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79270342762115E+017">
            <text:p>779270342762115000</text:p>
          </table:table-cell>
          <table:table-cell office:value-type="string">
            <text:p>Kingler</text:p>
          </table:table-cell>
          <table:table-cell office:value-type="string">
            <text:p>09/23/16 10:45 AM</text:p>
          </table:table-cell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79269503997719E+017">
            <text:p>779269503997719000</text:p>
          </table:table-cell>
          <table:table-cell office:value-type="string">
            <text:p>Alakazam</text:p>
          </table:table-cell>
          <table:table-cell office:value-type="string">
            <text:p>09/23/16 10:41 AM</text:p>
          </table:table-cell>
          <table:table-cell office:value-type="float" office:value="34.1163361418">
            <text:p>34.1163361418</text:p>
          </table:table-cell>
          <table:table-cell office:value-type="float" office:value="-118.0781118334">
            <text:p>-118.0781118334</text:p>
          </table:table-cell>
        </table:table-row>
        <table:table-row table:style-name="ro2">
          <table:table-cell office:value-type="float" office:value="7.79269232269812E+017">
            <text:p>779269232269812000</text:p>
          </table:table-cell>
          <table:table-cell office:value-type="string">
            <text:p>Aerodactyl</text:p>
          </table:table-cell>
          <table:table-cell office:value-type="string">
            <text:p>09/23/16 10:40 AM</text:p>
          </table:table-cell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9268658317005E+017">
            <text:p>779268658317005000</text:p>
          </table:table-cell>
          <table:table-cell office:value-type="string">
            <text:p>Raichu</text:p>
          </table:table-cell>
          <table:table-cell office:value-type="string">
            <text:p>09/23/16 10:38 AM</text:p>
          </table:table-cell>
          <table:table-cell office:value-type="float" office:value="34.1177412048">
            <text:p>34.1177412048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7.79266683533832E+017">
            <text:p>779266683533832000</text:p>
          </table:table-cell>
          <table:table-cell office:value-type="string">
            <text:p>Kingler</text:p>
          </table:table-cell>
          <table:table-cell office:value-type="string">
            <text:p>09/23/16 10:30 AM</text:p>
          </table:table-cell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926650570369E+017">
            <text:p>779266505703690000</text:p>
          </table:table-cell>
          <table:table-cell office:value-type="string">
            <text:p>Golem</text:p>
          </table:table-cell>
          <table:table-cell office:value-type="string">
            <text:p>09/23/16 10:29 AM</text:p>
          </table:table-cell>
          <table:table-cell office:value-type="float" office:value="34.1202537147">
            <text:p>34.1202537147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7.79265759201538E+017">
            <text:p>779265759201538000</text:p>
          </table:table-cell>
          <table:table-cell office:value-type="string">
            <text:p>Snorlax</text:p>
          </table:table-cell>
          <table:table-cell office:value-type="string">
            <text:p>09/23/16 10:26 AM</text:p>
          </table:table-cell>
          <table:table-cell office:value-type="float" office:value="34.0702769812">
            <text:p>34.0702769812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7.79262343561646E+017">
            <text:p>779262343561646000</text:p>
          </table:table-cell>
          <table:table-cell office:value-type="string">
            <text:p>Electabuzz</text:p>
          </table:table-cell>
          <table:table-cell office:value-type="string">
            <text:p>09/23/16 10:13 AM</text:p>
          </table:table-cell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9261002315477E+017">
            <text:p>779261002315477000</text:p>
          </table:table-cell>
          <table:table-cell office:value-type="string">
            <text:p>Rapidash</text:p>
          </table:table-cell>
          <table:table-cell office:value-type="string">
            <text:p>09/23/16 10:07 AM</text:p>
          </table:table-cell>
          <table:table-cell office:value-type="float" office:value="34.0694670557">
            <text:p>34.0694670557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9260820073116E+017">
            <text:p>779260820073116000</text:p>
          </table:table-cell>
          <table:table-cell office:value-type="string">
            <text:p>Electrode</text:p>
          </table:table-cell>
          <table:table-cell office:value-type="string">
            <text:p>09/23/16 10:07 AM</text:p>
          </table:table-cell>
          <table:table-cell office:value-type="float" office:value="34.0790171377">
            <text:p>34.0790171377</text:p>
          </table:table-cell>
          <table:table-cell office:value-type="float" office:value="-118.1223716368">
            <text:p>-118.1223716368</text:p>
          </table:table-cell>
        </table:table-row>
        <table:table-row table:style-name="ro2">
          <table:table-cell office:value-type="float" office:value="7.79260381994754E+017">
            <text:p>779260381994754000</text:p>
          </table:table-cell>
          <table:table-cell office:value-type="string">
            <text:p>Scyther</text:p>
          </table:table-cell>
          <table:table-cell office:value-type="string">
            <text:p>09/23/16 10:05 AM</text:p>
          </table:table-cell>
          <table:table-cell office:value-type="float" office:value="34.1212330119">
            <text:p>34.1212330119</text:p>
          </table:table-cell>
          <table:table-cell office:value-type="float" office:value="-118.0783862055">
            <text:p>-118.0783862055</text:p>
          </table:table-cell>
        </table:table-row>
        <table:table-row table:style-name="ro2">
          <table:table-cell office:value-type="float" office:value="7.79258924117598E+017">
            <text:p>779258924117598000</text:p>
          </table:table-cell>
          <table:table-cell office:value-type="string">
            <text:p>Snorlax</text:p>
          </table:table-cell>
          <table:table-cell office:value-type="string">
            <text:p>09/23/16 09:59 AM</text:p>
          </table:table-cell>
          <table:table-cell office:value-type="float" office:value="34.1161824767">
            <text:p>34.1161824767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925699306417E+017">
            <text:p>779256993064170000</text:p>
          </table:table-cell>
          <table:table-cell office:value-type="string">
            <text:p>Scyther</text:p>
          </table:table-cell>
          <table:table-cell office:value-type="string">
            <text:p>09/23/16 09:51 AM</text:p>
          </table:table-cell>
          <table:table-cell office:value-type="float" office:value="34.074586024">
            <text:p>34.074586024</text:p>
          </table:table-cell>
          <table:table-cell office:value-type="float" office:value="-118.0752766308">
            <text:p>-118.0752766308</text:p>
          </table:table-cell>
        </table:table-row>
        <table:table-row table:style-name="ro2">
          <table:table-cell office:value-type="float" office:value="7.79254779088216E+017">
            <text:p>779254779088216000</text:p>
          </table:table-cell>
          <table:table-cell office:value-type="string">
            <text:p>Dratini</text:p>
          </table:table-cell>
          <table:table-cell office:value-type="string">
            <text:p>09/23/16 09:43 AM</text:p>
          </table:table-cell>
          <table:table-cell office:value-type="float" office:value="34.1055004331">
            <text:p>34.1055004331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9254337411224E+017">
            <text:p>779254337411224000</text:p>
          </table:table-cell>
          <table:table-cell office:value-type="string">
            <text:p>Tangela</text:p>
          </table:table-cell>
          <table:table-cell office:value-type="string">
            <text:p>09/23/16 09:41 AM</text:p>
          </table:table-cell>
          <table:table-cell office:value-type="float" office:value="34.1031825603">
            <text:p>34.1031825603</text:p>
          </table:table-cell>
          <table:table-cell office:value-type="float" office:value="-118.1188970984">
            <text:p>-118.1188970984</text:p>
          </table:table-cell>
        </table:table-row>
        <table:table-row table:style-name="ro2">
          <table:table-cell office:value-type="float" office:value="7.79254007902503E+017">
            <text:p>779254007902503000</text:p>
          </table:table-cell>
          <table:table-cell office:value-type="string">
            <text:p>Tentacruel</text:p>
          </table:table-cell>
          <table:table-cell office:value-type="string">
            <text:p>09/23/16 09:40 AM</text:p>
          </table:table-cell>
          <table:table-cell office:value-type="float" office:value="34.0807890209">
            <text:p>34.0807890209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7.79253847336157E+017">
            <text:p>779253847336157000</text:p>
          </table:table-cell>
          <table:table-cell office:value-type="string">
            <text:p>Aerodactyl</text:p>
          </table:table-cell>
          <table:table-cell office:value-type="string">
            <text:p>09/23/16 09:39 AM</text:p>
          </table:table-cell>
          <table:table-cell office:value-type="float" office:value="34.0683494775">
            <text:p>34.0683494775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9253333043261E+017">
            <text:p>779253333043261000</text:p>
          </table:table-cell>
          <table:table-cell office:value-type="string">
            <text:p>Porygon</text:p>
          </table:table-cell>
          <table:table-cell office:value-type="string">
            <text:p>09/23/16 09:37 AM</text:p>
          </table:table-cell>
          <table:table-cell office:value-type="float" office:value="34.0734531536">
            <text:p>34.0734531536</text:p>
          </table:table-cell>
          <table:table-cell office:value-type="float" office:value="-118.1312405397">
            <text:p>-118.1312405397</text:p>
          </table:table-cell>
        </table:table-row>
        <table:table-row table:style-name="ro2">
          <table:table-cell office:value-type="float" office:value="7.79251795474338E+017">
            <text:p>779251795474338000</text:p>
          </table:table-cell>
          <table:table-cell office:value-type="string">
            <text:p>Snorlax</text:p>
          </table:table-cell>
          <table:table-cell office:value-type="string">
            <text:p>09/23/16 09:31 AM</text:p>
          </table:table-cell>
          <table:table-cell office:value-type="float" office:value="34.1195412846">
            <text:p>34.1195412846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7.79250658809569E+017">
            <text:p>779250658809569000</text:p>
          </table:table-cell>
          <table:table-cell office:value-type="string">
            <text:p>Machamp</text:p>
          </table:table-cell>
          <table:table-cell office:value-type="string">
            <text:p>09/23/16 09:26 AM</text:p>
          </table:table-cell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9250512881254E+017">
            <text:p>779250512881254000</text:p>
          </table:table-cell>
          <table:table-cell office:value-type="string">
            <text:p>Kabutops</text:p>
          </table:table-cell>
          <table:table-cell office:value-type="string">
            <text:p>09/23/16 09:26 AM</text:p>
          </table:table-cell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9250495483285E+017">
            <text:p>779250495483285000</text:p>
          </table:table-cell>
          <table:table-cell office:value-type="string">
            <text:p>Jolteon</text:p>
          </table:table-cell>
          <table:table-cell office:value-type="string">
            <text:p>09/23/16 09:26 AM</text:p>
          </table:table-cell>
          <table:table-cell office:value-type="float" office:value="34.0941955938">
            <text:p>34.0941955938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7.79248655547011E+017">
            <text:p>779248655547011000</text:p>
          </table:table-cell>
          <table:table-cell office:value-type="string">
            <text:p>Chansey</text:p>
          </table:table-cell>
          <table:table-cell office:value-type="string">
            <text:p>09/23/16 09:18 AM</text:p>
          </table:table-cell>
          <table:table-cell office:value-type="float" office:value="34.0900593225">
            <text:p>34.0900593225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7.79248399119856E+017">
            <text:p>779248399119856000</text:p>
          </table:table-cell>
          <table:table-cell office:value-type="string">
            <text:p>Nidoqueen</text:p>
          </table:table-cell>
          <table:table-cell office:value-type="string">
            <text:p>09/23/16 09:17 AM</text:p>
          </table:table-cell>
          <table:table-cell office:value-type="float" office:value="34.1285819895">
            <text:p>34.1285819895</text:p>
          </table:table-cell>
          <table:table-cell office:value-type="float" office:value="-118.1175255511">
            <text:p>-118.1175255511</text:p>
          </table:table-cell>
        </table:table-row>
        <table:table-row table:style-name="ro2">
          <table:table-cell office:value-type="float" office:value="7.79247440973005E+017">
            <text:p>779247440973005000</text:p>
          </table:table-cell>
          <table:table-cell office:value-type="string">
            <text:p>Jolteon</text:p>
          </table:table-cell>
          <table:table-cell office:value-type="string">
            <text:p>09/23/16 09:14 AM</text:p>
          </table:table-cell>
          <table:table-cell office:value-type="float" office:value="34.1200818643">
            <text:p>34.1200818643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79247301407613E+017">
            <text:p>779247301407613000</text:p>
          </table:table-cell>
          <table:table-cell office:value-type="string">
            <text:p>Kingler</text:p>
          </table:table-cell>
          <table:table-cell office:value-type="string">
            <text:p>09/23/16 09:13 AM</text:p>
          </table:table-cell>
          <table:table-cell office:value-type="float" office:value="34.0807089224">
            <text:p>34.0807089224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7.79247184340357E+017">
            <text:p>779247184340357000</text:p>
          </table:table-cell>
          <table:table-cell office:value-type="string">
            <text:p>Rapidash</text:p>
          </table:table-cell>
          <table:table-cell office:value-type="string">
            <text:p>09/23/16 09:13 AM</text:p>
          </table:table-cell>
          <table:table-cell office:value-type="float" office:value="34.0980925431">
            <text:p>34.0980925431</text:p>
          </table:table-cell>
          <table:table-cell office:value-type="float" office:value="-118.13005195">
            <text:p>-118.13005195</text:p>
          </table:table-cell>
        </table:table-row>
        <table:table-row table:style-name="ro2">
          <table:table-cell office:value-type="float" office:value="7.79246577059713E+017">
            <text:p>779246577059713000</text:p>
          </table:table-cell>
          <table:table-cell office:value-type="string">
            <text:p>Aerodactyl</text:p>
          </table:table-cell>
          <table:table-cell office:value-type="string">
            <text:p>09/23/16 09:10 AM</text:p>
          </table:table-cell>
          <table:table-cell office:value-type="float" office:value="34.0949431146">
            <text:p>34.0949431146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9242963129897E+017">
            <text:p>779242963129897000</text:p>
          </table:table-cell>
          <table:table-cell office:value-type="string">
            <text:p>Aerodactyl</text:p>
          </table:table-cell>
          <table:table-cell office:value-type="string">
            <text:p>09/23/16 08:56 AM</text:p>
          </table:table-cell>
          <table:table-cell office:value-type="float" office:value="34.0949431146">
            <text:p>34.0949431146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9241464832283E+017">
            <text:p>779241464832283000</text:p>
          </table:table-cell>
          <table:table-cell office:value-type="string">
            <text:p>Jolteon</text:p>
          </table:table-cell>
          <table:table-cell office:value-type="string">
            <text:p>09/23/16 08:50 AM</text:p>
          </table:table-cell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9240745571983E+017">
            <text:p>779240745571983000</text:p>
          </table:table-cell>
          <table:table-cell office:value-type="string">
            <text:p>Chansey</text:p>
          </table:table-cell>
          <table:table-cell office:value-type="string">
            <text:p>09/23/16 08:47 AM</text:p>
          </table:table-cell>
          <table:table-cell office:value-type="float" office:value="34.092901259">
            <text:p>34.092901259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7.79237819147362E+017">
            <text:p>779237819147362000</text:p>
          </table:table-cell>
          <table:table-cell office:value-type="string">
            <text:p>Charmeleon</text:p>
          </table:table-cell>
          <table:table-cell office:value-type="string">
            <text:p>09/23/16 08:35 AM</text:p>
          </table:table-cell>
          <table:table-cell office:value-type="float" office:value="34.0931846504">
            <text:p>34.0931846504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9235970570871E+017">
            <text:p>779235970570871000</text:p>
          </table:table-cell>
          <table:table-cell office:value-type="string">
            <text:p>Chansey</text:p>
          </table:table-cell>
          <table:table-cell office:value-type="string">
            <text:p>09/23/16 08:28 AM</text:p>
          </table:table-cell>
          <table:table-cell office:value-type="float" office:value="34.0932219597">
            <text:p>34.0932219597</text:p>
          </table:table-cell>
          <table:table-cell office:value-type="float" office:value="-118.0860684483">
            <text:p>-118.0860684483</text:p>
          </table:table-cell>
        </table:table-row>
        <table:table-row table:style-name="ro2">
          <table:table-cell office:value-type="float" office:value="7.79230816123523E+017">
            <text:p>779230816123523000</text:p>
          </table:table-cell>
          <table:table-cell office:value-type="string">
            <text:p>Victreebel</text:p>
          </table:table-cell>
          <table:table-cell office:value-type="string">
            <text:p>09/23/16 08:07 AM</text:p>
          </table:table-cell>
          <table:table-cell office:value-type="float" office:value="34.1188496323">
            <text:p>34.1188496323</text:p>
          </table:table-cell>
          <table:table-cell office:value-type="float" office:value="-118.0721670011">
            <text:p>-118.0721670011</text:p>
          </table:table-cell>
        </table:table-row>
        <table:table-row table:style-name="ro2">
          <table:table-cell office:value-type="float" office:value="7.79229265451553E+017">
            <text:p>779229265451553000</text:p>
          </table:table-cell>
          <table:table-cell office:value-type="string">
            <text:p>Flareon</text:p>
          </table:table-cell>
          <table:table-cell office:value-type="string">
            <text:p>09/23/16 08:01 AM</text:p>
          </table:table-cell>
          <table:table-cell office:value-type="float" office:value="34.0804809232">
            <text:p>34.0804809232</text:p>
          </table:table-cell>
          <table:table-cell office:value-type="float" office:value="-118.1071014396">
            <text:p>-118.1071014396</text:p>
          </table:table-cell>
        </table:table-row>
        <table:table-row table:style-name="ro2">
          <table:table-cell office:value-type="float" office:value="7.79226895866999E+017">
            <text:p>779226895866999000</text:p>
          </table:table-cell>
          <table:table-cell office:value-type="string">
            <text:p>Snorlax</text:p>
          </table:table-cell>
          <table:table-cell office:value-type="string">
            <text:p>09/23/16 07:52 AM</text:p>
          </table:table-cell>
          <table:table-cell office:value-type="float" office:value="34.1194813511">
            <text:p>34.1194813511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7.79225729867276E+017">
            <text:p>779225729867276000</text:p>
          </table:table-cell>
          <table:table-cell office:value-type="string">
            <text:p>Rapidash</text:p>
          </table:table-cell>
          <table:table-cell office:value-type="string">
            <text:p>09/23/16 07:47 AM</text:p>
          </table:table-cell>
          <table:table-cell office:value-type="float" office:value="34.0703095648">
            <text:p>34.0703095648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7.7922531648924E+017">
            <text:p>779225316489240000</text:p>
          </table:table-cell>
          <table:table-cell office:value-type="string">
            <text:p>Raichu</text:p>
          </table:table-cell>
          <table:table-cell office:value-type="string">
            <text:p>09/23/16 07:46 AM</text:p>
          </table:table-cell>
          <table:table-cell office:value-type="float" office:value="34.1107040264">
            <text:p>34.1107040264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7.79224183498613E+017">
            <text:p>779224183498613000</text:p>
          </table:table-cell>
          <table:table-cell office:value-type="string">
            <text:p>Machamp</text:p>
          </table:table-cell>
          <table:table-cell office:value-type="string">
            <text:p>09/23/16 07:41 AM</text:p>
          </table:table-cell>
          <table:table-cell office:value-type="float" office:value="34.0764007835">
            <text:p>34.076400783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922416649497E+017">
            <text:p>779224166494970000</text:p>
          </table:table-cell>
          <table:table-cell office:value-type="string">
            <text:p>Omastar</text:p>
          </table:table-cell>
          <table:table-cell office:value-type="string">
            <text:p>09/23/16 07:41 AM</text:p>
          </table:table-cell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79223268519653E+017">
            <text:p>779223268519653000</text:p>
          </table:table-cell>
          <table:table-cell office:value-type="string">
            <text:p>Golem</text:p>
          </table:table-cell>
          <table:table-cell office:value-type="string">
            <text:p>09/23/16 07:37 AM</text:p>
          </table:table-cell>
          <table:table-cell office:value-type="float" office:value="34.0979520912">
            <text:p>34.097952091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79222374801519E+017">
            <text:p>779222374801519000</text:p>
          </table:table-cell>
          <table:table-cell office:value-type="string">
            <text:p>Jolteon</text:p>
          </table:table-cell>
          <table:table-cell office:value-type="string">
            <text:p>09/23/16 07:34 AM</text:p>
          </table:table-cell>
          <table:table-cell office:value-type="float" office:value="34.1146652463">
            <text:p>34.1146652463</text:p>
          </table:table-cell>
          <table:table-cell office:value-type="float" office:value="-118.1074672084">
            <text:p>-118.1074672084</text:p>
          </table:table-cell>
        </table:table-row>
        <table:table-row table:style-name="ro2">
          <table:table-cell office:value-type="float" office:value="7.79219155316711E+017">
            <text:p>779219155316711000</text:p>
          </table:table-cell>
          <table:table-cell office:value-type="string">
            <text:p>Flareon</text:p>
          </table:table-cell>
          <table:table-cell office:value-type="string">
            <text:p>09/23/16 07:21 AM</text:p>
          </table:table-cell>
          <table:table-cell office:value-type="float" office:value="34.0939363185">
            <text:p>34.0939363185</text:p>
          </table:table-cell>
          <table:table-cell office:value-type="float" office:value="-118.0974082876">
            <text:p>-118.0974082876</text:p>
          </table:table-cell>
        </table:table-row>
        <table:table-row table:style-name="ro2">
          <table:table-cell office:value-type="float" office:value="7.792178944292E+017">
            <text:p>779217894429200000</text:p>
          </table:table-cell>
          <table:table-cell office:value-type="string">
            <text:p>Chansey</text:p>
          </table:table-cell>
          <table:table-cell office:value-type="string">
            <text:p>09/23/16 07:16 AM</text:p>
          </table:table-cell>
          <table:table-cell office:value-type="float" office:value="34.1009351664">
            <text:p>34.1009351664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7.79217521715007E+017">
            <text:p>779217521715007000</text:p>
          </table:table-cell>
          <table:table-cell office:value-type="string">
            <text:p>Golem</text:p>
          </table:table-cell>
          <table:table-cell office:value-type="string">
            <text:p>09/23/16 07:15 AM</text:p>
          </table:table-cell>
          <table:table-cell office:value-type="float" office:value="34.0684603599">
            <text:p>34.0684603599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79217240801501E+017">
            <text:p>779217240801501000</text:p>
          </table:table-cell>
          <table:table-cell office:value-type="string">
            <text:p>Scyther</text:p>
          </table:table-cell>
          <table:table-cell office:value-type="string">
            <text:p>09/23/16 07:14 AM</text:p>
          </table:table-cell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7.79216826538467E+017">
            <text:p>779216826538467000</text:p>
          </table:table-cell>
          <table:table-cell office:value-type="string">
            <text:p>Machamp</text:p>
          </table:table-cell>
          <table:table-cell office:value-type="string">
            <text:p>09/23/16 07:12 AM</text:p>
          </table:table-cell>
          <table:table-cell office:value-type="float" office:value="34.0799099805">
            <text:p>34.0799099805</text:p>
          </table:table-cell>
          <table:table-cell office:value-type="float" office:value="-118.0803067977">
            <text:p>-118.0803067977</text:p>
          </table:table-cell>
        </table:table-row>
        <table:table-row table:style-name="ro2">
          <table:table-cell office:value-type="float" office:value="7.79215674342117E+017">
            <text:p>779215674342117000</text:p>
          </table:table-cell>
          <table:table-cell office:value-type="string">
            <text:p>Aerodactyl</text:p>
          </table:table-cell>
          <table:table-cell office:value-type="string">
            <text:p>09/23/16 07:07 AM</text:p>
          </table:table-cell>
          <table:table-cell office:value-type="float" office:value="34.0944639913">
            <text:p>34.094463991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7.79215157985632E+017">
            <text:p>779215157985632000</text:p>
          </table:table-cell>
          <table:table-cell office:value-type="string">
            <text:p>Grimer</text:p>
          </table:table-cell>
          <table:table-cell office:value-type="string">
            <text:p>09/23/16 07:05 AM</text:p>
          </table:table-cell>
          <table:table-cell office:value-type="float" office:value="34.1006016546">
            <text:p>34.1006016546</text:p>
          </table:table-cell>
          <table:table-cell office:value-type="float" office:value="-118.0953964341">
            <text:p>-118.0953964341</text:p>
          </table:table-cell>
        </table:table-row>
        <table:table-row table:style-name="ro2">
          <table:table-cell office:value-type="float" office:value="7.79213711869227E+017">
            <text:p>779213711869227000</text:p>
          </table:table-cell>
          <table:table-cell office:value-type="string">
            <text:p>Aerodactyl</text:p>
          </table:table-cell>
          <table:table-cell office:value-type="string">
            <text:p>09/23/16 07:00 AM</text:p>
          </table:table-cell>
          <table:table-cell office:value-type="float" office:value="34.0878668423">
            <text:p>34.0878668423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7.79212745333879E+017">
            <text:p>779212745333879000</text:p>
          </table:table-cell>
          <table:table-cell office:value-type="string">
            <text:p>Rapidash</text:p>
          </table:table-cell>
          <table:table-cell office:value-type="string">
            <text:p>09/23/16 06:56 AM</text:p>
          </table:table-cell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7.79211518437044E+017">
            <text:p>779211518437044000</text:p>
          </table:table-cell>
          <table:table-cell office:value-type="string">
            <text:p>Rapidash</text:p>
          </table:table-cell>
          <table:table-cell office:value-type="string">
            <text:p>09/23/16 06:51 AM</text:p>
          </table:table-cell>
          <table:table-cell office:value-type="float" office:value="34.0791204513">
            <text:p>34.0791204513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7.79211282582938E+017">
            <text:p>779211282582938000</text:p>
          </table:table-cell>
          <table:table-cell office:value-type="string">
            <text:p>Hypno</text:p>
          </table:table-cell>
          <table:table-cell office:value-type="string">
            <text:p>09/23/16 06:50 AM</text:p>
          </table:table-cell>
          <table:table-cell office:value-type="float" office:value="34.1163715463">
            <text:p>34.1163715463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9211256569868E+017">
            <text:p>779211256569868000</text:p>
          </table:table-cell>
          <table:table-cell office:value-type="string">
            <text:p>Flareon</text:p>
          </table:table-cell>
          <table:table-cell office:value-type="string">
            <text:p>09/23/16 06:50 AM</text:p>
          </table:table-cell>
          <table:table-cell office:value-type="float" office:value="34.0911618893">
            <text:p>34.0911618893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7.79210816797102E+017">
            <text:p>779210816797102000</text:p>
          </table:table-cell>
          <table:table-cell office:value-type="string">
            <text:p>Weezing</text:p>
          </table:table-cell>
          <table:table-cell office:value-type="string">
            <text:p>09/23/16 06:48 AM</text:p>
          </table:table-cell>
          <table:table-cell office:value-type="float" office:value="34.1000387769">
            <text:p>34.1000387769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7.79209641070694E+017">
            <text:p>779209641070694000</text:p>
          </table:table-cell>
          <table:table-cell office:value-type="string">
            <text:p>Nidoking</text:p>
          </table:table-cell>
          <table:table-cell office:value-type="string">
            <text:p>09/23/16 06:43 AM</text:p>
          </table:table-cell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92074727791E+017">
            <text:p>779207472779100000</text:p>
          </table:table-cell>
          <table:table-cell office:value-type="string">
            <text:p>Grimer</text:p>
          </table:table-cell>
          <table:table-cell office:value-type="string">
            <text:p>09/23/16 06:35 AM</text:p>
          </table:table-cell>
          <table:table-cell office:value-type="float" office:value="34.1006016546">
            <text:p>34.1006016546</text:p>
          </table:table-cell>
          <table:table-cell office:value-type="float" office:value="-118.0953964341">
            <text:p>-118.0953964341</text:p>
          </table:table-cell>
        </table:table-row>
        <table:table-row table:style-name="ro2">
          <table:table-cell office:value-type="float" office:value="7.79207271192465E+017">
            <text:p>779207271192465000</text:p>
          </table:table-cell>
          <table:table-cell office:value-type="string">
            <text:p>Kabutops</text:p>
          </table:table-cell>
          <table:table-cell office:value-type="string">
            <text:p>09/23/16 06:34 AM</text:p>
          </table:table-cell>
          <table:table-cell office:value-type="float" office:value="34.0991766351">
            <text:p>34.0991766351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7.79206926647177E+017">
            <text:p>779206926647177000</text:p>
          </table:table-cell>
          <table:table-cell office:value-type="string">
            <text:p>Jolteon</text:p>
          </table:table-cell>
          <table:table-cell office:value-type="string">
            <text:p>09/23/16 06:33 AM</text:p>
          </table:table-cell>
          <table:table-cell office:value-type="float" office:value="34.0784708834">
            <text:p>34.0784708834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79206904685834E+017">
            <text:p>779206904685834000</text:p>
          </table:table-cell>
          <table:table-cell office:value-type="string">
            <text:p>Kingler</text:p>
          </table:table-cell>
          <table:table-cell office:value-type="string">
            <text:p>09/23/16 06:32 AM</text:p>
          </table:table-cell>
          <table:table-cell office:value-type="float" office:value="34.0965691785">
            <text:p>34.096569178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9206149585248E+017">
            <text:p>779206149585248000</text:p>
          </table:table-cell>
          <table:table-cell office:value-type="string">
            <text:p>Charmeleon</text:p>
          </table:table-cell>
          <table:table-cell office:value-type="string">
            <text:p>09/23/16 06:29 AM</text:p>
          </table:table-cell>
          <table:table-cell office:value-type="float" office:value="34.0876745884">
            <text:p>34.0876745884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7919811115556E+017">
            <text:p>779198111155560000</text:p>
          </table:table-cell>
          <table:table-cell office:value-type="string">
            <text:p>Chansey</text:p>
          </table:table-cell>
          <table:table-cell office:value-type="string">
            <text:p>09/23/16 05:58 AM</text:p>
          </table:table-cell>
          <table:table-cell office:value-type="float" office:value="34.1150458332">
            <text:p>34.1150458332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7.7919805699867E+017">
            <text:p>779198056998670000</text:p>
          </table:table-cell>
          <table:table-cell office:value-type="string">
            <text:p>Flareon</text:p>
          </table:table-cell>
          <table:table-cell office:value-type="string">
            <text:p>09/23/16 05:57 AM</text:p>
          </table:table-cell>
          <table:table-cell office:value-type="float" office:value="34.1213646449">
            <text:p>34.1213646449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79197401537982E+017">
            <text:p>779197401537982000</text:p>
          </table:table-cell>
          <table:table-cell office:value-type="string">
            <text:p>Charmeleon</text:p>
          </table:table-cell>
          <table:table-cell office:value-type="string">
            <text:p>09/23/16 05:55 AM</text:p>
          </table:table-cell>
          <table:table-cell office:value-type="float" office:value="34.1202539075">
            <text:p>34.1202539075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9197168900907E+017">
            <text:p>779197168900907000</text:p>
          </table:table-cell>
          <table:table-cell office:value-type="string">
            <text:p>Flareon</text:p>
          </table:table-cell>
          <table:table-cell office:value-type="string">
            <text:p>09/23/16 05:54 AM</text:p>
          </table:table-cell>
          <table:table-cell office:value-type="float" office:value="34.0984318333">
            <text:p>34.0984318333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7.79196429357036E+017">
            <text:p>779196429357036000</text:p>
          </table:table-cell>
          <table:table-cell office:value-type="string">
            <text:p>Chansey</text:p>
          </table:table-cell>
          <table:table-cell office:value-type="string">
            <text:p>09/23/16 05:51 AM</text:p>
          </table:table-cell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79192472652046E+017">
            <text:p>779192472652046000</text:p>
          </table:table-cell>
          <table:table-cell office:value-type="string">
            <text:p>Aerodactyl</text:p>
          </table:table-cell>
          <table:table-cell office:value-type="string">
            <text:p>09/23/16 05:35 AM</text:p>
          </table:table-cell>
          <table:table-cell office:value-type="float" office:value="34.0954662861">
            <text:p>34.0954662861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7.79188732628873E+017">
            <text:p>779188732628873000</text:p>
          </table:table-cell>
          <table:table-cell office:value-type="string">
            <text:p>Rapidash</text:p>
          </table:table-cell>
          <table:table-cell office:value-type="string">
            <text:p>09/23/16 05:20 AM</text:p>
          </table:table-cell>
          <table:table-cell office:value-type="float" office:value="34.0745143453">
            <text:p>34.0745143453</text:p>
          </table:table-cell>
          <table:table-cell office:value-type="float" office:value="-118.0700633969">
            <text:p>-118.0700633969</text:p>
          </table:table-cell>
        </table:table-row>
        <table:table-row table:style-name="ro2">
          <table:table-cell office:value-type="float" office:value="7.79188175721816E+017">
            <text:p>779188175721816000</text:p>
          </table:table-cell>
          <table:table-cell office:value-type="string">
            <text:p>Flareon</text:p>
          </table:table-cell>
          <table:table-cell office:value-type="string">
            <text:p>09/23/16 05:18 AM</text:p>
          </table:table-cell>
          <table:table-cell office:value-type="float" office:value="34.1283781655">
            <text:p>34.1283781655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79187044522144E+017">
            <text:p>779187044522144000</text:p>
          </table:table-cell>
          <table:table-cell office:value-type="string">
            <text:p>Chansey</text:p>
          </table:table-cell>
          <table:table-cell office:value-type="string">
            <text:p>09/23/16 05:14 AM</text:p>
          </table:table-cell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7.79186849487041E+017">
            <text:p>779186849487041000</text:p>
          </table:table-cell>
          <table:table-cell office:value-type="string">
            <text:p>Electabuzz</text:p>
          </table:table-cell>
          <table:table-cell office:value-type="string">
            <text:p>09/23/16 05:13 AM</text:p>
          </table:table-cell>
          <table:table-cell office:value-type="float" office:value="34.1208921537">
            <text:p>34.1208921537</text:p>
          </table:table-cell>
          <table:table-cell office:value-type="float" office:value="-118.1455944058">
            <text:p>-118.1455944058</text:p>
          </table:table-cell>
        </table:table-row>
        <table:table-row table:style-name="ro2">
          <table:table-cell office:value-type="float" office:value="7.79186052388888E+017">
            <text:p>779186052388888000</text:p>
          </table:table-cell>
          <table:table-cell office:value-type="string">
            <text:p>Snorlax</text:p>
          </table:table-cell>
          <table:table-cell office:value-type="string">
            <text:p>09/23/16 05:10 AM</text:p>
          </table:table-cell>
          <table:table-cell office:value-type="float" office:value="34.1102898394">
            <text:p>34.1102898394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7.79185899858899E+017">
            <text:p>779185899858899000</text:p>
          </table:table-cell>
          <table:table-cell office:value-type="string">
            <text:p>Charmeleon</text:p>
          </table:table-cell>
          <table:table-cell office:value-type="string">
            <text:p>09/23/16 05:09 AM</text:p>
          </table:table-cell>
          <table:table-cell office:value-type="float" office:value="34.1194458404">
            <text:p>34.119445840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7.79184385748677E+017">
            <text:p>779184385748677000</text:p>
          </table:table-cell>
          <table:table-cell office:value-type="string">
            <text:p>Dratini</text:p>
          </table:table-cell>
          <table:table-cell office:value-type="string">
            <text:p>09/23/16 05:03 AM</text:p>
          </table:table-cell>
          <table:table-cell office:value-type="float" office:value="34.0727676341">
            <text:p>34.072767634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7.79181181795348E+017">
            <text:p>779181181795348000</text:p>
          </table:table-cell>
          <table:table-cell office:value-type="string">
            <text:p>Dratini</text:p>
          </table:table-cell>
          <table:table-cell office:value-type="string">
            <text:p>09/23/16 04:50 AM</text:p>
          </table:table-cell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7.79180648539886E+017">
            <text:p>779180648539886000</text:p>
          </table:table-cell>
          <table:table-cell office:value-type="string">
            <text:p>Weepinbell</text:p>
          </table:table-cell>
          <table:table-cell office:value-type="string">
            <text:p>09/23/16 04:48 AM</text:p>
          </table:table-cell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7.79177633384833E+017">
            <text:p>779177633384833000</text:p>
          </table:table-cell>
          <table:table-cell office:value-type="string">
            <text:p>Dratini</text:p>
          </table:table-cell>
          <table:table-cell office:value-type="string">
            <text:p>09/23/16 04:36 AM</text:p>
          </table:table-cell>
          <table:table-cell office:value-type="float" office:value="34.0985031205">
            <text:p>34.0985031205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7.79177562157101E+017">
            <text:p>779177562157101000</text:p>
          </table:table-cell>
          <table:table-cell office:value-type="string">
            <text:p>Rapidash</text:p>
          </table:table-cell>
          <table:table-cell office:value-type="string">
            <text:p>09/23/16 04:36 AM</text:p>
          </table:table-cell>
          <table:table-cell office:value-type="float" office:value="34.0888061365">
            <text:p>34.0888061365</text:p>
          </table:table-cell>
          <table:table-cell office:value-type="float" office:value="-118.1203600704">
            <text:p>-118.1203600704</text:p>
          </table:table-cell>
        </table:table-row>
        <table:table-row table:style-name="ro2">
          <table:table-cell office:value-type="float" office:value="7.791772086989E+017">
            <text:p>779177208698900000</text:p>
          </table:table-cell>
          <table:table-cell office:value-type="string">
            <text:p>Charmeleon</text:p>
          </table:table-cell>
          <table:table-cell office:value-type="string">
            <text:p>09/23/16 04:34 AM</text:p>
          </table:table-cell>
          <table:table-cell office:value-type="float" office:value="34.0990679474">
            <text:p>34.0990679474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7.79175584442102E+017">
            <text:p>779175584442102000</text:p>
          </table:table-cell>
          <table:table-cell office:value-type="string">
            <text:p>Chansey</text:p>
          </table:table-cell>
          <table:table-cell office:value-type="string">
            <text:p>09/23/16 04:28 AM</text:p>
          </table:table-cell>
          <table:table-cell office:value-type="float" office:value="34.1145716274">
            <text:p>34.1145716274</text:p>
          </table:table-cell>
          <table:table-cell office:value-type="float" office:value="-118.0962194678">
            <text:p>-118.0962194678</text:p>
          </table:table-cell>
        </table:table-row>
        <table:table-row table:style-name="ro2">
          <table:table-cell office:value-type="float" office:value="7.7917461523071E+017">
            <text:p>779174615230710000</text:p>
          </table:table-cell>
          <table:table-cell office:value-type="string">
            <text:p>Nidoqueen</text:p>
          </table:table-cell>
          <table:table-cell office:value-type="string">
            <text:p>09/23/16 04:24 AM</text:p>
          </table:table-cell>
          <table:table-cell office:value-type="float" office:value="34.123908492">
            <text:p>34.123908492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9174549665395E+017">
            <text:p>779174549665395000</text:p>
          </table:table-cell>
          <table:table-cell office:value-type="string">
            <text:p>Rapidash</text:p>
          </table:table-cell>
          <table:table-cell office:value-type="string">
            <text:p>09/23/16 04:24 AM</text:p>
          </table:table-cell>
          <table:table-cell office:value-type="float" office:value="34.0952467913">
            <text:p>34.095246791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9173772981002E+017">
            <text:p>779173772981002000</text:p>
          </table:table-cell>
          <table:table-cell office:value-type="string">
            <text:p>Machamp</text:p>
          </table:table-cell>
          <table:table-cell office:value-type="string">
            <text:p>09/23/16 04:21 AM</text:p>
          </table:table-cell>
          <table:table-cell office:value-type="float" office:value="34.0960132933">
            <text:p>34.0960132933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7.79172909788959E+017">
            <text:p>779172909788959000</text:p>
          </table:table-cell>
          <table:table-cell office:value-type="string">
            <text:p>Exeggutor</text:p>
          </table:table-cell>
          <table:table-cell office:value-type="string">
            <text:p>09/23/16 04:17 AM</text:p>
          </table:table-cell>
          <table:table-cell office:value-type="float" office:value="34.1125138891">
            <text:p>34.1125138891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9170930660479E+017">
            <text:p>779170930660479000</text:p>
          </table:table-cell>
          <table:table-cell office:value-type="string">
            <text:p>Gloom</text:p>
          </table:table-cell>
          <table:table-cell office:value-type="string">
            <text:p>09/23/16 04:10 AM</text:p>
          </table:table-cell>
          <table:table-cell office:value-type="float" office:value="34.1260418021">
            <text:p>34.126041802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79170570285887E+017">
            <text:p>779170570285887000</text:p>
          </table:table-cell>
          <table:table-cell office:value-type="string">
            <text:p>Omastar</text:p>
          </table:table-cell>
          <table:table-cell office:value-type="string">
            <text:p>09/23/16 04:08 AM</text:p>
          </table:table-cell>
          <table:table-cell office:value-type="float" office:value="34.100179916">
            <text:p>34.100179916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7.79169885381202E+017">
            <text:p>779169885381202000</text:p>
          </table:table-cell>
          <table:table-cell office:value-type="string">
            <text:p>Chansey</text:p>
          </table:table-cell>
          <table:table-cell office:value-type="string">
            <text:p>09/23/16 04:05 AM</text:p>
          </table:table-cell>
          <table:table-cell office:value-type="float" office:value="34.1059130151">
            <text:p>34.1059130151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7.79169306315661E+017">
            <text:p>779169306315661000</text:p>
          </table:table-cell>
          <table:table-cell office:value-type="string">
            <text:p>Seadra</text:p>
          </table:table-cell>
          <table:table-cell office:value-type="string">
            <text:p>09/23/16 04:03 A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9168068568101E+017">
            <text:p>779168068568101000</text:p>
          </table:table-cell>
          <table:table-cell office:value-type="string">
            <text:p>Kabutops</text:p>
          </table:table-cell>
          <table:table-cell office:value-type="string">
            <text:p>09/23/16 03:58 AM</text:p>
          </table:table-cell>
          <table:table-cell office:value-type="float" office:value="34.0842574614">
            <text:p>34.0842574614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7.79167551154598E+017">
            <text:p>779167551154598000</text:p>
          </table:table-cell>
          <table:table-cell office:value-type="string">
            <text:p>Slowbro</text:p>
          </table:table-cell>
          <table:table-cell office:value-type="string">
            <text:p>09/23/16 03:56 AM</text:p>
          </table:table-cell>
          <table:table-cell office:value-type="float" office:value="34.0677108468">
            <text:p>34.067710846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7.79166529426371E+017">
            <text:p>779166529426371000</text:p>
          </table:table-cell>
          <table:table-cell office:value-type="string">
            <text:p>Alakazam</text:p>
          </table:table-cell>
          <table:table-cell office:value-type="string">
            <text:p>09/23/16 03:52 AM</text:p>
          </table:table-cell>
          <table:table-cell office:value-type="float" office:value="34.1214855273">
            <text:p>34.1214855273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9165944752906E+017">
            <text:p>779165944752906000</text:p>
          </table:table-cell>
          <table:table-cell office:value-type="string">
            <text:p>Blastoise</text:p>
          </table:table-cell>
          <table:table-cell office:value-type="string">
            <text:p>09/23/16 03:50 AM</text:p>
          </table:table-cell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79165118470853E+017">
            <text:p>779165118470853000</text:p>
          </table:table-cell>
          <table:table-cell office:value-type="string">
            <text:p>Rapidash</text:p>
          </table:table-cell>
          <table:table-cell office:value-type="string">
            <text:p>09/23/16 03:46 AM</text:p>
          </table:table-cell>
          <table:table-cell office:value-type="float" office:value="34.0886891777">
            <text:p>34.0886891777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916502928742E+017">
            <text:p>779165029287420000</text:p>
          </table:table-cell>
          <table:table-cell office:value-type="string">
            <text:p>Chansey</text:p>
          </table:table-cell>
          <table:table-cell office:value-type="string">
            <text:p>09/23/16 03:46 AM</text:p>
          </table:table-cell>
          <table:table-cell office:value-type="float" office:value="34.1135998888">
            <text:p>34.1135998888</text:p>
          </table:table-cell>
          <table:table-cell office:value-type="float" office:value="-118.1411146638">
            <text:p>-118.1411146638</text:p>
          </table:table-cell>
        </table:table-row>
        <table:table-row table:style-name="ro2">
          <table:table-cell office:value-type="float" office:value="7.79163392338563E+017">
            <text:p>779163392338563000</text:p>
          </table:table-cell>
          <table:table-cell office:value-type="string">
            <text:p>Dratini</text:p>
          </table:table-cell>
          <table:table-cell office:value-type="string">
            <text:p>09/23/16 03:40 AM</text:p>
          </table:table-cell>
          <table:table-cell office:value-type="float" office:value="34.0807890209">
            <text:p>34.0807890209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7.79162635140903E+017">
            <text:p>779162635140903000</text:p>
          </table:table-cell>
          <table:table-cell office:value-type="string">
            <text:p>Charmeleon</text:p>
          </table:table-cell>
          <table:table-cell office:value-type="string">
            <text:p>09/23/16 03:37 AM</text:p>
          </table:table-cell>
          <table:table-cell office:value-type="float" office:value="34.0984021247">
            <text:p>34.0984021247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79161606064214E+017">
            <text:p>779161606064214000</text:p>
          </table:table-cell>
          <table:table-cell office:value-type="string">
            <text:p>Jolteon</text:p>
          </table:table-cell>
          <table:table-cell office:value-type="string">
            <text:p>09/23/16 03:32 AM</text:p>
          </table:table-cell>
          <table:table-cell office:value-type="float" office:value="34.1178439291">
            <text:p>34.1178439291</text:p>
          </table:table-cell>
          <table:table-cell office:value-type="float" office:value="-118.1295033674">
            <text:p>-118.1295033674</text:p>
          </table:table-cell>
        </table:table-row>
        <table:table-row table:style-name="ro2">
          <table:table-cell office:value-type="float" office:value="7.79160456824893E+017">
            <text:p>779160456824893000</text:p>
          </table:table-cell>
          <table:table-cell office:value-type="string">
            <text:p>Rapidash</text:p>
          </table:table-cell>
          <table:table-cell office:value-type="string">
            <text:p>09/23/16 03:28 AM</text:p>
          </table:table-cell>
          <table:table-cell office:value-type="float" office:value="34.0986500086">
            <text:p>34.0986500086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7.79160298162758E+017">
            <text:p>779160298162758000</text:p>
          </table:table-cell>
          <table:table-cell office:value-type="string">
            <text:p>Kingler</text:p>
          </table:table-cell>
          <table:table-cell office:value-type="string">
            <text:p>09/23/16 03:27 AM</text:p>
          </table:table-cell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79158396402401E+017">
            <text:p>779158396402401000</text:p>
          </table:table-cell>
          <table:table-cell office:value-type="string">
            <text:p>Blastoise</text:p>
          </table:table-cell>
          <table:table-cell office:value-type="string">
            <text:p>09/23/16 03:20 AM</text:p>
          </table:table-cell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79158018353009E+017">
            <text:p>779158018353009000</text:p>
          </table:table-cell>
          <table:table-cell office:value-type="string">
            <text:p>Chansey</text:p>
          </table:table-cell>
          <table:table-cell office:value-type="string">
            <text:p>09/23/16 03:18 AM</text:p>
          </table:table-cell>
          <table:table-cell office:value-type="float" office:value="34.1195032017">
            <text:p>34.1195032017</text:p>
          </table:table-cell>
          <table:table-cell office:value-type="float" office:value="-118.1241088801">
            <text:p>-118.1241088801</text:p>
          </table:table-cell>
        </table:table-row>
        <table:table-row table:style-name="ro2">
          <table:table-cell office:value-type="float" office:value="7.7915693917544E+017">
            <text:p>779156939175440000</text:p>
          </table:table-cell>
          <table:table-cell office:value-type="string">
            <text:p>Porygon</text:p>
          </table:table-cell>
          <table:table-cell office:value-type="string">
            <text:p>09/23/16 03:14 AM</text:p>
          </table:table-cell>
          <table:table-cell office:value-type="float" office:value="34.0779140586">
            <text:p>34.0779140586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7.79156748372292E+017">
            <text:p>779156748372292000</text:p>
          </table:table-cell>
          <table:table-cell office:value-type="string">
            <text:p>Machamp</text:p>
          </table:table-cell>
          <table:table-cell office:value-type="string">
            <text:p>09/23/16 03:13 AM</text:p>
          </table:table-cell>
          <table:table-cell office:value-type="float" office:value="34.0753859589">
            <text:p>34.0753859589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7.79156041023971E+017">
            <text:p>779156041023971000</text:p>
          </table:table-cell>
          <table:table-cell office:value-type="string">
            <text:p>Nidoqueen</text:p>
          </table:table-cell>
          <table:table-cell office:value-type="string">
            <text:p>09/23/16 03:10 AM</text:p>
          </table:table-cell>
          <table:table-cell office:value-type="float" office:value="34.1259179672">
            <text:p>34.1259179672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9155475153637E+017">
            <text:p>779155475153637000</text:p>
          </table:table-cell>
          <table:table-cell office:value-type="string">
            <text:p>Rapidash</text:p>
          </table:table-cell>
          <table:table-cell office:value-type="string">
            <text:p>09/23/16 03:08 AM</text:p>
          </table:table-cell>
          <table:table-cell office:value-type="float" office:value="34.1046959137">
            <text:p>34.1046959137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7.79154815364379E+017">
            <text:p>779154815364379000</text:p>
          </table:table-cell>
          <table:table-cell office:value-type="string">
            <text:p>Jolteon</text:p>
          </table:table-cell>
          <table:table-cell office:value-type="string">
            <text:p>09/23/16 03:05 AM</text:p>
          </table:table-cell>
          <table:table-cell office:value-type="float" office:value="34.1173185511">
            <text:p>34.1173185511</text:p>
          </table:table-cell>
          <table:table-cell office:value-type="float" office:value="-118.0822273689">
            <text:p>-118.0822273689</text:p>
          </table:table-cell>
        </table:table-row>
        <table:table-row table:style-name="ro2">
          <table:table-cell office:value-type="float" office:value="7.79154745910895E+017">
            <text:p>779154745910895000</text:p>
          </table:table-cell>
          <table:table-cell office:value-type="string">
            <text:p>Jolteon</text:p>
          </table:table-cell>
          <table:table-cell office:value-type="string">
            <text:p>09/23/16 03:05 AM</text:p>
          </table:table-cell>
          <table:table-cell office:value-type="float" office:value="34.1140530423">
            <text:p>34.1140530423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7.79152428306313E+017">
            <text:p>779152428306313000</text:p>
          </table:table-cell>
          <table:table-cell office:value-type="string">
            <text:p>Grimer</text:p>
          </table:table-cell>
          <table:table-cell office:value-type="string">
            <text:p>09/23/16 02:56 AM</text:p>
          </table:table-cell>
          <table:table-cell office:value-type="float" office:value="34.103130662">
            <text:p>34.103130662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79152348140581E+017">
            <text:p>779152348140581000</text:p>
          </table:table-cell>
          <table:table-cell office:value-type="string">
            <text:p>Golem</text:p>
          </table:table-cell>
          <table:table-cell office:value-type="string">
            <text:p>09/23/16 02:56 AM</text:p>
          </table:table-cell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7.79151886100205E+017">
            <text:p>779151886100205000</text:p>
          </table:table-cell>
          <table:table-cell office:value-type="string">
            <text:p>Rapidash</text:p>
          </table:table-cell>
          <table:table-cell office:value-type="string">
            <text:p>09/23/16 02:54 AM</text:p>
          </table:table-cell>
          <table:table-cell office:value-type="float" office:value="34.0653123982">
            <text:p>34.065312398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79148469223105E+017">
            <text:p>779148469223105000</text:p>
          </table:table-cell>
          <table:table-cell office:value-type="string">
            <text:p>Rapidash</text:p>
          </table:table-cell>
          <table:table-cell office:value-type="string">
            <text:p>09/23/16 02:40 AM</text:p>
          </table:table-cell>
          <table:table-cell office:value-type="float" office:value="34.0687411483">
            <text:p>34.0687411483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7.79146660089782E+017">
            <text:p>779146660089782000</text:p>
          </table:table-cell>
          <table:table-cell office:value-type="string">
            <text:p>Snorlax</text:p>
          </table:table-cell>
          <table:table-cell office:value-type="string">
            <text:p>09/23/16 02:33 AM</text:p>
          </table:table-cell>
          <table:table-cell office:value-type="float" office:value="34.1115309898">
            <text:p>34.1115309898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7.79144322071405E+017">
            <text:p>779144322071405000</text:p>
          </table:table-cell>
          <table:table-cell office:value-type="string">
            <text:p>Omastar</text:p>
          </table:table-cell>
          <table:table-cell office:value-type="string">
            <text:p>09/23/16 02:24 A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914314252834E+017">
            <text:p>779143142528340000</text:p>
          </table:table-cell>
          <table:table-cell office:value-type="string">
            <text:p>Snorlax</text:p>
          </table:table-cell>
          <table:table-cell office:value-type="string">
            <text:p>09/23/16 02:19 AM</text:p>
          </table:table-cell>
          <table:table-cell office:value-type="float" office:value="34.0672361182">
            <text:p>34.067236118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79141564886979E+017">
            <text:p>779141564886979000</text:p>
          </table:table-cell>
          <table:table-cell office:value-type="string">
            <text:p>Chansey</text:p>
          </table:table-cell>
          <table:table-cell office:value-type="string">
            <text:p>09/23/16 02:13 AM</text:p>
          </table:table-cell>
          <table:table-cell office:value-type="float" office:value="34.1172204504">
            <text:p>34.1172204504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7.79139759234961E+017">
            <text:p>779139759234961000</text:p>
          </table:table-cell>
          <table:table-cell office:value-type="string">
            <text:p>Jolteon</text:p>
          </table:table-cell>
          <table:table-cell office:value-type="string">
            <text:p>09/23/16 02:06 AM</text:p>
          </table:table-cell>
          <table:table-cell office:value-type="float" office:value="34.0732457522">
            <text:p>34.0732457522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7.79137060896514E+017">
            <text:p>779137060896514000</text:p>
          </table:table-cell>
          <table:table-cell office:value-type="string">
            <text:p>Charmeleon</text:p>
          </table:table-cell>
          <table:table-cell office:value-type="string">
            <text:p>09/23/16 01:55 AM</text:p>
          </table:table-cell>
          <table:table-cell office:value-type="float" office:value="34.1172405979">
            <text:p>34.1172405979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7.79136663599485E+017">
            <text:p>779136663599485000</text:p>
          </table:table-cell>
          <table:table-cell office:value-type="string">
            <text:p>Jolteon</text:p>
          </table:table-cell>
          <table:table-cell office:value-type="string">
            <text:p>09/23/16 01:53 AM</text:p>
          </table:table-cell>
          <table:table-cell office:value-type="float" office:value="34.0781751296">
            <text:p>34.0781751296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79135434852962E+017">
            <text:p>779135434852962000</text:p>
          </table:table-cell>
          <table:table-cell office:value-type="string">
            <text:p>Omastar</text:p>
          </table:table-cell>
          <table:table-cell office:value-type="string">
            <text:p>09/23/16 01:48 AM</text:p>
          </table:table-cell>
          <table:table-cell office:value-type="float" office:value="34.0678257688">
            <text:p>34.0678257688</text:p>
          </table:table-cell>
          <table:table-cell office:value-type="float" office:value="-118.0938418042">
            <text:p>-118.0938418042</text:p>
          </table:table-cell>
        </table:table-row>
        <table:table-row table:style-name="ro2">
          <table:table-cell office:value-type="float" office:value="7.79135009458303E+017">
            <text:p>779135009458303000</text:p>
          </table:table-cell>
          <table:table-cell office:value-type="string">
            <text:p>Machamp</text:p>
          </table:table-cell>
          <table:table-cell office:value-type="string">
            <text:p>09/23/16 01:47 AM</text:p>
          </table:table-cell>
          <table:table-cell office:value-type="float" office:value="34.1281583789">
            <text:p>34.1281583789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7.79133110415798E+017">
            <text:p>779133110415798000</text:p>
          </table:table-cell>
          <table:table-cell office:value-type="string">
            <text:p>Nidoqueen</text:p>
          </table:table-cell>
          <table:table-cell office:value-type="string">
            <text:p>09/23/16 01:39 AM</text:p>
          </table:table-cell>
          <table:table-cell office:value-type="float" office:value="34.1153313032">
            <text:p>34.1153313032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7.79132963036336E+017">
            <text:p>779132963036336000</text:p>
          </table:table-cell>
          <table:table-cell office:value-type="string">
            <text:p>Porygon</text:p>
          </table:table-cell>
          <table:table-cell office:value-type="string">
            <text:p>09/23/16 01:39 AM</text:p>
          </table:table-cell>
          <table:table-cell office:value-type="float" office:value="34.0749005241">
            <text:p>34.0749005241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7.79131407264199E+017">
            <text:p>779131407264199000</text:p>
          </table:table-cell>
          <table:table-cell office:value-type="string">
            <text:p>Slowbro</text:p>
          </table:table-cell>
          <table:table-cell office:value-type="string">
            <text:p>09/23/16 01:32 AM</text:p>
          </table:table-cell>
          <table:table-cell office:value-type="float" office:value="34.0965691785">
            <text:p>34.096569178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9130553215783E+017">
            <text:p>779130553215783000</text:p>
          </table:table-cell>
          <table:table-cell office:value-type="string">
            <text:p>Nidoqueen</text:p>
          </table:table-cell>
          <table:table-cell office:value-type="string">
            <text:p>09/23/16 01:29 AM</text:p>
          </table:table-cell>
          <table:table-cell office:value-type="float" office:value="34.1212434912">
            <text:p>34.1212434912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7.79127192076694E+017">
            <text:p>779127192076694000</text:p>
          </table:table-cell>
          <table:table-cell office:value-type="string">
            <text:p>Dratini</text:p>
          </table:table-cell>
          <table:table-cell office:value-type="string">
            <text:p>09/23/16 01:16 AM</text:p>
          </table:table-cell>
          <table:table-cell office:value-type="float" office:value="34.1054429946">
            <text:p>34.1054429946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79125595623993E+017">
            <text:p>779125595623993000</text:p>
          </table:table-cell>
          <table:table-cell office:value-type="string">
            <text:p>Wigglytuff</text:p>
          </table:table-cell>
          <table:table-cell office:value-type="string">
            <text:p>09/23/16 01:09 AM</text:p>
          </table:table-cell>
          <table:table-cell office:value-type="float" office:value="34.1020817916">
            <text:p>34.1020817916</text:p>
          </table:table-cell>
          <table:table-cell office:value-type="float" office:value="-118.1071928818">
            <text:p>-118.1071928818</text:p>
          </table:table-cell>
        </table:table-row>
        <table:table-row table:style-name="ro2">
          <table:table-cell office:value-type="float" office:value="7.79125559674536E+017">
            <text:p>779125559674536000</text:p>
          </table:table-cell>
          <table:table-cell office:value-type="string">
            <text:p>Nidoqueen</text:p>
          </table:table-cell>
          <table:table-cell office:value-type="string">
            <text:p>09/23/16 01:09 AM</text:p>
          </table:table-cell>
          <table:table-cell office:value-type="float" office:value="34.1153313032">
            <text:p>34.1153313032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7.79124928025096E+017">
            <text:p>779124928025096000</text:p>
          </table:table-cell>
          <table:table-cell office:value-type="string">
            <text:p>Chansey</text:p>
          </table:table-cell>
          <table:table-cell office:value-type="string">
            <text:p>09/23/16 01:07 AM</text:p>
          </table:table-cell>
          <table:table-cell office:value-type="float" office:value="34.0790171377">
            <text:p>34.0790171377</text:p>
          </table:table-cell>
          <table:table-cell office:value-type="float" office:value="-118.1223716368">
            <text:p>-118.1223716368</text:p>
          </table:table-cell>
        </table:table-row>
        <table:table-row table:style-name="ro2">
          <table:table-cell office:value-type="float" office:value="7.79123555879428E+017">
            <text:p>779123555879428000</text:p>
          </table:table-cell>
          <table:table-cell office:value-type="string">
            <text:p>Raichu</text:p>
          </table:table-cell>
          <table:table-cell office:value-type="string">
            <text:p>09/23/16 01:01 AM</text:p>
          </table:table-cell>
          <table:table-cell office:value-type="float" office:value="34.1337447595">
            <text:p>34.1337447595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9123553144758E+017">
            <text:p>779123553144758000</text:p>
          </table:table-cell>
          <table:table-cell office:value-type="string">
            <text:p>Porygon</text:p>
          </table:table-cell>
          <table:table-cell office:value-type="string">
            <text:p>09/23/16 01:01 AM</text:p>
          </table:table-cell>
          <table:table-cell office:value-type="float" office:value="34.0823035867">
            <text:p>34.0823035867</text:p>
          </table:table-cell>
          <table:table-cell office:value-type="float" office:value="-118.1236517125">
            <text:p>-118.1236517125</text:p>
          </table:table-cell>
        </table:table-row>
        <table:table-row table:style-name="ro2">
          <table:table-cell office:value-type="float" office:value="7.79121354956092E+017">
            <text:p>779121354956092000</text:p>
          </table:table-cell>
          <table:table-cell office:value-type="string">
            <text:p>Jolteon</text:p>
          </table:table-cell>
          <table:table-cell office:value-type="string">
            <text:p>09/23/16 12:53 AM</text:p>
          </table:table-cell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9120005413675E+017">
            <text:p>779120005413675000</text:p>
          </table:table-cell>
          <table:table-cell office:value-type="string">
            <text:p>Kingler</text:p>
          </table:table-cell>
          <table:table-cell office:value-type="string">
            <text:p>09/23/16 12:47 AM</text:p>
          </table:table-cell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7.79119973239108E+017">
            <text:p>779119973239108000</text:p>
          </table:table-cell>
          <table:table-cell office:value-type="string">
            <text:p>Flareon</text:p>
          </table:table-cell>
          <table:table-cell office:value-type="string">
            <text:p>09/23/16 12:47 AM</text:p>
          </table:table-cell>
          <table:table-cell office:value-type="float" office:value="34.1009565776">
            <text:p>34.1009565776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7.791182027899E+017">
            <text:p>779118202789900000</text:p>
          </table:table-cell>
          <table:table-cell office:value-type="string">
            <text:p>Charmeleon</text:p>
          </table:table-cell>
          <table:table-cell office:value-type="string">
            <text:p>09/23/16 12:40 AM</text:p>
          </table:table-cell>
          <table:table-cell office:value-type="float" office:value="34.102014047">
            <text:p>34.102014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7.79114984269685E+017">
            <text:p>779114984269685000</text:p>
          </table:table-cell>
          <table:table-cell office:value-type="string">
            <text:p>Electrode</text:p>
          </table:table-cell>
          <table:table-cell office:value-type="string">
            <text:p>09/23/16 12:27 AM</text:p>
          </table:table-cell>
          <table:table-cell office:value-type="float" office:value="34.1237044147">
            <text:p>34.1237044147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79114679075348E+017">
            <text:p>779114679075348000</text:p>
          </table:table-cell>
          <table:table-cell office:value-type="string">
            <text:p>Kabutops</text:p>
          </table:table-cell>
          <table:table-cell office:value-type="string">
            <text:p>09/23/16 12:26 AM</text:p>
          </table:table-cell>
          <table:table-cell office:value-type="float" office:value="34.0746933994">
            <text:p>34.0746933994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7.79114550092141E+017">
            <text:p>779114550092141000</text:p>
          </table:table-cell>
          <table:table-cell office:value-type="string">
            <text:p>Omastar</text:p>
          </table:table-cell>
          <table:table-cell office:value-type="string">
            <text:p>09/23/16 12:25 AM</text:p>
          </table:table-cell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7.79113009427849E+017">
            <text:p>779113009427849000</text:p>
          </table:table-cell>
          <table:table-cell office:value-type="string">
            <text:p>Snorlax</text:p>
          </table:table-cell>
          <table:table-cell office:value-type="string">
            <text:p>09/23/16 12:19 AM</text:p>
          </table:table-cell>
          <table:table-cell office:value-type="float" office:value="34.0664644824">
            <text:p>34.0664644824</text:p>
          </table:table-cell>
          <table:table-cell office:value-type="float" office:value="-118.0854282742">
            <text:p>-118.0854282742</text:p>
          </table:table-cell>
        </table:table-row>
        <table:table-row table:style-name="ro2">
          <table:table-cell office:value-type="float" office:value="7.79112239580131E+017">
            <text:p>779112239580131000</text:p>
          </table:table-cell>
          <table:table-cell office:value-type="string">
            <text:p>Lickitung</text:p>
          </table:table-cell>
          <table:table-cell office:value-type="string">
            <text:p>09/23/16 12:16 AM</text:p>
          </table:table-cell>
          <table:table-cell office:value-type="float" office:value="34.0853334031">
            <text:p>34.0853334031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79112157027848E+017">
            <text:p>779112157027848000</text:p>
          </table:table-cell>
          <table:table-cell office:value-type="string">
            <text:p>Flareon</text:p>
          </table:table-cell>
          <table:table-cell office:value-type="string">
            <text:p>09/23/16 12:16 AM</text:p>
          </table:table-cell>
          <table:table-cell office:value-type="float" office:value="34.0916825608">
            <text:p>34.0916825608</text:p>
          </table:table-cell>
          <table:table-cell office:value-type="float" office:value="-118.1226459395">
            <text:p>-118.1226459395</text:p>
          </table:table-cell>
        </table:table-row>
        <table:table-row table:style-name="ro2">
          <table:table-cell office:value-type="float" office:value="7.7911204538805E+017">
            <text:p>779112045388050000</text:p>
          </table:table-cell>
          <table:table-cell office:value-type="string">
            <text:p>Electrode</text:p>
          </table:table-cell>
          <table:table-cell office:value-type="string">
            <text:p>09/23/16 12:16 AM</text:p>
          </table:table-cell>
          <table:table-cell office:value-type="float" office:value="34.0912001657">
            <text:p>34.0912001657</text:p>
          </table:table-cell>
          <table:table-cell office:value-type="float" office:value="-118.0741791207">
            <text:p>-118.0741791207</text:p>
          </table:table-cell>
        </table:table-row>
        <table:table-row table:style-name="ro2">
          <table:table-cell office:value-type="float" office:value="7.79110180369801E+017">
            <text:p>779110180369801000</text:p>
          </table:table-cell>
          <table:table-cell office:value-type="string">
            <text:p>Jolteon</text:p>
          </table:table-cell>
          <table:table-cell office:value-type="string">
            <text:p>09/23/16 12:08 AM</text:p>
          </table:table-cell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79109896285401E+017">
            <text:p>779109896285401000</text:p>
          </table:table-cell>
          <table:table-cell office:value-type="string">
            <text:p>Flareon</text:p>
          </table:table-cell>
          <table:table-cell office:value-type="string">
            <text:p>09/23/16 12:07 AM</text:p>
          </table:table-cell>
          <table:table-cell office:value-type="float" office:value="34.0877066902">
            <text:p>34.0877066902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7.79109731923218E+017">
            <text:p>779109731923218000</text:p>
          </table:table-cell>
          <table:table-cell office:value-type="string">
            <text:p>Ninetales</text:p>
          </table:table-cell>
          <table:table-cell office:value-type="string">
            <text:p>09/23/16 12:06 AM</text:p>
          </table:table-cell>
          <table:table-cell office:value-type="float" office:value="34.1175583715">
            <text:p>34.1175583715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79106552309355E+017">
            <text:p>779106552309355000</text:p>
          </table:table-cell>
          <table:table-cell office:value-type="string">
            <text:p>Jolteon</text:p>
          </table:table-cell>
          <table:table-cell office:value-type="string">
            <text:p>09/22/16 11:54 PM</text:p>
          </table:table-cell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79105079899005E+017">
            <text:p>779105079899005000</text:p>
          </table:table-cell>
          <table:table-cell office:value-type="string">
            <text:p>Golem</text:p>
          </table:table-cell>
          <table:table-cell office:value-type="string">
            <text:p>09/22/16 11:48 PM</text:p>
          </table:table-cell>
          <table:table-cell office:value-type="float" office:value="34.0747410578">
            <text:p>34.0747410578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9103948401549E+017">
            <text:p>779103948401549000</text:p>
          </table:table-cell>
          <table:table-cell office:value-type="string">
            <text:p>Poliwrath</text:p>
          </table:table-cell>
          <table:table-cell office:value-type="string">
            <text:p>09/22/16 11:43 PM</text:p>
          </table:table-cell>
          <table:table-cell office:value-type="float" office:value="34.0776482915">
            <text:p>34.0776482915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9103645958668E+017">
            <text:p>779103645958668000</text:p>
          </table:table-cell>
          <table:table-cell office:value-type="string">
            <text:p>Flareon</text:p>
          </table:table-cell>
          <table:table-cell office:value-type="string">
            <text:p>09/22/16 11:42 PM</text:p>
          </table:table-cell>
          <table:table-cell office:value-type="float" office:value="34.1239383148">
            <text:p>34.1239383148</text:p>
          </table:table-cell>
          <table:table-cell office:value-type="float" office:value="-118.1230116758">
            <text:p>-118.1230116758</text:p>
          </table:table-cell>
        </table:table-row>
        <table:table-row table:style-name="ro2">
          <table:table-cell office:value-type="float" office:value="7.79102998144221E+017">
            <text:p>779102998144221000</text:p>
          </table:table-cell>
          <table:table-cell office:value-type="string">
            <text:p>Jolteon</text:p>
          </table:table-cell>
          <table:table-cell office:value-type="string">
            <text:p>09/22/16 11:40 PM</text:p>
          </table:table-cell>
          <table:table-cell office:value-type="float" office:value="34.122082178">
            <text:p>34.122082178</text:p>
          </table:table-cell>
          <table:table-cell office:value-type="float" office:value="-118.089177832">
            <text:p>-118.089177832</text:p>
          </table:table-cell>
        </table:table-row>
        <table:table-row table:style-name="ro2">
          <table:table-cell office:value-type="float" office:value="7.79101733603582E+017">
            <text:p>779101733603582000</text:p>
          </table:table-cell>
          <table:table-cell office:value-type="string">
            <text:p>Chansey</text:p>
          </table:table-cell>
          <table:table-cell office:value-type="string">
            <text:p>09/22/16 11:35 PM</text:p>
          </table:table-cell>
          <table:table-cell office:value-type="float" office:value="34.1143736147">
            <text:p>34.1143736147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7.79100966490477E+017">
            <text:p>779100966490477000</text:p>
          </table:table-cell>
          <table:table-cell office:value-type="string">
            <text:p>Jolteon</text:p>
          </table:table-cell>
          <table:table-cell office:value-type="string">
            <text:p>09/22/16 11:32 PM</text:p>
          </table:table-cell>
          <table:table-cell office:value-type="float" office:value="34.0939402741">
            <text:p>34.093940274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79098688505258E+017">
            <text:p>779098688505258000</text:p>
          </table:table-cell>
          <table:table-cell office:value-type="string">
            <text:p>Rapidash</text:p>
          </table:table-cell>
          <table:table-cell office:value-type="string">
            <text:p>09/22/16 11:22 PM</text:p>
          </table:table-cell>
          <table:table-cell office:value-type="float" office:value="34.0710391174">
            <text:p>34.0710391174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7.79097991449674E+017">
            <text:p>779097991449674000</text:p>
          </table:table-cell>
          <table:table-cell office:value-type="string">
            <text:p>Jolteon</text:p>
          </table:table-cell>
          <table:table-cell office:value-type="string">
            <text:p>09/22/16 11:20 PM</text:p>
          </table:table-cell>
          <table:table-cell office:value-type="float" office:value="34.0939402741">
            <text:p>34.093940274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79096712275034E+017">
            <text:p>779096712275034000</text:p>
          </table:table-cell>
          <table:table-cell office:value-type="string">
            <text:p>Gloom</text:p>
          </table:table-cell>
          <table:table-cell office:value-type="string">
            <text:p>09/22/16 11:15 PM</text:p>
          </table:table-cell>
          <table:table-cell office:value-type="float" office:value="34.0651563255">
            <text:p>34.0651563255</text:p>
          </table:table-cell>
          <table:table-cell office:value-type="float" office:value="-118.0884462172">
            <text:p>-118.0884462172</text:p>
          </table:table-cell>
        </table:table-row>
        <table:table-row table:style-name="ro2">
          <table:table-cell office:value-type="float" office:value="7.79089400319717E+017">
            <text:p>779089400319717000</text:p>
          </table:table-cell>
          <table:table-cell office:value-type="string">
            <text:p>Jolteon</text:p>
          </table:table-cell>
          <table:table-cell office:value-type="string">
            <text:p>09/22/16 10:46 PM</text:p>
          </table:table-cell>
          <table:table-cell office:value-type="float" office:value="34.1053654837">
            <text:p>34.1053654837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79088037321945E+017">
            <text:p>779088037321945000</text:p>
          </table:table-cell>
          <table:table-cell office:value-type="string">
            <text:p>Charmeleon</text:p>
          </table:table-cell>
          <table:table-cell office:value-type="string">
            <text:p>09/22/16 10:40 PM</text:p>
          </table:table-cell>
          <table:table-cell office:value-type="float" office:value="34.0934745351">
            <text:p>34.0934745351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7.79087457115517E+017">
            <text:p>779087457115517000</text:p>
          </table:table-cell>
          <table:table-cell office:value-type="string">
            <text:p>Dratini</text:p>
          </table:table-cell>
          <table:table-cell office:value-type="string">
            <text:p>09/22/16 10:38 PM</text:p>
          </table:table-cell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9087371966882E+017">
            <text:p>779087371966882000</text:p>
          </table:table-cell>
          <table:table-cell office:value-type="string">
            <text:p>Weezing</text:p>
          </table:table-cell>
          <table:table-cell office:value-type="string">
            <text:p>09/22/16 10:37 PM</text:p>
          </table:table-cell>
          <table:table-cell office:value-type="float" office:value="34.0926153199">
            <text:p>34.0926153199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7.79086970668487E+017">
            <text:p>779086970668487000</text:p>
          </table:table-cell>
          <table:table-cell office:value-type="string">
            <text:p>Rapidash</text:p>
          </table:table-cell>
          <table:table-cell office:value-type="string">
            <text:p>09/22/16 10:36 PM</text:p>
          </table:table-cell>
          <table:table-cell office:value-type="float" office:value="34.0963854707">
            <text:p>34.0963854707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7.79085684879405E+017">
            <text:p>779085684879405000</text:p>
          </table:table-cell>
          <table:table-cell office:value-type="string">
            <text:p>Flareon</text:p>
          </table:table-cell>
          <table:table-cell office:value-type="string">
            <text:p>09/22/16 10:31 PM</text:p>
          </table:table-cell>
          <table:table-cell office:value-type="float" office:value="34.0787825275">
            <text:p>34.0787825275</text:p>
          </table:table-cell>
          <table:table-cell office:value-type="float" office:value="-118.1249317788">
            <text:p>-118.1249317788</text:p>
          </table:table-cell>
        </table:table-row>
        <table:table-row table:style-name="ro2">
          <table:table-cell office:value-type="float" office:value="7.79080141016138E+017">
            <text:p>779080141016138000</text:p>
          </table:table-cell>
          <table:table-cell office:value-type="string">
            <text:p>Nidoqueen</text:p>
          </table:table-cell>
          <table:table-cell office:value-type="string">
            <text:p>09/22/16 10:09 PM</text:p>
          </table:table-cell>
          <table:table-cell office:value-type="float" office:value="34.1210630447">
            <text:p>34.1210630447</text:p>
          </table:table-cell>
          <table:table-cell office:value-type="float" office:value="-118.1452287169">
            <text:p>-118.1452287169</text:p>
          </table:table-cell>
        </table:table-row>
        <table:table-row table:style-name="ro2">
          <table:table-cell office:value-type="float" office:value="7.79079596863959E+017">
            <text:p>779079596863959000</text:p>
          </table:table-cell>
          <table:table-cell office:value-type="string">
            <text:p>Scyther</text:p>
          </table:table-cell>
          <table:table-cell office:value-type="string">
            <text:p>09/22/16 10:07 PM</text:p>
          </table:table-cell>
          <table:table-cell office:value-type="float" office:value="34.1059190652">
            <text:p>34.1059190652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7.79078187351351E+017">
            <text:p>779078187351351000</text:p>
          </table:table-cell>
          <table:table-cell office:value-type="string">
            <text:p>Nidoking</text:p>
          </table:table-cell>
          <table:table-cell office:value-type="string">
            <text:p>09/22/16 10:01 PM</text:p>
          </table:table-cell>
          <table:table-cell office:value-type="float" office:value="34.1121115745">
            <text:p>34.1121115745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790775680623E+017">
            <text:p>779077568062300000</text:p>
          </table:table-cell>
          <table:table-cell office:value-type="string">
            <text:p>Rapidash</text:p>
          </table:table-cell>
          <table:table-cell office:value-type="string">
            <text:p>09/22/16 09:59 PM</text:p>
          </table:table-cell>
          <table:table-cell office:value-type="float" office:value="34.0672351308">
            <text:p>34.0672351308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7907749110947E+017">
            <text:p>779077491109470000</text:p>
          </table:table-cell>
          <table:table-cell office:value-type="string">
            <text:p>Omastar</text:p>
          </table:table-cell>
          <table:table-cell office:value-type="string">
            <text:p>09/22/16 09:58 PM</text:p>
          </table:table-cell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9076383704175E+017">
            <text:p>779076383704175000</text:p>
          </table:table-cell>
          <table:table-cell office:value-type="string">
            <text:p>Jolteon</text:p>
          </table:table-cell>
          <table:table-cell office:value-type="string">
            <text:p>09/22/16 09:54 PM</text:p>
          </table:table-cell>
          <table:table-cell office:value-type="float" office:value="34.1075073503">
            <text:p>34.107507350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7.79076216074572E+017">
            <text:p>779076216074572000</text:p>
          </table:table-cell>
          <table:table-cell office:value-type="string">
            <text:p>Hypno</text:p>
          </table:table-cell>
          <table:table-cell office:value-type="string">
            <text:p>09/22/16 09:53 PM</text:p>
          </table:table-cell>
          <table:table-cell office:value-type="float" office:value="34.1244405651">
            <text:p>34.124440565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79075222339068E+017">
            <text:p>779075222339068000</text:p>
          </table:table-cell>
          <table:table-cell office:value-type="string">
            <text:p>Jolteon</text:p>
          </table:table-cell>
          <table:table-cell office:value-type="string">
            <text:p>09/22/16 09:49 PM</text:p>
          </table:table-cell>
          <table:table-cell office:value-type="float" office:value="34.1111409771">
            <text:p>34.1111409771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7.7907481993762E+017">
            <text:p>779074819937620000</text:p>
          </table:table-cell>
          <table:table-cell office:value-type="string">
            <text:p>Jolteon</text:p>
          </table:table-cell>
          <table:table-cell office:value-type="string">
            <text:p>09/22/16 09:48 PM</text:p>
          </table:table-cell>
          <table:table-cell office:value-type="float" office:value="34.1075073503">
            <text:p>34.107507350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7.79074661594177E+017">
            <text:p>779074661594177000</text:p>
          </table:table-cell>
          <table:table-cell office:value-type="string">
            <text:p>Chansey</text:p>
          </table:table-cell>
          <table:table-cell office:value-type="string">
            <text:p>09/22/16 09:47 PM</text:p>
          </table:table-cell>
          <table:table-cell office:value-type="float" office:value="34.0747895241">
            <text:p>34.0747895241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7.79069497596523E+017">
            <text:p>779069497596523000</text:p>
          </table:table-cell>
          <table:table-cell office:value-type="string">
            <text:p>Jolteon</text:p>
          </table:table-cell>
          <table:table-cell office:value-type="string">
            <text:p>09/22/16 09:26 PM</text:p>
          </table:table-cell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9068500597838E+017">
            <text:p>779068500597838000</text:p>
          </table:table-cell>
          <table:table-cell office:value-type="string">
            <text:p>Jolteon</text:p>
          </table:table-cell>
          <table:table-cell office:value-type="string">
            <text:p>09/22/16 09:22 PM</text:p>
          </table:table-cell>
          <table:table-cell office:value-type="float" office:value="34.0855010339">
            <text:p>34.0855010339</text:p>
          </table:table-cell>
          <table:table-cell office:value-type="float" office:value="-118.1107590933">
            <text:p>-118.1107590933</text:p>
          </table:table-cell>
        </table:table-row>
        <table:table-row table:style-name="ro2">
          <table:table-cell office:value-type="float" office:value="7.79066137661223E+017">
            <text:p>779066137661223000</text:p>
          </table:table-cell>
          <table:table-cell office:value-type="string">
            <text:p>Exeggutor</text:p>
          </table:table-cell>
          <table:table-cell office:value-type="string">
            <text:p>09/22/16 09:13 PM</text:p>
          </table:table-cell>
          <table:table-cell office:value-type="float" office:value="34.103518279">
            <text:p>34.103518279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7.79061943072018E+017">
            <text:p>779061943072018000</text:p>
          </table:table-cell>
          <table:table-cell office:value-type="string">
            <text:p>Chansey</text:p>
          </table:table-cell>
          <table:table-cell office:value-type="string">
            <text:p>09/22/16 08:56 PM</text:p>
          </table:table-cell>
          <table:table-cell office:value-type="float" office:value="34.0765741632">
            <text:p>34.0765741632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9061561964925E+017">
            <text:p>779061561964925000</text:p>
          </table:table-cell>
          <table:table-cell office:value-type="string">
            <text:p>Haunter</text:p>
          </table:table-cell>
          <table:table-cell office:value-type="string">
            <text:p>09/22/16 08:55 PM</text:p>
          </table:table-cell>
          <table:table-cell office:value-type="float" office:value="34.1218090453">
            <text:p>34.1218090453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79060611233616E+017">
            <text:p>779060611233616000</text:p>
          </table:table-cell>
          <table:table-cell office:value-type="string">
            <text:p>Snorlax</text:p>
          </table:table-cell>
          <table:table-cell office:value-type="string">
            <text:p>09/22/16 08:51 PM</text:p>
          </table:table-cell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7905727181686E+017">
            <text:p>779057271816860000</text:p>
          </table:table-cell>
          <table:table-cell office:value-type="string">
            <text:p>Rapidash</text:p>
          </table:table-cell>
          <table:table-cell office:value-type="string">
            <text:p>09/22/16 08:38 PM</text:p>
          </table:table-cell>
          <table:table-cell office:value-type="float" office:value="34.0949217436">
            <text:p>34.0949217436</text:p>
          </table:table-cell>
          <table:table-cell office:value-type="float" office:value="-118.1289547831">
            <text:p>-118.1289547831</text:p>
          </table:table-cell>
        </table:table-row>
        <table:table-row table:style-name="ro2">
          <table:table-cell office:value-type="float" office:value="7.79056705250263E+017">
            <text:p>779056705250263000</text:p>
          </table:table-cell>
          <table:table-cell office:value-type="string">
            <text:p>Jolteon</text:p>
          </table:table-cell>
          <table:table-cell office:value-type="string">
            <text:p>09/22/16 08:36 PM</text:p>
          </table:table-cell>
          <table:table-cell office:value-type="float" office:value="34.074094691">
            <text:p>34.074094691</text:p>
          </table:table-cell>
          <table:table-cell office:value-type="float" office:value="-118.0714353155">
            <text:p>-118.0714353155</text:p>
          </table:table-cell>
        </table:table-row>
        <table:table-row table:style-name="ro2">
          <table:table-cell office:value-type="float" office:value="7.79053791148515E+017">
            <text:p>779053791148515000</text:p>
          </table:table-cell>
          <table:table-cell office:value-type="string">
            <text:p>Porygon</text:p>
          </table:table-cell>
          <table:table-cell office:value-type="string">
            <text:p>09/22/16 08:24 PM</text:p>
          </table:table-cell>
          <table:table-cell office:value-type="float" office:value="34.0925294572">
            <text:p>34.0925294572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7.79050277668127E+017">
            <text:p>779050277668127000</text:p>
          </table:table-cell>
          <table:table-cell office:value-type="string">
            <text:p>Exeggutor</text:p>
          </table:table-cell>
          <table:table-cell office:value-type="string">
            <text:p>09/22/16 08:10 PM</text:p>
          </table:table-cell>
          <table:table-cell office:value-type="float" office:value="34.1184638865">
            <text:p>34.1184638865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9050062068396E+017">
            <text:p>779050062068396000</text:p>
          </table:table-cell>
          <table:table-cell office:value-type="string">
            <text:p>Flareon</text:p>
          </table:table-cell>
          <table:table-cell office:value-type="string">
            <text:p>09/22/16 08:09 PM</text:p>
          </table:table-cell>
          <table:table-cell office:value-type="float" office:value="34.0835881736">
            <text:p>34.0835881736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9049943503807E+017">
            <text:p>779049943503807000</text:p>
          </table:table-cell>
          <table:table-cell office:value-type="string">
            <text:p>Electabuzz</text:p>
          </table:table-cell>
          <table:table-cell office:value-type="string">
            <text:p>09/22/16 08:09 PM</text:p>
          </table:table-cell>
          <table:table-cell office:value-type="float" office:value="34.1048774734">
            <text:p>34.1048774734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7.79048073905308E+017">
            <text:p>779048073905308000</text:p>
          </table:table-cell>
          <table:table-cell office:value-type="string">
            <text:p>Flareon</text:p>
          </table:table-cell>
          <table:table-cell office:value-type="string">
            <text:p>09/22/16 08:01 PM</text:p>
          </table:table-cell>
          <table:table-cell office:value-type="float" office:value="34.0805035907">
            <text:p>34.0805035907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79047472240865E+017">
            <text:p>779047472240865000</text:p>
          </table:table-cell>
          <table:table-cell office:value-type="string">
            <text:p>Rapidash</text:p>
          </table:table-cell>
          <table:table-cell office:value-type="string">
            <text:p>09/22/16 07:59 PM</text:p>
          </table:table-cell>
          <table:table-cell office:value-type="float" office:value="34.0860660653">
            <text:p>34.0860660653</text:p>
          </table:table-cell>
          <table:table-cell office:value-type="float" office:value="-118.1126793309">
            <text:p>-118.1126793309</text:p>
          </table:table-cell>
        </table:table-row>
        <table:table-row table:style-name="ro2">
          <table:table-cell office:value-type="float" office:value="7.79016727942148E+017">
            <text:p>779016727942148000</text:p>
          </table:table-cell>
          <table:table-cell office:value-type="string">
            <text:p>Omastar</text:p>
          </table:table-cell>
          <table:table-cell office:value-type="string">
            <text:p>09/22/16 05:57 PM</text:p>
          </table:table-cell>
          <table:table-cell office:value-type="float" office:value="34.100887238">
            <text:p>34.100887238</text:p>
          </table:table-cell>
          <table:table-cell office:value-type="float" office:value="-118.0952135372">
            <text:p>-118.0952135372</text:p>
          </table:table-cell>
        </table:table-row>
        <table:table-row table:style-name="ro2">
          <table:table-cell office:value-type="float" office:value="7.79015629357535E+017">
            <text:p>779015629357535000</text:p>
          </table:table-cell>
          <table:table-cell office:value-type="string">
            <text:p>Golem</text:p>
          </table:table-cell>
          <table:table-cell office:value-type="string">
            <text:p>09/22/16 05:52 PM</text:p>
          </table:table-cell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9014456009298E+017">
            <text:p>779014456009298000</text:p>
          </table:table-cell>
          <table:table-cell office:value-type="string">
            <text:p>Kabutops</text:p>
          </table:table-cell>
          <table:table-cell office:value-type="string">
            <text:p>09/22/16 05:48 PM</text:p>
          </table:table-cell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9012219820323E+017">
            <text:p>779012219820323000</text:p>
          </table:table-cell>
          <table:table-cell office:value-type="string">
            <text:p>Scyther</text:p>
          </table:table-cell>
          <table:table-cell office:value-type="string">
            <text:p>09/22/16 05:39 PM</text:p>
          </table:table-cell>
          <table:table-cell office:value-type="float" office:value="34.1157156429">
            <text:p>34.1157156429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9012111842161E+017">
            <text:p>779012111842161000</text:p>
          </table:table-cell>
          <table:table-cell office:value-type="string">
            <text:p>Chansey</text:p>
          </table:table-cell>
          <table:table-cell office:value-type="string">
            <text:p>09/22/16 05:38 PM</text:p>
          </table:table-cell>
          <table:table-cell office:value-type="float" office:value="34.1119528653">
            <text:p>34.1119528653</text:p>
          </table:table-cell>
          <table:table-cell office:value-type="float" office:value="-118.1016148156">
            <text:p>-118.1016148156</text:p>
          </table:table-cell>
        </table:table-row>
        <table:table-row table:style-name="ro2">
          <table:table-cell office:value-type="float" office:value="7.79011917427806E+017">
            <text:p>779011917427806000</text:p>
          </table:table-cell>
          <table:table-cell office:value-type="string">
            <text:p>Golem</text:p>
          </table:table-cell>
          <table:table-cell office:value-type="string">
            <text:p>09/22/16 05:38 PM</text:p>
          </table:table-cell>
          <table:table-cell office:value-type="float" office:value="34.0765976123">
            <text:p>34.0765976123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7.79011032937226E+017">
            <text:p>779011032937226000</text:p>
          </table:table-cell>
          <table:table-cell office:value-type="string">
            <text:p>Charmeleon</text:p>
          </table:table-cell>
          <table:table-cell office:value-type="string">
            <text:p>09/22/16 05:34 PM</text:p>
          </table:table-cell>
          <table:table-cell office:value-type="float" office:value="34.0910584009">
            <text:p>34.0910584009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7.79009550766645E+017">
            <text:p>779009550766645000</text:p>
          </table:table-cell>
          <table:table-cell office:value-type="string">
            <text:p>Porygon</text:p>
          </table:table-cell>
          <table:table-cell office:value-type="string">
            <text:p>09/22/16 05:28 PM</text:p>
          </table:table-cell>
          <table:table-cell office:value-type="float" office:value="34.1005954448">
            <text:p>34.1005954448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7.79008447136223E+017">
            <text:p>779008447136223000</text:p>
          </table:table-cell>
          <table:table-cell office:value-type="string">
            <text:p>Dratini</text:p>
          </table:table-cell>
          <table:table-cell office:value-type="string">
            <text:p>09/22/16 05:24 PM</text:p>
          </table:table-cell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7.79006198221722E+017">
            <text:p>779006198221722000</text:p>
          </table:table-cell>
          <table:table-cell office:value-type="string">
            <text:p>Ninetales</text:p>
          </table:table-cell>
          <table:table-cell office:value-type="string">
            <text:p>09/22/16 05:15 PM</text:p>
          </table:table-cell>
          <table:table-cell office:value-type="float" office:value="34.0749828467">
            <text:p>34.0749828467</text:p>
          </table:table-cell>
          <table:table-cell office:value-type="float" office:value="-118.0697890119">
            <text:p>-118.0697890119</text:p>
          </table:table-cell>
        </table:table-row>
        <table:table-row table:style-name="ro2">
          <table:table-cell office:value-type="float" office:value="7.790061881595E+017">
            <text:p>779006188159500000</text:p>
          </table:table-cell>
          <table:table-cell office:value-type="string">
            <text:p>Hypno</text:p>
          </table:table-cell>
          <table:table-cell office:value-type="string">
            <text:p>09/22/16 05:15 PM</text:p>
          </table:table-cell>
          <table:table-cell office:value-type="float" office:value="34.1307759603">
            <text:p>34.1307759603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7.79005400360165E+017">
            <text:p>779005400360165000</text:p>
          </table:table-cell>
          <table:table-cell office:value-type="string">
            <text:p>Chansey</text:p>
          </table:table-cell>
          <table:table-cell office:value-type="string">
            <text:p>09/22/16 05:12 PM</text:p>
          </table:table-cell>
          <table:table-cell office:value-type="float" office:value="34.0747765662">
            <text:p>34.0747765662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7.79003716959543E+017">
            <text:p>779003716959543000</text:p>
          </table:table-cell>
          <table:table-cell office:value-type="string">
            <text:p>Raichu</text:p>
          </table:table-cell>
          <table:table-cell office:value-type="string">
            <text:p>09/22/16 05:05 PM</text:p>
          </table:table-cell>
          <table:table-cell office:value-type="float" office:value="34.1217480465">
            <text:p>34.1217480465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7.79003397710098E+017">
            <text:p>779003397710098000</text:p>
          </table:table-cell>
          <table:table-cell office:value-type="string">
            <text:p>Kingler</text:p>
          </table:table-cell>
          <table:table-cell office:value-type="string">
            <text:p>09/22/16 05:04 PM</text:p>
          </table:table-cell>
          <table:table-cell office:value-type="float" office:value="34.1279270624">
            <text:p>34.1279270624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7.79000903135146E+017">
            <text:p>779000903135146000</text:p>
          </table:table-cell>
          <table:table-cell office:value-type="string">
            <text:p>Exeggutor</text:p>
          </table:table-cell>
          <table:table-cell office:value-type="string">
            <text:p>09/22/16 04:54 PM</text:p>
          </table:table-cell>
          <table:table-cell office:value-type="float" office:value="34.119255734">
            <text:p>34.119255734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7.78999096811983E+017">
            <text:p>778999096811983000</text:p>
          </table:table-cell>
          <table:table-cell office:value-type="string">
            <text:p>Golem</text:p>
          </table:table-cell>
          <table:table-cell office:value-type="string">
            <text:p>09/22/16 04:47 PM</text:p>
          </table:table-cell>
          <table:table-cell office:value-type="float" office:value="34.098471494">
            <text:p>34.098471494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7.78997526133211E+017">
            <text:p>778997526133211000</text:p>
          </table:table-cell>
          <table:table-cell office:value-type="string">
            <text:p>Nidoqueen</text:p>
          </table:table-cell>
          <table:table-cell office:value-type="string">
            <text:p>09/22/16 04:40 PM</text:p>
          </table:table-cell>
          <table:table-cell office:value-type="float" office:value="34.1161598116">
            <text:p>34.1161598116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7.78996849390727E+017">
            <text:p>778996849390727000</text:p>
          </table:table-cell>
          <table:table-cell office:value-type="string">
            <text:p>Scyther</text:p>
          </table:table-cell>
          <table:table-cell office:value-type="string">
            <text:p>09/22/16 04:38 PM</text:p>
          </table:table-cell>
          <table:table-cell office:value-type="float" office:value="34.0949217436">
            <text:p>34.0949217436</text:p>
          </table:table-cell>
          <table:table-cell office:value-type="float" office:value="-118.1289547831">
            <text:p>-118.1289547831</text:p>
          </table:table-cell>
        </table:table-row>
        <table:table-row table:style-name="ro2">
          <table:table-cell office:value-type="float" office:value="7.78995783106343E+017">
            <text:p>778995783106343000</text:p>
          </table:table-cell>
          <table:table-cell office:value-type="string">
            <text:p>Dratini</text:p>
          </table:table-cell>
          <table:table-cell office:value-type="string">
            <text:p>09/22/16 04:34 PM</text:p>
          </table:table-cell>
          <table:table-cell office:value-type="float" office:value="34.0991766351">
            <text:p>34.0991766351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7.78995075481088E+017">
            <text:p>778995075481088000</text:p>
          </table:table-cell>
          <table:table-cell office:value-type="string">
            <text:p>Ivysaur</text:p>
          </table:table-cell>
          <table:table-cell office:value-type="string">
            <text:p>09/22/16 04:31 PM</text:p>
          </table:table-cell>
          <table:table-cell office:value-type="float" office:value="34.1124098326">
            <text:p>34.1124098326</text:p>
          </table:table-cell>
          <table:table-cell office:value-type="float" office:value="-118.0913726579">
            <text:p>-118.0913726579</text:p>
          </table:table-cell>
        </table:table-row>
        <table:table-row table:style-name="ro2">
          <table:table-cell office:value-type="float" office:value="7.78995069810377E+017">
            <text:p>778995069810377000</text:p>
          </table:table-cell>
          <table:table-cell office:value-type="string">
            <text:p>Rapidash</text:p>
          </table:table-cell>
          <table:table-cell office:value-type="string">
            <text:p>09/22/16 04:31 PM</text:p>
          </table:table-cell>
          <table:table-cell office:value-type="float" office:value="34.0847528164">
            <text:p>34.0847528164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993411768451E+017">
            <text:p>778993411768451000</text:p>
          </table:table-cell>
          <table:table-cell office:value-type="string">
            <text:p>Dratini</text:p>
          </table:table-cell>
          <table:table-cell office:value-type="string">
            <text:p>09/22/16 04:24 PM</text:p>
          </table:table-cell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8991874036028E+017">
            <text:p>778991874036028000</text:p>
          </table:table-cell>
          <table:table-cell office:value-type="string">
            <text:p>Wigglytuff</text:p>
          </table:table-cell>
          <table:table-cell office:value-type="string">
            <text:p>09/22/16 04:18 PM</text:p>
          </table:table-cell>
          <table:table-cell office:value-type="float" office:value="34.1184723984">
            <text:p>34.1184723984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7.78990885350445E+017">
            <text:p>778990885350445000</text:p>
          </table:table-cell>
          <table:table-cell office:value-type="string">
            <text:p>Porygon</text:p>
          </table:table-cell>
          <table:table-cell office:value-type="string">
            <text:p>09/22/16 04:14 PM</text:p>
          </table:table-cell>
          <table:table-cell office:value-type="float" office:value="34.0731345221">
            <text:p>34.0731345221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7.78990823396422E+017">
            <text:p>778990823396422000</text:p>
          </table:table-cell>
          <table:table-cell office:value-type="string">
            <text:p>Flareon</text:p>
          </table:table-cell>
          <table:table-cell office:value-type="string">
            <text:p>09/22/16 04:14 PM</text:p>
          </table:table-cell>
          <table:table-cell office:value-type="float" office:value="34.0866948318">
            <text:p>34.0866948318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78988020892447E+017">
            <text:p>778988020892447000</text:p>
          </table:table-cell>
          <table:table-cell office:value-type="string">
            <text:p>Flareon</text:p>
          </table:table-cell>
          <table:table-cell office:value-type="string">
            <text:p>09/22/16 04:03 PM</text:p>
          </table:table-cell>
          <table:table-cell office:value-type="float" office:value="34.0945426873">
            <text:p>34.0945426873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78986727364932E+017">
            <text:p>778986727364932000</text:p>
          </table:table-cell>
          <table:table-cell office:value-type="string">
            <text:p>Dratini</text:p>
          </table:table-cell>
          <table:table-cell office:value-type="string">
            <text:p>09/22/16 03:58 PM</text:p>
          </table:table-cell>
          <table:table-cell office:value-type="float" office:value="34.0973331112">
            <text:p>34.0973331112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7.78986455158796E+017">
            <text:p>778986455158796000</text:p>
          </table:table-cell>
          <table:table-cell office:value-type="string">
            <text:p>Aerodactyl</text:p>
          </table:table-cell>
          <table:table-cell office:value-type="string">
            <text:p>09/22/16 03:56 PM</text:p>
          </table:table-cell>
          <table:table-cell office:value-type="float" office:value="34.0652549367">
            <text:p>34.0652549367</text:p>
          </table:table-cell>
          <table:table-cell office:value-type="float" office:value="-118.0954878825">
            <text:p>-118.0954878825</text:p>
          </table:table-cell>
        </table:table-row>
        <table:table-row table:style-name="ro2">
          <table:table-cell office:value-type="float" office:value="7.78985571867775E+017">
            <text:p>778985571867775000</text:p>
          </table:table-cell>
          <table:table-cell office:value-type="string">
            <text:p>Nidoking</text:p>
          </table:table-cell>
          <table:table-cell office:value-type="string">
            <text:p>09/22/16 03:53 PM</text:p>
          </table:table-cell>
          <table:table-cell office:value-type="float" office:value="34.1145253614">
            <text:p>34.1145253614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7.78985467505095E+017">
            <text:p>778985467505095000</text:p>
          </table:table-cell>
          <table:table-cell office:value-type="string">
            <text:p>Lickitung</text:p>
          </table:table-cell>
          <table:table-cell office:value-type="string">
            <text:p>09/22/16 03:53 PM</text:p>
          </table:table-cell>
          <table:table-cell office:value-type="float" office:value="34.0870478056">
            <text:p>34.0870478056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8985192614601E+017">
            <text:p>778985192614601000</text:p>
          </table:table-cell>
          <table:table-cell office:value-type="string">
            <text:p>Chansey</text:p>
          </table:table-cell>
          <table:table-cell office:value-type="string">
            <text:p>09/22/16 03:51 PM</text:p>
          </table:table-cell>
          <table:table-cell office:value-type="float" office:value="34.1205370845">
            <text:p>34.1205370845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7.78984611376271E+017">
            <text:p>778984611376271000</text:p>
          </table:table-cell>
          <table:table-cell office:value-type="string">
            <text:p>Jolteon</text:p>
          </table:table-cell>
          <table:table-cell office:value-type="string">
            <text:p>09/22/16 03:49 PM</text:p>
          </table:table-cell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7.78983926417076E+017">
            <text:p>778983926417076000</text:p>
          </table:table-cell>
          <table:table-cell office:value-type="string">
            <text:p>Jolteon</text:p>
          </table:table-cell>
          <table:table-cell office:value-type="string">
            <text:p>09/22/16 03:46 PM</text:p>
          </table:table-cell>
          <table:table-cell office:value-type="float" office:value="34.0962889415">
            <text:p>34.0962889415</text:p>
          </table:table-cell>
          <table:table-cell office:value-type="float" office:value="-118.1376404987">
            <text:p>-118.1376404987</text:p>
          </table:table-cell>
        </table:table-row>
        <table:table-row table:style-name="ro2">
          <table:table-cell office:value-type="float" office:value="7.78983216036258E+017">
            <text:p>778983216036258000</text:p>
          </table:table-cell>
          <table:table-cell office:value-type="string">
            <text:p>Charmeleon</text:p>
          </table:table-cell>
          <table:table-cell office:value-type="string">
            <text:p>09/22/16 03:44 PM</text:p>
          </table:table-cell>
          <table:table-cell office:value-type="float" office:value="34.0753123153">
            <text:p>34.0753123153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7.78981969392579E+017">
            <text:p>778981969392579000</text:p>
          </table:table-cell>
          <table:table-cell office:value-type="string">
            <text:p>Porygon</text:p>
          </table:table-cell>
          <table:table-cell office:value-type="string">
            <text:p>09/22/16 03:39 PM</text:p>
          </table:table-cell>
          <table:table-cell office:value-type="float" office:value="34.0772154608">
            <text:p>34.0772154608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8981614227304E+017">
            <text:p>778981614227304000</text:p>
          </table:table-cell>
          <table:table-cell office:value-type="string">
            <text:p>Golem</text:p>
          </table:table-cell>
          <table:table-cell office:value-type="string">
            <text:p>09/22/16 03:37 PM</text:p>
          </table:table-cell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7.78981567536308E+017">
            <text:p>778981567536308000</text:p>
          </table:table-cell>
          <table:table-cell office:value-type="string">
            <text:p>Tentacruel</text:p>
          </table:table-cell>
          <table:table-cell office:value-type="string">
            <text:p>09/22/16 03:37 PM</text:p>
          </table:table-cell>
          <table:table-cell office:value-type="float" office:value="34.1043967695">
            <text:p>34.1043967695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7.78978903121498E+017">
            <text:p>778978903121498000</text:p>
          </table:table-cell>
          <table:table-cell office:value-type="string">
            <text:p>Rapidash</text:p>
          </table:table-cell>
          <table:table-cell office:value-type="string">
            <text:p>09/22/16 03:26 PM</text:p>
          </table:table-cell>
          <table:table-cell office:value-type="float" office:value="34.1278311763">
            <text:p>34.1278311763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975986847142E+017">
            <text:p>778975986847142000</text:p>
          </table:table-cell>
          <table:table-cell office:value-type="string">
            <text:p>Snorlax</text:p>
          </table:table-cell>
          <table:table-cell office:value-type="string">
            <text:p>09/22/16 03:15 PM</text:p>
          </table:table-cell>
          <table:table-cell office:value-type="float" office:value="34.1193276721">
            <text:p>34.1193276721</text:p>
          </table:table-cell>
          <table:table-cell office:value-type="float" office:value="-118.1402918415">
            <text:p>-118.1402918415</text:p>
          </table:table-cell>
        </table:table-row>
        <table:table-row table:style-name="ro2">
          <table:table-cell office:value-type="float" office:value="7.78975625428074E+017">
            <text:p>778975625428074000</text:p>
          </table:table-cell>
          <table:table-cell office:value-type="string">
            <text:p>Gloom</text:p>
          </table:table-cell>
          <table:table-cell office:value-type="string">
            <text:p>09/22/16 03:13 PM</text:p>
          </table:table-cell>
          <table:table-cell office:value-type="float" office:value="34.0890075307">
            <text:p>34.0890075307</text:p>
          </table:table-cell>
          <table:table-cell office:value-type="float" office:value="-118.089177832">
            <text:p>-118.089177832</text:p>
          </table:table-cell>
        </table:table-row>
        <table:table-row table:style-name="ro2">
          <table:table-cell office:value-type="float" office:value="7.78975369290326E+017">
            <text:p>778975369290326000</text:p>
          </table:table-cell>
          <table:table-cell office:value-type="string">
            <text:p>Rapidash</text:p>
          </table:table-cell>
          <table:table-cell office:value-type="string">
            <text:p>09/22/16 03:12 PM</text:p>
          </table:table-cell>
          <table:table-cell office:value-type="float" office:value="34.1116713338">
            <text:p>34.1116713338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78974819492569E+017">
            <text:p>778974819492569000</text:p>
          </table:table-cell>
          <table:table-cell office:value-type="string">
            <text:p>Flareon</text:p>
          </table:table-cell>
          <table:table-cell office:value-type="string">
            <text:p>09/22/16 03:10 PM</text:p>
          </table:table-cell>
          <table:table-cell office:value-type="float" office:value="34.1259179672">
            <text:p>34.1259179672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8973846560833E+017">
            <text:p>778973846560833000</text:p>
          </table:table-cell>
          <table:table-cell office:value-type="string">
            <text:p>Ninetales</text:p>
          </table:table-cell>
          <table:table-cell office:value-type="string">
            <text:p>09/22/16 03:06 PM</text:p>
          </table:table-cell>
          <table:table-cell office:value-type="float" office:value="34.0775796839">
            <text:p>34.0775796839</text:p>
          </table:table-cell>
          <table:table-cell office:value-type="float" office:value="-118.0693317026">
            <text:p>-118.0693317026</text:p>
          </table:table-cell>
        </table:table-row>
        <table:table-row table:style-name="ro2">
          <table:table-cell office:value-type="float" office:value="7.789721839681E+017">
            <text:p>778972183968100000</text:p>
          </table:table-cell>
          <table:table-cell office:value-type="string">
            <text:p>Tangela</text:p>
          </table:table-cell>
          <table:table-cell office:value-type="string">
            <text:p>09/22/16 03:00 PM</text:p>
          </table:table-cell>
          <table:table-cell office:value-type="float" office:value="34.1168045069">
            <text:p>34.1168045069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7.7897165595974E+017">
            <text:p>778971655959740000</text:p>
          </table:table-cell>
          <table:table-cell office:value-type="string">
            <text:p>Exeggutor</text:p>
          </table:table-cell>
          <table:table-cell office:value-type="string">
            <text:p>09/22/16 02:58 PM</text:p>
          </table:table-cell>
          <table:table-cell office:value-type="float" office:value="34.0690639186">
            <text:p>34.069063918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78971431367344E+017">
            <text:p>778971431367344000</text:p>
          </table:table-cell>
          <table:table-cell office:value-type="string">
            <text:p>Porygon</text:p>
          </table:table-cell>
          <table:table-cell office:value-type="string">
            <text:p>09/22/16 02:57 PM</text:p>
          </table:table-cell>
          <table:table-cell office:value-type="float" office:value="34.100887238">
            <text:p>34.100887238</text:p>
          </table:table-cell>
          <table:table-cell office:value-type="float" office:value="-118.0952135372">
            <text:p>-118.0952135372</text:p>
          </table:table-cell>
        </table:table-row>
        <table:table-row table:style-name="ro2">
          <table:table-cell office:value-type="float" office:value="7.78970608331657E+017">
            <text:p>778970608331657000</text:p>
          </table:table-cell>
          <table:table-cell office:value-type="string">
            <text:p>Chansey</text:p>
          </table:table-cell>
          <table:table-cell office:value-type="string">
            <text:p>09/22/16 02:54 PM</text:p>
          </table:table-cell>
          <table:table-cell office:value-type="float" office:value="34.1134351013">
            <text:p>34.1134351013</text:p>
          </table:table-cell>
          <table:table-cell office:value-type="float" office:value="-118.1385547594">
            <text:p>-118.1385547594</text:p>
          </table:table-cell>
        </table:table-row>
        <table:table-row table:style-name="ro2">
          <table:table-cell office:value-type="float" office:value="7.78970347173323E+017">
            <text:p>778970347173323000</text:p>
          </table:table-cell>
          <table:table-cell office:value-type="string">
            <text:p>Machamp</text:p>
          </table:table-cell>
          <table:table-cell office:value-type="string">
            <text:p>09/22/16 02:52 PM</text:p>
          </table:table-cell>
          <table:table-cell office:value-type="float" office:value="34.0695826739">
            <text:p>34.0695826739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7.7896934455434E+017">
            <text:p>778969344554340000</text:p>
          </table:table-cell>
          <table:table-cell office:value-type="string">
            <text:p>Raichu</text:p>
          </table:table-cell>
          <table:table-cell office:value-type="string">
            <text:p>09/22/16 02:48 PM</text:p>
          </table:table-cell>
          <table:table-cell office:value-type="float" office:value="34.1122204591">
            <text:p>34.1122204591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7.78967965483926E+017">
            <text:p>778967965483926000</text:p>
          </table:table-cell>
          <table:table-cell office:value-type="string">
            <text:p>Dragonite</text:p>
          </table:table-cell>
          <table:table-cell office:value-type="string">
            <text:p>09/22/16 02:43 PM</text:p>
          </table:table-cell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7.78965432589889E+017">
            <text:p>778965432589889000</text:p>
          </table:table-cell>
          <table:table-cell office:value-type="string">
            <text:p>Chansey</text:p>
          </table:table-cell>
          <table:table-cell office:value-type="string">
            <text:p>09/22/16 02:33 PM</text:p>
          </table:table-cell>
          <table:table-cell office:value-type="float" office:value="34.101883405">
            <text:p>34.101883405</text:p>
          </table:table-cell>
          <table:table-cell office:value-type="float" office:value="-118.1105762124">
            <text:p>-118.1105762124</text:p>
          </table:table-cell>
        </table:table-row>
        <table:table-row table:style-name="ro2">
          <table:table-cell office:value-type="float" office:value="7.78963744663536E+017">
            <text:p>778963744663536000</text:p>
          </table:table-cell>
          <table:table-cell office:value-type="string">
            <text:p>Jolteon</text:p>
          </table:table-cell>
          <table:table-cell office:value-type="string">
            <text:p>09/22/16 02:26 PM</text:p>
          </table:table-cell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8955457335407E+017">
            <text:p>778955457335407000</text:p>
          </table:table-cell>
          <table:table-cell office:value-type="string">
            <text:p>Exeggutor</text:p>
          </table:table-cell>
          <table:table-cell office:value-type="string">
            <text:p>09/22/16 01:53 PM</text:p>
          </table:table-cell>
          <table:table-cell office:value-type="float" office:value="34.1074539522">
            <text:p>34.1074539522</text:p>
          </table:table-cell>
          <table:table-cell office:value-type="float" office:value="-118.1268518606">
            <text:p>-118.1268518606</text:p>
          </table:table-cell>
        </table:table-row>
        <table:table-row table:style-name="ro2">
          <table:table-cell office:value-type="float" office:value="7.78954077879153E+017">
            <text:p>778954077879153000</text:p>
          </table:table-cell>
          <table:table-cell office:value-type="string">
            <text:p>Gloom</text:p>
          </table:table-cell>
          <table:table-cell office:value-type="string">
            <text:p>09/22/16 01:48 PM</text:p>
          </table:table-cell>
          <table:table-cell office:value-type="float" office:value="34.0907025415">
            <text:p>34.0907025415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78950821509603E+017">
            <text:p>778950821509603000</text:p>
          </table:table-cell>
          <table:table-cell office:value-type="string">
            <text:p>Omastar</text:p>
          </table:table-cell>
          <table:table-cell office:value-type="string">
            <text:p>09/22/16 01:35 PM</text:p>
          </table:table-cell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78947798917972E+017">
            <text:p>778947798917972000</text:p>
          </table:table-cell>
          <table:table-cell office:value-type="string">
            <text:p>Charmeleon</text:p>
          </table:table-cell>
          <table:table-cell office:value-type="string">
            <text:p>09/22/16 01:23 PM</text:p>
          </table:table-cell>
          <table:table-cell office:value-type="float" office:value="34.1047337208">
            <text:p>34.104733720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8944333269471E+017">
            <text:p>778944333269471000</text:p>
          </table:table-cell>
          <table:table-cell office:value-type="string">
            <text:p>Chansey</text:p>
          </table:table-cell>
          <table:table-cell office:value-type="string">
            <text:p>09/22/16 01:09 PM</text:p>
          </table:table-cell>
          <table:table-cell office:value-type="float" office:value="34.0817295274">
            <text:p>34.0817295274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78943220076061E+017">
            <text:p>778943220076061000</text:p>
          </table:table-cell>
          <table:table-cell office:value-type="string">
            <text:p>Kingler</text:p>
          </table:table-cell>
          <table:table-cell office:value-type="string">
            <text:p>09/22/16 01:05 PM</text:p>
          </table:table-cell>
          <table:table-cell office:value-type="float" office:value="34.0655565732">
            <text:p>34.065556573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7.78942650216886E+017">
            <text:p>778942650216886000</text:p>
          </table:table-cell>
          <table:table-cell office:value-type="string">
            <text:p>Snorlax</text:p>
          </table:table-cell>
          <table:table-cell office:value-type="string">
            <text:p>09/22/16 01:02 PM</text:p>
          </table:table-cell>
          <table:table-cell office:value-type="float" office:value="34.1276533475">
            <text:p>34.1276533475</text:p>
          </table:table-cell>
          <table:table-cell office:value-type="float" office:value="-118.1409318147">
            <text:p>-118.1409318147</text:p>
          </table:table-cell>
        </table:table-row>
        <table:table-row table:style-name="ro2">
          <table:table-cell office:value-type="float" office:value="7.78941638718611E+017">
            <text:p>778941638718611000</text:p>
          </table:table-cell>
          <table:table-cell office:value-type="string">
            <text:p>Clefable</text:p>
          </table:table-cell>
          <table:table-cell office:value-type="string">
            <text:p>09/22/16 12:58 PM</text:p>
          </table:table-cell>
          <table:table-cell office:value-type="float" office:value="34.1270452059">
            <text:p>34.1270452059</text:p>
          </table:table-cell>
          <table:table-cell office:value-type="float" office:value="-118.1153310529">
            <text:p>-118.1153310529</text:p>
          </table:table-cell>
        </table:table-row>
        <table:table-row table:style-name="ro2">
          <table:table-cell office:value-type="float" office:value="7.78939553235165E+017">
            <text:p>778939553235165000</text:p>
          </table:table-cell>
          <table:table-cell office:value-type="string">
            <text:p>Kabutops</text:p>
          </table:table-cell>
          <table:table-cell office:value-type="string">
            <text:p>09/22/16 12:50 PM</text:p>
          </table:table-cell>
          <table:table-cell office:value-type="float" office:value="34.0888889009">
            <text:p>34.0888889009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7.78939030314463E+017">
            <text:p>778939030314463000</text:p>
          </table:table-cell>
          <table:table-cell office:value-type="string">
            <text:p>Rapidash</text:p>
          </table:table-cell>
          <table:table-cell office:value-type="string">
            <text:p>09/22/16 12:48 PM</text:p>
          </table:table-cell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7.7893576679363E+017">
            <text:p>778935766793630000</text:p>
          </table:table-cell>
          <table:table-cell office:value-type="string">
            <text:p>Chansey</text:p>
          </table:table-cell>
          <table:table-cell office:value-type="string">
            <text:p>09/22/16 12:35 PM</text:p>
          </table:table-cell>
          <table:table-cell office:value-type="float" office:value="34.0827957965">
            <text:p>34.082795796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7.78934360191799E+017">
            <text:p>778934360191799000</text:p>
          </table:table-cell>
          <table:table-cell office:value-type="string">
            <text:p>Kingler</text:p>
          </table:table-cell>
          <table:table-cell office:value-type="string">
            <text:p>09/22/16 12:29 PM</text:p>
          </table:table-cell>
          <table:table-cell office:value-type="float" office:value="34.1050130154">
            <text:p>34.1050130154</text:p>
          </table:table-cell>
          <table:table-cell office:value-type="float" office:value="-118.1302348105">
            <text:p>-118.1302348105</text:p>
          </table:table-cell>
        </table:table-row>
        <table:table-row table:style-name="ro2">
          <table:table-cell office:value-type="float" office:value="7.78934271700414E+017">
            <text:p>778934271700414000</text:p>
          </table:table-cell>
          <table:table-cell office:value-type="string">
            <text:p>Tangela</text:p>
          </table:table-cell>
          <table:table-cell office:value-type="string">
            <text:p>09/22/16 12:29 PM</text:p>
          </table:table-cell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7.78933426426565E+017">
            <text:p>778933426426565000</text:p>
          </table:table-cell>
          <table:table-cell office:value-type="string">
            <text:p>Dratini</text:p>
          </table:table-cell>
          <table:table-cell office:value-type="string">
            <text:p>09/22/16 12:26 PM</text:p>
          </table:table-cell>
          <table:table-cell office:value-type="float" office:value="34.1074208761">
            <text:p>34.1074208761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7.78930371136152E+017">
            <text:p>778930371136152000</text:p>
          </table:table-cell>
          <table:table-cell office:value-type="string">
            <text:p>Rapidash</text:p>
          </table:table-cell>
          <table:table-cell office:value-type="string">
            <text:p>09/22/16 12:14 PM</text:p>
          </table:table-cell>
          <table:table-cell office:value-type="float" office:value="34.1195824844">
            <text:p>34.1195824844</text:p>
          </table:table-cell>
          <table:table-cell office:value-type="float" office:value="-118.0724413824">
            <text:p>-118.0724413824</text:p>
          </table:table-cell>
        </table:table-row>
        <table:table-row table:style-name="ro2">
          <table:table-cell office:value-type="float" office:value="7.78928131767841E+017">
            <text:p>778928131767841000</text:p>
          </table:table-cell>
          <table:table-cell office:value-type="string">
            <text:p>Weezing</text:p>
          </table:table-cell>
          <table:table-cell office:value-type="string">
            <text:p>09/22/16 12:05 PM</text:p>
          </table:table-cell>
          <table:table-cell office:value-type="float" office:value="34.0963316567">
            <text:p>34.0963316567</text:p>
          </table:table-cell>
          <table:table-cell office:value-type="float" office:value="-118.0760997588">
            <text:p>-118.0760997588</text:p>
          </table:table-cell>
        </table:table-row>
        <table:table-row table:style-name="ro2">
          <table:table-cell office:value-type="float" office:value="7.78926724922774E+017">
            <text:p>778926724922774000</text:p>
          </table:table-cell>
          <table:table-cell office:value-type="string">
            <text:p>Tangela</text:p>
          </table:table-cell>
          <table:table-cell office:value-type="string">
            <text:p>09/22/16 11:59 AM</text:p>
          </table:table-cell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7.7892553741049E+017">
            <text:p>778925537410490000</text:p>
          </table:table-cell>
          <table:table-cell office:value-type="string">
            <text:p>Dratini</text:p>
          </table:table-cell>
          <table:table-cell office:value-type="string">
            <text:p>09/22/16 11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8925261974704E+017">
            <text:p>778925261974704000</text:p>
          </table:table-cell>
          <table:table-cell office:value-type="string">
            <text:p>Raichu</text:p>
          </table:table-cell>
          <table:table-cell office:value-type="string">
            <text:p>09/22/16 11:53 AM</text:p>
          </table:table-cell>
          <table:table-cell office:value-type="float" office:value="34.0889104532">
            <text:p>34.0889104532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78923016772215E+017">
            <text:p>778923016772215000</text:p>
          </table:table-cell>
          <table:table-cell office:value-type="string">
            <text:p>Tangela</text:p>
          </table:table-cell>
          <table:table-cell office:value-type="string">
            <text:p>09/22/16 11:44 AM</text:p>
          </table:table-cell>
          <table:table-cell office:value-type="float" office:value="34.1104526555">
            <text:p>34.1104526555</text:p>
          </table:table-cell>
          <table:table-cell office:value-type="float" office:value="-118.1221887681">
            <text:p>-118.1221887681</text:p>
          </table:table-cell>
        </table:table-row>
        <table:table-row table:style-name="ro2">
          <table:table-cell office:value-type="float" office:value="7.78920985969857E+017">
            <text:p>778920985969857000</text:p>
          </table:table-cell>
          <table:table-cell office:value-type="string">
            <text:p>Aerodactyl</text:p>
          </table:table-cell>
          <table:table-cell office:value-type="string">
            <text:p>09/22/16 11:36 AM</text:p>
          </table:table-cell>
          <table:table-cell office:value-type="float" office:value="34.0841333347">
            <text:p>34.0841333347</text:p>
          </table:table-cell>
          <table:table-cell office:value-type="float" office:value="-118.0761912173">
            <text:p>-118.0761912173</text:p>
          </table:table-cell>
        </table:table-row>
        <table:table-row table:style-name="ro2">
          <table:table-cell office:value-type="float" office:value="7.78918130621948E+017">
            <text:p>778918130621948000</text:p>
          </table:table-cell>
          <table:table-cell office:value-type="string">
            <text:p>Flareon</text:p>
          </table:table-cell>
          <table:table-cell office:value-type="string">
            <text:p>09/22/16 11:25 AM</text:p>
          </table:table-cell>
          <table:table-cell office:value-type="float" office:value="34.1261753191">
            <text:p>34.1261753191</text:p>
          </table:table-cell>
          <table:table-cell office:value-type="float" office:value="-118.1149653006">
            <text:p>-118.1149653006</text:p>
          </table:table-cell>
        </table:table-row>
        <table:table-row table:style-name="ro2">
          <table:table-cell office:value-type="float" office:value="7.78916824767267E+017">
            <text:p>778916824767267000</text:p>
          </table:table-cell>
          <table:table-cell office:value-type="string">
            <text:p>Victreebel</text:p>
          </table:table-cell>
          <table:table-cell office:value-type="string">
            <text:p>09/22/16 11:20 AM</text:p>
          </table:table-cell>
          <table:table-cell office:value-type="float" office:value="34.100279986">
            <text:p>34.100279986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7.78915513581744E+017">
            <text:p>778915513581744000</text:p>
          </table:table-cell>
          <table:table-cell office:value-type="string">
            <text:p>Dratini</text:p>
          </table:table-cell>
          <table:table-cell office:value-type="string">
            <text:p>09/22/16 11:15 AM</text:p>
          </table:table-cell>
          <table:table-cell office:value-type="float" office:value="34.0892439882">
            <text:p>34.0892439882</text:p>
          </table:table-cell>
          <table:table-cell office:value-type="float" office:value="-118.1114906149">
            <text:p>-118.1114906149</text:p>
          </table:table-cell>
        </table:table-row>
        <table:table-row table:style-name="ro2">
          <table:table-cell office:value-type="float" office:value="7.78915420468158E+017">
            <text:p>778915420468158000</text:p>
          </table:table-cell>
          <table:table-cell office:value-type="string">
            <text:p>Tangela</text:p>
          </table:table-cell>
          <table:table-cell office:value-type="string">
            <text:p>09/22/16 11:14 AM</text:p>
          </table:table-cell>
          <table:table-cell office:value-type="float" office:value="34.1181796657">
            <text:p>34.1181796657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7.78915234719281E+017">
            <text:p>778915234719281000</text:p>
          </table:table-cell>
          <table:table-cell office:value-type="string">
            <text:p>Chansey</text:p>
          </table:table-cell>
          <table:table-cell office:value-type="string">
            <text:p>09/22/16 11:13 AM</text:p>
          </table:table-cell>
          <table:table-cell office:value-type="float" office:value="34.0878978985">
            <text:p>34.0878978985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7.78915220756369E+017">
            <text:p>778915220756369000</text:p>
          </table:table-cell>
          <table:table-cell office:value-type="string">
            <text:p>Electrode</text:p>
          </table:table-cell>
          <table:table-cell office:value-type="string">
            <text:p>09/22/16 11:13 AM</text:p>
          </table:table-cell>
          <table:table-cell office:value-type="float" office:value="34.0940447042">
            <text:p>34.0940447042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7.78914717209211E+017">
            <text:p>778914717209211000</text:p>
          </table:table-cell>
          <table:table-cell office:value-type="string">
            <text:p>Tentacruel</text:p>
          </table:table-cell>
          <table:table-cell office:value-type="string">
            <text:p>09/22/16 11:11 AM</text:p>
          </table:table-cell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7.78913766125691E+017">
            <text:p>778913766125691000</text:p>
          </table:table-cell>
          <table:table-cell office:value-type="string">
            <text:p>Rapidash</text:p>
          </table:table-cell>
          <table:table-cell office:value-type="string">
            <text:p>09/22/16 11:08 AM</text:p>
          </table:table-cell>
          <table:table-cell office:value-type="float" office:value="34.0644005829">
            <text:p>34.0644005829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7.78913322070487E+017">
            <text:p>778913322070487000</text:p>
          </table:table-cell>
          <table:table-cell office:value-type="string">
            <text:p>Flareon</text:p>
          </table:table-cell>
          <table:table-cell office:value-type="string">
            <text:p>09/22/16 11:06 AM</text:p>
          </table:table-cell>
          <table:table-cell office:value-type="float" office:value="34.0739444812">
            <text:p>34.0739444812</text:p>
          </table:table-cell>
          <table:table-cell office:value-type="float" office:value="-118.0668622119">
            <text:p>-118.0668622119</text:p>
          </table:table-cell>
        </table:table-row>
        <table:table-row table:style-name="ro2">
          <table:table-cell office:value-type="float" office:value="7.78913216587891E+017">
            <text:p>778913216587891000</text:p>
          </table:table-cell>
          <table:table-cell office:value-type="string">
            <text:p>Chansey</text:p>
          </table:table-cell>
          <table:table-cell office:value-type="string">
            <text:p>09/22/16 11:05 AM</text:p>
          </table:table-cell>
          <table:table-cell office:value-type="float" office:value="34.0974426655">
            <text:p>34.0974426655</text:p>
          </table:table-cell>
          <table:table-cell office:value-type="float" office:value="-118.1200857641">
            <text:p>-118.1200857641</text:p>
          </table:table-cell>
        </table:table-row>
        <table:table-row table:style-name="ro2">
          <table:table-cell office:value-type="float" office:value="7.78912587186442E+017">
            <text:p>778912587186442000</text:p>
          </table:table-cell>
          <table:table-cell office:value-type="string">
            <text:p>Dratini</text:p>
          </table:table-cell>
          <table:table-cell office:value-type="string">
            <text:p>09/22/16 11:03 A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8912478067499E+017">
            <text:p>778912478067499000</text:p>
          </table:table-cell>
          <table:table-cell office:value-type="string">
            <text:p>Exeggutor</text:p>
          </table:table-cell>
          <table:table-cell office:value-type="string">
            <text:p>09/22/16 11:03 AM</text:p>
          </table:table-cell>
          <table:table-cell office:value-type="float" office:value="34.0730586175">
            <text:p>34.0730586175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8911012363735E+017">
            <text:p>778911012363735000</text:p>
          </table:table-cell>
          <table:table-cell office:value-type="string">
            <text:p>Dratini</text:p>
          </table:table-cell>
          <table:table-cell office:value-type="string">
            <text:p>09/22/16 10:57 A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8909456633434E+017">
            <text:p>778909456633434000</text:p>
          </table:table-cell>
          <table:table-cell office:value-type="string">
            <text:p>Jolteon</text:p>
          </table:table-cell>
          <table:table-cell office:value-type="string">
            <text:p>09/22/16 10:51 AM</text:p>
          </table:table-cell>
          <table:table-cell office:value-type="float" office:value="34.0850882519">
            <text:p>34.0850882519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78909182179152E+017">
            <text:p>778909182179152000</text:p>
          </table:table-cell>
          <table:table-cell office:value-type="string">
            <text:p>Ivysaur</text:p>
          </table:table-cell>
          <table:table-cell office:value-type="string">
            <text:p>09/22/16 10:49 AM</text:p>
          </table:table-cell>
          <table:table-cell office:value-type="float" office:value="34.0974506772">
            <text:p>34.09745067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7.78907691959788E+017">
            <text:p>778907691959788000</text:p>
          </table:table-cell>
          <table:table-cell office:value-type="string">
            <text:p>Golem</text:p>
          </table:table-cell>
          <table:table-cell office:value-type="string">
            <text:p>09/22/16 10:43 AM</text:p>
          </table:table-cell>
          <table:table-cell office:value-type="float" office:value="34.0739298922">
            <text:p>34.0739298922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7.78906905271947E+017">
            <text:p>778906905271947000</text:p>
          </table:table-cell>
          <table:table-cell office:value-type="string">
            <text:p>Alakazam</text:p>
          </table:table-cell>
          <table:table-cell office:value-type="string">
            <text:p>09/22/16 10:40 AM</text:p>
          </table:table-cell>
          <table:table-cell office:value-type="float" office:value="34.1204868821">
            <text:p>34.1204868821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7.78904324680278E+017">
            <text:p>778904324680278000</text:p>
          </table:table-cell>
          <table:table-cell office:value-type="string">
            <text:p>Dratini</text:p>
          </table:table-cell>
          <table:table-cell office:value-type="string">
            <text:p>09/22/16 10:30 AM</text:p>
          </table:table-cell>
          <table:table-cell office:value-type="float" office:value="34.0983075677">
            <text:p>34.0983075677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7.78904044274225E+017">
            <text:p>778904044274225000</text:p>
          </table:table-cell>
          <table:table-cell office:value-type="string">
            <text:p>Rapidash</text:p>
          </table:table-cell>
          <table:table-cell office:value-type="string">
            <text:p>09/22/16 10:29 AM</text:p>
          </table:table-cell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7890158836659E+017">
            <text:p>778901588366590000</text:p>
          </table:table-cell>
          <table:table-cell office:value-type="string">
            <text:p>Ivysaur</text:p>
          </table:table-cell>
          <table:table-cell office:value-type="string">
            <text:p>09/22/16 10:19 AM</text:p>
          </table:table-cell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788978081159E+017">
            <text:p>778897808115900000</text:p>
          </table:table-cell>
          <table:table-cell office:value-type="string">
            <text:p>Rapidash</text:p>
          </table:table-cell>
          <table:table-cell office:value-type="string">
            <text:p>09/22/16 10:04 AM</text:p>
          </table:table-cell>
          <table:table-cell office:value-type="float" office:value="34.076202287">
            <text:p>34.076202287</text:p>
          </table:table-cell>
          <table:table-cell office:value-type="float" office:value="-118.0761912173">
            <text:p>-118.0761912173</text:p>
          </table:table-cell>
        </table:table-row>
        <table:table-row table:style-name="ro2">
          <table:table-cell office:value-type="float" office:value="7.78897692114072E+017">
            <text:p>778897692114072000</text:p>
          </table:table-cell>
          <table:table-cell office:value-type="string">
            <text:p>Rapidash</text:p>
          </table:table-cell>
          <table:table-cell office:value-type="string">
            <text:p>09/22/16 10:04 AM</text:p>
          </table:table-cell>
          <table:table-cell office:value-type="float" office:value="34.0850746285">
            <text:p>34.0850746285</text:p>
          </table:table-cell>
          <table:table-cell office:value-type="float" office:value="-118.1144166706">
            <text:p>-118.1144166706</text:p>
          </table:table-cell>
        </table:table-row>
        <table:table-row table:style-name="ro2">
          <table:table-cell office:value-type="float" office:value="7.78895438430609E+017">
            <text:p>778895438430609000</text:p>
          </table:table-cell>
          <table:table-cell office:value-type="string">
            <text:p>Rapidash</text:p>
          </table:table-cell>
          <table:table-cell office:value-type="string">
            <text:p>09/22/16 09:55 AM</text:p>
          </table:table-cell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78895341420556E+017">
            <text:p>778895341420556000</text:p>
          </table:table-cell>
          <table:table-cell office:value-type="string">
            <text:p>Tentacruel</text:p>
          </table:table-cell>
          <table:table-cell office:value-type="string">
            <text:p>09/22/16 09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8894402831823E+017">
            <text:p>778894402831823000</text:p>
          </table:table-cell>
          <table:table-cell office:value-type="string">
            <text:p>Electrode</text:p>
          </table:table-cell>
          <table:table-cell office:value-type="string">
            <text:p>09/22/16 09:51 AM</text:p>
          </table:table-cell>
          <table:table-cell office:value-type="float" office:value="34.0791204513">
            <text:p>34.0791204513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7.78890888688783E+017">
            <text:p>778890888688783000</text:p>
          </table:table-cell>
          <table:table-cell office:value-type="string">
            <text:p>Snorlax</text:p>
          </table:table-cell>
          <table:table-cell office:value-type="string">
            <text:p>09/22/16 09:37 AM</text:p>
          </table:table-cell>
          <table:table-cell office:value-type="float" office:value="34.1168245578">
            <text:p>34.1168245578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7.7889000693275E+017">
            <text:p>778890006932750000</text:p>
          </table:table-cell>
          <table:table-cell office:value-type="string">
            <text:p>Rapidash</text:p>
          </table:table-cell>
          <table:table-cell office:value-type="string">
            <text:p>09/22/16 09:33 AM</text:p>
          </table:table-cell>
          <table:table-cell office:value-type="float" office:value="34.0790794443">
            <text:p>34.0790794443</text:p>
          </table:table-cell>
          <table:table-cell office:value-type="float" office:value="-118.1195371502">
            <text:p>-118.1195371502</text:p>
          </table:table-cell>
        </table:table-row>
        <table:table-row table:style-name="ro2">
          <table:table-cell office:value-type="float" office:value="7.78889571765395E+017">
            <text:p>778889571765395000</text:p>
          </table:table-cell>
          <table:table-cell office:value-type="string">
            <text:p>Seadra</text:p>
          </table:table-cell>
          <table:table-cell office:value-type="string">
            <text:p>09/22/16 09:31 AM</text:p>
          </table:table-cell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78886487752385E+017">
            <text:p>778886487752385000</text:p>
          </table:table-cell>
          <table:table-cell office:value-type="string">
            <text:p>Jolteon</text:p>
          </table:table-cell>
          <table:table-cell office:value-type="string">
            <text:p>09/22/16 09:19 AM</text:p>
          </table:table-cell>
          <table:table-cell office:value-type="float" office:value="34.0665202339">
            <text:p>34.0665202339</text:p>
          </table:table-cell>
          <table:table-cell office:value-type="float" office:value="-118.0848795517">
            <text:p>-118.0848795517</text:p>
          </table:table-cell>
        </table:table-row>
        <table:table-row table:style-name="ro2">
          <table:table-cell office:value-type="float" office:value="7.78882459798606E+017">
            <text:p>778882459798606000</text:p>
          </table:table-cell>
          <table:table-cell office:value-type="string">
            <text:p>Rapidash</text:p>
          </table:table-cell>
          <table:table-cell office:value-type="string">
            <text:p>09/22/16 09:03 AM</text:p>
          </table:table-cell>
          <table:table-cell office:value-type="float" office:value="34.0693639174">
            <text:p>34.0693639174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7.78881597231641E+017">
            <text:p>778881597231641000</text:p>
          </table:table-cell>
          <table:table-cell office:value-type="string">
            <text:p>Snorlax</text:p>
          </table:table-cell>
          <table:table-cell office:value-type="string">
            <text:p>09/22/16 09:00 AM</text:p>
          </table:table-cell>
          <table:table-cell office:value-type="float" office:value="34.1106275872">
            <text:p>34.1106275872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7.78880067644514E+017">
            <text:p>778880067644514000</text:p>
          </table:table-cell>
          <table:table-cell office:value-type="string">
            <text:p>Grimer</text:p>
          </table:table-cell>
          <table:table-cell office:value-type="string">
            <text:p>09/22/16 08:54 AM</text:p>
          </table:table-cell>
          <table:table-cell office:value-type="float" office:value="34.1106809681">
            <text:p>34.1106809681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7.78877840662028E+017">
            <text:p>778877840662028000</text:p>
          </table:table-cell>
          <table:table-cell office:value-type="string">
            <text:p>Jolteon</text:p>
          </table:table-cell>
          <table:table-cell office:value-type="string">
            <text:p>09/22/16 08:45 AM</text:p>
          </table:table-cell>
          <table:table-cell office:value-type="float" office:value="34.0937374433">
            <text:p>34.0937374433</text:p>
          </table:table-cell>
          <table:table-cell office:value-type="float" office:value="-118.1372747931">
            <text:p>-118.1372747931</text:p>
          </table:table-cell>
        </table:table-row>
        <table:table-row table:style-name="ro2">
          <table:table-cell office:value-type="float" office:value="7.78877399337279E+017">
            <text:p>778877399337279000</text:p>
          </table:table-cell>
          <table:table-cell office:value-type="string">
            <text:p>Aerodactyl</text:p>
          </table:table-cell>
          <table:table-cell office:value-type="string">
            <text:p>09/22/16 08:43 AM</text:p>
          </table:table-cell>
          <table:table-cell office:value-type="float" office:value="34.0702553703">
            <text:p>34.0702553703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7.78876438225138E+017">
            <text:p>778876438225138000</text:p>
          </table:table-cell>
          <table:table-cell office:value-type="string">
            <text:p>Rapidash</text:p>
          </table:table-cell>
          <table:table-cell office:value-type="string">
            <text:p>09/22/16 08:39 AM</text:p>
          </table:table-cell>
          <table:table-cell office:value-type="float" office:value="34.083451955">
            <text:p>34.083451955</text:p>
          </table:table-cell>
          <table:table-cell office:value-type="float" office:value="-118.0825017345">
            <text:p>-118.0825017345</text:p>
          </table:table-cell>
        </table:table-row>
        <table:table-row table:style-name="ro2">
          <table:table-cell office:value-type="float" office:value="7.7887350249755E+017">
            <text:p>778873502497550000</text:p>
          </table:table-cell>
          <table:table-cell office:value-type="string">
            <text:p>Raichu</text:p>
          </table:table-cell>
          <table:table-cell office:value-type="string">
            <text:p>09/22/16 08:28 AM</text:p>
          </table:table-cell>
          <table:table-cell office:value-type="float" office:value="34.1166705116">
            <text:p>34.1166705116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7.78872617008665E+017">
            <text:p>778872617008665000</text:p>
          </table:table-cell>
          <table:table-cell office:value-type="string">
            <text:p>Omastar</text:p>
          </table:table-cell>
          <table:table-cell office:value-type="string">
            <text:p>09/22/16 08:24 AM</text:p>
          </table:table-cell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8868174733181E+017">
            <text:p>778868174733181000</text:p>
          </table:table-cell>
          <table:table-cell office:value-type="string">
            <text:p>Kingler</text:p>
          </table:table-cell>
          <table:table-cell office:value-type="string">
            <text:p>09/22/16 08:06 AM</text:p>
          </table:table-cell>
          <table:table-cell office:value-type="float" office:value="34.0992747355">
            <text:p>34.0992747355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7.78866425725198E+017">
            <text:p>778866425725198000</text:p>
          </table:table-cell>
          <table:table-cell office:value-type="string">
            <text:p>Flareon</text:p>
          </table:table-cell>
          <table:table-cell office:value-type="string">
            <text:p>09/22/16 08:00 AM</text:p>
          </table:table-cell>
          <table:table-cell office:value-type="float" office:value="34.0697073148">
            <text:p>34.0697073148</text:p>
          </table:table-cell>
          <table:table-cell office:value-type="float" office:value="-118.1001516869">
            <text:p>-118.1001516869</text:p>
          </table:table-cell>
        </table:table-row>
        <table:table-row table:style-name="ro2">
          <table:table-cell office:value-type="float" office:value="7.78865755454444E+017">
            <text:p>778865755454444000</text:p>
          </table:table-cell>
          <table:table-cell office:value-type="string">
            <text:p>Lickitung</text:p>
          </table:table-cell>
          <table:table-cell office:value-type="string">
            <text:p>09/22/16 07:57 AM</text:p>
          </table:table-cell>
          <table:table-cell office:value-type="float" office:value="34.0902721261">
            <text:p>34.090272126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78864292774818E+017">
            <text:p>778864292774818000</text:p>
          </table:table-cell>
          <table:table-cell office:value-type="string">
            <text:p>Lickitung</text:p>
          </table:table-cell>
          <table:table-cell office:value-type="string">
            <text:p>09/22/16 07:51 AM</text:p>
          </table:table-cell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78864222587359E+017">
            <text:p>778864222587359000</text:p>
          </table:table-cell>
          <table:table-cell office:value-type="string">
            <text:p>Golem</text:p>
          </table:table-cell>
          <table:table-cell office:value-type="string">
            <text:p>09/22/16 07:51 AM</text:p>
          </table:table-cell>
          <table:table-cell office:value-type="float" office:value="34.0810614609">
            <text:p>34.0810614609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7.78864124981678E+017">
            <text:p>778864124981678000</text:p>
          </table:table-cell>
          <table:table-cell office:value-type="string">
            <text:p>Chansey</text:p>
          </table:table-cell>
          <table:table-cell office:value-type="string">
            <text:p>09/22/16 07:50 AM</text:p>
          </table:table-cell>
          <table:table-cell office:value-type="float" office:value="34.1226158092">
            <text:p>34.1226158092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8863689495515E+017">
            <text:p>778863689495515000</text:p>
          </table:table-cell>
          <table:table-cell office:value-type="string">
            <text:p>Golem</text:p>
          </table:table-cell>
          <table:table-cell office:value-type="string">
            <text:p>09/22/16 07:49 AM</text:p>
          </table:table-cell>
          <table:table-cell office:value-type="float" office:value="34.081256259">
            <text:p>34.081256259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8863029895045E+017">
            <text:p>778863029895045000</text:p>
          </table:table-cell>
          <table:table-cell office:value-type="string">
            <text:p>Scyther</text:p>
          </table:table-cell>
          <table:table-cell office:value-type="string">
            <text:p>09/22/16 07:46 AM</text:p>
          </table:table-cell>
          <table:table-cell office:value-type="float" office:value="34.116853266">
            <text:p>34.116853266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7.78862513551127E+017">
            <text:p>778862513551127000</text:p>
          </table:table-cell>
          <table:table-cell office:value-type="string">
            <text:p>Chansey</text:p>
          </table:table-cell>
          <table:table-cell office:value-type="string">
            <text:p>09/22/16 07:44 AM</text:p>
          </table:table-cell>
          <table:table-cell office:value-type="float" office:value="34.0858051808">
            <text:p>34.0858051808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7.78861578586198E+017">
            <text:p>778861578586198000</text:p>
          </table:table-cell>
          <table:table-cell office:value-type="string">
            <text:p>Jolteon</text:p>
          </table:table-cell>
          <table:table-cell office:value-type="string">
            <text:p>09/22/16 07:40 AM</text:p>
          </table:table-cell>
          <table:table-cell office:value-type="float" office:value="34.1206979554">
            <text:p>34.1206979554</text:p>
          </table:table-cell>
          <table:table-cell office:value-type="float" office:value="-118.1044495928">
            <text:p>-118.1044495928</text:p>
          </table:table-cell>
        </table:table-row>
        <table:table-row table:style-name="ro2">
          <table:table-cell office:value-type="float" office:value="7.7886140766831E+017">
            <text:p>778861407668310000</text:p>
          </table:table-cell>
          <table:table-cell office:value-type="string">
            <text:p>Exeggutor</text:p>
          </table:table-cell>
          <table:table-cell office:value-type="string">
            <text:p>09/22/16 07:40 AM</text:p>
          </table:table-cell>
          <table:table-cell office:value-type="float" office:value="34.1014251661">
            <text:p>34.1014251661</text:p>
          </table:table-cell>
          <table:table-cell office:value-type="float" office:value="-118.0953049857">
            <text:p>-118.0953049857</text:p>
          </table:table-cell>
        </table:table-row>
        <table:table-row table:style-name="ro2">
          <table:table-cell office:value-type="float" office:value="7.78861372058636E+017">
            <text:p>778861372058636000</text:p>
          </table:table-cell>
          <table:table-cell office:value-type="string">
            <text:p>Rapidash</text:p>
          </table:table-cell>
          <table:table-cell office:value-type="string">
            <text:p>09/22/16 07:39 AM</text:p>
          </table:table-cell>
          <table:table-cell office:value-type="float" office:value="34.0695700052">
            <text:p>34.0695700052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78859748422656E+017">
            <text:p>778859748422656000</text:p>
          </table:table-cell>
          <table:table-cell office:value-type="string">
            <text:p>Raichu</text:p>
          </table:table-cell>
          <table:table-cell office:value-type="string">
            <text:p>09/22/16 07:33 AM</text:p>
          </table:table-cell>
          <table:table-cell office:value-type="float" office:value="34.0677045006">
            <text:p>34.0677045006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8859694622253E+017">
            <text:p>778859694622253000</text:p>
          </table:table-cell>
          <table:table-cell office:value-type="string">
            <text:p>Electrode</text:p>
          </table:table-cell>
          <table:table-cell office:value-type="string">
            <text:p>09/22/16 07:33 AM</text:p>
          </table:table-cell>
          <table:table-cell office:value-type="float" office:value="34.0779205754">
            <text:p>34.0779205754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7.78857212693229E+017">
            <text:p>778857212693229000</text:p>
          </table:table-cell>
          <table:table-cell office:value-type="string">
            <text:p>Rapidash</text:p>
          </table:table-cell>
          <table:table-cell office:value-type="string">
            <text:p>09/22/16 07:23 AM</text:p>
          </table:table-cell>
          <table:table-cell office:value-type="float" office:value="34.0850961305">
            <text:p>34.085096130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7.78856060551434E+017">
            <text:p>778856060551434000</text:p>
          </table:table-cell>
          <table:table-cell office:value-type="string">
            <text:p>Chansey</text:p>
          </table:table-cell>
          <table:table-cell office:value-type="string">
            <text:p>09/22/16 07:18 AM</text:p>
          </table:table-cell>
          <table:table-cell office:value-type="float" office:value="34.1049429627">
            <text:p>34.1049429627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7.78855185682575E+017">
            <text:p>778855185682575000</text:p>
          </table:table-cell>
          <table:table-cell office:value-type="string">
            <text:p>Rapidash</text:p>
          </table:table-cell>
          <table:table-cell office:value-type="string">
            <text:p>09/22/16 07:15 AM</text:p>
          </table:table-cell>
          <table:table-cell office:value-type="float" office:value="34.0785539369">
            <text:p>34.0785539369</text:p>
          </table:table-cell>
          <table:table-cell office:value-type="float" office:value="-118.1148738623">
            <text:p>-118.1148738623</text:p>
          </table:table-cell>
        </table:table-row>
        <table:table-row table:style-name="ro2">
          <table:table-cell office:value-type="float" office:value="7.78853800249406E+017">
            <text:p>778853800249406000</text:p>
          </table:table-cell>
          <table:table-cell office:value-type="string">
            <text:p>Dratini</text:p>
          </table:table-cell>
          <table:table-cell office:value-type="string">
            <text:p>09/22/16 07:09 A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78853025418912E+017">
            <text:p>778853025418912000</text:p>
          </table:table-cell>
          <table:table-cell office:value-type="string">
            <text:p>Porygon</text:p>
          </table:table-cell>
          <table:table-cell office:value-type="string">
            <text:p>09/22/16 07:06 AM</text:p>
          </table:table-cell>
          <table:table-cell office:value-type="float" office:value="34.1049009567">
            <text:p>34.1049009567</text:p>
          </table:table-cell>
          <table:table-cell office:value-type="float" office:value="-118.0803067977">
            <text:p>-118.0803067977</text:p>
          </table:table-cell>
        </table:table-row>
        <table:table-row table:style-name="ro2">
          <table:table-cell office:value-type="float" office:value="7.78851279615341E+017">
            <text:p>778851279615341000</text:p>
          </table:table-cell>
          <table:table-cell office:value-type="string">
            <text:p>Seadra</text:p>
          </table:table-cell>
          <table:table-cell office:value-type="string">
            <text:p>09/22/16 06:59 AM</text:p>
          </table:table-cell>
          <table:table-cell office:value-type="float" office:value="34.1081161043">
            <text:p>34.1081161043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7.78848982390808E+017">
            <text:p>778848982390808000</text:p>
          </table:table-cell>
          <table:table-cell office:value-type="string">
            <text:p>Scyther</text:p>
          </table:table-cell>
          <table:table-cell office:value-type="string">
            <text:p>09/22/16 06:50 AM</text:p>
          </table:table-cell>
          <table:table-cell office:value-type="float" office:value="34.1035919818">
            <text:p>34.1035919818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7.78848109614936E+017">
            <text:p>778848109614936000</text:p>
          </table:table-cell>
          <table:table-cell office:value-type="string">
            <text:p>Rapidash</text:p>
          </table:table-cell>
          <table:table-cell office:value-type="string">
            <text:p>09/22/16 06:47 AM</text:p>
          </table:table-cell>
          <table:table-cell office:value-type="float" office:value="34.069614536">
            <text:p>34.069614536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7.78847704373793E+017">
            <text:p>778847704373793000</text:p>
          </table:table-cell>
          <table:table-cell office:value-type="string">
            <text:p>Aerodactyl</text:p>
          </table:table-cell>
          <table:table-cell office:value-type="string">
            <text:p>09/22/16 06:45 AM</text:p>
          </table:table-cell>
          <table:table-cell office:value-type="float" office:value="34.0956099315">
            <text:p>34.0956099315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7.78847200612712E+017">
            <text:p>778847200612712000</text:p>
          </table:table-cell>
          <table:table-cell office:value-type="string">
            <text:p>Flareon</text:p>
          </table:table-cell>
          <table:table-cell office:value-type="string">
            <text:p>09/22/16 06:43 AM</text:p>
          </table:table-cell>
          <table:table-cell office:value-type="float" office:value="34.0702553703">
            <text:p>34.0702553703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7.78846655621718E+017">
            <text:p>778846655621718000</text:p>
          </table:table-cell>
          <table:table-cell office:value-type="string">
            <text:p>Jolteon</text:p>
          </table:table-cell>
          <table:table-cell office:value-type="string">
            <text:p>09/22/16 06:41 AM</text:p>
          </table:table-cell>
          <table:table-cell office:value-type="float" office:value="34.096899871">
            <text:p>34.09689987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8846345389945E+017">
            <text:p>778846345389945000</text:p>
          </table:table-cell>
          <table:table-cell office:value-type="string">
            <text:p>Lickitung</text:p>
          </table:table-cell>
          <table:table-cell office:value-type="string">
            <text:p>09/22/16 06:40 AM</text:p>
          </table:table-cell>
          <table:table-cell office:value-type="float" office:value="34.1163214468">
            <text:p>34.1163214468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7.78846196353733E+017">
            <text:p>778846196353733000</text:p>
          </table:table-cell>
          <table:table-cell office:value-type="string">
            <text:p>Golem</text:p>
          </table:table-cell>
          <table:table-cell office:value-type="string">
            <text:p>09/22/16 06:39 AM</text:p>
          </table:table-cell>
          <table:table-cell office:value-type="float" office:value="34.0872615332">
            <text:p>34.0872615332</text:p>
          </table:table-cell>
          <table:table-cell office:value-type="float" office:value="-118.1101190094">
            <text:p>-118.1101190094</text:p>
          </table:table-cell>
        </table:table-row>
        <table:table-row table:style-name="ro2">
          <table:table-cell office:value-type="float" office:value="7.78843308416119E+017">
            <text:p>778843308416119000</text:p>
          </table:table-cell>
          <table:table-cell office:value-type="string">
            <text:p>Golem</text:p>
          </table:table-cell>
          <table:table-cell office:value-type="string">
            <text:p>09/22/16 06:28 AM</text:p>
          </table:table-cell>
          <table:table-cell office:value-type="float" office:value="34.1026028872">
            <text:p>34.1026028872</text:p>
          </table:table-cell>
          <table:table-cell office:value-type="float" office:value="-118.1318805462">
            <text:p>-118.1318805462</text:p>
          </table:table-cell>
        </table:table-row>
        <table:table-row table:style-name="ro2">
          <table:table-cell office:value-type="float" office:value="7.78843251029651E+017">
            <text:p>778843251029651000</text:p>
          </table:table-cell>
          <table:table-cell office:value-type="string">
            <text:p>Chansey</text:p>
          </table:table-cell>
          <table:table-cell office:value-type="string">
            <text:p>09/22/16 06:27 AM</text:p>
          </table:table-cell>
          <table:table-cell office:value-type="float" office:value="34.1029952393">
            <text:p>34.1029952393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7.78842697117291E+017">
            <text:p>778842697117291000</text:p>
          </table:table-cell>
          <table:table-cell office:value-type="string">
            <text:p>Dratini</text:p>
          </table:table-cell>
          <table:table-cell office:value-type="string">
            <text:p>09/22/16 06:25 AM</text:p>
          </table:table-cell>
          <table:table-cell office:value-type="float" office:value="34.1283393028">
            <text:p>34.1283393028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7.78839340994535E+017">
            <text:p>778839340994535000</text:p>
          </table:table-cell>
          <table:table-cell office:value-type="string">
            <text:p>Haunter</text:p>
          </table:table-cell>
          <table:table-cell office:value-type="string">
            <text:p>09/22/16 06:12 AM</text:p>
          </table:table-cell>
          <table:table-cell office:value-type="float" office:value="34.1059156654">
            <text:p>34.1059156654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7.78837954743538E+017">
            <text:p>778837954743538000</text:p>
          </table:table-cell>
          <table:table-cell office:value-type="string">
            <text:p>Snorlax</text:p>
          </table:table-cell>
          <table:table-cell office:value-type="string">
            <text:p>09/22/16 06:06 AM</text:p>
          </table:table-cell>
          <table:table-cell office:value-type="float" office:value="34.0775796839">
            <text:p>34.0775796839</text:p>
          </table:table-cell>
          <table:table-cell office:value-type="float" office:value="-118.0693317026">
            <text:p>-118.0693317026</text:p>
          </table:table-cell>
        </table:table-row>
        <table:table-row table:style-name="ro2">
          <table:table-cell office:value-type="float" office:value="7.78835056483709E+017">
            <text:p>778835056483709000</text:p>
          </table:table-cell>
          <table:table-cell office:value-type="string">
            <text:p>Rapidash</text:p>
          </table:table-cell>
          <table:table-cell office:value-type="string">
            <text:p>09/22/16 05:55 AM</text:p>
          </table:table-cell>
          <table:table-cell office:value-type="float" office:value="34.1043485969">
            <text:p>34.1043485969</text:p>
          </table:table-cell>
          <table:table-cell office:value-type="float" office:value="-118.1028950433">
            <text:p>-118.1028950433</text:p>
          </table:table-cell>
        </table:table-row>
        <table:table-row table:style-name="ro2">
          <table:table-cell office:value-type="float" office:value="7.78834391028015E+017">
            <text:p>778834391028015000</text:p>
          </table:table-cell>
          <table:table-cell office:value-type="string">
            <text:p>Machamp</text:p>
          </table:table-cell>
          <table:table-cell office:value-type="string">
            <text:p>09/22/16 05:52 AM</text:p>
          </table:table-cell>
          <table:table-cell office:value-type="float" office:value="34.065972852">
            <text:p>34.06597285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7.7883393501064E+017">
            <text:p>778833935010640000</text:p>
          </table:table-cell>
          <table:table-cell office:value-type="string">
            <text:p>Ninetales</text:p>
          </table:table-cell>
          <table:table-cell office:value-type="string">
            <text:p>09/22/16 05:50 AM</text:p>
          </table:table-cell>
          <table:table-cell office:value-type="float" office:value="34.1131815828">
            <text:p>34.1131815828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7.78831556886434E+017">
            <text:p>778831556886434000</text:p>
          </table:table-cell>
          <table:table-cell office:value-type="string">
            <text:p>Nidoqueen</text:p>
          </table:table-cell>
          <table:table-cell office:value-type="string">
            <text:p>09/22/16 05:41 AM</text:p>
          </table:table-cell>
          <table:table-cell office:value-type="float" office:value="34.096899871">
            <text:p>34.09689987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8830776712344E+017">
            <text:p>778830776712344000</text:p>
          </table:table-cell>
          <table:table-cell office:value-type="string">
            <text:p>Rapidash</text:p>
          </table:table-cell>
          <table:table-cell office:value-type="string">
            <text:p>09/22/16 05:38 AM</text:p>
          </table:table-cell>
          <table:table-cell office:value-type="float" office:value="34.1018512762">
            <text:p>34.1018512762</text:p>
          </table:table-cell>
          <table:table-cell office:value-type="float" office:value="-118.0964938116">
            <text:p>-118.0964938116</text:p>
          </table:table-cell>
        </table:table-row>
        <table:table-row table:style-name="ro2">
          <table:table-cell office:value-type="float" office:value="7.788306469238E+017">
            <text:p>778830646923800000</text:p>
          </table:table-cell>
          <table:table-cell office:value-type="string">
            <text:p>Aerodactyl</text:p>
          </table:table-cell>
          <table:table-cell office:value-type="string">
            <text:p>09/22/16 05:37 AM</text:p>
          </table:table-cell>
          <table:table-cell office:value-type="float" office:value="34.1019308139">
            <text:p>34.1019308139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7.78830077568033E+017">
            <text:p>778830077568033000</text:p>
          </table:table-cell>
          <table:table-cell office:value-type="string">
            <text:p>Flareon</text:p>
          </table:table-cell>
          <table:table-cell office:value-type="string">
            <text:p>09/22/16 05:35 AM</text:p>
          </table:table-cell>
          <table:table-cell office:value-type="float" office:value="34.0979677722">
            <text:p>34.0979677722</text:p>
          </table:table-cell>
          <table:table-cell office:value-type="float" office:value="-118.0804897101">
            <text:p>-118.0804897101</text:p>
          </table:table-cell>
        </table:table-row>
        <table:table-row table:style-name="ro2">
          <table:table-cell office:value-type="float" office:value="7.78829437169046E+017">
            <text:p>778829437169046000</text:p>
          </table:table-cell>
          <table:table-cell office:value-type="string">
            <text:p>Lapras</text:p>
          </table:table-cell>
          <table:table-cell office:value-type="string">
            <text:p>09/22/16 05:33 AM</text:p>
          </table:table-cell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7.78828976374505E+017">
            <text:p>778828976374505000</text:p>
          </table:table-cell>
          <table:table-cell office:value-type="string">
            <text:p>Charmeleon</text:p>
          </table:table-cell>
          <table:table-cell office:value-type="string">
            <text:p>09/22/16 05:31 AM</text:p>
          </table:table-cell>
          <table:table-cell office:value-type="float" office:value="34.0846727269">
            <text:p>34.0846727269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823079946433E+017">
            <text:p>778823079946433000</text:p>
          </table:table-cell>
          <table:table-cell office:value-type="string">
            <text:p>Chansey</text:p>
          </table:table-cell>
          <table:table-cell office:value-type="string">
            <text:p>09/22/16 05:07 AM</text:p>
          </table:table-cell>
          <table:table-cell office:value-type="float" office:value="34.1029703906">
            <text:p>34.1029703906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7.78821848515568E+017">
            <text:p>778821848515568000</text:p>
          </table:table-cell>
          <table:table-cell office:value-type="string">
            <text:p>Rapidash</text:p>
          </table:table-cell>
          <table:table-cell office:value-type="string">
            <text:p>09/22/16 05:02 AM</text:p>
          </table:table-cell>
          <table:table-cell office:value-type="float" office:value="34.074801365">
            <text:p>34.074801365</text:p>
          </table:table-cell>
          <table:table-cell office:value-type="float" office:value="-118.0663134314">
            <text:p>-118.0663134314</text:p>
          </table:table-cell>
        </table:table-row>
        <table:table-row table:style-name="ro2">
          <table:table-cell office:value-type="float" office:value="7.78820243569283E+017">
            <text:p>778820243569283000</text:p>
          </table:table-cell>
          <table:table-cell office:value-type="string">
            <text:p>Weezing</text:p>
          </table:table-cell>
          <table:table-cell office:value-type="string">
            <text:p>09/22/16 04:56 AM</text:p>
          </table:table-cell>
          <table:table-cell office:value-type="float" office:value="34.0940540151">
            <text:p>34.0940540151</text:p>
          </table:table-cell>
          <table:table-cell office:value-type="float" office:value="-118.0940247026">
            <text:p>-118.0940247026</text:p>
          </table:table-cell>
        </table:table-row>
        <table:table-row table:style-name="ro2">
          <table:table-cell office:value-type="float" office:value="7.7881891430212E+017">
            <text:p>778818914302120000</text:p>
          </table:table-cell>
          <table:table-cell office:value-type="string">
            <text:p>Omastar</text:p>
          </table:table-cell>
          <table:table-cell office:value-type="string">
            <text:p>09/22/16 04:51 A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78818835000373E+017">
            <text:p>778818835000373000</text:p>
          </table:table-cell>
          <table:table-cell office:value-type="string">
            <text:p>Dratini</text:p>
          </table:table-cell>
          <table:table-cell office:value-type="string">
            <text:p>09/22/16 04:50 AM</text:p>
          </table:table-cell>
          <table:table-cell office:value-type="float" office:value="34.0825542562">
            <text:p>34.082554256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7.78818312582992E+017">
            <text:p>778818312582992000</text:p>
          </table:table-cell>
          <table:table-cell office:value-type="string">
            <text:p>Rapidash</text:p>
          </table:table-cell>
          <table:table-cell office:value-type="string">
            <text:p>09/22/16 04:48 AM</text:p>
          </table:table-cell>
          <table:table-cell office:value-type="float" office:value="34.088385234">
            <text:p>34.088385234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78814779657892E+017">
            <text:p>778814779657892000</text:p>
          </table:table-cell>
          <table:table-cell office:value-type="string">
            <text:p>Electabuzz</text:p>
          </table:table-cell>
          <table:table-cell office:value-type="string">
            <text:p>09/22/16 04:34 AM</text:p>
          </table:table-cell>
          <table:table-cell office:value-type="float" office:value="34.1195820019">
            <text:p>34.1195820019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78813749608059E+017">
            <text:p>778813749608059000</text:p>
          </table:table-cell>
          <table:table-cell office:value-type="string">
            <text:p>Jolteon</text:p>
          </table:table-cell>
          <table:table-cell office:value-type="string">
            <text:p>09/22/16 04:30 AM</text:p>
          </table:table-cell>
          <table:table-cell office:value-type="float" office:value="34.0870420932">
            <text:p>34.087042093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78812455380103E+017">
            <text:p>778812455380103000</text:p>
          </table:table-cell>
          <table:table-cell office:value-type="string">
            <text:p>Charmeleon</text:p>
          </table:table-cell>
          <table:table-cell office:value-type="string">
            <text:p>09/22/16 04:25 AM</text:p>
          </table:table-cell>
          <table:table-cell office:value-type="float" office:value="34.0687329407">
            <text:p>34.068732940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8811672819413E+017">
            <text:p>778811672819413000</text:p>
          </table:table-cell>
          <table:table-cell office:value-type="string">
            <text:p>Ivysaur</text:p>
          </table:table-cell>
          <table:table-cell office:value-type="string">
            <text:p>09/22/16 04:22 AM</text:p>
          </table:table-cell>
          <table:table-cell office:value-type="float" office:value="34.0682027363">
            <text:p>34.0682027363</text:p>
          </table:table-cell>
          <table:table-cell office:value-type="float" office:value="-118.1071928818">
            <text:p>-118.1071928818</text:p>
          </table:table-cell>
        </table:table-row>
        <table:table-row table:style-name="ro2">
          <table:table-cell office:value-type="float" office:value="7.78811301120188E+017">
            <text:p>778811301120188000</text:p>
          </table:table-cell>
          <table:table-cell office:value-type="string">
            <text:p>Nidoqueen</text:p>
          </table:table-cell>
          <table:table-cell office:value-type="string">
            <text:p>09/22/16 04:20 AM</text:p>
          </table:table-cell>
          <table:table-cell office:value-type="float" office:value="34.1192677513">
            <text:p>34.1192677513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7.7881026175907E+017">
            <text:p>778810261759070000</text:p>
          </table:table-cell>
          <table:table-cell office:value-type="string">
            <text:p>Jolteon</text:p>
          </table:table-cell>
          <table:table-cell office:value-type="string">
            <text:p>09/22/16 04:16 AM</text:p>
          </table:table-cell>
          <table:table-cell office:value-type="float" office:value="34.1037133542">
            <text:p>34.1037133542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7.78809438438207E+017">
            <text:p>778809438438207000</text:p>
          </table:table-cell>
          <table:table-cell office:value-type="string">
            <text:p>Kingler</text:p>
          </table:table-cell>
          <table:table-cell office:value-type="string">
            <text:p>09/22/16 04:13 AM</text:p>
          </table:table-cell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7.78808382832554E+017">
            <text:p>778808382832554000</text:p>
          </table:table-cell>
          <table:table-cell office:value-type="string">
            <text:p>Electabuzz</text:p>
          </table:table-cell>
          <table:table-cell office:value-type="string">
            <text:p>09/22/16 04:09 AM</text:p>
          </table:table-cell>
          <table:table-cell office:value-type="float" office:value="34.1196577223">
            <text:p>34.1196577223</text:p>
          </table:table-cell>
          <table:table-cell office:value-type="float" office:value="-118.1331605521">
            <text:p>-118.1331605521</text:p>
          </table:table-cell>
        </table:table-row>
        <table:table-row table:style-name="ro2">
          <table:table-cell office:value-type="float" office:value="7.78807506327917E+017">
            <text:p>778807506327917000</text:p>
          </table:table-cell>
          <table:table-cell office:value-type="string">
            <text:p>Charmeleon</text:p>
          </table:table-cell>
          <table:table-cell office:value-type="string">
            <text:p>09/22/16 04:05 AM</text:p>
          </table:table-cell>
          <table:table-cell office:value-type="float" office:value="34.1037296875">
            <text:p>34.1037296875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78806851529941E+017">
            <text:p>778806851529941000</text:p>
          </table:table-cell>
          <table:table-cell office:value-type="string">
            <text:p>Flareon</text:p>
          </table:table-cell>
          <table:table-cell office:value-type="string">
            <text:p>09/22/16 04:03 AM</text:p>
          </table:table-cell>
          <table:table-cell office:value-type="float" office:value="34.0929347497">
            <text:p>34.0929347497</text:p>
          </table:table-cell>
          <table:table-cell office:value-type="float" office:value="-118.0856111813">
            <text:p>-118.0856111813</text:p>
          </table:table-cell>
        </table:table-row>
        <table:table-row table:style-name="ro2">
          <table:table-cell office:value-type="float" office:value="7.78805239335952E+017">
            <text:p>778805239335952000</text:p>
          </table:table-cell>
          <table:table-cell office:value-type="string">
            <text:p>Chansey</text:p>
          </table:table-cell>
          <table:table-cell office:value-type="string">
            <text:p>09/22/16 03:56 AM</text:p>
          </table:table-cell>
          <table:table-cell office:value-type="float" office:value="34.1068570793">
            <text:p>34.106857079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78803473470984E+017">
            <text:p>778803473470984000</text:p>
          </table:table-cell>
          <table:table-cell office:value-type="string">
            <text:p>Rapidash</text:p>
          </table:table-cell>
          <table:table-cell office:value-type="string">
            <text:p>09/22/16 03:49 AM</text:p>
          </table:table-cell>
          <table:table-cell office:value-type="float" office:value="34.10229079">
            <text:p>34.10229079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803422531166E+017">
            <text:p>778803422531166000</text:p>
          </table:table-cell>
          <table:table-cell office:value-type="string">
            <text:p>Rapidash</text:p>
          </table:table-cell>
          <table:table-cell office:value-type="string">
            <text:p>09/22/16 03:49 AM</text:p>
          </table:table-cell>
          <table:table-cell office:value-type="float" office:value="34.0943839173">
            <text:p>34.094383917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7.78802183588327E+017">
            <text:p>778802183588327000</text:p>
          </table:table-cell>
          <table:table-cell office:value-type="string">
            <text:p>Flareon</text:p>
          </table:table-cell>
          <table:table-cell office:value-type="string">
            <text:p>09/22/16 03:44 AM</text:p>
          </table:table-cell>
          <table:table-cell office:value-type="float" office:value="34.0966806992">
            <text:p>34.0966806992</text:p>
          </table:table-cell>
          <table:table-cell office:value-type="float" office:value="-118.1221887681">
            <text:p>-118.1221887681</text:p>
          </table:table-cell>
        </table:table-row>
        <table:table-row table:style-name="ro2">
          <table:table-cell office:value-type="float" office:value="7.78801871980863E+017">
            <text:p>778801871980863000</text:p>
          </table:table-cell>
          <table:table-cell office:value-type="string">
            <text:p>Nidoking</text:p>
          </table:table-cell>
          <table:table-cell office:value-type="string">
            <text:p>09/22/16 03:43 AM</text:p>
          </table:table-cell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7.78801738434228E+017">
            <text:p>778801738434228000</text:p>
          </table:table-cell>
          <table:table-cell office:value-type="string">
            <text:p>Snorlax</text:p>
          </table:table-cell>
          <table:table-cell office:value-type="string">
            <text:p>09/22/16 03:42 AM</text:p>
          </table:table-cell>
          <table:table-cell office:value-type="float" office:value="34.082390702">
            <text:p>34.082390702</text:p>
          </table:table-cell>
          <table:table-cell office:value-type="float" office:value="-118.0880804087">
            <text:p>-118.0880804087</text:p>
          </table:table-cell>
        </table:table-row>
        <table:table-row table:style-name="ro2">
          <table:table-cell office:value-type="float" office:value="7.78800423150813E+017">
            <text:p>778800423150813000</text:p>
          </table:table-cell>
          <table:table-cell office:value-type="string">
            <text:p>Aerodactyl</text:p>
          </table:table-cell>
          <table:table-cell office:value-type="string">
            <text:p>09/22/16 03:37 AM</text:p>
          </table:table-cell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7.78799840587239E+017">
            <text:p>778799840587239000</text:p>
          </table:table-cell>
          <table:table-cell office:value-type="string">
            <text:p>Chansey</text:p>
          </table:table-cell>
          <table:table-cell office:value-type="string">
            <text:p>09/22/16 03:35 AM</text:p>
          </table:table-cell>
          <table:table-cell office:value-type="float" office:value="34.1026140021">
            <text:p>34.1026140021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7.7879917027031E+017">
            <text:p>778799170270310000</text:p>
          </table:table-cell>
          <table:table-cell office:value-type="string">
            <text:p>Rapidash</text:p>
          </table:table-cell>
          <table:table-cell office:value-type="string">
            <text:p>09/22/16 03:32 AM</text:p>
          </table:table-cell>
          <table:table-cell office:value-type="float" office:value="34.0877160802">
            <text:p>34.0877160802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798987708998E+017">
            <text:p>778798987708998000</text:p>
          </table:table-cell>
          <table:table-cell office:value-type="string">
            <text:p>Jolteon</text:p>
          </table:table-cell>
          <table:table-cell office:value-type="string">
            <text:p>09/22/16 03:32 AM</text:p>
          </table:table-cell>
          <table:table-cell office:value-type="float" office:value="34.099617658">
            <text:p>34.099617658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7.78798899448324E+017">
            <text:p>778798899448324000</text:p>
          </table:table-cell>
          <table:table-cell office:value-type="string">
            <text:p>Charizard</text:p>
          </table:table-cell>
          <table:table-cell office:value-type="string">
            <text:p>09/22/16 03:31 AM</text:p>
          </table:table-cell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78794097469305E+017">
            <text:p>778794097469305000</text:p>
          </table:table-cell>
          <table:table-cell office:value-type="string">
            <text:p>Kingler</text:p>
          </table:table-cell>
          <table:table-cell office:value-type="string">
            <text:p>09/22/16 03:12 AM</text:p>
          </table:table-cell>
          <table:table-cell office:value-type="float" office:value="34.0832449449">
            <text:p>34.0832449449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7.78793259111854E+017">
            <text:p>778793259111854000</text:p>
          </table:table-cell>
          <table:table-cell office:value-type="string">
            <text:p>Dratini</text:p>
          </table:table-cell>
          <table:table-cell office:value-type="string">
            <text:p>09/22/16 03:09 AM</text:p>
          </table:table-cell>
          <table:table-cell office:value-type="float" office:value="34.1133281076">
            <text:p>34.1133281076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7.78792414332936E+017">
            <text:p>778792414332936000</text:p>
          </table:table-cell>
          <table:table-cell office:value-type="string">
            <text:p>Jolteon</text:p>
          </table:table-cell>
          <table:table-cell office:value-type="string">
            <text:p>09/22/16 03:05 AM</text:p>
          </table:table-cell>
          <table:table-cell office:value-type="float" office:value="34.1202431475">
            <text:p>34.1202431475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78790546005308E+017">
            <text:p>778790546005308000</text:p>
          </table:table-cell>
          <table:table-cell office:value-type="string">
            <text:p>Weepinbell</text:p>
          </table:table-cell>
          <table:table-cell office:value-type="string">
            <text:p>09/22/16 02:58 AM</text:p>
          </table:table-cell>
          <table:table-cell office:value-type="float" office:value="34.1064141824">
            <text:p>34.1064141824</text:p>
          </table:table-cell>
          <table:table-cell office:value-type="float" office:value="-118.1007003616">
            <text:p>-118.1007003616</text:p>
          </table:table-cell>
        </table:table-row>
        <table:table-row table:style-name="ro2">
          <table:table-cell office:value-type="float" office:value="7.78789963349373E+017">
            <text:p>778789963349373000</text:p>
          </table:table-cell>
          <table:table-cell office:value-type="string">
            <text:p>Rapidash</text:p>
          </table:table-cell>
          <table:table-cell office:value-type="string">
            <text:p>09/22/16 02:56 AM</text:p>
          </table:table-cell>
          <table:table-cell office:value-type="float" office:value="34.1097753678">
            <text:p>34.1097753678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7.78789761469129E+017">
            <text:p>778789761469129000</text:p>
          </table:table-cell>
          <table:table-cell office:value-type="string">
            <text:p>Ninetales</text:p>
          </table:table-cell>
          <table:table-cell office:value-type="string">
            <text:p>09/22/16 02:55 AM</text:p>
          </table:table-cell>
          <table:table-cell office:value-type="float" office:value="34.1157635556">
            <text:p>34.1157635556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8788798889021E+017">
            <text:p>778788798889021000</text:p>
          </table:table-cell>
          <table:table-cell office:value-type="string">
            <text:p>Charmeleon</text:p>
          </table:table-cell>
          <table:table-cell office:value-type="string">
            <text:p>09/22/16 02:51 AM</text:p>
          </table:table-cell>
          <table:table-cell office:value-type="float" office:value="34.0906457478">
            <text:p>34.0906457478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7.78787760324817E+017">
            <text:p>778787760324817000</text:p>
          </table:table-cell>
          <table:table-cell office:value-type="string">
            <text:p>Lickitung</text:p>
          </table:table-cell>
          <table:table-cell office:value-type="string">
            <text:p>09/22/16 02:47 AM</text:p>
          </table:table-cell>
          <table:table-cell office:value-type="float" office:value="34.1009565776">
            <text:p>34.1009565776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7.78786635416646E+017">
            <text:p>778786635416646000</text:p>
          </table:table-cell>
          <table:table-cell office:value-type="string">
            <text:p>Rapidash</text:p>
          </table:table-cell>
          <table:table-cell office:value-type="string">
            <text:p>09/22/16 02:42 AM</text:p>
          </table:table-cell>
          <table:table-cell office:value-type="float" office:value="34.1004580289">
            <text:p>34.1004580289</text:p>
          </table:table-cell>
          <table:table-cell office:value-type="float" office:value="-118.0927444101">
            <text:p>-118.0927444101</text:p>
          </table:table-cell>
        </table:table-row>
        <table:table-row table:style-name="ro2">
          <table:table-cell office:value-type="float" office:value="7.78786603745456E+017">
            <text:p>778786603745456000</text:p>
          </table:table-cell>
          <table:table-cell office:value-type="string">
            <text:p>Gloom</text:p>
          </table:table-cell>
          <table:table-cell office:value-type="string">
            <text:p>09/22/16 02:42 AM</text:p>
          </table:table-cell>
          <table:table-cell office:value-type="float" office:value="34.1163023586">
            <text:p>34.1163023586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7.7878372437676E+017">
            <text:p>778783724376760000</text:p>
          </table:table-cell>
          <table:table-cell office:value-type="string">
            <text:p>Rapidash</text:p>
          </table:table-cell>
          <table:table-cell office:value-type="string">
            <text:p>09/22/16 02:31 AM</text:p>
          </table:table-cell>
          <table:table-cell office:value-type="float" office:value="34.1192931794">
            <text:p>34.1192931794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7.78782023561249E+017">
            <text:p>778782023561249000</text:p>
          </table:table-cell>
          <table:table-cell office:value-type="string">
            <text:p>Machamp</text:p>
          </table:table-cell>
          <table:table-cell office:value-type="string">
            <text:p>09/22/16 02:24 AM</text:p>
          </table:table-cell>
          <table:table-cell office:value-type="float" office:value="34.1003553634">
            <text:p>34.1003553634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7.78781721168753E+017">
            <text:p>778781721168753000</text:p>
          </table:table-cell>
          <table:table-cell office:value-type="string">
            <text:p>Golduck</text:p>
          </table:table-cell>
          <table:table-cell office:value-type="string">
            <text:p>09/22/16 02:23 A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8780075399405E+017">
            <text:p>778780075399405000</text:p>
          </table:table-cell>
          <table:table-cell office:value-type="string">
            <text:p>Hypno</text:p>
          </table:table-cell>
          <table:table-cell office:value-type="string">
            <text:p>09/22/16 02:16 AM</text:p>
          </table:table-cell>
          <table:table-cell office:value-type="float" office:value="34.1055033947">
            <text:p>34.1055033947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7.7877867508906E+017">
            <text:p>778778675089060000</text:p>
          </table:table-cell>
          <table:table-cell office:value-type="string">
            <text:p>Charmeleon</text:p>
          </table:table-cell>
          <table:table-cell office:value-type="string">
            <text:p>09/22/16 02:11 AM</text:p>
          </table:table-cell>
          <table:table-cell office:value-type="float" office:value="34.1124111327">
            <text:p>34.1124111327</text:p>
          </table:table-cell>
          <table:table-cell office:value-type="float" office:value="-118.1352633985">
            <text:p>-118.1352633985</text:p>
          </table:table-cell>
        </table:table-row>
        <table:table-row table:style-name="ro2">
          <table:table-cell office:value-type="float" office:value="7.7877830101998E+017">
            <text:p>778778301019980000</text:p>
          </table:table-cell>
          <table:table-cell office:value-type="string">
            <text:p>Seadra</text:p>
          </table:table-cell>
          <table:table-cell office:value-type="string">
            <text:p>09/22/16 02:09 A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78775466559672E+017">
            <text:p>778775466559672000</text:p>
          </table:table-cell>
          <table:table-cell office:value-type="string">
            <text:p>Charizard</text:p>
          </table:table-cell>
          <table:table-cell office:value-type="string">
            <text:p>09/22/16 01:58 AM</text:p>
          </table:table-cell>
          <table:table-cell office:value-type="float" office:value="34.0951032622">
            <text:p>34.0951032622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8770914498314E+017">
            <text:p>778770914498314000</text:p>
          </table:table-cell>
          <table:table-cell office:value-type="string">
            <text:p>Chansey</text:p>
          </table:table-cell>
          <table:table-cell office:value-type="string">
            <text:p>09/22/16 01:40 AM</text:p>
          </table:table-cell>
          <table:table-cell office:value-type="float" office:value="34.1194012712">
            <text:p>34.1194012712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7.78770099578687E+017">
            <text:p>778770099578687000</text:p>
          </table:table-cell>
          <table:table-cell office:value-type="string">
            <text:p>Porygon</text:p>
          </table:table-cell>
          <table:table-cell office:value-type="string">
            <text:p>09/22/16 01:37 AM</text:p>
          </table:table-cell>
          <table:table-cell office:value-type="float" office:value="34.0706584513">
            <text:p>34.0706584513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8769612271788E+017">
            <text:p>778769612271788000</text:p>
          </table:table-cell>
          <table:table-cell office:value-type="string">
            <text:p>Jolteon</text:p>
          </table:table-cell>
          <table:table-cell office:value-type="string">
            <text:p>09/22/16 01:35 AM</text:p>
          </table:table-cell>
          <table:table-cell office:value-type="float" office:value="34.0807010567">
            <text:p>34.0807010567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7.78767023912346E+017">
            <text:p>778767023912346000</text:p>
          </table:table-cell>
          <table:table-cell office:value-type="string">
            <text:p>Rapidash</text:p>
          </table:table-cell>
          <table:table-cell office:value-type="string">
            <text:p>09/22/16 01:25 AM</text:p>
          </table:table-cell>
          <table:table-cell office:value-type="float" office:value="34.0870029944">
            <text:p>34.0870029944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8766571825082E+017">
            <text:p>778766571825082000</text:p>
          </table:table-cell>
          <table:table-cell office:value-type="string">
            <text:p>Wigglytuff</text:p>
          </table:table-cell>
          <table:table-cell office:value-type="string">
            <text:p>09/22/16 01:23 AM</text:p>
          </table:table-cell>
          <table:table-cell office:value-type="float" office:value="34.0782509651">
            <text:p>34.0782509651</text:p>
          </table:table-cell>
          <table:table-cell office:value-type="float" office:value="-118.1225545054">
            <text:p>-118.1225545054</text:p>
          </table:table-cell>
        </table:table-row>
        <table:table-row table:style-name="ro2">
          <table:table-cell office:value-type="float" office:value="7.78766505823515E+017">
            <text:p>778766505823515000</text:p>
          </table:table-cell>
          <table:table-cell office:value-type="string">
            <text:p>Ivysaur</text:p>
          </table:table-cell>
          <table:table-cell office:value-type="string">
            <text:p>09/22/16 01:22 AM</text:p>
          </table:table-cell>
          <table:table-cell office:value-type="float" office:value="34.0877211005">
            <text:p>34.0877211005</text:p>
          </table:table-cell>
          <table:table-cell office:value-type="float" office:value="-118.0872573368">
            <text:p>-118.0872573368</text:p>
          </table:table-cell>
        </table:table-row>
        <table:table-row table:style-name="ro2">
          <table:table-cell office:value-type="float" office:value="7.7876619465223E+017">
            <text:p>778766194652230000</text:p>
          </table:table-cell>
          <table:table-cell office:value-type="string">
            <text:p>Raichu</text:p>
          </table:table-cell>
          <table:table-cell office:value-type="string">
            <text:p>09/22/16 01:21 AM</text:p>
          </table:table-cell>
          <table:table-cell office:value-type="float" office:value="34.1195619503">
            <text:p>34.1195619503</text:p>
          </table:table-cell>
          <table:table-cell office:value-type="float" office:value="-118.078020376">
            <text:p>-118.078020376</text:p>
          </table:table-cell>
        </table:table-row>
        <table:table-row table:style-name="ro2">
          <table:table-cell office:value-type="float" office:value="7.78764712028713E+017">
            <text:p>778764712028713000</text:p>
          </table:table-cell>
          <table:table-cell office:value-type="string">
            <text:p>Seaking</text:p>
          </table:table-cell>
          <table:table-cell office:value-type="string">
            <text:p>09/22/16 01:15 AM</text:p>
          </table:table-cell>
          <table:table-cell office:value-type="float" office:value="34.1011336235">
            <text:p>34.101133623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8764291432325E+017">
            <text:p>778764291432325000</text:p>
          </table:table-cell>
          <table:table-cell office:value-type="string">
            <text:p>Chansey</text:p>
          </table:table-cell>
          <table:table-cell office:value-type="string">
            <text:p>09/22/16 01:14 AM</text:p>
          </table:table-cell>
          <table:table-cell office:value-type="float" office:value="34.0917139002">
            <text:p>34.0917139002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7.78763085939036E+017">
            <text:p>778763085939036000</text:p>
          </table:table-cell>
          <table:table-cell office:value-type="string">
            <text:p>Flareon</text:p>
          </table:table-cell>
          <table:table-cell office:value-type="string">
            <text:p>09/22/16 01:09 AM</text:p>
          </table:table-cell>
          <table:table-cell office:value-type="float" office:value="34.0861377237">
            <text:p>34.0861377237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8762134503068E+017">
            <text:p>778762134503068000</text:p>
          </table:table-cell>
          <table:table-cell office:value-type="string">
            <text:p>Aerodactyl</text:p>
          </table:table-cell>
          <table:table-cell office:value-type="string">
            <text:p>09/22/16 01:05 AM</text:p>
          </table:table-cell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876179486095E+017">
            <text:p>778761794860950000</text:p>
          </table:table-cell>
          <table:table-cell office:value-type="string">
            <text:p>Weepinbell</text:p>
          </table:table-cell>
          <table:table-cell office:value-type="string">
            <text:p>09/22/16 01:04 AM</text:p>
          </table:table-cell>
          <table:table-cell office:value-type="float" office:value="34.1201260787">
            <text:p>34.1201260787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7.78759165137138E+017">
            <text:p>778759165137138000</text:p>
          </table:table-cell>
          <table:table-cell office:value-type="string">
            <text:p>Nidoking</text:p>
          </table:table-cell>
          <table:table-cell office:value-type="string">
            <text:p>09/22/16 12:53 AM</text:p>
          </table:table-cell>
          <table:table-cell office:value-type="float" office:value="34.1087609703">
            <text:p>34.1087609703</text:p>
          </table:table-cell>
          <table:table-cell office:value-type="float" office:value="-118.0915555588">
            <text:p>-118.0915555588</text:p>
          </table:table-cell>
        </table:table-row>
        <table:table-row table:style-name="ro2">
          <table:table-cell office:value-type="float" office:value="7.78758756070863E+017">
            <text:p>778758756070863000</text:p>
          </table:table-cell>
          <table:table-cell office:value-type="string">
            <text:p>Jolteon</text:p>
          </table:table-cell>
          <table:table-cell office:value-type="string">
            <text:p>09/22/16 12:52 AM</text:p>
          </table:table-cell>
          <table:table-cell office:value-type="float" office:value="34.1209308848">
            <text:p>34.1209308848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78757664352276E+017">
            <text:p>778757664352276000</text:p>
          </table:table-cell>
          <table:table-cell office:value-type="string">
            <text:p>Porygon</text:p>
          </table:table-cell>
          <table:table-cell office:value-type="string">
            <text:p>09/22/16 12:47 AM</text:p>
          </table:table-cell>
          <table:table-cell office:value-type="float" office:value="34.0933260372">
            <text:p>34.0933260372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8757564678836E+017">
            <text:p>778757564678836000</text:p>
          </table:table-cell>
          <table:table-cell office:value-type="string">
            <text:p>Gloom</text:p>
          </table:table-cell>
          <table:table-cell office:value-type="string">
            <text:p>09/22/16 12:47 AM</text:p>
          </table:table-cell>
          <table:table-cell office:value-type="float" office:value="34.0838016837">
            <text:p>34.0838016837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78757008107254E+017">
            <text:p>778757008107254000</text:p>
          </table:table-cell>
          <table:table-cell office:value-type="string">
            <text:p>Electabuzz</text:p>
          </table:table-cell>
          <table:table-cell office:value-type="string">
            <text:p>09/22/16 12:45 AM</text:p>
          </table:table-cell>
          <table:table-cell office:value-type="float" office:value="34.1007799519">
            <text:p>34.1007799519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7.78756539670598E+017">
            <text:p>778756539670598000</text:p>
          </table:table-cell>
          <table:table-cell office:value-type="string">
            <text:p>Flareon</text:p>
          </table:table-cell>
          <table:table-cell office:value-type="string">
            <text:p>09/22/16 12:43 AM</text:p>
          </table:table-cell>
          <table:table-cell office:value-type="float" office:value="34.1252838019">
            <text:p>34.1252838019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7.78755605808886E+017">
            <text:p>778755605808886000</text:p>
          </table:table-cell>
          <table:table-cell office:value-type="string">
            <text:p>Jolteon</text:p>
          </table:table-cell>
          <table:table-cell office:value-type="string">
            <text:p>09/22/16 12:39 AM</text:p>
          </table:table-cell>
          <table:table-cell office:value-type="float" office:value="34.1213041244">
            <text:p>34.1213041244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78754030382133E+017">
            <text:p>778754030382133000</text:p>
          </table:table-cell>
          <table:table-cell office:value-type="string">
            <text:p>Chansey</text:p>
          </table:table-cell>
          <table:table-cell office:value-type="string">
            <text:p>09/22/16 12:33 AM</text:p>
          </table:table-cell>
          <table:table-cell office:value-type="float" office:value="34.073215124">
            <text:p>34.073215124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7.78753170797306E+017">
            <text:p>778753170797306000</text:p>
          </table:table-cell>
          <table:table-cell office:value-type="string">
            <text:p>Aerodactyl</text:p>
          </table:table-cell>
          <table:table-cell office:value-type="string">
            <text:p>09/22/16 12:29 AM</text:p>
          </table:table-cell>
          <table:table-cell office:value-type="float" office:value="34.0911263493">
            <text:p>34.0911263493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7.78752928387445E+017">
            <text:p>778752928387445000</text:p>
          </table:table-cell>
          <table:table-cell office:value-type="string">
            <text:p>Jolteon</text:p>
          </table:table-cell>
          <table:table-cell office:value-type="string">
            <text:p>09/22/16 12:29 AM</text:p>
          </table:table-cell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7.78752841510822E+017">
            <text:p>778752841510822000</text:p>
          </table:table-cell>
          <table:table-cell office:value-type="string">
            <text:p>Flareon</text:p>
          </table:table-cell>
          <table:table-cell office:value-type="string">
            <text:p>09/22/16 12:28 AM</text:p>
          </table:table-cell>
          <table:table-cell office:value-type="float" office:value="34.0840806517">
            <text:p>34.0840806517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7.78752193369297E+017">
            <text:p>778752193369297000</text:p>
          </table:table-cell>
          <table:table-cell office:value-type="string">
            <text:p>Omastar</text:p>
          </table:table-cell>
          <table:table-cell office:value-type="string">
            <text:p>09/22/16 12:26 AM</text:p>
          </table:table-cell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8751446325928E+017">
            <text:p>778751446325928000</text:p>
          </table:table-cell>
          <table:table-cell office:value-type="string">
            <text:p>Jolteon</text:p>
          </table:table-cell>
          <table:table-cell office:value-type="string">
            <text:p>09/22/16 12:23 AM</text:p>
          </table:table-cell>
          <table:table-cell office:value-type="float" office:value="34.1081453871">
            <text:p>34.1081453871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7.78750634870747E+017">
            <text:p>778750634870747000</text:p>
          </table:table-cell>
          <table:table-cell office:value-type="string">
            <text:p>Aerodactyl</text:p>
          </table:table-cell>
          <table:table-cell office:value-type="string">
            <text:p>09/22/16 12:19 AM</text:p>
          </table:table-cell>
          <table:table-cell office:value-type="float" office:value="34.075974055">
            <text:p>34.075974055</text:p>
          </table:table-cell>
          <table:table-cell office:value-type="float" office:value="-118.0806726224">
            <text:p>-118.0806726224</text:p>
          </table:table-cell>
        </table:table-row>
        <table:table-row table:style-name="ro2">
          <table:table-cell office:value-type="float" office:value="7.78748625929118E+017">
            <text:p>778748625929118000</text:p>
          </table:table-cell>
          <table:table-cell office:value-type="string">
            <text:p>Kingler</text:p>
          </table:table-cell>
          <table:table-cell office:value-type="string">
            <text:p>09/22/16 12:11 AM</text:p>
          </table:table-cell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7.78747107318432E+017">
            <text:p>778747107318432000</text:p>
          </table:table-cell>
          <table:table-cell office:value-type="string">
            <text:p>Aerodactyl</text:p>
          </table:table-cell>
          <table:table-cell office:value-type="string">
            <text:p>09/22/16 12:05 AM</text:p>
          </table:table-cell>
          <table:table-cell office:value-type="float" office:value="34.0845805703">
            <text:p>34.0845805703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7.7874570686557E+017">
            <text:p>778745706865570000</text:p>
          </table:table-cell>
          <table:table-cell office:value-type="string">
            <text:p>Kabutops</text:p>
          </table:table-cell>
          <table:table-cell office:value-type="string">
            <text:p>09/22/16 12:00 AM</text:p>
          </table:table-cell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8745049630728E+017">
            <text:p>778745049630728000</text:p>
          </table:table-cell>
          <table:table-cell office:value-type="string">
            <text:p>Ivysaur</text:p>
          </table:table-cell>
          <table:table-cell office:value-type="string">
            <text:p>09/21/16 11:57 PM</text:p>
          </table:table-cell>
          <table:table-cell office:value-type="float" office:value="34.124292724">
            <text:p>34.124292724</text:p>
          </table:table-cell>
          <table:table-cell office:value-type="float" office:value="-118.1415717856">
            <text:p>-118.1415717856</text:p>
          </table:table-cell>
        </table:table-row>
        <table:table-row table:style-name="ro2">
          <table:table-cell office:value-type="float" office:value="7.78743429769462E+017">
            <text:p>778743429769462000</text:p>
          </table:table-cell>
          <table:table-cell office:value-type="string">
            <text:p>Aerodactyl</text:p>
          </table:table-cell>
          <table:table-cell office:value-type="string">
            <text:p>09/21/16 11:51 PM</text:p>
          </table:table-cell>
          <table:table-cell office:value-type="float" office:value="34.0816674134">
            <text:p>34.0816674134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7.78743188278293E+017">
            <text:p>778743188278293000</text:p>
          </table:table-cell>
          <table:table-cell office:value-type="string">
            <text:p>Scyther</text:p>
          </table:table-cell>
          <table:table-cell office:value-type="string">
            <text:p>09/21/16 11:50 PM</text:p>
          </table:table-cell>
          <table:table-cell office:value-type="float" office:value="34.1126984014">
            <text:p>34.1126984014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8741826140332E+017">
            <text:p>778741826140332000</text:p>
          </table:table-cell>
          <table:table-cell office:value-type="string">
            <text:p>Charmeleon</text:p>
          </table:table-cell>
          <table:table-cell office:value-type="string">
            <text:p>09/21/16 11:44 PM</text:p>
          </table:table-cell>
          <table:table-cell office:value-type="float" office:value="34.0688810409">
            <text:p>34.068881040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8740897542308E+017">
            <text:p>778740897542308000</text:p>
          </table:table-cell>
          <table:table-cell office:value-type="string">
            <text:p>Rapidash</text:p>
          </table:table-cell>
          <table:table-cell office:value-type="string">
            <text:p>09/21/16 11:41 PM</text:p>
          </table:table-cell>
          <table:table-cell office:value-type="float" office:value="34.0685922035">
            <text:p>34.0685922035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78739430630658E+017">
            <text:p>778739430630658000</text:p>
          </table:table-cell>
          <table:table-cell office:value-type="string">
            <text:p>Dratini</text:p>
          </table:table-cell>
          <table:table-cell office:value-type="string">
            <text:p>09/21/16 11:35 PM</text:p>
          </table:table-cell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78736303764406E+017">
            <text:p>778736303764406000</text:p>
          </table:table-cell>
          <table:table-cell office:value-type="string">
            <text:p>Tangela</text:p>
          </table:table-cell>
          <table:table-cell office:value-type="string">
            <text:p>09/21/16 11:22 PM</text:p>
          </table:table-cell>
          <table:table-cell office:value-type="float" office:value="34.0877211005">
            <text:p>34.0877211005</text:p>
          </table:table-cell>
          <table:table-cell office:value-type="float" office:value="-118.0872573368">
            <text:p>-118.0872573368</text:p>
          </table:table-cell>
        </table:table-row>
        <table:table-row table:style-name="ro2">
          <table:table-cell office:value-type="float" office:value="7.78734460724351E+017">
            <text:p>778734460724351000</text:p>
          </table:table-cell>
          <table:table-cell office:value-type="string">
            <text:p>Porygon</text:p>
          </table:table-cell>
          <table:table-cell office:value-type="string">
            <text:p>09/21/16 11:15 PM</text:p>
          </table:table-cell>
          <table:table-cell office:value-type="float" office:value="34.0800575771">
            <text:p>34.0800575771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78732649237971E+017">
            <text:p>778732649237971000</text:p>
          </table:table-cell>
          <table:table-cell office:value-type="string">
            <text:p>Electrode</text:p>
          </table:table-cell>
          <table:table-cell office:value-type="string">
            <text:p>09/21/16 11:08 PM</text:p>
          </table:table-cell>
          <table:table-cell office:value-type="float" office:value="34.0763245272">
            <text:p>34.0763245272</text:p>
          </table:table-cell>
          <table:table-cell office:value-type="float" office:value="-118.1364519527">
            <text:p>-118.1364519527</text:p>
          </table:table-cell>
        </table:table-row>
        <table:table-row table:style-name="ro2">
          <table:table-cell office:value-type="float" office:value="7.78731123538928E+017">
            <text:p>778731123538928000</text:p>
          </table:table-cell>
          <table:table-cell office:value-type="string">
            <text:p>Electabuzz</text:p>
          </table:table-cell>
          <table:table-cell office:value-type="string">
            <text:p>09/21/16 11:02 PM</text:p>
          </table:table-cell>
          <table:table-cell office:value-type="float" office:value="34.0864682785">
            <text:p>34.0864682785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7.78730483614048E+017">
            <text:p>778730483614048000</text:p>
          </table:table-cell>
          <table:table-cell office:value-type="string">
            <text:p>Exeggutor</text:p>
          </table:table-cell>
          <table:table-cell office:value-type="string">
            <text:p>09/21/16 10:59 PM</text:p>
          </table:table-cell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7.78729003863585E+017">
            <text:p>778729003863585000</text:p>
          </table:table-cell>
          <table:table-cell office:value-type="string">
            <text:p>Porygon</text:p>
          </table:table-cell>
          <table:table-cell office:value-type="string">
            <text:p>09/21/16 10:53 PM</text:p>
          </table:table-cell>
          <table:table-cell office:value-type="float" office:value="34.0947122489">
            <text:p>34.0947122489</text:p>
          </table:table-cell>
          <table:table-cell office:value-type="float" office:value="-118.1272175881">
            <text:p>-118.1272175881</text:p>
          </table:table-cell>
        </table:table-row>
        <table:table-row table:style-name="ro2">
          <table:table-cell office:value-type="float" office:value="7.78728500840632E+017">
            <text:p>778728500840632000</text:p>
          </table:table-cell>
          <table:table-cell office:value-type="string">
            <text:p>Rapidash</text:p>
          </table:table-cell>
          <table:table-cell office:value-type="string">
            <text:p>09/21/16 10:51 PM</text:p>
          </table:table-cell>
          <table:table-cell office:value-type="float" office:value="34.0876813957">
            <text:p>34.087681395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7.78728418376495E+017">
            <text:p>778728418376495000</text:p>
          </table:table-cell>
          <table:table-cell office:value-type="string">
            <text:p>Ninetales</text:p>
          </table:table-cell>
          <table:table-cell office:value-type="string">
            <text:p>09/21/16 10:51 PM</text:p>
          </table:table-cell>
          <table:table-cell office:value-type="float" office:value="34.1225162958">
            <text:p>34.1225162958</text:p>
          </table:table-cell>
          <table:table-cell office:value-type="float" office:value="-118.1210001168">
            <text:p>-118.1210001168</text:p>
          </table:table-cell>
        </table:table-row>
        <table:table-row table:style-name="ro2">
          <table:table-cell office:value-type="float" office:value="7.787282539933E+017">
            <text:p>778728253993300000</text:p>
          </table:table-cell>
          <table:table-cell office:value-type="string">
            <text:p>Kingler</text:p>
          </table:table-cell>
          <table:table-cell office:value-type="string">
            <text:p>09/21/16 10:50 PM</text:p>
          </table:table-cell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7.78727733794787E+017">
            <text:p>778727733794787000</text:p>
          </table:table-cell>
          <table:table-cell office:value-type="string">
            <text:p>Flareon</text:p>
          </table:table-cell>
          <table:table-cell office:value-type="string">
            <text:p>09/21/16 10:48 PM</text:p>
          </table:table-cell>
          <table:table-cell office:value-type="float" office:value="34.0887741146">
            <text:p>34.0887741146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7.7872750550716E+017">
            <text:p>778727505507160000</text:p>
          </table:table-cell>
          <table:table-cell office:value-type="string">
            <text:p>Flareon</text:p>
          </table:table-cell>
          <table:table-cell office:value-type="string">
            <text:p>09/21/16 10:48 PM</text:p>
          </table:table-cell>
          <table:table-cell office:value-type="float" office:value="34.0765174967">
            <text:p>34.0765174967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7.78726061806719E+017">
            <text:p>778726061806719000</text:p>
          </table:table-cell>
          <table:table-cell office:value-type="string">
            <text:p>Porygon</text:p>
          </table:table-cell>
          <table:table-cell office:value-type="string">
            <text:p>09/21/16 10:42 PM</text:p>
          </table:table-cell>
          <table:table-cell office:value-type="float" office:value="34.079224918">
            <text:p>34.079224918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7.78725335483372E+017">
            <text:p>778725335483372000</text:p>
          </table:table-cell>
          <table:table-cell office:value-type="string">
            <text:p>Exeggutor</text:p>
          </table:table-cell>
          <table:table-cell office:value-type="string">
            <text:p>09/21/16 10:39 PM</text:p>
          </table:table-cell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7.78719517471977E+017">
            <text:p>778719517471977000</text:p>
          </table:table-cell>
          <table:table-cell office:value-type="string">
            <text:p>Tangela</text:p>
          </table:table-cell>
          <table:table-cell office:value-type="string">
            <text:p>09/21/16 10:16 PM</text:p>
          </table:table-cell>
          <table:table-cell office:value-type="float" office:value="34.1160879666">
            <text:p>34.116087966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87175961955E+017">
            <text:p>778717596195500000</text:p>
          </table:table-cell>
          <table:table-cell office:value-type="string">
            <text:p>Charmeleon</text:p>
          </table:table-cell>
          <table:table-cell office:value-type="string">
            <text:p>09/21/16 10:08 PM</text:p>
          </table:table-cell>
          <table:table-cell office:value-type="float" office:value="34.0755224938">
            <text:p>34.0755224938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7.78717095634739E+017">
            <text:p>778717095634739000</text:p>
          </table:table-cell>
          <table:table-cell office:value-type="string">
            <text:p>Ivysaur</text:p>
          </table:table-cell>
          <table:table-cell office:value-type="string">
            <text:p>09/21/16 10:06 PM</text:p>
          </table:table-cell>
          <table:table-cell office:value-type="float" office:value="34.089202986">
            <text:p>34.089202986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78714992984007E+017">
            <text:p>778714992984007000</text:p>
          </table:table-cell>
          <table:table-cell office:value-type="string">
            <text:p>Chansey</text:p>
          </table:table-cell>
          <table:table-cell office:value-type="string">
            <text:p>09/21/16 09:58 PM</text:p>
          </table:table-cell>
          <table:table-cell office:value-type="float" office:value="34.1250119967">
            <text:p>34.1250119967</text:p>
          </table:table-cell>
          <table:table-cell office:value-type="float" office:value="-118.1054554704">
            <text:p>-118.1054554704</text:p>
          </table:table-cell>
        </table:table-row>
        <table:table-row table:style-name="ro2">
          <table:table-cell office:value-type="float" office:value="7.78712616407446E+017">
            <text:p>778712616407446000</text:p>
          </table:table-cell>
          <table:table-cell office:value-type="string">
            <text:p>Chansey</text:p>
          </table:table-cell>
          <table:table-cell office:value-type="string">
            <text:p>09/21/16 09:48 PM</text:p>
          </table:table-cell>
          <table:table-cell office:value-type="float" office:value="34.088385234">
            <text:p>34.088385234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78710559063552E+017">
            <text:p>778710559063552000</text:p>
          </table:table-cell>
          <table:table-cell office:value-type="string">
            <text:p>Aerodactyl</text:p>
          </table:table-cell>
          <table:table-cell office:value-type="string">
            <text:p>09/21/16 09:40 PM</text:p>
          </table:table-cell>
          <table:table-cell office:value-type="float" office:value="34.0687411483">
            <text:p>34.0687411483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7.78709530590843E+017">
            <text:p>778709530590843000</text:p>
          </table:table-cell>
          <table:table-cell office:value-type="string">
            <text:p>Seadra</text:p>
          </table:table-cell>
          <table:table-cell office:value-type="string">
            <text:p>09/21/16 09:36 PM</text:p>
          </table:table-cell>
          <table:table-cell office:value-type="float" office:value="34.1096819173">
            <text:p>34.1096819173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870889515382E+017">
            <text:p>778708895153820000</text:p>
          </table:table-cell>
          <table:table-cell office:value-type="string">
            <text:p>Kingler</text:p>
          </table:table-cell>
          <table:table-cell office:value-type="string">
            <text:p>09/21/16 09:34 PM</text:p>
          </table:table-cell>
          <table:table-cell office:value-type="float" office:value="34.0991766351">
            <text:p>34.0991766351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7.78708597433741E+017">
            <text:p>778708597433741000</text:p>
          </table:table-cell>
          <table:table-cell office:value-type="string">
            <text:p>Wartortle</text:p>
          </table:table-cell>
          <table:table-cell office:value-type="string">
            <text:p>09/21/16 09:32 PM</text:p>
          </table:table-cell>
          <table:table-cell office:value-type="float" office:value="34.0965691785">
            <text:p>34.096569178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8707561889477E+017">
            <text:p>778707561889477000</text:p>
          </table:table-cell>
          <table:table-cell office:value-type="string">
            <text:p>Tangela</text:p>
          </table:table-cell>
          <table:table-cell office:value-type="string">
            <text:p>09/21/16 09:28 PM</text:p>
          </table:table-cell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7.7870646203385E+017">
            <text:p>778706462033850000</text:p>
          </table:table-cell>
          <table:table-cell office:value-type="string">
            <text:p>Aerodactyl</text:p>
          </table:table-cell>
          <table:table-cell office:value-type="string">
            <text:p>09/21/16 09:24 PM</text:p>
          </table:table-cell>
          <table:table-cell office:value-type="float" office:value="34.0813747891">
            <text:p>34.0813747891</text:p>
          </table:table-cell>
          <table:table-cell office:value-type="float" office:value="-118.0760083003">
            <text:p>-118.0760083003</text:p>
          </table:table-cell>
        </table:table-row>
        <table:table-row table:style-name="ro2">
          <table:table-cell office:value-type="float" office:value="7.78706356236722E+017">
            <text:p>778706356236722000</text:p>
          </table:table-cell>
          <table:table-cell office:value-type="string">
            <text:p>Chansey</text:p>
          </table:table-cell>
          <table:table-cell office:value-type="string">
            <text:p>09/21/16 09:23 PM</text:p>
          </table:table-cell>
          <table:table-cell office:value-type="float" office:value="34.0877387797">
            <text:p>34.087738779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7.78706351513928E+017">
            <text:p>778706351513928000</text:p>
          </table:table-cell>
          <table:table-cell office:value-type="string">
            <text:p>Dewgong</text:p>
          </table:table-cell>
          <table:table-cell office:value-type="string">
            <text:p>09/21/16 09:23 P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8704984573551E+017">
            <text:p>778704984573551000</text:p>
          </table:table-cell>
          <table:table-cell office:value-type="string">
            <text:p>Charmeleon</text:p>
          </table:table-cell>
          <table:table-cell office:value-type="string">
            <text:p>09/21/16 09:18 PM</text:p>
          </table:table-cell>
          <table:table-cell office:value-type="float" office:value="34.0812785915">
            <text:p>34.081278591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7.78704193729147E+017">
            <text:p>778704193729147000</text:p>
          </table:table-cell>
          <table:table-cell office:value-type="string">
            <text:p>Flareon</text:p>
          </table:table-cell>
          <table:table-cell office:value-type="string">
            <text:p>09/21/16 09:15 PM</text:p>
          </table:table-cell>
          <table:table-cell office:value-type="float" office:value="34.0694876593">
            <text:p>34.0694876593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8703177654805E+017">
            <text:p>778703177654805000</text:p>
          </table:table-cell>
          <table:table-cell office:value-type="string">
            <text:p>Electrode</text:p>
          </table:table-cell>
          <table:table-cell office:value-type="string">
            <text:p>09/21/16 09:11 PM</text:p>
          </table:table-cell>
          <table:table-cell office:value-type="float" office:value="34.078372355">
            <text:p>34.078372355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7.78701771581432E+017">
            <text:p>778701771581432000</text:p>
          </table:table-cell>
          <table:table-cell office:value-type="string">
            <text:p>Flareon</text:p>
          </table:table-cell>
          <table:table-cell office:value-type="string">
            <text:p>09/21/16 09:05 PM</text:p>
          </table:table-cell>
          <table:table-cell office:value-type="float" office:value="34.0794930981">
            <text:p>34.0794930981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7.78701395255964E+017">
            <text:p>778701395255964000</text:p>
          </table:table-cell>
          <table:table-cell office:value-type="string">
            <text:p>Electabuzz</text:p>
          </table:table-cell>
          <table:table-cell office:value-type="string">
            <text:p>09/21/16 09:04 PM</text:p>
          </table:table-cell>
          <table:table-cell office:value-type="float" office:value="34.1201260787">
            <text:p>34.1201260787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7.78700110318273E+017">
            <text:p>778700110318273000</text:p>
          </table:table-cell>
          <table:table-cell office:value-type="string">
            <text:p>Chansey</text:p>
          </table:table-cell>
          <table:table-cell office:value-type="string">
            <text:p>09/21/16 08:59 PM</text:p>
          </table:table-cell>
          <table:table-cell office:value-type="float" office:value="34.097509855">
            <text:p>34.097509855</text:p>
          </table:table-cell>
          <table:table-cell office:value-type="float" office:value="-118.0803982539">
            <text:p>-118.0803982539</text:p>
          </table:table-cell>
        </table:table-row>
        <table:table-row table:style-name="ro2">
          <table:table-cell office:value-type="float" office:value="7.78698440020599E+017">
            <text:p>778698440020599000</text:p>
          </table:table-cell>
          <table:table-cell office:value-type="string">
            <text:p>Raichu</text:p>
          </table:table-cell>
          <table:table-cell office:value-type="string">
            <text:p>09/21/16 08:52 PM</text:p>
          </table:table-cell>
          <table:table-cell office:value-type="float" office:value="34.1178212118">
            <text:p>34.1178212118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78698279370404E+017">
            <text:p>778698279370404000</text:p>
          </table:table-cell>
          <table:table-cell office:value-type="string">
            <text:p>Aerodactyl</text:p>
          </table:table-cell>
          <table:table-cell office:value-type="string">
            <text:p>09/21/16 08:51 PM</text:p>
          </table:table-cell>
          <table:table-cell office:value-type="float" office:value="34.0991801273">
            <text:p>34.0991801273</text:p>
          </table:table-cell>
          <table:table-cell office:value-type="float" office:value="-118.1305091009">
            <text:p>-118.1305091009</text:p>
          </table:table-cell>
        </table:table-row>
        <table:table-row table:style-name="ro2">
          <table:table-cell office:value-type="float" office:value="7.78696364502823E+017">
            <text:p>778696364502823000</text:p>
          </table:table-cell>
          <table:table-cell office:value-type="string">
            <text:p>Chansey</text:p>
          </table:table-cell>
          <table:table-cell office:value-type="string">
            <text:p>09/21/16 08:44 PM</text:p>
          </table:table-cell>
          <table:table-cell office:value-type="float" office:value="34.0908869212">
            <text:p>34.0908869212</text:p>
          </table:table-cell>
          <table:table-cell office:value-type="float" office:value="-118.1045410365">
            <text:p>-118.1045410365</text:p>
          </table:table-cell>
        </table:table-row>
        <table:table-row table:style-name="ro2">
          <table:table-cell office:value-type="float" office:value="7.78696317124031E+017">
            <text:p>778696317124031000</text:p>
          </table:table-cell>
          <table:table-cell office:value-type="string">
            <text:p>Jolteon</text:p>
          </table:table-cell>
          <table:table-cell office:value-type="string">
            <text:p>09/21/16 08:44 PM</text:p>
          </table:table-cell>
          <table:table-cell office:value-type="float" office:value="34.0905041423">
            <text:p>34.0905041423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7.786958785927E+017">
            <text:p>778695878592700000</text:p>
          </table:table-cell>
          <table:table-cell office:value-type="string">
            <text:p>Wigglytuff</text:p>
          </table:table-cell>
          <table:table-cell office:value-type="string">
            <text:p>09/21/16 08:42 PM</text:p>
          </table:table-cell>
          <table:table-cell office:value-type="float" office:value="34.0786533991">
            <text:p>34.078653399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7.78695450945651E+017">
            <text:p>778695450945651000</text:p>
          </table:table-cell>
          <table:table-cell office:value-type="string">
            <text:p>Chansey</text:p>
          </table:table-cell>
          <table:table-cell office:value-type="string">
            <text:p>09/21/16 08:40 PM</text:p>
          </table:table-cell>
          <table:table-cell office:value-type="float" office:value="34.1042367426">
            <text:p>34.1042367426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7.7869326930783E+017">
            <text:p>778693269307830000</text:p>
          </table:table-cell>
          <table:table-cell office:value-type="string">
            <text:p>Flareon</text:p>
          </table:table-cell>
          <table:table-cell office:value-type="string">
            <text:p>09/21/16 08:31 PM</text:p>
          </table:table-cell>
          <table:table-cell office:value-type="float" office:value="34.077764482">
            <text:p>34.077764482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78692985533837E+017">
            <text:p>778692985533837000</text:p>
          </table:table-cell>
          <table:table-cell office:value-type="string">
            <text:p>Electabuzz</text:p>
          </table:table-cell>
          <table:table-cell office:value-type="string">
            <text:p>09/21/16 08:30 PM</text:p>
          </table:table-cell>
          <table:table-cell office:value-type="float" office:value="34.0822138676">
            <text:p>34.0822138676</text:p>
          </table:table-cell>
          <table:table-cell office:value-type="float" office:value="-118.0816786364">
            <text:p>-118.0816786364</text:p>
          </table:table-cell>
        </table:table-row>
        <table:table-row table:style-name="ro2">
          <table:table-cell office:value-type="float" office:value="7.78692518519059E+017">
            <text:p>778692518519059000</text:p>
          </table:table-cell>
          <table:table-cell office:value-type="string">
            <text:p>Lickitung</text:p>
          </table:table-cell>
          <table:table-cell office:value-type="string">
            <text:p>09/21/16 08:28 PM</text:p>
          </table:table-cell>
          <table:table-cell office:value-type="float" office:value="34.0815322067">
            <text:p>34.0815322067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7.78692316378739E+017">
            <text:p>778692316378739000</text:p>
          </table:table-cell>
          <table:table-cell office:value-type="string">
            <text:p>Raichu</text:p>
          </table:table-cell>
          <table:table-cell office:value-type="string">
            <text:p>09/21/16 08:28 PM</text:p>
          </table:table-cell>
          <table:table-cell office:value-type="float" office:value="34.1247350479">
            <text:p>34.1247350479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7.78691254087393E+017">
            <text:p>778691254087393000</text:p>
          </table:table-cell>
          <table:table-cell office:value-type="string">
            <text:p>Jolteon</text:p>
          </table:table-cell>
          <table:table-cell office:value-type="string">
            <text:p>09/21/16 08:23 PM</text:p>
          </table:table-cell>
          <table:table-cell office:value-type="float" office:value="34.0877387797">
            <text:p>34.087738779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7.78690607774524E+017">
            <text:p>778690607774524000</text:p>
          </table:table-cell>
          <table:table-cell office:value-type="string">
            <text:p>Charmeleon</text:p>
          </table:table-cell>
          <table:table-cell office:value-type="string">
            <text:p>09/21/16 08:21 PM</text:p>
          </table:table-cell>
          <table:table-cell office:value-type="float" office:value="34.1191470547">
            <text:p>34.1191470547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7.78688958234448E+017">
            <text:p>778688958234448000</text:p>
          </table:table-cell>
          <table:table-cell office:value-type="string">
            <text:p>Scyther</text:p>
          </table:table-cell>
          <table:table-cell office:value-type="string">
            <text:p>09/21/16 08:14 PM</text:p>
          </table:table-cell>
          <table:table-cell office:value-type="float" office:value="34.0815539673">
            <text:p>34.0815539673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7.7868725603901E+017">
            <text:p>778687256039010000</text:p>
          </table:table-cell>
          <table:table-cell office:value-type="string">
            <text:p>Rapidash</text:p>
          </table:table-cell>
          <table:table-cell office:value-type="string">
            <text:p>09/21/16 08:08 PM</text:p>
          </table:table-cell>
          <table:table-cell office:value-type="float" office:value="34.0883221272">
            <text:p>34.08832212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7.78686750612861E+017">
            <text:p>778686750612861000</text:p>
          </table:table-cell>
          <table:table-cell office:value-type="string">
            <text:p>Weezing</text:p>
          </table:table-cell>
          <table:table-cell office:value-type="string">
            <text:p>09/21/16 08:06 PM</text:p>
          </table:table-cell>
          <table:table-cell office:value-type="float" office:value="34.0736130799">
            <text:p>34.0736130799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7.78686549328212E+017">
            <text:p>778686549328212000</text:p>
          </table:table-cell>
          <table:table-cell office:value-type="string">
            <text:p>Scyther</text:p>
          </table:table-cell>
          <table:table-cell office:value-type="string">
            <text:p>09/21/16 08:05 PM</text:p>
          </table:table-cell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8682972924891E+017">
            <text:p>778682972924891000</text:p>
          </table:table-cell>
          <table:table-cell office:value-type="string">
            <text:p>Charmeleon</text:p>
          </table:table-cell>
          <table:table-cell office:value-type="string">
            <text:p>09/21/16 07:51 PM</text:p>
          </table:table-cell>
          <table:table-cell office:value-type="float" office:value="34.0836492443">
            <text:p>34.0836492443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8682955455607E+017">
            <text:p>778682955455607000</text:p>
          </table:table-cell>
          <table:table-cell office:value-type="string">
            <text:p>Seaking</text:p>
          </table:table-cell>
          <table:table-cell office:value-type="string">
            <text:p>09/21/16 07:50 PM</text:p>
          </table:table-cell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7.78682857183076E+017">
            <text:p>778682857183076000</text:p>
          </table:table-cell>
          <table:table-cell office:value-type="string">
            <text:p>Flareon</text:p>
          </table:table-cell>
          <table:table-cell office:value-type="string">
            <text:p>09/21/16 07:50 PM</text:p>
          </table:table-cell>
          <table:table-cell office:value-type="float" office:value="34.1111565475">
            <text:p>34.1111565475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7.78681969869586E+017">
            <text:p>778681969869586000</text:p>
          </table:table-cell>
          <table:table-cell office:value-type="string">
            <text:p>Raichu</text:p>
          </table:table-cell>
          <table:table-cell office:value-type="string">
            <text:p>09/21/16 07:47 PM</text:p>
          </table:table-cell>
          <table:table-cell office:value-type="float" office:value="34.0799310297">
            <text:p>34.0799310297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7.78680064246358E+017">
            <text:p>778680064246358000</text:p>
          </table:table-cell>
          <table:table-cell office:value-type="string">
            <text:p>Chansey</text:p>
          </table:table-cell>
          <table:table-cell office:value-type="string">
            <text:p>09/21/16 07:39 PM</text:p>
          </table:table-cell>
          <table:table-cell office:value-type="float" office:value="34.0959621027">
            <text:p>34.0959621027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7.78679563542868E+017">
            <text:p>778679563542868000</text:p>
          </table:table-cell>
          <table:table-cell office:value-type="string">
            <text:p>Weezing</text:p>
          </table:table-cell>
          <table:table-cell office:value-type="string">
            <text:p>09/21/16 07:37 PM</text:p>
          </table:table-cell>
          <table:table-cell office:value-type="float" office:value="34.1242700142">
            <text:p>34.1242700142</text:p>
          </table:table-cell>
          <table:table-cell office:value-type="float" office:value="-118.1416632098">
            <text:p>-118.1416632098</text:p>
          </table:table-cell>
        </table:table-row>
        <table:table-row table:style-name="ro2">
          <table:table-cell office:value-type="float" office:value="7.78676716701004E+017">
            <text:p>778676716701004000</text:p>
          </table:table-cell>
          <table:table-cell office:value-type="string">
            <text:p>Rapidash</text:p>
          </table:table-cell>
          <table:table-cell office:value-type="string">
            <text:p>09/21/16 07:26 PM</text:p>
          </table:table-cell>
          <table:table-cell office:value-type="float" office:value="34.1156672843">
            <text:p>34.1156672843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7.78676641186722E+017">
            <text:p>778676641186722000</text:p>
          </table:table-cell>
          <table:table-cell office:value-type="string">
            <text:p>Grimer</text:p>
          </table:table-cell>
          <table:table-cell office:value-type="string">
            <text:p>09/21/16 07:25 PM</text:p>
          </table:table-cell>
          <table:table-cell office:value-type="float" office:value="34.1086861146">
            <text:p>34.108686114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7.78676148301541E+017">
            <text:p>778676148301541000</text:p>
          </table:table-cell>
          <table:table-cell office:value-type="string">
            <text:p>Flareon</text:p>
          </table:table-cell>
          <table:table-cell office:value-type="string">
            <text:p>09/21/16 07:23 PM</text:p>
          </table:table-cell>
          <table:table-cell office:value-type="float" office:value="34.083441415">
            <text:p>34.083441415</text:p>
          </table:table-cell>
          <table:table-cell office:value-type="float" office:value="-118.1058212427">
            <text:p>-118.1058212427</text:p>
          </table:table-cell>
        </table:table-row>
        <table:table-row table:style-name="ro2">
          <table:table-cell office:value-type="float" office:value="7.78675308761264E+017">
            <text:p>778675308761264000</text:p>
          </table:table-cell>
          <table:table-cell office:value-type="string">
            <text:p>Flareon</text:p>
          </table:table-cell>
          <table:table-cell office:value-type="string">
            <text:p>09/21/16 07:20 PM</text:p>
          </table:table-cell>
          <table:table-cell office:value-type="float" office:value="34.1111565475">
            <text:p>34.1111565475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7.78675101512241E+017">
            <text:p>778675101512241000</text:p>
          </table:table-cell>
          <table:table-cell office:value-type="string">
            <text:p>Jolteon</text:p>
          </table:table-cell>
          <table:table-cell office:value-type="string">
            <text:p>09/21/16 07:19 PM</text:p>
          </table:table-cell>
          <table:table-cell office:value-type="float" office:value="34.0664644824">
            <text:p>34.0664644824</text:p>
          </table:table-cell>
          <table:table-cell office:value-type="float" office:value="-118.0854282742">
            <text:p>-118.0854282742</text:p>
          </table:table-cell>
        </table:table-row>
        <table:table-row table:style-name="ro2">
          <table:table-cell office:value-type="float" office:value="7.7867369629877E+017">
            <text:p>778673696298770000</text:p>
          </table:table-cell>
          <table:table-cell office:value-type="string">
            <text:p>Charmeleon</text:p>
          </table:table-cell>
          <table:table-cell office:value-type="string">
            <text:p>09/21/16 07:14 PM</text:p>
          </table:table-cell>
          <table:table-cell office:value-type="float" office:value="34.0917139002">
            <text:p>34.0917139002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7.78672961146335E+017">
            <text:p>778672961146335000</text:p>
          </table:table-cell>
          <table:table-cell office:value-type="string">
            <text:p>Clefable</text:p>
          </table:table-cell>
          <table:table-cell office:value-type="string">
            <text:p>09/21/16 07:11 PM</text:p>
          </table:table-cell>
          <table:table-cell office:value-type="float" office:value="34.127678737">
            <text:p>34.127678737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7.78672299138441E+017">
            <text:p>778672299138441000</text:p>
          </table:table-cell>
          <table:table-cell office:value-type="string">
            <text:p>Raichu</text:p>
          </table:table-cell>
          <table:table-cell office:value-type="string">
            <text:p>09/21/16 07:08 PM</text:p>
          </table:table-cell>
          <table:table-cell office:value-type="float" office:value="34.1109690801">
            <text:p>34.1109690801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7.78672021882274E+017">
            <text:p>778672021882274000</text:p>
          </table:table-cell>
          <table:table-cell office:value-type="string">
            <text:p>Seadra</text:p>
          </table:table-cell>
          <table:table-cell office:value-type="string">
            <text:p>09/21/16 07:07 PM</text:p>
          </table:table-cell>
          <table:table-cell office:value-type="float" office:value="34.0975977256">
            <text:p>34.0975977256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7.7867114968515E+017">
            <text:p>778671149685150000</text:p>
          </table:table-cell>
          <table:table-cell office:value-type="string">
            <text:p>Chansey</text:p>
          </table:table-cell>
          <table:table-cell office:value-type="string">
            <text:p>09/21/16 07:04 PM</text:p>
          </table:table-cell>
          <table:table-cell office:value-type="float" office:value="34.0826945991">
            <text:p>34.0826945991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8670998388257E+017">
            <text:p>778670998388257000</text:p>
          </table:table-cell>
          <table:table-cell office:value-type="string">
            <text:p>Aerodactyl</text:p>
          </table:table-cell>
          <table:table-cell office:value-type="string">
            <text:p>09/21/16 07:03 PM</text:p>
          </table:table-cell>
          <table:table-cell office:value-type="float" office:value="34.083504842">
            <text:p>34.083504842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7.7867071216053E+017">
            <text:p>778670712160530000</text:p>
          </table:table-cell>
          <table:table-cell office:value-type="string">
            <text:p>Charmeleon</text:p>
          </table:table-cell>
          <table:table-cell office:value-type="string">
            <text:p>09/21/16 07:02 PM</text:p>
          </table:table-cell>
          <table:table-cell office:value-type="float" office:value="34.075279223">
            <text:p>34.075279223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8668821611622E+017">
            <text:p>778668821611622000</text:p>
          </table:table-cell>
          <table:table-cell office:value-type="string">
            <text:p>Dratini</text:p>
          </table:table-cell>
          <table:table-cell office:value-type="string">
            <text:p>09/21/16 06:54 PM</text:p>
          </table:table-cell>
          <table:table-cell office:value-type="float" office:value="34.1014583471">
            <text:p>34.1014583471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7.78668684092985E+017">
            <text:p>778668684092985000</text:p>
          </table:table-cell>
          <table:table-cell office:value-type="string">
            <text:p>Seaking</text:p>
          </table:table-cell>
          <table:table-cell office:value-type="string">
            <text:p>09/21/16 06:54 PM</text:p>
          </table:table-cell>
          <table:table-cell office:value-type="float" office:value="34.1015897961">
            <text:p>34.1015897961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7.78666365322301E+017">
            <text:p>778666365322301000</text:p>
          </table:table-cell>
          <table:table-cell office:value-type="string">
            <text:p>Rapidash</text:p>
          </table:table-cell>
          <table:table-cell office:value-type="string">
            <text:p>09/21/16 06:45 PM</text:p>
          </table:table-cell>
          <table:table-cell office:value-type="float" office:value="34.0802433091">
            <text:p>34.0802433091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7.78665945183064E+017">
            <text:p>778665945183064000</text:p>
          </table:table-cell>
          <table:table-cell office:value-type="string">
            <text:p>Haunter</text:p>
          </table:table-cell>
          <table:table-cell office:value-type="string">
            <text:p>09/21/16 06:43 PM</text:p>
          </table:table-cell>
          <table:table-cell office:value-type="float" office:value="34.1252838019">
            <text:p>34.1252838019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7.78664698023584E+017">
            <text:p>778664698023584000</text:p>
          </table:table-cell>
          <table:table-cell office:value-type="string">
            <text:p>Chansey</text:p>
          </table:table-cell>
          <table:table-cell office:value-type="string">
            <text:p>09/21/16 06:38 PM</text:p>
          </table:table-cell>
          <table:table-cell office:value-type="float" office:value="34.1264281417">
            <text:p>34.1264281417</text:p>
          </table:table-cell>
          <table:table-cell office:value-type="float" office:value="-118.1213658565">
            <text:p>-118.1213658565</text:p>
          </table:table-cell>
        </table:table-row>
        <table:table-row table:style-name="ro2">
          <table:table-cell office:value-type="float" office:value="7.78662522198958E+017">
            <text:p>778662522198958000</text:p>
          </table:table-cell>
          <table:table-cell office:value-type="string">
            <text:p>Dratini</text:p>
          </table:table-cell>
          <table:table-cell office:value-type="string">
            <text:p>09/21/16 06:29 PM</text:p>
          </table:table-cell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78662073374872E+017">
            <text:p>778662073374872000</text:p>
          </table:table-cell>
          <table:table-cell office:value-type="string">
            <text:p>Kabutops</text:p>
          </table:table-cell>
          <table:table-cell office:value-type="string">
            <text:p>09/21/16 06:27 PM</text:p>
          </table:table-cell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78661291141456E+017">
            <text:p>778661291141456000</text:p>
          </table:table-cell>
          <table:table-cell office:value-type="string">
            <text:p>Seadra</text:p>
          </table:table-cell>
          <table:table-cell office:value-type="string">
            <text:p>09/21/16 06:24 PM</text:p>
          </table:table-cell>
          <table:table-cell office:value-type="float" office:value="34.0954133264">
            <text:p>34.0954133264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7.78661056784667E+017">
            <text:p>778661056784667000</text:p>
          </table:table-cell>
          <table:table-cell office:value-type="string">
            <text:p>Slowbro</text:p>
          </table:table-cell>
          <table:table-cell office:value-type="string">
            <text:p>09/21/16 06:23 P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8660892900594E+017">
            <text:p>778660892900594000</text:p>
          </table:table-cell>
          <table:table-cell office:value-type="string">
            <text:p>Charmeleon</text:p>
          </table:table-cell>
          <table:table-cell office:value-type="string">
            <text:p>09/21/16 06:23 PM</text:p>
          </table:table-cell>
          <table:table-cell office:value-type="float" office:value="34.0987369664">
            <text:p>34.0987369664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78660862617752E+017">
            <text:p>778660862617752000</text:p>
          </table:table-cell>
          <table:table-cell office:value-type="string">
            <text:p>Rapidash</text:p>
          </table:table-cell>
          <table:table-cell office:value-type="string">
            <text:p>09/21/16 06:23 PM</text:p>
          </table:table-cell>
          <table:table-cell office:value-type="float" office:value="34.0740931228">
            <text:p>34.0740931228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7.78659697880465E+017">
            <text:p>778659697880465000</text:p>
          </table:table-cell>
          <table:table-cell office:value-type="string">
            <text:p>Jolteon</text:p>
          </table:table-cell>
          <table:table-cell office:value-type="string">
            <text:p>09/21/16 06:18 PM</text:p>
          </table:table-cell>
          <table:table-cell office:value-type="float" office:value="34.1171808405">
            <text:p>34.1171808405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7.78658748151701E+017">
            <text:p>778658748151701000</text:p>
          </table:table-cell>
          <table:table-cell office:value-type="string">
            <text:p>Chansey</text:p>
          </table:table-cell>
          <table:table-cell office:value-type="string">
            <text:p>09/21/16 06:14 PM</text:p>
          </table:table-cell>
          <table:table-cell office:value-type="float" office:value="34.1170428877">
            <text:p>34.1170428877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7.78658268289704E+017">
            <text:p>778658268289704000</text:p>
          </table:table-cell>
          <table:table-cell office:value-type="string">
            <text:p>Nidoqueen</text:p>
          </table:table-cell>
          <table:table-cell office:value-type="string">
            <text:p>09/21/16 06:12 PM</text:p>
          </table:table-cell>
          <table:table-cell office:value-type="float" office:value="34.1229644159">
            <text:p>34.1229644159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7.78655343865766E+017">
            <text:p>778655343865766000</text:p>
          </table:table-cell>
          <table:table-cell office:value-type="string">
            <text:p>Chansey</text:p>
          </table:table-cell>
          <table:table-cell office:value-type="string">
            <text:p>09/21/16 06:01 PM</text:p>
          </table:table-cell>
          <table:table-cell office:value-type="float" office:value="34.1043561893">
            <text:p>34.1043561893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7.78654719593943E+017">
            <text:p>778654719593943000</text:p>
          </table:table-cell>
          <table:table-cell office:value-type="string">
            <text:p>Dragonair</text:p>
          </table:table-cell>
          <table:table-cell office:value-type="string">
            <text:p>09/21/16 05:58 PM</text:p>
          </table:table-cell>
          <table:table-cell office:value-type="float" office:value="34.0921760226">
            <text:p>34.0921760226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7.78654327107752E+017">
            <text:p>778654327107752000</text:p>
          </table:table-cell>
          <table:table-cell office:value-type="string">
            <text:p>Golduck</text:p>
          </table:table-cell>
          <table:table-cell office:value-type="string">
            <text:p>09/21/16 05:57 P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8651588596347E+017">
            <text:p>778651588596347000</text:p>
          </table:table-cell>
          <table:table-cell office:value-type="string">
            <text:p>Chansey</text:p>
          </table:table-cell>
          <table:table-cell office:value-type="string">
            <text:p>09/21/16 05:46 PM</text:p>
          </table:table-cell>
          <table:table-cell office:value-type="float" office:value="34.1264151438">
            <text:p>34.1264151438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865127998364E+017">
            <text:p>778651279983640000</text:p>
          </table:table-cell>
          <table:table-cell office:value-type="string">
            <text:p>Chansey</text:p>
          </table:table-cell>
          <table:table-cell office:value-type="string">
            <text:p>09/21/16 05:45 PM</text:p>
          </table:table-cell>
          <table:table-cell office:value-type="float" office:value="34.0778479915">
            <text:p>34.077847991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78649605797851E+017">
            <text:p>778649605797851000</text:p>
          </table:table-cell>
          <table:table-cell office:value-type="string">
            <text:p>Chansey</text:p>
          </table:table-cell>
          <table:table-cell office:value-type="string">
            <text:p>09/21/16 05:38 PM</text:p>
          </table:table-cell>
          <table:table-cell office:value-type="float" office:value="34.0783024643">
            <text:p>34.0783024643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78649447680979E+017">
            <text:p>778649447680979000</text:p>
          </table:table-cell>
          <table:table-cell office:value-type="string">
            <text:p>Wigglytuff</text:p>
          </table:table-cell>
          <table:table-cell office:value-type="string">
            <text:p>09/21/16 05:37 PM</text:p>
          </table:table-cell>
          <table:table-cell office:value-type="float" office:value="34.0815968623">
            <text:p>34.0815968623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8648135820116E+017">
            <text:p>778648135820116000</text:p>
          </table:table-cell>
          <table:table-cell office:value-type="string">
            <text:p>Rapidash</text:p>
          </table:table-cell>
          <table:table-cell office:value-type="string">
            <text:p>09/21/16 05:32 PM</text:p>
          </table:table-cell>
          <table:table-cell office:value-type="float" office:value="34.0924028219">
            <text:p>34.0924028219</text:p>
          </table:table-cell>
          <table:table-cell office:value-type="float" office:value="-118.1171598033">
            <text:p>-118.1171598033</text:p>
          </table:table-cell>
        </table:table-row>
        <table:table-row table:style-name="ro2">
          <table:table-cell office:value-type="float" office:value="7.78646019802227E+017">
            <text:p>778646019802227000</text:p>
          </table:table-cell>
          <table:table-cell office:value-type="string">
            <text:p>Chansey</text:p>
          </table:table-cell>
          <table:table-cell office:value-type="string">
            <text:p>09/21/16 05:24 PM</text:p>
          </table:table-cell>
          <table:table-cell office:value-type="float" office:value="34.0842140233">
            <text:p>34.0842140233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78644684197409E+017">
            <text:p>778644684197409000</text:p>
          </table:table-cell>
          <table:table-cell office:value-type="string">
            <text:p>Rapidash</text:p>
          </table:table-cell>
          <table:table-cell office:value-type="string">
            <text:p>09/21/16 05:18 PM</text:p>
          </table:table-cell>
          <table:table-cell office:value-type="float" office:value="34.068293654">
            <text:p>34.068293654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7.78643714872795E+017">
            <text:p>778643714872795000</text:p>
          </table:table-cell>
          <table:table-cell office:value-type="string">
            <text:p>Nidoking</text:p>
          </table:table-cell>
          <table:table-cell office:value-type="string">
            <text:p>09/21/16 05:15 PM</text:p>
          </table:table-cell>
          <table:table-cell office:value-type="float" office:value="34.114498591">
            <text:p>34.114498591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8643361221665E+017">
            <text:p>778643361221665000</text:p>
          </table:table-cell>
          <table:table-cell office:value-type="string">
            <text:p>Ivysaur</text:p>
          </table:table-cell>
          <table:table-cell office:value-type="string">
            <text:p>09/21/16 05:13 PM</text:p>
          </table:table-cell>
          <table:table-cell office:value-type="float" office:value="34.0697560857">
            <text:p>34.0697560857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7.78642553755214E+017">
            <text:p>778642553755214000</text:p>
          </table:table-cell>
          <table:table-cell office:value-type="string">
            <text:p>Scyther</text:p>
          </table:table-cell>
          <table:table-cell office:value-type="string">
            <text:p>09/21/16 05:10 PM</text:p>
          </table:table-cell>
          <table:table-cell office:value-type="float" office:value="34.1044284031">
            <text:p>34.104428403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8641455665426E+017">
            <text:p>778641455665426000</text:p>
          </table:table-cell>
          <table:table-cell office:value-type="string">
            <text:p>Scyther</text:p>
          </table:table-cell>
          <table:table-cell office:value-type="string">
            <text:p>09/21/16 05:06 PM</text:p>
          </table:table-cell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8637723389223E+017">
            <text:p>778637723389223000</text:p>
          </table:table-cell>
          <table:table-cell office:value-type="string">
            <text:p>Golduck</text:p>
          </table:table-cell>
          <table:table-cell office:value-type="string">
            <text:p>09/21/16 04:51 P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78636954896183E+017">
            <text:p>778636954896183000</text:p>
          </table:table-cell>
          <table:table-cell office:value-type="string">
            <text:p>Rapidash</text:p>
          </table:table-cell>
          <table:table-cell office:value-type="string">
            <text:p>09/21/16 04:48 PM</text:p>
          </table:table-cell>
          <table:table-cell office:value-type="float" office:value="34.089739331">
            <text:p>34.089739331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7.78635480292209E+017">
            <text:p>778635480292209000</text:p>
          </table:table-cell>
          <table:table-cell office:value-type="string">
            <text:p>Porygon</text:p>
          </table:table-cell>
          <table:table-cell office:value-type="string">
            <text:p>09/21/16 04:42 PM</text:p>
          </table:table-cell>
          <table:table-cell office:value-type="float" office:value="34.0786533991">
            <text:p>34.078653399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7.78635256681247E+017">
            <text:p>778635256681247000</text:p>
          </table:table-cell>
          <table:table-cell office:value-type="string">
            <text:p>Weepinbell</text:p>
          </table:table-cell>
          <table:table-cell office:value-type="string">
            <text:p>09/21/16 04:41 PM</text:p>
          </table:table-cell>
          <table:table-cell office:value-type="float" office:value="34.1037508294">
            <text:p>34.1037508294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8633890739073E+017">
            <text:p>778633890739073000</text:p>
          </table:table-cell>
          <table:table-cell office:value-type="string">
            <text:p>Flareon</text:p>
          </table:table-cell>
          <table:table-cell office:value-type="string">
            <text:p>09/21/16 04:36 PM</text:p>
          </table:table-cell>
          <table:table-cell office:value-type="float" office:value="34.1016219316">
            <text:p>34.10162193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7.78633887673045E+017">
            <text:p>778633887673045000</text:p>
          </table:table-cell>
          <table:table-cell office:value-type="string">
            <text:p>Golduck</text:p>
          </table:table-cell>
          <table:table-cell office:value-type="string">
            <text:p>09/21/16 04:35 PM</text:p>
          </table:table-cell>
          <table:table-cell office:value-type="float" office:value="34.1259711201">
            <text:p>34.1259711201</text:p>
          </table:table-cell>
          <table:table-cell office:value-type="float" office:value="-118.1157882423">
            <text:p>-118.1157882423</text:p>
          </table:table-cell>
        </table:table-row>
        <table:table-row table:style-name="ro2">
          <table:table-cell office:value-type="float" office:value="7.78633557887492E+017">
            <text:p>778633557887492000</text:p>
          </table:table-cell>
          <table:table-cell office:value-type="string">
            <text:p>Dratini</text:p>
          </table:table-cell>
          <table:table-cell office:value-type="string">
            <text:p>09/21/16 04:34 PM</text:p>
          </table:table-cell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8630851844149E+017">
            <text:p>778630851844149000</text:p>
          </table:table-cell>
          <table:table-cell office:value-type="string">
            <text:p>Seaking</text:p>
          </table:table-cell>
          <table:table-cell office:value-type="string">
            <text:p>09/21/16 04:23 PM</text:p>
          </table:table-cell>
          <table:table-cell office:value-type="float" office:value="34.083441415">
            <text:p>34.083441415</text:p>
          </table:table-cell>
          <table:table-cell office:value-type="float" office:value="-118.1058212427">
            <text:p>-118.1058212427</text:p>
          </table:table-cell>
        </table:table-row>
        <table:table-row table:style-name="ro2">
          <table:table-cell office:value-type="float" office:value="7.78630817580917E+017">
            <text:p>778630817580917000</text:p>
          </table:table-cell>
          <table:table-cell office:value-type="string">
            <text:p>Rapidash</text:p>
          </table:table-cell>
          <table:table-cell office:value-type="string">
            <text:p>09/21/16 04:23 PM</text:p>
          </table:table-cell>
          <table:table-cell office:value-type="float" office:value="34.1276835055">
            <text:p>34.1276835055</text:p>
          </table:table-cell>
          <table:table-cell office:value-type="float" office:value="-118.1385547594">
            <text:p>-118.1385547594</text:p>
          </table:table-cell>
        </table:table-row>
        <table:table-row table:style-name="ro2">
          <table:table-cell office:value-type="float" office:value="7.78627356374159E+017">
            <text:p>778627356374159000</text:p>
          </table:table-cell>
          <table:table-cell office:value-type="string">
            <text:p>Porygon</text:p>
          </table:table-cell>
          <table:table-cell office:value-type="string">
            <text:p>09/21/16 04:10 PM</text:p>
          </table:table-cell>
          <table:table-cell office:value-type="float" office:value="34.0796854869">
            <text:p>34.0796854869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8626242039812E+017">
            <text:p>778626242039812000</text:p>
          </table:table-cell>
          <table:table-cell office:value-type="string">
            <text:p>Jolteon</text:p>
          </table:table-cell>
          <table:table-cell office:value-type="string">
            <text:p>09/21/16 04:05 PM</text:p>
          </table:table-cell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8626204341445E+017">
            <text:p>778626204341445000</text:p>
          </table:table-cell>
          <table:table-cell office:value-type="string">
            <text:p>Flareon</text:p>
          </table:table-cell>
          <table:table-cell office:value-type="string">
            <text:p>09/21/16 04:05 PM</text:p>
          </table:table-cell>
          <table:table-cell office:value-type="float" office:value="34.0696457332">
            <text:p>34.0696457332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7.78626076683624E+017">
            <text:p>778626076683624000</text:p>
          </table:table-cell>
          <table:table-cell office:value-type="string">
            <text:p>Jolteon</text:p>
          </table:table-cell>
          <table:table-cell office:value-type="string">
            <text:p>09/21/16 04:04 PM</text:p>
          </table:table-cell>
          <table:table-cell office:value-type="float" office:value="34.10436496">
            <text:p>34.10436496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7.78625774089752E+017">
            <text:p>778625774089752000</text:p>
          </table:table-cell>
          <table:table-cell office:value-type="string">
            <text:p>Raichu</text:p>
          </table:table-cell>
          <table:table-cell office:value-type="string">
            <text:p>09/21/16 04:03 PM</text:p>
          </table:table-cell>
          <table:table-cell office:value-type="float" office:value="34.0876797668">
            <text:p>34.0876797668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78623401061593E+017">
            <text:p>778623401061593000</text:p>
          </table:table-cell>
          <table:table-cell office:value-type="string">
            <text:p>Kabutops</text:p>
          </table:table-cell>
          <table:table-cell office:value-type="string">
            <text:p>09/21/16 03:54 PM</text:p>
          </table:table-cell>
          <table:table-cell office:value-type="float" office:value="34.0962909853">
            <text:p>34.0962909853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7.78623280886354E+017">
            <text:p>778623280886354000</text:p>
          </table:table-cell>
          <table:table-cell office:value-type="string">
            <text:p>Tangela</text:p>
          </table:table-cell>
          <table:table-cell office:value-type="string">
            <text:p>09/21/16 03:53 PM</text:p>
          </table:table-cell>
          <table:table-cell office:value-type="float" office:value="34.1049046798">
            <text:p>34.1049046798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8623128930963E+017">
            <text:p>778623128930963000</text:p>
          </table:table-cell>
          <table:table-cell office:value-type="string">
            <text:p>Kabutops</text:p>
          </table:table-cell>
          <table:table-cell office:value-type="string">
            <text:p>09/21/16 03:53 PM</text:p>
          </table:table-cell>
          <table:table-cell office:value-type="float" office:value="34.0696478865">
            <text:p>34.0696478865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8622620849672E+017">
            <text:p>778622620849672000</text:p>
          </table:table-cell>
          <table:table-cell office:value-type="string">
            <text:p>Kingler</text:p>
          </table:table-cell>
          <table:table-cell office:value-type="string">
            <text:p>09/21/16 03:51 P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78622176433799E+017">
            <text:p>778622176433799000</text:p>
          </table:table-cell>
          <table:table-cell office:value-type="string">
            <text:p>Lickitung</text:p>
          </table:table-cell>
          <table:table-cell office:value-type="string">
            <text:p>09/21/16 03:49 PM</text:p>
          </table:table-cell>
          <table:table-cell office:value-type="float" office:value="34.1003469712">
            <text:p>34.100346971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7.78620823741477E+017">
            <text:p>778620823741477000</text:p>
          </table:table-cell>
          <table:table-cell office:value-type="string">
            <text:p>Nidoqueen</text:p>
          </table:table-cell>
          <table:table-cell office:value-type="string">
            <text:p>09/21/16 03:44 PM</text:p>
          </table:table-cell>
          <table:table-cell office:value-type="float" office:value="34.0960147434">
            <text:p>34.096014743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8619900923306E+017">
            <text:p>778619900923306000</text:p>
          </table:table-cell>
          <table:table-cell office:value-type="string">
            <text:p>Wartortle</text:p>
          </table:table-cell>
          <table:table-cell office:value-type="string">
            <text:p>09/21/16 03:40 PM</text:p>
          </table:table-cell>
          <table:table-cell office:value-type="float" office:value="34.0654764572">
            <text:p>34.065476457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7.78618561581298E+017">
            <text:p>778618561581298000</text:p>
          </table:table-cell>
          <table:table-cell office:value-type="string">
            <text:p>Chansey</text:p>
          </table:table-cell>
          <table:table-cell office:value-type="string">
            <text:p>09/21/16 03:35 PM</text:p>
          </table:table-cell>
          <table:table-cell office:value-type="float" office:value="34.1023476725">
            <text:p>34.1023476725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7.78618202028843E+017">
            <text:p>778618202028843000</text:p>
          </table:table-cell>
          <table:table-cell office:value-type="string">
            <text:p>Chansey</text:p>
          </table:table-cell>
          <table:table-cell office:value-type="string">
            <text:p>09/21/16 03:33 PM</text:p>
          </table:table-cell>
          <table:table-cell office:value-type="float" office:value="34.1300735068">
            <text:p>34.1300735068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7.78618172643562E+017">
            <text:p>778618172643562000</text:p>
          </table:table-cell>
          <table:table-cell office:value-type="string">
            <text:p>Jolteon</text:p>
          </table:table-cell>
          <table:table-cell office:value-type="string">
            <text:p>09/21/16 03:33 PM</text:p>
          </table:table-cell>
          <table:table-cell office:value-type="float" office:value="34.0677045006">
            <text:p>34.0677045006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8616679530049E+017">
            <text:p>778616679530049000</text:p>
          </table:table-cell>
          <table:table-cell office:value-type="string">
            <text:p>Haunter</text:p>
          </table:table-cell>
          <table:table-cell office:value-type="string">
            <text:p>09/21/16 03:27 PM</text:p>
          </table:table-cell>
          <table:table-cell office:value-type="float" office:value="34.1233372254">
            <text:p>34.1233372254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8614573926457E+017">
            <text:p>778614573926457000</text:p>
          </table:table-cell>
          <table:table-cell office:value-type="string">
            <text:p>Porygon</text:p>
          </table:table-cell>
          <table:table-cell office:value-type="string">
            <text:p>09/21/16 03:19 PM</text:p>
          </table:table-cell>
          <table:table-cell office:value-type="float" office:value="34.0779274539">
            <text:p>34.0779274539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7.78613713062343E+017">
            <text:p>778613713062343000</text:p>
          </table:table-cell>
          <table:table-cell office:value-type="string">
            <text:p>Chansey</text:p>
          </table:table-cell>
          <table:table-cell office:value-type="string">
            <text:p>09/21/16 03:15 PM</text:p>
          </table:table-cell>
          <table:table-cell office:value-type="float" office:value="34.0844161424">
            <text:p>34.0844161424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7.78612971098386E+017">
            <text:p>778612971098386000</text:p>
          </table:table-cell>
          <table:table-cell office:value-type="string">
            <text:p>Dratini</text:p>
          </table:table-cell>
          <table:table-cell office:value-type="string">
            <text:p>09/21/16 03:12 PM</text:p>
          </table:table-cell>
          <table:table-cell office:value-type="float" office:value="34.0915326378">
            <text:p>34.0915326378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8611548025524E+017">
            <text:p>778611548025524000</text:p>
          </table:table-cell>
          <table:table-cell office:value-type="string">
            <text:p>Slowbro</text:p>
          </table:table-cell>
          <table:table-cell office:value-type="string">
            <text:p>09/21/16 03:07 PM</text:p>
          </table:table-cell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8611142901928E+017">
            <text:p>778611142901928000</text:p>
          </table:table-cell>
          <table:table-cell office:value-type="string">
            <text:p>Aerodactyl</text:p>
          </table:table-cell>
          <table:table-cell office:value-type="string">
            <text:p>09/21/16 03:05 PM</text:p>
          </table:table-cell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8610392658346E+017">
            <text:p>778610392658346000</text:p>
          </table:table-cell>
          <table:table-cell office:value-type="string">
            <text:p>Charmeleon</text:p>
          </table:table-cell>
          <table:table-cell office:value-type="string">
            <text:p>09/21/16 03:02 PM</text:p>
          </table:table-cell>
          <table:table-cell office:value-type="float" office:value="34.0866582519">
            <text:p>34.0866582519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7.78609386855858E+017">
            <text:p>778609386855858000</text:p>
          </table:table-cell>
          <table:table-cell office:value-type="string">
            <text:p>Kabutops</text:p>
          </table:table-cell>
          <table:table-cell office:value-type="string">
            <text:p>09/21/16 02:58 PM</text:p>
          </table:table-cell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8609329326793E+017">
            <text:p>778609329326793000</text:p>
          </table:table-cell>
          <table:table-cell office:value-type="string">
            <text:p>Porygon</text:p>
          </table:table-cell>
          <table:table-cell office:value-type="string">
            <text:p>09/21/16 02:58 PM</text:p>
          </table:table-cell>
          <table:table-cell office:value-type="float" office:value="34.078004315">
            <text:p>34.078004315</text:p>
          </table:table-cell>
          <table:table-cell office:value-type="float" office:value="-118.1248403458">
            <text:p>-118.1248403458</text:p>
          </table:table-cell>
        </table:table-row>
        <table:table-row table:style-name="ro2">
          <table:table-cell office:value-type="float" office:value="7.78608991987347E+017">
            <text:p>778608991987347000</text:p>
          </table:table-cell>
          <table:table-cell office:value-type="string">
            <text:p>Charmeleon</text:p>
          </table:table-cell>
          <table:table-cell office:value-type="string">
            <text:p>09/21/16 02:57 PM</text:p>
          </table:table-cell>
          <table:table-cell office:value-type="float" office:value="34.1011058572">
            <text:p>34.1011058572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7.78606572205289E+017">
            <text:p>778606572205289000</text:p>
          </table:table-cell>
          <table:table-cell office:value-type="string">
            <text:p>Alakazam</text:p>
          </table:table-cell>
          <table:table-cell office:value-type="string">
            <text:p>09/21/16 02:47 PM</text:p>
          </table:table-cell>
          <table:table-cell office:value-type="float" office:value="34.0838016837">
            <text:p>34.0838016837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78602704088158E+017">
            <text:p>778602704088158000</text:p>
          </table:table-cell>
          <table:table-cell office:value-type="string">
            <text:p>Raichu</text:p>
          </table:table-cell>
          <table:table-cell office:value-type="string">
            <text:p>09/21/16 02:32 PM</text:p>
          </table:table-cell>
          <table:table-cell office:value-type="float" office:value="34.1101189003">
            <text:p>34.1101189003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7.78596758033052E+017">
            <text:p>778596758033052000</text:p>
          </table:table-cell>
          <table:table-cell office:value-type="string">
            <text:p>Rapidash</text:p>
          </table:table-cell>
          <table:table-cell office:value-type="string">
            <text:p>09/21/16 02:08 PM</text:p>
          </table:table-cell>
          <table:table-cell office:value-type="float" office:value="34.0694769923">
            <text:p>34.0694769923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7.78595869033542E+017">
            <text:p>778595869033542000</text:p>
          </table:table-cell>
          <table:table-cell office:value-type="string">
            <text:p>Grimer</text:p>
          </table:table-cell>
          <table:table-cell office:value-type="string">
            <text:p>09/21/16 02:04 PM</text:p>
          </table:table-cell>
          <table:table-cell office:value-type="float" office:value="34.1002979453">
            <text:p>34.1002979453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7.78595504913457E+017">
            <text:p>778595504913457000</text:p>
          </table:table-cell>
          <table:table-cell office:value-type="string">
            <text:p>Kingler</text:p>
          </table:table-cell>
          <table:table-cell office:value-type="string">
            <text:p>09/21/16 02:03 P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8595315850981E+017">
            <text:p>778595315850981000</text:p>
          </table:table-cell>
          <table:table-cell office:value-type="string">
            <text:p>Snorlax</text:p>
          </table:table-cell>
          <table:table-cell office:value-type="string">
            <text:p>09/21/16 02:02 PM</text:p>
          </table:table-cell>
          <table:table-cell office:value-type="float" office:value="34.0851109289">
            <text:p>34.0851109289</text:p>
          </table:table-cell>
          <table:table-cell office:value-type="float" office:value="-118.0868000729">
            <text:p>-118.0868000729</text:p>
          </table:table-cell>
        </table:table-row>
        <table:table-row table:style-name="ro2">
          <table:table-cell office:value-type="float" office:value="7.78593750989758E+017">
            <text:p>778593750989758000</text:p>
          </table:table-cell>
          <table:table-cell office:value-type="string">
            <text:p>Omastar</text:p>
          </table:table-cell>
          <table:table-cell office:value-type="string">
            <text:p>09/21/16 01:56 PM</text:p>
          </table:table-cell>
          <table:table-cell office:value-type="float" office:value="34.0833144672">
            <text:p>34.0833144672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7.78592360603132E+017">
            <text:p>778592360603132000</text:p>
          </table:table-cell>
          <table:table-cell office:value-type="string">
            <text:p>Golduck</text:p>
          </table:table-cell>
          <table:table-cell office:value-type="string">
            <text:p>09/21/16 01:50 PM</text:p>
          </table:table-cell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7.78592220467175E+017">
            <text:p>778592220467175000</text:p>
          </table:table-cell>
          <table:table-cell office:value-type="string">
            <text:p>Jolteon</text:p>
          </table:table-cell>
          <table:table-cell office:value-type="string">
            <text:p>09/21/16 01:50 PM</text:p>
          </table:table-cell>
          <table:table-cell office:value-type="float" office:value="34.091553694">
            <text:p>34.091553694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7.78588708874301E+017">
            <text:p>778588708874301000</text:p>
          </table:table-cell>
          <table:table-cell office:value-type="string">
            <text:p>Flareon</text:p>
          </table:table-cell>
          <table:table-cell office:value-type="string">
            <text:p>09/21/16 01:36 PM</text:p>
          </table:table-cell>
          <table:table-cell office:value-type="float" office:value="34.1240567346">
            <text:p>34.1240567346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858549765224E+017">
            <text:p>778585497652240000</text:p>
          </table:table-cell>
          <table:table-cell office:value-type="string">
            <text:p>Porygon</text:p>
          </table:table-cell>
          <table:table-cell office:value-type="string">
            <text:p>09/21/16 01:23 PM</text:p>
          </table:table-cell>
          <table:table-cell office:value-type="float" office:value="34.0798672537">
            <text:p>34.079867253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8583523619803E+017">
            <text:p>778583523619803000</text:p>
          </table:table-cell>
          <table:table-cell office:value-type="string">
            <text:p>Aerodactyl</text:p>
          </table:table-cell>
          <table:table-cell office:value-type="string">
            <text:p>09/21/16 01:15 PM</text:p>
          </table:table-cell>
          <table:table-cell office:value-type="float" office:value="34.0972982816">
            <text:p>34.09729828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7.78579885870547E+017">
            <text:p>778579885870547000</text:p>
          </table:table-cell>
          <table:table-cell office:value-type="string">
            <text:p>Jolteon</text:p>
          </table:table-cell>
          <table:table-cell office:value-type="string">
            <text:p>09/21/16 01:01 PM</text:p>
          </table:table-cell>
          <table:table-cell office:value-type="float" office:value="34.0759514106">
            <text:p>34.0759514106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78578829732295E+017">
            <text:p>778578829732295000</text:p>
          </table:table-cell>
          <table:table-cell office:value-type="string">
            <text:p>Dratini</text:p>
          </table:table-cell>
          <table:table-cell office:value-type="string">
            <text:p>09/21/16 12:57 P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8578010106532E+017">
            <text:p>778578010106532000</text:p>
          </table:table-cell>
          <table:table-cell office:value-type="string">
            <text:p>Lickitung</text:p>
          </table:table-cell>
          <table:table-cell office:value-type="string">
            <text:p>09/21/16 12:53 PM</text:p>
          </table:table-cell>
          <table:table-cell office:value-type="float" office:value="34.1146231853">
            <text:p>34.1146231853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7.78575161482056E+017">
            <text:p>778575161482056000</text:p>
          </table:table-cell>
          <table:table-cell office:value-type="string">
            <text:p>Dratini</text:p>
          </table:table-cell>
          <table:table-cell office:value-type="string">
            <text:p>09/21/16 12:42 PM</text:p>
          </table:table-cell>
          <table:table-cell office:value-type="float" office:value="34.0926338276">
            <text:p>34.0926338276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7.78574621679333E+017">
            <text:p>778574621679333000</text:p>
          </table:table-cell>
          <table:table-cell office:value-type="string">
            <text:p>Weepinbell</text:p>
          </table:table-cell>
          <table:table-cell office:value-type="string">
            <text:p>09/21/16 12:40 PM</text:p>
          </table:table-cell>
          <table:table-cell office:value-type="float" office:value="34.1194012712">
            <text:p>34.1194012712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7.78573705014186E+017">
            <text:p>778573705014186000</text:p>
          </table:table-cell>
          <table:table-cell office:value-type="string">
            <text:p>Chansey</text:p>
          </table:table-cell>
          <table:table-cell office:value-type="string">
            <text:p>09/21/16 12:36 PM</text:p>
          </table:table-cell>
          <table:table-cell office:value-type="float" office:value="34.0946751696">
            <text:p>34.0946751696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8570368688587E+017">
            <text:p>778570368688587000</text:p>
          </table:table-cell>
          <table:table-cell office:value-type="string">
            <text:p>Grimer</text:p>
          </table:table-cell>
          <table:table-cell office:value-type="string">
            <text:p>09/21/16 12:23 PM</text:p>
          </table:table-cell>
          <table:table-cell office:value-type="float" office:value="34.1143292556">
            <text:p>34.1143292556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7.78570321343292E+017">
            <text:p>778570321343292000</text:p>
          </table:table-cell>
          <table:table-cell office:value-type="string">
            <text:p>Jolteon</text:p>
          </table:table-cell>
          <table:table-cell office:value-type="string">
            <text:p>09/21/16 12:23 PM</text:p>
          </table:table-cell>
          <table:table-cell office:value-type="float" office:value="34.0675095587">
            <text:p>34.0675095587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7.78569856274698E+017">
            <text:p>778569856274698000</text:p>
          </table:table-cell>
          <table:table-cell office:value-type="string">
            <text:p>Charmeleon</text:p>
          </table:table-cell>
          <table:table-cell office:value-type="string">
            <text:p>09/21/16 12:21 PM</text:p>
          </table:table-cell>
          <table:table-cell office:value-type="float" office:value="34.0939363185">
            <text:p>34.0939363185</text:p>
          </table:table-cell>
          <table:table-cell office:value-type="float" office:value="-118.0974082876">
            <text:p>-118.0974082876</text:p>
          </table:table-cell>
        </table:table-row>
        <table:table-row table:style-name="ro2">
          <table:table-cell office:value-type="float" office:value="7.78569727270543E+017">
            <text:p>778569727270543000</text:p>
          </table:table-cell>
          <table:table-cell office:value-type="string">
            <text:p>Rapidash</text:p>
          </table:table-cell>
          <table:table-cell office:value-type="string">
            <text:p>09/21/16 12:21 PM</text:p>
          </table:table-cell>
          <table:table-cell office:value-type="float" office:value="34.0835387203">
            <text:p>34.0835387203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7.78566915396514E+017">
            <text:p>778566915396514000</text:p>
          </table:table-cell>
          <table:table-cell office:value-type="string">
            <text:p>Scyther</text:p>
          </table:table-cell>
          <table:table-cell office:value-type="string">
            <text:p>09/21/16 12:09 PM</text:p>
          </table:table-cell>
          <table:table-cell office:value-type="float" office:value="34.0899015549">
            <text:p>34.0899015549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78564989174944E+017">
            <text:p>778564989174944000</text:p>
          </table:table-cell>
          <table:table-cell office:value-type="string">
            <text:p>Porygon</text:p>
          </table:table-cell>
          <table:table-cell office:value-type="string">
            <text:p>09/21/16 12:02 PM</text:p>
          </table:table-cell>
          <table:table-cell office:value-type="float" office:value="34.0982890827">
            <text:p>34.0982890827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7.78563718183477E+017">
            <text:p>778563718183477000</text:p>
          </table:table-cell>
          <table:table-cell office:value-type="string">
            <text:p>Ninetales</text:p>
          </table:table-cell>
          <table:table-cell office:value-type="string">
            <text:p>09/21/16 11:57 AM</text:p>
          </table:table-cell>
          <table:table-cell office:value-type="float" office:value="34.0860532052">
            <text:p>34.0860532052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7.78560319102685E+017">
            <text:p>778560319102685000</text:p>
          </table:table-cell>
          <table:table-cell office:value-type="string">
            <text:p>Chansey</text:p>
          </table:table-cell>
          <table:table-cell office:value-type="string">
            <text:p>09/21/16 11:43 AM</text:p>
          </table:table-cell>
          <table:table-cell office:value-type="float" office:value="34.0981395421">
            <text:p>34.0981395421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7.78559775181189E+017">
            <text:p>778559775181189000</text:p>
          </table:table-cell>
          <table:table-cell office:value-type="string">
            <text:p>Ivysaur</text:p>
          </table:table-cell>
          <table:table-cell office:value-type="string">
            <text:p>09/21/16 11:41 AM</text:p>
          </table:table-cell>
          <table:table-cell office:value-type="float" office:value="34.0808116843">
            <text:p>34.0808116843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78558469494354E+017">
            <text:p>778558469494354000</text:p>
          </table:table-cell>
          <table:table-cell office:value-type="string">
            <text:p>Jolteon</text:p>
          </table:table-cell>
          <table:table-cell office:value-type="string">
            <text:p>09/21/16 11:36 AM</text:p>
          </table:table-cell>
          <table:table-cell office:value-type="float" office:value="34.1017324646">
            <text:p>34.1017324646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7.78557374005023E+017">
            <text:p>778557374005023000</text:p>
          </table:table-cell>
          <table:table-cell office:value-type="string">
            <text:p>Porygon</text:p>
          </table:table-cell>
          <table:table-cell office:value-type="string">
            <text:p>09/21/16 11:31 AM</text:p>
          </table:table-cell>
          <table:table-cell office:value-type="float" office:value="34.1016593674">
            <text:p>34.1016593674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7.7855731091431E+017">
            <text:p>778557310914310000</text:p>
          </table:table-cell>
          <table:table-cell office:value-type="string">
            <text:p>Aerodactyl</text:p>
          </table:table-cell>
          <table:table-cell office:value-type="string">
            <text:p>09/21/16 11:31 AM</text:p>
          </table:table-cell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78557032991339E+017">
            <text:p>778557032991339000</text:p>
          </table:table-cell>
          <table:table-cell office:value-type="string">
            <text:p>Tangela</text:p>
          </table:table-cell>
          <table:table-cell office:value-type="string">
            <text:p>09/21/16 11:30 AM</text:p>
          </table:table-cell>
          <table:table-cell office:value-type="float" office:value="34.1081328087">
            <text:p>34.1081328087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78555367336706E+017">
            <text:p>778555367336706000</text:p>
          </table:table-cell>
          <table:table-cell office:value-type="string">
            <text:p>Grimer</text:p>
          </table:table-cell>
          <table:table-cell office:value-type="string">
            <text:p>09/21/16 11:23 AM</text:p>
          </table:table-cell>
          <table:table-cell office:value-type="float" office:value="34.0918636338">
            <text:p>34.0918636338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7.78554587384992E+017">
            <text:p>778554587384992000</text:p>
          </table:table-cell>
          <table:table-cell office:value-type="string">
            <text:p>Nidoking</text:p>
          </table:table-cell>
          <table:table-cell office:value-type="string">
            <text:p>09/21/16 11:20 AM</text:p>
          </table:table-cell>
          <table:table-cell office:value-type="float" office:value="34.102764895">
            <text:p>34.102764895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7.78553868577755E+017">
            <text:p>778553868577755000</text:p>
          </table:table-cell>
          <table:table-cell office:value-type="string">
            <text:p>Nidoqueen</text:p>
          </table:table-cell>
          <table:table-cell office:value-type="string">
            <text:p>09/21/16 11:18 AM</text:p>
          </table:table-cell>
          <table:table-cell office:value-type="float" office:value="34.1125138891">
            <text:p>34.1125138891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8553347854864E+017">
            <text:p>778553347854864000</text:p>
          </table:table-cell>
          <table:table-cell office:value-type="string">
            <text:p>Rapidash</text:p>
          </table:table-cell>
          <table:table-cell office:value-type="string">
            <text:p>09/21/16 11:15 AM</text:p>
          </table:table-cell>
          <table:table-cell office:value-type="float" office:value="34.1031490242">
            <text:p>34.1031490242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7.78551179617763E+017">
            <text:p>778551179617763000</text:p>
          </table:table-cell>
          <table:table-cell office:value-type="string">
            <text:p>Kabutops</text:p>
          </table:table-cell>
          <table:table-cell office:value-type="string">
            <text:p>09/21/16 11:07 AM</text:p>
          </table:table-cell>
          <table:table-cell office:value-type="float" office:value="34.0980128385">
            <text:p>34.0980128385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7.78550440052916E+017">
            <text:p>778550440052916000</text:p>
          </table:table-cell>
          <table:table-cell office:value-type="string">
            <text:p>Aerodactyl</text:p>
          </table:table-cell>
          <table:table-cell office:value-type="string">
            <text:p>09/21/16 11:04 AM</text:p>
          </table:table-cell>
          <table:table-cell office:value-type="float" office:value="34.0648399475">
            <text:p>34.0648399475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7.785460218612E+017">
            <text:p>778546021861200000</text:p>
          </table:table-cell>
          <table:table-cell office:value-type="string">
            <text:p>Rapidash</text:p>
          </table:table-cell>
          <table:table-cell office:value-type="string">
            <text:p>09/21/16 10:46 AM</text:p>
          </table:table-cell>
          <table:table-cell office:value-type="float" office:value="34.0886891777">
            <text:p>34.0886891777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853764873857E+017">
            <text:p>778537648738570000</text:p>
          </table:table-cell>
          <table:table-cell office:value-type="string">
            <text:p>Kingler</text:p>
          </table:table-cell>
          <table:table-cell office:value-type="string">
            <text:p>09/21/16 10:13 AM</text:p>
          </table:table-cell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7.78536716176982E+017">
            <text:p>778536716176982000</text:p>
          </table:table-cell>
          <table:table-cell office:value-type="string">
            <text:p>Tentacruel</text:p>
          </table:table-cell>
          <table:table-cell office:value-type="string">
            <text:p>09/21/16 10:09 A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78535003042877E+017">
            <text:p>778535003042877000</text:p>
          </table:table-cell>
          <table:table-cell office:value-type="string">
            <text:p>Wartortle</text:p>
          </table:table-cell>
          <table:table-cell office:value-type="string">
            <text:p>09/21/16 10:03 AM</text:p>
          </table:table-cell>
          <table:table-cell office:value-type="float" office:value="34.1095873446">
            <text:p>34.1095873446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7.78534884126044E+017">
            <text:p>778534884126044000</text:p>
          </table:table-cell>
          <table:table-cell office:value-type="string">
            <text:p>Flareon</text:p>
          </table:table-cell>
          <table:table-cell office:value-type="string">
            <text:p>09/21/16 10:02 AM</text:p>
          </table:table-cell>
          <table:table-cell office:value-type="float" office:value="34.0777627475">
            <text:p>34.077762747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8534437738865E+017">
            <text:p>778534437738865000</text:p>
          </table:table-cell>
          <table:table-cell office:value-type="string">
            <text:p>Chansey</text:p>
          </table:table-cell>
          <table:table-cell office:value-type="string">
            <text:p>09/21/16 10:00 AM</text:p>
          </table:table-cell>
          <table:table-cell office:value-type="float" office:value="34.0841446272">
            <text:p>34.0841446272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8534316112359E+017">
            <text:p>778534316112359000</text:p>
          </table:table-cell>
          <table:table-cell office:value-type="string">
            <text:p>Grimer</text:p>
          </table:table-cell>
          <table:table-cell office:value-type="string">
            <text:p>09/21/16 10:00 AM</text:p>
          </table:table-cell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8533451179831E+017">
            <text:p>778533451179831000</text:p>
          </table:table-cell>
          <table:table-cell office:value-type="string">
            <text:p>Charmeleon</text:p>
          </table:table-cell>
          <table:table-cell office:value-type="string">
            <text:p>09/21/16 09:56 AM</text:p>
          </table:table-cell>
          <table:table-cell office:value-type="float" office:value="34.0694828688">
            <text:p>34.0694828688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7.78531850469843E+017">
            <text:p>778531850469843000</text:p>
          </table:table-cell>
          <table:table-cell office:value-type="string">
            <text:p>Ivysaur</text:p>
          </table:table-cell>
          <table:table-cell office:value-type="string">
            <text:p>09/21/16 09:50 AM</text:p>
          </table:table-cell>
          <table:table-cell office:value-type="float" office:value="34.1174019151">
            <text:p>34.1174019151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7.78529651001995E+017">
            <text:p>778529651001995000</text:p>
          </table:table-cell>
          <table:table-cell office:value-type="string">
            <text:p>Exeggutor</text:p>
          </table:table-cell>
          <table:table-cell office:value-type="string">
            <text:p>09/21/16 09:41 AM</text:p>
          </table:table-cell>
          <table:table-cell office:value-type="float" office:value="34.0693467203">
            <text:p>34.0693467203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7.78527584053187E+017">
            <text:p>778527584053187000</text:p>
          </table:table-cell>
          <table:table-cell office:value-type="string">
            <text:p>Chansey</text:p>
          </table:table-cell>
          <table:table-cell office:value-type="string">
            <text:p>09/21/16 09:33 AM</text:p>
          </table:table-cell>
          <table:table-cell office:value-type="float" office:value="34.1055166172">
            <text:p>34.1055166172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7.78525253802746E+017">
            <text:p>778525253802746000</text:p>
          </table:table-cell>
          <table:table-cell office:value-type="string">
            <text:p>Grimer</text:p>
          </table:table-cell>
          <table:table-cell office:value-type="string">
            <text:p>09/21/16 09:24 AM</text:p>
          </table:table-cell>
          <table:table-cell office:value-type="float" office:value="34.0952467913">
            <text:p>34.095246791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8523598730342E+017">
            <text:p>778523598730342000</text:p>
          </table:table-cell>
          <table:table-cell office:value-type="string">
            <text:p>Nidoqueen</text:p>
          </table:table-cell>
          <table:table-cell office:value-type="string">
            <text:p>09/21/16 09:17 AM</text:p>
          </table:table-cell>
          <table:table-cell office:value-type="float" office:value="34.1285139152">
            <text:p>34.1285139152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7.78522984759779E+017">
            <text:p>778522984759779000</text:p>
          </table:table-cell>
          <table:table-cell office:value-type="string">
            <text:p>Tangela</text:p>
          </table:table-cell>
          <table:table-cell office:value-type="string">
            <text:p>09/21/16 09:15 AM</text:p>
          </table:table-cell>
          <table:table-cell office:value-type="float" office:value="34.1168109908">
            <text:p>34.1168109908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7.78520245921157E+017">
            <text:p>778520245921157000</text:p>
          </table:table-cell>
          <table:table-cell office:value-type="string">
            <text:p>Rapidash</text:p>
          </table:table-cell>
          <table:table-cell office:value-type="string">
            <text:p>09/21/16 09:04 AM</text:p>
          </table:table-cell>
          <table:table-cell office:value-type="float" office:value="34.0765643624">
            <text:p>34.0765643624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7.78519661117788E+017">
            <text:p>778519661117788000</text:p>
          </table:table-cell>
          <table:table-cell office:value-type="string">
            <text:p>Seaking</text:p>
          </table:table-cell>
          <table:table-cell office:value-type="string">
            <text:p>09/21/16 09:02 AM</text:p>
          </table:table-cell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8519490073989E+017">
            <text:p>778519490073989000</text:p>
          </table:table-cell>
          <table:table-cell office:value-type="string">
            <text:p>Aerodactyl</text:p>
          </table:table-cell>
          <table:table-cell office:value-type="string">
            <text:p>09/21/16 09:01 AM</text:p>
          </table:table-cell>
          <table:table-cell office:value-type="float" office:value="34.0759514106">
            <text:p>34.0759514106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78518999965381E+017">
            <text:p>778518999965381000</text:p>
          </table:table-cell>
          <table:table-cell office:value-type="string">
            <text:p>Chansey</text:p>
          </table:table-cell>
          <table:table-cell office:value-type="string">
            <text:p>09/21/16 08:59 AM</text:p>
          </table:table-cell>
          <table:table-cell office:value-type="float" office:value="34.0925211765">
            <text:p>34.092521176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518825973064E+017">
            <text:p>778518825973064000</text:p>
          </table:table-cell>
          <table:table-cell office:value-type="string">
            <text:p>Chansey</text:p>
          </table:table-cell>
          <table:table-cell office:value-type="string">
            <text:p>09/21/16 08:58 AM</text:p>
          </table:table-cell>
          <table:table-cell office:value-type="float" office:value="34.0892894162">
            <text:p>34.0892894162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7.78518036609323E+017">
            <text:p>778518036609323000</text:p>
          </table:table-cell>
          <table:table-cell office:value-type="string">
            <text:p>Snorlax</text:p>
          </table:table-cell>
          <table:table-cell office:value-type="string">
            <text:p>09/21/16 08:55 AM</text:p>
          </table:table-cell>
          <table:table-cell office:value-type="float" office:value="34.1179317252">
            <text:p>34.1179317252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78517977570292E+017">
            <text:p>778517977570292000</text:p>
          </table:table-cell>
          <table:table-cell office:value-type="string">
            <text:p>Ninetales</text:p>
          </table:table-cell>
          <table:table-cell office:value-type="string">
            <text:p>09/21/16 08:55 AM</text:p>
          </table:table-cell>
          <table:table-cell office:value-type="float" office:value="34.1180799172">
            <text:p>34.1180799172</text:p>
          </table:table-cell>
          <table:table-cell office:value-type="float" office:value="-118.080123885">
            <text:p>-118.080123885</text:p>
          </table:table-cell>
        </table:table-row>
        <table:table-row table:style-name="ro2">
          <table:table-cell office:value-type="float" office:value="7.78516825109783E+017">
            <text:p>778516825109783000</text:p>
          </table:table-cell>
          <table:table-cell office:value-type="string">
            <text:p>Chansey</text:p>
          </table:table-cell>
          <table:table-cell office:value-type="string">
            <text:p>09/21/16 08:50 AM</text:p>
          </table:table-cell>
          <table:table-cell office:value-type="float" office:value="34.1157246943">
            <text:p>34.115724694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8516468644258E+017">
            <text:p>778516468644258000</text:p>
          </table:table-cell>
          <table:table-cell office:value-type="string">
            <text:p>Starmie</text:p>
          </table:table-cell>
          <table:table-cell office:value-type="string">
            <text:p>09/21/16 08:49 AM</text:p>
          </table:table-cell>
          <table:table-cell office:value-type="float" office:value="34.0935295249">
            <text:p>34.0935295249</text:p>
          </table:table-cell>
          <table:table-cell office:value-type="float" office:value="-118.1197200217">
            <text:p>-118.1197200217</text:p>
          </table:table-cell>
        </table:table-row>
        <table:table-row table:style-name="ro2">
          <table:table-cell office:value-type="float" office:value="7.7851589287118E+017">
            <text:p>778515892871180000</text:p>
          </table:table-cell>
          <table:table-cell office:value-type="string">
            <text:p>Raichu</text:p>
          </table:table-cell>
          <table:table-cell office:value-type="string">
            <text:p>09/21/16 08:47 AM</text:p>
          </table:table-cell>
          <table:table-cell office:value-type="float" office:value="34.1330200773">
            <text:p>34.1330200773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7.78515594970669E+017">
            <text:p>778515594970669000</text:p>
          </table:table-cell>
          <table:table-cell office:value-type="string">
            <text:p>Rapidash</text:p>
          </table:table-cell>
          <table:table-cell office:value-type="string">
            <text:p>09/21/16 08:45 AM</text:p>
          </table:table-cell>
          <table:table-cell office:value-type="float" office:value="34.0764808996">
            <text:p>34.076480899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8513880657961E+017">
            <text:p>778513880657961000</text:p>
          </table:table-cell>
          <table:table-cell office:value-type="string">
            <text:p>Aerodactyl</text:p>
          </table:table-cell>
          <table:table-cell office:value-type="string">
            <text:p>09/21/16 08:39 AM</text:p>
          </table:table-cell>
          <table:table-cell office:value-type="float" office:value="34.0938988463">
            <text:p>34.0938988463</text:p>
          </table:table-cell>
          <table:table-cell office:value-type="float" office:value="-118.1379147774">
            <text:p>-118.1379147774</text:p>
          </table:table-cell>
        </table:table-row>
        <table:table-row table:style-name="ro2">
          <table:table-cell office:value-type="float" office:value="7.78512130005803E+017">
            <text:p>778512130005803000</text:p>
          </table:table-cell>
          <table:table-cell office:value-type="string">
            <text:p>Omastar</text:p>
          </table:table-cell>
          <table:table-cell office:value-type="string">
            <text:p>09/21/16 08:32 AM</text:p>
          </table:table-cell>
          <table:table-cell office:value-type="float" office:value="34.0688915683">
            <text:p>34.0688915683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7.78512016092693E+017">
            <text:p>778512016092693000</text:p>
          </table:table-cell>
          <table:table-cell office:value-type="string">
            <text:p>Rapidash</text:p>
          </table:table-cell>
          <table:table-cell office:value-type="string">
            <text:p>09/21/16 08:31 AM</text:p>
          </table:table-cell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78511617218667E+017">
            <text:p>778511617218667000</text:p>
          </table:table-cell>
          <table:table-cell office:value-type="string">
            <text:p>Jolteon</text:p>
          </table:table-cell>
          <table:table-cell office:value-type="string">
            <text:p>09/21/16 08:30 AM</text:p>
          </table:table-cell>
          <table:table-cell office:value-type="float" office:value="34.1008404782">
            <text:p>34.1008404782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7.78511144075928E+017">
            <text:p>778511144075928000</text:p>
          </table:table-cell>
          <table:table-cell office:value-type="string">
            <text:p>Kingler</text:p>
          </table:table-cell>
          <table:table-cell office:value-type="string">
            <text:p>09/21/16 08:28 AM</text:p>
          </table:table-cell>
          <table:table-cell office:value-type="float" office:value="34.079707057">
            <text:p>34.07970705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8510646388199E+017">
            <text:p>778510646388199000</text:p>
          </table:table-cell>
          <table:table-cell office:value-type="string">
            <text:p>Electabuzz</text:p>
          </table:table-cell>
          <table:table-cell office:value-type="string">
            <text:p>09/21/16 08:26 AM</text:p>
          </table:table-cell>
          <table:table-cell office:value-type="float" office:value="34.0805427068">
            <text:p>34.0805427068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8510483766731E+017">
            <text:p>778510483766731000</text:p>
          </table:table-cell>
          <table:table-cell office:value-type="string">
            <text:p>Chansey</text:p>
          </table:table-cell>
          <table:table-cell office:value-type="string">
            <text:p>09/21/16 08:25 AM</text:p>
          </table:table-cell>
          <table:table-cell office:value-type="float" office:value="34.1285251439">
            <text:p>34.1285251439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7851005631674E+017">
            <text:p>778510056316740000</text:p>
          </table:table-cell>
          <table:table-cell office:value-type="string">
            <text:p>Wartortle</text:p>
          </table:table-cell>
          <table:table-cell office:value-type="string">
            <text:p>09/21/16 08:23 AM</text:p>
          </table:table-cell>
          <table:table-cell office:value-type="float" office:value="34.083441415">
            <text:p>34.083441415</text:p>
          </table:table-cell>
          <table:table-cell office:value-type="float" office:value="-118.1058212427">
            <text:p>-118.1058212427</text:p>
          </table:table-cell>
        </table:table-row>
        <table:table-row table:style-name="ro2">
          <table:table-cell office:value-type="float" office:value="7.78508735878574E+017">
            <text:p>778508735878574000</text:p>
          </table:table-cell>
          <table:table-cell office:value-type="string">
            <text:p>Kingler</text:p>
          </table:table-cell>
          <table:table-cell office:value-type="string">
            <text:p>09/21/16 08:18 AM</text:p>
          </table:table-cell>
          <table:table-cell office:value-type="float" office:value="34.0779128362">
            <text:p>34.0779128362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7.78508191189434E+017">
            <text:p>778508191189434000</text:p>
          </table:table-cell>
          <table:table-cell office:value-type="string">
            <text:p>Chansey</text:p>
          </table:table-cell>
          <table:table-cell office:value-type="string">
            <text:p>09/21/16 08:16 AM</text:p>
          </table:table-cell>
          <table:table-cell office:value-type="float" office:value="34.078622095">
            <text:p>34.078622095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850703776426E+017">
            <text:p>778507037764260000</text:p>
          </table:table-cell>
          <table:table-cell office:value-type="string">
            <text:p>Golduck</text:p>
          </table:table-cell>
          <table:table-cell office:value-type="string">
            <text:p>09/21/16 08:11 AM</text:p>
          </table:table-cell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7.785060517799E+017">
            <text:p>778506051779900000</text:p>
          </table:table-cell>
          <table:table-cell office:value-type="string">
            <text:p>Lickitung</text:p>
          </table:table-cell>
          <table:table-cell office:value-type="string">
            <text:p>09/21/16 08:08 AM</text:p>
          </table:table-cell>
          <table:table-cell office:value-type="float" office:value="34.1208477156">
            <text:p>34.1208477156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78505303012676E+017">
            <text:p>778505303012676000</text:p>
          </table:table-cell>
          <table:table-cell office:value-type="string">
            <text:p>Scyther</text:p>
          </table:table-cell>
          <table:table-cell office:value-type="string">
            <text:p>09/21/16 08:05 AM</text:p>
          </table:table-cell>
          <table:table-cell office:value-type="float" office:value="34.1221124659">
            <text:p>34.1221124659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7.7850516245735E+017">
            <text:p>778505162457350000</text:p>
          </table:table-cell>
          <table:table-cell office:value-type="string">
            <text:p>Grimer</text:p>
          </table:table-cell>
          <table:table-cell office:value-type="string">
            <text:p>09/21/16 08:04 AM</text:p>
          </table:table-cell>
          <table:table-cell office:value-type="float" office:value="34.0794625436">
            <text:p>34.0794625436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7.78504658700476E+017">
            <text:p>778504658700476000</text:p>
          </table:table-cell>
          <table:table-cell office:value-type="string">
            <text:p>Jolteon</text:p>
          </table:table-cell>
          <table:table-cell office:value-type="string">
            <text:p>09/21/16 08:02 AM</text:p>
          </table:table-cell>
          <table:table-cell office:value-type="float" office:value="34.0986829648">
            <text:p>34.0986829648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78504556732834E+017">
            <text:p>778504556732834000</text:p>
          </table:table-cell>
          <table:table-cell office:value-type="string">
            <text:p>Dragonair</text:p>
          </table:table-cell>
          <table:table-cell office:value-type="string">
            <text:p>09/21/16 08:02 AM</text:p>
          </table:table-cell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78503832007389E+017">
            <text:p>778503832007389000</text:p>
          </table:table-cell>
          <table:table-cell office:value-type="string">
            <text:p>Dragonair</text:p>
          </table:table-cell>
          <table:table-cell office:value-type="string">
            <text:p>09/21/16 07:59 AM</text:p>
          </table:table-cell>
          <table:table-cell office:value-type="float" office:value="34.0671257338">
            <text:p>34.0671257338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7.78502861583896E+017">
            <text:p>778502861583896000</text:p>
          </table:table-cell>
          <table:table-cell office:value-type="string">
            <text:p>Chansey</text:p>
          </table:table-cell>
          <table:table-cell office:value-type="string">
            <text:p>09/21/16 07:55 AM</text:p>
          </table:table-cell>
          <table:table-cell office:value-type="float" office:value="34.1144662459">
            <text:p>34.1144662459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7.7849936915046E+017">
            <text:p>778499369150460000</text:p>
          </table:table-cell>
          <table:table-cell office:value-type="string">
            <text:p>Jolteon</text:p>
          </table:table-cell>
          <table:table-cell office:value-type="string">
            <text:p>09/21/16 07:41 AM</text:p>
          </table:table-cell>
          <table:table-cell office:value-type="float" office:value="34.0866433694">
            <text:p>34.086643369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8499037183943E+017">
            <text:p>778499037183943000</text:p>
          </table:table-cell>
          <table:table-cell office:value-type="string">
            <text:p>Chansey</text:p>
          </table:table-cell>
          <table:table-cell office:value-type="string">
            <text:p>09/21/16 07:40 AM</text:p>
          </table:table-cell>
          <table:table-cell office:value-type="float" office:value="34.1025749816">
            <text:p>34.1025749816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8498980250391E+017">
            <text:p>778498980250391000</text:p>
          </table:table-cell>
          <table:table-cell office:value-type="string">
            <text:p>Aerodactyl</text:p>
          </table:table-cell>
          <table:table-cell office:value-type="string">
            <text:p>09/21/16 07:39 AM</text:p>
          </table:table-cell>
          <table:table-cell office:value-type="float" office:value="34.0690227341">
            <text:p>34.0690227341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7849801235603E+017">
            <text:p>778498012356030000</text:p>
          </table:table-cell>
          <table:table-cell office:value-type="string">
            <text:p>Scyther</text:p>
          </table:table-cell>
          <table:table-cell office:value-type="string">
            <text:p>09/21/16 07:36 AM</text:p>
          </table:table-cell>
          <table:table-cell office:value-type="float" office:value="34.1167215348">
            <text:p>34.1167215348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8497946471928E+017">
            <text:p>778497946471928000</text:p>
          </table:table-cell>
          <table:table-cell office:value-type="string">
            <text:p>Dratini</text:p>
          </table:table-cell>
          <table:table-cell office:value-type="string">
            <text:p>09/21/16 07:35 AM</text:p>
          </table:table-cell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8497552723292E+017">
            <text:p>778497552723292000</text:p>
          </table:table-cell>
          <table:table-cell office:value-type="string">
            <text:p>Flareon</text:p>
          </table:table-cell>
          <table:table-cell office:value-type="string">
            <text:p>09/21/16 07:34 AM</text:p>
          </table:table-cell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78497103777501E+017">
            <text:p>778497103777501000</text:p>
          </table:table-cell>
          <table:table-cell office:value-type="string">
            <text:p>Dratini</text:p>
          </table:table-cell>
          <table:table-cell office:value-type="string">
            <text:p>09/21/16 07:32 AM</text:p>
          </table:table-cell>
          <table:table-cell office:value-type="float" office:value="34.0824968247">
            <text:p>34.0824968247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7.78494954523898E+017">
            <text:p>778494954523898000</text:p>
          </table:table-cell>
          <table:table-cell office:value-type="string">
            <text:p>Tangela</text:p>
          </table:table-cell>
          <table:table-cell office:value-type="string">
            <text:p>09/21/16 07:23 AM</text:p>
          </table:table-cell>
          <table:table-cell office:value-type="float" office:value="34.1200456898">
            <text:p>34.1200456898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7.78491713203474E+017">
            <text:p>778491713203474000</text:p>
          </table:table-cell>
          <table:table-cell office:value-type="string">
            <text:p>Jolteon</text:p>
          </table:table-cell>
          <table:table-cell office:value-type="string">
            <text:p>09/21/16 07:11 AM</text:p>
          </table:table-cell>
          <table:table-cell office:value-type="float" office:value="34.0786677124">
            <text:p>34.0786677124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8491047265473E+017">
            <text:p>778491047265473000</text:p>
          </table:table-cell>
          <table:table-cell office:value-type="string">
            <text:p>Machamp</text:p>
          </table:table-cell>
          <table:table-cell office:value-type="string">
            <text:p>09/21/16 07:08 AM</text:p>
          </table:table-cell>
          <table:table-cell office:value-type="float" office:value="34.0771880679">
            <text:p>34.077188067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8488528783061E+017">
            <text:p>778488528783061000</text:p>
          </table:table-cell>
          <table:table-cell office:value-type="string">
            <text:p>Porygon</text:p>
          </table:table-cell>
          <table:table-cell office:value-type="string">
            <text:p>09/21/16 06:58 AM</text:p>
          </table:table-cell>
          <table:table-cell office:value-type="float" office:value="34.0803478422">
            <text:p>34.0803478422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848673664084E+017">
            <text:p>778486736640840000</text:p>
          </table:table-cell>
          <table:table-cell office:value-type="string">
            <text:p>Snorlax</text:p>
          </table:table-cell>
          <table:table-cell office:value-type="string">
            <text:p>09/21/16 06:51 AM</text:p>
          </table:table-cell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78486710178951E+017">
            <text:p>778486710178951000</text:p>
          </table:table-cell>
          <table:table-cell office:value-type="string">
            <text:p>Seadra</text:p>
          </table:table-cell>
          <table:table-cell office:value-type="string">
            <text:p>09/21/16 06:51 AM</text:p>
          </table:table-cell>
          <table:table-cell office:value-type="float" office:value="34.0996610576">
            <text:p>34.0996610576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7.78484325478048E+017">
            <text:p>778484325478048000</text:p>
          </table:table-cell>
          <table:table-cell office:value-type="string">
            <text:p>Dratini</text:p>
          </table:table-cell>
          <table:table-cell office:value-type="string">
            <text:p>09/21/16 06:41 AM</text:p>
          </table:table-cell>
          <table:table-cell office:value-type="float" office:value="34.079081147">
            <text:p>34.079081147</text:p>
          </table:table-cell>
          <table:table-cell office:value-type="float" office:value="-118.1007918072">
            <text:p>-118.1007918072</text:p>
          </table:table-cell>
        </table:table-row>
        <table:table-row table:style-name="ro2">
          <table:table-cell office:value-type="float" office:value="7.784808646907E+017">
            <text:p>778480864690700000</text:p>
          </table:table-cell>
          <table:table-cell office:value-type="string">
            <text:p>Nidoqueen</text:p>
          </table:table-cell>
          <table:table-cell office:value-type="string">
            <text:p>09/21/16 06:27 AM</text:p>
          </table:table-cell>
          <table:table-cell office:value-type="float" office:value="34.1217205155">
            <text:p>34.1217205155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7.78479736557187E+017">
            <text:p>778479736557187000</text:p>
          </table:table-cell>
          <table:table-cell office:value-type="string">
            <text:p>Porygon</text:p>
          </table:table-cell>
          <table:table-cell office:value-type="string">
            <text:p>09/21/16 06:23 AM</text:p>
          </table:table-cell>
          <table:table-cell office:value-type="float" office:value="34.0739570889">
            <text:p>34.0739570889</text:p>
          </table:table-cell>
          <table:table-cell office:value-type="float" office:value="-118.0713438546">
            <text:p>-118.0713438546</text:p>
          </table:table-cell>
        </table:table-row>
        <table:table-row table:style-name="ro2">
          <table:table-cell office:value-type="float" office:value="7.78476225324986E+017">
            <text:p>778476225324986000</text:p>
          </table:table-cell>
          <table:table-cell office:value-type="string">
            <text:p>Aerodactyl</text:p>
          </table:table-cell>
          <table:table-cell office:value-type="string">
            <text:p>09/21/16 06:09 AM</text:p>
          </table:table-cell>
          <table:table-cell office:value-type="float" office:value="34.095386212">
            <text:p>34.095386212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7.78475881039696E+017">
            <text:p>778475881039696000</text:p>
          </table:table-cell>
          <table:table-cell office:value-type="string">
            <text:p>Scyther</text:p>
          </table:table-cell>
          <table:table-cell office:value-type="string">
            <text:p>09/21/16 06:08 AM</text:p>
          </table:table-cell>
          <table:table-cell office:value-type="float" office:value="34.1039877349">
            <text:p>34.1039877349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7.78474371916587E+017">
            <text:p>778474371916587000</text:p>
          </table:table-cell>
          <table:table-cell office:value-type="string">
            <text:p>Scyther</text:p>
          </table:table-cell>
          <table:table-cell office:value-type="string">
            <text:p>09/21/16 06:02 AM</text:p>
          </table:table-cell>
          <table:table-cell office:value-type="float" office:value="34.0846005018">
            <text:p>34.0846005018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7.78471402701595E+017">
            <text:p>778471402701595000</text:p>
          </table:table-cell>
          <table:table-cell office:value-type="string">
            <text:p>Tangela</text:p>
          </table:table-cell>
          <table:table-cell office:value-type="string">
            <text:p>09/21/16 05:50 AM</text:p>
          </table:table-cell>
          <table:table-cell office:value-type="float" office:value="34.1126984014">
            <text:p>34.1126984014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8468935997936E+017">
            <text:p>778468935997936000</text:p>
          </table:table-cell>
          <table:table-cell office:value-type="string">
            <text:p>Weepinbell</text:p>
          </table:table-cell>
          <table:table-cell office:value-type="string">
            <text:p>09/21/16 05:40 AM</text:p>
          </table:table-cell>
          <table:table-cell office:value-type="float" office:value="34.1186097718">
            <text:p>34.1186097718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7.78466040523088E+017">
            <text:p>778466040523088000</text:p>
          </table:table-cell>
          <table:table-cell office:value-type="string">
            <text:p>Charmeleon</text:p>
          </table:table-cell>
          <table:table-cell office:value-type="string">
            <text:p>09/21/16 05:29 AM</text:p>
          </table:table-cell>
          <table:table-cell office:value-type="float" office:value="34.0990296048">
            <text:p>34.0990296048</text:p>
          </table:table-cell>
          <table:table-cell office:value-type="float" office:value="-118.1081987437">
            <text:p>-118.1081987437</text:p>
          </table:table-cell>
        </table:table-row>
        <table:table-row table:style-name="ro2">
          <table:table-cell office:value-type="float" office:value="7.78465822847013E+017">
            <text:p>778465822847013000</text:p>
          </table:table-cell>
          <table:table-cell office:value-type="string">
            <text:p>Snorlax</text:p>
          </table:table-cell>
          <table:table-cell office:value-type="string">
            <text:p>09/21/16 05:28 AM</text:p>
          </table:table-cell>
          <table:table-cell office:value-type="float" office:value="34.1166705116">
            <text:p>34.1166705116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7.78465109098177E+017">
            <text:p>778465109098177000</text:p>
          </table:table-cell>
          <table:table-cell office:value-type="string">
            <text:p>Rapidash</text:p>
          </table:table-cell>
          <table:table-cell office:value-type="string">
            <text:p>09/21/16 05:25 AM</text:p>
          </table:table-cell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78461264968229E+017">
            <text:p>778461264968229000</text:p>
          </table:table-cell>
          <table:table-cell office:value-type="string">
            <text:p>Ivysaur</text:p>
          </table:table-cell>
          <table:table-cell office:value-type="string">
            <text:p>09/21/16 05:10 AM</text:p>
          </table:table-cell>
          <table:table-cell office:value-type="float" office:value="34.1047633062">
            <text:p>34.1047633062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7.78460254283543E+017">
            <text:p>778460254283543000</text:p>
          </table:table-cell>
          <table:table-cell office:value-type="string">
            <text:p>Flareon</text:p>
          </table:table-cell>
          <table:table-cell office:value-type="string">
            <text:p>09/21/16 05:06 AM</text:p>
          </table:table-cell>
          <table:table-cell office:value-type="float" office:value="34.101462399">
            <text:p>34.101462399</text:p>
          </table:table-cell>
          <table:table-cell office:value-type="float" office:value="-118.1064613423">
            <text:p>-118.1064613423</text:p>
          </table:table-cell>
        </table:table-row>
        <table:table-row table:style-name="ro2">
          <table:table-cell office:value-type="float" office:value="7.78459287177732E+017">
            <text:p>778459287177732000</text:p>
          </table:table-cell>
          <table:table-cell office:value-type="string">
            <text:p>Electabuzz</text:p>
          </table:table-cell>
          <table:table-cell office:value-type="string">
            <text:p>09/21/16 05:02 AM</text:p>
          </table:table-cell>
          <table:table-cell office:value-type="float" office:value="34.1114907309">
            <text:p>34.1114907309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7.78459115613938E+017">
            <text:p>778459115613938000</text:p>
          </table:table-cell>
          <table:table-cell office:value-type="string">
            <text:p>Scyther</text:p>
          </table:table-cell>
          <table:table-cell office:value-type="string">
            <text:p>09/21/16 05:01 AM</text:p>
          </table:table-cell>
          <table:table-cell office:value-type="float" office:value="34.1164173837">
            <text:p>34.1164173837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78458411402863E+017">
            <text:p>778458411402863000</text:p>
          </table:table-cell>
          <table:table-cell office:value-type="string">
            <text:p>Weepinbell</text:p>
          </table:table-cell>
          <table:table-cell office:value-type="string">
            <text:p>09/21/16 04:58 AM</text:p>
          </table:table-cell>
          <table:table-cell office:value-type="float" office:value="34.0782871175">
            <text:p>34.0782871175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7.78458393891644E+017">
            <text:p>778458393891644000</text:p>
          </table:table-cell>
          <table:table-cell office:value-type="string">
            <text:p>Dratini</text:p>
          </table:table-cell>
          <table:table-cell office:value-type="string">
            <text:p>09/21/16 04:58 AM</text:p>
          </table:table-cell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8458033592553E+017">
            <text:p>778458033592553000</text:p>
          </table:table-cell>
          <table:table-cell office:value-type="string">
            <text:p>Dratini</text:p>
          </table:table-cell>
          <table:table-cell office:value-type="string">
            <text:p>09/21/16 04:57 A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8457559732662E+017">
            <text:p>778457559732662000</text:p>
          </table:table-cell>
          <table:table-cell office:value-type="string">
            <text:p>Rapidash</text:p>
          </table:table-cell>
          <table:table-cell office:value-type="string">
            <text:p>09/21/16 04:55 AM</text:p>
          </table:table-cell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78456584909271E+017">
            <text:p>778456584909271000</text:p>
          </table:table-cell>
          <table:table-cell office:value-type="string">
            <text:p>Grimer</text:p>
          </table:table-cell>
          <table:table-cell office:value-type="string">
            <text:p>09/21/16 04:51 AM</text:p>
          </table:table-cell>
          <table:table-cell office:value-type="float" office:value="34.1005653627">
            <text:p>34.1005653627</text:p>
          </table:table-cell>
          <table:table-cell office:value-type="float" office:value="-118.0994201179">
            <text:p>-118.0994201179</text:p>
          </table:table-cell>
        </table:table-row>
        <table:table-row table:style-name="ro2">
          <table:table-cell office:value-type="float" office:value="7.78456404361216E+017">
            <text:p>778456404361216000</text:p>
          </table:table-cell>
          <table:table-cell office:value-type="string">
            <text:p>Ivysaur</text:p>
          </table:table-cell>
          <table:table-cell office:value-type="string">
            <text:p>09/21/16 04:50 AM</text:p>
          </table:table-cell>
          <table:table-cell office:value-type="float" office:value="34.1157246943">
            <text:p>34.115724694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8455476828725E+017">
            <text:p>778455476828725000</text:p>
          </table:table-cell>
          <table:table-cell office:value-type="string">
            <text:p>Raichu</text:p>
          </table:table-cell>
          <table:table-cell office:value-type="string">
            <text:p>09/21/16 04:47 AM</text:p>
          </table:table-cell>
          <table:table-cell office:value-type="float" office:value="34.0869338632">
            <text:p>34.0869338632</text:p>
          </table:table-cell>
          <table:table-cell office:value-type="float" office:value="-118.0881718609">
            <text:p>-118.0881718609</text:p>
          </table:table-cell>
        </table:table-row>
        <table:table-row table:style-name="ro2">
          <table:table-cell office:value-type="float" office:value="7.78455107029443E+017">
            <text:p>778455107029443000</text:p>
          </table:table-cell>
          <table:table-cell office:value-type="string">
            <text:p>Rapidash</text:p>
          </table:table-cell>
          <table:table-cell office:value-type="string">
            <text:p>09/21/16 04:45 AM</text:p>
          </table:table-cell>
          <table:table-cell office:value-type="float" office:value="34.1259380087">
            <text:p>34.1259380087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7.78454743869862E+017">
            <text:p>778454743869862000</text:p>
          </table:table-cell>
          <table:table-cell office:value-type="string">
            <text:p>Rapidash</text:p>
          </table:table-cell>
          <table:table-cell office:value-type="string">
            <text:p>09/21/16 04:44 AM</text:p>
          </table:table-cell>
          <table:table-cell office:value-type="float" office:value="34.127384709">
            <text:p>34.127384709</text:p>
          </table:table-cell>
          <table:table-cell office:value-type="float" office:value="-118.072624303">
            <text:p>-118.072624303</text:p>
          </table:table-cell>
        </table:table-row>
        <table:table-row table:style-name="ro2">
          <table:table-cell office:value-type="float" office:value="7.78454509257306E+017">
            <text:p>778454509257306000</text:p>
          </table:table-cell>
          <table:table-cell office:value-type="string">
            <text:p>Rapidash</text:p>
          </table:table-cell>
          <table:table-cell office:value-type="string">
            <text:p>09/21/16 04:43 AM</text:p>
          </table:table-cell>
          <table:table-cell office:value-type="float" office:value="34.1019509091">
            <text:p>34.1019509091</text:p>
          </table:table-cell>
          <table:table-cell office:value-type="float" office:value="-118.137731925">
            <text:p>-118.137731925</text:p>
          </table:table-cell>
        </table:table-row>
        <table:table-row table:style-name="ro2">
          <table:table-cell office:value-type="float" office:value="7.78452654330556E+017">
            <text:p>778452654330556000</text:p>
          </table:table-cell>
          <table:table-cell office:value-type="string">
            <text:p>Wigglytuff</text:p>
          </table:table-cell>
          <table:table-cell office:value-type="string">
            <text:p>09/21/16 04:35 AM</text:p>
          </table:table-cell>
          <table:table-cell office:value-type="float" office:value="34.0811237914">
            <text:p>34.0811237914</text:p>
          </table:table-cell>
          <table:table-cell office:value-type="float" office:value="-118.0805811663">
            <text:p>-118.0805811663</text:p>
          </table:table-cell>
        </table:table-row>
        <table:table-row table:style-name="ro2">
          <table:table-cell office:value-type="float" office:value="7.78445157301572E+017">
            <text:p>778445157301572000</text:p>
          </table:table-cell>
          <table:table-cell office:value-type="string">
            <text:p>Wigglytuff</text:p>
          </table:table-cell>
          <table:table-cell office:value-type="string">
            <text:p>09/21/16 04:06 AM</text:p>
          </table:table-cell>
          <table:table-cell office:value-type="float" office:value="34.0811237914">
            <text:p>34.0811237914</text:p>
          </table:table-cell>
          <table:table-cell office:value-type="float" office:value="-118.0805811663">
            <text:p>-118.0805811663</text:p>
          </table:table-cell>
        </table:table-row>
        <table:table-row table:style-name="ro2">
          <table:table-cell office:value-type="float" office:value="7.78442760542048E+017">
            <text:p>778442760542048000</text:p>
          </table:table-cell>
          <table:table-cell office:value-type="string">
            <text:p>Vaporeon</text:p>
          </table:table-cell>
          <table:table-cell office:value-type="string">
            <text:p>09/21/16 03:56 AM</text:p>
          </table:table-cell>
          <table:table-cell office:value-type="float" office:value="34.0833144672">
            <text:p>34.0833144672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7.78442194730365E+017">
            <text:p>778442194730365000</text:p>
          </table:table-cell>
          <table:table-cell office:value-type="string">
            <text:p>Kabutops</text:p>
          </table:table-cell>
          <table:table-cell office:value-type="string">
            <text:p>09/21/16 03:54 AM</text:p>
          </table:table-cell>
          <table:table-cell office:value-type="float" office:value="34.1015897961">
            <text:p>34.1015897961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7.78441975708078E+017">
            <text:p>778441975708078000</text:p>
          </table:table-cell>
          <table:table-cell office:value-type="string">
            <text:p>Jolteon</text:p>
          </table:table-cell>
          <table:table-cell office:value-type="string">
            <text:p>09/21/16 03:53 AM</text:p>
          </table:table-cell>
          <table:table-cell office:value-type="float" office:value="34.0981578471">
            <text:p>34.0981578471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8441933781774E+017">
            <text:p>778441933781774000</text:p>
          </table:table-cell>
          <table:table-cell office:value-type="string">
            <text:p>Exeggutor</text:p>
          </table:table-cell>
          <table:table-cell office:value-type="string">
            <text:p>09/21/16 03:53 AM</text:p>
          </table:table-cell>
          <table:table-cell office:value-type="float" office:value="34.0965171705">
            <text:p>34.0965171705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7.78441686909194E+017">
            <text:p>778441686909194000</text:p>
          </table:table-cell>
          <table:table-cell office:value-type="string">
            <text:p>Kingler</text:p>
          </table:table-cell>
          <table:table-cell office:value-type="string">
            <text:p>09/21/16 03:52 AM</text:p>
          </table:table-cell>
          <table:table-cell office:value-type="float" office:value="34.0775681893">
            <text:p>34.0775681893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8440685498139E+017">
            <text:p>778440685498139000</text:p>
          </table:table-cell>
          <table:table-cell office:value-type="string">
            <text:p>Rapidash</text:p>
          </table:table-cell>
          <table:table-cell office:value-type="string">
            <text:p>09/21/16 03:48 AM</text:p>
          </table:table-cell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8439965994738E+017">
            <text:p>778439965994738000</text:p>
          </table:table-cell>
          <table:table-cell office:value-type="string">
            <text:p>Ivysaur</text:p>
          </table:table-cell>
          <table:table-cell office:value-type="string">
            <text:p>09/21/16 03:45 AM</text:p>
          </table:table-cell>
          <table:table-cell office:value-type="float" office:value="34.0688810409">
            <text:p>34.068881040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843938875356E+017">
            <text:p>778439388753560000</text:p>
          </table:table-cell>
          <table:table-cell office:value-type="string">
            <text:p>Omastar</text:p>
          </table:table-cell>
          <table:table-cell office:value-type="string">
            <text:p>09/21/16 03:43 AM</text:p>
          </table:table-cell>
          <table:table-cell office:value-type="float" office:value="34.1055004331">
            <text:p>34.1055004331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8438885919437E+017">
            <text:p>778438885919437000</text:p>
          </table:table-cell>
          <table:table-cell office:value-type="string">
            <text:p>Raichu</text:p>
          </table:table-cell>
          <table:table-cell office:value-type="string">
            <text:p>09/21/16 03:41 AM</text:p>
          </table:table-cell>
          <table:table-cell office:value-type="float" office:value="34.1073064312">
            <text:p>34.1073064312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7.78438637360853E+017">
            <text:p>778438637360853000</text:p>
          </table:table-cell>
          <table:table-cell office:value-type="string">
            <text:p>Flareon</text:p>
          </table:table-cell>
          <table:table-cell office:value-type="string">
            <text:p>09/21/16 03:40 AM</text:p>
          </table:table-cell>
          <table:table-cell office:value-type="float" office:value="34.1210273849">
            <text:p>34.1210273849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7.7843862577612E+017">
            <text:p>778438625776120000</text:p>
          </table:table-cell>
          <table:table-cell office:value-type="string">
            <text:p>Raichu</text:p>
          </table:table-cell>
          <table:table-cell office:value-type="string">
            <text:p>09/21/16 03:40 AM</text:p>
          </table:table-cell>
          <table:table-cell office:value-type="float" office:value="34.1132996818">
            <text:p>34.1132996818</text:p>
          </table:table-cell>
          <table:table-cell office:value-type="float" office:value="-118.0855197278">
            <text:p>-118.0855197278</text:p>
          </table:table-cell>
        </table:table-row>
        <table:table-row table:style-name="ro2">
          <table:table-cell office:value-type="float" office:value="7.78438163874189E+017">
            <text:p>778438163874189000</text:p>
          </table:table-cell>
          <table:table-cell office:value-type="string">
            <text:p>Exeggutor</text:p>
          </table:table-cell>
          <table:table-cell office:value-type="string">
            <text:p>09/21/16 03:38 AM</text:p>
          </table:table-cell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8436902928077E+017">
            <text:p>778436902928077000</text:p>
          </table:table-cell>
          <table:table-cell office:value-type="string">
            <text:p>Aerodactyl</text:p>
          </table:table-cell>
          <table:table-cell office:value-type="string">
            <text:p>09/21/16 03:33 AM</text:p>
          </table:table-cell>
          <table:table-cell office:value-type="float" office:value="34.0990679474">
            <text:p>34.0990679474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7.78436401108922E+017">
            <text:p>778436401108922000</text:p>
          </table:table-cell>
          <table:table-cell office:value-type="string">
            <text:p>Kingler</text:p>
          </table:table-cell>
          <table:table-cell office:value-type="string">
            <text:p>09/21/16 03:31 AM</text:p>
          </table:table-cell>
          <table:table-cell office:value-type="float" office:value="34.0837874834">
            <text:p>34.083787483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78436142391636E+017">
            <text:p>778436142391636000</text:p>
          </table:table-cell>
          <table:table-cell office:value-type="string">
            <text:p>Porygon</text:p>
          </table:table-cell>
          <table:table-cell office:value-type="string">
            <text:p>09/21/16 03:30 AM</text:p>
          </table:table-cell>
          <table:table-cell office:value-type="float" office:value="34.1059931042">
            <text:p>34.1059931042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7.78434739124306E+017">
            <text:p>778434739124306000</text:p>
          </table:table-cell>
          <table:table-cell office:value-type="string">
            <text:p>Tentacruel</text:p>
          </table:table-cell>
          <table:table-cell office:value-type="string">
            <text:p>09/21/16 03:24 AM</text:p>
          </table:table-cell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8430895246061E+017">
            <text:p>778430895246061000</text:p>
          </table:table-cell>
          <table:table-cell office:value-type="string">
            <text:p>Exeggutor</text:p>
          </table:table-cell>
          <table:table-cell office:value-type="string">
            <text:p>09/21/16 03:09 AM</text:p>
          </table:table-cell>
          <table:table-cell office:value-type="float" office:value="34.1081372777">
            <text:p>34.1081372777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7.78430803936096E+017">
            <text:p>778430803936096000</text:p>
          </table:table-cell>
          <table:table-cell office:value-type="string">
            <text:p>Kabutops</text:p>
          </table:table-cell>
          <table:table-cell office:value-type="string">
            <text:p>09/21/16 03:09 AM</text:p>
          </table:table-cell>
          <table:table-cell office:value-type="float" office:value="34.0976429474">
            <text:p>34.0976429474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7843050982307E+017">
            <text:p>778430509823070000</text:p>
          </table:table-cell>
          <table:table-cell office:value-type="string">
            <text:p>Ivysaur</text:p>
          </table:table-cell>
          <table:table-cell office:value-type="string">
            <text:p>09/21/16 03:07 AM</text:p>
          </table:table-cell>
          <table:table-cell office:value-type="float" office:value="34.0694670557">
            <text:p>34.0694670557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8426350461858E+017">
            <text:p>778426350461858000</text:p>
          </table:table-cell>
          <table:table-cell office:value-type="string">
            <text:p>Machamp</text:p>
          </table:table-cell>
          <table:table-cell office:value-type="string">
            <text:p>09/21/16 02:51 AM</text:p>
          </table:table-cell>
          <table:table-cell office:value-type="float" office:value="34.1202574718">
            <text:p>34.1202574718</text:p>
          </table:table-cell>
          <table:table-cell office:value-type="float" office:value="-118.129777659">
            <text:p>-118.129777659</text:p>
          </table:table-cell>
        </table:table-row>
        <table:table-row table:style-name="ro2">
          <table:table-cell office:value-type="float" office:value="7.78421493625524E+017">
            <text:p>778421493625524000</text:p>
          </table:table-cell>
          <table:table-cell office:value-type="string">
            <text:p>Porygon</text:p>
          </table:table-cell>
          <table:table-cell office:value-type="string">
            <text:p>09/21/16 02:32 AM</text:p>
          </table:table-cell>
          <table:table-cell office:value-type="float" office:value="34.098391838">
            <text:p>34.098391838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7.78420987247272E+017">
            <text:p>778420987247272000</text:p>
          </table:table-cell>
          <table:table-cell office:value-type="string">
            <text:p>Kingler</text:p>
          </table:table-cell>
          <table:table-cell office:value-type="string">
            <text:p>09/21/16 02:30 AM</text:p>
          </table:table-cell>
          <table:table-cell office:value-type="float" office:value="34.1050130154">
            <text:p>34.1050130154</text:p>
          </table:table-cell>
          <table:table-cell office:value-type="float" office:value="-118.1302348105">
            <text:p>-118.1302348105</text:p>
          </table:table-cell>
        </table:table-row>
        <table:table-row table:style-name="ro2">
          <table:table-cell office:value-type="float" office:value="7.78419860577526E+017">
            <text:p>778419860577526000</text:p>
          </table:table-cell>
          <table:table-cell office:value-type="string">
            <text:p>Chansey</text:p>
          </table:table-cell>
          <table:table-cell office:value-type="string">
            <text:p>09/21/16 02:25 AM</text:p>
          </table:table-cell>
          <table:table-cell office:value-type="float" office:value="34.1193884788">
            <text:p>34.1193884788</text:p>
          </table:table-cell>
          <table:table-cell office:value-type="float" office:value="-118.1239260132">
            <text:p>-118.1239260132</text:p>
          </table:table-cell>
        </table:table-row>
        <table:table-row table:style-name="ro2">
          <table:table-cell office:value-type="float" office:value="7.78419108962378E+017">
            <text:p>778419108962378000</text:p>
          </table:table-cell>
          <table:table-cell office:value-type="string">
            <text:p>Jolteon</text:p>
          </table:table-cell>
          <table:table-cell office:value-type="string">
            <text:p>09/21/16 02:22 AM</text:p>
          </table:table-cell>
          <table:table-cell office:value-type="float" office:value="34.1181534453">
            <text:p>34.1181534453</text:p>
          </table:table-cell>
          <table:table-cell office:value-type="float" office:value="-118.1359948174">
            <text:p>-118.1359948174</text:p>
          </table:table-cell>
        </table:table-row>
        <table:table-row table:style-name="ro2">
          <table:table-cell office:value-type="float" office:value="7.78418058893242E+017">
            <text:p>778418058893242000</text:p>
          </table:table-cell>
          <table:table-cell office:value-type="string">
            <text:p>Rapidash</text:p>
          </table:table-cell>
          <table:table-cell office:value-type="string">
            <text:p>09/21/16 02:18 AM</text:p>
          </table:table-cell>
          <table:table-cell office:value-type="float" office:value="34.0743334744">
            <text:p>34.0743334744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7.78417617841173E+017">
            <text:p>778417617841173000</text:p>
          </table:table-cell>
          <table:table-cell office:value-type="string">
            <text:p>Wartortle</text:p>
          </table:table-cell>
          <table:table-cell office:value-type="string">
            <text:p>09/21/16 02:16 AM</text:p>
          </table:table-cell>
          <table:table-cell office:value-type="float" office:value="34.0975855659">
            <text:p>34.0975855659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7.78416520045048E+017">
            <text:p>778416520045048000</text:p>
          </table:table-cell>
          <table:table-cell office:value-type="string">
            <text:p>Starmie</text:p>
          </table:table-cell>
          <table:table-cell office:value-type="string">
            <text:p>09/21/16 02:12 AM</text:p>
          </table:table-cell>
          <table:table-cell office:value-type="float" office:value="34.0704346698">
            <text:p>34.070434669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7.78414526437876E+017">
            <text:p>778414526437876000</text:p>
          </table:table-cell>
          <table:table-cell office:value-type="string">
            <text:p>Tangela</text:p>
          </table:table-cell>
          <table:table-cell office:value-type="string">
            <text:p>09/21/16 02:04 AM</text:p>
          </table:table-cell>
          <table:table-cell office:value-type="float" office:value="34.1217604161">
            <text:p>34.12176041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78412267180294E+017">
            <text:p>778412267180294000</text:p>
          </table:table-cell>
          <table:table-cell office:value-type="string">
            <text:p>Porygon</text:p>
          </table:table-cell>
          <table:table-cell office:value-type="string">
            <text:p>09/21/16 01:55 AM</text:p>
          </table:table-cell>
          <table:table-cell office:value-type="float" office:value="34.1265976513">
            <text:p>34.1265976513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7.78412161668227E+017">
            <text:p>778412161668227000</text:p>
          </table:table-cell>
          <table:table-cell office:value-type="string">
            <text:p>Slowbro</text:p>
          </table:table-cell>
          <table:table-cell office:value-type="string">
            <text:p>09/21/16 01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8410582068245E+017">
            <text:p>778410582068245000</text:p>
          </table:table-cell>
          <table:table-cell office:value-type="string">
            <text:p>Jolteon</text:p>
          </table:table-cell>
          <table:table-cell office:value-type="string">
            <text:p>09/21/16 01:48 AM</text:p>
          </table:table-cell>
          <table:table-cell office:value-type="float" office:value="34.0752975118">
            <text:p>34.0752975118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7.78409534456992E+017">
            <text:p>778409534456992000</text:p>
          </table:table-cell>
          <table:table-cell office:value-type="string">
            <text:p>Jolteon</text:p>
          </table:table-cell>
          <table:table-cell office:value-type="string">
            <text:p>09/21/16 01:44 AM</text:p>
          </table:table-cell>
          <table:table-cell office:value-type="float" office:value="34.1147602731">
            <text:p>34.1147602731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7.7840907075147E+017">
            <text:p>778409070751470000</text:p>
          </table:table-cell>
          <table:table-cell office:value-type="string">
            <text:p>Charmeleon</text:p>
          </table:table-cell>
          <table:table-cell office:value-type="string">
            <text:p>09/21/16 01:42 AM</text:p>
          </table:table-cell>
          <table:table-cell office:value-type="float" office:value="34.086550426">
            <text:p>34.086550426</text:p>
          </table:table-cell>
          <table:table-cell office:value-type="float" office:value="-118.077105799">
            <text:p>-118.077105799</text:p>
          </table:table-cell>
        </table:table-row>
        <table:table-row table:style-name="ro2">
          <table:table-cell office:value-type="float" office:value="7.78406816300474E+017">
            <text:p>778406816300474000</text:p>
          </table:table-cell>
          <table:table-cell office:value-type="string">
            <text:p>Weepinbell</text:p>
          </table:table-cell>
          <table:table-cell office:value-type="string">
            <text:p>09/21/16 01:33 AM</text:p>
          </table:table-cell>
          <table:table-cell office:value-type="float" office:value="34.1261967162">
            <text:p>34.126196716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78405544641999E+017">
            <text:p>778405544641999000</text:p>
          </table:table-cell>
          <table:table-cell office:value-type="string">
            <text:p>Chansey</text:p>
          </table:table-cell>
          <table:table-cell office:value-type="string">
            <text:p>09/21/16 01:28 AM</text:p>
          </table:table-cell>
          <table:table-cell office:value-type="float" office:value="34.112061313">
            <text:p>34.112061313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84020971003E+017">
            <text:p>778402097100300000</text:p>
          </table:table-cell>
          <table:table-cell office:value-type="string">
            <text:p>Porygon</text:p>
          </table:table-cell>
          <table:table-cell office:value-type="string">
            <text:p>09/21/16 01:14 AM</text:p>
          </table:table-cell>
          <table:table-cell office:value-type="float" office:value="34.1277186767">
            <text:p>34.1277186767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7.78401342742069E+017">
            <text:p>778401342742069000</text:p>
          </table:table-cell>
          <table:table-cell office:value-type="string">
            <text:p>Kabutops</text:p>
          </table:table-cell>
          <table:table-cell office:value-type="string">
            <text:p>09/21/16 01:11 AM</text:p>
          </table:table-cell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7.78400111235772E+017">
            <text:p>778400111235772000</text:p>
          </table:table-cell>
          <table:table-cell office:value-type="string">
            <text:p>Snorlax</text:p>
          </table:table-cell>
          <table:table-cell office:value-type="string">
            <text:p>09/21/16 01:07 AM</text:p>
          </table:table-cell>
          <table:table-cell office:value-type="float" office:value="34.1191470547">
            <text:p>34.1191470547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7.78399065272832E+017">
            <text:p>778399065272832000</text:p>
          </table:table-cell>
          <table:table-cell office:value-type="string">
            <text:p>Tangela</text:p>
          </table:table-cell>
          <table:table-cell office:value-type="string">
            <text:p>09/21/16 01:02 AM</text:p>
          </table:table-cell>
          <table:table-cell office:value-type="float" office:value="34.123472449">
            <text:p>34.123472449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78397954218594E+017">
            <text:p>778397954218594000</text:p>
          </table:table-cell>
          <table:table-cell office:value-type="string">
            <text:p>Jolteon</text:p>
          </table:table-cell>
          <table:table-cell office:value-type="string">
            <text:p>09/21/16 12:58 AM</text:p>
          </table:table-cell>
          <table:table-cell office:value-type="float" office:value="34.1113264326">
            <text:p>34.1113264326</text:p>
          </table:table-cell>
          <table:table-cell office:value-type="float" office:value="-118.1080158602">
            <text:p>-118.1080158602</text:p>
          </table:table-cell>
        </table:table-row>
        <table:table-row table:style-name="ro2">
          <table:table-cell office:value-type="float" office:value="7.78397681991287E+017">
            <text:p>778397681991287000</text:p>
          </table:table-cell>
          <table:table-cell office:value-type="string">
            <text:p>Wigglytuff</text:p>
          </table:table-cell>
          <table:table-cell office:value-type="string">
            <text:p>09/21/16 12:57 AM</text:p>
          </table:table-cell>
          <table:table-cell office:value-type="float" office:value="34.126081983">
            <text:p>34.126081983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8396339348513E+017">
            <text:p>778396339348513000</text:p>
          </table:table-cell>
          <table:table-cell office:value-type="string">
            <text:p>Chansey</text:p>
          </table:table-cell>
          <table:table-cell office:value-type="string">
            <text:p>09/21/16 12:52 AM</text:p>
          </table:table-cell>
          <table:table-cell office:value-type="float" office:value="34.129863194">
            <text:p>34.129863194</text:p>
          </table:table-cell>
          <table:table-cell office:value-type="float" office:value="-118.129777659">
            <text:p>-118.129777659</text:p>
          </table:table-cell>
        </table:table-row>
        <table:table-row table:style-name="ro2">
          <table:table-cell office:value-type="float" office:value="7.78396055838728E+017">
            <text:p>778396055838728000</text:p>
          </table:table-cell>
          <table:table-cell office:value-type="string">
            <text:p>Snorlax</text:p>
          </table:table-cell>
          <table:table-cell office:value-type="string">
            <text:p>09/21/16 12:50 AM</text:p>
          </table:table-cell>
          <table:table-cell office:value-type="float" office:value="34.1131815828">
            <text:p>34.1131815828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7.78395868638483E+017">
            <text:p>778395868638483000</text:p>
          </table:table-cell>
          <table:table-cell office:value-type="string">
            <text:p>Rapidash</text:p>
          </table:table-cell>
          <table:table-cell office:value-type="string">
            <text:p>09/21/16 12:50 AM</text:p>
          </table:table-cell>
          <table:table-cell office:value-type="float" office:value="34.0911618893">
            <text:p>34.0911618893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7.78394657063445E+017">
            <text:p>778394657063445000</text:p>
          </table:table-cell>
          <table:table-cell office:value-type="string">
            <text:p>Kingler</text:p>
          </table:table-cell>
          <table:table-cell office:value-type="string">
            <text:p>09/21/16 12:45 AM</text:p>
          </table:table-cell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7.78393852952482E+017">
            <text:p>778393852952482000</text:p>
          </table:table-cell>
          <table:table-cell office:value-type="string">
            <text:p>Chansey</text:p>
          </table:table-cell>
          <table:table-cell office:value-type="string">
            <text:p>09/21/16 12:42 AM</text:p>
          </table:table-cell>
          <table:table-cell office:value-type="float" office:value="34.1014908094">
            <text:p>34.1014908094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7.78393679580979E+017">
            <text:p>778393679580979000</text:p>
          </table:table-cell>
          <table:table-cell office:value-type="string">
            <text:p>Dratini</text:p>
          </table:table-cell>
          <table:table-cell office:value-type="string">
            <text:p>09/21/16 12:41 AM</text:p>
          </table:table-cell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78391368490111E+017">
            <text:p>778391368490111000</text:p>
          </table:table-cell>
          <table:table-cell office:value-type="string">
            <text:p>Kabutops</text:p>
          </table:table-cell>
          <table:table-cell office:value-type="string">
            <text:p>09/21/16 12:32 AM</text:p>
          </table:table-cell>
          <table:table-cell office:value-type="float" office:value="34.100054252">
            <text:p>34.100054252</text:p>
          </table:table-cell>
          <table:table-cell office:value-type="float" office:value="-118.1060041285">
            <text:p>-118.1060041285</text:p>
          </table:table-cell>
        </table:table-row>
        <table:table-row table:style-name="ro2">
          <table:table-cell office:value-type="float" office:value="7.78390521769136E+017">
            <text:p>778390521769136000</text:p>
          </table:table-cell>
          <table:table-cell office:value-type="string">
            <text:p>Rapidash</text:p>
          </table:table-cell>
          <table:table-cell office:value-type="string">
            <text:p>09/21/16 12:28 AM</text:p>
          </table:table-cell>
          <table:table-cell office:value-type="float" office:value="34.0872432592">
            <text:p>34.0872432592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8388291431244E+017">
            <text:p>778388291431244000</text:p>
          </table:table-cell>
          <table:table-cell office:value-type="string">
            <text:p>Weepinbell</text:p>
          </table:table-cell>
          <table:table-cell office:value-type="string">
            <text:p>09/21/16 12:20 AM</text:p>
          </table:table-cell>
          <table:table-cell office:value-type="float" office:value="34.091770367">
            <text:p>34.091770367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7.78387859547927E+017">
            <text:p>778387859547927000</text:p>
          </table:table-cell>
          <table:table-cell office:value-type="string">
            <text:p>Golem</text:p>
          </table:table-cell>
          <table:table-cell office:value-type="string">
            <text:p>09/21/16 12:18 AM</text:p>
          </table:table-cell>
          <table:table-cell office:value-type="float" office:value="34.0741749985">
            <text:p>34.0741749985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78387153759773E+017">
            <text:p>778387153759773000</text:p>
          </table:table-cell>
          <table:table-cell office:value-type="string">
            <text:p>Nidoqueen</text:p>
          </table:table-cell>
          <table:table-cell office:value-type="string">
            <text:p>09/21/16 12:15 AM</text:p>
          </table:table-cell>
          <table:table-cell office:value-type="float" office:value="34.1123947345">
            <text:p>34.1123947345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7.78387020905185E+017">
            <text:p>778387020905185000</text:p>
          </table:table-cell>
          <table:table-cell office:value-type="string">
            <text:p>Dratini</text:p>
          </table:table-cell>
          <table:table-cell office:value-type="string">
            <text:p>09/21/16 12:15 AM</text:p>
          </table:table-cell>
          <table:table-cell office:value-type="float" office:value="34.1142376767">
            <text:p>34.1142376767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78386939309208E+017">
            <text:p>778386939309208000</text:p>
          </table:table-cell>
          <table:table-cell office:value-type="string">
            <text:p>Charmeleon</text:p>
          </table:table-cell>
          <table:table-cell office:value-type="string">
            <text:p>09/21/16 12:14 AM</text:p>
          </table:table-cell>
          <table:table-cell office:value-type="float" office:value="34.1217043701">
            <text:p>34.1217043701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7.78381793544122E+017">
            <text:p>778381793544122000</text:p>
          </table:table-cell>
          <table:table-cell office:value-type="string">
            <text:p>Charmeleon</text:p>
          </table:table-cell>
          <table:table-cell office:value-type="string">
            <text:p>09/20/16 11:54 PM</text:p>
          </table:table-cell>
          <table:table-cell office:value-type="float" office:value="34.0653123982">
            <text:p>34.065312398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78381606889267E+017">
            <text:p>778381606889267000</text:p>
          </table:table-cell>
          <table:table-cell office:value-type="string">
            <text:p>Aerodactyl</text:p>
          </table:table-cell>
          <table:table-cell office:value-type="string">
            <text:p>09/20/16 11:53 PM</text:p>
          </table:table-cell>
          <table:table-cell office:value-type="float" office:value="34.0795792409">
            <text:p>34.0795792409</text:p>
          </table:table-cell>
          <table:table-cell office:value-type="float" office:value="-118.0764655923">
            <text:p>-118.0764655923</text:p>
          </table:table-cell>
        </table:table-row>
        <table:table-row table:style-name="ro2">
          <table:table-cell office:value-type="float" office:value="7.78380707596939E+017">
            <text:p>778380707596939000</text:p>
          </table:table-cell>
          <table:table-cell office:value-type="string">
            <text:p>Flareon</text:p>
          </table:table-cell>
          <table:table-cell office:value-type="string">
            <text:p>09/20/16 11:49 PM</text:p>
          </table:table-cell>
          <table:table-cell office:value-type="float" office:value="34.0974506772">
            <text:p>34.09745067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7.78375247120568E+017">
            <text:p>778375247120568000</text:p>
          </table:table-cell>
          <table:table-cell office:value-type="string">
            <text:p>Porygon</text:p>
          </table:table-cell>
          <table:table-cell office:value-type="string">
            <text:p>09/20/16 11:28 PM</text:p>
          </table:table-cell>
          <table:table-cell office:value-type="float" office:value="34.0788849121">
            <text:p>34.0788849121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7.78371485052174E+017">
            <text:p>778371485052174000</text:p>
          </table:table-cell>
          <table:table-cell office:value-type="string">
            <text:p>Nidoking</text:p>
          </table:table-cell>
          <table:table-cell office:value-type="string">
            <text:p>09/20/16 11:13 PM</text:p>
          </table:table-cell>
          <table:table-cell office:value-type="float" office:value="34.126675747">
            <text:p>34.1266757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7.78368175121404E+017">
            <text:p>778368175121404000</text:p>
          </table:table-cell>
          <table:table-cell office:value-type="string">
            <text:p>Rapidash</text:p>
          </table:table-cell>
          <table:table-cell office:value-type="string">
            <text:p>09/20/16 11:00 PM</text:p>
          </table:table-cell>
          <table:table-cell office:value-type="float" office:value="34.0914439264">
            <text:p>34.0914439264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8368103642116E+017">
            <text:p>778368103642116000</text:p>
          </table:table-cell>
          <table:table-cell office:value-type="string">
            <text:p>Flareon</text:p>
          </table:table-cell>
          <table:table-cell office:value-type="string">
            <text:p>09/20/16 10:59 PM</text:p>
          </table:table-cell>
          <table:table-cell office:value-type="float" office:value="34.0862942644">
            <text:p>34.0862942644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78368100609556E+017">
            <text:p>778368100609556000</text:p>
          </table:table-cell>
          <table:table-cell office:value-type="string">
            <text:p>Chansey</text:p>
          </table:table-cell>
          <table:table-cell office:value-type="string">
            <text:p>09/20/16 10:59 PM</text:p>
          </table:table-cell>
          <table:table-cell office:value-type="float" office:value="34.1076824125">
            <text:p>34.1076824125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7.78366802548011E+017">
            <text:p>778366802548011000</text:p>
          </table:table-cell>
          <table:table-cell office:value-type="string">
            <text:p>Weepinbell</text:p>
          </table:table-cell>
          <table:table-cell office:value-type="string">
            <text:p>09/20/16 10:54 PM</text:p>
          </table:table-cell>
          <table:table-cell office:value-type="float" office:value="34.0727607901">
            <text:p>34.0727607901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78365961413943E+017">
            <text:p>778365961413943000</text:p>
          </table:table-cell>
          <table:table-cell office:value-type="string">
            <text:p>Scyther</text:p>
          </table:table-cell>
          <table:table-cell office:value-type="string">
            <text:p>09/20/16 10:51 PM</text:p>
          </table:table-cell>
          <table:table-cell office:value-type="float" office:value="34.1129612987">
            <text:p>34.1129612987</text:p>
          </table:table-cell>
          <table:table-cell office:value-type="float" office:value="-118.0875316945">
            <text:p>-118.0875316945</text:p>
          </table:table-cell>
        </table:table-row>
        <table:table-row table:style-name="ro2">
          <table:table-cell office:value-type="float" office:value="7.78362402945458E+017">
            <text:p>778362402945458000</text:p>
          </table:table-cell>
          <table:table-cell office:value-type="string">
            <text:p>Flareon</text:p>
          </table:table-cell>
          <table:table-cell office:value-type="string">
            <text:p>09/20/16 10:37 PM</text:p>
          </table:table-cell>
          <table:table-cell office:value-type="float" office:value="34.1219316907">
            <text:p>34.1219316907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7.78361754963149E+017">
            <text:p>778361754963149000</text:p>
          </table:table-cell>
          <table:table-cell office:value-type="string">
            <text:p>Electabuzz</text:p>
          </table:table-cell>
          <table:table-cell office:value-type="string">
            <text:p>09/20/16 10:34 PM</text:p>
          </table:table-cell>
          <table:table-cell office:value-type="float" office:value="34.0831874903">
            <text:p>34.0831874903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8361023350792E+017">
            <text:p>778361023350792000</text:p>
          </table:table-cell>
          <table:table-cell office:value-type="string">
            <text:p>Golem</text:p>
          </table:table-cell>
          <table:table-cell office:value-type="string">
            <text:p>09/20/16 10:31 PM</text:p>
          </table:table-cell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78360331093447E+017">
            <text:p>778360331093447000</text:p>
          </table:table-cell>
          <table:table-cell office:value-type="string">
            <text:p>Charmeleon</text:p>
          </table:table-cell>
          <table:table-cell office:value-type="string">
            <text:p>09/20/16 10:28 PM</text:p>
          </table:table-cell>
          <table:table-cell office:value-type="float" office:value="34.0815322067">
            <text:p>34.0815322067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7.78359989861704E+017">
            <text:p>778359989861704000</text:p>
          </table:table-cell>
          <table:table-cell office:value-type="string">
            <text:p>Chansey</text:p>
          </table:table-cell>
          <table:table-cell office:value-type="string">
            <text:p>09/20/16 10:27 PM</text:p>
          </table:table-cell>
          <table:table-cell office:value-type="float" office:value="34.0932219597">
            <text:p>34.0932219597</text:p>
          </table:table-cell>
          <table:table-cell office:value-type="float" office:value="-118.0860684483">
            <text:p>-118.0860684483</text:p>
          </table:table-cell>
        </table:table-row>
        <table:table-row table:style-name="ro2">
          <table:table-cell office:value-type="float" office:value="7.78359807061266E+017">
            <text:p>778359807061266000</text:p>
          </table:table-cell>
          <table:table-cell office:value-type="string">
            <text:p>Chansey</text:p>
          </table:table-cell>
          <table:table-cell office:value-type="string">
            <text:p>09/20/16 10:26 PM</text:p>
          </table:table-cell>
          <table:table-cell office:value-type="float" office:value="34.101109543">
            <text:p>34.101109543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78357768579191E+017">
            <text:p>778357768579191000</text:p>
          </table:table-cell>
          <table:table-cell office:value-type="string">
            <text:p>Wigglytuff</text:p>
          </table:table-cell>
          <table:table-cell office:value-type="string">
            <text:p>09/20/16 10:18 PM</text:p>
          </table:table-cell>
          <table:table-cell office:value-type="float" office:value="34.0972371467">
            <text:p>34.0972371467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7.78357707317191E+017">
            <text:p>778357707317191000</text:p>
          </table:table-cell>
          <table:table-cell office:value-type="string">
            <text:p>Rapidash</text:p>
          </table:table-cell>
          <table:table-cell office:value-type="string">
            <text:p>09/20/16 10:18 PM</text:p>
          </table:table-cell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8357198879531E+017">
            <text:p>778357198879531000</text:p>
          </table:table-cell>
          <table:table-cell office:value-type="string">
            <text:p>Jolteon</text:p>
          </table:table-cell>
          <table:table-cell office:value-type="string">
            <text:p>09/20/16 10:16 PM</text:p>
          </table:table-cell>
          <table:table-cell office:value-type="float" office:value="34.078622095">
            <text:p>34.078622095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8354791546102E+017">
            <text:p>778354791546102000</text:p>
          </table:table-cell>
          <table:table-cell office:value-type="string">
            <text:p>Flareon</text:p>
          </table:table-cell>
          <table:table-cell office:value-type="string">
            <text:p>09/20/16 10:06 PM</text:p>
          </table:table-cell>
          <table:table-cell office:value-type="float" office:value="34.1219316907">
            <text:p>34.1219316907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7.78354390059004E+017">
            <text:p>778354390059004000</text:p>
          </table:table-cell>
          <table:table-cell office:value-type="string">
            <text:p>Kabutops</text:p>
          </table:table-cell>
          <table:table-cell office:value-type="string">
            <text:p>09/20/16 10:05 PM</text:p>
          </table:table-cell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7.78354298279203E+017">
            <text:p>778354298279203000</text:p>
          </table:table-cell>
          <table:table-cell office:value-type="string">
            <text:p>Haunter</text:p>
          </table:table-cell>
          <table:table-cell office:value-type="string">
            <text:p>09/20/16 10:05 PM</text:p>
          </table:table-cell>
          <table:table-cell office:value-type="float" office:value="34.0965826393">
            <text:p>34.0965826393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7.78353772594508E+017">
            <text:p>778353772594508000</text:p>
          </table:table-cell>
          <table:table-cell office:value-type="string">
            <text:p>Rapidash</text:p>
          </table:table-cell>
          <table:table-cell office:value-type="string">
            <text:p>09/20/16 10:02 PM</text:p>
          </table:table-cell>
          <table:table-cell office:value-type="float" office:value="34.074801365">
            <text:p>34.074801365</text:p>
          </table:table-cell>
          <table:table-cell office:value-type="float" office:value="-118.0663134314">
            <text:p>-118.0663134314</text:p>
          </table:table-cell>
        </table:table-row>
        <table:table-row table:style-name="ro2">
          <table:table-cell office:value-type="float" office:value="7.78353346553926E+017">
            <text:p>778353346553926000</text:p>
          </table:table-cell>
          <table:table-cell office:value-type="string">
            <text:p>Rapidash</text:p>
          </table:table-cell>
          <table:table-cell office:value-type="string">
            <text:p>09/20/16 10:01 PM</text:p>
          </table:table-cell>
          <table:table-cell office:value-type="float" office:value="34.0850162295">
            <text:p>34.0850162295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8350160040505E+017">
            <text:p>778350160040505000</text:p>
          </table:table-cell>
          <table:table-cell office:value-type="string">
            <text:p>Raichu</text:p>
          </table:table-cell>
          <table:table-cell office:value-type="string">
            <text:p>09/20/16 09:48 PM</text:p>
          </table:table-cell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7.78349198466888E+017">
            <text:p>778349198466888000</text:p>
          </table:table-cell>
          <table:table-cell office:value-type="string">
            <text:p>Chansey</text:p>
          </table:table-cell>
          <table:table-cell office:value-type="string">
            <text:p>09/20/16 09:44 PM</text:p>
          </table:table-cell>
          <table:table-cell office:value-type="float" office:value="34.1125077899">
            <text:p>34.1125077899</text:p>
          </table:table-cell>
          <table:table-cell office:value-type="float" office:value="-118.1148738623">
            <text:p>-118.1148738623</text:p>
          </table:table-cell>
        </table:table-row>
        <table:table-row table:style-name="ro2">
          <table:table-cell office:value-type="float" office:value="7.78348364471472E+017">
            <text:p>778348364471472000</text:p>
          </table:table-cell>
          <table:table-cell office:value-type="string">
            <text:p>Electrode</text:p>
          </table:table-cell>
          <table:table-cell office:value-type="string">
            <text:p>09/20/16 09:41 PM</text:p>
          </table:table-cell>
          <table:table-cell office:value-type="float" office:value="34.1274128846">
            <text:p>34.1274128846</text:p>
          </table:table-cell>
          <table:table-cell office:value-type="float" office:value="-118.1280404721">
            <text:p>-118.1280404721</text:p>
          </table:table-cell>
        </table:table-row>
        <table:table-row table:style-name="ro2">
          <table:table-cell office:value-type="float" office:value="7.78347463539208E+017">
            <text:p>778347463539208000</text:p>
          </table:table-cell>
          <table:table-cell office:value-type="string">
            <text:p>Charmeleon</text:p>
          </table:table-cell>
          <table:table-cell office:value-type="string">
            <text:p>09/20/16 09:37 PM</text:p>
          </table:table-cell>
          <table:table-cell office:value-type="float" office:value="34.066837761">
            <text:p>34.066837761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7.78346282582552E+017">
            <text:p>778346282582552000</text:p>
          </table:table-cell>
          <table:table-cell office:value-type="string">
            <text:p>Scyther</text:p>
          </table:table-cell>
          <table:table-cell office:value-type="string">
            <text:p>09/20/16 09:33 PM</text:p>
          </table:table-cell>
          <table:table-cell office:value-type="float" office:value="34.080995769">
            <text:p>34.080995769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78345550554943E+017">
            <text:p>778345550554943000</text:p>
          </table:table-cell>
          <table:table-cell office:value-type="string">
            <text:p>Golem</text:p>
          </table:table-cell>
          <table:table-cell office:value-type="string">
            <text:p>09/20/16 09:30 PM</text:p>
          </table:table-cell>
          <table:table-cell office:value-type="float" office:value="34.0704273068">
            <text:p>34.0704273068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7.78345023758701E+017">
            <text:p>778345023758701000</text:p>
          </table:table-cell>
          <table:table-cell office:value-type="string">
            <text:p>Raichu</text:p>
          </table:table-cell>
          <table:table-cell office:value-type="string">
            <text:p>09/20/16 09:28 PM</text:p>
          </table:table-cell>
          <table:table-cell office:value-type="float" office:value="34.0656650141">
            <text:p>34.0656650141</text:p>
          </table:table-cell>
          <table:table-cell office:value-type="float" office:value="-118.0860684483">
            <text:p>-118.0860684483</text:p>
          </table:table-cell>
        </table:table-row>
        <table:table-row table:style-name="ro2">
          <table:table-cell office:value-type="float" office:value="7.78344099619365E+017">
            <text:p>778344099619365000</text:p>
          </table:table-cell>
          <table:table-cell office:value-type="string">
            <text:p>Machamp</text:p>
          </table:table-cell>
          <table:table-cell office:value-type="string">
            <text:p>09/20/16 09:24 PM</text:p>
          </table:table-cell>
          <table:table-cell office:value-type="float" office:value="34.0827298371">
            <text:p>34.0827298371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7.78343426215453E+017">
            <text:p>778343426215453000</text:p>
          </table:table-cell>
          <table:table-cell office:value-type="string">
            <text:p>Rapidash</text:p>
          </table:table-cell>
          <table:table-cell office:value-type="string">
            <text:p>09/20/16 09:21 PM</text:p>
          </table:table-cell>
          <table:table-cell office:value-type="float" office:value="34.0835672319">
            <text:p>34.083567231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8342799540269E+017">
            <text:p>778342799540269000</text:p>
          </table:table-cell>
          <table:table-cell office:value-type="string">
            <text:p>Ninetales</text:p>
          </table:table-cell>
          <table:table-cell office:value-type="string">
            <text:p>09/20/16 09:19 PM</text:p>
          </table:table-cell>
          <table:table-cell office:value-type="float" office:value="34.0853095658">
            <text:p>34.0853095658</text:p>
          </table:table-cell>
          <table:table-cell office:value-type="float" office:value="-118.1386461852">
            <text:p>-118.1386461852</text:p>
          </table:table-cell>
        </table:table-row>
        <table:table-row table:style-name="ro2">
          <table:table-cell office:value-type="float" office:value="7.78341274533311E+017">
            <text:p>778341274533311000</text:p>
          </table:table-cell>
          <table:table-cell office:value-type="string">
            <text:p>Jolteon</text:p>
          </table:table-cell>
          <table:table-cell office:value-type="string">
            <text:p>09/20/16 09:13 PM</text:p>
          </table:table-cell>
          <table:table-cell office:value-type="float" office:value="34.1172204504">
            <text:p>34.1172204504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7.78338832320041E+017">
            <text:p>778338832320041000</text:p>
          </table:table-cell>
          <table:table-cell office:value-type="string">
            <text:p>Wigglytuff</text:p>
          </table:table-cell>
          <table:table-cell office:value-type="string">
            <text:p>09/20/16 09:03 PM</text:p>
          </table:table-cell>
          <table:table-cell office:value-type="float" office:value="34.122484759">
            <text:p>34.122484759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7.78336914541728E+017">
            <text:p>778336914541728000</text:p>
          </table:table-cell>
          <table:table-cell office:value-type="string">
            <text:p>Aerodactyl</text:p>
          </table:table-cell>
          <table:table-cell office:value-type="string">
            <text:p>09/20/16 08:55 PM</text:p>
          </table:table-cell>
          <table:table-cell office:value-type="float" office:value="34.0946743241">
            <text:p>34.0946743241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7.78335911335432E+017">
            <text:p>778335911335432000</text:p>
          </table:table-cell>
          <table:table-cell office:value-type="string">
            <text:p>Raichu</text:p>
          </table:table-cell>
          <table:table-cell office:value-type="string">
            <text:p>09/20/16 08:51 PM</text:p>
          </table:table-cell>
          <table:table-cell office:value-type="float" office:value="34.1214576431">
            <text:p>34.1214576431</text:p>
          </table:table-cell>
          <table:table-cell office:value-type="float" office:value="-118.0962194678">
            <text:p>-118.0962194678</text:p>
          </table:table-cell>
        </table:table-row>
        <table:table-row table:style-name="ro2">
          <table:table-cell office:value-type="float" office:value="7.78333332119564E+017">
            <text:p>778333332119564000</text:p>
          </table:table-cell>
          <table:table-cell office:value-type="string">
            <text:p>Kingler</text:p>
          </table:table-cell>
          <table:table-cell office:value-type="string">
            <text:p>09/20/16 08:41 PM</text:p>
          </table:table-cell>
          <table:table-cell office:value-type="float" office:value="34.079081147">
            <text:p>34.079081147</text:p>
          </table:table-cell>
          <table:table-cell office:value-type="float" office:value="-118.1007918072">
            <text:p>-118.1007918072</text:p>
          </table:table-cell>
        </table:table-row>
        <table:table-row table:style-name="ro2">
          <table:table-cell office:value-type="float" office:value="7.78333190217793E+017">
            <text:p>778333190217793000</text:p>
          </table:table-cell>
          <table:table-cell office:value-type="string">
            <text:p>Rapidash</text:p>
          </table:table-cell>
          <table:table-cell office:value-type="string">
            <text:p>09/20/16 08:41 PM</text:p>
          </table:table-cell>
          <table:table-cell office:value-type="float" office:value="34.1073064312">
            <text:p>34.1073064312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7.78333014983971E+017">
            <text:p>778333014983971000</text:p>
          </table:table-cell>
          <table:table-cell office:value-type="string">
            <text:p>Rapidash</text:p>
          </table:table-cell>
          <table:table-cell office:value-type="string">
            <text:p>09/20/16 08:40 PM</text:p>
          </table:table-cell>
          <table:table-cell office:value-type="float" office:value="34.102014047">
            <text:p>34.102014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7.78331102708572E+017">
            <text:p>778331102708572000</text:p>
          </table:table-cell>
          <table:table-cell office:value-type="string">
            <text:p>Weepinbell</text:p>
          </table:table-cell>
          <table:table-cell office:value-type="string">
            <text:p>09/20/16 08:32 PM</text:p>
          </table:table-cell>
          <table:table-cell office:value-type="float" office:value="34.1065005877">
            <text:p>34.1065005877</text:p>
          </table:table-cell>
          <table:table-cell office:value-type="float" office:value="-118.0935674564">
            <text:p>-118.0935674564</text:p>
          </table:table-cell>
        </table:table-row>
        <table:table-row table:style-name="ro2">
          <table:table-cell office:value-type="float" office:value="7.78330210806542E+017">
            <text:p>778330210806542000</text:p>
          </table:table-cell>
          <table:table-cell office:value-type="string">
            <text:p>Ivysaur</text:p>
          </table:table-cell>
          <table:table-cell office:value-type="string">
            <text:p>09/20/16 08:29 PM</text:p>
          </table:table-cell>
          <table:table-cell office:value-type="float" office:value="34.0837475345">
            <text:p>34.0837475345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7832969644646E+017">
            <text:p>778329696446460000</text:p>
          </table:table-cell>
          <table:table-cell office:value-type="string">
            <text:p>Chansey</text:p>
          </table:table-cell>
          <table:table-cell office:value-type="string">
            <text:p>09/20/16 08:27 PM</text:p>
          </table:table-cell>
          <table:table-cell office:value-type="float" office:value="34.0764387722">
            <text:p>34.0764387722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7.78327190320521E+017">
            <text:p>778327190320521000</text:p>
          </table:table-cell>
          <table:table-cell office:value-type="string">
            <text:p>Rapidash</text:p>
          </table:table-cell>
          <table:table-cell office:value-type="string">
            <text:p>09/20/16 08:17 PM</text:p>
          </table:table-cell>
          <table:table-cell office:value-type="float" office:value="34.0857070464">
            <text:p>34.0857070464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78324786497794E+017">
            <text:p>778324786497794000</text:p>
          </table:table-cell>
          <table:table-cell office:value-type="string">
            <text:p>Tangela</text:p>
          </table:table-cell>
          <table:table-cell office:value-type="string">
            <text:p>09/20/16 08:07 PM</text:p>
          </table:table-cell>
          <table:table-cell office:value-type="float" office:value="34.0992377399">
            <text:p>34.0992377399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8319715751965E+017">
            <text:p>778319715751965000</text:p>
          </table:table-cell>
          <table:table-cell office:value-type="string">
            <text:p>Porygon</text:p>
          </table:table-cell>
          <table:table-cell office:value-type="string">
            <text:p>09/20/16 07:47 PM</text:p>
          </table:table-cell>
          <table:table-cell office:value-type="float" office:value="34.0986055847">
            <text:p>34.0986055847</text:p>
          </table:table-cell>
          <table:table-cell office:value-type="float" office:value="-118.0979569709">
            <text:p>-118.0979569709</text:p>
          </table:table-cell>
        </table:table-row>
        <table:table-row table:style-name="ro2">
          <table:table-cell office:value-type="float" office:value="7.78318937394024E+017">
            <text:p>778318937394024000</text:p>
          </table:table-cell>
          <table:table-cell office:value-type="string">
            <text:p>Rapidash</text:p>
          </table:table-cell>
          <table:table-cell office:value-type="string">
            <text:p>09/20/16 07:44 PM</text:p>
          </table:table-cell>
          <table:table-cell office:value-type="float" office:value="34.0949204251">
            <text:p>34.094920425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7.78317966366478E+017">
            <text:p>778317966366478000</text:p>
          </table:table-cell>
          <table:table-cell office:value-type="string">
            <text:p>Jolteon</text:p>
          </table:table-cell>
          <table:table-cell office:value-type="string">
            <text:p>09/20/16 07:40 PM</text:p>
          </table:table-cell>
          <table:table-cell office:value-type="float" office:value="34.1193251166">
            <text:p>34.1193251166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7.78317578129191E+017">
            <text:p>778317578129191000</text:p>
          </table:table-cell>
          <table:table-cell office:value-type="string">
            <text:p>Flareon</text:p>
          </table:table-cell>
          <table:table-cell office:value-type="string">
            <text:p>09/20/16 07:39 PM</text:p>
          </table:table-cell>
          <table:table-cell office:value-type="float" office:value="34.09003224">
            <text:p>34.09003224</text:p>
          </table:table-cell>
          <table:table-cell office:value-type="float" office:value="-118.1160625554">
            <text:p>-118.1160625554</text:p>
          </table:table-cell>
        </table:table-row>
        <table:table-row table:style-name="ro2">
          <table:table-cell office:value-type="float" office:value="7.78317402241167E+017">
            <text:p>778317402241167000</text:p>
          </table:table-cell>
          <table:table-cell office:value-type="string">
            <text:p>Chansey</text:p>
          </table:table-cell>
          <table:table-cell office:value-type="string">
            <text:p>09/20/16 07:38 PM</text:p>
          </table:table-cell>
          <table:table-cell office:value-type="float" office:value="34.0943864865">
            <text:p>34.0943864865</text:p>
          </table:table-cell>
          <table:table-cell office:value-type="float" office:value="-118.0942990497">
            <text:p>-118.0942990497</text:p>
          </table:table-cell>
        </table:table-row>
        <table:table-row table:style-name="ro2">
          <table:table-cell office:value-type="float" office:value="7.78316769047876E+017">
            <text:p>778316769047876000</text:p>
          </table:table-cell>
          <table:table-cell office:value-type="string">
            <text:p>Lickitung</text:p>
          </table:table-cell>
          <table:table-cell office:value-type="string">
            <text:p>09/20/16 07:35 PM</text:p>
          </table:table-cell>
          <table:table-cell office:value-type="float" office:value="34.1032107494">
            <text:p>34.1032107494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78316013238489E+017">
            <text:p>778316013238489000</text:p>
          </table:table-cell>
          <table:table-cell office:value-type="string">
            <text:p>Raichu</text:p>
          </table:table-cell>
          <table:table-cell office:value-type="string">
            <text:p>09/20/16 07:32 PM</text:p>
          </table:table-cell>
          <table:table-cell office:value-type="float" office:value="34.087698447">
            <text:p>34.087698447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7.78314586134974E+017">
            <text:p>778314586134974000</text:p>
          </table:table-cell>
          <table:table-cell office:value-type="string">
            <text:p>Rapidash</text:p>
          </table:table-cell>
          <table:table-cell office:value-type="string">
            <text:p>09/20/16 07:27 PM</text:p>
          </table:table-cell>
          <table:table-cell office:value-type="float" office:value="34.0952738314">
            <text:p>34.0952738314</text:p>
          </table:table-cell>
          <table:table-cell office:value-type="float" office:value="-118.1333434093">
            <text:p>-118.1333434093</text:p>
          </table:table-cell>
        </table:table-row>
        <table:table-row table:style-name="ro2">
          <table:table-cell office:value-type="float" office:value="7.78313645830701E+017">
            <text:p>778313645830701000</text:p>
          </table:table-cell>
          <table:table-cell office:value-type="string">
            <text:p>Dratini</text:p>
          </table:table-cell>
          <table:table-cell office:value-type="string">
            <text:p>09/20/16 07:23 P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8313122981425E+017">
            <text:p>778313122981425000</text:p>
          </table:table-cell>
          <table:table-cell office:value-type="string">
            <text:p>Rapidash</text:p>
          </table:table-cell>
          <table:table-cell office:value-type="string">
            <text:p>09/20/16 07:21 PM</text:p>
          </table:table-cell>
          <table:table-cell office:value-type="float" office:value="34.0702973387">
            <text:p>34.0702973387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7.78309064749031E+017">
            <text:p>778309064749031000</text:p>
          </table:table-cell>
          <table:table-cell office:value-type="string">
            <text:p>Chansey</text:p>
          </table:table-cell>
          <table:table-cell office:value-type="string">
            <text:p>09/20/16 07:05 PM</text:p>
          </table:table-cell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8308948373811E+017">
            <text:p>778308948373811000</text:p>
          </table:table-cell>
          <table:table-cell office:value-type="string">
            <text:p>Flareon</text:p>
          </table:table-cell>
          <table:table-cell office:value-type="string">
            <text:p>09/20/16 07:04 PM</text:p>
          </table:table-cell>
          <table:table-cell office:value-type="float" office:value="34.1106774189">
            <text:p>34.1106774189</text:p>
          </table:table-cell>
          <table:table-cell office:value-type="float" office:value="-118.1041752615">
            <text:p>-118.1041752615</text:p>
          </table:table-cell>
        </table:table-row>
        <table:table-row table:style-name="ro2">
          <table:table-cell office:value-type="float" office:value="7.7830750141449E+017">
            <text:p>778307501414490000</text:p>
          </table:table-cell>
          <table:table-cell office:value-type="string">
            <text:p>Porygon</text:p>
          </table:table-cell>
          <table:table-cell office:value-type="string">
            <text:p>09/20/16 06:59 PM</text:p>
          </table:table-cell>
          <table:table-cell office:value-type="float" office:value="34.0875946514">
            <text:p>34.0875946514</text:p>
          </table:table-cell>
          <table:table-cell office:value-type="float" office:value="-118.1262118357">
            <text:p>-118.1262118357</text:p>
          </table:table-cell>
        </table:table-row>
        <table:table-row table:style-name="ro2">
          <table:table-cell office:value-type="float" office:value="7.78307389502005E+017">
            <text:p>778307389502005000</text:p>
          </table:table-cell>
          <table:table-cell office:value-type="string">
            <text:p>Rapidash</text:p>
          </table:table-cell>
          <table:table-cell office:value-type="string">
            <text:p>09/20/16 06:58 PM</text:p>
          </table:table-cell>
          <table:table-cell office:value-type="float" office:value="34.0951032622">
            <text:p>34.0951032622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8306470429417E+017">
            <text:p>778306470429417000</text:p>
          </table:table-cell>
          <table:table-cell office:value-type="string">
            <text:p>Seaking</text:p>
          </table:table-cell>
          <table:table-cell office:value-type="string">
            <text:p>09/20/16 06:54 P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8304522963661E+017">
            <text:p>778304522963661000</text:p>
          </table:table-cell>
          <table:table-cell office:value-type="string">
            <text:p>Grimer</text:p>
          </table:table-cell>
          <table:table-cell office:value-type="string">
            <text:p>09/20/16 06:47 PM</text:p>
          </table:table-cell>
          <table:table-cell office:value-type="float" office:value="34.0782511604">
            <text:p>34.0782511604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78298625470235E+017">
            <text:p>778298625470235000</text:p>
          </table:table-cell>
          <table:table-cell office:value-type="string">
            <text:p>Flareon</text:p>
          </table:table-cell>
          <table:table-cell office:value-type="string">
            <text:p>09/20/16 06:23 PM</text:p>
          </table:table-cell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8298545677869E+017">
            <text:p>778298545677869000</text:p>
          </table:table-cell>
          <table:table-cell office:value-type="string">
            <text:p>Dragonair</text:p>
          </table:table-cell>
          <table:table-cell office:value-type="string">
            <text:p>09/20/16 06:23 P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8296490477228E+017">
            <text:p>778296490477228000</text:p>
          </table:table-cell>
          <table:table-cell office:value-type="string">
            <text:p>Electrode</text:p>
          </table:table-cell>
          <table:table-cell office:value-type="string">
            <text:p>09/20/16 06:15 PM</text:p>
          </table:table-cell>
          <table:table-cell office:value-type="float" office:value="34.0987953194">
            <text:p>34.0987953194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78296210033476E+017">
            <text:p>778296210033476000</text:p>
          </table:table-cell>
          <table:table-cell office:value-type="string">
            <text:p>Raichu</text:p>
          </table:table-cell>
          <table:table-cell office:value-type="string">
            <text:p>09/20/16 06:14 PM</text:p>
          </table:table-cell>
          <table:table-cell office:value-type="float" office:value="34.1171977648">
            <text:p>34.1171977648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7.78295745979965E+017">
            <text:p>778295745979965000</text:p>
          </table:table-cell>
          <table:table-cell office:value-type="string">
            <text:p>Flareon</text:p>
          </table:table-cell>
          <table:table-cell office:value-type="string">
            <text:p>09/20/16 06:12 PM</text:p>
          </table:table-cell>
          <table:table-cell office:value-type="float" office:value="34.1019820021">
            <text:p>34.1019820021</text:p>
          </table:table-cell>
          <table:table-cell office:value-type="float" office:value="-118.0752766308">
            <text:p>-118.0752766308</text:p>
          </table:table-cell>
        </table:table-row>
        <table:table-row table:style-name="ro2">
          <table:table-cell office:value-type="float" office:value="7.78295733648708E+017">
            <text:p>778295733648708000</text:p>
          </table:table-cell>
          <table:table-cell office:value-type="string">
            <text:p>Weepinbell</text:p>
          </table:table-cell>
          <table:table-cell office:value-type="string">
            <text:p>09/20/16 06:12 PM</text:p>
          </table:table-cell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7.78295001587388E+017">
            <text:p>778295001587388000</text:p>
          </table:table-cell>
          <table:table-cell office:value-type="string">
            <text:p>Jolteon</text:p>
          </table:table-cell>
          <table:table-cell office:value-type="string">
            <text:p>09/20/16 06:09 PM</text:p>
          </table:table-cell>
          <table:table-cell office:value-type="float" office:value="34.0712257241">
            <text:p>34.0712257241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7.78294460677357E+017">
            <text:p>778294460677357000</text:p>
          </table:table-cell>
          <table:table-cell office:value-type="string">
            <text:p>Rapidash</text:p>
          </table:table-cell>
          <table:table-cell office:value-type="string">
            <text:p>09/20/16 06:07 PM</text:p>
          </table:table-cell>
          <table:table-cell office:value-type="float" office:value="34.0830968576">
            <text:p>34.0830968576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7.78293901983527E+017">
            <text:p>778293901983527000</text:p>
          </table:table-cell>
          <table:table-cell office:value-type="string">
            <text:p>Machamp</text:p>
          </table:table-cell>
          <table:table-cell office:value-type="string">
            <text:p>09/20/16 06:05 PM</text:p>
          </table:table-cell>
          <table:table-cell office:value-type="float" office:value="34.0964564707">
            <text:p>34.0964564707</text:p>
          </table:table-cell>
          <table:table-cell office:value-type="float" office:value="-118.080123885">
            <text:p>-118.080123885</text:p>
          </table:table-cell>
        </table:table-row>
        <table:table-row table:style-name="ro2">
          <table:table-cell office:value-type="float" office:value="7.78293371278242E+017">
            <text:p>778293371278242000</text:p>
          </table:table-cell>
          <table:table-cell office:value-type="string">
            <text:p>Seadra</text:p>
          </table:table-cell>
          <table:table-cell office:value-type="string">
            <text:p>09/20/16 06:02 PM</text:p>
          </table:table-cell>
          <table:table-cell office:value-type="float" office:value="34.0812817179">
            <text:p>34.0812817179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7.78293215036256E+017">
            <text:p>778293215036256000</text:p>
          </table:table-cell>
          <table:table-cell office:value-type="string">
            <text:p>Kingler</text:p>
          </table:table-cell>
          <table:table-cell office:value-type="string">
            <text:p>09/20/16 06:02 PM</text:p>
          </table:table-cell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78290663506874E+017">
            <text:p>778290663506874000</text:p>
          </table:table-cell>
          <table:table-cell office:value-type="string">
            <text:p>Rapidash</text:p>
          </table:table-cell>
          <table:table-cell office:value-type="string">
            <text:p>09/20/16 05:52 PM</text:p>
          </table:table-cell>
          <table:table-cell office:value-type="float" office:value="34.1017435831">
            <text:p>34.101743583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78288500785373E+017">
            <text:p>778288500785373000</text:p>
          </table:table-cell>
          <table:table-cell office:value-type="string">
            <text:p>Charmeleon</text:p>
          </table:table-cell>
          <table:table-cell office:value-type="string">
            <text:p>09/20/16 05:43 PM</text:p>
          </table:table-cell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7.78287342075261E+017">
            <text:p>778287342075261000</text:p>
          </table:table-cell>
          <table:table-cell office:value-type="string">
            <text:p>Rapidash</text:p>
          </table:table-cell>
          <table:table-cell office:value-type="string">
            <text:p>09/20/16 05:38 PM</text:p>
          </table:table-cell>
          <table:table-cell office:value-type="float" office:value="34.0993821352">
            <text:p>34.0993821352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7.78282523679859E+017">
            <text:p>778282523679859000</text:p>
          </table:table-cell>
          <table:table-cell office:value-type="string">
            <text:p>Raichu</text:p>
          </table:table-cell>
          <table:table-cell office:value-type="string">
            <text:p>09/20/16 05:19 PM</text:p>
          </table:table-cell>
          <table:table-cell office:value-type="float" office:value="34.1262292666">
            <text:p>34.12622926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78281923898585E+017">
            <text:p>778281923898585000</text:p>
          </table:table-cell>
          <table:table-cell office:value-type="string">
            <text:p>Omastar</text:p>
          </table:table-cell>
          <table:table-cell office:value-type="string">
            <text:p>09/20/16 05:17 PM</text:p>
          </table:table-cell>
          <table:table-cell office:value-type="float" office:value="34.0837468284">
            <text:p>34.0837468284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8277784456004E+017">
            <text:p>778277784456004000</text:p>
          </table:table-cell>
          <table:table-cell office:value-type="string">
            <text:p>Rapidash</text:p>
          </table:table-cell>
          <table:table-cell office:value-type="string">
            <text:p>09/20/16 05:00 PM</text:p>
          </table:table-cell>
          <table:table-cell office:value-type="float" office:value="34.0858682121">
            <text:p>34.0858682121</text:p>
          </table:table-cell>
          <table:table-cell office:value-type="float" office:value="-118.1112162946">
            <text:p>-118.1112162946</text:p>
          </table:table-cell>
        </table:table-row>
        <table:table-row table:style-name="ro2">
          <table:table-cell office:value-type="float" office:value="7.78277704198009E+017">
            <text:p>778277704198009000</text:p>
          </table:table-cell>
          <table:table-cell office:value-type="string">
            <text:p>Flareon</text:p>
          </table:table-cell>
          <table:table-cell office:value-type="string">
            <text:p>09/20/16 05:00 PM</text:p>
          </table:table-cell>
          <table:table-cell office:value-type="float" office:value="34.1009461758">
            <text:p>34.1009461758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78277630218875E+017">
            <text:p>778277630218875000</text:p>
          </table:table-cell>
          <table:table-cell office:value-type="string">
            <text:p>Omastar</text:p>
          </table:table-cell>
          <table:table-cell office:value-type="string">
            <text:p>09/20/16 05:00 PM</text:p>
          </table:table-cell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8275294964617E+017">
            <text:p>778275294964617000</text:p>
          </table:table-cell>
          <table:table-cell office:value-type="string">
            <text:p>Rapidash</text:p>
          </table:table-cell>
          <table:table-cell office:value-type="string">
            <text:p>09/20/16 04:51 PM</text:p>
          </table:table-cell>
          <table:table-cell office:value-type="float" office:value="34.0800097117">
            <text:p>34.0800097117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7.7827419173691E+017">
            <text:p>778274191736910000</text:p>
          </table:table-cell>
          <table:table-cell office:value-type="string">
            <text:p>Chansey</text:p>
          </table:table-cell>
          <table:table-cell office:value-type="string">
            <text:p>09/20/16 04:46 PM</text:p>
          </table:table-cell>
          <table:table-cell office:value-type="float" office:value="34.1007659377">
            <text:p>34.1007659377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8272908590195E+017">
            <text:p>778272908590195000</text:p>
          </table:table-cell>
          <table:table-cell office:value-type="string">
            <text:p>Porygon</text:p>
          </table:table-cell>
          <table:table-cell office:value-type="string">
            <text:p>09/20/16 04:41 PM</text:p>
          </table:table-cell>
          <table:table-cell office:value-type="float" office:value="34.0922755417">
            <text:p>34.0922755417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7.78272617337725E+017">
            <text:p>778272617337725000</text:p>
          </table:table-cell>
          <table:table-cell office:value-type="string">
            <text:p>Dratini</text:p>
          </table:table-cell>
          <table:table-cell office:value-type="string">
            <text:p>09/20/16 04:40 PM</text:p>
          </table:table-cell>
          <table:table-cell office:value-type="float" office:value="34.0654764572">
            <text:p>34.065476457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7.78272540158341E+017">
            <text:p>778272540158341000</text:p>
          </table:table-cell>
          <table:table-cell office:value-type="string">
            <text:p>Dratini</text:p>
          </table:table-cell>
          <table:table-cell office:value-type="string">
            <text:p>09/20/16 04:40 PM</text:p>
          </table:table-cell>
          <table:table-cell office:value-type="float" office:value="34.0944750265">
            <text:p>34.0944750265</text:p>
          </table:table-cell>
          <table:table-cell office:value-type="float" office:value="-118.1126793309">
            <text:p>-118.1126793309</text:p>
          </table:table-cell>
        </table:table-row>
        <table:table-row table:style-name="ro2">
          <table:table-cell office:value-type="float" office:value="7.78178124932579E+017">
            <text:p>778178124932579000</text:p>
          </table:table-cell>
          <table:table-cell office:value-type="string">
            <text:p>Chansey</text:p>
          </table:table-cell>
          <table:table-cell office:value-type="string">
            <text:p>09/20/16 10:24 AM</text:p>
          </table:table-cell>
          <table:table-cell office:value-type="float" office:value="34.0773601787">
            <text:p>34.0773601787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7.78177051022987E+017">
            <text:p>778177051022987000</text:p>
          </table:table-cell>
          <table:table-cell office:value-type="string">
            <text:p>Kabutops</text:p>
          </table:table-cell>
          <table:table-cell office:value-type="string">
            <text:p>09/20/16 10:20 AM</text:p>
          </table:table-cell>
          <table:table-cell office:value-type="float" office:value="34.1261972818">
            <text:p>34.1261972818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7.78175194204611E+017">
            <text:p>778175194204611000</text:p>
          </table:table-cell>
          <table:table-cell office:value-type="string">
            <text:p>Tangela</text:p>
          </table:table-cell>
          <table:table-cell office:value-type="string">
            <text:p>09/20/16 10:13 AM</text:p>
          </table:table-cell>
          <table:table-cell office:value-type="float" office:value="34.0893778156">
            <text:p>34.0893778156</text:p>
          </table:table-cell>
          <table:table-cell office:value-type="float" office:value="-118.1309662505">
            <text:p>-118.1309662505</text:p>
          </table:table-cell>
        </table:table-row>
        <table:table-row table:style-name="ro2">
          <table:table-cell office:value-type="float" office:value="7.78175000092312E+017">
            <text:p>778175000092312000</text:p>
          </table:table-cell>
          <table:table-cell office:value-type="string">
            <text:p>Flareon</text:p>
          </table:table-cell>
          <table:table-cell office:value-type="string">
            <text:p>09/20/16 10:12 AM</text:p>
          </table:table-cell>
          <table:table-cell office:value-type="float" office:value="34.1047363803">
            <text:p>34.1047363803</text:p>
          </table:table-cell>
          <table:table-cell office:value-type="float" office:value="-118.1074672084">
            <text:p>-118.1074672084</text:p>
          </table:table-cell>
        </table:table-row>
        <table:table-row table:style-name="ro2">
          <table:table-cell office:value-type="float" office:value="7.78174649410675E+017">
            <text:p>778174649410675000</text:p>
          </table:table-cell>
          <table:table-cell office:value-type="string">
            <text:p>Flareon</text:p>
          </table:table-cell>
          <table:table-cell office:value-type="string">
            <text:p>09/20/16 10:11 AM</text:p>
          </table:table-cell>
          <table:table-cell office:value-type="float" office:value="34.0987703654">
            <text:p>34.0987703654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7.78168962722959E+017">
            <text:p>778168962722959000</text:p>
          </table:table-cell>
          <table:table-cell office:value-type="string">
            <text:p>Charmeleon</text:p>
          </table:table-cell>
          <table:table-cell office:value-type="string">
            <text:p>09/20/16 09:48 AM</text:p>
          </table:table-cell>
          <table:table-cell office:value-type="float" office:value="34.0878795716">
            <text:p>34.0878795716</text:p>
          </table:table-cell>
          <table:table-cell office:value-type="float" office:value="-118.1102104501">
            <text:p>-118.1102104501</text:p>
          </table:table-cell>
        </table:table-row>
        <table:table-row table:style-name="ro2">
          <table:table-cell office:value-type="float" office:value="7.78168054601617E+017">
            <text:p>778168054601617000</text:p>
          </table:table-cell>
          <table:table-cell office:value-type="string">
            <text:p>Seaking</text:p>
          </table:table-cell>
          <table:table-cell office:value-type="string">
            <text:p>09/20/16 09:44 AM</text:p>
          </table:table-cell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7816645542255E+017">
            <text:p>778166455422550000</text:p>
          </table:table-cell>
          <table:table-cell office:value-type="string">
            <text:p>Porygon</text:p>
          </table:table-cell>
          <table:table-cell office:value-type="string">
            <text:p>09/20/16 09:38 AM</text:p>
          </table:table-cell>
          <table:table-cell office:value-type="float" office:value="34.0778739767">
            <text:p>34.0778739767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7.781636000705E+017">
            <text:p>778163600070500000</text:p>
          </table:table-cell>
          <table:table-cell office:value-type="string">
            <text:p>Flareon</text:p>
          </table:table-cell>
          <table:table-cell office:value-type="string">
            <text:p>09/20/16 09:27 AM</text:p>
          </table:table-cell>
          <table:table-cell office:value-type="float" office:value="34.0952738314">
            <text:p>34.0952738314</text:p>
          </table:table-cell>
          <table:table-cell office:value-type="float" office:value="-118.1333434093">
            <text:p>-118.1333434093</text:p>
          </table:table-cell>
        </table:table-row>
        <table:table-row table:style-name="ro2">
          <table:table-cell office:value-type="float" office:value="7.78159587396575E+017">
            <text:p>778159587396575000</text:p>
          </table:table-cell>
          <table:table-cell office:value-type="string">
            <text:p>Jolteon</text:p>
          </table:table-cell>
          <table:table-cell office:value-type="string">
            <text:p>09/20/16 09:11 AM</text:p>
          </table:table-cell>
          <table:table-cell office:value-type="float" office:value="34.0803504262">
            <text:p>34.080350426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78155465872212E+017">
            <text:p>778155465872212000</text:p>
          </table:table-cell>
          <table:table-cell office:value-type="string">
            <text:p>Tentacruel</text:p>
          </table:table-cell>
          <table:table-cell office:value-type="string">
            <text:p>09/20/16 08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8151420302352E+017">
            <text:p>778151420302352000</text:p>
          </table:table-cell>
          <table:table-cell office:value-type="string">
            <text:p>Jolteon</text:p>
          </table:table-cell>
          <table:table-cell office:value-type="string">
            <text:p>09/20/16 08:38 AM</text:p>
          </table:table-cell>
          <table:table-cell office:value-type="float" office:value="34.1087119511">
            <text:p>34.1087119511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78150718163255E+017">
            <text:p>778150718163255000</text:p>
          </table:table-cell>
          <table:table-cell office:value-type="string">
            <text:p>Golem</text:p>
          </table:table-cell>
          <table:table-cell office:value-type="string">
            <text:p>09/20/16 08:36 AM</text:p>
          </table:table-cell>
          <table:table-cell office:value-type="float" office:value="34.1167215348">
            <text:p>34.1167215348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8143141748699E+017">
            <text:p>778143141748699000</text:p>
          </table:table-cell>
          <table:table-cell office:value-type="string">
            <text:p>Flareon</text:p>
          </table:table-cell>
          <table:table-cell office:value-type="string">
            <text:p>09/20/16 08:05 AM</text:p>
          </table:table-cell>
          <table:table-cell office:value-type="float" office:value="34.0676511282">
            <text:p>34.0676511282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7.78141036946358E+017">
            <text:p>778141036946358000</text:p>
          </table:table-cell>
          <table:table-cell office:value-type="string">
            <text:p>Nidoqueen</text:p>
          </table:table-cell>
          <table:table-cell office:value-type="string">
            <text:p>09/20/16 07:57 AM</text:p>
          </table:table-cell>
          <table:table-cell office:value-type="float" office:value="34.119165007">
            <text:p>34.119165007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7.78140795564089E+017">
            <text:p>778140795564089000</text:p>
          </table:table-cell>
          <table:table-cell office:value-type="string">
            <text:p>Wartortle</text:p>
          </table:table-cell>
          <table:table-cell office:value-type="string">
            <text:p>09/20/16 07:56 AM</text:p>
          </table:table-cell>
          <table:table-cell office:value-type="float" office:value="34.0959632629">
            <text:p>34.0959632629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7.78139803099562E+017">
            <text:p>778139803099562000</text:p>
          </table:table-cell>
          <table:table-cell office:value-type="string">
            <text:p>Grimer</text:p>
          </table:table-cell>
          <table:table-cell office:value-type="string">
            <text:p>09/20/16 07:52 AM</text:p>
          </table:table-cell>
          <table:table-cell office:value-type="float" office:value="34.1067413801">
            <text:p>34.1067413801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7.78137302652613E+017">
            <text:p>778137302652613000</text:p>
          </table:table-cell>
          <table:table-cell office:value-type="string">
            <text:p>Raichu</text:p>
          </table:table-cell>
          <table:table-cell office:value-type="string">
            <text:p>09/20/16 07:42 AM</text:p>
          </table:table-cell>
          <table:table-cell office:value-type="float" office:value="34.0863525998">
            <text:p>34.0863525998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78136806126649E+017">
            <text:p>778136806126649000</text:p>
          </table:table-cell>
          <table:table-cell office:value-type="string">
            <text:p>Lickitung</text:p>
          </table:table-cell>
          <table:table-cell office:value-type="string">
            <text:p>09/20/16 07:40 AM</text:p>
          </table:table-cell>
          <table:table-cell office:value-type="float" office:value="34.1206979554">
            <text:p>34.1206979554</text:p>
          </table:table-cell>
          <table:table-cell office:value-type="float" office:value="-118.1044495928">
            <text:p>-118.1044495928</text:p>
          </table:table-cell>
        </table:table-row>
        <table:table-row table:style-name="ro2">
          <table:table-cell office:value-type="float" office:value="7.78135181228204E+017">
            <text:p>778135181228204000</text:p>
          </table:table-cell>
          <table:table-cell office:value-type="string">
            <text:p>Muk</text:p>
          </table:table-cell>
          <table:table-cell office:value-type="string">
            <text:p>09/20/16 07:34 AM</text:p>
          </table:table-cell>
          <table:table-cell office:value-type="float" office:value="34.0878562145">
            <text:p>34.0878562145</text:p>
          </table:table-cell>
          <table:table-cell office:value-type="float" office:value="-118.1254803757">
            <text:p>-118.1254803757</text:p>
          </table:table-cell>
        </table:table-row>
        <table:table-row table:style-name="ro2">
          <table:table-cell office:value-type="float" office:value="7.781344293405E+017">
            <text:p>778134429340500000</text:p>
          </table:table-cell>
          <table:table-cell office:value-type="string">
            <text:p>Exeggutor</text:p>
          </table:table-cell>
          <table:table-cell office:value-type="string">
            <text:p>09/20/16 07:31 AM</text:p>
          </table:table-cell>
          <table:table-cell office:value-type="float" office:value="34.0964667307">
            <text:p>34.096466730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7.78132684371558E+017">
            <text:p>778132684371558000</text:p>
          </table:table-cell>
          <table:table-cell office:value-type="string">
            <text:p>Dratini</text:p>
          </table:table-cell>
          <table:table-cell office:value-type="string">
            <text:p>09/20/16 07:24 AM</text:p>
          </table:table-cell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7.78130343685685E+017">
            <text:p>778130343685685000</text:p>
          </table:table-cell>
          <table:table-cell office:value-type="string">
            <text:p>Porygon</text:p>
          </table:table-cell>
          <table:table-cell office:value-type="string">
            <text:p>09/20/16 07:15 AM</text:p>
          </table:table-cell>
          <table:table-cell office:value-type="float" office:value="34.0720887615">
            <text:p>34.0720887615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7.78128153504014E+017">
            <text:p>778128153504014000</text:p>
          </table:table-cell>
          <table:table-cell office:value-type="string">
            <text:p>Golem</text:p>
          </table:table-cell>
          <table:table-cell office:value-type="string">
            <text:p>09/20/16 07:06 AM</text:p>
          </table:table-cell>
          <table:table-cell office:value-type="float" office:value="34.0739444812">
            <text:p>34.0739444812</text:p>
          </table:table-cell>
          <table:table-cell office:value-type="float" office:value="-118.0668622119">
            <text:p>-118.0668622119</text:p>
          </table:table-cell>
        </table:table-row>
        <table:table-row table:style-name="ro2">
          <table:table-cell office:value-type="float" office:value="7.78127683880415E+017">
            <text:p>778127683880415000</text:p>
          </table:table-cell>
          <table:table-cell office:value-type="string">
            <text:p>Rapidash</text:p>
          </table:table-cell>
          <table:table-cell office:value-type="string">
            <text:p>09/20/16 07:04 AM</text:p>
          </table:table-cell>
          <table:table-cell office:value-type="float" office:value="34.0789575725">
            <text:p>34.0789575725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7.78127530922484E+017">
            <text:p>778127530922484000</text:p>
          </table:table-cell>
          <table:table-cell office:value-type="string">
            <text:p>Machamp</text:p>
          </table:table-cell>
          <table:table-cell office:value-type="string">
            <text:p>09/20/16 07:03 AM</text:p>
          </table:table-cell>
          <table:table-cell office:value-type="float" office:value="34.0994683627">
            <text:p>34.0994683627</text:p>
          </table:table-cell>
          <table:table-cell office:value-type="float" office:value="-118.0951220886">
            <text:p>-118.0951220886</text:p>
          </table:table-cell>
        </table:table-row>
        <table:table-row table:style-name="ro2">
          <table:table-cell office:value-type="float" office:value="7.78126380429116E+017">
            <text:p>778126380429116000</text:p>
          </table:table-cell>
          <table:table-cell office:value-type="string">
            <text:p>Golem</text:p>
          </table:table-cell>
          <table:table-cell office:value-type="string">
            <text:p>09/20/16 06:59 AM</text:p>
          </table:table-cell>
          <table:table-cell office:value-type="float" office:value="34.0861446917">
            <text:p>34.0861446917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7.78124341640823E+017">
            <text:p>778124341640823000</text:p>
          </table:table-cell>
          <table:table-cell office:value-type="string">
            <text:p>Seaking</text:p>
          </table:table-cell>
          <table:table-cell office:value-type="string">
            <text:p>09/20/16 06:51 AM</text:p>
          </table:table-cell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7.78123612515623E+017">
            <text:p>778123612515623000</text:p>
          </table:table-cell>
          <table:table-cell office:value-type="string">
            <text:p>Chansey</text:p>
          </table:table-cell>
          <table:table-cell office:value-type="string">
            <text:p>09/20/16 06:48 AM</text:p>
          </table:table-cell>
          <table:table-cell office:value-type="float" office:value="34.0907025415">
            <text:p>34.0907025415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78123283720004E+017">
            <text:p>778123283720004000</text:p>
          </table:table-cell>
          <table:table-cell office:value-type="string">
            <text:p>Flareon</text:p>
          </table:table-cell>
          <table:table-cell office:value-type="string">
            <text:p>09/20/16 06:47 AM</text:p>
          </table:table-cell>
          <table:table-cell office:value-type="float" office:value="34.0876839965">
            <text:p>34.087683996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7.78122471132234E+017">
            <text:p>778122471132234000</text:p>
          </table:table-cell>
          <table:table-cell office:value-type="string">
            <text:p>Nidoqueen</text:p>
          </table:table-cell>
          <table:table-cell office:value-type="string">
            <text:p>09/20/16 06:43 AM</text:p>
          </table:table-cell>
          <table:table-cell office:value-type="float" office:value="34.0960147434">
            <text:p>34.096014743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8121174228333E+017">
            <text:p>778121174228333000</text:p>
          </table:table-cell>
          <table:table-cell office:value-type="string">
            <text:p>Clefable</text:p>
          </table:table-cell>
          <table:table-cell office:value-type="string">
            <text:p>09/20/16 06:38 AM</text:p>
          </table:table-cell>
          <table:table-cell office:value-type="float" office:value="34.112488769">
            <text:p>34.112488769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8120804387152E+017">
            <text:p>778120804387152000</text:p>
          </table:table-cell>
          <table:table-cell office:value-type="string">
            <text:p>Scyther</text:p>
          </table:table-cell>
          <table:table-cell office:value-type="string">
            <text:p>09/20/16 06:37 AM</text:p>
          </table:table-cell>
          <table:table-cell office:value-type="float" office:value="34.1111783284">
            <text:p>34.1111783284</text:p>
          </table:table-cell>
          <table:table-cell office:value-type="float" office:value="-118.1082901854">
            <text:p>-118.1082901854</text:p>
          </table:table-cell>
        </table:table-row>
        <table:table-row table:style-name="ro2">
          <table:table-cell office:value-type="float" office:value="7.78120455710446E+017">
            <text:p>778120455710446000</text:p>
          </table:table-cell>
          <table:table-cell office:value-type="string">
            <text:p>Dratini</text:p>
          </table:table-cell>
          <table:table-cell office:value-type="string">
            <text:p>09/20/16 06:35 AM</text:p>
          </table:table-cell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8119501309182E+017">
            <text:p>778119501309182000</text:p>
          </table:table-cell>
          <table:table-cell office:value-type="string">
            <text:p>Vaporeon</text:p>
          </table:table-cell>
          <table:table-cell office:value-type="string">
            <text:p>09/20/16 06:32 AM</text:p>
          </table:table-cell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78116227768193E+017">
            <text:p>778116227768193000</text:p>
          </table:table-cell>
          <table:table-cell office:value-type="string">
            <text:p>Machamp</text:p>
          </table:table-cell>
          <table:table-cell office:value-type="string">
            <text:p>09/20/16 06:19 AM</text:p>
          </table:table-cell>
          <table:table-cell office:value-type="float" office:value="34.0807138829">
            <text:p>34.0807138829</text:p>
          </table:table-cell>
          <table:table-cell office:value-type="float" office:value="-118.1239260132">
            <text:p>-118.1239260132</text:p>
          </table:table-cell>
        </table:table-row>
        <table:table-row table:style-name="ro2">
          <table:table-cell office:value-type="float" office:value="7.7811521477666E+017">
            <text:p>778115214776660000</text:p>
          </table:table-cell>
          <table:table-cell office:value-type="string">
            <text:p>Jolteon</text:p>
          </table:table-cell>
          <table:table-cell office:value-type="string">
            <text:p>09/20/16 06:14 AM</text:p>
          </table:table-cell>
          <table:table-cell office:value-type="float" office:value="34.0810595073">
            <text:p>34.0810595073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7.78114897020322E+017">
            <text:p>778114897020322000</text:p>
          </table:table-cell>
          <table:table-cell office:value-type="string">
            <text:p>Chansey</text:p>
          </table:table-cell>
          <table:table-cell office:value-type="string">
            <text:p>09/20/16 06:13 AM</text:p>
          </table:table-cell>
          <table:table-cell office:value-type="float" office:value="34.0959618419">
            <text:p>34.0959618419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7.7811420484694E+017">
            <text:p>778114204846940000</text:p>
          </table:table-cell>
          <table:table-cell office:value-type="string">
            <text:p>Lickitung</text:p>
          </table:table-cell>
          <table:table-cell office:value-type="string">
            <text:p>09/20/16 06:10 AM</text:p>
          </table:table-cell>
          <table:table-cell office:value-type="float" office:value="34.0745631938">
            <text:p>34.0745631938</text:p>
          </table:table-cell>
          <table:table-cell office:value-type="float" office:value="-118.0711609326">
            <text:p>-118.0711609326</text:p>
          </table:table-cell>
        </table:table-row>
        <table:table-row table:style-name="ro2">
          <table:table-cell office:value-type="float" office:value="7.78113328111583E+017">
            <text:p>778113328111583000</text:p>
          </table:table-cell>
          <table:table-cell office:value-type="string">
            <text:p>Rapidash</text:p>
          </table:table-cell>
          <table:table-cell office:value-type="string">
            <text:p>09/20/16 06:07 AM</text:p>
          </table:table-cell>
          <table:table-cell office:value-type="float" office:value="34.0696946406">
            <text:p>34.0696946406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7.78111957534671E+017">
            <text:p>778111957534671000</text:p>
          </table:table-cell>
          <table:table-cell office:value-type="string">
            <text:p>Flareon</text:p>
          </table:table-cell>
          <table:table-cell office:value-type="string">
            <text:p>09/20/16 06:02 AM</text:p>
          </table:table-cell>
          <table:table-cell office:value-type="float" office:value="34.0815520449">
            <text:p>34.0815520449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78111580424856E+017">
            <text:p>778111580424856000</text:p>
          </table:table-cell>
          <table:table-cell office:value-type="string">
            <text:p>Omastar</text:p>
          </table:table-cell>
          <table:table-cell office:value-type="string">
            <text:p>09/20/16 06:00 AM</text:p>
          </table:table-cell>
          <table:table-cell office:value-type="float" office:value="34.0807089224">
            <text:p>34.0807089224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7.7811022779537E+017">
            <text:p>778110227795370000</text:p>
          </table:table-cell>
          <table:table-cell office:value-type="string">
            <text:p>Rapidash</text:p>
          </table:table-cell>
          <table:table-cell office:value-type="string">
            <text:p>09/20/16 05:55 AM</text:p>
          </table:table-cell>
          <table:table-cell office:value-type="float" office:value="34.0977919542">
            <text:p>34.097791954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781087515723E+017">
            <text:p>778108751572300000</text:p>
          </table:table-cell>
          <table:table-cell office:value-type="string">
            <text:p>Tangela</text:p>
          </table:table-cell>
          <table:table-cell office:value-type="string">
            <text:p>09/20/16 05:49 AM</text:p>
          </table:table-cell>
          <table:table-cell office:value-type="float" office:value="34.1054472193">
            <text:p>34.1054472193</text:p>
          </table:table-cell>
          <table:table-cell office:value-type="float" office:value="-118.1188056623">
            <text:p>-118.1188056623</text:p>
          </table:table-cell>
        </table:table-row>
        <table:table-row table:style-name="ro2">
          <table:table-cell office:value-type="float" office:value="7.78104138261463E+017">
            <text:p>778104138261463000</text:p>
          </table:table-cell>
          <table:table-cell office:value-type="string">
            <text:p>Rapidash</text:p>
          </table:table-cell>
          <table:table-cell office:value-type="string">
            <text:p>09/20/16 05:30 AM</text:p>
          </table:table-cell>
          <table:table-cell office:value-type="float" office:value="34.0864598463">
            <text:p>34.0864598463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78104120968438E+017">
            <text:p>778104120968438000</text:p>
          </table:table-cell>
          <table:table-cell office:value-type="string">
            <text:p>Raichu</text:p>
          </table:table-cell>
          <table:table-cell office:value-type="string">
            <text:p>09/20/16 05:30 AM</text:p>
          </table:table-cell>
          <table:table-cell office:value-type="float" office:value="34.1173813278">
            <text:p>34.1173813278</text:p>
          </table:table-cell>
          <table:table-cell office:value-type="float" office:value="-118.0994201179">
            <text:p>-118.0994201179</text:p>
          </table:table-cell>
        </table:table-row>
        <table:table-row table:style-name="ro2">
          <table:table-cell office:value-type="float" office:value="7.78102961222349E+017">
            <text:p>778102961222349000</text:p>
          </table:table-cell>
          <table:table-cell office:value-type="string">
            <text:p>Scyther</text:p>
          </table:table-cell>
          <table:table-cell office:value-type="string">
            <text:p>09/20/16 05:26 AM</text:p>
          </table:table-cell>
          <table:table-cell office:value-type="float" office:value="34.0805427068">
            <text:p>34.0805427068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8101679505994E+017">
            <text:p>778101679505994000</text:p>
          </table:table-cell>
          <table:table-cell office:value-type="string">
            <text:p>Flareon</text:p>
          </table:table-cell>
          <table:table-cell office:value-type="string">
            <text:p>09/20/16 05:21 AM</text:p>
          </table:table-cell>
          <table:table-cell office:value-type="float" office:value="34.0807014601">
            <text:p>34.0807014601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7.78101657611764E+017">
            <text:p>778101657611764000</text:p>
          </table:table-cell>
          <table:table-cell office:value-type="string">
            <text:p>Exeggutor</text:p>
          </table:table-cell>
          <table:table-cell office:value-type="string">
            <text:p>09/20/16 05:21 AM</text:p>
          </table:table-cell>
          <table:table-cell office:value-type="float" office:value="34.1230792197">
            <text:p>34.1230792197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7.78101615945519E+017">
            <text:p>778101615945519000</text:p>
          </table:table-cell>
          <table:table-cell office:value-type="string">
            <text:p>Jolteon</text:p>
          </table:table-cell>
          <table:table-cell office:value-type="string">
            <text:p>09/20/16 05:20 AM</text:p>
          </table:table-cell>
          <table:table-cell office:value-type="float" office:value="34.0790920916">
            <text:p>34.0790920916</text:p>
          </table:table-cell>
          <table:table-cell office:value-type="float" office:value="-118.1101190094">
            <text:p>-118.1101190094</text:p>
          </table:table-cell>
        </table:table-row>
        <table:table-row table:style-name="ro2">
          <table:table-cell office:value-type="float" office:value="7.78097970252288E+017">
            <text:p>778097970252288000</text:p>
          </table:table-cell>
          <table:table-cell office:value-type="string">
            <text:p>Flareon</text:p>
          </table:table-cell>
          <table:table-cell office:value-type="string">
            <text:p>09/20/16 05:06 AM</text:p>
          </table:table-cell>
          <table:table-cell office:value-type="float" office:value="34.0989107242">
            <text:p>34.0989107242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7.7809795654946E+017">
            <text:p>778097956549460000</text:p>
          </table:table-cell>
          <table:table-cell office:value-type="string">
            <text:p>Scyther</text:p>
          </table:table-cell>
          <table:table-cell office:value-type="string">
            <text:p>09/20/16 05:06 AM</text:p>
          </table:table-cell>
          <table:table-cell office:value-type="float" office:value="34.0739444812">
            <text:p>34.0739444812</text:p>
          </table:table-cell>
          <table:table-cell office:value-type="float" office:value="-118.0668622119">
            <text:p>-118.0668622119</text:p>
          </table:table-cell>
        </table:table-row>
        <table:table-row table:style-name="ro2">
          <table:table-cell office:value-type="float" office:value="7.78097089788141E+017">
            <text:p>778097089788141000</text:p>
          </table:table-cell>
          <table:table-cell office:value-type="string">
            <text:p>Aerodactyl</text:p>
          </table:table-cell>
          <table:table-cell office:value-type="string">
            <text:p>09/20/16 05:02 AM</text:p>
          </table:table-cell>
          <table:table-cell office:value-type="float" office:value="34.0946895603">
            <text:p>34.0946895603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7.78096337191576E+017">
            <text:p>778096337191576000</text:p>
          </table:table-cell>
          <table:table-cell office:value-type="string">
            <text:p>Tangela</text:p>
          </table:table-cell>
          <table:table-cell office:value-type="string">
            <text:p>09/20/16 04:59 AM</text:p>
          </table:table-cell>
          <table:table-cell office:value-type="float" office:value="34.0876717302">
            <text:p>34.0876717302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7.78095385952879E+017">
            <text:p>778095385952879000</text:p>
          </table:table-cell>
          <table:table-cell office:value-type="string">
            <text:p>Raichu</text:p>
          </table:table-cell>
          <table:table-cell office:value-type="string">
            <text:p>09/20/16 04:56 AM</text:p>
          </table:table-cell>
          <table:table-cell office:value-type="float" office:value="34.0752494142">
            <text:p>34.0752494142</text:p>
          </table:table-cell>
          <table:table-cell office:value-type="float" office:value="-118.0709780105">
            <text:p>-118.0709780105</text:p>
          </table:table-cell>
        </table:table-row>
        <table:table-row table:style-name="ro2">
          <table:table-cell office:value-type="float" office:value="7.78094471485485E+017">
            <text:p>778094471485485000</text:p>
          </table:table-cell>
          <table:table-cell office:value-type="string">
            <text:p>Porygon</text:p>
          </table:table-cell>
          <table:table-cell office:value-type="string">
            <text:p>09/20/16 04:52 AM</text:p>
          </table:table-cell>
          <table:table-cell office:value-type="float" office:value="34.0952826702">
            <text:p>34.0952826702</text:p>
          </table:table-cell>
          <table:table-cell office:value-type="float" office:value="-118.0958536755">
            <text:p>-118.0958536755</text:p>
          </table:table-cell>
        </table:table-row>
        <table:table-row table:style-name="ro2">
          <table:table-cell office:value-type="float" office:value="7.78090247821328E+017">
            <text:p>778090247821328000</text:p>
          </table:table-cell>
          <table:table-cell office:value-type="string">
            <text:p>Aerodactyl</text:p>
          </table:table-cell>
          <table:table-cell office:value-type="string">
            <text:p>09/20/16 04:35 AM</text:p>
          </table:table-cell>
          <table:table-cell office:value-type="float" office:value="34.1016219316">
            <text:p>34.10162193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7.78087975825596E+017">
            <text:p>778087975825596000</text:p>
          </table:table-cell>
          <table:table-cell office:value-type="string">
            <text:p>Raichu</text:p>
          </table:table-cell>
          <table:table-cell office:value-type="string">
            <text:p>09/20/16 04:26 AM</text:p>
          </table:table-cell>
          <table:table-cell office:value-type="float" office:value="34.115300615">
            <text:p>34.115300615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7.78087429874016E+017">
            <text:p>778087429874016000</text:p>
          </table:table-cell>
          <table:table-cell office:value-type="string">
            <text:p>Electabuzz</text:p>
          </table:table-cell>
          <table:table-cell office:value-type="string">
            <text:p>09/20/16 04:24 AM</text:p>
          </table:table-cell>
          <table:table-cell office:value-type="float" office:value="34.077904767">
            <text:p>34.077904767</text:p>
          </table:table-cell>
          <table:table-cell office:value-type="float" office:value="-118.1316976874">
            <text:p>-118.1316976874</text:p>
          </table:table-cell>
        </table:table-row>
        <table:table-row table:style-name="ro2">
          <table:table-cell office:value-type="float" office:value="7.7808648144545E+017">
            <text:p>778086481445450000</text:p>
          </table:table-cell>
          <table:table-cell office:value-type="string">
            <text:p>Weepinbell</text:p>
          </table:table-cell>
          <table:table-cell office:value-type="string">
            <text:p>09/20/16 04:20 AM</text:p>
          </table:table-cell>
          <table:table-cell office:value-type="float" office:value="34.1004975081">
            <text:p>34.1004975081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7.78086087717692E+017">
            <text:p>778086087717692000</text:p>
          </table:table-cell>
          <table:table-cell office:value-type="string">
            <text:p>Chansey</text:p>
          </table:table-cell>
          <table:table-cell office:value-type="string">
            <text:p>09/20/16 04:19 AM</text:p>
          </table:table-cell>
          <table:table-cell office:value-type="float" office:value="34.0777445938">
            <text:p>34.0777445938</text:p>
          </table:table-cell>
          <table:table-cell office:value-type="float" office:value="-118.1316976874">
            <text:p>-118.1316976874</text:p>
          </table:table-cell>
        </table:table-row>
        <table:table-row table:style-name="ro2">
          <table:table-cell office:value-type="float" office:value="7.78081972346163E+017">
            <text:p>778081972346163000</text:p>
          </table:table-cell>
          <table:table-cell office:value-type="string">
            <text:p>Starmie</text:p>
          </table:table-cell>
          <table:table-cell office:value-type="string">
            <text:p>09/20/16 04:02 AM</text:p>
          </table:table-cell>
          <table:table-cell office:value-type="float" office:value="34.0812817179">
            <text:p>34.0812817179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7.78081900237763E+017">
            <text:p>778081900237763000</text:p>
          </table:table-cell>
          <table:table-cell office:value-type="string">
            <text:p>Electrode</text:p>
          </table:table-cell>
          <table:table-cell office:value-type="string">
            <text:p>09/20/16 04:02 AM</text:p>
          </table:table-cell>
          <table:table-cell office:value-type="float" office:value="34.0762622963">
            <text:p>34.0762622963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7.7808179052732E+017">
            <text:p>778081790527320000</text:p>
          </table:table-cell>
          <table:table-cell office:value-type="string">
            <text:p>Chansey</text:p>
          </table:table-cell>
          <table:table-cell office:value-type="string">
            <text:p>09/20/16 04:02 AM</text:p>
          </table:table-cell>
          <table:table-cell office:value-type="float" office:value="34.0789079798">
            <text:p>34.0789079798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8078645793403E+017">
            <text:p>778078645793403000</text:p>
          </table:table-cell>
          <table:table-cell office:value-type="string">
            <text:p>Golem</text:p>
          </table:table-cell>
          <table:table-cell office:value-type="string">
            <text:p>09/20/16 03:49 AM</text:p>
          </table:table-cell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7.78077565730771E+017">
            <text:p>778077565730771000</text:p>
          </table:table-cell>
          <table:table-cell office:value-type="string">
            <text:p>Dratini</text:p>
          </table:table-cell>
          <table:table-cell office:value-type="string">
            <text:p>09/20/16 03:45 AM</text:p>
          </table:table-cell>
          <table:table-cell office:value-type="float" office:value="34.0752889207">
            <text:p>34.0752889207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7.78077458360787E+017">
            <text:p>778077458360787000</text:p>
          </table:table-cell>
          <table:table-cell office:value-type="string">
            <text:p>Dratini</text:p>
          </table:table-cell>
          <table:table-cell office:value-type="string">
            <text:p>09/20/16 03:44 AM</text:p>
          </table:table-cell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78076863079916E+017">
            <text:p>778076863079916000</text:p>
          </table:table-cell>
          <table:table-cell office:value-type="string">
            <text:p>Flareon</text:p>
          </table:table-cell>
          <table:table-cell office:value-type="string">
            <text:p>09/20/16 03:42 AM</text:p>
          </table:table-cell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78076738278429E+017">
            <text:p>778076738278429000</text:p>
          </table:table-cell>
          <table:table-cell office:value-type="string">
            <text:p>Chansey</text:p>
          </table:table-cell>
          <table:table-cell office:value-type="string">
            <text:p>09/20/16 03:42 AM</text:p>
          </table:table-cell>
          <table:table-cell office:value-type="float" office:value="34.0945483638">
            <text:p>34.0945483638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8069693533872E+017">
            <text:p>778069693533872000</text:p>
          </table:table-cell>
          <table:table-cell office:value-type="string">
            <text:p>Wigglytuff</text:p>
          </table:table-cell>
          <table:table-cell office:value-type="string">
            <text:p>09/20/16 03:14 AM</text:p>
          </table:table-cell>
          <table:table-cell office:value-type="float" office:value="34.0628144336">
            <text:p>34.062814433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78068036792127E+017">
            <text:p>778068036792127000</text:p>
          </table:table-cell>
          <table:table-cell office:value-type="string">
            <text:p>Kingler</text:p>
          </table:table-cell>
          <table:table-cell office:value-type="string">
            <text:p>09/20/16 03:07 AM</text:p>
          </table:table-cell>
          <table:table-cell office:value-type="float" office:value="34.1072196813">
            <text:p>34.1072196813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7.78067133771096E+017">
            <text:p>778067133771096000</text:p>
          </table:table-cell>
          <table:table-cell office:value-type="string">
            <text:p>Flareon</text:p>
          </table:table-cell>
          <table:table-cell office:value-type="string">
            <text:p>09/20/16 03:03 AM</text:p>
          </table:table-cell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7.78066836013277E+017">
            <text:p>778066836013277000</text:p>
          </table:table-cell>
          <table:table-cell office:value-type="string">
            <text:p>Rapidash</text:p>
          </table:table-cell>
          <table:table-cell office:value-type="string">
            <text:p>09/20/16 03:02 AM</text:p>
          </table:table-cell>
          <table:table-cell office:value-type="float" office:value="34.1030718271">
            <text:p>34.1030718271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7.78065095737774E+017">
            <text:p>778065095737774000</text:p>
          </table:table-cell>
          <table:table-cell office:value-type="string">
            <text:p>Weepinbell</text:p>
          </table:table-cell>
          <table:table-cell office:value-type="string">
            <text:p>09/20/16 02:55 AM</text:p>
          </table:table-cell>
          <table:table-cell office:value-type="float" office:value="34.1067138125">
            <text:p>34.1067138125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78062026367132E+017">
            <text:p>778062026367132000</text:p>
          </table:table-cell>
          <table:table-cell office:value-type="string">
            <text:p>Tangela</text:p>
          </table:table-cell>
          <table:table-cell office:value-type="string">
            <text:p>09/20/16 02:43 AM</text:p>
          </table:table-cell>
          <table:table-cell office:value-type="float" office:value="34.1161477322">
            <text:p>34.1161477322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7.7806193306898E+017">
            <text:p>778061933068980000</text:p>
          </table:table-cell>
          <table:table-cell office:value-type="string">
            <text:p>Clefable</text:p>
          </table:table-cell>
          <table:table-cell office:value-type="string">
            <text:p>09/20/16 02:43 AM</text:p>
          </table:table-cell>
          <table:table-cell office:value-type="float" office:value="34.1124338335">
            <text:p>34.1124338335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8058206966784E+017">
            <text:p>778058206966784000</text:p>
          </table:table-cell>
          <table:table-cell office:value-type="string">
            <text:p>Seaking</text:p>
          </table:table-cell>
          <table:table-cell office:value-type="string">
            <text:p>09/20/16 02:28 AM</text:p>
          </table:table-cell>
          <table:table-cell office:value-type="float" office:value="34.1012363784">
            <text:p>34.1012363784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7.78058089849233E+017">
            <text:p>778058089849233000</text:p>
          </table:table-cell>
          <table:table-cell office:value-type="string">
            <text:p>Dratini</text:p>
          </table:table-cell>
          <table:table-cell office:value-type="string">
            <text:p>09/20/16 02:27 AM</text:p>
          </table:table-cell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7.78056113887469E+017">
            <text:p>778056113887469000</text:p>
          </table:table-cell>
          <table:table-cell office:value-type="string">
            <text:p>Jolteon</text:p>
          </table:table-cell>
          <table:table-cell office:value-type="string">
            <text:p>09/20/16 02:20 AM</text:p>
          </table:table-cell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7.7805490537003E+017">
            <text:p>778054905370030000</text:p>
          </table:table-cell>
          <table:table-cell office:value-type="string">
            <text:p>Scyther</text:p>
          </table:table-cell>
          <table:table-cell office:value-type="string">
            <text:p>09/20/16 02:15 AM</text:p>
          </table:table-cell>
          <table:table-cell office:value-type="float" office:value="34.1112700563">
            <text:p>34.111270056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7.78052558715691E+017">
            <text:p>778052558715691000</text:p>
          </table:table-cell>
          <table:table-cell office:value-type="string">
            <text:p>Chansey</text:p>
          </table:table-cell>
          <table:table-cell office:value-type="string">
            <text:p>09/20/16 02:06 AM</text:p>
          </table:table-cell>
          <table:table-cell office:value-type="float" office:value="34.1028347899">
            <text:p>34.102834789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8052416843329E+017">
            <text:p>778052416843329000</text:p>
          </table:table-cell>
          <table:table-cell office:value-type="string">
            <text:p>Rapidash</text:p>
          </table:table-cell>
          <table:table-cell office:value-type="string">
            <text:p>09/20/16 02:05 AM</text:p>
          </table:table-cell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78052156863631E+017">
            <text:p>778052156863631000</text:p>
          </table:table-cell>
          <table:table-cell office:value-type="string">
            <text:p>Weepinbell</text:p>
          </table:table-cell>
          <table:table-cell office:value-type="string">
            <text:p>09/20/16 02:04 AM</text:p>
          </table:table-cell>
          <table:table-cell office:value-type="float" office:value="34.0993131826">
            <text:p>34.0993131826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7.78051363179598E+017">
            <text:p>778051363179598000</text:p>
          </table:table-cell>
          <table:table-cell office:value-type="string">
            <text:p>Raichu</text:p>
          </table:table-cell>
          <table:table-cell office:value-type="string">
            <text:p>09/20/16 02:01 AM</text:p>
          </table:table-cell>
          <table:table-cell office:value-type="float" office:value="34.1248153004">
            <text:p>34.1248153004</text:p>
          </table:table-cell>
          <table:table-cell office:value-type="float" office:value="-118.0839650104">
            <text:p>-118.0839650104</text:p>
          </table:table-cell>
        </table:table-row>
        <table:table-row table:style-name="ro2">
          <table:table-cell office:value-type="float" office:value="7.78050378025709E+017">
            <text:p>778050378025709000</text:p>
          </table:table-cell>
          <table:table-cell office:value-type="string">
            <text:p>Wigglytuff</text:p>
          </table:table-cell>
          <table:table-cell office:value-type="string">
            <text:p>09/20/16 01:57 AM</text:p>
          </table:table-cell>
          <table:table-cell office:value-type="float" office:value="34.1169722692">
            <text:p>34.1169722692</text:p>
          </table:table-cell>
          <table:table-cell office:value-type="float" office:value="-118.1223716368">
            <text:p>-118.1223716368</text:p>
          </table:table-cell>
        </table:table-row>
        <table:table-row table:style-name="ro2">
          <table:table-cell office:value-type="float" office:value="7.78049888852378E+017">
            <text:p>778049888852378000</text:p>
          </table:table-cell>
          <table:table-cell office:value-type="string">
            <text:p>Snorlax</text:p>
          </table:table-cell>
          <table:table-cell office:value-type="string">
            <text:p>09/20/16 01:55 AM</text:p>
          </table:table-cell>
          <table:table-cell office:value-type="float" office:value="34.1157635556">
            <text:p>34.1157635556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80463850189E+017">
            <text:p>778046385018900000</text:p>
          </table:table-cell>
          <table:table-cell office:value-type="string">
            <text:p>Rapidash</text:p>
          </table:table-cell>
          <table:table-cell office:value-type="string">
            <text:p>09/20/16 01:41 AM</text:p>
          </table:table-cell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7.78045860869317E+017">
            <text:p>778045860869317000</text:p>
          </table:table-cell>
          <table:table-cell office:value-type="string">
            <text:p>Porygon</text:p>
          </table:table-cell>
          <table:table-cell office:value-type="string">
            <text:p>09/20/16 01:39 AM</text:p>
          </table:table-cell>
          <table:table-cell office:value-type="float" office:value="34.0832479827">
            <text:p>34.083247982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804534977244E+017">
            <text:p>778045349772440000</text:p>
          </table:table-cell>
          <table:table-cell office:value-type="string">
            <text:p>Chansey</text:p>
          </table:table-cell>
          <table:table-cell office:value-type="string">
            <text:p>09/20/16 01:37 AM</text:p>
          </table:table-cell>
          <table:table-cell office:value-type="float" office:value="34.0873733928">
            <text:p>34.0873733928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7.78041847121711E+017">
            <text:p>778041847121711000</text:p>
          </table:table-cell>
          <table:table-cell office:value-type="string">
            <text:p>Dratini</text:p>
          </table:table-cell>
          <table:table-cell office:value-type="string">
            <text:p>09/20/16 01:23 A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8041658667479E+017">
            <text:p>778041658667479000</text:p>
          </table:table-cell>
          <table:table-cell office:value-type="string">
            <text:p>Kabutops</text:p>
          </table:table-cell>
          <table:table-cell office:value-type="string">
            <text:p>09/20/16 01:22 AM</text:p>
          </table:table-cell>
          <table:table-cell office:value-type="float" office:value="34.0780460318">
            <text:p>34.078046031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7.78040741104792E+017">
            <text:p>778040741104792000</text:p>
          </table:table-cell>
          <table:table-cell office:value-type="string">
            <text:p>Flareon</text:p>
          </table:table-cell>
          <table:table-cell office:value-type="string">
            <text:p>09/20/16 01:19 AM</text:p>
          </table:table-cell>
          <table:table-cell office:value-type="float" office:value="34.0776245875">
            <text:p>34.077624587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040700394836E+017">
            <text:p>778040700394836000</text:p>
          </table:table-cell>
          <table:table-cell office:value-type="string">
            <text:p>Golem</text:p>
          </table:table-cell>
          <table:table-cell office:value-type="string">
            <text:p>09/20/16 01:18 AM</text:p>
          </table:table-cell>
          <table:table-cell office:value-type="float" office:value="34.069530958">
            <text:p>34.069530958</text:p>
          </table:table-cell>
          <table:table-cell office:value-type="float" office:value="-118.0685085429">
            <text:p>-118.0685085429</text:p>
          </table:table-cell>
        </table:table-row>
        <table:table-row table:style-name="ro2">
          <table:table-cell office:value-type="float" office:value="7.78040608174637E+017">
            <text:p>778040608174637000</text:p>
          </table:table-cell>
          <table:table-cell office:value-type="string">
            <text:p>Kabutops</text:p>
          </table:table-cell>
          <table:table-cell office:value-type="string">
            <text:p>09/20/16 01:18 AM</text:p>
          </table:table-cell>
          <table:table-cell office:value-type="float" office:value="34.0812785915">
            <text:p>34.081278591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7.78039119700124E+017">
            <text:p>778039119700124000</text:p>
          </table:table-cell>
          <table:table-cell office:value-type="string">
            <text:p>Jolteon</text:p>
          </table:table-cell>
          <table:table-cell office:value-type="string">
            <text:p>09/20/16 01:12 AM</text:p>
          </table:table-cell>
          <table:table-cell office:value-type="float" office:value="34.1024587921">
            <text:p>34.1024587921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8036475564728E+017">
            <text:p>778036475564728000</text:p>
          </table:table-cell>
          <table:table-cell office:value-type="string">
            <text:p>Tentacruel</text:p>
          </table:table-cell>
          <table:table-cell office:value-type="string">
            <text:p>09/20/16 01:02 AM</text:p>
          </table:table-cell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8030733600301E+017">
            <text:p>778030733600301000</text:p>
          </table:table-cell>
          <table:table-cell office:value-type="string">
            <text:p>Alakazam</text:p>
          </table:table-cell>
          <table:table-cell office:value-type="string">
            <text:p>09/20/16 12:39 AM</text:p>
          </table:table-cell>
          <table:table-cell office:value-type="float" office:value="34.0815931988">
            <text:p>34.0815931988</text:p>
          </table:table-cell>
          <table:table-cell office:value-type="float" office:value="-118.108107302">
            <text:p>-118.108107302</text:p>
          </table:table-cell>
        </table:table-row>
        <table:table-row table:style-name="ro2">
          <table:table-cell office:value-type="float" office:value="7.78026747992285E+017">
            <text:p>778026747992285000</text:p>
          </table:table-cell>
          <table:table-cell office:value-type="string">
            <text:p>Dratini</text:p>
          </table:table-cell>
          <table:table-cell office:value-type="string">
            <text:p>09/20/16 12:23 A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802657495201E+017">
            <text:p>778026574952010000</text:p>
          </table:table-cell>
          <table:table-cell office:value-type="string">
            <text:p>Flareon</text:p>
          </table:table-cell>
          <table:table-cell office:value-type="string">
            <text:p>09/20/16 12:22 AM</text:p>
          </table:table-cell>
          <table:table-cell office:value-type="float" office:value="34.0740362639">
            <text:p>34.0740362639</text:p>
          </table:table-cell>
          <table:table-cell office:value-type="float" office:value="-118.1014319252">
            <text:p>-118.1014319252</text:p>
          </table:table-cell>
        </table:table-row>
        <table:table-row table:style-name="ro2">
          <table:table-cell office:value-type="float" office:value="7.78026355829055E+017">
            <text:p>778026355829055000</text:p>
          </table:table-cell>
          <table:table-cell office:value-type="string">
            <text:p>Jolteon</text:p>
          </table:table-cell>
          <table:table-cell office:value-type="string">
            <text:p>09/20/16 12:21 AM</text:p>
          </table:table-cell>
          <table:table-cell office:value-type="float" office:value="34.097954588">
            <text:p>34.09795458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7802071780368E+017">
            <text:p>778020717803680000</text:p>
          </table:table-cell>
          <table:table-cell office:value-type="string">
            <text:p>Jolteon</text:p>
          </table:table-cell>
          <table:table-cell office:value-type="string">
            <text:p>09/19/16 11:59 PM</text:p>
          </table:table-cell>
          <table:table-cell office:value-type="float" office:value="34.0747441457">
            <text:p>34.0747441457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7.78020252319822E+017">
            <text:p>778020252319822000</text:p>
          </table:table-cell>
          <table:table-cell office:value-type="string">
            <text:p>Rapidash</text:p>
          </table:table-cell>
          <table:table-cell office:value-type="string">
            <text:p>09/19/16 11:57 PM</text:p>
          </table:table-cell>
          <table:table-cell office:value-type="float" office:value="34.0979696718">
            <text:p>34.0979696718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7.78019066845868E+017">
            <text:p>778019066845868000</text:p>
          </table:table-cell>
          <table:table-cell office:value-type="string">
            <text:p>Charmeleon</text:p>
          </table:table-cell>
          <table:table-cell office:value-type="string">
            <text:p>09/19/16 11:52 PM</text:p>
          </table:table-cell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8015986993594E+017">
            <text:p>778015986993594000</text:p>
          </table:table-cell>
          <table:table-cell office:value-type="string">
            <text:p>Jolteon</text:p>
          </table:table-cell>
          <table:table-cell office:value-type="string">
            <text:p>09/19/16 11:40 PM</text:p>
          </table:table-cell>
          <table:table-cell office:value-type="float" office:value="34.0655670603">
            <text:p>34.0655670603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7.78014358823547E+017">
            <text:p>778014358823547000</text:p>
          </table:table-cell>
          <table:table-cell office:value-type="string">
            <text:p>Chansey</text:p>
          </table:table-cell>
          <table:table-cell office:value-type="string">
            <text:p>09/19/16 11:34 PM</text:p>
          </table:table-cell>
          <table:table-cell office:value-type="float" office:value="34.1022107153">
            <text:p>34.1022107153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8013191171211E+017">
            <text:p>778013191171211000</text:p>
          </table:table-cell>
          <table:table-cell office:value-type="string">
            <text:p>Flareon</text:p>
          </table:table-cell>
          <table:table-cell office:value-type="string">
            <text:p>09/19/16 11:29 PM</text:p>
          </table:table-cell>
          <table:table-cell office:value-type="float" office:value="34.0964597998">
            <text:p>34.0964597998</text:p>
          </table:table-cell>
          <table:table-cell office:value-type="float" office:value="-118.1372747931">
            <text:p>-118.1372747931</text:p>
          </table:table-cell>
        </table:table-row>
        <table:table-row table:style-name="ro2">
          <table:table-cell office:value-type="float" office:value="7.78011777334292E+017">
            <text:p>778011777334292000</text:p>
          </table:table-cell>
          <table:table-cell office:value-type="string">
            <text:p>Ninetales</text:p>
          </table:table-cell>
          <table:table-cell office:value-type="string">
            <text:p>09/19/16 11:23 PM</text:p>
          </table:table-cell>
          <table:table-cell office:value-type="float" office:value="34.1200456898">
            <text:p>34.1200456898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7.78011652486672E+017">
            <text:p>778011652486672000</text:p>
          </table:table-cell>
          <table:table-cell office:value-type="string">
            <text:p>Aerodactyl</text:p>
          </table:table-cell>
          <table:table-cell office:value-type="string">
            <text:p>09/19/16 11:23 P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8008103279206E+017">
            <text:p>778008103279206000</text:p>
          </table:table-cell>
          <table:table-cell office:value-type="string">
            <text:p>Charmeleon</text:p>
          </table:table-cell>
          <table:table-cell office:value-type="string">
            <text:p>09/19/16 11:09 PM</text:p>
          </table:table-cell>
          <table:table-cell office:value-type="float" office:value="34.0712257241">
            <text:p>34.0712257241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7.78004432596247E+017">
            <text:p>778004432596247000</text:p>
          </table:table-cell>
          <table:table-cell office:value-type="string">
            <text:p>Ninetales</text:p>
          </table:table-cell>
          <table:table-cell office:value-type="string">
            <text:p>09/19/16 10:54 PM</text:p>
          </table:table-cell>
          <table:table-cell office:value-type="float" office:value="34.0660704061">
            <text:p>34.0660704061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78003389774836E+017">
            <text:p>778003389774836000</text:p>
          </table:table-cell>
          <table:table-cell office:value-type="string">
            <text:p>Golduck</text:p>
          </table:table-cell>
          <table:table-cell office:value-type="string">
            <text:p>09/19/16 10:50 PM</text:p>
          </table:table-cell>
          <table:table-cell office:value-type="float" office:value="34.0888889009">
            <text:p>34.0888889009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7.78001023973548E+017">
            <text:p>778001023973548000</text:p>
          </table:table-cell>
          <table:table-cell office:value-type="string">
            <text:p>Aerodactyl</text:p>
          </table:table-cell>
          <table:table-cell office:value-type="string">
            <text:p>09/19/16 10:41 PM</text:p>
          </table:table-cell>
          <table:table-cell office:value-type="float" office:value="34.0685922035">
            <text:p>34.0685922035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77999853049623E+017">
            <text:p>777999853049623000</text:p>
          </table:table-cell>
          <table:table-cell office:value-type="string">
            <text:p>Seaking</text:p>
          </table:table-cell>
          <table:table-cell office:value-type="string">
            <text:p>09/19/16 10:36 PM</text:p>
          </table:table-cell>
          <table:table-cell office:value-type="float" office:value="34.0985031205">
            <text:p>34.0985031205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7.77995676277838E+017">
            <text:p>777995676277838000</text:p>
          </table:table-cell>
          <table:table-cell office:value-type="string">
            <text:p>Chansey</text:p>
          </table:table-cell>
          <table:table-cell office:value-type="string">
            <text:p>09/19/16 10:19 PM</text:p>
          </table:table-cell>
          <table:table-cell office:value-type="float" office:value="34.0909952679">
            <text:p>34.0909952679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7.77993354139144E+017">
            <text:p>777993354139144000</text:p>
          </table:table-cell>
          <table:table-cell office:value-type="string">
            <text:p>Kingler</text:p>
          </table:table-cell>
          <table:table-cell office:value-type="string">
            <text:p>09/19/16 10:10 PM</text:p>
          </table:table-cell>
          <table:table-cell office:value-type="float" office:value="34.0957290894">
            <text:p>34.0957290894</text:p>
          </table:table-cell>
          <table:table-cell office:value-type="float" office:value="-118.1211829867">
            <text:p>-118.1211829867</text:p>
          </table:table-cell>
        </table:table-row>
        <table:table-row table:style-name="ro2">
          <table:table-cell office:value-type="float" office:value="7.77993139659215E+017">
            <text:p>777993139659215000</text:p>
          </table:table-cell>
          <table:table-cell office:value-type="string">
            <text:p>Flareon</text:p>
          </table:table-cell>
          <table:table-cell office:value-type="string">
            <text:p>09/19/16 10:09 PM</text:p>
          </table:table-cell>
          <table:table-cell office:value-type="float" office:value="34.079773737">
            <text:p>34.079773737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7.77992296356688E+017">
            <text:p>777992296356688000</text:p>
          </table:table-cell>
          <table:table-cell office:value-type="string">
            <text:p>Charmeleon</text:p>
          </table:table-cell>
          <table:table-cell office:value-type="string">
            <text:p>09/19/16 10:06 PM</text:p>
          </table:table-cell>
          <table:table-cell office:value-type="float" office:value="34.1126715811">
            <text:p>34.1126715811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7.77991524051071E+017">
            <text:p>777991524051071000</text:p>
          </table:table-cell>
          <table:table-cell office:value-type="string">
            <text:p>Starmie</text:p>
          </table:table-cell>
          <table:table-cell office:value-type="string">
            <text:p>09/19/16 10:03 P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7991004154499E+017">
            <text:p>777991004154499000</text:p>
          </table:table-cell>
          <table:table-cell office:value-type="string">
            <text:p>Charmeleon</text:p>
          </table:table-cell>
          <table:table-cell office:value-type="string">
            <text:p>09/19/16 10:01 PM</text:p>
          </table:table-cell>
          <table:table-cell office:value-type="float" office:value="34.0759514106">
            <text:p>34.0759514106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7.77986743211393E+017">
            <text:p>777986743211393000</text:p>
          </table:table-cell>
          <table:table-cell office:value-type="string">
            <text:p>Rapidash</text:p>
          </table:table-cell>
          <table:table-cell office:value-type="string">
            <text:p>09/19/16 09:44 PM</text:p>
          </table:table-cell>
          <table:table-cell office:value-type="float" office:value="34.0949204251">
            <text:p>34.094920425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7.77985280930292E+017">
            <text:p>777985280930292000</text:p>
          </table:table-cell>
          <table:table-cell office:value-type="string">
            <text:p>Electrode</text:p>
          </table:table-cell>
          <table:table-cell office:value-type="string">
            <text:p>09/19/16 09:38 PM</text:p>
          </table:table-cell>
          <table:table-cell office:value-type="float" office:value="34.0747478499">
            <text:p>34.0747478499</text:p>
          </table:table-cell>
          <table:table-cell office:value-type="float" office:value="-118.071709698">
            <text:p>-118.071709698</text:p>
          </table:table-cell>
        </table:table-row>
        <table:table-row table:style-name="ro2">
          <table:table-cell office:value-type="float" office:value="7.77983640433078E+017">
            <text:p>777983640433078000</text:p>
          </table:table-cell>
          <table:table-cell office:value-type="string">
            <text:p>Rapidash</text:p>
          </table:table-cell>
          <table:table-cell office:value-type="string">
            <text:p>09/19/16 09:32 PM</text:p>
          </table:table-cell>
          <table:table-cell office:value-type="float" office:value="34.0877682261">
            <text:p>34.0877682261</text:p>
          </table:table-cell>
          <table:table-cell office:value-type="float" office:value="-118.1326119793">
            <text:p>-118.1326119793</text:p>
          </table:table-cell>
        </table:table-row>
        <table:table-row table:style-name="ro2">
          <table:table-cell office:value-type="float" office:value="7.77983208453345E+017">
            <text:p>777983208453345000</text:p>
          </table:table-cell>
          <table:table-cell office:value-type="string">
            <text:p>Golduck</text:p>
          </table:table-cell>
          <table:table-cell office:value-type="string">
            <text:p>09/19/16 09:30 PM</text:p>
          </table:table-cell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7982943461388E+017">
            <text:p>777982943461388000</text:p>
          </table:table-cell>
          <table:table-cell office:value-type="string">
            <text:p>Golduck</text:p>
          </table:table-cell>
          <table:table-cell office:value-type="string">
            <text:p>09/19/16 09:29 PM</text:p>
          </table:table-cell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7.77978867923378E+017">
            <text:p>777978867923378000</text:p>
          </table:table-cell>
          <table:table-cell office:value-type="string">
            <text:p>Aerodactyl</text:p>
          </table:table-cell>
          <table:table-cell office:value-type="string">
            <text:p>09/19/16 09:13 PM</text:p>
          </table:table-cell>
          <table:table-cell office:value-type="float" office:value="34.0930878991">
            <text:p>34.0930878991</text:p>
          </table:table-cell>
          <table:table-cell office:value-type="float" office:value="-118.1327948371">
            <text:p>-118.1327948371</text:p>
          </table:table-cell>
        </table:table-row>
        <table:table-row table:style-name="ro2">
          <table:table-cell office:value-type="float" office:value="7.77960750304285E+017">
            <text:p>777960750304285000</text:p>
          </table:table-cell>
          <table:table-cell office:value-type="string">
            <text:p>Scyther</text:p>
          </table:table-cell>
          <table:table-cell office:value-type="string">
            <text:p>09/19/16 08:01 PM</text:p>
          </table:table-cell>
          <table:table-cell office:value-type="float" office:value="34.1248153004">
            <text:p>34.1248153004</text:p>
          </table:table-cell>
          <table:table-cell office:value-type="float" office:value="-118.0839650104">
            <text:p>-118.0839650104</text:p>
          </table:table-cell>
        </table:table-row>
        <table:table-row table:style-name="ro2">
          <table:table-cell office:value-type="float" office:value="7.77959598099567E+017">
            <text:p>777959598099567000</text:p>
          </table:table-cell>
          <table:table-cell office:value-type="string">
            <text:p>Weezing</text:p>
          </table:table-cell>
          <table:table-cell office:value-type="string">
            <text:p>09/19/16 07:56 PM</text:p>
          </table:table-cell>
          <table:table-cell office:value-type="float" office:value="34.0933179537">
            <text:p>34.0933179537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7.77957769307562E+017">
            <text:p>777957769307562000</text:p>
          </table:table-cell>
          <table:table-cell office:value-type="string">
            <text:p>Charmeleon</text:p>
          </table:table-cell>
          <table:table-cell office:value-type="string">
            <text:p>09/19/16 07:49 PM</text:p>
          </table:table-cell>
          <table:table-cell office:value-type="float" office:value="34.0744623575">
            <text:p>34.0744623575</text:p>
          </table:table-cell>
          <table:table-cell office:value-type="float" office:value="-118.0803067977">
            <text:p>-118.0803067977</text:p>
          </table:table-cell>
        </table:table-row>
        <table:table-row table:style-name="ro2">
          <table:table-cell office:value-type="float" office:value="7.77957414708453E+017">
            <text:p>777957414708453000</text:p>
          </table:table-cell>
          <table:table-cell office:value-type="string">
            <text:p>Aerodactyl</text:p>
          </table:table-cell>
          <table:table-cell office:value-type="string">
            <text:p>09/19/16 07:47 PM</text:p>
          </table:table-cell>
          <table:table-cell office:value-type="float" office:value="34.0765174967">
            <text:p>34.0765174967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7.77955242755318E+017">
            <text:p>777955242755318000</text:p>
          </table:table-cell>
          <table:table-cell office:value-type="string">
            <text:p>Rapidash</text:p>
          </table:table-cell>
          <table:table-cell office:value-type="string">
            <text:p>09/19/16 07:39 PM</text:p>
          </table:table-cell>
          <table:table-cell office:value-type="float" office:value="34.1157156429">
            <text:p>34.1157156429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7952993391935E+017">
            <text:p>777952993391935000</text:p>
          </table:table-cell>
          <table:table-cell office:value-type="string">
            <text:p>Seaking</text:p>
          </table:table-cell>
          <table:table-cell office:value-type="string">
            <text:p>09/19/16 07:30 PM</text:p>
          </table:table-cell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7952380134433E+017">
            <text:p>777952380134433000</text:p>
          </table:table-cell>
          <table:table-cell office:value-type="string">
            <text:p>Golem</text:p>
          </table:table-cell>
          <table:table-cell office:value-type="string">
            <text:p>09/19/16 07:27 PM</text:p>
          </table:table-cell>
          <table:table-cell office:value-type="float" office:value="34.0914782374">
            <text:p>34.0914782374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7950852438823E+017">
            <text:p>777950852438823000</text:p>
          </table:table-cell>
          <table:table-cell office:value-type="string">
            <text:p>Exeggutor</text:p>
          </table:table-cell>
          <table:table-cell office:value-type="string">
            <text:p>09/19/16 07:21 PM</text:p>
          </table:table-cell>
          <table:table-cell office:value-type="float" office:value="34.0805004496">
            <text:p>34.0805004496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7.7795049405655E+017">
            <text:p>777950494056550000</text:p>
          </table:table-cell>
          <table:table-cell office:value-type="string">
            <text:p>Gloom</text:p>
          </table:table-cell>
          <table:table-cell office:value-type="string">
            <text:p>09/19/16 07:20 PM</text:p>
          </table:table-cell>
          <table:table-cell office:value-type="float" office:value="34.1151535851">
            <text:p>34.1151535851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7.77949775509336E+017">
            <text:p>777949775509336000</text:p>
          </table:table-cell>
          <table:table-cell office:value-type="string">
            <text:p>Omastar</text:p>
          </table:table-cell>
          <table:table-cell office:value-type="string">
            <text:p>09/19/16 07:17 PM</text:p>
          </table:table-cell>
          <table:table-cell office:value-type="float" office:value="34.0801709268">
            <text:p>34.0801709268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7.77948551783383E+017">
            <text:p>777948551783383000</text:p>
          </table:table-cell>
          <table:table-cell office:value-type="string">
            <text:p>Golduck</text:p>
          </table:table-cell>
          <table:table-cell office:value-type="string">
            <text:p>09/19/16 07:12 PM</text:p>
          </table:table-cell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7.77946474764046E+017">
            <text:p>777946474764046000</text:p>
          </table:table-cell>
          <table:table-cell office:value-type="string">
            <text:p>Chansey</text:p>
          </table:table-cell>
          <table:table-cell office:value-type="string">
            <text:p>09/19/16 07:04 PM</text:p>
          </table:table-cell>
          <table:table-cell office:value-type="float" office:value="34.1170617021">
            <text:p>34.1170617021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7.7794502766209E+017">
            <text:p>777945027662090000</text:p>
          </table:table-cell>
          <table:table-cell office:value-type="string">
            <text:p>Victreebel</text:p>
          </table:table-cell>
          <table:table-cell office:value-type="string">
            <text:p>09/19/16 06:58 PM</text:p>
          </table:table-cell>
          <table:table-cell office:value-type="float" office:value="34.0921760226">
            <text:p>34.0921760226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7.77944672450646E+017">
            <text:p>777944672450646000</text:p>
          </table:table-cell>
          <table:table-cell office:value-type="string">
            <text:p>Dratini</text:p>
          </table:table-cell>
          <table:table-cell office:value-type="string">
            <text:p>09/19/16 06:57 P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7944348780405E+017">
            <text:p>777944348780405000</text:p>
          </table:table-cell>
          <table:table-cell office:value-type="string">
            <text:p>Aerodactyl</text:p>
          </table:table-cell>
          <table:table-cell office:value-type="string">
            <text:p>09/19/16 06:56 PM</text:p>
          </table:table-cell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7.77941543965516E+017">
            <text:p>777941543965516000</text:p>
          </table:table-cell>
          <table:table-cell office:value-type="string">
            <text:p>Grimer</text:p>
          </table:table-cell>
          <table:table-cell office:value-type="string">
            <text:p>09/19/16 06:44 PM</text:p>
          </table:table-cell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7794141893743E+017">
            <text:p>777941418937430000</text:p>
          </table:table-cell>
          <table:table-cell office:value-type="string">
            <text:p>Wigglytuff</text:p>
          </table:table-cell>
          <table:table-cell office:value-type="string">
            <text:p>09/19/16 06:44 PM</text:p>
          </table:table-cell>
          <table:table-cell office:value-type="float" office:value="34.1142377033">
            <text:p>34.1142377033</text:p>
          </table:table-cell>
          <table:table-cell office:value-type="float" office:value="-118.1275833148">
            <text:p>-118.1275833148</text:p>
          </table:table-cell>
        </table:table-row>
        <table:table-row table:style-name="ro2">
          <table:table-cell office:value-type="float" office:value="7.7794012077525E+017">
            <text:p>777940120775250000</text:p>
          </table:table-cell>
          <table:table-cell office:value-type="string">
            <text:p>Rapidash</text:p>
          </table:table-cell>
          <table:table-cell office:value-type="string">
            <text:p>09/19/16 06:39 PM</text:p>
          </table:table-cell>
          <table:table-cell office:value-type="float" office:value="34.0821532809">
            <text:p>34.082153280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7936722545943E+017">
            <text:p>777936722545943000</text:p>
          </table:table-cell>
          <table:table-cell office:value-type="string">
            <text:p>Chansey</text:p>
          </table:table-cell>
          <table:table-cell office:value-type="string">
            <text:p>09/19/16 06:25 PM</text:p>
          </table:table-cell>
          <table:table-cell office:value-type="float" office:value="34.072579337">
            <text:p>34.072579337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7.77936532967522E+017">
            <text:p>777936532967522000</text:p>
          </table:table-cell>
          <table:table-cell office:value-type="string">
            <text:p>Rapidash</text:p>
          </table:table-cell>
          <table:table-cell office:value-type="string">
            <text:p>09/19/16 06:24 PM</text:p>
          </table:table-cell>
          <table:table-cell office:value-type="float" office:value="34.0669900212">
            <text:p>34.0669900212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77935006735802E+017">
            <text:p>777935006735802000</text:p>
          </table:table-cell>
          <table:table-cell office:value-type="string">
            <text:p>Porygon</text:p>
          </table:table-cell>
          <table:table-cell office:value-type="string">
            <text:p>09/19/16 06:18 PM</text:p>
          </table:table-cell>
          <table:table-cell office:value-type="float" office:value="34.0961546149">
            <text:p>34.0961546149</text:p>
          </table:table-cell>
          <table:table-cell office:value-type="float" office:value="-118.1017062608">
            <text:p>-118.1017062608</text:p>
          </table:table-cell>
        </table:table-row>
        <table:table-row table:style-name="ro2">
          <table:table-cell office:value-type="float" office:value="7.77932466283622E+017">
            <text:p>777932466283622000</text:p>
          </table:table-cell>
          <table:table-cell office:value-type="string">
            <text:p>Aerodactyl</text:p>
          </table:table-cell>
          <table:table-cell office:value-type="string">
            <text:p>09/19/16 06:08 PM</text:p>
          </table:table-cell>
          <table:table-cell office:value-type="float" office:value="34.1015897739">
            <text:p>34.101589773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7.77932096929084E+017">
            <text:p>777932096929084000</text:p>
          </table:table-cell>
          <table:table-cell office:value-type="string">
            <text:p>Omastar</text:p>
          </table:table-cell>
          <table:table-cell office:value-type="string">
            <text:p>09/19/16 06:07 PM</text:p>
          </table:table-cell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7.77931609764803E+017">
            <text:p>777931609764803000</text:p>
          </table:table-cell>
          <table:table-cell office:value-type="string">
            <text:p>Rapidash</text:p>
          </table:table-cell>
          <table:table-cell office:value-type="string">
            <text:p>09/19/16 06:05 PM</text:p>
          </table:table-cell>
          <table:table-cell office:value-type="float" office:value="34.0696457332">
            <text:p>34.0696457332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7.77930759302558E+017">
            <text:p>777930759302558000</text:p>
          </table:table-cell>
          <table:table-cell office:value-type="string">
            <text:p>Dratini</text:p>
          </table:table-cell>
          <table:table-cell office:value-type="string">
            <text:p>09/19/16 06:02 PM</text:p>
          </table:table-cell>
          <table:table-cell office:value-type="float" office:value="34.0733076631">
            <text:p>34.0733076631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7.77929764749218E+017">
            <text:p>777929764749218000</text:p>
          </table:table-cell>
          <table:table-cell office:value-type="string">
            <text:p>Rapidash</text:p>
          </table:table-cell>
          <table:table-cell office:value-type="string">
            <text:p>09/19/16 05:58 PM</text:p>
          </table:table-cell>
          <table:table-cell office:value-type="float" office:value="34.0793580494">
            <text:p>34.0793580494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7.77929227672822E+017">
            <text:p>777929227672822000</text:p>
          </table:table-cell>
          <table:table-cell office:value-type="string">
            <text:p>Rapidash</text:p>
          </table:table-cell>
          <table:table-cell office:value-type="string">
            <text:p>09/19/16 05:55 PM</text:p>
          </table:table-cell>
          <table:table-cell office:value-type="float" office:value="34.0681795313">
            <text:p>34.0681795313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7.77928961900679E+017">
            <text:p>777928961900679000</text:p>
          </table:table-cell>
          <table:table-cell office:value-type="string">
            <text:p>Exeggutor</text:p>
          </table:table-cell>
          <table:table-cell office:value-type="string">
            <text:p>09/19/16 05:54 PM</text:p>
          </table:table-cell>
          <table:table-cell office:value-type="float" office:value="34.0819973885">
            <text:p>34.0819973885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7928619670635E+017">
            <text:p>777928619670635000</text:p>
          </table:table-cell>
          <table:table-cell office:value-type="string">
            <text:p>Charmeleon</text:p>
          </table:table-cell>
          <table:table-cell office:value-type="string">
            <text:p>09/19/16 05:53 PM</text:p>
          </table:table-cell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77927763906876E+017">
            <text:p>777927763906876000</text:p>
          </table:table-cell>
          <table:table-cell office:value-type="string">
            <text:p>Rapidash</text:p>
          </table:table-cell>
          <table:table-cell office:value-type="string">
            <text:p>09/19/16 05:50 PM</text:p>
          </table:table-cell>
          <table:table-cell office:value-type="float" office:value="34.0911618893">
            <text:p>34.0911618893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7.77926553791365E+017">
            <text:p>777926553791365000</text:p>
          </table:table-cell>
          <table:table-cell office:value-type="string">
            <text:p>Omastar</text:p>
          </table:table-cell>
          <table:table-cell office:value-type="string">
            <text:p>09/19/16 05:45 PM</text:p>
          </table:table-cell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7.77924750165234E+017">
            <text:p>777924750165234000</text:p>
          </table:table-cell>
          <table:table-cell office:value-type="string">
            <text:p>Golem</text:p>
          </table:table-cell>
          <table:table-cell office:value-type="string">
            <text:p>09/19/16 05:38 PM</text:p>
          </table:table-cell>
          <table:table-cell office:value-type="float" office:value="34.0757976338">
            <text:p>34.0757976338</text:p>
          </table:table-cell>
          <table:table-cell office:value-type="float" office:value="-118.0875316945">
            <text:p>-118.0875316945</text:p>
          </table:table-cell>
        </table:table-row>
        <table:table-row table:style-name="ro2">
          <table:table-cell office:value-type="float" office:value="7.77924428638282E+017">
            <text:p>777924428638282000</text:p>
          </table:table-cell>
          <table:table-cell office:value-type="string">
            <text:p>Rapidash</text:p>
          </table:table-cell>
          <table:table-cell office:value-type="string">
            <text:p>09/19/16 05:36 PM</text:p>
          </table:table-cell>
          <table:table-cell office:value-type="float" office:value="34.0825149173">
            <text:p>34.082514917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7924146483245E+017">
            <text:p>777924146483245000</text:p>
          </table:table-cell>
          <table:table-cell office:value-type="string">
            <text:p>Wartortle</text:p>
          </table:table-cell>
          <table:table-cell office:value-type="string">
            <text:p>09/19/16 05:35 PM</text:p>
          </table:table-cell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7920417000337E+017">
            <text:p>777920417000337000</text:p>
          </table:table-cell>
          <table:table-cell office:value-type="string">
            <text:p>Nidoqueen</text:p>
          </table:table-cell>
          <table:table-cell office:value-type="string">
            <text:p>09/19/16 05:20 PM</text:p>
          </table:table-cell>
          <table:table-cell office:value-type="float" office:value="34.1192677513">
            <text:p>34.1192677513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7.7791888239265E+017">
            <text:p>777918882392650000</text:p>
          </table:table-cell>
          <table:table-cell office:value-type="string">
            <text:p>Grimer</text:p>
          </table:table-cell>
          <table:table-cell office:value-type="string">
            <text:p>09/19/16 05:14 PM</text:p>
          </table:table-cell>
          <table:table-cell office:value-type="float" office:value="34.1013722007">
            <text:p>34.1013722007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7.77917840850506E+017">
            <text:p>777917840850506000</text:p>
          </table:table-cell>
          <table:table-cell office:value-type="string">
            <text:p>Seadra</text:p>
          </table:table-cell>
          <table:table-cell office:value-type="string">
            <text:p>09/19/16 05:10 PM</text:p>
          </table:table-cell>
          <table:table-cell office:value-type="float" office:value="34.0957290894">
            <text:p>34.0957290894</text:p>
          </table:table-cell>
          <table:table-cell office:value-type="float" office:value="-118.1211829867">
            <text:p>-118.1211829867</text:p>
          </table:table-cell>
        </table:table-row>
        <table:table-row table:style-name="ro2">
          <table:table-cell office:value-type="float" office:value="7.77917725070942E+017">
            <text:p>777917725070942000</text:p>
          </table:table-cell>
          <table:table-cell office:value-type="string">
            <text:p>Grimer</text:p>
          </table:table-cell>
          <table:table-cell office:value-type="string">
            <text:p>09/19/16 05:10 PM</text:p>
          </table:table-cell>
          <table:table-cell office:value-type="float" office:value="34.0958831825">
            <text:p>34.0958831825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7.77913291607646E+017">
            <text:p>777913291607646000</text:p>
          </table:table-cell>
          <table:table-cell office:value-type="string">
            <text:p>Flareon</text:p>
          </table:table-cell>
          <table:table-cell office:value-type="string">
            <text:p>09/19/16 04:52 PM</text:p>
          </table:table-cell>
          <table:table-cell office:value-type="float" office:value="34.1074953445">
            <text:p>34.1074953445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7.77912852073939E+017">
            <text:p>777912852073939000</text:p>
          </table:table-cell>
          <table:table-cell office:value-type="string">
            <text:p>Rapidash</text:p>
          </table:table-cell>
          <table:table-cell office:value-type="string">
            <text:p>09/19/16 04:50 PM</text:p>
          </table:table-cell>
          <table:table-cell office:value-type="float" office:value="34.103271664">
            <text:p>34.103271664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791273654612E+017">
            <text:p>777912736546120000</text:p>
          </table:table-cell>
          <table:table-cell office:value-type="string">
            <text:p>Kabutops</text:p>
          </table:table-cell>
          <table:table-cell office:value-type="string">
            <text:p>09/19/16 04:50 PM</text:p>
          </table:table-cell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7911174264295E+017">
            <text:p>777911174264295000</text:p>
          </table:table-cell>
          <table:table-cell office:value-type="string">
            <text:p>Dratini</text:p>
          </table:table-cell>
          <table:table-cell office:value-type="string">
            <text:p>09/19/16 04:44 PM</text:p>
          </table:table-cell>
          <table:table-cell office:value-type="float" office:value="34.0976202614">
            <text:p>34.0976202614</text:p>
          </table:table-cell>
          <table:table-cell office:value-type="float" office:value="-118.1229202418">
            <text:p>-118.1229202418</text:p>
          </table:table-cell>
        </table:table-row>
        <table:table-row table:style-name="ro2">
          <table:table-cell office:value-type="float" office:value="7.77910910719373E+017">
            <text:p>777910910719373000</text:p>
          </table:table-cell>
          <table:table-cell office:value-type="string">
            <text:p>Rapidash</text:p>
          </table:table-cell>
          <table:table-cell office:value-type="string">
            <text:p>09/19/16 04:43 PM</text:p>
          </table:table-cell>
          <table:table-cell office:value-type="float" office:value="34.1047651283">
            <text:p>34.1047651283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7907899917963E+017">
            <text:p>777907899917963000</text:p>
          </table:table-cell>
          <table:table-cell office:value-type="string">
            <text:p>Chansey</text:p>
          </table:table-cell>
          <table:table-cell office:value-type="string">
            <text:p>09/19/16 04:31 PM</text:p>
          </table:table-cell>
          <table:table-cell office:value-type="float" office:value="34.0799322796">
            <text:p>34.0799322796</text:p>
          </table:table-cell>
          <table:table-cell office:value-type="float" office:value="-118.0844222817">
            <text:p>-118.0844222817</text:p>
          </table:table-cell>
        </table:table-row>
        <table:table-row table:style-name="ro2">
          <table:table-cell office:value-type="float" office:value="7.77907767747097E+017">
            <text:p>777907767747097000</text:p>
          </table:table-cell>
          <table:table-cell office:value-type="string">
            <text:p>Rapidash</text:p>
          </table:table-cell>
          <table:table-cell office:value-type="string">
            <text:p>09/19/16 04:30 PM</text:p>
          </table:table-cell>
          <table:table-cell office:value-type="float" office:value="34.0870420932">
            <text:p>34.087042093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7.77906978928533E+017">
            <text:p>777906978928533000</text:p>
          </table:table-cell>
          <table:table-cell office:value-type="string">
            <text:p>Raichu</text:p>
          </table:table-cell>
          <table:table-cell office:value-type="string">
            <text:p>09/19/16 04:27 PM</text:p>
          </table:table-cell>
          <table:table-cell office:value-type="float" office:value="34.1222912985">
            <text:p>34.1222912985</text:p>
          </table:table-cell>
          <table:table-cell office:value-type="float" office:value="-118.1060955714">
            <text:p>-118.1060955714</text:p>
          </table:table-cell>
        </table:table-row>
        <table:table-row table:style-name="ro2">
          <table:table-cell office:value-type="float" office:value="7.77904475956576E+017">
            <text:p>777904475956576000</text:p>
          </table:table-cell>
          <table:table-cell office:value-type="string">
            <text:p>Chansey</text:p>
          </table:table-cell>
          <table:table-cell office:value-type="string">
            <text:p>09/19/16 04:17 PM</text:p>
          </table:table-cell>
          <table:table-cell office:value-type="float" office:value="34.0887912878">
            <text:p>34.0887912878</text:p>
          </table:table-cell>
          <table:table-cell office:value-type="float" office:value="-118.1188056623">
            <text:p>-118.1188056623</text:p>
          </table:table-cell>
        </table:table-row>
        <table:table-row table:style-name="ro2">
          <table:table-cell office:value-type="float" office:value="7.77903509886743E+017">
            <text:p>777903509886743000</text:p>
          </table:table-cell>
          <table:table-cell office:value-type="string">
            <text:p>Charizard</text:p>
          </table:table-cell>
          <table:table-cell office:value-type="string">
            <text:p>09/19/16 04:13 PM</text:p>
          </table:table-cell>
          <table:table-cell office:value-type="float" office:value="34.103518279">
            <text:p>34.103518279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7.77901997559194E+017">
            <text:p>777901997559194000</text:p>
          </table:table-cell>
          <table:table-cell office:value-type="string">
            <text:p>Lickitung</text:p>
          </table:table-cell>
          <table:table-cell office:value-type="string">
            <text:p>09/19/16 04:07 PM</text:p>
          </table:table-cell>
          <table:table-cell office:value-type="float" office:value="34.1120940768">
            <text:p>34.1120940768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7.77900466059346E+017">
            <text:p>777900466059346000</text:p>
          </table:table-cell>
          <table:table-cell office:value-type="string">
            <text:p>Omastar</text:p>
          </table:table-cell>
          <table:table-cell office:value-type="string">
            <text:p>09/19/16 04:01 PM</text:p>
          </table:table-cell>
          <table:table-cell office:value-type="float" office:value="34.0682732961">
            <text:p>34.0682732961</text:p>
          </table:table-cell>
          <table:table-cell office:value-type="float" office:value="-118.0942990497">
            <text:p>-118.0942990497</text:p>
          </table:table-cell>
        </table:table-row>
        <table:table-row table:style-name="ro2">
          <table:table-cell office:value-type="float" office:value="7.77900205093945E+017">
            <text:p>777900205093945000</text:p>
          </table:table-cell>
          <table:table-cell office:value-type="string">
            <text:p>Jolteon</text:p>
          </table:table-cell>
          <table:table-cell office:value-type="string">
            <text:p>09/19/16 04:00 PM</text:p>
          </table:table-cell>
          <table:table-cell office:value-type="float" office:value="34.1173977893">
            <text:p>34.1173977893</text:p>
          </table:table-cell>
          <table:table-cell office:value-type="float" office:value="-118.1235602788">
            <text:p>-118.1235602788</text:p>
          </table:table-cell>
        </table:table-row>
        <table:table-row table:style-name="ro2">
          <table:table-cell office:value-type="float" office:value="7.77899092974277E+017">
            <text:p>777899092974277000</text:p>
          </table:table-cell>
          <table:table-cell office:value-type="string">
            <text:p>Rapidash</text:p>
          </table:table-cell>
          <table:table-cell office:value-type="string">
            <text:p>09/19/16 03:56 PM</text:p>
          </table:table-cell>
          <table:table-cell office:value-type="float" office:value="34.0696013221">
            <text:p>34.0696013221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7.77898419285131E+017">
            <text:p>777898419285131000</text:p>
          </table:table-cell>
          <table:table-cell office:value-type="string">
            <text:p>Chansey</text:p>
          </table:table-cell>
          <table:table-cell office:value-type="string">
            <text:p>09/19/16 03:53 PM</text:p>
          </table:table-cell>
          <table:table-cell office:value-type="float" office:value="34.0953685658">
            <text:p>34.0953685658</text:p>
          </table:table-cell>
          <table:table-cell office:value-type="float" office:value="-118.1184399172">
            <text:p>-118.1184399172</text:p>
          </table:table-cell>
        </table:table-row>
        <table:table-row table:style-name="ro2">
          <table:table-cell office:value-type="float" office:value="7.77898035053343E+017">
            <text:p>777898035053343000</text:p>
          </table:table-cell>
          <table:table-cell office:value-type="string">
            <text:p>Porygon</text:p>
          </table:table-cell>
          <table:table-cell office:value-type="string">
            <text:p>09/19/16 03:51 PM</text:p>
          </table:table-cell>
          <table:table-cell office:value-type="float" office:value="34.0773829413">
            <text:p>34.0773829413</text:p>
          </table:table-cell>
          <table:table-cell office:value-type="float" office:value="-118.1392861645">
            <text:p>-118.1392861645</text:p>
          </table:table-cell>
        </table:table-row>
        <table:table-row table:style-name="ro2">
          <table:table-cell office:value-type="float" office:value="7.77897154396365E+017">
            <text:p>777897154396365000</text:p>
          </table:table-cell>
          <table:table-cell office:value-type="string">
            <text:p>Golem</text:p>
          </table:table-cell>
          <table:table-cell office:value-type="string">
            <text:p>09/19/16 03:48 PM</text:p>
          </table:table-cell>
          <table:table-cell office:value-type="float" office:value="34.0966966496">
            <text:p>34.0966966496</text:p>
          </table:table-cell>
          <table:table-cell office:value-type="float" office:value="-118.1298690894">
            <text:p>-118.1298690894</text:p>
          </table:table-cell>
        </table:table-row>
        <table:table-row table:style-name="ro2">
          <table:table-cell office:value-type="float" office:value="7.77896644092113E+017">
            <text:p>777896644092113000</text:p>
          </table:table-cell>
          <table:table-cell office:value-type="string">
            <text:p>Golem</text:p>
          </table:table-cell>
          <table:table-cell office:value-type="string">
            <text:p>09/19/16 03:46 PM</text:p>
          </table:table-cell>
          <table:table-cell office:value-type="float" office:value="34.0781317042">
            <text:p>34.078131704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7789603650526E+017">
            <text:p>777896036505260000</text:p>
          </table:table-cell>
          <table:table-cell office:value-type="string">
            <text:p>Chansey</text:p>
          </table:table-cell>
          <table:table-cell office:value-type="string">
            <text:p>09/19/16 03:44 PM</text:p>
          </table:table-cell>
          <table:table-cell office:value-type="float" office:value="34.1044847128">
            <text:p>34.1044847128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7.77893255820173E+017">
            <text:p>777893255820173000</text:p>
          </table:table-cell>
          <table:table-cell office:value-type="string">
            <text:p>Golduck</text:p>
          </table:table-cell>
          <table:table-cell office:value-type="string">
            <text:p>09/19/16 03:32 PM</text:p>
          </table:table-cell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7.7789239439394E+017">
            <text:p>777892394393940000</text:p>
          </table:table-cell>
          <table:table-cell office:value-type="string">
            <text:p>Dratini</text:p>
          </table:table-cell>
          <table:table-cell office:value-type="string">
            <text:p>09/19/16 03:29 PM</text:p>
          </table:table-cell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7.77891360175108E+017">
            <text:p>777891360175108000</text:p>
          </table:table-cell>
          <table:table-cell office:value-type="string">
            <text:p>Rapidash</text:p>
          </table:table-cell>
          <table:table-cell office:value-type="string">
            <text:p>09/19/16 03:25 PM</text:p>
          </table:table-cell>
          <table:table-cell office:value-type="float" office:value="34.0758357718">
            <text:p>34.0758357718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7.77890943122805E+017">
            <text:p>777890943122805000</text:p>
          </table:table-cell>
          <table:table-cell office:value-type="string">
            <text:p>Flareon</text:p>
          </table:table-cell>
          <table:table-cell office:value-type="string">
            <text:p>09/19/16 03:23 PM</text:p>
          </table:table-cell>
          <table:table-cell office:value-type="float" office:value="34.0961886073">
            <text:p>34.0961886073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7.77889840066986E+017">
            <text:p>777889840066986000</text:p>
          </table:table-cell>
          <table:table-cell office:value-type="string">
            <text:p>Jolteon</text:p>
          </table:table-cell>
          <table:table-cell office:value-type="string">
            <text:p>09/19/16 03:19 PM</text:p>
          </table:table-cell>
          <table:table-cell office:value-type="float" office:value="34.1163804331">
            <text:p>34.116380433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77888228846154E+017">
            <text:p>777888228846154000</text:p>
          </table:table-cell>
          <table:table-cell office:value-type="string">
            <text:p>Porygon</text:p>
          </table:table-cell>
          <table:table-cell office:value-type="string">
            <text:p>09/19/16 03:13 PM</text:p>
          </table:table-cell>
          <table:table-cell office:value-type="float" office:value="34.0756233843">
            <text:p>34.0756233843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7.77886220110094E+017">
            <text:p>777886220110094000</text:p>
          </table:table-cell>
          <table:table-cell office:value-type="string">
            <text:p>Tangela</text:p>
          </table:table-cell>
          <table:table-cell office:value-type="string">
            <text:p>09/19/16 03:05 PM</text:p>
          </table:table-cell>
          <table:table-cell office:value-type="float" office:value="34.1221124659">
            <text:p>34.1221124659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7.77885977721213E+017">
            <text:p>777885977721213000</text:p>
          </table:table-cell>
          <table:table-cell office:value-type="string">
            <text:p>Rapidash</text:p>
          </table:table-cell>
          <table:table-cell office:value-type="string">
            <text:p>09/19/16 03:04 PM</text:p>
          </table:table-cell>
          <table:table-cell office:value-type="float" office:value="34.0894671198">
            <text:p>34.0894671198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77885809378669E+017">
            <text:p>777885809378669000</text:p>
          </table:table-cell>
          <table:table-cell office:value-type="string">
            <text:p>Chansey</text:p>
          </table:table-cell>
          <table:table-cell office:value-type="string">
            <text:p>09/19/16 03:03 PM</text:p>
          </table:table-cell>
          <table:table-cell office:value-type="float" office:value="34.0912882125">
            <text:p>34.0912882125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7.77884845221392E+017">
            <text:p>777884845221392000</text:p>
          </table:table-cell>
          <table:table-cell office:value-type="string">
            <text:p>Dratini</text:p>
          </table:table-cell>
          <table:table-cell office:value-type="string">
            <text:p>09/19/16 02:59 PM</text:p>
          </table:table-cell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7.77883541816259E+017">
            <text:p>777883541816259000</text:p>
          </table:table-cell>
          <table:table-cell office:value-type="string">
            <text:p>Kabutops</text:p>
          </table:table-cell>
          <table:table-cell office:value-type="string">
            <text:p>09/19/16 02:54 PM</text:p>
          </table:table-cell>
          <table:table-cell office:value-type="float" office:value="34.1026883264">
            <text:p>34.1026883264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7.77880808283529E+017">
            <text:p>777880808283529000</text:p>
          </table:table-cell>
          <table:table-cell office:value-type="string">
            <text:p>Machamp</text:p>
          </table:table-cell>
          <table:table-cell office:value-type="string">
            <text:p>09/19/16 02:43 PM</text:p>
          </table:table-cell>
          <table:table-cell office:value-type="float" office:value="34.126032818">
            <text:p>34.126032818</text:p>
          </table:table-cell>
          <table:table-cell office:value-type="float" office:value="-118.0764655923">
            <text:p>-118.0764655923</text:p>
          </table:table-cell>
        </table:table-row>
        <table:table-row table:style-name="ro2">
          <table:table-cell office:value-type="float" office:value="7.77878813728383E+017">
            <text:p>777878813728383000</text:p>
          </table:table-cell>
          <table:table-cell office:value-type="string">
            <text:p>Flareon</text:p>
          </table:table-cell>
          <table:table-cell office:value-type="string">
            <text:p>09/19/16 02:35 PM</text:p>
          </table:table-cell>
          <table:table-cell office:value-type="float" office:value="34.0777261951">
            <text:p>34.0777261951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7878743490584E+017">
            <text:p>777878743490584000</text:p>
          </table:table-cell>
          <table:table-cell office:value-type="string">
            <text:p>Porygon</text:p>
          </table:table-cell>
          <table:table-cell office:value-type="string">
            <text:p>09/19/16 02:35 PM</text:p>
          </table:table-cell>
          <table:table-cell office:value-type="float" office:value="34.0794487314">
            <text:p>34.0794487314</text:p>
          </table:table-cell>
          <table:table-cell office:value-type="float" office:value="-118.110941974">
            <text:p>-118.110941974</text:p>
          </table:table-cell>
        </table:table-row>
        <table:table-row table:style-name="ro2">
          <table:table-cell office:value-type="float" office:value="7.77878033168343E+017">
            <text:p>777878033168343000</text:p>
          </table:table-cell>
          <table:table-cell office:value-type="string">
            <text:p>Chansey</text:p>
          </table:table-cell>
          <table:table-cell office:value-type="string">
            <text:p>09/19/16 02:32 PM</text:p>
          </table:table-cell>
          <table:table-cell office:value-type="float" office:value="34.1019534874">
            <text:p>34.1019534874</text:p>
          </table:table-cell>
          <table:table-cell office:value-type="float" office:value="-118.1060955714">
            <text:p>-118.1060955714</text:p>
          </table:table-cell>
        </table:table-row>
        <table:table-row table:style-name="ro2">
          <table:table-cell office:value-type="float" office:value="7.77875453822444E+017">
            <text:p>777875453822444000</text:p>
          </table:table-cell>
          <table:table-cell office:value-type="string">
            <text:p>Ninetales</text:p>
          </table:table-cell>
          <table:table-cell office:value-type="string">
            <text:p>09/19/16 02:22 PM</text:p>
          </table:table-cell>
          <table:table-cell office:value-type="float" office:value="34.0787020507">
            <text:p>34.0787020507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7.77872456094618E+017">
            <text:p>777872456094618000</text:p>
          </table:table-cell>
          <table:table-cell office:value-type="string">
            <text:p>Wigglytuff</text:p>
          </table:table-cell>
          <table:table-cell office:value-type="string">
            <text:p>09/19/16 02:10 PM</text:p>
          </table:table-cell>
          <table:table-cell office:value-type="float" office:value="34.080193575">
            <text:p>34.080193575</text:p>
          </table:table-cell>
          <table:table-cell office:value-type="float" office:value="-118.0836906471">
            <text:p>-118.0836906471</text:p>
          </table:table-cell>
        </table:table-row>
        <table:table-row table:style-name="ro2">
          <table:table-cell office:value-type="float" office:value="7.77870916550136E+017">
            <text:p>777870916550136000</text:p>
          </table:table-cell>
          <table:table-cell office:value-type="string">
            <text:p>Chansey</text:p>
          </table:table-cell>
          <table:table-cell office:value-type="string">
            <text:p>09/19/16 02:04 PM</text:p>
          </table:table-cell>
          <table:table-cell office:value-type="float" office:value="34.0812616986">
            <text:p>34.0812616986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7867829659906E+017">
            <text:p>777867829659906000</text:p>
          </table:table-cell>
          <table:table-cell office:value-type="string">
            <text:p>Lickitung</text:p>
          </table:table-cell>
          <table:table-cell office:value-type="string">
            <text:p>09/19/16 01:51 PM</text:p>
          </table:table-cell>
          <table:table-cell office:value-type="float" office:value="34.0703108984">
            <text:p>34.0703108984</text:p>
          </table:table-cell>
          <table:table-cell office:value-type="float" office:value="-118.0944819476">
            <text:p>-118.0944819476</text:p>
          </table:table-cell>
        </table:table-row>
        <table:table-row table:style-name="ro2">
          <table:table-cell office:value-type="float" office:value="7.77867560670732E+017">
            <text:p>777867560670732000</text:p>
          </table:table-cell>
          <table:table-cell office:value-type="string">
            <text:p>Flareon</text:p>
          </table:table-cell>
          <table:table-cell office:value-type="string">
            <text:p>09/19/16 01:50 PM</text:p>
          </table:table-cell>
          <table:table-cell office:value-type="float" office:value="34.0948763633">
            <text:p>34.0948763633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7.77866710145565E+017">
            <text:p>777866710145565000</text:p>
          </table:table-cell>
          <table:table-cell office:value-type="string">
            <text:p>Seaking</text:p>
          </table:table-cell>
          <table:table-cell office:value-type="string">
            <text:p>09/19/16 01:47 PM</text:p>
          </table:table-cell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7.77863234866991E+017">
            <text:p>777863234866991000</text:p>
          </table:table-cell>
          <table:table-cell office:value-type="string">
            <text:p>Chansey</text:p>
          </table:table-cell>
          <table:table-cell office:value-type="string">
            <text:p>09/19/16 01:33 PM</text:p>
          </table:table-cell>
          <table:table-cell office:value-type="float" office:value="34.0677045006">
            <text:p>34.0677045006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7857586074784E+017">
            <text:p>777857586074784000</text:p>
          </table:table-cell>
          <table:table-cell office:value-type="string">
            <text:p>Charmeleon</text:p>
          </table:table-cell>
          <table:table-cell office:value-type="string">
            <text:p>09/19/16 01:11 PM</text:p>
          </table:table-cell>
          <table:table-cell office:value-type="float" office:value="34.0803504262">
            <text:p>34.080350426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77856999979561E+017">
            <text:p>777856999979561000</text:p>
          </table:table-cell>
          <table:table-cell office:value-type="string">
            <text:p>Kabutops</text:p>
          </table:table-cell>
          <table:table-cell office:value-type="string">
            <text:p>09/19/16 01:08 PM</text:p>
          </table:table-cell>
          <table:table-cell office:value-type="float" office:value="34.0653615267">
            <text:p>34.0653615267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7.77853519286051E+017">
            <text:p>777853519286051000</text:p>
          </table:table-cell>
          <table:table-cell office:value-type="string">
            <text:p>Golem</text:p>
          </table:table-cell>
          <table:table-cell office:value-type="string">
            <text:p>09/19/16 12:55 PM</text:p>
          </table:table-cell>
          <table:table-cell office:value-type="float" office:value="34.0977919542">
            <text:p>34.097791954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77851855040762E+017">
            <text:p>777851855040762000</text:p>
          </table:table-cell>
          <table:table-cell office:value-type="string">
            <text:p>Jolteon</text:p>
          </table:table-cell>
          <table:table-cell office:value-type="string">
            <text:p>09/19/16 12:48 PM</text:p>
          </table:table-cell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7.7785139046699E+017">
            <text:p>777851390466990000</text:p>
          </table:table-cell>
          <table:table-cell office:value-type="string">
            <text:p>Jolteon</text:p>
          </table:table-cell>
          <table:table-cell office:value-type="string">
            <text:p>09/19/16 12:46 PM</text:p>
          </table:table-cell>
          <table:table-cell office:value-type="float" office:value="34.0962068259">
            <text:p>34.0962068259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7.77850214262518E+017">
            <text:p>777850214262518000</text:p>
          </table:table-cell>
          <table:table-cell office:value-type="string">
            <text:p>Charmeleon</text:p>
          </table:table-cell>
          <table:table-cell office:value-type="string">
            <text:p>09/19/16 12:41 PM</text:p>
          </table:table-cell>
          <table:table-cell office:value-type="float" office:value="34.1072798826">
            <text:p>34.1072798826</text:p>
          </table:table-cell>
          <table:table-cell office:value-type="float" office:value="-118.0846051898">
            <text:p>-118.0846051898</text:p>
          </table:table-cell>
        </table:table-row>
        <table:table-row table:style-name="ro2">
          <table:table-cell office:value-type="float" office:value="7.77848541997781E+017">
            <text:p>777848541997781000</text:p>
          </table:table-cell>
          <table:table-cell office:value-type="string">
            <text:p>Chansey</text:p>
          </table:table-cell>
          <table:table-cell office:value-type="string">
            <text:p>09/19/16 12:35 PM</text:p>
          </table:table-cell>
          <table:table-cell office:value-type="float" office:value="34.0794487314">
            <text:p>34.0794487314</text:p>
          </table:table-cell>
          <table:table-cell office:value-type="float" office:value="-118.110941974">
            <text:p>-118.110941974</text:p>
          </table:table-cell>
        </table:table-row>
        <table:table-row table:style-name="ro2">
          <table:table-cell office:value-type="float" office:value="7.77848081240892E+017">
            <text:p>777848081240892000</text:p>
          </table:table-cell>
          <table:table-cell office:value-type="string">
            <text:p>Chansey</text:p>
          </table:table-cell>
          <table:table-cell office:value-type="string">
            <text:p>09/19/16 12:33 PM</text:p>
          </table:table-cell>
          <table:table-cell office:value-type="float" office:value="34.0825346567">
            <text:p>34.0825346567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7848069329072E+017">
            <text:p>777848069329072000</text:p>
          </table:table-cell>
          <table:table-cell office:value-type="string">
            <text:p>Jolteon</text:p>
          </table:table-cell>
          <table:table-cell office:value-type="string">
            <text:p>09/19/16 12:33 PM</text:p>
          </table:table-cell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77847448869884E+017">
            <text:p>777847448869884000</text:p>
          </table:table-cell>
          <table:table-cell office:value-type="string">
            <text:p>Dratini</text:p>
          </table:table-cell>
          <table:table-cell office:value-type="string">
            <text:p>09/19/16 12:30 PM</text:p>
          </table:table-cell>
          <table:table-cell office:value-type="float" office:value="34.098034685">
            <text:p>34.098034685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77843150891004E+017">
            <text:p>777843150891004000</text:p>
          </table:table-cell>
          <table:table-cell office:value-type="string">
            <text:p>Raichu</text:p>
          </table:table-cell>
          <table:table-cell office:value-type="string">
            <text:p>09/19/16 12:13 PM</text:p>
          </table:table-cell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7.7784297302315E+017">
            <text:p>777842973023150000</text:p>
          </table:table-cell>
          <table:table-cell office:value-type="string">
            <text:p>Haunter</text:p>
          </table:table-cell>
          <table:table-cell office:value-type="string">
            <text:p>09/19/16 12:13 PM</text:p>
          </table:table-cell>
          <table:table-cell office:value-type="float" office:value="34.1172204504">
            <text:p>34.1172204504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7.77834585178518E+017">
            <text:p>777834585178518000</text:p>
          </table:table-cell>
          <table:table-cell office:value-type="string">
            <text:p>Rapidash</text:p>
          </table:table-cell>
          <table:table-cell office:value-type="string">
            <text:p>09/19/16 11:39 AM</text:p>
          </table:table-cell>
          <table:table-cell office:value-type="float" office:value="34.1028695582">
            <text:p>34.1028695582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77831077360525E+017">
            <text:p>777831077360525000</text:p>
          </table:table-cell>
          <table:table-cell office:value-type="string">
            <text:p>Dratini</text:p>
          </table:table-cell>
          <table:table-cell office:value-type="string">
            <text:p>09/19/16 11:25 AM</text:p>
          </table:table-cell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7830678700241E+017">
            <text:p>777830678700241000</text:p>
          </table:table-cell>
          <table:table-cell office:value-type="string">
            <text:p>Ninetales</text:p>
          </table:table-cell>
          <table:table-cell office:value-type="string">
            <text:p>09/19/16 11:24 AM</text:p>
          </table:table-cell>
          <table:table-cell office:value-type="float" office:value="34.0813747891">
            <text:p>34.0813747891</text:p>
          </table:table-cell>
          <table:table-cell office:value-type="float" office:value="-118.0760083003">
            <text:p>-118.0760083003</text:p>
          </table:table-cell>
        </table:table-row>
        <table:table-row table:style-name="ro2">
          <table:table-cell office:value-type="float" office:value="7.7783005189514E+017">
            <text:p>777830051895140000</text:p>
          </table:table-cell>
          <table:table-cell office:value-type="string">
            <text:p>Aerodactyl</text:p>
          </table:table-cell>
          <table:table-cell office:value-type="string">
            <text:p>09/19/16 11:21 AM</text:p>
          </table:table-cell>
          <table:table-cell office:value-type="float" office:value="34.0907028586">
            <text:p>34.0907028586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7.77829204297601E+017">
            <text:p>777829204297601000</text:p>
          </table:table-cell>
          <table:table-cell office:value-type="string">
            <text:p>Charmeleon</text:p>
          </table:table-cell>
          <table:table-cell office:value-type="string">
            <text:p>09/19/16 11:18 AM</text:p>
          </table:table-cell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7826858331091E+017">
            <text:p>777826858331091000</text:p>
          </table:table-cell>
          <table:table-cell office:value-type="string">
            <text:p>Kabutops</text:p>
          </table:table-cell>
          <table:table-cell office:value-type="string">
            <text:p>09/19/16 11:09 AM</text:p>
          </table:table-cell>
          <table:table-cell office:value-type="float" office:value="34.0988170351">
            <text:p>34.098817035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77825426664141E+017">
            <text:p>777825426664141000</text:p>
          </table:table-cell>
          <table:table-cell office:value-type="string">
            <text:p>Chansey</text:p>
          </table:table-cell>
          <table:table-cell office:value-type="string">
            <text:p>09/19/16 11:03 AM</text:p>
          </table:table-cell>
          <table:table-cell office:value-type="float" office:value="34.122484759">
            <text:p>34.122484759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7.7782292295818E+017">
            <text:p>777822922958180000</text:p>
          </table:table-cell>
          <table:table-cell office:value-type="string">
            <text:p>Chansey</text:p>
          </table:table-cell>
          <table:table-cell office:value-type="string">
            <text:p>09/19/16 10:53 AM</text:p>
          </table:table-cell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77822733778301E+017">
            <text:p>777822733778301000</text:p>
          </table:table-cell>
          <table:table-cell office:value-type="string">
            <text:p>Rapidash</text:p>
          </table:table-cell>
          <table:table-cell office:value-type="string">
            <text:p>09/19/16 10:52 AM</text:p>
          </table:table-cell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77822076358889E+017">
            <text:p>777822076358889000</text:p>
          </table:table-cell>
          <table:table-cell office:value-type="string">
            <text:p>Aerodactyl</text:p>
          </table:table-cell>
          <table:table-cell office:value-type="string">
            <text:p>09/19/16 10:50 AM</text:p>
          </table:table-cell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7821740059603E+017">
            <text:p>777821740059603000</text:p>
          </table:table-cell>
          <table:table-cell office:value-type="string">
            <text:p>Dratini</text:p>
          </table:table-cell>
          <table:table-cell office:value-type="string">
            <text:p>09/19/16 10:48 AM</text:p>
          </table:table-cell>
          <table:table-cell office:value-type="float" office:value="34.0678257688">
            <text:p>34.0678257688</text:p>
          </table:table-cell>
          <table:table-cell office:value-type="float" office:value="-118.0938418042">
            <text:p>-118.0938418042</text:p>
          </table:table-cell>
        </table:table-row>
        <table:table-row table:style-name="ro2">
          <table:table-cell office:value-type="float" office:value="7.77815184056328E+017">
            <text:p>777815184056328000</text:p>
          </table:table-cell>
          <table:table-cell office:value-type="string">
            <text:p>Rapidash</text:p>
          </table:table-cell>
          <table:table-cell office:value-type="string">
            <text:p>09/19/16 10:22 AM</text:p>
          </table:table-cell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77810088002146E+017">
            <text:p>777810088002146000</text:p>
          </table:table-cell>
          <table:table-cell office:value-type="string">
            <text:p>Exeggutor</text:p>
          </table:table-cell>
          <table:table-cell office:value-type="string">
            <text:p>09/19/16 10:02 AM</text:p>
          </table:table-cell>
          <table:table-cell office:value-type="float" office:value="34.0777627475">
            <text:p>34.077762747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7809874621075E+017">
            <text:p>777809874621075000</text:p>
          </table:table-cell>
          <table:table-cell office:value-type="string">
            <text:p>Flareon</text:p>
          </table:table-cell>
          <table:table-cell office:value-type="string">
            <text:p>09/19/16 10:01 AM</text:p>
          </table:table-cell>
          <table:table-cell office:value-type="float" office:value="34.0799179475">
            <text:p>34.0799179475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7808974372409E+017">
            <text:p>777808974372409000</text:p>
          </table:table-cell>
          <table:table-cell office:value-type="string">
            <text:p>Weepinbell</text:p>
          </table:table-cell>
          <table:table-cell office:value-type="string">
            <text:p>09/19/16 09:58 AM</text:p>
          </table:table-cell>
          <table:table-cell office:value-type="float" office:value="34.1112010863">
            <text:p>34.1112010863</text:p>
          </table:table-cell>
          <table:table-cell office:value-type="float" office:value="-118.0881718609">
            <text:p>-118.0881718609</text:p>
          </table:table-cell>
        </table:table-row>
        <table:table-row table:style-name="ro2">
          <table:table-cell office:value-type="float" office:value="7.77807404402512E+017">
            <text:p>777807404402512000</text:p>
          </table:table-cell>
          <table:table-cell office:value-type="string">
            <text:p>Chansey</text:p>
          </table:table-cell>
          <table:table-cell office:value-type="string">
            <text:p>09/19/16 09:51 AM</text:p>
          </table:table-cell>
          <table:table-cell office:value-type="float" office:value="34.0967434326">
            <text:p>34.0967434326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7.77805936463196E+017">
            <text:p>777805936463196000</text:p>
          </table:table-cell>
          <table:table-cell office:value-type="string">
            <text:p>Raichu</text:p>
          </table:table-cell>
          <table:table-cell office:value-type="string">
            <text:p>09/19/16 09:46 AM</text:p>
          </table:table-cell>
          <table:table-cell office:value-type="float" office:value="34.1169268857">
            <text:p>34.1169268857</text:p>
          </table:table-cell>
          <table:table-cell office:value-type="float" office:value="-118.1225545054">
            <text:p>-118.1225545054</text:p>
          </table:table-cell>
        </table:table-row>
        <table:table-row table:style-name="ro2">
          <table:table-cell office:value-type="float" office:value="7.77804379395011E+017">
            <text:p>777804379395011000</text:p>
          </table:table-cell>
          <table:table-cell office:value-type="string">
            <text:p>Exeggutor</text:p>
          </table:table-cell>
          <table:table-cell office:value-type="string">
            <text:p>09/19/16 09:39 AM</text:p>
          </table:table-cell>
          <table:table-cell office:value-type="float" office:value="34.0917543283">
            <text:p>34.0917543283</text:p>
          </table:table-cell>
          <table:table-cell office:value-type="float" office:value="-118.0848795517">
            <text:p>-118.0848795517</text:p>
          </table:table-cell>
        </table:table-row>
        <table:table-row table:style-name="ro2">
          <table:table-cell office:value-type="float" office:value="7.77803914217337E+017">
            <text:p>777803914217337000</text:p>
          </table:table-cell>
          <table:table-cell office:value-type="string">
            <text:p>Charmeleon</text:p>
          </table:table-cell>
          <table:table-cell office:value-type="string">
            <text:p>09/19/16 09:37 AM</text:p>
          </table:table-cell>
          <table:table-cell office:value-type="float" office:value="34.1228737483">
            <text:p>34.1228737483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7.77801757921464E+017">
            <text:p>777801757921464000</text:p>
          </table:table-cell>
          <table:table-cell office:value-type="string">
            <text:p>Jolteon</text:p>
          </table:table-cell>
          <table:table-cell office:value-type="string">
            <text:p>09/19/16 09:29 AM</text:p>
          </table:table-cell>
          <table:table-cell office:value-type="float" office:value="34.0786329159">
            <text:p>34.0786329159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7796563628282E+017">
            <text:p>777796563628282000</text:p>
          </table:table-cell>
          <table:table-cell office:value-type="string">
            <text:p>Flareon</text:p>
          </table:table-cell>
          <table:table-cell office:value-type="string">
            <text:p>09/19/16 09:08 AM</text:p>
          </table:table-cell>
          <table:table-cell office:value-type="float" office:value="34.080510915">
            <text:p>34.080510915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7.7779430220637E+017">
            <text:p>777794302206370000</text:p>
          </table:table-cell>
          <table:table-cell office:value-type="string">
            <text:p>Charmeleon</text:p>
          </table:table-cell>
          <table:table-cell office:value-type="string">
            <text:p>09/19/16 08:59 AM</text:p>
          </table:table-cell>
          <table:table-cell office:value-type="float" office:value="34.1157383045">
            <text:p>34.1157383045</text:p>
          </table:table-cell>
          <table:table-cell office:value-type="float" office:value="-118.0863428079">
            <text:p>-118.0863428079</text:p>
          </table:table-cell>
        </table:table-row>
        <table:table-row table:style-name="ro2">
          <table:table-cell office:value-type="float" office:value="7.7778910213335E+017">
            <text:p>777789102133350000</text:p>
          </table:table-cell>
          <table:table-cell office:value-type="string">
            <text:p>Chansey</text:p>
          </table:table-cell>
          <table:table-cell office:value-type="string">
            <text:p>09/19/16 08:39 AM</text:p>
          </table:table-cell>
          <table:table-cell office:value-type="float" office:value="34.0772154608">
            <text:p>34.0772154608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77889349946E+017">
            <text:p>777788934994600000</text:p>
          </table:table-cell>
          <table:table-cell office:value-type="string">
            <text:p>Flareon</text:p>
          </table:table-cell>
          <table:table-cell office:value-type="string">
            <text:p>09/19/16 08:38 AM</text:p>
          </table:table-cell>
          <table:table-cell office:value-type="float" office:value="34.0740276721">
            <text:p>34.0740276721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7.77788169123041E+017">
            <text:p>777788169123041000</text:p>
          </table:table-cell>
          <table:table-cell office:value-type="string">
            <text:p>Jolteon</text:p>
          </table:table-cell>
          <table:table-cell office:value-type="string">
            <text:p>09/19/16 08:35 AM</text:p>
          </table:table-cell>
          <table:table-cell office:value-type="float" office:value="34.1042869475">
            <text:p>34.1042869475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7.7778746149786E+017">
            <text:p>777787461497860000</text:p>
          </table:table-cell>
          <table:table-cell office:value-type="string">
            <text:p>Chansey</text:p>
          </table:table-cell>
          <table:table-cell office:value-type="string">
            <text:p>09/19/16 08:32 AM</text:p>
          </table:table-cell>
          <table:table-cell office:value-type="float" office:value="34.0983329282">
            <text:p>34.0983329282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77787346729132E+017">
            <text:p>777787346729132000</text:p>
          </table:table-cell>
          <table:table-cell office:value-type="string">
            <text:p>Machamp</text:p>
          </table:table-cell>
          <table:table-cell office:value-type="string">
            <text:p>09/19/16 08:32 AM</text:p>
          </table:table-cell>
          <table:table-cell office:value-type="float" office:value="34.1032004573">
            <text:p>34.1032004573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77786602319864E+017">
            <text:p>777786602319864000</text:p>
          </table:table-cell>
          <table:table-cell office:value-type="string">
            <text:p>Flareon</text:p>
          </table:table-cell>
          <table:table-cell office:value-type="string">
            <text:p>09/19/16 08:29 AM</text:p>
          </table:table-cell>
          <table:table-cell office:value-type="float" office:value="34.0857214972">
            <text:p>34.0857214972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7.7778097732191E+017">
            <text:p>777780977321910000</text:p>
          </table:table-cell>
          <table:table-cell office:value-type="string">
            <text:p>Rapidash</text:p>
          </table:table-cell>
          <table:table-cell office:value-type="string">
            <text:p>09/19/16 08:06 AM</text:p>
          </table:table-cell>
          <table:table-cell office:value-type="float" office:value="34.0900448527">
            <text:p>34.0900448527</text:p>
          </table:table-cell>
          <table:table-cell office:value-type="float" office:value="-118.1114906149">
            <text:p>-118.1114906149</text:p>
          </table:table-cell>
        </table:table-row>
        <table:table-row table:style-name="ro2">
          <table:table-cell office:value-type="float" office:value="7.77779502009115E+017">
            <text:p>777779502009115000</text:p>
          </table:table-cell>
          <table:table-cell office:value-type="string">
            <text:p>Golem</text:p>
          </table:table-cell>
          <table:table-cell office:value-type="string">
            <text:p>09/19/16 08:00 AM</text:p>
          </table:table-cell>
          <table:table-cell office:value-type="float" office:value="34.0805409528">
            <text:p>34.0805409528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7779368294613E+017">
            <text:p>777779368294613000</text:p>
          </table:table-cell>
          <table:table-cell office:value-type="string">
            <text:p>Flareon</text:p>
          </table:table-cell>
          <table:table-cell office:value-type="string">
            <text:p>09/19/16 08:00 AM</text:p>
          </table:table-cell>
          <table:table-cell office:value-type="float" office:value="34.0985194532">
            <text:p>34.0985194532</text:p>
          </table:table-cell>
          <table:table-cell office:value-type="float" office:value="-118.1318805462">
            <text:p>-118.1318805462</text:p>
          </table:table-cell>
        </table:table-row>
        <table:table-row table:style-name="ro2">
          <table:table-cell office:value-type="float" office:value="7.77778755401949E+017">
            <text:p>777778755401949000</text:p>
          </table:table-cell>
          <table:table-cell office:value-type="string">
            <text:p>Chansey</text:p>
          </table:table-cell>
          <table:table-cell office:value-type="string">
            <text:p>09/19/16 07:58 AM</text:p>
          </table:table-cell>
          <table:table-cell office:value-type="float" office:value="34.0872356261">
            <text:p>34.0872356261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7.77776497285173E+017">
            <text:p>777776497285173000</text:p>
          </table:table-cell>
          <table:table-cell office:value-type="string">
            <text:p>Dragonair</text:p>
          </table:table-cell>
          <table:table-cell office:value-type="string">
            <text:p>09/19/16 07:49 AM</text:p>
          </table:table-cell>
          <table:table-cell office:value-type="float" office:value="34.0984450277">
            <text:p>34.0984450277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77773534193914E+017">
            <text:p>777773534193914000</text:p>
          </table:table-cell>
          <table:table-cell office:value-type="string">
            <text:p>Scyther</text:p>
          </table:table-cell>
          <table:table-cell office:value-type="string">
            <text:p>09/19/16 07:37 AM</text:p>
          </table:table-cell>
          <table:table-cell office:value-type="float" office:value="34.1072288404">
            <text:p>34.1072288404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7.77772266541031E+017">
            <text:p>777772266541031000</text:p>
          </table:table-cell>
          <table:table-cell office:value-type="string">
            <text:p>Rapidash</text:p>
          </table:table-cell>
          <table:table-cell office:value-type="string">
            <text:p>09/19/16 07:32 AM</text:p>
          </table:table-cell>
          <table:table-cell office:value-type="float" office:value="34.0714491552">
            <text:p>34.0714491552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7770659690582E+017">
            <text:p>777770659690582000</text:p>
          </table:table-cell>
          <table:table-cell office:value-type="string">
            <text:p>Machamp</text:p>
          </table:table-cell>
          <table:table-cell office:value-type="string">
            <text:p>09/19/16 07:25 AM</text:p>
          </table:table-cell>
          <table:table-cell office:value-type="float" office:value="34.0756687362">
            <text:p>34.0756687362</text:p>
          </table:table-cell>
          <table:table-cell office:value-type="float" office:value="-118.1190799706">
            <text:p>-118.1190799706</text:p>
          </table:table-cell>
        </table:table-row>
        <table:table-row table:style-name="ro2">
          <table:table-cell office:value-type="float" office:value="7.77770490492428E+017">
            <text:p>777770490492428000</text:p>
          </table:table-cell>
          <table:table-cell office:value-type="string">
            <text:p>Aerodactyl</text:p>
          </table:table-cell>
          <table:table-cell office:value-type="string">
            <text:p>09/19/16 07:25 AM</text:p>
          </table:table-cell>
          <table:table-cell office:value-type="float" office:value="34.0862296327">
            <text:p>34.0862296327</text:p>
          </table:table-cell>
          <table:table-cell office:value-type="float" office:value="-118.0813128138">
            <text:p>-118.0813128138</text:p>
          </table:table-cell>
        </table:table-row>
        <table:table-row table:style-name="ro2">
          <table:table-cell office:value-type="float" office:value="7.77770279472816E+017">
            <text:p>777770279472816000</text:p>
          </table:table-cell>
          <table:table-cell office:value-type="string">
            <text:p>Aerodactyl</text:p>
          </table:table-cell>
          <table:table-cell office:value-type="string">
            <text:p>09/19/16 07:24 AM</text:p>
          </table:table-cell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7.77765027415667E+017">
            <text:p>777765027415667000</text:p>
          </table:table-cell>
          <table:table-cell office:value-type="string">
            <text:p>Scyther</text:p>
          </table:table-cell>
          <table:table-cell office:value-type="string">
            <text:p>09/19/16 07:03 AM</text:p>
          </table:table-cell>
          <table:table-cell office:value-type="float" office:value="34.1030718271">
            <text:p>34.1030718271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7.77764670119682E+017">
            <text:p>777764670119682000</text:p>
          </table:table-cell>
          <table:table-cell office:value-type="string">
            <text:p>Kabutops</text:p>
          </table:table-cell>
          <table:table-cell office:value-type="string">
            <text:p>09/19/16 07:02 AM</text:p>
          </table:table-cell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7763939773927E+017">
            <text:p>777763939773927000</text:p>
          </table:table-cell>
          <table:table-cell office:value-type="string">
            <text:p>Scyther</text:p>
          </table:table-cell>
          <table:table-cell office:value-type="string">
            <text:p>09/19/16 06:59 AM</text:p>
          </table:table-cell>
          <table:table-cell office:value-type="float" office:value="34.0876701236">
            <text:p>34.087670123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7.77763302365553E+017">
            <text:p>777763302365553000</text:p>
          </table:table-cell>
          <table:table-cell office:value-type="string">
            <text:p>Snorlax</text:p>
          </table:table-cell>
          <table:table-cell office:value-type="string">
            <text:p>09/19/16 06:56 AM</text:p>
          </table:table-cell>
          <table:table-cell office:value-type="float" office:value="34.1169968605">
            <text:p>34.1169968605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7763138066223E+017">
            <text:p>777763138066223000</text:p>
          </table:table-cell>
          <table:table-cell office:value-type="string">
            <text:p>Charmeleon</text:p>
          </table:table-cell>
          <table:table-cell office:value-type="string">
            <text:p>09/19/16 06:55 AM</text:p>
          </table:table-cell>
          <table:table-cell office:value-type="float" office:value="34.1169711386">
            <text:p>34.1169711386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7.77762852794798E+017">
            <text:p>777762852794798000</text:p>
          </table:table-cell>
          <table:table-cell office:value-type="string">
            <text:p>Kabutops</text:p>
          </table:table-cell>
          <table:table-cell office:value-type="string">
            <text:p>09/19/16 06:54 AM</text:p>
          </table:table-cell>
          <table:table-cell office:value-type="float" office:value="34.0889414011">
            <text:p>34.0889414011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7.77762666383151E+017">
            <text:p>777762666383151000</text:p>
          </table:table-cell>
          <table:table-cell office:value-type="string">
            <text:p>Jolteon</text:p>
          </table:table-cell>
          <table:table-cell office:value-type="string">
            <text:p>09/19/16 06:54 AM</text:p>
          </table:table-cell>
          <table:table-cell office:value-type="float" office:value="34.100936577">
            <text:p>34.100936577</text:p>
          </table:table-cell>
          <table:table-cell office:value-type="float" office:value="-118.1066442275">
            <text:p>-118.1066442275</text:p>
          </table:table-cell>
        </table:table-row>
        <table:table-row table:style-name="ro2">
          <table:table-cell office:value-type="float" office:value="7.77761358662148E+017">
            <text:p>777761358662148000</text:p>
          </table:table-cell>
          <table:table-cell office:value-type="string">
            <text:p>Golduck</text:p>
          </table:table-cell>
          <table:table-cell office:value-type="string">
            <text:p>09/19/16 06:48 AM</text:p>
          </table:table-cell>
          <table:table-cell office:value-type="float" office:value="34.0790705993">
            <text:p>34.0790705993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7.77761043271385E+017">
            <text:p>777761043271385000</text:p>
          </table:table-cell>
          <table:table-cell office:value-type="string">
            <text:p>Jolteon</text:p>
          </table:table-cell>
          <table:table-cell office:value-type="string">
            <text:p>09/19/16 06:47 AM</text:p>
          </table:table-cell>
          <table:table-cell office:value-type="float" office:value="34.0932995243">
            <text:p>34.0932995243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77760496325841E+017">
            <text:p>777760496325841000</text:p>
          </table:table-cell>
          <table:table-cell office:value-type="string">
            <text:p>Flareon</text:p>
          </table:table-cell>
          <table:table-cell office:value-type="string">
            <text:p>09/19/16 06:45 AM</text:p>
          </table:table-cell>
          <table:table-cell office:value-type="float" office:value="34.0971745179">
            <text:p>34.0971745179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7.77759279780549E+017">
            <text:p>777759279780549000</text:p>
          </table:table-cell>
          <table:table-cell office:value-type="string">
            <text:p>Snorlax</text:p>
          </table:table-cell>
          <table:table-cell office:value-type="string">
            <text:p>09/19/16 06:40 AM</text:p>
          </table:table-cell>
          <table:table-cell office:value-type="float" office:value="34.0655670603">
            <text:p>34.0655670603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7.77759136830231E+017">
            <text:p>777759136830231000</text:p>
          </table:table-cell>
          <table:table-cell office:value-type="string">
            <text:p>Charmeleon</text:p>
          </table:table-cell>
          <table:table-cell office:value-type="string">
            <text:p>09/19/16 06:40 AM</text:p>
          </table:table-cell>
          <table:table-cell office:value-type="float" office:value="34.115975881">
            <text:p>34.115975881</text:p>
          </table:table-cell>
          <table:table-cell office:value-type="float" office:value="-118.1160625554">
            <text:p>-118.1160625554</text:p>
          </table:table-cell>
        </table:table-row>
        <table:table-row table:style-name="ro2">
          <table:table-cell office:value-type="float" office:value="7.77757839771087E+017">
            <text:p>777757839771087000</text:p>
          </table:table-cell>
          <table:table-cell office:value-type="string">
            <text:p>Scyther</text:p>
          </table:table-cell>
          <table:table-cell office:value-type="string">
            <text:p>09/19/16 06:34 AM</text:p>
          </table:table-cell>
          <table:table-cell office:value-type="float" office:value="34.1220429816">
            <text:p>34.1220429816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7.77756280047796E+017">
            <text:p>777756280047796000</text:p>
          </table:table-cell>
          <table:table-cell office:value-type="string">
            <text:p>Raichu</text:p>
          </table:table-cell>
          <table:table-cell office:value-type="string">
            <text:p>09/19/16 06:28 AM</text:p>
          </table:table-cell>
          <table:table-cell office:value-type="float" office:value="34.0900860333">
            <text:p>34.0900860333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7.77753769031328E+017">
            <text:p>777753769031328000</text:p>
          </table:table-cell>
          <table:table-cell office:value-type="string">
            <text:p>Machamp</text:p>
          </table:table-cell>
          <table:table-cell office:value-type="string">
            <text:p>09/19/16 06:18 AM</text:p>
          </table:table-cell>
          <table:table-cell office:value-type="float" office:value="34.0972371467">
            <text:p>34.0972371467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7.77752025513677E+017">
            <text:p>777752025513677000</text:p>
          </table:table-cell>
          <table:table-cell office:value-type="string">
            <text:p>Dratini</text:p>
          </table:table-cell>
          <table:table-cell office:value-type="string">
            <text:p>09/19/16 06:11 AM</text:p>
          </table:table-cell>
          <table:table-cell office:value-type="float" office:value="34.0735007327">
            <text:p>34.0735007327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7.77750555410076E+017">
            <text:p>777750555410076000</text:p>
          </table:table-cell>
          <table:table-cell office:value-type="string">
            <text:p>Flareon</text:p>
          </table:table-cell>
          <table:table-cell office:value-type="string">
            <text:p>09/19/16 06:05 AM</text:p>
          </table:table-cell>
          <table:table-cell office:value-type="float" office:value="34.0917054152">
            <text:p>34.0917054152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7.77749628888289E+017">
            <text:p>777749628888289000</text:p>
          </table:table-cell>
          <table:table-cell office:value-type="string">
            <text:p>Flareon</text:p>
          </table:table-cell>
          <table:table-cell office:value-type="string">
            <text:p>09/19/16 06:02 AM</text:p>
          </table:table-cell>
          <table:table-cell office:value-type="float" office:value="34.075279223">
            <text:p>34.075279223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7747300403716E+017">
            <text:p>777747300403716000</text:p>
          </table:table-cell>
          <table:table-cell office:value-type="string">
            <text:p>Wigglytuff</text:p>
          </table:table-cell>
          <table:table-cell office:value-type="string">
            <text:p>09/19/16 05:53 AM</text:p>
          </table:table-cell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7747261241463E+017">
            <text:p>777747261241463000</text:p>
          </table:table-cell>
          <table:table-cell office:value-type="string">
            <text:p>Jolteon</text:p>
          </table:table-cell>
          <table:table-cell office:value-type="string">
            <text:p>09/19/16 05:52 AM</text:p>
          </table:table-cell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7.77745045449347E+017">
            <text:p>777745045449347000</text:p>
          </table:table-cell>
          <table:table-cell office:value-type="string">
            <text:p>Rapidash</text:p>
          </table:table-cell>
          <table:table-cell office:value-type="string">
            <text:p>09/19/16 05:44 AM</text:p>
          </table:table-cell>
          <table:table-cell office:value-type="float" office:value="34.0672427632">
            <text:p>34.0672427632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7.77744142885532E+017">
            <text:p>777744142885532000</text:p>
          </table:table-cell>
          <table:table-cell office:value-type="string">
            <text:p>Rapidash</text:p>
          </table:table-cell>
          <table:table-cell office:value-type="string">
            <text:p>09/19/16 05:40 AM</text:p>
          </table:table-cell>
          <table:table-cell office:value-type="float" office:value="34.1133693362">
            <text:p>34.1133693362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7.77743577166193E+017">
            <text:p>777743577166193000</text:p>
          </table:table-cell>
          <table:table-cell office:value-type="string">
            <text:p>Jolteon</text:p>
          </table:table-cell>
          <table:table-cell office:value-type="string">
            <text:p>09/19/16 05:38 AM</text:p>
          </table:table-cell>
          <table:table-cell office:value-type="float" office:value="34.1050055135">
            <text:p>34.1050055135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7.77742808836743E+017">
            <text:p>777742808836743000</text:p>
          </table:table-cell>
          <table:table-cell office:value-type="string">
            <text:p>Raichu</text:p>
          </table:table-cell>
          <table:table-cell office:value-type="string">
            <text:p>09/19/16 05:35 AM</text:p>
          </table:table-cell>
          <table:table-cell office:value-type="float" office:value="34.1026140021">
            <text:p>34.1026140021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7.7774193534364E+017">
            <text:p>777741935343640000</text:p>
          </table:table-cell>
          <table:table-cell office:value-type="string">
            <text:p>Chansey</text:p>
          </table:table-cell>
          <table:table-cell office:value-type="string">
            <text:p>09/19/16 05:31 AM</text:p>
          </table:table-cell>
          <table:table-cell office:value-type="float" office:value="34.0826994122">
            <text:p>34.0826994122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7.77740247102657E+017">
            <text:p>777740247102657000</text:p>
          </table:table-cell>
          <table:table-cell office:value-type="string">
            <text:p>Rapidash</text:p>
          </table:table-cell>
          <table:table-cell office:value-type="string">
            <text:p>09/19/16 05:24 AM</text:p>
          </table:table-cell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77740146531709E+017">
            <text:p>777740146531709000</text:p>
          </table:table-cell>
          <table:table-cell office:value-type="string">
            <text:p>Flareon</text:p>
          </table:table-cell>
          <table:table-cell office:value-type="string">
            <text:p>09/19/16 05:24 AM</text:p>
          </table:table-cell>
          <table:table-cell office:value-type="float" office:value="34.0742523323">
            <text:p>34.0742523323</text:p>
          </table:table-cell>
          <table:table-cell office:value-type="float" office:value="-118.1008832528">
            <text:p>-118.1008832528</text:p>
          </table:table-cell>
        </table:table-row>
        <table:table-row table:style-name="ro2">
          <table:table-cell office:value-type="float" office:value="7.7773975383176E+017">
            <text:p>777739753831760000</text:p>
          </table:table-cell>
          <table:table-cell office:value-type="string">
            <text:p>Wigglytuff</text:p>
          </table:table-cell>
          <table:table-cell office:value-type="string">
            <text:p>09/19/16 05:23 AM</text:p>
          </table:table-cell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7735789874512E+017">
            <text:p>777735789874512000</text:p>
          </table:table-cell>
          <table:table-cell office:value-type="string">
            <text:p>Kingler</text:p>
          </table:table-cell>
          <table:table-cell office:value-type="string">
            <text:p>09/19/16 05:07 AM</text:p>
          </table:table-cell>
          <table:table-cell office:value-type="float" office:value="34.0980249527">
            <text:p>34.0980249527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77730007242158E+017">
            <text:p>777730007242158000</text:p>
          </table:table-cell>
          <table:table-cell office:value-type="string">
            <text:p>Ivysaur</text:p>
          </table:table-cell>
          <table:table-cell office:value-type="string">
            <text:p>09/19/16 04:44 AM</text:p>
          </table:table-cell>
          <table:table-cell office:value-type="float" office:value="34.0673316661">
            <text:p>34.0673316661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7.77727572595528E+017">
            <text:p>777727572595528000</text:p>
          </table:table-cell>
          <table:table-cell office:value-type="string">
            <text:p>Dratini</text:p>
          </table:table-cell>
          <table:table-cell office:value-type="string">
            <text:p>09/19/16 04:34 AM</text:p>
          </table:table-cell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7725504635875E+017">
            <text:p>777725504635875000</text:p>
          </table:table-cell>
          <table:table-cell office:value-type="string">
            <text:p>Kingler</text:p>
          </table:table-cell>
          <table:table-cell office:value-type="string">
            <text:p>09/19/16 04:26 AM</text:p>
          </table:table-cell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7723104126644E+017">
            <text:p>777723104126644000</text:p>
          </table:table-cell>
          <table:table-cell office:value-type="string">
            <text:p>Omastar</text:p>
          </table:table-cell>
          <table:table-cell office:value-type="string">
            <text:p>09/19/16 04:16 AM</text:p>
          </table:table-cell>
          <table:table-cell office:value-type="float" office:value="34.0734626195">
            <text:p>34.0734626195</text:p>
          </table:table-cell>
          <table:table-cell office:value-type="float" office:value="-118.0746364174">
            <text:p>-118.0746364174</text:p>
          </table:table-cell>
        </table:table-row>
        <table:table-row table:style-name="ro2">
          <table:table-cell office:value-type="float" office:value="7.77722344034886E+017">
            <text:p>777722344034886000</text:p>
          </table:table-cell>
          <table:table-cell office:value-type="string">
            <text:p>Chansey</text:p>
          </table:table-cell>
          <table:table-cell office:value-type="string">
            <text:p>09/19/16 04:13 AM</text:p>
          </table:table-cell>
          <table:table-cell office:value-type="float" office:value="34.1109463988">
            <text:p>34.1109463988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7722019030839E+017">
            <text:p>777722019030839000</text:p>
          </table:table-cell>
          <table:table-cell office:value-type="string">
            <text:p>Ivysaur</text:p>
          </table:table-cell>
          <table:table-cell office:value-type="string">
            <text:p>09/19/16 04:12 AM</text:p>
          </table:table-cell>
          <table:table-cell office:value-type="float" office:value="34.1024587921">
            <text:p>34.1024587921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7720160945701E+017">
            <text:p>777720160945701000</text:p>
          </table:table-cell>
          <table:table-cell office:value-type="string">
            <text:p>Lickitung</text:p>
          </table:table-cell>
          <table:table-cell office:value-type="string">
            <text:p>09/19/16 04:05 AM</text:p>
          </table:table-cell>
          <table:table-cell office:value-type="float" office:value="34.079829523">
            <text:p>34.07982952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77719494248497E+017">
            <text:p>777719494248497000</text:p>
          </table:table-cell>
          <table:table-cell office:value-type="string">
            <text:p>Electrode</text:p>
          </table:table-cell>
          <table:table-cell office:value-type="string">
            <text:p>09/19/16 04:02 AM</text:p>
          </table:table-cell>
          <table:table-cell office:value-type="float" office:value="34.0977118856">
            <text:p>34.0977118856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77717536653574E+017">
            <text:p>777717536653574000</text:p>
          </table:table-cell>
          <table:table-cell office:value-type="string">
            <text:p>Kingler</text:p>
          </table:table-cell>
          <table:table-cell office:value-type="string">
            <text:p>09/19/16 03:54 AM</text:p>
          </table:table-cell>
          <table:table-cell office:value-type="float" office:value="34.1014583471">
            <text:p>34.1014583471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7.77716725554962E+017">
            <text:p>777716725554962000</text:p>
          </table:table-cell>
          <table:table-cell office:value-type="string">
            <text:p>Aerodactyl</text:p>
          </table:table-cell>
          <table:table-cell office:value-type="string">
            <text:p>09/19/16 03:51 AM</text:p>
          </table:table-cell>
          <table:table-cell office:value-type="float" office:value="34.0906457478">
            <text:p>34.0906457478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7.77712951725658E+017">
            <text:p>777712951725658000</text:p>
          </table:table-cell>
          <table:table-cell office:value-type="string">
            <text:p>Kingler</text:p>
          </table:table-cell>
          <table:table-cell office:value-type="string">
            <text:p>09/19/16 03:36 AM</text:p>
          </table:table-cell>
          <table:table-cell office:value-type="float" office:value="34.1096819173">
            <text:p>34.1096819173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7712724172169E+017">
            <text:p>777712724172169000</text:p>
          </table:table-cell>
          <table:table-cell office:value-type="string">
            <text:p>Rapidash</text:p>
          </table:table-cell>
          <table:table-cell office:value-type="string">
            <text:p>09/19/16 03:35 AM</text:p>
          </table:table-cell>
          <table:table-cell office:value-type="float" office:value="34.0777261951">
            <text:p>34.0777261951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7712609164272E+017">
            <text:p>777712609164272000</text:p>
          </table:table-cell>
          <table:table-cell office:value-type="string">
            <text:p>Lickitung</text:p>
          </table:table-cell>
          <table:table-cell office:value-type="string">
            <text:p>09/19/16 03:35 AM</text:p>
          </table:table-cell>
          <table:table-cell office:value-type="float" office:value="34.079829523">
            <text:p>34.07982952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77709280422015E+017">
            <text:p>777709280422015000</text:p>
          </table:table-cell>
          <table:table-cell office:value-type="string">
            <text:p>Chansey</text:p>
          </table:table-cell>
          <table:table-cell office:value-type="string">
            <text:p>09/19/16 03:21 AM</text:p>
          </table:table-cell>
          <table:table-cell office:value-type="float" office:value="34.1048573844">
            <text:p>34.1048573844</text:p>
          </table:table-cell>
          <table:table-cell office:value-type="float" office:value="-118.1211829867">
            <text:p>-118.1211829867</text:p>
          </table:table-cell>
        </table:table-row>
        <table:table-row table:style-name="ro2">
          <table:table-cell office:value-type="float" office:value="7.77704010425827E+017">
            <text:p>777704010425827000</text:p>
          </table:table-cell>
          <table:table-cell office:value-type="string">
            <text:p>Jolteon</text:p>
          </table:table-cell>
          <table:table-cell office:value-type="string">
            <text:p>09/19/16 03:00 AM</text:p>
          </table:table-cell>
          <table:table-cell office:value-type="float" office:value="34.0799094874">
            <text:p>34.0799094874</text:p>
          </table:table-cell>
          <table:table-cell office:value-type="float" office:value="-118.1026207096">
            <text:p>-118.1026207096</text:p>
          </table:table-cell>
        </table:table-row>
        <table:table-row table:style-name="ro2">
          <table:table-cell office:value-type="float" office:value="7.77702925489492E+017">
            <text:p>777702925489492000</text:p>
          </table:table-cell>
          <table:table-cell office:value-type="string">
            <text:p>Weepinbell</text:p>
          </table:table-cell>
          <table:table-cell office:value-type="string">
            <text:p>09/19/16 02:56 AM</text:p>
          </table:table-cell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7.77702406494618E+017">
            <text:p>777702406494618000</text:p>
          </table:table-cell>
          <table:table-cell office:value-type="string">
            <text:p>Scyther</text:p>
          </table:table-cell>
          <table:table-cell office:value-type="string">
            <text:p>09/19/16 02:54 AM</text:p>
          </table:table-cell>
          <table:table-cell office:value-type="float" office:value="34.0693798503">
            <text:p>34.0693798503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7.77701622222696E+017">
            <text:p>777701622222696000</text:p>
          </table:table-cell>
          <table:table-cell office:value-type="string">
            <text:p>Chansey</text:p>
          </table:table-cell>
          <table:table-cell office:value-type="string">
            <text:p>09/19/16 02:51 AM</text:p>
          </table:table-cell>
          <table:table-cell office:value-type="float" office:value="34.1092785899">
            <text:p>34.1092785899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7.7770134593969E+017">
            <text:p>777701345939690000</text:p>
          </table:table-cell>
          <table:table-cell office:value-type="string">
            <text:p>Kingler</text:p>
          </table:table-cell>
          <table:table-cell office:value-type="string">
            <text:p>09/19/16 02:50 AM</text:p>
          </table:table-cell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7699745703731E+017">
            <text:p>777699745703731000</text:p>
          </table:table-cell>
          <table:table-cell office:value-type="string">
            <text:p>Tangela</text:p>
          </table:table-cell>
          <table:table-cell office:value-type="string">
            <text:p>09/19/16 02:44 AM</text:p>
          </table:table-cell>
          <table:table-cell office:value-type="float" office:value="34.1044847128">
            <text:p>34.1044847128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7.77698965949002E+017">
            <text:p>777698965949002000</text:p>
          </table:table-cell>
          <table:table-cell office:value-type="string">
            <text:p>Electrode</text:p>
          </table:table-cell>
          <table:table-cell office:value-type="string">
            <text:p>09/19/16 02:40 AM</text:p>
          </table:table-cell>
          <table:table-cell office:value-type="float" office:value="34.092379063">
            <text:p>34.092379063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7.77690608689217E+017">
            <text:p>777690608689217000</text:p>
          </table:table-cell>
          <table:table-cell office:value-type="string">
            <text:p>Scyther</text:p>
          </table:table-cell>
          <table:table-cell office:value-type="string">
            <text:p>09/19/16 02:07 AM</text:p>
          </table:table-cell>
          <table:table-cell office:value-type="float" office:value="34.1120940768">
            <text:p>34.1120940768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7.7768916726639E+017">
            <text:p>777689167266390000</text:p>
          </table:table-cell>
          <table:table-cell office:value-type="string">
            <text:p>Seadra</text:p>
          </table:table-cell>
          <table:table-cell office:value-type="string">
            <text:p>09/19/16 02:02 AM</text:p>
          </table:table-cell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7.77687420804305E+017">
            <text:p>777687420804305000</text:p>
          </table:table-cell>
          <table:table-cell office:value-type="string">
            <text:p>Rapidash</text:p>
          </table:table-cell>
          <table:table-cell office:value-type="string">
            <text:p>09/19/16 01:55 AM</text:p>
          </table:table-cell>
          <table:table-cell office:value-type="float" office:value="34.087399039">
            <text:p>34.087399039</text:p>
          </table:table-cell>
          <table:table-cell office:value-type="float" office:value="-118.1102104501">
            <text:p>-118.1102104501</text:p>
          </table:table-cell>
        </table:table-row>
        <table:table-row table:style-name="ro2">
          <table:table-cell office:value-type="float" office:value="7.77685424189747E+017">
            <text:p>777685424189747000</text:p>
          </table:table-cell>
          <table:table-cell office:value-type="string">
            <text:p>Charmeleon</text:p>
          </table:table-cell>
          <table:table-cell office:value-type="string">
            <text:p>09/19/16 01:47 AM</text:p>
          </table:table-cell>
          <table:table-cell office:value-type="float" office:value="34.1089013408">
            <text:p>34.1089013408</text:p>
          </table:table-cell>
          <table:table-cell office:value-type="float" office:value="-118.0741791207">
            <text:p>-118.0741791207</text:p>
          </table:table-cell>
        </table:table-row>
        <table:table-row table:style-name="ro2">
          <table:table-cell office:value-type="float" office:value="7.77684784239645E+017">
            <text:p>777684784239645000</text:p>
          </table:table-cell>
          <table:table-cell office:value-type="string">
            <text:p>Rapidash</text:p>
          </table:table-cell>
          <table:table-cell office:value-type="string">
            <text:p>09/19/16 01:44 AM</text:p>
          </table:table-cell>
          <table:table-cell office:value-type="float" office:value="34.0980825684">
            <text:p>34.0980825684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7684733211742E+017">
            <text:p>777684733211742000</text:p>
          </table:table-cell>
          <table:table-cell office:value-type="string">
            <text:p>Snorlax</text:p>
          </table:table-cell>
          <table:table-cell office:value-type="string">
            <text:p>09/19/16 01:44 AM</text:p>
          </table:table-cell>
          <table:table-cell office:value-type="float" office:value="34.0732414921">
            <text:p>34.0732414921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7.77684124588909E+017">
            <text:p>777684124588909000</text:p>
          </table:table-cell>
          <table:table-cell office:value-type="string">
            <text:p>Chansey</text:p>
          </table:table-cell>
          <table:table-cell office:value-type="string">
            <text:p>09/19/16 01:41 AM</text:p>
          </table:table-cell>
          <table:table-cell office:value-type="float" office:value="34.1036931447">
            <text:p>34.1036931447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7683592222609E+017">
            <text:p>777683592222609000</text:p>
          </table:table-cell>
          <table:table-cell office:value-type="string">
            <text:p>Flareon</text:p>
          </table:table-cell>
          <table:table-cell office:value-type="string">
            <text:p>09/19/16 01:39 AM</text:p>
          </table:table-cell>
          <table:table-cell office:value-type="float" office:value="34.0690227341">
            <text:p>34.0690227341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7.77682452303061E+017">
            <text:p>777682452303061000</text:p>
          </table:table-cell>
          <table:table-cell office:value-type="string">
            <text:p>Kingler</text:p>
          </table:table-cell>
          <table:table-cell office:value-type="string">
            <text:p>09/19/16 01:35 AM</text:p>
          </table:table-cell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77680403289088E+017">
            <text:p>777680403289088000</text:p>
          </table:table-cell>
          <table:table-cell office:value-type="string">
            <text:p>Flareon</text:p>
          </table:table-cell>
          <table:table-cell office:value-type="string">
            <text:p>09/19/16 01:27 AM</text:p>
          </table:table-cell>
          <table:table-cell office:value-type="float" office:value="34.1050968919">
            <text:p>34.1050968919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7679558053011E+017">
            <text:p>777679558053011000</text:p>
          </table:table-cell>
          <table:table-cell office:value-type="string">
            <text:p>Chansey</text:p>
          </table:table-cell>
          <table:table-cell office:value-type="string">
            <text:p>09/19/16 01:23 AM</text:p>
          </table:table-cell>
          <table:table-cell office:value-type="float" office:value="34.1136979178">
            <text:p>34.1136979178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7.77678726616093E+017">
            <text:p>777678726616093000</text:p>
          </table:table-cell>
          <table:table-cell office:value-type="string">
            <text:p>Kingler</text:p>
          </table:table-cell>
          <table:table-cell office:value-type="string">
            <text:p>09/19/16 01:20 AM</text:p>
          </table:table-cell>
          <table:table-cell office:value-type="float" office:value="34.0784508855">
            <text:p>34.0784508855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7.77678357198537E+017">
            <text:p>777678357198537000</text:p>
          </table:table-cell>
          <table:table-cell office:value-type="string">
            <text:p>Aerodactyl</text:p>
          </table:table-cell>
          <table:table-cell office:value-type="string">
            <text:p>09/19/16 01:19 AM</text:p>
          </table:table-cell>
          <table:table-cell office:value-type="float" office:value="34.0802757099">
            <text:p>34.0802757099</text:p>
          </table:table-cell>
          <table:table-cell office:value-type="float" office:value="-118.080123885">
            <text:p>-118.080123885</text:p>
          </table:table-cell>
        </table:table-row>
        <table:table-row table:style-name="ro2">
          <table:table-cell office:value-type="float" office:value="7.77678166458454E+017">
            <text:p>777678166458454000</text:p>
          </table:table-cell>
          <table:table-cell office:value-type="string">
            <text:p>Rapidash</text:p>
          </table:table-cell>
          <table:table-cell office:value-type="string">
            <text:p>09/19/16 01:18 AM</text:p>
          </table:table-cell>
          <table:table-cell office:value-type="float" office:value="34.0741749985">
            <text:p>34.0741749985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77675627612611E+017">
            <text:p>777675627612611000</text:p>
          </table:table-cell>
          <table:table-cell office:value-type="string">
            <text:p>Electabuzz</text:p>
          </table:table-cell>
          <table:table-cell office:value-type="string">
            <text:p>09/19/16 01:08 AM</text:p>
          </table:table-cell>
          <table:table-cell office:value-type="float" office:value="34.09581995">
            <text:p>34.09581995</text:p>
          </table:table-cell>
          <table:table-cell office:value-type="float" office:value="-118.126303268">
            <text:p>-118.126303268</text:p>
          </table:table-cell>
        </table:table-row>
        <table:table-row table:style-name="ro2">
          <table:table-cell office:value-type="float" office:value="7.7767410755489E+017">
            <text:p>777674107554890000</text:p>
          </table:table-cell>
          <table:table-cell office:value-type="string">
            <text:p>Chansey</text:p>
          </table:table-cell>
          <table:table-cell office:value-type="string">
            <text:p>09/19/16 01:02 AM</text:p>
          </table:table-cell>
          <table:table-cell office:value-type="float" office:value="34.1036931447">
            <text:p>34.1036931447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767378319267E+017">
            <text:p>777673783192670000</text:p>
          </table:table-cell>
          <table:table-cell office:value-type="string">
            <text:p>Grimer</text:p>
          </table:table-cell>
          <table:table-cell office:value-type="string">
            <text:p>09/19/16 01:00 AM</text:p>
          </table:table-cell>
          <table:table-cell office:value-type="float" office:value="34.1028391638">
            <text:p>34.1028391638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7.77673183067447E+017">
            <text:p>777673183067447000</text:p>
          </table:table-cell>
          <table:table-cell office:value-type="string">
            <text:p>Dratini</text:p>
          </table:table-cell>
          <table:table-cell office:value-type="string">
            <text:p>09/19/16 12:58 AM</text:p>
          </table:table-cell>
          <table:table-cell office:value-type="float" office:value="34.0842574614">
            <text:p>34.0842574614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7.77672665951719E+017">
            <text:p>777672665951719000</text:p>
          </table:table-cell>
          <table:table-cell office:value-type="string">
            <text:p>Kingler</text:p>
          </table:table-cell>
          <table:table-cell office:value-type="string">
            <text:p>09/19/16 12:56 AM</text:p>
          </table:table-cell>
          <table:table-cell office:value-type="float" office:value="34.0677108468">
            <text:p>34.067710846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7.7767236835738E+017">
            <text:p>777672368357380000</text:p>
          </table:table-cell>
          <table:table-cell office:value-type="string">
            <text:p>Flareon</text:p>
          </table:table-cell>
          <table:table-cell office:value-type="string">
            <text:p>09/19/16 12:55 AM</text:p>
          </table:table-cell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7.77671339159134E+017">
            <text:p>777671339159134000</text:p>
          </table:table-cell>
          <table:table-cell office:value-type="string">
            <text:p>Dratini</text:p>
          </table:table-cell>
          <table:table-cell office:value-type="string">
            <text:p>09/19/16 12:51 AM</text:p>
          </table:table-cell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77671321094271E+017">
            <text:p>777671321094271000</text:p>
          </table:table-cell>
          <table:table-cell office:value-type="string">
            <text:p>Machamp</text:p>
          </table:table-cell>
          <table:table-cell office:value-type="string">
            <text:p>09/19/16 12:51 AM</text:p>
          </table:table-cell>
          <table:table-cell office:value-type="float" office:value="34.1020084198">
            <text:p>34.1020084198</text:p>
          </table:table-cell>
          <table:table-cell office:value-type="float" office:value="-118.0952135372">
            <text:p>-118.0952135372</text:p>
          </table:table-cell>
        </table:table-row>
        <table:table-row table:style-name="ro2">
          <table:table-cell office:value-type="float" office:value="7.77671137870303E+017">
            <text:p>777671137870303000</text:p>
          </table:table-cell>
          <table:table-cell office:value-type="string">
            <text:p>Rapidash</text:p>
          </table:table-cell>
          <table:table-cell office:value-type="string">
            <text:p>09/19/16 12:50 AM</text:p>
          </table:table-cell>
          <table:table-cell office:value-type="float" office:value="34.0823017277">
            <text:p>34.0823017277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7.77670971192844E+017">
            <text:p>777670971192844000</text:p>
          </table:table-cell>
          <table:table-cell office:value-type="string">
            <text:p>Raichu</text:p>
          </table:table-cell>
          <table:table-cell office:value-type="string">
            <text:p>09/19/16 12:49 AM</text:p>
          </table:table-cell>
          <table:table-cell office:value-type="float" office:value="34.1141759277">
            <text:p>34.1141759277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7.77670487929344E+017">
            <text:p>777670487929344000</text:p>
          </table:table-cell>
          <table:table-cell office:value-type="string">
            <text:p>Raichu</text:p>
          </table:table-cell>
          <table:table-cell office:value-type="string">
            <text:p>09/19/16 12:47 AM</text:p>
          </table:table-cell>
          <table:table-cell office:value-type="float" office:value="34.1155297856">
            <text:p>34.1155297856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7.77668670201803E+017">
            <text:p>777668670201803000</text:p>
          </table:table-cell>
          <table:table-cell office:value-type="string">
            <text:p>Flareon</text:p>
          </table:table-cell>
          <table:table-cell office:value-type="string">
            <text:p>09/19/16 12:40 AM</text:p>
          </table:table-cell>
          <table:table-cell office:value-type="float" office:value="34.0758438062">
            <text:p>34.0758438062</text:p>
          </table:table-cell>
          <table:table-cell office:value-type="float" office:value="-118.1309662505">
            <text:p>-118.1309662505</text:p>
          </table:table-cell>
        </table:table-row>
        <table:table-row table:style-name="ro2">
          <table:table-cell office:value-type="float" office:value="7.77668028980801E+017">
            <text:p>777668028980801000</text:p>
          </table:table-cell>
          <table:table-cell office:value-type="string">
            <text:p>Jolteon</text:p>
          </table:table-cell>
          <table:table-cell office:value-type="string">
            <text:p>09/19/16 12:38 AM</text:p>
          </table:table-cell>
          <table:table-cell office:value-type="float" office:value="34.0739471078">
            <text:p>34.0739471078</text:p>
          </table:table-cell>
          <table:table-cell office:value-type="float" office:value="-118.132154834">
            <text:p>-118.132154834</text:p>
          </table:table-cell>
        </table:table-row>
        <table:table-row table:style-name="ro2">
          <table:table-cell office:value-type="float" office:value="7.7766734173578E+017">
            <text:p>777667341735780000</text:p>
          </table:table-cell>
          <table:table-cell office:value-type="string">
            <text:p>Chansey</text:p>
          </table:table-cell>
          <table:table-cell office:value-type="string">
            <text:p>09/19/16 12:35 AM</text:p>
          </table:table-cell>
          <table:table-cell office:value-type="float" office:value="34.0969099738">
            <text:p>34.0969099738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7.77661207729672E+017">
            <text:p>777661207729672000</text:p>
          </table:table-cell>
          <table:table-cell office:value-type="string">
            <text:p>Rapidash</text:p>
          </table:table-cell>
          <table:table-cell office:value-type="string">
            <text:p>09/19/16 12:10 AM</text:p>
          </table:table-cell>
          <table:table-cell office:value-type="float" office:value="34.0646344088">
            <text:p>34.0646344088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7.77658910673035E+017">
            <text:p>777658910673035000</text:p>
          </table:table-cell>
          <table:table-cell office:value-type="string">
            <text:p>Porygon</text:p>
          </table:table-cell>
          <table:table-cell office:value-type="string">
            <text:p>09/19/16 12:01 AM</text:p>
          </table:table-cell>
          <table:table-cell office:value-type="float" office:value="34.0740837117">
            <text:p>34.0740837117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7.7765802794401E+017">
            <text:p>777658027944010000</text:p>
          </table:table-cell>
          <table:table-cell office:value-type="string">
            <text:p>Flareon</text:p>
          </table:table-cell>
          <table:table-cell office:value-type="string">
            <text:p>09/18/16 11:58 PM</text:p>
          </table:table-cell>
          <table:table-cell office:value-type="float" office:value="34.0877640725">
            <text:p>34.087764072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7.77657709814358E+017">
            <text:p>777657709814358000</text:p>
          </table:table-cell>
          <table:table-cell office:value-type="string">
            <text:p>Raichu</text:p>
          </table:table-cell>
          <table:table-cell office:value-type="string">
            <text:p>09/18/16 11:57 PM</text:p>
          </table:table-cell>
          <table:table-cell office:value-type="float" office:value="34.1236790253">
            <text:p>34.1236790253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7.77656831065809E+017">
            <text:p>777656831065809000</text:p>
          </table:table-cell>
          <table:table-cell office:value-type="string">
            <text:p>Jolteon</text:p>
          </table:table-cell>
          <table:table-cell office:value-type="string">
            <text:p>09/18/16 11:53 PM</text:p>
          </table:table-cell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77656343574434E+017">
            <text:p>777656343574434000</text:p>
          </table:table-cell>
          <table:table-cell office:value-type="string">
            <text:p>Golem</text:p>
          </table:table-cell>
          <table:table-cell office:value-type="string">
            <text:p>09/18/16 11:51 PM</text:p>
          </table:table-cell>
          <table:table-cell office:value-type="float" office:value="34.0968045922">
            <text:p>34.0968045922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7.77656229619307E+017">
            <text:p>777656229619307000</text:p>
          </table:table-cell>
          <table:table-cell office:value-type="string">
            <text:p>Rapidash</text:p>
          </table:table-cell>
          <table:table-cell office:value-type="string">
            <text:p>09/18/16 11:51 PM</text:p>
          </table:table-cell>
          <table:table-cell office:value-type="float" office:value="34.1027501461">
            <text:p>34.102750146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77655473184969E+017">
            <text:p>777655473184969000</text:p>
          </table:table-cell>
          <table:table-cell office:value-type="string">
            <text:p>Ninetales</text:p>
          </table:table-cell>
          <table:table-cell office:value-type="string">
            <text:p>09/18/16 11:48 PM</text:p>
          </table:table-cell>
          <table:table-cell office:value-type="float" office:value="34.0920257521">
            <text:p>34.0920257521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7.77654719653122E+017">
            <text:p>777654719653122000</text:p>
          </table:table-cell>
          <table:table-cell office:value-type="string">
            <text:p>Jolteon</text:p>
          </table:table-cell>
          <table:table-cell office:value-type="string">
            <text:p>09/18/16 11:45 PM</text:p>
          </table:table-cell>
          <table:table-cell office:value-type="float" office:value="34.1230551666">
            <text:p>34.123055166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7654692792848E+017">
            <text:p>777654692792848000</text:p>
          </table:table-cell>
          <table:table-cell office:value-type="string">
            <text:p>Electabuzz</text:p>
          </table:table-cell>
          <table:table-cell office:value-type="string">
            <text:p>09/18/16 11:45 PM</text:p>
          </table:table-cell>
          <table:table-cell office:value-type="float" office:value="34.0824621508">
            <text:p>34.0824621508</text:p>
          </table:table-cell>
          <table:table-cell office:value-type="float" office:value="-118.1078329764">
            <text:p>-118.1078329764</text:p>
          </table:table-cell>
        </table:table-row>
        <table:table-row table:style-name="ro2">
          <table:table-cell office:value-type="float" office:value="7.77652303910228E+017">
            <text:p>777652303910228000</text:p>
          </table:table-cell>
          <table:table-cell office:value-type="string">
            <text:p>Porygon</text:p>
          </table:table-cell>
          <table:table-cell office:value-type="string">
            <text:p>09/18/16 11:35 PM</text:p>
          </table:table-cell>
          <table:table-cell office:value-type="float" office:value="34.0827957965">
            <text:p>34.082795796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7.77649074770104E+017">
            <text:p>777649074770104000</text:p>
          </table:table-cell>
          <table:table-cell office:value-type="string">
            <text:p>Ivysaur</text:p>
          </table:table-cell>
          <table:table-cell office:value-type="string">
            <text:p>09/18/16 11:22 PM</text:p>
          </table:table-cell>
          <table:table-cell office:value-type="float" office:value="34.1058594703">
            <text:p>34.1058594703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77648371532075E+017">
            <text:p>777648371532075000</text:p>
          </table:table-cell>
          <table:table-cell office:value-type="string">
            <text:p>Jolteon</text:p>
          </table:table-cell>
          <table:table-cell office:value-type="string">
            <text:p>09/18/16 11:19 PM</text:p>
          </table:table-cell>
          <table:table-cell office:value-type="float" office:value="34.099954229">
            <text:p>34.099954229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7.77648080225047E+017">
            <text:p>777648080225047000</text:p>
          </table:table-cell>
          <table:table-cell office:value-type="string">
            <text:p>Aerodactyl</text:p>
          </table:table-cell>
          <table:table-cell office:value-type="string">
            <text:p>09/18/16 11:18 PM</text:p>
          </table:table-cell>
          <table:table-cell office:value-type="float" office:value="34.0815860128">
            <text:p>34.0815860128</text:p>
          </table:table-cell>
          <table:table-cell office:value-type="float" office:value="-118.1359033902">
            <text:p>-118.1359033902</text:p>
          </table:table-cell>
        </table:table-row>
        <table:table-row table:style-name="ro2">
          <table:table-cell office:value-type="float" office:value="7.77646438524211E+017">
            <text:p>777646438524211000</text:p>
          </table:table-cell>
          <table:table-cell office:value-type="string">
            <text:p>Raichu</text:p>
          </table:table-cell>
          <table:table-cell office:value-type="string">
            <text:p>09/18/16 11:12 PM</text:p>
          </table:table-cell>
          <table:table-cell office:value-type="float" office:value="34.0840956233">
            <text:p>34.0840956233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7.77644695325249E+017">
            <text:p>777644695325249000</text:p>
          </table:table-cell>
          <table:table-cell office:value-type="string">
            <text:p>Dratini</text:p>
          </table:table-cell>
          <table:table-cell office:value-type="string">
            <text:p>09/18/16 11:05 PM</text:p>
          </table:table-cell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7.77644008566731E+017">
            <text:p>777644008566731000</text:p>
          </table:table-cell>
          <table:table-cell office:value-type="string">
            <text:p>Electrode</text:p>
          </table:table-cell>
          <table:table-cell office:value-type="string">
            <text:p>09/18/16 11:02 PM</text:p>
          </table:table-cell>
          <table:table-cell office:value-type="float" office:value="34.0864682785">
            <text:p>34.0864682785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7.77642513972732E+017">
            <text:p>777642513972732000</text:p>
          </table:table-cell>
          <table:table-cell office:value-type="string">
            <text:p>Raichu</text:p>
          </table:table-cell>
          <table:table-cell office:value-type="string">
            <text:p>09/18/16 10:56 PM</text:p>
          </table:table-cell>
          <table:table-cell office:value-type="float" office:value="34.0933179537">
            <text:p>34.0933179537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7.77640189409624E+017">
            <text:p>777640189409624000</text:p>
          </table:table-cell>
          <table:table-cell office:value-type="string">
            <text:p>Golem</text:p>
          </table:table-cell>
          <table:table-cell office:value-type="string">
            <text:p>09/18/16 10:47 PM</text:p>
          </table:table-cell>
          <table:table-cell office:value-type="float" office:value="34.0956757801">
            <text:p>34.0956757801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7.77637907007873E+017">
            <text:p>777637907007873000</text:p>
          </table:table-cell>
          <table:table-cell office:value-type="string">
            <text:p>Scyther</text:p>
          </table:table-cell>
          <table:table-cell office:value-type="string">
            <text:p>09/18/16 10:38 PM</text:p>
          </table:table-cell>
          <table:table-cell office:value-type="float" office:value="34.0882694108">
            <text:p>34.0882694108</text:p>
          </table:table-cell>
          <table:table-cell office:value-type="float" office:value="-118.1105762124">
            <text:p>-118.1105762124</text:p>
          </table:table-cell>
        </table:table-row>
        <table:table-row table:style-name="ro2">
          <table:table-cell office:value-type="float" office:value="7.77637186799702E+017">
            <text:p>777637186799702000</text:p>
          </table:table-cell>
          <table:table-cell office:value-type="string">
            <text:p>Golem</text:p>
          </table:table-cell>
          <table:table-cell office:value-type="string">
            <text:p>09/18/16 10:35 PM</text:p>
          </table:table-cell>
          <table:table-cell office:value-type="float" office:value="34.0714308035">
            <text:p>34.0714308035</text:p>
          </table:table-cell>
          <table:table-cell office:value-type="float" office:value="-118.0938418042">
            <text:p>-118.0938418042</text:p>
          </table:table-cell>
        </table:table-row>
        <table:table-row table:style-name="ro2">
          <table:table-cell office:value-type="float" office:value="7.77636840685777E+017">
            <text:p>777636840685777000</text:p>
          </table:table-cell>
          <table:table-cell office:value-type="string">
            <text:p>Kingler</text:p>
          </table:table-cell>
          <table:table-cell office:value-type="string">
            <text:p>09/18/16 10:34 PM</text:p>
          </table:table-cell>
          <table:table-cell office:value-type="float" office:value="34.0677683079">
            <text:p>34.0677683079</text:p>
          </table:table-cell>
          <table:table-cell office:value-type="float" office:value="-118.093750355">
            <text:p>-118.093750355</text:p>
          </table:table-cell>
        </table:table-row>
        <table:table-row table:style-name="ro2">
          <table:table-cell office:value-type="float" office:value="7.77636245023236E+017">
            <text:p>777636245023236000</text:p>
          </table:table-cell>
          <table:table-cell office:value-type="string">
            <text:p>Raichu</text:p>
          </table:table-cell>
          <table:table-cell office:value-type="string">
            <text:p>09/18/16 10:31 PM</text:p>
          </table:table-cell>
          <table:table-cell office:value-type="float" office:value="34.1041296028">
            <text:p>34.1041296028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7636241927836E+017">
            <text:p>777636241927836000</text:p>
          </table:table-cell>
          <table:table-cell office:value-type="string">
            <text:p>Exeggutor</text:p>
          </table:table-cell>
          <table:table-cell office:value-type="string">
            <text:p>09/18/16 10:31 PM</text:p>
          </table:table-cell>
          <table:table-cell office:value-type="float" office:value="34.089585039">
            <text:p>34.089585039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7.77635336641852E+017">
            <text:p>777635336641852000</text:p>
          </table:table-cell>
          <table:table-cell office:value-type="string">
            <text:p>Jolteon</text:p>
          </table:table-cell>
          <table:table-cell office:value-type="string">
            <text:p>09/18/16 10:28 PM</text:p>
          </table:table-cell>
          <table:table-cell office:value-type="float" office:value="34.1166705116">
            <text:p>34.1166705116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7.77634928297075E+017">
            <text:p>777634928297075000</text:p>
          </table:table-cell>
          <table:table-cell office:value-type="string">
            <text:p>Chansey</text:p>
          </table:table-cell>
          <table:table-cell office:value-type="string">
            <text:p>09/18/16 10:26 PM</text:p>
          </table:table-cell>
          <table:table-cell office:value-type="float" office:value="34.1289910065">
            <text:p>34.1289910065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7.77634553921872E+017">
            <text:p>777634553921872000</text:p>
          </table:table-cell>
          <table:table-cell office:value-type="string">
            <text:p>Lickitung</text:p>
          </table:table-cell>
          <table:table-cell office:value-type="string">
            <text:p>09/18/16 10:25 PM</text:p>
          </table:table-cell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7763424906308E+017">
            <text:p>777634249063080000</text:p>
          </table:table-cell>
          <table:table-cell office:value-type="string">
            <text:p>Scyther</text:p>
          </table:table-cell>
          <table:table-cell office:value-type="string">
            <text:p>09/18/16 10:23 PM</text:p>
          </table:table-cell>
          <table:table-cell office:value-type="float" office:value="34.0915747226">
            <text:p>34.0915747226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7.7763087060575E+017">
            <text:p>777630870605750000</text:p>
          </table:table-cell>
          <table:table-cell office:value-type="string">
            <text:p>Ivysaur</text:p>
          </table:table-cell>
          <table:table-cell office:value-type="string">
            <text:p>09/18/16 10:10 PM</text:p>
          </table:table-cell>
          <table:table-cell office:value-type="float" office:value="34.0678443814">
            <text:p>34.0678443814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7630092344238E+017">
            <text:p>777630092344238000</text:p>
          </table:table-cell>
          <table:table-cell office:value-type="string">
            <text:p>Kingler</text:p>
          </table:table-cell>
          <table:table-cell office:value-type="string">
            <text:p>09/18/16 10:07 PM</text:p>
          </table:table-cell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7.77629134973395E+017">
            <text:p>777629134973395000</text:p>
          </table:table-cell>
          <table:table-cell office:value-type="string">
            <text:p>Rapidash</text:p>
          </table:table-cell>
          <table:table-cell office:value-type="string">
            <text:p>09/18/16 10:03 PM</text:p>
          </table:table-cell>
          <table:table-cell office:value-type="float" office:value="34.0817581814">
            <text:p>34.0817581814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7.77627429179265E+017">
            <text:p>777627429179265000</text:p>
          </table:table-cell>
          <table:table-cell office:value-type="string">
            <text:p>Snorlax</text:p>
          </table:table-cell>
          <table:table-cell office:value-type="string">
            <text:p>09/18/16 09:56 PM</text:p>
          </table:table-cell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7.77625431969108E+017">
            <text:p>777625431969108000</text:p>
          </table:table-cell>
          <table:table-cell office:value-type="string">
            <text:p>Rapidash</text:p>
          </table:table-cell>
          <table:table-cell office:value-type="string">
            <text:p>09/18/16 09:48 PM</text:p>
          </table:table-cell>
          <table:table-cell office:value-type="float" office:value="34.1015538441">
            <text:p>34.1015538441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7.77622831081239E+017">
            <text:p>777622831081239000</text:p>
          </table:table-cell>
          <table:table-cell office:value-type="string">
            <text:p>Tentacruel</text:p>
          </table:table-cell>
          <table:table-cell office:value-type="string">
            <text:p>09/18/16 09:38 PM</text:p>
          </table:table-cell>
          <table:table-cell office:value-type="float" office:value="34.0817868989">
            <text:p>34.0817868989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7.77619111727608E+017">
            <text:p>777619111727608000</text:p>
          </table:table-cell>
          <table:table-cell office:value-type="string">
            <text:p>Porygon</text:p>
          </table:table-cell>
          <table:table-cell office:value-type="string">
            <text:p>09/18/16 09:23 PM</text:p>
          </table:table-cell>
          <table:table-cell office:value-type="float" office:value="34.0750370303">
            <text:p>34.0750370303</text:p>
          </table:table-cell>
          <table:table-cell office:value-type="float" office:value="-118.0728072234">
            <text:p>-118.0728072234</text:p>
          </table:table-cell>
        </table:table-row>
        <table:table-row table:style-name="ro2">
          <table:table-cell office:value-type="float" office:value="7.77619070510244E+017">
            <text:p>777619070510244000</text:p>
          </table:table-cell>
          <table:table-cell office:value-type="string">
            <text:p>Haunter</text:p>
          </table:table-cell>
          <table:table-cell office:value-type="string">
            <text:p>09/18/16 09:23 PM</text:p>
          </table:table-cell>
          <table:table-cell office:value-type="float" office:value="34.093827569">
            <text:p>34.093827569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7.77618130348585E+017">
            <text:p>777618130348585000</text:p>
          </table:table-cell>
          <table:table-cell office:value-type="string">
            <text:p>Scyther</text:p>
          </table:table-cell>
          <table:table-cell office:value-type="string">
            <text:p>09/18/16 09:19 PM</text:p>
          </table:table-cell>
          <table:table-cell office:value-type="float" office:value="34.0985824872">
            <text:p>34.0985824872</text:p>
          </table:table-cell>
          <table:table-cell office:value-type="float" office:value="-118.1235602788">
            <text:p>-118.1235602788</text:p>
          </table:table-cell>
        </table:table-row>
        <table:table-row table:style-name="ro2">
          <table:table-cell office:value-type="float" office:value="7.77614995228021E+017">
            <text:p>777614995228021000</text:p>
          </table:table-cell>
          <table:table-cell office:value-type="string">
            <text:p>Dratini</text:p>
          </table:table-cell>
          <table:table-cell office:value-type="string">
            <text:p>09/18/16 09:07 PM</text:p>
          </table:table-cell>
          <table:table-cell office:value-type="float" office:value="34.0980128385">
            <text:p>34.0980128385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7.77613630959256E+017">
            <text:p>777613630959256000</text:p>
          </table:table-cell>
          <table:table-cell office:value-type="string">
            <text:p>Porygon</text:p>
          </table:table-cell>
          <table:table-cell office:value-type="string">
            <text:p>09/18/16 09:01 PM</text:p>
          </table:table-cell>
          <table:table-cell office:value-type="float" office:value="34.0789079798">
            <text:p>34.0789079798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7.77612547469914E+017">
            <text:p>777612547469914000</text:p>
          </table:table-cell>
          <table:table-cell office:value-type="string">
            <text:p>Scyther</text:p>
          </table:table-cell>
          <table:table-cell office:value-type="string">
            <text:p>09/18/16 08:57 PM</text:p>
          </table:table-cell>
          <table:table-cell office:value-type="float" office:value="34.1156098532">
            <text:p>34.1156098532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7.77612271379845E+017">
            <text:p>777612271379845000</text:p>
          </table:table-cell>
          <table:table-cell office:value-type="string">
            <text:p>Tentacruel</text:p>
          </table:table-cell>
          <table:table-cell office:value-type="string">
            <text:p>09/18/16 08:56 PM</text:p>
          </table:table-cell>
          <table:table-cell office:value-type="float" office:value="34.0833144672">
            <text:p>34.0833144672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7.776120620421E+017">
            <text:p>777612062042100000</text:p>
          </table:table-cell>
          <table:table-cell office:value-type="string">
            <text:p>Rapidash</text:p>
          </table:table-cell>
          <table:table-cell office:value-type="string">
            <text:p>09/18/16 08:55 PM</text:p>
          </table:table-cell>
          <table:table-cell office:value-type="float" office:value="34.095591023">
            <text:p>34.095591023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7.77611953606799E+017">
            <text:p>777611953606799000</text:p>
          </table:table-cell>
          <table:table-cell office:value-type="string">
            <text:p>Chansey</text:p>
          </table:table-cell>
          <table:table-cell office:value-type="string">
            <text:p>09/18/16 08:55 PM</text:p>
          </table:table-cell>
          <table:table-cell office:value-type="float" office:value="34.0909946583">
            <text:p>34.0909946583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7.77610159715516E+017">
            <text:p>777610159715516000</text:p>
          </table:table-cell>
          <table:table-cell office:value-type="string">
            <text:p>Weezing</text:p>
          </table:table-cell>
          <table:table-cell office:value-type="string">
            <text:p>09/18/16 08:48 PM</text:p>
          </table:table-cell>
          <table:table-cell office:value-type="float" office:value="34.1143814039">
            <text:p>34.1143814039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7.77609162968576E+017">
            <text:p>777609162968576000</text:p>
          </table:table-cell>
          <table:table-cell office:value-type="string">
            <text:p>Rapidash</text:p>
          </table:table-cell>
          <table:table-cell office:value-type="string">
            <text:p>09/18/16 08:44 PM</text:p>
          </table:table-cell>
          <table:table-cell office:value-type="float" office:value="34.0980825684">
            <text:p>34.0980825684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7609063051833E+017">
            <text:p>777609063051833000</text:p>
          </table:table-cell>
          <table:table-cell office:value-type="string">
            <text:p>Jolteon</text:p>
          </table:table-cell>
          <table:table-cell office:value-type="string">
            <text:p>09/18/16 08:43 PM</text:p>
          </table:table-cell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76082231844E+017">
            <text:p>777608223184400000</text:p>
          </table:table-cell>
          <table:table-cell office:value-type="string">
            <text:p>Jolteon</text:p>
          </table:table-cell>
          <table:table-cell office:value-type="string">
            <text:p>09/18/16 08:40 PM</text:p>
          </table:table-cell>
          <table:table-cell office:value-type="float" office:value="34.0655670603">
            <text:p>34.0655670603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7.77604581421224E+017">
            <text:p>777604581421224000</text:p>
          </table:table-cell>
          <table:table-cell office:value-type="string">
            <text:p>Raichu</text:p>
          </table:table-cell>
          <table:table-cell office:value-type="string">
            <text:p>09/18/16 08:25 PM</text:p>
          </table:table-cell>
          <table:table-cell office:value-type="float" office:value="34.0826132914">
            <text:p>34.082613291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7.77600926353732E+017">
            <text:p>777600926353732000</text:p>
          </table:table-cell>
          <table:table-cell office:value-type="string">
            <text:p>Jolteon</text:p>
          </table:table-cell>
          <table:table-cell office:value-type="string">
            <text:p>09/18/16 08:11 PM</text:p>
          </table:table-cell>
          <table:table-cell office:value-type="float" office:value="34.085433741">
            <text:p>34.085433741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7.77600255076426E+017">
            <text:p>777600255076426000</text:p>
          </table:table-cell>
          <table:table-cell office:value-type="string">
            <text:p>Chansey</text:p>
          </table:table-cell>
          <table:table-cell office:value-type="string">
            <text:p>09/18/16 08:08 PM</text:p>
          </table:table-cell>
          <table:table-cell office:value-type="float" office:value="34.10568734">
            <text:p>34.10568734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7.77595942782415E+017">
            <text:p>777595942782415000</text:p>
          </table:table-cell>
          <table:table-cell office:value-type="string">
            <text:p>Chansey</text:p>
          </table:table-cell>
          <table:table-cell office:value-type="string">
            <text:p>09/18/16 07:51 PM</text:p>
          </table:table-cell>
          <table:table-cell office:value-type="float" office:value="34.101513485">
            <text:p>34.10151348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7.77593362236924E+017">
            <text:p>777593362236924000</text:p>
          </table:table-cell>
          <table:table-cell office:value-type="string">
            <text:p>Jolteon</text:p>
          </table:table-cell>
          <table:table-cell office:value-type="string">
            <text:p>09/18/16 07:41 PM</text:p>
          </table:table-cell>
          <table:table-cell office:value-type="float" office:value="34.0879816064">
            <text:p>34.0879816064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7.77589889529328E+017">
            <text:p>777589889529328000</text:p>
          </table:table-cell>
          <table:table-cell office:value-type="string">
            <text:p>Dratini</text:p>
          </table:table-cell>
          <table:table-cell office:value-type="string">
            <text:p>09/18/16 07:27 PM</text:p>
          </table:table-cell>
          <table:table-cell office:value-type="float" office:value="34.1013738513">
            <text:p>34.1013738513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7.77585826813272E+017">
            <text:p>777585826813272000</text:p>
          </table:table-cell>
          <table:table-cell office:value-type="string">
            <text:p>Aerodactyl</text:p>
          </table:table-cell>
          <table:table-cell office:value-type="string">
            <text:p>09/18/16 07:11 PM</text:p>
          </table:table-cell>
          <table:table-cell office:value-type="float" office:value="34.085433741">
            <text:p>34.085433741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7.77585269293748E+017">
            <text:p>777585269293748000</text:p>
          </table:table-cell>
          <table:table-cell office:value-type="string">
            <text:p>Rapidash</text:p>
          </table:table-cell>
          <table:table-cell office:value-type="string">
            <text:p>09/18/16 07:09 PM</text:p>
          </table:table-cell>
          <table:table-cell office:value-type="float" office:value="34.0988170351">
            <text:p>34.098817035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77585066465632E+017">
            <text:p>777585066465632000</text:p>
          </table:table-cell>
          <table:table-cell office:value-type="string">
            <text:p>Porygon</text:p>
          </table:table-cell>
          <table:table-cell office:value-type="string">
            <text:p>09/18/16 07:08 PM</text:p>
          </table:table-cell>
          <table:table-cell office:value-type="float" office:value="34.104201949">
            <text:p>34.104201949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77584113528115E+017">
            <text:p>777584113528115000</text:p>
          </table:table-cell>
          <table:table-cell office:value-type="string">
            <text:p>Weepinbell</text:p>
          </table:table-cell>
          <table:table-cell office:value-type="string">
            <text:p>09/18/16 07:04 PM</text:p>
          </table:table-cell>
          <table:table-cell office:value-type="float" office:value="34.1162519642">
            <text:p>34.1162519642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7.7758398921311E+017">
            <text:p>777583989213110000</text:p>
          </table:table-cell>
          <table:table-cell office:value-type="string">
            <text:p>Machamp</text:p>
          </table:table-cell>
          <table:table-cell office:value-type="string">
            <text:p>09/18/16 07:04 PM</text:p>
          </table:table-cell>
          <table:table-cell office:value-type="float" office:value="34.0894671198">
            <text:p>34.0894671198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7.77583250491314E+017">
            <text:p>777583250491314000</text:p>
          </table:table-cell>
          <table:table-cell office:value-type="string">
            <text:p>Jolteon</text:p>
          </table:table-cell>
          <table:table-cell office:value-type="string">
            <text:p>09/18/16 07:01 PM</text:p>
          </table:table-cell>
          <table:table-cell office:value-type="float" office:value="34.1050759837">
            <text:p>34.1050759837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7.77582094688018E+017">
            <text:p>777582094688018000</text:p>
          </table:table-cell>
          <table:table-cell office:value-type="string">
            <text:p>Charmeleon</text:p>
          </table:table-cell>
          <table:table-cell office:value-type="string">
            <text:p>09/18/16 06:56 PM</text:p>
          </table:table-cell>
          <table:table-cell office:value-type="float" office:value="34.0888319223">
            <text:p>34.0888319223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7.77581352686203E+017">
            <text:p>777581352686203000</text:p>
          </table:table-cell>
          <table:table-cell office:value-type="string">
            <text:p>Aerodactyl</text:p>
          </table:table-cell>
          <table:table-cell office:value-type="string">
            <text:p>09/18/16 06:53 PM</text:p>
          </table:table-cell>
          <table:table-cell office:value-type="float" office:value="34.09082361">
            <text:p>34.09082361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7.77581207311704E+017">
            <text:p>777581207311704000</text:p>
          </table:table-cell>
          <table:table-cell office:value-type="string">
            <text:p>Tangela</text:p>
          </table:table-cell>
          <table:table-cell office:value-type="string">
            <text:p>09/18/16 06:53 PM</text:p>
          </table:table-cell>
          <table:table-cell office:value-type="float" office:value="34.0870478056">
            <text:p>34.0870478056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7.77578951149445E+017">
            <text:p>777578951149445000</text:p>
          </table:table-cell>
          <table:table-cell office:value-type="string">
            <text:p>Nidoqueen</text:p>
          </table:table-cell>
          <table:table-cell office:value-type="string">
            <text:p>09/18/16 06:44 PM</text:p>
          </table:table-cell>
          <table:table-cell office:value-type="float" office:value="34.1044847128">
            <text:p>34.1044847128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7.77578892458463E+017">
            <text:p>777578892458463000</text:p>
          </table:table-cell>
          <table:table-cell office:value-type="string">
            <text:p>Golem</text:p>
          </table:table-cell>
          <table:table-cell office:value-type="string">
            <text:p>09/18/16 06:43 PM</text:p>
          </table:table-cell>
          <table:table-cell office:value-type="float" office:value="34.0644806954">
            <text:p>34.0644806954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7.77576444071285E+017">
            <text:p>777576444071285000</text:p>
          </table:table-cell>
          <table:table-cell office:value-type="string">
            <text:p>Kingler</text:p>
          </table:table-cell>
          <table:table-cell office:value-type="string">
            <text:p>09/18/16 06:34 PM</text:p>
          </table:table-cell>
          <table:table-cell office:value-type="float" office:value="34.0677683079">
            <text:p>34.0677683079</text:p>
          </table:table-cell>
          <table:table-cell office:value-type="float" office:value="-118.093750355">
            <text:p>-118.093750355</text:p>
          </table:table-cell>
        </table:table-row>
        <table:table-row table:style-name="ro2">
          <table:table-cell office:value-type="float" office:value="7.77575134823453E+017">
            <text:p>777575134823453000</text:p>
          </table:table-cell>
          <table:table-cell office:value-type="string">
            <text:p>Tangela</text:p>
          </table:table-cell>
          <table:table-cell office:value-type="string">
            <text:p>09/18/16 06:28 PM</text:p>
          </table:table-cell>
          <table:table-cell office:value-type="float" office:value="34.1007257163">
            <text:p>34.1007257163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7.77572608074146E+017">
            <text:p>777572608074146000</text:p>
          </table:table-cell>
          <table:table-cell office:value-type="string">
            <text:p>Aerodactyl</text:p>
          </table:table-cell>
          <table:table-cell office:value-type="string">
            <text:p>09/18/16 06:18 PM</text:p>
          </table:table-cell>
          <table:table-cell office:value-type="float" office:value="34.068293654">
            <text:p>34.068293654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7.77569885375255E+017">
            <text:p>777569885375255000</text:p>
          </table:table-cell>
          <table:table-cell office:value-type="string">
            <text:p>Charmeleon</text:p>
          </table:table-cell>
          <table:table-cell office:value-type="string">
            <text:p>09/18/16 06:08 PM</text:p>
          </table:table-cell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7568518216626E+017">
            <text:p>777568518216626000</text:p>
          </table:table-cell>
          <table:table-cell office:value-type="string">
            <text:p>Wigglytuff</text:p>
          </table:table-cell>
          <table:table-cell office:value-type="string">
            <text:p>09/18/16 06:02 PM</text:p>
          </table:table-cell>
          <table:table-cell office:value-type="float" office:value="34.1153423499">
            <text:p>34.1153423499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7.7756529348051E+017">
            <text:p>777565293480510000</text:p>
          </table:table-cell>
          <table:table-cell office:value-type="string">
            <text:p>Exeggutor</text:p>
          </table:table-cell>
          <table:table-cell office:value-type="string">
            <text:p>09/18/16 05:49 PM</text:p>
          </table:table-cell>
          <table:table-cell office:value-type="float" office:value="34.096073442">
            <text:p>34.096073442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7.77564834946699E+017">
            <text:p>777564834946699000</text:p>
          </table:table-cell>
          <table:table-cell office:value-type="string">
            <text:p>Rapidash</text:p>
          </table:table-cell>
          <table:table-cell office:value-type="string">
            <text:p>09/18/16 05:47 PM</text:p>
          </table:table-cell>
          <table:table-cell office:value-type="float" office:value="34.0765174967">
            <text:p>34.0765174967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7.77560564331454E+017">
            <text:p>777560564331454000</text:p>
          </table:table-cell>
          <table:table-cell office:value-type="string">
            <text:p>Seaking</text:p>
          </table:table-cell>
          <table:table-cell office:value-type="string">
            <text:p>09/18/16 05:30 PM</text:p>
          </table:table-cell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7.77559333647229E+017">
            <text:p>777559333647229000</text:p>
          </table:table-cell>
          <table:table-cell office:value-type="string">
            <text:p>Jolteon</text:p>
          </table:table-cell>
          <table:table-cell office:value-type="string">
            <text:p>09/18/16 05:26 PM</text:p>
          </table:table-cell>
          <table:table-cell office:value-type="float" office:value="34.0971425373">
            <text:p>34.0971425373</text:p>
          </table:table-cell>
          <table:table-cell office:value-type="float" office:value="-118.0799409722">
            <text:p>-118.0799409722</text:p>
          </table:table-cell>
        </table:table-row>
        <table:table-row table:style-name="ro2">
          <table:table-cell office:value-type="float" office:value="7.77558094373007E+017">
            <text:p>777558094373007000</text:p>
          </table:table-cell>
          <table:table-cell office:value-type="string">
            <text:p>Alakazam</text:p>
          </table:table-cell>
          <table:table-cell office:value-type="string">
            <text:p>09/18/16 05:21 PM</text:p>
          </table:table-cell>
          <table:table-cell office:value-type="float" office:value="34.1042940476">
            <text:p>34.1042940476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7.7755529958663E+017">
            <text:p>777555299586630000</text:p>
          </table:table-cell>
          <table:table-cell office:value-type="string">
            <text:p>Victreebel</text:p>
          </table:table-cell>
          <table:table-cell office:value-type="string">
            <text:p>09/18/16 05:10 PM</text:p>
          </table:table-cell>
          <table:table-cell office:value-type="float" office:value="34.0733748152">
            <text:p>34.0733748152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7.77553792065688E+017">
            <text:p>777553792065688000</text:p>
          </table:table-cell>
          <table:table-cell office:value-type="string">
            <text:p>Dragonair</text:p>
          </table:table-cell>
          <table:table-cell office:value-type="string">
            <text:p>09/18/16 05:04 PM</text:p>
          </table:table-cell>
          <table:table-cell office:value-type="float" office:value="34.0727676341">
            <text:p>34.072767634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7.77553276107493E+017">
            <text:p>777553276107493000</text:p>
          </table:table-cell>
          <table:table-cell office:value-type="string">
            <text:p>Kingler</text:p>
          </table:table-cell>
          <table:table-cell office:value-type="string">
            <text:p>09/18/16 05:02 PM</text:p>
          </table:table-cell>
          <table:table-cell office:value-type="float" office:value="34.0733076631">
            <text:p>34.0733076631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7.77552929075061E+017">
            <text:p>777552929075061000</text:p>
          </table:table-cell>
          <table:table-cell office:value-type="string">
            <text:p>Flareon</text:p>
          </table:table-cell>
          <table:table-cell office:value-type="string">
            <text:p>09/18/16 05:00 PM</text:p>
          </table:table-cell>
          <table:table-cell office:value-type="float" office:value="34.0962750726">
            <text:p>34.0962750726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77551014496829E+017">
            <text:p>777551014496829000</text:p>
          </table:table-cell>
          <table:table-cell office:value-type="string">
            <text:p>Wigglytuff</text:p>
          </table:table-cell>
          <table:table-cell office:value-type="string">
            <text:p>09/18/16 04:53 PM</text:p>
          </table:table-cell>
          <table:table-cell office:value-type="float" office:value="34.1157083922">
            <text:p>34.1157083922</text:p>
          </table:table-cell>
          <table:table-cell office:value-type="float" office:value="-118.1252060775">
            <text:p>-118.1252060775</text:p>
          </table:table-cell>
        </table:table-row>
        <table:table-row table:style-name="ro2">
          <table:table-cell office:value-type="float" office:value="7.77547283881562E+017">
            <text:p>777547283881562000</text:p>
          </table:table-cell>
          <table:table-cell office:value-type="string">
            <text:p>Grimer</text:p>
          </table:table-cell>
          <table:table-cell office:value-type="string">
            <text:p>09/18/16 04:38 PM</text:p>
          </table:table-cell>
          <table:table-cell office:value-type="float" office:value="34.0734343656">
            <text:p>34.0734343656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7.77541661731672E+017">
            <text:p>777541661731672000</text:p>
          </table:table-cell>
          <table:table-cell office:value-type="string">
            <text:p>Kabutops</text:p>
          </table:table-cell>
          <table:table-cell office:value-type="string">
            <text:p>09/18/16 04:15 PM</text:p>
          </table:table-cell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7539624948212E+017">
            <text:p>777539624948212000</text:p>
          </table:table-cell>
          <table:table-cell office:value-type="string">
            <text:p>Snorlax</text:p>
          </table:table-cell>
          <table:table-cell office:value-type="string">
            <text:p>09/18/16 04:07 PM</text:p>
          </table:table-cell>
          <table:table-cell office:value-type="float" office:value="34.0694670557">
            <text:p>34.0694670557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7538963435245E+017">
            <text:p>777538963435245000</text:p>
          </table:table-cell>
          <table:table-cell office:value-type="string">
            <text:p>Chansey</text:p>
          </table:table-cell>
          <table:table-cell office:value-type="string">
            <text:p>09/18/16 04:05 PM</text:p>
          </table:table-cell>
          <table:table-cell office:value-type="float" office:value="34.0677842864">
            <text:p>34.0677842864</text:p>
          </table:table-cell>
          <table:table-cell office:value-type="float" office:value="-118.0910983062">
            <text:p>-118.0910983062</text:p>
          </table:table-cell>
        </table:table-row>
        <table:table-row table:style-name="ro2">
          <table:table-cell office:value-type="float" office:value="7.77538818496864E+017">
            <text:p>777538818496864000</text:p>
          </table:table-cell>
          <table:table-cell office:value-type="string">
            <text:p>Raichu</text:p>
          </table:table-cell>
          <table:table-cell office:value-type="string">
            <text:p>09/18/16 04:04 PM</text:p>
          </table:table-cell>
          <table:table-cell office:value-type="float" office:value="34.1162519642">
            <text:p>34.1162519642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7.77538341847708E+017">
            <text:p>777538341847708000</text:p>
          </table:table-cell>
          <table:table-cell office:value-type="string">
            <text:p>Scyther</text:p>
          </table:table-cell>
          <table:table-cell office:value-type="string">
            <text:p>09/18/16 04:02 PM</text:p>
          </table:table-cell>
          <table:table-cell office:value-type="float" office:value="34.0989566726">
            <text:p>34.0989566726</text:p>
          </table:table-cell>
          <table:table-cell office:value-type="float" office:value="-118.1113991748">
            <text:p>-118.1113991748</text:p>
          </table:table-cell>
        </table:table-row>
        <table:table-row table:style-name="ro2">
          <table:table-cell office:value-type="float" office:value="7.7753582662425E+017">
            <text:p>777535826624250000</text:p>
          </table:table-cell>
          <table:table-cell office:value-type="string">
            <text:p>Exeggutor</text:p>
          </table:table-cell>
          <table:table-cell office:value-type="string">
            <text:p>09/18/16 03:52 PM</text:p>
          </table:table-cell>
          <table:table-cell office:value-type="float" office:value="34.065972852">
            <text:p>34.06597285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7.77534155169104E+017">
            <text:p>777534155169104000</text:p>
          </table:table-cell>
          <table:table-cell office:value-type="string">
            <text:p>Flareon</text:p>
          </table:table-cell>
          <table:table-cell office:value-type="string">
            <text:p>09/18/16 03:46 PM</text:p>
          </table:table-cell>
          <table:table-cell office:value-type="float" office:value="34.0794288924">
            <text:p>34.0794288924</text:p>
          </table:table-cell>
          <table:table-cell office:value-type="float" office:value="-118.1026207096">
            <text:p>-118.1026207096</text:p>
          </table:table-cell>
        </table:table-row>
        <table:table-row table:style-name="ro2">
          <table:table-cell office:value-type="float" office:value="7.77533926466134E+017">
            <text:p>777533926466134000</text:p>
          </table:table-cell>
          <table:table-cell office:value-type="string">
            <text:p>Raichu</text:p>
          </table:table-cell>
          <table:table-cell office:value-type="string">
            <text:p>09/18/16 03:45 PM</text:p>
          </table:table-cell>
          <table:table-cell office:value-type="float" office:value="34.1230551666">
            <text:p>34.123055166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7.77533398629835E+017">
            <text:p>777533398629835000</text:p>
          </table:table-cell>
          <table:table-cell office:value-type="string">
            <text:p>Flareon</text:p>
          </table:table-cell>
          <table:table-cell office:value-type="string">
            <text:p>09/18/16 03:43 PM</text:p>
          </table:table-cell>
          <table:table-cell office:value-type="float" office:value="34.0876740494">
            <text:p>34.0876740494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7.77533105313681E+017">
            <text:p>777533105313681000</text:p>
          </table:table-cell>
          <table:table-cell office:value-type="string">
            <text:p>Raichu</text:p>
          </table:table-cell>
          <table:table-cell office:value-type="string">
            <text:p>09/18/16 03:41 PM</text:p>
          </table:table-cell>
          <table:table-cell office:value-type="float" office:value="34.0831461027">
            <text:p>34.0831461027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7.77532036684796E+017">
            <text:p>777532036684796000</text:p>
          </table:table-cell>
          <table:table-cell office:value-type="string">
            <text:p>Wigglytuff</text:p>
          </table:table-cell>
          <table:table-cell office:value-type="string">
            <text:p>09/18/16 03:37 PM</text:p>
          </table:table-cell>
          <table:table-cell office:value-type="float" office:value="34.1235278736">
            <text:p>34.1235278736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7.77524038956573E+017">
            <text:p>777524038956573000</text:p>
          </table:table-cell>
          <table:table-cell office:value-type="string">
            <text:p>Rapidash</text:p>
          </table:table-cell>
          <table:table-cell office:value-type="string">
            <text:p>09/18/16 03:05 PM</text:p>
          </table:table-cell>
          <table:table-cell office:value-type="float" office:value="34.0845805703">
            <text:p>34.0845805703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7.77523955921846E+017">
            <text:p>777523955921846000</text:p>
          </table:table-cell>
          <table:table-cell office:value-type="string">
            <text:p>Golem</text:p>
          </table:table-cell>
          <table:table-cell office:value-type="string">
            <text:p>09/18/16 03:05 PM</text:p>
          </table:table-cell>
          <table:table-cell office:value-type="float" office:value="34.0710863471">
            <text:p>34.0710863471</text:p>
          </table:table-cell>
          <table:table-cell office:value-type="float" office:value="-118.0680512302">
            <text:p>-118.0680512302</text:p>
          </table:table-cell>
        </table:table-row>
        <table:table-row table:style-name="ro2">
          <table:table-cell office:value-type="float" office:value="7.77520030590247E+017">
            <text:p>777520030590247000</text:p>
          </table:table-cell>
          <table:table-cell office:value-type="string">
            <text:p>Kingler</text:p>
          </table:table-cell>
          <table:table-cell office:value-type="string">
            <text:p>09/18/16 02:49 PM</text:p>
          </table:table-cell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77515254578225E+017">
            <text:p>777515254578225000</text:p>
          </table:table-cell>
          <table:table-cell office:value-type="string">
            <text:p>Kingler</text:p>
          </table:table-cell>
          <table:table-cell office:value-type="string">
            <text:p>09/18/16 02:30 PM</text:p>
          </table:table-cell>
          <table:table-cell office:value-type="float" office:value="34.0822796905">
            <text:p>34.0822796905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7.77514186637062E+017">
            <text:p>777514186637062000</text:p>
          </table:table-cell>
          <table:table-cell office:value-type="string">
            <text:p>Golem</text:p>
          </table:table-cell>
          <table:table-cell office:value-type="string">
            <text:p>09/18/16 02:26 PM</text:p>
          </table:table-cell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7512451604492E+017">
            <text:p>777512451604492000</text:p>
          </table:table-cell>
          <table:table-cell office:value-type="string">
            <text:p>Kingler</text:p>
          </table:table-cell>
          <table:table-cell office:value-type="string">
            <text:p>09/18/16 02:19 PM</text:p>
          </table:table-cell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77510043662942E+017">
            <text:p>777510043662942000</text:p>
          </table:table-cell>
          <table:table-cell office:value-type="string">
            <text:p>Dratini</text:p>
          </table:table-cell>
          <table:table-cell office:value-type="string">
            <text:p>09/18/16 02:10 PM</text:p>
          </table:table-cell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77495902218969E+017">
            <text:p>777495902218969000</text:p>
          </table:table-cell>
          <table:table-cell office:value-type="string">
            <text:p>Omastar</text:p>
          </table:table-cell>
          <table:table-cell office:value-type="string">
            <text:p>09/18/16 01:14 PM</text:p>
          </table:table-cell>
          <table:table-cell office:value-type="float" office:value="34.1047517694">
            <text:p>34.1047517694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7.77495197282279E+017">
            <text:p>777495197282279000</text:p>
          </table:table-cell>
          <table:table-cell office:value-type="string">
            <text:p>Porygon</text:p>
          </table:table-cell>
          <table:table-cell office:value-type="string">
            <text:p>09/18/16 01:11 PM</text:p>
          </table:table-cell>
          <table:table-cell office:value-type="float" office:value="34.1037513316">
            <text:p>34.1037513316</text:p>
          </table:table-cell>
          <table:table-cell office:value-type="float" office:value="-118.0826846446">
            <text:p>-118.0826846446</text:p>
          </table:table-cell>
        </table:table-row>
        <table:table-row table:style-name="ro2">
          <table:table-cell office:value-type="float" office:value="7.77494005118403E+017">
            <text:p>777494005118403000</text:p>
          </table:table-cell>
          <table:table-cell office:value-type="string">
            <text:p>Chansey</text:p>
          </table:table-cell>
          <table:table-cell office:value-type="string">
            <text:p>09/18/16 01:06 PM</text:p>
          </table:table-cell>
          <table:table-cell office:value-type="float" office:value="34.0930387722">
            <text:p>34.0930387722</text:p>
          </table:table-cell>
          <table:table-cell office:value-type="float" office:value="-118.077105799">
            <text:p>-118.077105799</text:p>
          </table:table-cell>
        </table:table-row>
        <table:table-row table:style-name="ro2">
          <table:table-cell office:value-type="float" office:value="7.77493229310648E+017">
            <text:p>777493229310648000</text:p>
          </table:table-cell>
          <table:table-cell office:value-type="string">
            <text:p>Omastar</text:p>
          </table:table-cell>
          <table:table-cell office:value-type="string">
            <text:p>09/18/16 01:03 P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7491111380079E+017">
            <text:p>777491111380079000</text:p>
          </table:table-cell>
          <table:table-cell office:value-type="string">
            <text:p>Rapidash</text:p>
          </table:table-cell>
          <table:table-cell office:value-type="string">
            <text:p>09/18/16 12:55 PM</text:p>
          </table:table-cell>
          <table:table-cell office:value-type="float" office:value="34.1046776002">
            <text:p>34.104677600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7.77491065083351E+017">
            <text:p>777491065083351000</text:p>
          </table:table-cell>
          <table:table-cell office:value-type="string">
            <text:p>Flareon</text:p>
          </table:table-cell>
          <table:table-cell office:value-type="string">
            <text:p>09/18/16 12:54 PM</text:p>
          </table:table-cell>
          <table:table-cell office:value-type="float" office:value="34.0889414011">
            <text:p>34.0889414011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7.77489956964971E+017">
            <text:p>777489956964971000</text:p>
          </table:table-cell>
          <table:table-cell office:value-type="string">
            <text:p>Seaking</text:p>
          </table:table-cell>
          <table:table-cell office:value-type="string">
            <text:p>09/18/16 12:50 PM</text:p>
          </table:table-cell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7487212300505E+017">
            <text:p>777487212300505000</text:p>
          </table:table-cell>
          <table:table-cell office:value-type="string">
            <text:p>Chansey</text:p>
          </table:table-cell>
          <table:table-cell office:value-type="string">
            <text:p>09/18/16 12:39 PM</text:p>
          </table:table-cell>
          <table:table-cell office:value-type="float" office:value="34.0758480566">
            <text:p>34.0758480566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77487142817706E+017">
            <text:p>777487142817706000</text:p>
          </table:table-cell>
          <table:table-cell office:value-type="string">
            <text:p>Raichu</text:p>
          </table:table-cell>
          <table:table-cell office:value-type="string">
            <text:p>09/18/16 12:39 PM</text:p>
          </table:table-cell>
          <table:table-cell office:value-type="float" office:value="34.0815931988">
            <text:p>34.0815931988</text:p>
          </table:table-cell>
          <table:table-cell office:value-type="float" office:value="-118.108107302">
            <text:p>-118.108107302</text:p>
          </table:table-cell>
        </table:table-row>
        <table:table-row table:style-name="ro2">
          <table:table-cell office:value-type="float" office:value="7.77485140993847E+017">
            <text:p>777485140993847000</text:p>
          </table:table-cell>
          <table:table-cell office:value-type="string">
            <text:p>Rapidash</text:p>
          </table:table-cell>
          <table:table-cell office:value-type="string">
            <text:p>09/18/16 12:31 PM</text:p>
          </table:table-cell>
          <table:table-cell office:value-type="float" office:value="34.0964667307">
            <text:p>34.096466730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7.7748415911979E+017">
            <text:p>777484159119790000</text:p>
          </table:table-cell>
          <table:table-cell office:value-type="string">
            <text:p>Wartortle</text:p>
          </table:table-cell>
          <table:table-cell office:value-type="string">
            <text:p>09/18/16 12:27 PM</text:p>
          </table:table-cell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7.77483828298264E+017">
            <text:p>777483828298264000</text:p>
          </table:table-cell>
          <table:table-cell office:value-type="string">
            <text:p>Ivysaur</text:p>
          </table:table-cell>
          <table:table-cell office:value-type="string">
            <text:p>09/18/16 12:26 PM</text:p>
          </table:table-cell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7482269871047E+017">
            <text:p>777482269871047000</text:p>
          </table:table-cell>
          <table:table-cell office:value-type="string">
            <text:p>Lickitung</text:p>
          </table:table-cell>
          <table:table-cell office:value-type="string">
            <text:p>09/18/16 12:19 PM</text:p>
          </table:table-cell>
          <table:table-cell office:value-type="float" office:value="34.1101530552">
            <text:p>34.1101530552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7.7747897101321E+017">
            <text:p>777478971013210000</text:p>
          </table:table-cell>
          <table:table-cell office:value-type="string">
            <text:p>Starmie</text:p>
          </table:table-cell>
          <table:table-cell office:value-type="string">
            <text:p>09/18/16 12:06 PM</text:p>
          </table:table-cell>
          <table:table-cell office:value-type="float" office:value="34.1126715811">
            <text:p>34.1126715811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7.77478640472777E+017">
            <text:p>777478640472777000</text:p>
          </table:table-cell>
          <table:table-cell office:value-type="string">
            <text:p>Chansey</text:p>
          </table:table-cell>
          <table:table-cell office:value-type="string">
            <text:p>09/18/16 12:05 PM</text:p>
          </table:table-cell>
          <table:table-cell office:value-type="float" office:value="34.0961813868">
            <text:p>34.0961813868</text:p>
          </table:table-cell>
          <table:table-cell office:value-type="float" office:value="-118.0799409722">
            <text:p>-118.0799409722</text:p>
          </table:table-cell>
        </table:table-row>
        <table:table-row table:style-name="ro2">
          <table:table-cell office:value-type="float" office:value="7.77477924379173E+017">
            <text:p>777477924379173000</text:p>
          </table:table-cell>
          <table:table-cell office:value-type="string">
            <text:p>Nidoking</text:p>
          </table:table-cell>
          <table:table-cell office:value-type="string">
            <text:p>09/18/16 12:02 PM</text:p>
          </table:table-cell>
          <table:table-cell office:value-type="float" office:value="34.112591525">
            <text:p>34.112591525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7.77477420911735E+017">
            <text:p>777477420911735000</text:p>
          </table:table-cell>
          <table:table-cell office:value-type="string">
            <text:p>Tangela</text:p>
          </table:table-cell>
          <table:table-cell office:value-type="string">
            <text:p>09/18/16 12:00 PM</text:p>
          </table:table-cell>
          <table:table-cell office:value-type="float" office:value="34.1028322754">
            <text:p>34.1028322754</text:p>
          </table:table-cell>
          <table:table-cell office:value-type="float" office:value="-118.1103018908">
            <text:p>-118.1103018908</text:p>
          </table:table-cell>
        </table:table-row>
        <table:table-row table:style-name="ro2">
          <table:table-cell office:value-type="float" office:value="7.77476507245568E+017">
            <text:p>777476507245568000</text:p>
          </table:table-cell>
          <table:table-cell office:value-type="string">
            <text:p>Electabuzz</text:p>
          </table:table-cell>
          <table:table-cell office:value-type="string">
            <text:p>09/18/16 11:56 AM</text:p>
          </table:table-cell>
          <table:table-cell office:value-type="float" office:value="34.0765741632">
            <text:p>34.0765741632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7474127888134E+017">
            <text:p>777474127888134000</text:p>
          </table:table-cell>
          <table:table-cell office:value-type="string">
            <text:p>Golduck</text:p>
          </table:table-cell>
          <table:table-cell office:value-type="string">
            <text:p>09/18/16 11:47 AM</text:p>
          </table:table-cell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7.77473646151344E+017">
            <text:p>777473646151344000</text:p>
          </table:table-cell>
          <table:table-cell office:value-type="string">
            <text:p>Charmeleon</text:p>
          </table:table-cell>
          <table:table-cell office:value-type="string">
            <text:p>09/18/16 11:45 AM</text:p>
          </table:table-cell>
          <table:table-cell office:value-type="float" office:value="34.0956099315">
            <text:p>34.0956099315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7.77473357499421E+017">
            <text:p>777473357499421000</text:p>
          </table:table-cell>
          <table:table-cell office:value-type="string">
            <text:p>Rapidash</text:p>
          </table:table-cell>
          <table:table-cell office:value-type="string">
            <text:p>09/18/16 11:44 AM</text:p>
          </table:table-cell>
          <table:table-cell office:value-type="float" office:value="34.0841275034">
            <text:p>34.0841275034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7.77473160207676E+017">
            <text:p>777473160207676000</text:p>
          </table:table-cell>
          <table:table-cell office:value-type="string">
            <text:p>Rapidash</text:p>
          </table:table-cell>
          <table:table-cell office:value-type="string">
            <text:p>09/18/16 11:43 AM</text:p>
          </table:table-cell>
          <table:table-cell office:value-type="float" office:value="34.0910113181">
            <text:p>34.0910113181</text:p>
          </table:table-cell>
          <table:table-cell office:value-type="float" office:value="-118.1243831801">
            <text:p>-118.1243831801</text:p>
          </table:table-cell>
        </table:table-row>
        <table:table-row table:style-name="ro2">
          <table:table-cell office:value-type="float" office:value="7.77472459943453E+017">
            <text:p>777472459943453000</text:p>
          </table:table-cell>
          <table:table-cell office:value-type="string">
            <text:p>Scyther</text:p>
          </table:table-cell>
          <table:table-cell office:value-type="string">
            <text:p>09/18/16 11:40 AM</text:p>
          </table:table-cell>
          <table:table-cell office:value-type="float" office:value="34.0892589622">
            <text:p>34.0892589622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7.77470136655553E+017">
            <text:p>777470136655553000</text:p>
          </table:table-cell>
          <table:table-cell office:value-type="string">
            <text:p>Tangela</text:p>
          </table:table-cell>
          <table:table-cell office:value-type="string">
            <text:p>09/18/16 11:31 AM</text:p>
          </table:table-cell>
          <table:table-cell office:value-type="float" office:value="34.0798123126">
            <text:p>34.0798123126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77468013905797E+017">
            <text:p>777468013905797000</text:p>
          </table:table-cell>
          <table:table-cell office:value-type="string">
            <text:p>Chansey</text:p>
          </table:table-cell>
          <table:table-cell office:value-type="string">
            <text:p>09/18/16 11:23 AM</text:p>
          </table:table-cell>
          <table:table-cell office:value-type="float" office:value="34.1081453871">
            <text:p>34.1081453871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7.77459635791864E+017">
            <text:p>777459635791864000</text:p>
          </table:table-cell>
          <table:table-cell office:value-type="string">
            <text:p>Starmie</text:p>
          </table:table-cell>
          <table:table-cell office:value-type="string">
            <text:p>09/18/16 10:49 AM</text:p>
          </table:table-cell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77457295374496E+017">
            <text:p>777457295374496000</text:p>
          </table:table-cell>
          <table:table-cell office:value-type="string">
            <text:p>Kabutops</text:p>
          </table:table-cell>
          <table:table-cell office:value-type="string">
            <text:p>09/18/16 10:40 AM</text:p>
          </table:table-cell>
          <table:table-cell office:value-type="float" office:value="34.0654764572">
            <text:p>34.065476457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7.77452923118727E+017">
            <text:p>777452923118727000</text:p>
          </table:table-cell>
          <table:table-cell office:value-type="string">
            <text:p>Rapidash</text:p>
          </table:table-cell>
          <table:table-cell office:value-type="string">
            <text:p>09/18/16 10:23 AM</text:p>
          </table:table-cell>
          <table:table-cell office:value-type="float" office:value="34.0987369664">
            <text:p>34.0987369664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77452357537759E+017">
            <text:p>777452357537759000</text:p>
          </table:table-cell>
          <table:table-cell office:value-type="string">
            <text:p>Snorlax</text:p>
          </table:table-cell>
          <table:table-cell office:value-type="string">
            <text:p>09/18/16 10:21 AM</text:p>
          </table:table-cell>
          <table:table-cell office:value-type="float" office:value="34.1112939571">
            <text:p>34.1112939571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77452053098488E+017">
            <text:p>777452053098488000</text:p>
          </table:table-cell>
          <table:table-cell office:value-type="string">
            <text:p>Starmie</text:p>
          </table:table-cell>
          <table:table-cell office:value-type="string">
            <text:p>09/18/16 10:19 AM</text:p>
          </table:table-cell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7.77440275094344E+017">
            <text:p>777440275094344000</text:p>
          </table:table-cell>
          <table:table-cell office:value-type="string">
            <text:p>Lickitung</text:p>
          </table:table-cell>
          <table:table-cell office:value-type="string">
            <text:p>09/18/16 09:33 AM</text:p>
          </table:table-cell>
          <table:table-cell office:value-type="float" office:value="34.0775430488">
            <text:p>34.0775430488</text:p>
          </table:table-cell>
          <table:table-cell office:value-type="float" office:value="-118.0685085429">
            <text:p>-118.0685085429</text:p>
          </table:table-cell>
        </table:table-row>
        <table:table-row table:style-name="ro2">
          <table:table-cell office:value-type="float" office:value="7.77440004201062E+017">
            <text:p>777440004201062000</text:p>
          </table:table-cell>
          <table:table-cell office:value-type="string">
            <text:p>Golem</text:p>
          </table:table-cell>
          <table:table-cell office:value-type="string">
            <text:p>09/18/16 09:31 AM</text:p>
          </table:table-cell>
          <table:table-cell office:value-type="float" office:value="34.0801902092">
            <text:p>34.080190209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7743910374273E+017">
            <text:p>777439103742730000</text:p>
          </table:table-cell>
          <table:table-cell office:value-type="string">
            <text:p>Gloom</text:p>
          </table:table-cell>
          <table:table-cell office:value-type="string">
            <text:p>09/18/16 09:28 AM</text:p>
          </table:table-cell>
          <table:table-cell office:value-type="float" office:value="34.0895302062">
            <text:p>34.089530206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7436406339608E+017">
            <text:p>777436406339608000</text:p>
          </table:table-cell>
          <table:table-cell office:value-type="string">
            <text:p>Flareon</text:p>
          </table:table-cell>
          <table:table-cell office:value-type="string">
            <text:p>09/18/16 09:17 AM</text:p>
          </table:table-cell>
          <table:table-cell office:value-type="float" office:value="34.1008041033">
            <text:p>34.1008041033</text:p>
          </table:table-cell>
          <table:table-cell office:value-type="float" office:value="-118.0939332534">
            <text:p>-118.0939332534</text:p>
          </table:table-cell>
        </table:table-row>
        <table:table-row table:style-name="ro2">
          <table:table-cell office:value-type="float" office:value="7.77431092873695E+017">
            <text:p>777431092873695000</text:p>
          </table:table-cell>
          <table:table-cell office:value-type="string">
            <text:p>Rapidash</text:p>
          </table:table-cell>
          <table:table-cell office:value-type="string">
            <text:p>09/18/16 08:56 AM</text:p>
          </table:table-cell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7743072823765E+017">
            <text:p>777430728237650000</text:p>
          </table:table-cell>
          <table:table-cell office:value-type="string">
            <text:p>Golem</text:p>
          </table:table-cell>
          <table:table-cell office:value-type="string">
            <text:p>09/18/16 08:55 AM</text:p>
          </table:table-cell>
          <table:table-cell office:value-type="float" office:value="34.0866565644">
            <text:p>34.0866565644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7.77429358411518E+017">
            <text:p>777429358411518000</text:p>
          </table:table-cell>
          <table:table-cell office:value-type="string">
            <text:p>Flareon</text:p>
          </table:table-cell>
          <table:table-cell office:value-type="string">
            <text:p>09/18/16 08:49 AM</text:p>
          </table:table-cell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7.7742816909568E+017">
            <text:p>777428169095680000</text:p>
          </table:table-cell>
          <table:table-cell office:value-type="string">
            <text:p>Chansey</text:p>
          </table:table-cell>
          <table:table-cell office:value-type="string">
            <text:p>09/18/16 08:44 AM</text:p>
          </table:table-cell>
          <table:table-cell office:value-type="float" office:value="34.0790553236">
            <text:p>34.0790553236</text:p>
          </table:table-cell>
          <table:table-cell office:value-type="float" office:value="-118.1189885345">
            <text:p>-118.1189885345</text:p>
          </table:table-cell>
        </table:table-row>
        <table:table-row table:style-name="ro2">
          <table:table-cell office:value-type="float" office:value="7.77418326729331E+017">
            <text:p>777418326729331000</text:p>
          </table:table-cell>
          <table:table-cell office:value-type="string">
            <text:p>Scyther</text:p>
          </table:table-cell>
          <table:table-cell office:value-type="string">
            <text:p>09/18/16 08:05 AM</text:p>
          </table:table-cell>
          <table:table-cell office:value-type="float" office:value="34.1140530423">
            <text:p>34.1140530423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7.7741734315246E+017">
            <text:p>777417343152460000</text:p>
          </table:table-cell>
          <table:table-cell office:value-type="string">
            <text:p>Scyther</text:p>
          </table:table-cell>
          <table:table-cell office:value-type="string">
            <text:p>09/18/16 08:01 AM</text:p>
          </table:table-cell>
          <table:table-cell office:value-type="float" office:value="34.1108437691">
            <text:p>34.1108437691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7.77417064294167E+017">
            <text:p>777417064294167000</text:p>
          </table:table-cell>
          <table:table-cell office:value-type="string">
            <text:p>Exeggutor</text:p>
          </table:table-cell>
          <table:table-cell office:value-type="string">
            <text:p>09/18/16 08:00 AM</text:p>
          </table:table-cell>
          <table:table-cell office:value-type="float" office:value="34.0841446272">
            <text:p>34.0841446272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7414621414122E+017">
            <text:p>777414621414122000</text:p>
          </table:table-cell>
          <table:table-cell office:value-type="string">
            <text:p>Flareon</text:p>
          </table:table-cell>
          <table:table-cell office:value-type="string">
            <text:p>09/18/16 07:51 AM</text:p>
          </table:table-cell>
          <table:table-cell office:value-type="float" office:value="34.0882233768">
            <text:p>34.0882233768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77413751582564E+017">
            <text:p>777413751582564000</text:p>
          </table:table-cell>
          <table:table-cell office:value-type="string">
            <text:p>Rapidash</text:p>
          </table:table-cell>
          <table:table-cell office:value-type="string">
            <text:p>09/18/16 07:47 AM</text:p>
          </table:table-cell>
          <table:table-cell office:value-type="float" office:value="34.0793276812">
            <text:p>34.079327681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7.77413529754214E+017">
            <text:p>777413529754214000</text:p>
          </table:table-cell>
          <table:table-cell office:value-type="string">
            <text:p>Raichu</text:p>
          </table:table-cell>
          <table:table-cell office:value-type="string">
            <text:p>09/18/16 07:46 AM</text:p>
          </table:table-cell>
          <table:table-cell office:value-type="float" office:value="34.1074749307">
            <text:p>34.1074749307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7.77412894866625E+017">
            <text:p>777412894866625000</text:p>
          </table:table-cell>
          <table:table-cell office:value-type="string">
            <text:p>Jolteon</text:p>
          </table:table-cell>
          <table:table-cell office:value-type="string">
            <text:p>09/18/16 07:44 AM</text:p>
          </table:table-cell>
          <table:table-cell office:value-type="float" office:value="34.0914499885">
            <text:p>34.0914499885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7.774111551993E+017">
            <text:p>777411155199300000</text:p>
          </table:table-cell>
          <table:table-cell office:value-type="string">
            <text:p>Flareon</text:p>
          </table:table-cell>
          <table:table-cell office:value-type="string">
            <text:p>09/18/16 07:37 AM</text:p>
          </table:table-cell>
          <table:table-cell office:value-type="float" office:value="34.1072288404">
            <text:p>34.1072288404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7.77410725014745E+017">
            <text:p>777410725014745000</text:p>
          </table:table-cell>
          <table:table-cell office:value-type="string">
            <text:p>Raichu</text:p>
          </table:table-cell>
          <table:table-cell office:value-type="string">
            <text:p>09/18/16 07:35 AM</text:p>
          </table:table-cell>
          <table:table-cell office:value-type="float" office:value="34.1027443751">
            <text:p>34.1027443751</text:p>
          </table:table-cell>
          <table:table-cell office:value-type="float" office:value="-118.1119478143">
            <text:p>-118.1119478143</text:p>
          </table:table-cell>
        </table:table-row>
        <table:table-row table:style-name="ro2">
          <table:table-cell office:value-type="float" office:value="7.7740662718806E+017">
            <text:p>777406627188060000</text:p>
          </table:table-cell>
          <table:table-cell office:value-type="string">
            <text:p>Jolteon</text:p>
          </table:table-cell>
          <table:table-cell office:value-type="string">
            <text:p>09/18/16 07:19 AM</text:p>
          </table:table-cell>
          <table:table-cell office:value-type="float" office:value="34.1157632284">
            <text:p>34.115763228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7.77406374422516E+017">
            <text:p>777406374422516000</text:p>
          </table:table-cell>
          <table:table-cell office:value-type="string">
            <text:p>Omastar</text:p>
          </table:table-cell>
          <table:table-cell office:value-type="string">
            <text:p>09/18/16 07:18 AM</text:p>
          </table:table-cell>
          <table:table-cell office:value-type="float" office:value="34.0741749985">
            <text:p>34.0741749985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77406192935055E+017">
            <text:p>777406192935055000</text:p>
          </table:table-cell>
          <table:table-cell office:value-type="string">
            <text:p>Rapidash</text:p>
          </table:table-cell>
          <table:table-cell office:value-type="string">
            <text:p>09/18/16 07:17 AM</text:p>
          </table:table-cell>
          <table:table-cell office:value-type="float" office:value="34.0793276812">
            <text:p>34.079327681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7.77398217478517E+017">
            <text:p>777398217478517000</text:p>
          </table:table-cell>
          <table:table-cell office:value-type="string">
            <text:p>Charmeleon</text:p>
          </table:table-cell>
          <table:table-cell office:value-type="string">
            <text:p>09/18/16 06:45 AM</text:p>
          </table:table-cell>
          <table:table-cell office:value-type="float" office:value="34.0764808996">
            <text:p>34.076480899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7.77395543588925E+017">
            <text:p>777395543588925000</text:p>
          </table:table-cell>
          <table:table-cell office:value-type="string">
            <text:p>Omastar</text:p>
          </table:table-cell>
          <table:table-cell office:value-type="string">
            <text:p>09/18/16 06:35 AM</text:p>
          </table:table-cell>
          <table:table-cell office:value-type="float" office:value="34.0823605285">
            <text:p>34.0823605285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77392572394201E+017">
            <text:p>777392572394201000</text:p>
          </table:table-cell>
          <table:table-cell office:value-type="string">
            <text:p>Porygon</text:p>
          </table:table-cell>
          <table:table-cell office:value-type="string">
            <text:p>09/18/16 06:23 AM</text:p>
          </table:table-cell>
          <table:table-cell office:value-type="float" office:value="34.0790600502">
            <text:p>34.0790600502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7.77392268541989E+017">
            <text:p>777392268541989000</text:p>
          </table:table-cell>
          <table:table-cell office:value-type="string">
            <text:p>Porygon</text:p>
          </table:table-cell>
          <table:table-cell office:value-type="string">
            <text:p>09/18/16 06:22 AM</text:p>
          </table:table-cell>
          <table:table-cell office:value-type="float" office:value="34.0787020507">
            <text:p>34.0787020507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7.77389301482959E+017">
            <text:p>777389301482959000</text:p>
          </table:table-cell>
          <table:table-cell office:value-type="string">
            <text:p>Rapidash</text:p>
          </table:table-cell>
          <table:table-cell office:value-type="string">
            <text:p>09/18/16 06:10 AM</text:p>
          </table:table-cell>
          <table:table-cell office:value-type="float" office:value="34.1184638865">
            <text:p>34.1184638865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7387599199548E+017">
            <text:p>777387599199548000</text:p>
          </table:table-cell>
          <table:table-cell office:value-type="string">
            <text:p>Raichu</text:p>
          </table:table-cell>
          <table:table-cell office:value-type="string">
            <text:p>09/18/16 06:03 AM</text:p>
          </table:table-cell>
          <table:table-cell office:value-type="float" office:value="34.1164552202">
            <text:p>34.1164552202</text:p>
          </table:table-cell>
          <table:table-cell office:value-type="float" office:value="-118.0996030105">
            <text:p>-118.0996030105</text:p>
          </table:table-cell>
        </table:table-row>
        <table:table-row table:style-name="ro2">
          <table:table-cell office:value-type="float" office:value="7.77387085174944E+017">
            <text:p>777387085174944000</text:p>
          </table:table-cell>
          <table:table-cell office:value-type="string">
            <text:p>Chansey</text:p>
          </table:table-cell>
          <table:table-cell office:value-type="string">
            <text:p>09/18/16 06:01 AM</text:p>
          </table:table-cell>
          <table:table-cell office:value-type="float" office:value="34.1028391638">
            <text:p>34.1028391638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7.77385490240541E+017">
            <text:p>777385490240541000</text:p>
          </table:table-cell>
          <table:table-cell office:value-type="string">
            <text:p>Dratini</text:p>
          </table:table-cell>
          <table:table-cell office:value-type="string">
            <text:p>09/18/16 05:55 AM</text:p>
          </table:table-cell>
          <table:table-cell office:value-type="float" office:value="34.0982628195">
            <text:p>34.0982628195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7.77384656039621E+017">
            <text:p>777384656039621000</text:p>
          </table:table-cell>
          <table:table-cell office:value-type="string">
            <text:p>Scyther</text:p>
          </table:table-cell>
          <table:table-cell office:value-type="string">
            <text:p>09/18/16 05:51 AM</text:p>
          </table:table-cell>
          <table:table-cell office:value-type="float" office:value="34.1209308848">
            <text:p>34.1209308848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77384453979066E+017">
            <text:p>777384453979066000</text:p>
          </table:table-cell>
          <table:table-cell office:value-type="string">
            <text:p>Snorlax</text:p>
          </table:table-cell>
          <table:table-cell office:value-type="string">
            <text:p>09/18/16 05:51 AM</text:p>
          </table:table-cell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7.77379152563347E+017">
            <text:p>777379152563347000</text:p>
          </table:table-cell>
          <table:table-cell office:value-type="string">
            <text:p>Snorlax</text:p>
          </table:table-cell>
          <table:table-cell office:value-type="string">
            <text:p>09/18/16 05:30 AM</text:p>
          </table:table-cell>
          <table:table-cell office:value-type="float" office:value="34.0899395977">
            <text:p>34.0899395977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7.77375261276852E+017">
            <text:p>777375261276852000</text:p>
          </table:table-cell>
          <table:table-cell office:value-type="string">
            <text:p>Grimer</text:p>
          </table:table-cell>
          <table:table-cell office:value-type="string">
            <text:p>09/18/16 05:14 AM</text:p>
          </table:table-cell>
          <table:table-cell office:value-type="float" office:value="34.0682722937">
            <text:p>34.0682722937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7.77373630732743E+017">
            <text:p>777373630732743000</text:p>
          </table:table-cell>
          <table:table-cell office:value-type="string">
            <text:p>Starmie</text:p>
          </table:table-cell>
          <table:table-cell office:value-type="string">
            <text:p>09/18/16 05:08 AM</text:p>
          </table:table-cell>
          <table:table-cell office:value-type="float" office:value="34.100179916">
            <text:p>34.100179916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7.77366771451826E+017">
            <text:p>777366771451826000</text:p>
          </table:table-cell>
          <table:table-cell office:value-type="string">
            <text:p>Scyther</text:p>
          </table:table-cell>
          <table:table-cell office:value-type="string">
            <text:p>09/18/16 04:40 AM</text:p>
          </table:table-cell>
          <table:table-cell office:value-type="float" office:value="34.1161598116">
            <text:p>34.1161598116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7.77365318826021E+017">
            <text:p>777365318826021000</text:p>
          </table:table-cell>
          <table:table-cell office:value-type="string">
            <text:p>Weepinbell</text:p>
          </table:table-cell>
          <table:table-cell office:value-type="string">
            <text:p>09/18/16 04:35 AM</text:p>
          </table:table-cell>
          <table:table-cell office:value-type="float" office:value="34.1026140021">
            <text:p>34.1026140021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7.77363950908256E+017">
            <text:p>777363950908256000</text:p>
          </table:table-cell>
          <table:table-cell office:value-type="string">
            <text:p>Dratini</text:p>
          </table:table-cell>
          <table:table-cell office:value-type="string">
            <text:p>09/18/16 04:29 AM</text:p>
          </table:table-cell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77363567611744E+017">
            <text:p>777363567611744000</text:p>
          </table:table-cell>
          <table:table-cell office:value-type="string">
            <text:p>Dratini</text:p>
          </table:table-cell>
          <table:table-cell office:value-type="string">
            <text:p>09/18/16 04:28 AM</text:p>
          </table:table-cell>
          <table:table-cell office:value-type="float" office:value="34.0895302062">
            <text:p>34.089530206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7360310705369E+017">
            <text:p>777360310705369000</text:p>
          </table:table-cell>
          <table:table-cell office:value-type="string">
            <text:p>Lickitung</text:p>
          </table:table-cell>
          <table:table-cell office:value-type="string">
            <text:p>09/18/16 04:15 AM</text:p>
          </table:table-cell>
          <table:table-cell office:value-type="float" office:value="34.1112700563">
            <text:p>34.111270056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7.77359169519104E+017">
            <text:p>777359169519104000</text:p>
          </table:table-cell>
          <table:table-cell office:value-type="string">
            <text:p>Raichu</text:p>
          </table:table-cell>
          <table:table-cell office:value-type="string">
            <text:p>09/18/16 04:10 AM</text:p>
          </table:table-cell>
          <table:table-cell office:value-type="float" office:value="34.1205634366">
            <text:p>34.1205634366</text:p>
          </table:table-cell>
          <table:table-cell office:value-type="float" office:value="-118.1111248545">
            <text:p>-118.1111248545</text:p>
          </table:table-cell>
        </table:table-row>
        <table:table-row table:style-name="ro2">
          <table:table-cell office:value-type="float" office:value="7.77357332300702E+017">
            <text:p>777357332300702000</text:p>
          </table:table-cell>
          <table:table-cell office:value-type="string">
            <text:p>Seaking</text:p>
          </table:table-cell>
          <table:table-cell office:value-type="string">
            <text:p>09/18/16 04:03 A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7357268517958E+017">
            <text:p>777357268517958000</text:p>
          </table:table-cell>
          <table:table-cell office:value-type="string">
            <text:p>Weepinbell</text:p>
          </table:table-cell>
          <table:table-cell office:value-type="string">
            <text:p>09/18/16 04:03 AM</text:p>
          </table:table-cell>
          <table:table-cell office:value-type="float" office:value="34.1047069245">
            <text:p>34.1047069245</text:p>
          </table:table-cell>
          <table:table-cell office:value-type="float" office:value="-118.0995115642">
            <text:p>-118.0995115642</text:p>
          </table:table-cell>
        </table:table-row>
        <table:table-row table:style-name="ro2">
          <table:table-cell office:value-type="float" office:value="7.7735698698784E+017">
            <text:p>777356986987840000</text:p>
          </table:table-cell>
          <table:table-cell office:value-type="string">
            <text:p>Rapidash</text:p>
          </table:table-cell>
          <table:table-cell office:value-type="string">
            <text:p>09/18/16 04:02 AM</text:p>
          </table:table-cell>
          <table:table-cell office:value-type="float" office:value="34.0885434253">
            <text:p>34.0885434253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7.77353563907367E+017">
            <text:p>777353563907367000</text:p>
          </table:table-cell>
          <table:table-cell office:value-type="string">
            <text:p>Kabutops</text:p>
          </table:table-cell>
          <table:table-cell office:value-type="string">
            <text:p>09/18/16 03:48 AM</text:p>
          </table:table-cell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7.77352309558825E+017">
            <text:p>777352309558825000</text:p>
          </table:table-cell>
          <table:table-cell office:value-type="string">
            <text:p>Charmeleon</text:p>
          </table:table-cell>
          <table:table-cell office:value-type="string">
            <text:p>09/18/16 03:43 AM</text:p>
          </table:table-cell>
          <table:table-cell office:value-type="float" office:value="34.0905488659">
            <text:p>34.0905488659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7.7735108789647E+017">
            <text:p>777351087896470000</text:p>
          </table:table-cell>
          <table:table-cell office:value-type="string">
            <text:p>Wigglytuff</text:p>
          </table:table-cell>
          <table:table-cell office:value-type="string">
            <text:p>09/18/16 03:38 AM</text:p>
          </table:table-cell>
          <table:table-cell office:value-type="float" office:value="34.0747478499">
            <text:p>34.0747478499</text:p>
          </table:table-cell>
          <table:table-cell office:value-type="float" office:value="-118.071709698">
            <text:p>-118.071709698</text:p>
          </table:table-cell>
        </table:table-row>
        <table:table-row table:style-name="ro2">
          <table:table-cell office:value-type="float" office:value="7.77348398819123E+017">
            <text:p>777348398819123000</text:p>
          </table:table-cell>
          <table:table-cell office:value-type="string">
            <text:p>Rapidash</text:p>
          </table:table-cell>
          <table:table-cell office:value-type="string">
            <text:p>09/18/16 03:27 AM</text:p>
          </table:table-cell>
          <table:table-cell office:value-type="float" office:value="34.0783557211">
            <text:p>34.0783557211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7.77347548746953E+017">
            <text:p>777347548746953000</text:p>
          </table:table-cell>
          <table:table-cell office:value-type="string">
            <text:p>Snorlax</text:p>
          </table:table-cell>
          <table:table-cell office:value-type="string">
            <text:p>09/18/16 03:24 AM</text:p>
          </table:table-cell>
          <table:table-cell office:value-type="float" office:value="34.1013222082">
            <text:p>34.1013222082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7346925842477E+017">
            <text:p>777346925842477000</text:p>
          </table:table-cell>
          <table:table-cell office:value-type="string">
            <text:p>Exeggutor</text:p>
          </table:table-cell>
          <table:table-cell office:value-type="string">
            <text:p>09/18/16 03:22 AM</text:p>
          </table:table-cell>
          <table:table-cell office:value-type="float" office:value="34.1222511027">
            <text:p>34.1222511027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7.77340779912016E+017">
            <text:p>777340779912016000</text:p>
          </table:table-cell>
          <table:table-cell office:value-type="string">
            <text:p>Lickitung</text:p>
          </table:table-cell>
          <table:table-cell office:value-type="string">
            <text:p>09/18/16 02:57 AM</text:p>
          </table:table-cell>
          <table:table-cell office:value-type="float" office:value="34.1066832785">
            <text:p>34.1066832785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7.77340296656884E+017">
            <text:p>777340296656884000</text:p>
          </table:table-cell>
          <table:table-cell office:value-type="string">
            <text:p>Gloom</text:p>
          </table:table-cell>
          <table:table-cell office:value-type="string">
            <text:p>09/18/16 02:55 AM</text:p>
          </table:table-cell>
          <table:table-cell office:value-type="float" office:value="34.1002826641">
            <text:p>34.1002826641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7.77337178917528E+017">
            <text:p>777337178917528000</text:p>
          </table:table-cell>
          <table:table-cell office:value-type="string">
            <text:p>Golem</text:p>
          </table:table-cell>
          <table:table-cell office:value-type="string">
            <text:p>09/18/16 02:43 AM</text:p>
          </table:table-cell>
          <table:table-cell office:value-type="float" office:value="34.0822365148">
            <text:p>34.0822365148</text:p>
          </table:table-cell>
          <table:table-cell office:value-type="float" office:value="-118.0815871808">
            <text:p>-118.0815871808</text:p>
          </table:table-cell>
        </table:table-row>
        <table:table-row table:style-name="ro2">
          <table:table-cell office:value-type="float" office:value="7.77336886742233E+017">
            <text:p>777336886742233000</text:p>
          </table:table-cell>
          <table:table-cell office:value-type="string">
            <text:p>Ninetales</text:p>
          </table:table-cell>
          <table:table-cell office:value-type="string">
            <text:p>09/18/16 02:42 AM</text:p>
          </table:table-cell>
          <table:table-cell office:value-type="float" office:value="34.0960014533">
            <text:p>34.0960014533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7.77335165190148E+017">
            <text:p>777335165190148000</text:p>
          </table:table-cell>
          <table:table-cell office:value-type="string">
            <text:p>Wartortle</text:p>
          </table:table-cell>
          <table:table-cell office:value-type="string">
            <text:p>09/18/16 02:35 AM</text:p>
          </table:table-cell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7.77333557014303E+017">
            <text:p>777333557014303000</text:p>
          </table:table-cell>
          <table:table-cell office:value-type="string">
            <text:p>Dratini</text:p>
          </table:table-cell>
          <table:table-cell office:value-type="string">
            <text:p>09/18/16 02:28 AM</text:p>
          </table:table-cell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7.77331981273006E+017">
            <text:p>777331981273006000</text:p>
          </table:table-cell>
          <table:table-cell office:value-type="string">
            <text:p>Charmeleon</text:p>
          </table:table-cell>
          <table:table-cell office:value-type="string">
            <text:p>09/18/16 02:22 AM</text:p>
          </table:table-cell>
          <table:table-cell office:value-type="float" office:value="34.0850767054">
            <text:p>34.0850767054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7.77328100308759E+017">
            <text:p>777328100308759000</text:p>
          </table:table-cell>
          <table:table-cell office:value-type="string">
            <text:p>Dratini</text:p>
          </table:table-cell>
          <table:table-cell office:value-type="string">
            <text:p>09/18/16 02:07 AM</text:p>
          </table:table-cell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7.77324919172403E+017">
            <text:p>777324919172403000</text:p>
          </table:table-cell>
          <table:table-cell office:value-type="string">
            <text:p>Flareon</text:p>
          </table:table-cell>
          <table:table-cell office:value-type="string">
            <text:p>09/18/16 01:54 AM</text:p>
          </table:table-cell>
          <table:table-cell office:value-type="float" office:value="34.0830632585">
            <text:p>34.0830632585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7.77324874750583E+017">
            <text:p>777324874750583000</text:p>
          </table:table-cell>
          <table:table-cell office:value-type="string">
            <text:p>Rapidash</text:p>
          </table:table-cell>
          <table:table-cell office:value-type="string">
            <text:p>09/18/16 01:54 AM</text:p>
          </table:table-cell>
          <table:table-cell office:value-type="float" office:value="34.0632586732">
            <text:p>34.0632586732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7.77324517089763E+017">
            <text:p>777324517089763000</text:p>
          </table:table-cell>
          <table:table-cell office:value-type="string">
            <text:p>Charmeleon</text:p>
          </table:table-cell>
          <table:table-cell office:value-type="string">
            <text:p>09/18/16 01:53 AM</text:p>
          </table:table-cell>
          <table:table-cell office:value-type="float" office:value="34.0915463717">
            <text:p>34.0915463717</text:p>
          </table:table-cell>
          <table:table-cell office:value-type="float" office:value="-118.0886291212">
            <text:p>-118.0886291212</text:p>
          </table:table-cell>
        </table:table-row>
        <table:table-row table:style-name="ro2">
          <table:table-cell office:value-type="float" office:value="7.77323888040489E+017">
            <text:p>777323888040489000</text:p>
          </table:table-cell>
          <table:table-cell office:value-type="string">
            <text:p>Scyther</text:p>
          </table:table-cell>
          <table:table-cell office:value-type="string">
            <text:p>09/18/16 01:50 AM</text:p>
          </table:table-cell>
          <table:table-cell office:value-type="float" office:value="34.0979592356">
            <text:p>34.0979592356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7321568422637E+017">
            <text:p>777321568422637000</text:p>
          </table:table-cell>
          <table:table-cell office:value-type="string">
            <text:p>Rapidash</text:p>
          </table:table-cell>
          <table:table-cell office:value-type="string">
            <text:p>09/18/16 01:41 AM</text:p>
          </table:table-cell>
          <table:table-cell office:value-type="float" office:value="34.0879816064">
            <text:p>34.0879816064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7.77321139236332E+017">
            <text:p>777321139236332000</text:p>
          </table:table-cell>
          <table:table-cell office:value-type="string">
            <text:p>Golem</text:p>
          </table:table-cell>
          <table:table-cell office:value-type="string">
            <text:p>09/18/16 01:39 AM</text:p>
          </table:table-cell>
          <table:table-cell office:value-type="float" office:value="34.0629066978">
            <text:p>34.0629066978</text:p>
          </table:table-cell>
          <table:table-cell office:value-type="float" office:value="-118.0991457788">
            <text:p>-118.0991457788</text:p>
          </table:table-cell>
        </table:table-row>
        <table:table-row table:style-name="ro2">
          <table:table-cell office:value-type="float" office:value="7.77321040347173E+017">
            <text:p>777321040347173000</text:p>
          </table:table-cell>
          <table:table-cell office:value-type="string">
            <text:p>Flareon</text:p>
          </table:table-cell>
          <table:table-cell office:value-type="string">
            <text:p>09/18/16 01:39 AM</text:p>
          </table:table-cell>
          <table:table-cell office:value-type="float" office:value="34.0966853969">
            <text:p>34.0966853969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732086013476E+017">
            <text:p>777320860134760000</text:p>
          </table:table-cell>
          <table:table-cell office:value-type="string">
            <text:p>Golem</text:p>
          </table:table-cell>
          <table:table-cell office:value-type="string">
            <text:p>09/18/16 01:38 AM</text:p>
          </table:table-cell>
          <table:table-cell office:value-type="float" office:value="34.0941183575">
            <text:p>34.0941183575</text:p>
          </table:table-cell>
          <table:table-cell office:value-type="float" office:value="-118.1276747464">
            <text:p>-118.1276747464</text:p>
          </table:table-cell>
        </table:table-row>
        <table:table-row table:style-name="ro2">
          <table:table-cell office:value-type="float" office:value="7.77320517376225E+017">
            <text:p>777320517376225000</text:p>
          </table:table-cell>
          <table:table-cell office:value-type="string">
            <text:p>Electrode</text:p>
          </table:table-cell>
          <table:table-cell office:value-type="string">
            <text:p>09/18/16 01:37 AM</text:p>
          </table:table-cell>
          <table:table-cell office:value-type="float" office:value="34.0901570288">
            <text:p>34.0901570288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7.77316181740966E+017">
            <text:p>777316181740966000</text:p>
          </table:table-cell>
          <table:table-cell office:value-type="string">
            <text:p>Weepinbell</text:p>
          </table:table-cell>
          <table:table-cell office:value-type="string">
            <text:p>09/18/16 01:19 AM</text:p>
          </table:table-cell>
          <table:table-cell office:value-type="float" office:value="34.099954229">
            <text:p>34.099954229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7.77312123680461E+017">
            <text:p>777312123680461000</text:p>
          </table:table-cell>
          <table:table-cell office:value-type="string">
            <text:p>Rapidash</text:p>
          </table:table-cell>
          <table:table-cell office:value-type="string">
            <text:p>09/18/16 01:03 AM</text:p>
          </table:table-cell>
          <table:table-cell office:value-type="float" office:value="34.0978350989">
            <text:p>34.0978350989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7.77309352797413E+017">
            <text:p>777309352797413000</text:p>
          </table:table-cell>
          <table:table-cell office:value-type="string">
            <text:p>Rapidash</text:p>
          </table:table-cell>
          <table:table-cell office:value-type="string">
            <text:p>09/18/16 12:52 AM</text:p>
          </table:table-cell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77306587106906E+017">
            <text:p>777306587106906000</text:p>
          </table:table-cell>
          <table:table-cell office:value-type="string">
            <text:p>Scyther</text:p>
          </table:table-cell>
          <table:table-cell office:value-type="string">
            <text:p>09/18/16 12:41 AM</text:p>
          </table:table-cell>
          <table:table-cell office:value-type="float" office:value="34.1109842349">
            <text:p>34.1109842349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7.77306277986697E+017">
            <text:p>777306277986697000</text:p>
          </table:table-cell>
          <table:table-cell office:value-type="string">
            <text:p>Chansey</text:p>
          </table:table-cell>
          <table:table-cell office:value-type="string">
            <text:p>09/18/16 12:40 AM</text:p>
          </table:table-cell>
          <table:table-cell office:value-type="float" office:value="34.1193251166">
            <text:p>34.1193251166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7.77305012321956E+017">
            <text:p>777305012321956000</text:p>
          </table:table-cell>
          <table:table-cell office:value-type="string">
            <text:p>Machamp</text:p>
          </table:table-cell>
          <table:table-cell office:value-type="string">
            <text:p>09/18/16 12:35 AM</text:p>
          </table:table-cell>
          <table:table-cell office:value-type="float" office:value="34.0975789776">
            <text:p>34.0975789776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7.77304711787524E+017">
            <text:p>777304711787524000</text:p>
          </table:table-cell>
          <table:table-cell office:value-type="string">
            <text:p>Alakazam</text:p>
          </table:table-cell>
          <table:table-cell office:value-type="string">
            <text:p>09/18/16 12:34 AM</text:p>
          </table:table-cell>
          <table:table-cell office:value-type="float" office:value="34.1096688059">
            <text:p>34.1096688059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7.77304238300865E+017">
            <text:p>777304238300865000</text:p>
          </table:table-cell>
          <table:table-cell office:value-type="string">
            <text:p>Kingler</text:p>
          </table:table-cell>
          <table:table-cell office:value-type="string">
            <text:p>09/18/16 12:32 AM</text:p>
          </table:table-cell>
          <table:table-cell office:value-type="float" office:value="34.0824968247">
            <text:p>34.0824968247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7.7730321906822E+017">
            <text:p>777303219068220000</text:p>
          </table:table-cell>
          <table:table-cell office:value-type="string">
            <text:p>Dratini</text:p>
          </table:table-cell>
          <table:table-cell office:value-type="string">
            <text:p>09/18/16 12:28 AM</text:p>
          </table:table-cell>
          <table:table-cell office:value-type="float" office:value="34.1012363784">
            <text:p>34.1012363784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7.77301801221562E+017">
            <text:p>777301801221562000</text:p>
          </table:table-cell>
          <table:table-cell office:value-type="string">
            <text:p>Rapidash</text:p>
          </table:table-cell>
          <table:table-cell office:value-type="string">
            <text:p>09/18/16 12:22 AM</text:p>
          </table:table-cell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7.77300199693628E+017">
            <text:p>777300199693628000</text:p>
          </table:table-cell>
          <table:table-cell office:value-type="string">
            <text:p>Chansey</text:p>
          </table:table-cell>
          <table:table-cell office:value-type="string">
            <text:p>09/18/16 12:16 AM</text:p>
          </table:table-cell>
          <table:table-cell office:value-type="float" office:value="34.0796124966">
            <text:p>34.0796124966</text:p>
          </table:table-cell>
          <table:table-cell office:value-type="float" office:value="-118.1225545054">
            <text:p>-118.1225545054</text:p>
          </table:table-cell>
        </table:table-row>
        <table:table-row table:style-name="ro2">
          <table:table-cell office:value-type="float" office:value="7.77299497323864E+017">
            <text:p>777299497323864000</text:p>
          </table:table-cell>
          <table:table-cell office:value-type="string">
            <text:p>Kingler</text:p>
          </table:table-cell>
          <table:table-cell office:value-type="string">
            <text:p>09/18/16 12:13 AM</text:p>
          </table:table-cell>
          <table:table-cell office:value-type="float" office:value="34.1083149934">
            <text:p>34.108314993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7.772973421773E+017">
            <text:p>777297342177300000</text:p>
          </table:table-cell>
          <table:table-cell office:value-type="string">
            <text:p>Golem</text:p>
          </table:table-cell>
          <table:table-cell office:value-type="string">
            <text:p>09/18/16 12:05 AM</text:p>
          </table:table-cell>
          <table:table-cell office:value-type="float" office:value="34.1178531083">
            <text:p>34.1178531083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7.77294902719754E+017">
            <text:p>777294902719754000</text:p>
          </table:table-cell>
          <table:table-cell office:value-type="string">
            <text:p>Ivysaur</text:p>
          </table:table-cell>
          <table:table-cell office:value-type="string">
            <text:p>09/17/16 11:55 PM</text:p>
          </table:table-cell>
          <table:table-cell office:value-type="float" office:value="34.095591023">
            <text:p>34.095591023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7.77292231971529E+017">
            <text:p>777292231971529000</text:p>
          </table:table-cell>
          <table:table-cell office:value-type="string">
            <text:p>Flareon</text:p>
          </table:table-cell>
          <table:table-cell office:value-type="string">
            <text:p>09/17/16 11:44 PM</text:p>
          </table:table-cell>
          <table:table-cell office:value-type="float" office:value="34.0776600001">
            <text:p>34.0776600001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729066411971E+017">
            <text:p>777290664119710000</text:p>
          </table:table-cell>
          <table:table-cell office:value-type="string">
            <text:p>Weezing</text:p>
          </table:table-cell>
          <table:table-cell office:value-type="string">
            <text:p>09/17/16 11:38 PM</text:p>
          </table:table-cell>
          <table:table-cell office:value-type="float" office:value="34.1042154963">
            <text:p>34.1042154963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7.77288769451942E+017">
            <text:p>777288769451942000</text:p>
          </table:table-cell>
          <table:table-cell office:value-type="string">
            <text:p>Omastar</text:p>
          </table:table-cell>
          <table:table-cell office:value-type="string">
            <text:p>09/17/16 11:30 PM</text:p>
          </table:table-cell>
          <table:table-cell office:value-type="float" office:value="34.098034685">
            <text:p>34.098034685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7.77286859101647E+017">
            <text:p>777286859101647000</text:p>
          </table:table-cell>
          <table:table-cell office:value-type="string">
            <text:p>Starmie</text:p>
          </table:table-cell>
          <table:table-cell office:value-type="string">
            <text:p>09/17/16 11:23 PM</text:p>
          </table:table-cell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7285623694492E+017">
            <text:p>777285623694492000</text:p>
          </table:table-cell>
          <table:table-cell office:value-type="string">
            <text:p>Rapidash</text:p>
          </table:table-cell>
          <table:table-cell office:value-type="string">
            <text:p>09/17/16 11:18 PM</text:p>
          </table:table-cell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7281856324579E+017">
            <text:p>777281856324579000</text:p>
          </table:table-cell>
          <table:table-cell office:value-type="string">
            <text:p>Chansey</text:p>
          </table:table-cell>
          <table:table-cell office:value-type="string">
            <text:p>09/17/16 11:03 PM</text:p>
          </table:table-cell>
          <table:table-cell office:value-type="float" office:value="34.0834502506">
            <text:p>34.0834502506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7.77280756791976E+017">
            <text:p>777280756791976000</text:p>
          </table:table-cell>
          <table:table-cell office:value-type="string">
            <text:p>Slowbro</text:p>
          </table:table-cell>
          <table:table-cell office:value-type="string">
            <text:p>09/17/16 10:59 PM</text:p>
          </table:table-cell>
          <table:table-cell office:value-type="float" office:value="34.0671257338">
            <text:p>34.0671257338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7.77280090686099E+017">
            <text:p>777280090686099000</text:p>
          </table:table-cell>
          <table:table-cell office:value-type="string">
            <text:p>Scyther</text:p>
          </table:table-cell>
          <table:table-cell office:value-type="string">
            <text:p>09/17/16 10:56 PM</text:p>
          </table:table-cell>
          <table:table-cell office:value-type="float" office:value="34.1163577707">
            <text:p>34.1163577707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7.77277738793079E+017">
            <text:p>777277738793079000</text:p>
          </table:table-cell>
          <table:table-cell office:value-type="string">
            <text:p>Chansey</text:p>
          </table:table-cell>
          <table:table-cell office:value-type="string">
            <text:p>09/17/16 10:47 PM</text:p>
          </table:table-cell>
          <table:table-cell office:value-type="float" office:value="34.1268863046">
            <text:p>34.1268863046</text:p>
          </table:table-cell>
          <table:table-cell office:value-type="float" office:value="-118.0746364174">
            <text:p>-118.0746364174</text:p>
          </table:table-cell>
        </table:table-row>
        <table:table-row table:style-name="ro2">
          <table:table-cell office:value-type="float" office:value="7.7727607618775E+017">
            <text:p>777276076187750000</text:p>
          </table:table-cell>
          <table:table-cell office:value-type="string">
            <text:p>Grimer</text:p>
          </table:table-cell>
          <table:table-cell office:value-type="string">
            <text:p>09/17/16 10:40 PM</text:p>
          </table:table-cell>
          <table:table-cell office:value-type="float" office:value="34.0991767594">
            <text:p>34.0991767594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7.7727422921345E+017">
            <text:p>777274229213450000</text:p>
          </table:table-cell>
          <table:table-cell office:value-type="string">
            <text:p>Kingler</text:p>
          </table:table-cell>
          <table:table-cell office:value-type="string">
            <text:p>09/17/16 10:33 PM</text:p>
          </table:table-cell>
          <table:table-cell office:value-type="float" office:value="34.0695904232">
            <text:p>34.0695904232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7272471745499E+017">
            <text:p>777272471745499000</text:p>
          </table:table-cell>
          <table:table-cell office:value-type="string">
            <text:p>Flareon</text:p>
          </table:table-cell>
          <table:table-cell office:value-type="string">
            <text:p>09/17/16 10:26 PM</text:p>
          </table:table-cell>
          <table:table-cell office:value-type="float" office:value="34.090915869">
            <text:p>34.090915869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7.77272096661447E+017">
            <text:p>777272096661447000</text:p>
          </table:table-cell>
          <table:table-cell office:value-type="string">
            <text:p>Jolteon</text:p>
          </table:table-cell>
          <table:table-cell office:value-type="string">
            <text:p>09/17/16 10:24 PM</text:p>
          </table:table-cell>
          <table:table-cell office:value-type="float" office:value="34.0870029944">
            <text:p>34.0870029944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7.7726847948109E+017">
            <text:p>777268479481090000</text:p>
          </table:table-cell>
          <table:table-cell office:value-type="string">
            <text:p>Rapidash</text:p>
          </table:table-cell>
          <table:table-cell office:value-type="string">
            <text:p>09/17/16 10:10 PM</text:p>
          </table:table-cell>
          <table:table-cell office:value-type="float" office:value="34.0678443814">
            <text:p>34.0678443814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7266691671589E+017">
            <text:p>777266691671589000</text:p>
          </table:table-cell>
          <table:table-cell office:value-type="string">
            <text:p>Porygon</text:p>
          </table:table-cell>
          <table:table-cell office:value-type="string">
            <text:p>09/17/16 10:03 PM</text:p>
          </table:table-cell>
          <table:table-cell office:value-type="float" office:value="34.0831493988">
            <text:p>34.0831493988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7.77265084334694E+017">
            <text:p>777265084334694000</text:p>
          </table:table-cell>
          <table:table-cell office:value-type="string">
            <text:p>Weezing</text:p>
          </table:table-cell>
          <table:table-cell office:value-type="string">
            <text:p>09/17/16 09:56 PM</text:p>
          </table:table-cell>
          <table:table-cell office:value-type="float" office:value="34.0745573399">
            <text:p>34.0745573399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7263396840354E+017">
            <text:p>777263396840354000</text:p>
          </table:table-cell>
          <table:table-cell office:value-type="string">
            <text:p>Grimer</text:p>
          </table:table-cell>
          <table:table-cell office:value-type="string">
            <text:p>09/17/16 09:50 PM</text:p>
          </table:table-cell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7263288216191E+017">
            <text:p>777263288216191000</text:p>
          </table:table-cell>
          <table:table-cell office:value-type="string">
            <text:p>Golem</text:p>
          </table:table-cell>
          <table:table-cell office:value-type="string">
            <text:p>09/17/16 09:49 PM</text:p>
          </table:table-cell>
          <table:table-cell office:value-type="float" office:value="34.1054619081">
            <text:p>34.1054619081</text:p>
          </table:table-cell>
          <table:table-cell office:value-type="float" office:value="-118.1203600704">
            <text:p>-118.1203600704</text:p>
          </table:table-cell>
        </table:table-row>
        <table:table-row table:style-name="ro2">
          <table:table-cell office:value-type="float" office:value="7.77263271342596E+017">
            <text:p>777263271342596000</text:p>
          </table:table-cell>
          <table:table-cell office:value-type="string">
            <text:p>Porygon</text:p>
          </table:table-cell>
          <table:table-cell office:value-type="string">
            <text:p>09/17/16 09:49 PM</text:p>
          </table:table-cell>
          <table:table-cell office:value-type="float" office:value="34.1031502482">
            <text:p>34.103150248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7.77262640850534E+017">
            <text:p>777262640850534000</text:p>
          </table:table-cell>
          <table:table-cell office:value-type="string">
            <text:p>Rapidash</text:p>
          </table:table-cell>
          <table:table-cell office:value-type="string">
            <text:p>09/17/16 09:47 PM</text:p>
          </table:table-cell>
          <table:table-cell office:value-type="float" office:value="34.0943278508">
            <text:p>34.0943278508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7.77261572255207E+017">
            <text:p>777261572255207000</text:p>
          </table:table-cell>
          <table:table-cell office:value-type="string">
            <text:p>Flareon</text:p>
          </table:table-cell>
          <table:table-cell office:value-type="string">
            <text:p>09/17/16 09:42 PM</text:p>
          </table:table-cell>
          <table:table-cell office:value-type="float" office:value="34.0954958678">
            <text:p>34.0954958678</text:p>
          </table:table-cell>
          <table:table-cell office:value-type="float" office:value="-118.0759168418">
            <text:p>-118.0759168418</text:p>
          </table:table-cell>
        </table:table-row>
        <table:table-row table:style-name="ro2">
          <table:table-cell office:value-type="float" office:value="7.77260385556496E+017">
            <text:p>777260385556496000</text:p>
          </table:table-cell>
          <table:table-cell office:value-type="string">
            <text:p>Omastar</text:p>
          </table:table-cell>
          <table:table-cell office:value-type="string">
            <text:p>09/17/16 09:38 PM</text:p>
          </table:table-cell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7260165909229E+017">
            <text:p>777260165909229000</text:p>
          </table:table-cell>
          <table:table-cell office:value-type="string">
            <text:p>Electrode</text:p>
          </table:table-cell>
          <table:table-cell office:value-type="string">
            <text:p>09/17/16 09:37 PM</text:p>
          </table:table-cell>
          <table:table-cell office:value-type="float" office:value="34.0964758332">
            <text:p>34.0964758332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7.77257087986348E+017">
            <text:p>777257087986348000</text:p>
          </table:table-cell>
          <table:table-cell office:value-type="string">
            <text:p>Flareon</text:p>
          </table:table-cell>
          <table:table-cell office:value-type="string">
            <text:p>09/17/16 09:25 PM</text:p>
          </table:table-cell>
          <table:table-cell office:value-type="float" office:value="34.0759044674">
            <text:p>34.0759044674</text:p>
          </table:table-cell>
          <table:table-cell office:value-type="float" office:value="-118.0760997588">
            <text:p>-118.0760997588</text:p>
          </table:table-cell>
        </table:table-row>
        <table:table-row table:style-name="ro2">
          <table:table-cell office:value-type="float" office:value="7.77255822816518E+017">
            <text:p>777255822816518000</text:p>
          </table:table-cell>
          <table:table-cell office:value-type="string">
            <text:p>Flareon</text:p>
          </table:table-cell>
          <table:table-cell office:value-type="string">
            <text:p>09/17/16 09:20 PM</text:p>
          </table:table-cell>
          <table:table-cell office:value-type="float" office:value="34.1042307865">
            <text:p>34.1042307865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7.77255517064356E+017">
            <text:p>777255517064356000</text:p>
          </table:table-cell>
          <table:table-cell office:value-type="string">
            <text:p>Jolteon</text:p>
          </table:table-cell>
          <table:table-cell office:value-type="string">
            <text:p>09/17/16 09:18 PM</text:p>
          </table:table-cell>
          <table:table-cell office:value-type="float" office:value="34.0696563468">
            <text:p>34.0696563468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7.77254937373708E+017">
            <text:p>777254937373708000</text:p>
          </table:table-cell>
          <table:table-cell office:value-type="string">
            <text:p>Nidoking</text:p>
          </table:table-cell>
          <table:table-cell office:value-type="string">
            <text:p>09/17/16 09:16 PM</text:p>
          </table:table-cell>
          <table:table-cell office:value-type="float" office:value="34.1241777386">
            <text:p>34.1241777386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7.77253241352442E+017">
            <text:p>777253241352442000</text:p>
          </table:table-cell>
          <table:table-cell office:value-type="string">
            <text:p>Tentacruel</text:p>
          </table:table-cell>
          <table:table-cell office:value-type="string">
            <text:p>09/17/16 09:09 PM</text:p>
          </table:table-cell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7.77253122712359E+017">
            <text:p>777253122712359000</text:p>
          </table:table-cell>
          <table:table-cell office:value-type="string">
            <text:p>Weezing</text:p>
          </table:table-cell>
          <table:table-cell office:value-type="string">
            <text:p>09/17/16 09:09 PM</text:p>
          </table:table-cell>
          <table:table-cell office:value-type="float" office:value="34.1039436457">
            <text:p>34.1039436457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7.77250270669513E+017">
            <text:p>777250270669513000</text:p>
          </table:table-cell>
          <table:table-cell office:value-type="string">
            <text:p>Chansey</text:p>
          </table:table-cell>
          <table:table-cell office:value-type="string">
            <text:p>09/17/16 08:57 PM</text:p>
          </table:table-cell>
          <table:table-cell office:value-type="float" office:value="34.0791521662">
            <text:p>34.0791521662</text:p>
          </table:table-cell>
          <table:table-cell office:value-type="float" office:value="-118.0836906471">
            <text:p>-118.0836906471</text:p>
          </table:table-cell>
        </table:table-row>
        <table:table-row table:style-name="ro2">
          <table:table-cell office:value-type="float" office:value="7.77248502933926E+017">
            <text:p>777248502933926000</text:p>
          </table:table-cell>
          <table:table-cell office:value-type="string">
            <text:p>Chansey</text:p>
          </table:table-cell>
          <table:table-cell office:value-type="string">
            <text:p>09/17/16 08:50 PM</text:p>
          </table:table-cell>
          <table:table-cell office:value-type="float" office:value="34.0850882519">
            <text:p>34.0850882519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7.77247325903164E+017">
            <text:p>777247325903164000</text:p>
          </table:table-cell>
          <table:table-cell office:value-type="string">
            <text:p>Kabutops</text:p>
          </table:table-cell>
          <table:table-cell office:value-type="string">
            <text:p>09/17/16 08:46 PM</text:p>
          </table:table-cell>
          <table:table-cell office:value-type="float" office:value="34.0985257988">
            <text:p>34.0985257988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7.77246365420097E+017">
            <text:p>777246365420097000</text:p>
          </table:table-cell>
          <table:table-cell office:value-type="string">
            <text:p>Chansey</text:p>
          </table:table-cell>
          <table:table-cell office:value-type="string">
            <text:p>09/17/16 08:42 PM</text:p>
          </table:table-cell>
          <table:table-cell office:value-type="float" office:value="34.1146383097">
            <text:p>34.1146383097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7.77246100071735E+017">
            <text:p>777246100071735000</text:p>
          </table:table-cell>
          <table:table-cell office:value-type="string">
            <text:p>Rapidash</text:p>
          </table:table-cell>
          <table:table-cell office:value-type="string">
            <text:p>09/17/16 08:41 PM</text:p>
          </table:table-cell>
          <table:table-cell office:value-type="float" office:value="34.0873156445">
            <text:p>34.087315644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7241509808615E+017">
            <text:p>777241509808615000</text:p>
          </table:table-cell>
          <table:table-cell office:value-type="string">
            <text:p>Slowbro</text:p>
          </table:table-cell>
          <table:table-cell office:value-type="string">
            <text:p>09/17/16 08:23 PM</text:p>
          </table:table-cell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7.77241431022854E+017">
            <text:p>777241431022854000</text:p>
          </table:table-cell>
          <table:table-cell office:value-type="string">
            <text:p>Wartortle</text:p>
          </table:table-cell>
          <table:table-cell office:value-type="string">
            <text:p>09/17/16 08:22 PM</text:p>
          </table:table-cell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7.77239892464013E+017">
            <text:p>777239892464013000</text:p>
          </table:table-cell>
          <table:table-cell office:value-type="string">
            <text:p>Weepinbell</text:p>
          </table:table-cell>
          <table:table-cell office:value-type="string">
            <text:p>09/17/16 08:16 PM</text:p>
          </table:table-cell>
          <table:table-cell office:value-type="float" office:value="34.0999289498">
            <text:p>34.0999289498</text:p>
          </table:table-cell>
          <table:table-cell office:value-type="float" office:value="-118.1274918832">
            <text:p>-118.1274918832</text:p>
          </table:table-cell>
        </table:table-row>
        <table:table-row table:style-name="ro2">
          <table:table-cell office:value-type="float" office:value="7.77239598539735E+017">
            <text:p>777239598539735000</text:p>
          </table:table-cell>
          <table:table-cell office:value-type="string">
            <text:p>Chansey</text:p>
          </table:table-cell>
          <table:table-cell office:value-type="string">
            <text:p>09/17/16 08:15 PM</text:p>
          </table:table-cell>
          <table:table-cell office:value-type="float" office:value="34.0792382652">
            <text:p>34.0792382652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7.77238977958904E+017">
            <text:p>777238977958904000</text:p>
          </table:table-cell>
          <table:table-cell office:value-type="string">
            <text:p>Raichu</text:p>
          </table:table-cell>
          <table:table-cell office:value-type="string">
            <text:p>09/17/16 08:13 PM</text:p>
          </table:table-cell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7.77238838733267E+017">
            <text:p>777238838733267000</text:p>
          </table:table-cell>
          <table:table-cell office:value-type="string">
            <text:p>Golduck</text:p>
          </table:table-cell>
          <table:table-cell office:value-type="string">
            <text:p>09/17/16 08:12 PM</text:p>
          </table:table-cell>
          <table:table-cell office:value-type="float" office:value="34.0915326378">
            <text:p>34.0915326378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7236496067605E+017">
            <text:p>777236496067605000</text:p>
          </table:table-cell>
          <table:table-cell office:value-type="string">
            <text:p>Jolteon</text:p>
          </table:table-cell>
          <table:table-cell office:value-type="string">
            <text:p>09/17/16 08:03 PM</text:p>
          </table:table-cell>
          <table:table-cell office:value-type="float" office:value="34.1115828623">
            <text:p>34.1115828623</text:p>
          </table:table-cell>
          <table:table-cell office:value-type="float" office:value="-118.0804897101">
            <text:p>-118.0804897101</text:p>
          </table:table-cell>
        </table:table-row>
        <table:table-row table:style-name="ro2">
          <table:table-cell office:value-type="float" office:value="7.77235416936133E+017">
            <text:p>777235416936133000</text:p>
          </table:table-cell>
          <table:table-cell office:value-type="string">
            <text:p>Jolteon</text:p>
          </table:table-cell>
          <table:table-cell office:value-type="string">
            <text:p>09/17/16 07:58 PM</text:p>
          </table:table-cell>
          <table:table-cell office:value-type="float" office:value="34.0875946514">
            <text:p>34.0875946514</text:p>
          </table:table-cell>
          <table:table-cell office:value-type="float" office:value="-118.1262118357">
            <text:p>-118.1262118357</text:p>
          </table:table-cell>
        </table:table-row>
        <table:table-row table:style-name="ro2">
          <table:table-cell office:value-type="float" office:value="7.77231611687375E+017">
            <text:p>777231611687375000</text:p>
          </table:table-cell>
          <table:table-cell office:value-type="string">
            <text:p>Chansey</text:p>
          </table:table-cell>
          <table:table-cell office:value-type="string">
            <text:p>09/17/16 07:43 PM</text:p>
          </table:table-cell>
          <table:table-cell office:value-type="float" office:value="34.0736680753">
            <text:p>34.0736680753</text:p>
          </table:table-cell>
          <table:table-cell office:value-type="float" office:value="-118.1100275687">
            <text:p>-118.1100275687</text:p>
          </table:table-cell>
        </table:table-row>
        <table:table-row table:style-name="ro2">
          <table:table-cell office:value-type="float" office:value="7.77231049239564E+017">
            <text:p>777231049239564000</text:p>
          </table:table-cell>
          <table:table-cell office:value-type="string">
            <text:p>Kabutops</text:p>
          </table:table-cell>
          <table:table-cell office:value-type="string">
            <text:p>09/17/16 07:41 PM</text:p>
          </table:table-cell>
          <table:table-cell office:value-type="float" office:value="34.079081147">
            <text:p>34.079081147</text:p>
          </table:table-cell>
          <table:table-cell office:value-type="float" office:value="-118.1007918072">
            <text:p>-118.1007918072</text:p>
          </table:table-cell>
        </table:table-row>
        <table:table-row table:style-name="ro2">
          <table:table-cell office:value-type="float" office:value="7.77229154257285E+017">
            <text:p>777229154257285000</text:p>
          </table:table-cell>
          <table:table-cell office:value-type="string">
            <text:p>Weepinbell</text:p>
          </table:table-cell>
          <table:table-cell office:value-type="string">
            <text:p>09/17/16 07:34 PM</text:p>
          </table:table-cell>
          <table:table-cell office:value-type="float" office:value="34.1194761482">
            <text:p>34.1194761482</text:p>
          </table:table-cell>
          <table:table-cell office:value-type="float" office:value="-118.0851539132">
            <text:p>-118.0851539132</text:p>
          </table:table-cell>
        </table:table-row>
        <table:table-row table:style-name="ro2">
          <table:table-cell office:value-type="float" office:value="7.77228651473408E+017">
            <text:p>777228651473408000</text:p>
          </table:table-cell>
          <table:table-cell office:value-type="string">
            <text:p>Kingler</text:p>
          </table:table-cell>
          <table:table-cell office:value-type="string">
            <text:p>09/17/16 07:32 PM</text:p>
          </table:table-cell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77226690518921E+017">
            <text:p>777226690518921000</text:p>
          </table:table-cell>
          <table:table-cell office:value-type="string">
            <text:p>Charmeleon</text:p>
          </table:table-cell>
          <table:table-cell office:value-type="string">
            <text:p>09/17/16 07:24 PM</text:p>
          </table:table-cell>
          <table:table-cell office:value-type="float" office:value="34.0782049489">
            <text:p>34.0782049489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7.77224805976117E+017">
            <text:p>777224805976117000</text:p>
          </table:table-cell>
          <table:table-cell office:value-type="string">
            <text:p>Chansey</text:p>
          </table:table-cell>
          <table:table-cell office:value-type="string">
            <text:p>09/17/16 07:16 PM</text:p>
          </table:table-cell>
          <table:table-cell office:value-type="float" office:value="34.0784265487">
            <text:p>34.0784265487</text:p>
          </table:table-cell>
          <table:table-cell office:value-type="float" office:value="-118.129594798">
            <text:p>-118.129594798</text:p>
          </table:table-cell>
        </table:table-row>
        <table:table-row table:style-name="ro2">
          <table:table-cell office:value-type="float" office:value="7.77224538257891E+017">
            <text:p>777224538257891000</text:p>
          </table:table-cell>
          <table:table-cell office:value-type="string">
            <text:p>Snorlax</text:p>
          </table:table-cell>
          <table:table-cell office:value-type="string">
            <text:p>09/17/16 07:15 PM</text:p>
          </table:table-cell>
          <table:table-cell office:value-type="float" office:value="34.1103701055">
            <text:p>34.1103701055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77224163123614E+017">
            <text:p>777224163123614000</text:p>
          </table:table-cell>
          <table:table-cell office:value-type="string">
            <text:p>Weepinbell</text:p>
          </table:table-cell>
          <table:table-cell office:value-type="string">
            <text:p>09/17/16 07:14 PM</text:p>
          </table:table-cell>
          <table:table-cell office:value-type="float" office:value="34.1201528475">
            <text:p>34.1201528475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7.77222092680941E+017">
            <text:p>777222092680941000</text:p>
          </table:table-cell>
          <table:table-cell office:value-type="string">
            <text:p>Porygon</text:p>
          </table:table-cell>
          <table:table-cell office:value-type="string">
            <text:p>09/17/16 07:06 PM</text:p>
          </table:table-cell>
          <table:table-cell office:value-type="float" office:value="34.0908068324">
            <text:p>34.0908068324</text:p>
          </table:table-cell>
          <table:table-cell office:value-type="float" office:value="-118.1045410365">
            <text:p>-118.1045410365</text:p>
          </table:table-cell>
        </table:table-row>
        <table:table-row table:style-name="ro2">
          <table:table-cell office:value-type="float" office:value="7.77221509492281E+017">
            <text:p>777221509492281000</text:p>
          </table:table-cell>
          <table:table-cell office:value-type="string">
            <text:p>Porygon</text:p>
          </table:table-cell>
          <table:table-cell office:value-type="string">
            <text:p>09/17/16 07:03 PM</text:p>
          </table:table-cell>
          <table:table-cell office:value-type="float" office:value="34.0802845949">
            <text:p>34.0802845949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7219654829814E+017">
            <text:p>777219654829814000</text:p>
          </table:table-cell>
          <table:table-cell office:value-type="string">
            <text:p>Chansey</text:p>
          </table:table-cell>
          <table:table-cell office:value-type="string">
            <text:p>09/17/16 06:56 PM</text:p>
          </table:table-cell>
          <table:table-cell office:value-type="float" office:value="34.0816674062">
            <text:p>34.0816674062</text:p>
          </table:table-cell>
          <table:table-cell office:value-type="float" office:value="-118.1310576803">
            <text:p>-118.1310576803</text:p>
          </table:table-cell>
        </table:table-row>
        <table:table-row table:style-name="ro2">
          <table:table-cell office:value-type="float" office:value="7.77217756206735E+017">
            <text:p>777217756206735000</text:p>
          </table:table-cell>
          <table:table-cell office:value-type="string">
            <text:p>Electrode</text:p>
          </table:table-cell>
          <table:table-cell office:value-type="string">
            <text:p>09/17/16 06:48 PM</text:p>
          </table:table-cell>
          <table:table-cell office:value-type="float" office:value="34.088385234">
            <text:p>34.088385234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7.77216851549893E+017">
            <text:p>777216851549893000</text:p>
          </table:table-cell>
          <table:table-cell office:value-type="string">
            <text:p>Dratini</text:p>
          </table:table-cell>
          <table:table-cell office:value-type="string">
            <text:p>09/17/16 06:45 PM</text:p>
          </table:table-cell>
          <table:table-cell office:value-type="float" office:value="34.1078879171">
            <text:p>34.1078879171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7.77215676800872E+017">
            <text:p>777215676800872000</text:p>
          </table:table-cell>
          <table:table-cell office:value-type="string">
            <text:p>Ninetales</text:p>
          </table:table-cell>
          <table:table-cell office:value-type="string">
            <text:p>09/17/16 06:40 PM</text:p>
          </table:table-cell>
          <table:table-cell office:value-type="float" office:value="34.0927734765">
            <text:p>34.092773476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7212626392592E+017">
            <text:p>777212626392592000</text:p>
          </table:table-cell>
          <table:table-cell office:value-type="string">
            <text:p>Chansey</text:p>
          </table:table-cell>
          <table:table-cell office:value-type="string">
            <text:p>09/17/16 06:28 PM</text:p>
          </table:table-cell>
          <table:table-cell office:value-type="float" office:value="34.0733412868">
            <text:p>34.0733412868</text:p>
          </table:table-cell>
          <table:table-cell office:value-type="float" office:value="-118.0935674564">
            <text:p>-118.0935674564</text:p>
          </table:table-cell>
        </table:table-row>
        <table:table-row table:style-name="ro2">
          <table:table-cell office:value-type="float" office:value="7.77210802805715E+017">
            <text:p>777210802805715000</text:p>
          </table:table-cell>
          <table:table-cell office:value-type="string">
            <text:p>Exeggutor</text:p>
          </table:table-cell>
          <table:table-cell office:value-type="string">
            <text:p>09/17/16 06:21 PM</text:p>
          </table:table-cell>
          <table:table-cell office:value-type="float" office:value="34.0862178299">
            <text:p>34.0862178299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7209573253927E+017">
            <text:p>777209573253927000</text:p>
          </table:table-cell>
          <table:table-cell office:value-type="string">
            <text:p>Flareon</text:p>
          </table:table-cell>
          <table:table-cell office:value-type="string">
            <text:p>09/17/16 06:16 PM</text:p>
          </table:table-cell>
          <table:table-cell office:value-type="float" office:value="34.0989190986">
            <text:p>34.0989190986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7.77208795042685E+017">
            <text:p>777208795042685000</text:p>
          </table:table-cell>
          <table:table-cell office:value-type="string">
            <text:p>Rapidash</text:p>
          </table:table-cell>
          <table:table-cell office:value-type="string">
            <text:p>09/17/16 06:13 PM</text:p>
          </table:table-cell>
          <table:table-cell office:value-type="float" office:value="34.1106238174">
            <text:p>34.1106238174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7.77206774679994E+017">
            <text:p>777206774679994000</text:p>
          </table:table-cell>
          <table:table-cell office:value-type="string">
            <text:p>Kingler</text:p>
          </table:table-cell>
          <table:table-cell office:value-type="string">
            <text:p>09/17/16 06:05 PM</text:p>
          </table:table-cell>
          <table:table-cell office:value-type="float" office:value="34.0959813429">
            <text:p>34.0959813429</text:p>
          </table:table-cell>
          <table:table-cell office:value-type="float" office:value="-118.1214572913">
            <text:p>-118.1214572913</text:p>
          </table:table-cell>
        </table:table-row>
        <table:table-row table:style-name="ro2">
          <table:table-cell office:value-type="float" office:value="7.77205927153799E+017">
            <text:p>777205927153799000</text:p>
          </table:table-cell>
          <table:table-cell office:value-type="string">
            <text:p>Flareon</text:p>
          </table:table-cell>
          <table:table-cell office:value-type="string">
            <text:p>09/17/16 06:01 PM</text:p>
          </table:table-cell>
          <table:table-cell office:value-type="float" office:value="34.0885434253">
            <text:p>34.0885434253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7.77205284938797E+017">
            <text:p>777205284938797000</text:p>
          </table:table-cell>
          <table:table-cell office:value-type="string">
            <text:p>Lickitung</text:p>
          </table:table-cell>
          <table:table-cell office:value-type="string">
            <text:p>09/17/16 05:59 PM</text:p>
          </table:table-cell>
          <table:table-cell office:value-type="float" office:value="34.1242378665">
            <text:p>34.1242378665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7.7720487659393E+017">
            <text:p>777204876593930000</text:p>
          </table:table-cell>
          <table:table-cell office:value-type="string">
            <text:p>Nidoking</text:p>
          </table:table-cell>
          <table:table-cell office:value-type="string">
            <text:p>09/17/16 05:57 PM</text:p>
          </table:table-cell>
          <table:table-cell office:value-type="float" office:value="34.087693394">
            <text:p>34.087693394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7203209051869E+017">
            <text:p>777203209051869000</text:p>
          </table:table-cell>
          <table:table-cell office:value-type="string">
            <text:p>Charizard</text:p>
          </table:table-cell>
          <table:table-cell office:value-type="string">
            <text:p>09/17/16 05:50 PM</text:p>
          </table:table-cell>
          <table:table-cell office:value-type="float" office:value="34.0836492443">
            <text:p>34.0836492443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7202697309008E+017">
            <text:p>777202697309008000</text:p>
          </table:table-cell>
          <table:table-cell office:value-type="string">
            <text:p>Chansey</text:p>
          </table:table-cell>
          <table:table-cell office:value-type="string">
            <text:p>09/17/16 05:48 PM</text:p>
          </table:table-cell>
          <table:table-cell office:value-type="float" office:value="34.0793425408">
            <text:p>34.0793425408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7.772023719359E+017">
            <text:p>777202371935900000</text:p>
          </table:table-cell>
          <table:table-cell office:value-type="string">
            <text:p>Gloom</text:p>
          </table:table-cell>
          <table:table-cell office:value-type="string">
            <text:p>09/17/16 05:47 PM</text:p>
          </table:table-cell>
          <table:table-cell office:value-type="float" office:value="34.0888303541">
            <text:p>34.088830354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7.77201513059844E+017">
            <text:p>777201513059844000</text:p>
          </table:table-cell>
          <table:table-cell office:value-type="string">
            <text:p>Grimer</text:p>
          </table:table-cell>
          <table:table-cell office:value-type="string">
            <text:p>09/17/16 05:44 PM</text:p>
          </table:table-cell>
          <table:table-cell office:value-type="float" office:value="34.1172915631">
            <text:p>34.1172915631</text:p>
          </table:table-cell>
          <table:table-cell office:value-type="float" office:value="-118.1107590933">
            <text:p>-118.1107590933</text:p>
          </table:table-cell>
        </table:table-row>
        <table:table-row table:style-name="ro2">
          <table:table-cell office:value-type="float" office:value="7.77200582671016E+017">
            <text:p>777200582671016000</text:p>
          </table:table-cell>
          <table:table-cell office:value-type="string">
            <text:p>Snorlax</text:p>
          </table:table-cell>
          <table:table-cell office:value-type="string">
            <text:p>09/17/16 05:40 PM</text:p>
          </table:table-cell>
          <table:table-cell office:value-type="float" office:value="34.0927734765">
            <text:p>34.092773476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7199162412499E+017">
            <text:p>777199162412499000</text:p>
          </table:table-cell>
          <table:table-cell office:value-type="string">
            <text:p>Snorlax</text:p>
          </table:table-cell>
          <table:table-cell office:value-type="string">
            <text:p>09/17/16 05:34 PM</text:p>
          </table:table-cell>
          <table:table-cell office:value-type="float" office:value="34.1220429816">
            <text:p>34.1220429816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7.77199030069633E+017">
            <text:p>777199030069633000</text:p>
          </table:table-cell>
          <table:table-cell office:value-type="string">
            <text:p>Weepinbell</text:p>
          </table:table-cell>
          <table:table-cell office:value-type="string">
            <text:p>09/17/16 05:34 PM</text:p>
          </table:table-cell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7.77198668063519E+017">
            <text:p>777198668063519000</text:p>
          </table:table-cell>
          <table:table-cell office:value-type="string">
            <text:p>Jolteon</text:p>
          </table:table-cell>
          <table:table-cell office:value-type="string">
            <text:p>09/17/16 05:32 PM</text:p>
          </table:table-cell>
          <table:table-cell office:value-type="float" office:value="34.1040957047">
            <text:p>34.1040957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7.77198071365055E+017">
            <text:p>777198071365055000</text:p>
          </table:table-cell>
          <table:table-cell office:value-type="string">
            <text:p>Tentacruel</text:p>
          </table:table-cell>
          <table:table-cell office:value-type="string">
            <text:p>09/17/16 05:30 PM</text:p>
          </table:table-cell>
          <table:table-cell office:value-type="float" office:value="34.0983075677">
            <text:p>34.0983075677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7.77195854092349E+017">
            <text:p>777195854092349000</text:p>
          </table:table-cell>
          <table:table-cell office:value-type="string">
            <text:p>Grimer</text:p>
          </table:table-cell>
          <table:table-cell office:value-type="string">
            <text:p>09/17/16 05:21 PM</text:p>
          </table:table-cell>
          <table:table-cell office:value-type="float" office:value="34.0762578632">
            <text:p>34.0762578632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7.77195793623028E+017">
            <text:p>777195793623028000</text:p>
          </table:table-cell>
          <table:table-cell office:value-type="string">
            <text:p>Rapidash</text:p>
          </table:table-cell>
          <table:table-cell office:value-type="string">
            <text:p>09/17/16 05:21 PM</text:p>
          </table:table-cell>
          <table:table-cell office:value-type="float" office:value="34.0988971039">
            <text:p>34.0988971039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7.77193394791514E+017">
            <text:p>777193394791514000</text:p>
          </table:table-cell>
          <table:table-cell office:value-type="string">
            <text:p>Chansey</text:p>
          </table:table-cell>
          <table:table-cell office:value-type="string">
            <text:p>09/17/16 05:11 PM</text:p>
          </table:table-cell>
          <table:table-cell office:value-type="float" office:value="34.0776499314">
            <text:p>34.0776499314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7.77193144462955E+017">
            <text:p>777193144462955000</text:p>
          </table:table-cell>
          <table:table-cell office:value-type="string">
            <text:p>Chansey</text:p>
          </table:table-cell>
          <table:table-cell office:value-type="string">
            <text:p>09/17/16 05:10 PM</text:p>
          </table:table-cell>
          <table:table-cell office:value-type="float" office:value="34.1038015646">
            <text:p>34.1038015646</text:p>
          </table:table-cell>
          <table:table-cell office:value-type="float" office:value="-118.1038094858">
            <text:p>-118.1038094858</text:p>
          </table:table-cell>
        </table:table-row>
        <table:table-row table:style-name="ro2">
          <table:table-cell office:value-type="float" office:value="7.77192396933083E+017">
            <text:p>777192396933083000</text:p>
          </table:table-cell>
          <table:table-cell office:value-type="string">
            <text:p>Charmeleon</text:p>
          </table:table-cell>
          <table:table-cell office:value-type="string">
            <text:p>09/17/16 05:08 PM</text:p>
          </table:table-cell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7191747096941E+017">
            <text:p>777191747096941000</text:p>
          </table:table-cell>
          <table:table-cell office:value-type="string">
            <text:p>Snorlax</text:p>
          </table:table-cell>
          <table:table-cell office:value-type="string">
            <text:p>09/17/16 05:05 PM</text:p>
          </table:table-cell>
          <table:table-cell office:value-type="float" office:value="34.0928555588">
            <text:p>34.0928555588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7.77190537635901E+017">
            <text:p>777190537635901000</text:p>
          </table:table-cell>
          <table:table-cell office:value-type="string">
            <text:p>Rapidash</text:p>
          </table:table-cell>
          <table:table-cell office:value-type="string">
            <text:p>09/17/16 05:00 PM</text:p>
          </table:table-cell>
          <table:table-cell office:value-type="float" office:value="34.0850162295">
            <text:p>34.0850162295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7.77189459074781E+017">
            <text:p>777189459074781000</text:p>
          </table:table-cell>
          <table:table-cell office:value-type="string">
            <text:p>Flareon</text:p>
          </table:table-cell>
          <table:table-cell office:value-type="string">
            <text:p>09/17/16 04:56 PM</text:p>
          </table:table-cell>
          <table:table-cell office:value-type="float" office:value="34.103130662">
            <text:p>34.103130662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7.77189151745552E+017">
            <text:p>777189151745552000</text:p>
          </table:table-cell>
          <table:table-cell office:value-type="string">
            <text:p>Tangela</text:p>
          </table:table-cell>
          <table:table-cell office:value-type="string">
            <text:p>09/17/16 04:55 PM</text:p>
          </table:table-cell>
          <table:table-cell office:value-type="float" office:value="34.0815681102">
            <text:p>34.0815681102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7.77189088839373E+017">
            <text:p>777189088839373000</text:p>
          </table:table-cell>
          <table:table-cell office:value-type="string">
            <text:p>Slowbro</text:p>
          </table:table-cell>
          <table:table-cell office:value-type="string">
            <text:p>09/17/16 04:54 P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7188542380257E+017">
            <text:p>777188542380257000</text:p>
          </table:table-cell>
          <table:table-cell office:value-type="string">
            <text:p>Chansey</text:p>
          </table:table-cell>
          <table:table-cell office:value-type="string">
            <text:p>09/17/16 04:52 PM</text:p>
          </table:table-cell>
          <table:table-cell office:value-type="float" office:value="34.1150023332">
            <text:p>34.1150023332</text:p>
          </table:table-cell>
          <table:table-cell office:value-type="float" office:value="-118.0944819476">
            <text:p>-118.0944819476</text:p>
          </table:table-cell>
        </table:table-row>
        <table:table-row table:style-name="ro2">
          <table:table-cell office:value-type="float" office:value="7.77187830170804E+017">
            <text:p>777187830170804000</text:p>
          </table:table-cell>
          <table:table-cell office:value-type="string">
            <text:p>Chansey</text:p>
          </table:table-cell>
          <table:table-cell office:value-type="string">
            <text:p>09/17/16 04:49 PM</text:p>
          </table:table-cell>
          <table:table-cell office:value-type="float" office:value="34.0794856263">
            <text:p>34.0794856263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7.77186322838491E+017">
            <text:p>777186322838491000</text:p>
          </table:table-cell>
          <table:table-cell office:value-type="string">
            <text:p>Chansey</text:p>
          </table:table-cell>
          <table:table-cell office:value-type="string">
            <text:p>09/17/16 04:43 PM</text:p>
          </table:table-cell>
          <table:table-cell office:value-type="float" office:value="34.086831801">
            <text:p>34.086831801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7.77184804680761E+017">
            <text:p>777184804680761000</text:p>
          </table:table-cell>
          <table:table-cell office:value-type="string">
            <text:p>Snorlax</text:p>
          </table:table-cell>
          <table:table-cell office:value-type="string">
            <text:p>09/17/16 04:37 PM</text:p>
          </table:table-cell>
          <table:table-cell office:value-type="float" office:value="34.0928555588">
            <text:p>34.0928555588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7.77183908777464E+017">
            <text:p>777183908777464000</text:p>
          </table:table-cell>
          <table:table-cell office:value-type="string">
            <text:p>Flareon</text:p>
          </table:table-cell>
          <table:table-cell office:value-type="string">
            <text:p>09/17/16 04:34 PM</text:p>
          </table:table-cell>
          <table:table-cell office:value-type="float" office:value="34.0810119871">
            <text:p>34.0810119871</text:p>
          </table:table-cell>
          <table:table-cell office:value-type="float" office:value="-118.1295033674">
            <text:p>-118.1295033674</text:p>
          </table:table-cell>
        </table:table-row>
        <table:table-row table:style-name="ro2">
          <table:table-cell office:value-type="float" office:value="7.77181475938587E+017">
            <text:p>777181475938587000</text:p>
          </table:table-cell>
          <table:table-cell office:value-type="string">
            <text:p>Raichu</text:p>
          </table:table-cell>
          <table:table-cell office:value-type="string">
            <text:p>09/17/16 04:24 PM</text:p>
          </table:table-cell>
          <table:table-cell office:value-type="float" office:value="34.1168314645">
            <text:p>34.116831464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7.7717992636971E+017">
            <text:p>777179926369710000</text:p>
          </table:table-cell>
          <table:table-cell office:value-type="string">
            <text:p>Flareon</text:p>
          </table:table-cell>
          <table:table-cell office:value-type="string">
            <text:p>09/17/16 04:18 PM</text:p>
          </table:table-cell>
          <table:table-cell office:value-type="float" office:value="34.0992403761">
            <text:p>34.0992403761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7.77178808810021E+017">
            <text:p>777178808810021000</text:p>
          </table:table-cell>
          <table:table-cell office:value-type="string">
            <text:p>Raichu</text:p>
          </table:table-cell>
          <table:table-cell office:value-type="string">
            <text:p>09/17/16 04:14 PM</text:p>
          </table:table-cell>
          <table:table-cell office:value-type="float" office:value="34.0628144336">
            <text:p>34.062814433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77178347306529E+017">
            <text:p>777178347306529000</text:p>
          </table:table-cell>
          <table:table-cell office:value-type="string">
            <text:p>Golem</text:p>
          </table:table-cell>
          <table:table-cell office:value-type="string">
            <text:p>09/17/16 04:12 PM</text:p>
          </table:table-cell>
          <table:table-cell office:value-type="float" office:value="34.0704346698">
            <text:p>34.070434669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7.77176882315866E+017">
            <text:p>777176882315866000</text:p>
          </table:table-cell>
          <table:table-cell office:value-type="string">
            <text:p>Electrode</text:p>
          </table:table-cell>
          <table:table-cell office:value-type="string">
            <text:p>09/17/16 04:06 PM</text:p>
          </table:table-cell>
          <table:table-cell office:value-type="float" office:value="34.0825312722">
            <text:p>34.0825312722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7.77175689615122E+017">
            <text:p>777175689615122000</text:p>
          </table:table-cell>
          <table:table-cell office:value-type="string">
            <text:p>Jolteon</text:p>
          </table:table-cell>
          <table:table-cell office:value-type="string">
            <text:p>09/17/16 04:01 PM</text:p>
          </table:table-cell>
          <table:table-cell office:value-type="float" office:value="34.1052355471">
            <text:p>34.1052355471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7.77174398222553E+017">
            <text:p>777174398222553000</text:p>
          </table:table-cell>
          <table:table-cell office:value-type="string">
            <text:p>Kingler</text:p>
          </table:table-cell>
          <table:table-cell office:value-type="string">
            <text:p>09/17/16 03:56 PM</text:p>
          </table:table-cell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7.77170018320515E+017">
            <text:p>777170018320515000</text:p>
          </table:table-cell>
          <table:table-cell office:value-type="string">
            <text:p>Snorlax</text:p>
          </table:table-cell>
          <table:table-cell office:value-type="string">
            <text:p>09/17/16 03:39 PM</text:p>
          </table:table-cell>
          <table:table-cell office:value-type="float" office:value="34.0628232896">
            <text:p>34.0628232896</text:p>
          </table:table-cell>
          <table:table-cell office:value-type="float" office:value="-118.0978655238">
            <text:p>-118.0978655238</text:p>
          </table:table-cell>
        </table:table-row>
        <table:table-row table:style-name="ro2">
          <table:table-cell office:value-type="float" office:value="7.77169473979621E+017">
            <text:p>777169473979621000</text:p>
          </table:table-cell>
          <table:table-cell office:value-type="string">
            <text:p>Lickitung</text:p>
          </table:table-cell>
          <table:table-cell office:value-type="string">
            <text:p>09/17/16 03:36 PM</text:p>
          </table:table-cell>
          <table:table-cell office:value-type="float" office:value="34.1156234479">
            <text:p>34.1156234479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7.77169208635367E+017">
            <text:p>777169208635367000</text:p>
          </table:table-cell>
          <table:table-cell office:value-type="string">
            <text:p>Snorlax</text:p>
          </table:table-cell>
          <table:table-cell office:value-type="string">
            <text:p>09/17/16 03:35 PM</text:p>
          </table:table-cell>
          <table:table-cell office:value-type="float" office:value="34.0810564967">
            <text:p>34.0810564967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7.77168902237282E+017">
            <text:p>777168902237282000</text:p>
          </table:table-cell>
          <table:table-cell office:value-type="string">
            <text:p>Raichu</text:p>
          </table:table-cell>
          <table:table-cell office:value-type="string">
            <text:p>09/17/16 03:34 PM</text:p>
          </table:table-cell>
          <table:table-cell office:value-type="float" office:value="34.1192036826">
            <text:p>34.1192036826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77167089278648E+017">
            <text:p>777167089278648000</text:p>
          </table:table-cell>
          <table:table-cell office:value-type="string">
            <text:p>Nidoqueen</text:p>
          </table:table-cell>
          <table:table-cell office:value-type="string">
            <text:p>09/17/16 03:27 PM</text:p>
          </table:table-cell>
          <table:table-cell office:value-type="float" office:value="34.1149090723">
            <text:p>34.1149090723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7.771659247512E+017">
            <text:p>777165924751200000</text:p>
          </table:table-cell>
          <table:table-cell office:value-type="string">
            <text:p>Porygon</text:p>
          </table:table-cell>
          <table:table-cell office:value-type="string">
            <text:p>09/17/16 03:22 PM</text:p>
          </table:table-cell>
          <table:table-cell office:value-type="float" office:value="34.100195195">
            <text:p>34.100195195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7.77162150288634E+017">
            <text:p>777162150288634000</text:p>
          </table:table-cell>
          <table:table-cell office:value-type="string">
            <text:p>Flareon</text:p>
          </table:table-cell>
          <table:table-cell office:value-type="string">
            <text:p>09/17/16 03:07 PM</text:p>
          </table:table-cell>
          <table:table-cell office:value-type="float" office:value="34.0799123783">
            <text:p>34.0799123783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7.77161405036237E+017">
            <text:p>777161405036237000</text:p>
          </table:table-cell>
          <table:table-cell office:value-type="string">
            <text:p>Porygon</text:p>
          </table:table-cell>
          <table:table-cell office:value-type="string">
            <text:p>09/17/16 03:04 PM</text:p>
          </table:table-cell>
          <table:table-cell office:value-type="float" office:value="34.100195195">
            <text:p>34.100195195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7.77160325892235E+017">
            <text:p>777160325892235000</text:p>
          </table:table-cell>
          <table:table-cell office:value-type="string">
            <text:p>Chansey</text:p>
          </table:table-cell>
          <table:table-cell office:value-type="string">
            <text:p>09/17/16 03:00 PM</text:p>
          </table:table-cell>
          <table:table-cell office:value-type="float" office:value="34.0801546715">
            <text:p>34.0801546715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7.77160175081759E+017">
            <text:p>777160175081759000</text:p>
          </table:table-cell>
          <table:table-cell office:value-type="string">
            <text:p>Chansey</text:p>
          </table:table-cell>
          <table:table-cell office:value-type="string">
            <text:p>09/17/16 02:59 PM</text:p>
          </table:table-cell>
          <table:table-cell office:value-type="float" office:value="34.0774402963">
            <text:p>34.0774402963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7.77157700224291E+017">
            <text:p>777157700224291000</text:p>
          </table:table-cell>
          <table:table-cell office:value-type="string">
            <text:p>Aerodactyl</text:p>
          </table:table-cell>
          <table:table-cell office:value-type="string">
            <text:p>09/17/16 02:50 PM</text:p>
          </table:table-cell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7.77156854874935E+017">
            <text:p>777156854874935000</text:p>
          </table:table-cell>
          <table:table-cell office:value-type="string">
            <text:p>Alakazam</text:p>
          </table:table-cell>
          <table:table-cell office:value-type="string">
            <text:p>09/17/16 02:46 PM</text:p>
          </table:table-cell>
          <table:table-cell office:value-type="float" office:value="34.0886891777">
            <text:p>34.0886891777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71565803619E+017">
            <text:p>777156580361900000</text:p>
          </table:table-cell>
          <table:table-cell office:value-type="string">
            <text:p>Dratini</text:p>
          </table:table-cell>
          <table:table-cell office:value-type="string">
            <text:p>09/17/16 02:45 PM</text:p>
          </table:table-cell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7.77154788811125E+017">
            <text:p>777154788811125000</text:p>
          </table:table-cell>
          <table:table-cell office:value-type="string">
            <text:p>Machamp</text:p>
          </table:table-cell>
          <table:table-cell office:value-type="string">
            <text:p>09/17/16 02:38 PM</text:p>
          </table:table-cell>
          <table:table-cell office:value-type="float" office:value="34.0846518842">
            <text:p>34.0846518842</text:p>
          </table:table-cell>
          <table:table-cell office:value-type="float" office:value="-118.1048153672">
            <text:p>-118.1048153672</text:p>
          </table:table-cell>
        </table:table-row>
        <table:table-row table:style-name="ro2">
          <table:table-cell office:value-type="float" office:value="7.77154076882575E+017">
            <text:p>777154076882575000</text:p>
          </table:table-cell>
          <table:table-cell office:value-type="string">
            <text:p>Lickitung</text:p>
          </table:table-cell>
          <table:table-cell office:value-type="string">
            <text:p>09/17/16 02:35 PM</text:p>
          </table:table-cell>
          <table:table-cell office:value-type="float" office:value="34.1089692889">
            <text:p>34.1089692889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7.77153098582077E+017">
            <text:p>777153098582077000</text:p>
          </table:table-cell>
          <table:table-cell office:value-type="string">
            <text:p>Chansey</text:p>
          </table:table-cell>
          <table:table-cell office:value-type="string">
            <text:p>09/17/16 02:31 PM</text:p>
          </table:table-cell>
          <table:table-cell office:value-type="float" office:value="34.0932119695">
            <text:p>34.0932119695</text:p>
          </table:table-cell>
          <table:table-cell office:value-type="float" office:value="-118.1210001168">
            <text:p>-118.1210001168</text:p>
          </table:table-cell>
        </table:table-row>
        <table:table-row table:style-name="ro2">
          <table:table-cell office:value-type="float" office:value="7.77153064046244E+017">
            <text:p>777153064046244000</text:p>
          </table:table-cell>
          <table:table-cell office:value-type="string">
            <text:p>Raichu</text:p>
          </table:table-cell>
          <table:table-cell office:value-type="string">
            <text:p>09/17/16 02:31 PM</text:p>
          </table:table-cell>
          <table:table-cell office:value-type="float" office:value="34.1041296028">
            <text:p>34.1041296028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7.77152748705816E+017">
            <text:p>777152748705816000</text:p>
          </table:table-cell>
          <table:table-cell office:value-type="string">
            <text:p>Chansey</text:p>
          </table:table-cell>
          <table:table-cell office:value-type="string">
            <text:p>09/17/16 02:30 PM</text:p>
          </table:table-cell>
          <table:table-cell office:value-type="float" office:value="34.0972303673">
            <text:p>34.0972303673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7.77149614487056E+017">
            <text:p>777149614487056000</text:p>
          </table:table-cell>
          <table:table-cell office:value-type="string">
            <text:p>Chansey</text:p>
          </table:table-cell>
          <table:table-cell office:value-type="string">
            <text:p>09/17/16 02:18 PM</text:p>
          </table:table-cell>
          <table:table-cell office:value-type="float" office:value="34.1055033947">
            <text:p>34.1055033947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7.77148354543313E+017">
            <text:p>777148354543313000</text:p>
          </table:table-cell>
          <table:table-cell office:value-type="string">
            <text:p>Chansey</text:p>
          </table:table-cell>
          <table:table-cell office:value-type="string">
            <text:p>09/17/16 02:13 PM</text:p>
          </table:table-cell>
          <table:table-cell office:value-type="float" office:value="34.0778802697">
            <text:p>34.0778802697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7.77148272704049E+017">
            <text:p>777148272704049000</text:p>
          </table:table-cell>
          <table:table-cell office:value-type="string">
            <text:p>Snorlax</text:p>
          </table:table-cell>
          <table:table-cell office:value-type="string">
            <text:p>09/17/16 02:12 PM</text:p>
          </table:table-cell>
          <table:table-cell office:value-type="float" office:value="34.1106238174">
            <text:p>34.1106238174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7.77148214852002E+017">
            <text:p>777148214852002000</text:p>
          </table:table-cell>
          <table:table-cell office:value-type="string">
            <text:p>Electabuzz</text:p>
          </table:table-cell>
          <table:table-cell office:value-type="string">
            <text:p>09/17/16 02:12 PM</text:p>
          </table:table-cell>
          <table:table-cell office:value-type="float" office:value="34.0912209154">
            <text:p>34.0912209154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7.77146532810232E+017">
            <text:p>777146532810232000</text:p>
          </table:table-cell>
          <table:table-cell office:value-type="string">
            <text:p>Nidoking</text:p>
          </table:table-cell>
          <table:table-cell office:value-type="string">
            <text:p>09/17/16 02:05 PM</text:p>
          </table:table-cell>
          <table:table-cell office:value-type="float" office:value="34.0936999935">
            <text:p>34.0936999935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7.77144633222496E+017">
            <text:p>777144633222496000</text:p>
          </table:table-cell>
          <table:table-cell office:value-type="string">
            <text:p>Raichu</text:p>
          </table:table-cell>
          <table:table-cell office:value-type="string">
            <text:p>09/17/16 01:58 PM</text:p>
          </table:table-cell>
          <table:table-cell office:value-type="float" office:value="34.0676541384">
            <text:p>34.0676541384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7.77142198353605E+017">
            <text:p>777142198353605000</text:p>
          </table:table-cell>
          <table:table-cell office:value-type="string">
            <text:p>Wigglytuff</text:p>
          </table:table-cell>
          <table:table-cell office:value-type="string">
            <text:p>09/17/16 01:48 PM</text:p>
          </table:table-cell>
          <table:table-cell office:value-type="float" office:value="34.097950957">
            <text:p>34.097950957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7.77141269826974E+017">
            <text:p>777141269826974000</text:p>
          </table:table-cell>
          <table:table-cell office:value-type="string">
            <text:p>Flareon</text:p>
          </table:table-cell>
          <table:table-cell office:value-type="string">
            <text:p>09/17/16 01:44 PM</text:p>
          </table:table-cell>
          <table:table-cell office:value-type="float" office:value="34.0947372275">
            <text:p>34.0947372275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7.77140937206079E+017">
            <text:p>777140937206079000</text:p>
          </table:table-cell>
          <table:table-cell office:value-type="string">
            <text:p>Tangela</text:p>
          </table:table-cell>
          <table:table-cell office:value-type="string">
            <text:p>09/17/16 01:43 PM</text:p>
          </table:table-cell>
          <table:table-cell office:value-type="float" office:value="34.0891454588">
            <text:p>34.0891454588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7.77138741232017E+017">
            <text:p>777138741232017000</text:p>
          </table:table-cell>
          <table:table-cell office:value-type="string">
            <text:p>Nidoking</text:p>
          </table:table-cell>
          <table:table-cell office:value-type="string">
            <text:p>09/17/16 01:34 PM</text:p>
          </table:table-cell>
          <table:table-cell office:value-type="float" office:value="34.1126087791">
            <text:p>34.1126087791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7.77131283637948E+017">
            <text:p>777131283637948000</text:p>
          </table:table-cell>
          <table:table-cell office:value-type="string">
            <text:p>Chansey</text:p>
          </table:table-cell>
          <table:table-cell office:value-type="string">
            <text:p>09/17/16 01:05 PM</text:p>
          </table:table-cell>
          <table:table-cell office:value-type="float" office:value="34.1082929546">
            <text:p>34.1082929546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7.77129885168919E+017">
            <text:p>777129885168919000</text:p>
          </table:table-cell>
          <table:table-cell office:value-type="string">
            <text:p>Charmeleon</text:p>
          </table:table-cell>
          <table:table-cell office:value-type="string">
            <text:p>09/17/16 12:59 PM</text:p>
          </table:table-cell>
          <table:table-cell office:value-type="float" office:value="34.081768867">
            <text:p>34.081768867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7.77128206683943E+017">
            <text:p>777128206683943000</text:p>
          </table:table-cell>
          <table:table-cell office:value-type="string">
            <text:p>Charmeleon</text:p>
          </table:table-cell>
          <table:table-cell office:value-type="string">
            <text:p>09/17/16 12:52 PM</text:p>
          </table:table-cell>
          <table:table-cell office:value-type="float" office:value="34.0803559867">
            <text:p>34.0803559867</text:p>
          </table:table-cell>
          <table:table-cell office:value-type="float" office:value="-118.0759168418">
            <text:p>-118.0759168418</text:p>
          </table:table-cell>
        </table:table-row>
        <table:table-row table:style-name="ro2">
          <table:table-cell office:value-type="float" office:value="7.77127580000321E+017">
            <text:p>777127580000321000</text:p>
          </table:table-cell>
          <table:table-cell office:value-type="string">
            <text:p>Rapidash</text:p>
          </table:table-cell>
          <table:table-cell office:value-type="string">
            <text:p>09/17/16 12:50 PM</text:p>
          </table:table-cell>
          <table:table-cell office:value-type="float" office:value="34.0826296914">
            <text:p>34.0826296914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7.77125723995709E+017">
            <text:p>777125723995709000</text:p>
          </table:table-cell>
          <table:table-cell office:value-type="string">
            <text:p>Rapidash</text:p>
          </table:table-cell>
          <table:table-cell office:value-type="string">
            <text:p>09/17/16 12:43 PM</text:p>
          </table:table-cell>
          <table:table-cell office:value-type="float" office:value="34.0710116635">
            <text:p>34.0710116635</text:p>
          </table:table-cell>
          <table:table-cell office:value-type="float" office:value="-118.0699719353">
            <text:p>-118.0699719353</text:p>
          </table:table-cell>
        </table:table-row>
        <table:table-row table:style-name="ro2">
          <table:table-cell office:value-type="float" office:value="7.77122680738751E+017">
            <text:p>777122680738751000</text:p>
          </table:table-cell>
          <table:table-cell office:value-type="string">
            <text:p>Tentacruel</text:p>
          </table:table-cell>
          <table:table-cell office:value-type="string">
            <text:p>09/17/16 12:30 PM</text:p>
          </table:table-cell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7.7712168877747E+017">
            <text:p>777121688777470000</text:p>
          </table:table-cell>
          <table:table-cell office:value-type="string">
            <text:p>Jolteon</text:p>
          </table:table-cell>
          <table:table-cell office:value-type="string">
            <text:p>09/17/16 12:27 PM</text:p>
          </table:table-cell>
          <table:table-cell office:value-type="float" office:value="34.0877395611">
            <text:p>34.0877395611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7.77121044695953E+017">
            <text:p>777121044695953000</text:p>
          </table:table-cell>
          <table:table-cell office:value-type="string">
            <text:p>Rapidash</text:p>
          </table:table-cell>
          <table:table-cell office:value-type="string">
            <text:p>09/17/16 12:24 PM</text:p>
          </table:table-cell>
          <table:table-cell office:value-type="float" office:value="34.0686739052">
            <text:p>34.068673905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7.77116398577259E+017">
            <text:p>777116398577259000</text:p>
          </table:table-cell>
          <table:table-cell office:value-type="string">
            <text:p>Ivysaur</text:p>
          </table:table-cell>
          <table:table-cell office:value-type="string">
            <text:p>09/17/16 12:06 PM</text:p>
          </table:table-cell>
          <table:table-cell office:value-type="float" office:value="34.0984491057">
            <text:p>34.0984491057</text:p>
          </table:table-cell>
          <table:table-cell office:value-type="float" office:value="-118.0853368206">
            <text:p>-118.0853368206</text:p>
          </table:table-cell>
        </table:table-row>
        <table:table-row table:style-name="ro2">
          <table:table-cell office:value-type="float" office:value="7.77115773613466E+017">
            <text:p>777115773613466000</text:p>
          </table:table-cell>
          <table:table-cell office:value-type="string">
            <text:p>Rapidash</text:p>
          </table:table-cell>
          <table:table-cell office:value-type="string">
            <text:p>09/17/16 12:03 PM</text:p>
          </table:table-cell>
          <table:table-cell office:value-type="float" office:value="34.0649952461">
            <text:p>34.0649952461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7.77115764763472E+017">
            <text:p>777115764763472000</text:p>
          </table:table-cell>
          <table:table-cell office:value-type="string">
            <text:p>Ninetales</text:p>
          </table:table-cell>
          <table:table-cell office:value-type="string">
            <text:p>09/17/16 12:03 PM</text:p>
          </table:table-cell>
          <table:table-cell office:value-type="float" office:value="34.0834502506">
            <text:p>34.0834502506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7.77115130156855E+017">
            <text:p>777115130156855000</text:p>
          </table:table-cell>
          <table:table-cell office:value-type="string">
            <text:p>Electrode</text:p>
          </table:table-cell>
          <table:table-cell office:value-type="string">
            <text:p>09/17/16 12:00 PM</text:p>
          </table:table-cell>
          <table:table-cell office:value-type="float" office:value="34.0979677438">
            <text:p>34.0979677438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7.77112782424515E+017">
            <text:p>777112782424515000</text:p>
          </table:table-cell>
          <table:table-cell office:value-type="string">
            <text:p>Golem</text:p>
          </table:table-cell>
          <table:table-cell office:value-type="string">
            <text:p>09/17/16 11:51 AM</text:p>
          </table:table-cell>
          <table:table-cell office:value-type="float" office:value="34.0912001812">
            <text:p>34.0912001812</text:p>
          </table:table-cell>
          <table:table-cell office:value-type="float" office:value="-118.1165197428">
            <text:p>-118.1165197428</text:p>
          </table:table-cell>
        </table:table-row>
        <table:table-row table:style-name="ro2">
          <table:table-cell office:value-type="float" office:value="7.77112027596591E+017">
            <text:p>777112027596591000</text:p>
          </table:table-cell>
          <table:table-cell office:value-type="string">
            <text:p>Flareon</text:p>
          </table:table-cell>
          <table:table-cell office:value-type="string">
            <text:p>09/17/16 11:48 AM</text:p>
          </table:table-cell>
          <table:table-cell office:value-type="float" office:value="34.1004656677">
            <text:p>34.1004656677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77108507162124E+017">
            <text:p>777108507162124000</text:p>
          </table:table-cell>
          <table:table-cell office:value-type="string">
            <text:p>Raichu</text:p>
          </table:table-cell>
          <table:table-cell office:value-type="string">
            <text:p>09/17/16 11:34 AM</text:p>
          </table:table-cell>
          <table:table-cell office:value-type="float" office:value="34.1192036826">
            <text:p>34.1192036826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7.7710782201831E+017">
            <text:p>777107822018310000</text:p>
          </table:table-cell>
          <table:table-cell office:value-type="string">
            <text:p>Vaporeon</text:p>
          </table:table-cell>
          <table:table-cell office:value-type="string">
            <text:p>09/17/16 11:31 AM</text:p>
          </table:table-cell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7.77106338669179E+017">
            <text:p>777106338669179000</text:p>
          </table:table-cell>
          <table:table-cell office:value-type="string">
            <text:p>Seadra</text:p>
          </table:table-cell>
          <table:table-cell office:value-type="string">
            <text:p>09/17/16 11:26 AM</text:p>
          </table:table-cell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7.77103314873836E+017">
            <text:p>777103314873836000</text:p>
          </table:table-cell>
          <table:table-cell office:value-type="string">
            <text:p>Jolteon</text:p>
          </table:table-cell>
          <table:table-cell office:value-type="string">
            <text:p>09/17/16 11:14 AM</text:p>
          </table:table-cell>
          <table:table-cell office:value-type="float" office:value="34.0628144336">
            <text:p>34.062814433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77101088931521E+017">
            <text:p>777101088931521000</text:p>
          </table:table-cell>
          <table:table-cell office:value-type="string">
            <text:p>Ivysaur</text:p>
          </table:table-cell>
          <table:table-cell office:value-type="string">
            <text:p>09/17/16 11:05 AM</text:p>
          </table:table-cell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710029437508E+017">
            <text:p>777100294375080000</text:p>
          </table:table-cell>
          <table:table-cell office:value-type="string">
            <text:p>Dratini</text:p>
          </table:table-cell>
          <table:table-cell office:value-type="string">
            <text:p>09/17/16 11:02 AM</text:p>
          </table:table-cell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709754844398E+017">
            <text:p>777097548443980000</text:p>
          </table:table-cell>
          <table:table-cell office:value-type="string">
            <text:p>Scyther</text:p>
          </table:table-cell>
          <table:table-cell office:value-type="string">
            <text:p>09/17/16 10:51 AM</text:p>
          </table:table-cell>
          <table:table-cell office:value-type="float" office:value="34.0794648106">
            <text:p>34.0794648106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7.77096016159838E+017">
            <text:p>777096016159838000</text:p>
          </table:table-cell>
          <table:table-cell office:value-type="string">
            <text:p>Wigglytuff</text:p>
          </table:table-cell>
          <table:table-cell office:value-type="string">
            <text:p>09/17/16 10:45 AM</text:p>
          </table:table-cell>
          <table:table-cell office:value-type="float" office:value="34.0824621508">
            <text:p>34.0824621508</text:p>
          </table:table-cell>
          <table:table-cell office:value-type="float" office:value="-118.1078329764">
            <text:p>-118.1078329764</text:p>
          </table:table-cell>
        </table:table-row>
        <table:table-row table:style-name="ro2">
          <table:table-cell office:value-type="float" office:value="7.77095951810859E+017">
            <text:p>777095951810859000</text:p>
          </table:table-cell>
          <table:table-cell office:value-type="string">
            <text:p>Golem</text:p>
          </table:table-cell>
          <table:table-cell office:value-type="string">
            <text:p>09/17/16 10:44 AM</text:p>
          </table:table-cell>
          <table:table-cell office:value-type="float" office:value="34.1087151165">
            <text:p>34.1087151165</text:p>
          </table:table-cell>
          <table:table-cell office:value-type="float" office:value="-118.0820444582">
            <text:p>-118.0820444582</text:p>
          </table:table-cell>
        </table:table-row>
        <table:table-row table:style-name="ro2">
          <table:table-cell office:value-type="float" office:value="7.77095388012556E+017">
            <text:p>777095388012556000</text:p>
          </table:table-cell>
          <table:table-cell office:value-type="string">
            <text:p>Chansey</text:p>
          </table:table-cell>
          <table:table-cell office:value-type="string">
            <text:p>09/17/16 10:42 AM</text:p>
          </table:table-cell>
          <table:table-cell office:value-type="float" office:value="34.0783197974">
            <text:p>34.0783197974</text:p>
          </table:table-cell>
          <table:table-cell office:value-type="float" office:value="-118.1125878915">
            <text:p>-118.1125878915</text:p>
          </table:table-cell>
        </table:table-row>
        <table:table-row table:style-name="ro2">
          <table:table-cell office:value-type="float" office:value="7.77094062193021E+017">
            <text:p>777094062193021000</text:p>
          </table:table-cell>
          <table:table-cell office:value-type="string">
            <text:p>Snorlax</text:p>
          </table:table-cell>
          <table:table-cell office:value-type="string">
            <text:p>09/17/16 10:37 AM</text:p>
          </table:table-cell>
          <table:table-cell office:value-type="float" office:value="34.1072288404">
            <text:p>34.1072288404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7.77093743555912E+017">
            <text:p>777093743555912000</text:p>
          </table:table-cell>
          <table:table-cell office:value-type="string">
            <text:p>Rapidash</text:p>
          </table:table-cell>
          <table:table-cell office:value-type="string">
            <text:p>09/17/16 10:36 AM</text:p>
          </table:table-cell>
          <table:table-cell office:value-type="float" office:value="34.0957905461">
            <text:p>34.095790546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7.7709303712607E+017">
            <text:p>777093037126070000</text:p>
          </table:table-cell>
          <table:table-cell office:value-type="string">
            <text:p>Jolteon</text:p>
          </table:table-cell>
          <table:table-cell office:value-type="string">
            <text:p>09/17/16 10:33 AM</text:p>
          </table:table-cell>
          <table:table-cell office:value-type="float" office:value="34.0753976302">
            <text:p>34.0753976302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7092917638738E+017">
            <text:p>777092917638738000</text:p>
          </table:table-cell>
          <table:table-cell office:value-type="string">
            <text:p>Rapidash</text:p>
          </table:table-cell>
          <table:table-cell office:value-type="string">
            <text:p>09/17/16 10:32 AM</text:p>
          </table:table-cell>
          <table:table-cell office:value-type="float" office:value="34.0877160802">
            <text:p>34.0877160802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7.77089093553443E+017">
            <text:p>777089093553443000</text:p>
          </table:table-cell>
          <table:table-cell office:value-type="string">
            <text:p>Charmeleon</text:p>
          </table:table-cell>
          <table:table-cell office:value-type="string">
            <text:p>09/17/16 10:17 AM</text:p>
          </table:table-cell>
          <table:table-cell office:value-type="float" office:value="34.0789886728">
            <text:p>34.0789886728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7.77087318469464E+017">
            <text:p>777087318469464000</text:p>
          </table:table-cell>
          <table:table-cell office:value-type="string">
            <text:p>Exeggutor</text:p>
          </table:table-cell>
          <table:table-cell office:value-type="string">
            <text:p>09/17/16 10:10 AM</text:p>
          </table:table-cell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77085974627037E+017">
            <text:p>777085974627037000</text:p>
          </table:table-cell>
          <table:table-cell office:value-type="string">
            <text:p>Machamp</text:p>
          </table:table-cell>
          <table:table-cell office:value-type="string">
            <text:p>09/17/16 10:05 AM</text:p>
          </table:table-cell>
          <table:table-cell office:value-type="float" office:value="34.1043762915">
            <text:p>34.1043762915</text:p>
          </table:table-cell>
          <table:table-cell office:value-type="float" office:value="-118.132154834">
            <text:p>-118.132154834</text:p>
          </table:table-cell>
        </table:table-row>
        <table:table-row table:style-name="ro2">
          <table:table-cell office:value-type="float" office:value="7.77085542903067E+017">
            <text:p>777085542903067000</text:p>
          </table:table-cell>
          <table:table-cell office:value-type="string">
            <text:p>Vaporeon</text:p>
          </table:table-cell>
          <table:table-cell office:value-type="string">
            <text:p>09/17/16 10:03 AM</text:p>
          </table:table-cell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7.77083685694611E+017">
            <text:p>777083685694611000</text:p>
          </table:table-cell>
          <table:table-cell office:value-type="string">
            <text:p>Machamp</text:p>
          </table:table-cell>
          <table:table-cell office:value-type="string">
            <text:p>09/17/16 09:56 AM</text:p>
          </table:table-cell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7.77083391904625E+017">
            <text:p>777083391904625000</text:p>
          </table:table-cell>
          <table:table-cell office:value-type="string">
            <text:p>Seaking</text:p>
          </table:table-cell>
          <table:table-cell office:value-type="string">
            <text:p>09/17/16 09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7080522732208E+017">
            <text:p>777080522732208000</text:p>
          </table:table-cell>
          <table:table-cell office:value-type="string">
            <text:p>Ninetales</text:p>
          </table:table-cell>
          <table:table-cell office:value-type="string">
            <text:p>09/17/16 09:43 AM</text:p>
          </table:table-cell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7.77078085795525E+017">
            <text:p>777078085795525000</text:p>
          </table:table-cell>
          <table:table-cell office:value-type="string">
            <text:p>Jolteon</text:p>
          </table:table-cell>
          <table:table-cell office:value-type="string">
            <text:p>09/17/16 09:33 AM</text:p>
          </table:table-cell>
          <table:table-cell office:value-type="float" office:value="34.1152411533">
            <text:p>34.1152411533</text:p>
          </table:table-cell>
          <table:table-cell office:value-type="float" office:value="-118.0841479191">
            <text:p>-118.0841479191</text:p>
          </table:table-cell>
        </table:table-row>
        <table:table-row table:style-name="ro2">
          <table:table-cell office:value-type="float" office:value="7.77075315721982E+017">
            <text:p>777075315721982000</text:p>
          </table:table-cell>
          <table:table-cell office:value-type="string">
            <text:p>Chansey</text:p>
          </table:table-cell>
          <table:table-cell office:value-type="string">
            <text:p>09/17/16 09:22 AM</text:p>
          </table:table-cell>
          <table:table-cell office:value-type="float" office:value="34.1092108798">
            <text:p>34.1092108798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7.77073431292449E+017">
            <text:p>777073431292449000</text:p>
          </table:table-cell>
          <table:table-cell office:value-type="string">
            <text:p>Rapidash</text:p>
          </table:table-cell>
          <table:table-cell office:value-type="string">
            <text:p>09/17/16 09:15 AM</text:p>
          </table:table-cell>
          <table:table-cell office:value-type="float" office:value="34.0774920804">
            <text:p>34.0774920804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7.77071993518567E+017">
            <text:p>777071993518567000</text:p>
          </table:table-cell>
          <table:table-cell office:value-type="string">
            <text:p>Machamp</text:p>
          </table:table-cell>
          <table:table-cell office:value-type="string">
            <text:p>09/17/16 09:09 AM</text:p>
          </table:table-cell>
          <table:table-cell office:value-type="float" office:value="34.0835881736">
            <text:p>34.0835881736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7071199780156E+017">
            <text:p>777071199780156000</text:p>
          </table:table-cell>
          <table:table-cell office:value-type="string">
            <text:p>Jolteon</text:p>
          </table:table-cell>
          <table:table-cell office:value-type="string">
            <text:p>09/17/16 09:06 AM</text:p>
          </table:table-cell>
          <table:table-cell office:value-type="float" office:value="34.0780499002">
            <text:p>34.0780499002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7.77069696612917E+017">
            <text:p>777069696612917000</text:p>
          </table:table-cell>
          <table:table-cell office:value-type="string">
            <text:p>Ivysaur</text:p>
          </table:table-cell>
          <table:table-cell office:value-type="string">
            <text:p>09/17/16 09:00 AM</text:p>
          </table:table-cell>
          <table:table-cell office:value-type="float" office:value="34.0985194532">
            <text:p>34.0985194532</text:p>
          </table:table-cell>
          <table:table-cell office:value-type="float" office:value="-118.1318805462">
            <text:p>-118.1318805462</text:p>
          </table:table-cell>
        </table:table-row>
        <table:table-row table:style-name="ro2">
          <table:table-cell office:value-type="float" office:value="7.77067828293702E+017">
            <text:p>777067828293702000</text:p>
          </table:table-cell>
          <table:table-cell office:value-type="string">
            <text:p>Raichu</text:p>
          </table:table-cell>
          <table:table-cell office:value-type="string">
            <text:p>09/17/16 08:53 AM</text:p>
          </table:table-cell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7.7706654000488E+017">
            <text:p>777066540004880000</text:p>
          </table:table-cell>
          <table:table-cell office:value-type="string">
            <text:p>Porygon</text:p>
          </table:table-cell>
          <table:table-cell office:value-type="string">
            <text:p>09/17/16 08:47 AM</text:p>
          </table:table-cell>
          <table:table-cell office:value-type="float" office:value="34.0742370242">
            <text:p>34.0742370242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7.77065847692997E+017">
            <text:p>777065847692997000</text:p>
          </table:table-cell>
          <table:table-cell office:value-type="string">
            <text:p>Dratini</text:p>
          </table:table-cell>
          <table:table-cell office:value-type="string">
            <text:p>09/17/16 08:45 AM</text:p>
          </table:table-cell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7.77065328492749E+017">
            <text:p>777065328492749000</text:p>
          </table:table-cell>
          <table:table-cell office:value-type="string">
            <text:p>Golem</text:p>
          </table:table-cell>
          <table:table-cell office:value-type="string">
            <text:p>09/17/16 08:43 AM</text:p>
          </table:table-cell>
          <table:table-cell office:value-type="float" office:value="34.0710116635">
            <text:p>34.0710116635</text:p>
          </table:table-cell>
          <table:table-cell office:value-type="float" office:value="-118.0699719353">
            <text:p>-118.0699719353</text:p>
          </table:table-cell>
        </table:table-row>
        <table:table-row table:style-name="ro2">
          <table:table-cell office:value-type="float" office:value="7.77064405926195E+017">
            <text:p>777064405926195000</text:p>
          </table:table-cell>
          <table:table-cell office:value-type="string">
            <text:p>Machamp</text:p>
          </table:table-cell>
          <table:table-cell office:value-type="string">
            <text:p>09/17/16 08:39 AM</text:p>
          </table:table-cell>
          <table:table-cell office:value-type="float" office:value="34.0835881736">
            <text:p>34.0835881736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7063461436002E+017">
            <text:p>777063461436002000</text:p>
          </table:table-cell>
          <table:table-cell office:value-type="string">
            <text:p>Weepinbell</text:p>
          </table:table-cell>
          <table:table-cell office:value-type="string">
            <text:p>09/17/16 08:35 AM</text:p>
          </table:table-cell>
          <table:table-cell office:value-type="float" office:value="34.0931846504">
            <text:p>34.0931846504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7.77060836938359E+017">
            <text:p>777060836938359000</text:p>
          </table:table-cell>
          <table:table-cell office:value-type="string">
            <text:p>Electabuzz</text:p>
          </table:table-cell>
          <table:table-cell office:value-type="string">
            <text:p>09/17/16 08:25 AM</text:p>
          </table:table-cell>
          <table:table-cell office:value-type="float" office:value="34.0762670447">
            <text:p>34.0762670447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7.77060609800016E+017">
            <text:p>777060609800016000</text:p>
          </table:table-cell>
          <table:table-cell office:value-type="string">
            <text:p>Tentacruel</text:p>
          </table:table-cell>
          <table:table-cell office:value-type="string">
            <text:p>09/17/16 08:24 AM</text:p>
          </table:table-cell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7.77058476744815E+017">
            <text:p>777058476744815000</text:p>
          </table:table-cell>
          <table:table-cell office:value-type="string">
            <text:p>Dratini</text:p>
          </table:table-cell>
          <table:table-cell office:value-type="string">
            <text:p>09/17/16 08:15 AM</text:p>
          </table:table-cell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7.7705737779941E+017">
            <text:p>777057377799410000</text:p>
          </table:table-cell>
          <table:table-cell office:value-type="string">
            <text:p>Tangela</text:p>
          </table:table-cell>
          <table:table-cell office:value-type="string">
            <text:p>09/17/16 08:11 AM</text:p>
          </table:table-cell>
          <table:table-cell office:value-type="float" office:value="34.0980445972">
            <text:p>34.0980445972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7.7705505394525E+017">
            <text:p>777055053945250000</text:p>
          </table:table-cell>
          <table:table-cell office:value-type="string">
            <text:p>Rapidash</text:p>
          </table:table-cell>
          <table:table-cell office:value-type="string">
            <text:p>09/17/16 08:02 AM</text:p>
          </table:table-cell>
          <table:table-cell office:value-type="float" office:value="34.0955953973">
            <text:p>34.0955953973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7.77052120461681E+017">
            <text:p>777052120461681000</text:p>
          </table:table-cell>
          <table:table-cell office:value-type="string">
            <text:p>Wartortle</text:p>
          </table:table-cell>
          <table:table-cell office:value-type="string">
            <text:p>09/17/16 07:50 AM</text:p>
          </table:table-cell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7.77048876251423E+017">
            <text:p>777048876251423000</text:p>
          </table:table-cell>
          <table:table-cell office:value-type="string">
            <text:p>Nidoqueen</text:p>
          </table:table-cell>
          <table:table-cell office:value-type="string">
            <text:p>09/17/16 07:37 AM</text:p>
          </table:table-cell>
          <table:table-cell office:value-type="float" office:value="34.1215603817">
            <text:p>34.1215603817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7.7704809133353E+017">
            <text:p>777048091333530000</text:p>
          </table:table-cell>
          <table:table-cell office:value-type="string">
            <text:p>Rapidash</text:p>
          </table:table-cell>
          <table:table-cell office:value-type="string">
            <text:p>09/17/16 07:34 AM</text:p>
          </table:table-cell>
          <table:table-cell office:value-type="float" office:value="34.0683777137">
            <text:p>34.0683777137</text:p>
          </table:table-cell>
          <table:table-cell office:value-type="float" office:value="-118.0948477428">
            <text:p>-118.0948477428</text:p>
          </table:table-cell>
        </table:table-row>
        <table:table-row table:style-name="ro2">
          <table:table-cell office:value-type="float" office:value="7.77047691108889E+017">
            <text:p>777047691108889000</text:p>
          </table:table-cell>
          <table:table-cell office:value-type="string">
            <text:p>Omastar</text:p>
          </table:table-cell>
          <table:table-cell office:value-type="string">
            <text:p>09/17/16 07:33 AM</text:p>
          </table:table-cell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7.77047672347763E+017">
            <text:p>777047672347763000</text:p>
          </table:table-cell>
          <table:table-cell office:value-type="string">
            <text:p>Flareon</text:p>
          </table:table-cell>
          <table:table-cell office:value-type="string">
            <text:p>09/17/16 07:32 AM</text:p>
          </table:table-cell>
          <table:table-cell office:value-type="float" office:value="34.0695904232">
            <text:p>34.0695904232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704738298266E+017">
            <text:p>777047382982660000</text:p>
          </table:table-cell>
          <table:table-cell office:value-type="string">
            <text:p>Wigglytuff</text:p>
          </table:table-cell>
          <table:table-cell office:value-type="string">
            <text:p>09/17/16 07:31 AM</text:p>
          </table:table-cell>
          <table:table-cell office:value-type="float" office:value="34.0972678435">
            <text:p>34.0972678435</text:p>
          </table:table-cell>
          <table:table-cell office:value-type="float" office:value="-118.1295033674">
            <text:p>-118.1295033674</text:p>
          </table:table-cell>
        </table:table-row>
        <table:table-row table:style-name="ro2">
          <table:table-cell office:value-type="float" office:value="7.7704547657087E+017">
            <text:p>777045476570870000</text:p>
          </table:table-cell>
          <table:table-cell office:value-type="string">
            <text:p>Chansey</text:p>
          </table:table-cell>
          <table:table-cell office:value-type="string">
            <text:p>09/17/16 07:24 AM</text:p>
          </table:table-cell>
          <table:table-cell office:value-type="float" office:value="34.0999901337">
            <text:p>34.0999901337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7.77044123823935E+017">
            <text:p>777044123823935000</text:p>
          </table:table-cell>
          <table:table-cell office:value-type="string">
            <text:p>Golem</text:p>
          </table:table-cell>
          <table:table-cell office:value-type="string">
            <text:p>09/17/16 07:18 AM</text:p>
          </table:table-cell>
          <table:table-cell office:value-type="float" office:value="34.0691529679">
            <text:p>34.0691529679</text:p>
          </table:table-cell>
          <table:table-cell office:value-type="float" office:value="-118.0684170804">
            <text:p>-118.0684170804</text:p>
          </table:table-cell>
        </table:table-row>
        <table:table-row table:style-name="ro2">
          <table:table-cell office:value-type="float" office:value="7.77040745366598E+017">
            <text:p>777040745366598000</text:p>
          </table:table-cell>
          <table:table-cell office:value-type="string">
            <text:p>Dratini</text:p>
          </table:table-cell>
          <table:table-cell office:value-type="string">
            <text:p>09/17/16 07:05 AM</text:p>
          </table:table-cell>
          <table:table-cell office:value-type="float" office:value="34.0975281704">
            <text:p>34.0975281704</text:p>
          </table:table-cell>
          <table:table-cell office:value-type="float" office:value="-118.1226459395">
            <text:p>-118.1226459395</text:p>
          </table:table-cell>
        </table:table-row>
        <table:table-row table:style-name="ro2">
          <table:table-cell office:value-type="float" office:value="7.77040212346016E+017">
            <text:p>777040212346016000</text:p>
          </table:table-cell>
          <table:table-cell office:value-type="string">
            <text:p>Aerodactyl</text:p>
          </table:table-cell>
          <table:table-cell office:value-type="string">
            <text:p>09/17/16 07:03 AM</text:p>
          </table:table-cell>
          <table:table-cell office:value-type="float" office:value="34.0667812703">
            <text:p>34.0667812703</text:p>
          </table:table-cell>
          <table:table-cell office:value-type="float" office:value="-118.1016148156">
            <text:p>-118.1016148156</text:p>
          </table:table-cell>
        </table:table-row>
        <table:table-row table:style-name="ro2">
          <table:table-cell office:value-type="float" office:value="7.77038121976287E+017">
            <text:p>777038121976287000</text:p>
          </table:table-cell>
          <table:table-cell office:value-type="string">
            <text:p>Kabutops</text:p>
          </table:table-cell>
          <table:table-cell office:value-type="string">
            <text:p>09/17/16 06:54 AM</text:p>
          </table:table-cell>
          <table:table-cell office:value-type="float" office:value="34.0775386331">
            <text:p>34.0775386331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7.77035689162519E+017">
            <text:p>777035689162519000</text:p>
          </table:table-cell>
          <table:table-cell office:value-type="string">
            <text:p>Kingler</text:p>
          </table:table-cell>
          <table:table-cell office:value-type="string">
            <text:p>09/17/16 06:45 AM</text:p>
          </table:table-cell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7.77034897026224E+017">
            <text:p>777034897026224000</text:p>
          </table:table-cell>
          <table:table-cell office:value-type="string">
            <text:p>Rapidash</text:p>
          </table:table-cell>
          <table:table-cell office:value-type="string">
            <text:p>09/17/16 06:42 AM</text:p>
          </table:table-cell>
          <table:table-cell office:value-type="float" office:value="34.089775362">
            <text:p>34.089775362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7034737139327E+017">
            <text:p>777034737139327000</text:p>
          </table:table-cell>
          <table:table-cell office:value-type="string">
            <text:p>Charmeleon</text:p>
          </table:table-cell>
          <table:table-cell office:value-type="string">
            <text:p>09/17/16 06:41 AM</text:p>
          </table:table-cell>
          <table:table-cell office:value-type="float" office:value="34.0838720784">
            <text:p>34.0838720784</text:p>
          </table:table-cell>
          <table:table-cell office:value-type="float" office:value="-118.076922883">
            <text:p>-118.076922883</text:p>
          </table:table-cell>
        </table:table-row>
        <table:table-row table:style-name="ro2">
          <table:table-cell office:value-type="float" office:value="7.7703267101687E+017">
            <text:p>777032671016870000</text:p>
          </table:table-cell>
          <table:table-cell office:value-type="string">
            <text:p>Rapidash</text:p>
          </table:table-cell>
          <table:table-cell office:value-type="string">
            <text:p>09/17/16 06:33 AM</text:p>
          </table:table-cell>
          <table:table-cell office:value-type="float" office:value="34.0918200353">
            <text:p>34.0918200353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7.77032589882249E+017">
            <text:p>777032589882249000</text:p>
          </table:table-cell>
          <table:table-cell office:value-type="string">
            <text:p>Kingler</text:p>
          </table:table-cell>
          <table:table-cell office:value-type="string">
            <text:p>09/17/16 06:33 AM</text:p>
          </table:table-cell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7.77032312307319E+017">
            <text:p>777032312307319000</text:p>
          </table:table-cell>
          <table:table-cell office:value-type="string">
            <text:p>Kingler</text:p>
          </table:table-cell>
          <table:table-cell office:value-type="string">
            <text:p>09/17/16 06:31 AM</text:p>
          </table:table-cell>
          <table:table-cell office:value-type="float" office:value="34.0808464559">
            <text:p>34.0808464559</text:p>
          </table:table-cell>
          <table:table-cell office:value-type="float" office:value="-118.1020720409">
            <text:p>-118.1020720409</text:p>
          </table:table-cell>
        </table:table-row>
        <table:table-row table:style-name="ro2">
          <table:table-cell office:value-type="float" office:value="7.7702931187841E+017">
            <text:p>777029311878410000</text:p>
          </table:table-cell>
          <table:table-cell office:value-type="string">
            <text:p>Charmeleon</text:p>
          </table:table-cell>
          <table:table-cell office:value-type="string">
            <text:p>09/17/16 06:19 AM</text:p>
          </table:table-cell>
          <table:table-cell office:value-type="float" office:value="34.1166761688">
            <text:p>34.1166761688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7.77026880947917E+017">
            <text:p>777026880947917000</text:p>
          </table:table-cell>
          <table:table-cell office:value-type="string">
            <text:p>Jolteon</text:p>
          </table:table-cell>
          <table:table-cell office:value-type="string">
            <text:p>09/17/16 06:10 AM</text:p>
          </table:table-cell>
          <table:table-cell office:value-type="float" office:value="34.0740576857">
            <text:p>34.0740576857</text:p>
          </table:table-cell>
          <table:table-cell office:value-type="float" office:value="-118.1200857641">
            <text:p>-118.1200857641</text:p>
          </table:table-cell>
        </table:table-row>
        <table:table-row table:style-name="ro2">
          <table:table-cell office:value-type="float" office:value="7.77026850522472E+017">
            <text:p>777026850522472000</text:p>
          </table:table-cell>
          <table:table-cell office:value-type="string">
            <text:p>Tentacruel</text:p>
          </table:table-cell>
          <table:table-cell office:value-type="string">
            <text:p>09/17/16 06:10 AM</text:p>
          </table:table-cell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7.77018805339894E+017">
            <text:p>777018805339894000</text:p>
          </table:table-cell>
          <table:table-cell office:value-type="string">
            <text:p>Lickitung</text:p>
          </table:table-cell>
          <table:table-cell office:value-type="string">
            <text:p>09/17/16 05:38 AM</text:p>
          </table:table-cell>
          <table:table-cell office:value-type="float" office:value="34.1177412048">
            <text:p>34.1177412048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7.77017175009702E+017">
            <text:p>777017175009702000</text:p>
          </table:table-cell>
          <table:table-cell office:value-type="string">
            <text:p>Grimer</text:p>
          </table:table-cell>
          <table:table-cell office:value-type="string">
            <text:p>09/17/16 05:31 AM</text:p>
          </table:table-cell>
          <table:table-cell office:value-type="float" office:value="34.1099883089">
            <text:p>34.1099883089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7.7701628354818E+017">
            <text:p>777016283548180000</text:p>
          </table:table-cell>
          <table:table-cell office:value-type="string">
            <text:p>Exeggutor</text:p>
          </table:table-cell>
          <table:table-cell office:value-type="string">
            <text:p>09/17/16 05:28 AM</text:p>
          </table:table-cell>
          <table:table-cell office:value-type="float" office:value="34.0895302062">
            <text:p>34.089530206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7.77012490177688E+017">
            <text:p>777012490177688000</text:p>
          </table:table-cell>
          <table:table-cell office:value-type="string">
            <text:p>Ninetales</text:p>
          </table:table-cell>
          <table:table-cell office:value-type="string">
            <text:p>09/17/16 05:13 AM</text:p>
          </table:table-cell>
          <table:table-cell office:value-type="float" office:value="34.1192658777">
            <text:p>34.1192658777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7.77011313448849E+017">
            <text:p>777011313448849000</text:p>
          </table:table-cell>
          <table:table-cell office:value-type="string">
            <text:p>Snorlax</text:p>
          </table:table-cell>
          <table:table-cell office:value-type="string">
            <text:p>09/17/16 05:08 AM</text:p>
          </table:table-cell>
          <table:table-cell office:value-type="float" office:value="34.1046959137">
            <text:p>34.1046959137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7.77010476051935E+017">
            <text:p>777010476051935000</text:p>
          </table:table-cell>
          <table:table-cell office:value-type="string">
            <text:p>Ninetales</text:p>
          </table:table-cell>
          <table:table-cell office:value-type="string">
            <text:p>09/17/16 05:05 AM</text:p>
          </table:table-cell>
          <table:table-cell office:value-type="float" office:value="34.0741730233">
            <text:p>34.0741730233</text:p>
          </table:table-cell>
          <table:table-cell office:value-type="float" office:value="-118.0707950882">
            <text:p>-118.0707950882</text:p>
          </table:table-cell>
        </table:table-row>
        <table:table-row table:style-name="ro2">
          <table:table-cell office:value-type="float" office:value="7.77010310745956E+017">
            <text:p>777010310745956000</text:p>
          </table:table-cell>
          <table:table-cell office:value-type="string">
            <text:p>Golem</text:p>
          </table:table-cell>
          <table:table-cell office:value-type="string">
            <text:p>09/17/16 05:04 AM</text:p>
          </table:table-cell>
          <table:table-cell office:value-type="float" office:value="34.085070251">
            <text:p>34.085070251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7.77009834600215E+017">
            <text:p>777009834600215000</text:p>
          </table:table-cell>
          <table:table-cell office:value-type="string">
            <text:p>Jolteon</text:p>
          </table:table-cell>
          <table:table-cell office:value-type="string">
            <text:p>09/17/16 05:02 AM</text:p>
          </table:table-cell>
          <table:table-cell office:value-type="float" office:value="34.0866582519">
            <text:p>34.0866582519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7.77009733316194E+017">
            <text:p>777009733316194000</text:p>
          </table:table-cell>
          <table:table-cell office:value-type="string">
            <text:p>Chansey</text:p>
          </table:table-cell>
          <table:table-cell office:value-type="string">
            <text:p>09/17/16 05:02 AM</text:p>
          </table:table-cell>
          <table:table-cell office:value-type="float" office:value="34.1087693815">
            <text:p>34.1087693815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7.77008376605659E+017">
            <text:p>777008376605659000</text:p>
          </table:table-cell>
          <table:table-cell office:value-type="string">
            <text:p>Wigglytuff</text:p>
          </table:table-cell>
          <table:table-cell office:value-type="string">
            <text:p>09/17/16 04:56 AM</text:p>
          </table:table-cell>
          <table:table-cell office:value-type="float" office:value="34.1060667944">
            <text:p>34.1060667944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7.77008009717256E+017">
            <text:p>777008009717256000</text:p>
          </table:table-cell>
          <table:table-cell office:value-type="string">
            <text:p>Flareon</text:p>
          </table:table-cell>
          <table:table-cell office:value-type="string">
            <text:p>09/17/16 04:55 AM</text:p>
          </table:table-cell>
          <table:table-cell office:value-type="float" office:value="34.1043485969">
            <text:p>34.1043485969</text:p>
          </table:table-cell>
          <table:table-cell office:value-type="float" office:value="-118.1028950433">
            <text:p>-118.1028950433</text:p>
          </table:table-cell>
        </table:table-row>
        <table:table-row table:style-name="ro2">
          <table:table-cell office:value-type="float" office:value="7.77003644570829E+017">
            <text:p>777003644570829000</text:p>
          </table:table-cell>
          <table:table-cell office:value-type="string">
            <text:p>Charmeleon</text:p>
          </table:table-cell>
          <table:table-cell office:value-type="string">
            <text:p>09/17/16 04:37 AM</text:p>
          </table:table-cell>
          <table:table-cell office:value-type="float" office:value="34.0879015306">
            <text:p>34.0879015306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7.77003209546015E+017">
            <text:p>777003209546015000</text:p>
          </table:table-cell>
          <table:table-cell office:value-type="string">
            <text:p>Starmie</text:p>
          </table:table-cell>
          <table:table-cell office:value-type="string">
            <text:p>09/17/16 04:36 AM</text:p>
          </table:table-cell>
          <table:table-cell office:value-type="float" office:value="34.101390278">
            <text:p>34.101390278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7.77003095767196E+017">
            <text:p>777003095767196000</text:p>
          </table:table-cell>
          <table:table-cell office:value-type="string">
            <text:p>Golem</text:p>
          </table:table-cell>
          <table:table-cell office:value-type="string">
            <text:p>09/17/16 04:35 AM</text:p>
          </table:table-cell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77002144578744E+017">
            <text:p>777002144578744000</text:p>
          </table:table-cell>
          <table:table-cell office:value-type="string">
            <text:p>Jolteon</text:p>
          </table:table-cell>
          <table:table-cell office:value-type="string">
            <text:p>09/17/16 04:32 AM</text:p>
          </table:table-cell>
          <table:table-cell office:value-type="float" office:value="34.09388992">
            <text:p>34.09388992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7.77001883223208E+017">
            <text:p>777001883223208000</text:p>
          </table:table-cell>
          <table:table-cell office:value-type="string">
            <text:p>Slowbro</text:p>
          </table:table-cell>
          <table:table-cell office:value-type="string">
            <text:p>09/17/16 04:30 AM</text:p>
          </table:table-cell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7.77001500459409E+017">
            <text:p>777001500459409000</text:p>
          </table:table-cell>
          <table:table-cell office:value-type="string">
            <text:p>Kingler</text:p>
          </table:table-cell>
          <table:table-cell office:value-type="string">
            <text:p>09/17/16 04:29 AM</text:p>
          </table:table-cell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7.77000740120211E+017">
            <text:p>777000740120211000</text:p>
          </table:table-cell>
          <table:table-cell office:value-type="string">
            <text:p>Flareon</text:p>
          </table:table-cell>
          <table:table-cell office:value-type="string">
            <text:p>09/17/16 04:26 AM</text:p>
          </table:table-cell>
          <table:table-cell office:value-type="float" office:value="34.0748873528">
            <text:p>34.0748873528</text:p>
          </table:table-cell>
          <table:table-cell office:value-type="float" office:value="-118.0766485087">
            <text:p>-118.0766485087</text:p>
          </table:table-cell>
        </table:table-row>
        <table:table-row table:style-name="ro2">
          <table:table-cell office:value-type="float" office:value="7.76999149656904E+017">
            <text:p>776999149656904000</text:p>
          </table:table-cell>
          <table:table-cell office:value-type="string">
            <text:p>Weezing</text:p>
          </table:table-cell>
          <table:table-cell office:value-type="string">
            <text:p>09/17/16 04:20 AM</text:p>
          </table:table-cell>
          <table:table-cell office:value-type="float" office:value="34.1133410287">
            <text:p>34.1133410287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7.76998734781571E+017">
            <text:p>776998734781571000</text:p>
          </table:table-cell>
          <table:table-cell office:value-type="string">
            <text:p>Rapidash</text:p>
          </table:table-cell>
          <table:table-cell office:value-type="string">
            <text:p>09/17/16 04:18 AM</text:p>
          </table:table-cell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7.76997821312492E+017">
            <text:p>776997821312492000</text:p>
          </table:table-cell>
          <table:table-cell office:value-type="string">
            <text:p>Rapidash</text:p>
          </table:table-cell>
          <table:table-cell office:value-type="string">
            <text:p>09/17/16 04:14 AM</text:p>
          </table:table-cell>
          <table:table-cell office:value-type="float" office:value="34.0761796462">
            <text:p>34.0761796462</text:p>
          </table:table-cell>
          <table:table-cell office:value-type="float" office:value="-118.0762826757">
            <text:p>-118.0762826757</text:p>
          </table:table-cell>
        </table:table-row>
        <table:table-row table:style-name="ro2">
          <table:table-cell office:value-type="float" office:value="7.76997546824577E+017">
            <text:p>776997546824577000</text:p>
          </table:table-cell>
          <table:table-cell office:value-type="string">
            <text:p>Tangela</text:p>
          </table:table-cell>
          <table:table-cell office:value-type="string">
            <text:p>09/17/16 04:13 AM</text:p>
          </table:table-cell>
          <table:table-cell office:value-type="float" office:value="34.1213790074">
            <text:p>34.1213790074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7.76995647148872E+017">
            <text:p>776995647148872000</text:p>
          </table:table-cell>
          <table:table-cell office:value-type="string">
            <text:p>Golem</text:p>
          </table:table-cell>
          <table:table-cell office:value-type="string">
            <text:p>09/17/16 04:06 AM</text:p>
          </table:table-cell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7.76992794673951E+017">
            <text:p>776992794673951000</text:p>
          </table:table-cell>
          <table:table-cell office:value-type="string">
            <text:p>Kingler</text:p>
          </table:table-cell>
          <table:table-cell office:value-type="string">
            <text:p>09/17/16 03:54 AM</text:p>
          </table:table-cell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7.76992417492771E+017">
            <text:p>776992417492771000</text:p>
          </table:table-cell>
          <table:table-cell office:value-type="string">
            <text:p>Chansey</text:p>
          </table:table-cell>
          <table:table-cell office:value-type="string">
            <text:p>09/17/16 03:53 AM</text:p>
          </table:table-cell>
          <table:table-cell office:value-type="float" office:value="34.1064962888">
            <text:p>34.106496288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7.76990994549969E+017">
            <text:p>776990994549969000</text:p>
          </table:table-cell>
          <table:table-cell office:value-type="string">
            <text:p>Jolteon</text:p>
          </table:table-cell>
          <table:table-cell office:value-type="string">
            <text:p>09/17/16 03:47 AM</text:p>
          </table:table-cell>
          <table:table-cell office:value-type="float" office:value="34.120376603">
            <text:p>34.120376603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7.76987476980146E+017">
            <text:p>776987476980146000</text:p>
          </table:table-cell>
          <table:table-cell office:value-type="string">
            <text:p>Chansey</text:p>
          </table:table-cell>
          <table:table-cell office:value-type="string">
            <text:p>09/17/16 03:33 AM</text:p>
          </table:table-cell>
          <table:table-cell office:value-type="float" office:value="34.0943563048">
            <text:p>34.0943563048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6987213275935E+017">
            <text:p>776987213275935000</text:p>
          </table:table-cell>
          <table:table-cell office:value-type="string">
            <text:p>Machamp</text:p>
          </table:table-cell>
          <table:table-cell office:value-type="string">
            <text:p>09/17/16 03:32 AM</text:p>
          </table:table-cell>
          <table:table-cell office:value-type="float" office:value="34.0985031164">
            <text:p>34.0985031164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7.76986146605707E+017">
            <text:p>776986146605707000</text:p>
          </table:table-cell>
          <table:table-cell office:value-type="string">
            <text:p>Machamp</text:p>
          </table:table-cell>
          <table:table-cell office:value-type="string">
            <text:p>09/17/16 03:28 AM</text:p>
          </table:table-cell>
          <table:table-cell office:value-type="float" office:value="34.1005954448">
            <text:p>34.1005954448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7.76985280842609E+017">
            <text:p>776985280842609000</text:p>
          </table:table-cell>
          <table:table-cell office:value-type="string">
            <text:p>Ninetales</text:p>
          </table:table-cell>
          <table:table-cell office:value-type="string">
            <text:p>09/17/16 03:25 AM</text:p>
          </table:table-cell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6984241947054E+017">
            <text:p>776984241947054000</text:p>
          </table:table-cell>
          <table:table-cell office:value-type="string">
            <text:p>Rapidash</text:p>
          </table:table-cell>
          <table:table-cell office:value-type="string">
            <text:p>09/17/16 03:20 AM</text:p>
          </table:table-cell>
          <table:table-cell office:value-type="float" office:value="34.067995865">
            <text:p>34.067995865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7.76983380307026E+017">
            <text:p>776983380307026000</text:p>
          </table:table-cell>
          <table:table-cell office:value-type="string">
            <text:p>Jolteon</text:p>
          </table:table-cell>
          <table:table-cell office:value-type="string">
            <text:p>09/17/16 03:17 AM</text:p>
          </table:table-cell>
          <table:table-cell office:value-type="float" office:value="34.1218993721">
            <text:p>34.1218993721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7.76982992002568E+017">
            <text:p>776982992002568000</text:p>
          </table:table-cell>
          <table:table-cell office:value-type="string">
            <text:p>Porygon</text:p>
          </table:table-cell>
          <table:table-cell office:value-type="string">
            <text:p>09/17/16 03:15 AM</text:p>
          </table:table-cell>
          <table:table-cell office:value-type="float" office:value="34.0774122198">
            <text:p>34.0774122198</text:p>
          </table:table-cell>
          <table:table-cell office:value-type="float" office:value="-118.131423399">
            <text:p>-118.131423399</text:p>
          </table:table-cell>
        </table:table-row>
        <table:table-row table:style-name="ro2">
          <table:table-cell office:value-type="float" office:value="7.76982776872522E+017">
            <text:p>776982776872522000</text:p>
          </table:table-cell>
          <table:table-cell office:value-type="string">
            <text:p>Raichu</text:p>
          </table:table-cell>
          <table:table-cell office:value-type="string">
            <text:p>09/17/16 03:15 AM</text:p>
          </table:table-cell>
          <table:table-cell office:value-type="float" office:value="34.1086819745">
            <text:p>34.1086819745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7.76981993686913E+017">
            <text:p>776981993686913000</text:p>
          </table:table-cell>
          <table:table-cell office:value-type="string">
            <text:p>Machamp</text:p>
          </table:table-cell>
          <table:table-cell office:value-type="string">
            <text:p>09/17/16 03:11 AM</text:p>
          </table:table-cell>
          <table:table-cell office:value-type="float" office:value="34.0695956259">
            <text:p>34.0695956259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7.76980502276256E+017">
            <text:p>776980502276256000</text:p>
          </table:table-cell>
          <table:table-cell office:value-type="string">
            <text:p>Exeggutor</text:p>
          </table:table-cell>
          <table:table-cell office:value-type="string">
            <text:p>09/17/16 03:06 AM</text:p>
          </table:table-cell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7.76979835742671E+017">
            <text:p>776979835742671000</text:p>
          </table:table-cell>
          <table:table-cell office:value-type="string">
            <text:p>Charmeleon</text:p>
          </table:table-cell>
          <table:table-cell office:value-type="string">
            <text:p>09/17/16 03:03 AM</text:p>
          </table:table-cell>
          <table:table-cell office:value-type="float" office:value="34.0790273507">
            <text:p>34.0790273507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7.76978667196993E+017">
            <text:p>776978667196993000</text:p>
          </table:table-cell>
          <table:table-cell office:value-type="string">
            <text:p>Ivysaur</text:p>
          </table:table-cell>
          <table:table-cell office:value-type="string">
            <text:p>09/17/16 02:58 AM</text:p>
          </table:table-cell>
          <table:table-cell office:value-type="float" office:value="34.0892894162">
            <text:p>34.0892894162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7.76978634619752E+017">
            <text:p>776978634619752000</text:p>
          </table:table-cell>
          <table:table-cell office:value-type="string">
            <text:p>Kingler</text:p>
          </table:table-cell>
          <table:table-cell office:value-type="string">
            <text:p>09/17/16 02:58 AM</text:p>
          </table:table-cell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7.76978272940757E+017">
            <text:p>776978272940757000</text:p>
          </table:table-cell>
          <table:table-cell office:value-type="string">
            <text:p>Weepinbell</text:p>
          </table:table-cell>
          <table:table-cell office:value-type="string">
            <text:p>09/17/16 02:57 AM</text:p>
          </table:table-cell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7.76977731422593E+017">
            <text:p>776977731422593000</text:p>
          </table:table-cell>
          <table:table-cell office:value-type="string">
            <text:p>Ninetales</text:p>
          </table:table-cell>
          <table:table-cell office:value-type="string">
            <text:p>09/17/16 02:55 AM</text:p>
          </table:table-cell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7.7697498361242E+017">
            <text:p>776974983612420000</text:p>
          </table:table-cell>
          <table:table-cell office:value-type="string">
            <text:p>Aerodactyl</text:p>
          </table:table-cell>
          <table:table-cell office:value-type="string">
            <text:p>09/17/16 02:44 AM</text:p>
          </table:table-cell>
          <table:table-cell office:value-type="float" office:value="34.0689490152">
            <text:p>34.0689490152</text:p>
          </table:table-cell>
          <table:table-cell office:value-type="float" office:value="-118.1035351536">
            <text:p>-118.1035351536</text:p>
          </table:table-cell>
        </table:table-row>
        <table:table-row table:style-name="ro2">
          <table:table-cell office:value-type="float" office:value="7.76974907166962E+017">
            <text:p>776974907166962000</text:p>
          </table:table-cell>
          <table:table-cell office:value-type="string">
            <text:p>Golem</text:p>
          </table:table-cell>
          <table:table-cell office:value-type="string">
            <text:p>09/17/16 02:43 AM</text:p>
          </table:table-cell>
          <table:table-cell office:value-type="float" office:value="34.0905575015">
            <text:p>34.0905575015</text:p>
          </table:table-cell>
          <table:table-cell office:value-type="float" office:value="-118.1007003616">
            <text:p>-118.1007003616</text:p>
          </table:table-cell>
        </table:table-row>
        <table:table-row table:style-name="ro2">
          <table:table-cell office:value-type="float" office:value="7.76974785028825E+017">
            <text:p>776974785028825000</text:p>
          </table:table-cell>
          <table:table-cell office:value-type="string">
            <text:p>Snorlax</text:p>
          </table:table-cell>
          <table:table-cell office:value-type="string">
            <text:p>09/17/16 02:43 AM</text:p>
          </table:table-cell>
          <table:table-cell office:value-type="float" office:value="34.0876740494">
            <text:p>34.0876740494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7.76974556258968E+017">
            <text:p>776974556258968000</text:p>
          </table:table-cell>
          <table:table-cell office:value-type="string">
            <text:p>Porygon</text:p>
          </table:table-cell>
          <table:table-cell office:value-type="string">
            <text:p>09/17/16 02:42 AM</text:p>
          </table:table-cell>
          <table:table-cell office:value-type="float" office:value="34.0786691184">
            <text:p>34.0786691184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7.76972877782364E+017">
            <text:p>776972877782364000</text:p>
          </table:table-cell>
          <table:table-cell office:value-type="string">
            <text:p>Raichu</text:p>
          </table:table-cell>
          <table:table-cell office:value-type="string">
            <text:p>09/17/16 02:35 AM</text:p>
          </table:table-cell>
          <table:table-cell office:value-type="float" office:value="34.1111292164">
            <text:p>34.1111292164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7.76971048046645E+017">
            <text:p>776971048046645000</text:p>
          </table:table-cell>
          <table:table-cell office:value-type="string">
            <text:p>Electabuzz</text:p>
          </table:table-cell>
          <table:table-cell office:value-type="string">
            <text:p>09/17/16 02:28 AM</text:p>
          </table:table-cell>
          <table:table-cell office:value-type="float" office:value="34.1005954448">
            <text:p>34.1005954448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7.76970506939486E+017">
            <text:p>776970506939486000</text:p>
          </table:table-cell>
          <table:table-cell office:value-type="string">
            <text:p>Raichu</text:p>
          </table:table-cell>
          <table:table-cell office:value-type="string">
            <text:p>09/17/16 02:26 AM</text:p>
          </table:table-cell>
          <table:table-cell office:value-type="float" office:value="34.0993136888">
            <text:p>34.0993136888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7.76970443660013E+017">
            <text:p>776970443660013000</text:p>
          </table:table-cell>
          <table:table-cell office:value-type="string">
            <text:p>Chansey</text:p>
          </table:table-cell>
          <table:table-cell office:value-type="string">
            <text:p>09/17/16 02:26 AM</text:p>
          </table:table-cell>
          <table:table-cell office:value-type="float" office:value="34.1062095099">
            <text:p>34.1062095099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7.76967387601973E+017">
            <text:p>776967387601973000</text:p>
          </table:table-cell>
          <table:table-cell office:value-type="string">
            <text:p>Exeggutor</text:p>
          </table:table-cell>
          <table:table-cell office:value-type="string">
            <text:p>09/17/16 02:13 AM</text:p>
          </table:table-cell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7.76966730157466E+017">
            <text:p>776966730157466000</text:p>
          </table:table-cell>
          <table:table-cell office:value-type="string">
            <text:p>Rapidash</text:p>
          </table:table-cell>
          <table:table-cell office:value-type="string">
            <text:p>09/17/16 02:11 AM</text:p>
          </table:table-cell>
          <table:table-cell office:value-type="float" office:value="34.1124111327">
            <text:p>34.1124111327</text:p>
          </table:table-cell>
          <table:table-cell office:value-type="float" office:value="-118.1352633985">
            <text:p>-118.1352633985</text:p>
          </table:table-cell>
        </table:table-row>
        <table:table-row table:style-name="ro2">
          <table:table-cell office:value-type="float" office:value="7.76965989942505E+017">
            <text:p>776965989942505000</text:p>
          </table:table-cell>
          <table:table-cell office:value-type="string">
            <text:p>Dratini</text:p>
          </table:table-cell>
          <table:table-cell office:value-type="string">
            <text:p>09/17/16 02:08 AM</text:p>
          </table:table-cell>
          <table:table-cell office:value-type="float" office:value="34.0648233626">
            <text:p>34.0648233626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7.76964401718931E+017">
            <text:p>776964401718931000</text:p>
          </table:table-cell>
          <table:table-cell office:value-type="string">
            <text:p>Omastar</text:p>
          </table:table-cell>
          <table:table-cell office:value-type="string">
            <text:p>09/17/16 02:02 AM</text:p>
          </table:table-cell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7.76963955327545E+017">
            <text:p>776963955327545000</text:p>
          </table:table-cell>
          <table:table-cell office:value-type="string">
            <text:p>Kabutops</text:p>
          </table:table-cell>
          <table:table-cell office:value-type="string">
            <text:p>09/17/16 02:00 AM</text:p>
          </table:table-cell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7.76963159085109E+017">
            <text:p>776963159085109000</text:p>
          </table:table-cell>
          <table:table-cell office:value-type="string">
            <text:p>Gloom</text:p>
          </table:table-cell>
          <table:table-cell office:value-type="string">
            <text:p>09/17/16 01:57 AM</text:p>
          </table:table-cell>
          <table:table-cell office:value-type="float" office:value="34.0819432335">
            <text:p>34.0819432335</text:p>
          </table:table-cell>
          <table:table-cell office:value-type="float" office:value="-118.087623147">
            <text:p>-118.087623147</text:p>
          </table:table-cell>
        </table:table-row>
      </table:table>
      <table:table table:name="all" table:style-name="ta1" table:print="false"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float" office:value="34.0904360582">
            <text:p>34.0904360582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34.069534634">
            <text:p>34.069534634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34.1191583412">
            <text:p>34.1191583412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34.1262894662">
            <text:p>34.1262894662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34.1161091182">
            <text:p>34.1161091182</text:p>
          </table:table-cell>
          <table:table-cell office:value-type="float" office:value="-118.137457646">
            <text:p>-118.137457646</text:p>
          </table:table-cell>
        </table:table-row>
        <table:table-row table:style-name="ro2">
          <table:table-cell office:value-type="float" office:value="34.1199546896">
            <text:p>34.1199546896</text:p>
          </table:table-cell>
          <table:table-cell office:value-type="float" office:value="-118.0942076007">
            <text:p>-118.0942076007</text:p>
          </table:table-cell>
        </table:table-row>
        <table:table-row table:style-name="ro2">
          <table:table-cell office:value-type="float" office:value="34.0884310749">
            <text:p>34.0884310749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0851457263">
            <text:p>34.0851457263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1196600968">
            <text:p>34.1196600968</text:p>
          </table:table-cell>
          <table:table-cell office:value-type="float" office:value="-118.1344405486">
            <text:p>-118.1344405486</text:p>
          </table:table-cell>
        </table:table-row>
        <table:table-row table:style-name="ro2">
          <table:table-cell office:value-type="float" office:value="34.1207558805">
            <text:p>34.1207558805</text:p>
          </table:table-cell>
          <table:table-cell office:value-type="float" office:value="-118.1461429377">
            <text:p>-118.1461429377</text:p>
          </table:table-cell>
        </table:table-row>
        <table:table-row table:style-name="ro2">
          <table:table-cell office:value-type="float" office:value="34.0944846743">
            <text:p>34.0944846743</text:p>
          </table:table-cell>
          <table:table-cell office:value-type="float" office:value="-118.1068271125">
            <text:p>-118.1068271125</text:p>
          </table:table-cell>
        </table:table-row>
        <table:table-row table:style-name="ro2">
          <table:table-cell office:value-type="float" office:value="34.1183415252">
            <text:p>34.1183415252</text:p>
          </table:table-cell>
          <table:table-cell office:value-type="float" office:value="-118.1452287169">
            <text:p>-118.1452287169</text:p>
          </table:table-cell>
        </table:table-row>
        <table:table-row table:style-name="ro2">
          <table:table-cell office:value-type="float" office:value="34.0814899011">
            <text:p>34.0814899011</text:p>
          </table:table-cell>
          <table:table-cell office:value-type="float" office:value="-118.1178912981">
            <text:p>-118.1178912981</text:p>
          </table:table-cell>
        </table:table-row>
        <table:table-row table:style-name="ro2">
          <table:table-cell office:value-type="float" office:value="34.1095300317">
            <text:p>34.1095300317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34.090123484">
            <text:p>34.090123484</text:p>
          </table:table-cell>
          <table:table-cell office:value-type="float" office:value="-118.1108505337">
            <text:p>-118.1108505337</text:p>
          </table:table-cell>
        </table:table-row>
        <table:table-row table:style-name="ro2">
          <table:table-cell office:value-type="float" office:value="34.0794711003">
            <text:p>34.0794711003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34.1210244302">
            <text:p>34.1210244302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1151571284">
            <text:p>34.1151571284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34.1148407617">
            <text:p>34.1148407617</text:p>
          </table:table-cell>
          <table:table-cell office:value-type="float" office:value="-118.0841479191">
            <text:p>-118.0841479191</text:p>
          </table:table-cell>
        </table:table-row>
        <table:table-row table:style-name="ro2">
          <table:table-cell office:value-type="float" office:value="34.1227730646">
            <text:p>34.1227730646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34.1233640679">
            <text:p>34.1233640679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34.0963854707">
            <text:p>34.0963854707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34.0708758583">
            <text:p>34.0708758583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34.1045101706">
            <text:p>34.1045101706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34.0695351754">
            <text:p>34.0695351754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118010096">
            <text:p>34.118010096</text:p>
          </table:table-cell>
          <table:table-cell office:value-type="float" office:value="-118.1327034082">
            <text:p>-118.1327034082</text:p>
          </table:table-cell>
        </table:table-row>
        <table:table-row table:style-name="ro2">
          <table:table-cell office:value-type="float" office:value="34.073156145">
            <text:p>34.073156145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706411682">
            <text:p>34.0706411682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34.0689010289">
            <text:p>34.0689010289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990108535">
            <text:p>34.0990108535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34.1138178246">
            <text:p>34.1138178246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1310542392">
            <text:p>34.1310542392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34.0806875471">
            <text:p>34.0806875471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34.070299628">
            <text:p>34.070299628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34.1065327509">
            <text:p>34.1065327509</text:p>
          </table:table-cell>
          <table:table-cell office:value-type="float" office:value="-118.1076500925">
            <text:p>-118.1076500925</text:p>
          </table:table-cell>
        </table:table-row>
        <table:table-row table:style-name="ro2">
          <table:table-cell office:value-type="float" office:value="34.0646570646">
            <text:p>34.064657064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0845721089">
            <text:p>34.084572108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752889207">
            <text:p>34.0752889207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1013127469">
            <text:p>34.1013127469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34.0980438332">
            <text:p>34.0980438332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34.0939855889">
            <text:p>34.0939855889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124294949">
            <text:p>34.124294949</text:p>
          </table:table-cell>
          <table:table-cell office:value-type="float" office:value="-118.1428517203">
            <text:p>-118.1428517203</text:p>
          </table:table-cell>
        </table:table-row>
        <table:table-row table:style-name="ro2">
          <table:table-cell office:value-type="float" office:value="34.0953913435">
            <text:p>34.0953913435</text:p>
          </table:table-cell>
          <table:table-cell office:value-type="float" office:value="-118.093476007">
            <text:p>-118.093476007</text:p>
          </table:table-cell>
        </table:table-row>
        <table:table-row table:style-name="ro2">
          <table:table-cell office:value-type="float" office:value="34.0866636238">
            <text:p>34.0866636238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116442434">
            <text:p>34.116442434</text:p>
          </table:table-cell>
          <table:table-cell office:value-type="float" office:value="-118.1383719077">
            <text:p>-118.1383719077</text:p>
          </table:table-cell>
        </table:table-row>
        <table:table-row table:style-name="ro2">
          <table:table-cell office:value-type="float" office:value="34.0972926415">
            <text:p>34.097292641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34.1251876729">
            <text:p>34.1251876729</text:p>
          </table:table-cell>
          <table:table-cell office:value-type="float" office:value="-118.1186227898">
            <text:p>-118.1186227898</text:p>
          </table:table-cell>
        </table:table-row>
        <table:table-row table:style-name="ro2">
          <table:table-cell office:value-type="float" office:value="34.103201445">
            <text:p>34.103201445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34.087702568">
            <text:p>34.087702568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34.1050759837">
            <text:p>34.1050759837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34.1199074333">
            <text:p>34.1199074333</text:p>
          </table:table-cell>
          <table:table-cell office:value-type="float" office:value="-118.132154834">
            <text:p>-118.132154834</text:p>
          </table:table-cell>
        </table:table-row>
        <table:table-row table:style-name="ro2">
          <table:table-cell office:value-type="float" office:value="34.100462352">
            <text:p>34.100462352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34.1261087887">
            <text:p>34.1261087887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0784314361">
            <text:p>34.0784314361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34.0944274399">
            <text:p>34.0944274399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34.123171533">
            <text:p>34.123171533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34.0664975891">
            <text:p>34.0664975891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105575433">
            <text:p>34.105575433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34.0739311245">
            <text:p>34.0739311245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34.1181939201">
            <text:p>34.1181939201</text:p>
          </table:table-cell>
          <table:table-cell office:value-type="float" office:value="-118.1393775899">
            <text:p>-118.1393775899</text:p>
          </table:table-cell>
        </table:table-row>
        <table:table-row table:style-name="ro2">
          <table:table-cell office:value-type="float" office:value="34.0847528164">
            <text:p>34.0847528164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964597998">
            <text:p>34.0964597998</text:p>
          </table:table-cell>
          <table:table-cell office:value-type="float" office:value="-118.1372747931">
            <text:p>-118.1372747931</text:p>
          </table:table-cell>
        </table:table-row>
        <table:table-row table:style-name="ro2">
          <table:table-cell office:value-type="float" office:value="34.1161613487">
            <text:p>34.1161613487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672968461">
            <text:p>34.06729684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0852757773">
            <text:p>34.0852757773</text:p>
          </table:table-cell>
          <table:table-cell office:value-type="float" office:value="-118.112313573">
            <text:p>-118.112313573</text:p>
          </table:table-cell>
        </table:table-row>
        <table:table-row table:style-name="ro2">
          <table:table-cell office:value-type="float" office:value="34.097954588">
            <text:p>34.09795458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1078705066">
            <text:p>34.1078705066</text:p>
          </table:table-cell>
          <table:table-cell office:value-type="float" office:value="-118.1235602788">
            <text:p>-118.1235602788</text:p>
          </table:table-cell>
        </table:table-row>
        <table:table-row table:style-name="ro2">
          <table:table-cell office:value-type="float" office:value="34.1122988628">
            <text:p>34.1122988628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34.1239271336">
            <text:p>34.1239271336</text:p>
          </table:table-cell>
          <table:table-cell office:value-type="float" office:value="-118.141754634">
            <text:p>-118.141754634</text:p>
          </table:table-cell>
        </table:table-row>
        <table:table-row table:style-name="ro2">
          <table:table-cell office:value-type="float" office:value="34.0984980657">
            <text:p>34.0984980657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34.0984491057">
            <text:p>34.0984491057</text:p>
          </table:table-cell>
          <table:table-cell office:value-type="float" office:value="-118.0853368206">
            <text:p>-118.0853368206</text:p>
          </table:table-cell>
        </table:table-row>
        <table:table-row table:style-name="ro2">
          <table:table-cell office:value-type="float" office:value="34.0911822747">
            <text:p>34.091182274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782938209">
            <text:p>34.0782938209</text:p>
          </table:table-cell>
          <table:table-cell office:value-type="float" office:value="-118.1017062608">
            <text:p>-118.1017062608</text:p>
          </table:table-cell>
        </table:table-row>
        <table:table-row table:style-name="ro2">
          <table:table-cell office:value-type="float" office:value="34.1310769422">
            <text:p>34.1310769422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1188791333">
            <text:p>34.1188791333</text:p>
          </table:table-cell>
          <table:table-cell office:value-type="float" office:value="-118.1453201392">
            <text:p>-118.1453201392</text:p>
          </table:table-cell>
        </table:table-row>
        <table:table-row table:style-name="ro2">
          <table:table-cell office:value-type="float" office:value="34.1122988628">
            <text:p>34.1122988628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1198534642">
            <text:p>34.1198534642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34.094968439">
            <text:p>34.094968439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34.0874868631">
            <text:p>34.0874868631</text:p>
          </table:table-cell>
          <table:table-cell office:value-type="float" office:value="-118.1037180418">
            <text:p>-118.1037180418</text:p>
          </table:table-cell>
        </table:table-row>
        <table:table-row table:style-name="ro2">
          <table:table-cell office:value-type="float" office:value="34.1094147927">
            <text:p>34.1094147927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1025005506">
            <text:p>34.1025005506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34.1161689296">
            <text:p>34.1161689296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1213790074">
            <text:p>34.1213790074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34.1132422628">
            <text:p>34.1132422628</text:p>
          </table:table-cell>
          <table:table-cell office:value-type="float" office:value="-118.0854282742">
            <text:p>-118.0854282742</text:p>
          </table:table-cell>
        </table:table-row>
        <table:table-row table:style-name="ro2">
          <table:table-cell office:value-type="float" office:value="34.1029867507">
            <text:p>34.1029867507</text:p>
          </table:table-cell>
          <table:table-cell office:value-type="float" office:value="-118.1077415345">
            <text:p>-118.1077415345</text:p>
          </table:table-cell>
        </table:table-row>
        <table:table-row table:style-name="ro2">
          <table:table-cell office:value-type="float" office:value="34.1269409456">
            <text:p>34.1269409456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1213646449">
            <text:p>34.1213646449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0753440581">
            <text:p>34.0753440581</text:p>
          </table:table-cell>
          <table:table-cell office:value-type="float" office:value="-118.1074672084">
            <text:p>-118.1074672084</text:p>
          </table:table-cell>
        </table:table-row>
        <table:table-row table:style-name="ro2">
          <table:table-cell office:value-type="float" office:value="34.1170512124">
            <text:p>34.1170512124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34.1138094046">
            <text:p>34.1138094046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34.1024261922">
            <text:p>34.1024261922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0959332219">
            <text:p>34.0959332219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34.0677897143">
            <text:p>34.0677897143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34.0790794443">
            <text:p>34.0790794443</text:p>
          </table:table-cell>
          <table:table-cell office:value-type="float" office:value="-118.1195371502">
            <text:p>-118.1195371502</text:p>
          </table:table-cell>
        </table:table-row>
        <table:table-row table:style-name="ro2">
          <table:table-cell office:value-type="float" office:value="34.0693731308">
            <text:p>34.0693731308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34.1127026177">
            <text:p>34.1127026177</text:p>
          </table:table-cell>
          <table:table-cell office:value-type="float" office:value="-118.1150567387">
            <text:p>-118.1150567387</text:p>
          </table:table-cell>
        </table:table-row>
        <table:table-row table:style-name="ro2">
          <table:table-cell office:value-type="float" office:value="34.0738114296">
            <text:p>34.0738114296</text:p>
          </table:table-cell>
          <table:table-cell office:value-type="float" office:value="-118.0939332534">
            <text:p>-118.0939332534</text:p>
          </table:table-cell>
        </table:table-row>
        <table:table-row table:style-name="ro2">
          <table:table-cell office:value-type="float" office:value="34.0908068324">
            <text:p>34.0908068324</text:p>
          </table:table-cell>
          <table:table-cell office:value-type="float" office:value="-118.1045410365">
            <text:p>-118.1045410365</text:p>
          </table:table-cell>
        </table:table-row>
        <table:table-row table:style-name="ro2"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1111197313">
            <text:p>34.1111197313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34.1122768917">
            <text:p>34.1122768917</text:p>
          </table:table-cell>
          <table:table-cell office:value-type="float" office:value="-118.1193542785">
            <text:p>-118.1193542785</text:p>
          </table:table-cell>
        </table:table-row>
        <table:table-row table:style-name="ro2">
          <table:table-cell office:value-type="float" office:value="34.0869421711">
            <text:p>34.0869421711</text:p>
          </table:table-cell>
          <table:table-cell office:value-type="float" office:value="-118.0781118334">
            <text:p>-118.0781118334</text:p>
          </table:table-cell>
        </table:table-row>
        <table:table-row table:style-name="ro2">
          <table:table-cell office:value-type="float" office:value="34.0887741146">
            <text:p>34.0887741146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34.0782511604">
            <text:p>34.0782511604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065157121">
            <text:p>34.06515712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34.0946507656">
            <text:p>34.0946507656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0787825275">
            <text:p>34.0787825275</text:p>
          </table:table-cell>
          <table:table-cell office:value-type="float" office:value="-118.1249317788">
            <text:p>-118.1249317788</text:p>
          </table:table-cell>
        </table:table-row>
        <table:table-row table:style-name="ro2">
          <table:table-cell office:value-type="float" office:value="34.1031597595">
            <text:p>34.1031597595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1161091182">
            <text:p>34.1161091182</text:p>
          </table:table-cell>
          <table:table-cell office:value-type="float" office:value="-118.137457646">
            <text:p>-118.137457646</text:p>
          </table:table-cell>
        </table:table-row>
        <table:table-row table:style-name="ro2">
          <table:table-cell office:value-type="float" office:value="34.1214295771">
            <text:p>34.1214295771</text:p>
          </table:table-cell>
          <table:table-cell office:value-type="float" office:value="-118.1327948371">
            <text:p>-118.1327948371</text:p>
          </table:table-cell>
        </table:table-row>
        <table:table-row table:style-name="ro2">
          <table:table-cell office:value-type="float" office:value="34.1030207608">
            <text:p>34.1030207608</text:p>
          </table:table-cell>
          <table:table-cell office:value-type="float" office:value="-118.0927444101">
            <text:p>-118.0927444101</text:p>
          </table:table-cell>
        </table:table-row>
        <table:table-row table:style-name="ro2">
          <table:table-cell office:value-type="float" office:value="34.07019276">
            <text:p>34.07019276</text:p>
          </table:table-cell>
          <table:table-cell office:value-type="float" office:value="-118.0677768421">
            <text:p>-118.0677768421</text:p>
          </table:table-cell>
        </table:table-row>
        <table:table-row table:style-name="ro2">
          <table:table-cell office:value-type="float" office:value="34.1060331133">
            <text:p>34.1060331133</text:p>
          </table:table-cell>
          <table:table-cell office:value-type="float" office:value="-118.1041752615">
            <text:p>-118.1041752615</text:p>
          </table:table-cell>
        </table:table-row>
        <table:table-row table:style-name="ro2">
          <table:table-cell office:value-type="float" office:value="34.096073442">
            <text:p>34.096073442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34.081256259">
            <text:p>34.081256259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800138003">
            <text:p>34.0800138003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34.109404249">
            <text:p>34.109404249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34.0961442343">
            <text:p>34.0961442343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34.1255558628">
            <text:p>34.1255558628</text:p>
          </table:table-cell>
          <table:table-cell office:value-type="float" office:value="-118.1380976297">
            <text:p>-118.1380976297</text:p>
          </table:table-cell>
        </table:table-row>
        <table:table-row table:style-name="ro2">
          <table:table-cell office:value-type="float" office:value="34.1111397619">
            <text:p>34.1111397619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34.1064331342">
            <text:p>34.1064331342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34.0887967761">
            <text:p>34.0887967761</text:p>
          </table:table-cell>
          <table:table-cell office:value-type="float" office:value="-118.0964938116">
            <text:p>-118.0964938116</text:p>
          </table:table-cell>
        </table:table-row>
        <table:table-row table:style-name="ro2">
          <table:table-cell office:value-type="float" office:value="34.0810716857">
            <text:p>34.0810716857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1182714557">
            <text:p>34.1182714557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34.1284861496">
            <text:p>34.1284861496</text:p>
          </table:table-cell>
          <table:table-cell office:value-type="float" office:value="-118.1153310529">
            <text:p>-118.1153310529</text:p>
          </table:table-cell>
        </table:table-row>
        <table:table-row table:style-name="ro2">
          <table:table-cell office:value-type="float" office:value="34.0660726227">
            <text:p>34.0660726227</text:p>
          </table:table-cell>
          <table:table-cell office:value-type="float" office:value="-118.0844222817">
            <text:p>-118.0844222817</text:p>
          </table:table-cell>
        </table:table-row>
        <table:table-row table:style-name="ro2">
          <table:table-cell office:value-type="float" office:value="34.0812211319">
            <text:p>34.0812211319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1010619194">
            <text:p>34.1010619194</text:p>
          </table:table-cell>
          <table:table-cell office:value-type="float" office:value="-118.1277661779">
            <text:p>-118.1277661779</text:p>
          </table:table-cell>
        </table:table-row>
        <table:table-row table:style-name="ro2">
          <table:table-cell office:value-type="float" office:value="34.0822809049">
            <text:p>34.0822809049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34.0833877277">
            <text:p>34.0833877277</text:p>
          </table:table-cell>
          <table:table-cell office:value-type="float" office:value="-118.1276747464">
            <text:p>-118.1276747464</text:p>
          </table:table-cell>
        </table:table-row>
        <table:table-row table:style-name="ro2">
          <table:table-cell office:value-type="float" office:value="34.0799056156">
            <text:p>34.0799056156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34.102396624">
            <text:p>34.102396624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34.0672968461">
            <text:p>34.06729684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1020378742">
            <text:p>34.1020378742</text:p>
          </table:table-cell>
          <table:table-cell office:value-type="float" office:value="-118.1080158602">
            <text:p>-118.1080158602</text:p>
          </table:table-cell>
        </table:table-row>
        <table:table-row table:style-name="ro2">
          <table:table-cell office:value-type="float" office:value="34.0811139472">
            <text:p>34.0811139472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34.0812918446">
            <text:p>34.0812918446</text:p>
          </table:table-cell>
          <table:table-cell office:value-type="float" office:value="-118.0970424977">
            <text:p>-118.0970424977</text:p>
          </table:table-cell>
        </table:table-row>
        <table:table-row table:style-name="ro2">
          <table:table-cell office:value-type="float" office:value="34.1117072681">
            <text:p>34.1117072681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34.0738176754">
            <text:p>34.0738176754</text:p>
          </table:table-cell>
          <table:table-cell office:value-type="float" office:value="-118.1152396149">
            <text:p>-118.1152396149</text:p>
          </table:table-cell>
        </table:table-row>
        <table:table-row table:style-name="ro2">
          <table:table-cell office:value-type="float" office:value="34.0953685658">
            <text:p>34.0953685658</text:p>
          </table:table-cell>
          <table:table-cell office:value-type="float" office:value="-118.1184399172">
            <text:p>-118.1184399172</text:p>
          </table:table-cell>
        </table:table-row>
        <table:table-row table:style-name="ro2">
          <table:table-cell office:value-type="float" office:value="34.0996003718">
            <text:p>34.0996003718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34.0737968504">
            <text:p>34.0737968504</text:p>
          </table:table-cell>
          <table:table-cell office:value-type="float" office:value="-118.0713438546">
            <text:p>-118.0713438546</text:p>
          </table:table-cell>
        </table:table-row>
        <table:table-row table:style-name="ro2">
          <table:table-cell office:value-type="float" office:value="34.0900152145">
            <text:p>34.090015214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1106129135">
            <text:p>34.1106129135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34.1090508649">
            <text:p>34.1090508649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34.0873141999">
            <text:p>34.0873141999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20423578">
            <text:p>34.120423578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1208471246">
            <text:p>34.1208471246</text:p>
          </table:table-cell>
          <table:table-cell office:value-type="float" office:value="-118.1212744216">
            <text:p>-118.1212744216</text:p>
          </table:table-cell>
        </table:table-row>
        <table:table-row table:style-name="ro2">
          <table:table-cell office:value-type="float" office:value="34.0998189449">
            <text:p>34.0998189449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34.1021701007">
            <text:p>34.1021701007</text:p>
          </table:table-cell>
          <table:table-cell office:value-type="float" office:value="-118.0958536755">
            <text:p>-118.0958536755</text:p>
          </table:table-cell>
        </table:table-row>
        <table:table-row table:style-name="ro2">
          <table:table-cell office:value-type="float" office:value="34.1106809681">
            <text:p>34.1106809681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34.0695826739">
            <text:p>34.0695826739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34.1242036061">
            <text:p>34.1242036061</text:p>
          </table:table-cell>
          <table:table-cell office:value-type="float" office:value="-118.1364519527">
            <text:p>-118.1364519527</text:p>
          </table:table-cell>
        </table:table-row>
        <table:table-row table:style-name="ro2">
          <table:table-cell office:value-type="float" office:value="34.0992990903">
            <text:p>34.0992990903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1218976574">
            <text:p>34.1218976574</text:p>
          </table:table-cell>
          <table:table-cell office:value-type="float" office:value="-118.1386461852">
            <text:p>-118.1386461852</text:p>
          </table:table-cell>
        </table:table-row>
        <table:table-row table:style-name="ro2">
          <table:table-cell office:value-type="float" office:value="34.1261781849">
            <text:p>34.1261781849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34.0729835654">
            <text:p>34.0729835654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34.1242700142">
            <text:p>34.1242700142</text:p>
          </table:table-cell>
          <table:table-cell office:value-type="float" office:value="-118.1416632098">
            <text:p>-118.1416632098</text:p>
          </table:table-cell>
        </table:table-row>
        <table:table-row table:style-name="ro2">
          <table:table-cell office:value-type="float" office:value="34.0874786327">
            <text:p>34.0874786327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34.0964667307">
            <text:p>34.096466730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34.0701706137">
            <text:p>34.0701706137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34.0779950843">
            <text:p>34.0779950843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34.1038832043">
            <text:p>34.1038832043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34.1150226405">
            <text:p>34.1150226405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34.1266817119">
            <text:p>34.1266817119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34.0738971291">
            <text:p>34.0738971291</text:p>
          </table:table-cell>
          <table:table-cell office:value-type="float" office:value="-118.1007003616">
            <text:p>-118.1007003616</text:p>
          </table:table-cell>
        </table:table-row>
        <table:table-row table:style-name="ro2">
          <table:table-cell office:value-type="float" office:value="34.1190502455">
            <text:p>34.1190502455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34.1145386353">
            <text:p>34.1145386353</text:p>
          </table:table-cell>
          <table:table-cell office:value-type="float" office:value="-118.0918299098">
            <text:p>-118.0918299098</text:p>
          </table:table-cell>
        </table:table-row>
        <table:table-row table:style-name="ro2">
          <table:table-cell office:value-type="float" office:value="34.0734497148">
            <text:p>34.0734497148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0782511604">
            <text:p>34.0782511604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1184176549">
            <text:p>34.1184176549</text:p>
          </table:table-cell>
          <table:table-cell office:value-type="float" office:value="-118.0732645237">
            <text:p>-118.0732645237</text:p>
          </table:table-cell>
        </table:table-row>
        <table:table-row table:style-name="ro2">
          <table:table-cell office:value-type="float" office:value="34.0997145862">
            <text:p>34.0997145862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34.1022689071">
            <text:p>34.1022689071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34.0802861808">
            <text:p>34.0802861808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1168472236">
            <text:p>34.1168472236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121310239">
            <text:p>34.121310239</text:p>
          </table:table-cell>
          <table:table-cell office:value-type="float" office:value="-118.0819530028">
            <text:p>-118.0819530028</text:p>
          </table:table-cell>
        </table:table-row>
        <table:table-row table:style-name="ro2">
          <table:table-cell office:value-type="float" office:value="34.0714491552">
            <text:p>34.0714491552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1081453871">
            <text:p>34.1081453871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34.0703206983">
            <text:p>34.0703206983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34.0795706137">
            <text:p>34.079570613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34.1204446486">
            <text:p>34.1204446486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855468389">
            <text:p>34.0855468389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1017435831">
            <text:p>34.101743583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095370393">
            <text:p>34.095370393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34.1253281472">
            <text:p>34.1253281472</text:p>
          </table:table-cell>
          <table:table-cell office:value-type="float" office:value="-118.1035351536">
            <text:p>-118.1035351536</text:p>
          </table:table-cell>
        </table:table-row>
        <table:table-row table:style-name="ro2">
          <table:table-cell office:value-type="float" office:value="34.1221152593">
            <text:p>34.1221152593</text:p>
          </table:table-cell>
          <table:table-cell office:value-type="float" office:value="-118.1093874821">
            <text:p>-118.1093874821</text:p>
          </table:table-cell>
        </table:table-row>
        <table:table-row table:style-name="ro2">
          <table:table-cell office:value-type="float" office:value="34.1178139076">
            <text:p>34.1178139076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34.1147660205">
            <text:p>34.1147660205</text:p>
          </table:table-cell>
          <table:table-cell office:value-type="float" office:value="-118.1409318147">
            <text:p>-118.1409318147</text:p>
          </table:table-cell>
        </table:table-row>
        <table:table-row table:style-name="ro2">
          <table:table-cell office:value-type="float" office:value="34.0907229392">
            <text:p>34.0907229392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34.0745899948">
            <text:p>34.0745899948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34.1046116713">
            <text:p>34.1046116713</text:p>
          </table:table-cell>
          <table:table-cell office:value-type="float" office:value="-118.0882633131">
            <text:p>-118.0882633131</text:p>
          </table:table-cell>
        </table:table-row>
        <table:table-row table:style-name="ro2">
          <table:table-cell office:value-type="float" office:value="34.1218720471">
            <text:p>34.1218720471</text:p>
          </table:table-cell>
          <table:table-cell office:value-type="float" office:value="-118.1190799706">
            <text:p>-118.1190799706</text:p>
          </table:table-cell>
        </table:table-row>
        <table:table-row table:style-name="ro2">
          <table:table-cell office:value-type="float" office:value="34.1017949714">
            <text:p>34.1017949714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34.0881855013">
            <text:p>34.0881855013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1087632139">
            <text:p>34.1087632139</text:p>
          </table:table-cell>
          <table:table-cell office:value-type="float" office:value="-118.1238345797">
            <text:p>-118.1238345797</text:p>
          </table:table-cell>
        </table:table-row>
        <table:table-row table:style-name="ro2">
          <table:table-cell office:value-type="float" office:value="34.1047828633">
            <text:p>34.1047828633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34.119179498">
            <text:p>34.119179498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952792201">
            <text:p>34.0952792201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34.0849848162">
            <text:p>34.0849848162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34.1151585484">
            <text:p>34.1151585484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34.1240473721">
            <text:p>34.1240473721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34.1043967695">
            <text:p>34.1043967695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34.1021035823">
            <text:p>34.1021035823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34.1263768376">
            <text:p>34.1263768376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0983656776">
            <text:p>34.0983656776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34.0856308781">
            <text:p>34.0856308781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34.0731345221">
            <text:p>34.0731345221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34.0983776561">
            <text:p>34.0983776561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34.1239271336">
            <text:p>34.1239271336</text:p>
          </table:table-cell>
          <table:table-cell office:value-type="float" office:value="-118.141754634">
            <text:p>-118.141754634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226120873">
            <text:p>34.1226120873</text:p>
          </table:table-cell>
          <table:table-cell office:value-type="float" office:value="-118.1231945437">
            <text:p>-118.1231945437</text:p>
          </table:table-cell>
        </table:table-row>
        <table:table-row table:style-name="ro2">
          <table:table-cell office:value-type="float" office:value="34.1264343105">
            <text:p>34.1264343105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1090828006">
            <text:p>34.1090828006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0777428991">
            <text:p>34.0777428991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34.0953074653">
            <text:p>34.0953074653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34.1189350002">
            <text:p>34.1189350002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34.0739893579">
            <text:p>34.0739893579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1306911678">
            <text:p>34.1306911678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34.1106809681">
            <text:p>34.1106809681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34.0757842884">
            <text:p>34.0757842884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1324975341">
            <text:p>34.1324975341</text:p>
          </table:table-cell>
          <table:table-cell office:value-type="float" office:value="-118.1259375386">
            <text:p>-118.1259375386</text:p>
          </table:table-cell>
        </table:table-row>
        <table:table-row table:style-name="ro2">
          <table:table-cell office:value-type="float" office:value="34.0960100352">
            <text:p>34.0960100352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0924659072">
            <text:p>34.0924659072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73722441">
            <text:p>34.073722441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0748577428">
            <text:p>34.0748577428</text:p>
          </table:table-cell>
          <table:table-cell office:value-type="float" office:value="-118.0783862055">
            <text:p>-118.0783862055</text:p>
          </table:table-cell>
        </table:table-row>
        <table:table-row table:style-name="ro2">
          <table:table-cell office:value-type="float" office:value="34.0953074653">
            <text:p>34.0953074653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34.1256488733">
            <text:p>34.1256488733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34.0672968461">
            <text:p>34.06729684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1219523242">
            <text:p>34.1219523242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34.1082841767">
            <text:p>34.1082841767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34.087943232">
            <text:p>34.087943232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34.0787020507">
            <text:p>34.0787020507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34.0780379214">
            <text:p>34.0780379214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34.0960132933">
            <text:p>34.0960132933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34.1158591812">
            <text:p>34.1158591812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34.1182174152">
            <text:p>34.1182174152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34.0952559039">
            <text:p>34.0952559039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1090733699">
            <text:p>34.1090733699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0858528386">
            <text:p>34.0858528386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34.0899015549">
            <text:p>34.0899015549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1159195883">
            <text:p>34.1159195883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34.0762622963">
            <text:p>34.0762622963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1206455188">
            <text:p>34.1206455188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955581442">
            <text:p>34.0955581442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34.0743719538">
            <text:p>34.0743719538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34.1120716246">
            <text:p>34.1120716246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1187099976">
            <text:p>34.1187099976</text:p>
          </table:table-cell>
          <table:table-cell office:value-type="float" office:value="-118.1402004165">
            <text:p>-118.1402004165</text:p>
          </table:table-cell>
        </table:table-row>
        <table:table-row table:style-name="ro2">
          <table:table-cell office:value-type="float" office:value="34.1211838174">
            <text:p>34.121183817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0830620881">
            <text:p>34.0830620881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1019857552">
            <text:p>34.1019857552</text:p>
          </table:table-cell>
          <table:table-cell office:value-type="float" office:value="-118.0953049857">
            <text:p>-118.0953049857</text:p>
          </table:table-cell>
        </table:table-row>
        <table:table-row table:style-name="ro2">
          <table:table-cell office:value-type="float" office:value="34.0702973387">
            <text:p>34.0702973387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34.094507536">
            <text:p>34.094507536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34.0755413314">
            <text:p>34.0755413314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242407167">
            <text:p>34.1242407167</text:p>
          </table:table-cell>
          <table:table-cell office:value-type="float" office:value="-118.0733559836">
            <text:p>-118.0733559836</text:p>
          </table:table-cell>
        </table:table-row>
        <table:table-row table:style-name="ro2">
          <table:table-cell office:value-type="float" office:value="34.0976652234">
            <text:p>34.0976652234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916412849">
            <text:p>34.0916412849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1027670537">
            <text:p>34.1027670537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34.0890342299">
            <text:p>34.0890342299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0776482915">
            <text:p>34.0776482915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1161613487">
            <text:p>34.1161613487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850767054">
            <text:p>34.0850767054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826043728">
            <text:p>34.0826043728</text:p>
          </table:table-cell>
          <table:table-cell office:value-type="float" office:value="-118.1359948174">
            <text:p>-118.1359948174</text:p>
          </table:table-cell>
        </table:table-row>
        <table:table-row table:style-name="ro2">
          <table:table-cell office:value-type="float" office:value="34.0891045308">
            <text:p>34.0891045308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34.0980705179">
            <text:p>34.0980705179</text:p>
          </table:table-cell>
          <table:table-cell office:value-type="float" office:value="-118.0803982539">
            <text:p>-118.0803982539</text:p>
          </table:table-cell>
        </table:table-row>
        <table:table-row table:style-name="ro2">
          <table:table-cell office:value-type="float" office:value="34.108136587">
            <text:p>34.108136587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34.094221121">
            <text:p>34.094221121</text:p>
          </table:table-cell>
          <table:table-cell office:value-type="float" office:value="-118.1275833148">
            <text:p>-118.1275833148</text:p>
          </table:table-cell>
        </table:table-row>
        <table:table-row table:style-name="ro2">
          <table:table-cell office:value-type="float" office:value="34.0937267959">
            <text:p>34.0937267959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34.10568734">
            <text:p>34.10568734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34.1043608854">
            <text:p>34.1043608854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1126034815">
            <text:p>34.1126034815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1152159804">
            <text:p>34.115215980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0985765966">
            <text:p>34.0985765966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34.0788775368">
            <text:p>34.0788775368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34.0931022717">
            <text:p>34.0931022717</text:p>
          </table:table-cell>
          <table:table-cell office:value-type="float" office:value="-118.1178912981">
            <text:p>-118.1178912981</text:p>
          </table:table-cell>
        </table:table-row>
        <table:table-row table:style-name="ro2">
          <table:table-cell office:value-type="float" office:value="34.1167421612">
            <text:p>34.1167421612</text:p>
          </table:table-cell>
          <table:table-cell office:value-type="float" office:value="-118.1274918832">
            <text:p>-118.1274918832</text:p>
          </table:table-cell>
        </table:table-row>
        <table:table-row table:style-name="ro2">
          <table:table-cell office:value-type="float" office:value="34.1026486316">
            <text:p>34.1026486316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34.1043608854">
            <text:p>34.1043608854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1159775529">
            <text:p>34.1159775529</text:p>
          </table:table-cell>
          <table:table-cell office:value-type="float" office:value="-118.140566116">
            <text:p>-118.140566116</text:p>
          </table:table-cell>
        </table:table-row>
        <table:table-row table:style-name="ro2">
          <table:table-cell office:value-type="float" office:value="34.1251264855">
            <text:p>34.1251264855</text:p>
          </table:table-cell>
          <table:table-cell office:value-type="float" office:value="-118.1166111802">
            <text:p>-118.1166111802</text:p>
          </table:table-cell>
        </table:table-row>
        <table:table-row table:style-name="ro2">
          <table:table-cell office:value-type="float" office:value="34.1203924848">
            <text:p>34.1203924848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1192808558">
            <text:p>34.1192808558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1236149073">
            <text:p>34.1236149073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1223669014">
            <text:p>34.1223669014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34.0962909853">
            <text:p>34.0962909853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34.1170512124">
            <text:p>34.1170512124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1194914161">
            <text:p>34.1194914161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1094020887">
            <text:p>34.1094020887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890441504">
            <text:p>34.0890441504</text:p>
          </table:table-cell>
          <table:table-cell office:value-type="float" office:value="-118.0767399669">
            <text:p>-118.0767399669</text:p>
          </table:table-cell>
        </table:table-row>
        <table:table-row table:style-name="ro2">
          <table:table-cell office:value-type="float" office:value="34.0996759596">
            <text:p>34.0996759596</text:p>
          </table:table-cell>
          <table:table-cell office:value-type="float" office:value="-118.1107590933">
            <text:p>-118.1107590933</text:p>
          </table:table-cell>
        </table:table-row>
        <table:table-row table:style-name="ro2">
          <table:table-cell office:value-type="float" office:value="34.0716765982">
            <text:p>34.0716765982</text:p>
          </table:table-cell>
          <table:table-cell office:value-type="float" office:value="-118.0663134314">
            <text:p>-118.0663134314</text:p>
          </table:table-cell>
        </table:table-row>
        <table:table-row table:style-name="ro2">
          <table:table-cell office:value-type="float" office:value="34.1049935042">
            <text:p>34.1049935042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34.0910009504">
            <text:p>34.0910009504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34.0983329282">
            <text:p>34.0983329282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0979965619">
            <text:p>34.0979965619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34.1285251439">
            <text:p>34.1285251439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1066721259">
            <text:p>34.1066721259</text:p>
          </table:table-cell>
          <table:table-cell office:value-type="float" office:value="-118.1248403458">
            <text:p>-118.1248403458</text:p>
          </table:table-cell>
        </table:table-row>
        <table:table-row table:style-name="ro2">
          <table:table-cell office:value-type="float" office:value="34.095370393">
            <text:p>34.095370393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34.0951890657">
            <text:p>34.0951890657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1155295755">
            <text:p>34.115529575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166095765">
            <text:p>34.1166095765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215532112">
            <text:p>34.121553211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34.0981597027">
            <text:p>34.0981597027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34.0798123126">
            <text:p>34.0798123126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0853284178">
            <text:p>34.0853284178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120423578">
            <text:p>34.120423578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0987703654">
            <text:p>34.0987703654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34.1264952152">
            <text:p>34.1264952152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635912837">
            <text:p>34.0635912837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0854654551">
            <text:p>34.0854654551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34.0781174583">
            <text:p>34.0781174583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771927795">
            <text:p>34.0771927795</text:p>
          </table:table-cell>
          <table:table-cell office:value-type="float" office:value="-118.1252060775">
            <text:p>-118.1252060775</text:p>
          </table:table-cell>
        </table:table-row>
        <table:table-row table:style-name="ro2">
          <table:table-cell office:value-type="float" office:value="34.0750281167">
            <text:p>34.0750281167</text:p>
          </table:table-cell>
          <table:table-cell office:value-type="float" office:value="-118.0696060883">
            <text:p>-118.0696060883</text:p>
          </table:table-cell>
        </table:table-row>
        <table:table-row table:style-name="ro2">
          <table:table-cell office:value-type="float" office:value="34.1190530187">
            <text:p>34.1190530187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34.064749324">
            <text:p>34.064749324</text:p>
          </table:table-cell>
          <table:table-cell office:value-type="float" office:value="-118.0991457788">
            <text:p>-118.0991457788</text:p>
          </table:table-cell>
        </table:table-row>
        <table:table-row table:style-name="ro2"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34.1203556628">
            <text:p>34.1203556628</text:p>
          </table:table-cell>
          <table:table-cell office:value-type="float" office:value="-118.1461429377">
            <text:p>-118.1461429377</text:p>
          </table:table-cell>
        </table:table-row>
        <table:table-row table:style-name="ro2">
          <table:table-cell office:value-type="float" office:value="34.096073442">
            <text:p>34.096073442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34.0897890484">
            <text:p>34.0897890484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34.1060875586">
            <text:p>34.1060875586</text:p>
          </table:table-cell>
          <table:table-cell office:value-type="float" office:value="-118.1133194054">
            <text:p>-118.1133194054</text:p>
          </table:table-cell>
        </table:table-row>
        <table:table-row table:style-name="ro2">
          <table:table-cell office:value-type="float" office:value="34.1069191284">
            <text:p>34.1069191284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34.077764482">
            <text:p>34.077764482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1050130154">
            <text:p>34.1050130154</text:p>
          </table:table-cell>
          <table:table-cell office:value-type="float" office:value="-118.1302348105">
            <text:p>-118.1302348105</text:p>
          </table:table-cell>
        </table:table-row>
        <table:table-row table:style-name="ro2">
          <table:table-cell office:value-type="float" office:value="34.0960132933">
            <text:p>34.0960132933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34.0784508855">
            <text:p>34.0784508855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34.0811582062">
            <text:p>34.0811582062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074740403">
            <text:p>34.074740403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0748536097">
            <text:p>34.0748536097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945724138">
            <text:p>34.0945724138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34.1027911314">
            <text:p>34.1027911314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1146278037">
            <text:p>34.1146278037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34.0736907405">
            <text:p>34.0736907405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34.0895328315">
            <text:p>34.0895328315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34.1140606802">
            <text:p>34.1140606802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34.1182990439">
            <text:p>34.1182990439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34.0693591774">
            <text:p>34.0693591774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34.1161598116">
            <text:p>34.1161598116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34.1042828975">
            <text:p>34.1042828975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34.0908224455">
            <text:p>34.0908224455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34.0807736147">
            <text:p>34.0807736147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1086861146">
            <text:p>34.108686114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34.1189741208">
            <text:p>34.1189741208</text:p>
          </table:table-cell>
          <table:table-cell office:value-type="float" office:value="-118.116885492">
            <text:p>-118.116885492</text:p>
          </table:table-cell>
        </table:table-row>
        <table:table-row table:style-name="ro2">
          <table:table-cell office:value-type="float" office:value="34.120680622">
            <text:p>34.120680622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34.1008842005">
            <text:p>34.1008842005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34.1045421389">
            <text:p>34.1045421389</text:p>
          </table:table-cell>
          <table:table-cell office:value-type="float" office:value="-118.0878975042">
            <text:p>-118.0878975042</text:p>
          </table:table-cell>
        </table:table-row>
        <table:table-row table:style-name="ro2">
          <table:table-cell office:value-type="float" office:value="34.1213790074">
            <text:p>34.1213790074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34.0933484032">
            <text:p>34.093348403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931536788">
            <text:p>34.0931536788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1029867507">
            <text:p>34.1029867507</text:p>
          </table:table-cell>
          <table:table-cell office:value-type="float" office:value="-118.1077415345">
            <text:p>-118.1077415345</text:p>
          </table:table-cell>
        </table:table-row>
        <table:table-row table:style-name="ro2">
          <table:table-cell office:value-type="float" office:value="34.0958831825">
            <text:p>34.0958831825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34.1037296875">
            <text:p>34.1037296875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109120557">
            <text:p>34.109120557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34.1124099025">
            <text:p>34.1124099025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34.1208400564">
            <text:p>34.1208400564</text:p>
          </table:table-cell>
          <table:table-cell office:value-type="float" office:value="-118.0767399669">
            <text:p>-118.0767399669</text:p>
          </table:table-cell>
        </table:table-row>
        <table:table-row table:style-name="ro2">
          <table:table-cell office:value-type="float" office:value="34.0846975052">
            <text:p>34.0846975052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0849882048">
            <text:p>34.0849882048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126567039">
            <text:p>34.1126567039</text:p>
          </table:table-cell>
          <table:table-cell office:value-type="float" office:value="-118.1262118357">
            <text:p>-118.1262118357</text:p>
          </table:table-cell>
        </table:table-row>
        <table:table-row table:style-name="ro2">
          <table:table-cell office:value-type="float" office:value="34.1099531967">
            <text:p>34.1099531967</text:p>
          </table:table-cell>
          <table:table-cell office:value-type="float" office:value="-118.1077415345">
            <text:p>-118.1077415345</text:p>
          </table:table-cell>
        </table:table-row>
        <table:table-row table:style-name="ro2">
          <table:table-cell office:value-type="float" office:value="34.0777261951">
            <text:p>34.0777261951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733542593">
            <text:p>34.0733542593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885172101">
            <text:p>34.0885172101</text:p>
          </table:table-cell>
          <table:table-cell office:value-type="float" office:value="-118.0853368206">
            <text:p>-118.0853368206</text:p>
          </table:table-cell>
        </table:table-row>
        <table:table-row table:style-name="ro2"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34.0915747226">
            <text:p>34.0915747226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669306938">
            <text:p>34.0669306938</text:p>
          </table:table-cell>
          <table:table-cell office:value-type="float" office:value="-118.0929273096">
            <text:p>-118.0929273096</text:p>
          </table:table-cell>
        </table:table-row>
        <table:table-row table:style-name="ro2">
          <table:table-cell office:value-type="float" office:value="34.1134295232">
            <text:p>34.1134295232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34.0998689897">
            <text:p>34.0998689897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34.1282346804">
            <text:p>34.1282346804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34.1164480101">
            <text:p>34.1164480101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34.0980419059">
            <text:p>34.0980419059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34.0802300613">
            <text:p>34.08023006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34.0732527712">
            <text:p>34.0732527712</text:p>
          </table:table-cell>
          <table:table-cell office:value-type="float" office:value="-118.0651244013">
            <text:p>-118.0651244013</text:p>
          </table:table-cell>
        </table:table-row>
        <table:table-row table:style-name="ro2">
          <table:table-cell office:value-type="float" office:value="34.1178531083">
            <text:p>34.1178531083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991946841">
            <text:p>34.0991946841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34.0911822747">
            <text:p>34.091182274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869524471">
            <text:p>34.0869524471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34.1137857153">
            <text:p>34.1137857153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0905488659">
            <text:p>34.0905488659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34.091171648">
            <text:p>34.091171648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1220429816">
            <text:p>34.1220429816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34.1017315982">
            <text:p>34.1017315982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34.1154357486">
            <text:p>34.1154357486</text:p>
          </table:table-cell>
          <table:table-cell office:value-type="float" office:value="-118.0794836893">
            <text:p>-118.0794836893</text:p>
          </table:table-cell>
        </table:table-row>
        <table:table-row table:style-name="ro2">
          <table:table-cell office:value-type="float" office:value="34.1069250913">
            <text:p>34.1069250913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34.1000916958">
            <text:p>34.1000916958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34.0982620778">
            <text:p>34.0982620778</text:p>
          </table:table-cell>
          <table:table-cell office:value-type="float" office:value="-118.0883547652">
            <text:p>-118.0883547652</text:p>
          </table:table-cell>
        </table:table-row>
        <table:table-row table:style-name="ro2">
          <table:table-cell office:value-type="float" office:value="34.0799056156">
            <text:p>34.0799056156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34.0707804915">
            <text:p>34.0707804915</text:p>
          </table:table-cell>
          <table:table-cell office:value-type="float" office:value="-118.0815871808">
            <text:p>-118.0815871808</text:p>
          </table:table-cell>
        </table:table-row>
        <table:table-row table:style-name="ro2">
          <table:table-cell office:value-type="float" office:value="34.1126046917">
            <text:p>34.1126046917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839977956">
            <text:p>34.0839977956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34.1173185511">
            <text:p>34.1173185511</text:p>
          </table:table-cell>
          <table:table-cell office:value-type="float" office:value="-118.0822273689">
            <text:p>-118.0822273689</text:p>
          </table:table-cell>
        </table:table-row>
        <table:table-row table:style-name="ro2">
          <table:table-cell office:value-type="float" office:value="34.0877080781">
            <text:p>34.0877080781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34.0727607901">
            <text:p>34.0727607901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997448103">
            <text:p>34.0997448103</text:p>
          </table:table-cell>
          <table:table-cell office:value-type="float" office:value="-118.1269432926">
            <text:p>-118.1269432926</text:p>
          </table:table-cell>
        </table:table-row>
        <table:table-row table:style-name="ro2">
          <table:table-cell office:value-type="float" office:value="34.0731103634">
            <text:p>34.0731103634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34.112037645">
            <text:p>34.112037645</text:p>
          </table:table-cell>
          <table:table-cell office:value-type="float" office:value="-118.1254803757">
            <text:p>-118.1254803757</text:p>
          </table:table-cell>
        </table:table-row>
        <table:table-row table:style-name="ro2">
          <table:table-cell office:value-type="float" office:value="34.0786387277">
            <text:p>34.0786387277</text:p>
          </table:table-cell>
          <table:table-cell office:value-type="float" office:value="-118.0715267764">
            <text:p>-118.0715267764</text:p>
          </table:table-cell>
        </table:table-row>
        <table:table-row table:style-name="ro2">
          <table:table-cell office:value-type="float" office:value="34.1050336499">
            <text:p>34.105033649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944846743">
            <text:p>34.0944846743</text:p>
          </table:table-cell>
          <table:table-cell office:value-type="float" office:value="-118.1068271125">
            <text:p>-118.1068271125</text:p>
          </table:table-cell>
        </table:table-row>
        <table:table-row table:style-name="ro2">
          <table:table-cell office:value-type="float" office:value="34.1016487531">
            <text:p>34.1016487531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34.1153452942">
            <text:p>34.1153452942</text:p>
          </table:table-cell>
          <table:table-cell office:value-type="float" office:value="-118.0943904987">
            <text:p>-118.0943904987</text:p>
          </table:table-cell>
        </table:table-row>
        <table:table-row table:style-name="ro2">
          <table:table-cell office:value-type="float" office:value="34.1175919987">
            <text:p>34.1175919987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34.0908340986">
            <text:p>34.0908340986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34.0952559039">
            <text:p>34.0952559039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278896705">
            <text:p>34.127889670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34.1186118719">
            <text:p>34.1186118719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12256108">
            <text:p>34.1225610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34.1263210941">
            <text:p>34.1263210941</text:p>
          </table:table-cell>
          <table:table-cell office:value-type="float" office:value="-118.0727157633">
            <text:p>-118.0727157633</text:p>
          </table:table-cell>
        </table:table-row>
        <table:table-row table:style-name="ro2">
          <table:table-cell office:value-type="float" office:value="34.1279270624">
            <text:p>34.1279270624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1164868412">
            <text:p>34.1164868412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34.122745807">
            <text:p>34.122745807</text:p>
          </table:table-cell>
          <table:table-cell office:value-type="float" office:value="-118.1397432911">
            <text:p>-118.1397432911</text:p>
          </table:table-cell>
        </table:table-row>
        <table:table-row table:style-name="ro2">
          <table:table-cell office:value-type="float" office:value="34.0854403379">
            <text:p>34.0854403379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0900018808">
            <text:p>34.0900018808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34.0827957965">
            <text:p>34.082795796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34.1189094002">
            <text:p>34.1189094002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0949034707">
            <text:p>34.0949034707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34.105979666">
            <text:p>34.105979666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34.087252111">
            <text:p>34.087252111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696325307">
            <text:p>34.0696325307</text:p>
          </table:table-cell>
          <table:table-cell office:value-type="float" office:value="-118.1069185549">
            <text:p>-118.1069185549</text:p>
          </table:table-cell>
        </table:table-row>
        <table:table-row table:style-name="ro2">
          <table:table-cell office:value-type="float" office:value="34.1169478027">
            <text:p>34.1169478027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0853334031">
            <text:p>34.0853334031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1155071344">
            <text:p>34.1155071344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34.1168109908">
            <text:p>34.1168109908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34.1235204721">
            <text:p>34.1235204721</text:p>
          </table:table-cell>
          <table:table-cell office:value-type="float" office:value="-118.0878975042">
            <text:p>-118.0878975042</text:p>
          </table:table-cell>
        </table:table-row>
        <table:table-row table:style-name="ro2">
          <table:table-cell office:value-type="float" office:value="34.1015897739">
            <text:p>34.101589773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1199229489">
            <text:p>34.119922948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0723683638">
            <text:p>34.0723683638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34.0632586732">
            <text:p>34.0632586732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34.0968045922">
            <text:p>34.0968045922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34.1078102748">
            <text:p>34.1078102748</text:p>
          </table:table-cell>
          <table:table-cell office:value-type="float" office:value="-118.1112162946">
            <text:p>-118.1112162946</text:p>
          </table:table-cell>
        </table:table-row>
        <table:table-row table:style-name="ro2">
          <table:table-cell office:value-type="float" office:value="34.0935295249">
            <text:p>34.0935295249</text:p>
          </table:table-cell>
          <table:table-cell office:value-type="float" office:value="-118.1197200217">
            <text:p>-118.1197200217</text:p>
          </table:table-cell>
        </table:table-row>
        <table:table-row table:style-name="ro2">
          <table:table-cell office:value-type="float" office:value="34.0799310297">
            <text:p>34.0799310297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34.0828671188">
            <text:p>34.0828671188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920973711">
            <text:p>34.0920973711</text:p>
          </table:table-cell>
          <table:table-cell office:value-type="float" office:value="-118.0847880978">
            <text:p>-118.0847880978</text:p>
          </table:table-cell>
        </table:table-row>
        <table:table-row table:style-name="ro2">
          <table:table-cell office:value-type="float" office:value="34.0814899011">
            <text:p>34.0814899011</text:p>
          </table:table-cell>
          <table:table-cell office:value-type="float" office:value="-118.1178912981">
            <text:p>-118.1178912981</text:p>
          </table:table-cell>
        </table:table-row>
        <table:table-row table:style-name="ro2">
          <table:table-cell office:value-type="float" office:value="34.076653121">
            <text:p>34.076653121</text:p>
          </table:table-cell>
          <table:table-cell office:value-type="float" office:value="-118.0695146264">
            <text:p>-118.0695146264</text:p>
          </table:table-cell>
        </table:table-row>
        <table:table-row table:style-name="ro2"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1032470901">
            <text:p>34.103247090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1253773511">
            <text:p>34.1253773511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34.1277295342">
            <text:p>34.1277295342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34.0957831264">
            <text:p>34.0957831264</text:p>
          </table:table-cell>
          <table:table-cell office:value-type="float" office:value="-118.076374134">
            <text:p>-118.076374134</text:p>
          </table:table-cell>
        </table:table-row>
        <table:table-row table:style-name="ro2">
          <table:table-cell office:value-type="float" office:value="34.1047639722">
            <text:p>34.1047639722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34.0734290819">
            <text:p>34.0734290819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0742984138">
            <text:p>34.0742984138</text:p>
          </table:table-cell>
          <table:table-cell office:value-type="float" office:value="-118.0706121656">
            <text:p>-118.0706121656</text:p>
          </table:table-cell>
        </table:table-row>
        <table:table-row table:style-name="ro2">
          <table:table-cell office:value-type="float" office:value="34.1191419304">
            <text:p>34.1191419304</text:p>
          </table:table-cell>
          <table:table-cell office:value-type="float" office:value="-118.0939332534">
            <text:p>-118.0939332534</text:p>
          </table:table-cell>
        </table:table-row>
        <table:table-row table:style-name="ro2">
          <table:table-cell office:value-type="float" office:value="34.1004893868">
            <text:p>34.1004893868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34.1047100466">
            <text:p>34.1047100466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34.0644570982">
            <text:p>34.0644570982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34.09895062">
            <text:p>34.09895062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34.1167215348">
            <text:p>34.1167215348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734290819">
            <text:p>34.0734290819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0779205754">
            <text:p>34.0779205754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34.073210146">
            <text:p>34.073210146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34.102148975">
            <text:p>34.102148975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0671211664">
            <text:p>34.0671211664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1227199296">
            <text:p>34.1227199296</text:p>
          </table:table-cell>
          <table:table-cell office:value-type="float" office:value="-118.1317891168">
            <text:p>-118.1317891168</text:p>
          </table:table-cell>
        </table:table-row>
        <table:table-row table:style-name="ro2">
          <table:table-cell office:value-type="float" office:value="34.1217494278">
            <text:p>34.1217494278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0729100603">
            <text:p>34.0729100603</text:p>
          </table:table-cell>
          <table:table-cell office:value-type="float" office:value="-118.1340748363">
            <text:p>-118.1340748363</text:p>
          </table:table-cell>
        </table:table-row>
        <table:table-row table:style-name="ro2">
          <table:table-cell office:value-type="float" office:value="34.0822827299">
            <text:p>34.0822827299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34.0831188526">
            <text:p>34.0831188526</text:p>
          </table:table-cell>
          <table:table-cell office:value-type="float" office:value="-118.0954878825">
            <text:p>-118.0954878825</text:p>
          </table:table-cell>
        </table:table-row>
        <table:table-row table:style-name="ro2">
          <table:table-cell office:value-type="float" office:value="34.0761917491">
            <text:p>34.0761917491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1152966577">
            <text:p>34.1152966577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0946743241">
            <text:p>34.0946743241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34.1256563337">
            <text:p>34.1256563337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34.116096891">
            <text:p>34.116096891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1155806462">
            <text:p>34.1155806462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34.1045675043">
            <text:p>34.1045675043</text:p>
          </table:table-cell>
          <table:table-cell office:value-type="float" office:value="-118.0842393733">
            <text:p>-118.0842393733</text:p>
          </table:table-cell>
        </table:table-row>
        <table:table-row table:style-name="ro2">
          <table:table-cell office:value-type="float" office:value="34.0704227271">
            <text:p>34.0704227271</text:p>
          </table:table-cell>
          <table:table-cell office:value-type="float" office:value="-118.0681426929">
            <text:p>-118.0681426929</text:p>
          </table:table-cell>
        </table:table-row>
        <table:table-row table:style-name="ro2">
          <table:table-cell office:value-type="float" office:value="34.0799669226">
            <text:p>34.0799669226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0905227226">
            <text:p>34.0905227226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34.0961790228">
            <text:p>34.0961790228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002635601">
            <text:p>34.1002635601</text:p>
          </table:table-cell>
          <table:table-cell office:value-type="float" office:value="-118.0744534988">
            <text:p>-118.0744534988</text:p>
          </table:table-cell>
        </table:table-row>
        <table:table-row table:style-name="ro2">
          <table:table-cell office:value-type="float" office:value="34.0907229392">
            <text:p>34.0907229392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34.0954540878">
            <text:p>34.0954540878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1192586594">
            <text:p>34.1192586594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34.0837475345">
            <text:p>34.0837475345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0982154801">
            <text:p>34.0982154801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34.0987398848">
            <text:p>34.0987398848</text:p>
          </table:table-cell>
          <table:table-cell office:value-type="float" office:value="-118.0919213601">
            <text:p>-118.0919213601</text:p>
          </table:table-cell>
        </table:table-row>
        <table:table-row table:style-name="ro2">
          <table:table-cell office:value-type="float" office:value="34.0839900452">
            <text:p>34.0839900452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1160208315">
            <text:p>34.1160208315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34.0695117659">
            <text:p>34.0695117659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34.1117299309">
            <text:p>34.1117299309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34.1111197313">
            <text:p>34.1111197313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108148185">
            <text:p>34.1108148185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34.1220610599">
            <text:p>34.1220610599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34.1049695151">
            <text:p>34.1049695151</text:p>
          </table:table-cell>
          <table:table-cell office:value-type="float" office:value="-118.0848795517">
            <text:p>-118.0848795517</text:p>
          </table:table-cell>
        </table:table-row>
        <table:table-row table:style-name="ro2">
          <table:table-cell office:value-type="float" office:value="34.1257609324">
            <text:p>34.1257609324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1281659084">
            <text:p>34.1281659084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34.1245642663">
            <text:p>34.1245642663</text:p>
          </table:table-cell>
          <table:table-cell office:value-type="float" office:value="-118.1214572913">
            <text:p>-118.1214572913</text:p>
          </table:table-cell>
        </table:table-row>
        <table:table-row table:style-name="ro2">
          <table:table-cell office:value-type="float" office:value="34.1130285261">
            <text:p>34.1130285261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34.0681415319">
            <text:p>34.0681415319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1041159307">
            <text:p>34.1041159307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34.1131291284">
            <text:p>34.1131291284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34.0712012719">
            <text:p>34.0712012719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097563731">
            <text:p>34.097563731</text:p>
          </table:table-cell>
          <table:table-cell office:value-type="float" office:value="-118.1344405486">
            <text:p>-118.1344405486</text:p>
          </table:table-cell>
        </table:table-row>
        <table:table-row table:style-name="ro2">
          <table:table-cell office:value-type="float" office:value="34.1300531961">
            <text:p>34.1300531961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34.086022826">
            <text:p>34.086022826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1237014931">
            <text:p>34.1237014931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0762186185">
            <text:p>34.0762186185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34.102264622">
            <text:p>34.102264622</text:p>
          </table:table-cell>
          <table:table-cell office:value-type="float" office:value="-118.1071014396">
            <text:p>-118.1071014396</text:p>
          </table:table-cell>
        </table:table-row>
        <table:table-row table:style-name="ro2">
          <table:table-cell office:value-type="float" office:value="34.1019071848">
            <text:p>34.1019071848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0984108566">
            <text:p>34.0984108566</text:p>
          </table:table-cell>
          <table:table-cell office:value-type="float" office:value="-118.0748193357">
            <text:p>-118.0748193357</text:p>
          </table:table-cell>
        </table:table-row>
        <table:table-row table:style-name="ro2">
          <table:table-cell office:value-type="float" office:value="34.122002108">
            <text:p>34.122002108</text:p>
          </table:table-cell>
          <table:table-cell office:value-type="float" office:value="-118.089177832">
            <text:p>-118.089177832</text:p>
          </table:table-cell>
        </table:table-row>
        <table:table-row table:style-name="ro2">
          <table:table-cell office:value-type="float" office:value="34.0822827299">
            <text:p>34.0822827299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34.0817449201">
            <text:p>34.0817449201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127024599">
            <text:p>34.127024599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0831431513">
            <text:p>34.0831431513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999797738">
            <text:p>34.0999797738</text:p>
          </table:table-cell>
          <table:table-cell office:value-type="float" office:value="-118.0843308275">
            <text:p>-118.0843308275</text:p>
          </table:table-cell>
        </table:table-row>
        <table:table-row table:style-name="ro2">
          <table:table-cell office:value-type="float" office:value="34.1155990379">
            <text:p>34.1155990379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089775362">
            <text:p>34.089775362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1069191284">
            <text:p>34.1069191284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34.0985031164">
            <text:p>34.0985031164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0986500086">
            <text:p>34.0986500086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34.1285088568">
            <text:p>34.1285088568</text:p>
          </table:table-cell>
          <table:table-cell office:value-type="float" office:value="-118.1397432911">
            <text:p>-118.1397432911</text:p>
          </table:table-cell>
        </table:table-row>
        <table:table-row table:style-name="ro2">
          <table:table-cell office:value-type="float" office:value="34.1148012398">
            <text:p>34.1148012398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34.0928400242">
            <text:p>34.0928400242</text:p>
          </table:table-cell>
          <table:table-cell office:value-type="float" office:value="-118.0889034768">
            <text:p>-118.0889034768</text:p>
          </table:table-cell>
        </table:table-row>
        <table:table-row table:style-name="ro2">
          <table:table-cell office:value-type="float" office:value="34.0992173781">
            <text:p>34.099217378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081839668">
            <text:p>34.081839668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34.0929159179">
            <text:p>34.0929159179</text:p>
          </table:table-cell>
          <table:table-cell office:value-type="float" office:value="-118.0918299098">
            <text:p>-118.0918299098</text:p>
          </table:table-cell>
        </table:table-row>
        <table:table-row table:style-name="ro2">
          <table:table-cell office:value-type="float" office:value="34.0852743091">
            <text:p>34.0852743091</text:p>
          </table:table-cell>
          <table:table-cell office:value-type="float" office:value="-118.1116734948">
            <text:p>-118.1116734948</text:p>
          </table:table-cell>
        </table:table-row>
        <table:table-row table:style-name="ro2">
          <table:table-cell office:value-type="float" office:value="34.1124099025">
            <text:p>34.1124099025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34.0653123982">
            <text:p>34.065312398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809205175">
            <text:p>34.080920517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1167212674">
            <text:p>34.1167212674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34.117538603">
            <text:p>34.117538603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34.0743852943">
            <text:p>34.0743852943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34.1212060834">
            <text:p>34.1212060834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34.0809205175">
            <text:p>34.080920517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1243385736">
            <text:p>34.1243385736</text:p>
          </table:table-cell>
          <table:table-cell office:value-type="float" office:value="-118.1230116758">
            <text:p>-118.1230116758</text:p>
          </table:table-cell>
        </table:table-row>
        <table:table-row table:style-name="ro2">
          <table:table-cell office:value-type="float" office:value="34.0813056819">
            <text:p>34.0813056819</text:p>
          </table:table-cell>
          <table:table-cell office:value-type="float" office:value="-118.0889034768">
            <text:p>-118.0889034768</text:p>
          </table:table-cell>
        </table:table-row>
        <table:table-row table:style-name="ro2"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34.0911548098">
            <text:p>34.0911548098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1051242469">
            <text:p>34.1051242469</text:p>
          </table:table-cell>
          <table:table-cell office:value-type="float" office:value="-118.1230116758">
            <text:p>-118.1230116758</text:p>
          </table:table-cell>
        </table:table-row>
        <table:table-row table:style-name="ro2">
          <table:table-cell office:value-type="float" office:value="34.1254576181">
            <text:p>34.1254576181</text:p>
          </table:table-cell>
          <table:table-cell office:value-type="float" office:value="-118.1407489654">
            <text:p>-118.1407489654</text:p>
          </table:table-cell>
        </table:table-row>
        <table:table-row table:style-name="ro2"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120343528">
            <text:p>34.120343528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0786387277">
            <text:p>34.0786387277</text:p>
          </table:table-cell>
          <table:table-cell office:value-type="float" office:value="-118.0715267764">
            <text:p>-118.0715267764</text:p>
          </table:table-cell>
        </table:table-row>
        <table:table-row table:style-name="ro2">
          <table:table-cell office:value-type="float" office:value="34.0702553703">
            <text:p>34.0702553703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34.0794487314">
            <text:p>34.0794487314</text:p>
          </table:table-cell>
          <table:table-cell office:value-type="float" office:value="-118.110941974">
            <text:p>-118.110941974</text:p>
          </table:table-cell>
        </table:table-row>
        <table:table-row table:style-name="ro2">
          <table:table-cell office:value-type="float" office:value="34.1154946785">
            <text:p>34.1154946785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34.0783465575">
            <text:p>34.0783465575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34.1243447558">
            <text:p>34.1243447558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34.0955552349">
            <text:p>34.0955552349</text:p>
          </table:table-cell>
          <table:table-cell office:value-type="float" office:value="-118.0857026348">
            <text:p>-118.0857026348</text:p>
          </table:table-cell>
        </table:table-row>
        <table:table-row table:style-name="ro2">
          <table:table-cell office:value-type="float" office:value="34.0784508855">
            <text:p>34.0784508855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34.0703206983">
            <text:p>34.0703206983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34.1082691182">
            <text:p>34.1082691182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34.0792382652">
            <text:p>34.0792382652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34.1224967813">
            <text:p>34.1224967813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34.1080874561">
            <text:p>34.1080874561</text:p>
          </table:table-cell>
          <table:table-cell office:value-type="float" office:value="-118.1071928818">
            <text:p>-118.1071928818</text:p>
          </table:table-cell>
        </table:table-row>
        <table:table-row table:style-name="ro2">
          <table:table-cell office:value-type="float" office:value="34.1250969077">
            <text:p>34.1250969077</text:p>
          </table:table-cell>
          <table:table-cell office:value-type="float" office:value="-118.1189885345">
            <text:p>-118.1189885345</text:p>
          </table:table-cell>
        </table:table-row>
        <table:table-row table:style-name="ro2">
          <table:table-cell office:value-type="float" office:value="34.0786840241">
            <text:p>34.0786840241</text:p>
          </table:table-cell>
          <table:table-cell office:value-type="float" office:value="-118.1069185549">
            <text:p>-118.1069185549</text:p>
          </table:table-cell>
        </table:table-row>
        <table:table-row table:style-name="ro2">
          <table:table-cell office:value-type="float" office:value="34.0923313295">
            <text:p>34.0923313295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34.1279270624">
            <text:p>34.1279270624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34.0978350989">
            <text:p>34.0978350989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34.1197293861">
            <text:p>34.1197293861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34.1269664928">
            <text:p>34.1269664928</text:p>
          </table:table-cell>
          <table:table-cell office:value-type="float" office:value="-118.1404746912">
            <text:p>-118.1404746912</text:p>
          </table:table-cell>
        </table:table-row>
        <table:table-row table:style-name="ro2">
          <table:table-cell office:value-type="float" office:value="34.1140469769">
            <text:p>34.114046976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296672232">
            <text:p>34.1296672232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1184176549">
            <text:p>34.1184176549</text:p>
          </table:table-cell>
          <table:table-cell office:value-type="float" office:value="-118.0732645237">
            <text:p>-118.0732645237</text:p>
          </table:table-cell>
        </table:table-row>
        <table:table-row table:style-name="ro2">
          <table:table-cell office:value-type="float" office:value="34.1259459477">
            <text:p>34.1259459477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34.0849209393">
            <text:p>34.0849209393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34.0975826924">
            <text:p>34.0975826924</text:p>
          </table:table-cell>
          <table:table-cell office:value-type="float" office:value="-118.0820444582">
            <text:p>-118.0820444582</text:p>
          </table:table-cell>
        </table:table-row>
        <table:table-row table:style-name="ro2">
          <table:table-cell office:value-type="float" office:value="34.0876223167">
            <text:p>34.0876223167</text:p>
          </table:table-cell>
          <table:table-cell office:value-type="float" office:value="-118.0844222817">
            <text:p>-118.0844222817</text:p>
          </table:table-cell>
        </table:table-row>
        <table:table-row table:style-name="ro2">
          <table:table-cell office:value-type="float" office:value="34.0747046649">
            <text:p>34.0747046649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34.1000184002">
            <text:p>34.1000184002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34.1222696202">
            <text:p>34.1222696202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1092872311">
            <text:p>34.1092872311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34.0909208503">
            <text:p>34.0909208503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34.1125138891">
            <text:p>34.1125138891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1140052125">
            <text:p>34.1140052125</text:p>
          </table:table-cell>
          <table:table-cell office:value-type="float" office:value="-118.0839650104">
            <text:p>-118.0839650104</text:p>
          </table:table-cell>
        </table:table-row>
        <table:table-row table:style-name="ro2">
          <table:table-cell office:value-type="float" office:value="34.0993079461">
            <text:p>34.0993079461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993923274">
            <text:p>34.0993923274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34.1066609992">
            <text:p>34.1066609992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34.0762052627">
            <text:p>34.0762052627</text:p>
          </table:table-cell>
          <table:table-cell office:value-type="float" office:value="-118.1185313535">
            <text:p>-118.1185313535</text:p>
          </table:table-cell>
        </table:table-row>
        <table:table-row table:style-name="ro2">
          <table:table-cell office:value-type="float" office:value="34.0876946946">
            <text:p>34.0876946946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34.1075073503">
            <text:p>34.107507350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34.0714128096">
            <text:p>34.0714128096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34.1254781807">
            <text:p>34.1254781807</text:p>
          </table:table-cell>
          <table:table-cell office:value-type="float" office:value="-118.0741791207">
            <text:p>-118.0741791207</text:p>
          </table:table-cell>
        </table:table-row>
        <table:table-row table:style-name="ro2">
          <table:table-cell office:value-type="float" office:value="34.0982341166">
            <text:p>34.0982341166</text:p>
          </table:table-cell>
          <table:table-cell office:value-type="float" office:value="-118.1210915518">
            <text:p>-118.1210915518</text:p>
          </table:table-cell>
        </table:table-row>
        <table:table-row table:style-name="ro2">
          <table:table-cell office:value-type="float" office:value="34.1082254172">
            <text:p>34.1082254172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34.0941618361">
            <text:p>34.0941618361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799973133">
            <text:p>34.0799973133</text:p>
          </table:table-cell>
          <table:table-cell office:value-type="float" office:value="-118.1106676529">
            <text:p>-118.1106676529</text:p>
          </table:table-cell>
        </table:table-row>
        <table:table-row table:style-name="ro2">
          <table:table-cell office:value-type="float" office:value="34.1046116713">
            <text:p>34.1046116713</text:p>
          </table:table-cell>
          <table:table-cell office:value-type="float" office:value="-118.0882633131">
            <text:p>-118.0882633131</text:p>
          </table:table-cell>
        </table:table-row>
        <table:table-row table:style-name="ro2">
          <table:table-cell office:value-type="float" office:value="34.1103701055">
            <text:p>34.1103701055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0730934525">
            <text:p>34.0730934525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1006041059">
            <text:p>34.1006041059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34.0794711003">
            <text:p>34.0794711003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34.0894203814">
            <text:p>34.089420381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34.0673039153">
            <text:p>34.0673039153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98705118">
            <text:p>34.098705118</text:p>
          </table:table-cell>
          <table:table-cell office:value-type="float" office:value="-118.0917384595">
            <text:p>-118.0917384595</text:p>
          </table:table-cell>
        </table:table-row>
        <table:table-row table:style-name="ro2">
          <table:table-cell office:value-type="float" office:value="34.1218630656">
            <text:p>34.1218630656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34.1012348396">
            <text:p>34.1012348396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0995590645">
            <text:p>34.0995590645</text:p>
          </table:table-cell>
          <table:table-cell office:value-type="float" office:value="-118.1312405397">
            <text:p>-118.1312405397</text:p>
          </table:table-cell>
        </table:table-row>
        <table:table-row table:style-name="ro2">
          <table:table-cell office:value-type="float" office:value="34.0981154288">
            <text:p>34.0981154288</text:p>
          </table:table-cell>
          <table:table-cell office:value-type="float" office:value="-118.1086559517">
            <text:p>-118.1086559517</text:p>
          </table:table-cell>
        </table:table-row>
        <table:table-row table:style-name="ro2">
          <table:table-cell office:value-type="float" office:value="34.1144499272">
            <text:p>34.1144499272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34.0929726193">
            <text:p>34.0929726193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34.0982620778">
            <text:p>34.0982620778</text:p>
          </table:table-cell>
          <table:table-cell office:value-type="float" office:value="-118.0883547652">
            <text:p>-118.0883547652</text:p>
          </table:table-cell>
        </table:table-row>
        <table:table-row table:style-name="ro2">
          <table:table-cell office:value-type="float" office:value="34.0913402821">
            <text:p>34.0913402821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112350916">
            <text:p>34.112350916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34.1272957869">
            <text:p>34.1272957869</text:p>
          </table:table-cell>
          <table:table-cell office:value-type="float" office:value="-118.1265775645">
            <text:p>-118.1265775645</text:p>
          </table:table-cell>
        </table:table-row>
        <table:table-row table:style-name="ro2"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34.0642167535">
            <text:p>34.0642167535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34.0893805285">
            <text:p>34.0893805285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34.0869996302">
            <text:p>34.0869996302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0801546715">
            <text:p>34.0801546715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0877080781">
            <text:p>34.0877080781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34.1130668342">
            <text:p>34.1130668342</text:p>
          </table:table-cell>
          <table:table-cell office:value-type="float" office:value="-118.1197200217">
            <text:p>-118.1197200217</text:p>
          </table:table-cell>
        </table:table-row>
        <table:table-row table:style-name="ro2">
          <table:table-cell office:value-type="float" office:value="34.0786387277">
            <text:p>34.0786387277</text:p>
          </table:table-cell>
          <table:table-cell office:value-type="float" office:value="-118.0715267764">
            <text:p>-118.0715267764</text:p>
          </table:table-cell>
        </table:table-row>
        <table:table-row table:style-name="ro2">
          <table:table-cell office:value-type="float" office:value="34.1217922082">
            <text:p>34.1217922082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0748836683">
            <text:p>34.0748836683</text:p>
          </table:table-cell>
          <table:table-cell office:value-type="float" office:value="-118.0711609326">
            <text:p>-118.0711609326</text:p>
          </table:table-cell>
        </table:table-row>
        <table:table-row table:style-name="ro2"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1240279726">
            <text:p>34.124027972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34.0792550427">
            <text:p>34.0792550427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34.1306970909">
            <text:p>34.1306970909</text:p>
          </table:table-cell>
          <table:table-cell office:value-type="float" office:value="-118.1231945437">
            <text:p>-118.1231945437</text:p>
          </table:table-cell>
        </table:table-row>
        <table:table-row table:style-name="ro2">
          <table:table-cell office:value-type="float" office:value="34.1283393028">
            <text:p>34.1283393028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34.1284607283">
            <text:p>34.1284607283</text:p>
          </table:table-cell>
          <table:table-cell office:value-type="float" office:value="-118.0825017345">
            <text:p>-118.0825017345</text:p>
          </table:table-cell>
        </table:table-row>
        <table:table-row table:style-name="ro2">
          <table:table-cell office:value-type="float" office:value="34.1201260787">
            <text:p>34.1201260787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34.0830630474">
            <text:p>34.0830630474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1112754728">
            <text:p>34.1112754728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34.1161477322">
            <text:p>34.1161477322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34.0960815276">
            <text:p>34.0960815276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34.1178139076">
            <text:p>34.1178139076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34.0980020559">
            <text:p>34.0980020559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34.0702565519">
            <text:p>34.0702565519</text:p>
          </table:table-cell>
          <table:table-cell office:value-type="float" office:value="-118.1047239236">
            <text:p>-118.1047239236</text:p>
          </table:table-cell>
        </table:table-row>
        <table:table-row table:style-name="ro2">
          <table:table-cell office:value-type="float" office:value="34.0866103832">
            <text:p>34.0866103832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34.1255721339">
            <text:p>34.1255721339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34.1277604803">
            <text:p>34.1277604803</text:p>
          </table:table-cell>
          <table:table-cell office:value-type="float" office:value="-118.1243831801">
            <text:p>-118.1243831801</text:p>
          </table:table-cell>
        </table:table-row>
        <table:table-row table:style-name="ro2">
          <table:table-cell office:value-type="float" office:value="34.0789550097">
            <text:p>34.0789550097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34.1007119516">
            <text:p>34.1007119516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34.120440274">
            <text:p>34.120440274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1023977918">
            <text:p>34.1023977918</text:p>
          </table:table-cell>
          <table:table-cell office:value-type="float" office:value="-118.1265775645">
            <text:p>-118.1265775645</text:p>
          </table:table-cell>
        </table:table-row>
        <table:table-row table:style-name="ro2">
          <table:table-cell office:value-type="float" office:value="34.1151811995">
            <text:p>34.1151811995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34.1164655258">
            <text:p>34.1164655258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34.0948536731">
            <text:p>34.0948536731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34.0839760522">
            <text:p>34.0839760522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34.0964168035">
            <text:p>34.0964168035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34.0841446272">
            <text:p>34.0841446272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799775768">
            <text:p>34.0799775768</text:p>
          </table:table-cell>
          <table:table-cell office:value-type="float" office:value="-118.0842393733">
            <text:p>-118.0842393733</text:p>
          </table:table-cell>
        </table:table-row>
        <table:table-row table:style-name="ro2">
          <table:table-cell office:value-type="float" office:value="34.1181782762">
            <text:p>34.118178276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34.116530848">
            <text:p>34.116530848</text:p>
          </table:table-cell>
          <table:table-cell office:value-type="float" office:value="-118.1306005309">
            <text:p>-118.1306005309</text:p>
          </table:table-cell>
        </table:table-row>
        <table:table-row table:style-name="ro2">
          <table:table-cell office:value-type="float" office:value="34.1105438688">
            <text:p>34.1105438688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34.0961442343">
            <text:p>34.0961442343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34.0710048492">
            <text:p>34.0710048492</text:p>
          </table:table-cell>
          <table:table-cell office:value-type="float" office:value="-118.0716182372">
            <text:p>-118.0716182372</text:p>
          </table:table-cell>
        </table:table-row>
        <table:table-row table:style-name="ro2">
          <table:table-cell office:value-type="float" office:value="34.0980705179">
            <text:p>34.0980705179</text:p>
          </table:table-cell>
          <table:table-cell office:value-type="float" office:value="-118.0803982539">
            <text:p>-118.0803982539</text:p>
          </table:table-cell>
        </table:table-row>
        <table:table-row table:style-name="ro2">
          <table:table-cell office:value-type="float" office:value="34.1090733699">
            <text:p>34.1090733699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0986809035">
            <text:p>34.0986809035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34.1188940617">
            <text:p>34.1188940617</text:p>
          </table:table-cell>
          <table:table-cell office:value-type="float" office:value="-118.116885492">
            <text:p>-118.116885492</text:p>
          </table:table-cell>
        </table:table-row>
        <table:table-row table:style-name="ro2">
          <table:table-cell office:value-type="float" office:value="34.1213341646">
            <text:p>34.1213341646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1117299309">
            <text:p>34.1117299309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34.0782871175">
            <text:p>34.0782871175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34.0860532052">
            <text:p>34.0860532052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34.0781746592">
            <text:p>34.0781746592</text:p>
          </table:table-cell>
          <table:table-cell office:value-type="float" office:value="-118.1141423549">
            <text:p>-118.1141423549</text:p>
          </table:table-cell>
        </table:table-row>
        <table:table-row table:style-name="ro2">
          <table:table-cell office:value-type="float" office:value="34.105575433">
            <text:p>34.105575433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0956757801">
            <text:p>34.0956757801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34.0909218067">
            <text:p>34.0909218067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34.1213341646">
            <text:p>34.1213341646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1213813529">
            <text:p>34.1213813529</text:p>
          </table:table-cell>
          <table:table-cell office:value-type="float" office:value="-118.1084730687">
            <text:p>-118.1084730687</text:p>
          </table:table-cell>
        </table:table-row>
        <table:table-row table:style-name="ro2">
          <table:table-cell office:value-type="float" office:value="34.121159196">
            <text:p>34.121159196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0850961305">
            <text:p>34.085096130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34.0669306938">
            <text:p>34.0669306938</text:p>
          </table:table-cell>
          <table:table-cell office:value-type="float" office:value="-118.0929273096">
            <text:p>-118.0929273096</text:p>
          </table:table-cell>
        </table:table-row>
        <table:table-row table:style-name="ro2">
          <table:table-cell office:value-type="float" office:value="34.1192808558">
            <text:p>34.1192808558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0993233269">
            <text:p>34.0993233269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34.0875711254">
            <text:p>34.0875711254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1204201296">
            <text:p>34.1204201296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34.0632586732">
            <text:p>34.0632586732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34.0900018808">
            <text:p>34.0900018808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1144959163">
            <text:p>34.1144959163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34.1104483528">
            <text:p>34.1104483528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34.0968051483">
            <text:p>34.0968051483</text:p>
          </table:table-cell>
          <table:table-cell office:value-type="float" office:value="-118.1110334143">
            <text:p>-118.1110334143</text:p>
          </table:table-cell>
        </table:table-row>
        <table:table-row table:style-name="ro2">
          <table:table-cell office:value-type="float" office:value="34.1184121478">
            <text:p>34.1184121478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071917039">
            <text:p>34.1071917039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34.1051996239">
            <text:p>34.1051996239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34.1224620793">
            <text:p>34.1224620793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188619901">
            <text:p>34.1188619901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1137469698">
            <text:p>34.1137469698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34.125843209">
            <text:p>34.125843209</text:p>
          </table:table-cell>
          <table:table-cell office:value-type="float" office:value="-118.1037180418">
            <text:p>-118.1037180418</text:p>
          </table:table-cell>
        </table:table-row>
        <table:table-row table:style-name="ro2">
          <table:table-cell office:value-type="float" office:value="34.1251649817">
            <text:p>34.1251649817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1210681761">
            <text:p>34.1210681761</text:p>
          </table:table-cell>
          <table:table-cell office:value-type="float" office:value="-118.0764655923">
            <text:p>-118.0764655923</text:p>
          </table:table-cell>
        </table:table-row>
        <table:table-row table:style-name="ro2">
          <table:table-cell office:value-type="float" office:value="34.0998058634">
            <text:p>34.0998058634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34.0869996302">
            <text:p>34.0869996302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1034599537">
            <text:p>34.1034599537</text:p>
          </table:table-cell>
          <table:table-cell office:value-type="float" office:value="-118.1148738623">
            <text:p>-118.1148738623</text:p>
          </table:table-cell>
        </table:table-row>
        <table:table-row table:style-name="ro2">
          <table:table-cell office:value-type="float" office:value="34.0724091243">
            <text:p>34.0724091243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34.1195412846">
            <text:p>34.1195412846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34.0775948392">
            <text:p>34.077594839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1037133542">
            <text:p>34.1037133542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34.1029648665">
            <text:p>34.1029648665</text:p>
          </table:table-cell>
          <table:table-cell office:value-type="float" office:value="-118.093293108">
            <text:p>-118.093293108</text:p>
          </table:table-cell>
        </table:table-row>
        <table:table-row table:style-name="ro2">
          <table:table-cell office:value-type="float" office:value="34.0722504587">
            <text:p>34.0722504587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34.0696946406">
            <text:p>34.0696946406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34.109842557">
            <text:p>34.109842557</text:p>
          </table:table-cell>
          <table:table-cell office:value-type="float" office:value="-118.0846051898">
            <text:p>-118.0846051898</text:p>
          </table:table-cell>
        </table:table-row>
        <table:table-row table:style-name="ro2"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1252797048">
            <text:p>34.1252797048</text:p>
          </table:table-cell>
          <table:table-cell office:value-type="float" office:value="-118.1188970984">
            <text:p>-118.1188970984</text:p>
          </table:table-cell>
        </table:table-row>
        <table:table-row table:style-name="ro2">
          <table:table-cell office:value-type="float" office:value="34.1257064339">
            <text:p>34.1257064339</text:p>
          </table:table-cell>
          <table:table-cell office:value-type="float" office:value="-118.1207258115">
            <text:p>-118.1207258115</text:p>
          </table:table-cell>
        </table:table-row>
        <table:table-row table:style-name="ro2">
          <table:table-cell office:value-type="float" office:value="34.1140469769">
            <text:p>34.114046976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870711753">
            <text:p>34.0870711753</text:p>
          </table:table-cell>
          <table:table-cell office:value-type="float" office:value="-118.1221887681">
            <text:p>-118.1221887681</text:p>
          </table:table-cell>
        </table:table-row>
        <table:table-row table:style-name="ro2">
          <table:table-cell office:value-type="float" office:value="34.1101002094">
            <text:p>34.1101002094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0857919957">
            <text:p>34.0857919957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1194573848">
            <text:p>34.1194573848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34.1142693072">
            <text:p>34.1142693072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0694769923">
            <text:p>34.0694769923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34.0780499002">
            <text:p>34.0780499002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1006016546">
            <text:p>34.1006016546</text:p>
          </table:table-cell>
          <table:table-cell office:value-type="float" office:value="-118.0953964341">
            <text:p>-118.0953964341</text:p>
          </table:table-cell>
        </table:table-row>
        <table:table-row table:style-name="ro2">
          <table:table-cell office:value-type="float" office:value="34.0993283946">
            <text:p>34.0993283946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34.0774402963">
            <text:p>34.0774402963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34.1033380993">
            <text:p>34.1033380993</text:p>
          </table:table-cell>
          <table:table-cell office:value-type="float" office:value="-118.0963109158">
            <text:p>-118.0963109158</text:p>
          </table:table-cell>
        </table:table-row>
        <table:table-row table:style-name="ro2">
          <table:table-cell office:value-type="float" office:value="34.1003124788">
            <text:p>34.1003124788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34.0836167153">
            <text:p>34.0836167153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34.089853817">
            <text:p>34.089853817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34.0958687728">
            <text:p>34.0958687728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0833948431">
            <text:p>34.0833948431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1095849136">
            <text:p>34.1095849136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1002625001">
            <text:p>34.1002625001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34.1033380993">
            <text:p>34.1033380993</text:p>
          </table:table-cell>
          <table:table-cell office:value-type="float" office:value="-118.0963109158">
            <text:p>-118.0963109158</text:p>
          </table:table-cell>
        </table:table-row>
        <table:table-row table:style-name="ro2">
          <table:table-cell office:value-type="float" office:value="34.1322215646">
            <text:p>34.1322215646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1270795481">
            <text:p>34.1270795481</text:p>
          </table:table-cell>
          <table:table-cell office:value-type="float" office:value="-118.1271261563">
            <text:p>-118.1271261563</text:p>
          </table:table-cell>
        </table:table-row>
        <table:table-row table:style-name="ro2">
          <table:table-cell office:value-type="float" office:value="34.1157596817">
            <text:p>34.1157596817</text:p>
          </table:table-cell>
          <table:table-cell office:value-type="float" office:value="-118.1111248545">
            <text:p>-118.1111248545</text:p>
          </table:table-cell>
        </table:table-row>
        <table:table-row table:style-name="ro2">
          <table:table-cell office:value-type="float" office:value="34.0946895603">
            <text:p>34.0946895603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34.104149412">
            <text:p>34.104149412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34.0733506574">
            <text:p>34.0733506574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34.099365375">
            <text:p>34.099365375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1268863046">
            <text:p>34.1268863046</text:p>
          </table:table-cell>
          <table:table-cell office:value-type="float" office:value="-118.0746364174">
            <text:p>-118.0746364174</text:p>
          </table:table-cell>
        </table:table-row>
        <table:table-row table:style-name="ro2">
          <table:table-cell office:value-type="float" office:value="34.1025749816">
            <text:p>34.1025749816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1133608614">
            <text:p>34.1133608614</text:p>
          </table:table-cell>
          <table:table-cell office:value-type="float" office:value="-118.1020720409">
            <text:p>-118.1020720409</text:p>
          </table:table-cell>
        </table:table-row>
        <table:table-row table:style-name="ro2">
          <table:table-cell office:value-type="float" office:value="34.1122142247">
            <text:p>34.1122142247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34.1143917239">
            <text:p>34.1143917239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34.0968022803">
            <text:p>34.0968022803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072569358">
            <text:p>34.072569358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34.0669306938">
            <text:p>34.0669306938</text:p>
          </table:table-cell>
          <table:table-cell office:value-type="float" office:value="-118.0929273096">
            <text:p>-118.0929273096</text:p>
          </table:table-cell>
        </table:table-row>
        <table:table-row table:style-name="ro2"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34.0912291832">
            <text:p>34.0912291832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1246724471">
            <text:p>34.1246724471</text:p>
          </table:table-cell>
          <table:table-cell office:value-type="float" office:value="-118.1429431438">
            <text:p>-118.1429431438</text:p>
          </table:table-cell>
        </table:table-row>
        <table:table-row table:style-name="ro2">
          <table:table-cell office:value-type="float" office:value="34.0835387203">
            <text:p>34.0835387203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34.0952559039">
            <text:p>34.0952559039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0980925431">
            <text:p>34.0980925431</text:p>
          </table:table-cell>
          <table:table-cell office:value-type="float" office:value="-118.13005195">
            <text:p>-118.13005195</text:p>
          </table:table-cell>
        </table:table-row>
        <table:table-row table:style-name="ro2">
          <table:table-cell office:value-type="float" office:value="34.1139810337">
            <text:p>34.1139810337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34.0940735566">
            <text:p>34.0940735566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34.1199659778">
            <text:p>34.1199659778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34.0862865276">
            <text:p>34.0862865276</text:p>
          </table:table-cell>
          <table:table-cell office:value-type="float" office:value="-118.0856111813">
            <text:p>-118.0856111813</text:p>
          </table:table-cell>
        </table:table-row>
        <table:table-row table:style-name="ro2">
          <table:table-cell office:value-type="float" office:value="34.0913616695">
            <text:p>34.0913616695</text:p>
          </table:table-cell>
          <table:table-cell office:value-type="float" office:value="-118.0790264052">
            <text:p>-118.0790264052</text:p>
          </table:table-cell>
        </table:table-row>
        <table:table-row table:style-name="ro2">
          <table:table-cell office:value-type="float" office:value="34.0984116664">
            <text:p>34.0984116664</text:p>
          </table:table-cell>
          <table:table-cell office:value-type="float" office:value="-118.1239260132">
            <text:p>-118.1239260132</text:p>
          </table:table-cell>
        </table:table-row>
        <table:table-row table:style-name="ro2">
          <table:table-cell office:value-type="float" office:value="34.1037659627">
            <text:p>34.1037659627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0803553088">
            <text:p>34.0803553088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34.1119961096">
            <text:p>34.1119961096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34.0941489407">
            <text:p>34.0941489407</text:p>
          </table:table-cell>
          <table:table-cell office:value-type="float" office:value="-118.131423399">
            <text:p>-118.131423399</text:p>
          </table:table-cell>
        </table:table-row>
        <table:table-row table:style-name="ro2">
          <table:table-cell office:value-type="float" office:value="34.0685097">
            <text:p>34.0685097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1120754055">
            <text:p>34.1120754055</text:p>
          </table:table-cell>
          <table:table-cell office:value-type="float" office:value="-118.1001516869">
            <text:p>-118.1001516869</text:p>
          </table:table-cell>
        </table:table-row>
        <table:table-row table:style-name="ro2">
          <table:table-cell office:value-type="float" office:value="34.1019308139">
            <text:p>34.1019308139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34.1192036826">
            <text:p>34.1192036826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1046663687">
            <text:p>34.1046663687</text:p>
          </table:table-cell>
          <table:table-cell office:value-type="float" office:value="-118.078020376">
            <text:p>-118.078020376</text:p>
          </table:table-cell>
        </table:table-row>
        <table:table-row table:style-name="ro2">
          <table:table-cell office:value-type="float" office:value="34.1121106834">
            <text:p>34.1121106834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1027501461">
            <text:p>34.102750146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77576149">
            <text:p>34.077576149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34.1185858864">
            <text:p>34.1185858864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34.0875645123">
            <text:p>34.0875645123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34.0748536097">
            <text:p>34.0748536097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34.0915326378">
            <text:p>34.0915326378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186241548">
            <text:p>34.1186241548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0738412715">
            <text:p>34.0738412715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34.1013488295">
            <text:p>34.1013488295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0807320634">
            <text:p>34.0807320634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34.0690826195">
            <text:p>34.0690826195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34.1205157501">
            <text:p>34.1205157501</text:p>
          </table:table-cell>
          <table:table-cell office:value-type="float" office:value="-118.1461429377">
            <text:p>-118.1461429377</text:p>
          </table:table-cell>
        </table:table-row>
        <table:table-row table:style-name="ro2">
          <table:table-cell office:value-type="float" office:value="34.1176252125">
            <text:p>34.1176252125</text:p>
          </table:table-cell>
          <table:table-cell office:value-type="float" office:value="-118.0813128138">
            <text:p>-118.0813128138</text:p>
          </table:table-cell>
        </table:table-row>
        <table:table-row table:style-name="ro2">
          <table:table-cell office:value-type="float" office:value="34.0873355784">
            <text:p>34.0873355784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733395658">
            <text:p>34.0733395658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34.092414864">
            <text:p>34.092414864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34.1242151894">
            <text:p>34.1242151894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0996244567">
            <text:p>34.0996244567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34.1157926885">
            <text:p>34.1157926885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34.0852884336">
            <text:p>34.0852884336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34.0985257988">
            <text:p>34.0985257988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34.0983929076">
            <text:p>34.0983929076</text:p>
          </table:table-cell>
          <table:table-cell office:value-type="float" office:value="-118.1204515057">
            <text:p>-118.1204515057</text:p>
          </table:table-cell>
        </table:table-row>
        <table:table-row table:style-name="ro2">
          <table:table-cell office:value-type="float" office:value="34.0835849647">
            <text:p>34.0835849647</text:p>
          </table:table-cell>
          <table:table-cell office:value-type="float" office:value="-118.1084730687">
            <text:p>-118.1084730687</text:p>
          </table:table-cell>
        </table:table-row>
        <table:table-row table:style-name="ro2">
          <table:table-cell office:value-type="float" office:value="34.1216923065">
            <text:p>34.1216923065</text:p>
          </table:table-cell>
          <table:table-cell office:value-type="float" office:value="-118.1265775645">
            <text:p>-118.1265775645</text:p>
          </table:table-cell>
        </table:table-row>
        <table:table-row table:style-name="ro2">
          <table:table-cell office:value-type="float" office:value="34.1234994219">
            <text:p>34.1234994219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34.1033057988">
            <text:p>34.1033057988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1120149523">
            <text:p>34.1120149523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34.0980802261">
            <text:p>34.0980802261</text:p>
          </table:table-cell>
          <table:table-cell office:value-type="float" office:value="-118.0842393733">
            <text:p>-118.0842393733</text:p>
          </table:table-cell>
        </table:table-row>
        <table:table-row table:style-name="ro2">
          <table:table-cell office:value-type="float" office:value="34.0957905461">
            <text:p>34.095790546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34.1040183658">
            <text:p>34.1040183658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34.1031705418">
            <text:p>34.1031705418</text:p>
          </table:table-cell>
          <table:table-cell office:value-type="float" office:value="-118.1186227898">
            <text:p>-118.1186227898</text:p>
          </table:table-cell>
        </table:table-row>
        <table:table-row table:style-name="ro2">
          <table:table-cell office:value-type="float" office:value="34.08955227">
            <text:p>34.08955227</text:p>
          </table:table-cell>
          <table:table-cell office:value-type="float" office:value="-118.1112162946">
            <text:p>-118.1112162946</text:p>
          </table:table-cell>
        </table:table-row>
        <table:table-row table:style-name="ro2"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0790673844">
            <text:p>34.0790673844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34.1060683227">
            <text:p>34.1060683227</text:p>
          </table:table-cell>
          <table:table-cell office:value-type="float" office:value="-118.0759168418">
            <text:p>-118.0759168418</text:p>
          </table:table-cell>
        </table:table-row>
        <table:table-row table:style-name="ro2"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1285048214">
            <text:p>34.1285048214</text:p>
          </table:table-cell>
          <table:table-cell office:value-type="float" office:value="-118.1249317788">
            <text:p>-118.1249317788</text:p>
          </table:table-cell>
        </table:table-row>
        <table:table-row table:style-name="ro2">
          <table:table-cell office:value-type="float" office:value="34.1209958856">
            <text:p>34.1209958856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34.1283474548">
            <text:p>34.1283474548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34.1084580427">
            <text:p>34.108458042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1103837109">
            <text:p>34.1103837109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34.0995186742">
            <text:p>34.099518674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0926094391">
            <text:p>34.0926094391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34.0981578471">
            <text:p>34.0981578471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1268507125">
            <text:p>34.1268507125</text:p>
          </table:table-cell>
          <table:table-cell office:value-type="float" office:value="-118.1396518659">
            <text:p>-118.1396518659</text:p>
          </table:table-cell>
        </table:table-row>
        <table:table-row table:style-name="ro2">
          <table:table-cell office:value-type="float" office:value="34.0751015601">
            <text:p>34.0751015601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34.1281583789">
            <text:p>34.1281583789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34.0803420659">
            <text:p>34.0803420659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34.1116697297">
            <text:p>34.1116697297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34.102014047">
            <text:p>34.102014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34.1071598807">
            <text:p>34.1071598807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34.082815048">
            <text:p>34.08281504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846954012">
            <text:p>34.0846954012</text:p>
          </table:table-cell>
          <table:table-cell office:value-type="float" office:value="-118.1136851612">
            <text:p>-118.1136851612</text:p>
          </table:table-cell>
        </table:table-row>
        <table:table-row table:style-name="ro2">
          <table:table-cell office:value-type="float" office:value="34.1060837309">
            <text:p>34.1060837309</text:p>
          </table:table-cell>
          <table:table-cell office:value-type="float" office:value="-118.116885492">
            <text:p>-118.116885492</text:p>
          </table:table-cell>
        </table:table-row>
        <table:table-row table:style-name="ro2">
          <table:table-cell office:value-type="float" office:value="34.092663895">
            <text:p>34.092663895</text:p>
          </table:table-cell>
          <table:table-cell office:value-type="float" office:value="-118.0964023637">
            <text:p>-118.0964023637</text:p>
          </table:table-cell>
        </table:table-row>
        <table:table-row table:style-name="ro2">
          <table:table-cell office:value-type="float" office:value="34.073678568">
            <text:p>34.073678568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34.1174662237">
            <text:p>34.1174662237</text:p>
          </table:table-cell>
          <table:table-cell office:value-type="float" office:value="-118.077105799">
            <text:p>-118.077105799</text:p>
          </table:table-cell>
        </table:table-row>
        <table:table-row table:style-name="ro2">
          <table:table-cell office:value-type="float" office:value="34.1332848287">
            <text:p>34.1332848287</text:p>
          </table:table-cell>
          <table:table-cell office:value-type="float" office:value="-118.1250232117">
            <text:p>-118.1250232117</text:p>
          </table:table-cell>
        </table:table-row>
        <table:table-row table:style-name="ro2">
          <table:table-cell office:value-type="float" office:value="34.0842140233">
            <text:p>34.0842140233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1244288981">
            <text:p>34.1244288981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34.1164520275">
            <text:p>34.1164520275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34.1044284031">
            <text:p>34.104428403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0720630808">
            <text:p>34.0720630808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34.1262550007">
            <text:p>34.126255000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0979777861">
            <text:p>34.0979777861</text:p>
          </table:table-cell>
          <table:table-cell office:value-type="float" office:value="-118.1298690894">
            <text:p>-118.1298690894</text:p>
          </table:table-cell>
        </table:table-row>
        <table:table-row table:style-name="ro2"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777627475">
            <text:p>34.077762747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878668423">
            <text:p>34.0878668423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34.0825542562">
            <text:p>34.082554256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34.0852748787">
            <text:p>34.0852748787</text:p>
          </table:table-cell>
          <table:table-cell office:value-type="float" office:value="-118.1384633336">
            <text:p>-118.1384633336</text:p>
          </table:table-cell>
        </table:table-row>
        <table:table-row table:style-name="ro2">
          <table:table-cell office:value-type="float" office:value="34.1126984014">
            <text:p>34.1126984014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996673471">
            <text:p>34.0996673471</text:p>
          </table:table-cell>
          <table:table-cell office:value-type="float" office:value="-118.0875316945">
            <text:p>-118.0875316945</text:p>
          </table:table-cell>
        </table:table-row>
        <table:table-row table:style-name="ro2"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1144865657">
            <text:p>34.1144865657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34.1231907643">
            <text:p>34.1231907643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34.0817790599">
            <text:p>34.0817790599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747441457">
            <text:p>34.0747441457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962909853">
            <text:p>34.0962909853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34.0688810409">
            <text:p>34.068881040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841275034">
            <text:p>34.0841275034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34.1204020636">
            <text:p>34.1204020636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1138659479">
            <text:p>34.1138659479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934013064">
            <text:p>34.0934013064</text:p>
          </table:table-cell>
          <table:table-cell office:value-type="float" office:value="-118.1186227898">
            <text:p>-118.1186227898</text:p>
          </table:table-cell>
        </table:table-row>
        <table:table-row table:style-name="ro2">
          <table:table-cell office:value-type="float" office:value="34.0979508195">
            <text:p>34.0979508195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0832449449">
            <text:p>34.0832449449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34.1254300466">
            <text:p>34.1254300466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944639913">
            <text:p>34.094463991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34.1059130151">
            <text:p>34.1059130151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34.1085266217">
            <text:p>34.1085266217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34.0808918951">
            <text:p>34.0808918951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34.0922635775">
            <text:p>34.0922635775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34.0866565644">
            <text:p>34.0866565644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0702354626">
            <text:p>34.0702354626</text:p>
          </table:table-cell>
          <table:table-cell office:value-type="float" office:value="-118.1054554704">
            <text:p>-118.1054554704</text:p>
          </table:table-cell>
        </table:table-row>
        <table:table-row table:style-name="ro2">
          <table:table-cell office:value-type="float" office:value="34.1208591036">
            <text:p>34.1208591036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1072798826">
            <text:p>34.1072798826</text:p>
          </table:table-cell>
          <table:table-cell office:value-type="float" office:value="-118.0846051898">
            <text:p>-118.0846051898</text:p>
          </table:table-cell>
        </table:table-row>
        <table:table-row table:style-name="ro2">
          <table:table-cell office:value-type="float" office:value="34.1111292164">
            <text:p>34.1111292164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34.1042869475">
            <text:p>34.1042869475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34.1035119155">
            <text:p>34.1035119155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1055812202">
            <text:p>34.1055812202</text:p>
          </table:table-cell>
          <table:table-cell office:value-type="float" office:value="-118.0733559836">
            <text:p>-118.0733559836</text:p>
          </table:table-cell>
        </table:table-row>
        <table:table-row table:style-name="ro2">
          <table:table-cell office:value-type="float" office:value="34.0779260868">
            <text:p>34.0779260868</text:p>
          </table:table-cell>
          <table:table-cell office:value-type="float" office:value="-118.1309662505">
            <text:p>-118.1309662505</text:p>
          </table:table-cell>
        </table:table-row>
        <table:table-row table:style-name="ro2">
          <table:table-cell office:value-type="float" office:value="34.1123232123">
            <text:p>34.1123232123</text:p>
          </table:table-cell>
          <table:table-cell office:value-type="float" office:value="-118.1252975103">
            <text:p>-118.1252975103</text:p>
          </table:table-cell>
        </table:table-row>
        <table:table-row table:style-name="ro2">
          <table:table-cell office:value-type="float" office:value="34.0959630086">
            <text:p>34.0959630086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34.0751015601">
            <text:p>34.0751015601</text:p>
          </table:table-cell>
          <table:table-cell office:value-type="float" office:value="-118.0754595484">
            <text:p>-118.0754595484</text:p>
          </table:table-cell>
        </table:table-row>
        <table:table-row table:style-name="ro2">
          <table:table-cell office:value-type="float" office:value="34.0845231546">
            <text:p>34.0845231546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34.0980825684">
            <text:p>34.0980825684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0972691449">
            <text:p>34.0972691449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34.1186243907">
            <text:p>34.1186243907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34.1252896919">
            <text:p>34.1252896919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937890322">
            <text:p>34.0937890322</text:p>
          </table:table-cell>
          <table:table-cell office:value-type="float" office:value="-118.0886291212">
            <text:p>-118.0886291212</text:p>
          </table:table-cell>
        </table:table-row>
        <table:table-row table:style-name="ro2">
          <table:table-cell office:value-type="float" office:value="34.0968045922">
            <text:p>34.0968045922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34.0866433694">
            <text:p>34.086643369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702769812">
            <text:p>34.0702769812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1273255768">
            <text:p>34.1273255768</text:p>
          </table:table-cell>
          <table:table-cell office:value-type="float" office:value="-118.1125878915">
            <text:p>-118.1125878915</text:p>
          </table:table-cell>
        </table:table-row>
        <table:table-row table:style-name="ro2">
          <table:table-cell office:value-type="float" office:value="34.092162881">
            <text:p>34.092162881</text:p>
          </table:table-cell>
          <table:table-cell office:value-type="float" office:value="-118.0880804087">
            <text:p>-118.0880804087</text:p>
          </table:table-cell>
        </table:table-row>
        <table:table-row table:style-name="ro2">
          <table:table-cell office:value-type="float" office:value="34.0977919542">
            <text:p>34.097791954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0996889147">
            <text:p>34.0996889147</text:p>
          </table:table-cell>
          <table:table-cell office:value-type="float" office:value="-118.1013404799">
            <text:p>-118.1013404799</text:p>
          </table:table-cell>
        </table:table-row>
        <table:table-row table:style-name="ro2"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800602978">
            <text:p>34.0800602978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34.0708758583">
            <text:p>34.0708758583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34.0802648709">
            <text:p>34.0802648709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34.0939402741">
            <text:p>34.093940274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832183604">
            <text:p>34.0832183604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1015897739">
            <text:p>34.101589773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1093504806">
            <text:p>34.1093504806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12588978">
            <text:p>34.12588978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34.0964815748">
            <text:p>34.0964815748</text:p>
          </table:table-cell>
          <table:table-cell office:value-type="float" office:value="-118.0855197278">
            <text:p>-118.0855197278</text:p>
          </table:table-cell>
        </table:table-row>
        <table:table-row table:style-name="ro2">
          <table:table-cell office:value-type="float" office:value="34.1088888347">
            <text:p>34.1088888347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1141171457">
            <text:p>34.1141171457</text:p>
          </table:table-cell>
          <table:table-cell office:value-type="float" office:value="-118.1425774493">
            <text:p>-118.1425774493</text:p>
          </table:table-cell>
        </table:table-row>
        <table:table-row table:style-name="ro2">
          <table:table-cell office:value-type="float" office:value="34.0708758583">
            <text:p>34.0708758583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1121403984">
            <text:p>34.1121403984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34.1049098706">
            <text:p>34.1049098706</text:p>
          </table:table-cell>
          <table:table-cell office:value-type="float" office:value="-118.0793007758">
            <text:p>-118.0793007758</text:p>
          </table:table-cell>
        </table:table-row>
        <table:table-row table:style-name="ro2">
          <table:table-cell office:value-type="float" office:value="34.1019464308">
            <text:p>34.1019464308</text:p>
          </table:table-cell>
          <table:table-cell office:value-type="float" office:value="-118.0932016585">
            <text:p>-118.0932016585</text:p>
          </table:table-cell>
        </table:table-row>
        <table:table-row table:style-name="ro2"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1161397754">
            <text:p>34.116139775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1178531083">
            <text:p>34.1178531083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860360375">
            <text:p>34.0860360375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34.0833450862">
            <text:p>34.0833450862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34.0723826013">
            <text:p>34.0723826013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34.1077021264">
            <text:p>34.1077021264</text:p>
          </table:table-cell>
          <table:table-cell office:value-type="float" office:value="-118.13681766">
            <text:p>-118.13681766</text:p>
          </table:table-cell>
        </table:table-row>
        <table:table-row table:style-name="ro2">
          <table:table-cell office:value-type="float" office:value="34.125153002">
            <text:p>34.125153002</text:p>
          </table:table-cell>
          <table:table-cell office:value-type="float" office:value="-118.1184399172">
            <text:p>-118.1184399172</text:p>
          </table:table-cell>
        </table:table-row>
        <table:table-row table:style-name="ro2">
          <table:table-cell office:value-type="float" office:value="34.0845631982">
            <text:p>34.0845631982</text:p>
          </table:table-cell>
          <table:table-cell office:value-type="float" office:value="-118.0919213601">
            <text:p>-118.0919213601</text:p>
          </table:table-cell>
        </table:table-row>
        <table:table-row table:style-name="ro2"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1267076799">
            <text:p>34.1267076799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34.1027443751">
            <text:p>34.1027443751</text:p>
          </table:table-cell>
          <table:table-cell office:value-type="float" office:value="-118.1119478143">
            <text:p>-118.1119478143</text:p>
          </table:table-cell>
        </table:table-row>
        <table:table-row table:style-name="ro2">
          <table:table-cell office:value-type="float" office:value="34.102764895">
            <text:p>34.102764895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34.1048045991">
            <text:p>34.1048045991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1083149934">
            <text:p>34.108314993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34.1212240751">
            <text:p>34.1212240751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1014251661">
            <text:p>34.1014251661</text:p>
          </table:table-cell>
          <table:table-cell office:value-type="float" office:value="-118.0953049857">
            <text:p>-118.0953049857</text:p>
          </table:table-cell>
        </table:table-row>
        <table:table-row table:style-name="ro2">
          <table:table-cell office:value-type="float" office:value="34.1004814107">
            <text:p>34.1004814107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34.1055166172">
            <text:p>34.1055166172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34.108400549">
            <text:p>34.108400549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888821217">
            <text:p>34.0888821217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34.0812817179">
            <text:p>34.0812817179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34.1152966577">
            <text:p>34.1152966577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1231806585">
            <text:p>34.1231806585</text:p>
          </table:table-cell>
          <table:table-cell office:value-type="float" office:value="-118.1399261414">
            <text:p>-118.1399261414</text:p>
          </table:table-cell>
        </table:table-row>
        <table:table-row table:style-name="ro2">
          <table:table-cell office:value-type="float" office:value="34.0816674134">
            <text:p>34.0816674134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34.0800097117">
            <text:p>34.0800097117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34.1003469712">
            <text:p>34.100346971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34.077764482">
            <text:p>34.077764482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0979803741">
            <text:p>34.097980374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1164789382">
            <text:p>34.1164789382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34.1261972818">
            <text:p>34.1261972818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34.0840109299">
            <text:p>34.0840109299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34.0888319223">
            <text:p>34.0888319223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34.0690227341">
            <text:p>34.0690227341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1191355398">
            <text:p>34.1191355398</text:p>
          </table:table-cell>
          <table:table-cell office:value-type="float" office:value="-118.1175255511">
            <text:p>-118.1175255511</text:p>
          </table:table-cell>
        </table:table-row>
        <table:table-row table:style-name="ro2">
          <table:table-cell office:value-type="float" office:value="34.1131815828">
            <text:p>34.1131815828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34.1172458429">
            <text:p>34.1172458429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34.0785638936">
            <text:p>34.078563893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1006642418">
            <text:p>34.1006642418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34.0732009521">
            <text:p>34.0732009521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34.0808505639">
            <text:p>34.0808505639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1037133542">
            <text:p>34.1037133542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34.0977118856">
            <text:p>34.0977118856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0819973885">
            <text:p>34.0819973885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683268219">
            <text:p>34.0683268219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34.1244405651">
            <text:p>34.124440565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0919769127">
            <text:p>34.0919769127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34.0753439881">
            <text:p>34.0753439881</text:p>
          </table:table-cell>
          <table:table-cell office:value-type="float" office:value="-118.0935674564">
            <text:p>-118.0935674564</text:p>
          </table:table-cell>
        </table:table-row>
        <table:table-row table:style-name="ro2">
          <table:table-cell office:value-type="float" office:value="34.0785638936">
            <text:p>34.078563893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975855148">
            <text:p>34.097585514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850961305">
            <text:p>34.085096130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34.0802841672">
            <text:p>34.0802841672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34.0704409997">
            <text:p>34.0704409997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34.1257111734">
            <text:p>34.1257111734</text:p>
          </table:table-cell>
          <table:table-cell office:value-type="float" office:value="-118.1116734948">
            <text:p>-118.1116734948</text:p>
          </table:table-cell>
        </table:table-row>
        <table:table-row table:style-name="ro2">
          <table:table-cell office:value-type="float" office:value="34.0695697555">
            <text:p>34.0695697555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0992399669">
            <text:p>34.0992399669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34.0891146526">
            <text:p>34.0891146526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34.1026883264">
            <text:p>34.1026883264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34.1145253614">
            <text:p>34.1145253614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34.0692428405">
            <text:p>34.0692428405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34.0962068259">
            <text:p>34.0962068259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34.0984021247">
            <text:p>34.0984021247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0916439555">
            <text:p>34.0916439555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34.0879468108">
            <text:p>34.0879468108</text:p>
          </table:table-cell>
          <table:table-cell office:value-type="float" office:value="-118.0905496014">
            <text:p>-118.0905496014</text:p>
          </table:table-cell>
        </table:table-row>
        <table:table-row table:style-name="ro2">
          <table:table-cell office:value-type="float" office:value="34.0752135823">
            <text:p>34.0752135823</text:p>
          </table:table-cell>
          <table:table-cell office:value-type="float" office:value="-118.1008832528">
            <text:p>-118.1008832528</text:p>
          </table:table-cell>
        </table:table-row>
        <table:table-row table:style-name="ro2"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101109543">
            <text:p>34.101109543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0842140233">
            <text:p>34.0842140233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1192500361">
            <text:p>34.1192500361</text:p>
          </table:table-cell>
          <table:table-cell office:value-type="float" office:value="-118.0721670011">
            <text:p>-118.0721670011</text:p>
          </table:table-cell>
        </table:table-row>
        <table:table-row table:style-name="ro2">
          <table:table-cell office:value-type="float" office:value="34.0980206314">
            <text:p>34.0980206314</text:p>
          </table:table-cell>
          <table:table-cell office:value-type="float" office:value="-118.1229202418">
            <text:p>-118.1229202418</text:p>
          </table:table-cell>
        </table:table-row>
        <table:table-row table:style-name="ro2"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923564187">
            <text:p>34.0923564187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34.1270636194">
            <text:p>34.1270636194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905041423">
            <text:p>34.0905041423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34.0918200353">
            <text:p>34.0918200353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0877387554">
            <text:p>34.0877387554</text:p>
          </table:table-cell>
          <table:table-cell office:value-type="float" office:value="-118.1136851612">
            <text:p>-118.1136851612</text:p>
          </table:table-cell>
        </table:table-row>
        <table:table-row table:style-name="ro2">
          <table:table-cell office:value-type="float" office:value="34.0870420932">
            <text:p>34.087042093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1056281635">
            <text:p>34.1056281635</text:p>
          </table:table-cell>
          <table:table-cell office:value-type="float" office:value="-118.0738132825">
            <text:p>-118.0738132825</text:p>
          </table:table-cell>
        </table:table-row>
        <table:table-row table:style-name="ro2">
          <table:table-cell office:value-type="float" office:value="34.1009805475">
            <text:p>34.1009805475</text:p>
          </table:table-cell>
          <table:table-cell office:value-type="float" office:value="-118.1271261563">
            <text:p>-118.1271261563</text:p>
          </table:table-cell>
        </table:table-row>
        <table:table-row table:style-name="ro2">
          <table:table-cell office:value-type="float" office:value="34.0930878991">
            <text:p>34.0930878991</text:p>
          </table:table-cell>
          <table:table-cell office:value-type="float" office:value="-118.1327948371">
            <text:p>-118.1327948371</text:p>
          </table:table-cell>
        </table:table-row>
        <table:table-row table:style-name="ro2">
          <table:table-cell office:value-type="float" office:value="34.0695956259">
            <text:p>34.0695956259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34.126675747">
            <text:p>34.1266757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0856934885">
            <text:p>34.0856934885</text:p>
          </table:table-cell>
          <table:table-cell office:value-type="float" office:value="-118.1199943285">
            <text:p>-118.1199943285</text:p>
          </table:table-cell>
        </table:table-row>
        <table:table-row table:style-name="ro2">
          <table:table-cell office:value-type="float" office:value="34.1121954956">
            <text:p>34.1121954956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34.1089716797">
            <text:p>34.1089716797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34.0873775077">
            <text:p>34.0873775077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1055004331">
            <text:p>34.1055004331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0877826554">
            <text:p>34.0877826554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34.0846518842">
            <text:p>34.0846518842</text:p>
          </table:table-cell>
          <table:table-cell office:value-type="float" office:value="-118.1048153672">
            <text:p>-118.1048153672</text:p>
          </table:table-cell>
        </table:table-row>
        <table:table-row table:style-name="ro2">
          <table:table-cell office:value-type="float" office:value="34.0702565519">
            <text:p>34.0702565519</text:p>
          </table:table-cell>
          <table:table-cell office:value-type="float" office:value="-118.1047239236">
            <text:p>-118.1047239236</text:p>
          </table:table-cell>
        </table:table-row>
        <table:table-row table:style-name="ro2">
          <table:table-cell office:value-type="float" office:value="34.0683777137">
            <text:p>34.0683777137</text:p>
          </table:table-cell>
          <table:table-cell office:value-type="float" office:value="-118.0948477428">
            <text:p>-118.0948477428</text:p>
          </table:table-cell>
        </table:table-row>
        <table:table-row table:style-name="ro2">
          <table:table-cell office:value-type="float" office:value="34.1161397754">
            <text:p>34.116139775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0899015549">
            <text:p>34.0899015549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0979777861">
            <text:p>34.0979777861</text:p>
          </table:table-cell>
          <table:table-cell office:value-type="float" office:value="-118.1298690894">
            <text:p>-118.1298690894</text:p>
          </table:table-cell>
        </table:table-row>
        <table:table-row table:style-name="ro2">
          <table:table-cell office:value-type="float" office:value="34.101957702">
            <text:p>34.101957702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0855778357">
            <text:p>34.0855778357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34.0993149877">
            <text:p>34.0993149877</text:p>
          </table:table-cell>
          <table:table-cell office:value-type="float" office:value="-118.1293205062">
            <text:p>-118.1293205062</text:p>
          </table:table-cell>
        </table:table-row>
        <table:table-row table:style-name="ro2">
          <table:table-cell office:value-type="float" office:value="34.0995619794">
            <text:p>34.0995619794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34.0986500086">
            <text:p>34.0986500086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34.1183244415">
            <text:p>34.1183244415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34.0901143274">
            <text:p>34.0901143274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34.1026869784">
            <text:p>34.1026869784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34.126675747">
            <text:p>34.1266757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1120940768">
            <text:p>34.1120940768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34.1085266217">
            <text:p>34.1085266217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34.0753993844">
            <text:p>34.0753993844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34.115578151">
            <text:p>34.115578151</text:p>
          </table:table-cell>
          <table:table-cell office:value-type="float" office:value="-118.0863428079">
            <text:p>-118.0863428079</text:p>
          </table:table-cell>
        </table:table-row>
        <table:table-row table:style-name="ro2"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706584513">
            <text:p>34.0706584513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790512747">
            <text:p>34.0790512747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34.1008222737">
            <text:p>34.1008222737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0961762026">
            <text:p>34.0961762026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90071868">
            <text:p>34.090071868</text:p>
          </table:table-cell>
          <table:table-cell office:value-type="float" office:value="-118.1133194054">
            <text:p>-118.1133194054</text:p>
          </table:table-cell>
        </table:table-row>
        <table:table-row table:style-name="ro2"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967033843">
            <text:p>34.0967033843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34.0789079798">
            <text:p>34.0789079798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690996234">
            <text:p>34.0690996234</text:p>
          </table:table-cell>
          <table:table-cell office:value-type="float" office:value="-118.0996944566">
            <text:p>-118.0996944566</text:p>
          </table:table-cell>
        </table:table-row>
        <table:table-row table:style-name="ro2">
          <table:table-cell office:value-type="float" office:value="34.0948538151">
            <text:p>34.0948538151</text:p>
          </table:table-cell>
          <table:table-cell office:value-type="float" office:value="-118.0843308275">
            <text:p>-118.0843308275</text:p>
          </table:table-cell>
        </table:table-row>
        <table:table-row table:style-name="ro2">
          <table:table-cell office:value-type="float" office:value="34.1213646449">
            <text:p>34.1213646449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1118645647">
            <text:p>34.11186456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0677897143">
            <text:p>34.0677897143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34.070217215">
            <text:p>34.070217215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34.1022346919">
            <text:p>34.1022346919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18245436">
            <text:p>34.118245436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34.0992857456">
            <text:p>34.0992857456</text:p>
          </table:table-cell>
          <table:table-cell office:value-type="float" office:value="-118.1207258115">
            <text:p>-118.1207258115</text:p>
          </table:table-cell>
        </table:table-row>
        <table:table-row table:style-name="ro2">
          <table:table-cell office:value-type="float" office:value="34.0854176544">
            <text:p>34.0854176544</text:p>
          </table:table-cell>
          <table:table-cell office:value-type="float" office:value="-118.1246574797">
            <text:p>-118.1246574797</text:p>
          </table:table-cell>
        </table:table-row>
        <table:table-row table:style-name="ro2">
          <table:table-cell office:value-type="float" office:value="34.1217604161">
            <text:p>34.12176041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0877066902">
            <text:p>34.0877066902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0959813429">
            <text:p>34.0959813429</text:p>
          </table:table-cell>
          <table:table-cell office:value-type="float" office:value="-118.1214572913">
            <text:p>-118.1214572913</text:p>
          </table:table-cell>
        </table:table-row>
        <table:table-row table:style-name="ro2">
          <table:table-cell office:value-type="float" office:value="34.0897953936">
            <text:p>34.0897953936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34.0999345918">
            <text:p>34.0999345918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34.1236278998">
            <text:p>34.1236278998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0991767594">
            <text:p>34.0991767594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34.0943864865">
            <text:p>34.0943864865</text:p>
          </table:table-cell>
          <table:table-cell office:value-type="float" office:value="-118.0942990497">
            <text:p>-118.0942990497</text:p>
          </table:table-cell>
        </table:table-row>
        <table:table-row table:style-name="ro2"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080995769">
            <text:p>34.080995769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0797656002">
            <text:p>34.0797656002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899395977">
            <text:p>34.0899395977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34.1030409294">
            <text:p>34.1030409294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34.1021526879">
            <text:p>34.1021526879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689499749">
            <text:p>34.0689499749</text:p>
          </table:table-cell>
          <table:table-cell office:value-type="float" office:value="-118.0818615474">
            <text:p>-118.0818615474</text:p>
          </table:table-cell>
        </table:table-row>
        <table:table-row table:style-name="ro2">
          <table:table-cell office:value-type="float" office:value="34.1112939571">
            <text:p>34.1112939571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1243151507">
            <text:p>34.1243151507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1038851879">
            <text:p>34.1038851879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34.0815595379">
            <text:p>34.0815595379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0837468284">
            <text:p>34.0837468284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1031490242">
            <text:p>34.1031490242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34.1055348145">
            <text:p>34.1055348145</text:p>
          </table:table-cell>
          <table:table-cell office:value-type="float" office:value="-118.0868000729">
            <text:p>-118.0868000729</text:p>
          </table:table-cell>
        </table:table-row>
        <table:table-row table:style-name="ro2">
          <table:table-cell office:value-type="float" office:value="34.125108028">
            <text:p>34.125108028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34.1047517694">
            <text:p>34.1047517694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156596789">
            <text:p>34.1156596789</text:p>
          </table:table-cell>
          <table:table-cell office:value-type="float" office:value="-118.0918299098">
            <text:p>-118.0918299098</text:p>
          </table:table-cell>
        </table:table-row>
        <table:table-row table:style-name="ro2">
          <table:table-cell office:value-type="float" office:value="34.0996215332">
            <text:p>34.0996215332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34.1337447595">
            <text:p>34.1337447595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1163577707">
            <text:p>34.1163577707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34.0949217436">
            <text:p>34.0949217436</text:p>
          </table:table-cell>
          <table:table-cell office:value-type="float" office:value="-118.1289547831">
            <text:p>-118.1289547831</text:p>
          </table:table-cell>
        </table:table-row>
        <table:table-row table:style-name="ro2">
          <table:table-cell office:value-type="float" office:value="34.094519675">
            <text:p>34.094519675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34.1018724312">
            <text:p>34.1018724312</text:p>
          </table:table-cell>
          <table:table-cell office:value-type="float" office:value="-118.0957622273">
            <text:p>-118.0957622273</text:p>
          </table:table-cell>
        </table:table-row>
        <table:table-row table:style-name="ro2">
          <table:table-cell office:value-type="float" office:value="34.0716698404">
            <text:p>34.0716698404</text:p>
          </table:table-cell>
          <table:table-cell office:value-type="float" office:value="-118.0679597676">
            <text:p>-118.0679597676</text:p>
          </table:table-cell>
        </table:table-row>
        <table:table-row table:style-name="ro2">
          <table:table-cell office:value-type="float" office:value="34.0801902092">
            <text:p>34.080190209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922543089">
            <text:p>34.0922543089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0997086208">
            <text:p>34.0997086208</text:p>
          </table:table-cell>
          <table:table-cell office:value-type="float" office:value="-118.0951220886">
            <text:p>-118.0951220886</text:p>
          </table:table-cell>
        </table:table-row>
        <table:table-row table:style-name="ro2">
          <table:table-cell office:value-type="float" office:value="34.0676511282">
            <text:p>34.0676511282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34.1225368748">
            <text:p>34.1225368748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1090169871">
            <text:p>34.1090169871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34.0902721261">
            <text:p>34.090272126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0992895701">
            <text:p>34.0992895701</text:p>
          </table:table-cell>
          <table:table-cell office:value-type="float" office:value="-118.1171598033">
            <text:p>-118.1171598033</text:p>
          </table:table-cell>
        </table:table-row>
        <table:table-row table:style-name="ro2">
          <table:table-cell office:value-type="float" office:value="34.0902665095">
            <text:p>34.0902665095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34.0757842884">
            <text:p>34.0757842884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0898550491">
            <text:p>34.0898550491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0777672807">
            <text:p>34.0777672807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34.1137224231">
            <text:p>34.1137224231</text:p>
          </table:table-cell>
          <table:table-cell office:value-type="float" office:value="-118.0805811663">
            <text:p>-118.0805811663</text:p>
          </table:table-cell>
        </table:table-row>
        <table:table-row table:style-name="ro2">
          <table:table-cell office:value-type="float" office:value="34.1013222082">
            <text:p>34.1013222082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1213655231">
            <text:p>34.1213655231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1031942106">
            <text:p>34.1031942106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34.0795908058">
            <text:p>34.0795908058</text:p>
          </table:table-cell>
          <table:table-cell office:value-type="float" office:value="-118.108107302">
            <text:p>-118.108107302</text:p>
          </table:table-cell>
        </table:table-row>
        <table:table-row table:style-name="ro2">
          <table:table-cell office:value-type="float" office:value="34.0921962141">
            <text:p>34.0921962141</text:p>
          </table:table-cell>
          <table:table-cell office:value-type="float" office:value="-118.0743620395">
            <text:p>-118.0743620395</text:p>
          </table:table-cell>
        </table:table-row>
        <table:table-row table:style-name="ro2">
          <table:table-cell office:value-type="float" office:value="34.0980553328">
            <text:p>34.0980553328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34.0787429453">
            <text:p>34.0787429453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34.0980553328">
            <text:p>34.0980553328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34.1096819173">
            <text:p>34.1096819173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1231592884">
            <text:p>34.1231592884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34.0787429453">
            <text:p>34.0787429453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34.1079786488">
            <text:p>34.1079786488</text:p>
          </table:table-cell>
          <table:table-cell office:value-type="float" office:value="-118.1150567387">
            <text:p>-118.1150567387</text:p>
          </table:table-cell>
        </table:table-row>
        <table:table-row table:style-name="ro2">
          <table:table-cell office:value-type="float" office:value="34.1212434912">
            <text:p>34.1212434912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34.0872087746">
            <text:p>34.0872087746</text:p>
          </table:table-cell>
          <table:table-cell office:value-type="float" office:value="-118.1071014396">
            <text:p>-118.1071014396</text:p>
          </table:table-cell>
        </table:table-row>
        <table:table-row table:style-name="ro2"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34.0992895701">
            <text:p>34.0992895701</text:p>
          </table:table-cell>
          <table:table-cell office:value-type="float" office:value="-118.1171598033">
            <text:p>-118.1171598033</text:p>
          </table:table-cell>
        </table:table-row>
        <table:table-row table:style-name="ro2">
          <table:table-cell office:value-type="float" office:value="34.09923879">
            <text:p>34.09923879</text:p>
          </table:table-cell>
          <table:table-cell office:value-type="float" office:value="-118.1312405397">
            <text:p>-118.1312405397</text:p>
          </table:table-cell>
        </table:table-row>
        <table:table-row table:style-name="ro2"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0702973387">
            <text:p>34.0702973387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34.114802702">
            <text:p>34.114802702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34.0750004894">
            <text:p>34.0750004894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34.1129415172">
            <text:p>34.1129415172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34.088648697">
            <text:p>34.088648697</text:p>
          </table:table-cell>
          <table:table-cell office:value-type="float" office:value="-118.0967681549">
            <text:p>-118.0967681549</text:p>
          </table:table-cell>
        </table:table-row>
        <table:table-row table:style-name="ro2">
          <table:table-cell office:value-type="float" office:value="34.0755224938">
            <text:p>34.0755224938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34.1035226194">
            <text:p>34.1035226194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34.0730586175">
            <text:p>34.0730586175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0943839173">
            <text:p>34.094383917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34.0865451366">
            <text:p>34.0865451366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34.1189851296">
            <text:p>34.1189851296</text:p>
          </table:table-cell>
          <table:table-cell office:value-type="float" office:value="-118.0855197278">
            <text:p>-118.0855197278</text:p>
          </table:table-cell>
        </table:table-row>
        <table:table-row table:style-name="ro2">
          <table:table-cell office:value-type="float" office:value="34.1010443935">
            <text:p>34.101044393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1224859554">
            <text:p>34.122485955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34.094519675">
            <text:p>34.094519675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34.0669099114">
            <text:p>34.0669099114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074379105">
            <text:p>34.107437910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34.092162881">
            <text:p>34.092162881</text:p>
          </table:table-cell>
          <table:table-cell office:value-type="float" office:value="-118.0880804087">
            <text:p>-118.0880804087</text:p>
          </table:table-cell>
        </table:table-row>
        <table:table-row table:style-name="ro2">
          <table:table-cell office:value-type="float" office:value="34.0747410578">
            <text:p>34.0747410578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1224620793">
            <text:p>34.1224620793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080934214">
            <text:p>34.1080934214</text:p>
          </table:table-cell>
          <table:table-cell office:value-type="float" office:value="-118.1152396149">
            <text:p>-118.1152396149</text:p>
          </table:table-cell>
        </table:table-row>
        <table:table-row table:style-name="ro2">
          <table:table-cell office:value-type="float" office:value="34.112381597">
            <text:p>34.11238159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1013738513">
            <text:p>34.1013738513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0669900212">
            <text:p>34.0669900212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1042307865">
            <text:p>34.1042307865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1033284961">
            <text:p>34.1033284961</text:p>
          </table:table-cell>
          <table:table-cell office:value-type="float" office:value="-118.1344405486">
            <text:p>-118.1344405486</text:p>
          </table:table-cell>
        </table:table-row>
        <table:table-row table:style-name="ro2">
          <table:table-cell office:value-type="float" office:value="34.0913877791">
            <text:p>34.0913877791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34.0883221272">
            <text:p>34.08832212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34.1115896627">
            <text:p>34.1115896627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34.0914439264">
            <text:p>34.0914439264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34.1037508294">
            <text:p>34.1037508294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733025652">
            <text:p>34.0733025652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34.0831874903">
            <text:p>34.0831874903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847439892">
            <text:p>34.0847439892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34.1079679862">
            <text:p>34.1079679862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34.0961762026">
            <text:p>34.0961762026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812785915">
            <text:p>34.081278591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34.1260418021">
            <text:p>34.126041802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1108537791">
            <text:p>34.110853779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34.1186032122">
            <text:p>34.1186032122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0697073148">
            <text:p>34.0697073148</text:p>
          </table:table-cell>
          <table:table-cell office:value-type="float" office:value="-118.1001516869">
            <text:p>-118.1001516869</text:p>
          </table:table-cell>
        </table:table-row>
        <table:table-row table:style-name="ro2"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0988277409">
            <text:p>34.0988277409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34.1032062803">
            <text:p>34.1032062803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34.1059358977">
            <text:p>34.1059358977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34.080995769">
            <text:p>34.080995769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0715322272">
            <text:p>34.0715322272</text:p>
          </table:table-cell>
          <table:table-cell office:value-type="float" office:value="-118.0678683049">
            <text:p>-118.0678683049</text:p>
          </table:table-cell>
        </table:table-row>
        <table:table-row table:style-name="ro2">
          <table:table-cell office:value-type="float" office:value="34.0828194345">
            <text:p>34.0828194345</text:p>
          </table:table-cell>
          <table:table-cell office:value-type="float" office:value="-118.0857026348">
            <text:p>-118.0857026348</text:p>
          </table:table-cell>
        </table:table-row>
        <table:table-row table:style-name="ro2">
          <table:table-cell office:value-type="float" office:value="34.110427522">
            <text:p>34.110427522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34.0983656776">
            <text:p>34.0983656776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34.1049098706">
            <text:p>34.1049098706</text:p>
          </table:table-cell>
          <table:table-cell office:value-type="float" office:value="-118.0793007758">
            <text:p>-118.0793007758</text:p>
          </table:table-cell>
        </table:table-row>
        <table:table-row table:style-name="ro2">
          <table:table-cell office:value-type="float" office:value="34.0815539673">
            <text:p>34.0815539673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34.1208477156">
            <text:p>34.1208477156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1055812202">
            <text:p>34.1055812202</text:p>
          </table:table-cell>
          <table:table-cell office:value-type="float" office:value="-118.0733559836">
            <text:p>-118.0733559836</text:p>
          </table:table-cell>
        </table:table-row>
        <table:table-row table:style-name="ro2">
          <table:table-cell office:value-type="float" office:value="34.1082929546">
            <text:p>34.1082929546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0731799376">
            <text:p>34.0731799376</text:p>
          </table:table-cell>
          <table:table-cell office:value-type="float" office:value="-118.0676853793">
            <text:p>-118.0676853793</text:p>
          </table:table-cell>
        </table:table-row>
        <table:table-row table:style-name="ro2">
          <table:table-cell office:value-type="float" office:value="34.0761917491">
            <text:p>34.0761917491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0973331112">
            <text:p>34.0973331112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34.1013776771">
            <text:p>34.1013776771</text:p>
          </table:table-cell>
          <table:table-cell office:value-type="float" office:value="-118.0851539132">
            <text:p>-118.0851539132</text:p>
          </table:table-cell>
        </table:table-row>
        <table:table-row table:style-name="ro2">
          <table:table-cell office:value-type="float" office:value="34.0907025415">
            <text:p>34.0907025415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1007202512">
            <text:p>34.1007202512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34.1055166172">
            <text:p>34.1055166172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34.0688915683">
            <text:p>34.0688915683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046114206">
            <text:p>34.1046114206</text:p>
          </table:table-cell>
          <table:table-cell office:value-type="float" office:value="-118.129594798">
            <text:p>-118.129594798</text:p>
          </table:table-cell>
        </table:table-row>
        <table:table-row table:style-name="ro2">
          <table:table-cell office:value-type="float" office:value="34.0740931228">
            <text:p>34.0740931228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34.1038851879">
            <text:p>34.1038851879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34.0992173781">
            <text:p>34.099217378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0779128362">
            <text:p>34.0779128362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1257111734">
            <text:p>34.1257111734</text:p>
          </table:table-cell>
          <table:table-cell office:value-type="float" office:value="-118.1116734948">
            <text:p>-118.1116734948</text:p>
          </table:table-cell>
        </table:table-row>
        <table:table-row table:style-name="ro2">
          <table:table-cell office:value-type="float" office:value="34.1032395978">
            <text:p>34.1032395978</text:p>
          </table:table-cell>
          <table:table-cell office:value-type="float" office:value="-118.1299605197">
            <text:p>-118.1299605197</text:p>
          </table:table-cell>
        </table:table-row>
        <table:table-row table:style-name="ro2">
          <table:table-cell office:value-type="float" office:value="34.0864362253">
            <text:p>34.0864362253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34.0741223345">
            <text:p>34.0741223345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1054245342">
            <text:p>34.1054245342</text:p>
          </table:table-cell>
          <table:table-cell office:value-type="float" office:value="-118.1188970984">
            <text:p>-118.1188970984</text:p>
          </table:table-cell>
        </table:table-row>
        <table:table-row table:style-name="ro2">
          <table:table-cell office:value-type="float" office:value="34.1203674178">
            <text:p>34.1203674178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1194813511">
            <text:p>34.1194813511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34.0800249918">
            <text:p>34.0800249918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0823605285">
            <text:p>34.0823605285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1239479046">
            <text:p>34.123947904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34.1293297336">
            <text:p>34.1293297336</text:p>
          </table:table-cell>
          <table:table-cell office:value-type="float" office:value="-118.1383719077">
            <text:p>-118.1383719077</text:p>
          </table:table-cell>
        </table:table-row>
        <table:table-row table:style-name="ro2">
          <table:table-cell office:value-type="float" office:value="34.103197121">
            <text:p>34.10319712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1251649817">
            <text:p>34.1251649817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1275430326">
            <text:p>34.1275430326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34.124419442">
            <text:p>34.124419442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34.111305353">
            <text:p>34.111305353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34.0803504262">
            <text:p>34.080350426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80193575">
            <text:p>34.080193575</text:p>
          </table:table-cell>
          <table:table-cell office:value-type="float" office:value="-118.0836906471">
            <text:p>-118.0836906471</text:p>
          </table:table-cell>
        </table:table-row>
        <table:table-row table:style-name="ro2">
          <table:table-cell office:value-type="float" office:value="34.1079655426">
            <text:p>34.1079655426</text:p>
          </table:table-cell>
          <table:table-cell office:value-type="float" office:value="-118.1038094858">
            <text:p>-118.1038094858</text:p>
          </table:table-cell>
        </table:table-row>
        <table:table-row table:style-name="ro2">
          <table:table-cell office:value-type="float" office:value="34.1026883264">
            <text:p>34.1026883264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956099315">
            <text:p>34.0956099315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34.127384709">
            <text:p>34.127384709</text:p>
          </table:table-cell>
          <table:table-cell office:value-type="float" office:value="-118.072624303">
            <text:p>-118.072624303</text:p>
          </table:table-cell>
        </table:table-row>
        <table:table-row table:style-name="ro2">
          <table:table-cell office:value-type="float" office:value="34.0824163966">
            <text:p>34.0824163966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774353704">
            <text:p>34.0774353704</text:p>
          </table:table-cell>
          <table:table-cell office:value-type="float" office:value="-118.1016148156">
            <text:p>-118.1016148156</text:p>
          </table:table-cell>
        </table:table-row>
        <table:table-row table:style-name="ro2">
          <table:table-cell office:value-type="float" office:value="34.1206637279">
            <text:p>34.1206637279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34.0809581613">
            <text:p>34.0809581613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847846344">
            <text:p>34.0847846344</text:p>
          </table:table-cell>
          <table:table-cell office:value-type="float" office:value="-118.1126793309">
            <text:p>-118.1126793309</text:p>
          </table:table-cell>
        </table:table-row>
        <table:table-row table:style-name="ro2">
          <table:table-cell office:value-type="float" office:value="34.0703457013">
            <text:p>34.0703457013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0858619974">
            <text:p>34.0858619974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34.0672361182">
            <text:p>34.067236118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0651563255">
            <text:p>34.0651563255</text:p>
          </table:table-cell>
          <table:table-cell office:value-type="float" office:value="-118.0884462172">
            <text:p>-118.0884462172</text:p>
          </table:table-cell>
        </table:table-row>
        <table:table-row table:style-name="ro2">
          <table:table-cell office:value-type="float" office:value="34.0975977256">
            <text:p>34.0975977256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34.1021564346">
            <text:p>34.1021564346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34.0727676341">
            <text:p>34.072767634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34.0889104532">
            <text:p>34.0889104532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0739298922">
            <text:p>34.0739298922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34.0876740494">
            <text:p>34.0876740494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34.0879816064">
            <text:p>34.0879816064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34.0817868989">
            <text:p>34.0817868989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34.0901570288">
            <text:p>34.0901570288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34.0954662861">
            <text:p>34.0954662861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34.0846764641">
            <text:p>34.0846764641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34.114518742">
            <text:p>34.114518742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34.0952738314">
            <text:p>34.0952738314</text:p>
          </table:table-cell>
          <table:table-cell office:value-type="float" office:value="-118.1333434093">
            <text:p>-118.1333434093</text:p>
          </table:table-cell>
        </table:table-row>
        <table:table-row table:style-name="ro2">
          <table:table-cell office:value-type="float" office:value="34.1177476944">
            <text:p>34.1177476944</text:p>
          </table:table-cell>
          <table:table-cell office:value-type="float" office:value="-118.1456858279">
            <text:p>-118.1456858279</text:p>
          </table:table-cell>
        </table:table-row>
        <table:table-row table:style-name="ro2">
          <table:table-cell office:value-type="float" office:value="34.0977136933">
            <text:p>34.0977136933</text:p>
          </table:table-cell>
          <table:table-cell office:value-type="float" office:value="-118.1238345797">
            <text:p>-118.1238345797</text:p>
          </table:table-cell>
        </table:table-row>
        <table:table-row table:style-name="ro2">
          <table:table-cell office:value-type="float" office:value="34.0820647264">
            <text:p>34.0820647264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34.0695454703">
            <text:p>34.0695454703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734383036">
            <text:p>34.0734383036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0880053047">
            <text:p>34.0880053047</text:p>
          </table:table-cell>
          <table:table-cell office:value-type="float" office:value="-118.1203600704">
            <text:p>-118.1203600704</text:p>
          </table:table-cell>
        </table:table-row>
        <table:table-row table:style-name="ro2">
          <table:table-cell office:value-type="float" office:value="34.0873250868">
            <text:p>34.0873250868</text:p>
          </table:table-cell>
          <table:table-cell office:value-type="float" office:value="-118.1340748363">
            <text:p>-118.1340748363</text:p>
          </table:table-cell>
        </table:table-row>
        <table:table-row table:style-name="ro2">
          <table:table-cell office:value-type="float" office:value="34.0846274632">
            <text:p>34.0846274632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34.1242378665">
            <text:p>34.1242378665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34.0773482439">
            <text:p>34.0773482439</text:p>
          </table:table-cell>
          <table:table-cell office:value-type="float" office:value="-118.1391033135">
            <text:p>-118.1391033135</text:p>
          </table:table-cell>
        </table:table-row>
        <table:table-row table:style-name="ro2">
          <table:table-cell office:value-type="float" office:value="34.0789920624">
            <text:p>34.0789920624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34.1268468466">
            <text:p>34.1268468466</text:p>
          </table:table-cell>
          <table:table-cell office:value-type="float" office:value="-118.0725328427">
            <text:p>-118.0725328427</text:p>
          </table:table-cell>
        </table:table-row>
        <table:table-row table:style-name="ro2">
          <table:table-cell office:value-type="float" office:value="34.0778553955">
            <text:p>34.0778553955</text:p>
          </table:table-cell>
          <table:table-cell office:value-type="float" office:value="-118.1002431328">
            <text:p>-118.1002431328</text:p>
          </table:table-cell>
        </table:table-row>
        <table:table-row table:style-name="ro2">
          <table:table-cell office:value-type="float" office:value="34.1224859554">
            <text:p>34.122485955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34.0734383036">
            <text:p>34.0734383036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0692770869">
            <text:p>34.0692770869</text:p>
          </table:table-cell>
          <table:table-cell office:value-type="float" office:value="-118.0886291212">
            <text:p>-118.0886291212</text:p>
          </table:table-cell>
        </table:table-row>
        <table:table-row table:style-name="ro2">
          <table:table-cell office:value-type="float" office:value="34.0704273068">
            <text:p>34.0704273068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34.0906227848">
            <text:p>34.0906227848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34.0706411682">
            <text:p>34.0706411682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34.0809581613">
            <text:p>34.0809581613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34.101390278">
            <text:p>34.101390278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34.1193276721">
            <text:p>34.1193276721</text:p>
          </table:table-cell>
          <table:table-cell office:value-type="float" office:value="-118.1402918415">
            <text:p>-118.1402918415</text:p>
          </table:table-cell>
        </table:table-row>
        <table:table-row table:style-name="ro2">
          <table:table-cell office:value-type="float" office:value="34.1106275872">
            <text:p>34.1106275872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34.0849604709">
            <text:p>34.0849604709</text:p>
          </table:table-cell>
          <table:table-cell office:value-type="float" office:value="-118.0773801726">
            <text:p>-118.0773801726</text:p>
          </table:table-cell>
        </table:table-row>
        <table:table-row table:style-name="ro2">
          <table:table-cell office:value-type="float" office:value="34.1156612639">
            <text:p>34.1156612639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886317675">
            <text:p>34.0886317675</text:p>
          </table:table-cell>
          <table:table-cell office:value-type="float" office:value="-118.1139594776">
            <text:p>-118.1139594776</text:p>
          </table:table-cell>
        </table:table-row>
        <table:table-row table:style-name="ro2">
          <table:table-cell office:value-type="float" office:value="34.0844715102">
            <text:p>34.0844715102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0821227955">
            <text:p>34.0821227955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992377399">
            <text:p>34.0992377399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0742671387">
            <text:p>34.0742671387</text:p>
          </table:table-cell>
          <table:table-cell office:value-type="float" office:value="-118.071709698">
            <text:p>-118.071709698</text:p>
          </table:table-cell>
        </table:table-row>
        <table:table-row table:style-name="ro2">
          <table:table-cell office:value-type="float" office:value="34.1234994219">
            <text:p>34.1234994219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34.0894822771">
            <text:p>34.0894822771</text:p>
          </table:table-cell>
          <table:table-cell office:value-type="float" office:value="-118.1156968045">
            <text:p>-118.1156968045</text:p>
          </table:table-cell>
        </table:table-row>
        <table:table-row table:style-name="ro2"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120376603">
            <text:p>34.120376603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34.0906296869">
            <text:p>34.0906296869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34.1016219316">
            <text:p>34.10162193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34.0699423891">
            <text:p>34.0699423891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34.0786793776">
            <text:p>34.0786793776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34.0903559832">
            <text:p>34.0903559832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34.1222318688">
            <text:p>34.1222318688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34.0782938209">
            <text:p>34.0782938209</text:p>
          </table:table-cell>
          <table:table-cell office:value-type="float" office:value="-118.1017062608">
            <text:p>-118.1017062608</text:p>
          </table:table-cell>
        </table:table-row>
        <table:table-row table:style-name="ro2">
          <table:table-cell office:value-type="float" office:value="34.0681870862">
            <text:p>34.0681870862</text:p>
          </table:table-cell>
          <table:table-cell office:value-type="float" office:value="-118.0833248287">
            <text:p>-118.0833248287</text:p>
          </table:table-cell>
        </table:table-row>
        <table:table-row table:style-name="ro2">
          <table:table-cell office:value-type="float" office:value="34.1069070192">
            <text:p>34.1069070192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34.1138659479">
            <text:p>34.1138659479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34.0655795634">
            <text:p>34.0655795634</text:p>
          </table:table-cell>
          <table:table-cell office:value-type="float" office:value="-118.0883547652">
            <text:p>-118.0883547652</text:p>
          </table:table-cell>
        </table:table-row>
        <table:table-row table:style-name="ro2">
          <table:table-cell office:value-type="float" office:value="34.1039306539">
            <text:p>34.1039306539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34.1191470547">
            <text:p>34.1191470547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34.0733076631">
            <text:p>34.0733076631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34.0731103634">
            <text:p>34.0731103634</text:p>
          </table:table-cell>
          <table:table-cell office:value-type="float" office:value="-118.116153993">
            <text:p>-118.116153993</text:p>
          </table:table-cell>
        </table:table-row>
        <table:table-row table:style-name="ro2">
          <table:table-cell office:value-type="float" office:value="34.0828671188">
            <text:p>34.0828671188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696563468">
            <text:p>34.0696563468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34.0677842864">
            <text:p>34.0677842864</text:p>
          </table:table-cell>
          <table:table-cell office:value-type="float" office:value="-118.0910983062">
            <text:p>-118.0910983062</text:p>
          </table:table-cell>
        </table:table-row>
        <table:table-row table:style-name="ro2">
          <table:table-cell office:value-type="float" office:value="34.0877640725">
            <text:p>34.087764072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34.1015897961">
            <text:p>34.1015897961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34.0757842884">
            <text:p>34.0757842884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776482915">
            <text:p>34.0776482915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909208503">
            <text:p>34.0909208503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34.0779140586">
            <text:p>34.0779140586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0883221272">
            <text:p>34.08832212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34.0922582507">
            <text:p>34.0922582507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34.1221124659">
            <text:p>34.1221124659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34.0955953973">
            <text:p>34.0955953973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715886714">
            <text:p>34.0715886714</text:p>
          </table:table-cell>
          <table:table-cell office:value-type="float" office:value="-118.0974082876">
            <text:p>-118.0974082876</text:p>
          </table:table-cell>
        </table:table-row>
        <table:table-row table:style-name="ro2">
          <table:table-cell office:value-type="float" office:value="34.0808718538">
            <text:p>34.0808718538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34.0758550935">
            <text:p>34.0758550935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1213060258">
            <text:p>34.1213060258</text:p>
          </table:table-cell>
          <table:table-cell office:value-type="float" office:value="-118.1220058992">
            <text:p>-118.1220058992</text:p>
          </table:table-cell>
        </table:table-row>
        <table:table-row table:style-name="ro2">
          <table:table-cell office:value-type="float" office:value="34.0963322815">
            <text:p>34.0963322815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0746933994">
            <text:p>34.0746933994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779570469">
            <text:p>34.077957046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0928174024">
            <text:p>34.0928174024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34.0779128362">
            <text:p>34.0779128362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0978852706">
            <text:p>34.0978852706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34.1052355471">
            <text:p>34.1052355471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34.0747441457">
            <text:p>34.0747441457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1204020636">
            <text:p>34.1204020636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1215915749">
            <text:p>34.1215915749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34.0882233768">
            <text:p>34.0882233768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1264151438">
            <text:p>34.1264151438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914283035">
            <text:p>34.0914283035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1023070293">
            <text:p>34.1023070293</text:p>
          </table:table-cell>
          <table:table-cell office:value-type="float" office:value="-118.1269432926">
            <text:p>-118.1269432926</text:p>
          </table:table-cell>
        </table:table-row>
        <table:table-row table:style-name="ro2">
          <table:table-cell office:value-type="float" office:value="34.0980553328">
            <text:p>34.0980553328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34.0744198939">
            <text:p>34.0744198939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34.0825149173">
            <text:p>34.082514917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0798123126">
            <text:p>34.0798123126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0939141557">
            <text:p>34.0939141557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34.0888430258">
            <text:p>34.0888430258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324807865">
            <text:p>34.1324807865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34.0789983984">
            <text:p>34.0789983984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34.0794288924">
            <text:p>34.0794288924</text:p>
          </table:table-cell>
          <table:table-cell office:value-type="float" office:value="-118.1026207096">
            <text:p>-118.1026207096</text:p>
          </table:table-cell>
        </table:table-row>
        <table:table-row table:style-name="ro2">
          <table:table-cell office:value-type="float" office:value="34.0858051808">
            <text:p>34.0858051808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34.0808718538">
            <text:p>34.0808718538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34.0926953996">
            <text:p>34.0926953996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34.1013222082">
            <text:p>34.1013222082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0707703928">
            <text:p>34.0707703928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0835672319">
            <text:p>34.083567231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793276812">
            <text:p>34.079327681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34.0958666559">
            <text:p>34.0958666559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34.1059190652">
            <text:p>34.1059190652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34.0965826393">
            <text:p>34.0965826393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949204251">
            <text:p>34.094920425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34.0821532809">
            <text:p>34.082153280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810561535">
            <text:p>34.0810561535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1215227529">
            <text:p>34.1215227529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0979803741">
            <text:p>34.097980374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0999383298">
            <text:p>34.0999383298</text:p>
          </table:table-cell>
          <table:table-cell office:value-type="float" office:value="-118.1264861324">
            <text:p>-118.1264861324</text:p>
          </table:table-cell>
        </table:table-row>
        <table:table-row table:style-name="ro2">
          <table:table-cell office:value-type="float" office:value="34.1148012398">
            <text:p>34.1148012398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34.1152428307">
            <text:p>34.1152428307</text:p>
          </table:table-cell>
          <table:table-cell office:value-type="float" office:value="-118.1048153672">
            <text:p>-118.1048153672</text:p>
          </table:table-cell>
        </table:table-row>
        <table:table-row table:style-name="ro2">
          <table:table-cell office:value-type="float" office:value="34.0966710644">
            <text:p>34.0966710644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34.0810561535">
            <text:p>34.0810561535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081768867">
            <text:p>34.081768867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34.0703095648">
            <text:p>34.0703095648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34.0953714189">
            <text:p>34.0953714189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0855386426">
            <text:p>34.0855386426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34.1150653871">
            <text:p>34.1150653871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816567252">
            <text:p>34.0816567252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683494775">
            <text:p>34.0683494775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0726430052">
            <text:p>34.0726430052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251264855">
            <text:p>34.1251264855</text:p>
          </table:table-cell>
          <table:table-cell office:value-type="float" office:value="-118.1166111802">
            <text:p>-118.1166111802</text:p>
          </table:table-cell>
        </table:table-row>
        <table:table-row table:style-name="ro2">
          <table:table-cell office:value-type="float" office:value="34.0907028586">
            <text:p>34.0907028586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1217043701">
            <text:p>34.1217043701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0917139002">
            <text:p>34.0917139002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34.1270795481">
            <text:p>34.1270795481</text:p>
          </table:table-cell>
          <table:table-cell office:value-type="float" office:value="-118.1271261563">
            <text:p>-118.1271261563</text:p>
          </table:table-cell>
        </table:table-row>
        <table:table-row table:style-name="ro2"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34.1041975795">
            <text:p>34.1041975795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34.0775681893">
            <text:p>34.0775681893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0992176912">
            <text:p>34.0992176912</text:p>
          </table:table-cell>
          <table:table-cell office:value-type="float" office:value="-118.1210001168">
            <text:p>-118.1210001168</text:p>
          </table:table-cell>
        </table:table-row>
        <table:table-row table:style-name="ro2"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0891454588">
            <text:p>34.0891454588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34.1273495622">
            <text:p>34.1273495622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34.0771070084">
            <text:p>34.0771070084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34.0805427068">
            <text:p>34.0805427068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0830714863">
            <text:p>34.0830714863</text:p>
          </table:table-cell>
          <table:table-cell office:value-type="float" office:value="-118.129594798">
            <text:p>-118.129594798</text:p>
          </table:table-cell>
        </table:table-row>
        <table:table-row table:style-name="ro2">
          <table:table-cell office:value-type="float" office:value="34.1203322138">
            <text:p>34.1203322138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34.1257789419">
            <text:p>34.1257789419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980020559">
            <text:p>34.0980020559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34.0927180818">
            <text:p>34.0927180818</text:p>
          </table:table-cell>
          <table:table-cell office:value-type="float" office:value="-118.1200857641">
            <text:p>-118.1200857641</text:p>
          </table:table-cell>
        </table:table-row>
        <table:table-row table:style-name="ro2"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777445938">
            <text:p>34.0777445938</text:p>
          </table:table-cell>
          <table:table-cell office:value-type="float" office:value="-118.1316976874">
            <text:p>-118.1316976874</text:p>
          </table:table-cell>
        </table:table-row>
        <table:table-row table:style-name="ro2"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705933033">
            <text:p>34.0705933033</text:p>
          </table:table-cell>
          <table:table-cell office:value-type="float" office:value="-118.1020720409">
            <text:p>-118.1020720409</text:p>
          </table:table-cell>
        </table:table-row>
        <table:table-row table:style-name="ro2"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993283946">
            <text:p>34.0993283946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1089716797">
            <text:p>34.1089716797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1270568494">
            <text:p>34.1270568494</text:p>
          </table:table-cell>
          <table:table-cell office:value-type="float" office:value="-118.1272175881">
            <text:p>-118.1272175881</text:p>
          </table:table-cell>
        </table:table-row>
        <table:table-row table:style-name="ro2"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821532809">
            <text:p>34.082153280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70217215">
            <text:p>34.070217215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1032519646">
            <text:p>34.1032519646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34.0851602167">
            <text:p>34.0851602167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34.1269409456">
            <text:p>34.1269409456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0829122305">
            <text:p>34.0829122305</text:p>
          </table:table-cell>
          <table:table-cell office:value-type="float" office:value="-118.0998773489">
            <text:p>-118.0998773489</text:p>
          </table:table-cell>
        </table:table-row>
        <table:table-row table:style-name="ro2">
          <table:table-cell office:value-type="float" office:value="34.0967033843">
            <text:p>34.0967033843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34.081262012">
            <text:p>34.081262012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1050336499">
            <text:p>34.105033649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1188043304">
            <text:p>34.1188043304</text:p>
          </table:table-cell>
          <table:table-cell office:value-type="float" office:value="-118.072349922">
            <text:p>-118.072349922</text:p>
          </table:table-cell>
        </table:table-row>
        <table:table-row table:style-name="ro2">
          <table:table-cell office:value-type="float" office:value="34.1086819745">
            <text:p>34.1086819745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34.0941716326">
            <text:p>34.0941716326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34.0975977256">
            <text:p>34.0975977256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34.1075982535">
            <text:p>34.1075982535</text:p>
          </table:table-cell>
          <table:table-cell office:value-type="float" office:value="-118.1136851612">
            <text:p>-118.1136851612</text:p>
          </table:table-cell>
        </table:table-row>
        <table:table-row table:style-name="ro2">
          <table:table-cell office:value-type="float" office:value="34.1016997442">
            <text:p>34.1016997442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34.1022978158">
            <text:p>34.1022978158</text:p>
          </table:table-cell>
          <table:table-cell office:value-type="float" office:value="-118.1224630711">
            <text:p>-118.1224630711</text:p>
          </table:table-cell>
        </table:table-row>
        <table:table-row table:style-name="ro2">
          <table:table-cell office:value-type="float" office:value="34.0925211765">
            <text:p>34.092521176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34.0703683554">
            <text:p>34.0703683554</text:p>
          </table:table-cell>
          <table:table-cell office:value-type="float" office:value="-118.0945733965">
            <text:p>-118.0945733965</text:p>
          </table:table-cell>
        </table:table-row>
        <table:table-row table:style-name="ro2"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0660704061">
            <text:p>34.0660704061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1063003">
            <text:p>34.1063003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34.1164759054">
            <text:p>34.1164759054</text:p>
          </table:table-cell>
          <table:table-cell office:value-type="float" office:value="-118.1379147774">
            <text:p>-118.1379147774</text:p>
          </table:table-cell>
        </table:table-row>
        <table:table-row table:style-name="ro2">
          <table:table-cell office:value-type="float" office:value="34.1003469712">
            <text:p>34.100346971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34.0799669226">
            <text:p>34.0799669226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102396624">
            <text:p>34.102396624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34.112061313">
            <text:p>34.112061313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0783557211">
            <text:p>34.0783557211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34.0999345918">
            <text:p>34.0999345918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34.0819530321">
            <text:p>34.0819530321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34.0916295979">
            <text:p>34.0916295979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34.1265976513">
            <text:p>34.1265976513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34.0999345918">
            <text:p>34.0999345918</text:p>
          </table:table-cell>
          <table:table-cell office:value-type="float" office:value="-118.1087473932">
            <text:p>-118.1087473932</text:p>
          </table:table-cell>
        </table:table-row>
        <table:table-row table:style-name="ro2">
          <table:table-cell office:value-type="float" office:value="34.1246555743">
            <text:p>34.1246555743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34.095121815">
            <text:p>34.095121815</text:p>
          </table:table-cell>
          <table:table-cell office:value-type="float" office:value="-118.1207258115">
            <text:p>-118.1207258115</text:p>
          </table:table-cell>
        </table:table-row>
        <table:table-row table:style-name="ro2">
          <table:table-cell office:value-type="float" office:value="34.1039267846">
            <text:p>34.1039267846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1291832653">
            <text:p>34.1291832653</text:p>
          </table:table-cell>
          <table:table-cell office:value-type="float" office:value="-118.1331605521">
            <text:p>-118.1331605521</text:p>
          </table:table-cell>
        </table:table-row>
        <table:table-row table:style-name="ro2">
          <table:table-cell office:value-type="float" office:value="34.0992990903">
            <text:p>34.0992990903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1141171457">
            <text:p>34.1141171457</text:p>
          </table:table-cell>
          <table:table-cell office:value-type="float" office:value="-118.1425774493">
            <text:p>-118.1425774493</text:p>
          </table:table-cell>
        </table:table-row>
        <table:table-row table:style-name="ro2"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1056288535">
            <text:p>34.1056288535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0776745306">
            <text:p>34.0776745306</text:p>
          </table:table-cell>
          <table:table-cell office:value-type="float" office:value="-118.1106676529">
            <text:p>-118.1106676529</text:p>
          </table:table-cell>
        </table:table-row>
        <table:table-row table:style-name="ro2">
          <table:table-cell office:value-type="float" office:value="34.0691529679">
            <text:p>34.0691529679</text:p>
          </table:table-cell>
          <table:table-cell office:value-type="float" office:value="-118.0684170804">
            <text:p>-118.0684170804</text:p>
          </table:table-cell>
        </table:table-row>
        <table:table-row table:style-name="ro2">
          <table:table-cell office:value-type="float" office:value="34.1288851301">
            <text:p>34.1288851301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34.1033543423">
            <text:p>34.1033543423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34.083451955">
            <text:p>34.083451955</text:p>
          </table:table-cell>
          <table:table-cell office:value-type="float" office:value="-118.0825017345">
            <text:p>-118.0825017345</text:p>
          </table:table-cell>
        </table:table-row>
        <table:table-row table:style-name="ro2">
          <table:table-cell office:value-type="float" office:value="34.1192493985">
            <text:p>34.1192493985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0975855148">
            <text:p>34.097585514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1241777386">
            <text:p>34.1241777386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0912882125">
            <text:p>34.0912882125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34.1337447595">
            <text:p>34.1337447595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0817449201">
            <text:p>34.0817449201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0876701236">
            <text:p>34.087670123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34.0982628195">
            <text:p>34.0982628195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34.1124338335">
            <text:p>34.1124338335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0898004312">
            <text:p>34.0898004312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34.0789651499">
            <text:p>34.0789651499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34.0816567252">
            <text:p>34.0816567252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34.0652549367">
            <text:p>34.0652549367</text:p>
          </table:table-cell>
          <table:table-cell office:value-type="float" office:value="-118.0954878825">
            <text:p>-118.0954878825</text:p>
          </table:table-cell>
        </table:table-row>
        <table:table-row table:style-name="ro2">
          <table:table-cell office:value-type="float" office:value="34.0886944495">
            <text:p>34.0886944495</text:p>
          </table:table-cell>
          <table:table-cell office:value-type="float" office:value="-118.1269432926">
            <text:p>-118.1269432926</text:p>
          </table:table-cell>
        </table:table-row>
        <table:table-row table:style-name="ro2">
          <table:table-cell office:value-type="float" office:value="34.0804665877">
            <text:p>34.0804665877</text:p>
          </table:table-cell>
          <table:table-cell office:value-type="float" office:value="-118.0964938116">
            <text:p>-118.0964938116</text:p>
          </table:table-cell>
        </table:table-row>
        <table:table-row table:style-name="ro2">
          <table:table-cell office:value-type="float" office:value="34.1074208761">
            <text:p>34.1074208761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34.0948630407">
            <text:p>34.0948630407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1032467935">
            <text:p>34.1032467935</text:p>
          </table:table-cell>
          <table:table-cell office:value-type="float" office:value="-118.1063698996">
            <text:p>-118.1063698996</text:p>
          </table:table-cell>
        </table:table-row>
        <table:table-row table:style-name="ro2"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1032395978">
            <text:p>34.1032395978</text:p>
          </table:table-cell>
          <table:table-cell office:value-type="float" office:value="-118.1299605197">
            <text:p>-118.1299605197</text:p>
          </table:table-cell>
        </table:table-row>
        <table:table-row table:style-name="ro2">
          <table:table-cell office:value-type="float" office:value="34.0760507293">
            <text:p>34.0760507293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0703956739">
            <text:p>34.0703956739</text:p>
          </table:table-cell>
          <table:table-cell office:value-type="float" office:value="-118.1054554704">
            <text:p>-118.1054554704</text:p>
          </table:table-cell>
        </table:table-row>
        <table:table-row table:style-name="ro2">
          <table:table-cell office:value-type="float" office:value="34.1144959163">
            <text:p>34.1144959163</text:p>
          </table:table-cell>
          <table:table-cell office:value-type="float" office:value="-118.0981398649">
            <text:p>-118.0981398649</text:p>
          </table:table-cell>
        </table:table-row>
        <table:table-row table:style-name="ro2">
          <table:table-cell office:value-type="float" office:value="34.0786691184">
            <text:p>34.0786691184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34.1028095981">
            <text:p>34.1028095981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34.1019308139">
            <text:p>34.1019308139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34.1252254081">
            <text:p>34.1252254081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34.0808054352">
            <text:p>34.0808054352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34.0707804915">
            <text:p>34.0707804915</text:p>
          </table:table-cell>
          <table:table-cell office:value-type="float" office:value="-118.0815871808">
            <text:p>-118.0815871808</text:p>
          </table:table-cell>
        </table:table-row>
        <table:table-row table:style-name="ro2">
          <table:table-cell office:value-type="float" office:value="34.1160879666">
            <text:p>34.116087966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892439882">
            <text:p>34.0892439882</text:p>
          </table:table-cell>
          <table:table-cell office:value-type="float" office:value="-118.1114906149">
            <text:p>-118.1114906149</text:p>
          </table:table-cell>
        </table:table-row>
        <table:table-row table:style-name="ro2">
          <table:table-cell office:value-type="float" office:value="34.083504842">
            <text:p>34.083504842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34.1051574231">
            <text:p>34.1051574231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880880258">
            <text:p>34.0880880258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34.0734854307">
            <text:p>34.0734854307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34.0810926257">
            <text:p>34.0810926257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0844715102">
            <text:p>34.0844715102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08732915">
            <text:p>34.08732915</text:p>
          </table:table-cell>
          <table:table-cell office:value-type="float" office:value="-118.1146909858">
            <text:p>-118.1146909858</text:p>
          </table:table-cell>
        </table:table-row>
        <table:table-row table:style-name="ro2">
          <table:table-cell office:value-type="float" office:value="34.0730986719">
            <text:p>34.0730986719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34.1032395978">
            <text:p>34.1032395978</text:p>
          </table:table-cell>
          <table:table-cell office:value-type="float" office:value="-118.1299605197">
            <text:p>-118.1299605197</text:p>
          </table:table-cell>
        </table:table-row>
        <table:table-row table:style-name="ro2">
          <table:table-cell office:value-type="float" office:value="34.1163361418">
            <text:p>34.1163361418</text:p>
          </table:table-cell>
          <table:table-cell office:value-type="float" office:value="-118.0781118334">
            <text:p>-118.0781118334</text:p>
          </table:table-cell>
        </table:table-row>
        <table:table-row table:style-name="ro2"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803189792">
            <text:p>34.0803189792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291832653">
            <text:p>34.1291832653</text:p>
          </table:table-cell>
          <table:table-cell office:value-type="float" office:value="-118.1331605521">
            <text:p>-118.1331605521</text:p>
          </table:table-cell>
        </table:table-row>
        <table:table-row table:style-name="ro2"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1163361418">
            <text:p>34.1163361418</text:p>
          </table:table-cell>
          <table:table-cell office:value-type="float" office:value="-118.0781118334">
            <text:p>-118.0781118334</text:p>
          </table:table-cell>
        </table:table-row>
        <table:table-row table:style-name="ro2">
          <table:table-cell office:value-type="float" office:value="34.0893990655">
            <text:p>34.0893990655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1177412048">
            <text:p>34.1177412048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1202537147">
            <text:p>34.1202537147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34.0702769812">
            <text:p>34.0702769812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694670557">
            <text:p>34.0694670557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0790171377">
            <text:p>34.0790171377</text:p>
          </table:table-cell>
          <table:table-cell office:value-type="float" office:value="-118.1223716368">
            <text:p>-118.1223716368</text:p>
          </table:table-cell>
        </table:table-row>
        <table:table-row table:style-name="ro2">
          <table:table-cell office:value-type="float" office:value="34.1212330119">
            <text:p>34.1212330119</text:p>
          </table:table-cell>
          <table:table-cell office:value-type="float" office:value="-118.0783862055">
            <text:p>-118.0783862055</text:p>
          </table:table-cell>
        </table:table-row>
        <table:table-row table:style-name="ro2">
          <table:table-cell office:value-type="float" office:value="34.1161824767">
            <text:p>34.1161824767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074586024">
            <text:p>34.074586024</text:p>
          </table:table-cell>
          <table:table-cell office:value-type="float" office:value="-118.0752766308">
            <text:p>-118.0752766308</text:p>
          </table:table-cell>
        </table:table-row>
        <table:table-row table:style-name="ro2">
          <table:table-cell office:value-type="float" office:value="34.1055004331">
            <text:p>34.1055004331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1031825603">
            <text:p>34.1031825603</text:p>
          </table:table-cell>
          <table:table-cell office:value-type="float" office:value="-118.1188970984">
            <text:p>-118.1188970984</text:p>
          </table:table-cell>
        </table:table-row>
        <table:table-row table:style-name="ro2">
          <table:table-cell office:value-type="float" office:value="34.0807890209">
            <text:p>34.0807890209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34.0683494775">
            <text:p>34.0683494775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0734531536">
            <text:p>34.0734531536</text:p>
          </table:table-cell>
          <table:table-cell office:value-type="float" office:value="-118.1312405397">
            <text:p>-118.1312405397</text:p>
          </table:table-cell>
        </table:table-row>
        <table:table-row table:style-name="ro2">
          <table:table-cell office:value-type="float" office:value="34.1195412846">
            <text:p>34.1195412846</text:p>
          </table:table-cell>
          <table:table-cell office:value-type="float" office:value="-118.1091131586">
            <text:p>-118.1091131586</text:p>
          </table:table-cell>
        </table:table-row>
        <table:table-row table:style-name="ro2"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0941955938">
            <text:p>34.0941955938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34.0900593225">
            <text:p>34.0900593225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34.1285819895">
            <text:p>34.1285819895</text:p>
          </table:table-cell>
          <table:table-cell office:value-type="float" office:value="-118.1175255511">
            <text:p>-118.1175255511</text:p>
          </table:table-cell>
        </table:table-row>
        <table:table-row table:style-name="ro2">
          <table:table-cell office:value-type="float" office:value="34.1200818643">
            <text:p>34.1200818643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0807089224">
            <text:p>34.0807089224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34.0980925431">
            <text:p>34.0980925431</text:p>
          </table:table-cell>
          <table:table-cell office:value-type="float" office:value="-118.13005195">
            <text:p>-118.13005195</text:p>
          </table:table-cell>
        </table:table-row>
        <table:table-row table:style-name="ro2">
          <table:table-cell office:value-type="float" office:value="34.0949431146">
            <text:p>34.0949431146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949431146">
            <text:p>34.0949431146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92901259">
            <text:p>34.092901259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34.0931846504">
            <text:p>34.0931846504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932219597">
            <text:p>34.0932219597</text:p>
          </table:table-cell>
          <table:table-cell office:value-type="float" office:value="-118.0860684483">
            <text:p>-118.0860684483</text:p>
          </table:table-cell>
        </table:table-row>
        <table:table-row table:style-name="ro2">
          <table:table-cell office:value-type="float" office:value="34.1188496323">
            <text:p>34.1188496323</text:p>
          </table:table-cell>
          <table:table-cell office:value-type="float" office:value="-118.0721670011">
            <text:p>-118.0721670011</text:p>
          </table:table-cell>
        </table:table-row>
        <table:table-row table:style-name="ro2">
          <table:table-cell office:value-type="float" office:value="34.0804809232">
            <text:p>34.0804809232</text:p>
          </table:table-cell>
          <table:table-cell office:value-type="float" office:value="-118.1071014396">
            <text:p>-118.1071014396</text:p>
          </table:table-cell>
        </table:table-row>
        <table:table-row table:style-name="ro2">
          <table:table-cell office:value-type="float" office:value="34.1194813511">
            <text:p>34.1194813511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34.0703095648">
            <text:p>34.0703095648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34.1107040264">
            <text:p>34.1107040264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34.0764007835">
            <text:p>34.076400783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0979520912">
            <text:p>34.097952091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1146652463">
            <text:p>34.1146652463</text:p>
          </table:table-cell>
          <table:table-cell office:value-type="float" office:value="-118.1074672084">
            <text:p>-118.1074672084</text:p>
          </table:table-cell>
        </table:table-row>
        <table:table-row table:style-name="ro2">
          <table:table-cell office:value-type="float" office:value="34.0939363185">
            <text:p>34.0939363185</text:p>
          </table:table-cell>
          <table:table-cell office:value-type="float" office:value="-118.0974082876">
            <text:p>-118.0974082876</text:p>
          </table:table-cell>
        </table:table-row>
        <table:table-row table:style-name="ro2">
          <table:table-cell office:value-type="float" office:value="34.1009351664">
            <text:p>34.1009351664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34.0684603599">
            <text:p>34.0684603599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34.0799099805">
            <text:p>34.0799099805</text:p>
          </table:table-cell>
          <table:table-cell office:value-type="float" office:value="-118.0803067977">
            <text:p>-118.0803067977</text:p>
          </table:table-cell>
        </table:table-row>
        <table:table-row table:style-name="ro2">
          <table:table-cell office:value-type="float" office:value="34.0944639913">
            <text:p>34.094463991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34.1006016546">
            <text:p>34.1006016546</text:p>
          </table:table-cell>
          <table:table-cell office:value-type="float" office:value="-118.0953964341">
            <text:p>-118.0953964341</text:p>
          </table:table-cell>
        </table:table-row>
        <table:table-row table:style-name="ro2">
          <table:table-cell office:value-type="float" office:value="34.0878668423">
            <text:p>34.0878668423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34.0791204513">
            <text:p>34.0791204513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34.1163715463">
            <text:p>34.1163715463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0911618893">
            <text:p>34.0911618893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34.1000387769">
            <text:p>34.1000387769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1006016546">
            <text:p>34.1006016546</text:p>
          </table:table-cell>
          <table:table-cell office:value-type="float" office:value="-118.0953964341">
            <text:p>-118.0953964341</text:p>
          </table:table-cell>
        </table:table-row>
        <table:table-row table:style-name="ro2">
          <table:table-cell office:value-type="float" office:value="34.0991766351">
            <text:p>34.0991766351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34.0784708834">
            <text:p>34.0784708834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0965691785">
            <text:p>34.096569178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0876745884">
            <text:p>34.0876745884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1150458332">
            <text:p>34.1150458332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34.1213646449">
            <text:p>34.1213646449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1202539075">
            <text:p>34.1202539075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984318333">
            <text:p>34.0984318333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0954662861">
            <text:p>34.0954662861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34.0745143453">
            <text:p>34.0745143453</text:p>
          </table:table-cell>
          <table:table-cell office:value-type="float" office:value="-118.0700633969">
            <text:p>-118.0700633969</text:p>
          </table:table-cell>
        </table:table-row>
        <table:table-row table:style-name="ro2">
          <table:table-cell office:value-type="float" office:value="34.1283781655">
            <text:p>34.1283781655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34.1208921537">
            <text:p>34.1208921537</text:p>
          </table:table-cell>
          <table:table-cell office:value-type="float" office:value="-118.1455944058">
            <text:p>-118.1455944058</text:p>
          </table:table-cell>
        </table:table-row>
        <table:table-row table:style-name="ro2">
          <table:table-cell office:value-type="float" office:value="34.1102898394">
            <text:p>34.1102898394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34.1194458404">
            <text:p>34.119445840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34.0727676341">
            <text:p>34.072767634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34.0985031205">
            <text:p>34.0985031205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34.0888061365">
            <text:p>34.0888061365</text:p>
          </table:table-cell>
          <table:table-cell office:value-type="float" office:value="-118.1203600704">
            <text:p>-118.1203600704</text:p>
          </table:table-cell>
        </table:table-row>
        <table:table-row table:style-name="ro2">
          <table:table-cell office:value-type="float" office:value="34.0990679474">
            <text:p>34.0990679474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34.1145716274">
            <text:p>34.1145716274</text:p>
          </table:table-cell>
          <table:table-cell office:value-type="float" office:value="-118.0962194678">
            <text:p>-118.0962194678</text:p>
          </table:table-cell>
        </table:table-row>
        <table:table-row table:style-name="ro2">
          <table:table-cell office:value-type="float" office:value="34.123908492">
            <text:p>34.123908492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952467913">
            <text:p>34.095246791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0960132933">
            <text:p>34.0960132933</text:p>
          </table:table-cell>
          <table:table-cell office:value-type="float" office:value="-118.1313319694">
            <text:p>-118.1313319694</text:p>
          </table:table-cell>
        </table:table-row>
        <table:table-row table:style-name="ro2">
          <table:table-cell office:value-type="float" office:value="34.1125138891">
            <text:p>34.1125138891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1260418021">
            <text:p>34.126041802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100179916">
            <text:p>34.100179916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34.1059130151">
            <text:p>34.1059130151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842574614">
            <text:p>34.0842574614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34.0677108468">
            <text:p>34.067710846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34.1214855273">
            <text:p>34.1214855273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0886891777">
            <text:p>34.0886891777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1135998888">
            <text:p>34.1135998888</text:p>
          </table:table-cell>
          <table:table-cell office:value-type="float" office:value="-118.1411146638">
            <text:p>-118.1411146638</text:p>
          </table:table-cell>
        </table:table-row>
        <table:table-row table:style-name="ro2">
          <table:table-cell office:value-type="float" office:value="34.0807890209">
            <text:p>34.0807890209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34.0984021247">
            <text:p>34.0984021247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1178439291">
            <text:p>34.1178439291</text:p>
          </table:table-cell>
          <table:table-cell office:value-type="float" office:value="-118.1295033674">
            <text:p>-118.1295033674</text:p>
          </table:table-cell>
        </table:table-row>
        <table:table-row table:style-name="ro2">
          <table:table-cell office:value-type="float" office:value="34.0986500086">
            <text:p>34.0986500086</text:p>
          </table:table-cell>
          <table:table-cell office:value-type="float" office:value="-118.1342576925">
            <text:p>-118.1342576925</text:p>
          </table:table-cell>
        </table:table-row>
        <table:table-row table:style-name="ro2"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1195032017">
            <text:p>34.1195032017</text:p>
          </table:table-cell>
          <table:table-cell office:value-type="float" office:value="-118.1241088801">
            <text:p>-118.1241088801</text:p>
          </table:table-cell>
        </table:table-row>
        <table:table-row table:style-name="ro2">
          <table:table-cell office:value-type="float" office:value="34.0779140586">
            <text:p>34.0779140586</text:p>
          </table:table-cell>
          <table:table-cell office:value-type="float" office:value="-118.1306919609">
            <text:p>-118.1306919609</text:p>
          </table:table-cell>
        </table:table-row>
        <table:table-row table:style-name="ro2">
          <table:table-cell office:value-type="float" office:value="34.0753859589">
            <text:p>34.0753859589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34.1259179672">
            <text:p>34.1259179672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1046959137">
            <text:p>34.1046959137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34.1173185511">
            <text:p>34.1173185511</text:p>
          </table:table-cell>
          <table:table-cell office:value-type="float" office:value="-118.0822273689">
            <text:p>-118.0822273689</text:p>
          </table:table-cell>
        </table:table-row>
        <table:table-row table:style-name="ro2">
          <table:table-cell office:value-type="float" office:value="34.1140530423">
            <text:p>34.1140530423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34.103130662">
            <text:p>34.103130662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34.0653123982">
            <text:p>34.065312398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687411483">
            <text:p>34.0687411483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34.1115309898">
            <text:p>34.1115309898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672361182">
            <text:p>34.067236118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1172204504">
            <text:p>34.1172204504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34.0732457522">
            <text:p>34.0732457522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34.1172405979">
            <text:p>34.1172405979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34.0781751296">
            <text:p>34.0781751296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0678257688">
            <text:p>34.0678257688</text:p>
          </table:table-cell>
          <table:table-cell office:value-type="float" office:value="-118.0938418042">
            <text:p>-118.0938418042</text:p>
          </table:table-cell>
        </table:table-row>
        <table:table-row table:style-name="ro2">
          <table:table-cell office:value-type="float" office:value="34.1281583789">
            <text:p>34.1281583789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34.1153313032">
            <text:p>34.1153313032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34.0749005241">
            <text:p>34.0749005241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34.0965691785">
            <text:p>34.096569178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1212434912">
            <text:p>34.1212434912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34.1054429946">
            <text:p>34.1054429946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1020817916">
            <text:p>34.1020817916</text:p>
          </table:table-cell>
          <table:table-cell office:value-type="float" office:value="-118.1071928818">
            <text:p>-118.1071928818</text:p>
          </table:table-cell>
        </table:table-row>
        <table:table-row table:style-name="ro2">
          <table:table-cell office:value-type="float" office:value="34.1153313032">
            <text:p>34.1153313032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34.0790171377">
            <text:p>34.0790171377</text:p>
          </table:table-cell>
          <table:table-cell office:value-type="float" office:value="-118.1223716368">
            <text:p>-118.1223716368</text:p>
          </table:table-cell>
        </table:table-row>
        <table:table-row table:style-name="ro2">
          <table:table-cell office:value-type="float" office:value="34.1337447595">
            <text:p>34.1337447595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0823035867">
            <text:p>34.0823035867</text:p>
          </table:table-cell>
          <table:table-cell office:value-type="float" office:value="-118.1236517125">
            <text:p>-118.1236517125</text:p>
          </table:table-cell>
        </table:table-row>
        <table:table-row table:style-name="ro2"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34.1009565776">
            <text:p>34.1009565776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34.102014047">
            <text:p>34.102014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34.1237044147">
            <text:p>34.1237044147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0746933994">
            <text:p>34.0746933994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34.1084458566">
            <text:p>34.108445856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34.0664644824">
            <text:p>34.0664644824</text:p>
          </table:table-cell>
          <table:table-cell office:value-type="float" office:value="-118.0854282742">
            <text:p>-118.0854282742</text:p>
          </table:table-cell>
        </table:table-row>
        <table:table-row table:style-name="ro2">
          <table:table-cell office:value-type="float" office:value="34.0853334031">
            <text:p>34.0853334031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0916825608">
            <text:p>34.0916825608</text:p>
          </table:table-cell>
          <table:table-cell office:value-type="float" office:value="-118.1226459395">
            <text:p>-118.1226459395</text:p>
          </table:table-cell>
        </table:table-row>
        <table:table-row table:style-name="ro2">
          <table:table-cell office:value-type="float" office:value="34.0912001657">
            <text:p>34.0912001657</text:p>
          </table:table-cell>
          <table:table-cell office:value-type="float" office:value="-118.0741791207">
            <text:p>-118.0741791207</text:p>
          </table:table-cell>
        </table:table-row>
        <table:table-row table:style-name="ro2"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0877066902">
            <text:p>34.0877066902</text:p>
          </table:table-cell>
          <table:table-cell office:value-type="float" office:value="-118.1360862446">
            <text:p>-118.1360862446</text:p>
          </table:table-cell>
        </table:table-row>
        <table:table-row table:style-name="ro2">
          <table:table-cell office:value-type="float" office:value="34.1175583715">
            <text:p>34.1175583715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1264368788">
            <text:p>34.1264368788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0747410578">
            <text:p>34.0747410578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0776482915">
            <text:p>34.0776482915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1239383148">
            <text:p>34.1239383148</text:p>
          </table:table-cell>
          <table:table-cell office:value-type="float" office:value="-118.1230116758">
            <text:p>-118.1230116758</text:p>
          </table:table-cell>
        </table:table-row>
        <table:table-row table:style-name="ro2">
          <table:table-cell office:value-type="float" office:value="34.122082178">
            <text:p>34.122082178</text:p>
          </table:table-cell>
          <table:table-cell office:value-type="float" office:value="-118.089177832">
            <text:p>-118.089177832</text:p>
          </table:table-cell>
        </table:table-row>
        <table:table-row table:style-name="ro2">
          <table:table-cell office:value-type="float" office:value="34.1143736147">
            <text:p>34.1143736147</text:p>
          </table:table-cell>
          <table:table-cell office:value-type="float" office:value="-118.0802153414">
            <text:p>-118.0802153414</text:p>
          </table:table-cell>
        </table:table-row>
        <table:table-row table:style-name="ro2">
          <table:table-cell office:value-type="float" office:value="34.0939402741">
            <text:p>34.093940274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710391174">
            <text:p>34.0710391174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34.0939402741">
            <text:p>34.093940274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651563255">
            <text:p>34.0651563255</text:p>
          </table:table-cell>
          <table:table-cell office:value-type="float" office:value="-118.0884462172">
            <text:p>-118.0884462172</text:p>
          </table:table-cell>
        </table:table-row>
        <table:table-row table:style-name="ro2">
          <table:table-cell office:value-type="float" office:value="34.1053654837">
            <text:p>34.1053654837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0934745351">
            <text:p>34.0934745351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926153199">
            <text:p>34.0926153199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34.0963854707">
            <text:p>34.0963854707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34.0787825275">
            <text:p>34.0787825275</text:p>
          </table:table-cell>
          <table:table-cell office:value-type="float" office:value="-118.1249317788">
            <text:p>-118.1249317788</text:p>
          </table:table-cell>
        </table:table-row>
        <table:table-row table:style-name="ro2">
          <table:table-cell office:value-type="float" office:value="34.1210630447">
            <text:p>34.1210630447</text:p>
          </table:table-cell>
          <table:table-cell office:value-type="float" office:value="-118.1452287169">
            <text:p>-118.1452287169</text:p>
          </table:table-cell>
        </table:table-row>
        <table:table-row table:style-name="ro2">
          <table:table-cell office:value-type="float" office:value="34.1059190652">
            <text:p>34.1059190652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34.1121115745">
            <text:p>34.1121115745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0672351308">
            <text:p>34.0672351308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1075073503">
            <text:p>34.107507350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34.1244405651">
            <text:p>34.1244405651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1111409771">
            <text:p>34.1111409771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34.1075073503">
            <text:p>34.107507350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34.0747895241">
            <text:p>34.0747895241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855010339">
            <text:p>34.0855010339</text:p>
          </table:table-cell>
          <table:table-cell office:value-type="float" office:value="-118.1107590933">
            <text:p>-118.1107590933</text:p>
          </table:table-cell>
        </table:table-row>
        <table:table-row table:style-name="ro2">
          <table:table-cell office:value-type="float" office:value="34.103518279">
            <text:p>34.103518279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34.0765741632">
            <text:p>34.0765741632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1218090453">
            <text:p>34.1218090453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0949217436">
            <text:p>34.0949217436</text:p>
          </table:table-cell>
          <table:table-cell office:value-type="float" office:value="-118.1289547831">
            <text:p>-118.1289547831</text:p>
          </table:table-cell>
        </table:table-row>
        <table:table-row table:style-name="ro2">
          <table:table-cell office:value-type="float" office:value="34.074094691">
            <text:p>34.074094691</text:p>
          </table:table-cell>
          <table:table-cell office:value-type="float" office:value="-118.0714353155">
            <text:p>-118.0714353155</text:p>
          </table:table-cell>
        </table:table-row>
        <table:table-row table:style-name="ro2">
          <table:table-cell office:value-type="float" office:value="34.0925294572">
            <text:p>34.0925294572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34.1184638865">
            <text:p>34.1184638865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835881736">
            <text:p>34.0835881736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1048774734">
            <text:p>34.1048774734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34.0805035907">
            <text:p>34.0805035907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0860660653">
            <text:p>34.0860660653</text:p>
          </table:table-cell>
          <table:table-cell office:value-type="float" office:value="-118.1126793309">
            <text:p>-118.1126793309</text:p>
          </table:table-cell>
        </table:table-row>
        <table:table-row table:style-name="ro2">
          <table:table-cell office:value-type="float" office:value="34.100887238">
            <text:p>34.100887238</text:p>
          </table:table-cell>
          <table:table-cell office:value-type="float" office:value="-118.0952135372">
            <text:p>-118.0952135372</text:p>
          </table:table-cell>
        </table:table-row>
        <table:table-row table:style-name="ro2"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157156429">
            <text:p>34.1157156429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1119528653">
            <text:p>34.1119528653</text:p>
          </table:table-cell>
          <table:table-cell office:value-type="float" office:value="-118.1016148156">
            <text:p>-118.1016148156</text:p>
          </table:table-cell>
        </table:table-row>
        <table:table-row table:style-name="ro2">
          <table:table-cell office:value-type="float" office:value="34.0765976123">
            <text:p>34.0765976123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34.0910584009">
            <text:p>34.0910584009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34.1005954448">
            <text:p>34.1005954448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34.0749828467">
            <text:p>34.0749828467</text:p>
          </table:table-cell>
          <table:table-cell office:value-type="float" office:value="-118.0697890119">
            <text:p>-118.0697890119</text:p>
          </table:table-cell>
        </table:table-row>
        <table:table-row table:style-name="ro2">
          <table:table-cell office:value-type="float" office:value="34.1307759603">
            <text:p>34.1307759603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34.0747765662">
            <text:p>34.0747765662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34.1217480465">
            <text:p>34.1217480465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34.1279270624">
            <text:p>34.1279270624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34.119255734">
            <text:p>34.119255734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34.098471494">
            <text:p>34.098471494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34.1161598116">
            <text:p>34.1161598116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34.0949217436">
            <text:p>34.0949217436</text:p>
          </table:table-cell>
          <table:table-cell office:value-type="float" office:value="-118.1289547831">
            <text:p>-118.1289547831</text:p>
          </table:table-cell>
        </table:table-row>
        <table:table-row table:style-name="ro2">
          <table:table-cell office:value-type="float" office:value="34.0991766351">
            <text:p>34.0991766351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34.1124098326">
            <text:p>34.1124098326</text:p>
          </table:table-cell>
          <table:table-cell office:value-type="float" office:value="-118.0913726579">
            <text:p>-118.0913726579</text:p>
          </table:table-cell>
        </table:table-row>
        <table:table-row table:style-name="ro2">
          <table:table-cell office:value-type="float" office:value="34.0847528164">
            <text:p>34.0847528164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184723984">
            <text:p>34.1184723984</text:p>
          </table:table-cell>
          <table:table-cell office:value-type="float" office:value="-118.1292290755">
            <text:p>-118.1292290755</text:p>
          </table:table-cell>
        </table:table-row>
        <table:table-row table:style-name="ro2">
          <table:table-cell office:value-type="float" office:value="34.0731345221">
            <text:p>34.0731345221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34.0866948318">
            <text:p>34.0866948318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0945426873">
            <text:p>34.0945426873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0973331112">
            <text:p>34.0973331112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34.0652549367">
            <text:p>34.0652549367</text:p>
          </table:table-cell>
          <table:table-cell office:value-type="float" office:value="-118.0954878825">
            <text:p>-118.0954878825</text:p>
          </table:table-cell>
        </table:table-row>
        <table:table-row table:style-name="ro2">
          <table:table-cell office:value-type="float" office:value="34.1145253614">
            <text:p>34.1145253614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34.0870478056">
            <text:p>34.0870478056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205370845">
            <text:p>34.1205370845</text:p>
          </table:table-cell>
          <table:table-cell office:value-type="float" office:value="-118.1325205503">
            <text:p>-118.1325205503</text:p>
          </table:table-cell>
        </table:table-row>
        <table:table-row table:style-name="ro2"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34.0962889415">
            <text:p>34.0962889415</text:p>
          </table:table-cell>
          <table:table-cell office:value-type="float" office:value="-118.1376404987">
            <text:p>-118.1376404987</text:p>
          </table:table-cell>
        </table:table-row>
        <table:table-row table:style-name="ro2">
          <table:table-cell office:value-type="float" office:value="34.0753123153">
            <text:p>34.0753123153</text:p>
          </table:table-cell>
          <table:table-cell office:value-type="float" office:value="-118.0771972569">
            <text:p>-118.0771972569</text:p>
          </table:table-cell>
        </table:table-row>
        <table:table-row table:style-name="ro2">
          <table:table-cell office:value-type="float" office:value="34.0772154608">
            <text:p>34.0772154608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34.1043967695">
            <text:p>34.1043967695</text:p>
          </table:table-cell>
          <table:table-cell office:value-type="float" office:value="-118.1143252321">
            <text:p>-118.1143252321</text:p>
          </table:table-cell>
        </table:table-row>
        <table:table-row table:style-name="ro2">
          <table:table-cell office:value-type="float" office:value="34.1278311763">
            <text:p>34.1278311763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1193276721">
            <text:p>34.1193276721</text:p>
          </table:table-cell>
          <table:table-cell office:value-type="float" office:value="-118.1402918415">
            <text:p>-118.1402918415</text:p>
          </table:table-cell>
        </table:table-row>
        <table:table-row table:style-name="ro2">
          <table:table-cell office:value-type="float" office:value="34.0890075307">
            <text:p>34.0890075307</text:p>
          </table:table-cell>
          <table:table-cell office:value-type="float" office:value="-118.089177832">
            <text:p>-118.089177832</text:p>
          </table:table-cell>
        </table:table-row>
        <table:table-row table:style-name="ro2">
          <table:table-cell office:value-type="float" office:value="34.1116713338">
            <text:p>34.1116713338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1259179672">
            <text:p>34.1259179672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0775796839">
            <text:p>34.0775796839</text:p>
          </table:table-cell>
          <table:table-cell office:value-type="float" office:value="-118.0693317026">
            <text:p>-118.0693317026</text:p>
          </table:table-cell>
        </table:table-row>
        <table:table-row table:style-name="ro2">
          <table:table-cell office:value-type="float" office:value="34.1168045069">
            <text:p>34.1168045069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34.0690639186">
            <text:p>34.069063918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100887238">
            <text:p>34.100887238</text:p>
          </table:table-cell>
          <table:table-cell office:value-type="float" office:value="-118.0952135372">
            <text:p>-118.0952135372</text:p>
          </table:table-cell>
        </table:table-row>
        <table:table-row table:style-name="ro2">
          <table:table-cell office:value-type="float" office:value="34.1134351013">
            <text:p>34.1134351013</text:p>
          </table:table-cell>
          <table:table-cell office:value-type="float" office:value="-118.1385547594">
            <text:p>-118.1385547594</text:p>
          </table:table-cell>
        </table:table-row>
        <table:table-row table:style-name="ro2">
          <table:table-cell office:value-type="float" office:value="34.0695826739">
            <text:p>34.0695826739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34.1122204591">
            <text:p>34.1122204591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34.101883405">
            <text:p>34.101883405</text:p>
          </table:table-cell>
          <table:table-cell office:value-type="float" office:value="-118.1105762124">
            <text:p>-118.1105762124</text:p>
          </table:table-cell>
        </table:table-row>
        <table:table-row table:style-name="ro2"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1074539522">
            <text:p>34.1074539522</text:p>
          </table:table-cell>
          <table:table-cell office:value-type="float" office:value="-118.1268518606">
            <text:p>-118.1268518606</text:p>
          </table:table-cell>
        </table:table-row>
        <table:table-row table:style-name="ro2">
          <table:table-cell office:value-type="float" office:value="34.0907025415">
            <text:p>34.0907025415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1047337208">
            <text:p>34.104733720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817295274">
            <text:p>34.0817295274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0655565732">
            <text:p>34.065556573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34.1276533475">
            <text:p>34.1276533475</text:p>
          </table:table-cell>
          <table:table-cell office:value-type="float" office:value="-118.1409318147">
            <text:p>-118.1409318147</text:p>
          </table:table-cell>
        </table:table-row>
        <table:table-row table:style-name="ro2">
          <table:table-cell office:value-type="float" office:value="34.1270452059">
            <text:p>34.1270452059</text:p>
          </table:table-cell>
          <table:table-cell office:value-type="float" office:value="-118.1153310529">
            <text:p>-118.1153310529</text:p>
          </table:table-cell>
        </table:table-row>
        <table:table-row table:style-name="ro2">
          <table:table-cell office:value-type="float" office:value="34.0888889009">
            <text:p>34.0888889009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34.0827957965">
            <text:p>34.082795796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34.1050130154">
            <text:p>34.1050130154</text:p>
          </table:table-cell>
          <table:table-cell office:value-type="float" office:value="-118.1302348105">
            <text:p>-118.1302348105</text:p>
          </table:table-cell>
        </table:table-row>
        <table:table-row table:style-name="ro2"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34.1074208761">
            <text:p>34.1074208761</text:p>
          </table:table-cell>
          <table:table-cell office:value-type="float" office:value="-118.116336868">
            <text:p>-118.116336868</text:p>
          </table:table-cell>
        </table:table-row>
        <table:table-row table:style-name="ro2">
          <table:table-cell office:value-type="float" office:value="34.1195824844">
            <text:p>34.1195824844</text:p>
          </table:table-cell>
          <table:table-cell office:value-type="float" office:value="-118.0724413824">
            <text:p>-118.0724413824</text:p>
          </table:table-cell>
        </table:table-row>
        <table:table-row table:style-name="ro2">
          <table:table-cell office:value-type="float" office:value="34.0963316567">
            <text:p>34.0963316567</text:p>
          </table:table-cell>
          <table:table-cell office:value-type="float" office:value="-118.0760997588">
            <text:p>-118.0760997588</text:p>
          </table:table-cell>
        </table:table-row>
        <table:table-row table:style-name="ro2"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889104532">
            <text:p>34.0889104532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1104526555">
            <text:p>34.1104526555</text:p>
          </table:table-cell>
          <table:table-cell office:value-type="float" office:value="-118.1221887681">
            <text:p>-118.1221887681</text:p>
          </table:table-cell>
        </table:table-row>
        <table:table-row table:style-name="ro2">
          <table:table-cell office:value-type="float" office:value="34.0841333347">
            <text:p>34.0841333347</text:p>
          </table:table-cell>
          <table:table-cell office:value-type="float" office:value="-118.0761912173">
            <text:p>-118.0761912173</text:p>
          </table:table-cell>
        </table:table-row>
        <table:table-row table:style-name="ro2">
          <table:table-cell office:value-type="float" office:value="34.1261753191">
            <text:p>34.1261753191</text:p>
          </table:table-cell>
          <table:table-cell office:value-type="float" office:value="-118.1149653006">
            <text:p>-118.1149653006</text:p>
          </table:table-cell>
        </table:table-row>
        <table:table-row table:style-name="ro2">
          <table:table-cell office:value-type="float" office:value="34.100279986">
            <text:p>34.100279986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34.0892439882">
            <text:p>34.0892439882</text:p>
          </table:table-cell>
          <table:table-cell office:value-type="float" office:value="-118.1114906149">
            <text:p>-118.1114906149</text:p>
          </table:table-cell>
        </table:table-row>
        <table:table-row table:style-name="ro2">
          <table:table-cell office:value-type="float" office:value="34.1181796657">
            <text:p>34.1181796657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34.0878978985">
            <text:p>34.0878978985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34.0940447042">
            <text:p>34.0940447042</text:p>
          </table:table-cell>
          <table:table-cell office:value-type="float" office:value="-118.0811299022">
            <text:p>-118.0811299022</text:p>
          </table:table-cell>
        </table:table-row>
        <table:table-row table:style-name="ro2"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34.0644005829">
            <text:p>34.0644005829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34.0739444812">
            <text:p>34.0739444812</text:p>
          </table:table-cell>
          <table:table-cell office:value-type="float" office:value="-118.0668622119">
            <text:p>-118.0668622119</text:p>
          </table:table-cell>
        </table:table-row>
        <table:table-row table:style-name="ro2">
          <table:table-cell office:value-type="float" office:value="34.0974426655">
            <text:p>34.0974426655</text:p>
          </table:table-cell>
          <table:table-cell office:value-type="float" office:value="-118.1200857641">
            <text:p>-118.1200857641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730586175">
            <text:p>34.0730586175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850882519">
            <text:p>34.0850882519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0974506772">
            <text:p>34.09745067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34.0739298922">
            <text:p>34.0739298922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34.1204868821">
            <text:p>34.1204868821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34.0983075677">
            <text:p>34.0983075677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076202287">
            <text:p>34.076202287</text:p>
          </table:table-cell>
          <table:table-cell office:value-type="float" office:value="-118.0761912173">
            <text:p>-118.0761912173</text:p>
          </table:table-cell>
        </table:table-row>
        <table:table-row table:style-name="ro2">
          <table:table-cell office:value-type="float" office:value="34.0850746285">
            <text:p>34.0850746285</text:p>
          </table:table-cell>
          <table:table-cell office:value-type="float" office:value="-118.1144166706">
            <text:p>-118.1144166706</text:p>
          </table:table-cell>
        </table:table-row>
        <table:table-row table:style-name="ro2"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791204513">
            <text:p>34.0791204513</text:p>
          </table:table-cell>
          <table:table-cell office:value-type="float" office:value="-118.1174341142">
            <text:p>-118.1174341142</text:p>
          </table:table-cell>
        </table:table-row>
        <table:table-row table:style-name="ro2">
          <table:table-cell office:value-type="float" office:value="34.1168245578">
            <text:p>34.1168245578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34.0790794443">
            <text:p>34.0790794443</text:p>
          </table:table-cell>
          <table:table-cell office:value-type="float" office:value="-118.1195371502">
            <text:p>-118.1195371502</text:p>
          </table:table-cell>
        </table:table-row>
        <table:table-row table:style-name="ro2"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0665202339">
            <text:p>34.0665202339</text:p>
          </table:table-cell>
          <table:table-cell office:value-type="float" office:value="-118.0848795517">
            <text:p>-118.0848795517</text:p>
          </table:table-cell>
        </table:table-row>
        <table:table-row table:style-name="ro2">
          <table:table-cell office:value-type="float" office:value="34.0693639174">
            <text:p>34.0693639174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34.1106275872">
            <text:p>34.1106275872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34.1106809681">
            <text:p>34.1106809681</text:p>
          </table:table-cell>
          <table:table-cell office:value-type="float" office:value="-118.1164283054">
            <text:p>-118.1164283054</text:p>
          </table:table-cell>
        </table:table-row>
        <table:table-row table:style-name="ro2">
          <table:table-cell office:value-type="float" office:value="34.0937374433">
            <text:p>34.0937374433</text:p>
          </table:table-cell>
          <table:table-cell office:value-type="float" office:value="-118.1372747931">
            <text:p>-118.1372747931</text:p>
          </table:table-cell>
        </table:table-row>
        <table:table-row table:style-name="ro2">
          <table:table-cell office:value-type="float" office:value="34.0702553703">
            <text:p>34.0702553703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34.083451955">
            <text:p>34.083451955</text:p>
          </table:table-cell>
          <table:table-cell office:value-type="float" office:value="-118.0825017345">
            <text:p>-118.0825017345</text:p>
          </table:table-cell>
        </table:table-row>
        <table:table-row table:style-name="ro2">
          <table:table-cell office:value-type="float" office:value="34.1166705116">
            <text:p>34.1166705116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992747355">
            <text:p>34.0992747355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34.0697073148">
            <text:p>34.0697073148</text:p>
          </table:table-cell>
          <table:table-cell office:value-type="float" office:value="-118.1001516869">
            <text:p>-118.1001516869</text:p>
          </table:table-cell>
        </table:table-row>
        <table:table-row table:style-name="ro2">
          <table:table-cell office:value-type="float" office:value="34.0902721261">
            <text:p>34.090272126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115055814">
            <text:p>34.115055814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0810614609">
            <text:p>34.0810614609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34.1226158092">
            <text:p>34.1226158092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081256259">
            <text:p>34.081256259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116853266">
            <text:p>34.116853266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34.0858051808">
            <text:p>34.0858051808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34.1206979554">
            <text:p>34.1206979554</text:p>
          </table:table-cell>
          <table:table-cell office:value-type="float" office:value="-118.1044495928">
            <text:p>-118.1044495928</text:p>
          </table:table-cell>
        </table:table-row>
        <table:table-row table:style-name="ro2">
          <table:table-cell office:value-type="float" office:value="34.1014251661">
            <text:p>34.1014251661</text:p>
          </table:table-cell>
          <table:table-cell office:value-type="float" office:value="-118.0953049857">
            <text:p>-118.0953049857</text:p>
          </table:table-cell>
        </table:table-row>
        <table:table-row table:style-name="ro2">
          <table:table-cell office:value-type="float" office:value="34.0695700052">
            <text:p>34.0695700052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0677045006">
            <text:p>34.0677045006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0779205754">
            <text:p>34.0779205754</text:p>
          </table:table-cell>
          <table:table-cell office:value-type="float" office:value="-118.1284061971">
            <text:p>-118.1284061971</text:p>
          </table:table-cell>
        </table:table-row>
        <table:table-row table:style-name="ro2">
          <table:table-cell office:value-type="float" office:value="34.0850961305">
            <text:p>34.085096130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34.1049429627">
            <text:p>34.1049429627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34.0785539369">
            <text:p>34.0785539369</text:p>
          </table:table-cell>
          <table:table-cell office:value-type="float" office:value="-118.1148738623">
            <text:p>-118.1148738623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049009567">
            <text:p>34.1049009567</text:p>
          </table:table-cell>
          <table:table-cell office:value-type="float" office:value="-118.0803067977">
            <text:p>-118.0803067977</text:p>
          </table:table-cell>
        </table:table-row>
        <table:table-row table:style-name="ro2">
          <table:table-cell office:value-type="float" office:value="34.1081161043">
            <text:p>34.1081161043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34.1035919818">
            <text:p>34.1035919818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34.069614536">
            <text:p>34.069614536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34.0956099315">
            <text:p>34.0956099315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34.0702553703">
            <text:p>34.0702553703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34.096899871">
            <text:p>34.09689987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163214468">
            <text:p>34.1163214468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34.0872615332">
            <text:p>34.0872615332</text:p>
          </table:table-cell>
          <table:table-cell office:value-type="float" office:value="-118.1101190094">
            <text:p>-118.1101190094</text:p>
          </table:table-cell>
        </table:table-row>
        <table:table-row table:style-name="ro2">
          <table:table-cell office:value-type="float" office:value="34.1026028872">
            <text:p>34.1026028872</text:p>
          </table:table-cell>
          <table:table-cell office:value-type="float" office:value="-118.1318805462">
            <text:p>-118.1318805462</text:p>
          </table:table-cell>
        </table:table-row>
        <table:table-row table:style-name="ro2">
          <table:table-cell office:value-type="float" office:value="34.1029952393">
            <text:p>34.1029952393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34.1283393028">
            <text:p>34.1283393028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34.1059156654">
            <text:p>34.1059156654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34.0775796839">
            <text:p>34.0775796839</text:p>
          </table:table-cell>
          <table:table-cell office:value-type="float" office:value="-118.0693317026">
            <text:p>-118.0693317026</text:p>
          </table:table-cell>
        </table:table-row>
        <table:table-row table:style-name="ro2">
          <table:table-cell office:value-type="float" office:value="34.1043485969">
            <text:p>34.1043485969</text:p>
          </table:table-cell>
          <table:table-cell office:value-type="float" office:value="-118.1028950433">
            <text:p>-118.1028950433</text:p>
          </table:table-cell>
        </table:table-row>
        <table:table-row table:style-name="ro2">
          <table:table-cell office:value-type="float" office:value="34.065972852">
            <text:p>34.06597285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34.1131815828">
            <text:p>34.1131815828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34.096899871">
            <text:p>34.09689987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018512762">
            <text:p>34.1018512762</text:p>
          </table:table-cell>
          <table:table-cell office:value-type="float" office:value="-118.0964938116">
            <text:p>-118.0964938116</text:p>
          </table:table-cell>
        </table:table-row>
        <table:table-row table:style-name="ro2">
          <table:table-cell office:value-type="float" office:value="34.1019308139">
            <text:p>34.1019308139</text:p>
          </table:table-cell>
          <table:table-cell office:value-type="float" office:value="-118.1061870142">
            <text:p>-118.1061870142</text:p>
          </table:table-cell>
        </table:table-row>
        <table:table-row table:style-name="ro2">
          <table:table-cell office:value-type="float" office:value="34.0979677722">
            <text:p>34.0979677722</text:p>
          </table:table-cell>
          <table:table-cell office:value-type="float" office:value="-118.0804897101">
            <text:p>-118.0804897101</text:p>
          </table:table-cell>
        </table:table-row>
        <table:table-row table:style-name="ro2"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34.0846727269">
            <text:p>34.0846727269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1029703906">
            <text:p>34.1029703906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34.074801365">
            <text:p>34.074801365</text:p>
          </table:table-cell>
          <table:table-cell office:value-type="float" office:value="-118.0663134314">
            <text:p>-118.0663134314</text:p>
          </table:table-cell>
        </table:table-row>
        <table:table-row table:style-name="ro2">
          <table:table-cell office:value-type="float" office:value="34.0940540151">
            <text:p>34.0940540151</text:p>
          </table:table-cell>
          <table:table-cell office:value-type="float" office:value="-118.0940247026">
            <text:p>-118.0940247026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825542562">
            <text:p>34.082554256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34.088385234">
            <text:p>34.088385234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1195820019">
            <text:p>34.1195820019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0870420932">
            <text:p>34.087042093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0687329407">
            <text:p>34.068732940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0682027363">
            <text:p>34.0682027363</text:p>
          </table:table-cell>
          <table:table-cell office:value-type="float" office:value="-118.1071928818">
            <text:p>-118.1071928818</text:p>
          </table:table-cell>
        </table:table-row>
        <table:table-row table:style-name="ro2">
          <table:table-cell office:value-type="float" office:value="34.1192677513">
            <text:p>34.1192677513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34.1037133542">
            <text:p>34.1037133542</text:p>
          </table:table-cell>
          <table:table-cell office:value-type="float" office:value="-118.081221358">
            <text:p>-118.081221358</text:p>
          </table:table-cell>
        </table:table-row>
        <table:table-row table:style-name="ro2"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34.1196577223">
            <text:p>34.1196577223</text:p>
          </table:table-cell>
          <table:table-cell office:value-type="float" office:value="-118.1331605521">
            <text:p>-118.1331605521</text:p>
          </table:table-cell>
        </table:table-row>
        <table:table-row table:style-name="ro2">
          <table:table-cell office:value-type="float" office:value="34.1037296875">
            <text:p>34.1037296875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0929347497">
            <text:p>34.0929347497</text:p>
          </table:table-cell>
          <table:table-cell office:value-type="float" office:value="-118.0856111813">
            <text:p>-118.0856111813</text:p>
          </table:table-cell>
        </table:table-row>
        <table:table-row table:style-name="ro2">
          <table:table-cell office:value-type="float" office:value="34.1068570793">
            <text:p>34.106857079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10229079">
            <text:p>34.10229079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943839173">
            <text:p>34.0943839173</text:p>
          </table:table-cell>
          <table:table-cell office:value-type="float" office:value="-118.1288633522">
            <text:p>-118.1288633522</text:p>
          </table:table-cell>
        </table:table-row>
        <table:table-row table:style-name="ro2">
          <table:table-cell office:value-type="float" office:value="34.0966806992">
            <text:p>34.0966806992</text:p>
          </table:table-cell>
          <table:table-cell office:value-type="float" office:value="-118.1221887681">
            <text:p>-118.1221887681</text:p>
          </table:table-cell>
        </table:table-row>
        <table:table-row table:style-name="ro2"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34.082390702">
            <text:p>34.082390702</text:p>
          </table:table-cell>
          <table:table-cell office:value-type="float" office:value="-118.0880804087">
            <text:p>-118.0880804087</text:p>
          </table:table-cell>
        </table:table-row>
        <table:table-row table:style-name="ro2">
          <table:table-cell office:value-type="float" office:value="34.0833127143">
            <text:p>34.0833127143</text:p>
          </table:table-cell>
          <table:table-cell office:value-type="float" office:value="-118.0817700919">
            <text:p>-118.0817700919</text:p>
          </table:table-cell>
        </table:table-row>
        <table:table-row table:style-name="ro2">
          <table:table-cell office:value-type="float" office:value="34.1026140021">
            <text:p>34.1026140021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34.0877160802">
            <text:p>34.0877160802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99617658">
            <text:p>34.099617658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0832449449">
            <text:p>34.0832449449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34.1133281076">
            <text:p>34.1133281076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34.1202431475">
            <text:p>34.1202431475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1064141824">
            <text:p>34.1064141824</text:p>
          </table:table-cell>
          <table:table-cell office:value-type="float" office:value="-118.1007003616">
            <text:p>-118.1007003616</text:p>
          </table:table-cell>
        </table:table-row>
        <table:table-row table:style-name="ro2">
          <table:table-cell office:value-type="float" office:value="34.1097753678">
            <text:p>34.1097753678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34.1157635556">
            <text:p>34.1157635556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0906457478">
            <text:p>34.0906457478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34.1009565776">
            <text:p>34.1009565776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34.1004580289">
            <text:p>34.1004580289</text:p>
          </table:table-cell>
          <table:table-cell office:value-type="float" office:value="-118.0927444101">
            <text:p>-118.0927444101</text:p>
          </table:table-cell>
        </table:table-row>
        <table:table-row table:style-name="ro2">
          <table:table-cell office:value-type="float" office:value="34.1163023586">
            <text:p>34.1163023586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34.1192931794">
            <text:p>34.1192931794</text:p>
          </table:table-cell>
          <table:table-cell office:value-type="float" office:value="-118.1278576093">
            <text:p>-118.1278576093</text:p>
          </table:table-cell>
        </table:table-row>
        <table:table-row table:style-name="ro2">
          <table:table-cell office:value-type="float" office:value="34.1003553634">
            <text:p>34.1003553634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1055033947">
            <text:p>34.1055033947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34.1124111327">
            <text:p>34.1124111327</text:p>
          </table:table-cell>
          <table:table-cell office:value-type="float" office:value="-118.1352633985">
            <text:p>-118.1352633985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0951032622">
            <text:p>34.0951032622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1194012712">
            <text:p>34.1194012712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34.0706584513">
            <text:p>34.0706584513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807010567">
            <text:p>34.0807010567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34.0870029944">
            <text:p>34.0870029944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0782509651">
            <text:p>34.0782509651</text:p>
          </table:table-cell>
          <table:table-cell office:value-type="float" office:value="-118.1225545054">
            <text:p>-118.1225545054</text:p>
          </table:table-cell>
        </table:table-row>
        <table:table-row table:style-name="ro2">
          <table:table-cell office:value-type="float" office:value="34.0877211005">
            <text:p>34.0877211005</text:p>
          </table:table-cell>
          <table:table-cell office:value-type="float" office:value="-118.0872573368">
            <text:p>-118.0872573368</text:p>
          </table:table-cell>
        </table:table-row>
        <table:table-row table:style-name="ro2">
          <table:table-cell office:value-type="float" office:value="34.1195619503">
            <text:p>34.1195619503</text:p>
          </table:table-cell>
          <table:table-cell office:value-type="float" office:value="-118.078020376">
            <text:p>-118.078020376</text:p>
          </table:table-cell>
        </table:table-row>
        <table:table-row table:style-name="ro2">
          <table:table-cell office:value-type="float" office:value="34.1011336235">
            <text:p>34.101133623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0917139002">
            <text:p>34.0917139002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34.0861377237">
            <text:p>34.0861377237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1201260787">
            <text:p>34.1201260787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34.1087609703">
            <text:p>34.1087609703</text:p>
          </table:table-cell>
          <table:table-cell office:value-type="float" office:value="-118.0915555588">
            <text:p>-118.0915555588</text:p>
          </table:table-cell>
        </table:table-row>
        <table:table-row table:style-name="ro2">
          <table:table-cell office:value-type="float" office:value="34.1209308848">
            <text:p>34.1209308848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0933260372">
            <text:p>34.0933260372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0838016837">
            <text:p>34.0838016837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1007799519">
            <text:p>34.1007799519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34.1252838019">
            <text:p>34.1252838019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34.1213041244">
            <text:p>34.1213041244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073215124">
            <text:p>34.073215124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34.0911263493">
            <text:p>34.0911263493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34.0840806517">
            <text:p>34.0840806517</text:p>
          </table:table-cell>
          <table:table-cell office:value-type="float" office:value="-118.1051811407">
            <text:p>-118.1051811407</text:p>
          </table:table-cell>
        </table:table-row>
        <table:table-row table:style-name="ro2"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1081453871">
            <text:p>34.1081453871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34.075974055">
            <text:p>34.075974055</text:p>
          </table:table-cell>
          <table:table-cell office:value-type="float" office:value="-118.0806726224">
            <text:p>-118.0806726224</text:p>
          </table:table-cell>
        </table:table-row>
        <table:table-row table:style-name="ro2"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34.0845805703">
            <text:p>34.0845805703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124292724">
            <text:p>34.124292724</text:p>
          </table:table-cell>
          <table:table-cell office:value-type="float" office:value="-118.1415717856">
            <text:p>-118.1415717856</text:p>
          </table:table-cell>
        </table:table-row>
        <table:table-row table:style-name="ro2">
          <table:table-cell office:value-type="float" office:value="34.0816674134">
            <text:p>34.0816674134</text:p>
          </table:table-cell>
          <table:table-cell office:value-type="float" office:value="-118.1365433796">
            <text:p>-118.1365433796</text:p>
          </table:table-cell>
        </table:table-row>
        <table:table-row table:style-name="ro2">
          <table:table-cell office:value-type="float" office:value="34.1126984014">
            <text:p>34.1126984014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688810409">
            <text:p>34.068881040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685922035">
            <text:p>34.0685922035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0877211005">
            <text:p>34.0877211005</text:p>
          </table:table-cell>
          <table:table-cell office:value-type="float" office:value="-118.0872573368">
            <text:p>-118.0872573368</text:p>
          </table:table-cell>
        </table:table-row>
        <table:table-row table:style-name="ro2">
          <table:table-cell office:value-type="float" office:value="34.0800575771">
            <text:p>34.0800575771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0763245272">
            <text:p>34.0763245272</text:p>
          </table:table-cell>
          <table:table-cell office:value-type="float" office:value="-118.1364519527">
            <text:p>-118.1364519527</text:p>
          </table:table-cell>
        </table:table-row>
        <table:table-row table:style-name="ro2">
          <table:table-cell office:value-type="float" office:value="34.0864682785">
            <text:p>34.0864682785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34.0947122489">
            <text:p>34.0947122489</text:p>
          </table:table-cell>
          <table:table-cell office:value-type="float" office:value="-118.1272175881">
            <text:p>-118.1272175881</text:p>
          </table:table-cell>
        </table:table-row>
        <table:table-row table:style-name="ro2">
          <table:table-cell office:value-type="float" office:value="34.0876813957">
            <text:p>34.087681395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34.1225162958">
            <text:p>34.1225162958</text:p>
          </table:table-cell>
          <table:table-cell office:value-type="float" office:value="-118.1210001168">
            <text:p>-118.1210001168</text:p>
          </table:table-cell>
        </table:table-row>
        <table:table-row table:style-name="ro2"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34.0887741146">
            <text:p>34.0887741146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34.0765174967">
            <text:p>34.0765174967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34.079224918">
            <text:p>34.079224918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34.115510166">
            <text:p>34.115510166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34.1160879666">
            <text:p>34.116087966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755224938">
            <text:p>34.0755224938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34.089202986">
            <text:p>34.089202986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1250119967">
            <text:p>34.1250119967</text:p>
          </table:table-cell>
          <table:table-cell office:value-type="float" office:value="-118.1054554704">
            <text:p>-118.1054554704</text:p>
          </table:table-cell>
        </table:table-row>
        <table:table-row table:style-name="ro2">
          <table:table-cell office:value-type="float" office:value="34.088385234">
            <text:p>34.088385234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0687411483">
            <text:p>34.0687411483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34.1096819173">
            <text:p>34.1096819173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991766351">
            <text:p>34.0991766351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34.0965691785">
            <text:p>34.0965691785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1212640996">
            <text:p>34.1212640996</text:p>
          </table:table-cell>
          <table:table-cell office:value-type="float" office:value="-118.1424860256">
            <text:p>-118.1424860256</text:p>
          </table:table-cell>
        </table:table-row>
        <table:table-row table:style-name="ro2">
          <table:table-cell office:value-type="float" office:value="34.0813747891">
            <text:p>34.0813747891</text:p>
          </table:table-cell>
          <table:table-cell office:value-type="float" office:value="-118.0760083003">
            <text:p>-118.0760083003</text:p>
          </table:table-cell>
        </table:table-row>
        <table:table-row table:style-name="ro2">
          <table:table-cell office:value-type="float" office:value="34.0877387797">
            <text:p>34.087738779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812785915">
            <text:p>34.081278591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34.0694876593">
            <text:p>34.0694876593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078372355">
            <text:p>34.078372355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34.0794930981">
            <text:p>34.0794930981</text:p>
          </table:table-cell>
          <table:table-cell office:value-type="float" office:value="-118.1307833908">
            <text:p>-118.1307833908</text:p>
          </table:table-cell>
        </table:table-row>
        <table:table-row table:style-name="ro2">
          <table:table-cell office:value-type="float" office:value="34.1201260787">
            <text:p>34.1201260787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34.097509855">
            <text:p>34.097509855</text:p>
          </table:table-cell>
          <table:table-cell office:value-type="float" office:value="-118.0803982539">
            <text:p>-118.0803982539</text:p>
          </table:table-cell>
        </table:table-row>
        <table:table-row table:style-name="ro2">
          <table:table-cell office:value-type="float" office:value="34.1178212118">
            <text:p>34.1178212118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0991801273">
            <text:p>34.0991801273</text:p>
          </table:table-cell>
          <table:table-cell office:value-type="float" office:value="-118.1305091009">
            <text:p>-118.1305091009</text:p>
          </table:table-cell>
        </table:table-row>
        <table:table-row table:style-name="ro2">
          <table:table-cell office:value-type="float" office:value="34.0908869212">
            <text:p>34.0908869212</text:p>
          </table:table-cell>
          <table:table-cell office:value-type="float" office:value="-118.1045410365">
            <text:p>-118.1045410365</text:p>
          </table:table-cell>
        </table:table-row>
        <table:table-row table:style-name="ro2">
          <table:table-cell office:value-type="float" office:value="34.0905041423">
            <text:p>34.0905041423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34.0786533991">
            <text:p>34.078653399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34.1042367426">
            <text:p>34.1042367426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34.077764482">
            <text:p>34.077764482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0822138676">
            <text:p>34.0822138676</text:p>
          </table:table-cell>
          <table:table-cell office:value-type="float" office:value="-118.0816786364">
            <text:p>-118.0816786364</text:p>
          </table:table-cell>
        </table:table-row>
        <table:table-row table:style-name="ro2">
          <table:table-cell office:value-type="float" office:value="34.0815322067">
            <text:p>34.0815322067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34.1247350479">
            <text:p>34.1247350479</text:p>
          </table:table-cell>
          <table:table-cell office:value-type="float" office:value="-118.088812025">
            <text:p>-118.088812025</text:p>
          </table:table-cell>
        </table:table-row>
        <table:table-row table:style-name="ro2">
          <table:table-cell office:value-type="float" office:value="34.0877387797">
            <text:p>34.087738779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34.1191470547">
            <text:p>34.1191470547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34.0815539673">
            <text:p>34.0815539673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34.0883221272">
            <text:p>34.08832212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34.0736130799">
            <text:p>34.0736130799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836492443">
            <text:p>34.0836492443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34.1111565475">
            <text:p>34.1111565475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34.0799310297">
            <text:p>34.0799310297</text:p>
          </table:table-cell>
          <table:table-cell office:value-type="float" office:value="-118.0928358599">
            <text:p>-118.0928358599</text:p>
          </table:table-cell>
        </table:table-row>
        <table:table-row table:style-name="ro2">
          <table:table-cell office:value-type="float" office:value="34.0959621027">
            <text:p>34.0959621027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34.1242700142">
            <text:p>34.1242700142</text:p>
          </table:table-cell>
          <table:table-cell office:value-type="float" office:value="-118.1416632098">
            <text:p>-118.1416632098</text:p>
          </table:table-cell>
        </table:table-row>
        <table:table-row table:style-name="ro2">
          <table:table-cell office:value-type="float" office:value="34.1156672843">
            <text:p>34.1156672843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34.1086861146">
            <text:p>34.1086861146</text:p>
          </table:table-cell>
          <table:table-cell office:value-type="float" office:value="-118.079575146">
            <text:p>-118.079575146</text:p>
          </table:table-cell>
        </table:table-row>
        <table:table-row table:style-name="ro2">
          <table:table-cell office:value-type="float" office:value="34.083441415">
            <text:p>34.083441415</text:p>
          </table:table-cell>
          <table:table-cell office:value-type="float" office:value="-118.1058212427">
            <text:p>-118.1058212427</text:p>
          </table:table-cell>
        </table:table-row>
        <table:table-row table:style-name="ro2">
          <table:table-cell office:value-type="float" office:value="34.1111565475">
            <text:p>34.1111565475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34.0664644824">
            <text:p>34.0664644824</text:p>
          </table:table-cell>
          <table:table-cell office:value-type="float" office:value="-118.0854282742">
            <text:p>-118.0854282742</text:p>
          </table:table-cell>
        </table:table-row>
        <table:table-row table:style-name="ro2">
          <table:table-cell office:value-type="float" office:value="34.0917139002">
            <text:p>34.0917139002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34.127678737">
            <text:p>34.127678737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34.1109690801">
            <text:p>34.1109690801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34.0975977256">
            <text:p>34.0975977256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34.0826945991">
            <text:p>34.0826945991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083504842">
            <text:p>34.083504842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34.075279223">
            <text:p>34.075279223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014583471">
            <text:p>34.1014583471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34.1015897961">
            <text:p>34.1015897961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34.0802433091">
            <text:p>34.0802433091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34.1252838019">
            <text:p>34.1252838019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34.1264281417">
            <text:p>34.1264281417</text:p>
          </table:table-cell>
          <table:table-cell office:value-type="float" office:value="-118.1213658565">
            <text:p>-118.1213658565</text:p>
          </table:table-cell>
        </table:table-row>
        <table:table-row table:style-name="ro2"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0954133264">
            <text:p>34.0954133264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987369664">
            <text:p>34.0987369664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0740931228">
            <text:p>34.0740931228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34.1171808405">
            <text:p>34.1171808405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34.1170428877">
            <text:p>34.1170428877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34.1229644159">
            <text:p>34.1229644159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34.1043561893">
            <text:p>34.1043561893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34.0921760226">
            <text:p>34.0921760226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264151438">
            <text:p>34.1264151438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778479915">
            <text:p>34.077847991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0783024643">
            <text:p>34.0783024643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0815968623">
            <text:p>34.0815968623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924028219">
            <text:p>34.0924028219</text:p>
          </table:table-cell>
          <table:table-cell office:value-type="float" office:value="-118.1171598033">
            <text:p>-118.1171598033</text:p>
          </table:table-cell>
        </table:table-row>
        <table:table-row table:style-name="ro2">
          <table:table-cell office:value-type="float" office:value="34.0842140233">
            <text:p>34.0842140233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068293654">
            <text:p>34.068293654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34.114498591">
            <text:p>34.114498591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697560857">
            <text:p>34.0697560857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34.1044284031">
            <text:p>34.1044284031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89739331">
            <text:p>34.089739331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34.0786533991">
            <text:p>34.078653399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34.1037508294">
            <text:p>34.1037508294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1016219316">
            <text:p>34.10162193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34.1259711201">
            <text:p>34.1259711201</text:p>
          </table:table-cell>
          <table:table-cell office:value-type="float" office:value="-118.1157882423">
            <text:p>-118.1157882423</text:p>
          </table:table-cell>
        </table:table-row>
        <table:table-row table:style-name="ro2"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83441415">
            <text:p>34.083441415</text:p>
          </table:table-cell>
          <table:table-cell office:value-type="float" office:value="-118.1058212427">
            <text:p>-118.1058212427</text:p>
          </table:table-cell>
        </table:table-row>
        <table:table-row table:style-name="ro2">
          <table:table-cell office:value-type="float" office:value="34.1276835055">
            <text:p>34.1276835055</text:p>
          </table:table-cell>
          <table:table-cell office:value-type="float" office:value="-118.1385547594">
            <text:p>-118.1385547594</text:p>
          </table:table-cell>
        </table:table-row>
        <table:table-row table:style-name="ro2">
          <table:table-cell office:value-type="float" office:value="34.0796854869">
            <text:p>34.0796854869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696457332">
            <text:p>34.0696457332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34.10436496">
            <text:p>34.10436496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34.0876797668">
            <text:p>34.0876797668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0962909853">
            <text:p>34.0962909853</text:p>
          </table:table-cell>
          <table:table-cell office:value-type="float" office:value="-118.1218230301">
            <text:p>-118.1218230301</text:p>
          </table:table-cell>
        </table:table-row>
        <table:table-row table:style-name="ro2">
          <table:table-cell office:value-type="float" office:value="34.1049046798">
            <text:p>34.1049046798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696478865">
            <text:p>34.0696478865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1003469712">
            <text:p>34.100346971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34.0960147434">
            <text:p>34.096014743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654764572">
            <text:p>34.065476457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34.1023476725">
            <text:p>34.1023476725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34.1300735068">
            <text:p>34.1300735068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34.0677045006">
            <text:p>34.0677045006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1233372254">
            <text:p>34.1233372254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779274539">
            <text:p>34.0779274539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34.0844161424">
            <text:p>34.0844161424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34.0915326378">
            <text:p>34.0915326378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746957748">
            <text:p>34.074695774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736997855">
            <text:p>34.073699785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866582519">
            <text:p>34.0866582519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078004315">
            <text:p>34.078004315</text:p>
          </table:table-cell>
          <table:table-cell office:value-type="float" office:value="-118.1248403458">
            <text:p>-118.1248403458</text:p>
          </table:table-cell>
        </table:table-row>
        <table:table-row table:style-name="ro2">
          <table:table-cell office:value-type="float" office:value="34.1011058572">
            <text:p>34.1011058572</text:p>
          </table:table-cell>
          <table:table-cell office:value-type="float" office:value="-118.1159711177">
            <text:p>-118.1159711177</text:p>
          </table:table-cell>
        </table:table-row>
        <table:table-row table:style-name="ro2">
          <table:table-cell office:value-type="float" office:value="34.0838016837">
            <text:p>34.0838016837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1101189003">
            <text:p>34.1101189003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34.0694769923">
            <text:p>34.0694769923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34.1002979453">
            <text:p>34.1002979453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851109289">
            <text:p>34.0851109289</text:p>
          </table:table-cell>
          <table:table-cell office:value-type="float" office:value="-118.0868000729">
            <text:p>-118.0868000729</text:p>
          </table:table-cell>
        </table:table-row>
        <table:table-row table:style-name="ro2">
          <table:table-cell office:value-type="float" office:value="34.0833144672">
            <text:p>34.0833144672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34.091553694">
            <text:p>34.091553694</text:p>
          </table:table-cell>
          <table:table-cell office:value-type="float" office:value="-118.0737218228">
            <text:p>-118.0737218228</text:p>
          </table:table-cell>
        </table:table-row>
        <table:table-row table:style-name="ro2">
          <table:table-cell office:value-type="float" office:value="34.1240567346">
            <text:p>34.1240567346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0798672537">
            <text:p>34.079867253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0972982816">
            <text:p>34.09729828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34.0759514106">
            <text:p>34.0759514106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146231853">
            <text:p>34.1146231853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34.0926338276">
            <text:p>34.0926338276</text:p>
          </table:table-cell>
          <table:table-cell office:value-type="float" office:value="-118.1181656078">
            <text:p>-118.1181656078</text:p>
          </table:table-cell>
        </table:table-row>
        <table:table-row table:style-name="ro2">
          <table:table-cell office:value-type="float" office:value="34.1194012712">
            <text:p>34.1194012712</text:p>
          </table:table-cell>
          <table:table-cell office:value-type="float" office:value="-118.0731730638">
            <text:p>-118.0731730638</text:p>
          </table:table-cell>
        </table:table-row>
        <table:table-row table:style-name="ro2">
          <table:table-cell office:value-type="float" office:value="34.0946751696">
            <text:p>34.0946751696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1143292556">
            <text:p>34.1143292556</text:p>
          </table:table-cell>
          <table:table-cell office:value-type="float" office:value="-118.1162454305">
            <text:p>-118.1162454305</text:p>
          </table:table-cell>
        </table:table-row>
        <table:table-row table:style-name="ro2">
          <table:table-cell office:value-type="float" office:value="34.0675095587">
            <text:p>34.0675095587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34.0939363185">
            <text:p>34.0939363185</text:p>
          </table:table-cell>
          <table:table-cell office:value-type="float" office:value="-118.0974082876">
            <text:p>-118.0974082876</text:p>
          </table:table-cell>
        </table:table-row>
        <table:table-row table:style-name="ro2">
          <table:table-cell office:value-type="float" office:value="34.0835387203">
            <text:p>34.0835387203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34.0899015549">
            <text:p>34.0899015549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0982890827">
            <text:p>34.0982890827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34.0860532052">
            <text:p>34.0860532052</text:p>
          </table:table-cell>
          <table:table-cell office:value-type="float" office:value="-118.1330691234">
            <text:p>-118.1330691234</text:p>
          </table:table-cell>
        </table:table-row>
        <table:table-row table:style-name="ro2">
          <table:table-cell office:value-type="float" office:value="34.0981395421">
            <text:p>34.0981395421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34.0808116843">
            <text:p>34.0808116843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1017324646">
            <text:p>34.1017324646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34.1016593674">
            <text:p>34.1016593674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1081328087">
            <text:p>34.1081328087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0918636338">
            <text:p>34.0918636338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34.102764895">
            <text:p>34.102764895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34.1125138891">
            <text:p>34.1125138891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1031490242">
            <text:p>34.1031490242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34.0980128385">
            <text:p>34.0980128385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34.0648399475">
            <text:p>34.0648399475</text:p>
          </table:table-cell>
          <table:table-cell office:value-type="float" office:value="-118.0987799926">
            <text:p>-118.0987799926</text:p>
          </table:table-cell>
        </table:table-row>
        <table:table-row table:style-name="ro2">
          <table:table-cell office:value-type="float" office:value="34.0886891777">
            <text:p>34.0886891777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1078383455">
            <text:p>34.1078383455</text:p>
          </table:table-cell>
          <table:table-cell office:value-type="float" office:value="-118.0791178621">
            <text:p>-118.0791178621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095873446">
            <text:p>34.1095873446</text:p>
          </table:table-cell>
          <table:table-cell office:value-type="float" office:value="-118.0739962017">
            <text:p>-118.0739962017</text:p>
          </table:table-cell>
        </table:table-row>
        <table:table-row table:style-name="ro2">
          <table:table-cell office:value-type="float" office:value="34.0777627475">
            <text:p>34.077762747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841446272">
            <text:p>34.0841446272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0694828688">
            <text:p>34.0694828688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34.1174019151">
            <text:p>34.1174019151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34.0693467203">
            <text:p>34.0693467203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34.1055166172">
            <text:p>34.1055166172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34.0952467913">
            <text:p>34.095246791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1285139152">
            <text:p>34.1285139152</text:p>
          </table:table-cell>
          <table:table-cell office:value-type="float" office:value="-118.1177998614">
            <text:p>-118.1177998614</text:p>
          </table:table-cell>
        </table:table-row>
        <table:table-row table:style-name="ro2">
          <table:table-cell office:value-type="float" office:value="34.1168109908">
            <text:p>34.1168109908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34.0765643624">
            <text:p>34.0765643624</text:p>
          </table:table-cell>
          <table:table-cell office:value-type="float" office:value="-118.0705207043">
            <text:p>-118.0705207043</text:p>
          </table:table-cell>
        </table:table-row>
        <table:table-row table:style-name="ro2"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759514106">
            <text:p>34.0759514106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0925211765">
            <text:p>34.092521176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892894162">
            <text:p>34.0892894162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34.1179317252">
            <text:p>34.1179317252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180799172">
            <text:p>34.1180799172</text:p>
          </table:table-cell>
          <table:table-cell office:value-type="float" office:value="-118.080123885">
            <text:p>-118.080123885</text:p>
          </table:table-cell>
        </table:table-row>
        <table:table-row table:style-name="ro2">
          <table:table-cell office:value-type="float" office:value="34.1157246943">
            <text:p>34.115724694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935295249">
            <text:p>34.0935295249</text:p>
          </table:table-cell>
          <table:table-cell office:value-type="float" office:value="-118.1197200217">
            <text:p>-118.1197200217</text:p>
          </table:table-cell>
        </table:table-row>
        <table:table-row table:style-name="ro2">
          <table:table-cell office:value-type="float" office:value="34.1330200773">
            <text:p>34.1330200773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34.0764808996">
            <text:p>34.076480899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938988463">
            <text:p>34.0938988463</text:p>
          </table:table-cell>
          <table:table-cell office:value-type="float" office:value="-118.1379147774">
            <text:p>-118.1379147774</text:p>
          </table:table-cell>
        </table:table-row>
        <table:table-row table:style-name="ro2">
          <table:table-cell office:value-type="float" office:value="34.0688915683">
            <text:p>34.0688915683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1008404782">
            <text:p>34.1008404782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34.079707057">
            <text:p>34.079707057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0805427068">
            <text:p>34.0805427068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1285251439">
            <text:p>34.1285251439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083441415">
            <text:p>34.083441415</text:p>
          </table:table-cell>
          <table:table-cell office:value-type="float" office:value="-118.1058212427">
            <text:p>-118.1058212427</text:p>
          </table:table-cell>
        </table:table-row>
        <table:table-row table:style-name="ro2">
          <table:table-cell office:value-type="float" office:value="34.0779128362">
            <text:p>34.0779128362</text:p>
          </table:table-cell>
          <table:table-cell office:value-type="float" office:value="-118.1003345786">
            <text:p>-118.1003345786</text:p>
          </table:table-cell>
        </table:table-row>
        <table:table-row table:style-name="ro2">
          <table:table-cell office:value-type="float" office:value="34.078622095">
            <text:p>34.078622095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34.1208477156">
            <text:p>34.1208477156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1221124659">
            <text:p>34.1221124659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34.0794625436">
            <text:p>34.0794625436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34.0986829648">
            <text:p>34.0986829648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0671257338">
            <text:p>34.0671257338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34.1144662459">
            <text:p>34.1144662459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34.0866433694">
            <text:p>34.086643369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1025749816">
            <text:p>34.1025749816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0690227341">
            <text:p>34.0690227341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1167215348">
            <text:p>34.1167215348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0824968247">
            <text:p>34.0824968247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34.1200456898">
            <text:p>34.1200456898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34.0786677124">
            <text:p>34.0786677124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771880679">
            <text:p>34.077188067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803478422">
            <text:p>34.0803478422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0996610576">
            <text:p>34.0996610576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34.079081147">
            <text:p>34.079081147</text:p>
          </table:table-cell>
          <table:table-cell office:value-type="float" office:value="-118.1007918072">
            <text:p>-118.1007918072</text:p>
          </table:table-cell>
        </table:table-row>
        <table:table-row table:style-name="ro2">
          <table:table-cell office:value-type="float" office:value="34.1217205155">
            <text:p>34.1217205155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34.0739570889">
            <text:p>34.0739570889</text:p>
          </table:table-cell>
          <table:table-cell office:value-type="float" office:value="-118.0713438546">
            <text:p>-118.0713438546</text:p>
          </table:table-cell>
        </table:table-row>
        <table:table-row table:style-name="ro2">
          <table:table-cell office:value-type="float" office:value="34.095386212">
            <text:p>34.095386212</text:p>
          </table:table-cell>
          <table:table-cell office:value-type="float" office:value="-118.1267604286">
            <text:p>-118.1267604286</text:p>
          </table:table-cell>
        </table:table-row>
        <table:table-row table:style-name="ro2">
          <table:table-cell office:value-type="float" office:value="34.1039877349">
            <text:p>34.1039877349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34.0846005018">
            <text:p>34.0846005018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34.1126984014">
            <text:p>34.1126984014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1186097718">
            <text:p>34.1186097718</text:p>
          </table:table-cell>
          <table:table-cell office:value-type="float" office:value="-118.10673567">
            <text:p>-118.10673567</text:p>
          </table:table-cell>
        </table:table-row>
        <table:table-row table:style-name="ro2">
          <table:table-cell office:value-type="float" office:value="34.0990296048">
            <text:p>34.0990296048</text:p>
          </table:table-cell>
          <table:table-cell office:value-type="float" office:value="-118.1081987437">
            <text:p>-118.1081987437</text:p>
          </table:table-cell>
        </table:table-row>
        <table:table-row table:style-name="ro2">
          <table:table-cell office:value-type="float" office:value="34.1166705116">
            <text:p>34.1166705116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1047633062">
            <text:p>34.1047633062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34.101462399">
            <text:p>34.101462399</text:p>
          </table:table-cell>
          <table:table-cell office:value-type="float" office:value="-118.1064613423">
            <text:p>-118.1064613423</text:p>
          </table:table-cell>
        </table:table-row>
        <table:table-row table:style-name="ro2">
          <table:table-cell office:value-type="float" office:value="34.1114907309">
            <text:p>34.1114907309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34.1164173837">
            <text:p>34.1164173837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0782871175">
            <text:p>34.0782871175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1005653627">
            <text:p>34.1005653627</text:p>
          </table:table-cell>
          <table:table-cell office:value-type="float" office:value="-118.0994201179">
            <text:p>-118.0994201179</text:p>
          </table:table-cell>
        </table:table-row>
        <table:table-row table:style-name="ro2">
          <table:table-cell office:value-type="float" office:value="34.1157246943">
            <text:p>34.115724694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869338632">
            <text:p>34.0869338632</text:p>
          </table:table-cell>
          <table:table-cell office:value-type="float" office:value="-118.0881718609">
            <text:p>-118.0881718609</text:p>
          </table:table-cell>
        </table:table-row>
        <table:table-row table:style-name="ro2">
          <table:table-cell office:value-type="float" office:value="34.1259380087">
            <text:p>34.1259380087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34.127384709">
            <text:p>34.127384709</text:p>
          </table:table-cell>
          <table:table-cell office:value-type="float" office:value="-118.072624303">
            <text:p>-118.072624303</text:p>
          </table:table-cell>
        </table:table-row>
        <table:table-row table:style-name="ro2">
          <table:table-cell office:value-type="float" office:value="34.1019509091">
            <text:p>34.1019509091</text:p>
          </table:table-cell>
          <table:table-cell office:value-type="float" office:value="-118.137731925">
            <text:p>-118.137731925</text:p>
          </table:table-cell>
        </table:table-row>
        <table:table-row table:style-name="ro2">
          <table:table-cell office:value-type="float" office:value="34.0811237914">
            <text:p>34.0811237914</text:p>
          </table:table-cell>
          <table:table-cell office:value-type="float" office:value="-118.0805811663">
            <text:p>-118.0805811663</text:p>
          </table:table-cell>
        </table:table-row>
        <table:table-row table:style-name="ro2">
          <table:table-cell office:value-type="float" office:value="34.0811237914">
            <text:p>34.0811237914</text:p>
          </table:table-cell>
          <table:table-cell office:value-type="float" office:value="-118.0805811663">
            <text:p>-118.0805811663</text:p>
          </table:table-cell>
        </table:table-row>
        <table:table-row table:style-name="ro2">
          <table:table-cell office:value-type="float" office:value="34.0833144672">
            <text:p>34.0833144672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34.1015897961">
            <text:p>34.1015897961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34.0981578471">
            <text:p>34.0981578471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965171705">
            <text:p>34.0965171705</text:p>
          </table:table-cell>
          <table:table-cell office:value-type="float" office:value="-118.1373662196">
            <text:p>-118.1373662196</text:p>
          </table:table-cell>
        </table:table-row>
        <table:table-row table:style-name="ro2">
          <table:table-cell office:value-type="float" office:value="34.0775681893">
            <text:p>34.0775681893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688810409">
            <text:p>34.068881040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1055004331">
            <text:p>34.1055004331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1073064312">
            <text:p>34.1073064312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34.1210273849">
            <text:p>34.1210273849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34.1132996818">
            <text:p>34.1132996818</text:p>
          </table:table-cell>
          <table:table-cell office:value-type="float" office:value="-118.0855197278">
            <text:p>-118.0855197278</text:p>
          </table:table-cell>
        </table:table-row>
        <table:table-row table:style-name="ro2"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990679474">
            <text:p>34.0990679474</text:p>
          </table:table-cell>
          <table:table-cell office:value-type="float" office:value="-118.131606258">
            <text:p>-118.131606258</text:p>
          </table:table-cell>
        </table:table-row>
        <table:table-row table:style-name="ro2">
          <table:table-cell office:value-type="float" office:value="34.0837874834">
            <text:p>34.0837874834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1059931042">
            <text:p>34.1059931042</text:p>
          </table:table-cell>
          <table:table-cell office:value-type="float" office:value="-118.077837461">
            <text:p>-118.077837461</text:p>
          </table:table-cell>
        </table:table-row>
        <table:table-row table:style-name="ro2">
          <table:table-cell office:value-type="float" office:value="34.0747985318">
            <text:p>34.074798531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1081372777">
            <text:p>34.1081372777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34.0976429474">
            <text:p>34.0976429474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0694670557">
            <text:p>34.0694670557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1202574718">
            <text:p>34.1202574718</text:p>
          </table:table-cell>
          <table:table-cell office:value-type="float" office:value="-118.129777659">
            <text:p>-118.129777659</text:p>
          </table:table-cell>
        </table:table-row>
        <table:table-row table:style-name="ro2">
          <table:table-cell office:value-type="float" office:value="34.098391838">
            <text:p>34.098391838</text:p>
          </table:table-cell>
          <table:table-cell office:value-type="float" office:value="-118.1094789232">
            <text:p>-118.1094789232</text:p>
          </table:table-cell>
        </table:table-row>
        <table:table-row table:style-name="ro2">
          <table:table-cell office:value-type="float" office:value="34.1050130154">
            <text:p>34.1050130154</text:p>
          </table:table-cell>
          <table:table-cell office:value-type="float" office:value="-118.1302348105">
            <text:p>-118.1302348105</text:p>
          </table:table-cell>
        </table:table-row>
        <table:table-row table:style-name="ro2">
          <table:table-cell office:value-type="float" office:value="34.1193884788">
            <text:p>34.1193884788</text:p>
          </table:table-cell>
          <table:table-cell office:value-type="float" office:value="-118.1239260132">
            <text:p>-118.1239260132</text:p>
          </table:table-cell>
        </table:table-row>
        <table:table-row table:style-name="ro2">
          <table:table-cell office:value-type="float" office:value="34.1181534453">
            <text:p>34.1181534453</text:p>
          </table:table-cell>
          <table:table-cell office:value-type="float" office:value="-118.1359948174">
            <text:p>-118.1359948174</text:p>
          </table:table-cell>
        </table:table-row>
        <table:table-row table:style-name="ro2">
          <table:table-cell office:value-type="float" office:value="34.0743334744">
            <text:p>34.0743334744</text:p>
          </table:table-cell>
          <table:table-cell office:value-type="float" office:value="-118.0750022539">
            <text:p>-118.0750022539</text:p>
          </table:table-cell>
        </table:table-row>
        <table:table-row table:style-name="ro2">
          <table:table-cell office:value-type="float" office:value="34.0975855659">
            <text:p>34.0975855659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34.0704346698">
            <text:p>34.070434669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34.1217604161">
            <text:p>34.1217604161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1265976513">
            <text:p>34.1265976513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752975118">
            <text:p>34.0752975118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34.1147602731">
            <text:p>34.1147602731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34.086550426">
            <text:p>34.086550426</text:p>
          </table:table-cell>
          <table:table-cell office:value-type="float" office:value="-118.077105799">
            <text:p>-118.077105799</text:p>
          </table:table-cell>
        </table:table-row>
        <table:table-row table:style-name="ro2">
          <table:table-cell office:value-type="float" office:value="34.1261967162">
            <text:p>34.126196716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112061313">
            <text:p>34.112061313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1277186767">
            <text:p>34.1277186767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34.1191470547">
            <text:p>34.1191470547</text:p>
          </table:table-cell>
          <table:table-cell office:value-type="float" office:value="-118.1232859775">
            <text:p>-118.1232859775</text:p>
          </table:table-cell>
        </table:table-row>
        <table:table-row table:style-name="ro2">
          <table:table-cell office:value-type="float" office:value="34.123472449">
            <text:p>34.123472449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1113264326">
            <text:p>34.1113264326</text:p>
          </table:table-cell>
          <table:table-cell office:value-type="float" office:value="-118.1080158602">
            <text:p>-118.1080158602</text:p>
          </table:table-cell>
        </table:table-row>
        <table:table-row table:style-name="ro2">
          <table:table-cell office:value-type="float" office:value="34.126081983">
            <text:p>34.126081983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129863194">
            <text:p>34.129863194</text:p>
          </table:table-cell>
          <table:table-cell office:value-type="float" office:value="-118.129777659">
            <text:p>-118.129777659</text:p>
          </table:table-cell>
        </table:table-row>
        <table:table-row table:style-name="ro2">
          <table:table-cell office:value-type="float" office:value="34.1131815828">
            <text:p>34.1131815828</text:p>
          </table:table-cell>
          <table:table-cell office:value-type="float" office:value="-118.119902893">
            <text:p>-118.119902893</text:p>
          </table:table-cell>
        </table:table-row>
        <table:table-row table:style-name="ro2">
          <table:table-cell office:value-type="float" office:value="34.0911618893">
            <text:p>34.0911618893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34.1014908094">
            <text:p>34.1014908094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100054252">
            <text:p>34.100054252</text:p>
          </table:table-cell>
          <table:table-cell office:value-type="float" office:value="-118.1060041285">
            <text:p>-118.1060041285</text:p>
          </table:table-cell>
        </table:table-row>
        <table:table-row table:style-name="ro2">
          <table:table-cell office:value-type="float" office:value="34.0872432592">
            <text:p>34.0872432592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091770367">
            <text:p>34.091770367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34.0741749985">
            <text:p>34.0741749985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1123947345">
            <text:p>34.1123947345</text:p>
          </table:table-cell>
          <table:table-cell office:value-type="float" office:value="-118.0898179924">
            <text:p>-118.0898179924</text:p>
          </table:table-cell>
        </table:table-row>
        <table:table-row table:style-name="ro2">
          <table:table-cell office:value-type="float" office:value="34.1142376767">
            <text:p>34.1142376767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1217043701">
            <text:p>34.1217043701</text:p>
          </table:table-cell>
          <table:table-cell office:value-type="float" office:value="-118.1329776947">
            <text:p>-118.1329776947</text:p>
          </table:table-cell>
        </table:table-row>
        <table:table-row table:style-name="ro2">
          <table:table-cell office:value-type="float" office:value="34.0653123982">
            <text:p>34.0653123982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795792409">
            <text:p>34.0795792409</text:p>
          </table:table-cell>
          <table:table-cell office:value-type="float" office:value="-118.0764655923">
            <text:p>-118.0764655923</text:p>
          </table:table-cell>
        </table:table-row>
        <table:table-row table:style-name="ro2">
          <table:table-cell office:value-type="float" office:value="34.0974506772">
            <text:p>34.0974506772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34.0788849121">
            <text:p>34.0788849121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34.126675747">
            <text:p>34.126675747</text:p>
          </table:table-cell>
          <table:table-cell office:value-type="float" office:value="-118.1135937224">
            <text:p>-118.1135937224</text:p>
          </table:table-cell>
        </table:table-row>
        <table:table-row table:style-name="ro2">
          <table:table-cell office:value-type="float" office:value="34.0914439264">
            <text:p>34.0914439264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0862942644">
            <text:p>34.0862942644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1076824125">
            <text:p>34.1076824125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34.0727607901">
            <text:p>34.0727607901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1129612987">
            <text:p>34.1129612987</text:p>
          </table:table-cell>
          <table:table-cell office:value-type="float" office:value="-118.0875316945">
            <text:p>-118.0875316945</text:p>
          </table:table-cell>
        </table:table-row>
        <table:table-row table:style-name="ro2">
          <table:table-cell office:value-type="float" office:value="34.1219316907">
            <text:p>34.1219316907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34.0831874903">
            <text:p>34.0831874903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1035298712">
            <text:p>34.1035298712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0815322067">
            <text:p>34.0815322067</text:p>
          </table:table-cell>
          <table:table-cell office:value-type="float" office:value="-118.0879889565">
            <text:p>-118.0879889565</text:p>
          </table:table-cell>
        </table:table-row>
        <table:table-row table:style-name="ro2">
          <table:table-cell office:value-type="float" office:value="34.0932219597">
            <text:p>34.0932219597</text:p>
          </table:table-cell>
          <table:table-cell office:value-type="float" office:value="-118.0860684483">
            <text:p>-118.0860684483</text:p>
          </table:table-cell>
        </table:table-row>
        <table:table-row table:style-name="ro2">
          <table:table-cell office:value-type="float" office:value="34.101109543">
            <text:p>34.101109543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0972371467">
            <text:p>34.0972371467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78622095">
            <text:p>34.078622095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1219316907">
            <text:p>34.1219316907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34.0965826393">
            <text:p>34.0965826393</text:p>
          </table:table-cell>
          <table:table-cell office:value-type="float" office:value="-118.1138680389">
            <text:p>-118.1138680389</text:p>
          </table:table-cell>
        </table:table-row>
        <table:table-row table:style-name="ro2">
          <table:table-cell office:value-type="float" office:value="34.074801365">
            <text:p>34.074801365</text:p>
          </table:table-cell>
          <table:table-cell office:value-type="float" office:value="-118.0663134314">
            <text:p>-118.0663134314</text:p>
          </table:table-cell>
        </table:table-row>
        <table:table-row table:style-name="ro2">
          <table:table-cell office:value-type="float" office:value="34.0850162295">
            <text:p>34.0850162295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34.1125077899">
            <text:p>34.1125077899</text:p>
          </table:table-cell>
          <table:table-cell office:value-type="float" office:value="-118.1148738623">
            <text:p>-118.1148738623</text:p>
          </table:table-cell>
        </table:table-row>
        <table:table-row table:style-name="ro2">
          <table:table-cell office:value-type="float" office:value="34.1274128846">
            <text:p>34.1274128846</text:p>
          </table:table-cell>
          <table:table-cell office:value-type="float" office:value="-118.1280404721">
            <text:p>-118.1280404721</text:p>
          </table:table-cell>
        </table:table-row>
        <table:table-row table:style-name="ro2">
          <table:table-cell office:value-type="float" office:value="34.066837761">
            <text:p>34.066837761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34.080995769">
            <text:p>34.080995769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0704273068">
            <text:p>34.0704273068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34.0656650141">
            <text:p>34.0656650141</text:p>
          </table:table-cell>
          <table:table-cell office:value-type="float" office:value="-118.0860684483">
            <text:p>-118.0860684483</text:p>
          </table:table-cell>
        </table:table-row>
        <table:table-row table:style-name="ro2">
          <table:table-cell office:value-type="float" office:value="34.0827298371">
            <text:p>34.0827298371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34.0835672319">
            <text:p>34.0835672319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853095658">
            <text:p>34.0853095658</text:p>
          </table:table-cell>
          <table:table-cell office:value-type="float" office:value="-118.1386461852">
            <text:p>-118.1386461852</text:p>
          </table:table-cell>
        </table:table-row>
        <table:table-row table:style-name="ro2">
          <table:table-cell office:value-type="float" office:value="34.1172204504">
            <text:p>34.1172204504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34.122484759">
            <text:p>34.122484759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34.0946743241">
            <text:p>34.0946743241</text:p>
          </table:table-cell>
          <table:table-cell office:value-type="float" office:value="-118.1367262333">
            <text:p>-118.1367262333</text:p>
          </table:table-cell>
        </table:table-row>
        <table:table-row table:style-name="ro2">
          <table:table-cell office:value-type="float" office:value="34.1214576431">
            <text:p>34.1214576431</text:p>
          </table:table-cell>
          <table:table-cell office:value-type="float" office:value="-118.0962194678">
            <text:p>-118.0962194678</text:p>
          </table:table-cell>
        </table:table-row>
        <table:table-row table:style-name="ro2">
          <table:table-cell office:value-type="float" office:value="34.079081147">
            <text:p>34.079081147</text:p>
          </table:table-cell>
          <table:table-cell office:value-type="float" office:value="-118.1007918072">
            <text:p>-118.1007918072</text:p>
          </table:table-cell>
        </table:table-row>
        <table:table-row table:style-name="ro2">
          <table:table-cell office:value-type="float" office:value="34.1073064312">
            <text:p>34.1073064312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34.102014047">
            <text:p>34.102014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34.1065005877">
            <text:p>34.1065005877</text:p>
          </table:table-cell>
          <table:table-cell office:value-type="float" office:value="-118.0935674564">
            <text:p>-118.0935674564</text:p>
          </table:table-cell>
        </table:table-row>
        <table:table-row table:style-name="ro2">
          <table:table-cell office:value-type="float" office:value="34.0837475345">
            <text:p>34.0837475345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0764387722">
            <text:p>34.0764387722</text:p>
          </table:table-cell>
          <table:table-cell office:value-type="float" office:value="-118.0965852594">
            <text:p>-118.0965852594</text:p>
          </table:table-cell>
        </table:table-row>
        <table:table-row table:style-name="ro2">
          <table:table-cell office:value-type="float" office:value="34.0857070464">
            <text:p>34.0857070464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0992377399">
            <text:p>34.0992377399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0986055847">
            <text:p>34.0986055847</text:p>
          </table:table-cell>
          <table:table-cell office:value-type="float" office:value="-118.0979569709">
            <text:p>-118.0979569709</text:p>
          </table:table-cell>
        </table:table-row>
        <table:table-row table:style-name="ro2">
          <table:table-cell office:value-type="float" office:value="34.0949204251">
            <text:p>34.094920425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34.1193251166">
            <text:p>34.1193251166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34.09003224">
            <text:p>34.09003224</text:p>
          </table:table-cell>
          <table:table-cell office:value-type="float" office:value="-118.1160625554">
            <text:p>-118.1160625554</text:p>
          </table:table-cell>
        </table:table-row>
        <table:table-row table:style-name="ro2">
          <table:table-cell office:value-type="float" office:value="34.0943864865">
            <text:p>34.0943864865</text:p>
          </table:table-cell>
          <table:table-cell office:value-type="float" office:value="-118.0942990497">
            <text:p>-118.0942990497</text:p>
          </table:table-cell>
        </table:table-row>
        <table:table-row table:style-name="ro2">
          <table:table-cell office:value-type="float" office:value="34.1032107494">
            <text:p>34.1032107494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087698447">
            <text:p>34.087698447</text:p>
          </table:table-cell>
          <table:table-cell office:value-type="float" office:value="-118.0873487894">
            <text:p>-118.0873487894</text:p>
          </table:table-cell>
        </table:table-row>
        <table:table-row table:style-name="ro2">
          <table:table-cell office:value-type="float" office:value="34.0952738314">
            <text:p>34.0952738314</text:p>
          </table:table-cell>
          <table:table-cell office:value-type="float" office:value="-118.1333434093">
            <text:p>-118.1333434093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702973387">
            <text:p>34.0702973387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106774189">
            <text:p>34.1106774189</text:p>
          </table:table-cell>
          <table:table-cell office:value-type="float" office:value="-118.1041752615">
            <text:p>-118.1041752615</text:p>
          </table:table-cell>
        </table:table-row>
        <table:table-row table:style-name="ro2">
          <table:table-cell office:value-type="float" office:value="34.0875946514">
            <text:p>34.0875946514</text:p>
          </table:table-cell>
          <table:table-cell office:value-type="float" office:value="-118.1262118357">
            <text:p>-118.1262118357</text:p>
          </table:table-cell>
        </table:table-row>
        <table:table-row table:style-name="ro2">
          <table:table-cell office:value-type="float" office:value="34.0951032622">
            <text:p>34.0951032622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782511604">
            <text:p>34.0782511604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0947829668">
            <text:p>34.094782966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987953194">
            <text:p>34.0987953194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1171977648">
            <text:p>34.1171977648</text:p>
          </table:table-cell>
          <table:table-cell office:value-type="float" office:value="-118.1043581491">
            <text:p>-118.1043581491</text:p>
          </table:table-cell>
        </table:table-row>
        <table:table-row table:style-name="ro2">
          <table:table-cell office:value-type="float" office:value="34.1019820021">
            <text:p>34.1019820021</text:p>
          </table:table-cell>
          <table:table-cell office:value-type="float" office:value="-118.0752766308">
            <text:p>-118.0752766308</text:p>
          </table:table-cell>
        </table:table-row>
        <table:table-row table:style-name="ro2"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34.0712257241">
            <text:p>34.0712257241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34.0830968576">
            <text:p>34.0830968576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34.0964564707">
            <text:p>34.0964564707</text:p>
          </table:table-cell>
          <table:table-cell office:value-type="float" office:value="-118.080123885">
            <text:p>-118.080123885</text:p>
          </table:table-cell>
        </table:table-row>
        <table:table-row table:style-name="ro2">
          <table:table-cell office:value-type="float" office:value="34.0812817179">
            <text:p>34.0812817179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1017435831">
            <text:p>34.1017435831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34.0993821352">
            <text:p>34.0993821352</text:p>
          </table:table-cell>
          <table:table-cell office:value-type="float" office:value="-118.0925615105">
            <text:p>-118.0925615105</text:p>
          </table:table-cell>
        </table:table-row>
        <table:table-row table:style-name="ro2">
          <table:table-cell office:value-type="float" office:value="34.1262292666">
            <text:p>34.12622926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0837468284">
            <text:p>34.0837468284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0858682121">
            <text:p>34.0858682121</text:p>
          </table:table-cell>
          <table:table-cell office:value-type="float" office:value="-118.1112162946">
            <text:p>-118.1112162946</text:p>
          </table:table-cell>
        </table:table-row>
        <table:table-row table:style-name="ro2">
          <table:table-cell office:value-type="float" office:value="34.1009461758">
            <text:p>34.1009461758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0800097117">
            <text:p>34.0800097117</text:p>
          </table:table-cell>
          <table:table-cell office:value-type="float" office:value="-118.13709194">
            <text:p>-118.13709194</text:p>
          </table:table-cell>
        </table:table-row>
        <table:table-row table:style-name="ro2">
          <table:table-cell office:value-type="float" office:value="34.1007659377">
            <text:p>34.1007659377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922755417">
            <text:p>34.0922755417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34.0654764572">
            <text:p>34.065476457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34.0944750265">
            <text:p>34.0944750265</text:p>
          </table:table-cell>
          <table:table-cell office:value-type="float" office:value="-118.1126793309">
            <text:p>-118.1126793309</text:p>
          </table:table-cell>
        </table:table-row>
        <table:table-row table:style-name="ro2">
          <table:table-cell office:value-type="float" office:value="34.0773601787">
            <text:p>34.0773601787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34.1261972818">
            <text:p>34.1261972818</text:p>
          </table:table-cell>
          <table:table-cell office:value-type="float" office:value="-118.0735389033">
            <text:p>-118.0735389033</text:p>
          </table:table-cell>
        </table:table-row>
        <table:table-row table:style-name="ro2">
          <table:table-cell office:value-type="float" office:value="34.0893778156">
            <text:p>34.0893778156</text:p>
          </table:table-cell>
          <table:table-cell office:value-type="float" office:value="-118.1309662505">
            <text:p>-118.1309662505</text:p>
          </table:table-cell>
        </table:table-row>
        <table:table-row table:style-name="ro2">
          <table:table-cell office:value-type="float" office:value="34.1047363803">
            <text:p>34.1047363803</text:p>
          </table:table-cell>
          <table:table-cell office:value-type="float" office:value="-118.1074672084">
            <text:p>-118.1074672084</text:p>
          </table:table-cell>
        </table:table-row>
        <table:table-row table:style-name="ro2">
          <table:table-cell office:value-type="float" office:value="34.0987703654">
            <text:p>34.0987703654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34.0878795716">
            <text:p>34.0878795716</text:p>
          </table:table-cell>
          <table:table-cell office:value-type="float" office:value="-118.1102104501">
            <text:p>-118.1102104501</text:p>
          </table:table-cell>
        </table:table-row>
        <table:table-row table:style-name="ro2"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0778739767">
            <text:p>34.0778739767</text:p>
          </table:table-cell>
          <table:table-cell office:value-type="float" office:value="-118.1127707703">
            <text:p>-118.1127707703</text:p>
          </table:table-cell>
        </table:table-row>
        <table:table-row table:style-name="ro2">
          <table:table-cell office:value-type="float" office:value="34.0952738314">
            <text:p>34.0952738314</text:p>
          </table:table-cell>
          <table:table-cell office:value-type="float" office:value="-118.1333434093">
            <text:p>-118.1333434093</text:p>
          </table:table-cell>
        </table:table-row>
        <table:table-row table:style-name="ro2">
          <table:table-cell office:value-type="float" office:value="34.0803504262">
            <text:p>34.080350426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1087119511">
            <text:p>34.1087119511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1167215348">
            <text:p>34.1167215348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676511282">
            <text:p>34.0676511282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34.119165007">
            <text:p>34.119165007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34.0959632629">
            <text:p>34.0959632629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34.1067413801">
            <text:p>34.1067413801</text:p>
          </table:table-cell>
          <table:table-cell office:value-type="float" office:value="-118.0796666026">
            <text:p>-118.0796666026</text:p>
          </table:table-cell>
        </table:table-row>
        <table:table-row table:style-name="ro2">
          <table:table-cell office:value-type="float" office:value="34.0863525998">
            <text:p>34.0863525998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1206979554">
            <text:p>34.1206979554</text:p>
          </table:table-cell>
          <table:table-cell office:value-type="float" office:value="-118.1044495928">
            <text:p>-118.1044495928</text:p>
          </table:table-cell>
        </table:table-row>
        <table:table-row table:style-name="ro2">
          <table:table-cell office:value-type="float" office:value="34.0878562145">
            <text:p>34.0878562145</text:p>
          </table:table-cell>
          <table:table-cell office:value-type="float" office:value="-118.1254803757">
            <text:p>-118.1254803757</text:p>
          </table:table-cell>
        </table:table-row>
        <table:table-row table:style-name="ro2">
          <table:table-cell office:value-type="float" office:value="34.0964667307">
            <text:p>34.096466730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34.0720887615">
            <text:p>34.0720887615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34.0739444812">
            <text:p>34.0739444812</text:p>
          </table:table-cell>
          <table:table-cell office:value-type="float" office:value="-118.0668622119">
            <text:p>-118.0668622119</text:p>
          </table:table-cell>
        </table:table-row>
        <table:table-row table:style-name="ro2">
          <table:table-cell office:value-type="float" office:value="34.0789575725">
            <text:p>34.0789575725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34.0994683627">
            <text:p>34.0994683627</text:p>
          </table:table-cell>
          <table:table-cell office:value-type="float" office:value="-118.0951220886">
            <text:p>-118.0951220886</text:p>
          </table:table-cell>
        </table:table-row>
        <table:table-row table:style-name="ro2">
          <table:table-cell office:value-type="float" office:value="34.0861446917">
            <text:p>34.0861446917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34.0728582623">
            <text:p>34.0728582623</text:p>
          </table:table-cell>
          <table:table-cell office:value-type="float" office:value="-118.0971339453">
            <text:p>-118.0971339453</text:p>
          </table:table-cell>
        </table:table-row>
        <table:table-row table:style-name="ro2">
          <table:table-cell office:value-type="float" office:value="34.0907025415">
            <text:p>34.0907025415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0876839965">
            <text:p>34.087683996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34.0960147434">
            <text:p>34.0960147434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112488769">
            <text:p>34.112488769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1111783284">
            <text:p>34.1111783284</text:p>
          </table:table-cell>
          <table:table-cell office:value-type="float" office:value="-118.1082901854">
            <text:p>-118.1082901854</text:p>
          </table:table-cell>
        </table:table-row>
        <table:table-row table:style-name="ro2"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0807138829">
            <text:p>34.0807138829</text:p>
          </table:table-cell>
          <table:table-cell office:value-type="float" office:value="-118.1239260132">
            <text:p>-118.1239260132</text:p>
          </table:table-cell>
        </table:table-row>
        <table:table-row table:style-name="ro2">
          <table:table-cell office:value-type="float" office:value="34.0810595073">
            <text:p>34.0810595073</text:p>
          </table:table-cell>
          <table:table-cell office:value-type="float" office:value="-118.0779289185">
            <text:p>-118.0779289185</text:p>
          </table:table-cell>
        </table:table-row>
        <table:table-row table:style-name="ro2">
          <table:table-cell office:value-type="float" office:value="34.0959618419">
            <text:p>34.0959618419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34.0745631938">
            <text:p>34.0745631938</text:p>
          </table:table-cell>
          <table:table-cell office:value-type="float" office:value="-118.0711609326">
            <text:p>-118.0711609326</text:p>
          </table:table-cell>
        </table:table-row>
        <table:table-row table:style-name="ro2">
          <table:table-cell office:value-type="float" office:value="34.0696946406">
            <text:p>34.0696946406</text:p>
          </table:table-cell>
          <table:table-cell office:value-type="float" office:value="-118.108930276">
            <text:p>-118.108930276</text:p>
          </table:table-cell>
        </table:table-row>
        <table:table-row table:style-name="ro2">
          <table:table-cell office:value-type="float" office:value="34.0815520449">
            <text:p>34.0815520449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807089224">
            <text:p>34.0807089224</text:p>
          </table:table-cell>
          <table:table-cell office:value-type="float" office:value="-118.1019805959">
            <text:p>-118.1019805959</text:p>
          </table:table-cell>
        </table:table-row>
        <table:table-row table:style-name="ro2">
          <table:table-cell office:value-type="float" office:value="34.0977919542">
            <text:p>34.097791954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1054472193">
            <text:p>34.1054472193</text:p>
          </table:table-cell>
          <table:table-cell office:value-type="float" office:value="-118.1188056623">
            <text:p>-118.1188056623</text:p>
          </table:table-cell>
        </table:table-row>
        <table:table-row table:style-name="ro2">
          <table:table-cell office:value-type="float" office:value="34.0864598463">
            <text:p>34.0864598463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1173813278">
            <text:p>34.1173813278</text:p>
          </table:table-cell>
          <table:table-cell office:value-type="float" office:value="-118.0994201179">
            <text:p>-118.0994201179</text:p>
          </table:table-cell>
        </table:table-row>
        <table:table-row table:style-name="ro2">
          <table:table-cell office:value-type="float" office:value="34.0805427068">
            <text:p>34.0805427068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0807014601">
            <text:p>34.0807014601</text:p>
          </table:table-cell>
          <table:table-cell office:value-type="float" office:value="-118.1036265977">
            <text:p>-118.1036265977</text:p>
          </table:table-cell>
        </table:table-row>
        <table:table-row table:style-name="ro2">
          <table:table-cell office:value-type="float" office:value="34.1230792197">
            <text:p>34.1230792197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34.0790920916">
            <text:p>34.0790920916</text:p>
          </table:table-cell>
          <table:table-cell office:value-type="float" office:value="-118.1101190094">
            <text:p>-118.1101190094</text:p>
          </table:table-cell>
        </table:table-row>
        <table:table-row table:style-name="ro2">
          <table:table-cell office:value-type="float" office:value="34.0989107242">
            <text:p>34.0989107242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34.0739444812">
            <text:p>34.0739444812</text:p>
          </table:table-cell>
          <table:table-cell office:value-type="float" office:value="-118.0668622119">
            <text:p>-118.0668622119</text:p>
          </table:table-cell>
        </table:table-row>
        <table:table-row table:style-name="ro2">
          <table:table-cell office:value-type="float" office:value="34.0946895603">
            <text:p>34.0946895603</text:p>
          </table:table-cell>
          <table:table-cell office:value-type="float" office:value="-118.1273090198">
            <text:p>-118.1273090198</text:p>
          </table:table-cell>
        </table:table-row>
        <table:table-row table:style-name="ro2">
          <table:table-cell office:value-type="float" office:value="34.0876717302">
            <text:p>34.0876717302</text:p>
          </table:table-cell>
          <table:table-cell office:value-type="float" office:value="-118.0903666994">
            <text:p>-118.0903666994</text:p>
          </table:table-cell>
        </table:table-row>
        <table:table-row table:style-name="ro2">
          <table:table-cell office:value-type="float" office:value="34.0752494142">
            <text:p>34.0752494142</text:p>
          </table:table-cell>
          <table:table-cell office:value-type="float" office:value="-118.0709780105">
            <text:p>-118.0709780105</text:p>
          </table:table-cell>
        </table:table-row>
        <table:table-row table:style-name="ro2">
          <table:table-cell office:value-type="float" office:value="34.0952826702">
            <text:p>34.0952826702</text:p>
          </table:table-cell>
          <table:table-cell office:value-type="float" office:value="-118.0958536755">
            <text:p>-118.0958536755</text:p>
          </table:table-cell>
        </table:table-row>
        <table:table-row table:style-name="ro2">
          <table:table-cell office:value-type="float" office:value="34.1016219316">
            <text:p>34.1016219316</text:p>
          </table:table-cell>
          <table:table-cell office:value-type="float" office:value="-118.1332519807">
            <text:p>-118.1332519807</text:p>
          </table:table-cell>
        </table:table-row>
        <table:table-row table:style-name="ro2">
          <table:table-cell office:value-type="float" office:value="34.115300615">
            <text:p>34.115300615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34.077904767">
            <text:p>34.077904767</text:p>
          </table:table-cell>
          <table:table-cell office:value-type="float" office:value="-118.1316976874">
            <text:p>-118.1316976874</text:p>
          </table:table-cell>
        </table:table-row>
        <table:table-row table:style-name="ro2">
          <table:table-cell office:value-type="float" office:value="34.1004975081">
            <text:p>34.1004975081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34.0777445938">
            <text:p>34.0777445938</text:p>
          </table:table-cell>
          <table:table-cell office:value-type="float" office:value="-118.1316976874">
            <text:p>-118.1316976874</text:p>
          </table:table-cell>
        </table:table-row>
        <table:table-row table:style-name="ro2">
          <table:table-cell office:value-type="float" office:value="34.0812817179">
            <text:p>34.0812817179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34.0762622963">
            <text:p>34.0762622963</text:p>
          </table:table-cell>
          <table:table-cell office:value-type="float" office:value="-118.0992372252">
            <text:p>-118.0992372252</text:p>
          </table:table-cell>
        </table:table-row>
        <table:table-row table:style-name="ro2">
          <table:table-cell office:value-type="float" office:value="34.0789079798">
            <text:p>34.0789079798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34.0752889207">
            <text:p>34.0752889207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0945483638">
            <text:p>34.0945483638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0628144336">
            <text:p>34.062814433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1072196813">
            <text:p>34.1072196813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34.0758197415">
            <text:p>34.0758197415</text:p>
          </table:table-cell>
          <table:table-cell office:value-type="float" office:value="-118.1304176708">
            <text:p>-118.1304176708</text:p>
          </table:table-cell>
        </table:table-row>
        <table:table-row table:style-name="ro2">
          <table:table-cell office:value-type="float" office:value="34.1030718271">
            <text:p>34.1030718271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34.1067138125">
            <text:p>34.1067138125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1161477322">
            <text:p>34.1161477322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34.1124338335">
            <text:p>34.1124338335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1012363784">
            <text:p>34.1012363784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34.0798244803">
            <text:p>34.0798244803</text:p>
          </table:table-cell>
          <table:table-cell office:value-type="float" office:value="-118.0825931896">
            <text:p>-118.0825931896</text:p>
          </table:table-cell>
        </table:table-row>
        <table:table-row table:style-name="ro2">
          <table:table-cell office:value-type="float" office:value="34.1094931891">
            <text:p>34.1094931891</text:p>
          </table:table-cell>
          <table:table-cell office:value-type="float" office:value="-118.1228288078">
            <text:p>-118.1228288078</text:p>
          </table:table-cell>
        </table:table-row>
        <table:table-row table:style-name="ro2">
          <table:table-cell office:value-type="float" office:value="34.1112700563">
            <text:p>34.111270056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34.1028347899">
            <text:p>34.1028347899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0993131826">
            <text:p>34.0993131826</text:p>
          </table:table-cell>
          <table:table-cell office:value-type="float" office:value="-118.0831419192">
            <text:p>-118.0831419192</text:p>
          </table:table-cell>
        </table:table-row>
        <table:table-row table:style-name="ro2">
          <table:table-cell office:value-type="float" office:value="34.1248153004">
            <text:p>34.1248153004</text:p>
          </table:table-cell>
          <table:table-cell office:value-type="float" office:value="-118.0839650104">
            <text:p>-118.0839650104</text:p>
          </table:table-cell>
        </table:table-row>
        <table:table-row table:style-name="ro2">
          <table:table-cell office:value-type="float" office:value="34.1169722692">
            <text:p>34.1169722692</text:p>
          </table:table-cell>
          <table:table-cell office:value-type="float" office:value="-118.1223716368">
            <text:p>-118.1223716368</text:p>
          </table:table-cell>
        </table:table-row>
        <table:table-row table:style-name="ro2">
          <table:table-cell office:value-type="float" office:value="34.1157635556">
            <text:p>34.1157635556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0689838066">
            <text:p>34.0689838066</text:p>
          </table:table-cell>
          <table:table-cell office:value-type="float" office:value="-118.0946648453">
            <text:p>-118.0946648453</text:p>
          </table:table-cell>
        </table:table-row>
        <table:table-row table:style-name="ro2">
          <table:table-cell office:value-type="float" office:value="34.0832479827">
            <text:p>34.083247982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873733928">
            <text:p>34.0873733928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780460318">
            <text:p>34.0780460318</text:p>
          </table:table-cell>
          <table:table-cell office:value-type="float" office:value="-118.1282233347">
            <text:p>-118.1282233347</text:p>
          </table:table-cell>
        </table:table-row>
        <table:table-row table:style-name="ro2">
          <table:table-cell office:value-type="float" office:value="34.0776245875">
            <text:p>34.077624587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69530958">
            <text:p>34.069530958</text:p>
          </table:table-cell>
          <table:table-cell office:value-type="float" office:value="-118.0685085429">
            <text:p>-118.0685085429</text:p>
          </table:table-cell>
        </table:table-row>
        <table:table-row table:style-name="ro2">
          <table:table-cell office:value-type="float" office:value="34.0812785915">
            <text:p>34.0812785915</text:p>
          </table:table-cell>
          <table:table-cell office:value-type="float" office:value="-118.0828675546">
            <text:p>-118.0828675546</text:p>
          </table:table-cell>
        </table:table-row>
        <table:table-row table:style-name="ro2">
          <table:table-cell office:value-type="float" office:value="34.1024587921">
            <text:p>34.1024587921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815931988">
            <text:p>34.0815931988</text:p>
          </table:table-cell>
          <table:table-cell office:value-type="float" office:value="-118.108107302">
            <text:p>-118.108107302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740362639">
            <text:p>34.0740362639</text:p>
          </table:table-cell>
          <table:table-cell office:value-type="float" office:value="-118.1014319252">
            <text:p>-118.1014319252</text:p>
          </table:table-cell>
        </table:table-row>
        <table:table-row table:style-name="ro2">
          <table:table-cell office:value-type="float" office:value="34.097954588">
            <text:p>34.097954588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0747441457">
            <text:p>34.0747441457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34.0979696718">
            <text:p>34.0979696718</text:p>
          </table:table-cell>
          <table:table-cell office:value-type="float" office:value="-118.1315148285">
            <text:p>-118.1315148285</text:p>
          </table:table-cell>
        </table:table-row>
        <table:table-row table:style-name="ro2"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0655670603">
            <text:p>34.0655670603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34.1022107153">
            <text:p>34.1022107153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964597998">
            <text:p>34.0964597998</text:p>
          </table:table-cell>
          <table:table-cell office:value-type="float" office:value="-118.1372747931">
            <text:p>-118.1372747931</text:p>
          </table:table-cell>
        </table:table-row>
        <table:table-row table:style-name="ro2">
          <table:table-cell office:value-type="float" office:value="34.1200456898">
            <text:p>34.1200456898</text:p>
          </table:table-cell>
          <table:table-cell office:value-type="float" office:value="-118.1096618052">
            <text:p>-118.1096618052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712257241">
            <text:p>34.0712257241</text:p>
          </table:table-cell>
          <table:table-cell office:value-type="float" office:value="-118.1176169879">
            <text:p>-118.1176169879</text:p>
          </table:table-cell>
        </table:table-row>
        <table:table-row table:style-name="ro2">
          <table:table-cell office:value-type="float" office:value="34.0660704061">
            <text:p>34.0660704061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0888889009">
            <text:p>34.0888889009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34.0685922035">
            <text:p>34.0685922035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0985031205">
            <text:p>34.0985031205</text:p>
          </table:table-cell>
          <table:table-cell office:value-type="float" office:value="-118.1132279663">
            <text:p>-118.1132279663</text:p>
          </table:table-cell>
        </table:table-row>
        <table:table-row table:style-name="ro2">
          <table:table-cell office:value-type="float" office:value="34.0909952679">
            <text:p>34.0909952679</text:p>
          </table:table-cell>
          <table:table-cell office:value-type="float" office:value="-118.1118563745">
            <text:p>-118.1118563745</text:p>
          </table:table-cell>
        </table:table-row>
        <table:table-row table:style-name="ro2">
          <table:table-cell office:value-type="float" office:value="34.0957290894">
            <text:p>34.0957290894</text:p>
          </table:table-cell>
          <table:table-cell office:value-type="float" office:value="-118.1211829867">
            <text:p>-118.1211829867</text:p>
          </table:table-cell>
        </table:table-row>
        <table:table-row table:style-name="ro2">
          <table:table-cell office:value-type="float" office:value="34.079773737">
            <text:p>34.079773737</text:p>
          </table:table-cell>
          <table:table-cell office:value-type="float" office:value="-118.0850624594">
            <text:p>-118.0850624594</text:p>
          </table:table-cell>
        </table:table-row>
        <table:table-row table:style-name="ro2">
          <table:table-cell office:value-type="float" office:value="34.1126715811">
            <text:p>34.1126715811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759514106">
            <text:p>34.0759514106</text:p>
          </table:table-cell>
          <table:table-cell office:value-type="float" office:value="-118.0807640784">
            <text:p>-118.0807640784</text:p>
          </table:table-cell>
        </table:table-row>
        <table:table-row table:style-name="ro2">
          <table:table-cell office:value-type="float" office:value="34.0949204251">
            <text:p>34.0949204251</text:p>
          </table:table-cell>
          <table:table-cell office:value-type="float" office:value="-118.1283147659">
            <text:p>-118.1283147659</text:p>
          </table:table-cell>
        </table:table-row>
        <table:table-row table:style-name="ro2">
          <table:table-cell office:value-type="float" office:value="34.0747478499">
            <text:p>34.0747478499</text:p>
          </table:table-cell>
          <table:table-cell office:value-type="float" office:value="-118.071709698">
            <text:p>-118.071709698</text:p>
          </table:table-cell>
        </table:table-row>
        <table:table-row table:style-name="ro2">
          <table:table-cell office:value-type="float" office:value="34.0877682261">
            <text:p>34.0877682261</text:p>
          </table:table-cell>
          <table:table-cell office:value-type="float" office:value="-118.1326119793">
            <text:p>-118.1326119793</text:p>
          </table:table-cell>
        </table:table-row>
        <table:table-row table:style-name="ro2"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1009432376">
            <text:p>34.1009432376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34.0930878991">
            <text:p>34.0930878991</text:p>
          </table:table-cell>
          <table:table-cell office:value-type="float" office:value="-118.1327948371">
            <text:p>-118.1327948371</text:p>
          </table:table-cell>
        </table:table-row>
        <table:table-row table:style-name="ro2">
          <table:table-cell office:value-type="float" office:value="34.1248153004">
            <text:p>34.1248153004</text:p>
          </table:table-cell>
          <table:table-cell office:value-type="float" office:value="-118.0839650104">
            <text:p>-118.0839650104</text:p>
          </table:table-cell>
        </table:table-row>
        <table:table-row table:style-name="ro2">
          <table:table-cell office:value-type="float" office:value="34.0933179537">
            <text:p>34.0933179537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34.0744623575">
            <text:p>34.0744623575</text:p>
          </table:table-cell>
          <table:table-cell office:value-type="float" office:value="-118.0803067977">
            <text:p>-118.0803067977</text:p>
          </table:table-cell>
        </table:table-row>
        <table:table-row table:style-name="ro2">
          <table:table-cell office:value-type="float" office:value="34.0765174967">
            <text:p>34.0765174967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34.1157156429">
            <text:p>34.1157156429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689611529">
            <text:p>34.0689611529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914782374">
            <text:p>34.0914782374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0805004496">
            <text:p>34.0805004496</text:p>
          </table:table-cell>
          <table:table-cell office:value-type="float" office:value="-118.0785691199">
            <text:p>-118.0785691199</text:p>
          </table:table-cell>
        </table:table-row>
        <table:table-row table:style-name="ro2">
          <table:table-cell office:value-type="float" office:value="34.1151535851">
            <text:p>34.1151535851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34.0801709268">
            <text:p>34.0801709268</text:p>
          </table:table-cell>
          <table:table-cell office:value-type="float" office:value="-118.0837821016">
            <text:p>-118.0837821016</text:p>
          </table:table-cell>
        </table:table-row>
        <table:table-row table:style-name="ro2">
          <table:table-cell office:value-type="float" office:value="34.1053105779">
            <text:p>34.1053105779</text:p>
          </table:table-cell>
          <table:table-cell office:value-type="float" office:value="-118.1303262407">
            <text:p>-118.1303262407</text:p>
          </table:table-cell>
        </table:table-row>
        <table:table-row table:style-name="ro2">
          <table:table-cell office:value-type="float" office:value="34.1170617021">
            <text:p>34.1170617021</text:p>
          </table:table-cell>
          <table:table-cell office:value-type="float" office:value="-118.1049068106">
            <text:p>-118.1049068106</text:p>
          </table:table-cell>
        </table:table-row>
        <table:table-row table:style-name="ro2">
          <table:table-cell office:value-type="float" office:value="34.0921760226">
            <text:p>34.0921760226</text:p>
          </table:table-cell>
          <table:table-cell office:value-type="float" office:value="-118.1180741713">
            <text:p>-118.1180741713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1142377033">
            <text:p>34.1142377033</text:p>
          </table:table-cell>
          <table:table-cell office:value-type="float" office:value="-118.1275833148">
            <text:p>-118.1275833148</text:p>
          </table:table-cell>
        </table:table-row>
        <table:table-row table:style-name="ro2">
          <table:table-cell office:value-type="float" office:value="34.0821532809">
            <text:p>34.0821532809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72579337">
            <text:p>34.072579337</text:p>
          </table:table-cell>
          <table:table-cell office:value-type="float" office:value="-118.0866171671">
            <text:p>-118.0866171671</text:p>
          </table:table-cell>
        </table:table-row>
        <table:table-row table:style-name="ro2">
          <table:table-cell office:value-type="float" office:value="34.0669900212">
            <text:p>34.0669900212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0961546149">
            <text:p>34.0961546149</text:p>
          </table:table-cell>
          <table:table-cell office:value-type="float" office:value="-118.1017062608">
            <text:p>-118.1017062608</text:p>
          </table:table-cell>
        </table:table-row>
        <table:table-row table:style-name="ro2">
          <table:table-cell office:value-type="float" office:value="34.1015897739">
            <text:p>34.1015897739</text:p>
          </table:table-cell>
          <table:table-cell office:value-type="float" office:value="-118.1343491206">
            <text:p>-118.1343491206</text:p>
          </table:table-cell>
        </table:table-row>
        <table:table-row table:style-name="ro2"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34.0696457332">
            <text:p>34.0696457332</text:p>
          </table:table-cell>
          <table:table-cell office:value-type="float" office:value="-118.1029864877">
            <text:p>-118.1029864877</text:p>
          </table:table-cell>
        </table:table-row>
        <table:table-row table:style-name="ro2">
          <table:table-cell office:value-type="float" office:value="34.0733076631">
            <text:p>34.0733076631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34.0793580494">
            <text:p>34.0793580494</text:p>
          </table:table-cell>
          <table:table-cell office:value-type="float" office:value="-118.1113077348">
            <text:p>-118.1113077348</text:p>
          </table:table-cell>
        </table:table-row>
        <table:table-row table:style-name="ro2">
          <table:table-cell office:value-type="float" office:value="34.0681795313">
            <text:p>34.0681795313</text:p>
          </table:table-cell>
          <table:table-cell office:value-type="float" office:value="-118.1024378202">
            <text:p>-118.1024378202</text:p>
          </table:table-cell>
        </table:table-row>
        <table:table-row table:style-name="ro2">
          <table:table-cell office:value-type="float" office:value="34.0819973885">
            <text:p>34.0819973885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0911618893">
            <text:p>34.0911618893</text:p>
          </table:table-cell>
          <table:table-cell office:value-type="float" office:value="-118.1363605257">
            <text:p>-118.1363605257</text:p>
          </table:table-cell>
        </table:table-row>
        <table:table-row table:style-name="ro2"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34.0757976338">
            <text:p>34.0757976338</text:p>
          </table:table-cell>
          <table:table-cell office:value-type="float" office:value="-118.0875316945">
            <text:p>-118.0875316945</text:p>
          </table:table-cell>
        </table:table-row>
        <table:table-row table:style-name="ro2">
          <table:table-cell office:value-type="float" office:value="34.0825149173">
            <text:p>34.0825149173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07818792">
            <text:p>34.07818792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1192677513">
            <text:p>34.1192677513</text:p>
          </table:table-cell>
          <table:table-cell office:value-type="float" office:value="-118.1095703642">
            <text:p>-118.1095703642</text:p>
          </table:table-cell>
        </table:table-row>
        <table:table-row table:style-name="ro2">
          <table:table-cell office:value-type="float" office:value="34.1013722007">
            <text:p>34.1013722007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34.0957290894">
            <text:p>34.0957290894</text:p>
          </table:table-cell>
          <table:table-cell office:value-type="float" office:value="-118.1211829867">
            <text:p>-118.1211829867</text:p>
          </table:table-cell>
        </table:table-row>
        <table:table-row table:style-name="ro2">
          <table:table-cell office:value-type="float" office:value="34.0958831825">
            <text:p>34.0958831825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34.1074953445">
            <text:p>34.1074953445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34.103271664">
            <text:p>34.103271664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976202614">
            <text:p>34.0976202614</text:p>
          </table:table-cell>
          <table:table-cell office:value-type="float" office:value="-118.1229202418">
            <text:p>-118.1229202418</text:p>
          </table:table-cell>
        </table:table-row>
        <table:table-row table:style-name="ro2">
          <table:table-cell office:value-type="float" office:value="34.1047651283">
            <text:p>34.1047651283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0799322796">
            <text:p>34.0799322796</text:p>
          </table:table-cell>
          <table:table-cell office:value-type="float" office:value="-118.0844222817">
            <text:p>-118.0844222817</text:p>
          </table:table-cell>
        </table:table-row>
        <table:table-row table:style-name="ro2">
          <table:table-cell office:value-type="float" office:value="34.0870420932">
            <text:p>34.0870420932</text:p>
          </table:table-cell>
          <table:table-cell office:value-type="float" office:value="-118.1142337935">
            <text:p>-118.1142337935</text:p>
          </table:table-cell>
        </table:table-row>
        <table:table-row table:style-name="ro2">
          <table:table-cell office:value-type="float" office:value="34.1222912985">
            <text:p>34.1222912985</text:p>
          </table:table-cell>
          <table:table-cell office:value-type="float" office:value="-118.1060955714">
            <text:p>-118.1060955714</text:p>
          </table:table-cell>
        </table:table-row>
        <table:table-row table:style-name="ro2">
          <table:table-cell office:value-type="float" office:value="34.0887912878">
            <text:p>34.0887912878</text:p>
          </table:table-cell>
          <table:table-cell office:value-type="float" office:value="-118.1188056623">
            <text:p>-118.1188056623</text:p>
          </table:table-cell>
        </table:table-row>
        <table:table-row table:style-name="ro2">
          <table:table-cell office:value-type="float" office:value="34.103518279">
            <text:p>34.103518279</text:p>
          </table:table-cell>
          <table:table-cell office:value-type="float" office:value="-118.1320634048">
            <text:p>-118.1320634048</text:p>
          </table:table-cell>
        </table:table-row>
        <table:table-row table:style-name="ro2">
          <table:table-cell office:value-type="float" office:value="34.1120940768">
            <text:p>34.1120940768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34.0682732961">
            <text:p>34.0682732961</text:p>
          </table:table-cell>
          <table:table-cell office:value-type="float" office:value="-118.0942990497">
            <text:p>-118.0942990497</text:p>
          </table:table-cell>
        </table:table-row>
        <table:table-row table:style-name="ro2">
          <table:table-cell office:value-type="float" office:value="34.1173977893">
            <text:p>34.1173977893</text:p>
          </table:table-cell>
          <table:table-cell office:value-type="float" office:value="-118.1235602788">
            <text:p>-118.1235602788</text:p>
          </table:table-cell>
        </table:table-row>
        <table:table-row table:style-name="ro2">
          <table:table-cell office:value-type="float" office:value="34.0696013221">
            <text:p>34.0696013221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34.0953685658">
            <text:p>34.0953685658</text:p>
          </table:table-cell>
          <table:table-cell office:value-type="float" office:value="-118.1184399172">
            <text:p>-118.1184399172</text:p>
          </table:table-cell>
        </table:table-row>
        <table:table-row table:style-name="ro2">
          <table:table-cell office:value-type="float" office:value="34.0773829413">
            <text:p>34.0773829413</text:p>
          </table:table-cell>
          <table:table-cell office:value-type="float" office:value="-118.1392861645">
            <text:p>-118.1392861645</text:p>
          </table:table-cell>
        </table:table-row>
        <table:table-row table:style-name="ro2">
          <table:table-cell office:value-type="float" office:value="34.0966966496">
            <text:p>34.0966966496</text:p>
          </table:table-cell>
          <table:table-cell office:value-type="float" office:value="-118.1298690894">
            <text:p>-118.1298690894</text:p>
          </table:table-cell>
        </table:table-row>
        <table:table-row table:style-name="ro2">
          <table:table-cell office:value-type="float" office:value="34.0781317042">
            <text:p>34.0781317042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1044847128">
            <text:p>34.1044847128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34.0758357718">
            <text:p>34.0758357718</text:p>
          </table:table-cell>
          <table:table-cell office:value-type="float" office:value="-118.0889949286">
            <text:p>-118.0889949286</text:p>
          </table:table-cell>
        </table:table-row>
        <table:table-row table:style-name="ro2">
          <table:table-cell office:value-type="float" office:value="34.0961886073">
            <text:p>34.0961886073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34.1163804331">
            <text:p>34.116380433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0756233843">
            <text:p>34.0756233843</text:p>
          </table:table-cell>
          <table:table-cell office:value-type="float" office:value="-118.1192628426">
            <text:p>-118.1192628426</text:p>
          </table:table-cell>
        </table:table-row>
        <table:table-row table:style-name="ro2">
          <table:table-cell office:value-type="float" office:value="34.1221124659">
            <text:p>34.1221124659</text:p>
          </table:table-cell>
          <table:table-cell office:value-type="float" office:value="-118.087440242">
            <text:p>-118.087440242</text:p>
          </table:table-cell>
        </table:table-row>
        <table:table-row table:style-name="ro2">
          <table:table-cell office:value-type="float" office:value="34.0894671198">
            <text:p>34.0894671198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0912882125">
            <text:p>34.0912882125</text:p>
          </table:table-cell>
          <table:table-cell office:value-type="float" office:value="-118.0906410523">
            <text:p>-118.0906410523</text:p>
          </table:table-cell>
        </table:table-row>
        <table:table-row table:style-name="ro2">
          <table:table-cell office:value-type="float" office:value="34.0837353844">
            <text:p>34.0837353844</text:p>
          </table:table-cell>
          <table:table-cell office:value-type="float" office:value="-118.0858855416">
            <text:p>-118.0858855416</text:p>
          </table:table-cell>
        </table:table-row>
        <table:table-row table:style-name="ro2">
          <table:table-cell office:value-type="float" office:value="34.1026883264">
            <text:p>34.1026883264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34.126032818">
            <text:p>34.126032818</text:p>
          </table:table-cell>
          <table:table-cell office:value-type="float" office:value="-118.0764655923">
            <text:p>-118.0764655923</text:p>
          </table:table-cell>
        </table:table-row>
        <table:table-row table:style-name="ro2">
          <table:table-cell office:value-type="float" office:value="34.0777261951">
            <text:p>34.0777261951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794487314">
            <text:p>34.0794487314</text:p>
          </table:table-cell>
          <table:table-cell office:value-type="float" office:value="-118.110941974">
            <text:p>-118.110941974</text:p>
          </table:table-cell>
        </table:table-row>
        <table:table-row table:style-name="ro2">
          <table:table-cell office:value-type="float" office:value="34.1019534874">
            <text:p>34.1019534874</text:p>
          </table:table-cell>
          <table:table-cell office:value-type="float" office:value="-118.1060955714">
            <text:p>-118.1060955714</text:p>
          </table:table-cell>
        </table:table-row>
        <table:table-row table:style-name="ro2">
          <table:table-cell office:value-type="float" office:value="34.0787020507">
            <text:p>34.0787020507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34.080193575">
            <text:p>34.080193575</text:p>
          </table:table-cell>
          <table:table-cell office:value-type="float" office:value="-118.0836906471">
            <text:p>-118.0836906471</text:p>
          </table:table-cell>
        </table:table-row>
        <table:table-row table:style-name="ro2">
          <table:table-cell office:value-type="float" office:value="34.0812616986">
            <text:p>34.0812616986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703108984">
            <text:p>34.0703108984</text:p>
          </table:table-cell>
          <table:table-cell office:value-type="float" office:value="-118.0944819476">
            <text:p>-118.0944819476</text:p>
          </table:table-cell>
        </table:table-row>
        <table:table-row table:style-name="ro2">
          <table:table-cell office:value-type="float" office:value="34.0948763633">
            <text:p>34.0948763633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34.0677045006">
            <text:p>34.0677045006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0803504262">
            <text:p>34.080350426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653615267">
            <text:p>34.0653615267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34.0977919542">
            <text:p>34.097791954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1029741422">
            <text:p>34.1029741422</text:p>
          </table:table-cell>
          <table:table-cell office:value-type="float" office:value="-118.1287719213">
            <text:p>-118.1287719213</text:p>
          </table:table-cell>
        </table:table-row>
        <table:table-row table:style-name="ro2">
          <table:table-cell office:value-type="float" office:value="34.0962068259">
            <text:p>34.0962068259</text:p>
          </table:table-cell>
          <table:table-cell office:value-type="float" office:value="-118.1308748207">
            <text:p>-118.1308748207</text:p>
          </table:table-cell>
        </table:table-row>
        <table:table-row table:style-name="ro2">
          <table:table-cell office:value-type="float" office:value="34.1072798826">
            <text:p>34.1072798826</text:p>
          </table:table-cell>
          <table:table-cell office:value-type="float" office:value="-118.0846051898">
            <text:p>-118.0846051898</text:p>
          </table:table-cell>
        </table:table-row>
        <table:table-row table:style-name="ro2">
          <table:table-cell office:value-type="float" office:value="34.0794487314">
            <text:p>34.0794487314</text:p>
          </table:table-cell>
          <table:table-cell office:value-type="float" office:value="-118.110941974">
            <text:p>-118.110941974</text:p>
          </table:table-cell>
        </table:table-row>
        <table:table-row table:style-name="ro2">
          <table:table-cell office:value-type="float" office:value="34.0825346567">
            <text:p>34.0825346567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1013136467">
            <text:p>34.1013136467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098034685">
            <text:p>34.098034685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34.1172204504">
            <text:p>34.1172204504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34.1028695582">
            <text:p>34.1028695582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0813747891">
            <text:p>34.0813747891</text:p>
          </table:table-cell>
          <table:table-cell office:value-type="float" office:value="-118.0760083003">
            <text:p>-118.0760083003</text:p>
          </table:table-cell>
        </table:table-row>
        <table:table-row table:style-name="ro2">
          <table:table-cell office:value-type="float" office:value="34.0907028586">
            <text:p>34.0907028586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988170351">
            <text:p>34.098817035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122484759">
            <text:p>34.122484759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678257688">
            <text:p>34.0678257688</text:p>
          </table:table-cell>
          <table:table-cell office:value-type="float" office:value="-118.0938418042">
            <text:p>-118.0938418042</text:p>
          </table:table-cell>
        </table:table-row>
        <table:table-row table:style-name="ro2"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0777627475">
            <text:p>34.0777627475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799179475">
            <text:p>34.0799179475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112010863">
            <text:p>34.1112010863</text:p>
          </table:table-cell>
          <table:table-cell office:value-type="float" office:value="-118.0881718609">
            <text:p>-118.0881718609</text:p>
          </table:table-cell>
        </table:table-row>
        <table:table-row table:style-name="ro2">
          <table:table-cell office:value-type="float" office:value="34.0967434326">
            <text:p>34.0967434326</text:p>
          </table:table-cell>
          <table:table-cell office:value-type="float" office:value="-118.1090217173">
            <text:p>-118.1090217173</text:p>
          </table:table-cell>
        </table:table-row>
        <table:table-row table:style-name="ro2">
          <table:table-cell office:value-type="float" office:value="34.1169268857">
            <text:p>34.1169268857</text:p>
          </table:table-cell>
          <table:table-cell office:value-type="float" office:value="-118.1225545054">
            <text:p>-118.1225545054</text:p>
          </table:table-cell>
        </table:table-row>
        <table:table-row table:style-name="ro2">
          <table:table-cell office:value-type="float" office:value="34.0917543283">
            <text:p>34.0917543283</text:p>
          </table:table-cell>
          <table:table-cell office:value-type="float" office:value="-118.0848795517">
            <text:p>-118.0848795517</text:p>
          </table:table-cell>
        </table:table-row>
        <table:table-row table:style-name="ro2">
          <table:table-cell office:value-type="float" office:value="34.1228737483">
            <text:p>34.1228737483</text:p>
          </table:table-cell>
          <table:table-cell office:value-type="float" office:value="-118.0901837973">
            <text:p>-118.0901837973</text:p>
          </table:table-cell>
        </table:table-row>
        <table:table-row table:style-name="ro2">
          <table:table-cell office:value-type="float" office:value="34.0786329159">
            <text:p>34.0786329159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80510915">
            <text:p>34.080510915</text:p>
          </table:table-cell>
          <table:table-cell office:value-type="float" office:value="-118.0782032908">
            <text:p>-118.0782032908</text:p>
          </table:table-cell>
        </table:table-row>
        <table:table-row table:style-name="ro2">
          <table:table-cell office:value-type="float" office:value="34.1157383045">
            <text:p>34.1157383045</text:p>
          </table:table-cell>
          <table:table-cell office:value-type="float" office:value="-118.0863428079">
            <text:p>-118.0863428079</text:p>
          </table:table-cell>
        </table:table-row>
        <table:table-row table:style-name="ro2">
          <table:table-cell office:value-type="float" office:value="34.0772154608">
            <text:p>34.0772154608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0740276721">
            <text:p>34.0740276721</text:p>
          </table:table-cell>
          <table:table-cell office:value-type="float" office:value="-118.1072843241">
            <text:p>-118.1072843241</text:p>
          </table:table-cell>
        </table:table-row>
        <table:table-row table:style-name="ro2">
          <table:table-cell office:value-type="float" office:value="34.1042869475">
            <text:p>34.1042869475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34.0983329282">
            <text:p>34.0983329282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1032004573">
            <text:p>34.1032004573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0857214972">
            <text:p>34.0857214972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34.0900448527">
            <text:p>34.0900448527</text:p>
          </table:table-cell>
          <table:table-cell office:value-type="float" office:value="-118.1114906149">
            <text:p>-118.1114906149</text:p>
          </table:table-cell>
        </table:table-row>
        <table:table-row table:style-name="ro2">
          <table:table-cell office:value-type="float" office:value="34.0805409528">
            <text:p>34.0805409528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985194532">
            <text:p>34.0985194532</text:p>
          </table:table-cell>
          <table:table-cell office:value-type="float" office:value="-118.1318805462">
            <text:p>-118.1318805462</text:p>
          </table:table-cell>
        </table:table-row>
        <table:table-row table:style-name="ro2">
          <table:table-cell office:value-type="float" office:value="34.0872356261">
            <text:p>34.0872356261</text:p>
          </table:table-cell>
          <table:table-cell office:value-type="float" office:value="-118.1350805433">
            <text:p>-118.1350805433</text:p>
          </table:table-cell>
        </table:table-row>
        <table:table-row table:style-name="ro2">
          <table:table-cell office:value-type="float" office:value="34.0984450277">
            <text:p>34.0984450277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072288404">
            <text:p>34.1072288404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34.0714491552">
            <text:p>34.0714491552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756687362">
            <text:p>34.0756687362</text:p>
          </table:table-cell>
          <table:table-cell office:value-type="float" office:value="-118.1190799706">
            <text:p>-118.1190799706</text:p>
          </table:table-cell>
        </table:table-row>
        <table:table-row table:style-name="ro2">
          <table:table-cell office:value-type="float" office:value="34.0862296327">
            <text:p>34.0862296327</text:p>
          </table:table-cell>
          <table:table-cell office:value-type="float" office:value="-118.0813128138">
            <text:p>-118.0813128138</text:p>
          </table:table-cell>
        </table:table-row>
        <table:table-row table:style-name="ro2"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34.1030718271">
            <text:p>34.1030718271</text:p>
          </table:table-cell>
          <table:table-cell office:value-type="float" office:value="-118.1206343763">
            <text:p>-118.1206343763</text:p>
          </table:table-cell>
        </table:table-row>
        <table:table-row table:style-name="ro2"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876701236">
            <text:p>34.0876701236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34.1169968605">
            <text:p>34.1169968605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1169711386">
            <text:p>34.1169711386</text:p>
          </table:table-cell>
          <table:table-cell office:value-type="float" office:value="-118.0900923461">
            <text:p>-118.0900923461</text:p>
          </table:table-cell>
        </table:table-row>
        <table:table-row table:style-name="ro2">
          <table:table-cell office:value-type="float" office:value="34.0889414011">
            <text:p>34.0889414011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34.100936577">
            <text:p>34.100936577</text:p>
          </table:table-cell>
          <table:table-cell office:value-type="float" office:value="-118.1066442275">
            <text:p>-118.1066442275</text:p>
          </table:table-cell>
        </table:table-row>
        <table:table-row table:style-name="ro2">
          <table:table-cell office:value-type="float" office:value="34.0790705993">
            <text:p>34.0790705993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34.0932995243">
            <text:p>34.0932995243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971745179">
            <text:p>34.0971745179</text:p>
          </table:table-cell>
          <table:table-cell office:value-type="float" office:value="-118.1231031098">
            <text:p>-118.1231031098</text:p>
          </table:table-cell>
        </table:table-row>
        <table:table-row table:style-name="ro2">
          <table:table-cell office:value-type="float" office:value="34.0655670603">
            <text:p>34.0655670603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34.115975881">
            <text:p>34.115975881</text:p>
          </table:table-cell>
          <table:table-cell office:value-type="float" office:value="-118.1160625554">
            <text:p>-118.1160625554</text:p>
          </table:table-cell>
        </table:table-row>
        <table:table-row table:style-name="ro2">
          <table:table-cell office:value-type="float" office:value="34.1220429816">
            <text:p>34.1220429816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34.0900860333">
            <text:p>34.0900860333</text:p>
          </table:table-cell>
          <table:table-cell office:value-type="float" office:value="-118.0857940883">
            <text:p>-118.0857940883</text:p>
          </table:table-cell>
        </table:table-row>
        <table:table-row table:style-name="ro2">
          <table:table-cell office:value-type="float" office:value="34.0972371467">
            <text:p>34.0972371467</text:p>
          </table:table-cell>
          <table:table-cell office:value-type="float" office:value="-118.120268635">
            <text:p>-118.120268635</text:p>
          </table:table-cell>
        </table:table-row>
        <table:table-row table:style-name="ro2">
          <table:table-cell office:value-type="float" office:value="34.0735007327">
            <text:p>34.0735007327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34.0917054152">
            <text:p>34.0917054152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34.075279223">
            <text:p>34.075279223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79792157">
            <text:p>34.079792157</text:p>
          </table:table-cell>
          <table:table-cell office:value-type="float" office:value="-118.1370005134">
            <text:p>-118.1370005134</text:p>
          </table:table-cell>
        </table:table-row>
        <table:table-row table:style-name="ro2">
          <table:table-cell office:value-type="float" office:value="34.0672427632">
            <text:p>34.0672427632</text:p>
          </table:table-cell>
          <table:table-cell office:value-type="float" office:value="-118.089726541">
            <text:p>-118.089726541</text:p>
          </table:table-cell>
        </table:table-row>
        <table:table-row table:style-name="ro2">
          <table:table-cell office:value-type="float" office:value="34.1133693362">
            <text:p>34.1133693362</text:p>
          </table:table-cell>
          <table:table-cell office:value-type="float" office:value="-118.1059126856">
            <text:p>-118.1059126856</text:p>
          </table:table-cell>
        </table:table-row>
        <table:table-row table:style-name="ro2">
          <table:table-cell office:value-type="float" office:value="34.1050055135">
            <text:p>34.1050055135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34.1026140021">
            <text:p>34.1026140021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34.0826994122">
            <text:p>34.0826994122</text:p>
          </table:table-cell>
          <table:table-cell office:value-type="float" office:value="-118.1065527849">
            <text:p>-118.1065527849</text:p>
          </table:table-cell>
        </table:table-row>
        <table:table-row table:style-name="ro2"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0742523323">
            <text:p>34.0742523323</text:p>
          </table:table-cell>
          <table:table-cell office:value-type="float" office:value="-118.1008832528">
            <text:p>-118.1008832528</text:p>
          </table:table-cell>
        </table:table-row>
        <table:table-row table:style-name="ro2">
          <table:table-cell office:value-type="float" office:value="34.0770042487">
            <text:p>34.0770042487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980249527">
            <text:p>34.0980249527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673316661">
            <text:p>34.0673316661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0886491229">
            <text:p>34.0886491229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734626195">
            <text:p>34.0734626195</text:p>
          </table:table-cell>
          <table:table-cell office:value-type="float" office:value="-118.0746364174">
            <text:p>-118.0746364174</text:p>
          </table:table-cell>
        </table:table-row>
        <table:table-row table:style-name="ro2">
          <table:table-cell office:value-type="float" office:value="34.1109463988">
            <text:p>34.1109463988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1024587921">
            <text:p>34.1024587921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079829523">
            <text:p>34.07982952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0977118856">
            <text:p>34.0977118856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1014583471">
            <text:p>34.1014583471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34.0906457478">
            <text:p>34.0906457478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34.1096819173">
            <text:p>34.1096819173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777261951">
            <text:p>34.0777261951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79829523">
            <text:p>34.07982952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1048573844">
            <text:p>34.1048573844</text:p>
          </table:table-cell>
          <table:table-cell office:value-type="float" office:value="-118.1211829867">
            <text:p>-118.1211829867</text:p>
          </table:table-cell>
        </table:table-row>
        <table:table-row table:style-name="ro2">
          <table:table-cell office:value-type="float" office:value="34.0799094874">
            <text:p>34.0799094874</text:p>
          </table:table-cell>
          <table:table-cell office:value-type="float" office:value="-118.1026207096">
            <text:p>-118.1026207096</text:p>
          </table:table-cell>
        </table:table-row>
        <table:table-row table:style-name="ro2"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34.0693798503">
            <text:p>34.0693798503</text:p>
          </table:table-cell>
          <table:table-cell office:value-type="float" office:value="-118.0885376693">
            <text:p>-118.0885376693</text:p>
          </table:table-cell>
        </table:table-row>
        <table:table-row table:style-name="ro2">
          <table:table-cell office:value-type="float" office:value="34.1092785899">
            <text:p>34.1092785899</text:p>
          </table:table-cell>
          <table:table-cell office:value-type="float" office:value="-118.1027121542">
            <text:p>-118.1027121542</text:p>
          </table:table-cell>
        </table:table-row>
        <table:table-row table:style-name="ro2"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1044847128">
            <text:p>34.1044847128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34.092379063">
            <text:p>34.092379063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34.1120940768">
            <text:p>34.1120940768</text:p>
          </table:table-cell>
          <table:table-cell office:value-type="float" office:value="-118.1194457143">
            <text:p>-118.1194457143</text:p>
          </table:table-cell>
        </table:table-row>
        <table:table-row table:style-name="ro2">
          <table:table-cell office:value-type="float" office:value="34.0804912895">
            <text:p>34.0804912895</text:p>
          </table:table-cell>
          <table:table-cell office:value-type="float" office:value="-118.1018891509">
            <text:p>-118.1018891509</text:p>
          </table:table-cell>
        </table:table-row>
        <table:table-row table:style-name="ro2">
          <table:table-cell office:value-type="float" office:value="34.087399039">
            <text:p>34.087399039</text:p>
          </table:table-cell>
          <table:table-cell office:value-type="float" office:value="-118.1102104501">
            <text:p>-118.1102104501</text:p>
          </table:table-cell>
        </table:table-row>
        <table:table-row table:style-name="ro2">
          <table:table-cell office:value-type="float" office:value="34.1089013408">
            <text:p>34.1089013408</text:p>
          </table:table-cell>
          <table:table-cell office:value-type="float" office:value="-118.0741791207">
            <text:p>-118.0741791207</text:p>
          </table:table-cell>
        </table:table-row>
        <table:table-row table:style-name="ro2">
          <table:table-cell office:value-type="float" office:value="34.0980825684">
            <text:p>34.0980825684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0732414921">
            <text:p>34.0732414921</text:p>
          </table:table-cell>
          <table:table-cell office:value-type="float" office:value="-118.0774716304">
            <text:p>-118.0774716304</text:p>
          </table:table-cell>
        </table:table-row>
        <table:table-row table:style-name="ro2">
          <table:table-cell office:value-type="float" office:value="34.1036931447">
            <text:p>34.1036931447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690227341">
            <text:p>34.0690227341</text:p>
          </table:table-cell>
          <table:table-cell office:value-type="float" office:value="-118.1009746983">
            <text:p>-118.1009746983</text:p>
          </table:table-cell>
        </table:table-row>
        <table:table-row table:style-name="ro2"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1050968919">
            <text:p>34.1050968919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1136979178">
            <text:p>34.1136979178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34.0784508855">
            <text:p>34.0784508855</text:p>
          </table:table-cell>
          <table:table-cell office:value-type="float" office:value="-118.1004260245">
            <text:p>-118.1004260245</text:p>
          </table:table-cell>
        </table:table-row>
        <table:table-row table:style-name="ro2">
          <table:table-cell office:value-type="float" office:value="34.0802757099">
            <text:p>34.0802757099</text:p>
          </table:table-cell>
          <table:table-cell office:value-type="float" office:value="-118.080123885">
            <text:p>-118.080123885</text:p>
          </table:table-cell>
        </table:table-row>
        <table:table-row table:style-name="ro2">
          <table:table-cell office:value-type="float" office:value="34.0741749985">
            <text:p>34.0741749985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09581995">
            <text:p>34.09581995</text:p>
          </table:table-cell>
          <table:table-cell office:value-type="float" office:value="-118.126303268">
            <text:p>-118.126303268</text:p>
          </table:table-cell>
        </table:table-row>
        <table:table-row table:style-name="ro2">
          <table:table-cell office:value-type="float" office:value="34.1036931447">
            <text:p>34.1036931447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1028391638">
            <text:p>34.1028391638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34.0842574614">
            <text:p>34.0842574614</text:p>
          </table:table-cell>
          <table:table-cell office:value-type="float" office:value="-118.1073757662">
            <text:p>-118.1073757662</text:p>
          </table:table-cell>
        </table:table-row>
        <table:table-row table:style-name="ro2">
          <table:table-cell office:value-type="float" office:value="34.0677108468">
            <text:p>34.067710846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34.1099753772">
            <text:p>34.1099753772</text:p>
          </table:table-cell>
          <table:table-cell office:value-type="float" office:value="-118.0827760996">
            <text:p>-118.0827760996</text:p>
          </table:table-cell>
        </table:table-row>
        <table:table-row table:style-name="ro2">
          <table:table-cell office:value-type="float" office:value="34.0747961634">
            <text:p>34.0747961634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1020084198">
            <text:p>34.1020084198</text:p>
          </table:table-cell>
          <table:table-cell office:value-type="float" office:value="-118.0952135372">
            <text:p>-118.0952135372</text:p>
          </table:table-cell>
        </table:table-row>
        <table:table-row table:style-name="ro2">
          <table:table-cell office:value-type="float" office:value="34.0823017277">
            <text:p>34.0823017277</text:p>
          </table:table-cell>
          <table:table-cell office:value-type="float" office:value="-118.0890863803">
            <text:p>-118.0890863803</text:p>
          </table:table-cell>
        </table:table-row>
        <table:table-row table:style-name="ro2">
          <table:table-cell office:value-type="float" office:value="34.1141759277">
            <text:p>34.1141759277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34.1155297856">
            <text:p>34.1155297856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34.0758438062">
            <text:p>34.0758438062</text:p>
          </table:table-cell>
          <table:table-cell office:value-type="float" office:value="-118.1309662505">
            <text:p>-118.1309662505</text:p>
          </table:table-cell>
        </table:table-row>
        <table:table-row table:style-name="ro2">
          <table:table-cell office:value-type="float" office:value="34.0739471078">
            <text:p>34.0739471078</text:p>
          </table:table-cell>
          <table:table-cell office:value-type="float" office:value="-118.132154834">
            <text:p>-118.132154834</text:p>
          </table:table-cell>
        </table:table-row>
        <table:table-row table:style-name="ro2">
          <table:table-cell office:value-type="float" office:value="34.0969099738">
            <text:p>34.0969099738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34.0646344088">
            <text:p>34.0646344088</text:p>
          </table:table-cell>
          <table:table-cell office:value-type="float" office:value="-118.0989628858">
            <text:p>-118.0989628858</text:p>
          </table:table-cell>
        </table:table-row>
        <table:table-row table:style-name="ro2">
          <table:table-cell office:value-type="float" office:value="34.0740837117">
            <text:p>34.0740837117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34.0877640725">
            <text:p>34.0877640725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34.1236790253">
            <text:p>34.1236790253</text:p>
          </table:table-cell>
          <table:table-cell office:value-type="float" office:value="-118.0775630881">
            <text:p>-118.0775630881</text:p>
          </table:table-cell>
        </table:table-row>
        <table:table-row table:style-name="ro2"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0968045922">
            <text:p>34.0968045922</text:p>
          </table:table-cell>
          <table:table-cell office:value-type="float" office:value="-118.1323376922">
            <text:p>-118.1323376922</text:p>
          </table:table-cell>
        </table:table-row>
        <table:table-row table:style-name="ro2">
          <table:table-cell office:value-type="float" office:value="34.1027501461">
            <text:p>34.1027501461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920257521">
            <text:p>34.0920257521</text:p>
          </table:table-cell>
          <table:table-cell office:value-type="float" office:value="-118.1122221334">
            <text:p>-118.1122221334</text:p>
          </table:table-cell>
        </table:table-row>
        <table:table-row table:style-name="ro2">
          <table:table-cell office:value-type="float" office:value="34.1230551666">
            <text:p>34.123055166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824621508">
            <text:p>34.0824621508</text:p>
          </table:table-cell>
          <table:table-cell office:value-type="float" office:value="-118.1078329764">
            <text:p>-118.1078329764</text:p>
          </table:table-cell>
        </table:table-row>
        <table:table-row table:style-name="ro2">
          <table:table-cell office:value-type="float" office:value="34.0827957965">
            <text:p>34.082795796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34.1058594703">
            <text:p>34.1058594703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099954229">
            <text:p>34.099954229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34.0815860128">
            <text:p>34.0815860128</text:p>
          </table:table-cell>
          <table:table-cell office:value-type="float" office:value="-118.1359033902">
            <text:p>-118.1359033902</text:p>
          </table:table-cell>
        </table:table-row>
        <table:table-row table:style-name="ro2">
          <table:table-cell office:value-type="float" office:value="34.0840956233">
            <text:p>34.0840956233</text:p>
          </table:table-cell>
          <table:table-cell office:value-type="float" office:value="-118.1115820549">
            <text:p>-118.1115820549</text:p>
          </table:table-cell>
        </table:table-row>
        <table:table-row table:style-name="ro2">
          <table:table-cell office:value-type="float" office:value="34.0791733618">
            <text:p>34.0791733618</text:p>
          </table:table-cell>
          <table:table-cell office:value-type="float" office:value="-118.1010661438">
            <text:p>-118.1010661438</text:p>
          </table:table-cell>
        </table:table-row>
        <table:table-row table:style-name="ro2">
          <table:table-cell office:value-type="float" office:value="34.0864682785">
            <text:p>34.0864682785</text:p>
          </table:table-cell>
          <table:table-cell office:value-type="float" office:value="-118.1291376448">
            <text:p>-118.1291376448</text:p>
          </table:table-cell>
        </table:table-row>
        <table:table-row table:style-name="ro2">
          <table:table-cell office:value-type="float" office:value="34.0933179537">
            <text:p>34.0933179537</text:p>
          </table:table-cell>
          <table:table-cell office:value-type="float" office:value="-118.0924700606">
            <text:p>-118.0924700606</text:p>
          </table:table-cell>
        </table:table-row>
        <table:table-row table:style-name="ro2">
          <table:table-cell office:value-type="float" office:value="34.0956757801">
            <text:p>34.0956757801</text:p>
          </table:table-cell>
          <table:table-cell office:value-type="float" office:value="-118.1284976282">
            <text:p>-118.1284976282</text:p>
          </table:table-cell>
        </table:table-row>
        <table:table-row table:style-name="ro2">
          <table:table-cell office:value-type="float" office:value="34.0882694108">
            <text:p>34.0882694108</text:p>
          </table:table-cell>
          <table:table-cell office:value-type="float" office:value="-118.1105762124">
            <text:p>-118.1105762124</text:p>
          </table:table-cell>
        </table:table-row>
        <table:table-row table:style-name="ro2">
          <table:table-cell office:value-type="float" office:value="34.0714308035">
            <text:p>34.0714308035</text:p>
          </table:table-cell>
          <table:table-cell office:value-type="float" office:value="-118.0938418042">
            <text:p>-118.0938418042</text:p>
          </table:table-cell>
        </table:table-row>
        <table:table-row table:style-name="ro2">
          <table:table-cell office:value-type="float" office:value="34.0677683079">
            <text:p>34.0677683079</text:p>
          </table:table-cell>
          <table:table-cell office:value-type="float" office:value="-118.093750355">
            <text:p>-118.093750355</text:p>
          </table:table-cell>
        </table:table-row>
        <table:table-row table:style-name="ro2">
          <table:table-cell office:value-type="float" office:value="34.1041296028">
            <text:p>34.1041296028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89585039">
            <text:p>34.089585039</text:p>
          </table:table-cell>
          <table:table-cell office:value-type="float" office:value="-118.1156053667">
            <text:p>-118.1156053667</text:p>
          </table:table-cell>
        </table:table-row>
        <table:table-row table:style-name="ro2">
          <table:table-cell office:value-type="float" office:value="34.1166705116">
            <text:p>34.1166705116</text:p>
          </table:table-cell>
          <table:table-cell office:value-type="float" office:value="-118.0887205731">
            <text:p>-118.0887205731</text:p>
          </table:table-cell>
        </table:table-row>
        <table:table-row table:style-name="ro2">
          <table:table-cell office:value-type="float" office:value="34.1289910065">
            <text:p>34.1289910065</text:p>
          </table:table-cell>
          <table:table-cell office:value-type="float" office:value="-118.0793922326">
            <text:p>-118.0793922326</text:p>
          </table:table-cell>
        </table:table-row>
        <table:table-row table:style-name="ro2">
          <table:table-cell office:value-type="float" office:value="34.0873354135">
            <text:p>34.0873354135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0915747226">
            <text:p>34.0915747226</text:p>
          </table:table-cell>
          <table:table-cell office:value-type="float" office:value="-118.0862513547">
            <text:p>-118.0862513547</text:p>
          </table:table-cell>
        </table:table-row>
        <table:table-row table:style-name="ro2">
          <table:table-cell office:value-type="float" office:value="34.0678443814">
            <text:p>34.0678443814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34.0817581814">
            <text:p>34.0817581814</text:p>
          </table:table-cell>
          <table:table-cell office:value-type="float" office:value="-118.1361776717">
            <text:p>-118.1361776717</text:p>
          </table:table-cell>
        </table:table-row>
        <table:table-row table:style-name="ro2">
          <table:table-cell office:value-type="float" office:value="34.0693610198">
            <text:p>34.0693610198</text:p>
          </table:table-cell>
          <table:table-cell office:value-type="float" office:value="-118.0814957252">
            <text:p>-118.0814957252</text:p>
          </table:table-cell>
        </table:table-row>
        <table:table-row table:style-name="ro2">
          <table:table-cell office:value-type="float" office:value="34.1015538441">
            <text:p>34.1015538441</text:p>
          </table:table-cell>
          <table:table-cell office:value-type="float" office:value="-118.1335262663">
            <text:p>-118.1335262663</text:p>
          </table:table-cell>
        </table:table-row>
        <table:table-row table:style-name="ro2">
          <table:table-cell office:value-type="float" office:value="34.0817868989">
            <text:p>34.0817868989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34.0750370303">
            <text:p>34.0750370303</text:p>
          </table:table-cell>
          <table:table-cell office:value-type="float" office:value="-118.0728072234">
            <text:p>-118.0728072234</text:p>
          </table:table-cell>
        </table:table-row>
        <table:table-row table:style-name="ro2">
          <table:table-cell office:value-type="float" office:value="34.093827569">
            <text:p>34.093827569</text:p>
          </table:table-cell>
          <table:table-cell office:value-type="float" office:value="-118.0997859028">
            <text:p>-118.0997859028</text:p>
          </table:table-cell>
        </table:table-row>
        <table:table-row table:style-name="ro2">
          <table:table-cell office:value-type="float" office:value="34.0985824872">
            <text:p>34.0985824872</text:p>
          </table:table-cell>
          <table:table-cell office:value-type="float" office:value="-118.1235602788">
            <text:p>-118.1235602788</text:p>
          </table:table-cell>
        </table:table-row>
        <table:table-row table:style-name="ro2">
          <table:table-cell office:value-type="float" office:value="34.0980128385">
            <text:p>34.0980128385</text:p>
          </table:table-cell>
          <table:table-cell office:value-type="float" office:value="-118.0893607352">
            <text:p>-118.0893607352</text:p>
          </table:table-cell>
        </table:table-row>
        <table:table-row table:style-name="ro2">
          <table:table-cell office:value-type="float" office:value="34.0789079798">
            <text:p>34.0789079798</text:p>
          </table:table-cell>
          <table:table-cell office:value-type="float" office:value="-118.1247489127">
            <text:p>-118.1247489127</text:p>
          </table:table-cell>
        </table:table-row>
        <table:table-row table:style-name="ro2">
          <table:table-cell office:value-type="float" office:value="34.1156098532">
            <text:p>34.1156098532</text:p>
          </table:table-cell>
          <table:table-cell office:value-type="float" office:value="-118.105272584">
            <text:p>-118.105272584</text:p>
          </table:table-cell>
        </table:table-row>
        <table:table-row table:style-name="ro2">
          <table:table-cell office:value-type="float" office:value="34.0833144672">
            <text:p>34.0833144672</text:p>
          </table:table-cell>
          <table:table-cell office:value-type="float" office:value="-118.1053640273">
            <text:p>-118.1053640273</text:p>
          </table:table-cell>
        </table:table-row>
        <table:table-row table:style-name="ro2">
          <table:table-cell office:value-type="float" office:value="34.095591023">
            <text:p>34.095591023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34.0909946583">
            <text:p>34.0909946583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34.1143814039">
            <text:p>34.1143814039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34.0980825684">
            <text:p>34.0980825684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0872554746">
            <text:p>34.087255474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655670603">
            <text:p>34.0655670603</text:p>
          </table:table-cell>
          <table:table-cell office:value-type="float" office:value="-118.0922871606">
            <text:p>-118.0922871606</text:p>
          </table:table-cell>
        </table:table-row>
        <table:table-row table:style-name="ro2">
          <table:table-cell office:value-type="float" office:value="34.0826132914">
            <text:p>34.082613291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34.085433741">
            <text:p>34.085433741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34.10568734">
            <text:p>34.10568734</text:p>
          </table:table-cell>
          <table:table-cell office:value-type="float" office:value="-118.1242917468">
            <text:p>-118.1242917468</text:p>
          </table:table-cell>
        </table:table-row>
        <table:table-row table:style-name="ro2">
          <table:table-cell office:value-type="float" office:value="34.101513485">
            <text:p>34.101513485</text:p>
          </table:table-cell>
          <table:table-cell office:value-type="float" office:value="-118.1088388346">
            <text:p>-118.1088388346</text:p>
          </table:table-cell>
        </table:table-row>
        <table:table-row table:style-name="ro2">
          <table:table-cell office:value-type="float" office:value="34.0879816064">
            <text:p>34.0879816064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34.1013738513">
            <text:p>34.1013738513</text:p>
          </table:table-cell>
          <table:table-cell office:value-type="float" office:value="-118.1129536488">
            <text:p>-118.1129536488</text:p>
          </table:table-cell>
        </table:table-row>
        <table:table-row table:style-name="ro2">
          <table:table-cell office:value-type="float" office:value="34.085433741">
            <text:p>34.085433741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34.0988170351">
            <text:p>34.0988170351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104201949">
            <text:p>34.104201949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1162519642">
            <text:p>34.1162519642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34.0894671198">
            <text:p>34.0894671198</text:p>
          </table:table-cell>
          <table:table-cell office:value-type="float" office:value="-118.1244746133">
            <text:p>-118.1244746133</text:p>
          </table:table-cell>
        </table:table-row>
        <table:table-row table:style-name="ro2">
          <table:table-cell office:value-type="float" office:value="34.1050759837">
            <text:p>34.1050759837</text:p>
          </table:table-cell>
          <table:table-cell office:value-type="float" office:value="-118.1274004515">
            <text:p>-118.1274004515</text:p>
          </table:table-cell>
        </table:table-row>
        <table:table-row table:style-name="ro2">
          <table:table-cell office:value-type="float" office:value="34.0888319223">
            <text:p>34.0888319223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34.09082361">
            <text:p>34.09082361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34.0870478056">
            <text:p>34.0870478056</text:p>
          </table:table-cell>
          <table:table-cell office:value-type="float" office:value="-118.083507738">
            <text:p>-118.083507738</text:p>
          </table:table-cell>
        </table:table-row>
        <table:table-row table:style-name="ro2">
          <table:table-cell office:value-type="float" office:value="34.1044847128">
            <text:p>34.1044847128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34.0644806954">
            <text:p>34.0644806954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34.0677683079">
            <text:p>34.0677683079</text:p>
          </table:table-cell>
          <table:table-cell office:value-type="float" office:value="-118.093750355">
            <text:p>-118.093750355</text:p>
          </table:table-cell>
        </table:table-row>
        <table:table-row table:style-name="ro2">
          <table:table-cell office:value-type="float" office:value="34.1007257163">
            <text:p>34.1007257163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34.068293654">
            <text:p>34.068293654</text:p>
          </table:table-cell>
          <table:table-cell office:value-type="float" office:value="-118.0977740766">
            <text:p>-118.0977740766</text:p>
          </table:table-cell>
        </table:table-row>
        <table:table-row table:style-name="ro2"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1153423499">
            <text:p>34.1153423499</text:p>
          </table:table-cell>
          <table:table-cell office:value-type="float" office:value="-118.0834162834">
            <text:p>-118.0834162834</text:p>
          </table:table-cell>
        </table:table-row>
        <table:table-row table:style-name="ro2">
          <table:table-cell office:value-type="float" office:value="34.096073442">
            <text:p>34.096073442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34.0765174967">
            <text:p>34.0765174967</text:p>
          </table:table-cell>
          <table:table-cell office:value-type="float" office:value="-118.0742705801">
            <text:p>-118.0742705801</text:p>
          </table:table-cell>
        </table:table-row>
        <table:table-row table:style-name="ro2"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34.0971425373">
            <text:p>34.0971425373</text:p>
          </table:table-cell>
          <table:table-cell office:value-type="float" office:value="-118.0799409722">
            <text:p>-118.0799409722</text:p>
          </table:table-cell>
        </table:table-row>
        <table:table-row table:style-name="ro2">
          <table:table-cell office:value-type="float" office:value="34.1042940476">
            <text:p>34.1042940476</text:p>
          </table:table-cell>
          <table:table-cell office:value-type="float" office:value="-118.0846966438">
            <text:p>-118.0846966438</text:p>
          </table:table-cell>
        </table:table-row>
        <table:table-row table:style-name="ro2">
          <table:table-cell office:value-type="float" office:value="34.0733748152">
            <text:p>34.0733748152</text:p>
          </table:table-cell>
          <table:table-cell office:value-type="float" office:value="-118.1167026175">
            <text:p>-118.1167026175</text:p>
          </table:table-cell>
        </table:table-row>
        <table:table-row table:style-name="ro2">
          <table:table-cell office:value-type="float" office:value="34.0727676341">
            <text:p>34.0727676341</text:p>
          </table:table-cell>
          <table:table-cell office:value-type="float" office:value="-118.0974997349">
            <text:p>-118.0974997349</text:p>
          </table:table-cell>
        </table:table-row>
        <table:table-row table:style-name="ro2">
          <table:table-cell office:value-type="float" office:value="34.0733076631">
            <text:p>34.0733076631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34.0962750726">
            <text:p>34.0962750726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1157083922">
            <text:p>34.1157083922</text:p>
          </table:table-cell>
          <table:table-cell office:value-type="float" office:value="-118.1252060775">
            <text:p>-118.1252060775</text:p>
          </table:table-cell>
        </table:table-row>
        <table:table-row table:style-name="ro2">
          <table:table-cell office:value-type="float" office:value="34.0734343656">
            <text:p>34.0734343656</text:p>
          </table:table-cell>
          <table:table-cell office:value-type="float" office:value="-118.0986885459">
            <text:p>-118.0986885459</text:p>
          </table:table-cell>
        </table:table-row>
        <table:table-row table:style-name="ro2"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0694670557">
            <text:p>34.0694670557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0677842864">
            <text:p>34.0677842864</text:p>
          </table:table-cell>
          <table:table-cell office:value-type="float" office:value="-118.0910983062">
            <text:p>-118.0910983062</text:p>
          </table:table-cell>
        </table:table-row>
        <table:table-row table:style-name="ro2">
          <table:table-cell office:value-type="float" office:value="34.1162519642">
            <text:p>34.1162519642</text:p>
          </table:table-cell>
          <table:table-cell office:value-type="float" office:value="-118.0907325032">
            <text:p>-118.0907325032</text:p>
          </table:table-cell>
        </table:table-row>
        <table:table-row table:style-name="ro2">
          <table:table-cell office:value-type="float" office:value="34.0989566726">
            <text:p>34.0989566726</text:p>
          </table:table-cell>
          <table:table-cell office:value-type="float" office:value="-118.1113991748">
            <text:p>-118.1113991748</text:p>
          </table:table-cell>
        </table:table-row>
        <table:table-row table:style-name="ro2">
          <table:table-cell office:value-type="float" office:value="34.065972852">
            <text:p>34.065972852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34.0794288924">
            <text:p>34.0794288924</text:p>
          </table:table-cell>
          <table:table-cell office:value-type="float" office:value="-118.1026207096">
            <text:p>-118.1026207096</text:p>
          </table:table-cell>
        </table:table-row>
        <table:table-row table:style-name="ro2">
          <table:table-cell office:value-type="float" office:value="34.1230551666">
            <text:p>34.1230551666</text:p>
          </table:table-cell>
          <table:table-cell office:value-type="float" office:value="-118.0797580592">
            <text:p>-118.0797580592</text:p>
          </table:table-cell>
        </table:table-row>
        <table:table-row table:style-name="ro2">
          <table:table-cell office:value-type="float" office:value="34.0876740494">
            <text:p>34.0876740494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34.0831461027">
            <text:p>34.0831461027</text:p>
          </table:table-cell>
          <table:table-cell office:value-type="float" office:value="-118.1270347244">
            <text:p>-118.1270347244</text:p>
          </table:table-cell>
        </table:table-row>
        <table:table-row table:style-name="ro2">
          <table:table-cell office:value-type="float" office:value="34.1235278736">
            <text:p>34.1235278736</text:p>
          </table:table-cell>
          <table:table-cell office:value-type="float" office:value="-118.0765570505">
            <text:p>-118.0765570505</text:p>
          </table:table-cell>
        </table:table-row>
        <table:table-row table:style-name="ro2">
          <table:table-cell office:value-type="float" office:value="34.0845805703">
            <text:p>34.0845805703</text:p>
          </table:table-cell>
          <table:table-cell office:value-type="float" office:value="-118.1135022834">
            <text:p>-118.1135022834</text:p>
          </table:table-cell>
        </table:table-row>
        <table:table-row table:style-name="ro2">
          <table:table-cell office:value-type="float" office:value="34.0710863471">
            <text:p>34.0710863471</text:p>
          </table:table-cell>
          <table:table-cell office:value-type="float" office:value="-118.0680512302">
            <text:p>-118.0680512302</text:p>
          </table:table-cell>
        </table:table-row>
        <table:table-row table:style-name="ro2"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0822796905">
            <text:p>34.0822796905</text:p>
          </table:table-cell>
          <table:table-cell office:value-type="float" office:value="-118.0849710056">
            <text:p>-118.0849710056</text:p>
          </table:table-cell>
        </table:table-row>
        <table:table-row table:style-name="ro2">
          <table:table-cell office:value-type="float" office:value="34.0805301206">
            <text:p>34.0805301206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047517694">
            <text:p>34.1047517694</text:p>
          </table:table-cell>
          <table:table-cell office:value-type="float" office:value="-118.114508109">
            <text:p>-118.114508109</text:p>
          </table:table-cell>
        </table:table-row>
        <table:table-row table:style-name="ro2">
          <table:table-cell office:value-type="float" office:value="34.1037513316">
            <text:p>34.1037513316</text:p>
          </table:table-cell>
          <table:table-cell office:value-type="float" office:value="-118.0826846446">
            <text:p>-118.0826846446</text:p>
          </table:table-cell>
        </table:table-row>
        <table:table-row table:style-name="ro2">
          <table:table-cell office:value-type="float" office:value="34.0930387722">
            <text:p>34.0930387722</text:p>
          </table:table-cell>
          <table:table-cell office:value-type="float" office:value="-118.077105799">
            <text:p>-118.077105799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1046776002">
            <text:p>34.1046776002</text:p>
          </table:table-cell>
          <table:table-cell office:value-type="float" office:value="-118.1341662644">
            <text:p>-118.1341662644</text:p>
          </table:table-cell>
        </table:table-row>
        <table:table-row table:style-name="ro2">
          <table:table-cell office:value-type="float" office:value="34.0889414011">
            <text:p>34.0889414011</text:p>
          </table:table-cell>
          <table:table-cell office:value-type="float" office:value="-118.1301433803">
            <text:p>-118.1301433803</text:p>
          </table:table-cell>
        </table:table-row>
        <table:table-row table:style-name="ro2">
          <table:table-cell office:value-type="float" office:value="34.0702550844">
            <text:p>34.0702550844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758480566">
            <text:p>34.0758480566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0815931988">
            <text:p>34.0815931988</text:p>
          </table:table-cell>
          <table:table-cell office:value-type="float" office:value="-118.108107302">
            <text:p>-118.108107302</text:p>
          </table:table-cell>
        </table:table-row>
        <table:table-row table:style-name="ro2">
          <table:table-cell office:value-type="float" office:value="34.0964667307">
            <text:p>34.0964667307</text:p>
          </table:table-cell>
          <table:table-cell office:value-type="float" office:value="-118.1349891157">
            <text:p>-118.1349891157</text:p>
          </table:table-cell>
        </table:table-row>
        <table:table-row table:style-name="ro2">
          <table:table-cell office:value-type="float" office:value="34.1048475766">
            <text:p>34.1048475766</text:p>
          </table:table-cell>
          <table:table-cell office:value-type="float" office:value="-118.0772887148">
            <text:p>-118.0772887148</text:p>
          </table:table-cell>
        </table:table-row>
        <table:table-row table:style-name="ro2"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1101530552">
            <text:p>34.1101530552</text:p>
          </table:table-cell>
          <table:table-cell office:value-type="float" office:value="-118.104998254">
            <text:p>-118.104998254</text:p>
          </table:table-cell>
        </table:table-row>
        <table:table-row table:style-name="ro2">
          <table:table-cell office:value-type="float" office:value="34.1126715811">
            <text:p>34.1126715811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34.0961813868">
            <text:p>34.0961813868</text:p>
          </table:table-cell>
          <table:table-cell office:value-type="float" office:value="-118.0799409722">
            <text:p>-118.0799409722</text:p>
          </table:table-cell>
        </table:table-row>
        <table:table-row table:style-name="ro2">
          <table:table-cell office:value-type="float" office:value="34.112591525">
            <text:p>34.112591525</text:p>
          </table:table-cell>
          <table:table-cell office:value-type="float" office:value="-118.1338919798">
            <text:p>-118.1338919798</text:p>
          </table:table-cell>
        </table:table-row>
        <table:table-row table:style-name="ro2">
          <table:table-cell office:value-type="float" office:value="34.1028322754">
            <text:p>34.1028322754</text:p>
          </table:table-cell>
          <table:table-cell office:value-type="float" office:value="-118.1103018908">
            <text:p>-118.1103018908</text:p>
          </table:table-cell>
        </table:table-row>
        <table:table-row table:style-name="ro2">
          <table:table-cell office:value-type="float" office:value="34.0765741632">
            <text:p>34.0765741632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1065100341">
            <text:p>34.1065100341</text:p>
          </table:table-cell>
          <table:table-cell office:value-type="float" office:value="-118.0786605771">
            <text:p>-118.0786605771</text:p>
          </table:table-cell>
        </table:table-row>
        <table:table-row table:style-name="ro2">
          <table:table-cell office:value-type="float" office:value="34.0956099315">
            <text:p>34.0956099315</text:p>
          </table:table-cell>
          <table:table-cell office:value-type="float" office:value="-118.135537681">
            <text:p>-118.135537681</text:p>
          </table:table-cell>
        </table:table-row>
        <table:table-row table:style-name="ro2">
          <table:table-cell office:value-type="float" office:value="34.0841275034">
            <text:p>34.0841275034</text:p>
          </table:table-cell>
          <table:table-cell office:value-type="float" office:value="-118.1056383567">
            <text:p>-118.1056383567</text:p>
          </table:table-cell>
        </table:table-row>
        <table:table-row table:style-name="ro2">
          <table:table-cell office:value-type="float" office:value="34.0910113181">
            <text:p>34.0910113181</text:p>
          </table:table-cell>
          <table:table-cell office:value-type="float" office:value="-118.1243831801">
            <text:p>-118.1243831801</text:p>
          </table:table-cell>
        </table:table-row>
        <table:table-row table:style-name="ro2">
          <table:table-cell office:value-type="float" office:value="34.0892589622">
            <text:p>34.0892589622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34.0798123126">
            <text:p>34.0798123126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1081453871">
            <text:p>34.1081453871</text:p>
          </table:table-cell>
          <table:table-cell office:value-type="float" office:value="-118.1237431461">
            <text:p>-118.1237431461</text:p>
          </table:table-cell>
        </table:table-row>
        <table:table-row table:style-name="ro2"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0654764572">
            <text:p>34.0654764572</text:p>
          </table:table-cell>
          <table:table-cell office:value-type="float" office:value="-118.0926529603">
            <text:p>-118.0926529603</text:p>
          </table:table-cell>
        </table:table-row>
        <table:table-row table:style-name="ro2">
          <table:table-cell office:value-type="float" office:value="34.0987369664">
            <text:p>34.0987369664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1112939571">
            <text:p>34.1112939571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1046687918">
            <text:p>34.1046687918</text:p>
          </table:table-cell>
          <table:table-cell office:value-type="float" office:value="-118.1296862285">
            <text:p>-118.1296862285</text:p>
          </table:table-cell>
        </table:table-row>
        <table:table-row table:style-name="ro2">
          <table:table-cell office:value-type="float" office:value="34.0775430488">
            <text:p>34.0775430488</text:p>
          </table:table-cell>
          <table:table-cell office:value-type="float" office:value="-118.0685085429">
            <text:p>-118.0685085429</text:p>
          </table:table-cell>
        </table:table-row>
        <table:table-row table:style-name="ro2">
          <table:table-cell office:value-type="float" office:value="34.0801902092">
            <text:p>34.0801902092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895302062">
            <text:p>34.089530206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008041033">
            <text:p>34.1008041033</text:p>
          </table:table-cell>
          <table:table-cell office:value-type="float" office:value="-118.0939332534">
            <text:p>-118.0939332534</text:p>
          </table:table-cell>
        </table:table-row>
        <table:table-row table:style-name="ro2"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0866565644">
            <text:p>34.0866565644</text:p>
          </table:table-cell>
          <table:table-cell office:value-type="float" office:value="-118.0782947482">
            <text:p>-118.0782947482</text:p>
          </table:table-cell>
        </table:table-row>
        <table:table-row table:style-name="ro2">
          <table:table-cell office:value-type="float" office:value="34.0733825688">
            <text:p>34.0733825688</text:p>
          </table:table-cell>
          <table:table-cell office:value-type="float" office:value="-118.0788434912">
            <text:p>-118.0788434912</text:p>
          </table:table-cell>
        </table:table-row>
        <table:table-row table:style-name="ro2">
          <table:table-cell office:value-type="float" office:value="34.0790553236">
            <text:p>34.0790553236</text:p>
          </table:table-cell>
          <table:table-cell office:value-type="float" office:value="-118.1189885345">
            <text:p>-118.1189885345</text:p>
          </table:table-cell>
        </table:table-row>
        <table:table-row table:style-name="ro2">
          <table:table-cell office:value-type="float" office:value="34.1140530423">
            <text:p>34.1140530423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34.1108437691">
            <text:p>34.1108437691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34.0841446272">
            <text:p>34.0841446272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882233768">
            <text:p>34.0882233768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0793276812">
            <text:p>34.079327681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34.1074749307">
            <text:p>34.1074749307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34.0914499885">
            <text:p>34.0914499885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34.1072288404">
            <text:p>34.1072288404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34.1027443751">
            <text:p>34.1027443751</text:p>
          </table:table-cell>
          <table:table-cell office:value-type="float" office:value="-118.1119478143">
            <text:p>-118.1119478143</text:p>
          </table:table-cell>
        </table:table-row>
        <table:table-row table:style-name="ro2">
          <table:table-cell office:value-type="float" office:value="34.1157632284">
            <text:p>34.1157632284</text:p>
          </table:table-cell>
          <table:table-cell office:value-type="float" office:value="-118.1240174467">
            <text:p>-118.1240174467</text:p>
          </table:table-cell>
        </table:table-row>
        <table:table-row table:style-name="ro2">
          <table:table-cell office:value-type="float" office:value="34.0741749985">
            <text:p>34.0741749985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0793276812">
            <text:p>34.079327681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34.0764808996">
            <text:p>34.0764808996</text:p>
          </table:table-cell>
          <table:table-cell office:value-type="float" office:value="-118.0734474435">
            <text:p>-118.0734474435</text:p>
          </table:table-cell>
        </table:table-row>
        <table:table-row table:style-name="ro2">
          <table:table-cell office:value-type="float" office:value="34.0823605285">
            <text:p>34.0823605285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0790600502">
            <text:p>34.0790600502</text:p>
          </table:table-cell>
          <table:table-cell office:value-type="float" office:value="-118.1015233704">
            <text:p>-118.1015233704</text:p>
          </table:table-cell>
        </table:table-row>
        <table:table-row table:style-name="ro2">
          <table:table-cell office:value-type="float" office:value="34.0787020507">
            <text:p>34.0787020507</text:p>
          </table:table-cell>
          <table:table-cell office:value-type="float" office:value="-118.1145995474">
            <text:p>-118.1145995474</text:p>
          </table:table-cell>
        </table:table-row>
        <table:table-row table:style-name="ro2">
          <table:table-cell office:value-type="float" office:value="34.1184638865">
            <text:p>34.1184638865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1164552202">
            <text:p>34.1164552202</text:p>
          </table:table-cell>
          <table:table-cell office:value-type="float" office:value="-118.0996030105">
            <text:p>-118.0996030105</text:p>
          </table:table-cell>
        </table:table-row>
        <table:table-row table:style-name="ro2">
          <table:table-cell office:value-type="float" office:value="34.1028391638">
            <text:p>34.1028391638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34.0982628195">
            <text:p>34.0982628195</text:p>
          </table:table-cell>
          <table:table-cell office:value-type="float" office:value="-118.0750937129">
            <text:p>-118.0750937129</text:p>
          </table:table-cell>
        </table:table-row>
        <table:table-row table:style-name="ro2">
          <table:table-cell office:value-type="float" office:value="34.1209308848">
            <text:p>34.1209308848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1009125834">
            <text:p>34.1009125834</text:p>
          </table:table-cell>
          <table:table-cell office:value-type="float" office:value="-118.1219144647">
            <text:p>-118.1219144647</text:p>
          </table:table-cell>
        </table:table-row>
        <table:table-row table:style-name="ro2">
          <table:table-cell office:value-type="float" office:value="34.0899395977">
            <text:p>34.0899395977</text:p>
          </table:table-cell>
          <table:table-cell office:value-type="float" office:value="-118.08670862">
            <text:p>-118.08670862</text:p>
          </table:table-cell>
        </table:table-row>
        <table:table-row table:style-name="ro2">
          <table:table-cell office:value-type="float" office:value="34.0682722937">
            <text:p>34.0682722937</text:p>
          </table:table-cell>
          <table:table-cell office:value-type="float" office:value="-118.1075586505">
            <text:p>-118.1075586505</text:p>
          </table:table-cell>
        </table:table-row>
        <table:table-row table:style-name="ro2">
          <table:table-cell office:value-type="float" office:value="34.100179916">
            <text:p>34.100179916</text:p>
          </table:table-cell>
          <table:table-cell office:value-type="float" office:value="-118.0912812074">
            <text:p>-118.0912812074</text:p>
          </table:table-cell>
        </table:table-row>
        <table:table-row table:style-name="ro2">
          <table:table-cell office:value-type="float" office:value="34.1161598116">
            <text:p>34.1161598116</text:p>
          </table:table-cell>
          <table:table-cell office:value-type="float" office:value="-118.0904581504">
            <text:p>-118.0904581504</text:p>
          </table:table-cell>
        </table:table-row>
        <table:table-row table:style-name="ro2">
          <table:table-cell office:value-type="float" office:value="34.1026140021">
            <text:p>34.1026140021</text:p>
          </table:table-cell>
          <table:table-cell office:value-type="float" office:value="-118.126028971">
            <text:p>-118.126028971</text:p>
          </table:table-cell>
        </table:table-row>
        <table:table-row table:style-name="ro2"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0895302062">
            <text:p>34.089530206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112700563">
            <text:p>34.1112700563</text:p>
          </table:table-cell>
          <table:table-cell office:value-type="float" office:value="-118.1366348065">
            <text:p>-118.1366348065</text:p>
          </table:table-cell>
        </table:table-row>
        <table:table-row table:style-name="ro2">
          <table:table-cell office:value-type="float" office:value="34.1205634366">
            <text:p>34.1205634366</text:p>
          </table:table-cell>
          <table:table-cell office:value-type="float" office:value="-118.1111248545">
            <text:p>-118.1111248545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1047069245">
            <text:p>34.1047069245</text:p>
          </table:table-cell>
          <table:table-cell office:value-type="float" office:value="-118.0995115642">
            <text:p>-118.0995115642</text:p>
          </table:table-cell>
        </table:table-row>
        <table:table-row table:style-name="ro2">
          <table:table-cell office:value-type="float" office:value="34.0885434253">
            <text:p>34.0885434253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34.0746383008">
            <text:p>34.0746383008</text:p>
          </table:table-cell>
          <table:table-cell office:value-type="float" office:value="-118.0776545458">
            <text:p>-118.0776545458</text:p>
          </table:table-cell>
        </table:table-row>
        <table:table-row table:style-name="ro2">
          <table:table-cell office:value-type="float" office:value="34.0905488659">
            <text:p>34.0905488659</text:p>
          </table:table-cell>
          <table:table-cell office:value-type="float" office:value="-118.0745449581">
            <text:p>-118.0745449581</text:p>
          </table:table-cell>
        </table:table-row>
        <table:table-row table:style-name="ro2">
          <table:table-cell office:value-type="float" office:value="34.0747478499">
            <text:p>34.0747478499</text:p>
          </table:table-cell>
          <table:table-cell office:value-type="float" office:value="-118.071709698">
            <text:p>-118.071709698</text:p>
          </table:table-cell>
        </table:table-row>
        <table:table-row table:style-name="ro2">
          <table:table-cell office:value-type="float" office:value="34.0783557211">
            <text:p>34.0783557211</text:p>
          </table:table-cell>
          <table:table-cell office:value-type="float" office:value="-118.1182570443">
            <text:p>-118.1182570443</text:p>
          </table:table-cell>
        </table:table-row>
        <table:table-row table:style-name="ro2">
          <table:table-cell office:value-type="float" office:value="34.1013222082">
            <text:p>34.1013222082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1222511027">
            <text:p>34.1222511027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34.1066832785">
            <text:p>34.1066832785</text:p>
          </table:table-cell>
          <table:table-cell office:value-type="float" office:value="-118.0983227588">
            <text:p>-118.0983227588</text:p>
          </table:table-cell>
        </table:table-row>
        <table:table-row table:style-name="ro2">
          <table:table-cell office:value-type="float" office:value="34.1002826641">
            <text:p>34.1002826641</text:p>
          </table:table-cell>
          <table:table-cell office:value-type="float" office:value="-118.0911897568">
            <text:p>-118.0911897568</text:p>
          </table:table-cell>
        </table:table-row>
        <table:table-row table:style-name="ro2">
          <table:table-cell office:value-type="float" office:value="34.0822365148">
            <text:p>34.0822365148</text:p>
          </table:table-cell>
          <table:table-cell office:value-type="float" office:value="-118.0815871808">
            <text:p>-118.0815871808</text:p>
          </table:table-cell>
        </table:table-row>
        <table:table-row table:style-name="ro2">
          <table:table-cell office:value-type="float" office:value="34.0960014533">
            <text:p>34.0960014533</text:p>
          </table:table-cell>
          <table:table-cell office:value-type="float" office:value="-118.1255718084">
            <text:p>-118.1255718084</text:p>
          </table:table-cell>
        </table:table-row>
        <table:table-row table:style-name="ro2">
          <table:table-cell office:value-type="float" office:value="34.1019554625">
            <text:p>34.1019554625</text:p>
          </table:table-cell>
          <table:table-cell office:value-type="float" office:value="-118.0921957105">
            <text:p>-118.0921957105</text:p>
          </table:table-cell>
        </table:table-row>
        <table:table-row table:style-name="ro2"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34.0850767054">
            <text:p>34.0850767054</text:p>
          </table:table-cell>
          <table:table-cell office:value-type="float" office:value="-118.0824102793">
            <text:p>-118.0824102793</text:p>
          </table:table-cell>
        </table:table-row>
        <table:table-row table:style-name="ro2">
          <table:table-cell office:value-type="float" office:value="34.0788060677">
            <text:p>34.0788060677</text:p>
          </table:table-cell>
          <table:table-cell office:value-type="float" office:value="-118.1006089159">
            <text:p>-118.1006089159</text:p>
          </table:table-cell>
        </table:table-row>
        <table:table-row table:style-name="ro2">
          <table:table-cell office:value-type="float" office:value="34.0830632585">
            <text:p>34.0830632585</text:p>
          </table:table-cell>
          <table:table-cell office:value-type="float" office:value="-118.1257546736">
            <text:p>-118.1257546736</text:p>
          </table:table-cell>
        </table:table-row>
        <table:table-row table:style-name="ro2">
          <table:table-cell office:value-type="float" office:value="34.0632586732">
            <text:p>34.0632586732</text:p>
          </table:table-cell>
          <table:table-cell office:value-type="float" office:value="-118.0980484179">
            <text:p>-118.0980484179</text:p>
          </table:table-cell>
        </table:table-row>
        <table:table-row table:style-name="ro2">
          <table:table-cell office:value-type="float" office:value="34.0915463717">
            <text:p>34.0915463717</text:p>
          </table:table-cell>
          <table:table-cell office:value-type="float" office:value="-118.0886291212">
            <text:p>-118.0886291212</text:p>
          </table:table-cell>
        </table:table-row>
        <table:table-row table:style-name="ro2">
          <table:table-cell office:value-type="float" office:value="34.0979592356">
            <text:p>34.0979592356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0879816064">
            <text:p>34.0879816064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34.0629066978">
            <text:p>34.0629066978</text:p>
          </table:table-cell>
          <table:table-cell office:value-type="float" office:value="-118.0991457788">
            <text:p>-118.0991457788</text:p>
          </table:table-cell>
        </table:table-row>
        <table:table-row table:style-name="ro2">
          <table:table-cell office:value-type="float" office:value="34.0966853969">
            <text:p>34.0966853969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941183575">
            <text:p>34.0941183575</text:p>
          </table:table-cell>
          <table:table-cell office:value-type="float" office:value="-118.1276747464">
            <text:p>-118.1276747464</text:p>
          </table:table-cell>
        </table:table-row>
        <table:table-row table:style-name="ro2">
          <table:table-cell office:value-type="float" office:value="34.0901570288">
            <text:p>34.0901570288</text:p>
          </table:table-cell>
          <table:table-cell office:value-type="float" office:value="-118.1055469136">
            <text:p>-118.1055469136</text:p>
          </table:table-cell>
        </table:table-row>
        <table:table-row table:style-name="ro2">
          <table:table-cell office:value-type="float" office:value="34.099954229">
            <text:p>34.099954229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34.0978350989">
            <text:p>34.0978350989</text:p>
          </table:table-cell>
          <table:table-cell office:value-type="float" office:value="-118.1217315955">
            <text:p>-118.1217315955</text:p>
          </table:table-cell>
        </table:table-row>
        <table:table-row table:style-name="ro2"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1109842349">
            <text:p>34.1109842349</text:p>
          </table:table-cell>
          <table:table-cell office:value-type="float" office:value="-118.1032608209">
            <text:p>-118.1032608209</text:p>
          </table:table-cell>
        </table:table-row>
        <table:table-row table:style-name="ro2">
          <table:table-cell office:value-type="float" office:value="34.1193251166">
            <text:p>34.1193251166</text:p>
          </table:table-cell>
          <table:table-cell office:value-type="float" office:value="-118.1151481768">
            <text:p>-118.1151481768</text:p>
          </table:table-cell>
        </table:table-row>
        <table:table-row table:style-name="ro2">
          <table:table-cell office:value-type="float" office:value="34.0975789776">
            <text:p>34.0975789776</text:p>
          </table:table-cell>
          <table:table-cell office:value-type="float" office:value="-118.1092045998">
            <text:p>-118.1092045998</text:p>
          </table:table-cell>
        </table:table-row>
        <table:table-row table:style-name="ro2">
          <table:table-cell office:value-type="float" office:value="34.1096688059">
            <text:p>34.1096688059</text:p>
          </table:table-cell>
          <table:table-cell office:value-type="float" office:value="-118.0982313119">
            <text:p>-118.0982313119</text:p>
          </table:table-cell>
        </table:table-row>
        <table:table-row table:style-name="ro2">
          <table:table-cell office:value-type="float" office:value="34.0824968247">
            <text:p>34.0824968247</text:p>
          </table:table-cell>
          <table:table-cell office:value-type="float" office:value="-118.1031693765">
            <text:p>-118.1031693765</text:p>
          </table:table-cell>
        </table:table-row>
        <table:table-row table:style-name="ro2">
          <table:table-cell office:value-type="float" office:value="34.1012363784">
            <text:p>34.1012363784</text:p>
          </table:table-cell>
          <table:table-cell office:value-type="float" office:value="-118.1128622096">
            <text:p>-118.1128622096</text:p>
          </table:table-cell>
        </table:table-row>
        <table:table-row table:style-name="ro2">
          <table:table-cell office:value-type="float" office:value="34.0761444913">
            <text:p>34.0761444913</text:p>
          </table:table-cell>
          <table:table-cell office:value-type="float" office:value="-118.0845137358">
            <text:p>-118.0845137358</text:p>
          </table:table-cell>
        </table:table-row>
        <table:table-row table:style-name="ro2">
          <table:table-cell office:value-type="float" office:value="34.0796124966">
            <text:p>34.0796124966</text:p>
          </table:table-cell>
          <table:table-cell office:value-type="float" office:value="-118.1225545054">
            <text:p>-118.1225545054</text:p>
          </table:table-cell>
        </table:table-row>
        <table:table-row table:style-name="ro2">
          <table:table-cell office:value-type="float" office:value="34.1083149934">
            <text:p>34.1083149934</text:p>
          </table:table-cell>
          <table:table-cell office:value-type="float" office:value="-118.1172512403">
            <text:p>-118.1172512403</text:p>
          </table:table-cell>
        </table:table-row>
        <table:table-row table:style-name="ro2">
          <table:table-cell office:value-type="float" office:value="34.1178531083">
            <text:p>34.1178531083</text:p>
          </table:table-cell>
          <table:table-cell office:value-type="float" office:value="-118.0955793308">
            <text:p>-118.0955793308</text:p>
          </table:table-cell>
        </table:table-row>
        <table:table-row table:style-name="ro2">
          <table:table-cell office:value-type="float" office:value="34.095591023">
            <text:p>34.095591023</text:p>
          </table:table-cell>
          <table:table-cell office:value-type="float" office:value="-118.1375490724">
            <text:p>-118.1375490724</text:p>
          </table:table-cell>
        </table:table-row>
        <table:table-row table:style-name="ro2">
          <table:table-cell office:value-type="float" office:value="34.0776600001">
            <text:p>34.0776600001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1042154963">
            <text:p>34.1042154963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34.098034685">
            <text:p>34.098034685</text:p>
          </table:table-cell>
          <table:table-cell office:value-type="float" office:value="-118.0753680896">
            <text:p>-118.0753680896</text:p>
          </table:table-cell>
        </table:table-row>
        <table:table-row table:style-name="ro2">
          <table:table-cell office:value-type="float" office:value="34.0758887757">
            <text:p>34.0758887757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834502506">
            <text:p>34.0834502506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34.0671257338">
            <text:p>34.0671257338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34.1163577707">
            <text:p>34.1163577707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34.1268863046">
            <text:p>34.1268863046</text:p>
          </table:table-cell>
          <table:table-cell office:value-type="float" office:value="-118.0746364174">
            <text:p>-118.0746364174</text:p>
          </table:table-cell>
        </table:table-row>
        <table:table-row table:style-name="ro2">
          <table:table-cell office:value-type="float" office:value="34.0991767594">
            <text:p>34.0991767594</text:p>
          </table:table-cell>
          <table:table-cell office:value-type="float" office:value="-118.0975911822">
            <text:p>-118.0975911822</text:p>
          </table:table-cell>
        </table:table-row>
        <table:table-row table:style-name="ro2">
          <table:table-cell office:value-type="float" office:value="34.0695904232">
            <text:p>34.0695904232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90915869">
            <text:p>34.090915869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34.0870029944">
            <text:p>34.0870029944</text:p>
          </table:table-cell>
          <table:table-cell office:value-type="float" office:value="-118.1121306937">
            <text:p>-118.1121306937</text:p>
          </table:table-cell>
        </table:table-row>
        <table:table-row table:style-name="ro2">
          <table:table-cell office:value-type="float" office:value="34.0678443814">
            <text:p>34.0678443814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831493988">
            <text:p>34.0831493988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34.0745573399">
            <text:p>34.0745573399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1054619081">
            <text:p>34.1054619081</text:p>
          </table:table-cell>
          <table:table-cell office:value-type="float" office:value="-118.1203600704">
            <text:p>-118.1203600704</text:p>
          </table:table-cell>
        </table:table-row>
        <table:table-row table:style-name="ro2">
          <table:table-cell office:value-type="float" office:value="34.1031502482">
            <text:p>34.1031502482</text:p>
          </table:table-cell>
          <table:table-cell office:value-type="float" office:value="-118.0757339246">
            <text:p>-118.0757339246</text:p>
          </table:table-cell>
        </table:table-row>
        <table:table-row table:style-name="ro2">
          <table:table-cell office:value-type="float" office:value="34.0943278508">
            <text:p>34.0943278508</text:p>
          </table:table-cell>
          <table:table-cell office:value-type="float" office:value="-118.1294119368">
            <text:p>-118.1294119368</text:p>
          </table:table-cell>
        </table:table-row>
        <table:table-row table:style-name="ro2">
          <table:table-cell office:value-type="float" office:value="34.0954958678">
            <text:p>34.0954958678</text:p>
          </table:table-cell>
          <table:table-cell office:value-type="float" office:value="-118.0759168418">
            <text:p>-118.0759168418</text:p>
          </table:table-cell>
        </table:table-row>
        <table:table-row table:style-name="ro2">
          <table:table-cell office:value-type="float" office:value="34.0700827143">
            <text:p>34.070082714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964758332">
            <text:p>34.0964758332</text:p>
          </table:table-cell>
          <table:table-cell office:value-type="float" office:value="-118.0787520342">
            <text:p>-118.0787520342</text:p>
          </table:table-cell>
        </table:table-row>
        <table:table-row table:style-name="ro2">
          <table:table-cell office:value-type="float" office:value="34.0759044674">
            <text:p>34.0759044674</text:p>
          </table:table-cell>
          <table:table-cell office:value-type="float" office:value="-118.0760997588">
            <text:p>-118.0760997588</text:p>
          </table:table-cell>
        </table:table-row>
        <table:table-row table:style-name="ro2">
          <table:table-cell office:value-type="float" office:value="34.1042307865">
            <text:p>34.1042307865</text:p>
          </table:table-cell>
          <table:table-cell office:value-type="float" office:value="-118.0868915258">
            <text:p>-118.0868915258</text:p>
          </table:table-cell>
        </table:table-row>
        <table:table-row table:style-name="ro2">
          <table:table-cell office:value-type="float" office:value="34.0696563468">
            <text:p>34.0696563468</text:p>
          </table:table-cell>
          <table:table-cell office:value-type="float" office:value="-118.0683256179">
            <text:p>-118.0683256179</text:p>
          </table:table-cell>
        </table:table-row>
        <table:table-row table:style-name="ro2">
          <table:table-cell office:value-type="float" office:value="34.1241777386">
            <text:p>34.1241777386</text:p>
          </table:table-cell>
          <table:table-cell office:value-type="float" office:value="-118.0852453669">
            <text:p>-118.0852453669</text:p>
          </table:table-cell>
        </table:table-row>
        <table:table-row table:style-name="ro2">
          <table:table-cell office:value-type="float" office:value="34.0697169615">
            <text:p>34.0697169615</text:p>
          </table:table-cell>
          <table:table-cell office:value-type="float" office:value="-118.0949391914">
            <text:p>-118.0949391914</text:p>
          </table:table-cell>
        </table:table-row>
        <table:table-row table:style-name="ro2">
          <table:table-cell office:value-type="float" office:value="34.1039436457">
            <text:p>34.1039436457</text:p>
          </table:table-cell>
          <table:table-cell office:value-type="float" office:value="-118.086434261">
            <text:p>-118.086434261</text:p>
          </table:table-cell>
        </table:table-row>
        <table:table-row table:style-name="ro2">
          <table:table-cell office:value-type="float" office:value="34.0791521662">
            <text:p>34.0791521662</text:p>
          </table:table-cell>
          <table:table-cell office:value-type="float" office:value="-118.0836906471">
            <text:p>-118.0836906471</text:p>
          </table:table-cell>
        </table:table-row>
        <table:table-row table:style-name="ro2">
          <table:table-cell office:value-type="float" office:value="34.0850882519">
            <text:p>34.0850882519</text:p>
          </table:table-cell>
          <table:table-cell office:value-type="float" office:value="-118.13114911">
            <text:p>-118.13114911</text:p>
          </table:table-cell>
        </table:table-row>
        <table:table-row table:style-name="ro2">
          <table:table-cell office:value-type="float" office:value="34.0985257988">
            <text:p>34.0985257988</text:p>
          </table:table-cell>
          <table:table-cell office:value-type="float" office:value="-118.1131365272">
            <text:p>-118.1131365272</text:p>
          </table:table-cell>
        </table:table-row>
        <table:table-row table:style-name="ro2">
          <table:table-cell office:value-type="float" office:value="34.1146383097">
            <text:p>34.1146383097</text:p>
          </table:table-cell>
          <table:table-cell office:value-type="float" office:value="-118.1337091232">
            <text:p>-118.1337091232</text:p>
          </table:table-cell>
        </table:table-row>
        <table:table-row table:style-name="ro2">
          <table:table-cell office:value-type="float" office:value="34.0873156445">
            <text:p>34.0873156445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991539654">
            <text:p>34.0991539654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34.0834157061">
            <text:p>34.0834157061</text:p>
          </table:table-cell>
          <table:table-cell office:value-type="float" office:value="-118.1046324801">
            <text:p>-118.1046324801</text:p>
          </table:table-cell>
        </table:table-row>
        <table:table-row table:style-name="ro2">
          <table:table-cell office:value-type="float" office:value="34.0999289498">
            <text:p>34.0999289498</text:p>
          </table:table-cell>
          <table:table-cell office:value-type="float" office:value="-118.1274918832">
            <text:p>-118.1274918832</text:p>
          </table:table-cell>
        </table:table-row>
        <table:table-row table:style-name="ro2">
          <table:table-cell office:value-type="float" office:value="34.0792382652">
            <text:p>34.0792382652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34.1178613177">
            <text:p>34.1178613177</text:p>
          </table:table-cell>
          <table:table-cell office:value-type="float" office:value="-118.1097532461">
            <text:p>-118.1097532461</text:p>
          </table:table-cell>
        </table:table-row>
        <table:table-row table:style-name="ro2">
          <table:table-cell office:value-type="float" office:value="34.0915326378">
            <text:p>34.0915326378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115828623">
            <text:p>34.1115828623</text:p>
          </table:table-cell>
          <table:table-cell office:value-type="float" office:value="-118.0804897101">
            <text:p>-118.0804897101</text:p>
          </table:table-cell>
        </table:table-row>
        <table:table-row table:style-name="ro2">
          <table:table-cell office:value-type="float" office:value="34.0875946514">
            <text:p>34.0875946514</text:p>
          </table:table-cell>
          <table:table-cell office:value-type="float" office:value="-118.1262118357">
            <text:p>-118.1262118357</text:p>
          </table:table-cell>
        </table:table-row>
        <table:table-row table:style-name="ro2">
          <table:table-cell office:value-type="float" office:value="34.0736680753">
            <text:p>34.0736680753</text:p>
          </table:table-cell>
          <table:table-cell office:value-type="float" office:value="-118.1100275687">
            <text:p>-118.1100275687</text:p>
          </table:table-cell>
        </table:table-row>
        <table:table-row table:style-name="ro2">
          <table:table-cell office:value-type="float" office:value="34.079081147">
            <text:p>34.079081147</text:p>
          </table:table-cell>
          <table:table-cell office:value-type="float" office:value="-118.1007918072">
            <text:p>-118.1007918072</text:p>
          </table:table-cell>
        </table:table-row>
        <table:table-row table:style-name="ro2">
          <table:table-cell office:value-type="float" office:value="34.1194761482">
            <text:p>34.1194761482</text:p>
          </table:table-cell>
          <table:table-cell office:value-type="float" office:value="-118.0851539132">
            <text:p>-118.0851539132</text:p>
          </table:table-cell>
        </table:table-row>
        <table:table-row table:style-name="ro2"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0782049489">
            <text:p>34.0782049489</text:p>
          </table:table-cell>
          <table:table-cell office:value-type="float" office:value="-118.1124050125">
            <text:p>-118.1124050125</text:p>
          </table:table-cell>
        </table:table-row>
        <table:table-row table:style-name="ro2">
          <table:table-cell office:value-type="float" office:value="34.0784265487">
            <text:p>34.0784265487</text:p>
          </table:table-cell>
          <table:table-cell office:value-type="float" office:value="-118.129594798">
            <text:p>-118.129594798</text:p>
          </table:table-cell>
        </table:table-row>
        <table:table-row table:style-name="ro2">
          <table:table-cell office:value-type="float" office:value="34.1103701055">
            <text:p>34.1103701055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1201528475">
            <text:p>34.1201528475</text:p>
          </table:table-cell>
          <table:table-cell office:value-type="float" office:value="-118.090823954">
            <text:p>-118.090823954</text:p>
          </table:table-cell>
        </table:table-row>
        <table:table-row table:style-name="ro2">
          <table:table-cell office:value-type="float" office:value="34.0908068324">
            <text:p>34.0908068324</text:p>
          </table:table-cell>
          <table:table-cell office:value-type="float" office:value="-118.1045410365">
            <text:p>-118.1045410365</text:p>
          </table:table-cell>
        </table:table-row>
        <table:table-row table:style-name="ro2">
          <table:table-cell office:value-type="float" office:value="34.0802845949">
            <text:p>34.0802845949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816674062">
            <text:p>34.0816674062</text:p>
          </table:table-cell>
          <table:table-cell office:value-type="float" office:value="-118.1310576803">
            <text:p>-118.1310576803</text:p>
          </table:table-cell>
        </table:table-row>
        <table:table-row table:style-name="ro2">
          <table:table-cell office:value-type="float" office:value="34.088385234">
            <text:p>34.088385234</text:p>
          </table:table-cell>
          <table:table-cell office:value-type="float" office:value="-118.0829590095">
            <text:p>-118.0829590095</text:p>
          </table:table-cell>
        </table:table-row>
        <table:table-row table:style-name="ro2">
          <table:table-cell office:value-type="float" office:value="34.1078879171">
            <text:p>34.1078879171</text:p>
          </table:table-cell>
          <table:table-cell office:value-type="float" office:value="-118.1154224909">
            <text:p>-118.1154224909</text:p>
          </table:table-cell>
        </table:table-row>
        <table:table-row table:style-name="ro2">
          <table:table-cell office:value-type="float" office:value="34.0927734765">
            <text:p>34.092773476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0733412868">
            <text:p>34.0733412868</text:p>
          </table:table-cell>
          <table:table-cell office:value-type="float" office:value="-118.0935674564">
            <text:p>-118.0935674564</text:p>
          </table:table-cell>
        </table:table-row>
        <table:table-row table:style-name="ro2">
          <table:table-cell office:value-type="float" office:value="34.0862178299">
            <text:p>34.0862178299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0989190986">
            <text:p>34.0989190986</text:p>
          </table:table-cell>
          <table:table-cell office:value-type="float" office:value="-118.1099361279">
            <text:p>-118.1099361279</text:p>
          </table:table-cell>
        </table:table-row>
        <table:table-row table:style-name="ro2">
          <table:table-cell office:value-type="float" office:value="34.1106238174">
            <text:p>34.1106238174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34.0959813429">
            <text:p>34.0959813429</text:p>
          </table:table-cell>
          <table:table-cell office:value-type="float" office:value="-118.1214572913">
            <text:p>-118.1214572913</text:p>
          </table:table-cell>
        </table:table-row>
        <table:table-row table:style-name="ro2">
          <table:table-cell office:value-type="float" office:value="34.0885434253">
            <text:p>34.0885434253</text:p>
          </table:table-cell>
          <table:table-cell office:value-type="float" office:value="-118.1369090867">
            <text:p>-118.1369090867</text:p>
          </table:table-cell>
        </table:table-row>
        <table:table-row table:style-name="ro2">
          <table:table-cell office:value-type="float" office:value="34.1242378665">
            <text:p>34.1242378665</text:p>
          </table:table-cell>
          <table:table-cell office:value-type="float" office:value="-118.1017977059">
            <text:p>-118.1017977059</text:p>
          </table:table-cell>
        </table:table-row>
        <table:table-row table:style-name="ro2">
          <table:table-cell office:value-type="float" office:value="34.087693394">
            <text:p>34.087693394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0836492443">
            <text:p>34.0836492443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793425408">
            <text:p>34.0793425408</text:p>
          </table:table-cell>
          <table:table-cell office:value-type="float" office:value="-118.1000602409">
            <text:p>-118.1000602409</text:p>
          </table:table-cell>
        </table:table-row>
        <table:table-row table:style-name="ro2">
          <table:table-cell office:value-type="float" office:value="34.0888303541">
            <text:p>34.0888303541</text:p>
          </table:table-cell>
          <table:table-cell office:value-type="float" office:value="-118.0869829786">
            <text:p>-118.0869829786</text:p>
          </table:table-cell>
        </table:table-row>
        <table:table-row table:style-name="ro2">
          <table:table-cell office:value-type="float" office:value="34.1172915631">
            <text:p>34.1172915631</text:p>
          </table:table-cell>
          <table:table-cell office:value-type="float" office:value="-118.1107590933">
            <text:p>-118.1107590933</text:p>
          </table:table-cell>
        </table:table-row>
        <table:table-row table:style-name="ro2">
          <table:table-cell office:value-type="float" office:value="34.0927734765">
            <text:p>34.0927734765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1220429816">
            <text:p>34.1220429816</text:p>
          </table:table-cell>
          <table:table-cell office:value-type="float" office:value="-118.0870744314">
            <text:p>-118.0870744314</text:p>
          </table:table-cell>
        </table:table-row>
        <table:table-row table:style-name="ro2">
          <table:table-cell office:value-type="float" office:value="34.1065553387">
            <text:p>34.1065553387</text:p>
          </table:table-cell>
          <table:table-cell office:value-type="float" office:value="-118.0784776627">
            <text:p>-118.0784776627</text:p>
          </table:table-cell>
        </table:table-row>
        <table:table-row table:style-name="ro2">
          <table:table-cell office:value-type="float" office:value="34.1040957047">
            <text:p>34.1040957047</text:p>
          </table:table-cell>
          <table:table-cell office:value-type="float" office:value="-118.1348976879">
            <text:p>-118.1348976879</text:p>
          </table:table-cell>
        </table:table-row>
        <table:table-row table:style-name="ro2">
          <table:table-cell office:value-type="float" office:value="34.0983075677">
            <text:p>34.0983075677</text:p>
          </table:table-cell>
          <table:table-cell office:value-type="float" office:value="-118.1233774114">
            <text:p>-118.1233774114</text:p>
          </table:table-cell>
        </table:table-row>
        <table:table-row table:style-name="ro2">
          <table:table-cell office:value-type="float" office:value="34.0762578632">
            <text:p>34.0762578632</text:p>
          </table:table-cell>
          <table:table-cell office:value-type="float" office:value="-118.1215487261">
            <text:p>-118.1215487261</text:p>
          </table:table-cell>
        </table:table-row>
        <table:table-row table:style-name="ro2">
          <table:table-cell office:value-type="float" office:value="34.0988971039">
            <text:p>34.0988971039</text:p>
          </table:table-cell>
          <table:table-cell office:value-type="float" office:value="-118.1319719755">
            <text:p>-118.1319719755</text:p>
          </table:table-cell>
        </table:table-row>
        <table:table-row table:style-name="ro2">
          <table:table-cell office:value-type="float" office:value="34.0776499314">
            <text:p>34.0776499314</text:p>
          </table:table-cell>
          <table:table-cell office:value-type="float" office:value="-118.1356291084">
            <text:p>-118.1356291084</text:p>
          </table:table-cell>
        </table:table-row>
        <table:table-row table:style-name="ro2">
          <table:table-cell office:value-type="float" office:value="34.1038015646">
            <text:p>34.1038015646</text:p>
          </table:table-cell>
          <table:table-cell office:value-type="float" office:value="-118.1038094858">
            <text:p>-118.1038094858</text:p>
          </table:table-cell>
        </table:table-row>
        <table:table-row table:style-name="ro2">
          <table:table-cell office:value-type="float" office:value="34.0809254896">
            <text:p>34.0809254896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928555588">
            <text:p>34.0928555588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34.0850162295">
            <text:p>34.0850162295</text:p>
          </table:table-cell>
          <table:table-cell office:value-type="float" office:value="-118.076831425">
            <text:p>-118.076831425</text:p>
          </table:table-cell>
        </table:table-row>
        <table:table-row table:style-name="ro2">
          <table:table-cell office:value-type="float" office:value="34.103130662">
            <text:p>34.103130662</text:p>
          </table:table-cell>
          <table:table-cell office:value-type="float" office:value="-118.0861599015">
            <text:p>-118.0861599015</text:p>
          </table:table-cell>
        </table:table-row>
        <table:table-row table:style-name="ro2">
          <table:table-cell office:value-type="float" office:value="34.0815681102">
            <text:p>34.0815681102</text:p>
          </table:table-cell>
          <table:table-cell office:value-type="float" office:value="-118.0755510072">
            <text:p>-118.0755510072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1150023332">
            <text:p>34.1150023332</text:p>
          </table:table-cell>
          <table:table-cell office:value-type="float" office:value="-118.0944819476">
            <text:p>-118.0944819476</text:p>
          </table:table-cell>
        </table:table-row>
        <table:table-row table:style-name="ro2">
          <table:table-cell office:value-type="float" office:value="34.0794856263">
            <text:p>34.0794856263</text:p>
          </table:table-cell>
          <table:table-cell office:value-type="float" office:value="-118.1220973337">
            <text:p>-118.1220973337</text:p>
          </table:table-cell>
        </table:table-row>
        <table:table-row table:style-name="ro2">
          <table:table-cell office:value-type="float" office:value="34.086831801">
            <text:p>34.086831801</text:p>
          </table:table-cell>
          <table:table-cell office:value-type="float" office:value="-118.0840564648">
            <text:p>-118.0840564648</text:p>
          </table:table-cell>
        </table:table-row>
        <table:table-row table:style-name="ro2">
          <table:table-cell office:value-type="float" office:value="34.0928555588">
            <text:p>34.0928555588</text:p>
          </table:table-cell>
          <table:table-cell office:value-type="float" office:value="-118.1201771996">
            <text:p>-118.1201771996</text:p>
          </table:table-cell>
        </table:table-row>
        <table:table-row table:style-name="ro2">
          <table:table-cell office:value-type="float" office:value="34.0810119871">
            <text:p>34.0810119871</text:p>
          </table:table-cell>
          <table:table-cell office:value-type="float" office:value="-118.1295033674">
            <text:p>-118.1295033674</text:p>
          </table:table-cell>
        </table:table-row>
        <table:table-row table:style-name="ro2">
          <table:table-cell office:value-type="float" office:value="34.1168314645">
            <text:p>34.1168314645</text:p>
          </table:table-cell>
          <table:table-cell office:value-type="float" office:value="-118.0990543323">
            <text:p>-118.0990543323</text:p>
          </table:table-cell>
        </table:table-row>
        <table:table-row table:style-name="ro2">
          <table:table-cell office:value-type="float" office:value="34.0992403761">
            <text:p>34.0992403761</text:p>
          </table:table-cell>
          <table:table-cell office:value-type="float" office:value="-118.1209086817">
            <text:p>-118.1209086817</text:p>
          </table:table-cell>
        </table:table-row>
        <table:table-row table:style-name="ro2">
          <table:table-cell office:value-type="float" office:value="34.0628144336">
            <text:p>34.062814433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0704346698">
            <text:p>34.0704346698</text:p>
          </table:table-cell>
          <table:table-cell office:value-type="float" office:value="-118.0936589057">
            <text:p>-118.0936589057</text:p>
          </table:table-cell>
        </table:table-row>
        <table:table-row table:style-name="ro2">
          <table:table-cell office:value-type="float" office:value="34.0825312722">
            <text:p>34.0825312722</text:p>
          </table:table-cell>
          <table:table-cell office:value-type="float" office:value="-118.0985056524">
            <text:p>-118.0985056524</text:p>
          </table:table-cell>
        </table:table-row>
        <table:table-row table:style-name="ro2">
          <table:table-cell office:value-type="float" office:value="34.1052355471">
            <text:p>34.1052355471</text:p>
          </table:table-cell>
          <table:table-cell office:value-type="float" office:value="-118.1328862659">
            <text:p>-118.1328862659</text:p>
          </table:table-cell>
        </table:table-row>
        <table:table-row table:style-name="ro2">
          <table:table-cell office:value-type="float" office:value="34.0997288583">
            <text:p>34.0997288583</text:p>
          </table:table-cell>
          <table:table-cell office:value-type="float" office:value="-118.0756424659">
            <text:p>-118.0756424659</text:p>
          </table:table-cell>
        </table:table-row>
        <table:table-row table:style-name="ro2">
          <table:table-cell office:value-type="float" office:value="34.0628232896">
            <text:p>34.0628232896</text:p>
          </table:table-cell>
          <table:table-cell office:value-type="float" office:value="-118.0978655238">
            <text:p>-118.0978655238</text:p>
          </table:table-cell>
        </table:table-row>
        <table:table-row table:style-name="ro2">
          <table:table-cell office:value-type="float" office:value="34.1156234479">
            <text:p>34.1156234479</text:p>
          </table:table-cell>
          <table:table-cell office:value-type="float" office:value="-118.0910068555">
            <text:p>-118.0910068555</text:p>
          </table:table-cell>
        </table:table-row>
        <table:table-row table:style-name="ro2">
          <table:table-cell office:value-type="float" office:value="34.0810564967">
            <text:p>34.0810564967</text:p>
          </table:table-cell>
          <table:table-cell office:value-type="float" office:value="-118.0899094437">
            <text:p>-118.0899094437</text:p>
          </table:table-cell>
        </table:table-row>
        <table:table-row table:style-name="ro2">
          <table:table-cell office:value-type="float" office:value="34.1192036826">
            <text:p>34.1192036826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1149090723">
            <text:p>34.1149090723</text:p>
          </table:table-cell>
          <table:table-cell office:value-type="float" office:value="-118.1258461061">
            <text:p>-118.1258461061</text:p>
          </table:table-cell>
        </table:table-row>
        <table:table-row table:style-name="ro2">
          <table:table-cell office:value-type="float" office:value="34.100195195">
            <text:p>34.100195195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34.0799123783">
            <text:p>34.0799123783</text:p>
          </table:table-cell>
          <table:table-cell office:value-type="float" office:value="-118.0900008949">
            <text:p>-118.0900008949</text:p>
          </table:table-cell>
        </table:table-row>
        <table:table-row table:style-name="ro2">
          <table:table-cell office:value-type="float" office:value="34.100195195">
            <text:p>34.100195195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34.0801546715">
            <text:p>34.0801546715</text:p>
          </table:table-cell>
          <table:table-cell office:value-type="float" office:value="-118.1245660465">
            <text:p>-118.1245660465</text:p>
          </table:table-cell>
        </table:table-row>
        <table:table-row table:style-name="ro2">
          <table:table-cell office:value-type="float" office:value="34.0774402963">
            <text:p>34.0774402963</text:p>
          </table:table-cell>
          <table:table-cell office:value-type="float" office:value="-118.0686000052">
            <text:p>-118.0686000052</text:p>
          </table:table-cell>
        </table:table-row>
        <table:table-row table:style-name="ro2">
          <table:table-cell office:value-type="float" office:value="34.0678395783">
            <text:p>34.0678395783</text:p>
          </table:table-cell>
          <table:table-cell office:value-type="float" office:value="-118.094756294">
            <text:p>-118.094756294</text:p>
          </table:table-cell>
        </table:table-row>
        <table:table-row table:style-name="ro2">
          <table:table-cell office:value-type="float" office:value="34.0886891777">
            <text:p>34.0886891777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34.0846518842">
            <text:p>34.0846518842</text:p>
          </table:table-cell>
          <table:table-cell office:value-type="float" office:value="-118.1048153672">
            <text:p>-118.1048153672</text:p>
          </table:table-cell>
        </table:table-row>
        <table:table-row table:style-name="ro2">
          <table:table-cell office:value-type="float" office:value="34.1089692889">
            <text:p>34.1089692889</text:p>
          </table:table-cell>
          <table:table-cell office:value-type="float" office:value="-118.0739047421">
            <text:p>-118.0739047421</text:p>
          </table:table-cell>
        </table:table-row>
        <table:table-row table:style-name="ro2">
          <table:table-cell office:value-type="float" office:value="34.0932119695">
            <text:p>34.0932119695</text:p>
          </table:table-cell>
          <table:table-cell office:value-type="float" office:value="-118.1210001168">
            <text:p>-118.1210001168</text:p>
          </table:table-cell>
        </table:table-row>
        <table:table-row table:style-name="ro2">
          <table:table-cell office:value-type="float" office:value="34.1041296028">
            <text:p>34.1041296028</text:p>
          </table:table-cell>
          <table:table-cell office:value-type="float" office:value="-118.087623147">
            <text:p>-118.087623147</text:p>
          </table:table-cell>
        </table:table-row>
        <table:table-row table:style-name="ro2">
          <table:table-cell office:value-type="float" office:value="34.0972303673">
            <text:p>34.0972303673</text:p>
          </table:table-cell>
          <table:table-cell office:value-type="float" office:value="-118.0740876612">
            <text:p>-118.0740876612</text:p>
          </table:table-cell>
        </table:table-row>
        <table:table-row table:style-name="ro2">
          <table:table-cell office:value-type="float" office:value="34.1055033947">
            <text:p>34.1055033947</text:p>
          </table:table-cell>
          <table:table-cell office:value-type="float" office:value="-118.1353548261">
            <text:p>-118.1353548261</text:p>
          </table:table-cell>
        </table:table-row>
        <table:table-row table:style-name="ro2">
          <table:table-cell office:value-type="float" office:value="34.0778802697">
            <text:p>34.0778802697</text:p>
          </table:table-cell>
          <table:table-cell office:value-type="float" office:value="-118.125663241">
            <text:p>-118.125663241</text:p>
          </table:table-cell>
        </table:table-row>
        <table:table-row table:style-name="ro2">
          <table:table-cell office:value-type="float" office:value="34.1106238174">
            <text:p>34.1106238174</text:p>
          </table:table-cell>
          <table:table-cell office:value-type="float" office:value="-118.085976995">
            <text:p>-118.085976995</text:p>
          </table:table-cell>
        </table:table-row>
        <table:table-row table:style-name="ro2">
          <table:table-cell office:value-type="float" office:value="34.0912209154">
            <text:p>34.0912209154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34.0936999935">
            <text:p>34.0936999935</text:p>
          </table:table-cell>
          <table:table-cell office:value-type="float" office:value="-118.0896350896">
            <text:p>-118.0896350896</text:p>
          </table:table-cell>
        </table:table-row>
        <table:table-row table:style-name="ro2">
          <table:table-cell office:value-type="float" office:value="34.0676541384">
            <text:p>34.0676541384</text:p>
          </table:table-cell>
          <table:table-cell office:value-type="float" office:value="-118.0809469904">
            <text:p>-118.0809469904</text:p>
          </table:table-cell>
        </table:table-row>
        <table:table-row table:style-name="ro2">
          <table:table-cell office:value-type="float" office:value="34.097950957">
            <text:p>34.097950957</text:p>
          </table:table-cell>
          <table:table-cell office:value-type="float" office:value="-118.1170683662">
            <text:p>-118.1170683662</text:p>
          </table:table-cell>
        </table:table-row>
        <table:table-row table:style-name="ro2">
          <table:table-cell office:value-type="float" office:value="34.0947372275">
            <text:p>34.0947372275</text:p>
          </table:table-cell>
          <table:table-cell office:value-type="float" office:value="-118.1022549306">
            <text:p>-118.1022549306</text:p>
          </table:table-cell>
        </table:table-row>
        <table:table-row table:style-name="ro2">
          <table:table-cell office:value-type="float" office:value="34.0891454588">
            <text:p>34.0891454588</text:p>
          </table:table-cell>
          <table:table-cell office:value-type="float" office:value="-118.1348062602">
            <text:p>-118.1348062602</text:p>
          </table:table-cell>
        </table:table-row>
        <table:table-row table:style-name="ro2">
          <table:table-cell office:value-type="float" office:value="34.1126087791">
            <text:p>34.1126087791</text:p>
          </table:table-cell>
          <table:table-cell office:value-type="float" office:value="-118.1251146446">
            <text:p>-118.1251146446</text:p>
          </table:table-cell>
        </table:table-row>
        <table:table-row table:style-name="ro2">
          <table:table-cell office:value-type="float" office:value="34.1082929546">
            <text:p>34.1082929546</text:p>
          </table:table-cell>
          <table:table-cell office:value-type="float" office:value="-118.1070099972">
            <text:p>-118.1070099972</text:p>
          </table:table-cell>
        </table:table-row>
        <table:table-row table:style-name="ro2">
          <table:table-cell office:value-type="float" office:value="34.081768867">
            <text:p>34.081768867</text:p>
          </table:table-cell>
          <table:table-cell office:value-type="float" office:value="-118.135811963">
            <text:p>-118.135811963</text:p>
          </table:table-cell>
        </table:table-row>
        <table:table-row table:style-name="ro2">
          <table:table-cell office:value-type="float" office:value="34.0803559867">
            <text:p>34.0803559867</text:p>
          </table:table-cell>
          <table:table-cell office:value-type="float" office:value="-118.0759168418">
            <text:p>-118.0759168418</text:p>
          </table:table-cell>
        </table:table-row>
        <table:table-row table:style-name="ro2">
          <table:table-cell office:value-type="float" office:value="34.0826296914">
            <text:p>34.0826296914</text:p>
          </table:table-cell>
          <table:table-cell office:value-type="float" office:value="-118.1371833666">
            <text:p>-118.1371833666</text:p>
          </table:table-cell>
        </table:table-row>
        <table:table-row table:style-name="ro2">
          <table:table-cell office:value-type="float" office:value="34.0710116635">
            <text:p>34.0710116635</text:p>
          </table:table-cell>
          <table:table-cell office:value-type="float" office:value="-118.0699719353">
            <text:p>-118.0699719353</text:p>
          </table:table-cell>
        </table:table-row>
        <table:table-row table:style-name="ro2"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34.0877395611">
            <text:p>34.0877395611</text:p>
          </table:table-cell>
          <table:table-cell office:value-type="float" office:value="-118.1191714066">
            <text:p>-118.1191714066</text:p>
          </table:table-cell>
        </table:table-row>
        <table:table-row table:style-name="ro2">
          <table:table-cell office:value-type="float" office:value="34.0686739052">
            <text:p>34.0686739052</text:p>
          </table:table-cell>
          <table:table-cell office:value-type="float" office:value="-118.1033522651">
            <text:p>-118.1033522651</text:p>
          </table:table-cell>
        </table:table-row>
        <table:table-row table:style-name="ro2">
          <table:table-cell office:value-type="float" office:value="34.0984491057">
            <text:p>34.0984491057</text:p>
          </table:table-cell>
          <table:table-cell office:value-type="float" office:value="-118.0853368206">
            <text:p>-118.0853368206</text:p>
          </table:table-cell>
        </table:table-row>
        <table:table-row table:style-name="ro2">
          <table:table-cell office:value-type="float" office:value="34.0649952461">
            <text:p>34.0649952461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34.0834502506">
            <text:p>34.0834502506</text:p>
          </table:table-cell>
          <table:table-cell office:value-type="float" office:value="-118.0999687949">
            <text:p>-118.0999687949</text:p>
          </table:table-cell>
        </table:table-row>
        <table:table-row table:style-name="ro2">
          <table:table-cell office:value-type="float" office:value="34.0979677438">
            <text:p>34.0979677438</text:p>
          </table:table-cell>
          <table:table-cell office:value-type="float" office:value="-118.1040838177">
            <text:p>-118.1040838177</text:p>
          </table:table-cell>
        </table:table-row>
        <table:table-row table:style-name="ro2">
          <table:table-cell office:value-type="float" office:value="34.0912001812">
            <text:p>34.0912001812</text:p>
          </table:table-cell>
          <table:table-cell office:value-type="float" office:value="-118.1165197428">
            <text:p>-118.1165197428</text:p>
          </table:table-cell>
        </table:table-row>
        <table:table-row table:style-name="ro2">
          <table:table-cell office:value-type="float" office:value="34.1004656677">
            <text:p>34.1004656677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1192036826">
            <text:p>34.1192036826</text:p>
          </table:table-cell>
          <table:table-cell office:value-type="float" office:value="-118.0959451237">
            <text:p>-118.0959451237</text:p>
          </table:table-cell>
        </table:table-row>
        <table:table-row table:style-name="ro2">
          <table:table-cell office:value-type="float" office:value="34.0930583055">
            <text:p>34.0930583055</text:p>
          </table:table-cell>
          <table:table-cell office:value-type="float" office:value="-118.1187142261">
            <text:p>-118.1187142261</text:p>
          </table:table-cell>
        </table:table-row>
        <table:table-row table:style-name="ro2">
          <table:table-cell office:value-type="float" office:value="34.0835426575">
            <text:p>34.0835426575</text:p>
          </table:table-cell>
          <table:table-cell office:value-type="float" office:value="-118.1050896974">
            <text:p>-118.1050896974</text:p>
          </table:table-cell>
        </table:table-row>
        <table:table-row table:style-name="ro2">
          <table:table-cell office:value-type="float" office:value="34.0628144336">
            <text:p>34.0628144336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065577857">
            <text:p>34.065577857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794648106">
            <text:p>34.0794648106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34.0824621508">
            <text:p>34.0824621508</text:p>
          </table:table-cell>
          <table:table-cell office:value-type="float" office:value="-118.1078329764">
            <text:p>-118.1078329764</text:p>
          </table:table-cell>
        </table:table-row>
        <table:table-row table:style-name="ro2">
          <table:table-cell office:value-type="float" office:value="34.1087151165">
            <text:p>34.1087151165</text:p>
          </table:table-cell>
          <table:table-cell office:value-type="float" office:value="-118.0820444582">
            <text:p>-118.0820444582</text:p>
          </table:table-cell>
        </table:table-row>
        <table:table-row table:style-name="ro2">
          <table:table-cell office:value-type="float" office:value="34.0783197974">
            <text:p>34.0783197974</text:p>
          </table:table-cell>
          <table:table-cell office:value-type="float" office:value="-118.1125878915">
            <text:p>-118.1125878915</text:p>
          </table:table-cell>
        </table:table-row>
        <table:table-row table:style-name="ro2">
          <table:table-cell office:value-type="float" office:value="34.1072288404">
            <text:p>34.1072288404</text:p>
          </table:table-cell>
          <table:table-cell office:value-type="float" office:value="-118.1345319766">
            <text:p>-118.1345319766</text:p>
          </table:table-cell>
        </table:table-row>
        <table:table-row table:style-name="ro2">
          <table:table-cell office:value-type="float" office:value="34.0957905461">
            <text:p>34.0957905461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34.0753976302">
            <text:p>34.0753976302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877160802">
            <text:p>34.0877160802</text:p>
          </table:table-cell>
          <table:table-cell office:value-type="float" office:value="-118.1137766001">
            <text:p>-118.1137766001</text:p>
          </table:table-cell>
        </table:table-row>
        <table:table-row table:style-name="ro2">
          <table:table-cell office:value-type="float" office:value="34.0789886728">
            <text:p>34.0789886728</text:p>
          </table:table-cell>
          <table:table-cell office:value-type="float" office:value="-118.1357205357">
            <text:p>-118.1357205357</text:p>
          </table:table-cell>
        </table:table-row>
        <table:table-row table:style-name="ro2"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043762915">
            <text:p>34.1043762915</text:p>
          </table:table-cell>
          <table:table-cell office:value-type="float" office:value="-118.132154834">
            <text:p>-118.132154834</text:p>
          </table:table-cell>
        </table:table-row>
        <table:table-row table:style-name="ro2">
          <table:table-cell office:value-type="float" office:value="34.0836484537">
            <text:p>34.0836484537</text:p>
          </table:table-cell>
          <table:table-cell office:value-type="float" office:value="-118.1062784569">
            <text:p>-118.1062784569</text:p>
          </table:table-cell>
        </table:table-row>
        <table:table-row table:style-name="ro2">
          <table:table-cell office:value-type="float" office:value="34.0993094325">
            <text:p>34.0993094325</text:p>
          </table:table-cell>
          <table:table-cell office:value-type="float" office:value="-118.1322462631">
            <text:p>-118.1322462631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1131077256">
            <text:p>34.1131077256</text:p>
          </table:table-cell>
          <table:table-cell office:value-type="float" office:value="-118.1347148323">
            <text:p>-118.1347148323</text:p>
          </table:table-cell>
        </table:table-row>
        <table:table-row table:style-name="ro2">
          <table:table-cell office:value-type="float" office:value="34.1152411533">
            <text:p>34.1152411533</text:p>
          </table:table-cell>
          <table:table-cell office:value-type="float" office:value="-118.0841479191">
            <text:p>-118.0841479191</text:p>
          </table:table-cell>
        </table:table-row>
        <table:table-row table:style-name="ro2">
          <table:table-cell office:value-type="float" office:value="34.1092108798">
            <text:p>34.1092108798</text:p>
          </table:table-cell>
          <table:table-cell office:value-type="float" office:value="-118.0835991926">
            <text:p>-118.0835991926</text:p>
          </table:table-cell>
        </table:table-row>
        <table:table-row table:style-name="ro2">
          <table:table-cell office:value-type="float" office:value="34.0774920804">
            <text:p>34.0774920804</text:p>
          </table:table-cell>
          <table:table-cell office:value-type="float" office:value="-118.0878060518">
            <text:p>-118.0878060518</text:p>
          </table:table-cell>
        </table:table-row>
        <table:table-row table:style-name="ro2">
          <table:table-cell office:value-type="float" office:value="34.0835881736">
            <text:p>34.0835881736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780499002">
            <text:p>34.0780499002</text:p>
          </table:table-cell>
          <table:table-cell office:value-type="float" office:value="-118.0823188241">
            <text:p>-118.0823188241</text:p>
          </table:table-cell>
        </table:table-row>
        <table:table-row table:style-name="ro2">
          <table:table-cell office:value-type="float" office:value="34.0985194532">
            <text:p>34.0985194532</text:p>
          </table:table-cell>
          <table:table-cell office:value-type="float" office:value="-118.1318805462">
            <text:p>-118.1318805462</text:p>
          </table:table-cell>
        </table:table-row>
        <table:table-row table:style-name="ro2">
          <table:table-cell office:value-type="float" office:value="34.1124430781">
            <text:p>34.1124430781</text:p>
          </table:table-cell>
          <table:table-cell office:value-type="float" office:value="-118.0909154048">
            <text:p>-118.0909154048</text:p>
          </table:table-cell>
        </table:table-row>
        <table:table-row table:style-name="ro2">
          <table:table-cell office:value-type="float" office:value="34.0742370242">
            <text:p>34.0742370242</text:p>
          </table:table-cell>
          <table:table-cell office:value-type="float" office:value="-118.0993286716">
            <text:p>-118.0993286716</text:p>
          </table:table-cell>
        </table:table-row>
        <table:table-row table:style-name="ro2">
          <table:table-cell office:value-type="float" office:value="34.0977927257">
            <text:p>34.0977927257</text:p>
          </table:table-cell>
          <table:table-cell office:value-type="float" office:value="-118.0747278766">
            <text:p>-118.0747278766</text:p>
          </table:table-cell>
        </table:table-row>
        <table:table-row table:style-name="ro2">
          <table:table-cell office:value-type="float" office:value="34.0710116635">
            <text:p>34.0710116635</text:p>
          </table:table-cell>
          <table:table-cell office:value-type="float" office:value="-118.0699719353">
            <text:p>-118.0699719353</text:p>
          </table:table-cell>
        </table:table-row>
        <table:table-row table:style-name="ro2">
          <table:table-cell office:value-type="float" office:value="34.0835881736">
            <text:p>34.0835881736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0931846504">
            <text:p>34.0931846504</text:p>
          </table:table-cell>
          <table:table-cell office:value-type="float" office:value="-118.0894521867">
            <text:p>-118.0894521867</text:p>
          </table:table-cell>
        </table:table-row>
        <table:table-row table:style-name="ro2">
          <table:table-cell office:value-type="float" office:value="34.0762670447">
            <text:p>34.0762670447</text:p>
          </table:table-cell>
          <table:table-cell office:value-type="float" office:value="-118.1011575892">
            <text:p>-118.1011575892</text:p>
          </table:table-cell>
        </table:table-row>
        <table:table-row table:style-name="ro2">
          <table:table-cell office:value-type="float" office:value="34.0728930558">
            <text:p>34.0728930558</text:p>
          </table:table-cell>
          <table:table-cell office:value-type="float" office:value="-118.0973168402">
            <text:p>-118.0973168402</text:p>
          </table:table-cell>
        </table:table-row>
        <table:table-row table:style-name="ro2">
          <table:table-cell office:value-type="float" office:value="34.0723549589">
            <text:p>34.0723549589</text:p>
          </table:table-cell>
          <table:table-cell office:value-type="float" office:value="-118.0972253927">
            <text:p>-118.0972253927</text:p>
          </table:table-cell>
        </table:table-row>
        <table:table-row table:style-name="ro2">
          <table:table-cell office:value-type="float" office:value="34.0980445972">
            <text:p>34.0980445972</text:p>
          </table:table-cell>
          <table:table-cell office:value-type="float" office:value="-118.079209319">
            <text:p>-118.079209319</text:p>
          </table:table-cell>
        </table:table-row>
        <table:table-row table:style-name="ro2">
          <table:table-cell office:value-type="float" office:value="34.0955953973">
            <text:p>34.0955953973</text:p>
          </table:table-cell>
          <table:table-cell office:value-type="float" office:value="-118.1339834081">
            <text:p>-118.1339834081</text:p>
          </table:table-cell>
        </table:table-row>
        <table:table-row table:style-name="ro2">
          <table:table-cell office:value-type="float" office:value="34.0833340836">
            <text:p>34.0833340836</text:p>
          </table:table-cell>
          <table:table-cell office:value-type="float" office:value="-118.1039923738">
            <text:p>-118.1039923738</text:p>
          </table:table-cell>
        </table:table-row>
        <table:table-row table:style-name="ro2">
          <table:table-cell office:value-type="float" office:value="34.1215603817">
            <text:p>34.1215603817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34.0683777137">
            <text:p>34.0683777137</text:p>
          </table:table-cell>
          <table:table-cell office:value-type="float" office:value="-118.0948477428">
            <text:p>-118.0948477428</text:p>
          </table:table-cell>
        </table:table-row>
        <table:table-row table:style-name="ro2"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34.0695904232">
            <text:p>34.0695904232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972678435">
            <text:p>34.0972678435</text:p>
          </table:table-cell>
          <table:table-cell office:value-type="float" office:value="-118.1295033674">
            <text:p>-118.1295033674</text:p>
          </table:table-cell>
        </table:table-row>
        <table:table-row table:style-name="ro2">
          <table:table-cell office:value-type="float" office:value="34.0999901337">
            <text:p>34.0999901337</text:p>
          </table:table-cell>
          <table:table-cell office:value-type="float" office:value="-118.0749107948">
            <text:p>-118.0749107948</text:p>
          </table:table-cell>
        </table:table-row>
        <table:table-row table:style-name="ro2">
          <table:table-cell office:value-type="float" office:value="34.0691529679">
            <text:p>34.0691529679</text:p>
          </table:table-cell>
          <table:table-cell office:value-type="float" office:value="-118.0684170804">
            <text:p>-118.0684170804</text:p>
          </table:table-cell>
        </table:table-row>
        <table:table-row table:style-name="ro2">
          <table:table-cell office:value-type="float" office:value="34.0975281704">
            <text:p>34.0975281704</text:p>
          </table:table-cell>
          <table:table-cell office:value-type="float" office:value="-118.1226459395">
            <text:p>-118.1226459395</text:p>
          </table:table-cell>
        </table:table-row>
        <table:table-row table:style-name="ro2">
          <table:table-cell office:value-type="float" office:value="34.0667812703">
            <text:p>34.0667812703</text:p>
          </table:table-cell>
          <table:table-cell office:value-type="float" office:value="-118.1016148156">
            <text:p>-118.1016148156</text:p>
          </table:table-cell>
        </table:table-row>
        <table:table-row table:style-name="ro2">
          <table:table-cell office:value-type="float" office:value="34.0775386331">
            <text:p>34.0775386331</text:p>
          </table:table-cell>
          <table:table-cell office:value-type="float" office:value="-118.1263947002">
            <text:p>-118.1263947002</text:p>
          </table:table-cell>
        </table:table-row>
        <table:table-row table:style-name="ro2">
          <table:table-cell office:value-type="float" office:value="34.0751392424">
            <text:p>34.0751392424</text:p>
          </table:table-cell>
          <table:table-cell office:value-type="float" office:value="-118.0985970992">
            <text:p>-118.0985970992</text:p>
          </table:table-cell>
        </table:table-row>
        <table:table-row table:style-name="ro2">
          <table:table-cell office:value-type="float" office:value="34.089775362">
            <text:p>34.089775362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0838720784">
            <text:p>34.0838720784</text:p>
          </table:table-cell>
          <table:table-cell office:value-type="float" office:value="-118.076922883">
            <text:p>-118.076922883</text:p>
          </table:table-cell>
        </table:table-row>
        <table:table-row table:style-name="ro2">
          <table:table-cell office:value-type="float" office:value="34.0918200353">
            <text:p>34.0918200353</text:p>
          </table:table-cell>
          <table:table-cell office:value-type="float" office:value="-118.1227373737">
            <text:p>-118.1227373737</text:p>
          </table:table-cell>
        </table:table-row>
        <table:table-row table:style-name="ro2">
          <table:table-cell office:value-type="float" office:value="34.1093277977">
            <text:p>34.1093277977</text:p>
          </table:table-cell>
          <table:table-cell office:value-type="float" office:value="-118.1147824241">
            <text:p>-118.1147824241</text:p>
          </table:table-cell>
        </table:table-row>
        <table:table-row table:style-name="ro2">
          <table:table-cell office:value-type="float" office:value="34.0808464559">
            <text:p>34.0808464559</text:p>
          </table:table-cell>
          <table:table-cell office:value-type="float" office:value="-118.1020720409">
            <text:p>-118.1020720409</text:p>
          </table:table-cell>
        </table:table-row>
        <table:table-row table:style-name="ro2">
          <table:table-cell office:value-type="float" office:value="34.1166761688">
            <text:p>34.1166761688</text:p>
          </table:table-cell>
          <table:table-cell office:value-type="float" office:value="-118.0961280198">
            <text:p>-118.0961280198</text:p>
          </table:table-cell>
        </table:table-row>
        <table:table-row table:style-name="ro2">
          <table:table-cell office:value-type="float" office:value="34.0740576857">
            <text:p>34.0740576857</text:p>
          </table:table-cell>
          <table:table-cell office:value-type="float" office:value="-118.1200857641">
            <text:p>-118.1200857641</text:p>
          </table:table-cell>
        </table:table-row>
        <table:table-row table:style-name="ro2">
          <table:table-cell office:value-type="float" office:value="34.0982848811">
            <text:p>34.0982848811</text:p>
          </table:table-cell>
          <table:table-cell office:value-type="float" office:value="-118.1234688451">
            <text:p>-118.1234688451</text:p>
          </table:table-cell>
        </table:table-row>
        <table:table-row table:style-name="ro2">
          <table:table-cell office:value-type="float" office:value="34.1177412048">
            <text:p>34.1177412048</text:p>
          </table:table-cell>
          <table:table-cell office:value-type="float" office:value="-118.0966767071">
            <text:p>-118.0966767071</text:p>
          </table:table-cell>
        </table:table-row>
        <table:table-row table:style-name="ro2">
          <table:table-cell office:value-type="float" office:value="34.1099883089">
            <text:p>34.1099883089</text:p>
          </table:table-cell>
          <table:table-cell office:value-type="float" office:value="-118.1134108444">
            <text:p>-118.1134108444</text:p>
          </table:table-cell>
        </table:table-row>
        <table:table-row table:style-name="ro2">
          <table:table-cell office:value-type="float" office:value="34.0895302062">
            <text:p>34.0895302062</text:p>
          </table:table-cell>
          <table:table-cell office:value-type="float" office:value="-118.0877145995">
            <text:p>-118.0877145995</text:p>
          </table:table-cell>
        </table:table-row>
        <table:table-row table:style-name="ro2">
          <table:table-cell office:value-type="float" office:value="34.1192658777">
            <text:p>34.1192658777</text:p>
          </table:table-cell>
          <table:table-cell office:value-type="float" office:value="-118.0931102089">
            <text:p>-118.0931102089</text:p>
          </table:table-cell>
        </table:table-row>
        <table:table-row table:style-name="ro2">
          <table:table-cell office:value-type="float" office:value="34.1046959137">
            <text:p>34.1046959137</text:p>
          </table:table-cell>
          <table:table-cell office:value-type="float" office:value="-118.120542941">
            <text:p>-118.120542941</text:p>
          </table:table-cell>
        </table:table-row>
        <table:table-row table:style-name="ro2">
          <table:table-cell office:value-type="float" office:value="34.0741730233">
            <text:p>34.0741730233</text:p>
          </table:table-cell>
          <table:table-cell office:value-type="float" office:value="-118.0707950882">
            <text:p>-118.0707950882</text:p>
          </table:table-cell>
        </table:table-row>
        <table:table-row table:style-name="ro2">
          <table:table-cell office:value-type="float" office:value="34.085070251">
            <text:p>34.085070251</text:p>
          </table:table-cell>
          <table:table-cell office:value-type="float" office:value="-118.112496452">
            <text:p>-118.112496452</text:p>
          </table:table-cell>
        </table:table-row>
        <table:table-row table:style-name="ro2">
          <table:table-cell office:value-type="float" office:value="34.0866582519">
            <text:p>34.0866582519</text:p>
          </table:table-cell>
          <table:table-cell office:value-type="float" office:value="-118.0789349482">
            <text:p>-118.0789349482</text:p>
          </table:table-cell>
        </table:table-row>
        <table:table-row table:style-name="ro2">
          <table:table-cell office:value-type="float" office:value="34.1087693815">
            <text:p>34.1087693815</text:p>
          </table:table-cell>
          <table:table-cell office:value-type="float" office:value="-118.0808555344">
            <text:p>-118.0808555344</text:p>
          </table:table-cell>
        </table:table-row>
        <table:table-row table:style-name="ro2">
          <table:table-cell office:value-type="float" office:value="34.1060667944">
            <text:p>34.1060667944</text:p>
          </table:table-cell>
          <table:table-cell office:value-type="float" office:value="-118.0988714392">
            <text:p>-118.0988714392</text:p>
          </table:table-cell>
        </table:table-row>
        <table:table-row table:style-name="ro2">
          <table:table-cell office:value-type="float" office:value="34.1043485969">
            <text:p>34.1043485969</text:p>
          </table:table-cell>
          <table:table-cell office:value-type="float" office:value="-118.1028950433">
            <text:p>-118.1028950433</text:p>
          </table:table-cell>
        </table:table-row>
        <table:table-row table:style-name="ro2">
          <table:table-cell office:value-type="float" office:value="34.0879015306">
            <text:p>34.0879015306</text:p>
          </table:table-cell>
          <table:table-cell office:value-type="float" office:value="-118.1362690987">
            <text:p>-118.1362690987</text:p>
          </table:table-cell>
        </table:table-row>
        <table:table-row table:style-name="ro2">
          <table:table-cell office:value-type="float" office:value="34.101390278">
            <text:p>34.101390278</text:p>
          </table:table-cell>
          <table:table-cell office:value-type="float" office:value="-118.1261204034">
            <text:p>-118.1261204034</text:p>
          </table:table-cell>
        </table:table-row>
        <table:table-row table:style-name="ro2"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09388992">
            <text:p>34.09388992</text:p>
          </table:table-cell>
          <table:table-cell office:value-type="float" office:value="-118.1334348379">
            <text:p>-118.1334348379</text:p>
          </table:table-cell>
        </table:table-row>
        <table:table-row table:style-name="ro2">
          <table:table-cell office:value-type="float" office:value="34.0981600757">
            <text:p>34.0981600757</text:p>
          </table:table-cell>
          <table:table-cell office:value-type="float" office:value="-118.0751851719">
            <text:p>-118.0751851719</text:p>
          </table:table-cell>
        </table:table-row>
        <table:table-row table:style-name="ro2">
          <table:table-cell office:value-type="float" office:value="34.0990391388">
            <text:p>34.0990391388</text:p>
          </table:table-cell>
          <table:table-cell office:value-type="float" office:value="-118.1023463754">
            <text:p>-118.1023463754</text:p>
          </table:table-cell>
        </table:table-row>
        <table:table-row table:style-name="ro2">
          <table:table-cell office:value-type="float" office:value="34.0748873528">
            <text:p>34.0748873528</text:p>
          </table:table-cell>
          <table:table-cell office:value-type="float" office:value="-118.0766485087">
            <text:p>-118.0766485087</text:p>
          </table:table-cell>
        </table:table-row>
        <table:table-row table:style-name="ro2">
          <table:table-cell office:value-type="float" office:value="34.1133410287">
            <text:p>34.1133410287</text:p>
          </table:table-cell>
          <table:table-cell office:value-type="float" office:value="-118.1034437094">
            <text:p>-118.1034437094</text:p>
          </table:table-cell>
        </table:table-row>
        <table:table-row table:style-name="ro2">
          <table:table-cell office:value-type="float" office:value="34.0961665968">
            <text:p>34.0961665968</text:p>
          </table:table-cell>
          <table:table-cell office:value-type="float" office:value="-118.1336176948">
            <text:p>-118.1336176948</text:p>
          </table:table-cell>
        </table:table-row>
        <table:table-row table:style-name="ro2">
          <table:table-cell office:value-type="float" office:value="34.0761796462">
            <text:p>34.0761796462</text:p>
          </table:table-cell>
          <table:table-cell office:value-type="float" office:value="-118.0762826757">
            <text:p>-118.0762826757</text:p>
          </table:table-cell>
        </table:table-row>
        <table:table-row table:style-name="ro2">
          <table:table-cell office:value-type="float" office:value="34.1213790074">
            <text:p>34.1213790074</text:p>
          </table:table-cell>
          <table:table-cell office:value-type="float" office:value="-118.0968596025">
            <text:p>-118.0968596025</text:p>
          </table:table-cell>
        </table:table-row>
        <table:table-row table:style-name="ro2">
          <table:table-cell office:value-type="float" office:value="34.0911576423">
            <text:p>34.0911576423</text:p>
          </table:table-cell>
          <table:table-cell office:value-type="float" office:value="-118.1179827347">
            <text:p>-118.1179827347</text:p>
          </table:table-cell>
        </table:table-row>
        <table:table-row table:style-name="ro2">
          <table:table-cell office:value-type="float" office:value="34.0769789799">
            <text:p>34.0769789799</text:p>
          </table:table-cell>
          <table:table-cell office:value-type="float" office:value="-118.0798495157">
            <text:p>-118.0798495157</text:p>
          </table:table-cell>
        </table:table-row>
        <table:table-row table:style-name="ro2">
          <table:table-cell office:value-type="float" office:value="34.1064962888">
            <text:p>34.1064962888</text:p>
          </table:table-cell>
          <table:table-cell office:value-type="float" office:value="-118.0777460034">
            <text:p>-118.0777460034</text:p>
          </table:table-cell>
        </table:table-row>
        <table:table-row table:style-name="ro2">
          <table:table-cell office:value-type="float" office:value="34.120376603">
            <text:p>34.120376603</text:p>
          </table:table-cell>
          <table:table-cell office:value-type="float" office:value="-118.109296041">
            <text:p>-118.109296041</text:p>
          </table:table-cell>
        </table:table-row>
        <table:table-row table:style-name="ro2">
          <table:table-cell office:value-type="float" office:value="34.0943563048">
            <text:p>34.0943563048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0985031164">
            <text:p>34.0985031164</text:p>
          </table:table-cell>
          <table:table-cell office:value-type="float" office:value="-118.135171971">
            <text:p>-118.135171971</text:p>
          </table:table-cell>
        </table:table-row>
        <table:table-row table:style-name="ro2">
          <table:table-cell office:value-type="float" office:value="34.1005954448">
            <text:p>34.1005954448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067995865">
            <text:p>34.067995865</text:p>
          </table:table-cell>
          <table:table-cell office:value-type="float" office:value="-118.0976826294">
            <text:p>-118.0976826294</text:p>
          </table:table-cell>
        </table:table-row>
        <table:table-row table:style-name="ro2">
          <table:table-cell office:value-type="float" office:value="34.1218993721">
            <text:p>34.1218993721</text:p>
          </table:table-cell>
          <table:table-cell office:value-type="float" office:value="-118.0892692836">
            <text:p>-118.0892692836</text:p>
          </table:table-cell>
        </table:table-row>
        <table:table-row table:style-name="ro2">
          <table:table-cell office:value-type="float" office:value="34.0774122198">
            <text:p>34.0774122198</text:p>
          </table:table-cell>
          <table:table-cell office:value-type="float" office:value="-118.131423399">
            <text:p>-118.131423399</text:p>
          </table:table-cell>
        </table:table-row>
        <table:table-row table:style-name="ro2">
          <table:table-cell office:value-type="float" office:value="34.1086819745">
            <text:p>34.1086819745</text:p>
          </table:table-cell>
          <table:table-cell office:value-type="float" office:value="-118.1177084247">
            <text:p>-118.1177084247</text:p>
          </table:table-cell>
        </table:table-row>
        <table:table-row table:style-name="ro2">
          <table:table-cell office:value-type="float" office:value="34.0695956259">
            <text:p>34.0695956259</text:p>
          </table:table-cell>
          <table:table-cell office:value-type="float" office:value="-118.1012490346">
            <text:p>-118.1012490346</text:p>
          </table:table-cell>
        </table:table-row>
        <table:table-row table:style-name="ro2">
          <table:table-cell office:value-type="float" office:value="34.1163652903">
            <text:p>34.1163652903</text:p>
          </table:table-cell>
          <table:table-cell office:value-type="float" office:value="-118.0902752484">
            <text:p>-118.0902752484</text:p>
          </table:table-cell>
        </table:table-row>
        <table:table-row table:style-name="ro2">
          <table:table-cell office:value-type="float" office:value="34.0790273507">
            <text:p>34.0790273507</text:p>
          </table:table-cell>
          <table:table-cell office:value-type="float" office:value="-118.1378233513">
            <text:p>-118.1378233513</text:p>
          </table:table-cell>
        </table:table-row>
        <table:table-row table:style-name="ro2">
          <table:table-cell office:value-type="float" office:value="34.0892894162">
            <text:p>34.0892894162</text:p>
          </table:table-cell>
          <table:table-cell office:value-type="float" office:value="-118.1216401608">
            <text:p>-118.1216401608</text:p>
          </table:table-cell>
        </table:table-row>
        <table:table-row table:style-name="ro2">
          <table:table-cell office:value-type="float" office:value="34.0833461809">
            <text:p>34.0833461809</text:p>
          </table:table-cell>
          <table:table-cell office:value-type="float" office:value="-118.1042667053">
            <text:p>-118.1042667053</text:p>
          </table:table-cell>
        </table:table-row>
        <table:table-row table:style-name="ro2">
          <table:table-cell office:value-type="float" office:value="34.0836242711">
            <text:p>34.0836242711</text:p>
          </table:table-cell>
          <table:table-cell office:value-type="float" office:value="-118.1057297997">
            <text:p>-118.1057297997</text:p>
          </table:table-cell>
        </table:table-row>
        <table:table-row table:style-name="ro2">
          <table:table-cell office:value-type="float" office:value="34.1134325329">
            <text:p>34.1134325329</text:p>
          </table:table-cell>
          <table:table-cell office:value-type="float" office:value="-118.1140509163">
            <text:p>-118.1140509163</text:p>
          </table:table-cell>
        </table:table-row>
        <table:table-row table:style-name="ro2">
          <table:table-cell office:value-type="float" office:value="34.0689490152">
            <text:p>34.0689490152</text:p>
          </table:table-cell>
          <table:table-cell office:value-type="float" office:value="-118.1035351536">
            <text:p>-118.1035351536</text:p>
          </table:table-cell>
        </table:table-row>
        <table:table-row table:style-name="ro2">
          <table:table-cell office:value-type="float" office:value="34.0905575015">
            <text:p>34.0905575015</text:p>
          </table:table-cell>
          <table:table-cell office:value-type="float" office:value="-118.1007003616">
            <text:p>-118.1007003616</text:p>
          </table:table-cell>
        </table:table-row>
        <table:table-row table:style-name="ro2">
          <table:table-cell office:value-type="float" office:value="34.0876740494">
            <text:p>34.0876740494</text:p>
          </table:table-cell>
          <table:table-cell office:value-type="float" office:value="-118.1103933314">
            <text:p>-118.1103933314</text:p>
          </table:table-cell>
        </table:table-row>
        <table:table-row table:style-name="ro2">
          <table:table-cell office:value-type="float" office:value="34.0786691184">
            <text:p>34.0786691184</text:p>
          </table:table-cell>
          <table:table-cell office:value-type="float" office:value="-118.125388943">
            <text:p>-118.125388943</text:p>
          </table:table-cell>
        </table:table-row>
        <table:table-row table:style-name="ro2">
          <table:table-cell office:value-type="float" office:value="34.1111292164">
            <text:p>34.1111292164</text:p>
          </table:table-cell>
          <table:table-cell office:value-type="float" office:value="-118.112039254">
            <text:p>-118.112039254</text:p>
          </table:table-cell>
        </table:table-row>
        <table:table-row table:style-name="ro2">
          <table:table-cell office:value-type="float" office:value="34.1005954448">
            <text:p>34.1005954448</text:p>
          </table:table-cell>
          <table:table-cell office:value-type="float" office:value="-118.1025292649">
            <text:p>-118.1025292649</text:p>
          </table:table-cell>
        </table:table-row>
        <table:table-row table:style-name="ro2">
          <table:table-cell office:value-type="float" office:value="34.0993136888">
            <text:p>34.0993136888</text:p>
          </table:table-cell>
          <table:table-cell office:value-type="float" office:value="-118.1286804903">
            <text:p>-118.1286804903</text:p>
          </table:table-cell>
        </table:table-row>
        <table:table-row table:style-name="ro2">
          <table:table-cell office:value-type="float" office:value="34.1062095099">
            <text:p>34.1062095099</text:p>
          </table:table-cell>
          <table:table-cell office:value-type="float" office:value="-118.1338005515">
            <text:p>-118.1338005515</text:p>
          </table:table-cell>
        </table:table-row>
        <table:table-row table:style-name="ro2">
          <table:table-cell office:value-type="float" office:value="34.0888368104">
            <text:p>34.0888368104</text:p>
          </table:table-cell>
          <table:table-cell office:value-type="float" office:value="-118.0895436382">
            <text:p>-118.0895436382</text:p>
          </table:table-cell>
        </table:table-row>
        <table:table-row table:style-name="ro2">
          <table:table-cell office:value-type="float" office:value="34.1124111327">
            <text:p>34.1124111327</text:p>
          </table:table-cell>
          <table:table-cell office:value-type="float" office:value="-118.1352633985">
            <text:p>-118.1352633985</text:p>
          </table:table-cell>
        </table:table-row>
        <table:table-row table:style-name="ro2">
          <table:table-cell office:value-type="float" office:value="34.0648233626">
            <text:p>34.0648233626</text:p>
          </table:table-cell>
          <table:table-cell office:value-type="float" office:value="-118.0923786106">
            <text:p>-118.0923786106</text:p>
          </table:table-cell>
        </table:table-row>
        <table:table-row table:style-name="ro2">
          <table:table-cell office:value-type="float" office:value="34.0706556375">
            <text:p>34.0706556375</text:p>
          </table:table-cell>
          <table:table-cell office:value-type="float" office:value="-118.0950306401">
            <text:p>-118.0950306401</text:p>
          </table:table-cell>
        </table:table-row>
        <table:table-row table:style-name="ro2">
          <table:table-cell office:value-type="float" office:value="34.0782680214">
            <text:p>34.0782680214</text:p>
          </table:table-cell>
          <table:table-cell office:value-type="float" office:value="-118.1005174702">
            <text:p>-118.1005174702</text:p>
          </table:table-cell>
        </table:table-row>
        <table:table-row table:style-name="ro2">
          <table:table-cell office:value-type="float" office:value="34.0819432335">
            <text:p>34.0819432335</text:p>
          </table:table-cell>
          <table:table-cell office:value-type="float" office:value="-118.087623147">
            <text:p>-118.0876231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9/29/2016</text:date>, <text:time>20:5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9-29T20:59:22.56</dc:date>
    <dc:creator>Collin Smith</dc:creator>
    <meta:editing-duration>PT4M46S</meta:editing-duration>
    <meta:editing-cycles>1</meta:editing-cycles>
    <meta:document-statistic meta:table-count="2" meta:cell-count="21936" meta:object-count="0"/>
  </office:meta>
</office:document-meta>
</file>